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43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1929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5.7071in"/>
    </style:style>
    <style:style style:name="co8" style:family="table-column">
      <style:table-column-properties fo:break-before="auto" style:column-width="0.4929in"/>
    </style:style>
    <style:style style:name="co9" style:family="table-column">
      <style:table-column-properties fo:break-before="auto" style:column-width="2.0902in"/>
    </style:style>
    <style:style style:name="co10" style:family="table-column">
      <style:table-column-properties fo:break-before="auto" style:column-width="1.6756in"/>
    </style:style>
    <style:style style:name="co11" style:family="table-column">
      <style:table-column-properties fo:break-before="auto" style:column-width="1.3008in"/>
    </style:style>
    <style:style style:name="co12" style:family="table-column">
      <style:table-column-properties fo:break-before="auto" style:column-width="1.5472in"/>
    </style:style>
    <style:style style:name="co13" style:family="table-column">
      <style:table-column-properties fo:break-before="auto" style:column-width="1.0752in"/>
    </style:style>
    <style:style style:name="co14" style:family="table-column">
      <style:table-column-properties fo:break-before="auto" style:column-width="1.1398in"/>
    </style:style>
    <style:style style:name="co15" style:family="table-column">
      <style:table-column-properties fo:break-before="auto" style:column-width="1.4472in"/>
    </style:style>
    <style:style style:name="co16" style:family="table-column">
      <style:table-column-properties fo:break-before="auto" style:column-width="1.6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00ccff"/>
    </style:style>
    <style:style style:name="ce1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cc00"/>
    </style:style>
    <style:style style:name="ce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cc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b2b2b2"/>
    </style:style>
    <style:style style:name="ce17" style:family="table-cell" style:parent-style-name="Default">
      <style:table-cell-properties fo:background-color="#e6e6ff"/>
      <style:text-properties fo:font-weight="normal" style:font-weight-asian="normal" style:font-weight-complex="normal"/>
    </style:style>
    <style:style style:name="ce18" style:family="table-cell" style:parent-style-name="Default" style:data-style-name="N99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24" style:family="table-cell" style:parent-style-name="Default" style:data-style-name="N11"/>
    <style:style style:name="ce2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11">
      <style:table-cell-properties fo:background-color="#ffcc00"/>
    </style:style>
    <style:style style:name="ce27" style:family="table-cell" style:parent-style-name="Default" style:data-style-name="N11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AMIE, yago2 sample, support 2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00017148" calcext:value-type="float">
            <text:p>0.00017148</text:p>
          </table:table-cell>
          <table:table-cell office:value-type="float" office:value="0.03007519" calcext:value-type="float">
            <text:p>0.03007519</text:p>
          </table:table-cell>
          <table:table-cell office:value-type="float" office:value="0.0008261" calcext:value-type="float">
            <text:p>0.00082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91739" calcext:value-type="float">
            <text:p>0.9991739</text:p>
          </table:table-cell>
          <table:table-cell office:value-type="float" office:value="0.00082542" calcext:value-type="float">
            <text:p>0.00082542</text:p>
          </table:table-cell>
          <table:table-cell office:value-type="float" office:value="8" calcext:value-type="float">
            <text:p>8</text:p>
          </table:table-cell>
          <table:table-cell office:value-type="float" office:value="9684" calcext:value-type="float">
            <text:p>9684</text:p>
          </table:table-cell>
          <table:table-cell table:number-columns-repeated="2" office:value-type="float" office:value="7.99339116067741" calcext:value-type="float">
            <text:p>7.993391160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KnownFor&gt; <text:s/>?b <text:s text:c="2"/>=&gt; ?a <text:s/>&lt;created&gt; <text:s/>?b</text:p>
          </table:table-cell>
          <table:table-cell office:value-type="float" office:value="0.00017148" calcext:value-type="float">
            <text:p>0.00017148</text:p>
          </table:table-cell>
          <table:table-cell office:value-type="float" office:value="0.0008261" calcext:value-type="float">
            <text:p>0.0008261</text:p>
          </table:table-cell>
          <table:table-cell office:value-type="float" office:value="0.03007519" calcext:value-type="float">
            <text:p>0.030075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6992481" calcext:value-type="float">
            <text:p>0.96992481</text:p>
          </table:table-cell>
          <table:table-cell office:value-type="float" office:value="0.02917067" calcext:value-type="float">
            <text:p>0.02917067</text:p>
          </table:table-cell>
          <table:table-cell office:value-type="float" office:value="8" calcext:value-type="float">
            <text:p>8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7.7593984962406" calcext:value-type="float">
            <text:p>7.759398496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asBornIn&gt; <text:s/>?b <text:s/>?a <text:s/>&lt;isLeaderOf&gt; <text:s/>?b <text:s text:c="2"/>=&gt; ?a <text:s/>&lt;lives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422833" calcext:value-type="float">
            <text:p>0.0042283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b <text:s/>?a <text:s/>&lt;diedIn&gt; <text:s/>?b <text:s text:c="2"/>=&gt; ?a <text:s/>&lt;lives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634249" calcext:value-type="float">
            <text:p>0.00634249</text:p>
          </table:table-cell>
          <table:table-cell office:value-type="float" office:value="0.04615385" calcext:value-type="float">
            <text:p>0.046153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5384615" calcext:value-type="float">
            <text:p>0.95384615</text:p>
          </table:table-cell>
          <table:table-cell office:value-type="float" office:value="0.04402367" calcext:value-type="float">
            <text:p>0.04402367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.86153846153846" calcext:value-type="float">
            <text:p>2.861538461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orksAt&gt; <text:s/>?f <text:s/>?f <text:s/>&lt;isLocatedIn&gt; <text:s/>?b <text:s text:c="2"/>=&gt; ?a <text:s/>&lt;lives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422833" calcext:value-type="float">
            <text:p>0.0042283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AcademicAdvisor&gt; <text:s/>?f <text:s/>?f <text:s/>&lt;livesIn&gt; <text:s/>?b <text:s text:c="2"/>=&gt; ?a <text:s/>&lt;lives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634249" calcext:value-type="float">
            <text:p>0.00634249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1875" calcext:value-type="float">
            <text:p>0.187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AcademicAdvisor&gt; <text:s/>?a <text:s/>?e <text:s/>&lt;livesIn&gt; <text:s/>?b <text:s text:c="2"/>=&gt; ?a <text:s/>&lt;lives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634249" calcext:value-type="float">
            <text:p>0.00634249</text:p>
          </table:table-cell>
          <table:table-cell office:value-type="float" office:value="0.16666667" calcext:value-type="float">
            <text:p>0.1666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3333333" calcext:value-type="float">
            <text:p>0.83333333</text:p>
          </table:table-cell>
          <table:table-cell office:value-type="float" office:value="0.13888889" calcext:value-type="float">
            <text:p>0.1388888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LocatedIn&gt; <text:s/>?f <text:s/>?f <text:s/>&lt;hasOfficialLanguage&gt; <text:s/>?b <text:s text:c="2"/>=&gt; ?a <text:s/>&lt;hasOfficialLanguage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643087" calcext:value-type="float">
            <text:p>0.00643087</text:p>
          </table:table-cell>
          <table:table-cell office:value-type="float" office:value="0.00091785" calcext:value-type="float">
            <text:p>0.000917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908215" calcext:value-type="float">
            <text:p>0.99908215</text:p>
          </table:table-cell>
          <table:table-cell office:value-type="float" office:value="0.00091701" calcext:value-type="float">
            <text:p>0.00091701</text:p>
          </table:table-cell>
          <table:table-cell office:value-type="float" office:value="2" calcext:value-type="float">
            <text:p>2</text:p>
          </table:table-cell>
          <table:table-cell office:value-type="float" office:value="2179" calcext:value-type="float">
            <text:p>2179</text:p>
          </table:table-cell>
          <table:table-cell table:number-columns-repeated="2" office:value-type="float" office:value="1.99816429554842" calcext:value-type="float">
            <text:p>1.998164295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hild&gt; <text:s/>?b <text:s/>?b <text:s/>&lt;isMarriedTo&gt; <text:s/>?a <text:s text:c="2"/>=&gt; ?a <text:s/>&lt;isMarriedTo&gt; <text:s/>?b</text:p>
          </table:table-cell>
          <table:table-cell office:value-type="float" office:value="0.00034295" calcext:value-type="float">
            <text:p>0.00034295</text:p>
          </table:table-cell>
          <table:table-cell office:value-type="float" office:value="0.00959808" calcext:value-type="float">
            <text:p>0.0095980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hasChild&gt; <text:s/>?b <text:s/>?a <text:s/>&lt;created&gt; <text:s/>?e <text:s text:c="2"/>=&gt; ?a <text:s/>&lt;created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20653" calcext:value-type="float">
            <text:p>0.00020653</text:p>
          </table:table-cell>
          <table:table-cell office:value-type="float" office:value="0.22222222" calcext:value-type="float">
            <text:p>0.222222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7777778" calcext:value-type="float">
            <text:p>0.77777778</text:p>
          </table:table-cell>
          <table:table-cell office:value-type="float" office:value="0.17283951" calcext:value-type="float">
            <text:p>0.1728395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.55555555555556" calcext:value-type="float">
            <text:p>1.555555555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b <text:s/>?a <text:s/>&lt;actedIn&gt; <text:s/>?b <text:s text:c="2"/>=&gt; ?a <text:s/>&lt;produced&gt; <text:s/>?b</text:p>
          </table:table-cell>
          <table:table-cell office:value-type="float" office:value="0.00042869" calcext:value-type="float">
            <text:p>0.00042869</text:p>
          </table:table-cell>
          <table:table-cell office:value-type="float" office:value="0.03246753" calcext:value-type="float">
            <text:p>0.03246753</text:p>
          </table:table-cell>
          <table:table-cell office:value-type="float" office:value="0.27777778" calcext:value-type="float">
            <text:p>0.27777778</text:p>
          </table:table-cell>
          <table:table-cell office:value-type="float" office:value="0.95238095" calcext:value-type="float">
            <text:p>0.95238095</text:p>
          </table:table-cell>
          <table:table-cell office:value-type="float" office:value="0.70833333" calcext:value-type="float">
            <text:p>0.70833333</text:p>
          </table:table-cell>
          <table:table-cell office:value-type="float" office:value="0.67460317" calcext:value-type="float">
            <text:p>0.67460317</text:p>
          </table:table-cell>
          <table:table-cell office:value-type="float" office:value="0.19675926" calcext:value-type="float">
            <text:p>0.19675926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4.1666666666667" calcext:value-type="float">
            <text:p>14.166666666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b <text:s/>?a <text:s/>&lt;directed&gt; <text:s/>?b <text:s text:c="2"/>=&gt; ?a <text:s/>&lt;created&gt; <text:s/>?b</text:p>
          </table:table-cell>
          <table:table-cell office:value-type="float" office:value="0.00042869" calcext:value-type="float">
            <text:p>0.00042869</text:p>
          </table:table-cell>
          <table:table-cell office:value-type="float" office:value="0.00206526" calcext:value-type="float">
            <text:p>0.00206526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95238095" calcext:value-type="float">
            <text:p>0.95238095</text:p>
          </table:table-cell>
          <table:table-cell office:value-type="float" office:value="0.65" calcext:value-type="float">
            <text:p>0.65</text:p>
          </table:table-cell>
          <table:table-cell office:value-type="float" office:value="0.61904762" calcext:value-type="float">
            <text:p>0.61904762</text:p>
          </table:table-cell>
          <table:table-cell office:value-type="float" office:value="0.21666667" calcext:value-type="float">
            <text:p>0.21666667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00475843" calcext:value-type="float">
            <text:p>0.00475843</text:p>
          </table:table-cell>
          <table:table-cell office:value-type="float" office:value="0.02292441" calcext:value-type="float">
            <text:p>0.02292441</text:p>
          </table:table-cell>
          <table:table-cell office:value-type="float" office:value="0.23692636" calcext:value-type="float">
            <text:p>0.23692636</text:p>
          </table:table-cell>
          <table:table-cell office:value-type="float" office:value="0.92887029" calcext:value-type="float">
            <text:p>0.92887029</text:p>
          </table:table-cell>
          <table:table-cell office:value-type="float" office:value="0.74493063" calcext:value-type="float">
            <text:p>0.74493063</text:p>
          </table:table-cell>
          <table:table-cell office:value-type="float" office:value="0.69194393" calcext:value-type="float">
            <text:p>0.69194393</text:p>
          </table:table-cell>
          <table:table-cell office:value-type="float" office:value="0.1764937" calcext:value-type="float">
            <text:p>0.1764937</text:p>
          </table:table-cell>
          <table:table-cell office:value-type="float" office:value="222" calcext:value-type="float">
            <text:p>222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float" office:value="165.374599786553" calcext:value-type="float">
            <text:p>165.374599786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office:value-type="float" office:value="0.00079307" calcext:value-type="float">
            <text:p>0.00079307</text:p>
          </table:table-cell>
          <table:table-cell office:value-type="float" office:value="0.03948773" calcext:value-type="float">
            <text:p>0.03948773</text:p>
          </table:table-cell>
          <table:table-cell office:value-type="float" office:value="0.44047619" calcext:value-type="float">
            <text:p>0.44047619</text:p>
          </table:table-cell>
          <table:table-cell office:value-type="float" office:value="0.925" calcext:value-type="float">
            <text:p>0.925</text:p>
          </table:table-cell>
          <table:table-cell office:value-type="float" office:value="0.52380952" calcext:value-type="float">
            <text:p>0.52380952</text:p>
          </table:table-cell>
          <table:table-cell office:value-type="float" office:value="0.48452381" calcext:value-type="float">
            <text:p>0.48452381</text:p>
          </table:table-cell>
          <table:table-cell office:value-type="float" office:value="0.23072562" calcext:value-type="float">
            <text:p>0.23072562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9.3809523809524" calcext:value-type="float">
            <text:p>19.38095238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produced&gt; <text:s/>?b <text:s/>?a <text:s/>&lt;directed&gt; <text:s/>?b <text:s text:c="2"/>=&gt; ?a <text:s/>&lt;created&gt; <text:s/>?b</text:p>
          </table:table-cell>
          <table:table-cell office:value-type="float" office:value="0.00079307" calcext:value-type="float">
            <text:p>0.00079307</text:p>
          </table:table-cell>
          <table:table-cell office:value-type="float" office:value="0.00382074" calcext:value-type="float">
            <text:p>0.00382074</text:p>
          </table:table-cell>
          <table:table-cell office:value-type="float" office:value="0.56060606" calcext:value-type="float">
            <text:p>0.56060606</text:p>
          </table:table-cell>
          <table:table-cell office:value-type="float" office:value="0.925" calcext:value-type="float">
            <text:p>0.925</text:p>
          </table:table-cell>
          <table:table-cell office:value-type="float" office:value="0.39393939" calcext:value-type="float">
            <text:p>0.39393939</text:p>
          </table:table-cell>
          <table:table-cell office:value-type="float" office:value="0.36439394" calcext:value-type="float">
            <text:p>0.36439394</text:p>
          </table:table-cell>
          <table:table-cell office:value-type="float" office:value="0.22084481" calcext:value-type="float">
            <text:p>0.22084481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4.5757575757576" calcext:value-type="float">
            <text:p>14.575757575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rected&gt; <text:s/>?b <text:s/>?a <text:s/>&lt;actedIn&gt; <text:s/>?b <text:s text:c="2"/>=&gt; ?a <text:s/>&lt;produced&gt; <text:s/>?b</text:p>
          </table:table-cell>
          <table:table-cell office:value-type="float" office:value="0.00025721" calcext:value-type="float">
            <text:p>0.00025721</text:p>
          </table:table-cell>
          <table:table-cell office:value-type="float" office:value="0.01948052" calcext:value-type="float">
            <text:p>0.01948052</text:p>
          </table:table-cell>
          <table:table-cell office:value-type="float" office:value="0.2" calcext:value-type="float">
            <text:p>0.2</text:p>
          </table:table-cell>
          <table:table-cell office:value-type="float" office:value="0.92307692" calcext:value-type="float">
            <text:p>0.92307692</text:p>
          </table:table-cell>
          <table:table-cell office:value-type="float" office:value="0.78333333" calcext:value-type="float">
            <text:p>0.78333333</text:p>
          </table:table-cell>
          <table:table-cell office:value-type="float" office:value="0.72307692" calcext:value-type="float">
            <text:p>0.72307692</text:p>
          </table:table-cell>
          <table:table-cell office:value-type="float" office:value="0.15666667" calcext:value-type="float">
            <text:p>0.15666667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.4" calcext:value-type="float">
            <text:p>9.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hasChild&gt; <text:s/>?a <text:s/>?a <text:s/>&lt;hasChild&gt; <text:s/>?b <text:s text:c="2"/>=&gt; ?a <text:s/>&lt;isMarriedTo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0659868" calcext:value-type="float">
            <text:p>0.00659868</text:p>
          </table:table-cell>
          <table:table-cell office:value-type="float" office:value="0.78571429" calcext:value-type="float">
            <text:p>0.78571429</text:p>
          </table:table-cell>
          <table:table-cell office:value-type="float" office:value="0.91666667" calcext:value-type="float">
            <text:p>0.91666667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1122449" calcext:value-type="float">
            <text:p>0.112244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.57142857142857" calcext:value-type="float">
            <text:p>1.571428571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01599005" calcext:value-type="float">
            <text:p>0.01599005</text:p>
          </table:table-cell>
          <table:table-cell table:number-columns-repeated="2" office:value-type="float" office:value="0.4475105" calcext:value-type="float">
            <text:p>0.4475105</text:p>
          </table:table-cell>
          <table:table-cell office:value-type="float" office:value="0.9130967" calcext:value-type="float">
            <text:p>0.9130967</text:p>
          </table:table-cell>
          <table:table-cell office:value-type="float" office:value="0.50989802" calcext:value-type="float">
            <text:p>0.50989802</text:p>
          </table:table-cell>
          <table:table-cell office:value-type="float" office:value="0.4655862" calcext:value-type="float">
            <text:p>0.4655862</text:p>
          </table:table-cell>
          <table:table-cell office:value-type="float" office:value="0.22818472" calcext:value-type="float">
            <text:p>0.22818472</text:p>
          </table:table-cell>
          <table:table-cell office:value-type="float" office:value="746" calcext:value-type="float">
            <text:p>746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float" office:value="380.383923215357" calcext:value-type="float">
            <text:p>380.383923215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produced&gt; <text:s/>?b <text:s/>?a <text:s/>&lt;actedIn&gt; <text:s/>?b <text:s text:c="2"/>=&gt; ?a <text:s/>&lt;created&gt; <text:s/>?b</text:p>
          </table:table-cell>
          <table:table-cell office:value-type="float" office:value="0.00042869" calcext:value-type="float">
            <text:p>0.00042869</text:p>
          </table:table-cell>
          <table:table-cell office:value-type="float" office:value="0.00206526" calcext:value-type="float">
            <text:p>0.00206526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90909091" calcext:value-type="float">
            <text:p>0.90909091</text:p>
          </table:table-cell>
          <table:table-cell office:value-type="float" office:value="0.63333333" calcext:value-type="float">
            <text:p>0.63333333</text:p>
          </table:table-cell>
          <table:table-cell office:value-type="float" office:value="0.57575758" calcext:value-type="float">
            <text:p>0.57575758</text:p>
          </table:table-cell>
          <table:table-cell office:value-type="float" office:value="0.21111111" calcext:value-type="float">
            <text:p>0.2111111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2.6666666666667" calcext:value-type="float">
            <text:p>12.666666666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rected&gt; <text:s/>?b <text:s/>?a <text:s/>&lt;created&gt; <text:s/>?b <text:s text:c="2"/>=&gt; ?a <text:s/>&lt;produced&gt; <text:s/>?b</text:p>
          </table:table-cell>
          <table:table-cell office:value-type="float" office:value="0.00079307" calcext:value-type="float">
            <text:p>0.00079307</text:p>
          </table:table-cell>
          <table:table-cell office:value-type="float" office:value="0.06006494" calcext:value-type="float">
            <text:p>0.06006494</text:p>
          </table:table-cell>
          <table:table-cell office:value-type="float" office:value="0.16666667" calcext:value-type="float">
            <text:p>0.16666667</text:p>
          </table:table-cell>
          <table:table-cell office:value-type="float" office:value="0.90243902" calcext:value-type="float">
            <text:p>0.90243902</text:p>
          </table:table-cell>
          <table:table-cell office:value-type="float" office:value="0.81531532" calcext:value-type="float">
            <text:p>0.81531532</text:p>
          </table:table-cell>
          <table:table-cell office:value-type="float" office:value="0.73577236" calcext:value-type="float">
            <text:p>0.73577236</text:p>
          </table:table-cell>
          <table:table-cell office:value-type="float" office:value="0.13588589" calcext:value-type="float">
            <text:p>0.13588589</text:p>
          </table:table-cell>
          <table:table-cell office:value-type="float" office:value="37" calcext:value-type="float">
            <text:p>37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30.1666666666667" calcext:value-type="float">
            <text:p>30.166666666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hasChild&gt; <text:s/>?a <text:s/>?b <text:s/>&lt;isMarriedTo&gt; <text:s/>?a <text:s text:c="2"/>=&gt; ?a <text:s/>&lt;isMarriedTo&gt; <text:s/>?b</text:p>
          </table:table-cell>
          <table:table-cell office:value-type="float" office:value="0.00034295" calcext:value-type="float">
            <text:p>0.00034295</text:p>
          </table:table-cell>
          <table:table-cell office:value-type="float" office:value="0.00959808" calcext:value-type="float">
            <text:p>0.00959808</text:p>
          </table:table-cell>
          <table:table-cell office:value-type="float" office:value="0.53333333" calcext:value-type="float">
            <text:p>0.53333333</text:p>
          </table:table-cell>
          <table:table-cell office:value-type="float" office:value="0.88888889" calcext:value-type="float">
            <text:p>0.88888889</text:p>
          </table:table-cell>
          <table:table-cell office:value-type="float" office:value="0.4" calcext:value-type="float">
            <text:p>0.4</text:p>
          </table:table-cell>
          <table:table-cell office:value-type="float" office:value="0.35555556" calcext:value-type="float">
            <text:p>0.35555556</text:p>
          </table:table-cell>
          <table:table-cell office:value-type="float" office:value="0.21333333" calcext:value-type="float">
            <text:p>0.2133333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.4" calcext:value-type="float">
            <text:p>6.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00475843" calcext:value-type="float">
            <text:p>0.00475843</text:p>
          </table:table-cell>
          <table:table-cell office:value-type="float" office:value="0.23692636" calcext:value-type="float">
            <text:p>0.23692636</text:p>
          </table:table-cell>
          <table:table-cell office:value-type="float" office:value="0.02292441" calcext:value-type="float">
            <text:p>0.02292441</text:p>
          </table:table-cell>
          <table:table-cell office:value-type="float" office:value="0.88446215" calcext:value-type="float">
            <text:p>0.88446215</text:p>
          </table:table-cell>
          <table:table-cell office:value-type="float" office:value="0.97408096" calcext:value-type="float">
            <text:p>0.97408096</text:p>
          </table:table-cell>
          <table:table-cell office:value-type="float" office:value="0.86153774" calcext:value-type="float">
            <text:p>0.86153774</text:p>
          </table:table-cell>
          <table:table-cell office:value-type="float" office:value="0.02233023" calcext:value-type="float">
            <text:p>0.02233023</text:p>
          </table:table-cell>
          <table:table-cell office:value-type="float" office:value="222" calcext:value-type="float">
            <text:p>222</text:p>
          </table:table-cell>
          <table:table-cell office:value-type="float" office:value="9684" calcext:value-type="float">
            <text:p>9684</text:p>
          </table:table-cell>
          <table:table-cell table:number-columns-repeated="2" office:value-type="float" office:value="216.245972738538" calcext:value-type="float">
            <text:p>216.245972738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00042869" calcext:value-type="float">
            <text:p>0.00042869</text:p>
          </table:table-cell>
          <table:table-cell office:value-type="float" office:value="0.02134472" calcext:value-type="float">
            <text:p>0.02134472</text:p>
          </table:table-cell>
          <table:table-cell office:value-type="float" office:value="0.27777778" calcext:value-type="float">
            <text:p>0.27777778</text:p>
          </table:table-cell>
          <table:table-cell office:value-type="float" office:value="0.86956522" calcext:value-type="float">
            <text:p>0.86956522</text:p>
          </table:table-cell>
          <table:table-cell office:value-type="float" office:value="0.68055556" calcext:value-type="float">
            <text:p>0.68055556</text:p>
          </table:table-cell>
          <table:table-cell office:value-type="float" office:value="0.59178744" calcext:value-type="float">
            <text:p>0.59178744</text:p>
          </table:table-cell>
          <table:table-cell office:value-type="float" office:value="0.18904321" calcext:value-type="float">
            <text:p>0.18904321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3.6111111111111" calcext:value-type="float">
            <text:p>13.611111111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livesIn&gt; <text:s/>?b <text:s text:c="2"/>=&gt; ?a <text:s/>&lt;livesIn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1268499" calcext:value-type="float">
            <text:p>0.01268499</text:p>
          </table:table-cell>
          <table:table-cell office:value-type="float" office:value="0.13043478" calcext:value-type="float">
            <text:p>0.13043478</text:p>
          </table:table-cell>
          <table:table-cell office:value-type="float" office:value="0.85714286" calcext:value-type="float">
            <text:p>0.85714286</text:p>
          </table:table-cell>
          <table:table-cell office:value-type="float" office:value="0.84782609" calcext:value-type="float">
            <text:p>0.84782609</text:p>
          </table:table-cell>
          <table:table-cell office:value-type="float" office:value="0.72670807" calcext:value-type="float">
            <text:p>0.72670807</text:p>
          </table:table-cell>
          <table:table-cell office:value-type="float" office:value="0.11058601" calcext:value-type="float">
            <text:p>0.1105860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.08695652173913" calcext:value-type="float">
            <text:p>5.086956521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actedIn&gt; <text:s/>?b <text:s/>?a <text:s/>&lt;produced&gt; <text:s/>?b <text:s text:c="2"/>=&gt; ?a <text:s/>&lt;directed&gt; <text:s/>?b</text:p>
          </table:table-cell>
          <table:table-cell office:value-type="float" office:value="0.00025721" calcext:value-type="float">
            <text:p>0.00025721</text:p>
          </table:table-cell>
          <table:table-cell office:value-type="float" office:value="0.01280683" calcext:value-type="float">
            <text:p>0.01280683</text:p>
          </table:table-cell>
          <table:table-cell office:value-type="float" office:value="0.2" calcext:value-type="float">
            <text:p>0.2</text:p>
          </table:table-cell>
          <table:table-cell office:value-type="float" office:value="0.85714286" calcext:value-type="float">
            <text:p>0.85714286</text:p>
          </table:table-cell>
          <table:table-cell office:value-type="float" office:value="0.76666667" calcext:value-type="float">
            <text:p>0.76666667</text:p>
          </table:table-cell>
          <table:table-cell office:value-type="float" office:value="0.65714286" calcext:value-type="float">
            <text:p>0.65714286</text:p>
          </table:table-cell>
          <table:table-cell office:value-type="float" office:value="0.15333333" calcext:value-type="float">
            <text:p>0.15333333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.2" calcext:value-type="float">
            <text:p>9.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0.00141467" calcext:value-type="float">
            <text:p>0.00141467</text:p>
          </table:table-cell>
          <table:table-cell office:value-type="float" office:value="0.10714286" calcext:value-type="float">
            <text:p>0.10714286</text:p>
          </table:table-cell>
          <table:table-cell office:value-type="float" office:value="0.07043757" calcext:value-type="float">
            <text:p>0.07043757</text:p>
          </table:table-cell>
          <table:table-cell office:value-type="float" office:value="0.825" calcext:value-type="float">
            <text:p>0.825</text:p>
          </table:table-cell>
          <table:table-cell office:value-type="float" office:value="0.91462113" calcext:value-type="float">
            <text:p>0.91462113</text:p>
          </table:table-cell>
          <table:table-cell office:value-type="float" office:value="0.75456243" calcext:value-type="float">
            <text:p>0.75456243</text:p>
          </table:table-cell>
          <table:table-cell office:value-type="float" office:value="0.06442369" calcext:value-type="float">
            <text:p>0.06442369</text:p>
          </table:table-cell>
          <table:table-cell office:value-type="float" office:value="66" calcext:value-type="float">
            <text:p>66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float" office:value="60.3649946638207" calcext:value-type="float">
            <text:p>60.364994663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hasCapital&gt; <text:s/>?f <text:s text:c="2"/>=&gt; ?a <text:s/>&lt;isCitizenOf&gt; <text:s/>?b</text:p>
          </table:table-cell>
          <table:table-cell office:value-type="float" office:value="0.00072877" calcext:value-type="float">
            <text:p>0.00072877</text:p>
          </table:table-cell>
          <table:table-cell office:value-type="float" office:value="0.07888631" calcext:value-type="float">
            <text:p>0.07888631</text:p>
          </table:table-cell>
          <table:table-cell office:value-type="float" office:value="0.07692308" calcext:value-type="float">
            <text:p>0.07692308</text:p>
          </table:table-cell>
          <table:table-cell office:value-type="float" office:value="0.80952381" calcext:value-type="float">
            <text:p>0.80952381</text:p>
          </table:table-cell>
          <table:table-cell office:value-type="float" office:value="0.90497738" calcext:value-type="float">
            <text:p>0.90497738</text:p>
          </table:table-cell>
          <table:table-cell office:value-type="float" office:value="0.73260073" calcext:value-type="float">
            <text:p>0.73260073</text:p>
          </table:table-cell>
          <table:table-cell office:value-type="float" office:value="0.06961364" calcext:value-type="float">
            <text:p>0.06961364</text:p>
          </table:table-cell>
          <table:table-cell office:value-type="float" office:value="34" calcext:value-type="float">
            <text:p>34</text:p>
          </table:table-cell>
          <table:table-cell office:value-type="float" office:value="442" calcext:value-type="float">
            <text:p>442</text:p>
          </table:table-cell>
          <table:table-cell table:number-columns-repeated="2" office:value-type="float" office:value="30.7692307692308" calcext:value-type="float">
            <text:p>30.769230769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.00141467" calcext:value-type="float">
            <text:p>0.00141467</text:p>
          </table:table-cell>
          <table:table-cell office:value-type="float" office:value="0.07043757" calcext:value-type="float">
            <text:p>0.07043757</text:p>
          </table:table-cell>
          <table:table-cell office:value-type="float" office:value="0.10714286" calcext:value-type="float">
            <text:p>0.10714286</text:p>
          </table:table-cell>
          <table:table-cell office:value-type="float" office:value="0.79518072" calcext:value-type="float">
            <text:p>0.79518072</text:p>
          </table:table-cell>
          <table:table-cell office:value-type="float" office:value="0.86525974" calcext:value-type="float">
            <text:p>0.86525974</text:p>
          </table:table-cell>
          <table:table-cell office:value-type="float" office:value="0.68803787" calcext:value-type="float">
            <text:p>0.68803787</text:p>
          </table:table-cell>
          <table:table-cell office:value-type="float" office:value="0.0927064" calcext:value-type="float">
            <text:p>0.0927064</text:p>
          </table:table-cell>
          <table:table-cell office:value-type="float" office:value="66" calcext:value-type="float">
            <text:p>66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57.1071428571429" calcext:value-type="float">
            <text:p>57.107142857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b <text:s text:c="2"/>=&gt; ?a <text:s/>&lt;produced&gt; <text:s/>?b</text:p>
          </table:table-cell>
          <table:table-cell office:value-type="float" office:value="0.00180049" calcext:value-type="float">
            <text:p>0.00180049</text:p>
          </table:table-cell>
          <table:table-cell office:value-type="float" office:value="0.13636364" calcext:value-type="float">
            <text:p>0.13636364</text:p>
          </table:table-cell>
          <table:table-cell office:value-type="float" office:value="0.0086741" calcext:value-type="float">
            <text:p>0.0086741</text:p>
          </table:table-cell>
          <table:table-cell office:value-type="float" office:value="0.76363636" calcext:value-type="float">
            <text:p>0.76363636</text:p>
          </table:table-cell>
          <table:table-cell office:value-type="float" office:value="0.98864106" calcext:value-type="float">
            <text:p>0.98864106</text:p>
          </table:table-cell>
          <table:table-cell office:value-type="float" office:value="0.75496226" calcext:value-type="float">
            <text:p>0.75496226</text:p>
          </table:table-cell>
          <table:table-cell office:value-type="float" office:value="0.00857557" calcext:value-type="float">
            <text:p>0.00857557</text:p>
          </table:table-cell>
          <table:table-cell office:value-type="float" office:value="84" calcext:value-type="float">
            <text:p>84</text:p>
          </table:table-cell>
          <table:table-cell office:value-type="float" office:value="9684" calcext:value-type="float">
            <text:p>9684</text:p>
          </table:table-cell>
          <table:table-cell table:number-columns-repeated="2" office:value-type="float" office:value="83.0458488228005" calcext:value-type="float">
            <text:p>83.045848822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0.00180049" calcext:value-type="float">
            <text:p>0.00180049</text:p>
          </table:table-cell>
          <table:table-cell office:value-type="float" office:value="0.0086741" calcext:value-type="float">
            <text:p>0.0086741</text:p>
          </table:table-cell>
          <table:table-cell office:value-type="float" office:value="0.13636364" calcext:value-type="float">
            <text:p>0.13636364</text:p>
          </table:table-cell>
          <table:table-cell office:value-type="float" office:value="0.76363636" calcext:value-type="float">
            <text:p>0.76363636</text:p>
          </table:table-cell>
          <table:table-cell office:value-type="float" office:value="0.82142857" calcext:value-type="float">
            <text:p>0.82142857</text:p>
          </table:table-cell>
          <table:table-cell office:value-type="float" office:value="0.62727273" calcext:value-type="float">
            <text:p>0.62727273</text:p>
          </table:table-cell>
          <table:table-cell office:value-type="float" office:value="0.11201299" calcext:value-type="float">
            <text:p>0.11201299</text:p>
          </table:table-cell>
          <table:table-cell office:value-type="float" office:value="84" calcext:value-type="float">
            <text:p>84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livesIn&gt; <text:s/>?b <text:s text:c="2"/>=&gt; ?a <text:s/>&lt;livesIn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1268499" calcext:value-type="float">
            <text:p>0.01268499</text:p>
          </table:table-cell>
          <table:table-cell office:value-type="float" office:value="0.08333333" calcext:value-type="float">
            <text:p>0.08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88888889" calcext:value-type="float">
            <text:p>0.88888889</text:p>
          </table:table-cell>
          <table:table-cell office:value-type="float" office:value="0.66666667" calcext:value-type="float">
            <text:p>0.66666667</text:p>
          </table:table-cell>
          <table:table-cell office:value-type="float" office:value="0.07407407" calcext:value-type="float">
            <text:p>0.07407407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.33333333333333" calcext:value-type="float">
            <text:p>5.333333333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b <text:s/>?a <text:s/>&lt;wasBornIn&gt; <text:s/>?b <text:s text:c="2"/>=&gt; ?a <text:s/>&lt;died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395257" calcext:value-type="float">
            <text:p>0.00395257</text:p>
          </table:table-cell>
          <table:table-cell office:value-type="float" office:value="0.10344828" calcext:value-type="float">
            <text:p>0.10344828</text:p>
          </table:table-cell>
          <table:table-cell office:value-type="float" office:value="0.75" calcext:value-type="float">
            <text:p>0.75</text:p>
          </table:table-cell>
          <table:table-cell office:value-type="float" office:value="0.86206897" calcext:value-type="float">
            <text:p>0.86206897</text:p>
          </table:table-cell>
          <table:table-cell office:value-type="float" office:value="0.64655172" calcext:value-type="float">
            <text:p>0.64655172</text:p>
          </table:table-cell>
          <table:table-cell office:value-type="float" office:value="0.08917955" calcext:value-type="float">
            <text:p>0.0891795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.58620689655172" calcext:value-type="float">
            <text:p>2.586206896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hasWonPrize&gt; <text:s/>?b <text:s text:c="2"/>=&gt; ?a <text:s/>&lt;hasWonPrize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0540541" calcext:value-type="float">
            <text:p>0.00540541</text:p>
          </table:table-cell>
          <table:table-cell office:value-type="float" office:value="0.06593407" calcext:value-type="float">
            <text:p>0.06593407</text:p>
          </table:table-cell>
          <table:table-cell office:value-type="float" office:value="0.75" calcext:value-type="float">
            <text:p>0.75</text:p>
          </table:table-cell>
          <table:table-cell office:value-type="float" office:value="0.91208791" calcext:value-type="float">
            <text:p>0.91208791</text:p>
          </table:table-cell>
          <table:table-cell office:value-type="float" office:value="0.68406593" calcext:value-type="float">
            <text:p>0.68406593</text:p>
          </table:table-cell>
          <table:table-cell office:value-type="float" office:value="0.06013766" calcext:value-type="float">
            <text:p>0.06013766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5.47252747252747" calcext:value-type="float">
            <text:p>5.472527472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b <text:s/>?a <text:s/>&lt;diedIn&gt; <text:s/>?b <text:s text:c="2"/>=&gt; ?a <text:s/>&lt;wasBorn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64294" calcext:value-type="float">
            <text:p>0.00164294</text:p>
          </table:table-cell>
          <table:table-cell office:value-type="float" office:value="0.23076923" calcext:value-type="float">
            <text:p>0.23076923</text:p>
          </table:table-cell>
          <table:table-cell office:value-type="float" office:value="0.75" calcext:value-type="float">
            <text:p>0.75</text:p>
          </table:table-cell>
          <table:table-cell office:value-type="float" office:value="0.69230769" calcext:value-type="float">
            <text:p>0.69230769</text:p>
          </table:table-cell>
          <table:table-cell office:value-type="float" office:value="0.51923077" calcext:value-type="float">
            <text:p>0.51923077</text:p>
          </table:table-cell>
          <table:table-cell office:value-type="float" office:value="0.15976331" calcext:value-type="float">
            <text:p>0.1597633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.07692307692308" calcext:value-type="float">
            <text:p>2.076923076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participatedIn&gt; <text:s/>?b <text:s/>?a <text:s/>&lt;participatedIn&gt; <text:s/>?e <text:s text:c="2"/>=&gt; ?a <text:s/>&lt;participated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046729" calcext:value-type="float">
            <text:p>0.00046729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produced&gt; <text:s/>?b <text:s/>?a <text:s/>&lt;created&gt; <text:s/>?b <text:s text:c="2"/>=&gt; ?a <text:s/>&lt;actedIn&gt; <text:s/>?b</text:p>
          </table:table-cell>
          <table:table-cell office:value-type="float" office:value="0.00042869" calcext:value-type="float">
            <text:p>0.00042869</text:p>
          </table:table-cell>
          <table:table-cell office:value-type="float" office:value="0.00406587" calcext:value-type="float">
            <text:p>0.00406587</text:p>
          </table:table-cell>
          <table:table-cell office:value-type="float" office:value="0.23809524" calcext:value-type="float">
            <text:p>0.23809524</text:p>
          </table:table-cell>
          <table:table-cell office:value-type="float" office:value="0.71428571" calcext:value-type="float">
            <text:p>0.71428571</text:p>
          </table:table-cell>
          <table:table-cell office:value-type="float" office:value="0.66666667" calcext:value-type="float">
            <text:p>0.66666667</text:p>
          </table:table-cell>
          <table:table-cell office:value-type="float" office:value="0.47619048" calcext:value-type="float">
            <text:p>0.47619048</text:p>
          </table:table-cell>
          <table:table-cell office:value-type="float" office:value="0.15873016" calcext:value-type="float">
            <text:p>0.15873016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3.3333333333333" calcext:value-type="float">
            <text:p>13.333333333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asBornIn&gt; <text:s/>?b <text:s/>?a <text:s/>&lt;livesIn&gt; <text:s/>?b <text:s text:c="2"/>=&gt; ?a <text:s/>&lt;isLeaderOf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1136364" calcext:value-type="float">
            <text:p>0.01136364</text:p>
          </table:table-cell>
          <table:table-cell office:value-type="float" office:value="0.06896552" calcext:value-type="float">
            <text:p>0.06896552</text:p>
          </table:table-cell>
          <table:table-cell office:value-type="float" office:value="0.66666667" calcext:value-type="float">
            <text:p>0.66666667</text:p>
          </table:table-cell>
          <table:table-cell office:value-type="float" office:value="0.89655172" calcext:value-type="float">
            <text:p>0.89655172</text:p>
          </table:table-cell>
          <table:table-cell office:value-type="float" office:value="0.59770115" calcext:value-type="float">
            <text:p>0.59770115</text:p>
          </table:table-cell>
          <table:table-cell office:value-type="float" office:value="0.06183115" calcext:value-type="float">
            <text:p>0.0618311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.79310344827586" calcext:value-type="float">
            <text:p>1.793103448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hasWonPrize&gt; <text:s/>?b <text:s text:c="2"/>=&gt; ?a <text:s/>&lt;hasWonPrize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18018" calcext:value-type="float">
            <text:p>0.0018018</text:p>
          </table:table-cell>
          <table:table-cell office:value-type="float" office:value="0.11764706" calcext:value-type="float">
            <text:p>0.11764706</text:p>
          </table:table-cell>
          <table:table-cell office:value-type="float" office:value="0.66666667" calcext:value-type="float">
            <text:p>0.66666667</text:p>
          </table:table-cell>
          <table:table-cell office:value-type="float" office:value="0.82352941" calcext:value-type="float">
            <text:p>0.82352941</text:p>
          </table:table-cell>
          <table:table-cell office:value-type="float" office:value="0.54901961" calcext:value-type="float">
            <text:p>0.54901961</text:p>
          </table:table-cell>
          <table:table-cell office:value-type="float" office:value="0.09688581" calcext:value-type="float">
            <text:p>0.0968858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.64705882352941" calcext:value-type="float">
            <text:p>1.647058823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LocatedIn&gt; <text:s/>?a <text:s/>?e <text:s/>&lt;hasOfficialLanguage&gt; <text:s/>?b <text:s text:c="2"/>=&gt; ?a <text:s/>&lt;hasOfficialLanguage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643087" calcext:value-type="float">
            <text:p>0.00643087</text:p>
          </table:table-cell>
          <table:table-cell office:value-type="float" office:value="0.02941176" calcext:value-type="float">
            <text:p>0.02941176</text:p>
          </table:table-cell>
          <table:table-cell office:value-type="float" office:value="0.66666667" calcext:value-type="float">
            <text:p>0.66666667</text:p>
          </table:table-cell>
          <table:table-cell office:value-type="float" office:value="0.95588235" calcext:value-type="float">
            <text:p>0.95588235</text:p>
          </table:table-cell>
          <table:table-cell office:value-type="float" office:value="0.6372549" calcext:value-type="float">
            <text:p>0.6372549</text:p>
          </table:table-cell>
          <table:table-cell office:value-type="float" office:value="0.02811419" calcext:value-type="float">
            <text:p>0.0281141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.91176470588235" calcext:value-type="float">
            <text:p>1.911764705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162413" calcext:value-type="float">
            <text:p>0.0162413</text:p>
          </table:table-cell>
          <table:table-cell office:value-type="float" office:value="0.17948718" calcext:value-type="float">
            <text:p>0.17948718</text:p>
          </table:table-cell>
          <table:table-cell office:value-type="float" office:value="0.63636364" calcext:value-type="float">
            <text:p>0.63636364</text:p>
          </table:table-cell>
          <table:table-cell office:value-type="float" office:value="0.71794872" calcext:value-type="float">
            <text:p>0.71794872</text:p>
          </table:table-cell>
          <table:table-cell office:value-type="float" office:value="0.45687646" calcext:value-type="float">
            <text:p>0.45687646</text:p>
          </table:table-cell>
          <table:table-cell office:value-type="float" office:value="0.12886259" calcext:value-type="float">
            <text:p>0.1288625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.02564102564103" calcext:value-type="float">
            <text:p>5.025641025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isCitizenOf&gt; <text:s/>?b <text:s text:c="2"/>=&gt; ?a <text:s/>&lt;isCitizenOf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162413" calcext:value-type="float">
            <text:p>0.0162413</text:p>
          </table:table-cell>
          <table:table-cell office:value-type="float" office:value="0.10769231" calcext:value-type="float">
            <text:p>0.10769231</text:p>
          </table:table-cell>
          <table:table-cell office:value-type="float" office:value="0.63636364" calcext:value-type="float">
            <text:p>0.63636364</text:p>
          </table:table-cell>
          <table:table-cell office:value-type="float" office:value="0.83076923" calcext:value-type="float">
            <text:p>0.83076923</text:p>
          </table:table-cell>
          <table:table-cell office:value-type="float" office:value="0.52867133" calcext:value-type="float">
            <text:p>0.52867133</text:p>
          </table:table-cell>
          <table:table-cell office:value-type="float" office:value="0.08946746" calcext:value-type="float">
            <text:p>0.08946746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.81538461538462" calcext:value-type="float">
            <text:p>5.815384615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LocatedIn&gt; <text:s/>?f <text:s/>?b <text:s/>&lt;hasCapital&gt; <text:s/>?f <text:s text:c="2"/>=&gt; ?a <text:s/>&lt;isCitizenOf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1160093" calcext:value-type="float">
            <text:p>0.01160093</text:p>
          </table:table-cell>
          <table:table-cell office:value-type="float" office:value="0.01440922" calcext:value-type="float">
            <text:p>0.01440922</text:p>
          </table:table-cell>
          <table:table-cell office:value-type="float" office:value="0.625" calcext:value-type="float">
            <text:p>0.625</text:p>
          </table:table-cell>
          <table:table-cell office:value-type="float" office:value="0.97694524" calcext:value-type="float">
            <text:p>0.97694524</text:p>
          </table:table-cell>
          <table:table-cell office:value-type="float" office:value="0.61059078" calcext:value-type="float">
            <text:p>0.61059078</text:p>
          </table:table-cell>
          <table:table-cell office:value-type="float" office:value="0.01407702" calcext:value-type="float">
            <text:p>0.01407702</text:p>
          </table:table-cell>
          <table:table-cell office:value-type="float" office:value="5" calcext:value-type="float">
            <text:p>5</text:p>
          </table:table-cell>
          <table:table-cell office:value-type="float" office:value="347" calcext:value-type="float">
            <text:p>347</text:p>
          </table:table-cell>
          <table:table-cell table:number-columns-repeated="2" office:value-type="float" office:value="4.88472622478386" calcext:value-type="float">
            <text:p>4.884726224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livesIn&gt; <text:s/>?b <text:s text:c="2"/>=&gt; ?a <text:s/>&lt;livesIn&gt; <text:s/>?b</text:p>
          </table:table-cell>
          <table:table-cell office:value-type="float" office:value="0.00017148" calcext:value-type="float">
            <text:p>0.00017148</text:p>
          </table:table-cell>
          <table:table-cell office:value-type="float" office:value="0.01691332" calcext:value-type="float">
            <text:p>0.01691332</text:p>
          </table:table-cell>
          <table:table-cell office:value-type="float" office:value="0.25806452" calcext:value-type="float">
            <text:p>0.25806452</text:p>
          </table:table-cell>
          <table:table-cell office:value-type="float" office:value="0.61538462" calcext:value-type="float">
            <text:p>0.61538462</text:p>
          </table:table-cell>
          <table:table-cell office:value-type="float" office:value="0.58064516" calcext:value-type="float">
            <text:p>0.58064516</text:p>
          </table:table-cell>
          <table:table-cell office:value-type="float" office:value="0.3573201" calcext:value-type="float">
            <text:p>0.3573201</text:p>
          </table:table-cell>
          <table:table-cell office:value-type="float" office:value="0.14984391" calcext:value-type="float">
            <text:p>0.14984391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.64516129032258" calcext:value-type="float">
            <text:p>4.645161290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00017148" calcext:value-type="float">
            <text:p>0.00017148</text:p>
          </table:table-cell>
          <table:table-cell office:value-type="float" office:value="0.01691332" calcext:value-type="float">
            <text:p>0.01691332</text:p>
          </table:table-cell>
          <table:table-cell office:value-type="float" office:value="0.11764706" calcext:value-type="float">
            <text:p>0.11764706</text:p>
          </table:table-cell>
          <table:table-cell office:value-type="float" office:value="0.61538462" calcext:value-type="float">
            <text:p>0.61538462</text:p>
          </table:table-cell>
          <table:table-cell office:value-type="float" office:value="0.80882353" calcext:value-type="float">
            <text:p>0.80882353</text:p>
          </table:table-cell>
          <table:table-cell office:value-type="float" office:value="0.49773756" calcext:value-type="float">
            <text:p>0.49773756</text:p>
          </table:table-cell>
          <table:table-cell office:value-type="float" office:value="0.09515571" calcext:value-type="float">
            <text:p>0.0951557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.47058823529412" calcext:value-type="float">
            <text:p>6.470588235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b <text:s/>?b <text:s/>&lt;hasChild&gt; <text:s/>?a <text:s text:c="2"/>=&gt; ?a <text:s/>&lt;hasChild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0402047" calcext:value-type="float">
            <text:p>0.00402047</text:p>
          </table:table-cell>
          <table:table-cell office:value-type="float" office:value="0.55" calcext:value-type="float">
            <text:p>0.55</text:p>
          </table:table-cell>
          <table:table-cell office:value-type="float" office:value="0.61111111" calcext:value-type="float">
            <text:p>0.61111111</text:p>
          </table:table-cell>
          <table:table-cell office:value-type="float" office:value="0.1" calcext:value-type="float">
            <text:p>0.1</text:p>
          </table:table-cell>
          <table:table-cell office:value-type="float" office:value="0.06111111" calcext:value-type="float">
            <text:p>0.06111111</text:p>
          </table:table-cell>
          <table:table-cell office:value-type="float" office:value="0.055" calcext:value-type="float">
            <text:p>0.05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00051443" calcext:value-type="float">
            <text:p>0.00051443</text:p>
          </table:table-cell>
          <table:table-cell office:value-type="float" office:value="0.05568445" calcext:value-type="float">
            <text:p>0.05568445</text:p>
          </table:table-cell>
          <table:table-cell office:value-type="float" office:value="0.09836066" calcext:value-type="float">
            <text:p>0.09836066</text:p>
          </table:table-cell>
          <table:table-cell office:value-type="float" office:value="0.6" calcext:value-type="float">
            <text:p>0.6</text:p>
          </table:table-cell>
          <table:table-cell office:value-type="float" office:value="0.83606557" calcext:value-type="float">
            <text:p>0.83606557</text:p>
          </table:table-cell>
          <table:table-cell office:value-type="float" office:value="0.50163934" calcext:value-type="float">
            <text:p>0.50163934</text:p>
          </table:table-cell>
          <table:table-cell office:value-type="float" office:value="0.08223596" calcext:value-type="float">
            <text:p>0.08223596</text:p>
          </table:table-cell>
          <table:table-cell office:value-type="float" office:value="24" calcext:value-type="float">
            <text:p>24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20.0655737704918" calcext:value-type="float">
            <text:p>20.065573770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participatedIn&gt; <text:s/>?f <text:s/>?a <text:s/>&lt;participatedIn&gt; <text:s/>?f <text:s text:c="2"/>=&gt; ?a <text:s/>&lt;participated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046729" calcext:value-type="float">
            <text:p>0.00046729</text:p>
          </table:table-cell>
          <table:table-cell office:value-type="float" office:value="0.00099602" calcext:value-type="float">
            <text:p>0.00099602</text:p>
          </table:table-cell>
          <table:table-cell office:value-type="float" office:value="0.6" calcext:value-type="float">
            <text:p>0.6</text:p>
          </table:table-cell>
          <table:table-cell office:value-type="float" office:value="0.99833997" calcext:value-type="float">
            <text:p>0.99833997</text:p>
          </table:table-cell>
          <table:table-cell office:value-type="float" office:value="0.59900398" calcext:value-type="float">
            <text:p>0.59900398</text:p>
          </table:table-cell>
          <table:table-cell office:value-type="float" office:value="0.00099436" calcext:value-type="float">
            <text:p>0.00099436</text:p>
          </table:table-cell>
          <table:table-cell office:value-type="float" office:value="3" calcext:value-type="float">
            <text:p>3</text:p>
          </table:table-cell>
          <table:table-cell office:value-type="float" office:value="3012" calcext:value-type="float">
            <text:p>3012</text:p>
          </table:table-cell>
          <table:table-cell table:number-columns-repeated="2" office:value-type="float" office:value="2.99501992031873" calcext:value-type="float">
            <text:p>2.995019920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rected&gt; <text:s/>?b <text:s/>?a <text:s/>&lt;produced&gt; <text:s/>?b <text:s text:c="2"/>=&gt; ?a <text:s/>&lt;actedIn&gt; <text:s/>?b</text:p>
          </table:table-cell>
          <table:table-cell office:value-type="float" office:value="0.00025721" calcext:value-type="float">
            <text:p>0.00025721</text:p>
          </table:table-cell>
          <table:table-cell office:value-type="float" office:value="0.00243952" calcext:value-type="float">
            <text:p>0.00243952</text:p>
          </table:table-cell>
          <table:table-cell office:value-type="float" office:value="0.18181818" calcext:value-type="float">
            <text:p>0.18181818</text:p>
          </table:table-cell>
          <table:table-cell office:value-type="float" office:value="0.57142857" calcext:value-type="float">
            <text:p>0.57142857</text:p>
          </table:table-cell>
          <table:table-cell office:value-type="float" office:value="0.68181818" calcext:value-type="float">
            <text:p>0.68181818</text:p>
          </table:table-cell>
          <table:table-cell office:value-type="float" office:value="0.38961039" calcext:value-type="float">
            <text:p>0.38961039</text:p>
          </table:table-cell>
          <table:table-cell office:value-type="float" office:value="0.12396694" calcext:value-type="float">
            <text:p>0.12396694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8.18181818181818" calcext:value-type="float">
            <text:p>8.181818181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sMarriedTo&gt; <text:s/>?a <text:s/>?b <text:s/>&lt;hasChild&gt; <text:s/>?a <text:s text:c="2"/>=&gt; ?a <text:s/>&lt;hasChild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0402047" calcext:value-type="float">
            <text:p>0.00402047</text:p>
          </table:table-cell>
          <table:table-cell office:value-type="float" office:value="0.36666667" calcext:value-type="float">
            <text:p>0.36666667</text:p>
          </table:table-cell>
          <table:table-cell office:value-type="float" office:value="0.55" calcext:value-type="float">
            <text:p>0.55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18333333" calcext:value-type="float">
            <text:p>0.18333333</text:p>
          </table:table-cell>
          <table:table-cell office:value-type="float" office:value="0.12222222" calcext:value-type="float">
            <text:p>0.12222222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.66666666666667" calcext:value-type="float">
            <text:p>3.666666666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f <text:s/>?f <text:s/>&lt;isLocatedIn&gt; <text:s/>?b <text:s text:c="2"/>=&gt; ?a <text:s/>&lt;isCitizenOf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1392111" calcext:value-type="float">
            <text:p>0.01392111</text:p>
          </table:table-cell>
          <table:table-cell office:value-type="float" office:value="0.06818182" calcext:value-type="float">
            <text:p>0.06818182</text:p>
          </table:table-cell>
          <table:table-cell office:value-type="float" office:value="0.54545455" calcext:value-type="float">
            <text:p>0.54545455</text:p>
          </table:table-cell>
          <table:table-cell office:value-type="float" office:value="0.875" calcext:value-type="float">
            <text:p>0.875</text:p>
          </table:table-cell>
          <table:table-cell office:value-type="float" office:value="0.47727273" calcext:value-type="float">
            <text:p>0.47727273</text:p>
          </table:table-cell>
          <table:table-cell office:value-type="float" office:value="0.05965909" calcext:value-type="float">
            <text:p>0.05965909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5.25" calcext:value-type="float">
            <text:p>5.2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isCitizenOf&gt; <text:s/>?b <text:s text:c="2"/>=&gt; ?a <text:s/>&lt;isLocatedIn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0090171" calcext:value-type="float">
            <text:p>0.00090171</text:p>
          </table:table-cell>
          <table:table-cell office:value-type="float" office:value="0.09677419" calcext:value-type="float">
            <text:p>0.09677419</text:p>
          </table:table-cell>
          <table:table-cell office:value-type="float" office:value="0.54545455" calcext:value-type="float">
            <text:p>0.54545455</text:p>
          </table:table-cell>
          <table:table-cell office:value-type="float" office:value="0.82258065" calcext:value-type="float">
            <text:p>0.82258065</text:p>
          </table:table-cell>
          <table:table-cell office:value-type="float" office:value="0.44868035" calcext:value-type="float">
            <text:p>0.44868035</text:p>
          </table:table-cell>
          <table:table-cell office:value-type="float" office:value="0.07960458" calcext:value-type="float">
            <text:p>0.07960458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4.93548387096774" calcext:value-type="float">
            <text:p>4.93548387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wasBornIn&gt; <text:s/>?a <text:s/>?e <text:s/>&lt;isCitizenOf&gt; <text:s/>?b <text:s text:c="2"/>=&gt; ?a <text:s/>&lt;isLocatedIn&gt; <text:s/>?b</text:p>
          </table:table-cell>
          <table:table-cell office:value-type="float" office:value="0.00051443" calcext:value-type="float">
            <text:p>0.00051443</text:p>
          </table:table-cell>
          <table:table-cell office:value-type="float" office:value="0.00360685" calcext:value-type="float">
            <text:p>0.00360685</text:p>
          </table:table-cell>
          <table:table-cell office:value-type="float" office:value="0.23529412" calcext:value-type="float">
            <text:p>0.23529412</text:p>
          </table:table-cell>
          <table:table-cell office:value-type="float" office:value="0.52173913" calcext:value-type="float">
            <text:p>0.52173913</text:p>
          </table:table-cell>
          <table:table-cell office:value-type="float" office:value="0.54901961" calcext:value-type="float">
            <text:p>0.54901961</text:p>
          </table:table-cell>
          <table:table-cell office:value-type="float" office:value="0.28644501" calcext:value-type="float">
            <text:p>0.28644501</text:p>
          </table:table-cell>
          <table:table-cell office:value-type="float" office:value="0.12918108" calcext:value-type="float">
            <text:p>0.12918108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3.1764705882353" calcext:value-type="float">
            <text:p>13.176470588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PoliticianOf&gt; <text:s/>?b <text:s text:c="2"/>=&gt; ?a <text:s/>&lt;livesIn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1268499" calcext:value-type="float">
            <text:p>0.01268499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.5" calcext:value-type="float">
            <text:p>0.5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.34210526" calcext:value-type="float">
            <text:p>0.34210526</text:p>
          </table:table-cell>
          <table:table-cell office:value-type="float" office:value="0.10803324" calcext:value-type="float">
            <text:p>0.10803324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.10526315789474" calcext:value-type="float">
            <text:p>4.105263157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00027865" calcext:value-type="float">
            <text:p>0.00027865</text:p>
          </table:table-cell>
          <table:table-cell office:value-type="float" office:value="0.02748414" calcext:value-type="float">
            <text:p>0.02748414</text:p>
          </table:table-cell>
          <table:table-cell office:value-type="float" office:value="0.0171278" calcext:value-type="float">
            <text:p>0.0171278</text:p>
          </table:table-cell>
          <table:table-cell office:value-type="float" office:value="0.5" calcext:value-type="float">
            <text:p>0.5</text:p>
          </table:table-cell>
          <table:table-cell office:value-type="float" office:value="0.9657444" calcext:value-type="float">
            <text:p>0.9657444</text:p>
          </table:table-cell>
          <table:table-cell office:value-type="float" office:value="0.4828722" calcext:value-type="float">
            <text:p>0.4828722</text:p>
          </table:table-cell>
          <table:table-cell office:value-type="float" office:value="0.01654108" calcext:value-type="float">
            <text:p>0.01654108</text:p>
          </table:table-cell>
          <table:table-cell office:value-type="float" office:value="13" calcext:value-type="float">
            <text:p>13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float" office:value="12.5546772068511" calcext:value-type="float">
            <text:p>12.554677206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hasWonPrize&gt; <text:s/>?b <text:s text:c="2"/>=&gt; ?a <text:s/>&lt;hasWonPrize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0540541" calcext:value-type="float">
            <text:p>0.00540541</text:p>
          </table:table-cell>
          <table:table-cell office:value-type="float" office:value="0.06185567" calcext:value-type="float">
            <text:p>0.06185567</text:p>
          </table:table-cell>
          <table:table-cell office:value-type="float" office:value="0.5" calcext:value-type="float">
            <text:p>0.5</text:p>
          </table:table-cell>
          <table:table-cell office:value-type="float" office:value="0.87628866" calcext:value-type="float">
            <text:p>0.87628866</text:p>
          </table:table-cell>
          <table:table-cell office:value-type="float" office:value="0.43814433" calcext:value-type="float">
            <text:p>0.43814433</text:p>
          </table:table-cell>
          <table:table-cell office:value-type="float" office:value="0.05420342" calcext:value-type="float">
            <text:p>0.05420342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5.25773195876289" calcext:value-type="float">
            <text:p>5.257731958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LeaderOf&gt; <text:s/>?b <text:s/>?a <text:s/>&lt;livesIn&gt; <text:s/>?b <text:s text:c="2"/>=&gt; ?a <text:s/>&lt;wasBorn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109529" calcext:value-type="float">
            <text:p>0.00109529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isCitizenOf&gt; <text:s/>?b <text:s text:c="2"/>=&gt; ?a <text:s/>&lt;isCitizenOf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464037" calcext:value-type="float">
            <text:p>0.00464037</text:p>
          </table:table-cell>
          <table:table-cell office:value-type="float" office:value="0.18181818" calcext:value-type="float">
            <text:p>0.18181818</text:p>
          </table:table-cell>
          <table:table-cell office:value-type="float" office:value="0.5" calcext:value-type="float">
            <text:p>0.5</text:p>
          </table:table-cell>
          <table:table-cell office:value-type="float" office:value="0.63636364" calcext:value-type="float">
            <text:p>0.63636364</text:p>
          </table:table-cell>
          <table:table-cell office:value-type="float" office:value="0.31818182" calcext:value-type="float">
            <text:p>0.31818182</text:p>
          </table:table-cell>
          <table:table-cell office:value-type="float" office:value="0.11570248" calcext:value-type="float">
            <text:p>0.1157024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.27272727272727" calcext:value-type="float">
            <text:p>1.272727272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isCitizenOf&gt; <text:s/>?b <text:s text:c="2"/>=&gt; ?a <text:s/>&lt;isCitizenOf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464037" calcext:value-type="float">
            <text:p>0.00464037</text:p>
          </table:table-cell>
          <table:table-cell office:value-type="float" office:value="0.09090909" calcext:value-type="float">
            <text:p>0.09090909</text:p>
          </table:table-cell>
          <table:table-cell office:value-type="float" office:value="0.5" calcext:value-type="float">
            <text:p>0.5</text:p>
          </table:table-cell>
          <table:table-cell office:value-type="float" office:value="0.81818182" calcext:value-type="float">
            <text:p>0.81818182</text:p>
          </table:table-cell>
          <table:table-cell office:value-type="float" office:value="0.40909091" calcext:value-type="float">
            <text:p>0.40909091</text:p>
          </table:table-cell>
          <table:table-cell office:value-type="float" office:value="0.07438017" calcext:value-type="float">
            <text:p>0.0743801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.63636363636364" calcext:value-type="float">
            <text:p>1.636363636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rected&gt; <text:s/>?b <text:s/>?a <text:s/>&lt;created&gt; <text:s/>?b <text:s text:c="2"/>=&gt; ?a <text:s/>&lt;actedIn&gt; <text:s/>?b</text:p>
          </table:table-cell>
          <table:table-cell office:value-type="float" office:value="0.00042869" calcext:value-type="float">
            <text:p>0.00042869</text:p>
          </table:table-cell>
          <table:table-cell office:value-type="float" office:value="0.00406587" calcext:value-type="float">
            <text:p>0.00406587</text:p>
          </table:table-cell>
          <table:table-cell office:value-type="float" office:value="0.09009009" calcext:value-type="float">
            <text:p>0.09009009</text:p>
          </table:table-cell>
          <table:table-cell office:value-type="float" office:value="0.5" calcext:value-type="float">
            <text:p>0.5</text:p>
          </table:table-cell>
          <table:table-cell office:value-type="float" office:value="0.81981982" calcext:value-type="float">
            <text:p>0.81981982</text:p>
          </table:table-cell>
          <table:table-cell office:value-type="float" office:value="0.40990991" calcext:value-type="float">
            <text:p>0.40990991</text:p>
          </table:table-cell>
          <table:table-cell office:value-type="float" office:value="0.07385764" calcext:value-type="float">
            <text:p>0.07385764</text:p>
          </table:table-cell>
          <table:table-cell office:value-type="float" office:value="20" calcext:value-type="float">
            <text:p>20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16.3963963963964" calcext:value-type="float">
            <text:p>16.396396396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00047156" calcext:value-type="float">
            <text:p>0.00047156</text:p>
          </table:table-cell>
          <table:table-cell office:value-type="float" office:value="0.04651163" calcext:value-type="float">
            <text:p>0.04651163</text:p>
          </table:table-cell>
          <table:table-cell office:value-type="float" office:value="0.05104408" calcext:value-type="float">
            <text:p>0.05104408</text:p>
          </table:table-cell>
          <table:table-cell office:value-type="float" office:value="0.48888889" calcext:value-type="float">
            <text:p>0.48888889</text:p>
          </table:table-cell>
          <table:table-cell office:value-type="float" office:value="0.89559165" calcext:value-type="float">
            <text:p>0.89559165</text:p>
          </table:table-cell>
          <table:table-cell office:value-type="float" office:value="0.43784481" calcext:value-type="float">
            <text:p>0.43784481</text:p>
          </table:table-cell>
          <table:table-cell office:value-type="float" office:value="0.04571465" calcext:value-type="float">
            <text:p>0.04571465</text:p>
          </table:table-cell>
          <table:table-cell office:value-type="float" office:value="22" calcext:value-type="float">
            <text:p>22</text:p>
          </table:table-cell>
          <table:table-cell office:value-type="float" office:value="431" calcext:value-type="float">
            <text:p>431</text:p>
          </table:table-cell>
          <table:table-cell table:number-columns-repeated="2" office:value-type="float" office:value="19.7030162412993" calcext:value-type="float">
            <text:p>19.703016241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diedIn&gt; <text:s/>?b <text:s text:c="2"/>=&gt; ?a <text:s/>&lt;diedIn&gt; <text:s/>?b</text:p>
          </table:table-cell>
          <table:table-cell office:value-type="float" office:value="0.00030008" calcext:value-type="float">
            <text:p>0.00030008</text:p>
          </table:table-cell>
          <table:table-cell office:value-type="float" office:value="0.01844532" calcext:value-type="float">
            <text:p>0.01844532</text:p>
          </table:table-cell>
          <table:table-cell office:value-type="float" office:value="0.13333333" calcext:value-type="float">
            <text:p>0.13333333</text:p>
          </table:table-cell>
          <table:table-cell office:value-type="float" office:value="0.48275862" calcext:value-type="float">
            <text:p>0.48275862</text:p>
          </table:table-cell>
          <table:table-cell office:value-type="float" office:value="0.72380952" calcext:value-type="float">
            <text:p>0.72380952</text:p>
          </table:table-cell>
          <table:table-cell office:value-type="float" office:value="0.34942529" calcext:value-type="float">
            <text:p>0.34942529</text:p>
          </table:table-cell>
          <table:table-cell office:value-type="float" office:value="0.09650794" calcext:value-type="float">
            <text:p>0.09650794</text:p>
          </table:table-cell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.1333333333333" calcext:value-type="float">
            <text:p>10.133333333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diedIn&gt; <text:s/>?b <text:s text:c="2"/>=&gt; ?a <text:s/>&lt;diedIn&gt; <text:s/>?b</text:p>
          </table:table-cell>
          <table:table-cell office:value-type="float" office:value="0.00030008" calcext:value-type="float">
            <text:p>0.00030008</text:p>
          </table:table-cell>
          <table:table-cell office:value-type="float" office:value="0.01844532" calcext:value-type="float">
            <text:p>0.01844532</text:p>
          </table:table-cell>
          <table:table-cell office:value-type="float" office:value="0.08235294" calcext:value-type="float">
            <text:p>0.08235294</text:p>
          </table:table-cell>
          <table:table-cell office:value-type="float" office:value="0.48275862" calcext:value-type="float">
            <text:p>0.48275862</text:p>
          </table:table-cell>
          <table:table-cell office:value-type="float" office:value="0.82941176" calcext:value-type="float">
            <text:p>0.82941176</text:p>
          </table:table-cell>
          <table:table-cell office:value-type="float" office:value="0.40040568" calcext:value-type="float">
            <text:p>0.40040568</text:p>
          </table:table-cell>
          <table:table-cell office:value-type="float" office:value="0.0683045" calcext:value-type="float">
            <text:p>0.0683045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1.6117647058824" calcext:value-type="float">
            <text:p>11.611764705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hasCapital&gt; <text:s/>?a <text:s text:c="2"/>=&gt; ?a <text:s/>&lt;isLocatedIn&gt; <text:s/>?b</text:p>
          </table:table-cell>
          <table:table-cell office:value-type="float" office:value="0.0006216" calcext:value-type="float">
            <text:p>0.0006216</text:p>
          </table:table-cell>
          <table:table-cell office:value-type="float" office:value="0.00435828" calcext:value-type="float">
            <text:p>0.00435828</text:p>
          </table:table-cell>
          <table:table-cell office:value-type="float" office:value="0.09731544" calcext:value-type="float">
            <text:p>0.09731544</text:p>
          </table:table-cell>
          <table:table-cell office:value-type="float" office:value="0.47540984" calcext:value-type="float">
            <text:p>0.47540984</text:p>
          </table:table-cell>
          <table:table-cell office:value-type="float" office:value="0.79530201" calcext:value-type="float">
            <text:p>0.79530201</text:p>
          </table:table-cell>
          <table:table-cell office:value-type="float" office:value="0.3780944" calcext:value-type="float">
            <text:p>0.3780944</text:p>
          </table:table-cell>
          <table:table-cell office:value-type="float" office:value="0.07739516" calcext:value-type="float">
            <text:p>0.07739516</text:p>
          </table:table-cell>
          <table:table-cell office:value-type="float" office:value="29" calcext:value-type="float">
            <text:p>29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23.0637583892617" calcext:value-type="float">
            <text:p>23.063758389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hasCapital&gt; <text:s/>?f <text:s text:c="2"/>=&gt; ?a <text:s/>&lt;isCitizenOf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1160093" calcext:value-type="float">
            <text:p>0.01160093</text:p>
          </table:table-cell>
          <table:table-cell office:value-type="float" office:value="0.09803922" calcext:value-type="float">
            <text:p>0.09803922</text:p>
          </table:table-cell>
          <table:table-cell office:value-type="float" office:value="0.45454545" calcext:value-type="float">
            <text:p>0.45454545</text:p>
          </table:table-cell>
          <table:table-cell office:value-type="float" office:value="0.78431373" calcext:value-type="float">
            <text:p>0.78431373</text:p>
          </table:table-cell>
          <table:table-cell office:value-type="float" office:value="0.35650624" calcext:value-type="float">
            <text:p>0.35650624</text:p>
          </table:table-cell>
          <table:table-cell office:value-type="float" office:value="0.0768935" calcext:value-type="float">
            <text:p>0.0768935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.92156862745098" calcext:value-type="float">
            <text:p>3.921568627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iedIn&gt; <text:s/>?a <text:s/>?e <text:s/>&lt;isCitizenOf&gt; <text:s/>?b <text:s text:c="2"/>=&gt; ?a <text:s/>&lt;isLocatedIn&gt; <text:s/>?b</text:p>
          </table:table-cell>
          <table:table-cell office:value-type="float" office:value="0.00032152" calcext:value-type="float">
            <text:p>0.00032152</text:p>
          </table:table-cell>
          <table:table-cell office:value-type="float" office:value="0.00225428" calcext:value-type="float">
            <text:p>0.00225428</text:p>
          </table:table-cell>
          <table:table-cell office:value-type="float" office:value="0.28846154" calcext:value-type="float">
            <text:p>0.28846154</text:p>
          </table:table-cell>
          <table:table-cell office:value-type="float" office:value="0.44117647" calcext:value-type="float">
            <text:p>0.44117647</text:p>
          </table:table-cell>
          <table:table-cell office:value-type="float" office:value="0.34615385" calcext:value-type="float">
            <text:p>0.34615385</text:p>
          </table:table-cell>
          <table:table-cell office:value-type="float" office:value="0.15271493" calcext:value-type="float">
            <text:p>0.15271493</text:p>
          </table:table-cell>
          <table:table-cell office:value-type="float" office:value="0.09985207" calcext:value-type="float">
            <text:p>0.0998520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.19230769230769" calcext:value-type="float">
            <text:p>5.192307692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produced&gt; <text:s/>?b <text:s text:c="2"/>=&gt; ?a <text:s/>&lt;actedIn&gt; <text:s/>?b</text:p>
          </table:table-cell>
          <table:table-cell office:value-type="float" office:value="0.00128606" calcext:value-type="float">
            <text:p>0.00128606</text:p>
          </table:table-cell>
          <table:table-cell office:value-type="float" office:value="0.0121976" calcext:value-type="float">
            <text:p>0.0121976</text:p>
          </table:table-cell>
          <table:table-cell office:value-type="float" office:value="0.0974026" calcext:value-type="float">
            <text:p>0.0974026</text:p>
          </table:table-cell>
          <table:table-cell office:value-type="float" office:value="0.43165468" calcext:value-type="float">
            <text:p>0.43165468</text:p>
          </table:table-cell>
          <table:table-cell office:value-type="float" office:value="0.77435065" calcext:value-type="float">
            <text:p>0.77435065</text:p>
          </table:table-cell>
          <table:table-cell office:value-type="float" office:value="0.33425208" calcext:value-type="float">
            <text:p>0.33425208</text:p>
          </table:table-cell>
          <table:table-cell office:value-type="float" office:value="0.07542376" calcext:value-type="float">
            <text:p>0.07542376</text:p>
          </table:table-cell>
          <table:table-cell office:value-type="float" office:value="60" calcext:value-type="float">
            <text:p>60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46.461038961039" calcext:value-type="float">
            <text:p>46.46103896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graduatedFrom&gt; <text:s/>?b <text:s text:c="2"/>=&gt; ?a <text:s/>&lt;graduatedFrom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813008" calcext:value-type="float">
            <text:p>0.00813008</text:p>
          </table:table-cell>
          <table:table-cell office:value-type="float" office:value="0.15" calcext:value-type="float">
            <text:p>0.15</text:p>
          </table:table-cell>
          <table:table-cell office:value-type="float" office:value="0.42857143" calcext:value-type="float">
            <text:p>0.42857143</text:p>
          </table:table-cell>
          <table:table-cell office:value-type="float" office:value="0.65" calcext:value-type="float">
            <text:p>0.65</text:p>
          </table:table-cell>
          <table:table-cell office:value-type="float" office:value="0.27857143" calcext:value-type="float">
            <text:p>0.27857143</text:p>
          </table:table-cell>
          <table:table-cell office:value-type="float" office:value="0.0975" calcext:value-type="float">
            <text:p>0.097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.95" calcext:value-type="float">
            <text:p>1.9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graduatedFrom&gt; <text:s/>?b <text:s text:c="2"/>=&gt; ?a <text:s/>&lt;graduatedFrom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813008" calcext:value-type="float">
            <text:p>0.00813008</text:p>
          </table:table-cell>
          <table:table-cell office:value-type="float" office:value="0.08571429" calcext:value-type="float">
            <text:p>0.08571429</text:p>
          </table:table-cell>
          <table:table-cell office:value-type="float" office:value="0.42857143" calcext:value-type="float">
            <text:p>0.42857143</text:p>
          </table:table-cell>
          <table:table-cell office:value-type="float" office:value="0.8" calcext:value-type="float">
            <text:p>0.8</text:p>
          </table:table-cell>
          <table:table-cell office:value-type="float" office:value="0.34285714" calcext:value-type="float">
            <text:p>0.34285714</text:p>
          </table:table-cell>
          <table:table-cell office:value-type="float" office:value="0.06857143" calcext:value-type="float">
            <text:p>0.06857143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CitizenOf&gt; <text:s/>?b <text:s/>?e <text:s/>&lt;isLocatedIn&gt; <text:s/>?a <text:s text:c="2"/>=&gt; ?a <text:s/>&lt;isLocatedIn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0090171" calcext:value-type="float">
            <text:p>0.00090171</text:p>
          </table:table-cell>
          <table:table-cell office:value-type="float" office:value="0.21428571" calcext:value-type="float">
            <text:p>0.21428571</text:p>
          </table:table-cell>
          <table:table-cell office:value-type="float" office:value="0.42857143" calcext:value-type="float">
            <text:p>0.42857143</text:p>
          </table:table-cell>
          <table:table-cell office:value-type="float" office:value="0.5" calcext:value-type="float">
            <text:p>0.5</text:p>
          </table:table-cell>
          <table:table-cell office:value-type="float" office:value="0.21428571" calcext:value-type="float">
            <text:p>0.21428571</text:p>
          </table:table-cell>
          <table:table-cell office:value-type="float" office:value="0.10714286" calcext:value-type="float">
            <text:p>0.10714286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hasCapital&gt; <text:s/>?f <text:s text:c="2"/>=&gt; ?a <text:s/>&lt;livesIn&gt; <text:s/>?b</text:p>
          </table:table-cell>
          <table:table-cell office:value-type="float" office:value="0.00042869" calcext:value-type="float">
            <text:p>0.00042869</text:p>
          </table:table-cell>
          <table:table-cell office:value-type="float" office:value="0.0422833" calcext:value-type="float">
            <text:p>0.0422833</text:p>
          </table:table-cell>
          <table:table-cell table:number-columns-repeated="2" office:value-type="float" office:value="0.39215686" calcext:value-type="float">
            <text:p>0.392156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9215686" calcext:value-type="float">
            <text:p>0.39215686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0.01440391" calcext:value-type="float">
            <text:p>0.01440391</text:p>
          </table:table-cell>
          <table:table-cell office:value-type="float" office:value="0.24561404" calcext:value-type="float">
            <text:p>0.24561404</text:p>
          </table:table-cell>
          <table:table-cell table:number-columns-repeated="2" office:value-type="float" office:value="0.39069767" calcext:value-type="float">
            <text:p>0.390697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9069767" calcext:value-type="float">
            <text:p>0.39069767</text:p>
          </table:table-cell>
          <table:table-cell office:value-type="float" office:value="672" calcext:value-type="float">
            <text:p>672</text:p>
          </table:table-cell>
          <table:table-cell office:value-type="float" office:value="1720" calcext:value-type="float">
            <text:p>1720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LocatedIn&gt; <text:s/>?f <text:s/>?f <text:s/>&lt;isLocatedIn&gt; <text:s/>?b <text:s text:c="2"/>=&gt; ?a <text:s/>&lt;isCitizenOf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162413" calcext:value-type="float">
            <text:p>0.0162413</text:p>
          </table:table-cell>
          <table:table-cell office:value-type="float" office:value="0.00641026" calcext:value-type="float">
            <text:p>0.00641026</text:p>
          </table:table-cell>
          <table:table-cell office:value-type="float" office:value="0.38888889" calcext:value-type="float">
            <text:p>0.38888889</text:p>
          </table:table-cell>
          <table:table-cell office:value-type="float" office:value="0.98351648" calcext:value-type="float">
            <text:p>0.98351648</text:p>
          </table:table-cell>
          <table:table-cell office:value-type="float" office:value="0.38247863" calcext:value-type="float">
            <text:p>0.38247863</text:p>
          </table:table-cell>
          <table:table-cell office:value-type="float" office:value="0.00630459" calcext:value-type="float">
            <text:p>0.00630459</text:p>
          </table:table-cell>
          <table:table-cell office:value-type="float" office:value="7" calcext:value-type="float">
            <text:p>7</text:p>
          </table:table-cell>
          <table:table-cell office:value-type="float" office:value="1092" calcext:value-type="float">
            <text:p>1092</text:p>
          </table:table-cell>
          <table:table-cell table:number-columns-repeated="2" office:value-type="float" office:value="6.88461538461538" calcext:value-type="float">
            <text:p>6.884615384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hild&gt; <text:s/>?f <text:s/>?b <text:s/>&lt;hasChild&gt; <text:s/>?f <text:s text:c="2"/>=&gt; ?a <text:s/>&lt;isMarriedTo&gt; <text:s/>?b</text:p>
          </table:table-cell>
          <table:table-cell office:value-type="float" office:value="0.00628028" calcext:value-type="float">
            <text:p>0.00628028</text:p>
          </table:table-cell>
          <table:table-cell office:value-type="float" office:value="0.17576485" calcext:value-type="float">
            <text:p>0.17576485</text:p>
          </table:table-cell>
          <table:table-cell office:value-type="float" office:value="0.14694082" calcext:value-type="float">
            <text:p>0.14694082</text:p>
          </table:table-cell>
          <table:table-cell office:value-type="float" office:value="0.38501971" calcext:value-type="float">
            <text:p>0.38501971</text:p>
          </table:table-cell>
          <table:table-cell office:value-type="float" office:value="0.61835507" calcext:value-type="float">
            <text:p>0.61835507</text:p>
          </table:table-cell>
          <table:table-cell office:value-type="float" office:value="0.23807889" calcext:value-type="float">
            <text:p>0.23807889</text:p>
          </table:table-cell>
          <table:table-cell office:value-type="float" office:value="0.0908616" calcext:value-type="float">
            <text:p>0.0908616</text:p>
          </table:table-cell>
          <table:table-cell office:value-type="float" office:value="293" calcext:value-type="float">
            <text:p>293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181.178034102307" calcext:value-type="float">
            <text:p>181.178034102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f <text:s/>?f <text:s/>&lt;hasCapital&gt; <text:s/>?b <text:s text:c="2"/>=&gt; ?a <text:s/>&lt;diedIn&gt; <text:s/>?b</text:p>
          </table:table-cell>
          <table:table-cell office:value-type="float" office:value="0.00051443" calcext:value-type="float">
            <text:p>0.00051443</text:p>
          </table:table-cell>
          <table:table-cell office:value-type="float" office:value="0.03162055" calcext:value-type="float">
            <text:p>0.03162055</text:p>
          </table:table-cell>
          <table:table-cell office:value-type="float" office:value="0.06138107" calcext:value-type="float">
            <text:p>0.06138107</text:p>
          </table:table-cell>
          <table:table-cell office:value-type="float" office:value="0.38095238" calcext:value-type="float">
            <text:p>0.38095238</text:p>
          </table:table-cell>
          <table:table-cell office:value-type="float" office:value="0.83887468" calcext:value-type="float">
            <text:p>0.83887468</text:p>
          </table:table-cell>
          <table:table-cell office:value-type="float" office:value="0.31957131" calcext:value-type="float">
            <text:p>0.31957131</text:p>
          </table:table-cell>
          <table:table-cell office:value-type="float" office:value="0.05149103" calcext:value-type="float">
            <text:p>0.05149103</text:p>
          </table:table-cell>
          <table:table-cell office:value-type="float" office:value="24" calcext:value-type="float">
            <text:p>24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20.1329923273657" calcext:value-type="float">
            <text:p>20.132992327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actedIn&gt; <text:s/>?b <text:s text:c="2"/>=&gt; ?a <text:s/>&lt;produced&gt; <text:s/>?b</text:p>
          </table:table-cell>
          <table:table-cell office:value-type="float" office:value="0.00128606" calcext:value-type="float">
            <text:p>0.00128606</text:p>
          </table:table-cell>
          <table:table-cell office:value-type="float" office:value="0.0974026" calcext:value-type="float">
            <text:p>0.0974026</text:p>
          </table:table-cell>
          <table:table-cell office:value-type="float" office:value="0.0121976" calcext:value-type="float">
            <text:p>0.0121976</text:p>
          </table:table-cell>
          <table:table-cell office:value-type="float" office:value="0.37974684" calcext:value-type="float">
            <text:p>0.37974684</text:p>
          </table:table-cell>
          <table:table-cell office:value-type="float" office:value="0.96787965" calcext:value-type="float">
            <text:p>0.96787965</text:p>
          </table:table-cell>
          <table:table-cell office:value-type="float" office:value="0.36754923" calcext:value-type="float">
            <text:p>0.36754923</text:p>
          </table:table-cell>
          <table:table-cell office:value-type="float" office:value="0.01180581" calcext:value-type="float">
            <text:p>0.01180581</text:p>
          </table:table-cell>
          <table:table-cell office:value-type="float" office:value="60" calcext:value-type="float">
            <text:p>60</text:p>
          </table:table-cell>
          <table:table-cell office:value-type="float" office:value="4919" calcext:value-type="float">
            <text:p>4919</text:p>
          </table:table-cell>
          <table:table-cell table:number-columns-repeated="2" office:value-type="float" office:value="58.072779020126" calcext:value-type="float">
            <text:p>58.072779020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asBornIn&gt; <text:s/>?f <text:s/>?f <text:s/>&lt;isLocatedIn&gt; <text:s/>?b <text:s text:c="2"/>=&gt; ?a <text:s/>&lt;isCitizenOf&gt; <text:s/>?b</text:p>
          </table:table-cell>
          <table:table-cell office:value-type="float" office:value="0.00057873" calcext:value-type="float">
            <text:p>0.00057873</text:p>
          </table:table-cell>
          <table:table-cell office:value-type="float" office:value="0.06264501" calcext:value-type="float">
            <text:p>0.06264501</text:p>
          </table:table-cell>
          <table:table-cell office:value-type="float" office:value="0.04054054" calcext:value-type="float">
            <text:p>0.04054054</text:p>
          </table:table-cell>
          <table:table-cell office:value-type="float" office:value="0.36486486" calcext:value-type="float">
            <text:p>0.36486486</text:p>
          </table:table-cell>
          <table:table-cell office:value-type="float" office:value="0.88888889" calcext:value-type="float">
            <text:p>0.88888889</text:p>
          </table:table-cell>
          <table:table-cell office:value-type="float" office:value="0.32432432" calcext:value-type="float">
            <text:p>0.32432432</text:p>
          </table:table-cell>
          <table:table-cell office:value-type="float" office:value="0.03603604" calcext:value-type="float">
            <text:p>0.03603604</text:p>
          </table:table-cell>
          <table:table-cell office:value-type="float" office:value="27" calcext:value-type="float">
            <text:p>27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isLocatedIn&gt; <text:s/>?b <text:s text:c="2"/>=&gt; ?a <text:s/>&lt;isLocatedIn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0060114" calcext:value-type="float">
            <text:p>0.00060114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0.36363636" calcext:value-type="float">
            <text:p>0.36363636</text:p>
          </table:table-cell>
          <table:table-cell office:value-type="float" office:value="0.85526316" calcext:value-type="float">
            <text:p>0.85526316</text:p>
          </table:table-cell>
          <table:table-cell office:value-type="float" office:value="0.31100478" calcext:value-type="float">
            <text:p>0.31100478</text:p>
          </table:table-cell>
          <table:table-cell office:value-type="float" office:value="0.04501385" calcext:value-type="float">
            <text:p>0.04501385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3.42105263157895" calcext:value-type="float">
            <text:p>3.421052631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00027865" calcext:value-type="float">
            <text:p>0.00027865</text:p>
          </table:table-cell>
          <table:table-cell office:value-type="float" office:value="0.0171278" calcext:value-type="float">
            <text:p>0.0171278</text:p>
          </table:table-cell>
          <table:table-cell office:value-type="float" office:value="0.02748414" calcext:value-type="float">
            <text:p>0.02748414</text:p>
          </table:table-cell>
          <table:table-cell office:value-type="float" office:value="0.36111111" calcext:value-type="float">
            <text:p>0.36111111</text:p>
          </table:table-cell>
          <table:table-cell office:value-type="float" office:value="0.92389006" calcext:value-type="float">
            <text:p>0.92389006</text:p>
          </table:table-cell>
          <table:table-cell office:value-type="float" office:value="0.33362697" calcext:value-type="float">
            <text:p>0.33362697</text:p>
          </table:table-cell>
          <table:table-cell office:value-type="float" office:value="0.02539233" calcext:value-type="float">
            <text:p>0.02539233</text:p>
          </table:table-cell>
          <table:table-cell office:value-type="float" office:value="13" calcext:value-type="float">
            <text:p>13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12.0105708245243" calcext:value-type="float">
            <text:p>12.010570824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rected&gt; <text:s/>?b <text:s text:c="2"/>=&gt; ?a <text:s/>&lt;actedIn&gt; <text:s/>?b</text:p>
          </table:table-cell>
          <table:table-cell office:value-type="float" office:value="0.00128606" calcext:value-type="float">
            <text:p>0.00128606</text:p>
          </table:table-cell>
          <table:table-cell office:value-type="float" office:value="0.0121976" calcext:value-type="float">
            <text:p>0.0121976</text:p>
          </table:table-cell>
          <table:table-cell office:value-type="float" office:value="0.06403415" calcext:value-type="float">
            <text:p>0.06403415</text:p>
          </table:table-cell>
          <table:table-cell office:value-type="float" office:value="0.34090909" calcext:value-type="float">
            <text:p>0.34090909</text:p>
          </table:table-cell>
          <table:table-cell office:value-type="float" office:value="0.81216649" calcext:value-type="float">
            <text:p>0.81216649</text:p>
          </table:table-cell>
          <table:table-cell office:value-type="float" office:value="0.27687494" calcext:value-type="float">
            <text:p>0.27687494</text:p>
          </table:table-cell>
          <table:table-cell office:value-type="float" office:value="0.05200639" calcext:value-type="float">
            <text:p>0.05200639</text:p>
          </table:table-cell>
          <table:table-cell office:value-type="float" office:value="60" calcext:value-type="float">
            <text:p>60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float" office:value="48.7299893276414" calcext:value-type="float">
            <text:p>48.729989327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.01268499" calcext:value-type="float">
            <text:p>0.01268499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96194503" calcext:value-type="float">
            <text:p>0.96194503</text:p>
          </table:table-cell>
          <table:table-cell office:value-type="float" office:value="0.32064834" calcext:value-type="float">
            <text:p>0.32064834</text:p>
          </table:table-cell>
          <table:table-cell office:value-type="float" office:value="0.01220226" calcext:value-type="float">
            <text:p>0.01220226</text:p>
          </table:table-cell>
          <table:table-cell office:value-type="float" office:value="6" calcext:value-type="float">
            <text:p>6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5.77167019027484" calcext:value-type="float">
            <text:p>5.771670190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00047156" calcext:value-type="float">
            <text:p>0.00047156</text:p>
          </table:table-cell>
          <table:table-cell office:value-type="float" office:value="0.05104408" calcext:value-type="float">
            <text:p>0.05104408</text:p>
          </table:table-cell>
          <table:table-cell office:value-type="float" office:value="0.04651163" calcext:value-type="float">
            <text:p>0.04651163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86046512" calcext:value-type="float">
            <text:p>0.86046512</text:p>
          </table:table-cell>
          <table:table-cell office:value-type="float" office:value="0.28682171" calcext:value-type="float">
            <text:p>0.28682171</text:p>
          </table:table-cell>
          <table:table-cell office:value-type="float" office:value="0.04002163" calcext:value-type="float">
            <text:p>0.04002163</text:p>
          </table:table-cell>
          <table:table-cell office:value-type="float" office:value="22" calcext:value-type="float">
            <text:p>22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18.9302325581395" calcext:value-type="float">
            <text:p>18.930232558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AcademicAdvisor&gt; <text:s/>?f <text:s/>?f <text:s/>&lt;worksAt&gt; <text:s/>?b <text:s text:c="2"/>=&gt; ?a <text:s/>&lt;worksAt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4166667" calcext:value-type="float">
            <text:p>0.04166667</text:p>
          </table:table-cell>
          <table:table-cell office:value-type="float" office:value="0.15384615" calcext:value-type="float">
            <text:p>0.15384615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53846154" calcext:value-type="float">
            <text:p>0.53846154</text:p>
          </table:table-cell>
          <table:table-cell office:value-type="float" office:value="0.17948718" calcext:value-type="float">
            <text:p>0.17948718</text:p>
          </table:table-cell>
          <table:table-cell office:value-type="float" office:value="0.08284024" calcext:value-type="float">
            <text:p>0.08284024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.15384615384615" calcext:value-type="float">
            <text:p>2.153846153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AcademicAdvisor&gt; <text:s/>?a <text:s/>?e <text:s/>&lt;worksAt&gt; <text:s/>?b <text:s text:c="2"/>=&gt; ?a <text:s/>&lt;worksAt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4166667" calcext:value-type="float">
            <text:p>0.04166667</text:p>
          </table:table-cell>
          <table:table-cell office:value-type="float" office:value="0.09756098" calcext:value-type="float">
            <text:p>0.09756098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70731707" calcext:value-type="float">
            <text:p>0.70731707</text:p>
          </table:table-cell>
          <table:table-cell office:value-type="float" office:value="0.23577236" calcext:value-type="float">
            <text:p>0.23577236</text:p>
          </table:table-cell>
          <table:table-cell office:value-type="float" office:value="0.06900654" calcext:value-type="float">
            <text:p>0.06900654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.82926829268293" calcext:value-type="float">
            <text:p>2.829268292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graduatedFrom&gt; <text:s/>?b <text:s text:c="2"/>=&gt; ?a <text:s/>&lt;graduatedFrom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813008" calcext:value-type="float">
            <text:p>0.00813008</text:p>
          </table:table-cell>
          <table:table-cell office:value-type="float" office:value="0.06382979" calcext:value-type="float">
            <text:p>0.06382979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80851064" calcext:value-type="float">
            <text:p>0.80851064</text:p>
          </table:table-cell>
          <table:table-cell office:value-type="float" office:value="0.26950355" calcext:value-type="float">
            <text:p>0.26950355</text:p>
          </table:table-cell>
          <table:table-cell office:value-type="float" office:value="0.05160706" calcext:value-type="float">
            <text:p>0.0516070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.42553191489362" calcext:value-type="float">
            <text:p>2.425531914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graduatedFrom&gt; <text:s/>?b <text:s text:c="2"/>=&gt; ?a <text:s/>&lt;graduatedFrom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813008" calcext:value-type="float">
            <text:p>0.0081300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30208333" calcext:value-type="float">
            <text:p>0.30208333</text:p>
          </table:table-cell>
          <table:table-cell office:value-type="float" office:value="0.02832031" calcext:value-type="float">
            <text:p>0.02832031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2.71875" calcext:value-type="float">
            <text:p>2.7187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AcademicAdvisor&gt; <text:s/>?a <text:s/>?e <text:s/>&lt;graduatedFrom&gt; <text:s/>?b <text:s text:c="2"/>=&gt; ?a <text:s/>&lt;graduatedFrom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1084011" calcext:value-type="float">
            <text:p>0.01084011</text:p>
          </table:table-cell>
          <table:table-cell office:value-type="float" office:value="0.08888889" calcext:value-type="float">
            <text:p>0.08888889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73333333" calcext:value-type="float">
            <text:p>0.73333333</text:p>
          </table:table-cell>
          <table:table-cell office:value-type="float" office:value="0.24444444" calcext:value-type="float">
            <text:p>0.24444444</text:p>
          </table:table-cell>
          <table:table-cell office:value-type="float" office:value="0.06518519" calcext:value-type="float">
            <text:p>0.06518519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.93333333333333" calcext:value-type="float">
            <text:p>2.933333333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directed&gt; <text:s/>?b <text:s text:c="2"/>=&gt; ?a <text:s/>&lt;actedIn&gt; <text:s/>?b</text:p>
          </table:table-cell>
          <table:table-cell office:value-type="float" office:value="0.0006216" calcext:value-type="float">
            <text:p>0.0006216</text:p>
          </table:table-cell>
          <table:table-cell office:value-type="float" office:value="0.00589551" calcext:value-type="float">
            <text:p>0.00589551</text:p>
          </table:table-cell>
          <table:table-cell office:value-type="float" office:value="0.116" calcext:value-type="float">
            <text:p>0.116</text:p>
          </table:table-cell>
          <table:table-cell office:value-type="float" office:value="0.32954545" calcext:value-type="float">
            <text:p>0.32954545</text:p>
          </table:table-cell>
          <table:table-cell office:value-type="float" office:value="0.648" calcext:value-type="float">
            <text:p>0.648</text:p>
          </table:table-cell>
          <table:table-cell office:value-type="float" office:value="0.21354545" calcext:value-type="float">
            <text:p>0.21354545</text:p>
          </table:table-cell>
          <table:table-cell office:value-type="float" office:value="0.075168" calcext:value-type="float">
            <text:p>0.075168</text:p>
          </table:table-cell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8.792" calcext:value-type="float">
            <text:p>18.79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wasBornIn&gt; <text:s/>?b <text:s text:c="2"/>=&gt; ?a <text:s/>&lt;wasBornIn&gt; <text:s/>?b</text:p>
          </table:table-cell>
          <table:table-cell office:value-type="float" office:value="0.00032152" calcext:value-type="float">
            <text:p>0.00032152</text:p>
          </table:table-cell>
          <table:table-cell office:value-type="float" office:value="0.00821468" calcext:value-type="float">
            <text:p>0.00821468</text:p>
          </table:table-cell>
          <table:table-cell office:value-type="float" office:value="0.09146341" calcext:value-type="float">
            <text:p>0.09146341</text:p>
          </table:table-cell>
          <table:table-cell office:value-type="float" office:value="0.32608696" calcext:value-type="float">
            <text:p>0.32608696</text:p>
          </table:table-cell>
          <table:table-cell office:value-type="float" office:value="0.7195122" calcext:value-type="float">
            <text:p>0.7195122</text:p>
          </table:table-cell>
          <table:table-cell office:value-type="float" office:value="0.23462354" calcext:value-type="float">
            <text:p>0.23462354</text:p>
          </table:table-cell>
          <table:table-cell office:value-type="float" office:value="0.06580904" calcext:value-type="float">
            <text:p>0.06580904</text:p>
          </table:table-cell>
          <table:table-cell office:value-type="float" office:value="15" calcext:value-type="float">
            <text:p>15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0.7926829268293" calcext:value-type="float">
            <text:p>10.792682926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diedIn&gt; <text:s/>?b <text:s text:c="2"/>=&gt; ?a <text:s/>&lt;wasBornIn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060241" calcext:value-type="float">
            <text:p>0.0060241</text:p>
          </table:table-cell>
          <table:table-cell office:value-type="float" office:value="0.04029304" calcext:value-type="float">
            <text:p>0.04029304</text:p>
          </table:table-cell>
          <table:table-cell office:value-type="float" office:value="0.32352941" calcext:value-type="float">
            <text:p>0.32352941</text:p>
          </table:table-cell>
          <table:table-cell office:value-type="float" office:value="0.87545788" calcext:value-type="float">
            <text:p>0.87545788</text:p>
          </table:table-cell>
          <table:table-cell office:value-type="float" office:value="0.28323637" calcext:value-type="float">
            <text:p>0.28323637</text:p>
          </table:table-cell>
          <table:table-cell office:value-type="float" office:value="0.03527486" calcext:value-type="float">
            <text:p>0.03527486</text:p>
          </table:table-cell>
          <table:table-cell office:value-type="float" office:value="11" calcext:value-type="float">
            <text:p>11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9.63003663003663" calcext:value-type="float">
            <text:p>9.6300366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wasBornIn&gt; <text:s/>?b <text:s text:c="2"/>=&gt; ?a <text:s/>&lt;diedIn&gt; <text:s/>?b</text:p>
          </table:table-cell>
          <table:table-cell office:value-type="float" office:value="0.00019291" calcext:value-type="float">
            <text:p>0.00019291</text:p>
          </table:table-cell>
          <table:table-cell office:value-type="float" office:value="0.01185771" calcext:value-type="float">
            <text:p>0.01185771</text:p>
          </table:table-cell>
          <table:table-cell office:value-type="float" office:value="0.05487805" calcext:value-type="float">
            <text:p>0.05487805</text:p>
          </table:table-cell>
          <table:table-cell office:value-type="float" office:value="0.32142857" calcext:value-type="float">
            <text:p>0.32142857</text:p>
          </table:table-cell>
          <table:table-cell office:value-type="float" office:value="0.82926829" calcext:value-type="float">
            <text:p>0.82926829</text:p>
          </table:table-cell>
          <table:table-cell office:value-type="float" office:value="0.26655052" calcext:value-type="float">
            <text:p>0.26655052</text:p>
          </table:table-cell>
          <table:table-cell office:value-type="float" office:value="0.04550863" calcext:value-type="float">
            <text:p>0.04550863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7.46341463414634" calcext:value-type="float">
            <text:p>7.463414634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0.01442534" calcext:value-type="float">
            <text:p>0.01442534</text:p>
          </table:table-cell>
          <table:table-cell office:value-type="float" office:value="0.24597953" calcext:value-type="float">
            <text:p>0.24597953</text:p>
          </table:table-cell>
          <table:table-cell table:number-columns-repeated="2" office:value-type="float" office:value="0.31700424" calcext:value-type="float">
            <text:p>0.317004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1700424" calcext:value-type="float">
            <text:p>0.31700424</text:p>
          </table:table-cell>
          <table:table-cell office:value-type="float" office:value="673" calcext:value-type="float">
            <text:p>673</text:p>
          </table:table-cell>
          <table:table-cell office:value-type="float" office:value="2123" calcext:value-type="float">
            <text:p>2123</text:p>
          </table:table-cell>
          <table:table-cell table:number-columns-repeated="2" office:value-type="float" office:value="673" calcext:value-type="float">
            <text:p>67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f <text:s/>?f <text:s/>&lt;hasCapital&gt; <text:s/>?b <text:s text:c="2"/>=&gt; ?a <text:s/>&lt;wasBornIn&gt; <text:s/>?b</text:p>
          </table:table-cell>
          <table:table-cell office:value-type="float" office:value="0.00072877" calcext:value-type="float">
            <text:p>0.00072877</text:p>
          </table:table-cell>
          <table:table-cell office:value-type="float" office:value="0.01861993" calcext:value-type="float">
            <text:p>0.01861993</text:p>
          </table:table-cell>
          <table:table-cell office:value-type="float" office:value="0.08695652" calcext:value-type="float">
            <text:p>0.08695652</text:p>
          </table:table-cell>
          <table:table-cell office:value-type="float" office:value="0.31481481" calcext:value-type="float">
            <text:p>0.31481481</text:p>
          </table:table-cell>
          <table:table-cell office:value-type="float" office:value="0.72378517" calcext:value-type="float">
            <text:p>0.72378517</text:p>
          </table:table-cell>
          <table:table-cell office:value-type="float" office:value="0.22785829" calcext:value-type="float">
            <text:p>0.22785829</text:p>
          </table:table-cell>
          <table:table-cell office:value-type="float" office:value="0.06293784" calcext:value-type="float">
            <text:p>0.06293784</text:p>
          </table:table-cell>
          <table:table-cell office:value-type="float" office:value="34" calcext:value-type="float">
            <text:p>34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24.6086956521739" calcext:value-type="float">
            <text:p>24.608695652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00047156" calcext:value-type="float">
            <text:p>0.00047156</text:p>
          </table:table-cell>
          <table:table-cell office:value-type="float" office:value="0.05104408" calcext:value-type="float">
            <text:p>0.05104408</text:p>
          </table:table-cell>
          <table:table-cell office:value-type="float" office:value="0.06162465" calcext:value-type="float">
            <text:p>0.06162465</text:p>
          </table:table-cell>
          <table:table-cell office:value-type="float" office:value="0.31428571" calcext:value-type="float">
            <text:p>0.31428571</text:p>
          </table:table-cell>
          <table:table-cell office:value-type="float" office:value="0.80392157" calcext:value-type="float">
            <text:p>0.80392157</text:p>
          </table:table-cell>
          <table:table-cell office:value-type="float" office:value="0.25266106" calcext:value-type="float">
            <text:p>0.25266106</text:p>
          </table:table-cell>
          <table:table-cell office:value-type="float" office:value="0.04954139" calcext:value-type="float">
            <text:p>0.04954139</text:p>
          </table:table-cell>
          <table:table-cell office:value-type="float" office:value="22" calcext:value-type="float">
            <text:p>22</text:p>
          </table:table-cell>
          <table:table-cell office:value-type="float" office:value="357" calcext:value-type="float">
            <text:p>357</text:p>
          </table:table-cell>
          <table:table-cell table:number-columns-repeated="2" office:value-type="float" office:value="17.6862745098039" calcext:value-type="float">
            <text:p>17.686274509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AcademicAdvisor&gt; <text:s/>?f <text:s/>?f <text:s/>&lt;graduatedFrom&gt; <text:s/>?b <text:s text:c="2"/>=&gt; ?a <text:s/>&lt;graduatedFrom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1084011" calcext:value-type="float">
            <text:p>0.01084011</text:p>
          </table:table-cell>
          <table:table-cell office:value-type="float" office:value="0.15384615" calcext:value-type="float">
            <text:p>0.15384615</text:p>
          </table:table-cell>
          <table:table-cell office:value-type="float" office:value="0.30769231" calcext:value-type="float">
            <text:p>0.30769231</text:p>
          </table:table-cell>
          <table:table-cell office:value-type="float" office:value="0.5" calcext:value-type="float">
            <text:p>0.5</text:p>
          </table:table-cell>
          <table:table-cell office:value-type="float" office:value="0.15384615" calcext:value-type="float">
            <text:p>0.15384615</text:p>
          </table:table-cell>
          <table:table-cell office:value-type="float" office:value="0.07692308" calcext:value-type="float">
            <text:p>0.0769230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0.00750204" calcext:value-type="float">
            <text:p>0.00750204</text:p>
          </table:table-cell>
          <table:table-cell office:value-type="float" office:value="0.67307692" calcext:value-type="float">
            <text:p>0.67307692</text:p>
          </table:table-cell>
          <table:table-cell table:number-columns-repeated="2" office:value-type="float" office:value="0.30728709" calcext:value-type="float">
            <text:p>0.307287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0728709" calcext:value-type="float">
            <text:p>0.30728709</text:p>
          </table:table-cell>
          <table:table-cell office:value-type="float" office:value="350" calcext:value-type="float">
            <text:p>350</text:p>
          </table:table-cell>
          <table:table-cell office:value-type="float" office:value="1139" calcext:value-type="float">
            <text:p>1139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b <text:s text:c="2"/>=&gt; ?a <text:s/>&lt;actedIn&gt; <text:s/>?b</text:p>
          </table:table-cell>
          <table:table-cell office:value-type="float" office:value="0.00154328" calcext:value-type="float">
            <text:p>0.00154328</text:p>
          </table:table-cell>
          <table:table-cell office:value-type="float" office:value="0.01463712" calcext:value-type="float">
            <text:p>0.01463712</text:p>
          </table:table-cell>
          <table:table-cell office:value-type="float" office:value="0.00743494" calcext:value-type="float">
            <text:p>0.00743494</text:p>
          </table:table-cell>
          <table:table-cell office:value-type="float" office:value="0.30638298" calcext:value-type="float">
            <text:p>0.30638298</text:p>
          </table:table-cell>
          <table:table-cell office:value-type="float" office:value="0.97573317" calcext:value-type="float">
            <text:p>0.97573317</text:p>
          </table:table-cell>
          <table:table-cell office:value-type="float" office:value="0.29894803" calcext:value-type="float">
            <text:p>0.29894803</text:p>
          </table:table-cell>
          <table:table-cell office:value-type="float" office:value="0.00725452" calcext:value-type="float">
            <text:p>0.00725452</text:p>
          </table:table-cell>
          <table:table-cell office:value-type="float" office:value="72" calcext:value-type="float">
            <text:p>72</text:p>
          </table:table-cell>
          <table:table-cell office:value-type="float" office:value="9684" calcext:value-type="float">
            <text:p>9684</text:p>
          </table:table-cell>
          <table:table-cell table:number-columns-repeated="2" office:value-type="float" office:value="70.2527881040892" calcext:value-type="float">
            <text:p>70.252788104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irected&gt; <text:s/>?b <text:s/>?e <text:s/>&lt;isMarriedTo&gt; <text:s/>?a <text:s text:c="2"/>=&gt; ?a <text:s/>&lt;actedIn&gt; <text:s/>?b</text:p>
          </table:table-cell>
          <table:table-cell office:value-type="float" office:value="0.00070733" calcext:value-type="float">
            <text:p>0.00070733</text:p>
          </table:table-cell>
          <table:table-cell office:value-type="float" office:value="0.00670868" calcext:value-type="float">
            <text:p>0.00670868</text:p>
          </table:table-cell>
          <table:table-cell office:value-type="float" office:value="0.0988024" calcext:value-type="float">
            <text:p>0.0988024</text:p>
          </table:table-cell>
          <table:table-cell office:value-type="float" office:value="0.30555556" calcext:value-type="float">
            <text:p>0.30555556</text:p>
          </table:table-cell>
          <table:table-cell office:value-type="float" office:value="0.67664671" calcext:value-type="float">
            <text:p>0.67664671</text:p>
          </table:table-cell>
          <table:table-cell office:value-type="float" office:value="0.20675316" calcext:value-type="float">
            <text:p>0.20675316</text:p>
          </table:table-cell>
          <table:table-cell office:value-type="float" office:value="0.06685432" calcext:value-type="float">
            <text:p>0.06685432</text:p>
          </table:table-cell>
          <table:table-cell office:value-type="float" office:value="33" calcext:value-type="float">
            <text:p>33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22.3293413173653" calcext:value-type="float">
            <text:p>22.329341317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0128606" calcext:value-type="float">
            <text:p>0.00128606</text:p>
          </table:table-cell>
          <table:table-cell office:value-type="float" office:value="0.06403415" calcext:value-type="float">
            <text:p>0.06403415</text:p>
          </table:table-cell>
          <table:table-cell office:value-type="float" office:value="0.0121976" calcext:value-type="float">
            <text:p>0.0121976</text:p>
          </table:table-cell>
          <table:table-cell office:value-type="float" office:value="0.3" calcext:value-type="float">
            <text:p>0.3</text:p>
          </table:table-cell>
          <table:table-cell office:value-type="float" office:value="0.95934133" calcext:value-type="float">
            <text:p>0.95934133</text:p>
          </table:table-cell>
          <table:table-cell office:value-type="float" office:value="0.2878024" calcext:value-type="float">
            <text:p>0.2878024</text:p>
          </table:table-cell>
          <table:table-cell office:value-type="float" office:value="0.01170166" calcext:value-type="float">
            <text:p>0.01170166</text:p>
          </table:table-cell>
          <table:table-cell office:value-type="float" office:value="60" calcext:value-type="float">
            <text:p>60</text:p>
          </table:table-cell>
          <table:table-cell office:value-type="float" office:value="4919" calcext:value-type="float">
            <text:p>4919</text:p>
          </table:table-cell>
          <table:table-cell table:number-columns-repeated="2" office:value-type="float" office:value="57.5604797723114" calcext:value-type="float">
            <text:p>57.560479772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iedIn&gt; <text:s/>?a <text:s/>?e <text:s/>&lt;livesIn&gt; <text:s/>?b <text:s text:c="2"/>=&gt; ?a <text:s/>&lt;isLocated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045086" calcext:value-type="float">
            <text:p>0.00045086</text:p>
          </table:table-cell>
          <table:table-cell office:value-type="float" office:value="0.08823529" calcext:value-type="float">
            <text:p>0.08823529</text:p>
          </table:table-cell>
          <table:table-cell office:value-type="float" office:value="0.3" calcext:value-type="float">
            <text:p>0.3</text:p>
          </table:table-cell>
          <table:table-cell office:value-type="float" office:value="0.70588235" calcext:value-type="float">
            <text:p>0.70588235</text:p>
          </table:table-cell>
          <table:table-cell office:value-type="float" office:value="0.21176471" calcext:value-type="float">
            <text:p>0.21176471</text:p>
          </table:table-cell>
          <table:table-cell office:value-type="float" office:value="0.06228374" calcext:value-type="float">
            <text:p>0.0622837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.11764705882353" calcext:value-type="float">
            <text:p>2.117647058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AcademicAdvisor&gt; <text:s/>?a <text:s/>?e <text:s/>&lt;hasWonPrize&gt; <text:s/>?b <text:s text:c="2"/>=&gt; ?a <text:s/>&lt;hasWonPrize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45045" calcext:value-type="float">
            <text:p>0.0045045</text:p>
          </table:table-cell>
          <table:table-cell office:value-type="float" office:value="0.10204082" calcext:value-type="float">
            <text:p>0.10204082</text:p>
          </table:table-cell>
          <table:table-cell office:value-type="float" office:value="0.29411765" calcext:value-type="float">
            <text:p>0.29411765</text:p>
          </table:table-cell>
          <table:table-cell office:value-type="float" office:value="0.65306122" calcext:value-type="float">
            <text:p>0.65306122</text:p>
          </table:table-cell>
          <table:table-cell office:value-type="float" office:value="0.19207683" calcext:value-type="float">
            <text:p>0.19207683</text:p>
          </table:table-cell>
          <table:table-cell office:value-type="float" office:value="0.0666389" calcext:value-type="float">
            <text:p>0.0666389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.26530612244898" calcext:value-type="float">
            <text:p>3.265306122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wasBornIn&gt; <text:s/>?b <text:s text:c="2"/>=&gt; ?a <text:s/>&lt;wasBornIn&gt; <text:s/>?b</text:p>
          </table:table-cell>
          <table:table-cell office:value-type="float" office:value="0.00034295" calcext:value-type="float">
            <text:p>0.00034295</text:p>
          </table:table-cell>
          <table:table-cell office:value-type="float" office:value="0.00876232" calcext:value-type="float">
            <text:p>0.00876232</text:p>
          </table:table-cell>
          <table:table-cell office:value-type="float" office:value="0.04747774" calcext:value-type="float">
            <text:p>0.04747774</text:p>
          </table:table-cell>
          <table:table-cell office:value-type="float" office:value="0.29090909" calcext:value-type="float">
            <text:p>0.29090909</text:p>
          </table:table-cell>
          <table:table-cell office:value-type="float" office:value="0.83679525" calcext:value-type="float">
            <text:p>0.83679525</text:p>
          </table:table-cell>
          <table:table-cell office:value-type="float" office:value="0.24343135" calcext:value-type="float">
            <text:p>0.24343135</text:p>
          </table:table-cell>
          <table:table-cell office:value-type="float" office:value="0.03972915" calcext:value-type="float">
            <text:p>0.03972915</text:p>
          </table:table-cell>
          <table:table-cell office:value-type="float" office:value="16" calcext:value-type="float">
            <text:p>16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13.3887240356083" calcext:value-type="float">
            <text:p>13.388724035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directed&gt; <text:s/>?f <text:s text:c="2"/>=&gt; ?a <text:s/>&lt;isMarriedTo&gt; <text:s/>?b</text:p>
          </table:table-cell>
          <table:table-cell office:value-type="float" office:value="0.00027865" calcext:value-type="float">
            <text:p>0.00027865</text:p>
          </table:table-cell>
          <table:table-cell office:value-type="float" office:value="0.00779844" calcext:value-type="float">
            <text:p>0.00779844</text:p>
          </table:table-cell>
          <table:table-cell office:value-type="float" office:value="0.1" calcext:value-type="float">
            <text:p>0.1</text:p>
          </table:table-cell>
          <table:table-cell office:value-type="float" office:value="0.2826087" calcext:value-type="float">
            <text:p>0.2826087</text:p>
          </table:table-cell>
          <table:table-cell office:value-type="float" office:value="0.64615385" calcext:value-type="float">
            <text:p>0.64615385</text:p>
          </table:table-cell>
          <table:table-cell office:value-type="float" office:value="0.1826087" calcext:value-type="float">
            <text:p>0.1826087</text:p>
          </table:table-cell>
          <table:table-cell office:value-type="float" office:value="0.06461538" calcext:value-type="float">
            <text:p>0.06461538</text:p>
          </table:table-cell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8.4" calcext:value-type="float">
            <text:p>8.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b <text:s text:c="2"/>=&gt; ?a <text:s/>&lt;created&gt; <text:s/>?b</text:p>
          </table:table-cell>
          <table:table-cell office:value-type="float" office:value="0.00154328" calcext:value-type="float">
            <text:p>0.00154328</text:p>
          </table:table-cell>
          <table:table-cell office:value-type="float" office:value="0.00743494" calcext:value-type="float">
            <text:p>0.00743494</text:p>
          </table:table-cell>
          <table:table-cell office:value-type="float" office:value="0.01463712" calcext:value-type="float">
            <text:p>0.01463712</text:p>
          </table:table-cell>
          <table:table-cell office:value-type="float" office:value="0.28235294" calcext:value-type="float">
            <text:p>0.28235294</text:p>
          </table:table-cell>
          <table:table-cell office:value-type="float" office:value="0.9481602" calcext:value-type="float">
            <text:p>0.9481602</text:p>
          </table:table-cell>
          <table:table-cell office:value-type="float" office:value="0.26771582" calcext:value-type="float">
            <text:p>0.26771582</text:p>
          </table:table-cell>
          <table:table-cell office:value-type="float" office:value="0.01387834" calcext:value-type="float">
            <text:p>0.01387834</text:p>
          </table:table-cell>
          <table:table-cell office:value-type="float" office:value="72" calcext:value-type="float">
            <text:p>72</text:p>
          </table:table-cell>
          <table:table-cell office:value-type="float" office:value="4919" calcext:value-type="float">
            <text:p>4919</text:p>
          </table:table-cell>
          <table:table-cell table:number-columns-repeated="2" office:value-type="float" office:value="68.2675340516365" calcext:value-type="float">
            <text:p>68.267534051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1057082" calcext:value-type="float">
            <text:p>0.01057082</text:p>
          </table:table-cell>
          <table:table-cell office:value-type="float" office:value="0.02840909" calcext:value-type="float">
            <text:p>0.02840909</text:p>
          </table:table-cell>
          <table:table-cell office:value-type="float" office:value="0.27777778" calcext:value-type="float">
            <text:p>0.27777778</text:p>
          </table:table-cell>
          <table:table-cell office:value-type="float" office:value="0.89772727" calcext:value-type="float">
            <text:p>0.89772727</text:p>
          </table:table-cell>
          <table:table-cell office:value-type="float" office:value="0.24936869" calcext:value-type="float">
            <text:p>0.24936869</text:p>
          </table:table-cell>
          <table:table-cell office:value-type="float" office:value="0.02550362" calcext:value-type="float">
            <text:p>0.02550362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4.48863636363636" calcext:value-type="float">
            <text:p>4.488636363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634249" calcext:value-type="float">
            <text:p>0.00634249</text:p>
          </table:table-cell>
          <table:table-cell office:value-type="float" office:value="0.00840336" calcext:value-type="float">
            <text:p>0.00840336</text:p>
          </table:table-cell>
          <table:table-cell office:value-type="float" office:value="0.27272727" calcext:value-type="float">
            <text:p>0.27272727</text:p>
          </table:table-cell>
          <table:table-cell office:value-type="float" office:value="0.96918768" calcext:value-type="float">
            <text:p>0.96918768</text:p>
          </table:table-cell>
          <table:table-cell office:value-type="float" office:value="0.26432391" calcext:value-type="float">
            <text:p>0.26432391</text:p>
          </table:table-cell>
          <table:table-cell office:value-type="float" office:value="0.00814443" calcext:value-type="float">
            <text:p>0.00814443</text:p>
          </table:table-cell>
          <table:table-cell office:value-type="float" office:value="3" calcext:value-type="float">
            <text:p>3</text:p>
          </table:table-cell>
          <table:table-cell office:value-type="float" office:value="357" calcext:value-type="float">
            <text:p>357</text:p>
          </table:table-cell>
          <table:table-cell table:number-columns-repeated="2" office:value-type="float" office:value="2.90756302521008" calcext:value-type="float">
            <text:p>2.907563025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0006216" calcext:value-type="float">
            <text:p>0.0006216</text:p>
          </table:table-cell>
          <table:table-cell office:value-type="float" office:value="0.06131078" calcext:value-type="float">
            <text:p>0.06131078</text:p>
          </table:table-cell>
          <table:table-cell office:value-type="float" office:value="0.01588171" calcext:value-type="float">
            <text:p>0.01588171</text:p>
          </table:table-cell>
          <table:table-cell office:value-type="float" office:value="0.26851852" calcext:value-type="float">
            <text:p>0.26851852</text:p>
          </table:table-cell>
          <table:table-cell office:value-type="float" office:value="0.94085433" calcext:value-type="float">
            <text:p>0.94085433</text:p>
          </table:table-cell>
          <table:table-cell office:value-type="float" office:value="0.25263681" calcext:value-type="float">
            <text:p>0.25263681</text:p>
          </table:table-cell>
          <table:table-cell office:value-type="float" office:value="0.01494237" calcext:value-type="float">
            <text:p>0.01494237</text:p>
          </table:table-cell>
          <table:table-cell office:value-type="float" office:value="29" calcext:value-type="float">
            <text:p>29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float" office:value="27.2847754654984" calcext:value-type="float">
            <text:p>27.284775465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participatedIn&gt; <text:s/>?b <text:s text:c="2"/>=&gt; ?a <text:s/>&lt;participatedIn&gt; <text:s/>?b</text:p>
          </table:table-cell>
          <table:table-cell office:value-type="float" office:value="0.00036438" calcext:value-type="float">
            <text:p>0.00036438</text:p>
          </table:table-cell>
          <table:table-cell office:value-type="float" office:value="0.00264798" calcext:value-type="float">
            <text:p>0.00264798</text:p>
          </table:table-cell>
          <table:table-cell table:number-columns-repeated="2" office:value-type="float" office:value="0.25757576" calcext:value-type="float">
            <text:p>0.257575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5757576" calcext:value-type="float">
            <text:p>0.25757576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2840909" calcext:value-type="float">
            <text:p>0.02840909</text:p>
          </table:table-cell>
          <table:table-cell office:value-type="float" office:value="0.01057082" calcext:value-type="float">
            <text:p>0.01057082</text:p>
          </table:table-cell>
          <table:table-cell office:value-type="float" office:value="0.25" calcext:value-type="float">
            <text:p>0.25</text:p>
          </table:table-cell>
          <table:table-cell office:value-type="float" office:value="0.9577167" calcext:value-type="float">
            <text:p>0.9577167</text:p>
          </table:table-cell>
          <table:table-cell office:value-type="float" office:value="0.23942918" calcext:value-type="float">
            <text:p>0.23942918</text:p>
          </table:table-cell>
          <table:table-cell office:value-type="float" office:value="0.01012386" calcext:value-type="float">
            <text:p>0.01012386</text:p>
          </table:table-cell>
          <table:table-cell office:value-type="float" office:value="5" calcext:value-type="float">
            <text:p>5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4.78858350951374" calcext:value-type="float">
            <text:p>4.788583509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asBornIn&gt; <text:s/>?f <text:s/>?f <text:s/>&lt;isLocatedIn&gt; <text:s/>?b <text:s text:c="2"/>=&gt; ?a <text:s/>&lt;livesIn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1479915" calcext:value-type="float">
            <text:p>0.01479915</text:p>
          </table:table-cell>
          <table:table-cell office:value-type="float" office:value="0.01051051" calcext:value-type="float">
            <text:p>0.01051051</text:p>
          </table:table-cell>
          <table:table-cell office:value-type="float" office:value="0.25" calcext:value-type="float">
            <text:p>0.25</text:p>
          </table:table-cell>
          <table:table-cell office:value-type="float" office:value="0.95795796" calcext:value-type="float">
            <text:p>0.95795796</text:p>
          </table:table-cell>
          <table:table-cell office:value-type="float" office:value="0.23948949" calcext:value-type="float">
            <text:p>0.23948949</text:p>
          </table:table-cell>
          <table:table-cell office:value-type="float" office:value="0.01006863" calcext:value-type="float">
            <text:p>0.01006863</text:p>
          </table:table-cell>
          <table:table-cell office:value-type="float" office:value="7" calcext:value-type="float">
            <text:p>7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6.70570570570571" calcext:value-type="float">
            <text:p>6.705705705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00167188" calcext:value-type="float">
            <text:p>0.00167188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24605678" calcext:value-type="float">
            <text:p>0.24605678</text:p>
          </table:table-cell>
          <table:table-cell office:value-type="float" office:value="0.39038462" calcext:value-type="float">
            <text:p>0.39038462</text:p>
          </table:table-cell>
          <table:table-cell office:value-type="float" office:value="0.09605678" calcext:value-type="float">
            <text:p>0.09605678</text:p>
          </table:table-cell>
          <table:table-cell office:value-type="float" office:value="0.05855769" calcext:value-type="float">
            <text:p>0.05855769</text:p>
          </table:table-cell>
          <table:table-cell office:value-type="float" office:value="78" calcext:value-type="float">
            <text:p>78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0.45" calcext:value-type="float">
            <text:p>30.4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LeaderOf&gt; <text:s/>?b <text:s text:c="2"/>=&gt; ?a <text:s/>&lt;wasBornIn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273823" calcext:value-type="float">
            <text:p>0.00273823</text:p>
          </table:table-cell>
          <table:table-cell office:value-type="float" office:value="0.02840909" calcext:value-type="float">
            <text:p>0.02840909</text:p>
          </table:table-cell>
          <table:table-cell office:value-type="float" office:value="0.23809524" calcext:value-type="float">
            <text:p>0.23809524</text:p>
          </table:table-cell>
          <table:table-cell office:value-type="float" office:value="0.88068182" calcext:value-type="float">
            <text:p>0.88068182</text:p>
          </table:table-cell>
          <table:table-cell office:value-type="float" office:value="0.20968615" calcext:value-type="float">
            <text:p>0.20968615</text:p>
          </table:table-cell>
          <table:table-cell office:value-type="float" office:value="0.02501937" calcext:value-type="float">
            <text:p>0.02501937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4.40340909090909" calcext:value-type="float">
            <text:p>4.403409090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wasBornIn&gt; <text:s/>?b <text:s text:c="2"/>=&gt; ?a <text:s/>&lt;diedIn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658762" calcext:value-type="float">
            <text:p>0.00658762</text:p>
          </table:table-cell>
          <table:table-cell office:value-type="float" office:value="0.00914077" calcext:value-type="float">
            <text:p>0.00914077</text:p>
          </table:table-cell>
          <table:table-cell office:value-type="float" office:value="0.23809524" calcext:value-type="float">
            <text:p>0.23809524</text:p>
          </table:table-cell>
          <table:table-cell office:value-type="float" office:value="0.96160878" calcext:value-type="float">
            <text:p>0.96160878</text:p>
          </table:table-cell>
          <table:table-cell office:value-type="float" office:value="0.22895447" calcext:value-type="float">
            <text:p>0.22895447</text:p>
          </table:table-cell>
          <table:table-cell office:value-type="float" office:value="0.00878984" calcext:value-type="float">
            <text:p>0.00878984</text:p>
          </table:table-cell>
          <table:table-cell office:value-type="float" office:value="5" calcext:value-type="float">
            <text:p>5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4.80804387568556" calcext:value-type="float">
            <text:p>4.808043875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0045012" calcext:value-type="float">
            <text:p>0.00045012</text:p>
          </table:table-cell>
          <table:table-cell office:value-type="float" office:value="0.0704698" calcext:value-type="float">
            <text:p>0.0704698</text:p>
          </table:table-cell>
          <table:table-cell office:value-type="float" office:value="0.20588235" calcext:value-type="float">
            <text:p>0.20588235</text:p>
          </table:table-cell>
          <table:table-cell office:value-type="float" office:value="0.23076923" calcext:value-type="float">
            <text:p>0.23076923</text:p>
          </table:table-cell>
          <table:table-cell office:value-type="float" office:value="0.10784314" calcext:value-type="float">
            <text:p>0.10784314</text:p>
          </table:table-cell>
          <table:table-cell office:value-type="float" office:value="0.02488688" calcext:value-type="float">
            <text:p>0.02488688</text:p>
          </table:table-cell>
          <table:table-cell office:value-type="float" office:value="0.022203" calcext:value-type="float">
            <text:p>0.022203</text:p>
          </table:table-cell>
          <table:table-cell office:value-type="float" office:value="21" calcext:value-type="float">
            <text:p>21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2.26470588235294" calcext:value-type="float">
            <text:p>2.264705882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produced&gt; <text:s/>?b <text:s text:c="2"/>=&gt; ?a <text:s/>&lt;acted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060988" calcext:value-type="float">
            <text:p>0.00060988</text:p>
          </table:table-cell>
          <table:table-cell office:value-type="float" office:value="0.08108108" calcext:value-type="float">
            <text:p>0.08108108</text:p>
          </table:table-cell>
          <table:table-cell office:value-type="float" office:value="0.23076923" calcext:value-type="float">
            <text:p>0.23076923</text:p>
          </table:table-cell>
          <table:table-cell office:value-type="float" office:value="0.64864865" calcext:value-type="float">
            <text:p>0.64864865</text:p>
          </table:table-cell>
          <table:table-cell office:value-type="float" office:value="0.14968815" calcext:value-type="float">
            <text:p>0.14968815</text:p>
          </table:table-cell>
          <table:table-cell office:value-type="float" office:value="0.05259313" calcext:value-type="float">
            <text:p>0.05259313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.94594594594595" calcext:value-type="float">
            <text:p>1.945945945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isLocatedIn&gt; <text:s/>?b <text:s text:c="2"/>=&gt; ?a <text:s/>&lt;isLocated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045086" calcext:value-type="float">
            <text:p>0.00045086</text:p>
          </table:table-cell>
          <table:table-cell office:value-type="float" office:value="0.03448276" calcext:value-type="float">
            <text:p>0.03448276</text:p>
          </table:table-cell>
          <table:table-cell office:value-type="float" office:value="0.23076923" calcext:value-type="float">
            <text:p>0.23076923</text:p>
          </table:table-cell>
          <table:table-cell office:value-type="float" office:value="0.85057471" calcext:value-type="float">
            <text:p>0.85057471</text:p>
          </table:table-cell>
          <table:table-cell office:value-type="float" office:value="0.19628647" calcext:value-type="float">
            <text:p>0.19628647</text:p>
          </table:table-cell>
          <table:table-cell office:value-type="float" office:value="0.02933016" calcext:value-type="float">
            <text:p>0.02933016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2.55172413793103" calcext:value-type="float">
            <text:p>2.551724137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wasBornIn&gt; <text:s/>?b <text:s text:c="2"/>=&gt; ?a <text:s/>&lt;wasBornIn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060241" calcext:value-type="float">
            <text:p>0.0060241</text:p>
          </table:table-cell>
          <table:table-cell office:value-type="float" office:value="0.06875" calcext:value-type="float">
            <text:p>0.06875</text:p>
          </table:table-cell>
          <table:table-cell office:value-type="float" office:value="0.2244898" calcext:value-type="float">
            <text:p>0.2244898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0.1557398" calcext:value-type="float">
            <text:p>0.1557398</text:p>
          </table:table-cell>
          <table:table-cell office:value-type="float" office:value="0.04769531" calcext:value-type="float">
            <text:p>0.04769531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7.63125" calcext:value-type="float">
            <text:p>7.6312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wasBornIn&gt; <text:s/>?b <text:s text:c="2"/>=&gt; ?a <text:s/>&lt;wasBornIn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060241" calcext:value-type="float">
            <text:p>0.0060241</text:p>
          </table:table-cell>
          <table:table-cell office:value-type="float" office:value="0.0418251" calcext:value-type="float">
            <text:p>0.0418251</text:p>
          </table:table-cell>
          <table:table-cell office:value-type="float" office:value="0.2244898" calcext:value-type="float">
            <text:p>0.2244898</text:p>
          </table:table-cell>
          <table:table-cell office:value-type="float" office:value="0.81368821" calcext:value-type="float">
            <text:p>0.81368821</text:p>
          </table:table-cell>
          <table:table-cell office:value-type="float" office:value="0.1826647" calcext:value-type="float">
            <text:p>0.1826647</text:p>
          </table:table-cell>
          <table:table-cell office:value-type="float" office:value="0.03403259" calcext:value-type="float">
            <text:p>0.03403259</text:p>
          </table:table-cell>
          <table:table-cell office:value-type="float" office:value="11" calcext:value-type="float">
            <text:p>11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8.95057034220532" calcext:value-type="float">
            <text:p>8.950570342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00139324" calcext:value-type="float">
            <text:p>0.00139324</text:p>
          </table:table-cell>
          <table:table-cell office:value-type="float" office:value="0.085639" calcext:value-type="float">
            <text:p>0.085639</text:p>
          </table:table-cell>
          <table:table-cell office:value-type="float" office:value="0.03559693" calcext:value-type="float">
            <text:p>0.03559693</text:p>
          </table:table-cell>
          <table:table-cell office:value-type="float" office:value="0.22260274" calcext:value-type="float">
            <text:p>0.22260274</text:p>
          </table:table-cell>
          <table:table-cell office:value-type="float" office:value="0.84008762" calcext:value-type="float">
            <text:p>0.84008762</text:p>
          </table:table-cell>
          <table:table-cell office:value-type="float" office:value="0.18700581" calcext:value-type="float">
            <text:p>0.18700581</text:p>
          </table:table-cell>
          <table:table-cell office:value-type="float" office:value="0.02990454" calcext:value-type="float">
            <text:p>0.02990454</text:p>
          </table:table-cell>
          <table:table-cell office:value-type="float" office:value="65" calcext:value-type="float">
            <text:p>65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float" office:value="54.60569550931" calcext:value-type="float">
            <text:p>54.605695509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00139324" calcext:value-type="float">
            <text:p>0.00139324</text:p>
          </table:table-cell>
          <table:table-cell office:value-type="float" office:value="0.03559693" calcext:value-type="float">
            <text:p>0.03559693</text:p>
          </table:table-cell>
          <table:table-cell office:value-type="float" office:value="0.085639" calcext:value-type="float">
            <text:p>0.085639</text:p>
          </table:table-cell>
          <table:table-cell office:value-type="float" office:value="0.22260274" calcext:value-type="float">
            <text:p>0.22260274</text:p>
          </table:table-cell>
          <table:table-cell office:value-type="float" office:value="0.61528327" calcext:value-type="float">
            <text:p>0.61528327</text:p>
          </table:table-cell>
          <table:table-cell office:value-type="float" office:value="0.13696374" calcext:value-type="float">
            <text:p>0.13696374</text:p>
          </table:table-cell>
          <table:table-cell office:value-type="float" office:value="0.05269224" calcext:value-type="float">
            <text:p>0.05269224</text:p>
          </table:table-cell>
          <table:table-cell office:value-type="float" office:value="65" calcext:value-type="float">
            <text:p>65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float" office:value="39.9934123847167" calcext:value-type="float">
            <text:p>39.993412384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actedIn&gt; <text:s/>?b <text:s text:c="2"/>=&gt; ?a <text:s/>&lt;directed&gt; <text:s/>?b</text:p>
          </table:table-cell>
          <table:table-cell office:value-type="float" office:value="0.00070733" calcext:value-type="float">
            <text:p>0.00070733</text:p>
          </table:table-cell>
          <table:table-cell office:value-type="float" office:value="0.03521878" calcext:value-type="float">
            <text:p>0.03521878</text:p>
          </table:table-cell>
          <table:table-cell office:value-type="float" office:value="0.0124247" calcext:value-type="float">
            <text:p>0.0124247</text:p>
          </table:table-cell>
          <table:table-cell office:value-type="float" office:value="0.22" calcext:value-type="float">
            <text:p>0.22</text:p>
          </table:table-cell>
          <table:table-cell office:value-type="float" office:value="0.9435241" calcext:value-type="float">
            <text:p>0.9435241</text:p>
          </table:table-cell>
          <table:table-cell office:value-type="float" office:value="0.2075753" calcext:value-type="float">
            <text:p>0.2075753</text:p>
          </table:table-cell>
          <table:table-cell office:value-type="float" office:value="0.011723" calcext:value-type="float">
            <text:p>0.011723</text:p>
          </table:table-cell>
          <table:table-cell office:value-type="float" office:value="33" calcext:value-type="float">
            <text:p>33</text:p>
          </table:table-cell>
          <table:table-cell office:value-type="float" office:value="2656" calcext:value-type="float">
            <text:p>2656</text:p>
          </table:table-cell>
          <table:table-cell table:number-columns-repeated="2" office:value-type="float" office:value="31.1362951807229" calcext:value-type="float">
            <text:p>31.136295180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0.00040725" calcext:value-type="float">
            <text:p>0.00040725</text:p>
          </table:table-cell>
          <table:table-cell office:value-type="float" office:value="0.04016913" calcext:value-type="float">
            <text:p>0.04016913</text:p>
          </table:table-cell>
          <table:table-cell table:number-columns-repeated="2" office:value-type="float" office:value="0.21590909" calcext:value-type="float">
            <text:p>0.215909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1590909" calcext:value-type="float">
            <text:p>0.21590909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hasCapital&gt; <text:s/>?f <text:s text:c="2"/>=&gt; ?a <text:s/>&lt;lives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634249" calcext:value-type="float">
            <text:p>0.00634249</text:p>
          </table:table-cell>
          <table:table-cell office:value-type="float" office:value="0.00678733" calcext:value-type="float">
            <text:p>0.00678733</text:p>
          </table:table-cell>
          <table:table-cell office:value-type="float" office:value="0.21428571" calcext:value-type="float">
            <text:p>0.21428571</text:p>
          </table:table-cell>
          <table:table-cell office:value-type="float" office:value="0.96832579" calcext:value-type="float">
            <text:p>0.96832579</text:p>
          </table:table-cell>
          <table:table-cell office:value-type="float" office:value="0.20749838" calcext:value-type="float">
            <text:p>0.20749838</text:p>
          </table:table-cell>
          <table:table-cell office:value-type="float" office:value="0.00657235" calcext:value-type="float">
            <text:p>0.00657235</text:p>
          </table:table-cell>
          <table:table-cell office:value-type="float" office:value="3" calcext:value-type="float">
            <text:p>3</text:p>
          </table:table-cell>
          <table:table-cell office:value-type="float" office:value="442" calcext:value-type="float">
            <text:p>442</text:p>
          </table:table-cell>
          <table:table-cell table:number-columns-repeated="2" office:value-type="float" office:value="2.90497737556561" calcext:value-type="float">
            <text:p>2.904977375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diedIn&gt; <text:s/>?b <text:s text:c="2"/>=&gt; ?a <text:s/>&lt;hasCapital&gt; <text:s/>?b</text:p>
          </table:table-cell>
          <table:table-cell office:value-type="float" office:value="0.00021434" calcext:value-type="float">
            <text:p>0.00021434</text:p>
          </table:table-cell>
          <table:table-cell office:value-type="float" office:value="0.03355705" calcext:value-type="float">
            <text:p>0.03355705</text:p>
          </table:table-cell>
          <table:table-cell office:value-type="float" office:value="0.19230769" calcext:value-type="float">
            <text:p>0.19230769</text:p>
          </table:table-cell>
          <table:table-cell office:value-type="float" office:value="0.20408163" calcext:value-type="float">
            <text:p>0.20408163</text:p>
          </table:table-cell>
          <table:table-cell office:value-type="float" office:value="0.05769231" calcext:value-type="float">
            <text:p>0.05769231</text:p>
          </table:table-cell>
          <table:table-cell office:value-type="float" office:value="0.01177394" calcext:value-type="float">
            <text:p>0.01177394</text:p>
          </table:table-cell>
          <table:table-cell office:value-type="float" office:value="0.01109467" calcext:value-type="float">
            <text:p>0.01109467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.576923076923077" calcext:value-type="float">
            <text:p>0.576923076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rected&gt; <text:s/>?f <text:s/>?b <text:s/>&lt;actedIn&gt; <text:s/>?f <text:s text:c="2"/>=&gt; ?a <text:s/>&lt;isMarriedTo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0659868" calcext:value-type="float">
            <text:p>0.00659868</text:p>
          </table:table-cell>
          <table:table-cell office:value-type="float" office:value="0.08461538" calcext:value-type="float">
            <text:p>0.08461538</text:p>
          </table:table-cell>
          <table:table-cell office:value-type="float" office:value="0.2037037" calcext:value-type="float">
            <text:p>0.2037037</text:p>
          </table:table-cell>
          <table:table-cell office:value-type="float" office:value="0.58461538" calcext:value-type="float">
            <text:p>0.58461538</text:p>
          </table:table-cell>
          <table:table-cell office:value-type="float" office:value="0.11908832" calcext:value-type="float">
            <text:p>0.11908832</text:p>
          </table:table-cell>
          <table:table-cell office:value-type="float" office:value="0.04946746" calcext:value-type="float">
            <text:p>0.04946746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6.43076923076923" calcext:value-type="float">
            <text:p>6.430769230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actedIn&gt; <text:s/>?b <text:s text:c="2"/>=&gt; ?a <text:s/>&lt;directed&gt; <text:s/>?b</text:p>
          </table:table-cell>
          <table:table-cell office:value-type="float" office:value="0.0006216" calcext:value-type="float">
            <text:p>0.0006216</text:p>
          </table:table-cell>
          <table:table-cell office:value-type="float" office:value="0.03094984" calcext:value-type="float">
            <text:p>0.03094984</text:p>
          </table:table-cell>
          <table:table-cell office:value-type="float" office:value="0.00945549" calcext:value-type="float">
            <text:p>0.00945549</text:p>
          </table:table-cell>
          <table:table-cell office:value-type="float" office:value="0.2027972" calcext:value-type="float">
            <text:p>0.2027972</text:p>
          </table:table-cell>
          <table:table-cell office:value-type="float" office:value="0.95337463" calcext:value-type="float">
            <text:p>0.95337463</text:p>
          </table:table-cell>
          <table:table-cell office:value-type="float" office:value="0.19334171" calcext:value-type="float">
            <text:p>0.19334171</text:p>
          </table:table-cell>
          <table:table-cell office:value-type="float" office:value="0.00901463" calcext:value-type="float">
            <text:p>0.00901463</text:p>
          </table:table-cell>
          <table:table-cell office:value-type="float" office:value="29" calcext:value-type="float">
            <text:p>29</text:p>
          </table:table-cell>
          <table:table-cell office:value-type="float" office:value="3067" calcext:value-type="float">
            <text:p>3067</text:p>
          </table:table-cell>
          <table:table-cell table:number-columns-repeated="2" office:value-type="float" office:value="27.6478643625693" calcext:value-type="float">
            <text:p>27.647864362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wasBornIn&gt; <text:s/>?a <text:s/>?e <text:s/>&lt;livesIn&gt; <text:s/>?b <text:s text:c="2"/>=&gt; ?a <text:s/>&lt;isLocatedIn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01052" calcext:value-type="float">
            <text:p>0.001052</text:p>
          </table:table-cell>
          <table:table-cell office:value-type="float" office:value="0.04794521" calcext:value-type="float">
            <text:p>0.04794521</text:p>
          </table:table-cell>
          <table:table-cell office:value-type="float" office:value="0.19444444" calcext:value-type="float">
            <text:p>0.19444444</text:p>
          </table:table-cell>
          <table:table-cell office:value-type="float" office:value="0.75342466" calcext:value-type="float">
            <text:p>0.75342466</text:p>
          </table:table-cell>
          <table:table-cell office:value-type="float" office:value="0.14649924" calcext:value-type="float">
            <text:p>0.14649924</text:p>
          </table:table-cell>
          <table:table-cell office:value-type="float" office:value="0.0361231" calcext:value-type="float">
            <text:p>0.0361231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5.27397260273973" calcext:value-type="float">
            <text:p>5.273972602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0006216" calcext:value-type="float">
            <text:p>0.0006216</text:p>
          </table:table-cell>
          <table:table-cell office:value-type="float" office:value="0.01588171" calcext:value-type="float">
            <text:p>0.01588171</text:p>
          </table:table-cell>
          <table:table-cell office:value-type="float" office:value="0.06131078" calcext:value-type="float">
            <text:p>0.06131078</text:p>
          </table:table-cell>
          <table:table-cell office:value-type="float" office:value="0.19205298" calcext:value-type="float">
            <text:p>0.19205298</text:p>
          </table:table-cell>
          <table:table-cell office:value-type="float" office:value="0.6807611" calcext:value-type="float">
            <text:p>0.6807611</text:p>
          </table:table-cell>
          <table:table-cell office:value-type="float" office:value="0.1307422" calcext:value-type="float">
            <text:p>0.1307422</text:p>
          </table:table-cell>
          <table:table-cell office:value-type="float" office:value="0.041738" calcext:value-type="float">
            <text:p>0.041738</text:p>
          </table:table-cell>
          <table:table-cell office:value-type="float" office:value="29" calcext:value-type="float">
            <text:p>29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19.7420718816068" calcext:value-type="float">
            <text:p>19.742071881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0.00040725" calcext:value-type="float">
            <text:p>0.00040725</text:p>
          </table:table-cell>
          <table:table-cell office:value-type="float" office:value="0.04016913" calcext:value-type="float">
            <text:p>0.04016913</text:p>
          </table:table-cell>
          <table:table-cell table:number-columns-repeated="2" office:value-type="float" office:value="0.18811881" calcext:value-type="float">
            <text:p>0.188118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8811881" calcext:value-type="float">
            <text:p>0.18811881</text:p>
          </table:table-cell>
          <table:table-cell office:value-type="float" office:value="19" calcext:value-type="float">
            <text:p>19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created&gt; <text:s/>?b <text:s text:c="2"/>=&gt; ?a <text:s/>&lt;actedIn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0223623" calcext:value-type="float">
            <text:p>0.00223623</text:p>
          </table:table-cell>
          <table:table-cell office:value-type="float" office:value="0.00825206" calcext:value-type="float">
            <text:p>0.00825206</text:p>
          </table:table-cell>
          <table:table-cell office:value-type="float" office:value="0.18644068" calcext:value-type="float">
            <text:p>0.18644068</text:p>
          </table:table-cell>
          <table:table-cell office:value-type="float" office:value="0.95573893" calcext:value-type="float">
            <text:p>0.95573893</text:p>
          </table:table-cell>
          <table:table-cell office:value-type="float" office:value="0.17818861" calcext:value-type="float">
            <text:p>0.17818861</text:p>
          </table:table-cell>
          <table:table-cell office:value-type="float" office:value="0.00788682" calcext:value-type="float">
            <text:p>0.00788682</text:p>
          </table:table-cell>
          <table:table-cell office:value-type="float" office:value="11" calcext:value-type="float">
            <text:p>11</text:p>
          </table:table-cell>
          <table:table-cell office:value-type="float" office:value="1333" calcext:value-type="float">
            <text:p>1333</text:p>
          </table:table-cell>
          <table:table-cell table:number-columns-repeated="2" office:value-type="float" office:value="10.5131282820705" calcext:value-type="float">
            <text:p>10.513128282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LeaderOf&gt; <text:s/>?f <text:s/>?b <text:s/>&lt;isLeaderOf&gt; <text:s/>?f <text:s text:c="2"/>=&gt; ?a <text:s/>&lt;isMarriedTo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119976" calcext:value-type="float">
            <text:p>0.00119976</text:p>
          </table:table-cell>
          <table:table-cell office:value-type="float" office:value="0.01834862" calcext:value-type="float">
            <text:p>0.01834862</text:p>
          </table:table-cell>
          <table:table-cell office:value-type="float" office:value="0.18181818" calcext:value-type="float">
            <text:p>0.18181818</text:p>
          </table:table-cell>
          <table:table-cell office:value-type="float" office:value="0.89908257" calcext:value-type="float">
            <text:p>0.89908257</text:p>
          </table:table-cell>
          <table:table-cell office:value-type="float" office:value="0.16346956" calcext:value-type="float">
            <text:p>0.16346956</text:p>
          </table:table-cell>
          <table:table-cell office:value-type="float" office:value="0.01649693" calcext:value-type="float">
            <text:p>0.01649693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.79816513761468" calcext:value-type="float">
            <text:p>1.798165137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00081451" calcext:value-type="float">
            <text:p>0.00081451</text:p>
          </table:table-cell>
          <table:table-cell office:value-type="float" office:value="0.10242588" calcext:value-type="float">
            <text:p>0.10242588</text:p>
          </table:table-cell>
          <table:table-cell office:value-type="float" office:value="0.16033755" calcext:value-type="float">
            <text:p>0.16033755</text:p>
          </table:table-cell>
          <table:table-cell office:value-type="float" office:value="0.17924528" calcext:value-type="float">
            <text:p>0.17924528</text:p>
          </table:table-cell>
          <table:table-cell office:value-type="float" office:value="0.10548523" calcext:value-type="float">
            <text:p>0.10548523</text:p>
          </table:table-cell>
          <table:table-cell office:value-type="float" office:value="0.01890773" calcext:value-type="float">
            <text:p>0.01890773</text:p>
          </table:table-cell>
          <table:table-cell office:value-type="float" office:value="0.01691324" calcext:value-type="float">
            <text:p>0.01691324</text:p>
          </table:table-cell>
          <table:table-cell office:value-type="float" office:value="38" calcext:value-type="float">
            <text:p>38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4.0084388185654" calcext:value-type="float">
            <text:p>4.008438818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AcademicAdvisor&gt; <text:s/>?f <text:s/>?f <text:s/>&lt;hasWonPrize&gt; <text:s/>?b <text:s text:c="2"/>=&gt; ?a <text:s/>&lt;hasWonPrize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45045" calcext:value-type="float">
            <text:p>0.0045045</text:p>
          </table:table-cell>
          <table:table-cell office:value-type="float" office:value="0.09615385" calcext:value-type="float">
            <text:p>0.09615385</text:p>
          </table:table-cell>
          <table:table-cell office:value-type="float" office:value="0.17857143" calcext:value-type="float">
            <text:p>0.17857143</text:p>
          </table:table-cell>
          <table:table-cell office:value-type="float" office:value="0.46153846" calcext:value-type="float">
            <text:p>0.46153846</text:p>
          </table:table-cell>
          <table:table-cell office:value-type="float" office:value="0.08241758" calcext:value-type="float">
            <text:p>0.08241758</text:p>
          </table:table-cell>
          <table:table-cell office:value-type="float" office:value="0.0443787" calcext:value-type="float">
            <text:p>0.044378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.30769230769231" calcext:value-type="float">
            <text:p>2.307692307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f <text:s/>&lt;hasCapital&gt; <text:s/>?b <text:s text:c="2"/>=&gt; ?a <text:s/>&lt;isLocatedIn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075143" calcext:value-type="float">
            <text:p>0.00075143</text:p>
          </table:table-cell>
          <table:table-cell office:value-type="float" office:value="0.01278772" calcext:value-type="float">
            <text:p>0.01278772</text:p>
          </table:table-cell>
          <table:table-cell office:value-type="float" office:value="0.16666667" calcext:value-type="float">
            <text:p>0.16666667</text:p>
          </table:table-cell>
          <table:table-cell office:value-type="float" office:value="0.92327366" calcext:value-type="float">
            <text:p>0.92327366</text:p>
          </table:table-cell>
          <table:table-cell office:value-type="float" office:value="0.15387894" calcext:value-type="float">
            <text:p>0.15387894</text:p>
          </table:table-cell>
          <table:table-cell office:value-type="float" office:value="0.01180657" calcext:value-type="float">
            <text:p>0.01180657</text:p>
          </table:table-cell>
          <table:table-cell office:value-type="float" office:value="5" calcext:value-type="float">
            <text:p>5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4.61636828644501" calcext:value-type="float">
            <text:p>4.616368286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dealsWith&gt; <text:s/>?b <text:s text:c="2"/>=&gt; ?a <text:s/>&lt;dealsWith&gt; <text:s/>?b</text:p>
          </table:table-cell>
          <table:table-cell office:value-type="float" office:value="0.0048013" calcext:value-type="float">
            <text:p>0.0048013</text:p>
          </table:table-cell>
          <table:table-cell office:value-type="float" office:value="0.43076923" calcext:value-type="float">
            <text:p>0.43076923</text:p>
          </table:table-cell>
          <table:table-cell table:number-columns-repeated="2" office:value-type="float" office:value="0.16422287" calcext:value-type="float">
            <text:p>0.164222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6422287" calcext:value-type="float">
            <text:p>0.16422287</text:p>
          </table:table-cell>
          <table:table-cell office:value-type="float" office:value="224" calcext:value-type="float">
            <text:p>224</text:p>
          </table:table-cell>
          <table:table-cell office:value-type="float" office:value="1364" calcext:value-type="float">
            <text:p>1364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00019291" calcext:value-type="float">
            <text:p>0.00019291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2439024" calcext:value-type="float">
            <text:p>0.02439024</text:p>
          </table:table-cell>
          <table:table-cell office:value-type="float" office:value="0.16071429" calcext:value-type="float">
            <text:p>0.16071429</text:p>
          </table:table-cell>
          <table:table-cell office:value-type="float" office:value="0.84823848" calcext:value-type="float">
            <text:p>0.84823848</text:p>
          </table:table-cell>
          <table:table-cell office:value-type="float" office:value="0.13632404" calcext:value-type="float">
            <text:p>0.13632404</text:p>
          </table:table-cell>
          <table:table-cell office:value-type="float" office:value="0.02068874" calcext:value-type="float">
            <text:p>0.02068874</text:p>
          </table:table-cell>
          <table:table-cell office:value-type="float" office:value="9" calcext:value-type="float">
            <text:p>9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7.63414634146342" calcext:value-type="float">
            <text:p>7.634146341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00019291" calcext:value-type="float">
            <text:p>0.00019291</text:p>
          </table:table-cell>
          <table:table-cell office:value-type="float" office:value="0.02439024" calcext:value-type="float">
            <text:p>0.02439024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16071429" calcext:value-type="float">
            <text:p>0.16071429</text:p>
          </table:table-cell>
          <table:table-cell office:value-type="float" office:value="0.41666667" calcext:value-type="float">
            <text:p>0.41666667</text:p>
          </table:table-cell>
          <table:table-cell office:value-type="float" office:value="0.06696429" calcext:value-type="float">
            <text:p>0.06696429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3.75" calcext:value-type="float">
            <text:p>3.7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diedIn&gt; <text:s/>?b <text:s text:c="2"/>=&gt; ?a <text:s/>&lt;wasBorn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64294" calcext:value-type="float">
            <text:p>0.00164294</text:p>
          </table:table-cell>
          <table:table-cell office:value-type="float" office:value="0.04411765" calcext:value-type="float">
            <text:p>0.04411765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.72058824" calcext:value-type="float">
            <text:p>0.72058824</text:p>
          </table:table-cell>
          <table:table-cell office:value-type="float" office:value="0.11377709" calcext:value-type="float">
            <text:p>0.11377709</text:p>
          </table:table-cell>
          <table:table-cell office:value-type="float" office:value="0.03179066" calcext:value-type="float">
            <text:p>0.03179066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2.16176470588235" calcext:value-type="float">
            <text:p>2.161764705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created&gt; <text:s/>?f <text:s text:c="2"/>=&gt; ?a <text:s/>&lt;isMarriedTo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0419916" calcext:value-type="float">
            <text:p>0.00419916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5555556" calcext:value-type="float">
            <text:p>0.15555556</text:p>
          </table:table-cell>
          <table:table-cell office:value-type="float" office:value="0.79910714" calcext:value-type="float">
            <text:p>0.79910714</text:p>
          </table:table-cell>
          <table:table-cell office:value-type="float" office:value="0.12430556" calcext:value-type="float">
            <text:p>0.12430556</text:p>
          </table:table-cell>
          <table:table-cell office:value-type="float" office:value="0.0249721" calcext:value-type="float">
            <text:p>0.0249721</text:p>
          </table:table-cell>
          <table:table-cell office:value-type="float" office:value="7" calcext:value-type="float">
            <text:p>7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5.59375" calcext:value-type="float">
            <text:p>5.5937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wasBornIn&gt; <text:s/>?b <text:s text:c="2"/>=&gt; ?a <text:s/>&lt;diedIn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0527009" calcext:value-type="float">
            <text:p>0.00527009</text:p>
          </table:table-cell>
          <table:table-cell office:value-type="float" office:value="0.025" calcext:value-type="float">
            <text:p>0.025</text:p>
          </table:table-cell>
          <table:table-cell office:value-type="float" office:value="0.15384615" calcext:value-type="float">
            <text:p>0.15384615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12884615" calcext:value-type="float">
            <text:p>0.12884615</text:p>
          </table:table-cell>
          <table:table-cell office:value-type="float" office:value="0.0209375" calcext:value-type="float">
            <text:p>0.0209375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3.35" calcext:value-type="float">
            <text:p>3.3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diedIn&gt; <text:s/>?b <text:s text:c="2"/>=&gt; ?a <text:s/>&lt;wasBornIn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0219058" calcext:value-type="float">
            <text:p>0.00219058</text:p>
          </table:table-cell>
          <table:table-cell office:value-type="float" office:value="0.02352941" calcext:value-type="float">
            <text:p>0.02352941</text:p>
          </table:table-cell>
          <table:table-cell office:value-type="float" office:value="0.15384615" calcext:value-type="float">
            <text:p>0.15384615</text:p>
          </table:table-cell>
          <table:table-cell office:value-type="float" office:value="0.84705882" calcext:value-type="float">
            <text:p>0.84705882</text:p>
          </table:table-cell>
          <table:table-cell office:value-type="float" office:value="0.13031674" calcext:value-type="float">
            <text:p>0.13031674</text:p>
          </table:table-cell>
          <table:table-cell office:value-type="float" office:value="0.0199308" calcext:value-type="float">
            <text:p>0.0199308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3.38823529411765" calcext:value-type="float">
            <text:p>3.388235294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livesIn&gt; <text:s/>?b <text:s text:c="2"/>=&gt; ?a <text:s/>&lt;isLocatedIn&gt; <text:s/>?b</text:p>
          </table:table-cell>
          <table:table-cell office:value-type="float" office:value="0.00030008" calcext:value-type="float">
            <text:p>0.00030008</text:p>
          </table:table-cell>
          <table:table-cell office:value-type="float" office:value="0.002104" calcext:value-type="float">
            <text:p>0.002104</text:p>
          </table:table-cell>
          <table:table-cell office:value-type="float" office:value="0.02464789" calcext:value-type="float">
            <text:p>0.02464789</text:p>
          </table:table-cell>
          <table:table-cell office:value-type="float" office:value="0.15384615" calcext:value-type="float">
            <text:p>0.15384615</text:p>
          </table:table-cell>
          <table:table-cell office:value-type="float" office:value="0.83978873" calcext:value-type="float">
            <text:p>0.83978873</text:p>
          </table:table-cell>
          <table:table-cell office:value-type="float" office:value="0.12919827" calcext:value-type="float">
            <text:p>0.12919827</text:p>
          </table:table-cell>
          <table:table-cell office:value-type="float" office:value="0.02069902" calcext:value-type="float">
            <text:p>0.02069902</text:p>
          </table:table-cell>
          <table:table-cell office:value-type="float" office:value="14" calcext:value-type="float">
            <text:p>14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float" office:value="11.7570422535211" calcext:value-type="float">
            <text:p>11.757042253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2840909" calcext:value-type="float">
            <text:p>0.02840909</text:p>
          </table:table-cell>
          <table:table-cell office:value-type="float" office:value="0.00273823" calcext:value-type="float">
            <text:p>0.00273823</text:p>
          </table:table-cell>
          <table:table-cell office:value-type="float" office:value="0.15151515" calcext:value-type="float">
            <text:p>0.15151515</text:p>
          </table:table-cell>
          <table:table-cell office:value-type="float" office:value="0.98192771" calcext:value-type="float">
            <text:p>0.98192771</text:p>
          </table:table-cell>
          <table:table-cell office:value-type="float" office:value="0.14877693" calcext:value-type="float">
            <text:p>0.14877693</text:p>
          </table:table-cell>
          <table:table-cell office:value-type="float" office:value="0.00268874" calcext:value-type="float">
            <text:p>0.00268874</text:p>
          </table:table-cell>
          <table:table-cell office:value-type="float" office:value="5" calcext:value-type="float">
            <text:p>5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float" office:value="4.90963855421687" calcext:value-type="float">
            <text:p>4.909638554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produced&gt; <text:s/>?b <text:s/>?e <text:s/>&lt;isMarriedTo&gt; <text:s/>?a <text:s text:c="2"/>=&gt; ?a <text:s/>&lt;actedIn&gt; <text:s/>?b</text:p>
          </table:table-cell>
          <table:table-cell office:value-type="float" office:value="0.00027865" calcext:value-type="float">
            <text:p>0.00027865</text:p>
          </table:table-cell>
          <table:table-cell office:value-type="float" office:value="0.00264281" calcext:value-type="float">
            <text:p>0.00264281</text:p>
          </table:table-cell>
          <table:table-cell office:value-type="float" office:value="0.05603448" calcext:value-type="float">
            <text:p>0.05603448</text:p>
          </table:table-cell>
          <table:table-cell office:value-type="float" office:value="0.15116279" calcext:value-type="float">
            <text:p>0.15116279</text:p>
          </table:table-cell>
          <table:table-cell office:value-type="float" office:value="0.62931034" calcext:value-type="float">
            <text:p>0.62931034</text:p>
          </table:table-cell>
          <table:table-cell office:value-type="float" office:value="0.09512831" calcext:value-type="float">
            <text:p>0.09512831</text:p>
          </table:table-cell>
          <table:table-cell office:value-type="float" office:value="0.03526308" calcext:value-type="float">
            <text:p>0.03526308</text:p>
          </table:table-cell>
          <table:table-cell office:value-type="float" office:value="13" calcext:value-type="float">
            <text:p>13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8.18103448275862" calcext:value-type="float">
            <text:p>8.181034482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rected&gt; <text:s/>?f <text:s/>?b <text:s/>&lt;created&gt; <text:s/>?f <text:s text:c="2"/>=&gt; ?a <text:s/>&lt;isMarriedTo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79964" calcext:value-type="float">
            <text:p>0.00179964</text:p>
          </table:table-cell>
          <table:table-cell office:value-type="float" office:value="0.02112676" calcext:value-type="float">
            <text:p>0.02112676</text:p>
          </table:table-cell>
          <table:table-cell office:value-type="float" office:value="0.15" calcext:value-type="float">
            <text:p>0.15</text:p>
          </table:table-cell>
          <table:table-cell office:value-type="float" office:value="0.85915493" calcext:value-type="float">
            <text:p>0.85915493</text:p>
          </table:table-cell>
          <table:table-cell office:value-type="float" office:value="0.12887324" calcext:value-type="float">
            <text:p>0.12887324</text:p>
          </table:table-cell>
          <table:table-cell office:value-type="float" office:value="0.01815116" calcext:value-type="float">
            <text:p>0.01815116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2.57746478873239" calcext:value-type="float">
            <text:p>2.577464788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isLocatedIn&gt; <text:s/>?b <text:s text:c="2"/>=&gt; ?a <text:s/>&lt;hasCapital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1342282" calcext:value-type="float">
            <text:p>0.01342282</text:p>
          </table:table-cell>
          <table:table-cell table:number-columns-repeated="2" office:value-type="float" office:value="0.14285714" calcext:value-type="float">
            <text:p>0.142857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f <text:s/>&lt;hasCapital&gt; <text:s/>?b <text:s text:c="2"/>=&gt; ?a <text:s/>&lt;livesIn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1057082" calcext:value-type="float">
            <text:p>0.01057082</text:p>
          </table:table-cell>
          <table:table-cell office:value-type="float" office:value="0.01278772" calcext:value-type="float">
            <text:p>0.01278772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91048593" calcext:value-type="float">
            <text:p>0.91048593</text:p>
          </table:table-cell>
          <table:table-cell office:value-type="float" office:value="0.13006942" calcext:value-type="float">
            <text:p>0.13006942</text:p>
          </table:table-cell>
          <table:table-cell office:value-type="float" office:value="0.01164304" calcext:value-type="float">
            <text:p>0.01164304</text:p>
          </table:table-cell>
          <table:table-cell office:value-type="float" office:value="5" calcext:value-type="float">
            <text:p>5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4.55242966751918" calcext:value-type="float">
            <text:p>4.552429667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diedIn&gt; <text:s/>?b <text:s text:c="2"/>=&gt; ?a <text:s/>&lt;died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395257" calcext:value-type="float">
            <text:p>0.00395257</text:p>
          </table:table-cell>
          <table:table-cell office:value-type="float" office:value="0.00849858" calcext:value-type="float">
            <text:p>0.00849858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94050992" calcext:value-type="float">
            <text:p>0.94050992</text:p>
          </table:table-cell>
          <table:table-cell office:value-type="float" office:value="0.13435856" calcext:value-type="float">
            <text:p>0.13435856</text:p>
          </table:table-cell>
          <table:table-cell office:value-type="float" office:value="0.007993" calcext:value-type="float">
            <text:p>0.007993</text:p>
          </table:table-cell>
          <table:table-cell office:value-type="float" office:value="3" calcext:value-type="float">
            <text:p>3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2.82152974504249" calcext:value-type="float">
            <text:p>2.82152974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3787879" calcext:value-type="float">
            <text:p>0.03787879</text:p>
          </table:table-cell>
          <table:table-cell office:value-type="float" office:value="0.03521127" calcext:value-type="float">
            <text:p>0.03521127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75352113" calcext:value-type="float">
            <text:p>0.75352113</text:p>
          </table:table-cell>
          <table:table-cell office:value-type="float" office:value="0.10764588" calcext:value-type="float">
            <text:p>0.10764588</text:p>
          </table:table-cell>
          <table:table-cell office:value-type="float" office:value="0.02653243" calcext:value-type="float">
            <text:p>0.02653243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3.76760563380282" calcext:value-type="float">
            <text:p>3.767605633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directed&gt; <text:s/>?f <text:s text:c="2"/>=&gt; ?a <text:s/>&lt;influences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71073" calcext:value-type="float">
            <text:p>0.00071073</text:p>
          </table:table-cell>
          <table:table-cell office:value-type="float" office:value="0.01538462" calcext:value-type="float">
            <text:p>0.01538462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89230769" calcext:value-type="float">
            <text:p>0.89230769</text:p>
          </table:table-cell>
          <table:table-cell office:value-type="float" office:value="0.12747253" calcext:value-type="float">
            <text:p>0.12747253</text:p>
          </table:table-cell>
          <table:table-cell office:value-type="float" office:value="0.01372781" calcext:value-type="float">
            <text:p>0.01372781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.78461538461538" calcext:value-type="float">
            <text:p>1.784615384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imports&gt; <text:s/>?b <text:s text:c="2"/>=&gt; ?a <text:s/>&lt;imports&gt; <text:s/>?b</text:p>
          </table:table-cell>
          <table:table-cell office:value-type="float" office:value="0.00160758" calcext:value-type="float">
            <text:p>0.00160758</text:p>
          </table:table-cell>
          <table:table-cell office:value-type="float" office:value="0.3164557" calcext:value-type="float">
            <text:p>0.3164557</text:p>
          </table:table-cell>
          <table:table-cell office:value-type="float" office:value="0.09505703" calcext:value-type="float">
            <text:p>0.09505703</text:p>
          </table:table-cell>
          <table:table-cell office:value-type="float" office:value="0.14231499" calcext:value-type="float">
            <text:p>0.14231499</text:p>
          </table:table-cell>
          <table:table-cell office:value-type="float" office:value="0.33206591" calcext:value-type="float">
            <text:p>0.33206591</text:p>
          </table:table-cell>
          <table:table-cell office:value-type="float" office:value="0.04725796" calcext:value-type="float">
            <text:p>0.04725796</text:p>
          </table:table-cell>
          <table:table-cell office:value-type="float" office:value="0.0315652" calcext:value-type="float">
            <text:p>0.0315652</text:p>
          </table:table-cell>
          <table:table-cell office:value-type="float" office:value="75" calcext:value-type="float">
            <text:p>75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float" office:value="24.9049429657795" calcext:value-type="float">
            <text:p>24.904942965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created&gt; <text:s/>?b <text:s/>?e <text:s/>&lt;isMarriedTo&gt; <text:s/>?a <text:s text:c="2"/>=&gt; ?a <text:s/>&lt;actedIn&gt; <text:s/>?b</text:p>
          </table:table-cell>
          <table:table-cell office:value-type="float" office:value="0.00017148" calcext:value-type="float">
            <text:p>0.00017148</text:p>
          </table:table-cell>
          <table:table-cell office:value-type="float" office:value="0.00162635" calcext:value-type="float">
            <text:p>0.00162635</text:p>
          </table:table-cell>
          <table:table-cell office:value-type="float" office:value="0.00933489" calcext:value-type="float">
            <text:p>0.00933489</text:p>
          </table:table-cell>
          <table:table-cell office:value-type="float" office:value="0.14035088" calcext:value-type="float">
            <text:p>0.14035088</text:p>
          </table:table-cell>
          <table:table-cell office:value-type="float" office:value="0.93348891" calcext:value-type="float">
            <text:p>0.93348891</text:p>
          </table:table-cell>
          <table:table-cell office:value-type="float" office:value="0.13101599" calcext:value-type="float">
            <text:p>0.13101599</text:p>
          </table:table-cell>
          <table:table-cell office:value-type="float" office:value="0.00871402" calcext:value-type="float">
            <text:p>0.00871402</text:p>
          </table:table-cell>
          <table:table-cell office:value-type="float" office:value="8" calcext:value-type="float">
            <text:p>8</text:p>
          </table:table-cell>
          <table:table-cell office:value-type="float" office:value="857" calcext:value-type="float">
            <text:p>857</text:p>
          </table:table-cell>
          <table:table-cell table:number-columns-repeated="2" office:value-type="float" office:value="7.46791131855309" calcext:value-type="float">
            <text:p>7.467911318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imports&gt; <text:s/>?b <text:s text:c="2"/>=&gt; ?a <text:s/>&lt;imports&gt; <text:s/>?b</text:p>
          </table:table-cell>
          <table:table-cell office:value-type="float" office:value="0.00113602" calcext:value-type="float">
            <text:p>0.00113602</text:p>
          </table:table-cell>
          <table:table-cell office:value-type="float" office:value="0.22362869" calcext:value-type="float">
            <text:p>0.22362869</text:p>
          </table:table-cell>
          <table:table-cell office:value-type="float" office:value="0.09137931" calcext:value-type="float">
            <text:p>0.09137931</text:p>
          </table:table-cell>
          <table:table-cell office:value-type="float" office:value="0.13874346" calcext:value-type="float">
            <text:p>0.13874346</text:p>
          </table:table-cell>
          <table:table-cell office:value-type="float" office:value="0.34137931" calcext:value-type="float">
            <text:p>0.34137931</text:p>
          </table:table-cell>
          <table:table-cell office:value-type="float" office:value="0.04736415" calcext:value-type="float">
            <text:p>0.04736415</text:p>
          </table:table-cell>
          <table:table-cell office:value-type="float" office:value="0.03119501" calcext:value-type="float">
            <text:p>0.03119501</text:p>
          </table:table-cell>
          <table:table-cell office:value-type="float" office:value="53" calcext:value-type="float">
            <text:p>53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18.0931034482759" calcext:value-type="float">
            <text:p>18.093103448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diedIn&gt; <text:s/>?b <text:s text:c="2"/>=&gt; ?a <text:s/>&lt;diedIn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0527009" calcext:value-type="float">
            <text:p>0.00527009</text:p>
          </table:table-cell>
          <table:table-cell office:value-type="float" office:value="0.02739726" calcext:value-type="float">
            <text:p>0.02739726</text:p>
          </table:table-cell>
          <table:table-cell office:value-type="float" office:value="0.13793103" calcext:value-type="float">
            <text:p>0.13793103</text:p>
          </table:table-cell>
          <table:table-cell office:value-type="float" office:value="0.80136986" calcext:value-type="float">
            <text:p>0.80136986</text:p>
          </table:table-cell>
          <table:table-cell office:value-type="float" office:value="0.11053377" calcext:value-type="float">
            <text:p>0.11053377</text:p>
          </table:table-cell>
          <table:table-cell office:value-type="float" office:value="0.02195534" calcext:value-type="float">
            <text:p>0.02195534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3.20547945205479" calcext:value-type="float">
            <text:p>3.205479452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diedIn&gt; <text:s/>?b <text:s text:c="2"/>=&gt; ?a <text:s/>&lt;diedIn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0527009" calcext:value-type="float">
            <text:p>0.00527009</text:p>
          </table:table-cell>
          <table:table-cell office:value-type="float" office:value="0.01465201" calcext:value-type="float">
            <text:p>0.01465201</text:p>
          </table:table-cell>
          <table:table-cell office:value-type="float" office:value="0.13793103" calcext:value-type="float">
            <text:p>0.13793103</text:p>
          </table:table-cell>
          <table:table-cell office:value-type="float" office:value="0.89377289" calcext:value-type="float">
            <text:p>0.89377289</text:p>
          </table:table-cell>
          <table:table-cell office:value-type="float" office:value="0.12327902" calcext:value-type="float">
            <text:p>0.12327902</text:p>
          </table:table-cell>
          <table:table-cell office:value-type="float" office:value="0.01309557" calcext:value-type="float">
            <text:p>0.01309557</text:p>
          </table:table-cell>
          <table:table-cell office:value-type="float" office:value="4" calcext:value-type="float">
            <text:p>4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3.57509157509158" calcext:value-type="float">
            <text:p>3.575091575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0032152" calcext:value-type="float">
            <text:p>0.00032152</text:p>
          </table:table-cell>
          <table:table-cell office:value-type="float" office:value="0.05033557" calcext:value-type="float">
            <text:p>0.05033557</text:p>
          </table:table-cell>
          <table:table-cell office:value-type="float" office:value="0.02640845" calcext:value-type="float">
            <text:p>0.02640845</text:p>
          </table:table-cell>
          <table:table-cell office:value-type="float" office:value="0.13761468" calcext:value-type="float">
            <text:p>0.13761468</text:p>
          </table:table-cell>
          <table:table-cell office:value-type="float" office:value="0.80809859" calcext:value-type="float">
            <text:p>0.80809859</text:p>
          </table:table-cell>
          <table:table-cell office:value-type="float" office:value="0.11120623" calcext:value-type="float">
            <text:p>0.11120623</text:p>
          </table:table-cell>
          <table:table-cell office:value-type="float" office:value="0.02134063" calcext:value-type="float">
            <text:p>0.02134063</text:p>
          </table:table-cell>
          <table:table-cell office:value-type="float" office:value="15" calcext:value-type="float">
            <text:p>15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float" office:value="12.1214788732394" calcext:value-type="float">
            <text:p>12.121478873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livesIn&gt; <text:s/>?b <text:s text:c="2"/>=&gt; ?a <text:s/>&lt;hasCapital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1677852" calcext:value-type="float">
            <text:p>0.01677852</text:p>
          </table:table-cell>
          <table:table-cell office:value-type="float" office:value="0.08064516" calcext:value-type="float">
            <text:p>0.08064516</text:p>
          </table:table-cell>
          <table:table-cell office:value-type="float" office:value="0.13513514" calcext:value-type="float">
            <text:p>0.13513514</text:p>
          </table:table-cell>
          <table:table-cell office:value-type="float" office:value="0.40322581" calcext:value-type="float">
            <text:p>0.40322581</text:p>
          </table:table-cell>
          <table:table-cell office:value-type="float" office:value="0.05448997" calcext:value-type="float">
            <text:p>0.05448997</text:p>
          </table:table-cell>
          <table:table-cell office:value-type="float" office:value="0.03251821" calcext:value-type="float">
            <text:p>0.03251821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2.01612903225806" calcext:value-type="float">
            <text:p>2.016129032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participatedIn&gt; <text:s/>?b <text:s text:c="2"/>=&gt; ?a <text:s/>&lt;participatedIn&gt; <text:s/>?b</text:p>
          </table:table-cell>
          <table:table-cell office:value-type="float" office:value="0.00036438" calcext:value-type="float">
            <text:p>0.00036438</text:p>
          </table:table-cell>
          <table:table-cell office:value-type="float" office:value="0.00264798" calcext:value-type="float">
            <text:p>0.00264798</text:p>
          </table:table-cell>
          <table:table-cell table:number-columns-repeated="2" office:value-type="float" office:value="0.1328125" calcext:value-type="float">
            <text:p>0.1328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328125" calcext:value-type="float">
            <text:p>0.1328125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hasWonPrize&gt; <text:s/>?b <text:s text:c="2"/>=&gt; ?a <text:s/>&lt;hasWonPrize&gt; <text:s/>?b</text:p>
          </table:table-cell>
          <table:table-cell office:value-type="float" office:value="0.00017148" calcext:value-type="float">
            <text:p>0.00017148</text:p>
          </table:table-cell>
          <table:table-cell office:value-type="float" office:value="0.00720721" calcext:value-type="float">
            <text:p>0.00720721</text:p>
          </table:table-cell>
          <table:table-cell office:value-type="float" office:value="0.01275917" calcext:value-type="float">
            <text:p>0.01275917</text:p>
          </table:table-cell>
          <table:table-cell office:value-type="float" office:value="0.13114754" calcext:value-type="float">
            <text:p>0.13114754</text:p>
          </table:table-cell>
          <table:table-cell office:value-type="float" office:value="0.90271132" calcext:value-type="float">
            <text:p>0.90271132</text:p>
          </table:table-cell>
          <table:table-cell office:value-type="float" office:value="0.11838837" calcext:value-type="float">
            <text:p>0.11838837</text:p>
          </table:table-cell>
          <table:table-cell office:value-type="float" office:value="0.01151785" calcext:value-type="float">
            <text:p>0.01151785</text:p>
          </table:table-cell>
          <table:table-cell office:value-type="float" office:value="8" calcext:value-type="float">
            <text:p>8</text:p>
          </table:table-cell>
          <table:table-cell office:value-type="float" office:value="627" calcext:value-type="float">
            <text:p>627</text:p>
          </table:table-cell>
          <table:table-cell table:number-columns-repeated="2" office:value-type="float" office:value="7.22169059011164" calcext:value-type="float">
            <text:p>7.221690590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created&gt; <text:s/>?f <text:s/>?b <text:s/>&lt;directed&gt; <text:s/>?f <text:s text:c="2"/>=&gt; ?a <text:s/>&lt;isMarriedTo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79964" calcext:value-type="float">
            <text:p>0.00179964</text:p>
          </table:table-cell>
          <table:table-cell office:value-type="float" office:value="0.02112676" calcext:value-type="float">
            <text:p>0.02112676</text:p>
          </table:table-cell>
          <table:table-cell office:value-type="float" office:value="0.13043478" calcext:value-type="float">
            <text:p>0.13043478</text:p>
          </table:table-cell>
          <table:table-cell office:value-type="float" office:value="0.83802817" calcext:value-type="float">
            <text:p>0.83802817</text:p>
          </table:table-cell>
          <table:table-cell office:value-type="float" office:value="0.10930802" calcext:value-type="float">
            <text:p>0.10930802</text:p>
          </table:table-cell>
          <table:table-cell office:value-type="float" office:value="0.01770482" calcext:value-type="float">
            <text:p>0.01770482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2.51408450704225" calcext:value-type="float">
            <text:p>2.51408450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hasWonPrize&gt; <text:s/>?b <text:s text:c="2"/>=&gt; ?a <text:s/>&lt;hasWonPrize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0630631" calcext:value-type="float">
            <text:p>0.00630631</text:p>
          </table:table-cell>
          <table:table-cell office:value-type="float" office:value="0.04069767" calcext:value-type="float">
            <text:p>0.04069767</text:p>
          </table:table-cell>
          <table:table-cell office:value-type="float" office:value="0.12962963" calcext:value-type="float">
            <text:p>0.12962963</text:p>
          </table:table-cell>
          <table:table-cell office:value-type="float" office:value="0.68604651" calcext:value-type="float">
            <text:p>0.68604651</text:p>
          </table:table-cell>
          <table:table-cell office:value-type="float" office:value="0.08893196" calcext:value-type="float">
            <text:p>0.08893196</text:p>
          </table:table-cell>
          <table:table-cell office:value-type="float" office:value="0.0279205" calcext:value-type="float">
            <text:p>0.0279205</text:p>
          </table:table-cell>
          <table:table-cell office:value-type="float" office:value="7" calcext:value-type="float">
            <text:p>7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4.80232558139535" calcext:value-type="float">
            <text:p>4.802325581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produced&gt; <text:s/>?f <text:s/>?b <text:s/>&lt;actedIn&gt; <text:s/>?f <text:s text:c="2"/>=&gt; ?a <text:s/>&lt;isMarriedTo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0419916" calcext:value-type="float">
            <text:p>0.00419916</text:p>
          </table:table-cell>
          <table:table-cell office:value-type="float" office:value="0.05882353" calcext:value-type="float">
            <text:p>0.05882353</text:p>
          </table:table-cell>
          <table:table-cell office:value-type="float" office:value="0.12962963" calcext:value-type="float">
            <text:p>0.12962963</text:p>
          </table:table-cell>
          <table:table-cell office:value-type="float" office:value="0.54621849" calcext:value-type="float">
            <text:p>0.54621849</text:p>
          </table:table-cell>
          <table:table-cell office:value-type="float" office:value="0.0708061" calcext:value-type="float">
            <text:p>0.0708061</text:p>
          </table:table-cell>
          <table:table-cell office:value-type="float" office:value="0.0321305" calcext:value-type="float">
            <text:p>0.0321305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3.82352941176471" calcext:value-type="float">
            <text:p>3.823529411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produced&gt; <text:s/>?b <text:s text:c="2"/>=&gt; ?a <text:s/>&lt;actedIn&gt; <text:s/>?b</text:p>
          </table:table-cell>
          <table:table-cell office:value-type="float" office:value="0.00021434" calcext:value-type="float">
            <text:p>0.00021434</text:p>
          </table:table-cell>
          <table:table-cell office:value-type="float" office:value="0.00203293" calcext:value-type="float">
            <text:p>0.00203293</text:p>
          </table:table-cell>
          <table:table-cell office:value-type="float" office:value="0.041841" calcext:value-type="float">
            <text:p>0.041841</text:p>
          </table:table-cell>
          <table:table-cell office:value-type="float" office:value="0.12658228" calcext:value-type="float">
            <text:p>0.12658228</text:p>
          </table:table-cell>
          <table:table-cell office:value-type="float" office:value="0.66945607" calcext:value-type="float">
            <text:p>0.66945607</text:p>
          </table:table-cell>
          <table:table-cell office:value-type="float" office:value="0.08474127" calcext:value-type="float">
            <text:p>0.08474127</text:p>
          </table:table-cell>
          <table:table-cell office:value-type="float" office:value="0.02801071" calcext:value-type="float">
            <text:p>0.02801071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6.69456066945607" calcext:value-type="float">
            <text:p>6.694560669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00081451" calcext:value-type="float">
            <text:p>0.00081451</text:p>
          </table:table-cell>
          <table:table-cell office:value-type="float" office:value="0.16033755" calcext:value-type="float">
            <text:p>0.16033755</text:p>
          </table:table-cell>
          <table:table-cell office:value-type="float" office:value="0.10242588" calcext:value-type="float">
            <text:p>0.10242588</text:p>
          </table:table-cell>
          <table:table-cell office:value-type="float" office:value="0.12624585" calcext:value-type="float">
            <text:p>0.12624585</text:p>
          </table:table-cell>
          <table:table-cell office:value-type="float" office:value="0.18867925" calcext:value-type="float">
            <text:p>0.18867925</text:p>
          </table:table-cell>
          <table:table-cell office:value-type="float" office:value="0.02381997" calcext:value-type="float">
            <text:p>0.02381997</text:p>
          </table:table-cell>
          <table:table-cell office:value-type="float" office:value="0.01932564" calcext:value-type="float">
            <text:p>0.01932564</text:p>
          </table:table-cell>
          <table:table-cell office:value-type="float" office:value="38" calcext:value-type="float">
            <text:p>38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7.16981132075472" calcext:value-type="float">
            <text:p>7.169811320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658762" calcext:value-type="float">
            <text:p>0.00658762</text:p>
          </table:table-cell>
          <table:table-cell office:value-type="float" office:value="0.00075143" calcext:value-type="float">
            <text:p>0.00075143</text:p>
          </table:table-cell>
          <table:table-cell office:value-type="float" office:value="0.125" calcext:value-type="float">
            <text:p>0.125</text:p>
          </table:table-cell>
          <table:table-cell office:value-type="float" office:value="0.99398858" calcext:value-type="float">
            <text:p>0.99398858</text:p>
          </table:table-cell>
          <table:table-cell office:value-type="float" office:value="0.12424857" calcext:value-type="float">
            <text:p>0.12424857</text:p>
          </table:table-cell>
          <table:table-cell office:value-type="float" office:value="0.00074691" calcext:value-type="float">
            <text:p>0.00074691</text:p>
          </table:table-cell>
          <table:table-cell office:value-type="float" office:value="5" calcext:value-type="float">
            <text:p>5</text:p>
          </table:table-cell>
          <table:table-cell office:value-type="float" office:value="6654" calcext:value-type="float">
            <text:p>6654</text:p>
          </table:table-cell>
          <table:table-cell table:number-columns-repeated="2" office:value-type="float" office:value="4.96994289149384" calcext:value-type="float">
            <text:p>4.969942891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b <text:s text:c="2"/>=&gt; ?a <text:s/>&lt;isLocatedIn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075143" calcext:value-type="float">
            <text:p>0.00075143</text:p>
          </table:table-cell>
          <table:table-cell office:value-type="float" office:value="0.00658762" calcext:value-type="float">
            <text:p>0.00658762</text:p>
          </table:table-cell>
          <table:table-cell office:value-type="float" office:value="0.125" calcext:value-type="float">
            <text:p>0.125</text:p>
          </table:table-cell>
          <table:table-cell office:value-type="float" office:value="0.94729908" calcext:value-type="float">
            <text:p>0.94729908</text:p>
          </table:table-cell>
          <table:table-cell office:value-type="float" office:value="0.11841238" calcext:value-type="float">
            <text:p>0.11841238</text:p>
          </table:table-cell>
          <table:table-cell office:value-type="float" office:value="0.00624044" calcext:value-type="float">
            <text:p>0.00624044</text:p>
          </table:table-cell>
          <table:table-cell office:value-type="float" office:value="5" calcext:value-type="float">
            <text:p>5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float" office:value="4.7364953886693" calcext:value-type="float">
            <text:p>4.736495388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KnownFor&gt; <text:s/>?f <text:s/>?b <text:s/>&lt;isKnownFor&gt; <text:s/>?f <text:s text:c="2"/>=&gt; ?a <text:s/>&lt;hasChild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0146199" calcext:value-type="float">
            <text:p>0.00146199</text:p>
          </table:table-cell>
          <table:table-cell office:value-type="float" office:value="0.01843318" calcext:value-type="float">
            <text:p>0.01843318</text:p>
          </table:table-cell>
          <table:table-cell office:value-type="float" office:value="0.12121212" calcext:value-type="float">
            <text:p>0.12121212</text:p>
          </table:table-cell>
          <table:table-cell office:value-type="float" office:value="0.84792627" calcext:value-type="float">
            <text:p>0.84792627</text:p>
          </table:table-cell>
          <table:table-cell office:value-type="float" office:value="0.10277894" calcext:value-type="float">
            <text:p>0.10277894</text:p>
          </table:table-cell>
          <table:table-cell office:value-type="float" office:value="0.01562998" calcext:value-type="float">
            <text:p>0.01562998</text:p>
          </table:table-cell>
          <table:table-cell office:value-type="float" office:value="4" calcext:value-type="float">
            <text:p>4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3.39170506912442" calcext:value-type="float">
            <text:p>3.391705069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actedIn&gt; <text:s/>?b <text:s text:c="2"/>=&gt; ?a <text:s/>&lt;produced&gt; <text:s/>?b</text:p>
          </table:table-cell>
          <table:table-cell office:value-type="float" office:value="0.00027865" calcext:value-type="float">
            <text:p>0.00027865</text:p>
          </table:table-cell>
          <table:table-cell office:value-type="float" office:value="0.0211039" calcext:value-type="float">
            <text:p>0.0211039</text:p>
          </table:table-cell>
          <table:table-cell office:value-type="float" office:value="0.00489458" calcext:value-type="float">
            <text:p>0.00489458</text:p>
          </table:table-cell>
          <table:table-cell office:value-type="float" office:value="0.11711712" calcext:value-type="float">
            <text:p>0.11711712</text:p>
          </table:table-cell>
          <table:table-cell office:value-type="float" office:value="0.95820783" calcext:value-type="float">
            <text:p>0.95820783</text:p>
          </table:table-cell>
          <table:table-cell office:value-type="float" office:value="0.11222254" calcext:value-type="float">
            <text:p>0.11222254</text:p>
          </table:table-cell>
          <table:table-cell office:value-type="float" office:value="0.00469002" calcext:value-type="float">
            <text:p>0.00469002</text:p>
          </table:table-cell>
          <table:table-cell office:value-type="float" office:value="13" calcext:value-type="float">
            <text:p>13</text:p>
          </table:table-cell>
          <table:table-cell office:value-type="float" office:value="2656" calcext:value-type="float">
            <text:p>2656</text:p>
          </table:table-cell>
          <table:table-cell table:number-columns-repeated="2" office:value-type="float" office:value="12.4567018072289" calcext:value-type="float">
            <text:p>12.456701807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produced&gt; <text:s/>?f <text:s text:c="2"/>=&gt; ?a <text:s/>&lt;isMarriedTo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0359928" calcext:value-type="float">
            <text:p>0.00359928</text:p>
          </table:table-cell>
          <table:table-cell office:value-type="float" office:value="0.05042017" calcext:value-type="float">
            <text:p>0.05042017</text:p>
          </table:table-cell>
          <table:table-cell office:value-type="float" office:value="0.11320755" calcext:value-type="float">
            <text:p>0.11320755</text:p>
          </table:table-cell>
          <table:table-cell office:value-type="float" office:value="0.55462185" calcext:value-type="float">
            <text:p>0.55462185</text:p>
          </table:table-cell>
          <table:table-cell office:value-type="float" office:value="0.06278738" calcext:value-type="float">
            <text:p>0.06278738</text:p>
          </table:table-cell>
          <table:table-cell office:value-type="float" office:value="0.02796413" calcext:value-type="float">
            <text:p>0.02796413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3.32773109243697" calcext:value-type="float">
            <text:p>3.327731092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0435118" calcext:value-type="float">
            <text:p>0.00435118</text:p>
          </table:table-cell>
          <table:table-cell office:value-type="float" office:value="0.39038462" calcext:value-type="float">
            <text:p>0.39038462</text:p>
          </table:table-cell>
          <table:table-cell office:value-type="float" office:value="0.06739708" calcext:value-type="float">
            <text:p>0.06739708</text:p>
          </table:table-cell>
          <table:table-cell office:value-type="float" office:value="0.10967045" calcext:value-type="float">
            <text:p>0.10967045</text:p>
          </table:table-cell>
          <table:table-cell office:value-type="float" office:value="0.38545817" calcext:value-type="float">
            <text:p>0.38545817</text:p>
          </table:table-cell>
          <table:table-cell office:value-type="float" office:value="0.04227337" calcext:value-type="float">
            <text:p>0.04227337</text:p>
          </table:table-cell>
          <table:table-cell office:value-type="float" office:value="0.02597875" calcext:value-type="float">
            <text:p>0.02597875</text:p>
          </table:table-cell>
          <table:table-cell office:value-type="float" office:value="203" calcext:value-type="float">
            <text:p>203</text:p>
          </table:table-cell>
          <table:table-cell office:value-type="float" office:value="3012" calcext:value-type="float">
            <text:p>3012</text:p>
          </table:table-cell>
          <table:table-cell table:number-columns-repeated="2" office:value-type="float" office:value="78.2480079681275" calcext:value-type="float">
            <text:p>78.248007968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produced&gt; <text:s/>?f <text:s/>?b <text:s/>&lt;produced&gt; <text:s/>?f <text:s text:c="2"/>=&gt; ?a <text:s/>&lt;isMarriedTo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29994" calcext:value-type="float">
            <text:p>0.0029994</text:p>
          </table:table-cell>
          <table:table-cell office:value-type="float" office:value="0.02336449" calcext:value-type="float">
            <text:p>0.02336449</text:p>
          </table:table-cell>
          <table:table-cell office:value-type="float" office:value="0.10869565" calcext:value-type="float">
            <text:p>0.10869565</text:p>
          </table:table-cell>
          <table:table-cell office:value-type="float" office:value="0.78504673" calcext:value-type="float">
            <text:p>0.78504673</text:p>
          </table:table-cell>
          <table:table-cell office:value-type="float" office:value="0.08533117" calcext:value-type="float">
            <text:p>0.08533117</text:p>
          </table:table-cell>
          <table:table-cell office:value-type="float" office:value="0.01834221" calcext:value-type="float">
            <text:p>0.01834221</text:p>
          </table:table-cell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3.92523364485981" calcext:value-type="float">
            <text:p>3.925233644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1006711" calcext:value-type="float">
            <text:p>0.01006711</text:p>
          </table:table-cell>
          <table:table-cell office:value-type="float" office:value="0.02054795" calcext:value-type="float">
            <text:p>0.02054795</text:p>
          </table:table-cell>
          <table:table-cell office:value-type="float" office:value="0.10344828" calcext:value-type="float">
            <text:p>0.10344828</text:p>
          </table:table-cell>
          <table:table-cell office:value-type="float" office:value="0.80136986" calcext:value-type="float">
            <text:p>0.80136986</text:p>
          </table:table-cell>
          <table:table-cell office:value-type="float" office:value="0.08290033" calcext:value-type="float">
            <text:p>0.08290033</text:p>
          </table:table-cell>
          <table:table-cell office:value-type="float" office:value="0.0164665" calcext:value-type="float">
            <text:p>0.0164665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2.4041095890411" calcext:value-type="float">
            <text:p>2.40410958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exports&gt; <text:s/>?b <text:s text:c="2"/>=&gt; ?a <text:s/>&lt;imports&gt; <text:s/>?b</text:p>
          </table:table-cell>
          <table:table-cell office:value-type="float" office:value="0.00115746" calcext:value-type="float">
            <text:p>0.00115746</text:p>
          </table:table-cell>
          <table:table-cell office:value-type="float" office:value="0.2278481" calcext:value-type="float">
            <text:p>0.2278481</text:p>
          </table:table-cell>
          <table:table-cell office:value-type="float" office:value="0.06818182" calcext:value-type="float">
            <text:p>0.06818182</text:p>
          </table:table-cell>
          <table:table-cell office:value-type="float" office:value="0.09981516" calcext:value-type="float">
            <text:p>0.09981516</text:p>
          </table:table-cell>
          <table:table-cell office:value-type="float" office:value="0.31691919" calcext:value-type="float">
            <text:p>0.31691919</text:p>
          </table:table-cell>
          <table:table-cell office:value-type="float" office:value="0.03163334" calcext:value-type="float">
            <text:p>0.03163334</text:p>
          </table:table-cell>
          <table:table-cell office:value-type="float" office:value="0.02160813" calcext:value-type="float">
            <text:p>0.02160813</text:p>
          </table:table-cell>
          <table:table-cell office:value-type="float" office:value="54" calcext:value-type="float">
            <text:p>54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float" office:value="17.1136363636364" calcext:value-type="float">
            <text:p>17.113636363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f <text:s/>?f <text:s/>&lt;hasCapital&gt; <text:s/>?b <text:s text:c="2"/>=&gt; ?a <text:s/>&lt;wasBorn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64294" calcext:value-type="float">
            <text:p>0.00164294</text:p>
          </table:table-cell>
          <table:table-cell office:value-type="float" office:value="0.02970297" calcext:value-type="float">
            <text:p>0.02970297</text:p>
          </table:table-cell>
          <table:table-cell office:value-type="float" office:value="0.09677419" calcext:value-type="float">
            <text:p>0.09677419</text:p>
          </table:table-cell>
          <table:table-cell office:value-type="float" office:value="0.69306931" calcext:value-type="float">
            <text:p>0.69306931</text:p>
          </table:table-cell>
          <table:table-cell office:value-type="float" office:value="0.06707122" calcext:value-type="float">
            <text:p>0.06707122</text:p>
          </table:table-cell>
          <table:table-cell office:value-type="float" office:value="0.02058622" calcext:value-type="float">
            <text:p>0.02058622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.07920792079208" calcext:value-type="float">
            <text:p>2.079207920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diedIn&gt; <text:s/>?b <text:s text:c="2"/>=&gt; ?a <text:s/>&lt;died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263505" calcext:value-type="float">
            <text:p>0.00263505</text:p>
          </table:table-cell>
          <table:table-cell office:value-type="float" office:value="0.02941176" calcext:value-type="float">
            <text:p>0.02941176</text:p>
          </table:table-cell>
          <table:table-cell office:value-type="float" office:value="0.0952381" calcext:value-type="float">
            <text:p>0.0952381</text:p>
          </table:table-cell>
          <table:table-cell office:value-type="float" office:value="0.69117647" calcext:value-type="float">
            <text:p>0.69117647</text:p>
          </table:table-cell>
          <table:table-cell office:value-type="float" office:value="0.06582633" calcext:value-type="float">
            <text:p>0.06582633</text:p>
          </table:table-cell>
          <table:table-cell office:value-type="float" office:value="0.02032872" calcext:value-type="float">
            <text:p>0.02032872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.38235294117647" calcext:value-type="float">
            <text:p>1.382352941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 text:c="2"/>=&gt; ?a <text:s/>&lt;isMarriedTo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0359928" calcext:value-type="float">
            <text:p>0.00359928</text:p>
          </table:table-cell>
          <table:table-cell office:value-type="float" office:value="0.00578592" calcext:value-type="float">
            <text:p>0.00578592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93828351" calcext:value-type="float">
            <text:p>0.93828351</text:p>
          </table:table-cell>
          <table:table-cell office:value-type="float" office:value="0.08796408" calcext:value-type="float">
            <text:p>0.08796408</text:p>
          </table:table-cell>
          <table:table-cell office:value-type="float" office:value="0.00542883" calcext:value-type="float">
            <text:p>0.00542883</text:p>
          </table:table-cell>
          <table:table-cell office:value-type="float" office:value="6" calcext:value-type="float">
            <text:p>6</text:p>
          </table:table-cell>
          <table:table-cell office:value-type="float" office:value="1037" calcext:value-type="float">
            <text:p>1037</text:p>
          </table:table-cell>
          <table:table-cell table:number-columns-repeated="2" office:value-type="float" office:value="5.62970106075217" calcext:value-type="float">
            <text:p>5.629701060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hasOfficialLanguage&gt; <text:s/>?b <text:s text:c="2"/>=&gt; ?a <text:s/>&lt;hasOfficialLanguage&gt; <text:s/>?b</text:p>
          </table:table-cell>
          <table:table-cell office:value-type="float" office:value="0.00090024" calcext:value-type="float">
            <text:p>0.00090024</text:p>
          </table:table-cell>
          <table:table-cell office:value-type="float" office:value="0.13504823" calcext:value-type="float">
            <text:p>0.13504823</text:p>
          </table:table-cell>
          <table:table-cell office:value-type="float" office:value="0.07792208" calcext:value-type="float">
            <text:p>0.07792208</text:p>
          </table:table-cell>
          <table:table-cell office:value-type="float" office:value="0.0935412" calcext:value-type="float">
            <text:p>0.0935412</text:p>
          </table:table-cell>
          <table:table-cell office:value-type="float" office:value="0.16697588" calcext:value-type="float">
            <text:p>0.16697588</text:p>
          </table:table-cell>
          <table:table-cell office:value-type="float" office:value="0.01561912" calcext:value-type="float">
            <text:p>0.01561912</text:p>
          </table:table-cell>
          <table:table-cell office:value-type="float" office:value="0.01301111" calcext:value-type="float">
            <text:p>0.01301111</text:p>
          </table:table-cell>
          <table:table-cell office:value-type="float" office:value="42" calcext:value-type="float">
            <text:p>42</text:p>
          </table:table-cell>
          <table:table-cell office:value-type="float" office:value="539" calcext:value-type="float">
            <text:p>539</text:p>
          </table:table-cell>
          <table:table-cell table:number-columns-repeated="2" office:value-type="float" office:value="7.01298701298701" calcext:value-type="float">
            <text:p>7.01298701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actedIn&gt; <text:s/>?b <text:s text:c="2"/>=&gt; ?a <text:s/>&lt;produced&gt; <text:s/>?b</text:p>
          </table:table-cell>
          <table:table-cell office:value-type="float" office:value="0.00021434" calcext:value-type="float">
            <text:p>0.00021434</text:p>
          </table:table-cell>
          <table:table-cell office:value-type="float" office:value="0.01623377" calcext:value-type="float">
            <text:p>0.01623377</text:p>
          </table:table-cell>
          <table:table-cell office:value-type="float" office:value="0.00326052" calcext:value-type="float">
            <text:p>0.00326052</text:p>
          </table:table-cell>
          <table:table-cell office:value-type="float" office:value="0.09090909" calcext:value-type="float">
            <text:p>0.09090909</text:p>
          </table:table-cell>
          <table:table-cell office:value-type="float" office:value="0.96413433" calcext:value-type="float">
            <text:p>0.96413433</text:p>
          </table:table-cell>
          <table:table-cell office:value-type="float" office:value="0.08764858" calcext:value-type="float">
            <text:p>0.08764858</text:p>
          </table:table-cell>
          <table:table-cell office:value-type="float" office:value="0.00314357" calcext:value-type="float">
            <text:p>0.00314357</text:p>
          </table:table-cell>
          <table:table-cell office:value-type="float" office:value="10" calcext:value-type="float">
            <text:p>10</text:p>
          </table:table-cell>
          <table:table-cell office:value-type="float" office:value="3067" calcext:value-type="float">
            <text:p>3067</text:p>
          </table:table-cell>
          <table:table-cell table:number-columns-repeated="2" office:value-type="float" office:value="9.64134333224649" calcext:value-type="float">
            <text:p>9.641343332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graduatedFrom&gt; <text:s/>?f <text:s/>?b <text:s/>&lt;graduatedFrom&gt; <text:s/>?f <text:s text:c="2"/>=&gt; ?a <text:s/>&lt;isMarriedTo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79964" calcext:value-type="float">
            <text:p>0.00179964</text:p>
          </table:table-cell>
          <table:table-cell office:value-type="float" office:value="0.00314795" calcext:value-type="float">
            <text:p>0.00314795</text:p>
          </table:table-cell>
          <table:table-cell office:value-type="float" office:value="0.09090909" calcext:value-type="float">
            <text:p>0.09090909</text:p>
          </table:table-cell>
          <table:table-cell office:value-type="float" office:value="0.96537251" calcext:value-type="float">
            <text:p>0.96537251</text:p>
          </table:table-cell>
          <table:table-cell office:value-type="float" office:value="0.08776114" calcext:value-type="float">
            <text:p>0.08776114</text:p>
          </table:table-cell>
          <table:table-cell office:value-type="float" office:value="0.00303895" calcext:value-type="float">
            <text:p>0.00303895</text:p>
          </table:table-cell>
          <table:table-cell office:value-type="float" office:value="3" calcext:value-type="float">
            <text:p>3</text:p>
          </table:table-cell>
          <table:table-cell office:value-type="float" office:value="953" calcext:value-type="float">
            <text:p>953</text:p>
          </table:table-cell>
          <table:table-cell table:number-columns-repeated="2" office:value-type="float" office:value="2.89611752360965" calcext:value-type="float">
            <text:p>2.896117523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ealsWith&gt; <text:s/>?f <text:s/>?b <text:s/>&lt;dealsWith&gt; <text:s/>?f <text:s text:c="2"/>=&gt; ?a <text:s/>&lt;dealsWith&gt; <text:s/>?b</text:p>
          </table:table-cell>
          <table:table-cell office:value-type="float" office:value="0.00698761" calcext:value-type="float">
            <text:p>0.00698761</text:p>
          </table:table-cell>
          <table:table-cell office:value-type="float" office:value="0.62692308" calcext:value-type="float">
            <text:p>0.62692308</text:p>
          </table:table-cell>
          <table:table-cell office:value-type="float" office:value="0.05654814" calcext:value-type="float">
            <text:p>0.05654814</text:p>
          </table:table-cell>
          <table:table-cell office:value-type="float" office:value="0.08849077" calcext:value-type="float">
            <text:p>0.08849077</text:p>
          </table:table-cell>
          <table:table-cell office:value-type="float" office:value="0.36097138" calcext:value-type="float">
            <text:p>0.36097138</text:p>
          </table:table-cell>
          <table:table-cell office:value-type="float" office:value="0.03194264" calcext:value-type="float">
            <text:p>0.03194264</text:p>
          </table:table-cell>
          <table:table-cell office:value-type="float" office:value="0.02041226" calcext:value-type="float">
            <text:p>0.02041226</text:p>
          </table:table-cell>
          <table:table-cell office:value-type="float" office:value="326" calcext:value-type="float">
            <text:p>326</text:p>
          </table:table-cell>
          <table:table-cell office:value-type="float" office:value="5765" calcext:value-type="float">
            <text:p>5765</text:p>
          </table:table-cell>
          <table:table-cell table:number-columns-repeated="2" office:value-type="float" office:value="117.676669557676" calcext:value-type="float">
            <text:p>117.676669557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nfluences&gt; <text:s/>?f <text:s/>?a <text:s/>&lt;influences&gt; <text:s/>?f <text:s text:c="2"/>=&gt; ?a <text:s/>&lt;influences&gt; <text:s/>?b</text:p>
          </table:table-cell>
          <table:table-cell office:value-type="float" office:value="0.00589446" calcext:value-type="float">
            <text:p>0.00589446</text:p>
          </table:table-cell>
          <table:table-cell office:value-type="float" office:value="0.09772566" calcext:value-type="float">
            <text:p>0.09772566</text:p>
          </table:table-cell>
          <table:table-cell office:value-type="float" office:value="0.07982583" calcext:value-type="float">
            <text:p>0.07982583</text:p>
          </table:table-cell>
          <table:table-cell office:value-type="float" office:value="0.08664146" calcext:value-type="float">
            <text:p>0.08664146</text:p>
          </table:table-cell>
          <table:table-cell office:value-type="float" office:value="0.07866473" calcext:value-type="float">
            <text:p>0.07866473</text:p>
          </table:table-cell>
          <table:table-cell office:value-type="float" office:value="0.00681563" calcext:value-type="float">
            <text:p>0.00681563</text:p>
          </table:table-cell>
          <table:table-cell office:value-type="float" office:value="0.00627948" calcext:value-type="float">
            <text:p>0.00627948</text:p>
          </table:table-cell>
          <table:table-cell office:value-type="float" office:value="275" calcext:value-type="float">
            <text:p>275</text:p>
          </table:table-cell>
          <table:table-cell office:value-type="float" office:value="3445" calcext:value-type="float">
            <text:p>3445</text:p>
          </table:table-cell>
          <table:table-cell table:number-columns-repeated="2" office:value-type="float" office:value="21.632801161103" calcext:value-type="float">
            <text:p>21.632801161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wasBornIn&gt; <text:s/>?b <text:s text:c="2"/>=&gt; ?a <text:s/>&lt;died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263505" calcext:value-type="float">
            <text:p>0.00263505</text:p>
          </table:table-cell>
          <table:table-cell office:value-type="float" office:value="0.00760456" calcext:value-type="float">
            <text:p>0.00760456</text:p>
          </table:table-cell>
          <table:table-cell office:value-type="float" office:value="0.08333333" calcext:value-type="float">
            <text:p>0.08333333</text:p>
          </table:table-cell>
          <table:table-cell office:value-type="float" office:value="0.90874525" calcext:value-type="float">
            <text:p>0.90874525</text:p>
          </table:table-cell>
          <table:table-cell office:value-type="float" office:value="0.07572877" calcext:value-type="float">
            <text:p>0.07572877</text:p>
          </table:table-cell>
          <table:table-cell office:value-type="float" office:value="0.00691061" calcext:value-type="float">
            <text:p>0.00691061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1.81749049429658" calcext:value-type="float">
            <text:p>1.817490494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diedIn&gt; <text:s/>?b <text:s text:c="2"/>=&gt; ?a <text:s/>&lt;wasBorn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109529" calcext:value-type="float">
            <text:p>0.00109529</text:p>
          </table:table-cell>
          <table:table-cell office:value-type="float" office:value="0.01904762" calcext:value-type="float">
            <text:p>0.01904762</text:p>
          </table:table-cell>
          <table:table-cell office:value-type="float" office:value="0.08333333" calcext:value-type="float">
            <text:p>0.08333333</text:p>
          </table:table-cell>
          <table:table-cell office:value-type="float" office:value="0.77142857" calcext:value-type="float">
            <text:p>0.77142857</text:p>
          </table:table-cell>
          <table:table-cell office:value-type="float" office:value="0.06428571" calcext:value-type="float">
            <text:p>0.06428571</text:p>
          </table:table-cell>
          <table:table-cell office:value-type="float" office:value="0.01469388" calcext:value-type="float">
            <text:p>0.01469388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.54285714285714" calcext:value-type="float">
            <text:p>1.542857142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actedIn&gt; <text:s/>?f <text:s text:c="2"/>=&gt; ?a <text:s/>&lt;hasChild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182749" calcext:value-type="float">
            <text:p>0.00182749</text:p>
          </table:table-cell>
          <table:table-cell office:value-type="float" office:value="0.00323206" calcext:value-type="float">
            <text:p>0.00323206</text:p>
          </table:table-cell>
          <table:table-cell office:value-type="float" office:value="0.08333333" calcext:value-type="float">
            <text:p>0.08333333</text:p>
          </table:table-cell>
          <table:table-cell office:value-type="float" office:value="0.96121526" calcext:value-type="float">
            <text:p>0.96121526</text:p>
          </table:table-cell>
          <table:table-cell office:value-type="float" office:value="0.08010127" calcext:value-type="float">
            <text:p>0.08010127</text:p>
          </table:table-cell>
          <table:table-cell office:value-type="float" office:value="0.00310671" calcext:value-type="float">
            <text:p>0.00310671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table:number-columns-repeated="2" office:value-type="float" office:value="4.80607627666451" calcext:value-type="float">
            <text:p>4.806076276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hasOfficialLanguage&gt; <text:s/>?b <text:s text:c="2"/>=&gt; ?a <text:s/>&lt;hasOfficialLanguage&gt; <text:s/>?b</text:p>
          </table:table-cell>
          <table:table-cell office:value-type="float" office:value="0.00081451" calcext:value-type="float">
            <text:p>0.00081451</text:p>
          </table:table-cell>
          <table:table-cell office:value-type="float" office:value="0.1221865" calcext:value-type="float">
            <text:p>0.1221865</text:p>
          </table:table-cell>
          <table:table-cell office:value-type="float" office:value="0.06473595" calcext:value-type="float">
            <text:p>0.06473595</text:p>
          </table:table-cell>
          <table:table-cell office:value-type="float" office:value="0.08278867" calcext:value-type="float">
            <text:p>0.08278867</text:p>
          </table:table-cell>
          <table:table-cell office:value-type="float" office:value="0.21805792" calcext:value-type="float">
            <text:p>0.21805792</text:p>
          </table:table-cell>
          <table:table-cell office:value-type="float" office:value="0.01805273" calcext:value-type="float">
            <text:p>0.01805273</text:p>
          </table:table-cell>
          <table:table-cell office:value-type="float" office:value="0.01411619" calcext:value-type="float">
            <text:p>0.01411619</text:p>
          </table:table-cell>
          <table:table-cell office:value-type="float" office:value="38" calcext:value-type="float">
            <text:p>38</text:p>
          </table:table-cell>
          <table:table-cell office:value-type="float" office:value="587" calcext:value-type="float">
            <text:p>587</text:p>
          </table:table-cell>
          <table:table-cell table:number-columns-repeated="2" office:value-type="float" office:value="8.28620102214651" calcext:value-type="float">
            <text:p>8.286201022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dealsWith&gt; <text:s/>?f <text:s/>?f <text:s/>&lt;dealsWith&gt; <text:s/>?a <text:s text:c="2"/>=&gt; ?a <text:s/>&lt;dealsWith&gt; <text:s/>?b</text:p>
          </table:table-cell>
          <table:table-cell office:value-type="float" office:value="0.00124319" calcext:value-type="float">
            <text:p>0.00124319</text:p>
          </table:table-cell>
          <table:table-cell office:value-type="float" office:value="0.11153846" calcext:value-type="float">
            <text:p>0.11153846</text:p>
          </table:table-cell>
          <table:table-cell office:value-type="float" office:value="0.05092186" calcext:value-type="float">
            <text:p>0.05092186</text:p>
          </table:table-cell>
          <table:table-cell office:value-type="float" office:value="0.08180536" calcext:value-type="float">
            <text:p>0.08180536</text:p>
          </table:table-cell>
          <table:table-cell office:value-type="float" office:value="0.37752414" calcext:value-type="float">
            <text:p>0.37752414</text:p>
          </table:table-cell>
          <table:table-cell office:value-type="float" office:value="0.0308835" calcext:value-type="float">
            <text:p>0.0308835</text:p>
          </table:table-cell>
          <table:table-cell office:value-type="float" office:value="0.01922423" calcext:value-type="float">
            <text:p>0.01922423</text:p>
          </table:table-cell>
          <table:table-cell office:value-type="float" office:value="58" calcext:value-type="float">
            <text:p>58</text:p>
          </table:table-cell>
          <table:table-cell office:value-type="float" office:value="1139" calcext:value-type="float">
            <text:p>1139</text:p>
          </table:table-cell>
          <table:table-cell table:number-columns-repeated="2" office:value-type="float" office:value="21.8964003511852" calcext:value-type="float">
            <text:p>21.896400351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isKnownFor&gt; <text:s/>?b <text:s text:c="2"/>=&gt; ?a <text:s/>&lt;isKnownFor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1503759" calcext:value-type="float">
            <text:p>0.01503759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mports&gt; <text:s/>?f <text:s/>?a <text:s/>&lt;exports&gt; <text:s/>?f <text:s text:c="2"/>=&gt; ?a <text:s/>&lt;dealsWith&gt; <text:s/>?b</text:p>
          </table:table-cell>
          <table:table-cell office:value-type="float" office:value="0.0014361" calcext:value-type="float">
            <text:p>0.0014361</text:p>
          </table:table-cell>
          <table:table-cell office:value-type="float" office:value="0.12884615" calcext:value-type="float">
            <text:p>0.12884615</text:p>
          </table:table-cell>
          <table:table-cell office:value-type="float" office:value="0.04879825" calcext:value-type="float">
            <text:p>0.04879825</text:p>
          </table:table-cell>
          <table:table-cell office:value-type="float" office:value="0.07957245" calcext:value-type="float">
            <text:p>0.07957245</text:p>
          </table:table-cell>
          <table:table-cell office:value-type="float" office:value="0.38674436" calcext:value-type="float">
            <text:p>0.38674436</text:p>
          </table:table-cell>
          <table:table-cell office:value-type="float" office:value="0.03077419" calcext:value-type="float">
            <text:p>0.03077419</text:p>
          </table:table-cell>
          <table:table-cell office:value-type="float" office:value="0.01887245" calcext:value-type="float">
            <text:p>0.01887245</text:p>
          </table:table-cell>
          <table:table-cell office:value-type="float" office:value="67" calcext:value-type="float">
            <text:p>67</text:p>
          </table:table-cell>
          <table:table-cell office:value-type="float" office:value="1373" calcext:value-type="float">
            <text:p>1373</text:p>
          </table:table-cell>
          <table:table-cell table:number-columns-repeated="2" office:value-type="float" office:value="25.911871813547" calcext:value-type="float">
            <text:p>25.911871813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actedIn&gt; <text:s/>?b <text:s text:c="2"/>=&gt; ?a <text:s/>&lt;produced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487013" calcext:value-type="float">
            <text:p>0.00487013</text:p>
          </table:table-cell>
          <table:table-cell office:value-type="float" office:value="0.00318134" calcext:value-type="float">
            <text:p>0.00318134</text:p>
          </table:table-cell>
          <table:table-cell office:value-type="float" office:value="0.07894737" calcext:value-type="float">
            <text:p>0.07894737</text:p>
          </table:table-cell>
          <table:table-cell office:value-type="float" office:value="0.95970308" calcext:value-type="float">
            <text:p>0.95970308</text:p>
          </table:table-cell>
          <table:table-cell office:value-type="float" office:value="0.07576603" calcext:value-type="float">
            <text:p>0.07576603</text:p>
          </table:table-cell>
          <table:table-cell office:value-type="float" office:value="0.00305314" calcext:value-type="float">
            <text:p>0.00305314</text:p>
          </table:table-cell>
          <table:table-cell office:value-type="float" office:value="3" calcext:value-type="float">
            <text:p>3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float" office:value="2.87910922587487" calcext:value-type="float">
            <text:p>2.879109225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exports&gt; <text:s/>?b <text:s text:c="2"/>=&gt; ?a <text:s/>&lt;exports&gt; <text:s/>?b</text:p>
          </table:table-cell>
          <table:table-cell office:value-type="float" office:value="0.00132893" calcext:value-type="float">
            <text:p>0.00132893</text:p>
          </table:table-cell>
          <table:table-cell office:value-type="float" office:value="0.1671159" calcext:value-type="float">
            <text:p>0.1671159</text:p>
          </table:table-cell>
          <table:table-cell table:number-columns-repeated="2" office:value-type="float" office:value="0.07828283" calcext:value-type="float">
            <text:p>0.078282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7828283" calcext:value-type="float">
            <text:p>0.07828283</text:p>
          </table:table-cell>
          <table:table-cell office:value-type="float" office:value="62" calcext:value-type="float">
            <text:p>62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wasBornIn&gt; <text:s/>?b <text:s text:c="2"/>=&gt; ?a <text:s/>&lt;died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263505" calcext:value-type="float">
            <text:p>0.00263505</text:p>
          </table:table-cell>
          <table:table-cell office:value-type="float" office:value="0.00593472" calcext:value-type="float">
            <text:p>0.00593472</text:p>
          </table:table-cell>
          <table:table-cell office:value-type="float" office:value="0.07407407" calcext:value-type="float">
            <text:p>0.07407407</text:p>
          </table:table-cell>
          <table:table-cell office:value-type="float" office:value="0.91988131" calcext:value-type="float">
            <text:p>0.91988131</text:p>
          </table:table-cell>
          <table:table-cell office:value-type="float" office:value="0.06813936" calcext:value-type="float">
            <text:p>0.06813936</text:p>
          </table:table-cell>
          <table:table-cell office:value-type="float" office:value="0.00545924" calcext:value-type="float">
            <text:p>0.00545924</text:p>
          </table:table-cell>
          <table:table-cell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1.83976261127596" calcext:value-type="float">
            <text:p>1.839762611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diedIn&gt; <text:s/>?b <text:s text:c="2"/>=&gt; ?a <text:s/>&lt;wasBorn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109529" calcext:value-type="float">
            <text:p>0.00109529</text:p>
          </table:table-cell>
          <table:table-cell office:value-type="float" office:value="0.01369863" calcext:value-type="float">
            <text:p>0.01369863</text:p>
          </table:table-cell>
          <table:table-cell office:value-type="float" office:value="0.07407407" calcext:value-type="float">
            <text:p>0.07407407</text:p>
          </table:table-cell>
          <table:table-cell office:value-type="float" office:value="0.81506849" calcext:value-type="float">
            <text:p>0.81506849</text:p>
          </table:table-cell>
          <table:table-cell office:value-type="float" office:value="0.06037544" calcext:value-type="float">
            <text:p>0.06037544</text:p>
          </table:table-cell>
          <table:table-cell office:value-type="float" office:value="0.01116532" calcext:value-type="float">
            <text:p>0.01116532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.63013698630137" calcext:value-type="float">
            <text:p>1.630136986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imports&gt; <text:s/>?b <text:s text:c="2"/>=&gt; ?a <text:s/>&lt;exports&gt; <text:s/>?b</text:p>
          </table:table-cell>
          <table:table-cell office:value-type="float" office:value="0.0007502" calcext:value-type="float">
            <text:p>0.0007502</text:p>
          </table:table-cell>
          <table:table-cell office:value-type="float" office:value="0.09433962" calcext:value-type="float">
            <text:p>0.09433962</text:p>
          </table:table-cell>
          <table:table-cell office:value-type="float" office:value="0.06034483" calcext:value-type="float">
            <text:p>0.06034483</text:p>
          </table:table-cell>
          <table:table-cell office:value-type="float" office:value="0.07201646" calcext:value-type="float">
            <text:p>0.07201646</text:p>
          </table:table-cell>
          <table:table-cell office:value-type="float" office:value="0.16206897" calcext:value-type="float">
            <text:p>0.16206897</text:p>
          </table:table-cell>
          <table:table-cell office:value-type="float" office:value="0.01167163" calcext:value-type="float">
            <text:p>0.01167163</text:p>
          </table:table-cell>
          <table:table-cell office:value-type="float" office:value="0.00978002" calcext:value-type="float">
            <text:p>0.00978002</text:p>
          </table:table-cell>
          <table:table-cell office:value-type="float" office:value="35" calcext:value-type="float">
            <text:p>35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5.67241379310345" calcext:value-type="float">
            <text:p>5.672413793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3787879" calcext:value-type="float">
            <text:p>0.03787879</text:p>
          </table:table-cell>
          <table:table-cell office:value-type="float" office:value="0.00524659" calcext:value-type="float">
            <text:p>0.00524659</text:p>
          </table:table-cell>
          <table:table-cell office:value-type="float" office:value="0.07142857" calcext:value-type="float">
            <text:p>0.07142857</text:p>
          </table:table-cell>
          <table:table-cell office:value-type="float" office:value="0.92654774" calcext:value-type="float">
            <text:p>0.92654774</text:p>
          </table:table-cell>
          <table:table-cell office:value-type="float" office:value="0.06618198" calcext:value-type="float">
            <text:p>0.06618198</text:p>
          </table:table-cell>
          <table:table-cell office:value-type="float" office:value="0.00486122" calcext:value-type="float">
            <text:p>0.00486122</text:p>
          </table:table-cell>
          <table:table-cell office:value-type="float" office:value="5" calcext:value-type="float">
            <text:p>5</text:p>
          </table:table-cell>
          <table:table-cell office:value-type="float" office:value="953" calcext:value-type="float">
            <text:p>953</text:p>
          </table:table-cell>
          <table:table-cell table:number-columns-repeated="2" office:value-type="float" office:value="4.63273871983211" calcext:value-type="float">
            <text:p>4.632738719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f <text:s/>?b <text:s/>&lt;actedIn&gt; <text:s/>?f <text:s text:c="2"/>=&gt; ?a <text:s/>&lt;isMarriedTo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0359928" calcext:value-type="float">
            <text:p>0.00359928</text:p>
          </table:table-cell>
          <table:table-cell office:value-type="float" office:value="0.02678571" calcext:value-type="float">
            <text:p>0.02678571</text:p>
          </table:table-cell>
          <table:table-cell office:value-type="float" office:value="0.07142857" calcext:value-type="float">
            <text:p>0.07142857</text:p>
          </table:table-cell>
          <table:table-cell office:value-type="float" office:value="0.625" calcext:value-type="float">
            <text:p>0.625</text:p>
          </table:table-cell>
          <table:table-cell office:value-type="float" office:value="0.04464286" calcext:value-type="float">
            <text:p>0.04464286</text:p>
          </table:table-cell>
          <table:table-cell office:value-type="float" office:value="0.01674107" calcext:value-type="float">
            <text:p>0.01674107</text:p>
          </table:table-cell>
          <table:table-cell office:value-type="float" office:value="6" calcext:value-type="float">
            <text:p>6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3.75" calcext:value-type="float">
            <text:p>3.7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mports&gt; <text:s/>?f <text:s/>?b <text:s/>&lt;exports&gt; <text:s/>?f <text:s text:c="2"/>=&gt; ?a <text:s/>&lt;dealsWith&gt; <text:s/>?b</text:p>
          </table:table-cell>
          <table:table-cell office:value-type="float" office:value="0.00165045" calcext:value-type="float">
            <text:p>0.00165045</text:p>
          </table:table-cell>
          <table:table-cell office:value-type="float" office:value="0.14807692" calcext:value-type="float">
            <text:p>0.14807692</text:p>
          </table:table-cell>
          <table:table-cell office:value-type="float" office:value="0.05608157" calcext:value-type="float">
            <text:p>0.05608157</text:p>
          </table:table-cell>
          <table:table-cell office:value-type="float" office:value="0.06930693" calcext:value-type="float">
            <text:p>0.06930693</text:p>
          </table:table-cell>
          <table:table-cell office:value-type="float" office:value="0.19082302" calcext:value-type="float">
            <text:p>0.19082302</text:p>
          </table:table-cell>
          <table:table-cell office:value-type="float" office:value="0.01322536" calcext:value-type="float">
            <text:p>0.01322536</text:p>
          </table:table-cell>
          <table:table-cell office:value-type="float" office:value="0.01070165" calcext:value-type="float">
            <text:p>0.01070165</text:p>
          </table:table-cell>
          <table:table-cell office:value-type="float" office:value="77" calcext:value-type="float">
            <text:p>77</text:p>
          </table:table-cell>
          <table:table-cell office:value-type="float" office:value="1373" calcext:value-type="float">
            <text:p>1373</text:p>
          </table:table-cell>
          <table:table-cell table:number-columns-repeated="2" office:value-type="float" office:value="14.693372177713" calcext:value-type="float">
            <text:p>14.693372177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directed&gt; <text:s/>?b <text:s text:c="2"/>=&gt; ?a <text:s/>&lt;acted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40659" calcext:value-type="float">
            <text:p>0.00040659</text:p>
          </table:table-cell>
          <table:table-cell office:value-type="float" office:value="0.01785714" calcext:value-type="float">
            <text:p>0.01785714</text:p>
          </table:table-cell>
          <table:table-cell office:value-type="float" office:value="0.06896552" calcext:value-type="float">
            <text:p>0.06896552</text:p>
          </table:table-cell>
          <table:table-cell office:value-type="float" office:value="0.74107143" calcext:value-type="float">
            <text:p>0.74107143</text:p>
          </table:table-cell>
          <table:table-cell office:value-type="float" office:value="0.05110837" calcext:value-type="float">
            <text:p>0.05110837</text:p>
          </table:table-cell>
          <table:table-cell office:value-type="float" office:value="0.01323342" calcext:value-type="float">
            <text:p>0.01323342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.48214285714286" calcext:value-type="float">
            <text:p>1.482142857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 text:c="2"/>=&gt; ?a <text:s/>&lt;hasChild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0255848" calcext:value-type="float">
            <text:p>0.00255848</text:p>
          </table:table-cell>
          <table:table-cell office:value-type="float" office:value="0.00675024" calcext:value-type="float">
            <text:p>0.00675024</text:p>
          </table:table-cell>
          <table:table-cell office:value-type="float" office:value="0.06862745" calcext:value-type="float">
            <text:p>0.06862745</text:p>
          </table:table-cell>
          <table:table-cell office:value-type="float" office:value="0.90163934" calcext:value-type="float">
            <text:p>0.90163934</text:p>
          </table:table-cell>
          <table:table-cell office:value-type="float" office:value="0.06187721" calcext:value-type="float">
            <text:p>0.06187721</text:p>
          </table:table-cell>
          <table:table-cell office:value-type="float" office:value="0.00608628" calcext:value-type="float">
            <text:p>0.00608628</text:p>
          </table:table-cell>
          <table:table-cell office:value-type="float" office:value="7" calcext:value-type="float">
            <text:p>7</text:p>
          </table:table-cell>
          <table:table-cell office:value-type="float" office:value="1037" calcext:value-type="float">
            <text:p>1037</text:p>
          </table:table-cell>
          <table:table-cell table:number-columns-repeated="2" office:value-type="float" office:value="6.31147540983607" calcext:value-type="float">
            <text:p>6.311475409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influences&gt; <text:s/>?b <text:s text:c="2"/>=&gt; ?a <text:s/>&lt;influences&gt; <text:s/>?b</text:p>
          </table:table-cell>
          <table:table-cell office:value-type="float" office:value="0.00923822" calcext:value-type="float">
            <text:p>0.00923822</text:p>
          </table:table-cell>
          <table:table-cell office:value-type="float" office:value="0.15316276" calcext:value-type="float">
            <text:p>0.15316276</text:p>
          </table:table-cell>
          <table:table-cell table:number-columns-repeated="2" office:value-type="float" office:value="0.06860872" calcext:value-type="float">
            <text:p>0.068608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6860872" calcext:value-type="float">
            <text:p>0.06860872</text:p>
          </table:table-cell>
          <table:table-cell office:value-type="float" office:value="431" calcext:value-type="float">
            <text:p>431</text:p>
          </table:table-cell>
          <table:table-cell office:value-type="float" office:value="6282" calcext:value-type="float">
            <text:p>6282</text:p>
          </table:table-cell>
          <table:table-cell table:number-columns-repeated="2" office:value-type="float" office:value="431" calcext:value-type="float">
            <text:p>43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actedIn&gt; <text:s/>?b <text:s text:c="2"/>=&gt; ?a <text:s/>&lt;created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0113589" calcext:value-type="float">
            <text:p>0.00113589</text:p>
          </table:table-cell>
          <table:table-cell office:value-type="float" office:value="0.00358657" calcext:value-type="float">
            <text:p>0.00358657</text:p>
          </table:table-cell>
          <table:table-cell office:value-type="float" office:value="0.06832298" calcext:value-type="float">
            <text:p>0.06832298</text:p>
          </table:table-cell>
          <table:table-cell office:value-type="float" office:value="0.94750571" calcext:value-type="float">
            <text:p>0.94750571</text:p>
          </table:table-cell>
          <table:table-cell office:value-type="float" office:value="0.06473641" calcext:value-type="float">
            <text:p>0.06473641</text:p>
          </table:table-cell>
          <table:table-cell office:value-type="float" office:value="0.00339829" calcext:value-type="float">
            <text:p>0.00339829</text:p>
          </table:table-cell>
          <table:table-cell office:value-type="float" office:value="11" calcext:value-type="float">
            <text:p>11</text:p>
          </table:table-cell>
          <table:table-cell office:value-type="float" office:value="3067" calcext:value-type="float">
            <text:p>3067</text:p>
          </table:table-cell>
          <table:table-cell table:number-columns-repeated="2" office:value-type="float" office:value="10.4225627649169" calcext:value-type="float">
            <text:p>10.422562764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014361" calcext:value-type="float">
            <text:p>0.0014361</text:p>
          </table:table-cell>
          <table:table-cell office:value-type="float" office:value="0.12884615" calcext:value-type="float">
            <text:p>0.12884615</text:p>
          </table:table-cell>
          <table:table-cell office:value-type="float" office:value="0.04125616" calcext:value-type="float">
            <text:p>0.04125616</text:p>
          </table:table-cell>
          <table:table-cell office:value-type="float" office:value="0.06754032" calcext:value-type="float">
            <text:p>0.06754032</text:p>
          </table:table-cell>
          <table:table-cell office:value-type="float" office:value="0.38916256" calcext:value-type="float">
            <text:p>0.38916256</text:p>
          </table:table-cell>
          <table:table-cell office:value-type="float" office:value="0.02628416" calcext:value-type="float">
            <text:p>0.02628416</text:p>
          </table:table-cell>
          <table:table-cell office:value-type="float" office:value="0.01605535" calcext:value-type="float">
            <text:p>0.01605535</text:p>
          </table:table-cell>
          <table:table-cell office:value-type="float" office:value="67" calcext:value-type="float">
            <text:p>67</text:p>
          </table:table-cell>
          <table:table-cell office:value-type="float" office:value="1624" calcext:value-type="float">
            <text:p>1624</text:p>
          </table:table-cell>
          <table:table-cell table:number-columns-repeated="2" office:value-type="float" office:value="26.0738916256158" calcext:value-type="float">
            <text:p>26.073891625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isLeaderOf&gt; <text:s/>?b <text:s text:c="2"/>=&gt; ?a <text:s/>&lt;isLeaderOf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1136364" calcext:value-type="float">
            <text:p>0.01136364</text:p>
          </table:table-cell>
          <table:table-cell table:number-columns-repeated="2" office:value-type="float" office:value="0.06666667" calcext:value-type="float">
            <text:p>0.0666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6666667" calcext:value-type="float">
            <text:p>0.0666666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06216" calcext:value-type="float">
            <text:p>0.0006216</text:p>
          </table:table-cell>
          <table:table-cell office:value-type="float" office:value="0.01739652" calcext:value-type="float">
            <text:p>0.01739652</text:p>
          </table:table-cell>
          <table:table-cell office:value-type="float" office:value="0.01874596" calcext:value-type="float">
            <text:p>0.01874596</text:p>
          </table:table-cell>
          <table:table-cell office:value-type="float" office:value="0.06590909" calcext:value-type="float">
            <text:p>0.06590909</text:p>
          </table:table-cell>
          <table:table-cell office:value-type="float" office:value="0.71557854" calcext:value-type="float">
            <text:p>0.71557854</text:p>
          </table:table-cell>
          <table:table-cell office:value-type="float" office:value="0.04716313" calcext:value-type="float">
            <text:p>0.04716313</text:p>
          </table:table-cell>
          <table:table-cell office:value-type="float" office:value="0.01341421" calcext:value-type="float">
            <text:p>0.01341421</text:p>
          </table:table-cell>
          <table:table-cell office:value-type="float" office:value="29" calcext:value-type="float">
            <text:p>29</text:p>
          </table:table-cell>
          <table:table-cell office:value-type="float" office:value="1547" calcext:value-type="float">
            <text:p>1547</text:p>
          </table:table-cell>
          <table:table-cell table:number-columns-repeated="2" office:value-type="float" office:value="20.7517776341306" calcext:value-type="float">
            <text:p>20.751777634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produced&gt; <text:s/>?b <text:s text:c="2"/>=&gt; ?a <text:s/>&lt;produced&gt; <text:s/>?b</text:p>
          </table:table-cell>
          <table:table-cell office:value-type="float" office:value="0.00032152" calcext:value-type="float">
            <text:p>0.00032152</text:p>
          </table:table-cell>
          <table:table-cell office:value-type="float" office:value="0.02435065" calcext:value-type="float">
            <text:p>0.02435065</text:p>
          </table:table-cell>
          <table:table-cell table:number-columns-repeated="2" office:value-type="float" office:value="0.06465517" calcext:value-type="float">
            <text:p>0.064655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6465517" calcext:value-type="float">
            <text:p>0.06465517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0019291" calcext:value-type="float">
            <text:p>0.00019291</text:p>
          </table:table-cell>
          <table:table-cell office:value-type="float" office:value="0.00539892" calcext:value-type="float">
            <text:p>0.00539892</text:p>
          </table:table-cell>
          <table:table-cell office:value-type="float" office:value="0.00467775" calcext:value-type="float">
            <text:p>0.00467775</text:p>
          </table:table-cell>
          <table:table-cell office:value-type="float" office:value="0.06382979" calcext:value-type="float">
            <text:p>0.06382979</text:p>
          </table:table-cell>
          <table:table-cell office:value-type="float" office:value="0.92671518" calcext:value-type="float">
            <text:p>0.92671518</text:p>
          </table:table-cell>
          <table:table-cell office:value-type="float" office:value="0.05915203" calcext:value-type="float">
            <text:p>0.05915203</text:p>
          </table:table-cell>
          <table:table-cell office:value-type="float" office:value="0.00433495" calcext:value-type="float">
            <text:p>0.00433495</text:p>
          </table:table-cell>
          <table:table-cell office:value-type="float" office:value="9" calcext:value-type="float">
            <text:p>9</text:p>
          </table:table-cell>
          <table:table-cell office:value-type="float" office:value="1924" calcext:value-type="float">
            <text:p>1924</text:p>
          </table:table-cell>
          <table:table-cell table:number-columns-repeated="2" office:value-type="float" office:value="8.34043659043659" calcext:value-type="float">
            <text:p>8.340436590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produced&gt; <text:s/>?b <text:s text:c="2"/>=&gt; ?a <text:s/>&lt;produced&gt; <text:s/>?b</text:p>
          </table:table-cell>
          <table:table-cell office:value-type="float" office:value="0.00032152" calcext:value-type="float">
            <text:p>0.00032152</text:p>
          </table:table-cell>
          <table:table-cell office:value-type="float" office:value="0.02435065" calcext:value-type="float">
            <text:p>0.02435065</text:p>
          </table:table-cell>
          <table:table-cell table:number-columns-repeated="2" office:value-type="float" office:value="0.06276151" calcext:value-type="float">
            <text:p>0.062761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6276151" calcext:value-type="float">
            <text:p>0.06276151</text:p>
          </table:table-cell>
          <table:table-cell office:value-type="float" office:value="15" calcext:value-type="float">
            <text:p>15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0235778" calcext:value-type="float">
            <text:p>0.00235778</text:p>
          </table:table-cell>
          <table:table-cell office:value-type="float" office:value="0.21153846" calcext:value-type="float">
            <text:p>0.21153846</text:p>
          </table:table-cell>
          <table:table-cell office:value-type="float" office:value="0.03934192" calcext:value-type="float">
            <text:p>0.03934192</text:p>
          </table:table-cell>
          <table:table-cell office:value-type="float" office:value="0.06267806" calcext:value-type="float">
            <text:p>0.06267806</text:p>
          </table:table-cell>
          <table:table-cell office:value-type="float" office:value="0.3723176" calcext:value-type="float">
            <text:p>0.3723176</text:p>
          </table:table-cell>
          <table:table-cell office:value-type="float" office:value="0.02333615" calcext:value-type="float">
            <text:p>0.02333615</text:p>
          </table:table-cell>
          <table:table-cell office:value-type="float" office:value="0.01464769" calcext:value-type="float">
            <text:p>0.01464769</text:p>
          </table:table-cell>
          <table:table-cell office:value-type="float" office:value="110" calcext:value-type="float">
            <text:p>110</text:p>
          </table:table-cell>
          <table:table-cell office:value-type="float" office:value="2796" calcext:value-type="float">
            <text:p>2796</text:p>
          </table:table-cell>
          <table:table-cell table:number-columns-repeated="2" office:value-type="float" office:value="40.9549356223176" calcext:value-type="float">
            <text:p>40.954935622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actedIn&gt; <text:s/>?b <text:s text:c="2"/>=&gt; ?a <text:s/>&lt;created&gt; <text:s/>?b</text:p>
          </table:table-cell>
          <table:table-cell office:value-type="float" office:value="0.00017148" calcext:value-type="float">
            <text:p>0.00017148</text:p>
          </table:table-cell>
          <table:table-cell office:value-type="float" office:value="0.0008261" calcext:value-type="float">
            <text:p>0.0008261</text:p>
          </table:table-cell>
          <table:table-cell office:value-type="float" office:value="0.00301205" calcext:value-type="float">
            <text:p>0.00301205</text:p>
          </table:table-cell>
          <table:table-cell office:value-type="float" office:value="0.06015038" calcext:value-type="float">
            <text:p>0.06015038</text:p>
          </table:table-cell>
          <table:table-cell office:value-type="float" office:value="0.9499247" calcext:value-type="float">
            <text:p>0.9499247</text:p>
          </table:table-cell>
          <table:table-cell office:value-type="float" office:value="0.05713833" calcext:value-type="float">
            <text:p>0.05713833</text:p>
          </table:table-cell>
          <table:table-cell office:value-type="float" office:value="0.00286122" calcext:value-type="float">
            <text:p>0.00286122</text:p>
          </table:table-cell>
          <table:table-cell office:value-type="float" office:value="8" calcext:value-type="float">
            <text:p>8</text:p>
          </table:table-cell>
          <table:table-cell office:value-type="float" office:value="2656" calcext:value-type="float">
            <text:p>2656</text:p>
          </table:table-cell>
          <table:table-cell table:number-columns-repeated="2" office:value-type="float" office:value="7.59939759036145" calcext:value-type="float">
            <text:p>7.599397590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0120033" calcext:value-type="float">
            <text:p>0.00120033</text:p>
          </table:table-cell>
          <table:table-cell office:value-type="float" office:value="0.10769231" calcext:value-type="float">
            <text:p>0.10769231</text:p>
          </table:table-cell>
          <table:table-cell office:value-type="float" office:value="0.01621778" calcext:value-type="float">
            <text:p>0.01621778</text:p>
          </table:table-cell>
          <table:table-cell office:value-type="float" office:value="0.05957447" calcext:value-type="float">
            <text:p>0.05957447</text:p>
          </table:table-cell>
          <table:table-cell office:value-type="float" office:value="0.72777295" calcext:value-type="float">
            <text:p>0.72777295</text:p>
          </table:table-cell>
          <table:table-cell office:value-type="float" office:value="0.04335669" calcext:value-type="float">
            <text:p>0.04335669</text:p>
          </table:table-cell>
          <table:table-cell office:value-type="float" office:value="0.01180286" calcext:value-type="float">
            <text:p>0.01180286</text:p>
          </table:table-cell>
          <table:table-cell office:value-type="float" office:value="56" calcext:value-type="float">
            <text:p>56</text:p>
          </table:table-cell>
          <table:table-cell office:value-type="float" office:value="3453" calcext:value-type="float">
            <text:p>3453</text:p>
          </table:table-cell>
          <table:table-cell table:number-columns-repeated="2" office:value-type="float" office:value="40.7552852591949" calcext:value-type="float">
            <text:p>40.755285259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b <text:s text:c="2"/>=&gt; ?a <text:s/>&lt;hasChild&gt; <text:s/>?b</text:p>
          </table:table-cell>
          <table:table-cell office:value-type="float" office:value="0.00064303" calcext:value-type="float">
            <text:p>0.00064303</text:p>
          </table:table-cell>
          <table:table-cell office:value-type="float" office:value="0.01096491" calcext:value-type="float">
            <text:p>0.01096491</text:p>
          </table:table-cell>
          <table:table-cell office:value-type="float" office:value="0.0179964" calcext:value-type="float">
            <text:p>0.0179964</text:p>
          </table:table-cell>
          <table:table-cell office:value-type="float" office:value="0.05928854" calcext:value-type="float">
            <text:p>0.05928854</text:p>
          </table:table-cell>
          <table:table-cell office:value-type="float" office:value="0.69646071" calcext:value-type="float">
            <text:p>0.69646071</text:p>
          </table:table-cell>
          <table:table-cell office:value-type="float" office:value="0.04129214" calcext:value-type="float">
            <text:p>0.04129214</text:p>
          </table:table-cell>
          <table:table-cell office:value-type="float" office:value="0.01253379" calcext:value-type="float">
            <text:p>0.01253379</text:p>
          </table:table-cell>
          <table:table-cell office:value-type="float" office:value="30" calcext:value-type="float">
            <text:p>30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float" office:value="20.8938212357529" calcext:value-type="float">
            <text:p>20.893821235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imports&gt; <text:s/>?b <text:s text:c="2"/>=&gt; ?a <text:s/>&lt;exports&gt; <text:s/>?b</text:p>
          </table:table-cell>
          <table:table-cell office:value-type="float" office:value="0.00090024" calcext:value-type="float">
            <text:p>0.00090024</text:p>
          </table:table-cell>
          <table:table-cell office:value-type="float" office:value="0.11320755" calcext:value-type="float">
            <text:p>0.11320755</text:p>
          </table:table-cell>
          <table:table-cell office:value-type="float" office:value="0.05323194" calcext:value-type="float">
            <text:p>0.05323194</text:p>
          </table:table-cell>
          <table:table-cell office:value-type="float" office:value="0.05890603" calcext:value-type="float">
            <text:p>0.05890603</text:p>
          </table:table-cell>
          <table:table-cell office:value-type="float" office:value="0.09632446" calcext:value-type="float">
            <text:p>0.09632446</text:p>
          </table:table-cell>
          <table:table-cell office:value-type="float" office:value="0.00567409" calcext:value-type="float">
            <text:p>0.00567409</text:p>
          </table:table-cell>
          <table:table-cell office:value-type="float" office:value="0.00512754" calcext:value-type="float">
            <text:p>0.00512754</text:p>
          </table:table-cell>
          <table:table-cell office:value-type="float" office:value="42" calcext:value-type="float">
            <text:p>42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float" office:value="4.04562737642585" calcext:value-type="float">
            <text:p>4.045627376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0.01526718" calcext:value-type="float">
            <text:p>0.01526718</text:p>
          </table:table-cell>
          <table:table-cell office:value-type="float" office:value="0.05555556" calcext:value-type="float">
            <text:p>0.05555556</text:p>
          </table:table-cell>
          <table:table-cell office:value-type="float" office:value="0.72519084" calcext:value-type="float">
            <text:p>0.72519084</text:p>
          </table:table-cell>
          <table:table-cell office:value-type="float" office:value="0.04028838" calcext:value-type="float">
            <text:p>0.04028838</text:p>
          </table:table-cell>
          <table:table-cell office:value-type="float" office:value="0.01107162" calcext:value-type="float">
            <text:p>0.01107162</text:p>
          </table:table-cell>
          <table:table-cell office:value-type="float" office:value="4" calcext:value-type="float">
            <text:p>4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.90076335877863" calcext:value-type="float">
            <text:p>2.900763358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f <text:s/>?b <text:s/>&lt;actedIn&gt; <text:s/>?f <text:s text:c="2"/>=&gt; ?a <text:s/>&lt;influences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71073" calcext:value-type="float">
            <text:p>0.00071073</text:p>
          </table:table-cell>
          <table:table-cell office:value-type="float" office:value="0.00892857" calcext:value-type="float">
            <text:p>0.00892857</text:p>
          </table:table-cell>
          <table:table-cell office:value-type="float" office:value="0.05555556" calcext:value-type="float">
            <text:p>0.05555556</text:p>
          </table:table-cell>
          <table:table-cell office:value-type="float" office:value="0.83928571" calcext:value-type="float">
            <text:p>0.83928571</text:p>
          </table:table-cell>
          <table:table-cell office:value-type="float" office:value="0.04662698" calcext:value-type="float">
            <text:p>0.04662698</text:p>
          </table:table-cell>
          <table:table-cell office:value-type="float" office:value="0.00749362" calcext:value-type="float">
            <text:p>0.0074936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.67857142857143" calcext:value-type="float">
            <text:p>1.678571428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created&gt; <text:s/>?b <text:s text:c="2"/>=&gt; ?a <text:s/>&lt;directed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320171" calcext:value-type="float">
            <text:p>0.00320171</text:p>
          </table:table-cell>
          <table:table-cell office:value-type="float" office:value="0.00350058" calcext:value-type="float">
            <text:p>0.00350058</text:p>
          </table:table-cell>
          <table:table-cell office:value-type="float" office:value="0.05555556" calcext:value-type="float">
            <text:p>0.05555556</text:p>
          </table:table-cell>
          <table:table-cell office:value-type="float" office:value="0.9369895" calcext:value-type="float">
            <text:p>0.9369895</text:p>
          </table:table-cell>
          <table:table-cell office:value-type="float" office:value="0.05205497" calcext:value-type="float">
            <text:p>0.05205497</text:p>
          </table:table-cell>
          <table:table-cell office:value-type="float" office:value="0.00328001" calcext:value-type="float">
            <text:p>0.00328001</text:p>
          </table:table-cell>
          <table:table-cell office:value-type="float" office:value="3" calcext:value-type="float">
            <text:p>3</text:p>
          </table:table-cell>
          <table:table-cell office:value-type="float" office:value="857" calcext:value-type="float">
            <text:p>857</text:p>
          </table:table-cell>
          <table:table-cell table:number-columns-repeated="2" office:value-type="float" office:value="2.81096849474912" calcext:value-type="float">
            <text:p>2.810968494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sMarriedTo&gt; <text:s/>?a <text:s/>?a <text:s/>&lt;isMarriedTo&gt; <text:s/>?b <text:s text:c="2"/>=&gt; ?a <text:s/>&lt;hasChild&gt; <text:s/>?b</text:p>
          </table:table-cell>
          <table:table-cell office:value-type="float" office:value="0.00034295" calcext:value-type="float">
            <text:p>0.00034295</text:p>
          </table:table-cell>
          <table:table-cell office:value-type="float" office:value="0.00584795" calcext:value-type="float">
            <text:p>0.00584795</text:p>
          </table:table-cell>
          <table:table-cell office:value-type="float" office:value="0.02144772" calcext:value-type="float">
            <text:p>0.02144772</text:p>
          </table:table-cell>
          <table:table-cell office:value-type="float" office:value="0.05479452" calcext:value-type="float">
            <text:p>0.05479452</text:p>
          </table:table-cell>
          <table:table-cell office:value-type="float" office:value="0.60857909" calcext:value-type="float">
            <text:p>0.60857909</text:p>
          </table:table-cell>
          <table:table-cell office:value-type="float" office:value="0.0333468" calcext:value-type="float">
            <text:p>0.0333468</text:p>
          </table:table-cell>
          <table:table-cell office:value-type="float" office:value="0.01305263" calcext:value-type="float">
            <text:p>0.01305263</text:p>
          </table:table-cell>
          <table:table-cell office:value-type="float" office:value="16" calcext:value-type="float">
            <text:p>16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float" office:value="9.7372654155496" calcext:value-type="float">
            <text:p>9.737265415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created&gt; <text:s/>?b <text:s text:c="2"/>=&gt; ?a <text:s/>&lt;directed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320171" calcext:value-type="float">
            <text:p>0.00320171</text:p>
          </table:table-cell>
          <table:table-cell office:value-type="float" office:value="0.00225056" calcext:value-type="float">
            <text:p>0.00225056</text:p>
          </table:table-cell>
          <table:table-cell office:value-type="float" office:value="0.05357143" calcext:value-type="float">
            <text:p>0.05357143</text:p>
          </table:table-cell>
          <table:table-cell office:value-type="float" office:value="0.9579895" calcext:value-type="float">
            <text:p>0.9579895</text:p>
          </table:table-cell>
          <table:table-cell office:value-type="float" office:value="0.05132087" calcext:value-type="float">
            <text:p>0.05132087</text:p>
          </table:table-cell>
          <table:table-cell office:value-type="float" office:value="0.00215602" calcext:value-type="float">
            <text:p>0.00215602</text:p>
          </table:table-cell>
          <table:table-cell office:value-type="float" office:value="3" calcext:value-type="float">
            <text:p>3</text:p>
          </table:table-cell>
          <table:table-cell office:value-type="float" office:value="1333" calcext:value-type="float">
            <text:p>1333</text:p>
          </table:table-cell>
          <table:table-cell table:number-columns-repeated="2" office:value-type="float" office:value="2.87396849212303" calcext:value-type="float">
            <text:p>2.873968492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directed&gt; <text:s/>?b <text:s text:c="2"/>=&gt; ?a <text:s/>&lt;created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030979" calcext:value-type="float">
            <text:p>0.00030979</text:p>
          </table:table-cell>
          <table:table-cell office:value-type="float" office:value="0.00898204" calcext:value-type="float">
            <text:p>0.00898204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0.82934132" calcext:value-type="float">
            <text:p>0.82934132</text:p>
          </table:table-cell>
          <table:table-cell office:value-type="float" office:value="0.04364954" calcext:value-type="float">
            <text:p>0.04364954</text:p>
          </table:table-cell>
          <table:table-cell office:value-type="float" office:value="0.00744917" calcext:value-type="float">
            <text:p>0.00744917</text:p>
          </table:table-cell>
          <table:table-cell office:value-type="float" office:value="3" calcext:value-type="float">
            <text:p>3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2.48802395209581" calcext:value-type="float">
            <text:p>2.488023952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directed&gt; <text:s/>?b <text:s text:c="2"/>=&gt; ?a <text:s/>&lt;created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030979" calcext:value-type="float">
            <text:p>0.0003097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5172414" calcext:value-type="float">
            <text:p>0.05172414</text:p>
          </table:table-cell>
          <table:table-cell office:value-type="float" office:value="0.768" calcext:value-type="float">
            <text:p>0.768</text:p>
          </table:table-cell>
          <table:table-cell office:value-type="float" office:value="0.03972414" calcext:value-type="float">
            <text:p>0.03972414</text:p>
          </table:table-cell>
          <table:table-cell office:value-type="float" office:value="0.009216" calcext:value-type="float">
            <text:p>0.009216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.304" calcext:value-type="float">
            <text:p>2.30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0117889" calcext:value-type="float">
            <text:p>0.00117889</text:p>
          </table:table-cell>
          <table:table-cell office:value-type="float" office:value="0.14824798" calcext:value-type="float">
            <text:p>0.14824798</text:p>
          </table:table-cell>
          <table:table-cell table:number-columns-repeated="2" office:value-type="float" office:value="0.05055147" calcext:value-type="float">
            <text:p>0.050551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055147" calcext:value-type="float">
            <text:p>0.05055147</text:p>
          </table:table-cell>
          <table:table-cell office:value-type="float" office:value="55" calcext:value-type="float">
            <text:p>55</text:p>
          </table:table-cell>
          <table:table-cell office:value-type="float" office:value="1088" calcext:value-type="float">
            <text:p>1088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3787879" calcext:value-type="float">
            <text:p>0.03787879</text:p>
          </table:table-cell>
          <table:table-cell office:value-type="float" office:value="0.00031168" calcext:value-type="float">
            <text:p>0.00031168</text:p>
          </table:table-cell>
          <table:table-cell office:value-type="float" office:value="0.05" calcext:value-type="float">
            <text:p>0.05</text:p>
          </table:table-cell>
          <table:table-cell office:value-type="float" office:value="0.99376636" calcext:value-type="float">
            <text:p>0.99376636</text:p>
          </table:table-cell>
          <table:table-cell office:value-type="float" office:value="0.04968832" calcext:value-type="float">
            <text:p>0.04968832</text:p>
          </table:table-cell>
          <table:table-cell office:value-type="float" office:value="0.00030974" calcext:value-type="float">
            <text:p>0.00030974</text:p>
          </table:table-cell>
          <table:table-cell office:value-type="float" office:value="5" calcext:value-type="float">
            <text:p>5</text:p>
          </table:table-cell>
          <table:table-cell office:value-type="float" office:value="16042" calcext:value-type="float">
            <text:p>16042</text:p>
          </table:table-cell>
          <table:table-cell table:number-columns-repeated="2" office:value-type="float" office:value="4.96883181648174" calcext:value-type="float">
            <text:p>4.968831816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hild&gt; <text:s/>?b <text:s text:c="2"/>=&gt; ?a <text:s/>&lt;isMarriedTo&gt; <text:s/>?b</text:p>
          </table:table-cell>
          <table:table-cell office:value-type="float" office:value="0.00064303" calcext:value-type="float">
            <text:p>0.00064303</text:p>
          </table:table-cell>
          <table:table-cell office:value-type="float" office:value="0.0179964" calcext:value-type="float">
            <text:p>0.0179964</text:p>
          </table:table-cell>
          <table:table-cell office:value-type="float" office:value="0.01096491" calcext:value-type="float">
            <text:p>0.01096491</text:p>
          </table:table-cell>
          <table:table-cell office:value-type="float" office:value="0.04934211" calcext:value-type="float">
            <text:p>0.04934211</text:p>
          </table:table-cell>
          <table:table-cell office:value-type="float" office:value="0.77777778" calcext:value-type="float">
            <text:p>0.77777778</text:p>
          </table:table-cell>
          <table:table-cell office:value-type="float" office:value="0.03837719" calcext:value-type="float">
            <text:p>0.03837719</text:p>
          </table:table-cell>
          <table:table-cell office:value-type="float" office:value="0.00852827" calcext:value-type="float">
            <text:p>0.00852827</text:p>
          </table:table-cell>
          <table:table-cell office:value-type="float" office:value="30" calcext:value-type="float">
            <text:p>30</text:p>
          </table:table-cell>
          <table:table-cell office:value-type="float" office:value="2736" calcext:value-type="float">
            <text:p>2736</text:p>
          </table:table-cell>
          <table:table-cell table:number-columns-repeated="2" office:value-type="float" office:value="23.3333333333333" calcext:value-type="float">
            <text:p>23.333333333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007502" calcext:value-type="float">
            <text:p>0.0007502</text:p>
          </table:table-cell>
          <table:table-cell office:value-type="float" office:value="0.14767932" calcext:value-type="float">
            <text:p>0.14767932</text:p>
          </table:table-cell>
          <table:table-cell office:value-type="float" office:value="0.03216912" calcext:value-type="float">
            <text:p>0.03216912</text:p>
          </table:table-cell>
          <table:table-cell office:value-type="float" office:value="0.0488145" calcext:value-type="float">
            <text:p>0.0488145</text:p>
          </table:table-cell>
          <table:table-cell office:value-type="float" office:value="0.34099265" calcext:value-type="float">
            <text:p>0.34099265</text:p>
          </table:table-cell>
          <table:table-cell office:value-type="float" office:value="0.01664539" calcext:value-type="float">
            <text:p>0.01664539</text:p>
          </table:table-cell>
          <table:table-cell office:value-type="float" office:value="0.01096943" calcext:value-type="float">
            <text:p>0.01096943</text:p>
          </table:table-cell>
          <table:table-cell office:value-type="float" office:value="35" calcext:value-type="float">
            <text:p>35</text:p>
          </table:table-cell>
          <table:table-cell office:value-type="float" office:value="1088" calcext:value-type="float">
            <text:p>1088</text:p>
          </table:table-cell>
          <table:table-cell table:number-columns-repeated="2" office:value-type="float" office:value="11.9347426470588" calcext:value-type="float">
            <text:p>11.934742647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actedIn&gt; <text:s/>?f <text:s text:c="2"/>=&gt; ?a <text:s/>&lt;influences&gt; <text:s/>?b</text:p>
          </table:table-cell>
          <table:table-cell office:value-type="float" office:value="0.00017148" calcext:value-type="float">
            <text:p>0.00017148</text:p>
          </table:table-cell>
          <table:table-cell office:value-type="float" office:value="0.00284293" calcext:value-type="float">
            <text:p>0.00284293</text:p>
          </table:table-cell>
          <table:table-cell office:value-type="float" office:value="0.0051713" calcext:value-type="float">
            <text:p>0.0051713</text:p>
          </table:table-cell>
          <table:table-cell office:value-type="float" office:value="0.04519774" calcext:value-type="float">
            <text:p>0.04519774</text:p>
          </table:table-cell>
          <table:table-cell office:value-type="float" office:value="0.885585" calcext:value-type="float">
            <text:p>0.885585</text:p>
          </table:table-cell>
          <table:table-cell office:value-type="float" office:value="0.04002644" calcext:value-type="float">
            <text:p>0.04002644</text:p>
          </table:table-cell>
          <table:table-cell office:value-type="float" office:value="0.00457963" calcext:value-type="float">
            <text:p>0.00457963</text:p>
          </table:table-cell>
          <table:table-cell office:value-type="float" office:value="8" calcext:value-type="float">
            <text:p>8</text:p>
          </table:table-cell>
          <table:table-cell office:value-type="float" office:value="1547" calcext:value-type="float">
            <text:p>1547</text:p>
          </table:table-cell>
          <table:table-cell table:number-columns-repeated="2" office:value-type="float" office:value="7.0846800258565" calcext:value-type="float">
            <text:p>7.084680025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4" calcext:value-type="float">
            <text:p>0.04</text:p>
          </table:table-cell>
          <table:table-cell office:value-type="float" office:value="0.01960784" calcext:value-type="float">
            <text:p>0.01960784</text:p>
          </table:table-cell>
          <table:table-cell office:value-type="float" office:value="0.04494382" calcext:value-type="float">
            <text:p>0.04494382</text:p>
          </table:table-cell>
          <table:table-cell office:value-type="float" office:value="0.56372549" calcext:value-type="float">
            <text:p>0.56372549</text:p>
          </table:table-cell>
          <table:table-cell office:value-type="float" office:value="0.02533598" calcext:value-type="float">
            <text:p>0.02533598</text:p>
          </table:table-cell>
          <table:table-cell office:value-type="float" office:value="0.01105344" calcext:value-type="float">
            <text:p>0.01105344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2.25490196078431" calcext:value-type="float">
            <text:p>2.254901960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created&gt; <text:s/>?a <text:s/>?e <text:s/>&lt;created&gt; <text:s/>?b <text:s text:c="2"/>=&gt; ?a <text:s/>&lt;hasChild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73099" calcext:value-type="float">
            <text:p>0.00073099</text:p>
          </table:table-cell>
          <table:table-cell office:value-type="float" office:value="0.00000497" calcext:value-type="float">
            <text:p>0.00000497</text:p>
          </table:table-cell>
          <table:table-cell office:value-type="float" office:value="0.04347826" calcext:value-type="float">
            <text:p>0.04347826</text:p>
          </table:table-cell>
          <table:table-cell office:value-type="float" office:value="0.99988579" calcext:value-type="float">
            <text:p>0.99988579</text:p>
          </table:table-cell>
          <table:table-cell office:value-type="float" office:value="0.0434733" calcext:value-type="float">
            <text:p>0.0434733</text:p>
          </table:table-cell>
          <table:table-cell office:value-type="float" office:value="0.00000497" calcext:value-type="float">
            <text:p>0.00000497</text:p>
          </table:table-cell>
          <table:table-cell office:value-type="float" office:value="2" calcext:value-type="float">
            <text:p>2</text:p>
          </table:table-cell>
          <table:table-cell office:value-type="float" office:value="402773" calcext:value-type="float">
            <text:p>402773</text:p>
          </table:table-cell>
          <table:table-cell table:number-columns-repeated="2" office:value-type="float" office:value="1.9997715834974" calcext:value-type="float">
            <text:p>1.999771583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created&gt; <text:s/>?b <text:s text:c="2"/>=&gt; ?a <text:s/>&lt;created&gt; <text:s/>?b</text:p>
          </table:table-cell>
          <table:table-cell office:value-type="float" office:value="0.00079307" calcext:value-type="float">
            <text:p>0.00079307</text:p>
          </table:table-cell>
          <table:table-cell office:value-type="float" office:value="0.00382074" calcext:value-type="float">
            <text:p>0.00382074</text:p>
          </table:table-cell>
          <table:table-cell table:number-columns-repeated="2" office:value-type="float" office:value="0.04317386" calcext:value-type="float">
            <text:p>0.043173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317386" calcext:value-type="float">
            <text:p>0.04317386</text:p>
          </table:table-cell>
          <table:table-cell office:value-type="float" office:value="37" calcext:value-type="float">
            <text:p>37</text:p>
          </table:table-cell>
          <table:table-cell office:value-type="float" office:value="857" calcext:value-type="float">
            <text:p>85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576923" calcext:value-type="float">
            <text:p>0.00576923</text:p>
          </table:table-cell>
          <table:table-cell office:value-type="float" office:value="0.00528169" calcext:value-type="float">
            <text:p>0.00528169</text:p>
          </table:table-cell>
          <table:table-cell office:value-type="float" office:value="0.04285714" calcext:value-type="float">
            <text:p>0.04285714</text:p>
          </table:table-cell>
          <table:table-cell office:value-type="float" office:value="0.87676056" calcext:value-type="float">
            <text:p>0.87676056</text:p>
          </table:table-cell>
          <table:table-cell office:value-type="float" office:value="0.03757545" calcext:value-type="float">
            <text:p>0.03757545</text:p>
          </table:table-cell>
          <table:table-cell office:value-type="float" office:value="0.00463078" calcext:value-type="float">
            <text:p>0.00463078</text:p>
          </table:table-cell>
          <table:table-cell office:value-type="float" office:value="3" calcext:value-type="float">
            <text:p>3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float" office:value="2.63028169014084" calcext:value-type="float">
            <text:p>2.630281690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1343936" calcext:value-type="float">
            <text:p>0.01343936</text:p>
          </table:table-cell>
          <table:table-cell office:value-type="float" office:value="0.09766355" calcext:value-type="float">
            <text:p>0.09766355</text:p>
          </table:table-cell>
          <table:table-cell table:number-columns-repeated="2" office:value-type="float" office:value="0.04264436" calcext:value-type="float">
            <text:p>0.042644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264436" calcext:value-type="float">
            <text:p>0.04264436</text:p>
          </table:table-cell>
          <table:table-cell office:value-type="float" office:value="627" calcext:value-type="float">
            <text:p>627</text:p>
          </table:table-cell>
          <table:table-cell office:value-type="float" office:value="14703" calcext:value-type="float">
            <text:p>14703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1515152" calcext:value-type="float">
            <text:p>0.01515152</text:p>
          </table:table-cell>
          <table:table-cell office:value-type="float" office:value="0.00192864" calcext:value-type="float">
            <text:p>0.00192864</text:p>
          </table:table-cell>
          <table:table-cell office:value-type="float" office:value="0.04" calcext:value-type="float">
            <text:p>0.04</text:p>
          </table:table-cell>
          <table:table-cell office:value-type="float" office:value="0.95178399" calcext:value-type="float">
            <text:p>0.95178399</text:p>
          </table:table-cell>
          <table:table-cell office:value-type="float" office:value="0.03807136" calcext:value-type="float">
            <text:p>0.03807136</text:p>
          </table:table-cell>
          <table:table-cell office:value-type="float" office:value="0.00183565" calcext:value-type="float">
            <text:p>0.00183565</text:p>
          </table:table-cell>
          <table:table-cell office:value-type="float" office:value="2" calcext:value-type="float">
            <text:p>2</text:p>
          </table:table-cell>
          <table:table-cell office:value-type="float" office:value="1037" calcext:value-type="float">
            <text:p>1037</text:p>
          </table:table-cell>
          <table:table-cell table:number-columns-repeated="2" office:value-type="float" office:value="1.90356798457088" calcext:value-type="float">
            <text:p>1.903567984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AcademicAdvisor&gt; <text:s/>?f <text:s/>?b <text:s/>&lt;hasAcademicAdvisor&gt; <text:s/>?f <text:s text:c="2"/>=&gt; ?a <text:s/>&lt;hasAcademicAdvisor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2272727" calcext:value-type="float">
            <text:p>0.02272727</text:p>
          </table:table-cell>
          <table:table-cell office:value-type="float" office:value="0.02097902" calcext:value-type="float">
            <text:p>0.02097902</text:p>
          </table:table-cell>
          <table:table-cell office:value-type="float" office:value="0.03947368" calcext:value-type="float">
            <text:p>0.03947368</text:p>
          </table:table-cell>
          <table:table-cell office:value-type="float" office:value="0.46853147" calcext:value-type="float">
            <text:p>0.46853147</text:p>
          </table:table-cell>
          <table:table-cell office:value-type="float" office:value="0.01849466" calcext:value-type="float">
            <text:p>0.01849466</text:p>
          </table:table-cell>
          <table:table-cell office:value-type="float" office:value="0.00982933" calcext:value-type="float">
            <text:p>0.00982933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.40559440559441" calcext:value-type="float">
            <text:p>1.405594405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hild&gt; <text:s/>?f <text:s/>?b <text:s/>&lt;isMarriedTo&gt; <text:s/>?f <text:s text:c="2"/>=&gt; ?a <text:s/>&lt;hasChild&gt; <text:s/>?b</text:p>
          </table:table-cell>
          <table:table-cell office:value-type="float" office:value="0.00032152" calcext:value-type="float">
            <text:p>0.00032152</text:p>
          </table:table-cell>
          <table:table-cell office:value-type="float" office:value="0.00548246" calcext:value-type="float">
            <text:p>0.00548246</text:p>
          </table:table-cell>
          <table:table-cell office:value-type="float" office:value="0.01901141" calcext:value-type="float">
            <text:p>0.01901141</text:p>
          </table:table-cell>
          <table:table-cell office:value-type="float" office:value="0.03846154" calcext:value-type="float">
            <text:p>0.03846154</text:p>
          </table:table-cell>
          <table:table-cell office:value-type="float" office:value="0.50570342" calcext:value-type="float">
            <text:p>0.50570342</text:p>
          </table:table-cell>
          <table:table-cell office:value-type="float" office:value="0.01945013" calcext:value-type="float">
            <text:p>0.01945013</text:p>
          </table:table-cell>
          <table:table-cell office:value-type="float" office:value="0.00961413" calcext:value-type="float">
            <text:p>0.00961413</text:p>
          </table:table-cell>
          <table:table-cell office:value-type="float" office:value="15" calcext:value-type="float">
            <text:p>15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float" office:value="7.58555133079848" calcext:value-type="float">
            <text:p>7.585551330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isMarriedTo&gt; <text:s/>?b <text:s text:c="2"/>=&gt; ?a <text:s/>&lt;hasChild&gt; <text:s/>?b</text:p>
          </table:table-cell>
          <table:table-cell office:value-type="float" office:value="0.00032152" calcext:value-type="float">
            <text:p>0.00032152</text:p>
          </table:table-cell>
          <table:table-cell office:value-type="float" office:value="0.00548246" calcext:value-type="float">
            <text:p>0.00548246</text:p>
          </table:table-cell>
          <table:table-cell office:value-type="float" office:value="0.01794258" calcext:value-type="float">
            <text:p>0.01794258</text:p>
          </table:table-cell>
          <table:table-cell office:value-type="float" office:value="0.03787879" calcext:value-type="float">
            <text:p>0.03787879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.0199362" calcext:value-type="float">
            <text:p>0.0199362</text:p>
          </table:table-cell>
          <table:table-cell office:value-type="float" office:value="0.00944347" calcext:value-type="float">
            <text:p>0.00944347</text:p>
          </table:table-cell>
          <table:table-cell office:value-type="float" office:value="15" calcext:value-type="float">
            <text:p>15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float" office:value="7.89473684210527" calcext:value-type="float">
            <text:p>7.894736842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LeaderOf&gt; <text:s/>?b <text:s/>?e <text:s/>&lt;isMarriedTo&gt; <text:s/>?a <text:s text:c="2"/>=&gt; ?a <text:s/>&lt;isLeaderOf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1136364" calcext:value-type="float">
            <text:p>0.01136364</text:p>
          </table:table-cell>
          <table:table-cell table:number-columns-repeated="2" office:value-type="float" office:value="0.03773585" calcext:value-type="float">
            <text:p>0.037735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773585" calcext:value-type="float">
            <text:p>0.03773585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wasBornIn&gt; <text:s/>?b <text:s text:c="2"/>=&gt; ?a <text:s/>&lt;wasBorn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64294" calcext:value-type="float">
            <text:p>0.00164294</text:p>
          </table:table-cell>
          <table:table-cell office:value-type="float" office:value="0.00548446" calcext:value-type="float">
            <text:p>0.00548446</text:p>
          </table:table-cell>
          <table:table-cell office:value-type="float" office:value="0.03703704" calcext:value-type="float">
            <text:p>0.03703704</text:p>
          </table:table-cell>
          <table:table-cell office:value-type="float" office:value="0.85191956" calcext:value-type="float">
            <text:p>0.85191956</text:p>
          </table:table-cell>
          <table:table-cell office:value-type="float" office:value="0.03155258" calcext:value-type="float">
            <text:p>0.03155258</text:p>
          </table:table-cell>
          <table:table-cell office:value-type="float" office:value="0.00467232" calcext:value-type="float">
            <text:p>0.00467232</text:p>
          </table:table-cell>
          <table:table-cell office:value-type="float" office:value="3" calcext:value-type="float">
            <text:p>3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2.55575868372943" calcext:value-type="float">
            <text:p>2.555758683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isMarriedTo&gt; <text:s/>?a <text:s text:c="2"/>=&gt; ?a <text:s/>&lt;hasChild&gt; <text:s/>?b</text:p>
          </table:table-cell>
          <table:table-cell office:value-type="float" office:value="0.00042869" calcext:value-type="float">
            <text:p>0.00042869</text:p>
          </table:table-cell>
          <table:table-cell office:value-type="float" office:value="0.00730994" calcext:value-type="float">
            <text:p>0.00730994</text:p>
          </table:table-cell>
          <table:table-cell office:value-type="float" office:value="0.0119976" calcext:value-type="float">
            <text:p>0.0119976</text:p>
          </table:table-cell>
          <table:table-cell office:value-type="float" office:value="0.03663004" calcext:value-type="float">
            <text:p>0.03663004</text:p>
          </table:table-cell>
          <table:table-cell office:value-type="float" office:value="0.67246551" calcext:value-type="float">
            <text:p>0.67246551</text:p>
          </table:table-cell>
          <table:table-cell office:value-type="float" office:value="0.02463244" calcext:value-type="float">
            <text:p>0.02463244</text:p>
          </table:table-cell>
          <table:table-cell office:value-type="float" office:value="0.00806797" calcext:value-type="float">
            <text:p>0.00806797</text:p>
          </table:table-cell>
          <table:table-cell office:value-type="float" office:value="20" calcext:value-type="float">
            <text:p>20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float" office:value="13.4493101379724" calcext:value-type="float">
            <text:p>13.44931013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AcademicAdvisor&gt; <text:s/>?f <text:s/>?f <text:s/>&lt;hasAcademicAdvisor&gt; <text:s/>?b <text:s text:c="2"/>=&gt; ?a <text:s/>&lt;hasAcademicAdvisor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2272727" calcext:value-type="float">
            <text:p>0.02272727</text:p>
          </table:table-cell>
          <table:table-cell table:number-columns-repeated="2" office:value-type="float" office:value="0.03614458" calcext:value-type="float">
            <text:p>0.036144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614458" calcext:value-type="float">
            <text:p>0.03614458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3" calcext:value-type="float">
            <text:p>0.03</text:p>
          </table:table-cell>
          <table:table-cell office:value-type="float" office:value="0.01415094" calcext:value-type="float">
            <text:p>0.01415094</text:p>
          </table:table-cell>
          <table:table-cell office:value-type="float" office:value="0.03191489" calcext:value-type="float">
            <text:p>0.03191489</text:p>
          </table:table-cell>
          <table:table-cell office:value-type="float" office:value="0.55660377" calcext:value-type="float">
            <text:p>0.55660377</text:p>
          </table:table-cell>
          <table:table-cell office:value-type="float" office:value="0.01776395" calcext:value-type="float">
            <text:p>0.01776395</text:p>
          </table:table-cell>
          <table:table-cell office:value-type="float" office:value="0.00787647" calcext:value-type="float">
            <text:p>0.00787647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1.66981132075472" calcext:value-type="float">
            <text:p>1.669811320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InterestedIn&gt; <text:s/>?f <text:s/>?b <text:s/>&lt;isInterestedIn&gt; <text:s/>?f <text:s text:c="2"/>=&gt; ?a <text:s/>&lt;influences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71073" calcext:value-type="float">
            <text:p>0.00071073</text:p>
          </table:table-cell>
          <table:table-cell table:number-columns-repeated="2" office:value-type="float" office:value="0.03030303" calcext:value-type="float">
            <text:p>0.03030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apital&gt; <text:s/>?f <text:s/>?f <text:s/>&lt;participatedIn&gt; <text:s/>?b <text:s text:c="2"/>=&gt; ?a <text:s/>&lt;participated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31153" calcext:value-type="float">
            <text:p>0.00031153</text:p>
          </table:table-cell>
          <table:table-cell table:number-columns-repeated="2" office:value-type="float" office:value="0.02985075" calcext:value-type="float">
            <text:p>0.029850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985075" calcext:value-type="float">
            <text:p>0.02985075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graduatedFrom&gt; <text:s/>?f <text:s/>?b <text:s/>&lt;graduatedFrom&gt; <text:s/>?f <text:s text:c="2"/>=&gt; ?a <text:s/>&lt;influences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0661" calcext:value-type="float">
            <text:p>0.0010661</text:p>
          </table:table-cell>
          <table:table-cell office:value-type="float" office:value="0.00314795" calcext:value-type="float">
            <text:p>0.00314795</text:p>
          </table:table-cell>
          <table:table-cell office:value-type="float" office:value="0.02970297" calcext:value-type="float">
            <text:p>0.02970297</text:p>
          </table:table-cell>
          <table:table-cell office:value-type="float" office:value="0.89401889" calcext:value-type="float">
            <text:p>0.89401889</text:p>
          </table:table-cell>
          <table:table-cell office:value-type="float" office:value="0.02655502" calcext:value-type="float">
            <text:p>0.02655502</text:p>
          </table:table-cell>
          <table:table-cell office:value-type="float" office:value="0.00281433" calcext:value-type="float">
            <text:p>0.00281433</text:p>
          </table:table-cell>
          <table:table-cell office:value-type="float" office:value="3" calcext:value-type="float">
            <text:p>3</text:p>
          </table:table-cell>
          <table:table-cell office:value-type="float" office:value="953" calcext:value-type="float">
            <text:p>953</text:p>
          </table:table-cell>
          <table:table-cell table:number-columns-repeated="2" office:value-type="float" office:value="2.68205666316894" calcext:value-type="float">
            <text:p>2.682056663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f <text:s/>?b <text:s/>&lt;created&gt; <text:s/>?f <text:s text:c="2"/>=&gt; ?a <text:s/>&lt;influences&gt; <text:s/>?b</text:p>
          </table:table-cell>
          <table:table-cell office:value-type="float" office:value="0.00025721" calcext:value-type="float">
            <text:p>0.00025721</text:p>
          </table:table-cell>
          <table:table-cell office:value-type="float" office:value="0.00426439" calcext:value-type="float">
            <text:p>0.00426439</text:p>
          </table:table-cell>
          <table:table-cell office:value-type="float" office:value="0.00623701" calcext:value-type="float">
            <text:p>0.00623701</text:p>
          </table:table-cell>
          <table:table-cell office:value-type="float" office:value="0.02891566" calcext:value-type="float">
            <text:p>0.02891566</text:p>
          </table:table-cell>
          <table:table-cell office:value-type="float" office:value="0.78430353" calcext:value-type="float">
            <text:p>0.78430353</text:p>
          </table:table-cell>
          <table:table-cell office:value-type="float" office:value="0.02267866" calcext:value-type="float">
            <text:p>0.02267866</text:p>
          </table:table-cell>
          <table:table-cell office:value-type="float" office:value="0.00489171" calcext:value-type="float">
            <text:p>0.00489171</text:p>
          </table:table-cell>
          <table:table-cell office:value-type="float" office:value="12" calcext:value-type="float">
            <text:p>12</text:p>
          </table:table-cell>
          <table:table-cell office:value-type="float" office:value="1924" calcext:value-type="float">
            <text:p>1924</text:p>
          </table:table-cell>
          <table:table-cell table:number-columns-repeated="2" office:value-type="float" office:value="9.41164241164241" calcext:value-type="float">
            <text:p>9.411642411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created&gt; <text:s/>?b <text:s text:c="2"/>=&gt; ?a <text:s/>&lt;created&gt; <text:s/>?b</text:p>
          </table:table-cell>
          <table:table-cell office:value-type="float" office:value="0.00079307" calcext:value-type="float">
            <text:p>0.00079307</text:p>
          </table:table-cell>
          <table:table-cell office:value-type="float" office:value="0.00382074" calcext:value-type="float">
            <text:p>0.00382074</text:p>
          </table:table-cell>
          <table:table-cell table:number-columns-repeated="2" office:value-type="float" office:value="0.02775694" calcext:value-type="float">
            <text:p>0.027756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775694" calcext:value-type="float">
            <text:p>0.02775694</text:p>
          </table:table-cell>
          <table:table-cell office:value-type="float" office:value="37" calcext:value-type="float">
            <text:p>37</text:p>
          </table:table-cell>
          <table:table-cell office:value-type="float" office:value="1333" calcext:value-type="float">
            <text:p>133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30008" calcext:value-type="float">
            <text:p>0.00030008</text:p>
          </table:table-cell>
          <table:table-cell office:value-type="float" office:value="0.00839832" calcext:value-type="float">
            <text:p>0.00839832</text:p>
          </table:table-cell>
          <table:table-cell office:value-type="float" office:value="0.00318399" calcext:value-type="float">
            <text:p>0.00318399</text:p>
          </table:table-cell>
          <table:table-cell office:value-type="float" office:value="0.02766798" calcext:value-type="float">
            <text:p>0.02766798</text:p>
          </table:table-cell>
          <table:table-cell office:value-type="float" office:value="0.88492154" calcext:value-type="float">
            <text:p>0.88492154</text:p>
          </table:table-cell>
          <table:table-cell office:value-type="float" office:value="0.024484" calcext:value-type="float">
            <text:p>0.024484</text:p>
          </table:table-cell>
          <table:table-cell office:value-type="float" office:value="0.00281758" calcext:value-type="float">
            <text:p>0.00281758</text:p>
          </table:table-cell>
          <table:table-cell office:value-type="float" office:value="14" calcext:value-type="float">
            <text:p>14</text:p>
          </table:table-cell>
          <table:table-cell office:value-type="float" office:value="4397" calcext:value-type="float">
            <text:p>4397</text:p>
          </table:table-cell>
          <table:table-cell table:number-columns-repeated="2" office:value-type="float" office:value="12.3889015237662" calcext:value-type="float">
            <text:p>12.388901523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actedIn&gt; <text:s/>?b <text:s text:c="2"/>=&gt; ?a <text:s/>&lt;created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20653" calcext:value-type="float">
            <text:p>0.00020653</text:p>
          </table:table-cell>
          <table:table-cell office:value-type="float" office:value="0.00253807" calcext:value-type="float">
            <text:p>0.00253807</text:p>
          </table:table-cell>
          <table:table-cell office:value-type="float" office:value="0.02564103" calcext:value-type="float">
            <text:p>0.02564103</text:p>
          </table:table-cell>
          <table:table-cell office:value-type="float" office:value="0.90101523" calcext:value-type="float">
            <text:p>0.90101523</text:p>
          </table:table-cell>
          <table:table-cell office:value-type="float" office:value="0.02310295" calcext:value-type="float">
            <text:p>0.02310295</text:p>
          </table:table-cell>
          <table:table-cell office:value-type="float" office:value="0.00228684" calcext:value-type="float">
            <text:p>0.00228684</text:p>
          </table:table-cell>
          <table:table-cell office:value-type="float" office:value="2" calcext:value-type="float">
            <text:p>2</text:p>
          </table:table-cell>
          <table:table-cell office:value-type="float" office:value="788" calcext:value-type="float">
            <text:p>788</text:p>
          </table:table-cell>
          <table:table-cell table:number-columns-repeated="2" office:value-type="float" office:value="1.80203045685279" calcext:value-type="float">
            <text:p>1.802030456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wasBornIn&gt; <text:s/>?b <text:s text:c="2"/>=&gt; ?a <text:s/>&lt;wasBorn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109529" calcext:value-type="float">
            <text:p>0.00109529</text:p>
          </table:table-cell>
          <table:table-cell office:value-type="float" office:value="0.00873362" calcext:value-type="float">
            <text:p>0.00873362</text:p>
          </table:table-cell>
          <table:table-cell office:value-type="float" office:value="0.025" calcext:value-type="float">
            <text:p>0.025</text:p>
          </table:table-cell>
          <table:table-cell office:value-type="float" office:value="0.65065502" calcext:value-type="float">
            <text:p>0.65065502</text:p>
          </table:table-cell>
          <table:table-cell office:value-type="float" office:value="0.01626638" calcext:value-type="float">
            <text:p>0.01626638</text:p>
          </table:table-cell>
          <table:table-cell office:value-type="float" office:value="0.00568258" calcext:value-type="float">
            <text:p>0.00568258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1.30131004366812" calcext:value-type="float">
            <text:p>1.301310043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isLocatedIn&gt; <text:s/>?f <text:s text:c="2"/>=&gt; ?a <text:s/>&lt;died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395257" calcext:value-type="float">
            <text:p>0.00395257</text:p>
          </table:table-cell>
          <table:table-cell office:value-type="float" office:value="0.00123001" calcext:value-type="float">
            <text:p>0.00123001</text:p>
          </table:table-cell>
          <table:table-cell office:value-type="float" office:value="0.024" calcext:value-type="float">
            <text:p>0.024</text:p>
          </table:table-cell>
          <table:table-cell office:value-type="float" office:value="0.94874949" calcext:value-type="float">
            <text:p>0.94874949</text:p>
          </table:table-cell>
          <table:table-cell office:value-type="float" office:value="0.02276999" calcext:value-type="float">
            <text:p>0.02276999</text:p>
          </table:table-cell>
          <table:table-cell office:value-type="float" office:value="0.00116697" calcext:value-type="float">
            <text:p>0.00116697</text:p>
          </table:table-cell>
          <table:table-cell office:value-type="float" office:value="3" calcext:value-type="float">
            <text:p>3</text:p>
          </table:table-cell>
          <table:table-cell office:value-type="float" office:value="2439" calcext:value-type="float">
            <text:p>2439</text:p>
          </table:table-cell>
          <table:table-cell table:number-columns-repeated="2" office:value-type="float" office:value="2.84624846248462" calcext:value-type="float">
            <text:p>2.846248462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06216" calcext:value-type="float">
            <text:p>0.0006216</text:p>
          </table:table-cell>
          <table:table-cell office:value-type="float" office:value="0.09731544" calcext:value-type="float">
            <text:p>0.09731544</text:p>
          </table:table-cell>
          <table:table-cell office:value-type="float" office:value="0.00435828" calcext:value-type="float">
            <text:p>0.00435828</text:p>
          </table:table-cell>
          <table:table-cell office:value-type="float" office:value="0.02367347" calcext:value-type="float">
            <text:p>0.02367347</text:p>
          </table:table-cell>
          <table:table-cell office:value-type="float" office:value="0.81590021" calcext:value-type="float">
            <text:p>0.81590021</text:p>
          </table:table-cell>
          <table:table-cell office:value-type="float" office:value="0.01931519" calcext:value-type="float">
            <text:p>0.01931519</text:p>
          </table:table-cell>
          <table:table-cell office:value-type="float" office:value="0.00355592" calcext:value-type="float">
            <text:p>0.00355592</text:p>
          </table:table-cell>
          <table:table-cell office:value-type="float" office:value="29" calcext:value-type="float">
            <text:p>29</text:p>
          </table:table-cell>
          <table:table-cell office:value-type="float" office:value="6654" calcext:value-type="float">
            <text:p>6654</text:p>
          </table:table-cell>
          <table:table-cell table:number-columns-repeated="2" office:value-type="float" office:value="23.661106101593" calcext:value-type="float">
            <text:p>23.661106101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1493977" calcext:value-type="float">
            <text:p>0.01493977</text:p>
          </table:table-cell>
          <table:table-cell office:value-type="float" office:value="0.10856698" calcext:value-type="float">
            <text:p>0.10856698</text:p>
          </table:table-cell>
          <table:table-cell table:number-columns-repeated="2" office:value-type="float" office:value="0.02176221" calcext:value-type="float">
            <text:p>0.021762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176221" calcext:value-type="float">
            <text:p>0.02176221</text:p>
          </table:table-cell>
          <table:table-cell office:value-type="float" office:value="697" calcext:value-type="float">
            <text:p>697</text:p>
          </table:table-cell>
          <table:table-cell office:value-type="float" office:value="32028" calcext:value-type="float">
            <text:p>32028</text:p>
          </table:table-cell>
          <table:table-cell table:number-columns-repeated="2" office:value-type="float" office:value="697" calcext:value-type="float">
            <text:p>69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hasAcademicAdvisor&gt; <text:s/>?b <text:s/>?e <text:s/>&lt;hasAcademicAdvisor&gt; <text:s/>?a <text:s text:c="2"/>=&gt; ?a <text:s/>&lt;hasAcademicAdvisor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2272727" calcext:value-type="float">
            <text:p>0.02272727</text:p>
          </table:table-cell>
          <table:table-cell table:number-columns-repeated="2" office:value-type="float" office:value="0.02054795" calcext:value-type="float">
            <text:p>0.020547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054795" calcext:value-type="float">
            <text:p>0.02054795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actedIn&gt; <text:s/>?b <text:s text:c="2"/>=&gt; ?a <text:s/>&lt;actedIn&gt; <text:s/>?b</text:p>
          </table:table-cell>
          <table:table-cell office:value-type="float" office:value="0.00115746" calcext:value-type="float">
            <text:p>0.00115746</text:p>
          </table:table-cell>
          <table:table-cell office:value-type="float" office:value="0.01097784" calcext:value-type="float">
            <text:p>0.01097784</text:p>
          </table:table-cell>
          <table:table-cell table:number-columns-repeated="2" office:value-type="float" office:value="0.02033133" calcext:value-type="float">
            <text:p>0.020331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033133" calcext:value-type="float">
            <text:p>0.02033133</text:p>
          </table:table-cell>
          <table:table-cell office:value-type="float" office:value="54" calcext:value-type="float">
            <text:p>54</text:p>
          </table:table-cell>
          <table:table-cell office:value-type="float" office:value="2656" calcext:value-type="float">
            <text:p>2656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0402047" calcext:value-type="float">
            <text:p>0.00402047</text:p>
          </table:table-cell>
          <table:table-cell office:value-type="float" office:value="0.00200584" calcext:value-type="float">
            <text:p>0.00200584</text:p>
          </table:table-cell>
          <table:table-cell office:value-type="float" office:value="0.01971326" calcext:value-type="float">
            <text:p>0.01971326</text:p>
          </table:table-cell>
          <table:table-cell office:value-type="float" office:value="0.89824945" calcext:value-type="float">
            <text:p>0.89824945</text:p>
          </table:table-cell>
          <table:table-cell office:value-type="float" office:value="0.01770743" calcext:value-type="float">
            <text:p>0.01770743</text:p>
          </table:table-cell>
          <table:table-cell office:value-type="float" office:value="0.00180174" calcext:value-type="float">
            <text:p>0.00180174</text:p>
          </table:table-cell>
          <table:table-cell office:value-type="float" office:value="11" calcext:value-type="float">
            <text:p>11</text:p>
          </table:table-cell>
          <table:table-cell office:value-type="float" office:value="5484" calcext:value-type="float">
            <text:p>5484</text:p>
          </table:table-cell>
          <table:table-cell table:number-columns-repeated="2" office:value-type="float" office:value="9.88074398249453" calcext:value-type="float">
            <text:p>9.880743982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38582" calcext:value-type="float">
            <text:p>0.00038582</text:p>
          </table:table-cell>
          <table:table-cell office:value-type="float" office:value="0.00657895" calcext:value-type="float">
            <text:p>0.00657895</text:p>
          </table:table-cell>
          <table:table-cell office:value-type="float" office:value="0.00144625" calcext:value-type="float">
            <text:p>0.00144625</text:p>
          </table:table-cell>
          <table:table-cell office:value-type="float" office:value="0.01956522" calcext:value-type="float">
            <text:p>0.01956522</text:p>
          </table:table-cell>
          <table:table-cell office:value-type="float" office:value="0.92608067" calcext:value-type="float">
            <text:p>0.92608067</text:p>
          </table:table-cell>
          <table:table-cell office:value-type="float" office:value="0.01811897" calcext:value-type="float">
            <text:p>0.01811897</text:p>
          </table:table-cell>
          <table:table-cell office:value-type="float" office:value="0.00133934" calcext:value-type="float">
            <text:p>0.00133934</text:p>
          </table:table-cell>
          <table:table-cell office:value-type="float" office:value="18" calcext:value-type="float">
            <text:p>18</text:p>
          </table:table-cell>
          <table:table-cell office:value-type="float" office:value="12446" calcext:value-type="float">
            <text:p>12446</text:p>
          </table:table-cell>
          <table:table-cell table:number-columns-repeated="2" office:value-type="float" office:value="16.6694520327816" calcext:value-type="float">
            <text:p>16.669452032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hasChild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73099" calcext:value-type="float">
            <text:p>0.00073099</text:p>
          </table:table-cell>
          <table:table-cell office:value-type="float" office:value="0.00012467" calcext:value-type="float">
            <text:p>0.00012467</text:p>
          </table:table-cell>
          <table:table-cell office:value-type="float" office:value="0.01941748" calcext:value-type="float">
            <text:p>0.01941748</text:p>
          </table:table-cell>
          <table:table-cell office:value-type="float" office:value="0.99357935" calcext:value-type="float">
            <text:p>0.99357935</text:p>
          </table:table-cell>
          <table:table-cell office:value-type="float" office:value="0.0192928" calcext:value-type="float">
            <text:p>0.0192928</text:p>
          </table:table-cell>
          <table:table-cell office:value-type="float" office:value="0.00012387" calcext:value-type="float">
            <text:p>0.00012387</text:p>
          </table:table-cell>
          <table:table-cell office:value-type="float" office:value="2" calcext:value-type="float">
            <text:p>2</text:p>
          </table:table-cell>
          <table:table-cell office:value-type="float" office:value="16042" calcext:value-type="float">
            <text:p>16042</text:p>
          </table:table-cell>
          <table:table-cell table:number-columns-repeated="2" office:value-type="float" office:value="1.98715870839047" calcext:value-type="float">
            <text:p>1.987158708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19291" calcext:value-type="float">
            <text:p>0.00019291</text:p>
          </table:table-cell>
          <table:table-cell office:value-type="float" office:value="0.00319829" calcext:value-type="float">
            <text:p>0.00319829</text:p>
          </table:table-cell>
          <table:table-cell office:value-type="float" office:value="0.0008743" calcext:value-type="float">
            <text:p>0.0008743</text:p>
          </table:table-cell>
          <table:table-cell office:value-type="float" office:value="0.01910828" calcext:value-type="float">
            <text:p>0.01910828</text:p>
          </table:table-cell>
          <table:table-cell office:value-type="float" office:value="0.95424519" calcext:value-type="float">
            <text:p>0.95424519</text:p>
          </table:table-cell>
          <table:table-cell office:value-type="float" office:value="0.01823398" calcext:value-type="float">
            <text:p>0.01823398</text:p>
          </table:table-cell>
          <table:table-cell office:value-type="float" office:value="0.00083429" calcext:value-type="float">
            <text:p>0.00083429</text:p>
          </table:table-cell>
          <table:table-cell office:value-type="float" office:value="9" calcext:value-type="float">
            <text:p>9</text:p>
          </table:table-cell>
          <table:table-cell office:value-type="float" office:value="10294" calcext:value-type="float">
            <text:p>10294</text:p>
          </table:table-cell>
          <table:table-cell table:number-columns-repeated="2" office:value-type="float" office:value="8.58820672236254" calcext:value-type="float">
            <text:p>8.588206722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hasChild&gt; <text:s/>?a <text:s text:c="2"/>=&gt; ?a <text:s/>&lt;isMarriedTo&gt; <text:s/>?b</text:p>
          </table:table-cell>
          <table:table-cell office:value-type="float" office:value="0.00042869" calcext:value-type="float">
            <text:p>0.00042869</text:p>
          </table:table-cell>
          <table:table-cell office:value-type="float" office:value="0.0119976" calcext:value-type="float">
            <text:p>0.0119976</text:p>
          </table:table-cell>
          <table:table-cell office:value-type="float" office:value="0.00730994" calcext:value-type="float">
            <text:p>0.00730994</text:p>
          </table:table-cell>
          <table:table-cell office:value-type="float" office:value="0.01762115" calcext:value-type="float">
            <text:p>0.01762115</text:p>
          </table:table-cell>
          <table:table-cell office:value-type="float" office:value="0.58516082" calcext:value-type="float">
            <text:p>0.58516082</text:p>
          </table:table-cell>
          <table:table-cell office:value-type="float" office:value="0.0103112" calcext:value-type="float">
            <text:p>0.0103112</text:p>
          </table:table-cell>
          <table:table-cell office:value-type="float" office:value="0.00427749" calcext:value-type="float">
            <text:p>0.00427749</text:p>
          </table:table-cell>
          <table:table-cell office:value-type="float" office:value="20" calcext:value-type="float">
            <text:p>20</text:p>
          </table:table-cell>
          <table:table-cell office:value-type="float" office:value="2736" calcext:value-type="float">
            <text:p>2736</text:p>
          </table:table-cell>
          <table:table-cell table:number-columns-repeated="2" office:value-type="float" office:value="11.703216374269" calcext:value-type="float">
            <text:p>11.703216374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actedIn&gt; <text:s/>?b <text:s text:c="2"/>=&gt; ?a <text:s/>&lt;actedIn&gt; <text:s/>?b</text:p>
          </table:table-cell>
          <table:table-cell office:value-type="float" office:value="0.00115746" calcext:value-type="float">
            <text:p>0.00115746</text:p>
          </table:table-cell>
          <table:table-cell office:value-type="float" office:value="0.01097784" calcext:value-type="float">
            <text:p>0.01097784</text:p>
          </table:table-cell>
          <table:table-cell table:number-columns-repeated="2" office:value-type="float" office:value="0.01760678" calcext:value-type="float">
            <text:p>0.017606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760678" calcext:value-type="float">
            <text:p>0.01760678</text:p>
          </table:table-cell>
          <table:table-cell office:value-type="float" office:value="54" calcext:value-type="float">
            <text:p>54</text:p>
          </table:table-cell>
          <table:table-cell office:value-type="float" office:value="3067" calcext:value-type="float">
            <text:p>3067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LocatedIn&gt; <text:s/>?f <text:s/>?b <text:s/>&lt;isLocatedIn&gt; <text:s/>?f <text:s text:c="2"/>=&gt; ?a <text:s/>&lt;dealsWith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0.0000313" calcext:value-type="float">
            <text:p>0.0000313</text:p>
          </table:table-cell>
          <table:table-cell office:value-type="float" office:value="0.01716738" calcext:value-type="float">
            <text:p>0.01716738</text:p>
          </table:table-cell>
          <table:table-cell office:value-type="float" office:value="0.99817661" calcext:value-type="float">
            <text:p>0.99817661</text:p>
          </table:table-cell>
          <table:table-cell office:value-type="float" office:value="0.01713608" calcext:value-type="float">
            <text:p>0.01713608</text:p>
          </table:table-cell>
          <table:table-cell office:value-type="float" office:value="0.00003125" calcext:value-type="float">
            <text:p>0.00003125</text:p>
          </table:table-cell>
          <table:table-cell office:value-type="float" office:value="4" calcext:value-type="float">
            <text:p>4</text:p>
          </table:table-cell>
          <table:table-cell office:value-type="float" office:value="127784" calcext:value-type="float">
            <text:p>127784</text:p>
          </table:table-cell>
          <table:table-cell table:number-columns-repeated="2" office:value-type="float" office:value="3.99270644212108" calcext:value-type="float">
            <text:p>3.992706442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isLocatedIn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01052" calcext:value-type="float">
            <text:p>0.001052</text:p>
          </table:table-cell>
          <table:table-cell office:value-type="float" office:value="0.00102504" calcext:value-type="float">
            <text:p>0.00102504</text:p>
          </table:table-cell>
          <table:table-cell office:value-type="float" office:value="0.01674641" calcext:value-type="float">
            <text:p>0.01674641</text:p>
          </table:table-cell>
          <table:table-cell office:value-type="float" office:value="0.93879045" calcext:value-type="float">
            <text:p>0.93879045</text:p>
          </table:table-cell>
          <table:table-cell office:value-type="float" office:value="0.01572137" calcext:value-type="float">
            <text:p>0.01572137</text:p>
          </table:table-cell>
          <table:table-cell office:value-type="float" office:value="0.0009623" calcext:value-type="float">
            <text:p>0.0009623</text:p>
          </table:table-cell>
          <table:table-cell office:value-type="float" office:value="7" calcext:value-type="float">
            <text:p>7</text:p>
          </table:table-cell>
          <table:table-cell office:value-type="float" office:value="6829" calcext:value-type="float">
            <text:p>6829</text:p>
          </table:table-cell>
          <table:table-cell table:number-columns-repeated="2" office:value-type="float" office:value="6.57153316737443" calcext:value-type="float">
            <text:p>6.571533167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hild&gt; <text:s/>?f <text:s/>?b <text:s/>&lt;hasChild&gt; <text:s/>?f <text:s text:c="2"/>=&gt; ?a <text:s/>&lt;hasChild&gt; <text:s/>?b</text:p>
          </table:table-cell>
          <table:table-cell office:value-type="float" office:value="0.00025721" calcext:value-type="float">
            <text:p>0.00025721</text:p>
          </table:table-cell>
          <table:table-cell office:value-type="float" office:value="0.00438596" calcext:value-type="float">
            <text:p>0.00438596</text:p>
          </table:table-cell>
          <table:table-cell office:value-type="float" office:value="0.00601805" calcext:value-type="float">
            <text:p>0.00601805</text:p>
          </table:table-cell>
          <table:table-cell office:value-type="float" office:value="0.01617251" calcext:value-type="float">
            <text:p>0.01617251</text:p>
          </table:table-cell>
          <table:table-cell office:value-type="float" office:value="0.62788365" calcext:value-type="float">
            <text:p>0.62788365</text:p>
          </table:table-cell>
          <table:table-cell office:value-type="float" office:value="0.01015445" calcext:value-type="float">
            <text:p>0.01015445</text:p>
          </table:table-cell>
          <table:table-cell office:value-type="float" office:value="0.00377864" calcext:value-type="float">
            <text:p>0.00377864</text:p>
          </table:table-cell>
          <table:table-cell office:value-type="float" office:value="12" calcext:value-type="float">
            <text:p>12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7.5346038114343" calcext:value-type="float">
            <text:p>7.534603811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diedIn&gt; <text:s/>?f <text:s text:c="2"/>=&gt; ?a <text:s/>&lt;influences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177683" calcext:value-type="float">
            <text:p>0.00177683</text:p>
          </table:table-cell>
          <table:table-cell office:value-type="float" office:value="0.00091174" calcext:value-type="float">
            <text:p>0.00091174</text:p>
          </table:table-cell>
          <table:table-cell office:value-type="float" office:value="0.01607717" calcext:value-type="float">
            <text:p>0.01607717</text:p>
          </table:table-cell>
          <table:table-cell office:value-type="float" office:value="0.94328957" calcext:value-type="float">
            <text:p>0.94328957</text:p>
          </table:table-cell>
          <table:table-cell office:value-type="float" office:value="0.01516543" calcext:value-type="float">
            <text:p>0.01516543</text:p>
          </table:table-cell>
          <table:table-cell office:value-type="float" office:value="0.00086004" calcext:value-type="float">
            <text:p>0.00086004</text:p>
          </table:table-cell>
          <table:table-cell office:value-type="float" office:value="5" calcext:value-type="float">
            <text:p>5</text:p>
          </table:table-cell>
          <table:table-cell office:value-type="float" office:value="5484" calcext:value-type="float">
            <text:p>5484</text:p>
          </table:table-cell>
          <table:table-cell table:number-columns-repeated="2" office:value-type="float" office:value="4.71644784828592" calcext:value-type="float">
            <text:p>4.716447848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3448276" calcext:value-type="float">
            <text:p>0.03448276</text:p>
          </table:table-cell>
          <table:table-cell table:number-columns-repeated="2" office:value-type="float" office:value="0.01492537" calcext:value-type="float">
            <text:p>0.014925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492537" calcext:value-type="float">
            <text:p>0.01492537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actedIn&gt; <text:s/>?b <text:s text:c="2"/>=&gt; ?a <text:s/>&lt;actedIn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101647" calcext:value-type="float">
            <text:p>0.00101647</text:p>
          </table:table-cell>
          <table:table-cell table:number-columns-repeated="2" office:value-type="float" office:value="0.01466276" calcext:value-type="float">
            <text:p>0.014662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466276" calcext:value-type="float">
            <text:p>0.01466276</text:p>
          </table:table-cell>
          <table:table-cell office:value-type="float" office:value="5" calcext:value-type="float">
            <text:p>5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isLocatedIn&gt; <text:s/>?f <text:s text:c="2"/>=&gt; ?a <text:s/>&lt;worksAt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2083333" calcext:value-type="float">
            <text:p>0.02083333</text:p>
          </table:table-cell>
          <table:table-cell office:value-type="float" office:value="0.00082001" calcext:value-type="float">
            <text:p>0.00082001</text:p>
          </table:table-cell>
          <table:table-cell office:value-type="float" office:value="0.01315789" calcext:value-type="float">
            <text:p>0.01315789</text:p>
          </table:table-cell>
          <table:table-cell office:value-type="float" office:value="0.93767938" calcext:value-type="float">
            <text:p>0.93767938</text:p>
          </table:table-cell>
          <table:table-cell office:value-type="float" office:value="0.01233789" calcext:value-type="float">
            <text:p>0.01233789</text:p>
          </table:table-cell>
          <table:table-cell office:value-type="float" office:value="0.0007689" calcext:value-type="float">
            <text:p>0.0007689</text:p>
          </table:table-cell>
          <table:table-cell office:value-type="float" office:value="2" calcext:value-type="float">
            <text:p>2</text:p>
          </table:table-cell>
          <table:table-cell office:value-type="float" office:value="2439" calcext:value-type="float">
            <text:p>2439</text:p>
          </table:table-cell>
          <table:table-cell table:number-columns-repeated="2" office:value-type="float" office:value="1.87535875358754" calcext:value-type="float">
            <text:p>1.875358753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017148" calcext:value-type="float">
            <text:p>0.00017148</text:p>
          </table:table-cell>
          <table:table-cell office:value-type="float" office:value="0.00284293" calcext:value-type="float">
            <text:p>0.00284293</text:p>
          </table:table-cell>
          <table:table-cell office:value-type="float" office:value="0.00049869" calcext:value-type="float">
            <text:p>0.00049869</text:p>
          </table:table-cell>
          <table:table-cell office:value-type="float" office:value="0.01292407" calcext:value-type="float">
            <text:p>0.01292407</text:p>
          </table:table-cell>
          <table:table-cell office:value-type="float" office:value="0.96141379" calcext:value-type="float">
            <text:p>0.96141379</text:p>
          </table:table-cell>
          <table:table-cell office:value-type="float" office:value="0.01242538" calcext:value-type="float">
            <text:p>0.01242538</text:p>
          </table:table-cell>
          <table:table-cell office:value-type="float" office:value="0.00047945" calcext:value-type="float">
            <text:p>0.00047945</text:p>
          </table:table-cell>
          <table:table-cell office:value-type="float" office:value="8" calcext:value-type="float">
            <text:p>8</text:p>
          </table:table-cell>
          <table:table-cell office:value-type="float" office:value="16042" calcext:value-type="float">
            <text:p>16042</text:p>
          </table:table-cell>
          <table:table-cell table:number-columns-repeated="2" office:value-type="float" office:value="7.69131031043511" calcext:value-type="float">
            <text:p>7.691310310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47156" calcext:value-type="float">
            <text:p>0.00047156</text:p>
          </table:table-cell>
          <table:table-cell office:value-type="float" office:value="0.02898551" calcext:value-type="float">
            <text:p>0.02898551</text:p>
          </table:table-cell>
          <table:table-cell office:value-type="float" office:value="0.00322156" calcext:value-type="float">
            <text:p>0.00322156</text:p>
          </table:table-cell>
          <table:table-cell office:value-type="float" office:value="0.01239437" calcext:value-type="float">
            <text:p>0.01239437</text:p>
          </table:table-cell>
          <table:table-cell office:value-type="float" office:value="0.74007907" calcext:value-type="float">
            <text:p>0.74007907</text:p>
          </table:table-cell>
          <table:table-cell office:value-type="float" office:value="0.00917281" calcext:value-type="float">
            <text:p>0.00917281</text:p>
          </table:table-cell>
          <table:table-cell office:value-type="float" office:value="0.00238421" calcext:value-type="float">
            <text:p>0.00238421</text:p>
          </table:table-cell>
          <table:table-cell office:value-type="float" office:value="22" calcext:value-type="float">
            <text:p>22</text:p>
          </table:table-cell>
          <table:table-cell office:value-type="float" office:value="6829" calcext:value-type="float">
            <text:p>6829</text:p>
          </table:table-cell>
          <table:table-cell table:number-columns-repeated="2" office:value-type="float" office:value="16.2817396397716" calcext:value-type="float">
            <text:p>16.281739639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hasChild&gt; <text:s/>?a <text:s text:c="2"/>=&gt; ?a <text:s/>&lt;hasChild&gt; <text:s/>?b</text:p>
          </table:table-cell>
          <table:table-cell office:value-type="float" office:value="0.00030008" calcext:value-type="float">
            <text:p>0.00030008</text:p>
          </table:table-cell>
          <table:table-cell table:number-columns-repeated="2" office:value-type="float" office:value="0.00511696" calcext:value-type="float">
            <text:p>0.00511696</text:p>
          </table:table-cell>
          <table:table-cell office:value-type="float" office:value="0.01126307" calcext:value-type="float">
            <text:p>0.01126307</text:p>
          </table:table-cell>
          <table:table-cell office:value-type="float" office:value="0.54568713" calcext:value-type="float">
            <text:p>0.54568713</text:p>
          </table:table-cell>
          <table:table-cell office:value-type="float" office:value="0.00614611" calcext:value-type="float">
            <text:p>0.00614611</text:p>
          </table:table-cell>
          <table:table-cell office:value-type="float" office:value="0.00279226" calcext:value-type="float">
            <text:p>0.00279226</text:p>
          </table:table-cell>
          <table:table-cell office:value-type="float" office:value="14" calcext:value-type="float">
            <text:p>14</text:p>
          </table:table-cell>
          <table:table-cell office:value-type="float" office:value="2736" calcext:value-type="float">
            <text:p>2736</text:p>
          </table:table-cell>
          <table:table-cell table:number-columns-repeated="2" office:value-type="float" office:value="7.63961988304094" calcext:value-type="float">
            <text:p>7.63961988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057873" calcext:value-type="float">
            <text:p>0.00057873</text:p>
          </table:table-cell>
          <table:table-cell office:value-type="float" office:value="0.01478642" calcext:value-type="float">
            <text:p>0.01478642</text:p>
          </table:table-cell>
          <table:table-cell office:value-type="float" office:value="0.00395373" calcext:value-type="float">
            <text:p>0.00395373</text:p>
          </table:table-cell>
          <table:table-cell office:value-type="float" office:value="0.01112485" calcext:value-type="float">
            <text:p>0.01112485</text:p>
          </table:table-cell>
          <table:table-cell office:value-type="float" office:value="0.6446039" calcext:value-type="float">
            <text:p>0.6446039</text:p>
          </table:table-cell>
          <table:table-cell office:value-type="float" office:value="0.00717112" calcext:value-type="float">
            <text:p>0.00717112</text:p>
          </table:table-cell>
          <table:table-cell office:value-type="float" office:value="0.00254859" calcext:value-type="float">
            <text:p>0.00254859</text:p>
          </table:table-cell>
          <table:table-cell office:value-type="float" office:value="27" calcext:value-type="float">
            <text:p>27</text:p>
          </table:table-cell>
          <table:table-cell office:value-type="float" office:value="6829" calcext:value-type="float">
            <text:p>6829</text:p>
          </table:table-cell>
          <table:table-cell table:number-columns-repeated="2" office:value-type="float" office:value="17.4043051691316" calcext:value-type="float">
            <text:p>17.404305169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influences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0661" calcext:value-type="float">
            <text:p>0.0010661</text:p>
          </table:table-cell>
          <table:table-cell office:value-type="float" office:value="0.00068228" calcext:value-type="float">
            <text:p>0.00068228</text:p>
          </table:table-cell>
          <table:table-cell office:value-type="float" office:value="0.01107011" calcext:value-type="float">
            <text:p>0.01107011</text:p>
          </table:table-cell>
          <table:table-cell office:value-type="float" office:value="0.93836707" calcext:value-type="float">
            <text:p>0.93836707</text:p>
          </table:table-cell>
          <table:table-cell office:value-type="float" office:value="0.01038783" calcext:value-type="float">
            <text:p>0.01038783</text:p>
          </table:table-cell>
          <table:table-cell office:value-type="float" office:value="0.00064023" calcext:value-type="float">
            <text:p>0.00064023</text:p>
          </table:table-cell>
          <table:table-cell office:value-type="float" office:value="3" calcext:value-type="float">
            <text:p>3</text:p>
          </table:table-cell>
          <table:table-cell office:value-type="float" office:value="4397" calcext:value-type="float">
            <text:p>4397</text:p>
          </table:table-cell>
          <table:table-cell table:number-columns-repeated="2" office:value-type="float" office:value="2.8151012053673" calcext:value-type="float">
            <text:p>2.815101205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hasChild&gt; <text:s/>?b <text:s/>?e <text:s/>&lt;hasChild&gt; <text:s/>?a <text:s text:c="2"/>=&gt; ?a <text:s/>&lt;isMarriedTo&gt; <text:s/>?b</text:p>
          </table:table-cell>
          <table:table-cell office:value-type="float" office:value="0.00034295" calcext:value-type="float">
            <text:p>0.00034295</text:p>
          </table:table-cell>
          <table:table-cell office:value-type="float" office:value="0.00959808" calcext:value-type="float">
            <text:p>0.00959808</text:p>
          </table:table-cell>
          <table:table-cell office:value-type="float" office:value="0.0014395" calcext:value-type="float">
            <text:p>0.0014395</text:p>
          </table:table-cell>
          <table:table-cell office:value-type="float" office:value="0.01105736" calcext:value-type="float">
            <text:p>0.01105736</text:p>
          </table:table-cell>
          <table:table-cell office:value-type="float" office:value="0.86981556" calcext:value-type="float">
            <text:p>0.86981556</text:p>
          </table:table-cell>
          <table:table-cell office:value-type="float" office:value="0.00961786" calcext:value-type="float">
            <text:p>0.00961786</text:p>
          </table:table-cell>
          <table:table-cell office:value-type="float" office:value="0.0012521" calcext:value-type="float">
            <text:p>0.0012521</text:p>
          </table:table-cell>
          <table:table-cell office:value-type="float" office:value="16" calcext:value-type="float">
            <text:p>16</text:p>
          </table:table-cell>
          <table:table-cell office:value-type="float" office:value="11115" calcext:value-type="float">
            <text:p>11115</text:p>
          </table:table-cell>
          <table:table-cell table:number-columns-repeated="2" office:value-type="float" office:value="13.9170490328385" calcext:value-type="float">
            <text:p>13.917049032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actedIn&gt; <text:s/>?b <text:s text:c="2"/>=&gt; ?a <text:s/>&lt;actedIn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0142305" calcext:value-type="float">
            <text:p>0.00142305</text:p>
          </table:table-cell>
          <table:table-cell table:number-columns-repeated="2" office:value-type="float" office:value="0.00888325" calcext:value-type="float">
            <text:p>0.008883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888325" calcext:value-type="float">
            <text:p>0.00888325</text:p>
          </table:table-cell>
          <table:table-cell office:value-type="float" office:value="7" calcext:value-type="float">
            <text:p>7</text:p>
          </table:table-cell>
          <table:table-cell office:value-type="float" office:value="788" calcext:value-type="float">
            <text:p>78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0973121" calcext:value-type="float">
            <text:p>0.00973121</text:p>
          </table:table-cell>
          <table:table-cell office:value-type="float" office:value="0.16133618" calcext:value-type="float">
            <text:p>0.16133618</text:p>
          </table:table-cell>
          <table:table-cell table:number-columns-repeated="2" office:value-type="float" office:value="0.00884473" calcext:value-type="float">
            <text:p>0.008844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884473" calcext:value-type="float">
            <text:p>0.00884473</text:p>
          </table:table-cell>
          <table:table-cell office:value-type="float" office:value="454" calcext:value-type="float">
            <text:p>454</text:p>
          </table:table-cell>
          <table:table-cell office:value-type="float" office:value="51330" calcext:value-type="float">
            <text:p>51330</text:p>
          </table:table-cell>
          <table:table-cell table:number-columns-repeated="2" office:value-type="float" office:value="454" calcext:value-type="float">
            <text:p>45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sMarriedTo&gt; <text:s/>?f <text:s/>?f <text:s/>&lt;isMarriedTo&gt; <text:s/>?a <text:s text:c="2"/>=&gt; ?a <text:s/>&lt;hasChild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09649" calcext:value-type="float">
            <text:p>0.00109649</text:p>
          </table:table-cell>
          <table:table-cell office:value-type="float" office:value="0.00299103" calcext:value-type="float">
            <text:p>0.00299103</text:p>
          </table:table-cell>
          <table:table-cell office:value-type="float" office:value="0.00854701" calcext:value-type="float">
            <text:p>0.00854701</text:p>
          </table:table-cell>
          <table:table-cell office:value-type="float" office:value="0.65004985" calcext:value-type="float">
            <text:p>0.65004985</text:p>
          </table:table-cell>
          <table:table-cell office:value-type="float" office:value="0.00555598" calcext:value-type="float">
            <text:p>0.00555598</text:p>
          </table:table-cell>
          <table:table-cell office:value-type="float" office:value="0.00194432" calcext:value-type="float">
            <text:p>0.00194432</text:p>
          </table:table-cell>
          <table:table-cell office:value-type="float" office:value="3" calcext:value-type="float">
            <text:p>3</text:p>
          </table:table-cell>
          <table:table-cell office:value-type="float" office:value="1003" calcext:value-type="float">
            <text:p>1003</text:p>
          </table:table-cell>
          <table:table-cell table:number-columns-repeated="2" office:value-type="float" office:value="1.95014955134596" calcext:value-type="float">
            <text:p>1.950149551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hasChild&gt; <text:s/>?b <text:s text:c="2"/>=&gt; ?a <text:s/>&lt;hasChild&gt; <text:s/>?b</text:p>
          </table:table-cell>
          <table:table-cell office:value-type="float" office:value="0.00032152" calcext:value-type="float">
            <text:p>0.00032152</text:p>
          </table:table-cell>
          <table:table-cell office:value-type="float" office:value="0.00548246" calcext:value-type="float">
            <text:p>0.00548246</text:p>
          </table:table-cell>
          <table:table-cell table:number-columns-repeated="2" office:value-type="float" office:value="0.00815217" calcext:value-type="float">
            <text:p>0.008152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815217" calcext:value-type="float">
            <text:p>0.00815217</text:p>
          </table:table-cell>
          <table:table-cell office:value-type="float" office:value="15" calcext:value-type="float">
            <text:p>15</text:p>
          </table:table-cell>
          <table:table-cell office:value-type="float" office:value="1840" calcext:value-type="float">
            <text:p>18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b <text:s/>&lt;isMarriedTo&gt; <text:s/>?f <text:s text:c="2"/>=&gt; ?a <text:s/>&lt;hasChild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182749" calcext:value-type="float">
            <text:p>0.00182749</text:p>
          </table:table-cell>
          <table:table-cell office:value-type="float" office:value="0.0025355" calcext:value-type="float">
            <text:p>0.0025355</text:p>
          </table:table-cell>
          <table:table-cell office:value-type="float" office:value="0.00814332" calcext:value-type="float">
            <text:p>0.00814332</text:p>
          </table:table-cell>
          <table:table-cell office:value-type="float" office:value="0.68864097" calcext:value-type="float">
            <text:p>0.68864097</text:p>
          </table:table-cell>
          <table:table-cell office:value-type="float" office:value="0.00560783" calcext:value-type="float">
            <text:p>0.00560783</text:p>
          </table:table-cell>
          <table:table-cell office:value-type="float" office:value="0.00174605" calcext:value-type="float">
            <text:p>0.00174605</text:p>
          </table:table-cell>
          <table:table-cell office:value-type="float" office:value="5" calcext:value-type="float">
            <text:p>5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float" office:value="3.44320486815416" calcext:value-type="float">
            <text:p>3.443204868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wasBornIn&gt; <text:s/>?f <text:s text:c="2"/>=&gt; ?a <text:s/>&lt;isMarriedTo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0659868" calcext:value-type="float">
            <text:p>0.00659868</text:p>
          </table:table-cell>
          <table:table-cell office:value-type="float" office:value="0.00088382" calcext:value-type="float">
            <text:p>0.00088382</text:p>
          </table:table-cell>
          <table:table-cell office:value-type="float" office:value="0.00801749" calcext:value-type="float">
            <text:p>0.00801749</text:p>
          </table:table-cell>
          <table:table-cell office:value-type="float" office:value="0.88976378" calcext:value-type="float">
            <text:p>0.88976378</text:p>
          </table:table-cell>
          <table:table-cell office:value-type="float" office:value="0.00713367" calcext:value-type="float">
            <text:p>0.00713367</text:p>
          </table:table-cell>
          <table:table-cell office:value-type="float" office:value="0.00078639" calcext:value-type="float">
            <text:p>0.00078639</text:p>
          </table:table-cell>
          <table:table-cell office:value-type="float" office:value="11" calcext:value-type="float">
            <text:p>11</text:p>
          </table:table-cell>
          <table:table-cell office:value-type="float" office:value="12446" calcext:value-type="float">
            <text:p>12446</text:p>
          </table:table-cell>
          <table:table-cell table:number-columns-repeated="2" office:value-type="float" office:value="9.78740157480315" calcext:value-type="float">
            <text:p>9.787401574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1268499" calcext:value-type="float">
            <text:p>0.01268499</text:p>
          </table:table-cell>
          <table:table-cell office:value-type="float" office:value="0.00087861" calcext:value-type="float">
            <text:p>0.00087861</text:p>
          </table:table-cell>
          <table:table-cell office:value-type="float" office:value="0.00794702" calcext:value-type="float">
            <text:p>0.00794702</text:p>
          </table:table-cell>
          <table:table-cell office:value-type="float" office:value="0.88944209" calcext:value-type="float">
            <text:p>0.88944209</text:p>
          </table:table-cell>
          <table:table-cell office:value-type="float" office:value="0.00706841" calcext:value-type="float">
            <text:p>0.00706841</text:p>
          </table:table-cell>
          <table:table-cell office:value-type="float" office:value="0.00078147" calcext:value-type="float">
            <text:p>0.00078147</text:p>
          </table:table-cell>
          <table:table-cell office:value-type="float" office:value="6" calcext:value-type="float">
            <text:p>6</text:p>
          </table:table-cell>
          <table:table-cell office:value-type="float" office:value="6829" calcext:value-type="float">
            <text:p>6829</text:p>
          </table:table-cell>
          <table:table-cell table:number-columns-repeated="2" office:value-type="float" office:value="5.33665251134866" calcext:value-type="float">
            <text:p>5.336652511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isLocatedIn&gt; <text:s/>?f <text:s text:c="2"/>=&gt; ?a <text:s/>&lt;livesIn&gt; <text:s/>?b</text:p>
          </table:table-cell>
          <table:table-cell office:value-type="float" office:value="0.00040725" calcext:value-type="float">
            <text:p>0.00040725</text:p>
          </table:table-cell>
          <table:table-cell office:value-type="float" office:value="0.04016913" calcext:value-type="float">
            <text:p>0.04016913</text:p>
          </table:table-cell>
          <table:table-cell table:number-columns-repeated="2" office:value-type="float" office:value="0.00779008" calcext:value-type="float">
            <text:p>0.007790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779008" calcext:value-type="float">
            <text:p>0.00779008</text:p>
          </table:table-cell>
          <table:table-cell office:value-type="float" office:value="19" calcext:value-type="float">
            <text:p>19</text:p>
          </table:table-cell>
          <table:table-cell office:value-type="float" office:value="2439" calcext:value-type="float">
            <text:p>243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0146199" calcext:value-type="float">
            <text:p>0.00146199</text:p>
          </table:table-cell>
          <table:table-cell office:value-type="float" office:value="0.00090971" calcext:value-type="float">
            <text:p>0.00090971</text:p>
          </table:table-cell>
          <table:table-cell office:value-type="float" office:value="0.00747664" calcext:value-type="float">
            <text:p>0.00747664</text:p>
          </table:table-cell>
          <table:table-cell office:value-type="float" office:value="0.87832613" calcext:value-type="float">
            <text:p>0.87832613</text:p>
          </table:table-cell>
          <table:table-cell office:value-type="float" office:value="0.00656692" calcext:value-type="float">
            <text:p>0.00656692</text:p>
          </table:table-cell>
          <table:table-cell office:value-type="float" office:value="0.00079902" calcext:value-type="float">
            <text:p>0.00079902</text:p>
          </table:table-cell>
          <table:table-cell office:value-type="float" office:value="4" calcext:value-type="float">
            <text:p>4</text:p>
          </table:table-cell>
          <table:table-cell office:value-type="float" office:value="4397" calcext:value-type="float">
            <text:p>4397</text:p>
          </table:table-cell>
          <table:table-cell table:number-columns-repeated="2" office:value-type="float" office:value="3.51330452581305" calcext:value-type="float">
            <text:p>3.513304525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isLocatedIn&gt; <text:s/>?f <text:s text:c="2"/>=&gt; ?a <text:s/>&lt;wasBornIn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0383352" calcext:value-type="float">
            <text:p>0.00383352</text:p>
          </table:table-cell>
          <table:table-cell office:value-type="float" office:value="0.00287003" calcext:value-type="float">
            <text:p>0.00287003</text:p>
          </table:table-cell>
          <table:table-cell office:value-type="float" office:value="0.00690335" calcext:value-type="float">
            <text:p>0.00690335</text:p>
          </table:table-cell>
          <table:table-cell office:value-type="float" office:value="0.58425584" calcext:value-type="float">
            <text:p>0.58425584</text:p>
          </table:table-cell>
          <table:table-cell office:value-type="float" office:value="0.00403332" calcext:value-type="float">
            <text:p>0.00403332</text:p>
          </table:table-cell>
          <table:table-cell office:value-type="float" office:value="0.00167683" calcext:value-type="float">
            <text:p>0.00167683</text:p>
          </table:table-cell>
          <table:table-cell office:value-type="float" office:value="7" calcext:value-type="float">
            <text:p>7</text:p>
          </table:table-cell>
          <table:table-cell office:value-type="float" office:value="2439" calcext:value-type="float">
            <text:p>2439</text:p>
          </table:table-cell>
          <table:table-cell table:number-columns-repeated="2" office:value-type="float" office:value="4.08979089790898" calcext:value-type="float">
            <text:p>4.089790897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influences&gt; <text:s/>?b <text:s text:c="2"/>=&gt; ?a <text:s/>&lt;influences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71073" calcext:value-type="float">
            <text:p>0.00071073</text:p>
          </table:table-cell>
          <table:table-cell table:number-columns-repeated="2" office:value-type="float" office:value="0.00687285" calcext:value-type="float">
            <text:p>0.006872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687285" calcext:value-type="float">
            <text:p>0.00687285</text:p>
          </table:table-cell>
          <table:table-cell office:value-type="float" office:value="2" calcext:value-type="float">
            <text:p>2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f <text:s/>?f <text:s/>&lt;dealsWith&gt; <text:s/>?b <text:s text:c="2"/>=&gt; ?a <text:s/>&lt;lives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422833" calcext:value-type="float">
            <text:p>0.00422833</text:p>
          </table:table-cell>
          <table:table-cell table:number-columns-repeated="2" office:value-type="float" office:value="0.00609756" calcext:value-type="float">
            <text:p>0.006097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609756" calcext:value-type="float">
            <text:p>0.00609756</text:p>
          </table:table-cell>
          <table:table-cell office:value-type="float" office:value="2" calcext:value-type="float">
            <text:p>2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wasBornIn&gt; <text:s/>?f <text:s text:c="2"/>=&gt; ?a <text:s/>&lt;isMarriedTo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0239952" calcext:value-type="float">
            <text:p>0.00239952</text:p>
          </table:table-cell>
          <table:table-cell office:value-type="float" office:value="0.00072939" calcext:value-type="float">
            <text:p>0.00072939</text:p>
          </table:table-cell>
          <table:table-cell office:value-type="float" office:value="0.00594354" calcext:value-type="float">
            <text:p>0.00594354</text:p>
          </table:table-cell>
          <table:table-cell office:value-type="float" office:value="0.87727936" calcext:value-type="float">
            <text:p>0.87727936</text:p>
          </table:table-cell>
          <table:table-cell office:value-type="float" office:value="0.00521414" calcext:value-type="float">
            <text:p>0.00521414</text:p>
          </table:table-cell>
          <table:table-cell office:value-type="float" office:value="0.00063988" calcext:value-type="float">
            <text:p>0.00063988</text:p>
          </table:table-cell>
          <table:table-cell office:value-type="float" office:value="4" calcext:value-type="float">
            <text:p>4</text:p>
          </table:table-cell>
          <table:table-cell office:value-type="float" office:value="5484" calcext:value-type="float">
            <text:p>5484</text:p>
          </table:table-cell>
          <table:table-cell table:number-columns-repeated="2" office:value-type="float" office:value="3.509117432531" calcext:value-type="float">
            <text:p>3.509117432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influences&gt; <text:s/>?b <text:s text:c="2"/>=&gt; ?a <text:s/>&lt;influences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71073" calcext:value-type="float">
            <text:p>0.00071073</text:p>
          </table:table-cell>
          <table:table-cell table:number-columns-repeated="2" office:value-type="float" office:value="0.00591716" calcext:value-type="float">
            <text:p>0.005917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591716" calcext:value-type="float">
            <text:p>0.00591716</text:p>
          </table:table-cell>
          <table:table-cell office:value-type="float" office:value="2" calcext:value-type="float">
            <text:p>2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isMarriedTo&gt; <text:s/>?b <text:s text:c="2"/>=&gt; ?a <text:s/>&lt;hasChild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73099" calcext:value-type="float">
            <text:p>0.00073099</text:p>
          </table:table-cell>
          <table:table-cell office:value-type="float" office:value="0.00199402" calcext:value-type="float">
            <text:p>0.00199402</text:p>
          </table:table-cell>
          <table:table-cell office:value-type="float" office:value="0.00550964" calcext:value-type="float">
            <text:p>0.00550964</text:p>
          </table:table-cell>
          <table:table-cell office:value-type="float" office:value="0.63808574" calcext:value-type="float">
            <text:p>0.63808574</text:p>
          </table:table-cell>
          <table:table-cell office:value-type="float" office:value="0.00351562" calcext:value-type="float">
            <text:p>0.00351562</text:p>
          </table:table-cell>
          <table:table-cell office:value-type="float" office:value="0.00127235" calcext:value-type="float">
            <text:p>0.00127235</text:p>
          </table:table-cell>
          <table:table-cell office:value-type="float" office:value="2" calcext:value-type="float">
            <text:p>2</text:p>
          </table:table-cell>
          <table:table-cell office:value-type="float" office:value="1003" calcext:value-type="float">
            <text:p>1003</text:p>
          </table:table-cell>
          <table:table-cell table:number-columns-repeated="2" office:value-type="float" office:value="1.27617148554337" calcext:value-type="float">
            <text:p>1.276171485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actedIn&gt; <text:s/>?b <text:s text:c="2"/>=&gt; ?a <text:s/>&lt;actedIn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101647" calcext:value-type="float">
            <text:p>0.00101647</text:p>
          </table:table-cell>
          <table:table-cell table:number-columns-repeated="2" office:value-type="float" office:value="0.00530223" calcext:value-type="float">
            <text:p>0.005302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530223" calcext:value-type="float">
            <text:p>0.00530223</text:p>
          </table:table-cell>
          <table:table-cell office:value-type="float" office:value="5" calcext:value-type="float">
            <text:p>5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 text:c="2"/>=&gt; ?a <text:s/>&lt;isMarriedTo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119976" calcext:value-type="float">
            <text:p>0.00119976</text:p>
          </table:table-cell>
          <table:table-cell office:value-type="float" office:value="0.00019429" calcext:value-type="float">
            <text:p>0.00019429</text:p>
          </table:table-cell>
          <table:table-cell office:value-type="float" office:value="0.00510204" calcext:value-type="float">
            <text:p>0.00510204</text:p>
          </table:table-cell>
          <table:table-cell office:value-type="float" office:value="0.96191956" calcext:value-type="float">
            <text:p>0.96191956</text:p>
          </table:table-cell>
          <table:table-cell office:value-type="float" office:value="0.00490775" calcext:value-type="float">
            <text:p>0.00490775</text:p>
          </table:table-cell>
          <table:table-cell office:value-type="float" office:value="0.00018689" calcext:value-type="float">
            <text:p>0.00018689</text:p>
          </table:table-cell>
          <table:table-cell office:value-type="float" office:value="2" calcext:value-type="float">
            <text:p>2</text:p>
          </table:table-cell>
          <table:table-cell office:value-type="float" office:value="10294" calcext:value-type="float">
            <text:p>10294</text:p>
          </table:table-cell>
          <table:table-cell table:number-columns-repeated="2" office:value-type="float" office:value="1.92383912959005" calcext:value-type="float">
            <text:p>1.923839129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nfluences&gt; <text:s/>?f <text:s/>?b <text:s/>&lt;influences&gt; <text:s/>?f <text:s text:c="2"/>=&gt; ?a <text:s/>&lt;isMarriedTo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119976" calcext:value-type="float">
            <text:p>0.00119976</text:p>
          </table:table-cell>
          <table:table-cell office:value-type="float" office:value="0.00058055" calcext:value-type="float">
            <text:p>0.00058055</text:p>
          </table:table-cell>
          <table:table-cell office:value-type="float" office:value="0.00505051" calcext:value-type="float">
            <text:p>0.00505051</text:p>
          </table:table-cell>
          <table:table-cell office:value-type="float" office:value="0.8850508" calcext:value-type="float">
            <text:p>0.8850508</text:p>
          </table:table-cell>
          <table:table-cell office:value-type="float" office:value="0.00446995" calcext:value-type="float">
            <text:p>0.00446995</text:p>
          </table:table-cell>
          <table:table-cell office:value-type="float" office:value="0.00051382" calcext:value-type="float">
            <text:p>0.00051382</text:p>
          </table:table-cell>
          <table:table-cell office:value-type="float" office:value="2" calcext:value-type="float">
            <text:p>2</text:p>
          </table:table-cell>
          <table:table-cell office:value-type="float" office:value="3445" calcext:value-type="float">
            <text:p>3445</text:p>
          </table:table-cell>
          <table:table-cell table:number-columns-repeated="2" office:value-type="float" office:value="1.77010159651669" calcext:value-type="float">
            <text:p>1.770101596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wasBornIn&gt; <text:s/>?f <text:s text:c="2"/>=&gt; ?a <text:s/>&lt;influences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0661" calcext:value-type="float">
            <text:p>0.0010661</text:p>
          </table:table-cell>
          <table:table-cell office:value-type="float" office:value="0.00024104" calcext:value-type="float">
            <text:p>0.00024104</text:p>
          </table:table-cell>
          <table:table-cell office:value-type="float" office:value="0.00502513" calcext:value-type="float">
            <text:p>0.00502513</text:p>
          </table:table-cell>
          <table:table-cell office:value-type="float" office:value="0.95203278" calcext:value-type="float">
            <text:p>0.95203278</text:p>
          </table:table-cell>
          <table:table-cell office:value-type="float" office:value="0.00478408" calcext:value-type="float">
            <text:p>0.00478408</text:p>
          </table:table-cell>
          <table:table-cell office:value-type="float" office:value="0.00022948" calcext:value-type="float">
            <text:p>0.00022948</text:p>
          </table:table-cell>
          <table:table-cell office:value-type="float" office:value="3" calcext:value-type="float">
            <text:p>3</text:p>
          </table:table-cell>
          <table:table-cell office:value-type="float" office:value="12446" calcext:value-type="float">
            <text:p>12446</text:p>
          </table:table-cell>
          <table:table-cell table:number-columns-repeated="2" office:value-type="float" office:value="2.85609834484975" calcext:value-type="float">
            <text:p>2.856098344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isInterestedIn&gt; <text:s/>?b <text:s text:c="2"/>=&gt; ?a <text:s/>&lt;isInterested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3448276" calcext:value-type="float">
            <text:p>0.03448276</text:p>
          </table:table-cell>
          <table:table-cell table:number-columns-repeated="2" office:value-type="float" office:value="0.00487805" calcext:value-type="float">
            <text:p>0.004878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487805" calcext:value-type="float">
            <text:p>0.00487805</text:p>
          </table:table-cell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nfluences&gt; <text:s/>?a <text:s text:c="2"/>=&gt; ?a <text:s/>&lt;influences&gt; <text:s/>?b</text:p>
          </table:table-cell>
          <table:table-cell office:value-type="float" office:value="0.00025721" calcext:value-type="float">
            <text:p>0.00025721</text:p>
          </table:table-cell>
          <table:table-cell table:number-columns-repeated="2" office:value-type="float" office:value="0.00426439" calcext:value-type="float">
            <text:p>0.00426439</text:p>
          </table:table-cell>
          <table:table-cell office:value-type="float" office:value="0.00484066" calcext:value-type="float">
            <text:p>0.00484066</text:p>
          </table:table-cell>
          <table:table-cell office:value-type="float" office:value="0.11904762" calcext:value-type="float">
            <text:p>0.11904762</text:p>
          </table:table-cell>
          <table:table-cell office:value-type="float" office:value="0.00057627" calcext:value-type="float">
            <text:p>0.00057627</text:p>
          </table:table-cell>
          <table:table-cell office:value-type="float" office:value="0.00050767" calcext:value-type="float">
            <text:p>0.00050767</text:p>
          </table:table-cell>
          <table:table-cell office:value-type="float" office:value="12" calcext:value-type="float">
            <text:p>12</text:p>
          </table:table-cell>
          <table:table-cell office:value-type="float" office:value="2814" calcext:value-type="float">
            <text:p>2814</text:p>
          </table:table-cell>
          <table:table-cell table:number-columns-repeated="2" office:value-type="float" office:value="1.42857142857143" calcext:value-type="float">
            <text:p>1.428571428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isMarriedTo&gt; <text:s/>?b <text:s text:c="2"/>=&gt; ?a <text:s/>&lt;isMarriedTo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0239952" calcext:value-type="float">
            <text:p>0.00239952</text:p>
          </table:table-cell>
          <table:table-cell table:number-columns-repeated="2" office:value-type="float" office:value="0.00478469" calcext:value-type="float">
            <text:p>0.004784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478469" calcext:value-type="float">
            <text:p>0.00478469</text:p>
          </table:table-cell>
          <table:table-cell office:value-type="float" office:value="4" calcext:value-type="float">
            <text:p>4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hasChild&gt; <text:s/>?f <text:s/>?f <text:s/>&lt;isMarriedTo&gt; <text:s/>?a <text:s text:c="2"/>=&gt; ?a <text:s/>&lt;isMarriedTo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119976" calcext:value-type="float">
            <text:p>0.00119976</text:p>
          </table:table-cell>
          <table:table-cell office:value-type="float" office:value="0.00239234" calcext:value-type="float">
            <text:p>0.00239234</text:p>
          </table:table-cell>
          <table:table-cell office:value-type="float" office:value="0.00468384" calcext:value-type="float">
            <text:p>0.00468384</text:p>
          </table:table-cell>
          <table:table-cell office:value-type="float" office:value="0.48923445" calcext:value-type="float">
            <text:p>0.48923445</text:p>
          </table:table-cell>
          <table:table-cell office:value-type="float" office:value="0.0022915" calcext:value-type="float">
            <text:p>0.0022915</text:p>
          </table:table-cell>
          <table:table-cell office:value-type="float" office:value="0.00117042" calcext:value-type="float">
            <text:p>0.00117042</text:p>
          </table:table-cell>
          <table:table-cell office:value-type="float" office:value="2" calcext:value-type="float">
            <text:p>2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float" office:value="0.978468899521531" calcext:value-type="float">
            <text:p>0.978468899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hasChild&gt; <text:s/>?b <text:s/>?e <text:s/>&lt;isMarriedTo&gt; <text:s/>?a <text:s text:c="2"/>=&gt; ?a <text:s/>&lt;isMarriedTo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119976" calcext:value-type="float">
            <text:p>0.00119976</text:p>
          </table:table-cell>
          <table:table-cell office:value-type="float" office:value="0.00094206" calcext:value-type="float">
            <text:p>0.00094206</text:p>
          </table:table-cell>
          <table:table-cell office:value-type="float" office:value="0.00447427" calcext:value-type="float">
            <text:p>0.00447427</text:p>
          </table:table-cell>
          <table:table-cell office:value-type="float" office:value="0.78944889" calcext:value-type="float">
            <text:p>0.78944889</text:p>
          </table:table-cell>
          <table:table-cell office:value-type="float" office:value="0.00353221" calcext:value-type="float">
            <text:p>0.00353221</text:p>
          </table:table-cell>
          <table:table-cell office:value-type="float" office:value="0.00074371" calcext:value-type="float">
            <text:p>0.00074371</text:p>
          </table:table-cell>
          <table:table-cell office:value-type="float" office:value="2" calcext:value-type="float">
            <text:p>2</text:p>
          </table:table-cell>
          <table:table-cell office:value-type="float" office:value="2123" calcext:value-type="float">
            <text:p>2123</text:p>
          </table:table-cell>
          <table:table-cell table:number-columns-repeated="2" office:value-type="float" office:value="1.57889778615167" calcext:value-type="float">
            <text:p>1.578897786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hild&gt; <text:s/>?f <text:s/>?b <text:s/>&lt;isMarriedTo&gt; <text:s/>?f <text:s text:c="2"/>=&gt; ?a <text:s/>&lt;isMarriedTo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119976" calcext:value-type="float">
            <text:p>0.00119976</text:p>
          </table:table-cell>
          <table:table-cell office:value-type="float" office:value="0.00253485" calcext:value-type="float">
            <text:p>0.00253485</text:p>
          </table:table-cell>
          <table:table-cell office:value-type="float" office:value="0.00413223" calcext:value-type="float">
            <text:p>0.00413223</text:p>
          </table:table-cell>
          <table:table-cell office:value-type="float" office:value="0.38656527" calcext:value-type="float">
            <text:p>0.38656527</text:p>
          </table:table-cell>
          <table:table-cell office:value-type="float" office:value="0.00159738" calcext:value-type="float">
            <text:p>0.00159738</text:p>
          </table:table-cell>
          <table:table-cell office:value-type="float" office:value="0.00097989" calcext:value-type="float">
            <text:p>0.00097989</text:p>
          </table:table-cell>
          <table:table-cell office:value-type="float" office:value="2" calcext:value-type="float">
            <text:p>2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float" office:value="0.773130544993663" calcext:value-type="float">
            <text:p>0.77313054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isMarriedTo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0359928" calcext:value-type="float">
            <text:p>0.00359928</text:p>
          </table:table-cell>
          <table:table-cell office:value-type="float" office:value="0.00037402" calcext:value-type="float">
            <text:p>0.00037402</text:p>
          </table:table-cell>
          <table:table-cell office:value-type="float" office:value="0.0040404" calcext:value-type="float">
            <text:p>0.0040404</text:p>
          </table:table-cell>
          <table:table-cell office:value-type="float" office:value="0.90743049" calcext:value-type="float">
            <text:p>0.90743049</text:p>
          </table:table-cell>
          <table:table-cell office:value-type="float" office:value="0.00366639" calcext:value-type="float">
            <text:p>0.00366639</text:p>
          </table:table-cell>
          <table:table-cell office:value-type="float" office:value="0.0003394" calcext:value-type="float">
            <text:p>0.0003394</text:p>
          </table:table-cell>
          <table:table-cell office:value-type="float" office:value="6" calcext:value-type="float">
            <text:p>6</text:p>
          </table:table-cell>
          <table:table-cell office:value-type="float" office:value="16042" calcext:value-type="float">
            <text:p>16042</text:p>
          </table:table-cell>
          <table:table-cell table:number-columns-repeated="2" office:value-type="float" office:value="5.44458296970453" calcext:value-type="float">
            <text:p>5.444582969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diedIn&gt; <text:s/>?f <text:s text:c="2"/>=&gt; ?a <text:s/>&lt;hasChild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73099" calcext:value-type="float">
            <text:p>0.00073099</text:p>
          </table:table-cell>
          <table:table-cell office:value-type="float" office:value="0.0003647" calcext:value-type="float">
            <text:p>0.0003647</text:p>
          </table:table-cell>
          <table:table-cell office:value-type="float" office:value="0.00338409" calcext:value-type="float">
            <text:p>0.00338409</text:p>
          </table:table-cell>
          <table:table-cell office:value-type="float" office:value="0.89223195" calcext:value-type="float">
            <text:p>0.89223195</text:p>
          </table:table-cell>
          <table:table-cell office:value-type="float" office:value="0.0030194" calcext:value-type="float">
            <text:p>0.0030194</text:p>
          </table:table-cell>
          <table:table-cell office:value-type="float" office:value="0.00032539" calcext:value-type="float">
            <text:p>0.00032539</text:p>
          </table:table-cell>
          <table:table-cell office:value-type="float" office:value="2" calcext:value-type="float">
            <text:p>2</text:p>
          </table:table-cell>
          <table:table-cell office:value-type="float" office:value="5484" calcext:value-type="float">
            <text:p>5484</text:p>
          </table:table-cell>
          <table:table-cell table:number-columns-repeated="2" office:value-type="float" office:value="1.78446389496718" calcext:value-type="float">
            <text:p>1.78446389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diedIn&gt; <text:s/>?f <text:s text:c="2"/>=&gt; ?a <text:s/>&lt;isMarriedTo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119976" calcext:value-type="float">
            <text:p>0.00119976</text:p>
          </table:table-cell>
          <table:table-cell office:value-type="float" office:value="0.0003647" calcext:value-type="float">
            <text:p>0.0003647</text:p>
          </table:table-cell>
          <table:table-cell office:value-type="float" office:value="0.00319489" calcext:value-type="float">
            <text:p>0.00319489</text:p>
          </table:table-cell>
          <table:table-cell office:value-type="float" office:value="0.88584974" calcext:value-type="float">
            <text:p>0.88584974</text:p>
          </table:table-cell>
          <table:table-cell office:value-type="float" office:value="0.00283019" calcext:value-type="float">
            <text:p>0.00283019</text:p>
          </table:table-cell>
          <table:table-cell office:value-type="float" office:value="0.00032307" calcext:value-type="float">
            <text:p>0.00032307</text:p>
          </table:table-cell>
          <table:table-cell office:value-type="float" office:value="2" calcext:value-type="float">
            <text:p>2</text:p>
          </table:table-cell>
          <table:table-cell office:value-type="float" office:value="5484" calcext:value-type="float">
            <text:p>5484</text:p>
          </table:table-cell>
          <table:table-cell table:number-columns-repeated="2" office:value-type="float" office:value="1.77169948942378" calcext:value-type="float">
            <text:p>1.771699489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actedIn&gt; <text:s/>?b <text:s text:c="2"/>=&gt; ?a <text:s/>&lt;actedIn&gt; <text:s/>?b</text:p>
          </table:table-cell>
          <table:table-cell office:value-type="float" office:value="0.00017148" calcext:value-type="float">
            <text:p>0.00017148</text:p>
          </table:table-cell>
          <table:table-cell office:value-type="float" office:value="0.00162635" calcext:value-type="float">
            <text:p>0.00162635</text:p>
          </table:table-cell>
          <table:table-cell table:number-columns-repeated="2" office:value-type="float" office:value="0.00300639" calcext:value-type="float">
            <text:p>0.003006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300639" calcext:value-type="float">
            <text:p>0.00300639</text:p>
          </table:table-cell>
          <table:table-cell office:value-type="float" office:value="8" calcext:value-type="float">
            <text:p>8</text:p>
          </table:table-cell>
          <table:table-cell office:value-type="float" office:value="2661" calcext:value-type="float">
            <text:p>266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created&gt; <text:s/>?b <text:s text:c="2"/>=&gt; ?a <text:s/>&lt;acted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40659" calcext:value-type="float">
            <text:p>0.00040659</text:p>
          </table:table-cell>
          <table:table-cell office:value-type="float" office:value="0.00005755" calcext:value-type="float">
            <text:p>0.00005755</text:p>
          </table:table-cell>
          <table:table-cell office:value-type="float" office:value="0.00277008" calcext:value-type="float">
            <text:p>0.00277008</text:p>
          </table:table-cell>
          <table:table-cell office:value-type="float" office:value="0.97922302" calcext:value-type="float">
            <text:p>0.97922302</text:p>
          </table:table-cell>
          <table:table-cell office:value-type="float" office:value="0.00271253" calcext:value-type="float">
            <text:p>0.00271253</text:p>
          </table:table-cell>
          <table:table-cell office:value-type="float" office:value="0.00005636" calcext:value-type="float">
            <text:p>0.00005636</text:p>
          </table:table-cell>
          <table:table-cell office:value-type="float" office:value="2" calcext:value-type="float">
            <text:p>2</text:p>
          </table:table-cell>
          <table:table-cell office:value-type="float" office:value="34750" calcext:value-type="float">
            <text:p>34750</text:p>
          </table:table-cell>
          <table:table-cell table:number-columns-repeated="2" office:value-type="float" office:value="1.95844604316547" calcext:value-type="float">
            <text:p>1.958446043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created&gt; <text:s/>?b <text:s text:c="2"/>=&gt; ?a <text:s/>&lt;created&gt; <text:s/>?b</text:p>
          </table:table-cell>
          <table:table-cell office:value-type="float" office:value="0.00036438" calcext:value-type="float">
            <text:p>0.00036438</text:p>
          </table:table-cell>
          <table:table-cell office:value-type="float" office:value="0.00175547" calcext:value-type="float">
            <text:p>0.00175547</text:p>
          </table:table-cell>
          <table:table-cell table:number-columns-repeated="2" office:value-type="float" office:value="0.00270614" calcext:value-type="float">
            <text:p>0.002706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270614" calcext:value-type="float">
            <text:p>0.00270614</text:p>
          </table:table-cell>
          <table:table-cell office:value-type="float" office:value="17" calcext:value-type="float">
            <text:p>17</text:p>
          </table:table-cell>
          <table:table-cell office:value-type="float" office:value="6282" calcext:value-type="float">
            <text:p>628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hasChild&gt; <text:s/>?a <text:s/>?b <text:s/>&lt;isMarriedTo&gt; <text:s/>?e <text:s text:c="2"/>=&gt; ?a <text:s/>&lt;isMarriedTo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79964" calcext:value-type="float">
            <text:p>0.00179964</text:p>
          </table:table-cell>
          <table:table-cell office:value-type="float" office:value="0.00174419" calcext:value-type="float">
            <text:p>0.00174419</text:p>
          </table:table-cell>
          <table:table-cell office:value-type="float" office:value="0.00262467" calcext:value-type="float">
            <text:p>0.00262467</text:p>
          </table:table-cell>
          <table:table-cell office:value-type="float" office:value="0.33546512" calcext:value-type="float">
            <text:p>0.33546512</text:p>
          </table:table-cell>
          <table:table-cell office:value-type="float" office:value="0.00088049" calcext:value-type="float">
            <text:p>0.00088049</text:p>
          </table:table-cell>
          <table:table-cell office:value-type="float" office:value="0.00058511" calcext:value-type="float">
            <text:p>0.00058511</text:p>
          </table:table-cell>
          <table:table-cell office:value-type="float" office:value="3" calcext:value-type="float">
            <text:p>3</text:p>
          </table:table-cell>
          <table:table-cell office:value-type="float" office:value="1720" calcext:value-type="float">
            <text:p>1720</text:p>
          </table:table-cell>
          <table:table-cell table:number-columns-repeated="2" office:value-type="float" office:value="1.00639534883721" calcext:value-type="float">
            <text:p>1.006395348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isMarriedTo&gt; <text:s/>?b <text:s text:c="2"/>=&gt; ?a <text:s/>&lt;isMarriedTo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29994" calcext:value-type="float">
            <text:p>0.0029994</text:p>
          </table:table-cell>
          <table:table-cell table:number-columns-repeated="2" office:value-type="float" office:value="0.00235516" calcext:value-type="float">
            <text:p>0.002355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235516" calcext:value-type="float">
            <text:p>0.00235516</text:p>
          </table:table-cell>
          <table:table-cell office:value-type="float" office:value="5" calcext:value-type="float">
            <text:p>5</text:p>
          </table:table-cell>
          <table:table-cell office:value-type="float" office:value="2123" calcext:value-type="float">
            <text:p>21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dealsWith&gt; <text:s/>?f <text:s text:c="2"/>=&gt; ?a <text:s/>&lt;lives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422833" calcext:value-type="float">
            <text:p>0.00422833</text:p>
          </table:table-cell>
          <table:table-cell table:number-columns-repeated="2" office:value-type="float" office:value="0.00171674" calcext:value-type="float">
            <text:p>0.001716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171674" calcext:value-type="float">
            <text:p>0.00171674</text:p>
          </table:table-cell>
          <table:table-cell office:value-type="float" office:value="2" calcext:value-type="float">
            <text:p>2</text:p>
          </table:table-cell>
          <table:table-cell office:value-type="float" office:value="1165" calcext:value-type="float">
            <text:p>11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hasChild&gt; <text:s/>?b <text:s text:c="2"/>=&gt; ?a <text:s/>&lt;hasChild&gt; <text:s/>?b</text:p>
          </table:table-cell>
          <table:table-cell office:value-type="float" office:value="0.00032152" calcext:value-type="float">
            <text:p>0.00032152</text:p>
          </table:table-cell>
          <table:table-cell office:value-type="float" office:value="0.00548246" calcext:value-type="float">
            <text:p>0.00548246</text:p>
          </table:table-cell>
          <table:table-cell table:number-columns-repeated="2" office:value-type="float" office:value="0.00134953" calcext:value-type="float">
            <text:p>0.001349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134953" calcext:value-type="float">
            <text:p>0.00134953</text:p>
          </table:table-cell>
          <table:table-cell office:value-type="float" office:value="15" calcext:value-type="float">
            <text:p>15</text:p>
          </table:table-cell>
          <table:table-cell office:value-type="float" office:value="11115" calcext:value-type="float">
            <text:p>1111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participatedIn&gt; <text:s/>?f <text:s/>?a <text:s/>&lt;participatedIn&gt; <text:s/>?f <text:s text:c="2"/>=&gt; ?a <text:s/>&lt;hasCapital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671141" calcext:value-type="float">
            <text:p>0.00671141</text:p>
          </table:table-cell>
          <table:table-cell office:value-type="float" office:value="0.00066401" calcext:value-type="float">
            <text:p>0.00066401</text:p>
          </table:table-cell>
          <table:table-cell office:value-type="float" office:value="0.00091199" calcext:value-type="float">
            <text:p>0.00091199</text:p>
          </table:table-cell>
          <table:table-cell office:value-type="float" office:value="0.27191235" calcext:value-type="float">
            <text:p>0.27191235</text:p>
          </table:table-cell>
          <table:table-cell office:value-type="float" office:value="0.00024798" calcext:value-type="float">
            <text:p>0.00024798</text:p>
          </table:table-cell>
          <table:table-cell office:value-type="float" office:value="0.00018055" calcext:value-type="float">
            <text:p>0.00018055</text:p>
          </table:table-cell>
          <table:table-cell office:value-type="float" office:value="2" calcext:value-type="float">
            <text:p>2</text:p>
          </table:table-cell>
          <table:table-cell office:value-type="float" office:value="3012" calcext:value-type="float">
            <text:p>3012</text:p>
          </table:table-cell>
          <table:table-cell table:number-columns-repeated="2" office:value-type="float" office:value="0.543824701195219" calcext:value-type="float">
            <text:p>0.543824701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Capital&gt; <text:s/>?a <text:s/>?e <text:s/>&lt;participatedIn&gt; <text:s/>?b <text:s text:c="2"/>=&gt; ?a <text:s/>&lt;participated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31153" calcext:value-type="float">
            <text:p>0.00031153</text:p>
          </table:table-cell>
          <table:table-cell table:number-columns-repeated="2" office:value-type="float" office:value="0.00053177" calcext:value-type="float">
            <text:p>0.000531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053177" calcext:value-type="float">
            <text:p>0.00053177</text:p>
          </table:table-cell>
          <table:table-cell office:value-type="float" office:value="2" calcext:value-type="float">
            <text:p>2</text:p>
          </table:table-cell>
          <table:table-cell office:value-type="float" office:value="3761" calcext:value-type="float">
            <text:p>37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created&gt; <text:s/>?b <text:s text:c="2"/>=&gt; ?a <text:s/>&lt;created&gt; <text:s/>?b</text:p>
          </table:table-cell>
          <table:table-cell office:value-type="float" office:value="0.00036438" calcext:value-type="float">
            <text:p>0.00036438</text:p>
          </table:table-cell>
          <table:table-cell office:value-type="float" office:value="0.00175547" calcext:value-type="float">
            <text:p>0.00175547</text:p>
          </table:table-cell>
          <table:table-cell table:number-columns-repeated="2" office:value-type="float" office:value="0.00048921" calcext:value-type="float">
            <text:p>0.000489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048921" calcext:value-type="float">
            <text:p>0.00048921</text:p>
          </table:table-cell>
          <table:table-cell office:value-type="float" office:value="17" calcext:value-type="float">
            <text:p>17</text:p>
          </table:table-cell>
          <table:table-cell office:value-type="float" office:value="34750" calcext:value-type="float">
            <text:p>3475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?b</text:p>
          </table:table-cell>
        </table:table-row>
      </table:table>
      <table:table table:name="AMIE+, yago2 sample, support 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" table:default-cell-style-name="Default"/>
        <table:table-row table:style-name="ro1">
          <table:table-cell/>
          <table:table-cell table:style-name="ce3" office:value-type="string" calcext:value-type="string">
            <text:p>Support</text:p>
          </table:table-cell>
          <table:table-cell/>
          <table:table-cell table:style-name="ce3" office:value-type="string" calcext:value-type="string">
            <text:p>Standard Confidence</text:p>
          </table:table-cell>
          <table:table-cell table:style-name="ce3" office:value-type="string" calcext:value-type="string">
            <text:p>PCA confiden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?a <text:s/>&lt;hasChild&gt; <text:s/>?b <text:s/>?b <text:s/>&lt;isMarriedTo&gt; <text:s/>?a <text:s text:c="2"/>=&gt; ?a <text:s/>&lt;isMarriedTo&gt; <text:s/>?b</text:p>
          </table:table-cell>
          <table:table-cell office:value-type="float" office:value="0.00034295" calcext:value-type="float">
            <text:p>0.00034295</text:p>
          </table:table-cell>
          <table:table-cell office:value-type="float" office:value="0.00959808" calcext:value-type="float">
            <text:p>0.0095980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000171475" calcext:value-type="float">
            <text:p>0.000171475</text:p>
          </table:table-cell>
          <table:table-cell office:value-type="float" office:value="0.030075188" calcext:value-type="float">
            <text:p>0.030075188</text:p>
          </table:table-cell>
          <table:table-cell office:value-type="float" office:value="0.000826105" calcext:value-type="float">
            <text:p>0.00082610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684" calcext:value-type="float">
            <text:p>96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isKnownFor&gt; <text:s/>?b <text:s text:c="2"/>=&gt; ?a <text:s/>&lt;created&gt; <text:s/>?b</text:p>
          </table:table-cell>
          <table:table-cell office:value-type="float" office:value="0.000171475" calcext:value-type="float">
            <text:p>0.000171475</text:p>
          </table:table-cell>
          <table:table-cell office:value-type="float" office:value="0.000826105" calcext:value-type="float">
            <text:p>0.000826105</text:p>
          </table:table-cell>
          <table:table-cell office:value-type="float" office:value="0.030075188" calcext:value-type="float">
            <text:p>0.03007518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66" calcext:value-type="float">
            <text:p>2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diedIn&gt; <text:s/>?b <text:s/>?a <text:s/>&lt;wasBornIn&gt; <text:s/>?b <text:s text:c="2"/>=&gt; ?a <text:s/>&lt;livesIn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6342495" calcext:value-type="float">
            <text:p>0.006342495</text:p>
          </table:table-cell>
          <table:table-cell office:value-type="float" office:value="0.046153846" calcext:value-type="float">
            <text:p>0.0461538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hasAcademicAdvisor&gt; <text:s/>?f <text:s/>?f <text:s/>&lt;livesIn&gt; <text:s/>?b <text:s text:c="2"/>=&gt; ?a <text:s/>&lt;livesIn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6342495" calcext:value-type="float">
            <text:p>0.00634249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e <text:s/>&lt;hasAcademicAdvisor&gt; <text:s/>?a <text:s/>?e <text:s/>&lt;livesIn&gt; <text:s/>?b <text:s text:c="2"/>=&gt; ?a <text:s/>&lt;livesIn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6342495" calcext:value-type="float">
            <text:p>0.006342495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isLeaderOf&gt; <text:s/>?b <text:s/>?a <text:s/>&lt;wasBornIn&gt; <text:s/>?b <text:s text:c="2"/>=&gt; ?a <text:s/>&lt;livesIn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422833" calcext:value-type="float">
            <text:p>0.0042283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worksAt&gt; <text:s/>?f <text:s text:c="2"/>=&gt; ?a <text:s/>&lt;livesIn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422833" calcext:value-type="float">
            <text:p>0.0042283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f <text:s/>&lt;hasOfficialLanguage&gt; <text:s/>?b <text:s/>?a <text:s/>&lt;isLocatedIn&gt; <text:s/>?f <text:s text:c="2"/>=&gt; ?a <text:s/>&lt;hasOfficialLanguage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6430868" calcext:value-type="float">
            <text:p>0.006430868</text:p>
          </table:table-cell>
          <table:table-cell office:value-type="float" office:value="0.000917852" calcext:value-type="float">
            <text:p>0.0009178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79" calcext:value-type="float">
            <text:p>2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a <text:s/>&lt;created&gt; <text:s/>?f <text:s/>?f <text:s/>&lt;hasChild&gt; <text:s/>?b <text:s text:c="2"/>=&gt; ?a <text:s/>&lt;created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0206526" calcext:value-type="float">
            <text:p>0.000206526</text:p>
          </table:table-cell>
          <table:table-cell office:value-type="float" office:value="0.222222222" calcext:value-type="float">
            <text:p>0.2222222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0.000428688" calcext:value-type="float">
            <text:p>0.000428688</text:p>
          </table:table-cell>
          <table:table-cell office:value-type="float" office:value="0.032467532" calcext:value-type="float">
            <text:p>0.032467532</text:p>
          </table:table-cell>
          <table:table-cell office:value-type="float" office:value="0.277777778" calcext:value-type="float">
            <text:p>0.277777778</text:p>
          </table:table-cell>
          <table:table-cell office:value-type="float" office:value="0.952380952" calcext:value-type="float">
            <text:p>0.952380952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actedIn&gt; <text:s/>?b <text:s/>?a <text:s/>&lt;directed&gt; <text:s/>?b <text:s text:c="2"/>=&gt; ?a <text:s/>&lt;created&gt; <text:s/>?b</text:p>
          </table:table-cell>
          <table:table-cell office:value-type="float" office:value="0.000428688" calcext:value-type="float">
            <text:p>0.000428688</text:p>
          </table:table-cell>
          <table:table-cell office:value-type="float" office:value="0.002065262" calcext:value-type="float">
            <text:p>0.002065262</text:p>
          </table:table-cell>
          <table:table-cell office:value-type="float" office:value="0.333333333" calcext:value-type="float">
            <text:p>0.333333333</text:p>
          </table:table-cell>
          <table:table-cell office:value-type="float" office:value="0.952380952" calcext:value-type="float">
            <text:p>0.95238095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004758434" calcext:value-type="float">
            <text:p>0.004758434</text:p>
          </table:table-cell>
          <table:table-cell office:value-type="float" office:value="0.022924411" calcext:value-type="float">
            <text:p>0.022924411</text:p>
          </table:table-cell>
          <table:table-cell office:value-type="float" office:value="0.236926361" calcext:value-type="float">
            <text:p>0.236926361</text:p>
          </table:table-cell>
          <table:table-cell office:value-type="float" office:value="0.928870293" calcext:value-type="float">
            <text:p>0.928870293</text:p>
          </table:table-cell>
          <table:table-cell office:value-type="float" office:value="222" calcext:value-type="float">
            <text:p>222</text:p>
          </table:table-cell>
          <table:table-cell office:value-type="float" office:value="937" calcext:value-type="float">
            <text:p>937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office:value-type="float" office:value="0.000793072" calcext:value-type="float">
            <text:p>0.000793072</text:p>
          </table:table-cell>
          <table:table-cell office:value-type="float" office:value="0.039487727" calcext:value-type="float">
            <text:p>0.039487727</text:p>
          </table:table-cell>
          <table:table-cell office:value-type="float" office:value="0.44047619" calcext:value-type="float">
            <text:p>0.44047619</text:p>
          </table:table-cell>
          <table:table-cell office:value-type="float" office:value="0.925" calcext:value-type="float">
            <text:p>0.925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?b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directed&gt; <text:s/>?b <text:s/>?a <text:s/>&lt;produced&gt; <text:s/>?b <text:s text:c="2"/>=&gt; ?a <text:s/>&lt;created&gt; <text:s/>?b</text:p>
          </table:table-cell>
          <table:table-cell office:value-type="float" office:value="0.000793072" calcext:value-type="float">
            <text:p>0.000793072</text:p>
          </table:table-cell>
          <table:table-cell office:value-type="float" office:value="0.003820735" calcext:value-type="float">
            <text:p>0.003820735</text:p>
          </table:table-cell>
          <table:table-cell office:value-type="float" office:value="0.560606061" calcext:value-type="float">
            <text:p>0.560606061</text:p>
          </table:table-cell>
          <table:table-cell office:value-type="float" office:value="0.925" calcext:value-type="float">
            <text:p>0.925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?b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actedIn&gt; <text:s/>?b <text:s/>?a <text:s/>&lt;directed&gt; <text:s/>?b <text:s text:c="2"/>=&gt; ?a <text:s/>&lt;produced&gt; <text:s/>?b</text:p>
          </table:table-cell>
          <table:table-cell office:value-type="float" office:value="0.000257213" calcext:value-type="float">
            <text:p>0.000257213</text:p>
          </table:table-cell>
          <table:table-cell office:value-type="float" office:value="0.019480519" calcext:value-type="float">
            <text:p>0.019480519</text:p>
          </table:table-cell>
          <table:table-cell office:value-type="float" office:value="0.2" calcext:value-type="float">
            <text:p>0.2</text:p>
          </table:table-cell>
          <table:table-cell office:value-type="float" office:value="0.923076923" calcext:value-type="float">
            <text:p>0.923076923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b <text:s/>&lt;hasChild&gt; <text:s/>?a <text:s/>?a <text:s/>&lt;hasChild&gt; <text:s/>?b <text:s text:c="2"/>=&gt; ?a <text:s/>&lt;isMarriedTo&gt; <text:s/>?b</text:p>
          </table:table-cell>
          <table:table-cell office:value-type="float" office:value="0.000235778" calcext:value-type="float">
            <text:p>0.000235778</text:p>
          </table:table-cell>
          <table:table-cell office:value-type="float" office:value="0.00659868" calcext:value-type="float">
            <text:p>0.00659868</text:p>
          </table:table-cell>
          <table:table-cell office:value-type="float" office:value="0.785714286" calcext:value-type="float">
            <text:p>0.785714286</text:p>
          </table:table-cell>
          <table:table-cell office:value-type="float" office:value="0.916666667" calcext:value-type="float">
            <text:p>0.91666666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015990054" calcext:value-type="float">
            <text:p>0.015990054</text:p>
          </table:table-cell>
          <table:table-cell table:number-columns-repeated="2" office:value-type="float" office:value="0.447510498" calcext:value-type="float">
            <text:p>0.447510498</text:p>
          </table:table-cell>
          <table:table-cell office:value-type="float" office:value="0.913096695" calcext:value-type="float">
            <text:p>0.913096695</text:p>
          </table:table-cell>
          <table:table-cell office:value-type="float" office:value="746" calcext:value-type="float">
            <text:p>746</text:p>
          </table:table-cell>
          <table:table-cell office:value-type="float" office:value="1667" calcext:value-type="float">
            <text:p>1667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actedIn&gt; <text:s/>?b <text:s/>?a <text:s/>&lt;produced&gt; <text:s/>?b <text:s text:c="2"/>=&gt; ?a <text:s/>&lt;created&gt; <text:s/>?b</text:p>
          </table:table-cell>
          <table:table-cell office:value-type="float" office:value="0.000428688" calcext:value-type="float">
            <text:p>0.000428688</text:p>
          </table:table-cell>
          <table:table-cell office:value-type="float" office:value="0.002065262" calcext:value-type="float">
            <text:p>0.002065262</text:p>
          </table:table-cell>
          <table:table-cell office:value-type="float" office:value="0.333333333" calcext:value-type="float">
            <text:p>0.333333333</text:p>
          </table:table-cell>
          <table:table-cell office:value-type="float" office:value="0.909090909" calcext:value-type="float">
            <text:p>0.909090909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b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.000793072" calcext:value-type="float">
            <text:p>0.000793072</text:p>
          </table:table-cell>
          <table:table-cell office:value-type="float" office:value="0.060064935" calcext:value-type="float">
            <text:p>0.060064935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902439024" calcext:value-type="float">
            <text:p>0.902439024</text:p>
          </table:table-cell>
          <table:table-cell office:value-type="float" office:value="37" calcext:value-type="float">
            <text:p>37</text:p>
          </table:table-cell>
          <table:table-cell office:value-type="float" office:value="222" calcext:value-type="float">
            <text:p>2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b <text:s/>&lt;hasChild&gt; <text:s/>?a <text:s/>?b <text:s/>&lt;isMarriedTo&gt; <text:s/>?a <text:s text:c="2"/>=&gt; ?a <text:s/>&lt;isMarriedTo&gt; <text:s/>?b</text:p>
          </table:table-cell>
          <table:table-cell office:value-type="float" office:value="0.00034295" calcext:value-type="float">
            <text:p>0.00034295</text:p>
          </table:table-cell>
          <table:table-cell office:value-type="float" office:value="0.00959808" calcext:value-type="float">
            <text:p>0.00959808</text:p>
          </table:table-cell>
          <table:table-cell office:value-type="float" office:value="0.533333333" calcext:value-type="float">
            <text:p>0.533333333</text:p>
          </table:table-cell>
          <table:table-cell office:value-type="float" office:value="0.888888889" calcext:value-type="float">
            <text:p>0.88888888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004758434" calcext:value-type="float">
            <text:p>0.004758434</text:p>
          </table:table-cell>
          <table:table-cell office:value-type="float" office:value="0.236926361" calcext:value-type="float">
            <text:p>0.236926361</text:p>
          </table:table-cell>
          <table:table-cell office:value-type="float" office:value="0.022924411" calcext:value-type="float">
            <text:p>0.022924411</text:p>
          </table:table-cell>
          <table:table-cell office:value-type="float" office:value="0.884462151" calcext:value-type="float">
            <text:p>0.884462151</text:p>
          </table:table-cell>
          <table:table-cell office:value-type="float" office:value="222" calcext:value-type="float">
            <text:p>222</text:p>
          </table:table-cell>
          <table:table-cell office:value-type="float" office:value="9684" calcext:value-type="float">
            <text:p>9684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000428688" calcext:value-type="float">
            <text:p>0.000428688</text:p>
          </table:table-cell>
          <table:table-cell office:value-type="float" office:value="0.021344717" calcext:value-type="float">
            <text:p>0.021344717</text:p>
          </table:table-cell>
          <table:table-cell office:value-type="float" office:value="0.277777778" calcext:value-type="float">
            <text:p>0.277777778</text:p>
          </table:table-cell>
          <table:table-cell office:value-type="float" office:value="0.869565217" calcext:value-type="float">
            <text:p>0.869565217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actedIn&gt; <text:s/>?b <text:s/>?a <text:s/>&lt;produced&gt; <text:s/>?b <text:s text:c="2"/>=&gt; ?a <text:s/>&lt;directed&gt; <text:s/>?b</text:p>
          </table:table-cell>
          <table:table-cell office:value-type="float" office:value="0.000257213" calcext:value-type="float">
            <text:p>0.000257213</text:p>
          </table:table-cell>
          <table:table-cell office:value-type="float" office:value="0.01280683" calcext:value-type="float">
            <text:p>0.01280683</text:p>
          </table:table-cell>
          <table:table-cell office:value-type="float" office:value="0.2" calcext:value-type="float">
            <text:p>0.2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b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livesIn&gt; <text:s/>?b <text:s text:c="2"/>=&gt; ?a <text:s/>&lt;livesIn&gt; <text:s/>?b</text:p>
          </table:table-cell>
          <table:table-cell office:value-type="float" office:value="0.000128606" calcext:value-type="float">
            <text:p>0.000128606</text:p>
          </table:table-cell>
          <table:table-cell office:value-type="float" office:value="0.012684989" calcext:value-type="float">
            <text:p>0.012684989</text:p>
          </table:table-cell>
          <table:table-cell office:value-type="float" office:value="0.130434783" calcext:value-type="float">
            <text:p>0.130434783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0.00141467" calcext:value-type="float">
            <text:p>0.00141467</text:p>
          </table:table-cell>
          <table:table-cell office:value-type="float" office:value="0.107142857" calcext:value-type="float">
            <text:p>0.107142857</text:p>
          </table:table-cell>
          <table:table-cell office:value-type="float" office:value="0.070437567" calcext:value-type="float">
            <text:p>0.070437567</text:p>
          </table:table-cell>
          <table:table-cell office:value-type="float" office:value="0.825" calcext:value-type="float">
            <text:p>0.825</text:p>
          </table:table-cell>
          <table:table-cell office:value-type="float" office:value="66" calcext:value-type="float">
            <text:p>66</text:p>
          </table:table-cell>
          <table:table-cell office:value-type="float" office:value="937" calcext:value-type="float">
            <text:p>93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?b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b <text:s/>&lt;hasCapital&gt; <text:s/>?f <text:s/>?a <text:s/>&lt;wasBornIn&gt; <text:s/>?f <text:s text:c="2"/>=&gt; ?a <text:s/>&lt;isCitizenOf&gt; <text:s/>?b</text:p>
          </table:table-cell>
          <table:table-cell office:value-type="float" office:value="0.000728769" calcext:value-type="float">
            <text:p>0.000728769</text:p>
          </table:table-cell>
          <table:table-cell office:value-type="float" office:value="0.078886311" calcext:value-type="float">
            <text:p>0.078886311</text:p>
          </table:table-cell>
          <table:table-cell office:value-type="float" office:value="0.076923077" calcext:value-type="float">
            <text:p>0.076923077</text:p>
          </table:table-cell>
          <table:table-cell office:value-type="float" office:value="0.80952381" calcext:value-type="float">
            <text:p>0.80952381</text:p>
          </table:table-cell>
          <table:table-cell office:value-type="float" office:value="34" calcext:value-type="float">
            <text:p>34</text:p>
          </table:table-cell>
          <table:table-cell office:value-type="float" office:value="442" calcext:value-type="float">
            <text:p>4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.00141467" calcext:value-type="float">
            <text:p>0.00141467</text:p>
          </table:table-cell>
          <table:table-cell office:value-type="float" office:value="0.070437567" calcext:value-type="float">
            <text:p>0.070437567</text:p>
          </table:table-cell>
          <table:table-cell office:value-type="float" office:value="0.107142857" calcext:value-type="float">
            <text:p>0.107142857</text:p>
          </table:table-cell>
          <table:table-cell office:value-type="float" office:value="0.795180723" calcext:value-type="float">
            <text:p>0.795180723</text:p>
          </table:table-cell>
          <table:table-cell office:value-type="float" office:value="66" calcext:value-type="float">
            <text:p>66</text:p>
          </table:table-cell>
          <table:table-cell office:value-type="float" office:value="616" calcext:value-type="float">
            <text:p>61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?b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created&gt; <text:s/>?b <text:s text:c="2"/>=&gt; ?a <text:s/>&lt;produced&gt; <text:s/>?b</text:p>
          </table:table-cell>
          <table:table-cell office:value-type="float" office:value="0.001800489" calcext:value-type="float">
            <text:p>0.001800489</text:p>
          </table:table-cell>
          <table:table-cell office:value-type="float" office:value="0.136363636" calcext:value-type="float">
            <text:p>0.136363636</text:p>
          </table:table-cell>
          <table:table-cell office:value-type="float" office:value="0.008674102" calcext:value-type="float">
            <text:p>0.008674102</text:p>
          </table:table-cell>
          <table:table-cell office:value-type="float" office:value="0.763636364" calcext:value-type="float">
            <text:p>0.763636364</text:p>
          </table:table-cell>
          <table:table-cell office:value-type="float" office:value="84" calcext:value-type="float">
            <text:p>84</text:p>
          </table:table-cell>
          <table:table-cell office:value-type="float" office:value="9684" calcext:value-type="float">
            <text:p>968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0.001800489" calcext:value-type="float">
            <text:p>0.001800489</text:p>
          </table:table-cell>
          <table:table-cell office:value-type="float" office:value="0.008674102" calcext:value-type="float">
            <text:p>0.008674102</text:p>
          </table:table-cell>
          <table:table-cell office:value-type="float" office:value="0.136363636" calcext:value-type="float">
            <text:p>0.136363636</text:p>
          </table:table-cell>
          <table:table-cell office:value-type="float" office:value="0.763636364" calcext:value-type="float">
            <text:p>0.763636364</text:p>
          </table:table-cell>
          <table:table-cell office:value-type="float" office:value="84" calcext:value-type="float">
            <text:p>84</text:p>
          </table:table-cell>
          <table:table-cell office:value-type="float" office:value="616" calcext:value-type="float">
            <text:p>61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?b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livesIn&gt; <text:s/>?b <text:s text:c="2"/>=&gt; ?a <text:s/>&lt;livesIn&gt; <text:s/>?b</text:p>
          </table:table-cell>
          <table:table-cell office:value-type="float" office:value="0.000128606" calcext:value-type="float">
            <text:p>0.000128606</text:p>
          </table:table-cell>
          <table:table-cell office:value-type="float" office:value="0.012684989" calcext:value-type="float">
            <text:p>0.012684989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e <text:s/>&lt;hasWonPrize&gt; <text:s/>?b <text:s/>?e <text:s/>&lt;isMarriedTo&gt; <text:s/>?a <text:s text:c="2"/>=&gt; ?a <text:s/>&lt;hasWonPrize&gt; <text:s/>?b</text:p>
          </table:table-cell>
          <table:table-cell office:value-type="float" office:value="0.000128606" calcext:value-type="float">
            <text:p>0.000128606</text:p>
          </table:table-cell>
          <table:table-cell office:value-type="float" office:value="0.005405405" calcext:value-type="float">
            <text:p>0.005405405</text:p>
          </table:table-cell>
          <table:table-cell office:value-type="float" office:value="0.065934066" calcext:value-type="float">
            <text:p>0.065934066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livesIn&gt; <text:s/>?b <text:s/>?a <text:s/>&lt;wasBornIn&gt; <text:s/>?b <text:s text:c="2"/>=&gt; ?a <text:s/>&lt;diedIn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3952569" calcext:value-type="float">
            <text:p>0.003952569</text:p>
          </table:table-cell>
          <table:table-cell office:value-type="float" office:value="0.103448276" calcext:value-type="float">
            <text:p>0.103448276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diedIn&gt; <text:s/>?b <text:s/>?a <text:s/>&lt;livesIn&gt; <text:s/>?b <text:s text:c="2"/>=&gt; ?a <text:s/>&lt;wasBornIn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1642935" calcext:value-type="float">
            <text:p>0.001642935</text:p>
          </table:table-cell>
          <table:table-cell office:value-type="float" office:value="0.230769231" calcext:value-type="float">
            <text:p>0.230769231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?e <text:s/>&lt;participatedIn&gt; <text:s/>?b <text:s/>?a <text:s/>&lt;participatedIn&gt; <text:s/>?e <text:s text:c="2"/>=&gt; ?a <text:s/>&lt;participatedIn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046729" calcext:value-type="float">
            <text:p>0.00046729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?a <text:s/>&lt;created&gt; <text:s/>?b <text:s/>?a <text:s/>&lt;produced&gt; <text:s/>?b <text:s text:c="2"/>=&gt; ?a <text:s/>&lt;actedIn&gt; <text:s/>?b</text:p>
          </table:table-cell>
          <table:table-cell office:value-type="float" office:value="0.000428688" calcext:value-type="float">
            <text:p>0.000428688</text:p>
          </table:table-cell>
          <table:table-cell office:value-type="float" office:value="0.004065867" calcext:value-type="float">
            <text:p>0.004065867</text:p>
          </table:table-cell>
          <table:table-cell office:value-type="float" office:value="0.238095238" calcext:value-type="float">
            <text:p>0.238095238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livesIn&gt; <text:s/>?b <text:s/>?a <text:s/>&lt;wasBornIn&gt; <text:s/>?b <text:s text:c="2"/>=&gt; ?a <text:s/>&lt;isLeaderOf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11363636" calcext:value-type="float">
            <text:p>0.011363636</text:p>
          </table:table-cell>
          <table:table-cell office:value-type="float" office:value="0.068965517" calcext:value-type="float">
            <text:p>0.068965517</text:p>
          </table:table-cell>
          <table:table-cell office:value-type="float" office:value="0.666666667" calcext:value-type="float">
            <text:p>0.66666666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hasWonPrize&gt; <text:s/>?b <text:s text:c="2"/>=&gt; ?a <text:s/>&lt;hasWonPrize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1801802" calcext:value-type="float">
            <text:p>0.001801802</text:p>
          </table:table-cell>
          <table:table-cell office:value-type="float" office:value="0.117647059" calcext:value-type="float">
            <text:p>0.117647059</text:p>
          </table:table-cell>
          <table:table-cell office:value-type="float" office:value="0.666666667" calcext:value-type="float">
            <text:p>0.66666666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e <text:s/>&lt;hasOfficialLanguage&gt; <text:s/>?b <text:s/>?e <text:s/>&lt;isLocatedIn&gt; <text:s/>?a <text:s text:c="2"/>=&gt; ?a <text:s/>&lt;hasOfficialLanguage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6430868" calcext:value-type="float">
            <text:p>0.006430868</text:p>
          </table:table-cell>
          <table:table-cell office:value-type="float" office:value="0.029411765" calcext:value-type="float">
            <text:p>0.029411765</text:p>
          </table:table-cell>
          <table:table-cell office:value-type="float" office:value="0.666666667" calcext:value-type="float">
            <text:p>0.666666667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office:value-type="float" office:value="0.000150041" calcext:value-type="float">
            <text:p>0.000150041</text:p>
          </table:table-cell>
          <table:table-cell office:value-type="float" office:value="0.016241299" calcext:value-type="float">
            <text:p>0.016241299</text:p>
          </table:table-cell>
          <table:table-cell office:value-type="float" office:value="0.179487179" calcext:value-type="float">
            <text:p>0.179487179</text:p>
          </table:table-cell>
          <table:table-cell office:value-type="float" office:value="0.636363636" calcext:value-type="float">
            <text:p>0.63636363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isCitizenOf&gt; <text:s/>?b <text:s text:c="2"/>=&gt; ?a <text:s/>&lt;isCitizenOf&gt; <text:s/>?b</text:p>
          </table:table-cell>
          <table:table-cell office:value-type="float" office:value="0.000150041" calcext:value-type="float">
            <text:p>0.000150041</text:p>
          </table:table-cell>
          <table:table-cell office:value-type="float" office:value="0.016241299" calcext:value-type="float">
            <text:p>0.016241299</text:p>
          </table:table-cell>
          <table:table-cell office:value-type="float" office:value="0.107692308" calcext:value-type="float">
            <text:p>0.107692308</text:p>
          </table:table-cell>
          <table:table-cell office:value-type="float" office:value="0.636363636" calcext:value-type="float">
            <text:p>0.636363636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b <text:s/>&lt;hasCapital&gt; <text:s/>?f <text:s/>?a <text:s/>&lt;isLocatedIn&gt; <text:s/>?f <text:s text:c="2"/>=&gt; ?a <text:s/>&lt;isCitizenOf&gt; <text:s/>?b</text:p>
          </table:table-cell>
          <table:table-cell office:value-type="float" office:value="0.000107172" calcext:value-type="float">
            <text:p>0.000107172</text:p>
          </table:table-cell>
          <table:table-cell office:value-type="float" office:value="0.011600928" calcext:value-type="float">
            <text:p>0.011600928</text:p>
          </table:table-cell>
          <table:table-cell office:value-type="float" office:value="0.014409222" calcext:value-type="float">
            <text:p>0.014409222</text:p>
          </table:table-cell>
          <table:table-cell office:value-type="float" office:value="0.625" calcext:value-type="float">
            <text:p>0.625</text:p>
          </table:table-cell>
          <table:table-cell office:value-type="float" office:value="5" calcext:value-type="float">
            <text:p>5</text:p>
          </table:table-cell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livesIn&gt; <text:s/>?b <text:s text:c="2"/>=&gt; ?a <text:s/>&lt;livesIn&gt; <text:s/>?b</text:p>
          </table:table-cell>
          <table:table-cell office:value-type="float" office:value="0.000171475" calcext:value-type="float">
            <text:p>0.000171475</text:p>
          </table:table-cell>
          <table:table-cell office:value-type="float" office:value="0.016913319" calcext:value-type="float">
            <text:p>0.016913319</text:p>
          </table:table-cell>
          <table:table-cell office:value-type="float" office:value="0.258064516" calcext:value-type="float">
            <text:p>0.258064516</text:p>
          </table:table-cell>
          <table:table-cell office:value-type="float" office:value="0.615384615" calcext:value-type="float">
            <text:p>0.615384615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000171475" calcext:value-type="float">
            <text:p>0.000171475</text:p>
          </table:table-cell>
          <table:table-cell office:value-type="float" office:value="0.016913319" calcext:value-type="float">
            <text:p>0.016913319</text:p>
          </table:table-cell>
          <table:table-cell office:value-type="float" office:value="0.117647059" calcext:value-type="float">
            <text:p>0.117647059</text:p>
          </table:table-cell>
          <table:table-cell office:value-type="float" office:value="0.615384615" calcext:value-type="float">
            <text:p>0.61538461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b <text:s/>&lt;hasChild&gt; <text:s/>?a <text:s/>?a <text:s/>&lt;isMarriedTo&gt; <text:s/>?b <text:s text:c="2"/>=&gt; ?a <text:s/>&lt;hasChild&gt; <text:s/>?b</text:p>
          </table:table-cell>
          <table:table-cell office:value-type="float" office:value="0.000235778" calcext:value-type="float">
            <text:p>0.000235778</text:p>
          </table:table-cell>
          <table:table-cell office:value-type="float" office:value="0.004020468" calcext:value-type="float">
            <text:p>0.004020468</text:p>
          </table:table-cell>
          <table:table-cell office:value-type="float" office:value="0.55" calcext:value-type="float">
            <text:p>0.55</text:p>
          </table:table-cell>
          <table:table-cell office:value-type="float" office:value="0.611111111" calcext:value-type="float">
            <text:p>0.61111111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000514425" calcext:value-type="float">
            <text:p>0.000514425</text:p>
          </table:table-cell>
          <table:table-cell office:value-type="float" office:value="0.055684455" calcext:value-type="float">
            <text:p>0.055684455</text:p>
          </table:table-cell>
          <table:table-cell office:value-type="float" office:value="0.098360656" calcext:value-type="float">
            <text:p>0.098360656</text:p>
          </table:table-cell>
          <table:table-cell office:value-type="float" office:value="0.6" calcext:value-type="float">
            <text:p>0.6</text:p>
          </table:table-cell>
          <table:table-cell office:value-type="float" office:value="24" calcext:value-type="float">
            <text:p>24</text:p>
          </table:table-cell>
          <table:table-cell office:value-type="float" office:value="244" calcext:value-type="float">
            <text:p>24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participatedIn&gt; <text:s/>?f <text:s/>?b <text:s/>&lt;participatedIn&gt; <text:s/>?f <text:s text:c="2"/>=&gt; ?a <text:s/>&lt;participatedIn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046729" calcext:value-type="float">
            <text:p>0.00046729</text:p>
          </table:table-cell>
          <table:table-cell office:value-type="float" office:value="0.000996016" calcext:value-type="float">
            <text:p>0.000996016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3012" calcext:value-type="float">
            <text:p>3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?a <text:s/>&lt;directed&gt; <text:s/>?b <text:s/>?a <text:s/>&lt;produced&gt; <text:s/>?b <text:s text:c="2"/>=&gt; ?a <text:s/>&lt;actedIn&gt; <text:s/>?b</text:p>
          </table:table-cell>
          <table:table-cell office:value-type="float" office:value="0.000257213" calcext:value-type="float">
            <text:p>0.000257213</text:p>
          </table:table-cell>
          <table:table-cell office:value-type="float" office:value="0.00243952" calcext:value-type="float">
            <text:p>0.00243952</text:p>
          </table:table-cell>
          <table:table-cell office:value-type="float" office:value="0.181818182" calcext:value-type="float">
            <text:p>0.181818182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b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b <text:s/>&lt;hasChild&gt; <text:s/>?a <text:s/>?b <text:s/>&lt;isMarriedTo&gt; <text:s/>?a <text:s text:c="2"/>=&gt; ?a <text:s/>&lt;hasChild&gt; <text:s/>?b</text:p>
          </table:table-cell>
          <table:table-cell office:value-type="float" office:value="0.000235778" calcext:value-type="float">
            <text:p>0.000235778</text:p>
          </table:table-cell>
          <table:table-cell office:value-type="float" office:value="0.004020468" calcext:value-type="float">
            <text:p>0.004020468</text:p>
          </table:table-cell>
          <table:table-cell office:value-type="float" office:value="0.366666667" calcext:value-type="float">
            <text:p>0.366666667</text:p>
          </table:table-cell>
          <table:table-cell office:value-type="float" office:value="0.55" calcext:value-type="float">
            <text:p>0.55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livesIn&gt; <text:s/>?f <text:s text:c="2"/>=&gt; ?a <text:s/>&lt;isCitizenOf&gt; <text:s/>?b</text:p>
          </table:table-cell>
          <table:table-cell office:value-type="float" office:value="0.000128606" calcext:value-type="float">
            <text:p>0.000128606</text:p>
          </table:table-cell>
          <table:table-cell office:value-type="float" office:value="0.013921114" calcext:value-type="float">
            <text:p>0.013921114</text:p>
          </table:table-cell>
          <table:table-cell office:value-type="float" office:value="0.068181818" calcext:value-type="float">
            <text:p>0.068181818</text:p>
          </table:table-cell>
          <table:table-cell office:value-type="float" office:value="0.545454545" calcext:value-type="float">
            <text:p>0.545454545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e <text:s/>&lt;isCitizenOf&gt; <text:s/>?b <text:s/>?e <text:s/>&lt;livesIn&gt; <text:s/>?a <text:s text:c="2"/>=&gt; ?a <text:s/>&lt;isLocatedIn&gt; <text:s/>?b</text:p>
          </table:table-cell>
          <table:table-cell office:value-type="float" office:value="0.000128606" calcext:value-type="float">
            <text:p>0.000128606</text:p>
          </table:table-cell>
          <table:table-cell office:value-type="float" office:value="0.000901713" calcext:value-type="float">
            <text:p>0.000901713</text:p>
          </table:table-cell>
          <table:table-cell office:value-type="float" office:value="0.096774194" calcext:value-type="float">
            <text:p>0.096774194</text:p>
          </table:table-cell>
          <table:table-cell office:value-type="float" office:value="0.545454545" calcext:value-type="float">
            <text:p>0.545454545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e <text:s/>&lt;isCitizenOf&gt; <text:s/>?b <text:s/>?e <text:s/>&lt;wasBornIn&gt; <text:s/>?a <text:s text:c="2"/>=&gt; ?a <text:s/>&lt;isLocatedIn&gt; <text:s/>?b</text:p>
          </table:table-cell>
          <table:table-cell office:value-type="float" office:value="0.000514425" calcext:value-type="float">
            <text:p>0.000514425</text:p>
          </table:table-cell>
          <table:table-cell office:value-type="float" office:value="0.003606853" calcext:value-type="float">
            <text:p>0.003606853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0.52173913" calcext:value-type="float">
            <text:p>0.52173913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created&gt; <text:s/>?b <text:s/>?a <text:s/>&lt;directed&gt; <text:s/>?b <text:s text:c="2"/>=&gt; ?a <text:s/>&lt;actedIn&gt; <text:s/>?b</text:p>
          </table:table-cell>
          <table:table-cell office:value-type="float" office:value="0.000428688" calcext:value-type="float">
            <text:p>0.000428688</text:p>
          </table:table-cell>
          <table:table-cell office:value-type="float" office:value="0.004065867" calcext:value-type="float">
            <text:p>0.004065867</text:p>
          </table:table-cell>
          <table:table-cell office:value-type="float" office:value="0.09009009" calcext:value-type="float">
            <text:p>0.09009009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222" calcext:value-type="float">
            <text:p>2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000278647" calcext:value-type="float">
            <text:p>0.000278647</text:p>
          </table:table-cell>
          <table:table-cell office:value-type="float" office:value="0.027484144" calcext:value-type="float">
            <text:p>0.027484144</text:p>
          </table:table-cell>
          <table:table-cell office:value-type="float" office:value="0.0171278" calcext:value-type="float">
            <text:p>0.0171278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759" calcext:value-type="float">
            <text:p>75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?a <text:s/>&lt;isPoliticianOf&gt; <text:s/>?b <text:s text:c="2"/>=&gt; ?a <text:s/>&lt;livesIn&gt; <text:s/>?b</text:p>
          </table:table-cell>
          <table:table-cell office:value-type="float" office:value="0.000128606" calcext:value-type="float">
            <text:p>0.000128606</text:p>
          </table:table-cell>
          <table:table-cell office:value-type="float" office:value="0.012684989" calcext:value-type="float">
            <text:p>0.012684989</text:p>
          </table:table-cell>
          <table:table-cell office:value-type="float" office:value="0.157894737" calcext:value-type="float">
            <text:p>0.157894737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 table:number-columns-spanned="15" table:number-rows-spanned="1">
            <text:p>Paper evaluation includes until here</text:p>
          </table:table-cell>
          <table:covered-table-cell table:number-columns-repeated="14" table:style-name="ce4"/>
        </table:table-row>
        <table:table-row table:style-name="ro1">
          <table:table-cell table:style-name="ce2" office:value-type="string" calcext:value-type="string">
            <text:p>?f <text:s/>&lt;hasWonPrize&gt; <text:s/>?b <text:s/>?a <text:s/>&lt;isMarriedTo&gt; <text:s/>?f <text:s text:c="2"/>=&gt; ?a <text:s/>&lt;hasWonPrize&gt; <text:s/>?b</text:p>
          </table:table-cell>
          <table:table-cell table:style-name="ce2" office:value-type="float" office:value="0.000128606" calcext:value-type="float">
            <text:p>0.000128606</text:p>
          </table:table-cell>
          <table:table-cell table:style-name="ce2" office:value-type="float" office:value="0.005405405" calcext:value-type="float">
            <text:p>0.005405405</text:p>
          </table:table-cell>
          <table:table-cell table:style-name="ce2" office:value-type="float" office:value="0.06185567" calcext:value-type="float">
            <text:p>0.06185567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?a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isLeaderOf&gt; <text:s/>?b <text:s/>?a <text:s/>&lt;livesIn&gt; <text:s/>?b <text:s text:c="2"/>=&gt; ?a <text:s/>&lt;wasBornIn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109529" calcext:value-type="float">
            <text:p>0.00109529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f <text:s/>&lt;isCitizenOf&gt; <text:s/>?b <text:s/>?a <text:s/>&lt;isMarriedTo&gt; <text:s/>?f <text:s text:c="2"/>=&gt; ?a <text:s/>&lt;isCitizenOf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4640371" calcext:value-type="float">
            <text:p>0.004640371</text:p>
          </table:table-cell>
          <table:table-cell office:value-type="float" office:value="0.181818182" calcext:value-type="float">
            <text:p>0.181818182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e <text:s/>&lt;isCitizenOf&gt; <text:s/>?b <text:s/>?e <text:s/>&lt;isMarriedTo&gt; <text:s/>?a <text:s text:c="2"/>=&gt; ?a <text:s/>&lt;isCitizenOf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4640371" calcext:value-type="float">
            <text:p>0.004640371</text:p>
          </table:table-cell>
          <table:table-cell office:value-type="float" office:value="0.090909091" calcext:value-type="float">
            <text:p>0.09090909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000471557" calcext:value-type="float">
            <text:p>0.000471557</text:p>
          </table:table-cell>
          <table:table-cell office:value-type="float" office:value="0.046511628" calcext:value-type="float">
            <text:p>0.046511628</text:p>
          </table:table-cell>
          <table:table-cell office:value-type="float" office:value="0.051044084" calcext:value-type="float">
            <text:p>0.051044084</text:p>
          </table:table-cell>
          <table:table-cell office:value-type="float" office:value="0.488888889" calcext:value-type="float">
            <text:p>0.488888889</text:p>
          </table:table-cell>
          <table:table-cell office:value-type="float" office:value="22" calcext:value-type="float">
            <text:p>22</text:p>
          </table:table-cell>
          <table:table-cell office:value-type="float" office:value="431" calcext:value-type="float">
            <text:p>43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?f <text:s/>&lt;diedIn&gt; <text:s/>?b <text:s/>?a <text:s/>&lt;isMarriedTo&gt; <text:s/>?f <text:s text:c="2"/>=&gt; ?a <text:s/>&lt;diedIn&gt; <text:s/>?b</text:p>
          </table:table-cell>
          <table:table-cell office:value-type="float" office:value="0.000300081" calcext:value-type="float">
            <text:p>0.000300081</text:p>
          </table:table-cell>
          <table:table-cell office:value-type="float" office:value="0.018445323" calcext:value-type="float">
            <text:p>0.018445323</text:p>
          </table:table-cell>
          <table:table-cell office:value-type="float" office:value="0.133333333" calcext:value-type="float">
            <text:p>0.133333333</text:p>
          </table:table-cell>
          <table:table-cell office:value-type="float" office:value="0.482758621" calcext:value-type="float">
            <text:p>0.482758621</text:p>
          </table:table-cell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e <text:s/>&lt;diedIn&gt; <text:s/>?b <text:s/>?e <text:s/>&lt;isMarriedTo&gt; <text:s/>?a <text:s text:c="2"/>=&gt; ?a <text:s/>&lt;diedIn&gt; <text:s/>?b</text:p>
          </table:table-cell>
          <table:table-cell office:value-type="float" office:value="0.000300081" calcext:value-type="float">
            <text:p>0.000300081</text:p>
          </table:table-cell>
          <table:table-cell office:value-type="float" office:value="0.018445323" calcext:value-type="float">
            <text:p>0.018445323</text:p>
          </table:table-cell>
          <table:table-cell office:value-type="float" office:value="0.082352941" calcext:value-type="float">
            <text:p>0.082352941</text:p>
          </table:table-cell>
          <table:table-cell office:value-type="float" office:value="0.482758621" calcext:value-type="float">
            <text:p>0.482758621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b <text:s/>&lt;hasCapital&gt; <text:s/>?a <text:s text:c="2"/>=&gt; ?a <text:s/>&lt;isLocatedIn&gt; <text:s/>?b</text:p>
          </table:table-cell>
          <table:table-cell office:value-type="float" office:value="0.000621597" calcext:value-type="float">
            <text:p>0.000621597</text:p>
          </table:table-cell>
          <table:table-cell office:value-type="float" office:value="0.004358281" calcext:value-type="float">
            <text:p>0.004358281</text:p>
          </table:table-cell>
          <table:table-cell office:value-type="float" office:value="0.097315436" calcext:value-type="float">
            <text:p>0.097315436</text:p>
          </table:table-cell>
          <table:table-cell office:value-type="float" office:value="0.475409836" calcext:value-type="float">
            <text:p>0.475409836</text:p>
          </table:table-cell>
          <table:table-cell office:value-type="float" office:value="29" calcext:value-type="float">
            <text:p>29</text:p>
          </table:table-cell>
          <table:table-cell office:value-type="float" office:value="298" calcext:value-type="float">
            <text:p>29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b <text:s/>&lt;hasCapital&gt; <text:s/>?f <text:s/>?a <text:s/>&lt;livesIn&gt; <text:s/>?f <text:s text:c="2"/>=&gt; ?a <text:s/>&lt;isCitizenOf&gt; <text:s/>?b</text:p>
          </table:table-cell>
          <table:table-cell office:value-type="float" office:value="0.000107172" calcext:value-type="float">
            <text:p>0.000107172</text:p>
          </table:table-cell>
          <table:table-cell office:value-type="float" office:value="0.011600928" calcext:value-type="float">
            <text:p>0.011600928</text:p>
          </table:table-cell>
          <table:table-cell office:value-type="float" office:value="0.098039216" calcext:value-type="float">
            <text:p>0.098039216</text:p>
          </table:table-cell>
          <table:table-cell office:value-type="float" office:value="0.454545455" calcext:value-type="float">
            <text:p>0.454545455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e <text:s/>&lt;diedIn&gt; <text:s/>?a <text:s/>?e <text:s/>&lt;isCitizenOf&gt; <text:s/>?b <text:s text:c="2"/>=&gt; ?a <text:s/>&lt;isLocatedIn&gt; <text:s/>?b</text:p>
          </table:table-cell>
          <table:table-cell office:value-type="float" office:value="0.000321516" calcext:value-type="float">
            <text:p>0.000321516</text:p>
          </table:table-cell>
          <table:table-cell office:value-type="float" office:value="0.002254283" calcext:value-type="float">
            <text:p>0.002254283</text:p>
          </table:table-cell>
          <table:table-cell office:value-type="float" office:value="0.288461538" calcext:value-type="float">
            <text:p>0.288461538</text:p>
          </table:table-cell>
          <table:table-cell office:value-type="float" office:value="0.441176471" calcext:value-type="float">
            <text:p>0.441176471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produced&gt; <text:s/>?b <text:s text:c="2"/>=&gt; ?a <text:s/>&lt;actedIn&gt; <text:s/>?b</text:p>
          </table:table-cell>
          <table:table-cell office:value-type="float" office:value="0.001286063" calcext:value-type="float">
            <text:p>0.001286063</text:p>
          </table:table-cell>
          <table:table-cell office:value-type="float" office:value="0.012197601" calcext:value-type="float">
            <text:p>0.012197601</text:p>
          </table:table-cell>
          <table:table-cell office:value-type="float" office:value="0.097402597" calcext:value-type="float">
            <text:p>0.097402597</text:p>
          </table:table-cell>
          <table:table-cell office:value-type="float" office:value="0.431654676" calcext:value-type="float">
            <text:p>0.431654676</text:p>
          </table:table-cell>
          <table:table-cell office:value-type="float" office:value="60" calcext:value-type="float">
            <text:p>60</text:p>
          </table:table-cell>
          <table:table-cell office:value-type="float" office:value="616" calcext:value-type="float">
            <text:p>6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?b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e <text:s/>&lt;isCitizenOf&gt; <text:s/>?b <text:s/>?e <text:s/>&lt;isLocatedIn&gt; <text:s/>?a <text:s text:c="2"/>=&gt; ?a <text:s/>&lt;isLocatedIn&gt; <text:s/>?b</text:p>
          </table:table-cell>
          <table:table-cell office:value-type="float" office:value="0.000128606" calcext:value-type="float">
            <text:p>0.000128606</text:p>
          </table:table-cell>
          <table:table-cell office:value-type="float" office:value="0.000901713" calcext:value-type="float">
            <text:p>0.000901713</text:p>
          </table:table-cell>
          <table:table-cell office:value-type="float" office:value="0.214285714" calcext:value-type="float">
            <text:p>0.214285714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f <text:s/>&lt;graduatedFrom&gt; <text:s/>?b <text:s/>?a <text:s/>&lt;isMarriedTo&gt; <text:s/>?f <text:s text:c="2"/>=&gt; ?a <text:s/>&lt;graduatedFrom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8130081" calcext:value-type="float">
            <text:p>0.008130081</text:p>
          </table:table-cell>
          <table:table-cell office:value-type="float" office:value="0.15" calcext:value-type="float">
            <text:p>0.15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e <text:s/>&lt;graduatedFrom&gt; <text:s/>?b <text:s/>?e <text:s/>&lt;isMarriedTo&gt; <text:s/>?a <text:s text:c="2"/>=&gt; ?a <text:s/>&lt;graduatedFrom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8130081" calcext:value-type="float">
            <text:p>0.008130081</text:p>
          </table:table-cell>
          <table:table-cell office:value-type="float" office:value="0.085714286" calcext:value-type="float">
            <text:p>0.0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0.000428688" calcext:value-type="float">
            <text:p>0.000428688</text:p>
          </table:table-cell>
          <table:table-cell office:value-type="float" office:value="0.042283298" calcext:value-type="float">
            <text:p>0.042283298</text:p>
          </table:table-cell>
          <table:table-cell table:number-columns-repeated="2" office:value-type="float" office:value="0.392156863" calcext:value-type="float">
            <text:p>0.39215686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f <text:s/>&lt;hasChild&gt; <text:s/>?b <text:s/>?a <text:s/>&lt;isMarriedTo&gt; <text:s/>?f <text:s text:c="2"/>=&gt; ?a <text:s/>&lt;hasChild&gt; <text:s/>?b</text:p>
          </table:table-cell>
          <table:table-cell office:value-type="float" office:value="0.01440391" calcext:value-type="float">
            <text:p>0.01440391</text:p>
          </table:table-cell>
          <table:table-cell office:value-type="float" office:value="0.245614035" calcext:value-type="float">
            <text:p>0.245614035</text:p>
          </table:table-cell>
          <table:table-cell table:number-columns-repeated="2" office:value-type="float" office:value="0.390697674" calcext:value-type="float">
            <text:p>0.390697674</text:p>
          </table:table-cell>
          <table:table-cell office:value-type="float" office:value="672" calcext:value-type="float">
            <text:p>672</text:p>
          </table:table-cell>
          <table:table-cell table:number-columns-repeated="2" office:value-type="float" office:value="1720" calcext:value-type="float">
            <text:p>1720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isLocatedIn&gt; <text:s/>?f <text:s text:c="2"/>=&gt; ?a <text:s/>&lt;isCitizenOf&gt; <text:s/>?b</text:p>
          </table:table-cell>
          <table:table-cell office:value-type="float" office:value="0.000150041" calcext:value-type="float">
            <text:p>0.000150041</text:p>
          </table:table-cell>
          <table:table-cell office:value-type="float" office:value="0.016241299" calcext:value-type="float">
            <text:p>0.016241299</text:p>
          </table:table-cell>
          <table:table-cell office:value-type="float" office:value="0.006410256" calcext:value-type="float">
            <text:p>0.006410256</text:p>
          </table:table-cell>
          <table:table-cell office:value-type="float" office:value="0.388888889" calcext:value-type="float">
            <text:p>0.388888889</text:p>
          </table:table-cell>
          <table:table-cell office:value-type="float" office:value="7" calcext:value-type="float">
            <text:p>7</text:p>
          </table:table-cell>
          <table:table-cell office:value-type="float" office:value="1092" calcext:value-type="float">
            <text:p>10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?a <text:s/>&lt;hasChild&gt; <text:s/>?f <text:s/>?b <text:s/>&lt;hasChild&gt; <text:s/>?f <text:s text:c="2"/>=&gt; ?a <text:s/>&lt;isMarriedTo&gt; <text:s/>?b</text:p>
          </table:table-cell>
          <table:table-cell office:value-type="float" office:value="0.006280276" calcext:value-type="float">
            <text:p>0.006280276</text:p>
          </table:table-cell>
          <table:table-cell office:value-type="float" office:value="0.175764847" calcext:value-type="float">
            <text:p>0.175764847</text:p>
          </table:table-cell>
          <table:table-cell office:value-type="float" office:value="0.146940822" calcext:value-type="float">
            <text:p>0.146940822</text:p>
          </table:table-cell>
          <table:table-cell office:value-type="float" office:value="0.385019711" calcext:value-type="float">
            <text:p>0.385019711</text:p>
          </table:table-cell>
          <table:table-cell office:value-type="float" office:value="293" calcext:value-type="float">
            <text:p>293</text:p>
          </table:table-cell>
          <table:table-cell office:value-type="float" office:value="1994" calcext:value-type="float">
            <text:p>1994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isCitizenOf&gt; <text:s/>?f <text:s text:c="2"/>=&gt; ?a <text:s/>&lt;diedIn&gt; <text:s/>?b</text:p>
          </table:table-cell>
          <table:table-cell office:value-type="float" office:value="0.000514425" calcext:value-type="float">
            <text:p>0.000514425</text:p>
          </table:table-cell>
          <table:table-cell office:value-type="float" office:value="0.031620553" calcext:value-type="float">
            <text:p>0.031620553</text:p>
          </table:table-cell>
          <table:table-cell office:value-type="float" office:value="0.061381074" calcext:value-type="float">
            <text:p>0.061381074</text:p>
          </table:table-cell>
          <table:table-cell office:value-type="float" office:value="0.380952381" calcext:value-type="float">
            <text:p>0.380952381</text:p>
          </table:table-cell>
          <table:table-cell office:value-type="float" office:value="24" calcext:value-type="float">
            <text:p>24</text:p>
          </table:table-cell>
          <table:table-cell office:value-type="float" office:value="391" calcext:value-type="float">
            <text:p>39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actedIn&gt; <text:s/>?b <text:s text:c="2"/>=&gt; ?a <text:s/>&lt;produced&gt; <text:s/>?b</text:p>
          </table:table-cell>
          <table:table-cell office:value-type="float" office:value="0.001286063" calcext:value-type="float">
            <text:p>0.001286063</text:p>
          </table:table-cell>
          <table:table-cell office:value-type="float" office:value="0.097402597" calcext:value-type="float">
            <text:p>0.097402597</text:p>
          </table:table-cell>
          <table:table-cell office:value-type="float" office:value="0.012197601" calcext:value-type="float">
            <text:p>0.012197601</text:p>
          </table:table-cell>
          <table:table-cell office:value-type="float" office:value="0.379746835" calcext:value-type="float">
            <text:p>0.379746835</text:p>
          </table:table-cell>
          <table:table-cell office:value-type="float" office:value="60" calcext:value-type="float">
            <text:p>60</text:p>
          </table:table-cell>
          <table:table-cell office:value-type="float" office:value="4919" calcext:value-type="float">
            <text:p>491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?b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wasBornIn&gt; <text:s/>?f <text:s text:c="2"/>=&gt; ?a <text:s/>&lt;isCitizenOf&gt; <text:s/>?b</text:p>
          </table:table-cell>
          <table:table-cell office:value-type="float" office:value="0.000578729" calcext:value-type="float">
            <text:p>0.000578729</text:p>
          </table:table-cell>
          <table:table-cell office:value-type="float" office:value="0.062645012" calcext:value-type="float">
            <text:p>0.062645012</text:p>
          </table:table-cell>
          <table:table-cell office:value-type="float" office:value="0.040540541" calcext:value-type="float">
            <text:p>0.040540541</text:p>
          </table:table-cell>
          <table:table-cell office:value-type="float" office:value="0.364864865" calcext:value-type="float">
            <text:p>0.364864865</text:p>
          </table:table-cell>
          <table:table-cell office:value-type="float" office:value="27" calcext:value-type="float">
            <text:p>27</text:p>
          </table:table-cell>
          <table:table-cell office:value-type="float" office:value="666" calcext:value-type="float">
            <text:p>66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isLocatedIn&gt; <text:s/>?b <text:s text:c="2"/>=&gt; ?a <text:s/>&lt;isLocatedIn&gt; <text:s/>?b</text:p>
          </table:table-cell>
          <table:table-cell office:value-type="float" office:value="0.000085738" calcext:value-type="float">
            <text:p>0.000085738</text:p>
          </table:table-cell>
          <table:table-cell office:value-type="float" office:value="0.000601142" calcext:value-type="float">
            <text:p>0.000601142</text:p>
          </table:table-cell>
          <table:table-cell office:value-type="float" office:value="0.052631579" calcext:value-type="float">
            <text:p>0.052631579</text:p>
          </table:table-cell>
          <table:table-cell office:value-type="float" office:value="0.363636364" calcext:value-type="float">
            <text:p>0.363636364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000278647" calcext:value-type="float">
            <text:p>0.000278647</text:p>
          </table:table-cell>
          <table:table-cell office:value-type="float" office:value="0.0171278" calcext:value-type="float">
            <text:p>0.0171278</text:p>
          </table:table-cell>
          <table:table-cell office:value-type="float" office:value="0.027484144" calcext:value-type="float">
            <text:p>0.027484144</text:p>
          </table:table-cell>
          <table:table-cell office:value-type="float" office:value="0.361111111" calcext:value-type="float">
            <text:p>0.361111111</text:p>
          </table:table-cell>
          <table:table-cell office:value-type="float" office:value="13" calcext:value-type="float">
            <text:p>13</text:p>
          </table:table-cell>
          <table:table-cell office:value-type="float" office:value="473" calcext:value-type="float">
            <text:p>47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?a <text:s/>&lt;directed&gt; <text:s/>?b <text:s text:c="2"/>=&gt; ?a <text:s/>&lt;actedIn&gt; <text:s/>?b</text:p>
          </table:table-cell>
          <table:table-cell office:value-type="float" office:value="0.001286063" calcext:value-type="float">
            <text:p>0.001286063</text:p>
          </table:table-cell>
          <table:table-cell office:value-type="float" office:value="0.012197601" calcext:value-type="float">
            <text:p>0.012197601</text:p>
          </table:table-cell>
          <table:table-cell office:value-type="float" office:value="0.064034152" calcext:value-type="float">
            <text:p>0.064034152</text:p>
          </table:table-cell>
          <table:table-cell office:value-type="float" office:value="0.340909091" calcext:value-type="float">
            <text:p>0.340909091</text:p>
          </table:table-cell>
          <table:table-cell office:value-type="float" office:value="60" calcext:value-type="float">
            <text:p>60</text:p>
          </table:table-cell>
          <table:table-cell office:value-type="float" office:value="937" calcext:value-type="float">
            <text:p>93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000471557" calcext:value-type="float">
            <text:p>0.000471557</text:p>
          </table:table-cell>
          <table:table-cell office:value-type="float" office:value="0.051044084" calcext:value-type="float">
            <text:p>0.051044084</text:p>
          </table:table-cell>
          <table:table-cell office:value-type="float" office:value="0.046511628" calcext:value-type="float">
            <text:p>0.046511628</text:p>
          </table:table-cell>
          <table:table-cell office:value-type="float" office:value="0.333333333" calcext:value-type="float">
            <text:p>0.333333333</text:p>
          </table:table-cell>
          <table:table-cell office:value-type="float" office:value="22" calcext:value-type="float">
            <text:p>22</text:p>
          </table:table-cell>
          <table:table-cell office:value-type="float" office:value="473" calcext:value-type="float">
            <text:p>47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000128606" calcext:value-type="float">
            <text:p>0.000128606</text:p>
          </table:table-cell>
          <table:table-cell office:value-type="float" office:value="0.157894737" calcext:value-type="float">
            <text:p>0.157894737</text:p>
          </table:table-cell>
          <table:table-cell office:value-type="float" office:value="0.012684989" calcext:value-type="float">
            <text:p>0.012684989</text:p>
          </table:table-cell>
          <table:table-cell office:value-type="float" office:value="0.333333333" calcext:value-type="float">
            <text:p>0.333333333</text:p>
          </table:table-cell>
          <table:table-cell office:value-type="float" office:value="6" calcext:value-type="float">
            <text:p>6</text:p>
          </table:table-cell>
          <table:table-cell office:value-type="float" office:value="473" calcext:value-type="float">
            <text:p>47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hasAcademicAdvisor&gt; <text:s/>?f <text:s/>?f <text:s/>&lt;worksAt&gt; <text:s/>?b <text:s text:c="2"/>=&gt; ?a <text:s/>&lt;worksAt&gt; <text:s/>?b</text:p>
          </table:table-cell>
          <table:table-cell office:value-type="float" office:value="0.000085738" calcext:value-type="float">
            <text:p>0.000085738</text:p>
          </table:table-cell>
          <table:table-cell office:value-type="float" office:value="0.041666667" calcext:value-type="float">
            <text:p>0.041666667</text:p>
          </table:table-cell>
          <table:table-cell office:value-type="float" office:value="0.153846154" calcext:value-type="float">
            <text:p>0.153846154</text:p>
          </table:table-cell>
          <table:table-cell office:value-type="float" office:value="0.333333333" calcext:value-type="float">
            <text:p>0.33333333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e <text:s/>&lt;hasAcademicAdvisor&gt; <text:s/>?a <text:s/>?e <text:s/>&lt;worksAt&gt; <text:s/>?b <text:s text:c="2"/>=&gt; ?a <text:s/>&lt;worksAt&gt; <text:s/>?b</text:p>
          </table:table-cell>
          <table:table-cell office:value-type="float" office:value="0.000085738" calcext:value-type="float">
            <text:p>0.000085738</text:p>
          </table:table-cell>
          <table:table-cell office:value-type="float" office:value="0.041666667" calcext:value-type="float">
            <text:p>0.041666667</text:p>
          </table:table-cell>
          <table:table-cell office:value-type="float" office:value="0.097560976" calcext:value-type="float">
            <text:p>0.097560976</text:p>
          </table:table-cell>
          <table:table-cell office:value-type="float" office:value="0.333333333" calcext:value-type="float">
            <text:p>0.333333333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e <text:s/>&lt;graduatedFrom&gt; <text:s/>?b <text:s/>?e <text:s/>&lt;hasAcademicAdvisor&gt; <text:s/>?a <text:s text:c="2"/>=&gt; ?a <text:s/>&lt;graduatedFrom&gt; <text:s/>?b</text:p>
          </table:table-cell>
          <table:table-cell office:value-type="float" office:value="0.000085738" calcext:value-type="float">
            <text:p>0.000085738</text:p>
          </table:table-cell>
          <table:table-cell office:value-type="float" office:value="0.010840108" calcext:value-type="float">
            <text:p>0.010840108</text:p>
          </table:table-cell>
          <table:table-cell office:value-type="float" office:value="0.088888889" calcext:value-type="float">
            <text:p>0.088888889</text:p>
          </table:table-cell>
          <table:table-cell office:value-type="float" office:value="0.333333333" calcext:value-type="float">
            <text:p>0.333333333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e <text:s/>&lt;graduatedFrom&gt; <text:s/>?b <text:s/>?e <text:s/>&lt;influences&gt; <text:s/>?a <text:s text:c="2"/>=&gt; ?a <text:s/>&lt;graduatedFrom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8130081" calcext:value-type="float">
            <text:p>0.00813008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333333333" calcext:value-type="float">
            <text:p>0.333333333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f <text:s/>&lt;graduatedFrom&gt; <text:s/>?b <text:s/>?a <text:s/>&lt;influences&gt; <text:s/>?f <text:s text:c="2"/>=&gt; ?a <text:s/>&lt;graduatedFrom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8130081" calcext:value-type="float">
            <text:p>0.008130081</text:p>
          </table:table-cell>
          <table:table-cell office:value-type="float" office:value="0.063829787" calcext:value-type="float">
            <text:p>0.063829787</text:p>
          </table:table-cell>
          <table:table-cell office:value-type="float" office:value="0.333333333" calcext:value-type="float">
            <text:p>0.33333333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e <text:s/>&lt;directed&gt; <text:s/>?b <text:s/>?a <text:s/>&lt;isMarriedTo&gt; <text:s/>?e <text:s text:c="2"/>=&gt; ?a <text:s/>&lt;actedIn&gt; <text:s/>?b</text:p>
          </table:table-cell>
          <table:table-cell office:value-type="float" office:value="0.000621597" calcext:value-type="float">
            <text:p>0.000621597</text:p>
          </table:table-cell>
          <table:table-cell office:value-type="float" office:value="0.005895507" calcext:value-type="float">
            <text:p>0.005895507</text:p>
          </table:table-cell>
          <table:table-cell office:value-type="float" office:value="0.116" calcext:value-type="float">
            <text:p>0.116</text:p>
          </table:table-cell>
          <table:table-cell office:value-type="float" office:value="0.329545455" calcext:value-type="float">
            <text:p>0.329545455</text:p>
          </table:table-cell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wasBornIn&gt; <text:s/>?b <text:s text:c="2"/>=&gt; ?a <text:s/>&lt;wasBornIn&gt; <text:s/>?b</text:p>
          </table:table-cell>
          <table:table-cell office:value-type="float" office:value="0.000321516" calcext:value-type="float">
            <text:p>0.000321516</text:p>
          </table:table-cell>
          <table:table-cell office:value-type="float" office:value="0.008214677" calcext:value-type="float">
            <text:p>0.008214677</text:p>
          </table:table-cell>
          <table:table-cell office:value-type="float" office:value="0.091463415" calcext:value-type="float">
            <text:p>0.091463415</text:p>
          </table:table-cell>
          <table:table-cell office:value-type="float" office:value="0.326086957" calcext:value-type="float">
            <text:p>0.326086957</text:p>
          </table:table-cell>
          <table:table-cell office:value-type="float" office:value="15" calcext:value-type="float">
            <text:p>15</text:p>
          </table:table-cell>
          <table:table-cell office:value-type="float" office:value="164" calcext:value-type="float">
            <text:p>16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e <text:s/>&lt;diedIn&gt; <text:s/>?b <text:s/>?e <text:s/>&lt;hasChild&gt; <text:s/>?a <text:s text:c="2"/>=&gt; ?a <text:s/>&lt;wasBornIn&gt; <text:s/>?b</text:p>
          </table:table-cell>
          <table:table-cell office:value-type="float" office:value="0.000235778" calcext:value-type="float">
            <text:p>0.000235778</text:p>
          </table:table-cell>
          <table:table-cell office:value-type="float" office:value="0.006024096" calcext:value-type="float">
            <text:p>0.006024096</text:p>
          </table:table-cell>
          <table:table-cell office:value-type="float" office:value="0.04029304" calcext:value-type="float">
            <text:p>0.04029304</text:p>
          </table:table-cell>
          <table:table-cell office:value-type="float" office:value="0.323529412" calcext:value-type="float">
            <text:p>0.323529412</text:p>
          </table:table-cell>
          <table:table-cell office:value-type="float" office:value="11" calcext:value-type="float">
            <text:p>11</text:p>
          </table:table-cell>
          <table:table-cell office:value-type="float" office:value="273" calcext:value-type="float">
            <text:p>27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wasBornIn&gt; <text:s/>?b <text:s text:c="2"/>=&gt; ?a <text:s/>&lt;diedIn&gt; <text:s/>?b</text:p>
          </table:table-cell>
          <table:table-cell office:value-type="float" office:value="0.00019291" calcext:value-type="float">
            <text:p>0.00019291</text:p>
          </table:table-cell>
          <table:table-cell office:value-type="float" office:value="0.011857708" calcext:value-type="float">
            <text:p>0.011857708</text:p>
          </table:table-cell>
          <table:table-cell office:value-type="float" office:value="0.054878049" calcext:value-type="float">
            <text:p>0.054878049</text:p>
          </table:table-cell>
          <table:table-cell office:value-type="float" office:value="0.321428571" calcext:value-type="float">
            <text:p>0.321428571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e <text:s/>&lt;hasChild&gt; <text:s/>?b <text:s/>?e <text:s/>&lt;isMarriedTo&gt; <text:s/>?a <text:s text:c="2"/>=&gt; ?a <text:s/>&lt;hasChild&gt; <text:s/>?b</text:p>
          </table:table-cell>
          <table:table-cell office:value-type="float" office:value="0.014425344" calcext:value-type="float">
            <text:p>0.014425344</text:p>
          </table:table-cell>
          <table:table-cell office:value-type="float" office:value="0.245979532" calcext:value-type="float">
            <text:p>0.245979532</text:p>
          </table:table-cell>
          <table:table-cell table:number-columns-repeated="2" office:value-type="float" office:value="0.317004239" calcext:value-type="float">
            <text:p>0.317004239</text:p>
          </table:table-cell>
          <table:table-cell office:value-type="float" office:value="673" calcext:value-type="float">
            <text:p>673</text:p>
          </table:table-cell>
          <table:table-cell table:number-columns-repeated="2" office:value-type="float" office:value="2123" calcext:value-type="float">
            <text:p>2123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isCitizenOf&gt; <text:s/>?f <text:s text:c="2"/>=&gt; ?a <text:s/>&lt;wasBornIn&gt; <text:s/>?b</text:p>
          </table:table-cell>
          <table:table-cell office:value-type="float" office:value="0.000728769" calcext:value-type="float">
            <text:p>0.000728769</text:p>
          </table:table-cell>
          <table:table-cell office:value-type="float" office:value="0.018619934" calcext:value-type="float">
            <text:p>0.018619934</text:p>
          </table:table-cell>
          <table:table-cell office:value-type="float" office:value="0.086956522" calcext:value-type="float">
            <text:p>0.086956522</text:p>
          </table:table-cell>
          <table:table-cell office:value-type="float" office:value="0.314814815" calcext:value-type="float">
            <text:p>0.314814815</text:p>
          </table:table-cell>
          <table:table-cell office:value-type="float" office:value="34" calcext:value-type="float">
            <text:p>34</text:p>
          </table:table-cell>
          <table:table-cell office:value-type="float" office:value="391" calcext:value-type="float">
            <text:p>39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000471557" calcext:value-type="float">
            <text:p>0.000471557</text:p>
          </table:table-cell>
          <table:table-cell office:value-type="float" office:value="0.051044084" calcext:value-type="float">
            <text:p>0.051044084</text:p>
          </table:table-cell>
          <table:table-cell office:value-type="float" office:value="0.06162465" calcext:value-type="float">
            <text:p>0.06162465</text:p>
          </table:table-cell>
          <table:table-cell office:value-type="float" office:value="0.314285714" calcext:value-type="float">
            <text:p>0.314285714</text:p>
          </table:table-cell>
          <table:table-cell office:value-type="float" office:value="22" calcext:value-type="float">
            <text:p>22</text:p>
          </table:table-cell>
          <table:table-cell office:value-type="float" office:value="357" calcext:value-type="float">
            <text:p>35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f <text:s/>&lt;graduatedFrom&gt; <text:s/>?b <text:s/>?a <text:s/>&lt;hasAcademicAdvisor&gt; <text:s/>?f <text:s text:c="2"/>=&gt; ?a <text:s/>&lt;graduatedFrom&gt; <text:s/>?b</text:p>
          </table:table-cell>
          <table:table-cell office:value-type="float" office:value="0.000085738" calcext:value-type="float">
            <text:p>0.000085738</text:p>
          </table:table-cell>
          <table:table-cell office:value-type="float" office:value="0.010840108" calcext:value-type="float">
            <text:p>0.010840108</text:p>
          </table:table-cell>
          <table:table-cell office:value-type="float" office:value="0.153846154" calcext:value-type="float">
            <text:p>0.153846154</text:p>
          </table:table-cell>
          <table:table-cell office:value-type="float" office:value="0.307692308" calcext:value-type="float">
            <text:p>0.30769230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f <text:s/>&lt;dealsWith&gt; <text:s/>?b <text:s/>?a <text:s/>&lt;dealsWith&gt; <text:s/>?f <text:s text:c="2"/>=&gt; ?a <text:s/>&lt;dealsWith&gt; <text:s/>?b</text:p>
          </table:table-cell>
          <table:table-cell office:value-type="float" office:value="0.007502036" calcext:value-type="float">
            <text:p>0.007502036</text:p>
          </table:table-cell>
          <table:table-cell office:value-type="float" office:value="0.673076923" calcext:value-type="float">
            <text:p>0.673076923</text:p>
          </table:table-cell>
          <table:table-cell table:number-columns-repeated="2" office:value-type="float" office:value="0.307287094" calcext:value-type="float">
            <text:p>0.307287094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1139" calcext:value-type="float">
            <text:p>1139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created&gt; <text:s/>?b <text:s text:c="2"/>=&gt; ?a <text:s/>&lt;actedIn&gt; <text:s/>?b</text:p>
          </table:table-cell>
          <table:table-cell office:value-type="float" office:value="0.001543276" calcext:value-type="float">
            <text:p>0.001543276</text:p>
          </table:table-cell>
          <table:table-cell office:value-type="float" office:value="0.014637121" calcext:value-type="float">
            <text:p>0.014637121</text:p>
          </table:table-cell>
          <table:table-cell office:value-type="float" office:value="0.007434944" calcext:value-type="float">
            <text:p>0.007434944</text:p>
          </table:table-cell>
          <table:table-cell office:value-type="float" office:value="0.306382979" calcext:value-type="float">
            <text:p>0.306382979</text:p>
          </table:table-cell>
          <table:table-cell office:value-type="float" office:value="72" calcext:value-type="float">
            <text:p>72</text:p>
          </table:table-cell>
          <table:table-cell office:value-type="float" office:value="9684" calcext:value-type="float">
            <text:p>9684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e <text:s/>&lt;directed&gt; <text:s/>?b <text:s/>?e <text:s/>&lt;isMarriedTo&gt; <text:s/>?a <text:s text:c="2"/>=&gt; ?a <text:s/>&lt;actedIn&gt; <text:s/>?b</text:p>
          </table:table-cell>
          <table:table-cell office:value-type="float" office:value="0.000707335" calcext:value-type="float">
            <text:p>0.000707335</text:p>
          </table:table-cell>
          <table:table-cell office:value-type="float" office:value="0.006708681" calcext:value-type="float">
            <text:p>0.006708681</text:p>
          </table:table-cell>
          <table:table-cell office:value-type="float" office:value="0.098802395" calcext:value-type="float">
            <text:p>0.098802395</text:p>
          </table:table-cell>
          <table:table-cell office:value-type="float" office:value="0.305555556" calcext:value-type="float">
            <text:p>0.305555556</text:p>
          </table:table-cell>
          <table:table-cell office:value-type="float" office:value="33" calcext:value-type="float">
            <text:p>33</text:p>
          </table:table-cell>
          <table:table-cell office:value-type="float" office:value="334" calcext:value-type="float">
            <text:p>33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01286063" calcext:value-type="float">
            <text:p>0.001286063</text:p>
          </table:table-cell>
          <table:table-cell office:value-type="float" office:value="0.064034152" calcext:value-type="float">
            <text:p>0.064034152</text:p>
          </table:table-cell>
          <table:table-cell office:value-type="float" office:value="0.012197601" calcext:value-type="float">
            <text:p>0.012197601</text:p>
          </table:table-cell>
          <table:table-cell office:value-type="float" office:value="0.3" calcext:value-type="float">
            <text:p>0.3</text:p>
          </table:table-cell>
          <table:table-cell office:value-type="float" office:value="60" calcext:value-type="float">
            <text:p>60</text:p>
          </table:table-cell>
          <table:table-cell office:value-type="float" office:value="4919" calcext:value-type="float">
            <text:p>49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b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e <text:s/>&lt;diedIn&gt; <text:s/>?a <text:s/>?e <text:s/>&lt;livesIn&gt; <text:s/>?b <text:s text:c="2"/>=&gt; ?a <text:s/>&lt;isLocatedIn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0450857" calcext:value-type="float">
            <text:p>0.000450857</text:p>
          </table:table-cell>
          <table:table-cell office:value-type="float" office:value="0.088235294" calcext:value-type="float">
            <text:p>0.088235294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e <text:s/>&lt;hasAcademicAdvisor&gt; <text:s/>?a <text:s/>?e <text:s/>&lt;hasWonPrize&gt; <text:s/>?b <text:s text:c="2"/>=&gt; ?a <text:s/>&lt;hasWonPrize&gt; <text:s/>?b</text:p>
          </table:table-cell>
          <table:table-cell office:value-type="float" office:value="0.000107172" calcext:value-type="float">
            <text:p>0.000107172</text:p>
          </table:table-cell>
          <table:table-cell office:value-type="float" office:value="0.004504505" calcext:value-type="float">
            <text:p>0.004504505</text:p>
          </table:table-cell>
          <table:table-cell office:value-type="float" office:value="0.102040816" calcext:value-type="float">
            <text:p>0.102040816</text:p>
          </table:table-cell>
          <table:table-cell office:value-type="float" office:value="0.294117647" calcext:value-type="float">
            <text:p>0.294117647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wasBornIn&gt; <text:s/>?b <text:s text:c="2"/>=&gt; ?a <text:s/>&lt;wasBornIn&gt; <text:s/>?b</text:p>
          </table:table-cell>
          <table:table-cell office:value-type="float" office:value="0.00034295" calcext:value-type="float">
            <text:p>0.00034295</text:p>
          </table:table-cell>
          <table:table-cell office:value-type="float" office:value="0.008762322" calcext:value-type="float">
            <text:p>0.008762322</text:p>
          </table:table-cell>
          <table:table-cell office:value-type="float" office:value="0.047477745" calcext:value-type="float">
            <text:p>0.047477745</text:p>
          </table:table-cell>
          <table:table-cell office:value-type="float" office:value="0.290909091" calcext:value-type="float">
            <text:p>0.290909091</text:p>
          </table:table-cell>
          <table:table-cell office:value-type="float" office:value="16" calcext:value-type="float">
            <text:p>16</text:p>
          </table:table-cell>
          <table:table-cell office:value-type="float" office:value="337" calcext:value-type="float">
            <text:p>33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directed&gt; <text:s/>?f <text:s text:c="2"/>=&gt; ?a <text:s/>&lt;isMarriedTo&gt; <text:s/>?b</text:p>
          </table:table-cell>
          <table:table-cell office:value-type="float" office:value="0.000278647" calcext:value-type="float">
            <text:p>0.000278647</text:p>
          </table:table-cell>
          <table:table-cell office:value-type="float" office:value="0.00779844" calcext:value-type="float">
            <text:p>0.00779844</text:p>
          </table:table-cell>
          <table:table-cell office:value-type="float" office:value="0.1" calcext:value-type="float">
            <text:p>0.1</text:p>
          </table:table-cell>
          <table:table-cell office:value-type="float" office:value="0.282608696" calcext:value-type="float">
            <text:p>0.282608696</text:p>
          </table:table-cell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actedIn&gt; <text:s/>?b <text:s text:c="2"/>=&gt; ?a <text:s/>&lt;created&gt; <text:s/>?b</text:p>
          </table:table-cell>
          <table:table-cell office:value-type="float" office:value="0.001543276" calcext:value-type="float">
            <text:p>0.001543276</text:p>
          </table:table-cell>
          <table:table-cell office:value-type="float" office:value="0.007434944" calcext:value-type="float">
            <text:p>0.007434944</text:p>
          </table:table-cell>
          <table:table-cell office:value-type="float" office:value="0.014637121" calcext:value-type="float">
            <text:p>0.014637121</text:p>
          </table:table-cell>
          <table:table-cell office:value-type="float" office:value="0.282352941" calcext:value-type="float">
            <text:p>0.282352941</text:p>
          </table:table-cell>
          <table:table-cell office:value-type="float" office:value="72" calcext:value-type="float">
            <text:p>72</text:p>
          </table:table-cell>
          <table:table-cell office:value-type="float" office:value="4919" calcext:value-type="float">
            <text:p>491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000107172" calcext:value-type="float">
            <text:p>0.000107172</text:p>
          </table:table-cell>
          <table:table-cell office:value-type="float" office:value="0.010570825" calcext:value-type="float">
            <text:p>0.010570825</text:p>
          </table:table-cell>
          <table:table-cell office:value-type="float" office:value="0.028409091" calcext:value-type="float">
            <text:p>0.028409091</text:p>
          </table:table-cell>
          <table:table-cell office:value-type="float" office:value="0.277777778" calcext:value-type="float">
            <text:p>0.277777778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6342495" calcext:value-type="float">
            <text:p>0.006342495</text:p>
          </table:table-cell>
          <table:table-cell office:value-type="float" office:value="0.008403361" calcext:value-type="float">
            <text:p>0.008403361</text:p>
          </table:table-cell>
          <table:table-cell office:value-type="float" office:value="0.272727273" calcext:value-type="float">
            <text:p>0.272727273</text:p>
          </table:table-cell>
          <table:table-cell office:value-type="float" office:value="3" calcext:value-type="float">
            <text:p>3</text:p>
          </table:table-cell>
          <table:table-cell office:value-type="float" office:value="357" calcext:value-type="float">
            <text:p>3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000621597" calcext:value-type="float">
            <text:p>0.000621597</text:p>
          </table:table-cell>
          <table:table-cell office:value-type="float" office:value="0.061310782" calcext:value-type="float">
            <text:p>0.061310782</text:p>
          </table:table-cell>
          <table:table-cell office:value-type="float" office:value="0.015881709" calcext:value-type="float">
            <text:p>0.015881709</text:p>
          </table:table-cell>
          <table:table-cell office:value-type="float" office:value="0.268518519" calcext:value-type="float">
            <text:p>0.268518519</text:p>
          </table:table-cell>
          <table:table-cell office:value-type="float" office:value="29" calcext:value-type="float">
            <text:p>29</text:p>
          </table:table-cell>
          <table:table-cell office:value-type="float" office:value="1826" calcext:value-type="float">
            <text:p>182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participatedIn&gt; <text:s/>?b <text:s text:c="2"/>=&gt; ?a <text:s/>&lt;participatedIn&gt; <text:s/>?b</text:p>
          </table:table-cell>
          <table:table-cell office:value-type="float" office:value="0.000364385" calcext:value-type="float">
            <text:p>0.000364385</text:p>
          </table:table-cell>
          <table:table-cell office:value-type="float" office:value="0.002647975" calcext:value-type="float">
            <text:p>0.002647975</text:p>
          </table:table-cell>
          <table:table-cell table:number-columns-repeated="2" office:value-type="float" office:value="0.257575758" calcext:value-type="float">
            <text:p>0.25757575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wasBornIn&gt; <text:s/>?f <text:s text:c="2"/>=&gt; ?a <text:s/>&lt;livesIn&gt; <text:s/>?b</text:p>
          </table:table-cell>
          <table:table-cell office:value-type="float" office:value="0.000150041" calcext:value-type="float">
            <text:p>0.000150041</text:p>
          </table:table-cell>
          <table:table-cell office:value-type="float" office:value="0.014799154" calcext:value-type="float">
            <text:p>0.014799154</text:p>
          </table:table-cell>
          <table:table-cell office:value-type="float" office:value="0.010510511" calcext:value-type="float">
            <text:p>0.010510511</text:p>
          </table:table-cell>
          <table:table-cell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000107172" calcext:value-type="float">
            <text:p>0.000107172</text:p>
          </table:table-cell>
          <table:table-cell office:value-type="float" office:value="0.028409091" calcext:value-type="float">
            <text:p>0.028409091</text:p>
          </table:table-cell>
          <table:table-cell office:value-type="float" office:value="0.010570825" calcext:value-type="float">
            <text:p>0.010570825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473" calcext:value-type="float">
            <text:p>47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001671882" calcext:value-type="float">
            <text:p>0.001671882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246056782" calcext:value-type="float">
            <text:p>0.246056782</text:p>
          </table:table-cell>
          <table:table-cell office:value-type="float" office:value="78" calcext:value-type="float">
            <text:p>78</text:p>
          </table:table-cell>
          <table:table-cell office:value-type="float" office:value="520" calcext:value-type="float">
            <text:p>52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isLeaderOf&gt; <text:s/>?b <text:s text:c="2"/>=&gt; ?a <text:s/>&lt;wasBornIn&gt; <text:s/>?b</text:p>
          </table:table-cell>
          <table:table-cell office:value-type="float" office:value="0.000107172" calcext:value-type="float">
            <text:p>0.000107172</text:p>
          </table:table-cell>
          <table:table-cell office:value-type="float" office:value="0.002738226" calcext:value-type="float">
            <text:p>0.002738226</text:p>
          </table:table-cell>
          <table:table-cell office:value-type="float" office:value="0.028409091" calcext:value-type="float">
            <text:p>0.028409091</text:p>
          </table:table-cell>
          <table:table-cell office:value-type="float" office:value="0.238095238" calcext:value-type="float">
            <text:p>0.238095238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wasBornIn&gt; <text:s/>?b <text:s text:c="2"/>=&gt; ?a <text:s/>&lt;diedIn&gt; <text:s/>?b</text:p>
          </table:table-cell>
          <table:table-cell office:value-type="float" office:value="0.000107172" calcext:value-type="float">
            <text:p>0.000107172</text:p>
          </table:table-cell>
          <table:table-cell office:value-type="float" office:value="0.006587615" calcext:value-type="float">
            <text:p>0.006587615</text:p>
          </table:table-cell>
          <table:table-cell office:value-type="float" office:value="0.009140768" calcext:value-type="float">
            <text:p>0.009140768</text:p>
          </table:table-cell>
          <table:table-cell office:value-type="float" office:value="0.238095238" calcext:value-type="float">
            <text:p>0.238095238</text:p>
          </table:table-cell>
          <table:table-cell office:value-type="float" office:value="5" calcext:value-type="float">
            <text:p>5</text:p>
          </table:table-cell>
          <table:table-cell office:value-type="float" office:value="547" calcext:value-type="float">
            <text:p>5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00450122" calcext:value-type="float">
            <text:p>0.000450122</text:p>
          </table:table-cell>
          <table:table-cell office:value-type="float" office:value="0.070469799" calcext:value-type="float">
            <text:p>0.070469799</text:p>
          </table:table-cell>
          <table:table-cell office:value-type="float" office:value="0.205882353" calcext:value-type="float">
            <text:p>0.205882353</text:p>
          </table:table-cell>
          <table:table-cell office:value-type="float" office:value="0.230769231" calcext:value-type="float">
            <text:p>0.230769231</text:p>
          </table:table-cell>
          <table:table-cell office:value-type="float" office:value="21" calcext:value-type="float">
            <text:p>21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produced&gt; <text:s/>?b <text:s text:c="2"/>=&gt; ?a <text:s/>&lt;actedIn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060988" calcext:value-type="float">
            <text:p>0.00060988</text:p>
          </table:table-cell>
          <table:table-cell office:value-type="float" office:value="0.081081081" calcext:value-type="float">
            <text:p>0.081081081</text:p>
          </table:table-cell>
          <table:table-cell office:value-type="float" office:value="0.230769231" calcext:value-type="float">
            <text:p>0.23076923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b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isLocatedIn&gt; <text:s/>?b <text:s text:c="2"/>=&gt; ?a <text:s/>&lt;isLocatedIn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0450857" calcext:value-type="float">
            <text:p>0.000450857</text:p>
          </table:table-cell>
          <table:table-cell office:value-type="float" office:value="0.034482759" calcext:value-type="float">
            <text:p>0.034482759</text:p>
          </table:table-cell>
          <table:table-cell office:value-type="float" office:value="0.230769231" calcext:value-type="float">
            <text:p>0.230769231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wasBornIn&gt; <text:s/>?b <text:s text:c="2"/>=&gt; ?a <text:s/>&lt;wasBornIn&gt; <text:s/>?b</text:p>
          </table:table-cell>
          <table:table-cell office:value-type="float" office:value="0.000235778" calcext:value-type="float">
            <text:p>0.000235778</text:p>
          </table:table-cell>
          <table:table-cell office:value-type="float" office:value="0.006024096" calcext:value-type="float">
            <text:p>0.006024096</text:p>
          </table:table-cell>
          <table:table-cell office:value-type="float" office:value="0.06875" calcext:value-type="float">
            <text:p>0.06875</text:p>
          </table:table-cell>
          <table:table-cell office:value-type="float" office:value="0.224489796" calcext:value-type="float">
            <text:p>0.224489796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wasBornIn&gt; <text:s/>?b <text:s text:c="2"/>=&gt; ?a <text:s/>&lt;wasBornIn&gt; <text:s/>?b</text:p>
          </table:table-cell>
          <table:table-cell office:value-type="float" office:value="0.000235778" calcext:value-type="float">
            <text:p>0.000235778</text:p>
          </table:table-cell>
          <table:table-cell office:value-type="float" office:value="0.006024096" calcext:value-type="float">
            <text:p>0.006024096</text:p>
          </table:table-cell>
          <table:table-cell office:value-type="float" office:value="0.041825095" calcext:value-type="float">
            <text:p>0.041825095</text:p>
          </table:table-cell>
          <table:table-cell office:value-type="float" office:value="0.224489796" calcext:value-type="float">
            <text:p>0.224489796</text:p>
          </table:table-cell>
          <table:table-cell office:value-type="float" office:value="11" calcext:value-type="float">
            <text:p>11</text:p>
          </table:table-cell>
          <table:table-cell office:value-type="float" office:value="263" calcext:value-type="float">
            <text:p>26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001393235" calcext:value-type="float">
            <text:p>0.001393235</text:p>
          </table:table-cell>
          <table:table-cell office:value-type="float" office:value="0.085638999" calcext:value-type="float">
            <text:p>0.085638999</text:p>
          </table:table-cell>
          <table:table-cell office:value-type="float" office:value="0.035596933" calcext:value-type="float">
            <text:p>0.035596933</text:p>
          </table:table-cell>
          <table:table-cell office:value-type="float" office:value="0.22260274" calcext:value-type="float">
            <text:p>0.22260274</text:p>
          </table:table-cell>
          <table:table-cell office:value-type="float" office:value="65" calcext:value-type="float">
            <text:p>65</text:p>
          </table:table-cell>
          <table:table-cell office:value-type="float" office:value="1826" calcext:value-type="float">
            <text:p>1826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001393235" calcext:value-type="float">
            <text:p>0.001393235</text:p>
          </table:table-cell>
          <table:table-cell office:value-type="float" office:value="0.035596933" calcext:value-type="float">
            <text:p>0.035596933</text:p>
          </table:table-cell>
          <table:table-cell office:value-type="float" office:value="0.085638999" calcext:value-type="float">
            <text:p>0.085638999</text:p>
          </table:table-cell>
          <table:table-cell office:value-type="float" office:value="0.22260274" calcext:value-type="float">
            <text:p>0.22260274</text:p>
          </table:table-cell>
          <table:table-cell office:value-type="float" office:value="65" calcext:value-type="float">
            <text:p>65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f <text:s/>&lt;actedIn&gt; <text:s/>?b <text:s/>?a <text:s/>&lt;isMarriedTo&gt; <text:s/>?f <text:s text:c="2"/>=&gt; ?a <text:s/>&lt;directed&gt; <text:s/>?b</text:p>
          </table:table-cell>
          <table:table-cell office:value-type="float" office:value="0.000707335" calcext:value-type="float">
            <text:p>0.000707335</text:p>
          </table:table-cell>
          <table:table-cell office:value-type="float" office:value="0.035218783" calcext:value-type="float">
            <text:p>0.035218783</text:p>
          </table:table-cell>
          <table:table-cell office:value-type="float" office:value="0.012424699" calcext:value-type="float">
            <text:p>0.012424699</text:p>
          </table:table-cell>
          <table:table-cell office:value-type="float" office:value="0.22" calcext:value-type="float">
            <text:p>0.22</text:p>
          </table:table-cell>
          <table:table-cell office:value-type="float" office:value="33" calcext:value-type="float">
            <text:p>33</text:p>
          </table:table-cell>
          <table:table-cell office:value-type="float" office:value="2656" calcext:value-type="float">
            <text:p>26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livesIn&gt; <text:s/>?f <text:s text:c="2"/>=&gt; ?a <text:s/>&lt;livesIn&gt; <text:s/>?b</text:p>
          </table:table-cell>
          <table:table-cell office:value-type="float" office:value="0.000407253" calcext:value-type="float">
            <text:p>0.000407253</text:p>
          </table:table-cell>
          <table:table-cell office:value-type="float" office:value="0.040169133" calcext:value-type="float">
            <text:p>0.040169133</text:p>
          </table:table-cell>
          <table:table-cell table:number-columns-repeated="2" office:value-type="float" office:value="0.215909091" calcext:value-type="float">
            <text:p>0.21590909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b <text:s/>&lt;hasCapital&gt; <text:s/>?f <text:s/>?a <text:s/>&lt;wasBornIn&gt; <text:s/>?f <text:s text:c="2"/>=&gt; ?a <text:s/>&lt;livesIn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6342495" calcext:value-type="float">
            <text:p>0.006342495</text:p>
          </table:table-cell>
          <table:table-cell office:value-type="float" office:value="0.00678733" calcext:value-type="float">
            <text:p>0.00678733</text:p>
          </table:table-cell>
          <table:table-cell office:value-type="float" office:value="0.214285714" calcext:value-type="float">
            <text:p>0.214285714</text:p>
          </table:table-cell>
          <table:table-cell office:value-type="float" office:value="3" calcext:value-type="float">
            <text:p>3</text:p>
          </table:table-cell>
          <table:table-cell office:value-type="float" office:value="442" calcext:value-type="float">
            <text:p>4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e <text:s/>&lt;diedIn&gt; <text:s/>?b <text:s/>?e <text:s/>&lt;isCitizenOf&gt; <text:s/>?a <text:s text:c="2"/>=&gt; ?a <text:s/>&lt;hasCapital&gt; <text:s/>?b</text:p>
          </table:table-cell>
          <table:table-cell office:value-type="float" office:value="0.000214344" calcext:value-type="float">
            <text:p>0.000214344</text:p>
          </table:table-cell>
          <table:table-cell office:value-type="float" office:value="0.033557047" calcext:value-type="float">
            <text:p>0.033557047</text:p>
          </table:table-cell>
          <table:table-cell office:value-type="float" office:value="0.192307692" calcext:value-type="float">
            <text:p>0.192307692</text:p>
          </table:table-cell>
          <table:table-cell office:value-type="float" office:value="0.204081633" calcext:value-type="float">
            <text:p>0.204081633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b <text:s/>&lt;actedIn&gt; <text:s/>?f <text:s/>?a <text:s/>&lt;directed&gt; <text:s/>?f <text:s text:c="2"/>=&gt; ?a <text:s/>&lt;isMarriedTo&gt; <text:s/>?b</text:p>
          </table:table-cell>
          <table:table-cell office:value-type="float" office:value="0.000235778" calcext:value-type="float">
            <text:p>0.000235778</text:p>
          </table:table-cell>
          <table:table-cell office:value-type="float" office:value="0.00659868" calcext:value-type="float">
            <text:p>0.00659868</text:p>
          </table:table-cell>
          <table:table-cell office:value-type="float" office:value="0.084615385" calcext:value-type="float">
            <text:p>0.084615385</text:p>
          </table:table-cell>
          <table:table-cell office:value-type="float" office:value="0.203703704" calcext:value-type="float">
            <text:p>0.203703704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e <text:s/>&lt;actedIn&gt; <text:s/>?b <text:s/>?e <text:s/>&lt;isMarriedTo&gt; <text:s/>?a <text:s text:c="2"/>=&gt; ?a <text:s/>&lt;directed&gt; <text:s/>?b</text:p>
          </table:table-cell>
          <table:table-cell office:value-type="float" office:value="0.000621597" calcext:value-type="float">
            <text:p>0.000621597</text:p>
          </table:table-cell>
          <table:table-cell office:value-type="float" office:value="0.03094984" calcext:value-type="float">
            <text:p>0.03094984</text:p>
          </table:table-cell>
          <table:table-cell office:value-type="float" office:value="0.009455494" calcext:value-type="float">
            <text:p>0.009455494</text:p>
          </table:table-cell>
          <table:table-cell office:value-type="float" office:value="0.202797203" calcext:value-type="float">
            <text:p>0.202797203</text:p>
          </table:table-cell>
          <table:table-cell office:value-type="float" office:value="29" calcext:value-type="float">
            <text:p>29</text:p>
          </table:table-cell>
          <table:table-cell office:value-type="float" office:value="3067" calcext:value-type="float">
            <text:p>306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e <text:s/>&lt;livesIn&gt; <text:s/>?b <text:s/>?e <text:s/>&lt;wasBornIn&gt; <text:s/>?a <text:s text:c="2"/>=&gt; ?a <text:s/>&lt;isLocatedIn&gt; <text:s/>?b</text:p>
          </table:table-cell>
          <table:table-cell office:value-type="float" office:value="0.000150041" calcext:value-type="float">
            <text:p>0.000150041</text:p>
          </table:table-cell>
          <table:table-cell office:value-type="float" office:value="0.001051999" calcext:value-type="float">
            <text:p>0.001051999</text:p>
          </table:table-cell>
          <table:table-cell office:value-type="float" office:value="0.047945205" calcext:value-type="float">
            <text:p>0.047945205</text:p>
          </table:table-cell>
          <table:table-cell office:value-type="float" office:value="0.194444444" calcext:value-type="float">
            <text:p>0.194444444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000621597" calcext:value-type="float">
            <text:p>0.000621597</text:p>
          </table:table-cell>
          <table:table-cell office:value-type="float" office:value="0.015881709" calcext:value-type="float">
            <text:p>0.015881709</text:p>
          </table:table-cell>
          <table:table-cell office:value-type="float" office:value="0.061310782" calcext:value-type="float">
            <text:p>0.061310782</text:p>
          </table:table-cell>
          <table:table-cell office:value-type="float" office:value="0.19205298" calcext:value-type="float">
            <text:p>0.19205298</text:p>
          </table:table-cell>
          <table:table-cell office:value-type="float" office:value="29" calcext:value-type="float">
            <text:p>29</text:p>
          </table:table-cell>
          <table:table-cell office:value-type="float" office:value="473" calcext:value-type="float">
            <text:p>47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livesIn&gt; <text:s/>?f <text:s text:c="2"/>=&gt; ?a <text:s/>&lt;livesIn&gt; <text:s/>?b</text:p>
          </table:table-cell>
          <table:table-cell office:value-type="float" office:value="0.000407253" calcext:value-type="float">
            <text:p>0.000407253</text:p>
          </table:table-cell>
          <table:table-cell office:value-type="float" office:value="0.040169133" calcext:value-type="float">
            <text:p>0.040169133</text:p>
          </table:table-cell>
          <table:table-cell table:number-columns-repeated="2" office:value-type="float" office:value="0.188118812" calcext:value-type="float">
            <text:p>0.1881188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e <text:s/>&lt;created&gt; <text:s/>?b <text:s/>?a <text:s/>&lt;isMarriedTo&gt; <text:s/>?e <text:s text:c="2"/>=&gt; ?a <text:s/>&lt;actedIn&gt; <text:s/>?b</text:p>
          </table:table-cell>
          <table:table-cell office:value-type="float" office:value="0.000235778" calcext:value-type="float">
            <text:p>0.000235778</text:p>
          </table:table-cell>
          <table:table-cell office:value-type="float" office:value="0.002236227" calcext:value-type="float">
            <text:p>0.002236227</text:p>
          </table:table-cell>
          <table:table-cell office:value-type="float" office:value="0.008252063" calcext:value-type="float">
            <text:p>0.008252063</text:p>
          </table:table-cell>
          <table:table-cell office:value-type="float" office:value="0.186440678" calcext:value-type="float">
            <text:p>0.186440678</text:p>
          </table:table-cell>
          <table:table-cell office:value-type="float" office:value="11" calcext:value-type="float">
            <text:p>11</text:p>
          </table:table-cell>
          <table:table-cell office:value-type="float" office:value="1333" calcext:value-type="float">
            <text:p>133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a <text:s/>&lt;isLeaderOf&gt; <text:s/>?f <text:s/>?b <text:s/>&lt;isLeaderOf&gt; <text:s/>?f <text:s text:c="2"/>=&gt; ?a <text:s/>&lt;isMarriedTo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119976" calcext:value-type="float">
            <text:p>0.00119976</text:p>
          </table:table-cell>
          <table:table-cell office:value-type="float" office:value="0.018348624" calcext:value-type="float">
            <text:p>0.018348624</text:p>
          </table:table-cell>
          <table:table-cell office:value-type="float" office:value="0.181818182" calcext:value-type="float">
            <text:p>0.181818182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000814507" calcext:value-type="float">
            <text:p>0.000814507</text:p>
          </table:table-cell>
          <table:table-cell office:value-type="float" office:value="0.102425876" calcext:value-type="float">
            <text:p>0.102425876</text:p>
          </table:table-cell>
          <table:table-cell office:value-type="float" office:value="0.160337553" calcext:value-type="float">
            <text:p>0.160337553</text:p>
          </table:table-cell>
          <table:table-cell office:value-type="float" office:value="0.179245283" calcext:value-type="float">
            <text:p>0.179245283</text:p>
          </table:table-cell>
          <table:table-cell office:value-type="float" office:value="38" calcext:value-type="float">
            <text:p>38</text:p>
          </table:table-cell>
          <table:table-cell office:value-type="float" office:value="237" calcext:value-type="float">
            <text:p>237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hasAcademicAdvisor&gt; <text:s/>?f <text:s/>?f <text:s/>&lt;hasWonPrize&gt; <text:s/>?b <text:s text:c="2"/>=&gt; ?a <text:s/>&lt;hasWonPrize&gt; <text:s/>?b</text:p>
          </table:table-cell>
          <table:table-cell office:value-type="float" office:value="0.000107172" calcext:value-type="float">
            <text:p>0.000107172</text:p>
          </table:table-cell>
          <table:table-cell office:value-type="float" office:value="0.004504505" calcext:value-type="float">
            <text:p>0.004504505</text:p>
          </table:table-cell>
          <table:table-cell office:value-type="float" office:value="0.096153846" calcext:value-type="float">
            <text:p>0.096153846</text:p>
          </table:table-cell>
          <table:table-cell office:value-type="float" office:value="0.178571429" calcext:value-type="float">
            <text:p>0.17857142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isCitizenOf&gt; <text:s/>?f <text:s text:c="2"/>=&gt; ?a <text:s/>&lt;isLocatedIn&gt; <text:s/>?b</text:p>
          </table:table-cell>
          <table:table-cell office:value-type="float" office:value="0.000107172" calcext:value-type="float">
            <text:p>0.000107172</text:p>
          </table:table-cell>
          <table:table-cell office:value-type="float" office:value="0.000751428" calcext:value-type="float">
            <text:p>0.000751428</text:p>
          </table:table-cell>
          <table:table-cell office:value-type="float" office:value="0.012787724" calcext:value-type="float">
            <text:p>0.012787724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5" calcext:value-type="float">
            <text:p>5</text:p>
          </table:table-cell>
          <table:table-cell office:value-type="float" office:value="391" calcext:value-type="float">
            <text:p>39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dealsWith&gt; <text:s/>?b <text:s text:c="2"/>=&gt; ?a <text:s/>&lt;dealsWith&gt; <text:s/>?b</text:p>
          </table:table-cell>
          <table:table-cell office:value-type="float" office:value="0.004801303" calcext:value-type="float">
            <text:p>0.004801303</text:p>
          </table:table-cell>
          <table:table-cell office:value-type="float" office:value="0.430769231" calcext:value-type="float">
            <text:p>0.430769231</text:p>
          </table:table-cell>
          <table:table-cell table:number-columns-repeated="2" office:value-type="float" office:value="0.164222874" calcext:value-type="float">
            <text:p>0.164222874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364" calcext:value-type="float">
            <text:p>1364</text:p>
          </table:table-cell>
          <table:table-cell office:value-type="string" calcext:value-type="string">
            <text:p>?b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00019291" calcext:value-type="float">
            <text:p>0.00019291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24390244" calcext:value-type="float">
            <text:p>0.024390244</text:p>
          </table:table-cell>
          <table:table-cell office:value-type="float" office:value="0.160714286" calcext:value-type="float">
            <text:p>0.160714286</text:p>
          </table:table-cell>
          <table:table-cell office:value-type="float" office:value="9" calcext:value-type="float">
            <text:p>9</text:p>
          </table:table-cell>
          <table:table-cell office:value-type="float" office:value="369" calcext:value-type="float">
            <text:p>36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00019291" calcext:value-type="float">
            <text:p>0.00019291</text:p>
          </table:table-cell>
          <table:table-cell office:value-type="float" office:value="0.024390244" calcext:value-type="float">
            <text:p>0.024390244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160714286" calcext:value-type="float">
            <text:p>0.160714286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f <text:s/>&lt;diedIn&gt; <text:s/>?b <text:s/>?a <text:s/>&lt;influences&gt; <text:s/>?f <text:s text:c="2"/>=&gt; ?a <text:s/>&lt;wasBornIn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1642935" calcext:value-type="float">
            <text:p>0.001642935</text:p>
          </table:table-cell>
          <table:table-cell office:value-type="float" office:value="0.044117647" calcext:value-type="float">
            <text:p>0.044117647</text:p>
          </table:table-cell>
          <table:table-cell office:value-type="float" office:value="0.157894737" calcext:value-type="float">
            <text:p>0.157894737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created&gt; <text:s/>?f <text:s text:c="2"/>=&gt; ?a <text:s/>&lt;isMarriedTo&gt; <text:s/>?b</text:p>
          </table:table-cell>
          <table:table-cell office:value-type="float" office:value="0.000150041" calcext:value-type="float">
            <text:p>0.000150041</text:p>
          </table:table-cell>
          <table:table-cell office:value-type="float" office:value="0.00419916" calcext:value-type="float">
            <text:p>0.00419916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55555556" calcext:value-type="float">
            <text:p>0.155555556</text:p>
          </table:table-cell>
          <table:table-cell office:value-type="float" office:value="7" calcext:value-type="float">
            <text:p>7</text:p>
          </table:table-cell>
          <table:table-cell office:value-type="float" office:value="224" calcext:value-type="float">
            <text:p>2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livesIn&gt; <text:s/>?b <text:s text:c="2"/>=&gt; ?a <text:s/>&lt;isLocatedIn&gt; <text:s/>?b</text:p>
          </table:table-cell>
          <table:table-cell office:value-type="float" office:value="0.000300081" calcext:value-type="float">
            <text:p>0.000300081</text:p>
          </table:table-cell>
          <table:table-cell office:value-type="float" office:value="0.002103998" calcext:value-type="float">
            <text:p>0.002103998</text:p>
          </table:table-cell>
          <table:table-cell office:value-type="float" office:value="0.024647887" calcext:value-type="float">
            <text:p>0.024647887</text:p>
          </table:table-cell>
          <table:table-cell office:value-type="float" office:value="0.153846154" calcext:value-type="float">
            <text:p>0.153846154</text:p>
          </table:table-cell>
          <table:table-cell office:value-type="float" office:value="14" calcext:value-type="float">
            <text:p>14</text:p>
          </table:table-cell>
          <table:table-cell office:value-type="float" office:value="568" calcext:value-type="float">
            <text:p>5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wasBornIn&gt; <text:s/>?b <text:s text:c="2"/>=&gt; ?a <text:s/>&lt;diedIn&gt; <text:s/>?b</text:p>
          </table:table-cell>
          <table:table-cell office:value-type="float" office:value="0.000085738" calcext:value-type="float">
            <text:p>0.000085738</text:p>
          </table:table-cell>
          <table:table-cell office:value-type="float" office:value="0.005270092" calcext:value-type="float">
            <text:p>0.005270092</text:p>
          </table:table-cell>
          <table:table-cell office:value-type="float" office:value="0.025" calcext:value-type="float">
            <text:p>0.025</text:p>
          </table:table-cell>
          <table:table-cell office:value-type="float" office:value="0.153846154" calcext:value-type="float">
            <text:p>0.153846154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e <text:s/>&lt;diedIn&gt; <text:s/>?b <text:s/>?e <text:s/>&lt;isMarriedTo&gt; <text:s/>?a <text:s text:c="2"/>=&gt; ?a <text:s/>&lt;wasBornIn&gt; <text:s/>?b</text:p>
          </table:table-cell>
          <table:table-cell office:value-type="float" office:value="0.000085738" calcext:value-type="float">
            <text:p>0.000085738</text:p>
          </table:table-cell>
          <table:table-cell office:value-type="float" office:value="0.002190581" calcext:value-type="float">
            <text:p>0.002190581</text:p>
          </table:table-cell>
          <table:table-cell office:value-type="float" office:value="0.023529412" calcext:value-type="float">
            <text:p>0.023529412</text:p>
          </table:table-cell>
          <table:table-cell office:value-type="float" office:value="0.153846154" calcext:value-type="float">
            <text:p>0.153846154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000107172" calcext:value-type="float">
            <text:p>0.000107172</text:p>
          </table:table-cell>
          <table:table-cell office:value-type="float" office:value="0.028409091" calcext:value-type="float">
            <text:p>0.028409091</text:p>
          </table:table-cell>
          <table:table-cell office:value-type="float" office:value="0.002738226" calcext:value-type="float">
            <text:p>0.002738226</text:p>
          </table:table-cell>
          <table:table-cell office:value-type="float" office:value="0.151515152" calcext:value-type="float">
            <text:p>0.151515152</text:p>
          </table:table-cell>
          <table:table-cell office:value-type="float" office:value="5" calcext:value-type="float">
            <text:p>5</text:p>
          </table:table-cell>
          <table:table-cell office:value-type="float" office:value="1826" calcext:value-type="float">
            <text:p>18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produced&gt; <text:s/>?b <text:s text:c="2"/>=&gt; ?a <text:s/>&lt;actedIn&gt; <text:s/>?b</text:p>
          </table:table-cell>
          <table:table-cell office:value-type="float" office:value="0.000278647" calcext:value-type="float">
            <text:p>0.000278647</text:p>
          </table:table-cell>
          <table:table-cell office:value-type="float" office:value="0.002642814" calcext:value-type="float">
            <text:p>0.002642814</text:p>
          </table:table-cell>
          <table:table-cell office:value-type="float" office:value="0.056034483" calcext:value-type="float">
            <text:p>0.056034483</text:p>
          </table:table-cell>
          <table:table-cell office:value-type="float" office:value="0.151162791" calcext:value-type="float">
            <text:p>0.151162791</text:p>
          </table:table-cell>
          <table:table-cell office:value-type="float" office:value="13" calcext:value-type="float">
            <text:p>13</text:p>
          </table:table-cell>
          <table:table-cell office:value-type="float" office:value="232" calcext:value-type="float">
            <text:p>23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?b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b <text:s/>&lt;created&gt; <text:s/>?f <text:s/>?a <text:s/>&lt;directed&gt; <text:s/>?f <text:s text:c="2"/>=&gt; ?a <text:s/>&lt;isMarriedTo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179964" calcext:value-type="float">
            <text:p>0.00179964</text:p>
          </table:table-cell>
          <table:table-cell office:value-type="float" office:value="0.021126761" calcext:value-type="float">
            <text:p>0.021126761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isCitizenOf&gt; <text:s/>?f <text:s text:c="2"/>=&gt; ?a <text:s/>&lt;livesIn&gt; <text:s/>?b</text:p>
          </table:table-cell>
          <table:table-cell office:value-type="float" office:value="0.000107172" calcext:value-type="float">
            <text:p>0.000107172</text:p>
          </table:table-cell>
          <table:table-cell office:value-type="float" office:value="0.010570825" calcext:value-type="float">
            <text:p>0.010570825</text:p>
          </table:table-cell>
          <table:table-cell office:value-type="float" office:value="0.012787724" calcext:value-type="float">
            <text:p>0.012787724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5" calcext:value-type="float">
            <text:p>5</text:p>
          </table:table-cell>
          <table:table-cell office:value-type="float" office:value="391" calcext:value-type="float">
            <text:p>39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0107172" calcext:value-type="float">
            <text:p>0.000107172</text:p>
          </table:table-cell>
          <table:table-cell office:value-type="float" office:value="0.037878788" calcext:value-type="float">
            <text:p>0.037878788</text:p>
          </table:table-cell>
          <table:table-cell office:value-type="float" office:value="0.035211268" calcext:value-type="float">
            <text:p>0.035211268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isLocatedIn&gt; <text:s/>?b <text:s text:c="2"/>=&gt; ?a <text:s/>&lt;hasCapital&gt; <text:s/>?b</text:p>
          </table:table-cell>
          <table:table-cell office:value-type="float" office:value="0.000085738" calcext:value-type="float">
            <text:p>0.000085738</text:p>
          </table:table-cell>
          <table:table-cell office:value-type="float" office:value="0.013422819" calcext:value-type="float">
            <text:p>0.013422819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e <text:s/>&lt;diedIn&gt; <text:s/>?b <text:s/>?e <text:s/>&lt;influences&gt; <text:s/>?a <text:s text:c="2"/>=&gt; ?a <text:s/>&lt;diedIn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3952569" calcext:value-type="float">
            <text:p>0.003952569</text:p>
          </table:table-cell>
          <table:table-cell office:value-type="float" office:value="0.008498584" calcext:value-type="float">
            <text:p>0.008498584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3" calcext:value-type="float">
            <text:p>3</text:p>
          </table:table-cell>
          <table:table-cell office:value-type="float" office:value="353" calcext:value-type="float">
            <text:p>35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directed&gt; <text:s/>?f <text:s text:c="2"/>=&gt; ?a <text:s/>&lt;influences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0710732" calcext:value-type="float">
            <text:p>0.000710732</text:p>
          </table:table-cell>
          <table:table-cell office:value-type="float" office:value="0.015384615" calcext:value-type="float">
            <text:p>0.015384615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imports&gt; <text:s/>?b <text:s text:c="2"/>=&gt; ?a <text:s/>&lt;imports&gt; <text:s/>?b</text:p>
          </table:table-cell>
          <table:table-cell office:value-type="float" office:value="0.001607579" calcext:value-type="float">
            <text:p>0.001607579</text:p>
          </table:table-cell>
          <table:table-cell office:value-type="float" office:value="0.316455696" calcext:value-type="float">
            <text:p>0.316455696</text:p>
          </table:table-cell>
          <table:table-cell office:value-type="float" office:value="0.095057034" calcext:value-type="float">
            <text:p>0.095057034</text:p>
          </table:table-cell>
          <table:table-cell office:value-type="float" office:value="0.142314991" calcext:value-type="float">
            <text:p>0.142314991</text:p>
          </table:table-cell>
          <table:table-cell office:value-type="float" office:value="75" calcext:value-type="float">
            <text:p>75</text:p>
          </table:table-cell>
          <table:table-cell office:value-type="float" office:value="789" calcext:value-type="float">
            <text:p>789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e <text:s/>&lt;created&gt; <text:s/>?b <text:s/>?e <text:s/>&lt;isMarriedTo&gt; <text:s/>?a <text:s text:c="2"/>=&gt; ?a <text:s/>&lt;actedIn&gt; <text:s/>?b</text:p>
          </table:table-cell>
          <table:table-cell office:value-type="float" office:value="0.000171475" calcext:value-type="float">
            <text:p>0.000171475</text:p>
          </table:table-cell>
          <table:table-cell office:value-type="float" office:value="0.001626347" calcext:value-type="float">
            <text:p>0.001626347</text:p>
          </table:table-cell>
          <table:table-cell office:value-type="float" office:value="0.009334889" calcext:value-type="float">
            <text:p>0.009334889</text:p>
          </table:table-cell>
          <table:table-cell office:value-type="float" office:value="0.140350877" calcext:value-type="float">
            <text:p>0.140350877</text:p>
          </table:table-cell>
          <table:table-cell office:value-type="float" office:value="8" calcext:value-type="float">
            <text:p>8</text:p>
          </table:table-cell>
          <table:table-cell office:value-type="float" office:value="857" calcext:value-type="float">
            <text:p>8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imports&gt; <text:s/>?b <text:s text:c="2"/>=&gt; ?a <text:s/>&lt;imports&gt; <text:s/>?b</text:p>
          </table:table-cell>
          <table:table-cell office:value-type="float" office:value="0.001136023" calcext:value-type="float">
            <text:p>0.001136023</text:p>
          </table:table-cell>
          <table:table-cell office:value-type="float" office:value="0.223628692" calcext:value-type="float">
            <text:p>0.223628692</text:p>
          </table:table-cell>
          <table:table-cell office:value-type="float" office:value="0.09137931" calcext:value-type="float">
            <text:p>0.09137931</text:p>
          </table:table-cell>
          <table:table-cell office:value-type="float" office:value="0.138743455" calcext:value-type="float">
            <text:p>0.138743455</text:p>
          </table:table-cell>
          <table:table-cell office:value-type="float" office:value="53" calcext:value-type="float">
            <text:p>53</text:p>
          </table:table-cell>
          <table:table-cell office:value-type="float" office:value="580" calcext:value-type="float">
            <text:p>580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f <text:s/>&lt;diedIn&gt; <text:s/>?b <text:s/>?a <text:s/>&lt;hasChild&gt; <text:s/>?f <text:s text:c="2"/>=&gt; ?a <text:s/>&lt;diedIn&gt; <text:s/>?b</text:p>
          </table:table-cell>
          <table:table-cell office:value-type="float" office:value="0.000085738" calcext:value-type="float">
            <text:p>0.000085738</text:p>
          </table:table-cell>
          <table:table-cell office:value-type="float" office:value="0.005270092" calcext:value-type="float">
            <text:p>0.005270092</text:p>
          </table:table-cell>
          <table:table-cell office:value-type="float" office:value="0.02739726" calcext:value-type="float">
            <text:p>0.02739726</text:p>
          </table:table-cell>
          <table:table-cell office:value-type="float" office:value="0.137931034" calcext:value-type="float">
            <text:p>0.137931034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e <text:s/>&lt;diedIn&gt; <text:s/>?b <text:s/>?e <text:s/>&lt;hasChild&gt; <text:s/>?a <text:s text:c="2"/>=&gt; ?a <text:s/>&lt;diedIn&gt; <text:s/>?b</text:p>
          </table:table-cell>
          <table:table-cell office:value-type="float" office:value="0.000085738" calcext:value-type="float">
            <text:p>0.000085738</text:p>
          </table:table-cell>
          <table:table-cell office:value-type="float" office:value="0.005270092" calcext:value-type="float">
            <text:p>0.005270092</text:p>
          </table:table-cell>
          <table:table-cell office:value-type="float" office:value="0.014652015" calcext:value-type="float">
            <text:p>0.014652015</text:p>
          </table:table-cell>
          <table:table-cell office:value-type="float" office:value="0.137931034" calcext:value-type="float">
            <text:p>0.137931034</text:p>
          </table:table-cell>
          <table:table-cell office:value-type="float" office:value="4" calcext:value-type="float">
            <text:p>4</text:p>
          </table:table-cell>
          <table:table-cell office:value-type="float" office:value="273" calcext:value-type="float">
            <text:p>27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00321516" calcext:value-type="float">
            <text:p>0.000321516</text:p>
          </table:table-cell>
          <table:table-cell office:value-type="float" office:value="0.05033557" calcext:value-type="float">
            <text:p>0.05033557</text:p>
          </table:table-cell>
          <table:table-cell office:value-type="float" office:value="0.026408451" calcext:value-type="float">
            <text:p>0.026408451</text:p>
          </table:table-cell>
          <table:table-cell office:value-type="float" office:value="0.137614679" calcext:value-type="float">
            <text:p>0.137614679</text:p>
          </table:table-cell>
          <table:table-cell office:value-type="float" office:value="15" calcext:value-type="float">
            <text:p>15</text:p>
          </table:table-cell>
          <table:table-cell office:value-type="float" office:value="568" calcext:value-type="float">
            <text:p>56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livesIn&gt; <text:s/>?b <text:s text:c="2"/>=&gt; ?a <text:s/>&lt;hasCapital&gt; <text:s/>?b</text:p>
          </table:table-cell>
          <table:table-cell office:value-type="float" office:value="0.000107172" calcext:value-type="float">
            <text:p>0.000107172</text:p>
          </table:table-cell>
          <table:table-cell office:value-type="float" office:value="0.016778523" calcext:value-type="float">
            <text:p>0.016778523</text:p>
          </table:table-cell>
          <table:table-cell office:value-type="float" office:value="0.080645161" calcext:value-type="float">
            <text:p>0.080645161</text:p>
          </table:table-cell>
          <table:table-cell office:value-type="float" office:value="0.135135135" calcext:value-type="float">
            <text:p>0.135135135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participatedIn&gt; <text:s/>?b <text:s text:c="2"/>=&gt; ?a <text:s/>&lt;participatedIn&gt; <text:s/>?b</text:p>
          </table:table-cell>
          <table:table-cell office:value-type="float" office:value="0.000364385" calcext:value-type="float">
            <text:p>0.000364385</text:p>
          </table:table-cell>
          <table:table-cell office:value-type="float" office:value="0.002647975" calcext:value-type="float">
            <text:p>0.002647975</text:p>
          </table:table-cell>
          <table:table-cell table:number-columns-repeated="2" office:value-type="float" office:value="0.1328125" calcext:value-type="float">
            <text:p>0.132812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e <text:s/>&lt;hasWonPrize&gt; <text:s/>?b <text:s/>?e <text:s/>&lt;influences&gt; <text:s/>?a <text:s text:c="2"/>=&gt; ?a <text:s/>&lt;hasWonPrize&gt; <text:s/>?b</text:p>
          </table:table-cell>
          <table:table-cell office:value-type="float" office:value="0.000171475" calcext:value-type="float">
            <text:p>0.000171475</text:p>
          </table:table-cell>
          <table:table-cell office:value-type="float" office:value="0.007207207" calcext:value-type="float">
            <text:p>0.007207207</text:p>
          </table:table-cell>
          <table:table-cell office:value-type="float" office:value="0.012759171" calcext:value-type="float">
            <text:p>0.012759171</text:p>
          </table:table-cell>
          <table:table-cell office:value-type="float" office:value="0.131147541" calcext:value-type="float">
            <text:p>0.131147541</text:p>
          </table:table-cell>
          <table:table-cell office:value-type="float" office:value="8" calcext:value-type="float">
            <text:p>8</text:p>
          </table:table-cell>
          <table:table-cell office:value-type="float" office:value="627" calcext:value-type="float">
            <text:p>62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created&gt; <text:s/>?f <text:s/>?b <text:s/>&lt;directed&gt; <text:s/>?f <text:s text:c="2"/>=&gt; ?a <text:s/>&lt;isMarriedTo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179964" calcext:value-type="float">
            <text:p>0.00179964</text:p>
          </table:table-cell>
          <table:table-cell office:value-type="float" office:value="0.021126761" calcext:value-type="float">
            <text:p>0.021126761</text:p>
          </table:table-cell>
          <table:table-cell office:value-type="float" office:value="0.130434783" calcext:value-type="float">
            <text:p>0.130434783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f <text:s/>&lt;hasWonPrize&gt; <text:s/>?b <text:s/>?a <text:s/>&lt;influences&gt; <text:s/>?f <text:s text:c="2"/>=&gt; ?a <text:s/>&lt;hasWonPrize&gt; <text:s/>?b</text:p>
          </table:table-cell>
          <table:table-cell office:value-type="float" office:value="0.000150041" calcext:value-type="float">
            <text:p>0.000150041</text:p>
          </table:table-cell>
          <table:table-cell office:value-type="float" office:value="0.006306306" calcext:value-type="float">
            <text:p>0.006306306</text:p>
          </table:table-cell>
          <table:table-cell office:value-type="float" office:value="0.040697674" calcext:value-type="float">
            <text:p>0.040697674</text:p>
          </table:table-cell>
          <table:table-cell office:value-type="float" office:value="0.12962963" calcext:value-type="float">
            <text:p>0.12962963</text:p>
          </table:table-cell>
          <table:table-cell office:value-type="float" office:value="7" calcext:value-type="float">
            <text:p>7</text:p>
          </table:table-cell>
          <table:table-cell office:value-type="float" office:value="172" calcext:value-type="float">
            <text:p>17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?b <text:s/>&lt;actedIn&gt; <text:s/>?f <text:s/>?a <text:s/>&lt;produced&gt; <text:s/>?f <text:s text:c="2"/>=&gt; ?a <text:s/>&lt;isMarriedTo&gt; <text:s/>?b</text:p>
          </table:table-cell>
          <table:table-cell office:value-type="float" office:value="0.000150041" calcext:value-type="float">
            <text:p>0.000150041</text:p>
          </table:table-cell>
          <table:table-cell office:value-type="float" office:value="0.00419916" calcext:value-type="float">
            <text:p>0.00419916</text:p>
          </table:table-cell>
          <table:table-cell office:value-type="float" office:value="0.058823529" calcext:value-type="float">
            <text:p>0.058823529</text:p>
          </table:table-cell>
          <table:table-cell office:value-type="float" office:value="0.12962963" calcext:value-type="float">
            <text:p>0.12962963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isMarriedTo&gt; <text:s/>?e <text:s/>?e <text:s/>&lt;produced&gt; <text:s/>?b <text:s text:c="2"/>=&gt; ?a <text:s/>&lt;actedIn&gt; <text:s/>?b</text:p>
          </table:table-cell>
          <table:table-cell office:value-type="float" office:value="0.000214344" calcext:value-type="float">
            <text:p>0.000214344</text:p>
          </table:table-cell>
          <table:table-cell office:value-type="float" office:value="0.002032934" calcext:value-type="float">
            <text:p>0.002032934</text:p>
          </table:table-cell>
          <table:table-cell office:value-type="float" office:value="0.041841004" calcext:value-type="float">
            <text:p>0.041841004</text:p>
          </table:table-cell>
          <table:table-cell office:value-type="float" office:value="0.126582278" calcext:value-type="float">
            <text:p>0.126582278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?b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000814507" calcext:value-type="float">
            <text:p>0.000814507</text:p>
          </table:table-cell>
          <table:table-cell office:value-type="float" office:value="0.160337553" calcext:value-type="float">
            <text:p>0.160337553</text:p>
          </table:table-cell>
          <table:table-cell office:value-type="float" office:value="0.102425876" calcext:value-type="float">
            <text:p>0.102425876</text:p>
          </table:table-cell>
          <table:table-cell office:value-type="float" office:value="0.126245847" calcext:value-type="float">
            <text:p>0.126245847</text:p>
          </table:table-cell>
          <table:table-cell office:value-type="float" office:value="38" calcext:value-type="float">
            <text:p>38</text:p>
          </table:table-cell>
          <table:table-cell office:value-type="float" office:value="371" calcext:value-type="float">
            <text:p>37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 office:value-type="float" office:value="0.000107172" calcext:value-type="float">
            <text:p>0.000107172</text:p>
          </table:table-cell>
          <table:table-cell office:value-type="float" office:value="0.006587615" calcext:value-type="float">
            <text:p>0.006587615</text:p>
          </table:table-cell>
          <table:table-cell office:value-type="float" office:value="0.000751428" calcext:value-type="float">
            <text:p>0.000751428</text:p>
          </table:table-cell>
          <table:table-cell office:value-type="float" office:value="0.125" calcext:value-type="float">
            <text:p>0.125</text:p>
          </table:table-cell>
          <table:table-cell office:value-type="float" office:value="5" calcext:value-type="float">
            <text:p>5</text:p>
          </table:table-cell>
          <table:table-cell office:value-type="float" office:value="6654" calcext:value-type="float">
            <text:p>665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?a <text:s/>&lt;diedIn&gt; <text:s/>?b <text:s text:c="2"/>=&gt; ?a <text:s/>&lt;isLocatedIn&gt; <text:s/>?b</text:p>
          </table:table-cell>
          <table:table-cell office:value-type="float" office:value="0.000107172" calcext:value-type="float">
            <text:p>0.000107172</text:p>
          </table:table-cell>
          <table:table-cell office:value-type="float" office:value="0.000751428" calcext:value-type="float">
            <text:p>0.000751428</text:p>
          </table:table-cell>
          <table:table-cell office:value-type="float" office:value="0.006587615" calcext:value-type="float">
            <text:p>0.006587615</text:p>
          </table:table-cell>
          <table:table-cell office:value-type="float" office:value="0.125" calcext:value-type="float">
            <text:p>0.125</text:p>
          </table:table-cell>
          <table:table-cell office:value-type="float" office:value="5" calcext:value-type="float">
            <text:p>5</text:p>
          </table:table-cell>
          <table:table-cell office:value-type="float" office:value="759" calcext:value-type="float">
            <text:p>75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isKnownFor&gt; <text:s/>?f <text:s/>?b <text:s/>&lt;isKnownFor&gt; <text:s/>?f <text:s text:c="2"/>=&gt; ?a <text:s/>&lt;hasChild&gt; <text:s/>?b</text:p>
          </table:table-cell>
          <table:table-cell office:value-type="float" office:value="0.000085738" calcext:value-type="float">
            <text:p>0.000085738</text:p>
          </table:table-cell>
          <table:table-cell office:value-type="float" office:value="0.001461988" calcext:value-type="float">
            <text:p>0.001461988</text:p>
          </table:table-cell>
          <table:table-cell office:value-type="float" office:value="0.01843318" calcext:value-type="float">
            <text:p>0.01843318</text:p>
          </table:table-cell>
          <table:table-cell office:value-type="float" office:value="0.121212121" calcext:value-type="float">
            <text:p>0.121212121</text:p>
          </table:table-cell>
          <table:table-cell office:value-type="float" office:value="4" calcext:value-type="float">
            <text:p>4</text:p>
          </table:table-cell>
          <table:table-cell office:value-type="float" office:value="217" calcext:value-type="float">
            <text:p>2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f <text:s/>&lt;actedIn&gt; <text:s/>?b <text:s/>?a <text:s/>&lt;isMarriedTo&gt; <text:s/>?f <text:s text:c="2"/>=&gt; ?a <text:s/>&lt;produced&gt; <text:s/>?b</text:p>
          </table:table-cell>
          <table:table-cell office:value-type="float" office:value="0.000278647" calcext:value-type="float">
            <text:p>0.000278647</text:p>
          </table:table-cell>
          <table:table-cell office:value-type="float" office:value="0.021103896" calcext:value-type="float">
            <text:p>0.021103896</text:p>
          </table:table-cell>
          <table:table-cell office:value-type="float" office:value="0.004894578" calcext:value-type="float">
            <text:p>0.004894578</text:p>
          </table:table-cell>
          <table:table-cell office:value-type="float" office:value="0.117117117" calcext:value-type="float">
            <text:p>0.117117117</text:p>
          </table:table-cell>
          <table:table-cell office:value-type="float" office:value="13" calcext:value-type="float">
            <text:p>13</text:p>
          </table:table-cell>
          <table:table-cell office:value-type="float" office:value="2656" calcext:value-type="float">
            <text:p>265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produced&gt; <text:s/>?f <text:s text:c="2"/>=&gt; ?a <text:s/>&lt;isMarriedTo&gt; <text:s/>?b</text:p>
          </table:table-cell>
          <table:table-cell office:value-type="float" office:value="0.000128606" calcext:value-type="float">
            <text:p>0.000128606</text:p>
          </table:table-cell>
          <table:table-cell office:value-type="float" office:value="0.00359928" calcext:value-type="float">
            <text:p>0.00359928</text:p>
          </table:table-cell>
          <table:table-cell office:value-type="float" office:value="0.050420168" calcext:value-type="float">
            <text:p>0.050420168</text:p>
          </table:table-cell>
          <table:table-cell office:value-type="float" office:value="0.113207547" calcext:value-type="float">
            <text:p>0.113207547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04351181" calcext:value-type="float">
            <text:p>0.004351181</text:p>
          </table:table-cell>
          <table:table-cell office:value-type="float" office:value="0.390384615" calcext:value-type="float">
            <text:p>0.390384615</text:p>
          </table:table-cell>
          <table:table-cell office:value-type="float" office:value="0.067397078" calcext:value-type="float">
            <text:p>0.067397078</text:p>
          </table:table-cell>
          <table:table-cell office:value-type="float" office:value="0.109670448" calcext:value-type="float">
            <text:p>0.109670448</text:p>
          </table:table-cell>
          <table:table-cell office:value-type="float" office:value="203" calcext:value-type="float">
            <text:p>203</text:p>
          </table:table-cell>
          <table:table-cell office:value-type="float" office:value="3012" calcext:value-type="float">
            <text:p>3012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?a <text:s/>&lt;produced&gt; <text:s/>?f <text:s/>?b <text:s/>&lt;produced&gt; <text:s/>?f <text:s text:c="2"/>=&gt; ?a <text:s/>&lt;isMarriedTo&gt; <text:s/>?b</text:p>
          </table:table-cell>
          <table:table-cell office:value-type="float" office:value="0.000107172" calcext:value-type="float">
            <text:p>0.000107172</text:p>
          </table:table-cell>
          <table:table-cell office:value-type="float" office:value="0.0029994" calcext:value-type="float">
            <text:p>0.0029994</text:p>
          </table:table-cell>
          <table:table-cell office:value-type="float" office:value="0.023364486" calcext:value-type="float">
            <text:p>0.023364486</text:p>
          </table:table-cell>
          <table:table-cell office:value-type="float" office:value="0.108695652" calcext:value-type="float">
            <text:p>0.108695652</text:p>
          </table:table-cell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10067114" calcext:value-type="float">
            <text:p>0.010067114</text:p>
          </table:table-cell>
          <table:table-cell office:value-type="float" office:value="0.020547945" calcext:value-type="float">
            <text:p>0.020547945</text:p>
          </table:table-cell>
          <table:table-cell office:value-type="float" office:value="0.103448276" calcext:value-type="float">
            <text:p>0.103448276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exports&gt; <text:s/>?b <text:s text:c="2"/>=&gt; ?a <text:s/>&lt;imports&gt; <text:s/>?b</text:p>
          </table:table-cell>
          <table:table-cell office:value-type="float" office:value="0.001157457" calcext:value-type="float">
            <text:p>0.001157457</text:p>
          </table:table-cell>
          <table:table-cell office:value-type="float" office:value="0.227848101" calcext:value-type="float">
            <text:p>0.227848101</text:p>
          </table:table-cell>
          <table:table-cell office:value-type="float" office:value="0.068181818" calcext:value-type="float">
            <text:p>0.068181818</text:p>
          </table:table-cell>
          <table:table-cell office:value-type="float" office:value="0.099815157" calcext:value-type="float">
            <text:p>0.099815157</text:p>
          </table:table-cell>
          <table:table-cell office:value-type="float" office:value="54" calcext:value-type="float">
            <text:p>54</text:p>
          </table:table-cell>
          <table:table-cell office:value-type="float" office:value="792" calcext:value-type="float">
            <text:p>792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livesIn&gt; <text:s/>?f <text:s text:c="2"/>=&gt; ?a <text:s/>&lt;wasBornIn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1642935" calcext:value-type="float">
            <text:p>0.001642935</text:p>
          </table:table-cell>
          <table:table-cell office:value-type="float" office:value="0.02970297" calcext:value-type="float">
            <text:p>0.02970297</text:p>
          </table:table-cell>
          <table:table-cell office:value-type="float" office:value="0.096774194" calcext:value-type="float">
            <text:p>0.096774194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f <text:s/>&lt;diedIn&gt; <text:s/>?b <text:s/>?a <text:s/>&lt;influences&gt; <text:s/>?f <text:s text:c="2"/>=&gt; ?a <text:s/>&lt;diedIn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2635046" calcext:value-type="float">
            <text:p>0.002635046</text:p>
          </table:table-cell>
          <table:table-cell office:value-type="float" office:value="0.029411765" calcext:value-type="float">
            <text:p>0.029411765</text:p>
          </table:table-cell>
          <table:table-cell office:value-type="float" office:value="0.095238095" calcext:value-type="float">
            <text:p>0.095238095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 text:c="2"/>=&gt; ?a <text:s/>&lt;isMarriedTo&gt; <text:s/>?b</text:p>
          </table:table-cell>
          <table:table-cell office:value-type="float" office:value="0.000128606" calcext:value-type="float">
            <text:p>0.000128606</text:p>
          </table:table-cell>
          <table:table-cell office:value-type="float" office:value="0.00359928" calcext:value-type="float">
            <text:p>0.00359928</text:p>
          </table:table-cell>
          <table:table-cell office:value-type="float" office:value="0.005785921" calcext:value-type="float">
            <text:p>0.005785921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6" calcext:value-type="float">
            <text:p>6</text:p>
          </table:table-cell>
          <table:table-cell office:value-type="float" office:value="1037" calcext:value-type="float">
            <text:p>103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hasOfficialLanguage&gt; <text:s/>?b <text:s text:c="2"/>=&gt; ?a <text:s/>&lt;hasOfficialLanguage&gt; <text:s/>?b</text:p>
          </table:table-cell>
          <table:table-cell office:value-type="float" office:value="0.000900244" calcext:value-type="float">
            <text:p>0.000900244</text:p>
          </table:table-cell>
          <table:table-cell office:value-type="float" office:value="0.135048232" calcext:value-type="float">
            <text:p>0.135048232</text:p>
          </table:table-cell>
          <table:table-cell office:value-type="float" office:value="0.077922078" calcext:value-type="float">
            <text:p>0.077922078</text:p>
          </table:table-cell>
          <table:table-cell office:value-type="float" office:value="0.093541203" calcext:value-type="float">
            <text:p>0.093541203</text:p>
          </table:table-cell>
          <table:table-cell office:value-type="float" office:value="42" calcext:value-type="float">
            <text:p>42</text:p>
          </table:table-cell>
          <table:table-cell office:value-type="float" office:value="539" calcext:value-type="float">
            <text:p>539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e <text:s/>&lt;actedIn&gt; <text:s/>?b <text:s/>?e <text:s/>&lt;isMarriedTo&gt; <text:s/>?a <text:s text:c="2"/>=&gt; ?a <text:s/>&lt;produced&gt; <text:s/>?b</text:p>
          </table:table-cell>
          <table:table-cell office:value-type="float" office:value="0.000214344" calcext:value-type="float">
            <text:p>0.000214344</text:p>
          </table:table-cell>
          <table:table-cell office:value-type="float" office:value="0.016233766" calcext:value-type="float">
            <text:p>0.016233766</text:p>
          </table:table-cell>
          <table:table-cell office:value-type="float" office:value="0.003260515" calcext:value-type="float">
            <text:p>0.003260515</text:p>
          </table:table-cell>
          <table:table-cell office:value-type="float" office:value="0.090909091" calcext:value-type="float">
            <text:p>0.090909091</text:p>
          </table:table-cell>
          <table:table-cell office:value-type="float" office:value="10" calcext:value-type="float">
            <text:p>10</text:p>
          </table:table-cell>
          <table:table-cell office:value-type="float" office:value="3067" calcext:value-type="float">
            <text:p>306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?a <text:s/>&lt;graduatedFrom&gt; <text:s/>?f <text:s/>?b <text:s/>&lt;graduatedFrom&gt; <text:s/>?f <text:s text:c="2"/>=&gt; ?a <text:s/>&lt;isMarriedTo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179964" calcext:value-type="float">
            <text:p>0.00179964</text:p>
          </table:table-cell>
          <table:table-cell office:value-type="float" office:value="0.003147954" calcext:value-type="float">
            <text:p>0.003147954</text:p>
          </table:table-cell>
          <table:table-cell office:value-type="float" office:value="0.090909091" calcext:value-type="float">
            <text:p>0.090909091</text:p>
          </table:table-cell>
          <table:table-cell office:value-type="float" office:value="3" calcext:value-type="float">
            <text:p>3</text:p>
          </table:table-cell>
          <table:table-cell office:value-type="float" office:value="953" calcext:value-type="float">
            <text:p>95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dealsWith&gt; <text:s/>?f <text:s/>?b <text:s/>&lt;dealsWith&gt; <text:s/>?f <text:s text:c="2"/>=&gt; ?a <text:s/>&lt;dealsWith&gt; <text:s/>?b</text:p>
          </table:table-cell>
          <table:table-cell office:value-type="float" office:value="0.006987611" calcext:value-type="float">
            <text:p>0.006987611</text:p>
          </table:table-cell>
          <table:table-cell office:value-type="float" office:value="0.626923077" calcext:value-type="float">
            <text:p>0.626923077</text:p>
          </table:table-cell>
          <table:table-cell office:value-type="float" office:value="0.056548135" calcext:value-type="float">
            <text:p>0.056548135</text:p>
          </table:table-cell>
          <table:table-cell office:value-type="float" office:value="0.088490771" calcext:value-type="float">
            <text:p>0.088490771</text:p>
          </table:table-cell>
          <table:table-cell office:value-type="float" office:value="326" calcext:value-type="float">
            <text:p>326</text:p>
          </table:table-cell>
          <table:table-cell office:value-type="float" office:value="5765" calcext:value-type="float">
            <text:p>5765</text:p>
          </table:table-cell>
          <table:table-cell office:value-type="float" office:value="3684" calcext:value-type="float">
            <text:p>3684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05894457" calcext:value-type="float">
            <text:p>0.005894457</text:p>
          </table:table-cell>
          <table:table-cell office:value-type="float" office:value="0.097725657" calcext:value-type="float">
            <text:p>0.097725657</text:p>
          </table:table-cell>
          <table:table-cell office:value-type="float" office:value="0.079825835" calcext:value-type="float">
            <text:p>0.079825835</text:p>
          </table:table-cell>
          <table:table-cell office:value-type="float" office:value="0.086641462" calcext:value-type="float">
            <text:p>0.086641462</text:p>
          </table:table-cell>
          <table:table-cell office:value-type="float" office:value="275" calcext:value-type="float">
            <text:p>275</text:p>
          </table:table-cell>
          <table:table-cell office:value-type="float" office:value="3445" calcext:value-type="float">
            <text:p>3445</text:p>
          </table:table-cell>
          <table:table-cell office:value-type="float" office:value="3174" calcext:value-type="float">
            <text:p>3174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actedIn&gt; <text:s/>?f <text:s text:c="2"/>=&gt; ?a <text:s/>&lt;hasChild&gt; <text:s/>?b</text:p>
          </table:table-cell>
          <table:table-cell office:value-type="float" office:value="0.000107172" calcext:value-type="float">
            <text:p>0.000107172</text:p>
          </table:table-cell>
          <table:table-cell office:value-type="float" office:value="0.001827485" calcext:value-type="float">
            <text:p>0.001827485</text:p>
          </table:table-cell>
          <table:table-cell office:value-type="float" office:value="0.003232062" calcext:value-type="float">
            <text:p>0.003232062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wasBornIn&gt; <text:s/>?b <text:s text:c="2"/>=&gt; ?a <text:s/>&lt;diedIn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2635046" calcext:value-type="float">
            <text:p>0.002635046</text:p>
          </table:table-cell>
          <table:table-cell office:value-type="float" office:value="0.007604563" calcext:value-type="float">
            <text:p>0.007604563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?e <text:s/>&lt;diedIn&gt; <text:s/>?b <text:s/>?a <text:s/>&lt;isMarriedTo&gt; <text:s/>?e <text:s text:c="2"/>=&gt; ?a <text:s/>&lt;wasBornIn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109529" calcext:value-type="float">
            <text:p>0.00109529</text:p>
          </table:table-cell>
          <table:table-cell office:value-type="float" office:value="0.019047619" calcext:value-type="float">
            <text:p>0.019047619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hasOfficialLanguage&gt; <text:s/>?b <text:s text:c="2"/>=&gt; ?a <text:s/>&lt;hasOfficialLanguage&gt; <text:s/>?b</text:p>
          </table:table-cell>
          <table:table-cell office:value-type="float" office:value="0.000814507" calcext:value-type="float">
            <text:p>0.000814507</text:p>
          </table:table-cell>
          <table:table-cell office:value-type="float" office:value="0.122186495" calcext:value-type="float">
            <text:p>0.122186495</text:p>
          </table:table-cell>
          <table:table-cell office:value-type="float" office:value="0.064735945" calcext:value-type="float">
            <text:p>0.064735945</text:p>
          </table:table-cell>
          <table:table-cell office:value-type="float" office:value="0.082788671" calcext:value-type="float">
            <text:p>0.082788671</text:p>
          </table:table-cell>
          <table:table-cell office:value-type="float" office:value="38" calcext:value-type="float">
            <text:p>38</text:p>
          </table:table-cell>
          <table:table-cell office:value-type="float" office:value="587" calcext:value-type="float">
            <text:p>587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f <text:s/>&lt;dealsWith&gt; <text:s/>?a <text:s/>?b <text:s/>&lt;dealsWith&gt; <text:s/>?f <text:s text:c="2"/>=&gt; ?a <text:s/>&lt;dealsWith&gt; <text:s/>?b</text:p>
          </table:table-cell>
          <table:table-cell office:value-type="float" office:value="0.001243195" calcext:value-type="float">
            <text:p>0.001243195</text:p>
          </table:table-cell>
          <table:table-cell office:value-type="float" office:value="0.111538462" calcext:value-type="float">
            <text:p>0.111538462</text:p>
          </table:table-cell>
          <table:table-cell office:value-type="float" office:value="0.050921861" calcext:value-type="float">
            <text:p>0.050921861</text:p>
          </table:table-cell>
          <table:table-cell office:value-type="float" office:value="0.08180536" calcext:value-type="float">
            <text:p>0.08180536</text:p>
          </table:table-cell>
          <table:table-cell office:value-type="float" office:value="58" calcext:value-type="float">
            <text:p>58</text:p>
          </table:table-cell>
          <table:table-cell office:value-type="float" office:value="1139" calcext:value-type="float">
            <text:p>1139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isKnownFor&gt; <text:s/>?b <text:s text:c="2"/>=&gt; ?a <text:s/>&lt;isKnownFor&gt; <text:s/>?b</text:p>
          </table:table-cell>
          <table:table-cell office:value-type="float" office:value="0.000085738" calcext:value-type="float">
            <text:p>0.000085738</text:p>
          </table:table-cell>
          <table:table-cell office:value-type="float" office:value="0.015037594" calcext:value-type="float">
            <text:p>0.015037594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?b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01436104" calcext:value-type="float">
            <text:p>0.001436104</text:p>
          </table:table-cell>
          <table:table-cell office:value-type="float" office:value="0.128846154" calcext:value-type="float">
            <text:p>0.128846154</text:p>
          </table:table-cell>
          <table:table-cell office:value-type="float" office:value="0.048798252" calcext:value-type="float">
            <text:p>0.048798252</text:p>
          </table:table-cell>
          <table:table-cell office:value-type="float" office:value="0.079572447" calcext:value-type="float">
            <text:p>0.079572447</text:p>
          </table:table-cell>
          <table:table-cell office:value-type="float" office:value="67" calcext:value-type="float">
            <text:p>67</text:p>
          </table:table-cell>
          <table:table-cell office:value-type="float" office:value="1373" calcext:value-type="float">
            <text:p>1373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e <text:s/>&lt;actedIn&gt; <text:s/>?b <text:s/>?e <text:s/>&lt;hasChild&gt; <text:s/>?a <text:s text:c="2"/>=&gt; ?a <text:s/>&lt;produced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487013" calcext:value-type="float">
            <text:p>0.00487013</text:p>
          </table:table-cell>
          <table:table-cell office:value-type="float" office:value="0.003181336" calcext:value-type="float">
            <text:p>0.003181336</text:p>
          </table:table-cell>
          <table:table-cell office:value-type="float" office:value="0.078947368" calcext:value-type="float">
            <text:p>0.078947368</text:p>
          </table:table-cell>
          <table:table-cell office:value-type="float" office:value="3" calcext:value-type="float">
            <text:p>3</text:p>
          </table:table-cell>
          <table:table-cell office:value-type="float" office:value="943" calcext:value-type="float">
            <text:p>94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exports&gt; <text:s/>?b <text:s text:c="2"/>=&gt; ?a <text:s/>&lt;exports&gt; <text:s/>?b</text:p>
          </table:table-cell>
          <table:table-cell office:value-type="float" office:value="0.001328932" calcext:value-type="float">
            <text:p>0.001328932</text:p>
          </table:table-cell>
          <table:table-cell office:value-type="float" office:value="0.167115903" calcext:value-type="float">
            <text:p>0.167115903</text:p>
          </table:table-cell>
          <table:table-cell table:number-columns-repeated="2" office:value-type="float" office:value="0.078282828" calcext:value-type="float">
            <text:p>0.07828282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wasBornIn&gt; <text:s/>?b <text:s text:c="2"/>=&gt; ?a <text:s/>&lt;diedIn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2635046" calcext:value-type="float">
            <text:p>0.002635046</text:p>
          </table:table-cell>
          <table:table-cell office:value-type="float" office:value="0.005934718" calcext:value-type="float">
            <text:p>0.005934718</text:p>
          </table:table-cell>
          <table:table-cell office:value-type="float" office:value="0.074074074" calcext:value-type="float">
            <text:p>0.074074074</text:p>
          </table:table-cell>
          <table:table-cell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f <text:s/>&lt;diedIn&gt; <text:s/>?b <text:s/>?a <text:s/>&lt;hasChild&gt; <text:s/>?f <text:s text:c="2"/>=&gt; ?a <text:s/>&lt;wasBornIn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109529" calcext:value-type="float">
            <text:p>0.00109529</text:p>
          </table:table-cell>
          <table:table-cell office:value-type="float" office:value="0.01369863" calcext:value-type="float">
            <text:p>0.01369863</text:p>
          </table:table-cell>
          <table:table-cell office:value-type="float" office:value="0.074074074" calcext:value-type="float">
            <text:p>0.074074074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imports&gt; <text:s/>?b <text:s text:c="2"/>=&gt; ?a <text:s/>&lt;exports&gt; <text:s/>?b</text:p>
          </table:table-cell>
          <table:table-cell office:value-type="float" office:value="0.000750204" calcext:value-type="float">
            <text:p>0.000750204</text:p>
          </table:table-cell>
          <table:table-cell office:value-type="float" office:value="0.094339623" calcext:value-type="float">
            <text:p>0.094339623</text:p>
          </table:table-cell>
          <table:table-cell office:value-type="float" office:value="0.060344828" calcext:value-type="float">
            <text:p>0.060344828</text:p>
          </table:table-cell>
          <table:table-cell office:value-type="float" office:value="0.072016461" calcext:value-type="float">
            <text:p>0.072016461</text:p>
          </table:table-cell>
          <table:table-cell office:value-type="float" office:value="35" calcext:value-type="float">
            <text:p>35</text:p>
          </table:table-cell>
          <table:table-cell office:value-type="float" office:value="580" calcext:value-type="float">
            <text:p>58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b <text:s/>&lt;actedIn&gt; <text:s/>?f <text:s/>?a <text:s/>&lt;created&gt; <text:s/>?f <text:s text:c="2"/>=&gt; ?a <text:s/>&lt;isMarriedTo&gt; <text:s/>?b</text:p>
          </table:table-cell>
          <table:table-cell office:value-type="float" office:value="0.000128606" calcext:value-type="float">
            <text:p>0.000128606</text:p>
          </table:table-cell>
          <table:table-cell office:value-type="float" office:value="0.00359928" calcext:value-type="float">
            <text:p>0.00359928</text:p>
          </table:table-cell>
          <table:table-cell office:value-type="float" office:value="0.026785714" calcext:value-type="float">
            <text:p>0.026785714</text:p>
          </table:table-cell>
          <table:table-cell office:value-type="float" office:value="0.071428571" calcext:value-type="float">
            <text:p>0.071428571</text:p>
          </table:table-cell>
          <table:table-cell office:value-type="float" office:value="6" calcext:value-type="float">
            <text:p>6</text:p>
          </table:table-cell>
          <table:table-cell office:value-type="float" office:value="224" calcext:value-type="float">
            <text:p>22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107172" calcext:value-type="float">
            <text:p>0.000107172</text:p>
          </table:table-cell>
          <table:table-cell office:value-type="float" office:value="0.037878788" calcext:value-type="float">
            <text:p>0.037878788</text:p>
          </table:table-cell>
          <table:table-cell office:value-type="float" office:value="0.00524659" calcext:value-type="float">
            <text:p>0.00524659</text:p>
          </table:table-cell>
          <table:table-cell office:value-type="float" office:value="0.071428571" calcext:value-type="float">
            <text:p>0.071428571</text:p>
          </table:table-cell>
          <table:table-cell office:value-type="float" office:value="5" calcext:value-type="float">
            <text:p>5</text:p>
          </table:table-cell>
          <table:table-cell office:value-type="float" office:value="953" calcext:value-type="float">
            <text:p>95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b <text:s/>&lt;exports&gt; <text:s/>?f <text:s/>?a <text:s/>&lt;imports&gt; <text:s/>?f <text:s text:c="2"/>=&gt; ?a <text:s/>&lt;dealsWith&gt; <text:s/>?b</text:p>
          </table:table-cell>
          <table:table-cell office:value-type="float" office:value="0.001650448" calcext:value-type="float">
            <text:p>0.001650448</text:p>
          </table:table-cell>
          <table:table-cell office:value-type="float" office:value="0.148076923" calcext:value-type="float">
            <text:p>0.148076923</text:p>
          </table:table-cell>
          <table:table-cell office:value-type="float" office:value="0.056081573" calcext:value-type="float">
            <text:p>0.056081573</text:p>
          </table:table-cell>
          <table:table-cell office:value-type="float" office:value="0.069306931" calcext:value-type="float">
            <text:p>0.069306931</text:p>
          </table:table-cell>
          <table:table-cell office:value-type="float" office:value="77" calcext:value-type="float">
            <text:p>77</text:p>
          </table:table-cell>
          <table:table-cell office:value-type="float" office:value="1373" calcext:value-type="float">
            <text:p>1373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f <text:s/>&lt;directed&gt; <text:s/>?b <text:s/>?a <text:s/>&lt;influences&gt; <text:s/>?f <text:s text:c="2"/>=&gt; ?a <text:s/>&lt;actedIn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0406587" calcext:value-type="float">
            <text:p>0.000406587</text:p>
          </table:table-cell>
          <table:table-cell office:value-type="float" office:value="0.017857143" calcext:value-type="float">
            <text:p>0.017857143</text:p>
          </table:table-cell>
          <table:table-cell office:value-type="float" office:value="0.068965517" calcext:value-type="float">
            <text:p>0.068965517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 text:c="2"/>=&gt; ?a <text:s/>&lt;hasChild&gt; <text:s/>?b</text:p>
          </table:table-cell>
          <table:table-cell office:value-type="float" office:value="0.000150041" calcext:value-type="float">
            <text:p>0.000150041</text:p>
          </table:table-cell>
          <table:table-cell office:value-type="float" office:value="0.00255848" calcext:value-type="float">
            <text:p>0.00255848</text:p>
          </table:table-cell>
          <table:table-cell office:value-type="float" office:value="0.006750241" calcext:value-type="float">
            <text:p>0.006750241</text:p>
          </table:table-cell>
          <table:table-cell office:value-type="float" office:value="0.068627451" calcext:value-type="float">
            <text:p>0.068627451</text:p>
          </table:table-cell>
          <table:table-cell office:value-type="float" office:value="7" calcext:value-type="float">
            <text:p>7</text:p>
          </table:table-cell>
          <table:table-cell office:value-type="float" office:value="1037" calcext:value-type="float">
            <text:p>103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f <text:s/>&lt;influences&gt; <text:s/>?b <text:s/>?a <text:s/>&lt;influences&gt; <text:s/>?f <text:s text:c="2"/>=&gt; ?a <text:s/>&lt;influences&gt; <text:s/>?b</text:p>
          </table:table-cell>
          <table:table-cell office:value-type="float" office:value="0.009238222" calcext:value-type="float">
            <text:p>0.009238222</text:p>
          </table:table-cell>
          <table:table-cell office:value-type="float" office:value="0.153162758" calcext:value-type="float">
            <text:p>0.153162758</text:p>
          </table:table-cell>
          <table:table-cell table:number-columns-repeated="2" office:value-type="float" office:value="0.068608723" calcext:value-type="float">
            <text:p>0.068608723</text:p>
          </table:table-cell>
          <table:table-cell office:value-type="float" office:value="431" calcext:value-type="float">
            <text:p>431</text:p>
          </table:table-cell>
          <table:table-cell table:number-columns-repeated="2" office:value-type="float" office:value="6282" calcext:value-type="float">
            <text:p>6282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e <text:s/>&lt;actedIn&gt; <text:s/>?b <text:s/>?e <text:s/>&lt;isMarriedTo&gt; <text:s/>?a <text:s text:c="2"/>=&gt; ?a <text:s/>&lt;created&gt; <text:s/>?b</text:p>
          </table:table-cell>
          <table:table-cell office:value-type="float" office:value="0.000235778" calcext:value-type="float">
            <text:p>0.000235778</text:p>
          </table:table-cell>
          <table:table-cell office:value-type="float" office:value="0.001135894" calcext:value-type="float">
            <text:p>0.001135894</text:p>
          </table:table-cell>
          <table:table-cell office:value-type="float" office:value="0.003586567" calcext:value-type="float">
            <text:p>0.003586567</text:p>
          </table:table-cell>
          <table:table-cell office:value-type="float" office:value="0.068322981" calcext:value-type="float">
            <text:p>0.068322981</text:p>
          </table:table-cell>
          <table:table-cell office:value-type="float" office:value="11" calcext:value-type="float">
            <text:p>11</text:p>
          </table:table-cell>
          <table:table-cell office:value-type="float" office:value="3067" calcext:value-type="float">
            <text:p>306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01436104" calcext:value-type="float">
            <text:p>0.001436104</text:p>
          </table:table-cell>
          <table:table-cell office:value-type="float" office:value="0.128846154" calcext:value-type="float">
            <text:p>0.128846154</text:p>
          </table:table-cell>
          <table:table-cell office:value-type="float" office:value="0.041256158" calcext:value-type="float">
            <text:p>0.041256158</text:p>
          </table:table-cell>
          <table:table-cell office:value-type="float" office:value="0.067540323" calcext:value-type="float">
            <text:p>0.067540323</text:p>
          </table:table-cell>
          <table:table-cell office:value-type="float" office:value="67" calcext:value-type="float">
            <text:p>67</text:p>
          </table:table-cell>
          <table:table-cell office:value-type="float" office:value="1624" calcext:value-type="float">
            <text:p>1624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f <text:s/>&lt;isLeaderOf&gt; <text:s/>?b <text:s/>?a <text:s/>&lt;isMarriedTo&gt; <text:s/>?f <text:s text:c="2"/>=&gt; ?a <text:s/>&lt;isLeaderOf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11363636" calcext:value-type="float">
            <text:p>0.011363636</text:p>
          </table:table-cell>
          <table:table-cell table:number-columns-repeated="2" office:value-type="float" office:value="0.066666667" calcext:value-type="float">
            <text:p>0.0666666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?b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0621597" calcext:value-type="float">
            <text:p>0.000621597</text:p>
          </table:table-cell>
          <table:table-cell office:value-type="float" office:value="0.017396521" calcext:value-type="float">
            <text:p>0.017396521</text:p>
          </table:table-cell>
          <table:table-cell office:value-type="float" office:value="0.01874596" calcext:value-type="float">
            <text:p>0.01874596</text:p>
          </table:table-cell>
          <table:table-cell office:value-type="float" office:value="0.065909091" calcext:value-type="float">
            <text:p>0.065909091</text:p>
          </table:table-cell>
          <table:table-cell office:value-type="float" office:value="29" calcext:value-type="float">
            <text:p>29</text:p>
          </table:table-cell>
          <table:table-cell office:value-type="float" office:value="1547" calcext:value-type="float">
            <text:p>154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produced&gt; <text:s/>?b <text:s text:c="2"/>=&gt; ?a <text:s/>&lt;produced&gt; <text:s/>?b</text:p>
          </table:table-cell>
          <table:table-cell office:value-type="float" office:value="0.000321516" calcext:value-type="float">
            <text:p>0.000321516</text:p>
          </table:table-cell>
          <table:table-cell office:value-type="float" office:value="0.024350649" calcext:value-type="float">
            <text:p>0.024350649</text:p>
          </table:table-cell>
          <table:table-cell table:number-columns-repeated="2" office:value-type="float" office:value="0.064655172" calcext:value-type="float">
            <text:p>0.06465517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string" calcext:value-type="string">
            <text:p>?b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0019291" calcext:value-type="float">
            <text:p>0.00019291</text:p>
          </table:table-cell>
          <table:table-cell office:value-type="float" office:value="0.00539892" calcext:value-type="float">
            <text:p>0.00539892</text:p>
          </table:table-cell>
          <table:table-cell office:value-type="float" office:value="0.004677755" calcext:value-type="float">
            <text:p>0.004677755</text:p>
          </table:table-cell>
          <table:table-cell office:value-type="float" office:value="0.063829787" calcext:value-type="float">
            <text:p>0.063829787</text:p>
          </table:table-cell>
          <table:table-cell office:value-type="float" office:value="9" calcext:value-type="float">
            <text:p>9</text:p>
          </table:table-cell>
          <table:table-cell office:value-type="float" office:value="1924" calcext:value-type="float">
            <text:p>192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produced&gt; <text:s/>?b <text:s text:c="2"/>=&gt; ?a <text:s/>&lt;produced&gt; <text:s/>?b</text:p>
          </table:table-cell>
          <table:table-cell office:value-type="float" office:value="0.000321516" calcext:value-type="float">
            <text:p>0.000321516</text:p>
          </table:table-cell>
          <table:table-cell office:value-type="float" office:value="0.024350649" calcext:value-type="float">
            <text:p>0.024350649</text:p>
          </table:table-cell>
          <table:table-cell table:number-columns-repeated="2" office:value-type="float" office:value="0.062761506" calcext:value-type="float">
            <text:p>0.06276150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?b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02357783" calcext:value-type="float">
            <text:p>0.002357783</text:p>
          </table:table-cell>
          <table:table-cell office:value-type="float" office:value="0.211538462" calcext:value-type="float">
            <text:p>0.211538462</text:p>
          </table:table-cell>
          <table:table-cell office:value-type="float" office:value="0.039341917" calcext:value-type="float">
            <text:p>0.039341917</text:p>
          </table:table-cell>
          <table:table-cell office:value-type="float" office:value="0.062678063" calcext:value-type="float">
            <text:p>0.062678063</text:p>
          </table:table-cell>
          <table:table-cell office:value-type="float" office:value="110" calcext:value-type="float">
            <text:p>110</text:p>
          </table:table-cell>
          <table:table-cell office:value-type="float" office:value="2796" calcext:value-type="float">
            <text:p>2796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f <text:s/>&lt;actedIn&gt; <text:s/>?b <text:s/>?a <text:s/>&lt;isMarriedTo&gt; <text:s/>?f <text:s text:c="2"/>=&gt; ?a <text:s/>&lt;created&gt; <text:s/>?b</text:p>
          </table:table-cell>
          <table:table-cell office:value-type="float" office:value="0.000171475" calcext:value-type="float">
            <text:p>0.000171475</text:p>
          </table:table-cell>
          <table:table-cell office:value-type="float" office:value="0.000826105" calcext:value-type="float">
            <text:p>0.000826105</text:p>
          </table:table-cell>
          <table:table-cell office:value-type="float" office:value="0.003012048" calcext:value-type="float">
            <text:p>0.003012048</text:p>
          </table:table-cell>
          <table:table-cell office:value-type="float" office:value="0.060150376" calcext:value-type="float">
            <text:p>0.060150376</text:p>
          </table:table-cell>
          <table:table-cell office:value-type="float" office:value="8" calcext:value-type="float">
            <text:p>8</text:p>
          </table:table-cell>
          <table:table-cell office:value-type="float" office:value="2656" calcext:value-type="float">
            <text:p>265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01200326" calcext:value-type="float">
            <text:p>0.001200326</text:p>
          </table:table-cell>
          <table:table-cell office:value-type="float" office:value="0.107692308" calcext:value-type="float">
            <text:p>0.107692308</text:p>
          </table:table-cell>
          <table:table-cell office:value-type="float" office:value="0.016217782" calcext:value-type="float">
            <text:p>0.016217782</text:p>
          </table:table-cell>
          <table:table-cell office:value-type="float" office:value="0.059574468" calcext:value-type="float">
            <text:p>0.059574468</text:p>
          </table:table-cell>
          <table:table-cell office:value-type="float" office:value="56" calcext:value-type="float">
            <text:p>56</text:p>
          </table:table-cell>
          <table:table-cell office:value-type="float" office:value="3453" calcext:value-type="float">
            <text:p>3453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isMarriedTo&gt; <text:s/>?b <text:s text:c="2"/>=&gt; ?a <text:s/>&lt;hasChild&gt; <text:s/>?b</text:p>
          </table:table-cell>
          <table:table-cell office:value-type="float" office:value="0.000643032" calcext:value-type="float">
            <text:p>0.000643032</text:p>
          </table:table-cell>
          <table:table-cell office:value-type="float" office:value="0.010964912" calcext:value-type="float">
            <text:p>0.010964912</text:p>
          </table:table-cell>
          <table:table-cell office:value-type="float" office:value="0.017996401" calcext:value-type="float">
            <text:p>0.017996401</text:p>
          </table:table-cell>
          <table:table-cell office:value-type="float" office:value="0.059288538" calcext:value-type="float">
            <text:p>0.059288538</text:p>
          </table:table-cell>
          <table:table-cell office:value-type="float" office:value="30" calcext:value-type="float">
            <text:p>30</text:p>
          </table:table-cell>
          <table:table-cell office:value-type="float" office:value="1667" calcext:value-type="float">
            <text:p>1667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imports&gt; <text:s/>?b <text:s text:c="2"/>=&gt; ?a <text:s/>&lt;exports&gt; <text:s/>?b</text:p>
          </table:table-cell>
          <table:table-cell office:value-type="float" office:value="0.000900244" calcext:value-type="float">
            <text:p>0.000900244</text:p>
          </table:table-cell>
          <table:table-cell office:value-type="float" office:value="0.113207547" calcext:value-type="float">
            <text:p>0.113207547</text:p>
          </table:table-cell>
          <table:table-cell office:value-type="float" office:value="0.053231939" calcext:value-type="float">
            <text:p>0.053231939</text:p>
          </table:table-cell>
          <table:table-cell office:value-type="float" office:value="0.058906031" calcext:value-type="float">
            <text:p>0.058906031</text:p>
          </table:table-cell>
          <table:table-cell office:value-type="float" office:value="42" calcext:value-type="float">
            <text:p>42</text:p>
          </table:table-cell>
          <table:table-cell office:value-type="float" office:value="789" calcext:value-type="float">
            <text:p>789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00085738" calcext:value-type="float">
            <text:p>0.000085738</text:p>
          </table:table-cell>
          <table:table-cell office:value-type="float" office:value="0.007692308" calcext:value-type="float">
            <text:p>0.007692308</text:p>
          </table:table-cell>
          <table:table-cell office:value-type="float" office:value="0.015267176" calcext:value-type="float">
            <text:p>0.015267176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4" calcext:value-type="float">
            <text:p>4</text:p>
          </table:table-cell>
          <table:table-cell office:value-type="float" office:value="262" calcext:value-type="float">
            <text:p>26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e <text:s/>&lt;created&gt; <text:s/>?b <text:s/>?e <text:s/>&lt;isMarriedTo&gt; <text:s/>?a <text:s text:c="2"/>=&gt; ?a <text:s/>&lt;directed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3201708" calcext:value-type="float">
            <text:p>0.003201708</text:p>
          </table:table-cell>
          <table:table-cell office:value-type="float" office:value="0.003500583" calcext:value-type="float">
            <text:p>0.003500583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3" calcext:value-type="float">
            <text:p>3</text:p>
          </table:table-cell>
          <table:table-cell office:value-type="float" office:value="857" calcext:value-type="float">
            <text:p>8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b <text:s/>&lt;actedIn&gt; <text:s/>?f <text:s/>?a <text:s/>&lt;created&gt; <text:s/>?f <text:s text:c="2"/>=&gt; ?a <text:s/>&lt;influences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0710732" calcext:value-type="float">
            <text:p>0.000710732</text:p>
          </table:table-cell>
          <table:table-cell office:value-type="float" office:value="0.008928571" calcext:value-type="float">
            <text:p>0.008928571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?b <text:s/>&lt;isMarriedTo&gt; <text:s/>?a <text:s/>?a <text:s/>&lt;isMarriedTo&gt; <text:s/>?b <text:s text:c="2"/>=&gt; ?a <text:s/>&lt;hasChild&gt; <text:s/>?b</text:p>
          </table:table-cell>
          <table:table-cell office:value-type="float" office:value="0.00034295" calcext:value-type="float">
            <text:p>0.00034295</text:p>
          </table:table-cell>
          <table:table-cell office:value-type="float" office:value="0.005847953" calcext:value-type="float">
            <text:p>0.005847953</text:p>
          </table:table-cell>
          <table:table-cell office:value-type="float" office:value="0.021447721" calcext:value-type="float">
            <text:p>0.021447721</text:p>
          </table:table-cell>
          <table:table-cell office:value-type="float" office:value="0.054794521" calcext:value-type="float">
            <text:p>0.054794521</text:p>
          </table:table-cell>
          <table:table-cell office:value-type="float" office:value="16" calcext:value-type="float">
            <text:p>16</text:p>
          </table:table-cell>
          <table:table-cell office:value-type="float" office:value="746" calcext:value-type="float">
            <text:p>746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f <text:s/>&lt;created&gt; <text:s/>?b <text:s/>?a <text:s/>&lt;isMarriedTo&gt; <text:s/>?f <text:s text:c="2"/>=&gt; ?a <text:s/>&lt;directed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3201708" calcext:value-type="float">
            <text:p>0.003201708</text:p>
          </table:table-cell>
          <table:table-cell office:value-type="float" office:value="0.002250563" calcext:value-type="float">
            <text:p>0.002250563</text:p>
          </table:table-cell>
          <table:table-cell office:value-type="float" office:value="0.053571429" calcext:value-type="float">
            <text:p>0.053571429</text:p>
          </table:table-cell>
          <table:table-cell office:value-type="float" office:value="3" calcext:value-type="float">
            <text:p>3</text:p>
          </table:table-cell>
          <table:table-cell office:value-type="float" office:value="1333" calcext:value-type="float">
            <text:p>13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e <text:s/>&lt;directed&gt; <text:s/>?b <text:s/>?e <text:s/>&lt;isMarriedTo&gt; <text:s/>?a <text:s text:c="2"/>=&gt; ?a <text:s/>&lt;created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0309789" calcext:value-type="float">
            <text:p>0.000309789</text:p>
          </table:table-cell>
          <table:table-cell office:value-type="float" office:value="0.008982036" calcext:value-type="float">
            <text:p>0.008982036</text:p>
          </table:table-cell>
          <table:table-cell office:value-type="float" office:value="0.052631579" calcext:value-type="float">
            <text:p>0.052631579</text:p>
          </table:table-cell>
          <table:table-cell office:value-type="float" office:value="3" calcext:value-type="float">
            <text:p>3</text:p>
          </table:table-cell>
          <table:table-cell office:value-type="float" office:value="334" calcext:value-type="float">
            <text:p>3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?b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f <text:s/>&lt;directed&gt; <text:s/>?b <text:s/>?a <text:s/>&lt;isMarriedTo&gt; <text:s/>?f <text:s text:c="2"/>=&gt; ?a <text:s/>&lt;created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0309789" calcext:value-type="float">
            <text:p>0.00030978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51724138" calcext:value-type="float">
            <text:p>0.051724138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01178891" calcext:value-type="float">
            <text:p>0.001178891</text:p>
          </table:table-cell>
          <table:table-cell office:value-type="float" office:value="0.148247978" calcext:value-type="float">
            <text:p>0.148247978</text:p>
          </table:table-cell>
          <table:table-cell table:number-columns-repeated="2" office:value-type="float" office:value="0.050551471" calcext:value-type="float">
            <text:p>0.05055147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88" calcext:value-type="float">
            <text:p>1088</text:p>
          </table:table-cell>
          <table:table-cell office:value-type="string" calcext:value-type="string">
            <text:p>?b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0107172" calcext:value-type="float">
            <text:p>0.000107172</text:p>
          </table:table-cell>
          <table:table-cell office:value-type="float" office:value="0.037878788" calcext:value-type="float">
            <text:p>0.037878788</text:p>
          </table:table-cell>
          <table:table-cell office:value-type="float" office:value="0.000311682" calcext:value-type="float">
            <text:p>0.000311682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6042" calcext:value-type="float">
            <text:p>160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?a <text:s/>&lt;hasChild&gt; <text:s/>?b <text:s text:c="2"/>=&gt; ?a <text:s/>&lt;isMarriedTo&gt; <text:s/>?b</text:p>
          </table:table-cell>
          <table:table-cell office:value-type="float" office:value="0.000643032" calcext:value-type="float">
            <text:p>0.000643032</text:p>
          </table:table-cell>
          <table:table-cell office:value-type="float" office:value="0.017996401" calcext:value-type="float">
            <text:p>0.017996401</text:p>
          </table:table-cell>
          <table:table-cell office:value-type="float" office:value="0.010964912" calcext:value-type="float">
            <text:p>0.010964912</text:p>
          </table:table-cell>
          <table:table-cell office:value-type="float" office:value="0.049342105" calcext:value-type="float">
            <text:p>0.049342105</text:p>
          </table:table-cell>
          <table:table-cell office:value-type="float" office:value="30" calcext:value-type="float">
            <text:p>30</text:p>
          </table:table-cell>
          <table:table-cell office:value-type="float" office:value="2736" calcext:value-type="float">
            <text:p>2736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00750204" calcext:value-type="float">
            <text:p>0.000750204</text:p>
          </table:table-cell>
          <table:table-cell office:value-type="float" office:value="0.147679325" calcext:value-type="float">
            <text:p>0.147679325</text:p>
          </table:table-cell>
          <table:table-cell office:value-type="float" office:value="0.032169118" calcext:value-type="float">
            <text:p>0.032169118</text:p>
          </table:table-cell>
          <table:table-cell office:value-type="float" office:value="0.048814505" calcext:value-type="float">
            <text:p>0.048814505</text:p>
          </table:table-cell>
          <table:table-cell office:value-type="float" office:value="35" calcext:value-type="float">
            <text:p>35</text:p>
          </table:table-cell>
          <table:table-cell office:value-type="float" office:value="1088" calcext:value-type="float">
            <text:p>1088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actedIn&gt; <text:s/>?f <text:s text:c="2"/>=&gt; ?a <text:s/>&lt;influences&gt; <text:s/>?b</text:p>
          </table:table-cell>
          <table:table-cell office:value-type="float" office:value="0.000171475" calcext:value-type="float">
            <text:p>0.000171475</text:p>
          </table:table-cell>
          <table:table-cell office:value-type="float" office:value="0.002842928" calcext:value-type="float">
            <text:p>0.002842928</text:p>
          </table:table-cell>
          <table:table-cell office:value-type="float" office:value="0.005171299" calcext:value-type="float">
            <text:p>0.005171299</text:p>
          </table:table-cell>
          <table:table-cell office:value-type="float" office:value="0.04519774" calcext:value-type="float">
            <text:p>0.04519774</text:p>
          </table:table-cell>
          <table:table-cell office:value-type="float" office:value="8" calcext:value-type="float">
            <text:p>8</text:p>
          </table:table-cell>
          <table:table-cell office:value-type="float" office:value="1547" calcext:value-type="float">
            <text:p>154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00085738" calcext:value-type="float">
            <text:p>0.000085738</text:p>
          </table:table-cell>
          <table:table-cell office:value-type="float" office:value="0.04" calcext:value-type="float">
            <text:p>0.04</text:p>
          </table:table-cell>
          <table:table-cell office:value-type="float" office:value="0.019607843" calcext:value-type="float">
            <text:p>0.019607843</text:p>
          </table:table-cell>
          <table:table-cell office:value-type="float" office:value="0.04494382" calcext:value-type="float">
            <text:p>0.04494382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e <text:s/>&lt;created&gt; <text:s/>?a <text:s/>?e <text:s/>&lt;created&gt; <text:s/>?b <text:s text:c="2"/>=&gt; ?a <text:s/>&lt;hasChild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0730994" calcext:value-type="float">
            <text:p>0.000730994</text:p>
          </table:table-cell>
          <table:table-cell office:value-type="float" office:value="0.000004966" calcext:value-type="float">
            <text:p>0.000004966</text:p>
          </table:table-cell>
          <table:table-cell office:value-type="float" office:value="0.043478261" calcext:value-type="float">
            <text:p>0.043478261</text:p>
          </table:table-cell>
          <table:table-cell office:value-type="float" office:value="2" calcext:value-type="float">
            <text:p>2</text:p>
          </table:table-cell>
          <table:table-cell office:value-type="float" office:value="402773" calcext:value-type="float">
            <text:p>40277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?e <text:s/>&lt;created&gt; <text:s/>?b <text:s/>?e <text:s/>&lt;isMarriedTo&gt; <text:s/>?a <text:s text:c="2"/>=&gt; ?a <text:s/>&lt;created&gt; <text:s/>?b</text:p>
          </table:table-cell>
          <table:table-cell office:value-type="float" office:value="0.000793072" calcext:value-type="float">
            <text:p>0.000793072</text:p>
          </table:table-cell>
          <table:table-cell office:value-type="float" office:value="0.003820735" calcext:value-type="float">
            <text:p>0.003820735</text:p>
          </table:table-cell>
          <table:table-cell table:number-columns-repeated="2" office:value-type="float" office:value="0.043173862" calcext:value-type="float">
            <text:p>0.04317386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857" calcext:value-type="float">
            <text:p>857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5769231" calcext:value-type="float">
            <text:p>0.005769231</text:p>
          </table:table-cell>
          <table:table-cell office:value-type="float" office:value="0.00528169" calcext:value-type="float">
            <text:p>0.00528169</text:p>
          </table:table-cell>
          <table:table-cell office:value-type="float" office:value="0.042857143" calcext:value-type="float">
            <text:p>0.042857143</text:p>
          </table:table-cell>
          <table:table-cell office:value-type="float" office:value="3" calcext:value-type="float">
            <text:p>3</text:p>
          </table:table-cell>
          <table:table-cell office:value-type="float" office:value="568" calcext:value-type="float">
            <text:p>5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13439362" calcext:value-type="float">
            <text:p>0.013439362</text:p>
          </table:table-cell>
          <table:table-cell office:value-type="float" office:value="0.097663551" calcext:value-type="float">
            <text:p>0.097663551</text:p>
          </table:table-cell>
          <table:table-cell table:number-columns-repeated="2" office:value-type="float" office:value="0.042644358" calcext:value-type="float">
            <text:p>0.042644358</text:p>
          </table:table-cell>
          <table:table-cell office:value-type="float" office:value="627" calcext:value-type="float">
            <text:p>627</text:p>
          </table:table-cell>
          <table:table-cell table:number-columns-repeated="2" office:value-type="float" office:value="14703" calcext:value-type="float">
            <text:p>14703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15151515" calcext:value-type="float">
            <text:p>0.015151515</text:p>
          </table:table-cell>
          <table:table-cell office:value-type="float" office:value="0.00192864" calcext:value-type="float">
            <text:p>0.00192864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office:value-type="float" office:value="1037" calcext:value-type="float">
            <text:p>103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hasAcademicAdvisor&gt; <text:s/>?f <text:s/>?b <text:s/>&lt;hasAcademicAdvisor&gt; <text:s/>?f <text:s text:c="2"/>=&gt; ?a <text:s/>&lt;hasAcademicAdvisor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22727273" calcext:value-type="float">
            <text:p>0.022727273</text:p>
          </table:table-cell>
          <table:table-cell office:value-type="float" office:value="0.020979021" calcext:value-type="float">
            <text:p>0.020979021</text:p>
          </table:table-cell>
          <table:table-cell office:value-type="float" office:value="0.039473684" calcext:value-type="float">
            <text:p>0.039473684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?b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hasChild&gt; <text:s/>?f <text:s/>?b <text:s/>&lt;isMarriedTo&gt; <text:s/>?f <text:s text:c="2"/>=&gt; ?a <text:s/>&lt;hasChild&gt; <text:s/>?b</text:p>
          </table:table-cell>
          <table:table-cell office:value-type="float" office:value="0.000321516" calcext:value-type="float">
            <text:p>0.000321516</text:p>
          </table:table-cell>
          <table:table-cell office:value-type="float" office:value="0.005482456" calcext:value-type="float">
            <text:p>0.005482456</text:p>
          </table:table-cell>
          <table:table-cell office:value-type="float" office:value="0.019011407" calcext:value-type="float">
            <text:p>0.019011407</text:p>
          </table:table-cell>
          <table:table-cell office:value-type="float" office:value="0.038461538" calcext:value-type="float">
            <text:p>0.038461538</text:p>
          </table:table-cell>
          <table:table-cell office:value-type="float" office:value="15" calcext:value-type="float">
            <text:p>15</text:p>
          </table:table-cell>
          <table:table-cell office:value-type="float" office:value="789" calcext:value-type="float">
            <text:p>78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isMarriedTo&gt; <text:s/>?b <text:s text:c="2"/>=&gt; ?a <text:s/>&lt;hasChild&gt; <text:s/>?b</text:p>
          </table:table-cell>
          <table:table-cell office:value-type="float" office:value="0.000321516" calcext:value-type="float">
            <text:p>0.000321516</text:p>
          </table:table-cell>
          <table:table-cell office:value-type="float" office:value="0.005482456" calcext:value-type="float">
            <text:p>0.005482456</text:p>
          </table:table-cell>
          <table:table-cell office:value-type="float" office:value="0.017942584" calcext:value-type="float">
            <text:p>0.017942584</text:p>
          </table:table-cell>
          <table:table-cell office:value-type="float" office:value="0.037878788" calcext:value-type="float">
            <text:p>0.037878788</text:p>
          </table:table-cell>
          <table:table-cell office:value-type="float" office:value="15" calcext:value-type="float">
            <text:p>15</text:p>
          </table:table-cell>
          <table:table-cell office:value-type="float" office:value="836" calcext:value-type="float">
            <text:p>836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?e <text:s/>&lt;isLeaderOf&gt; <text:s/>?b <text:s/>?e <text:s/>&lt;isMarriedTo&gt; <text:s/>?a <text:s text:c="2"/>=&gt; ?a <text:s/>&lt;isLeaderOf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11363636" calcext:value-type="float">
            <text:p>0.011363636</text:p>
          </table:table-cell>
          <table:table-cell table:number-columns-repeated="2" office:value-type="float" office:value="0.037735849" calcext:value-type="float">
            <text:p>0.0377358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?b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wasBornIn&gt; <text:s/>?b <text:s text:c="2"/>=&gt; ?a <text:s/>&lt;wasBornIn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1642935" calcext:value-type="float">
            <text:p>0.001642935</text:p>
          </table:table-cell>
          <table:table-cell office:value-type="float" office:value="0.005484461" calcext:value-type="float">
            <text:p>0.005484461</text:p>
          </table:table-cell>
          <table:table-cell office:value-type="float" office:value="0.037037037" calcext:value-type="float">
            <text:p>0.037037037</text:p>
          </table:table-cell>
          <table:table-cell office:value-type="float" office:value="3" calcext:value-type="float">
            <text:p>3</text:p>
          </table:table-cell>
          <table:table-cell office:value-type="float" office:value="547" calcext:value-type="float">
            <text:p>54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b <text:s/>&lt;isMarriedTo&gt; <text:s/>?a <text:s text:c="2"/>=&gt; ?a <text:s/>&lt;hasChild&gt; <text:s/>?b</text:p>
          </table:table-cell>
          <table:table-cell office:value-type="float" office:value="0.000428688" calcext:value-type="float">
            <text:p>0.000428688</text:p>
          </table:table-cell>
          <table:table-cell office:value-type="float" office:value="0.007309942" calcext:value-type="float">
            <text:p>0.007309942</text:p>
          </table:table-cell>
          <table:table-cell office:value-type="float" office:value="0.0119976" calcext:value-type="float">
            <text:p>0.0119976</text:p>
          </table:table-cell>
          <table:table-cell office:value-type="float" office:value="0.036630037" calcext:value-type="float">
            <text:p>0.036630037</text:p>
          </table:table-cell>
          <table:table-cell office:value-type="float" office:value="20" calcext:value-type="float">
            <text:p>20</text:p>
          </table:table-cell>
          <table:table-cell office:value-type="float" office:value="1667" calcext:value-type="float">
            <text:p>1667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f <text:s/>&lt;hasAcademicAdvisor&gt; <text:s/>?b <text:s/>?a <text:s/>&lt;hasAcademicAdvisor&gt; <text:s/>?f <text:s text:c="2"/>=&gt; ?a <text:s/>&lt;hasAcademicAdvisor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22727273" calcext:value-type="float">
            <text:p>0.022727273</text:p>
          </table:table-cell>
          <table:table-cell table:number-columns-repeated="2" office:value-type="float" office:value="0.036144578" calcext:value-type="float">
            <text:p>0.03614457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3" calcext:value-type="float">
            <text:p>0.03</text:p>
          </table:table-cell>
          <table:table-cell office:value-type="float" office:value="0.014150943" calcext:value-type="float">
            <text:p>0.014150943</text:p>
          </table:table-cell>
          <table:table-cell office:value-type="float" office:value="0.031914894" calcext:value-type="float">
            <text:p>0.031914894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isInterestedIn&gt; <text:s/>?f <text:s/>?b <text:s/>&lt;isInterestedIn&gt; <text:s/>?f <text:s text:c="2"/>=&gt; ?a <text:s/>&lt;influences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0710732" calcext:value-type="float">
            <text:p>0.000710732</text:p>
          </table:table-cell>
          <table:table-cell table:number-columns-repeated="2" office:value-type="float" office:value="0.03030303" calcext:value-type="float">
            <text:p>0.030303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hasCapital&gt; <text:s/>?f <text:s/>?f <text:s/>&lt;participatedIn&gt; <text:s/>?b <text:s text:c="2"/>=&gt; ?a <text:s/>&lt;participatedIn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0311526" calcext:value-type="float">
            <text:p>0.000311526</text:p>
          </table:table-cell>
          <table:table-cell table:number-columns-repeated="2" office:value-type="float" office:value="0.029850746" calcext:value-type="float">
            <text:p>0.0298507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?b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graduatedFrom&gt; <text:s/>?f <text:s/>?b <text:s/>&lt;graduatedFrom&gt; <text:s/>?f <text:s text:c="2"/>=&gt; ?a <text:s/>&lt;influences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1066098" calcext:value-type="float">
            <text:p>0.001066098</text:p>
          </table:table-cell>
          <table:table-cell office:value-type="float" office:value="0.003147954" calcext:value-type="float">
            <text:p>0.003147954</text:p>
          </table:table-cell>
          <table:table-cell office:value-type="float" office:value="0.02970297" calcext:value-type="float">
            <text:p>0.02970297</text:p>
          </table:table-cell>
          <table:table-cell office:value-type="float" office:value="3" calcext:value-type="float">
            <text:p>3</text:p>
          </table:table-cell>
          <table:table-cell office:value-type="float" office:value="953" calcext:value-type="float">
            <text:p>95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created&gt; <text:s/>?f <text:s/>?b <text:s/>&lt;created&gt; <text:s/>?f <text:s text:c="2"/>=&gt; ?a <text:s/>&lt;influences&gt; <text:s/>?b</text:p>
          </table:table-cell>
          <table:table-cell office:value-type="float" office:value="0.000257213" calcext:value-type="float">
            <text:p>0.000257213</text:p>
          </table:table-cell>
          <table:table-cell office:value-type="float" office:value="0.004264392" calcext:value-type="float">
            <text:p>0.004264392</text:p>
          </table:table-cell>
          <table:table-cell office:value-type="float" office:value="0.006237006" calcext:value-type="float">
            <text:p>0.006237006</text:p>
          </table:table-cell>
          <table:table-cell office:value-type="float" office:value="0.028915663" calcext:value-type="float">
            <text:p>0.028915663</text:p>
          </table:table-cell>
          <table:table-cell office:value-type="float" office:value="12" calcext:value-type="float">
            <text:p>12</text:p>
          </table:table-cell>
          <table:table-cell office:value-type="float" office:value="1924" calcext:value-type="float">
            <text:p>1924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?f <text:s/>&lt;created&gt; <text:s/>?b <text:s/>?a <text:s/>&lt;isMarriedTo&gt; <text:s/>?f <text:s text:c="2"/>=&gt; ?a <text:s/>&lt;created&gt; <text:s/>?b</text:p>
          </table:table-cell>
          <table:table-cell office:value-type="float" office:value="0.000793072" calcext:value-type="float">
            <text:p>0.000793072</text:p>
          </table:table-cell>
          <table:table-cell office:value-type="float" office:value="0.003820735" calcext:value-type="float">
            <text:p>0.003820735</text:p>
          </table:table-cell>
          <table:table-cell table:number-columns-repeated="2" office:value-type="float" office:value="0.027756939" calcext:value-type="float">
            <text:p>0.02775693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333" calcext:value-type="float">
            <text:p>1333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300081" calcext:value-type="float">
            <text:p>0.000300081</text:p>
          </table:table-cell>
          <table:table-cell office:value-type="float" office:value="0.00839832" calcext:value-type="float">
            <text:p>0.00839832</text:p>
          </table:table-cell>
          <table:table-cell office:value-type="float" office:value="0.003183989" calcext:value-type="float">
            <text:p>0.003183989</text:p>
          </table:table-cell>
          <table:table-cell office:value-type="float" office:value="0.027667984" calcext:value-type="float">
            <text:p>0.027667984</text:p>
          </table:table-cell>
          <table:table-cell office:value-type="float" office:value="14" calcext:value-type="float">
            <text:p>14</text:p>
          </table:table-cell>
          <table:table-cell office:value-type="float" office:value="4397" calcext:value-type="float">
            <text:p>4397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?f <text:s/>&lt;actedIn&gt; <text:s/>?b <text:s/>?a <text:s/>&lt;influences&gt; <text:s/>?f <text:s text:c="2"/>=&gt; ?a <text:s/>&lt;created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0206526" calcext:value-type="float">
            <text:p>0.000206526</text:p>
          </table:table-cell>
          <table:table-cell office:value-type="float" office:value="0.002538071" calcext:value-type="float">
            <text:p>0.002538071</text:p>
          </table:table-cell>
          <table:table-cell office:value-type="float" office:value="0.025641026" calcext:value-type="float">
            <text:p>0.025641026</text:p>
          </table:table-cell>
          <table:table-cell office:value-type="float" office:value="2" calcext:value-type="float">
            <text:p>2</text:p>
          </table:table-cell>
          <table:table-cell office:value-type="float" office:value="788" calcext:value-type="float">
            <text:p>78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wasBornIn&gt; <text:s/>?b <text:s text:c="2"/>=&gt; ?a <text:s/>&lt;wasBornIn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109529" calcext:value-type="float">
            <text:p>0.00109529</text:p>
          </table:table-cell>
          <table:table-cell office:value-type="float" office:value="0.008733624" calcext:value-type="float">
            <text:p>0.008733624</text:p>
          </table:table-cell>
          <table:table-cell office:value-type="float" office:value="0.025" calcext:value-type="float">
            <text:p>0.025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b <text:s/>&lt;isLocatedIn&gt; <text:s/>?f <text:s/>?a <text:s/>&lt;livesIn&gt; <text:s/>?f <text:s text:c="2"/>=&gt; ?a <text:s/>&lt;diedIn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3952569" calcext:value-type="float">
            <text:p>0.003952569</text:p>
          </table:table-cell>
          <table:table-cell office:value-type="float" office:value="0.001230012" calcext:value-type="float">
            <text:p>0.001230012</text:p>
          </table:table-cell>
          <table:table-cell office:value-type="float" office:value="0.024" calcext:value-type="float">
            <text:p>0.024</text:p>
          </table:table-cell>
          <table:table-cell office:value-type="float" office:value="3" calcext:value-type="float">
            <text:p>3</text:p>
          </table:table-cell>
          <table:table-cell office:value-type="float" office:value="2439" calcext:value-type="float">
            <text:p>243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0621597" calcext:value-type="float">
            <text:p>0.000621597</text:p>
          </table:table-cell>
          <table:table-cell office:value-type="float" office:value="0.097315436" calcext:value-type="float">
            <text:p>0.097315436</text:p>
          </table:table-cell>
          <table:table-cell office:value-type="float" office:value="0.004358281" calcext:value-type="float">
            <text:p>0.004358281</text:p>
          </table:table-cell>
          <table:table-cell office:value-type="float" office:value="0.023673469" calcext:value-type="float">
            <text:p>0.023673469</text:p>
          </table:table-cell>
          <table:table-cell office:value-type="float" office:value="29" calcext:value-type="float">
            <text:p>29</text:p>
          </table:table-cell>
          <table:table-cell office:value-type="float" office:value="6654" calcext:value-type="float">
            <text:p>6654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14939769" calcext:value-type="float">
            <text:p>0.014939769</text:p>
          </table:table-cell>
          <table:table-cell office:value-type="float" office:value="0.108566978" calcext:value-type="float">
            <text:p>0.108566978</text:p>
          </table:table-cell>
          <table:table-cell table:number-columns-repeated="2" office:value-type="float" office:value="0.021762208" calcext:value-type="float">
            <text:p>0.021762208</text:p>
          </table:table-cell>
          <table:table-cell office:value-type="float" office:value="697" calcext:value-type="float">
            <text:p>697</text:p>
          </table:table-cell>
          <table:table-cell table:number-columns-repeated="2" office:value-type="float" office:value="32028" calcext:value-type="float">
            <text:p>32028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?e <text:s/>&lt;hasAcademicAdvisor&gt; <text:s/>?a <text:s/>?e <text:s/>&lt;hasAcademicAdvisor&gt; <text:s/>?b <text:s text:c="2"/>=&gt; ?a <text:s/>&lt;hasAcademicAdvisor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22727273" calcext:value-type="float">
            <text:p>0.022727273</text:p>
          </table:table-cell>
          <table:table-cell table:number-columns-repeated="2" office:value-type="float" office:value="0.020547945" calcext:value-type="float">
            <text:p>0.0205479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?b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f <text:s/>&lt;actedIn&gt; <text:s/>?b <text:s/>?a <text:s/>&lt;isMarriedTo&gt; <text:s/>?f <text:s text:c="2"/>=&gt; ?a <text:s/>&lt;actedIn&gt; <text:s/>?b</text:p>
          </table:table-cell>
          <table:table-cell office:value-type="float" office:value="0.001157457" calcext:value-type="float">
            <text:p>0.001157457</text:p>
          </table:table-cell>
          <table:table-cell office:value-type="float" office:value="0.010977841" calcext:value-type="float">
            <text:p>0.010977841</text:p>
          </table:table-cell>
          <table:table-cell table:number-columns-repeated="2" office:value-type="float" office:value="0.020331325" calcext:value-type="float">
            <text:p>0.02033132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656" calcext:value-type="float">
            <text:p>2656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0235778" calcext:value-type="float">
            <text:p>0.000235778</text:p>
          </table:table-cell>
          <table:table-cell office:value-type="float" office:value="0.004020468" calcext:value-type="float">
            <text:p>0.004020468</text:p>
          </table:table-cell>
          <table:table-cell office:value-type="float" office:value="0.002005835" calcext:value-type="float">
            <text:p>0.002005835</text:p>
          </table:table-cell>
          <table:table-cell office:value-type="float" office:value="0.019713262" calcext:value-type="float">
            <text:p>0.019713262</text:p>
          </table:table-cell>
          <table:table-cell office:value-type="float" office:value="11" calcext:value-type="float">
            <text:p>11</text:p>
          </table:table-cell>
          <table:table-cell office:value-type="float" office:value="5484" calcext:value-type="float">
            <text:p>5484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385819" calcext:value-type="float">
            <text:p>0.000385819</text:p>
          </table:table-cell>
          <table:table-cell office:value-type="float" office:value="0.006578947" calcext:value-type="float">
            <text:p>0.006578947</text:p>
          </table:table-cell>
          <table:table-cell office:value-type="float" office:value="0.001446248" calcext:value-type="float">
            <text:p>0.001446248</text:p>
          </table:table-cell>
          <table:table-cell office:value-type="float" office:value="0.019565217" calcext:value-type="float">
            <text:p>0.019565217</text:p>
          </table:table-cell>
          <table:table-cell office:value-type="float" office:value="18" calcext:value-type="float">
            <text:p>18</text:p>
          </table:table-cell>
          <table:table-cell office:value-type="float" office:value="12446" calcext:value-type="float">
            <text:p>12446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hasChild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0730994" calcext:value-type="float">
            <text:p>0.000730994</text:p>
          </table:table-cell>
          <table:table-cell office:value-type="float" office:value="0.000124673" calcext:value-type="float">
            <text:p>0.000124673</text:p>
          </table:table-cell>
          <table:table-cell office:value-type="float" office:value="0.019417476" calcext:value-type="float">
            <text:p>0.019417476</text:p>
          </table:table-cell>
          <table:table-cell office:value-type="float" office:value="2" calcext:value-type="float">
            <text:p>2</text:p>
          </table:table-cell>
          <table:table-cell office:value-type="float" office:value="16042" calcext:value-type="float">
            <text:p>1604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19291" calcext:value-type="float">
            <text:p>0.00019291</text:p>
          </table:table-cell>
          <table:table-cell office:value-type="float" office:value="0.003198294" calcext:value-type="float">
            <text:p>0.003198294</text:p>
          </table:table-cell>
          <table:table-cell office:value-type="float" office:value="0.000874296" calcext:value-type="float">
            <text:p>0.000874296</text:p>
          </table:table-cell>
          <table:table-cell office:value-type="float" office:value="0.01910828" calcext:value-type="float">
            <text:p>0.01910828</text:p>
          </table:table-cell>
          <table:table-cell office:value-type="float" office:value="9" calcext:value-type="float">
            <text:p>9</text:p>
          </table:table-cell>
          <table:table-cell office:value-type="float" office:value="10294" calcext:value-type="float">
            <text:p>10294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?b <text:s/>&lt;hasChild&gt; <text:s/>?a <text:s text:c="2"/>=&gt; ?a <text:s/>&lt;isMarriedTo&gt; <text:s/>?b</text:p>
          </table:table-cell>
          <table:table-cell office:value-type="float" office:value="0.000428688" calcext:value-type="float">
            <text:p>0.000428688</text:p>
          </table:table-cell>
          <table:table-cell office:value-type="float" office:value="0.0119976" calcext:value-type="float">
            <text:p>0.0119976</text:p>
          </table:table-cell>
          <table:table-cell office:value-type="float" office:value="0.007309942" calcext:value-type="float">
            <text:p>0.007309942</text:p>
          </table:table-cell>
          <table:table-cell office:value-type="float" office:value="0.017621145" calcext:value-type="float">
            <text:p>0.017621145</text:p>
          </table:table-cell>
          <table:table-cell office:value-type="float" office:value="20" calcext:value-type="float">
            <text:p>20</text:p>
          </table:table-cell>
          <table:table-cell office:value-type="float" office:value="2736" calcext:value-type="float">
            <text:p>2736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e <text:s/>&lt;actedIn&gt; <text:s/>?b <text:s/>?e <text:s/>&lt;isMarriedTo&gt; <text:s/>?a <text:s text:c="2"/>=&gt; ?a <text:s/>&lt;actedIn&gt; <text:s/>?b</text:p>
          </table:table-cell>
          <table:table-cell office:value-type="float" office:value="0.001157457" calcext:value-type="float">
            <text:p>0.001157457</text:p>
          </table:table-cell>
          <table:table-cell office:value-type="float" office:value="0.010977841" calcext:value-type="float">
            <text:p>0.010977841</text:p>
          </table:table-cell>
          <table:table-cell table:number-columns-repeated="2" office:value-type="float" office:value="0.017606782" calcext:value-type="float">
            <text:p>0.01760678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3067" calcext:value-type="float">
            <text:p>3067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?a <text:s/>&lt;isLocatedIn&gt; <text:s/>?f <text:s/>?b <text:s/>&lt;isLocatedIn&gt; <text:s/>?f <text:s text:c="2"/>=&gt; ?a <text:s/>&lt;dealsWith&gt; <text:s/>?b</text:p>
          </table:table-cell>
          <table:table-cell office:value-type="float" office:value="0.000085738" calcext:value-type="float">
            <text:p>0.000085738</text:p>
          </table:table-cell>
          <table:table-cell office:value-type="float" office:value="0.007692308" calcext:value-type="float">
            <text:p>0.007692308</text:p>
          </table:table-cell>
          <table:table-cell office:value-type="float" office:value="0.000031303" calcext:value-type="float">
            <text:p>0.000031303</text:p>
          </table:table-cell>
          <table:table-cell office:value-type="float" office:value="0.017167382" calcext:value-type="float">
            <text:p>0.017167382</text:p>
          </table:table-cell>
          <table:table-cell office:value-type="float" office:value="4" calcext:value-type="float">
            <text:p>4</text:p>
          </table:table-cell>
          <table:table-cell office:value-type="float" office:value="127784" calcext:value-type="float">
            <text:p>12778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isLocatedIn&gt; <text:s/>?b</text:p>
          </table:table-cell>
          <table:table-cell office:value-type="float" office:value="0.000150041" calcext:value-type="float">
            <text:p>0.000150041</text:p>
          </table:table-cell>
          <table:table-cell office:value-type="float" office:value="0.001051999" calcext:value-type="float">
            <text:p>0.001051999</text:p>
          </table:table-cell>
          <table:table-cell office:value-type="float" office:value="0.00102504" calcext:value-type="float">
            <text:p>0.00102504</text:p>
          </table:table-cell>
          <table:table-cell office:value-type="float" office:value="0.016746411" calcext:value-type="float">
            <text:p>0.016746411</text:p>
          </table:table-cell>
          <table:table-cell office:value-type="float" office:value="7" calcext:value-type="float">
            <text:p>7</text:p>
          </table:table-cell>
          <table:table-cell office:value-type="float" office:value="6829" calcext:value-type="float">
            <text:p>6829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hasChild&gt; <text:s/>?f <text:s/>?b <text:s/>&lt;hasChild&gt; <text:s/>?f <text:s text:c="2"/>=&gt; ?a <text:s/>&lt;hasChild&gt; <text:s/>?b</text:p>
          </table:table-cell>
          <table:table-cell office:value-type="float" office:value="0.000257213" calcext:value-type="float">
            <text:p>0.000257213</text:p>
          </table:table-cell>
          <table:table-cell office:value-type="float" office:value="0.004385965" calcext:value-type="float">
            <text:p>0.004385965</text:p>
          </table:table-cell>
          <table:table-cell office:value-type="float" office:value="0.006018054" calcext:value-type="float">
            <text:p>0.006018054</text:p>
          </table:table-cell>
          <table:table-cell office:value-type="float" office:value="0.016172507" calcext:value-type="float">
            <text:p>0.016172507</text:p>
          </table:table-cell>
          <table:table-cell office:value-type="float" office:value="12" calcext:value-type="float">
            <text:p>12</text:p>
          </table:table-cell>
          <table:table-cell office:value-type="float" office:value="1994" calcext:value-type="float">
            <text:p>1994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?b <text:s/>&lt;diedIn&gt; <text:s/>?f <text:s/>?a <text:s/>&lt;wasBornIn&gt; <text:s/>?f <text:s text:c="2"/>=&gt; ?a <text:s/>&lt;influences&gt; <text:s/>?b</text:p>
          </table:table-cell>
          <table:table-cell office:value-type="float" office:value="0.000107172" calcext:value-type="float">
            <text:p>0.000107172</text:p>
          </table:table-cell>
          <table:table-cell office:value-type="float" office:value="0.00177683" calcext:value-type="float">
            <text:p>0.00177683</text:p>
          </table:table-cell>
          <table:table-cell office:value-type="float" office:value="0.000911743" calcext:value-type="float">
            <text:p>0.000911743</text:p>
          </table:table-cell>
          <table:table-cell office:value-type="float" office:value="0.01607717" calcext:value-type="float">
            <text:p>0.01607717</text:p>
          </table:table-cell>
          <table:table-cell office:value-type="float" office:value="5" calcext:value-type="float">
            <text:p>5</text:p>
          </table:table-cell>
          <table:table-cell office:value-type="float" office:value="5484" calcext:value-type="float">
            <text:p>5484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34482759" calcext:value-type="float">
            <text:p>0.034482759</text:p>
          </table:table-cell>
          <table:table-cell table:number-columns-repeated="2" office:value-type="float" office:value="0.014925373" calcext:value-type="float">
            <text:p>0.01492537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f <text:s/>&lt;actedIn&gt; <text:s/>?b <text:s/>?a <text:s/>&lt;hasChild&gt; <text:s/>?f <text:s text:c="2"/>=&gt; ?a <text:s/>&lt;actedIn&gt; <text:s/>?b</text:p>
          </table:table-cell>
          <table:table-cell office:value-type="float" office:value="0.000107172" calcext:value-type="float">
            <text:p>0.000107172</text:p>
          </table:table-cell>
          <table:table-cell office:value-type="float" office:value="0.001016467" calcext:value-type="float">
            <text:p>0.001016467</text:p>
          </table:table-cell>
          <table:table-cell table:number-columns-repeated="2" office:value-type="float" office:value="0.014662757" calcext:value-type="float">
            <text:p>0.01466275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1" calcext:value-type="float">
            <text:p>341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b <text:s/>&lt;isLocatedIn&gt; <text:s/>?f <text:s/>?a <text:s/>&lt;livesIn&gt; <text:s/>?f <text:s text:c="2"/>=&gt; ?a <text:s/>&lt;worksAt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20833333" calcext:value-type="float">
            <text:p>0.020833333</text:p>
          </table:table-cell>
          <table:table-cell office:value-type="float" office:value="0.000820008" calcext:value-type="float">
            <text:p>0.000820008</text:p>
          </table:table-cell>
          <table:table-cell office:value-type="float" office:value="0.013157895" calcext:value-type="float">
            <text:p>0.013157895</text:p>
          </table:table-cell>
          <table:table-cell office:value-type="float" office:value="2" calcext:value-type="float">
            <text:p>2</text:p>
          </table:table-cell>
          <table:table-cell office:value-type="float" office:value="2439" calcext:value-type="float">
            <text:p>243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0171475" calcext:value-type="float">
            <text:p>0.000171475</text:p>
          </table:table-cell>
          <table:table-cell office:value-type="float" office:value="0.002842928" calcext:value-type="float">
            <text:p>0.002842928</text:p>
          </table:table-cell>
          <table:table-cell office:value-type="float" office:value="0.000498691" calcext:value-type="float">
            <text:p>0.000498691</text:p>
          </table:table-cell>
          <table:table-cell office:value-type="float" office:value="0.012924071" calcext:value-type="float">
            <text:p>0.012924071</text:p>
          </table:table-cell>
          <table:table-cell office:value-type="float" office:value="8" calcext:value-type="float">
            <text:p>8</text:p>
          </table:table-cell>
          <table:table-cell office:value-type="float" office:value="16042" calcext:value-type="float">
            <text:p>16042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471557" calcext:value-type="float">
            <text:p>0.000471557</text:p>
          </table:table-cell>
          <table:table-cell office:value-type="float" office:value="0.028985507" calcext:value-type="float">
            <text:p>0.028985507</text:p>
          </table:table-cell>
          <table:table-cell office:value-type="float" office:value="0.003221555" calcext:value-type="float">
            <text:p>0.003221555</text:p>
          </table:table-cell>
          <table:table-cell office:value-type="float" office:value="0.012394366" calcext:value-type="float">
            <text:p>0.012394366</text:p>
          </table:table-cell>
          <table:table-cell office:value-type="float" office:value="22" calcext:value-type="float">
            <text:p>22</text:p>
          </table:table-cell>
          <table:table-cell office:value-type="float" office:value="6829" calcext:value-type="float">
            <text:p>6829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b <text:s/>&lt;hasChild&gt; <text:s/>?a <text:s text:c="2"/>=&gt; ?a <text:s/>&lt;hasChild&gt; <text:s/>?b</text:p>
          </table:table-cell>
          <table:table-cell office:value-type="float" office:value="0.000300081" calcext:value-type="float">
            <text:p>0.000300081</text:p>
          </table:table-cell>
          <table:table-cell table:number-columns-repeated="2" office:value-type="float" office:value="0.005116959" calcext:value-type="float">
            <text:p>0.005116959</text:p>
          </table:table-cell>
          <table:table-cell office:value-type="float" office:value="0.011263073" calcext:value-type="float">
            <text:p>0.011263073</text:p>
          </table:table-cell>
          <table:table-cell office:value-type="float" office:value="14" calcext:value-type="float">
            <text:p>14</text:p>
          </table:table-cell>
          <table:table-cell office:value-type="float" office:value="2736" calcext:value-type="float">
            <text:p>2736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0578729" calcext:value-type="float">
            <text:p>0.000578729</text:p>
          </table:table-cell>
          <table:table-cell office:value-type="float" office:value="0.014786418" calcext:value-type="float">
            <text:p>0.014786418</text:p>
          </table:table-cell>
          <table:table-cell office:value-type="float" office:value="0.003953727" calcext:value-type="float">
            <text:p>0.003953727</text:p>
          </table:table-cell>
          <table:table-cell office:value-type="float" office:value="0.011124845" calcext:value-type="float">
            <text:p>0.011124845</text:p>
          </table:table-cell>
          <table:table-cell office:value-type="float" office:value="27" calcext:value-type="float">
            <text:p>27</text:p>
          </table:table-cell>
          <table:table-cell office:value-type="float" office:value="6829" calcext:value-type="float">
            <text:p>6829</text:p>
          </table:table-cell>
          <table:table-cell office:value-type="float" office:value="2427" calcext:value-type="float">
            <text:p>2427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influences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1066098" calcext:value-type="float">
            <text:p>0.001066098</text:p>
          </table:table-cell>
          <table:table-cell office:value-type="float" office:value="0.000682283" calcext:value-type="float">
            <text:p>0.000682283</text:p>
          </table:table-cell>
          <table:table-cell office:value-type="float" office:value="0.011070111" calcext:value-type="float">
            <text:p>0.011070111</text:p>
          </table:table-cell>
          <table:table-cell office:value-type="float" office:value="3" calcext:value-type="float">
            <text:p>3</text:p>
          </table:table-cell>
          <table:table-cell office:value-type="float" office:value="4397" calcext:value-type="float">
            <text:p>439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hasChild&gt; <text:s/>?b <text:s text:c="2"/>=&gt; ?a <text:s/>&lt;isMarriedTo&gt; <text:s/>?b</text:p>
          </table:table-cell>
          <table:table-cell office:value-type="float" office:value="0.00034295" calcext:value-type="float">
            <text:p>0.00034295</text:p>
          </table:table-cell>
          <table:table-cell office:value-type="float" office:value="0.00959808" calcext:value-type="float">
            <text:p>0.00959808</text:p>
          </table:table-cell>
          <table:table-cell office:value-type="float" office:value="0.001439496" calcext:value-type="float">
            <text:p>0.001439496</text:p>
          </table:table-cell>
          <table:table-cell office:value-type="float" office:value="0.01105736" calcext:value-type="float">
            <text:p>0.01105736</text:p>
          </table:table-cell>
          <table:table-cell office:value-type="float" office:value="16" calcext:value-type="float">
            <text:p>16</text:p>
          </table:table-cell>
          <table:table-cell office:value-type="float" office:value="11115" calcext:value-type="float">
            <text:p>11115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?f <text:s/>&lt;actedIn&gt; <text:s/>?b <text:s/>?a <text:s/>&lt;influences&gt; <text:s/>?f <text:s text:c="2"/>=&gt; ?a <text:s/>&lt;actedIn&gt; <text:s/>?b</text:p>
          </table:table-cell>
          <table:table-cell office:value-type="float" office:value="0.000150041" calcext:value-type="float">
            <text:p>0.000150041</text:p>
          </table:table-cell>
          <table:table-cell office:value-type="float" office:value="0.001423053" calcext:value-type="float">
            <text:p>0.001423053</text:p>
          </table:table-cell>
          <table:table-cell table:number-columns-repeated="2" office:value-type="float" office:value="0.008883249" calcext:value-type="float">
            <text:p>0.00888324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88" calcext:value-type="float">
            <text:p>788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09731213" calcext:value-type="float">
            <text:p>0.009731213</text:p>
          </table:table-cell>
          <table:table-cell office:value-type="float" office:value="0.161336176" calcext:value-type="float">
            <text:p>0.161336176</text:p>
          </table:table-cell>
          <table:table-cell table:number-columns-repeated="2" office:value-type="float" office:value="0.00884473" calcext:value-type="float">
            <text:p>0.00884473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51330" calcext:value-type="float">
            <text:p>51330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?f <text:s/>&lt;isMarriedTo&gt; <text:s/>?a <text:s/>?b <text:s/>&lt;isMarriedTo&gt; <text:s/>?f <text:s text:c="2"/>=&gt; ?a <text:s/>&lt;hasChild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1096491" calcext:value-type="float">
            <text:p>0.001096491</text:p>
          </table:table-cell>
          <table:table-cell office:value-type="float" office:value="0.002991027" calcext:value-type="float">
            <text:p>0.002991027</text:p>
          </table:table-cell>
          <table:table-cell office:value-type="float" office:value="0.008547009" calcext:value-type="float">
            <text:p>0.008547009</text:p>
          </table:table-cell>
          <table:table-cell office:value-type="float" office:value="3" calcext:value-type="float">
            <text:p>3</text:p>
          </table:table-cell>
          <table:table-cell office:value-type="float" office:value="1003" calcext:value-type="float">
            <text:p>100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f <text:s/>&lt;hasChild&gt; <text:s/>?b <text:s/>?a <text:s/>&lt;hasChild&gt; <text:s/>?f <text:s text:c="2"/>=&gt; ?a <text:s/>&lt;hasChild&gt; <text:s/>?b</text:p>
          </table:table-cell>
          <table:table-cell office:value-type="float" office:value="0.000321516" calcext:value-type="float">
            <text:p>0.000321516</text:p>
          </table:table-cell>
          <table:table-cell office:value-type="float" office:value="0.005482456" calcext:value-type="float">
            <text:p>0.005482456</text:p>
          </table:table-cell>
          <table:table-cell table:number-columns-repeated="2" office:value-type="float" office:value="0.008152174" calcext:value-type="float">
            <text:p>0.00815217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40" calcext:value-type="float">
            <text:p>1840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a <text:s/>&lt;isMarriedTo&gt; <text:s/>?f <text:s/>?b <text:s/>&lt;isMarriedTo&gt; <text:s/>?f <text:s text:c="2"/>=&gt; ?a <text:s/>&lt;hasChild&gt; <text:s/>?b</text:p>
          </table:table-cell>
          <table:table-cell office:value-type="float" office:value="0.000107172" calcext:value-type="float">
            <text:p>0.000107172</text:p>
          </table:table-cell>
          <table:table-cell office:value-type="float" office:value="0.001827485" calcext:value-type="float">
            <text:p>0.001827485</text:p>
          </table:table-cell>
          <table:table-cell office:value-type="float" office:value="0.002535497" calcext:value-type="float">
            <text:p>0.002535497</text:p>
          </table:table-cell>
          <table:table-cell office:value-type="float" office:value="0.008143322" calcext:value-type="float">
            <text:p>0.008143322</text:p>
          </table:table-cell>
          <table:table-cell office:value-type="float" office:value="5" calcext:value-type="float">
            <text:p>5</text:p>
          </table:table-cell>
          <table:table-cell office:value-type="float" office:value="1972" calcext:value-type="float">
            <text:p>1972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wasBornIn&gt; <text:s/>?f <text:s text:c="2"/>=&gt; ?a <text:s/>&lt;isMarriedTo&gt; <text:s/>?b</text:p>
          </table:table-cell>
          <table:table-cell office:value-type="float" office:value="0.000235778" calcext:value-type="float">
            <text:p>0.000235778</text:p>
          </table:table-cell>
          <table:table-cell office:value-type="float" office:value="0.00659868" calcext:value-type="float">
            <text:p>0.00659868</text:p>
          </table:table-cell>
          <table:table-cell office:value-type="float" office:value="0.000883818" calcext:value-type="float">
            <text:p>0.000883818</text:p>
          </table:table-cell>
          <table:table-cell office:value-type="float" office:value="0.008017493" calcext:value-type="float">
            <text:p>0.008017493</text:p>
          </table:table-cell>
          <table:table-cell office:value-type="float" office:value="11" calcext:value-type="float">
            <text:p>11</text:p>
          </table:table-cell>
          <table:table-cell office:value-type="float" office:value="12446" calcext:value-type="float">
            <text:p>12446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128606" calcext:value-type="float">
            <text:p>0.000128606</text:p>
          </table:table-cell>
          <table:table-cell office:value-type="float" office:value="0.012684989" calcext:value-type="float">
            <text:p>0.012684989</text:p>
          </table:table-cell>
          <table:table-cell office:value-type="float" office:value="0.000878606" calcext:value-type="float">
            <text:p>0.000878606</text:p>
          </table:table-cell>
          <table:table-cell office:value-type="float" office:value="0.00794702" calcext:value-type="float">
            <text:p>0.00794702</text:p>
          </table:table-cell>
          <table:table-cell office:value-type="float" office:value="6" calcext:value-type="float">
            <text:p>6</text:p>
          </table:table-cell>
          <table:table-cell office:value-type="float" office:value="6829" calcext:value-type="float">
            <text:p>6829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b <text:s/>&lt;isLocatedIn&gt; <text:s/>?f <text:s/>?a <text:s/>&lt;livesIn&gt; <text:s/>?f <text:s text:c="2"/>=&gt; ?a <text:s/>&lt;livesIn&gt; <text:s/>?b</text:p>
          </table:table-cell>
          <table:table-cell office:value-type="float" office:value="0.000407253" calcext:value-type="float">
            <text:p>0.000407253</text:p>
          </table:table-cell>
          <table:table-cell office:value-type="float" office:value="0.040169133" calcext:value-type="float">
            <text:p>0.040169133</text:p>
          </table:table-cell>
          <table:table-cell table:number-columns-repeated="2" office:value-type="float" office:value="0.007790078" calcext:value-type="float">
            <text:p>0.00779007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439" calcext:value-type="float">
            <text:p>2439</text:p>
          </table:table-cell>
          <table:table-cell office:value-type="string" calcext:value-type="string">
            <text:p>?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085738" calcext:value-type="float">
            <text:p>0.000085738</text:p>
          </table:table-cell>
          <table:table-cell office:value-type="float" office:value="0.001461988" calcext:value-type="float">
            <text:p>0.001461988</text:p>
          </table:table-cell>
          <table:table-cell office:value-type="float" office:value="0.000909711" calcext:value-type="float">
            <text:p>0.000909711</text:p>
          </table:table-cell>
          <table:table-cell office:value-type="float" office:value="0.007476636" calcext:value-type="float">
            <text:p>0.007476636</text:p>
          </table:table-cell>
          <table:table-cell office:value-type="float" office:value="4" calcext:value-type="float">
            <text:p>4</text:p>
          </table:table-cell>
          <table:table-cell office:value-type="float" office:value="4397" calcext:value-type="float">
            <text:p>4397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?b <text:s/>&lt;isLocatedIn&gt; <text:s/>?f <text:s/>?a <text:s/>&lt;livesIn&gt; <text:s/>?f <text:s text:c="2"/>=&gt; ?a <text:s/>&lt;wasBornIn&gt; <text:s/>?b</text:p>
          </table:table-cell>
          <table:table-cell office:value-type="float" office:value="0.000150041" calcext:value-type="float">
            <text:p>0.000150041</text:p>
          </table:table-cell>
          <table:table-cell office:value-type="float" office:value="0.003833516" calcext:value-type="float">
            <text:p>0.003833516</text:p>
          </table:table-cell>
          <table:table-cell office:value-type="float" office:value="0.002870029" calcext:value-type="float">
            <text:p>0.002870029</text:p>
          </table:table-cell>
          <table:table-cell office:value-type="float" office:value="0.006903353" calcext:value-type="float">
            <text:p>0.006903353</text:p>
          </table:table-cell>
          <table:table-cell office:value-type="float" office:value="7" calcext:value-type="float">
            <text:p>7</text:p>
          </table:table-cell>
          <table:table-cell office:value-type="float" office:value="2439" calcext:value-type="float">
            <text:p>2439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e <text:s/>&lt;influences&gt; <text:s/>?b <text:s/>?e <text:s/>&lt;isMarriedTo&gt; <text:s/>?a <text:s text:c="2"/>=&gt; ?a <text:s/>&lt;influences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0710732" calcext:value-type="float">
            <text:p>0.000710732</text:p>
          </table:table-cell>
          <table:table-cell table:number-columns-repeated="2" office:value-type="float" office:value="0.006872852" calcext:value-type="float">
            <text:p>0.0068728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f <text:s/>&lt;dealsWith&gt; <text:s/>?b <text:s/>?a <text:s/>&lt;livesIn&gt; <text:s/>?f <text:s text:c="2"/>=&gt; ?a <text:s/>&lt;livesIn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422833" calcext:value-type="float">
            <text:p>0.00422833</text:p>
          </table:table-cell>
          <table:table-cell table:number-columns-repeated="2" office:value-type="float" office:value="0.006097561" calcext:value-type="float">
            <text:p>0.00609756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wasBornIn&gt; <text:s/>?f <text:s text:c="2"/>=&gt; ?a <text:s/>&lt;isMarriedTo&gt; <text:s/>?b</text:p>
          </table:table-cell>
          <table:table-cell office:value-type="float" office:value="0.000085738" calcext:value-type="float">
            <text:p>0.000085738</text:p>
          </table:table-cell>
          <table:table-cell office:value-type="float" office:value="0.00239952" calcext:value-type="float">
            <text:p>0.00239952</text:p>
          </table:table-cell>
          <table:table-cell office:value-type="float" office:value="0.000729395" calcext:value-type="float">
            <text:p>0.000729395</text:p>
          </table:table-cell>
          <table:table-cell office:value-type="float" office:value="0.005943536" calcext:value-type="float">
            <text:p>0.005943536</text:p>
          </table:table-cell>
          <table:table-cell office:value-type="float" office:value="4" calcext:value-type="float">
            <text:p>4</text:p>
          </table:table-cell>
          <table:table-cell office:value-type="float" office:value="5484" calcext:value-type="float">
            <text:p>5484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f <text:s/>&lt;influences&gt; <text:s/>?b <text:s/>?a <text:s/>&lt;isMarriedTo&gt; <text:s/>?f <text:s text:c="2"/>=&gt; ?a <text:s/>&lt;influences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0710732" calcext:value-type="float">
            <text:p>0.000710732</text:p>
          </table:table-cell>
          <table:table-cell table:number-columns-repeated="2" office:value-type="float" office:value="0.00591716" calcext:value-type="float">
            <text:p>0.005917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38" calcext:value-type="float">
            <text:p>338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?f <text:s/>&lt;isMarriedTo&gt; <text:s/>?b <text:s/>?a <text:s/>&lt;isMarriedTo&gt; <text:s/>?f <text:s text:c="2"/>=&gt; ?a <text:s/>&lt;hasChild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0730994" calcext:value-type="float">
            <text:p>0.000730994</text:p>
          </table:table-cell>
          <table:table-cell office:value-type="float" office:value="0.001994018" calcext:value-type="float">
            <text:p>0.001994018</text:p>
          </table:table-cell>
          <table:table-cell office:value-type="float" office:value="0.005509642" calcext:value-type="float">
            <text:p>0.005509642</text:p>
          </table:table-cell>
          <table:table-cell office:value-type="float" office:value="2" calcext:value-type="float">
            <text:p>2</text:p>
          </table:table-cell>
          <table:table-cell office:value-type="float" office:value="1003" calcext:value-type="float">
            <text:p>1003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e <text:s/>&lt;actedIn&gt; <text:s/>?b <text:s/>?e <text:s/>&lt;hasChild&gt; <text:s/>?a <text:s text:c="2"/>=&gt; ?a <text:s/>&lt;actedIn&gt; <text:s/>?b</text:p>
          </table:table-cell>
          <table:table-cell office:value-type="float" office:value="0.000107172" calcext:value-type="float">
            <text:p>0.000107172</text:p>
          </table:table-cell>
          <table:table-cell office:value-type="float" office:value="0.001016467" calcext:value-type="float">
            <text:p>0.001016467</text:p>
          </table:table-cell>
          <table:table-cell table:number-columns-repeated="2" office:value-type="float" office:value="0.005302227" calcext:value-type="float">
            <text:p>0.0053022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43" calcext:value-type="float">
            <text:p>943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 text:c="2"/>=&gt; ?a <text:s/>&lt;isMarriedTo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119976" calcext:value-type="float">
            <text:p>0.00119976</text:p>
          </table:table-cell>
          <table:table-cell office:value-type="float" office:value="0.000194288" calcext:value-type="float">
            <text:p>0.000194288</text:p>
          </table:table-cell>
          <table:table-cell office:value-type="float" office:value="0.005102041" calcext:value-type="float">
            <text:p>0.005102041</text:p>
          </table:table-cell>
          <table:table-cell office:value-type="float" office:value="2" calcext:value-type="float">
            <text:p>2</text:p>
          </table:table-cell>
          <table:table-cell office:value-type="float" office:value="10294" calcext:value-type="float">
            <text:p>10294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a <text:s/>&lt;influences&gt; <text:s/>?f <text:s/>?b <text:s/>&lt;influences&gt; <text:s/>?f <text:s text:c="2"/>=&gt; ?a <text:s/>&lt;isMarriedTo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119976" calcext:value-type="float">
            <text:p>0.00119976</text:p>
          </table:table-cell>
          <table:table-cell office:value-type="float" office:value="0.000580552" calcext:value-type="float">
            <text:p>0.000580552</text:p>
          </table:table-cell>
          <table:table-cell office:value-type="float" office:value="0.005050505" calcext:value-type="float">
            <text:p>0.005050505</text:p>
          </table:table-cell>
          <table:table-cell office:value-type="float" office:value="2" calcext:value-type="float">
            <text:p>2</text:p>
          </table:table-cell>
          <table:table-cell office:value-type="float" office:value="3445" calcext:value-type="float">
            <text:p>344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wasBornIn&gt; <text:s/>?f <text:s text:c="2"/>=&gt; ?a <text:s/>&lt;influences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1066098" calcext:value-type="float">
            <text:p>0.001066098</text:p>
          </table:table-cell>
          <table:table-cell office:value-type="float" office:value="0.000241041" calcext:value-type="float">
            <text:p>0.000241041</text:p>
          </table:table-cell>
          <table:table-cell office:value-type="float" office:value="0.005025126" calcext:value-type="float">
            <text:p>0.005025126</text:p>
          </table:table-cell>
          <table:table-cell office:value-type="float" office:value="3" calcext:value-type="float">
            <text:p>3</text:p>
          </table:table-cell>
          <table:table-cell office:value-type="float" office:value="12446" calcext:value-type="float">
            <text:p>12446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isInterestedIn&gt; <text:s/>?b <text:s text:c="2"/>=&gt; ?a <text:s/>&lt;isInterestedIn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34482759" calcext:value-type="float">
            <text:p>0.034482759</text:p>
          </table:table-cell>
          <table:table-cell table:number-columns-repeated="2" office:value-type="float" office:value="0.004878049" calcext:value-type="float">
            <text:p>0.0048780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10" calcext:value-type="float">
            <text:p>410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b <text:s/>&lt;influences&gt; <text:s/>?a <text:s text:c="2"/>=&gt; ?a <text:s/>&lt;influences&gt; <text:s/>?b</text:p>
          </table:table-cell>
          <table:table-cell office:value-type="float" office:value="0.000257213" calcext:value-type="float">
            <text:p>0.000257213</text:p>
          </table:table-cell>
          <table:table-cell table:number-columns-repeated="2" office:value-type="float" office:value="0.004264392" calcext:value-type="float">
            <text:p>0.004264392</text:p>
          </table:table-cell>
          <table:table-cell office:value-type="float" office:value="0.004840662" calcext:value-type="float">
            <text:p>0.004840662</text:p>
          </table:table-cell>
          <table:table-cell office:value-type="float" office:value="12" calcext:value-type="float">
            <text:p>12</text:p>
          </table:table-cell>
          <table:table-cell office:value-type="float" office:value="2814" calcext:value-type="float">
            <text:p>2814</text:p>
          </table:table-cell>
          <table:table-cell office:value-type="float" office:value="2479" calcext:value-type="float">
            <text:p>2479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isMarriedTo&gt; <text:s/>?b <text:s text:c="2"/>=&gt; ?a <text:s/>&lt;isMarriedTo&gt; <text:s/>?b</text:p>
          </table:table-cell>
          <table:table-cell office:value-type="float" office:value="0.000085738" calcext:value-type="float">
            <text:p>0.000085738</text:p>
          </table:table-cell>
          <table:table-cell office:value-type="float" office:value="0.00239952" calcext:value-type="float">
            <text:p>0.00239952</text:p>
          </table:table-cell>
          <table:table-cell table:number-columns-repeated="2" office:value-type="float" office:value="0.004784689" calcext:value-type="float">
            <text:p>0.00478468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36" calcext:value-type="float">
            <text:p>836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b <text:s/>&lt;hasChild&gt; <text:s/>?f <text:s/>?f <text:s/>&lt;isMarriedTo&gt; <text:s/>?a <text:s text:c="2"/>=&gt; ?a <text:s/>&lt;isMarriedTo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119976" calcext:value-type="float">
            <text:p>0.00119976</text:p>
          </table:table-cell>
          <table:table-cell office:value-type="float" office:value="0.002392344" calcext:value-type="float">
            <text:p>0.002392344</text:p>
          </table:table-cell>
          <table:table-cell office:value-type="float" office:value="0.004683841" calcext:value-type="float">
            <text:p>0.004683841</text:p>
          </table:table-cell>
          <table:table-cell office:value-type="float" office:value="2" calcext:value-type="float">
            <text:p>2</text:p>
          </table:table-cell>
          <table:table-cell office:value-type="float" office:value="836" calcext:value-type="float">
            <text:p>836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e <text:s/>&lt;hasChild&gt; <text:s/>?b <text:s/>?e <text:s/>&lt;isMarriedTo&gt; <text:s/>?a <text:s text:c="2"/>=&gt; ?a <text:s/>&lt;isMarriedTo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119976" calcext:value-type="float">
            <text:p>0.00119976</text:p>
          </table:table-cell>
          <table:table-cell office:value-type="float" office:value="0.000942063" calcext:value-type="float">
            <text:p>0.000942063</text:p>
          </table:table-cell>
          <table:table-cell office:value-type="float" office:value="0.004474273" calcext:value-type="float">
            <text:p>0.004474273</text:p>
          </table:table-cell>
          <table:table-cell office:value-type="float" office:value="2" calcext:value-type="float">
            <text:p>2</text:p>
          </table:table-cell>
          <table:table-cell office:value-type="float" office:value="2123" calcext:value-type="float">
            <text:p>2123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a <text:s/>&lt;hasChild&gt; <text:s/>?f <text:s/>?b <text:s/>&lt;isMarriedTo&gt; <text:s/>?f <text:s text:c="2"/>=&gt; ?a <text:s/>&lt;isMarriedTo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119976" calcext:value-type="float">
            <text:p>0.00119976</text:p>
          </table:table-cell>
          <table:table-cell office:value-type="float" office:value="0.002534854" calcext:value-type="float">
            <text:p>0.002534854</text:p>
          </table:table-cell>
          <table:table-cell office:value-type="float" office:value="0.004132231" calcext:value-type="float">
            <text:p>0.004132231</text:p>
          </table:table-cell>
          <table:table-cell office:value-type="float" office:value="2" calcext:value-type="float">
            <text:p>2</text:p>
          </table:table-cell>
          <table:table-cell office:value-type="float" office:value="789" calcext:value-type="float">
            <text:p>789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isMarriedTo&gt; <text:s/>?b</text:p>
          </table:table-cell>
          <table:table-cell office:value-type="float" office:value="0.000128606" calcext:value-type="float">
            <text:p>0.000128606</text:p>
          </table:table-cell>
          <table:table-cell office:value-type="float" office:value="0.00359928" calcext:value-type="float">
            <text:p>0.00359928</text:p>
          </table:table-cell>
          <table:table-cell office:value-type="float" office:value="0.000374018" calcext:value-type="float">
            <text:p>0.000374018</text:p>
          </table:table-cell>
          <table:table-cell office:value-type="float" office:value="0.004040404" calcext:value-type="float">
            <text:p>0.004040404</text:p>
          </table:table-cell>
          <table:table-cell office:value-type="float" office:value="6" calcext:value-type="float">
            <text:p>6</text:p>
          </table:table-cell>
          <table:table-cell office:value-type="float" office:value="16042" calcext:value-type="float">
            <text:p>16042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?b <text:s/>&lt;diedIn&gt; <text:s/>?f <text:s/>?a <text:s/>&lt;wasBornIn&gt; <text:s/>?f <text:s text:c="2"/>=&gt; ?a <text:s/>&lt;hasChild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0730994" calcext:value-type="float">
            <text:p>0.000730994</text:p>
          </table:table-cell>
          <table:table-cell office:value-type="float" office:value="0.000364697" calcext:value-type="float">
            <text:p>0.000364697</text:p>
          </table:table-cell>
          <table:table-cell office:value-type="float" office:value="0.003384095" calcext:value-type="float">
            <text:p>0.003384095</text:p>
          </table:table-cell>
          <table:table-cell office:value-type="float" office:value="2" calcext:value-type="float">
            <text:p>2</text:p>
          </table:table-cell>
          <table:table-cell office:value-type="float" office:value="5484" calcext:value-type="float">
            <text:p>5484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b <text:s/>&lt;diedIn&gt; <text:s/>?f <text:s/>?a <text:s/>&lt;wasBornIn&gt; <text:s/>?f <text:s text:c="2"/>=&gt; ?a <text:s/>&lt;isMarriedTo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119976" calcext:value-type="float">
            <text:p>0.00119976</text:p>
          </table:table-cell>
          <table:table-cell office:value-type="float" office:value="0.000364697" calcext:value-type="float">
            <text:p>0.000364697</text:p>
          </table:table-cell>
          <table:table-cell office:value-type="float" office:value="0.003194888" calcext:value-type="float">
            <text:p>0.003194888</text:p>
          </table:table-cell>
          <table:table-cell office:value-type="float" office:value="2" calcext:value-type="float">
            <text:p>2</text:p>
          </table:table-cell>
          <table:table-cell office:value-type="float" office:value="5484" calcext:value-type="float">
            <text:p>5484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e <text:s/>&lt;actedIn&gt; <text:s/>?b <text:s/>?e <text:s/>&lt;influences&gt; <text:s/>?a <text:s text:c="2"/>=&gt; ?a <text:s/>&lt;actedIn&gt; <text:s/>?b</text:p>
          </table:table-cell>
          <table:table-cell office:value-type="float" office:value="0.000171475" calcext:value-type="float">
            <text:p>0.000171475</text:p>
          </table:table-cell>
          <table:table-cell office:value-type="float" office:value="0.001626347" calcext:value-type="float">
            <text:p>0.001626347</text:p>
          </table:table-cell>
          <table:table-cell table:number-columns-repeated="2" office:value-type="float" office:value="0.003006389" calcext:value-type="float">
            <text:p>0.00300638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661" calcext:value-type="float">
            <text:p>2661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e <text:s/>&lt;created&gt; <text:s/>?b <text:s/>?e <text:s/>&lt;influences&gt; <text:s/>?a <text:s text:c="2"/>=&gt; ?a <text:s/>&lt;actedIn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0406587" calcext:value-type="float">
            <text:p>0.000406587</text:p>
          </table:table-cell>
          <table:table-cell office:value-type="float" office:value="0.000057554" calcext:value-type="float">
            <text:p>0.000057554</text:p>
          </table:table-cell>
          <table:table-cell office:value-type="float" office:value="0.002770083" calcext:value-type="float">
            <text:p>0.002770083</text:p>
          </table:table-cell>
          <table:table-cell office:value-type="float" office:value="2" calcext:value-type="float">
            <text:p>2</text:p>
          </table:table-cell>
          <table:table-cell office:value-type="float" office:value="34750" calcext:value-type="float">
            <text:p>34750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?f <text:s/>&lt;created&gt; <text:s/>?b <text:s/>?a <text:s/>&lt;influences&gt; <text:s/>?f <text:s text:c="2"/>=&gt; ?a <text:s/>&lt;created&gt; <text:s/>?b</text:p>
          </table:table-cell>
          <table:table-cell office:value-type="float" office:value="0.000364385" calcext:value-type="float">
            <text:p>0.000364385</text:p>
          </table:table-cell>
          <table:table-cell office:value-type="float" office:value="0.001755473" calcext:value-type="float">
            <text:p>0.001755473</text:p>
          </table:table-cell>
          <table:table-cell table:number-columns-repeated="2" office:value-type="float" office:value="0.002706145" calcext:value-type="float">
            <text:p>0.00270614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282" calcext:value-type="float">
            <text:p>6282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e <text:s/>&lt;hasChild&gt; <text:s/>?a <text:s/>?b <text:s/>&lt;isMarriedTo&gt; <text:s/>?e <text:s text:c="2"/>=&gt; ?a <text:s/>&lt;isMarriedTo&gt; <text:s/>?b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179964" calcext:value-type="float">
            <text:p>0.00179964</text:p>
          </table:table-cell>
          <table:table-cell office:value-type="float" office:value="0.001744186" calcext:value-type="float">
            <text:p>0.001744186</text:p>
          </table:table-cell>
          <table:table-cell office:value-type="float" office:value="0.002624672" calcext:value-type="float">
            <text:p>0.002624672</text:p>
          </table:table-cell>
          <table:table-cell office:value-type="float" office:value="3" calcext:value-type="float">
            <text:p>3</text:p>
          </table:table-cell>
          <table:table-cell office:value-type="float" office:value="1720" calcext:value-type="float">
            <text:p>1720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?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isMarriedTo&gt; <text:s/>?b <text:s text:c="2"/>=&gt; ?a <text:s/>&lt;isMarriedTo&gt; <text:s/>?b</text:p>
          </table:table-cell>
          <table:table-cell office:value-type="float" office:value="0.000107172" calcext:value-type="float">
            <text:p>0.000107172</text:p>
          </table:table-cell>
          <table:table-cell office:value-type="float" office:value="0.0029994" calcext:value-type="float">
            <text:p>0.0029994</text:p>
          </table:table-cell>
          <table:table-cell table:number-columns-repeated="2" office:value-type="float" office:value="0.002355158" calcext:value-type="float">
            <text:p>0.0023551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23" calcext:value-type="float">
            <text:p>2123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b <text:s/>&lt;dealsWith&gt; <text:s/>?f <text:s/>?a <text:s/>&lt;livesIn&gt; <text:s/>?f <text:s text:c="2"/>=&gt; ?a <text:s/>&lt;livesIn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422833" calcext:value-type="float">
            <text:p>0.00422833</text:p>
          </table:table-cell>
          <table:table-cell table:number-columns-repeated="2" office:value-type="float" office:value="0.001716738" calcext:value-type="float">
            <text:p>0.0017167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65" calcext:value-type="float">
            <text:p>1165</text:p>
          </table:table-cell>
          <table:table-cell office:value-type="string" calcext:value-type="string">
            <text:p>?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hasChild&gt; <text:s/>?b <text:s text:c="2"/>=&gt; ?a <text:s/>&lt;hasChild&gt; <text:s/>?b</text:p>
          </table:table-cell>
          <table:table-cell office:value-type="float" office:value="0.000321516" calcext:value-type="float">
            <text:p>0.000321516</text:p>
          </table:table-cell>
          <table:table-cell office:value-type="float" office:value="0.005482456" calcext:value-type="float">
            <text:p>0.005482456</text:p>
          </table:table-cell>
          <table:table-cell table:number-columns-repeated="2" office:value-type="float" office:value="0.001349528" calcext:value-type="float">
            <text:p>0.0013495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115" calcext:value-type="float">
            <text:p>11115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?a <text:s/>&lt;participatedIn&gt; <text:s/>?f <text:s/>?b <text:s/>&lt;participatedIn&gt; <text:s/>?f <text:s text:c="2"/>=&gt; ?a <text:s/>&lt;hasCapital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6711409" calcext:value-type="float">
            <text:p>0.006711409</text:p>
          </table:table-cell>
          <table:table-cell office:value-type="float" office:value="0.000664011" calcext:value-type="float">
            <text:p>0.000664011</text:p>
          </table:table-cell>
          <table:table-cell office:value-type="float" office:value="0.000911993" calcext:value-type="float">
            <text:p>0.000911993</text:p>
          </table:table-cell>
          <table:table-cell office:value-type="float" office:value="2" calcext:value-type="float">
            <text:p>2</text:p>
          </table:table-cell>
          <table:table-cell office:value-type="float" office:value="3012" calcext:value-type="float">
            <text:p>3012</text:p>
          </table:table-cell>
          <table:table-cell office:value-type="float" office:value="2193" calcext:value-type="float">
            <text:p>2193</text:p>
          </table:table-cell>
          <table:table-cell office:value-type="string" calcext:value-type="string">
            <text:p>?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?e <text:s/>&lt;hasCapital&gt; <text:s/>?a <text:s/>?e <text:s/>&lt;participatedIn&gt; <text:s/>?b <text:s text:c="2"/>=&gt; ?a <text:s/>&lt;participatedIn&gt; <text:s/>?b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0311526" calcext:value-type="float">
            <text:p>0.000311526</text:p>
          </table:table-cell>
          <table:table-cell table:number-columns-repeated="2" office:value-type="float" office:value="0.000531773" calcext:value-type="float">
            <text:p>0.00053177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761" calcext:value-type="float">
            <text:p>3761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e <text:s/>&lt;created&gt; <text:s/>?b <text:s/>?e <text:s/>&lt;influences&gt; <text:s/>?a <text:s text:c="2"/>=&gt; ?a <text:s/>&lt;created&gt; <text:s/>?b</text:p>
          </table:table-cell>
          <table:table-cell office:value-type="float" office:value="0.000364385" calcext:value-type="float">
            <text:p>0.000364385</text:p>
          </table:table-cell>
          <table:table-cell office:value-type="float" office:value="0.001755473" calcext:value-type="float">
            <text:p>0.001755473</text:p>
          </table:table-cell>
          <table:table-cell table:number-columns-repeated="2" office:value-type="float" office:value="0.000489209" calcext:value-type="float">
            <text:p>0.00048920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4750" calcext:value-type="float">
            <text:p>34750</text:p>
          </table:table-cell>
          <table:table-cell office:value-type="string" calcext:value-type="string">
            <text:p>?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</table:table>
      <table:table table:name="www2013 archive (sorted)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?a <text:s/>&lt;isKnownFor&gt; <text:s/>?b <text:s text:c="2"/>=&gt; ?a <text:s/>&lt;created&gt; <text:s/>?b</text:p>
          </table:table-cell>
          <table:table-cell office:value-type="float" office:value="0.00017148" calcext:value-type="float">
            <text:p>0.00017148</text:p>
          </table:table-cell>
          <table:table-cell office:value-type="float" office:value="0.0008261" calcext:value-type="float">
            <text:p>0.0008261</text:p>
          </table:table-cell>
          <table:table-cell office:value-type="float" office:value="0.03007519" calcext:value-type="float">
            <text:p>0.030075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6992481" calcext:value-type="float">
            <text:p>0.96992481</text:p>
          </table:table-cell>
          <table:table-cell office:value-type="float" office:value="0.02917067" calcext:value-type="float">
            <text:p>0.02917067</text:p>
          </table:table-cell>
          <table:table-cell office:value-type="float" office:value="8" calcext:value-type="float">
            <text:p>8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7.7593984962406" calcext:value-type="float">
            <text:p>7.759398496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00017148" calcext:value-type="float">
            <text:p>0.00017148</text:p>
          </table:table-cell>
          <table:table-cell office:value-type="float" office:value="0.03007519" calcext:value-type="float">
            <text:p>0.03007519</text:p>
          </table:table-cell>
          <table:table-cell office:value-type="float" office:value="0.0008261" calcext:value-type="float">
            <text:p>0.00082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91739" calcext:value-type="float">
            <text:p>0.9991739</text:p>
          </table:table-cell>
          <table:table-cell office:value-type="float" office:value="0.00082542" calcext:value-type="float">
            <text:p>0.00082542</text:p>
          </table:table-cell>
          <table:table-cell office:value-type="float" office:value="8" calcext:value-type="float">
            <text:p>8</text:p>
          </table:table-cell>
          <table:table-cell office:value-type="float" office:value="9684" calcext:value-type="float">
            <text:p>9684</text:p>
          </table:table-cell>
          <table:table-cell table:number-columns-repeated="2" office:value-type="float" office:value="7.99339116067741" calcext:value-type="float">
            <text:p>7.993391160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LeaderOf&gt; <text:s/>?b <text:s/>?a <text:s/>&lt;wasBornIn&gt; <text:s/>?b <text:s text:c="2"/>=&gt; ?a <text:s/>&lt;lives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422833" calcext:value-type="float">
            <text:p>0.0042283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b <text:s/>?a <text:s/>&lt;diedIn&gt; <text:s/>?b <text:s text:c="2"/>=&gt; ?a <text:s/>&lt;lives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634249" calcext:value-type="float">
            <text:p>0.00634249</text:p>
          </table:table-cell>
          <table:table-cell office:value-type="float" office:value="0.04615385" calcext:value-type="float">
            <text:p>0.046153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5384615" calcext:value-type="float">
            <text:p>0.95384615</text:p>
          </table:table-cell>
          <table:table-cell office:value-type="float" office:value="0.04402367" calcext:value-type="float">
            <text:p>0.04402367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.86153846153846" calcext:value-type="float">
            <text:p>2.861538461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orksAt&gt; <text:s/>?f <text:s/>?f <text:s/>&lt;isLocatedIn&gt; <text:s/>?b <text:s text:c="2"/>=&gt; ?a <text:s/>&lt;lives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422833" calcext:value-type="float">
            <text:p>0.0042283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AcademicAdvisor&gt; <text:s/>?f <text:s/>?f <text:s/>&lt;livesIn&gt; <text:s/>?b <text:s text:c="2"/>=&gt; ?a <text:s/>&lt;lives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634249" calcext:value-type="float">
            <text:p>0.00634249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1875" calcext:value-type="float">
            <text:p>0.187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AcademicAdvisor&gt; <text:s/>?a <text:s/>?e <text:s/>&lt;livesIn&gt; <text:s/>?b <text:s text:c="2"/>=&gt; ?a <text:s/>&lt;lives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634249" calcext:value-type="float">
            <text:p>0.00634249</text:p>
          </table:table-cell>
          <table:table-cell office:value-type="float" office:value="0.16666667" calcext:value-type="float">
            <text:p>0.1666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3333333" calcext:value-type="float">
            <text:p>0.83333333</text:p>
          </table:table-cell>
          <table:table-cell office:value-type="float" office:value="0.13888889" calcext:value-type="float">
            <text:p>0.1388888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table:style-name="ce5" office:value-type="string" calcext:value-type="string">
            <office:annotation draw:style-name="gr1" draw:text-style-name="P1" svg:width="1.1413in" svg:height="0.7012in" svg:x="6.672in" svg:y="0.8315in" draw:caption-point-x="-0.2402in" draw:caption-point-y="0.5945in">
              <dc:date>2014-09-29T00:00:00</dc:date>
              <text:p text:style-name="P1"><text:span text:style-name="T1">This is an example of a rule I cannot mine anymore.</text:span></text:p>
            </office:annotation>
            <text:p>?a <text:s/>&lt;livesIn&gt; <text:s/>?f <text:s/>?f <text:s/>&lt;isLocatedIn&gt; <text:s/>?b <text:s text:c="2"/>=&gt; ?a <text:s/>&lt;isPoliticianOf&gt; <text:s/>?b</text:p>
          </table:table-cell>
          <table:table-cell table:style-name="ce5" office:value-type="float" office:value="0.00023578" calcext:value-type="float">
            <text:p>0.00023578</text:p>
          </table:table-cell>
          <table:table-cell table:style-name="ce5" office:value-type="float" office:value="0.28947368" calcext:value-type="float">
            <text:p>0.28947368</text:p>
          </table:table-cell>
          <table:table-cell table:style-name="ce5" office:value-type="float" office:value="0.06832298" calcext:value-type="float">
            <text:p>0.0683229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.93167702" calcext:value-type="float">
            <text:p>0.93167702</text:p>
          </table:table-cell>
          <table:table-cell table:style-name="ce5" office:value-type="float" office:value="0.06365495" calcext:value-type="float">
            <text:p>0.0636549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61" calcext:value-type="float">
            <text:p>161</text:p>
          </table:table-cell>
          <table:table-cell table:number-columns-repeated="2" table:style-name="ce5" office:value-type="float" office:value="10.2484472049689" calcext:value-type="float">
            <text:p>10.248447205</text:p>
          </table:table-cell>
          <table:table-cell table:style-name="ce5"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isCitizenOf&gt; <text:s/>?b <text:s text:c="2"/>=&gt; ?a <text:s/>&lt;isCitizenOf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464037" calcext:value-type="float">
            <text:p>0.00464037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5714286" calcext:value-type="float">
            <text:p>0.85714286</text:p>
          </table:table-cell>
          <table:table-cell office:value-type="float" office:value="0.12244898" calcext:value-type="float">
            <text:p>0.1224489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.71428571428571" calcext:value-type="float">
            <text:p>1.714285714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isCitizenOf&gt; <text:s/>?b <text:s text:c="2"/>=&gt; ?a <text:s/>&lt;isCitizenOf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696056" calcext:value-type="float">
            <text:p>0.0069605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09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isPoliticianOf&gt; <text:s/>?b <text:s text:c="2"/>=&gt; ?a <text:s/>&lt;isLocatedIn&gt; <text:s/>?b</text:p>
          </table:table-cell>
          <table:table-cell office:value-type="float" office:value="0.00021434" calcext:value-type="float">
            <text:p>0.00021434</text:p>
          </table:table-cell>
          <table:table-cell office:value-type="float" office:value="0.00150286" calcext:value-type="float">
            <text:p>0.00150286</text:p>
          </table:table-cell>
          <table:table-cell office:value-type="float" office:value="0.71428571" calcext:value-type="float">
            <text:p>0.714285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8571429" calcext:value-type="float">
            <text:p>0.28571429</text:p>
          </table:table-cell>
          <table:table-cell office:value-type="float" office:value="0.20408163" calcext:value-type="float">
            <text:p>0.2040816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.85714285714286" calcext:value-type="float">
            <text:p>2.857142857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LocatedIn&gt; <text:s/>?f <text:s/>?f <text:s/>&lt;hasOfficialLanguage&gt; <text:s/>?b <text:s text:c="2"/>=&gt; ?a <text:s/>&lt;hasOfficialLanguage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643087" calcext:value-type="float">
            <text:p>0.00643087</text:p>
          </table:table-cell>
          <table:table-cell office:value-type="float" office:value="0.00081367" calcext:value-type="float">
            <text:p>0.000813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918633" calcext:value-type="float">
            <text:p>0.99918633</text:p>
          </table:table-cell>
          <table:table-cell office:value-type="float" office:value="0.00081301" calcext:value-type="float">
            <text:p>0.00081301</text:p>
          </table:table-cell>
          <table:table-cell office:value-type="float" office:value="2" calcext:value-type="float">
            <text:p>2</text:p>
          </table:table-cell>
          <table:table-cell office:value-type="float" office:value="2458" calcext:value-type="float">
            <text:p>2458</text:p>
          </table:table-cell>
          <table:table-cell table:number-columns-repeated="2" office:value-type="float" office:value="1.99837266069976" calcext:value-type="float">
            <text:p>1.998372660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Child&gt; <text:s/>?b <text:s/>?a <text:s/>&lt;created&gt; <text:s/>?e <text:s text:c="2"/>=&gt; ?a <text:s/>&lt;created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20653" calcext:value-type="float">
            <text:p>0.00020653</text:p>
          </table:table-cell>
          <table:table-cell office:value-type="float" office:value="0.22222222" calcext:value-type="float">
            <text:p>0.222222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7777778" calcext:value-type="float">
            <text:p>0.77777778</text:p>
          </table:table-cell>
          <table:table-cell office:value-type="float" office:value="0.17283951" calcext:value-type="float">
            <text:p>0.1728395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.55555555555556" calcext:value-type="float">
            <text:p>1.555555555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hild&gt; <text:s/>?b <text:s/>?b <text:s/>&lt;isMarriedTo&gt; <text:s/>?a <text:s text:c="2"/>=&gt; ?a <text:s/>&lt;isMarriedTo&gt; <text:s/>?b</text:p>
          </table:table-cell>
          <table:table-cell office:value-type="float" office:value="0.00034295" calcext:value-type="float">
            <text:p>0.00034295</text:p>
          </table:table-cell>
          <table:table-cell office:value-type="float" office:value="0.00959808" calcext:value-type="float">
            <text:p>0.0095980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0.00042869" calcext:value-type="float">
            <text:p>0.00042869</text:p>
          </table:table-cell>
          <table:table-cell office:value-type="float" office:value="0.03246753" calcext:value-type="float">
            <text:p>0.03246753</text:p>
          </table:table-cell>
          <table:table-cell office:value-type="float" office:value="0.27777778" calcext:value-type="float">
            <text:p>0.27777778</text:p>
          </table:table-cell>
          <table:table-cell office:value-type="float" office:value="0.95238095" calcext:value-type="float">
            <text:p>0.95238095</text:p>
          </table:table-cell>
          <table:table-cell office:value-type="float" office:value="0.70833333" calcext:value-type="float">
            <text:p>0.70833333</text:p>
          </table:table-cell>
          <table:table-cell office:value-type="float" office:value="0.67460317" calcext:value-type="float">
            <text:p>0.67460317</text:p>
          </table:table-cell>
          <table:table-cell office:value-type="float" office:value="0.19675926" calcext:value-type="float">
            <text:p>0.19675926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4.1666666666667" calcext:value-type="float">
            <text:p>14.166666666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b <text:s/>?a <text:s/>&lt;directed&gt; <text:s/>?b <text:s text:c="2"/>=&gt; ?a <text:s/>&lt;created&gt; <text:s/>?b</text:p>
          </table:table-cell>
          <table:table-cell office:value-type="float" office:value="0.00042869" calcext:value-type="float">
            <text:p>0.00042869</text:p>
          </table:table-cell>
          <table:table-cell office:value-type="float" office:value="0.00206526" calcext:value-type="float">
            <text:p>0.00206526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95238095" calcext:value-type="float">
            <text:p>0.95238095</text:p>
          </table:table-cell>
          <table:table-cell office:value-type="float" office:value="0.65" calcext:value-type="float">
            <text:p>0.65</text:p>
          </table:table-cell>
          <table:table-cell office:value-type="float" office:value="0.61904762" calcext:value-type="float">
            <text:p>0.61904762</text:p>
          </table:table-cell>
          <table:table-cell office:value-type="float" office:value="0.21666667" calcext:value-type="float">
            <text:p>0.21666667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00475843" calcext:value-type="float">
            <text:p>0.00475843</text:p>
          </table:table-cell>
          <table:table-cell office:value-type="float" office:value="0.02292441" calcext:value-type="float">
            <text:p>0.02292441</text:p>
          </table:table-cell>
          <table:table-cell office:value-type="float" office:value="0.23692636" calcext:value-type="float">
            <text:p>0.23692636</text:p>
          </table:table-cell>
          <table:table-cell office:value-type="float" office:value="0.925" calcext:value-type="float">
            <text:p>0.925</text:p>
          </table:table-cell>
          <table:table-cell office:value-type="float" office:value="0.74386339" calcext:value-type="float">
            <text:p>0.74386339</text:p>
          </table:table-cell>
          <table:table-cell office:value-type="float" office:value="0.68807364" calcext:value-type="float">
            <text:p>0.68807364</text:p>
          </table:table-cell>
          <table:table-cell office:value-type="float" office:value="0.17624085" calcext:value-type="float">
            <text:p>0.17624085</text:p>
          </table:table-cell>
          <table:table-cell office:value-type="float" office:value="222" calcext:value-type="float">
            <text:p>222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float" office:value="165.137673425827" calcext:value-type="float">
            <text:p>165.137673425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produced&gt; <text:s/>?b <text:s/>?a <text:s/>&lt;directed&gt; <text:s/>?b <text:s text:c="2"/>=&gt; ?a <text:s/>&lt;created&gt; <text:s/>?b</text:p>
          </table:table-cell>
          <table:table-cell office:value-type="float" office:value="0.00079307" calcext:value-type="float">
            <text:p>0.00079307</text:p>
          </table:table-cell>
          <table:table-cell office:value-type="float" office:value="0.00382074" calcext:value-type="float">
            <text:p>0.00382074</text:p>
          </table:table-cell>
          <table:table-cell office:value-type="float" office:value="0.56060606" calcext:value-type="float">
            <text:p>0.56060606</text:p>
          </table:table-cell>
          <table:table-cell office:value-type="float" office:value="0.925" calcext:value-type="float">
            <text:p>0.925</text:p>
          </table:table-cell>
          <table:table-cell office:value-type="float" office:value="0.39393939" calcext:value-type="float">
            <text:p>0.39393939</text:p>
          </table:table-cell>
          <table:table-cell office:value-type="float" office:value="0.36439394" calcext:value-type="float">
            <text:p>0.36439394</text:p>
          </table:table-cell>
          <table:table-cell office:value-type="float" office:value="0.22084481" calcext:value-type="float">
            <text:p>0.22084481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4.5757575757576" calcext:value-type="float">
            <text:p>14.575757575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produced&gt; <text:s/>?b <text:s/>?a <text:s/>&lt;created&gt; <text:s/>?b <text:s text:c="2"/>=&gt; ?a <text:s/>&lt;directed&gt; <text:s/>?b</text:p>
          </table:table-cell>
          <table:table-cell office:value-type="float" office:value="0.00079307" calcext:value-type="float">
            <text:p>0.00079307</text:p>
          </table:table-cell>
          <table:table-cell office:value-type="float" office:value="0.03948773" calcext:value-type="float">
            <text:p>0.03948773</text:p>
          </table:table-cell>
          <table:table-cell office:value-type="float" office:value="0.44047619" calcext:value-type="float">
            <text:p>0.44047619</text:p>
          </table:table-cell>
          <table:table-cell office:value-type="float" office:value="0.925" calcext:value-type="float">
            <text:p>0.925</text:p>
          </table:table-cell>
          <table:table-cell office:value-type="float" office:value="0.52380952" calcext:value-type="float">
            <text:p>0.52380952</text:p>
          </table:table-cell>
          <table:table-cell office:value-type="float" office:value="0.48452381" calcext:value-type="float">
            <text:p>0.48452381</text:p>
          </table:table-cell>
          <table:table-cell office:value-type="float" office:value="0.23072562" calcext:value-type="float">
            <text:p>0.23072562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9.3809523809524" calcext:value-type="float">
            <text:p>19.38095238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b <text:s/>?a <text:s/>&lt;directed&gt; <text:s/>?b <text:s text:c="2"/>=&gt; ?a <text:s/>&lt;produced&gt; <text:s/>?b</text:p>
          </table:table-cell>
          <table:table-cell office:value-type="float" office:value="0.00025721" calcext:value-type="float">
            <text:p>0.00025721</text:p>
          </table:table-cell>
          <table:table-cell office:value-type="float" office:value="0.01948052" calcext:value-type="float">
            <text:p>0.01948052</text:p>
          </table:table-cell>
          <table:table-cell office:value-type="float" office:value="0.2" calcext:value-type="float">
            <text:p>0.2</text:p>
          </table:table-cell>
          <table:table-cell office:value-type="float" office:value="0.92307692" calcext:value-type="float">
            <text:p>0.92307692</text:p>
          </table:table-cell>
          <table:table-cell office:value-type="float" office:value="0.78333333" calcext:value-type="float">
            <text:p>0.78333333</text:p>
          </table:table-cell>
          <table:table-cell office:value-type="float" office:value="0.72307692" calcext:value-type="float">
            <text:p>0.72307692</text:p>
          </table:table-cell>
          <table:table-cell office:value-type="float" office:value="0.15666667" calcext:value-type="float">
            <text:p>0.15666667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.4" calcext:value-type="float">
            <text:p>9.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02083423" calcext:value-type="float">
            <text:p>0.02083423</text:p>
          </table:table-cell>
          <table:table-cell table:number-columns-repeated="2" office:value-type="float" office:value="0.58308338" calcext:value-type="float">
            <text:p>0.58308338</text:p>
          </table:table-cell>
          <table:table-cell office:value-type="float" office:value="0.91958373" calcext:value-type="float">
            <text:p>0.91958373</text:p>
          </table:table-cell>
          <table:table-cell office:value-type="float" office:value="0.36592681" calcext:value-type="float">
            <text:p>0.36592681</text:p>
          </table:table-cell>
          <table:table-cell office:value-type="float" office:value="0.33650034" calcext:value-type="float">
            <text:p>0.33650034</text:p>
          </table:table-cell>
          <table:table-cell office:value-type="float" office:value="0.21336585" calcext:value-type="float">
            <text:p>0.21336585</text:p>
          </table:table-cell>
          <table:table-cell office:value-type="float" office:value="972" calcext:value-type="float">
            <text:p>972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float" office:value="355.680863827235" calcext:value-type="float">
            <text:p>355.680863827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hild&gt; <text:s/>?b <text:s/>?b <text:s/>&lt;hasChild&gt; <text:s/>?a <text:s text:c="2"/>=&gt; ?a <text:s/>&lt;isMarriedTo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0659868" calcext:value-type="float">
            <text:p>0.00659868</text:p>
          </table:table-cell>
          <table:table-cell office:value-type="float" office:value="0.78571429" calcext:value-type="float">
            <text:p>0.78571429</text:p>
          </table:table-cell>
          <table:table-cell office:value-type="float" office:value="0.91666667" calcext:value-type="float">
            <text:p>0.91666667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1122449" calcext:value-type="float">
            <text:p>0.112244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.57142857142857" calcext:value-type="float">
            <text:p>1.571428571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produced&gt; <text:s/>?b <text:s/>?a <text:s/>&lt;actedIn&gt; <text:s/>?b <text:s text:c="2"/>=&gt; ?a <text:s/>&lt;created&gt; <text:s/>?b</text:p>
          </table:table-cell>
          <table:table-cell office:value-type="float" office:value="0.00042869" calcext:value-type="float">
            <text:p>0.00042869</text:p>
          </table:table-cell>
          <table:table-cell office:value-type="float" office:value="0.00206526" calcext:value-type="float">
            <text:p>0.00206526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90909091" calcext:value-type="float">
            <text:p>0.90909091</text:p>
          </table:table-cell>
          <table:table-cell office:value-type="float" office:value="0.63333333" calcext:value-type="float">
            <text:p>0.63333333</text:p>
          </table:table-cell>
          <table:table-cell office:value-type="float" office:value="0.57575758" calcext:value-type="float">
            <text:p>0.57575758</text:p>
          </table:table-cell>
          <table:table-cell office:value-type="float" office:value="0.21111111" calcext:value-type="float">
            <text:p>0.2111111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2.6666666666667" calcext:value-type="float">
            <text:p>12.666666666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.00079307" calcext:value-type="float">
            <text:p>0.00079307</text:p>
          </table:table-cell>
          <table:table-cell office:value-type="float" office:value="0.06006494" calcext:value-type="float">
            <text:p>0.06006494</text:p>
          </table:table-cell>
          <table:table-cell office:value-type="float" office:value="0.16666667" calcext:value-type="float">
            <text:p>0.16666667</text:p>
          </table:table-cell>
          <table:table-cell office:value-type="float" office:value="0.90243902" calcext:value-type="float">
            <text:p>0.90243902</text:p>
          </table:table-cell>
          <table:table-cell office:value-type="float" office:value="0.81531532" calcext:value-type="float">
            <text:p>0.81531532</text:p>
          </table:table-cell>
          <table:table-cell office:value-type="float" office:value="0.73577236" calcext:value-type="float">
            <text:p>0.73577236</text:p>
          </table:table-cell>
          <table:table-cell office:value-type="float" office:value="0.13588589" calcext:value-type="float">
            <text:p>0.13588589</text:p>
          </table:table-cell>
          <table:table-cell office:value-type="float" office:value="37" calcext:value-type="float">
            <text:p>37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30.1666666666667" calcext:value-type="float">
            <text:p>30.166666666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hasChild&gt; <text:s/>?a <text:s/>?b <text:s/>&lt;isMarriedTo&gt; <text:s/>?a <text:s text:c="2"/>=&gt; ?a <text:s/>&lt;isMarriedTo&gt; <text:s/>?b</text:p>
          </table:table-cell>
          <table:table-cell office:value-type="float" office:value="0.00034295" calcext:value-type="float">
            <text:p>0.00034295</text:p>
          </table:table-cell>
          <table:table-cell office:value-type="float" office:value="0.00959808" calcext:value-type="float">
            <text:p>0.00959808</text:p>
          </table:table-cell>
          <table:table-cell office:value-type="float" office:value="0.53333333" calcext:value-type="float">
            <text:p>0.53333333</text:p>
          </table:table-cell>
          <table:table-cell office:value-type="float" office:value="0.88888889" calcext:value-type="float">
            <text:p>0.88888889</text:p>
          </table:table-cell>
          <table:table-cell office:value-type="float" office:value="0.4" calcext:value-type="float">
            <text:p>0.4</text:p>
          </table:table-cell>
          <table:table-cell office:value-type="float" office:value="0.35555556" calcext:value-type="float">
            <text:p>0.35555556</text:p>
          </table:table-cell>
          <table:table-cell office:value-type="float" office:value="0.21333333" calcext:value-type="float">
            <text:p>0.2133333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.4" calcext:value-type="float">
            <text:p>6.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00475843" calcext:value-type="float">
            <text:p>0.00475843</text:p>
          </table:table-cell>
          <table:table-cell office:value-type="float" office:value="0.23692636" calcext:value-type="float">
            <text:p>0.23692636</text:p>
          </table:table-cell>
          <table:table-cell office:value-type="float" office:value="0.02292441" calcext:value-type="float">
            <text:p>0.02292441</text:p>
          </table:table-cell>
          <table:table-cell office:value-type="float" office:value="0.88095238" calcext:value-type="float">
            <text:p>0.88095238</text:p>
          </table:table-cell>
          <table:table-cell office:value-type="float" office:value="0.9739777" calcext:value-type="float">
            <text:p>0.9739777</text:p>
          </table:table-cell>
          <table:table-cell office:value-type="float" office:value="0.85802797" calcext:value-type="float">
            <text:p>0.85802797</text:p>
          </table:table-cell>
          <table:table-cell office:value-type="float" office:value="0.02232787" calcext:value-type="float">
            <text:p>0.02232787</text:p>
          </table:table-cell>
          <table:table-cell office:value-type="float" office:value="222" calcext:value-type="float">
            <text:p>222</text:p>
          </table:table-cell>
          <table:table-cell office:value-type="float" office:value="9684" calcext:value-type="float">
            <text:p>9684</text:p>
          </table:table-cell>
          <table:table-cell table:number-columns-repeated="2" office:value-type="float" office:value="216.223048327138" calcext:value-type="float">
            <text:p>216.223048327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00042869" calcext:value-type="float">
            <text:p>0.00042869</text:p>
          </table:table-cell>
          <table:table-cell office:value-type="float" office:value="0.02134472" calcext:value-type="float">
            <text:p>0.02134472</text:p>
          </table:table-cell>
          <table:table-cell office:value-type="float" office:value="0.27777778" calcext:value-type="float">
            <text:p>0.27777778</text:p>
          </table:table-cell>
          <table:table-cell office:value-type="float" office:value="0.86956522" calcext:value-type="float">
            <text:p>0.86956522</text:p>
          </table:table-cell>
          <table:table-cell office:value-type="float" office:value="0.68055556" calcext:value-type="float">
            <text:p>0.68055556</text:p>
          </table:table-cell>
          <table:table-cell office:value-type="float" office:value="0.59178744" calcext:value-type="float">
            <text:p>0.59178744</text:p>
          </table:table-cell>
          <table:table-cell office:value-type="float" office:value="0.18904321" calcext:value-type="float">
            <text:p>0.18904321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3.6111111111111" calcext:value-type="float">
            <text:p>13.611111111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produced&gt; <text:s/>?b <text:s/>?a <text:s/>&lt;actedIn&gt; <text:s/>?b <text:s text:c="2"/>=&gt; ?a <text:s/>&lt;directed&gt; <text:s/>?b</text:p>
          </table:table-cell>
          <table:table-cell office:value-type="float" office:value="0.00025721" calcext:value-type="float">
            <text:p>0.00025721</text:p>
          </table:table-cell>
          <table:table-cell office:value-type="float" office:value="0.01280683" calcext:value-type="float">
            <text:p>0.01280683</text:p>
          </table:table-cell>
          <table:table-cell office:value-type="float" office:value="0.2" calcext:value-type="float">
            <text:p>0.2</text:p>
          </table:table-cell>
          <table:table-cell office:value-type="float" office:value="0.85714286" calcext:value-type="float">
            <text:p>0.85714286</text:p>
          </table:table-cell>
          <table:table-cell office:value-type="float" office:value="0.76666667" calcext:value-type="float">
            <text:p>0.76666667</text:p>
          </table:table-cell>
          <table:table-cell office:value-type="float" office:value="0.65714286" calcext:value-type="float">
            <text:p>0.65714286</text:p>
          </table:table-cell>
          <table:table-cell office:value-type="float" office:value="0.15333333" calcext:value-type="float">
            <text:p>0.15333333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.2" calcext:value-type="float">
            <text:p>9.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28947368" calcext:value-type="float">
            <text:p>0.28947368</text:p>
          </table:table-cell>
          <table:table-cell office:value-type="float" office:value="0.02600473" calcext:value-type="float">
            <text:p>0.02600473</text:p>
          </table:table-cell>
          <table:table-cell office:value-type="float" office:value="0.84615385" calcext:value-type="float">
            <text:p>0.84615385</text:p>
          </table:table-cell>
          <table:table-cell office:value-type="float" office:value="0.96926714" calcext:value-type="float">
            <text:p>0.96926714</text:p>
          </table:table-cell>
          <table:table-cell office:value-type="float" office:value="0.82014912" calcext:value-type="float">
            <text:p>0.82014912</text:p>
          </table:table-cell>
          <table:table-cell office:value-type="float" office:value="0.02520553" calcext:value-type="float">
            <text:p>0.02520553</text:p>
          </table:table-cell>
          <table:table-cell office:value-type="float" office:value="11" calcext:value-type="float">
            <text:p>11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float" office:value="10.661938534279" calcext:value-type="float">
            <text:p>10.661938534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iedIn&gt; <text:s/>?a <text:s/>?e <text:s/>&lt;isPoliticianOf&gt; <text:s/>?b <text:s text:c="2"/>=&gt; ?a <text:s/>&lt;isLocatedIn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0165314" calcext:value-type="float">
            <text:p>0.00165314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84615385" calcext:value-type="float">
            <text:p>0.8461538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5865385" calcext:value-type="float">
            <text:p>0.15865385</text:p>
          </table:table-cell>
          <table:table-cell office:value-type="float" office:value="0.12890625" calcext:value-type="float">
            <text:p>0.1289062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.0625" calcext:value-type="float">
            <text:p>2.062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0.00141467" calcext:value-type="float">
            <text:p>0.00141467</text:p>
          </table:table-cell>
          <table:table-cell office:value-type="float" office:value="0.10714286" calcext:value-type="float">
            <text:p>0.10714286</text:p>
          </table:table-cell>
          <table:table-cell office:value-type="float" office:value="0.07043757" calcext:value-type="float">
            <text:p>0.07043757</text:p>
          </table:table-cell>
          <table:table-cell office:value-type="float" office:value="0.825" calcext:value-type="float">
            <text:p>0.825</text:p>
          </table:table-cell>
          <table:table-cell office:value-type="float" office:value="0.91462113" calcext:value-type="float">
            <text:p>0.91462113</text:p>
          </table:table-cell>
          <table:table-cell office:value-type="float" office:value="0.75456243" calcext:value-type="float">
            <text:p>0.75456243</text:p>
          </table:table-cell>
          <table:table-cell office:value-type="float" office:value="0.06442369" calcext:value-type="float">
            <text:p>0.06442369</text:p>
          </table:table-cell>
          <table:table-cell office:value-type="float" office:value="66" calcext:value-type="float">
            <text:p>66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float" office:value="60.3649946638207" calcext:value-type="float">
            <text:p>60.364994663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.00141467" calcext:value-type="float">
            <text:p>0.00141467</text:p>
          </table:table-cell>
          <table:table-cell office:value-type="float" office:value="0.07043757" calcext:value-type="float">
            <text:p>0.07043757</text:p>
          </table:table-cell>
          <table:table-cell office:value-type="float" office:value="0.10714286" calcext:value-type="float">
            <text:p>0.10714286</text:p>
          </table:table-cell>
          <table:table-cell office:value-type="float" office:value="0.79518072" calcext:value-type="float">
            <text:p>0.79518072</text:p>
          </table:table-cell>
          <table:table-cell office:value-type="float" office:value="0.86525974" calcext:value-type="float">
            <text:p>0.86525974</text:p>
          </table:table-cell>
          <table:table-cell office:value-type="float" office:value="0.68803787" calcext:value-type="float">
            <text:p>0.68803787</text:p>
          </table:table-cell>
          <table:table-cell office:value-type="float" office:value="0.0927064" calcext:value-type="float">
            <text:p>0.0927064</text:p>
          </table:table-cell>
          <table:table-cell office:value-type="float" office:value="66" calcext:value-type="float">
            <text:p>66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57.1071428571429" calcext:value-type="float">
            <text:p>57.107142857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hasCapital&gt; <text:s/>?f <text:s text:c="2"/>=&gt; ?a <text:s/>&lt;isCitizenOf&gt; <text:s/>?b</text:p>
          </table:table-cell>
          <table:table-cell office:value-type="float" office:value="0.00079307" calcext:value-type="float">
            <text:p>0.00079307</text:p>
          </table:table-cell>
          <table:table-cell office:value-type="float" office:value="0.08584687" calcext:value-type="float">
            <text:p>0.08584687</text:p>
          </table:table-cell>
          <table:table-cell office:value-type="float" office:value="0.08008658" calcext:value-type="float">
            <text:p>0.08008658</text:p>
          </table:table-cell>
          <table:table-cell office:value-type="float" office:value="0.78723404" calcext:value-type="float">
            <text:p>0.78723404</text:p>
          </table:table-cell>
          <table:table-cell office:value-type="float" office:value="0.8982684" calcext:value-type="float">
            <text:p>0.8982684</text:p>
          </table:table-cell>
          <table:table-cell office:value-type="float" office:value="0.70714746" calcext:value-type="float">
            <text:p>0.70714746</text:p>
          </table:table-cell>
          <table:table-cell office:value-type="float" office:value="0.07193924" calcext:value-type="float">
            <text:p>0.07193924</text:p>
          </table:table-cell>
          <table:table-cell office:value-type="float" office:value="37" calcext:value-type="float">
            <text:p>37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33.2359307359307" calcext:value-type="float">
            <text:p>33.235930735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created&gt; <text:s/>?b <text:s text:c="2"/>=&gt; ?a <text:s/>&lt;produced&gt; <text:s/>?b</text:p>
          </table:table-cell>
          <table:table-cell office:value-type="float" office:value="0.00180049" calcext:value-type="float">
            <text:p>0.00180049</text:p>
          </table:table-cell>
          <table:table-cell office:value-type="float" office:value="0.13636364" calcext:value-type="float">
            <text:p>0.13636364</text:p>
          </table:table-cell>
          <table:table-cell office:value-type="float" office:value="0.0086741" calcext:value-type="float">
            <text:p>0.0086741</text:p>
          </table:table-cell>
          <table:table-cell office:value-type="float" office:value="0.76363636" calcext:value-type="float">
            <text:p>0.76363636</text:p>
          </table:table-cell>
          <table:table-cell office:value-type="float" office:value="0.98864106" calcext:value-type="float">
            <text:p>0.98864106</text:p>
          </table:table-cell>
          <table:table-cell office:value-type="float" office:value="0.75496226" calcext:value-type="float">
            <text:p>0.75496226</text:p>
          </table:table-cell>
          <table:table-cell office:value-type="float" office:value="0.00857557" calcext:value-type="float">
            <text:p>0.00857557</text:p>
          </table:table-cell>
          <table:table-cell office:value-type="float" office:value="84" calcext:value-type="float">
            <text:p>84</text:p>
          </table:table-cell>
          <table:table-cell office:value-type="float" office:value="9684" calcext:value-type="float">
            <text:p>9684</text:p>
          </table:table-cell>
          <table:table-cell table:number-columns-repeated="2" office:value-type="float" office:value="83.0458488228005" calcext:value-type="float">
            <text:p>83.045848822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0.00180049" calcext:value-type="float">
            <text:p>0.00180049</text:p>
          </table:table-cell>
          <table:table-cell office:value-type="float" office:value="0.0086741" calcext:value-type="float">
            <text:p>0.0086741</text:p>
          </table:table-cell>
          <table:table-cell office:value-type="float" office:value="0.13636364" calcext:value-type="float">
            <text:p>0.13636364</text:p>
          </table:table-cell>
          <table:table-cell office:value-type="float" office:value="0.76363636" calcext:value-type="float">
            <text:p>0.76363636</text:p>
          </table:table-cell>
          <table:table-cell office:value-type="float" office:value="0.82142857" calcext:value-type="float">
            <text:p>0.82142857</text:p>
          </table:table-cell>
          <table:table-cell office:value-type="float" office:value="0.62727273" calcext:value-type="float">
            <text:p>0.62727273</text:p>
          </table:table-cell>
          <table:table-cell office:value-type="float" office:value="0.11201299" calcext:value-type="float">
            <text:p>0.11201299</text:p>
          </table:table-cell>
          <table:table-cell office:value-type="float" office:value="84" calcext:value-type="float">
            <text:p>84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asBornIn&gt; <text:s/>?b <text:s/>?a <text:s/>&lt;livesIn&gt; <text:s/>?b <text:s text:c="2"/>=&gt; ?a <text:s/>&lt;died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395257" calcext:value-type="float">
            <text:p>0.00395257</text:p>
          </table:table-cell>
          <table:table-cell office:value-type="float" office:value="0.10344828" calcext:value-type="float">
            <text:p>0.10344828</text:p>
          </table:table-cell>
          <table:table-cell office:value-type="float" office:value="0.75" calcext:value-type="float">
            <text:p>0.75</text:p>
          </table:table-cell>
          <table:table-cell office:value-type="float" office:value="0.86206897" calcext:value-type="float">
            <text:p>0.86206897</text:p>
          </table:table-cell>
          <table:table-cell office:value-type="float" office:value="0.64655172" calcext:value-type="float">
            <text:p>0.64655172</text:p>
          </table:table-cell>
          <table:table-cell office:value-type="float" office:value="0.08917955" calcext:value-type="float">
            <text:p>0.0891795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.58620689655172" calcext:value-type="float">
            <text:p>2.586206896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hasWonPrize&gt; <text:s/>?b <text:s text:c="2"/>=&gt; ?a <text:s/>&lt;hasWonPrize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0540541" calcext:value-type="float">
            <text:p>0.00540541</text:p>
          </table:table-cell>
          <table:table-cell office:value-type="float" office:value="0.06666667" calcext:value-type="float">
            <text:p>0.06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91111111" calcext:value-type="float">
            <text:p>0.91111111</text:p>
          </table:table-cell>
          <table:table-cell office:value-type="float" office:value="0.68333333" calcext:value-type="float">
            <text:p>0.68333333</text:p>
          </table:table-cell>
          <table:table-cell office:value-type="float" office:value="0.06074074" calcext:value-type="float">
            <text:p>0.0607407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.46666666666667" calcext:value-type="float">
            <text:p>5.466666666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b <text:s/>?a <text:s/>&lt;diedIn&gt; <text:s/>?b <text:s text:c="2"/>=&gt; ?a <text:s/>&lt;wasBorn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64294" calcext:value-type="float">
            <text:p>0.00164294</text:p>
          </table:table-cell>
          <table:table-cell office:value-type="float" office:value="0.23076923" calcext:value-type="float">
            <text:p>0.23076923</text:p>
          </table:table-cell>
          <table:table-cell office:value-type="float" office:value="0.75" calcext:value-type="float">
            <text:p>0.75</text:p>
          </table:table-cell>
          <table:table-cell office:value-type="float" office:value="0.69230769" calcext:value-type="float">
            <text:p>0.69230769</text:p>
          </table:table-cell>
          <table:table-cell office:value-type="float" office:value="0.51923077" calcext:value-type="float">
            <text:p>0.51923077</text:p>
          </table:table-cell>
          <table:table-cell office:value-type="float" office:value="0.15976331" calcext:value-type="float">
            <text:p>0.1597633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.07692307692308" calcext:value-type="float">
            <text:p>2.076923076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participatedIn&gt; <text:s/>?b <text:s/>?a <text:s/>&lt;participatedIn&gt; <text:s/>?e <text:s text:c="2"/>=&gt; ?a <text:s/>&lt;participated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046729" calcext:value-type="float">
            <text:p>0.00046729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table:style-name="ce6" office:value-type="string" calcext:value-type="string">
            <text:p>?a <text:s/>&lt;participatedIn&gt; <text:s/>?f <text:s/>?f <text:s/>&lt;participatedIn&gt; <text:s/>?b <text:s text:c="2"/>=&gt; ?a <text:s/>&lt;participatedIn&gt; <text:s/>?b</text:p>
          </table:table-cell>
          <table:table-cell table:style-name="ce6" office:value-type="float" office:value="0.0000643" calcext:value-type="float">
            <text:p>0.0000643</text:p>
          </table:table-cell>
          <table:table-cell table:style-name="ce6" office:value-type="float" office:value="0.00046729" calcext:value-type="float">
            <text:p>0.00046729</text:p>
          </table:table-cell>
          <table:table-cell table:number-columns-repeated="2" table:style-name="ce6" office:value-type="float" office:value="0.75" calcext:value-type="float">
            <text:p>0.7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.75" calcext:value-type="float">
            <text:p>0.7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produced&gt; <text:s/>?b <text:s/>?a <text:s/>&lt;created&gt; <text:s/>?b <text:s text:c="2"/>=&gt; ?a <text:s/>&lt;actedIn&gt; <text:s/>?b</text:p>
          </table:table-cell>
          <table:table-cell office:value-type="float" office:value="0.00042869" calcext:value-type="float">
            <text:p>0.00042869</text:p>
          </table:table-cell>
          <table:table-cell office:value-type="float" office:value="0.00406587" calcext:value-type="float">
            <text:p>0.00406587</text:p>
          </table:table-cell>
          <table:table-cell office:value-type="float" office:value="0.23809524" calcext:value-type="float">
            <text:p>0.23809524</text:p>
          </table:table-cell>
          <table:table-cell office:value-type="float" office:value="0.71428571" calcext:value-type="float">
            <text:p>0.71428571</text:p>
          </table:table-cell>
          <table:table-cell office:value-type="float" office:value="0.66666667" calcext:value-type="float">
            <text:p>0.66666667</text:p>
          </table:table-cell>
          <table:table-cell office:value-type="float" office:value="0.47619048" calcext:value-type="float">
            <text:p>0.47619048</text:p>
          </table:table-cell>
          <table:table-cell office:value-type="float" office:value="0.15873016" calcext:value-type="float">
            <text:p>0.15873016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3.3333333333333" calcext:value-type="float">
            <text:p>13.333333333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livesIn&gt; <text:s/>?b <text:s text:c="2"/>=&gt; ?a <text:s/>&lt;livesIn&gt; <text:s/>?b</text:p>
          </table:table-cell>
          <table:table-cell office:value-type="float" office:value="0.00019291" calcext:value-type="float">
            <text:p>0.00019291</text:p>
          </table:table-cell>
          <table:table-cell office:value-type="float" office:value="0.01902748" calcext:value-type="float">
            <text:p>0.01902748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69230769" calcext:value-type="float">
            <text:p>0.69230769</text:p>
          </table:table-cell>
          <table:table-cell office:value-type="float" office:value="0.79365079" calcext:value-type="float">
            <text:p>0.79365079</text:p>
          </table:table-cell>
          <table:table-cell office:value-type="float" office:value="0.54945055" calcext:value-type="float">
            <text:p>0.54945055</text:p>
          </table:table-cell>
          <table:table-cell office:value-type="float" office:value="0.11337868" calcext:value-type="float">
            <text:p>0.11337868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7.14285714285714" calcext:value-type="float">
            <text:p>7.142857142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f <text:s/>?f <text:s/>&lt;isLocatedIn&gt; <text:s/>?b <text:s text:c="2"/>=&gt; ?a <text:s/>&lt;isPoliticianOf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28947368" calcext:value-type="float">
            <text:p>0.28947368</text:p>
          </table:table-cell>
          <table:table-cell office:value-type="float" office:value="0.01095618" calcext:value-type="float">
            <text:p>0.0109561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8406375" calcext:value-type="float">
            <text:p>0.98406375</text:p>
          </table:table-cell>
          <table:table-cell office:value-type="float" office:value="0.67654382" calcext:value-type="float">
            <text:p>0.67654382</text:p>
          </table:table-cell>
          <table:table-cell office:value-type="float" office:value="0.01078157" calcext:value-type="float">
            <text:p>0.01078157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table:number-columns-repeated="2" office:value-type="float" office:value="10.8247011952191" calcext:value-type="float">
            <text:p>10.824701195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wasBornIn&gt; <text:s/>?a <text:s/>?e <text:s/>&lt;isPoliticianOf&gt; <text:s/>?b <text:s text:c="2"/>=&gt; ?a <text:s/>&lt;isLocatedIn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0165314" calcext:value-type="float">
            <text:p>0.00165314</text:p>
          </table:table-cell>
          <table:table-cell office:value-type="float" office:value="0.64705882" calcext:value-type="float">
            <text:p>0.64705882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05882353" calcext:value-type="float">
            <text:p>0.05882353</text:p>
          </table:table-cell>
          <table:table-cell office:value-type="float" office:value="0.04044118" calcext:value-type="float">
            <text:p>0.04044118</text:p>
          </table:table-cell>
          <table:table-cell office:value-type="float" office:value="0.03806228" calcext:value-type="float">
            <text:p>0.0380622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647058823529412" calcext:value-type="float">
            <text:p>0.647058823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hasWonPrize&gt; <text:s/>?b <text:s text:c="2"/>=&gt; ?a <text:s/>&lt;hasWonPrize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18018" calcext:value-type="float">
            <text:p>0.0018018</text:p>
          </table:table-cell>
          <table:table-cell office:value-type="float" office:value="0.0952381" calcext:value-type="float">
            <text:p>0.0952381</text:p>
          </table:table-cell>
          <table:table-cell office:value-type="float" office:value="0.66666667" calcext:value-type="float">
            <text:p>0.66666667</text:p>
          </table:table-cell>
          <table:table-cell office:value-type="float" office:value="0.85714286" calcext:value-type="float">
            <text:p>0.85714286</text:p>
          </table:table-cell>
          <table:table-cell office:value-type="float" office:value="0.57142857" calcext:value-type="float">
            <text:p>0.57142857</text:p>
          </table:table-cell>
          <table:table-cell office:value-type="float" office:value="0.08163265" calcext:value-type="float">
            <text:p>0.0816326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.71428571428571" calcext:value-type="float">
            <text:p>1.714285714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b <text:s/>?a <text:s/>&lt;livesIn&gt; <text:s/>?b <text:s text:c="2"/>=&gt; ?a <text:s/>&lt;isLeaderOf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1136364" calcext:value-type="float">
            <text:p>0.01136364</text:p>
          </table:table-cell>
          <table:table-cell office:value-type="float" office:value="0.06896552" calcext:value-type="float">
            <text:p>0.06896552</text:p>
          </table:table-cell>
          <table:table-cell office:value-type="float" office:value="0.66666667" calcext:value-type="float">
            <text:p>0.66666667</text:p>
          </table:table-cell>
          <table:table-cell office:value-type="float" office:value="0.89655172" calcext:value-type="float">
            <text:p>0.89655172</text:p>
          </table:table-cell>
          <table:table-cell office:value-type="float" office:value="0.59770115" calcext:value-type="float">
            <text:p>0.59770115</text:p>
          </table:table-cell>
          <table:table-cell office:value-type="float" office:value="0.06183115" calcext:value-type="float">
            <text:p>0.0618311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.79310344827586" calcext:value-type="float">
            <text:p>1.793103448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isKnownFor&gt; <text:s/>?b <text:s text:c="2"/>=&gt; ?a <text:s/>&lt;isCitizenOf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464037" calcext:value-type="float">
            <text:p>0.00464037</text:p>
          </table:table-cell>
          <table:table-cell office:value-type="float" office:value="0.04" calcext:value-type="float">
            <text:p>0.04</text:p>
          </table:table-cell>
          <table:table-cell office:value-type="float" office:value="0.66666667" calcext:value-type="float">
            <text:p>0.66666667</text:p>
          </table:table-cell>
          <table:table-cell office:value-type="float" office:value="0.94" calcext:value-type="float">
            <text:p>0.94</text:p>
          </table:table-cell>
          <table:table-cell office:value-type="float" office:value="0.62666667" calcext:value-type="float">
            <text:p>0.62666667</text:p>
          </table:table-cell>
          <table:table-cell office:value-type="float" office:value="0.0376" calcext:value-type="float">
            <text:p>0.037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.88" calcext:value-type="float">
            <text:p>1.8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Capital&gt; <text:s/>?a <text:s/>?e <text:s/>&lt;hasOfficialLanguage&gt; <text:s/>?b <text:s text:c="2"/>=&gt; ?a <text:s/>&lt;hasOfficialLanguage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643087" calcext:value-type="float">
            <text:p>0.00643087</text:p>
          </table:table-cell>
          <table:table-cell office:value-type="float" office:value="0.00843882" calcext:value-type="float">
            <text:p>0.00843882</text:p>
          </table:table-cell>
          <table:table-cell office:value-type="float" office:value="0.66666667" calcext:value-type="float">
            <text:p>0.66666667</text:p>
          </table:table-cell>
          <table:table-cell office:value-type="float" office:value="0.98734177" calcext:value-type="float">
            <text:p>0.98734177</text:p>
          </table:table-cell>
          <table:table-cell office:value-type="float" office:value="0.65822785" calcext:value-type="float">
            <text:p>0.65822785</text:p>
          </table:table-cell>
          <table:table-cell office:value-type="float" office:value="0.008332" calcext:value-type="float">
            <text:p>0.008332</text:p>
          </table:table-cell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1.9746835443038" calcext:value-type="float">
            <text:p>1.974683544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LocatedIn&gt; <text:s/>?a <text:s/>?e <text:s/>&lt;hasOfficialLanguage&gt; <text:s/>?b <text:s text:c="2"/>=&gt; ?a <text:s/>&lt;hasOfficialLanguage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643087" calcext:value-type="float">
            <text:p>0.00643087</text:p>
          </table:table-cell>
          <table:table-cell office:value-type="float" office:value="0.03571429" calcext:value-type="float">
            <text:p>0.03571429</text:p>
          </table:table-cell>
          <table:table-cell office:value-type="float" office:value="0.66666667" calcext:value-type="float">
            <text:p>0.66666667</text:p>
          </table:table-cell>
          <table:table-cell office:value-type="float" office:value="0.94642857" calcext:value-type="float">
            <text:p>0.94642857</text:p>
          </table:table-cell>
          <table:table-cell office:value-type="float" office:value="0.63095238" calcext:value-type="float">
            <text:p>0.63095238</text:p>
          </table:table-cell>
          <table:table-cell office:value-type="float" office:value="0.03380102" calcext:value-type="float">
            <text:p>0.03380102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.89285714285714" calcext:value-type="float">
            <text:p>1.892857142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162413" calcext:value-type="float">
            <text:p>0.0162413</text:p>
          </table:table-cell>
          <table:table-cell office:value-type="float" office:value="0.17948718" calcext:value-type="float">
            <text:p>0.17948718</text:p>
          </table:table-cell>
          <table:table-cell office:value-type="float" office:value="0.63636364" calcext:value-type="float">
            <text:p>0.63636364</text:p>
          </table:table-cell>
          <table:table-cell office:value-type="float" office:value="0.71794872" calcext:value-type="float">
            <text:p>0.71794872</text:p>
          </table:table-cell>
          <table:table-cell office:value-type="float" office:value="0.45687646" calcext:value-type="float">
            <text:p>0.45687646</text:p>
          </table:table-cell>
          <table:table-cell office:value-type="float" office:value="0.12886259" calcext:value-type="float">
            <text:p>0.1288625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.02564102564103" calcext:value-type="float">
            <text:p>5.025641025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isCitizenOf&gt; <text:s/>?b <text:s text:c="2"/>=&gt; ?a <text:s/>&lt;isCitizenOf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162413" calcext:value-type="float">
            <text:p>0.0162413</text:p>
          </table:table-cell>
          <table:table-cell office:value-type="float" office:value="0.10769231" calcext:value-type="float">
            <text:p>0.10769231</text:p>
          </table:table-cell>
          <table:table-cell office:value-type="float" office:value="0.63636364" calcext:value-type="float">
            <text:p>0.63636364</text:p>
          </table:table-cell>
          <table:table-cell office:value-type="float" office:value="0.83076923" calcext:value-type="float">
            <text:p>0.83076923</text:p>
          </table:table-cell>
          <table:table-cell office:value-type="float" office:value="0.52867133" calcext:value-type="float">
            <text:p>0.52867133</text:p>
          </table:table-cell>
          <table:table-cell office:value-type="float" office:value="0.08946746" calcext:value-type="float">
            <text:p>0.08946746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.81538461538462" calcext:value-type="float">
            <text:p>5.815384615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LocatedIn&gt; <text:s/>?f <text:s/>?b <text:s/>&lt;hasCapital&gt; <text:s/>?f <text:s text:c="2"/>=&gt; ?a <text:s/>&lt;isCitizenOf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1160093" calcext:value-type="float">
            <text:p>0.01160093</text:p>
          </table:table-cell>
          <table:table-cell office:value-type="float" office:value="0.01362398" calcext:value-type="float">
            <text:p>0.01362398</text:p>
          </table:table-cell>
          <table:table-cell office:value-type="float" office:value="0.625" calcext:value-type="float">
            <text:p>0.625</text:p>
          </table:table-cell>
          <table:table-cell office:value-type="float" office:value="0.97820163" calcext:value-type="float">
            <text:p>0.97820163</text:p>
          </table:table-cell>
          <table:table-cell office:value-type="float" office:value="0.61137602" calcext:value-type="float">
            <text:p>0.61137602</text:p>
          </table:table-cell>
          <table:table-cell office:value-type="float" office:value="0.013327" calcext:value-type="float">
            <text:p>0.013327</text:p>
          </table:table-cell>
          <table:table-cell office:value-type="float" office:value="5" calcext:value-type="float">
            <text:p>5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4.89100817438692" calcext:value-type="float">
            <text:p>4.891008174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b <text:s/>?b <text:s/>&lt;hasChild&gt; <text:s/>?a <text:s text:c="2"/>=&gt; ?a <text:s/>&lt;hasChild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0402047" calcext:value-type="float">
            <text:p>0.00402047</text:p>
          </table:table-cell>
          <table:table-cell office:value-type="float" office:value="0.55" calcext:value-type="float">
            <text:p>0.55</text:p>
          </table:table-cell>
          <table:table-cell office:value-type="float" office:value="0.61111111" calcext:value-type="float">
            <text:p>0.61111111</text:p>
          </table:table-cell>
          <table:table-cell office:value-type="float" office:value="0.1" calcext:value-type="float">
            <text:p>0.1</text:p>
          </table:table-cell>
          <table:table-cell office:value-type="float" office:value="0.06111111" calcext:value-type="float">
            <text:p>0.06111111</text:p>
          </table:table-cell>
          <table:table-cell office:value-type="float" office:value="0.055" calcext:value-type="float">
            <text:p>0.05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00051443" calcext:value-type="float">
            <text:p>0.00051443</text:p>
          </table:table-cell>
          <table:table-cell office:value-type="float" office:value="0.05568445" calcext:value-type="float">
            <text:p>0.05568445</text:p>
          </table:table-cell>
          <table:table-cell office:value-type="float" office:value="0.09090909" calcext:value-type="float">
            <text:p>0.09090909</text:p>
          </table:table-cell>
          <table:table-cell office:value-type="float" office:value="0.6" calcext:value-type="float">
            <text:p>0.6</text:p>
          </table:table-cell>
          <table:table-cell office:value-type="float" office:value="0.84848485" calcext:value-type="float">
            <text:p>0.84848485</text:p>
          </table:table-cell>
          <table:table-cell office:value-type="float" office:value="0.50909091" calcext:value-type="float">
            <text:p>0.50909091</text:p>
          </table:table-cell>
          <table:table-cell office:value-type="float" office:value="0.07713499" calcext:value-type="float">
            <text:p>0.07713499</text:p>
          </table:table-cell>
          <table:table-cell office:value-type="float" office:value="24" calcext:value-type="float">
            <text:p>24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20.3636363636364" calcext:value-type="float">
            <text:p>20.363636363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participatedIn&gt; <text:s/>?f <text:s/>?a <text:s/>&lt;participatedIn&gt; <text:s/>?f <text:s text:c="2"/>=&gt; ?a <text:s/>&lt;participated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046729" calcext:value-type="float">
            <text:p>0.00046729</text:p>
          </table:table-cell>
          <table:table-cell office:value-type="float" office:value="0.00099536" calcext:value-type="float">
            <text:p>0.00099536</text:p>
          </table:table-cell>
          <table:table-cell office:value-type="float" office:value="0.6" calcext:value-type="float">
            <text:p>0.6</text:p>
          </table:table-cell>
          <table:table-cell office:value-type="float" office:value="0.99834107" calcext:value-type="float">
            <text:p>0.99834107</text:p>
          </table:table-cell>
          <table:table-cell office:value-type="float" office:value="0.59900464" calcext:value-type="float">
            <text:p>0.59900464</text:p>
          </table:table-cell>
          <table:table-cell office:value-type="float" office:value="0.0009937" calcext:value-type="float">
            <text:p>0.0009937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table:number-columns-repeated="2" office:value-type="float" office:value="2.99502322495023" calcext:value-type="float">
            <text:p>2.99502322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rected&gt; <text:s/>?b <text:s/>?a <text:s/>&lt;produced&gt; <text:s/>?b <text:s text:c="2"/>=&gt; ?a <text:s/>&lt;actedIn&gt; <text:s/>?b</text:p>
          </table:table-cell>
          <table:table-cell office:value-type="float" office:value="0.00025721" calcext:value-type="float">
            <text:p>0.00025721</text:p>
          </table:table-cell>
          <table:table-cell office:value-type="float" office:value="0.00243952" calcext:value-type="float">
            <text:p>0.00243952</text:p>
          </table:table-cell>
          <table:table-cell office:value-type="float" office:value="0.18181818" calcext:value-type="float">
            <text:p>0.18181818</text:p>
          </table:table-cell>
          <table:table-cell office:value-type="float" office:value="0.57142857" calcext:value-type="float">
            <text:p>0.57142857</text:p>
          </table:table-cell>
          <table:table-cell office:value-type="float" office:value="0.68181818" calcext:value-type="float">
            <text:p>0.68181818</text:p>
          </table:table-cell>
          <table:table-cell office:value-type="float" office:value="0.38961039" calcext:value-type="float">
            <text:p>0.38961039</text:p>
          </table:table-cell>
          <table:table-cell office:value-type="float" office:value="0.12396694" calcext:value-type="float">
            <text:p>0.12396694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8.18181818181818" calcext:value-type="float">
            <text:p>8.181818181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diedIn&gt; <text:s/>?b <text:s text:c="2"/>=&gt; ?a <text:s/>&lt;diedIn&gt; <text:s/>?b</text:p>
          </table:table-cell>
          <table:table-cell office:value-type="float" office:value="0.00047156" calcext:value-type="float">
            <text:p>0.00047156</text:p>
          </table:table-cell>
          <table:table-cell office:value-type="float" office:value="0.02898551" calcext:value-type="float">
            <text:p>0.02898551</text:p>
          </table:table-cell>
          <table:table-cell office:value-type="float" office:value="0.16058394" calcext:value-type="float">
            <text:p>0.16058394</text:p>
          </table:table-cell>
          <table:table-cell office:value-type="float" office:value="0.56410256" calcext:value-type="float">
            <text:p>0.56410256</text:p>
          </table:table-cell>
          <table:table-cell office:value-type="float" office:value="0.71532847" calcext:value-type="float">
            <text:p>0.71532847</text:p>
          </table:table-cell>
          <table:table-cell office:value-type="float" office:value="0.40351862" calcext:value-type="float">
            <text:p>0.40351862</text:p>
          </table:table-cell>
          <table:table-cell office:value-type="float" office:value="0.11487026" calcext:value-type="float">
            <text:p>0.11487026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5.7372262773723" calcext:value-type="float">
            <text:p>15.737226277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diedIn&gt; <text:s/>?b <text:s text:c="2"/>=&gt; ?a <text:s/>&lt;diedIn&gt; <text:s/>?b</text:p>
          </table:table-cell>
          <table:table-cell office:value-type="float" office:value="0.00047156" calcext:value-type="float">
            <text:p>0.00047156</text:p>
          </table:table-cell>
          <table:table-cell office:value-type="float" office:value="0.02898551" calcext:value-type="float">
            <text:p>0.02898551</text:p>
          </table:table-cell>
          <table:table-cell office:value-type="float" office:value="0.13253012" calcext:value-type="float">
            <text:p>0.13253012</text:p>
          </table:table-cell>
          <table:table-cell office:value-type="float" office:value="0.56410256" calcext:value-type="float">
            <text:p>0.56410256</text:p>
          </table:table-cell>
          <table:table-cell office:value-type="float" office:value="0.76506024" calcext:value-type="float">
            <text:p>0.76506024</text:p>
          </table:table-cell>
          <table:table-cell office:value-type="float" office:value="0.43157244" calcext:value-type="float">
            <text:p>0.43157244</text:p>
          </table:table-cell>
          <table:table-cell office:value-type="float" office:value="0.10139353" calcext:value-type="float">
            <text:p>0.10139353</text:p>
          </table:table-cell>
          <table:table-cell office:value-type="float" office:value="22" calcext:value-type="float">
            <text:p>22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6.8313253012048" calcext:value-type="float">
            <text:p>16.831325301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wasBornIn&gt; <text:s/>?a <text:s/>?e <text:s/>&lt;isCitizenOf&gt; <text:s/>?b <text:s text:c="2"/>=&gt; ?a <text:s/>&lt;isLocatedIn&gt; <text:s/>?b</text:p>
          </table:table-cell>
          <table:table-cell office:value-type="float" office:value="0.00053586" calcext:value-type="float">
            <text:p>0.00053586</text:p>
          </table:table-cell>
          <table:table-cell office:value-type="float" office:value="0.00375714" calcext:value-type="float">
            <text:p>0.00375714</text:p>
          </table:table-cell>
          <table:table-cell office:value-type="float" office:value="0.25510204" calcext:value-type="float">
            <text:p>0.25510204</text:p>
          </table:table-cell>
          <table:table-cell office:value-type="float" office:value="0.55555556" calcext:value-type="float">
            <text:p>0.55555556</text:p>
          </table:table-cell>
          <table:table-cell office:value-type="float" office:value="0.54081633" calcext:value-type="float">
            <text:p>0.54081633</text:p>
          </table:table-cell>
          <table:table-cell office:value-type="float" office:value="0.30045351" calcext:value-type="float">
            <text:p>0.30045351</text:p>
          </table:table-cell>
          <table:table-cell office:value-type="float" office:value="0.13796335" calcext:value-type="float">
            <text:p>0.13796335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3.5204081632653" calcext:value-type="float">
            <text:p>13.520408163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hasChild&gt; <text:s/>?a <text:s/>?b <text:s/>&lt;isMarriedTo&gt; <text:s/>?a <text:s text:c="2"/>=&gt; ?a <text:s/>&lt;hasChild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0402047" calcext:value-type="float">
            <text:p>0.00402047</text:p>
          </table:table-cell>
          <table:table-cell office:value-type="float" office:value="0.36666667" calcext:value-type="float">
            <text:p>0.36666667</text:p>
          </table:table-cell>
          <table:table-cell office:value-type="float" office:value="0.55" calcext:value-type="float">
            <text:p>0.55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18333333" calcext:value-type="float">
            <text:p>0.18333333</text:p>
          </table:table-cell>
          <table:table-cell office:value-type="float" office:value="0.12222222" calcext:value-type="float">
            <text:p>0.12222222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.66666666666667" calcext:value-type="float">
            <text:p>3.666666666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hasCapital&gt; <text:s/>?a <text:s text:c="2"/>=&gt; ?a <text:s/>&lt;isLocatedIn&gt; <text:s/>?b</text:p>
          </table:table-cell>
          <table:table-cell office:value-type="float" office:value="0.00092168" calcext:value-type="float">
            <text:p>0.00092168</text:p>
          </table:table-cell>
          <table:table-cell office:value-type="float" office:value="0.00646228" calcext:value-type="float">
            <text:p>0.00646228</text:p>
          </table:table-cell>
          <table:table-cell office:value-type="float" office:value="0.1442953" calcext:value-type="float">
            <text:p>0.1442953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73154362" calcext:value-type="float">
            <text:p>0.73154362</text:p>
          </table:table-cell>
          <table:table-cell office:value-type="float" office:value="0.3932047" calcext:value-type="float">
            <text:p>0.3932047</text:p>
          </table:table-cell>
          <table:table-cell office:value-type="float" office:value="0.10555831" calcext:value-type="float">
            <text:p>0.10555831</text:p>
          </table:table-cell>
          <table:table-cell office:value-type="float" office:value="43" calcext:value-type="float">
            <text:p>43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31.4563758389262" calcext:value-type="float">
            <text:p>31.456375838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livesIn&gt; <text:s/>?b <text:s text:c="2"/>=&gt; ?a <text:s/>&lt;livesIn&gt; <text:s/>?b</text:p>
          </table:table-cell>
          <table:table-cell office:value-type="float" office:value="0.00017148" calcext:value-type="float">
            <text:p>0.00017148</text:p>
          </table:table-cell>
          <table:table-cell office:value-type="float" office:value="0.01691332" calcext:value-type="float">
            <text:p>0.01691332</text:p>
          </table:table-cell>
          <table:table-cell office:value-type="float" office:value="0.17777778" calcext:value-type="float">
            <text:p>0.17777778</text:p>
          </table:table-cell>
          <table:table-cell office:value-type="float" office:value="0.53333333" calcext:value-type="float">
            <text:p>0.53333333</text:p>
          </table:table-cell>
          <table:table-cell office:value-type="float" office:value="0.66666667" calcext:value-type="float">
            <text:p>0.66666667</text:p>
          </table:table-cell>
          <table:table-cell office:value-type="float" office:value="0.35555556" calcext:value-type="float">
            <text:p>0.35555556</text:p>
          </table:table-cell>
          <table:table-cell office:value-type="float" office:value="0.11851852" calcext:value-type="float">
            <text:p>0.1185185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.33333333333333" calcext:value-type="float">
            <text:p>5.333333333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00017148" calcext:value-type="float">
            <text:p>0.00017148</text:p>
          </table:table-cell>
          <table:table-cell office:value-type="float" office:value="0.01691332" calcext:value-type="float">
            <text:p>0.01691332</text:p>
          </table:table-cell>
          <table:table-cell office:value-type="float" office:value="0.12903226" calcext:value-type="float">
            <text:p>0.12903226</text:p>
          </table:table-cell>
          <table:table-cell office:value-type="float" office:value="0.53333333" calcext:value-type="float">
            <text:p>0.53333333</text:p>
          </table:table-cell>
          <table:table-cell office:value-type="float" office:value="0.75806452" calcext:value-type="float">
            <text:p>0.75806452</text:p>
          </table:table-cell>
          <table:table-cell office:value-type="float" office:value="0.40430108" calcext:value-type="float">
            <text:p>0.40430108</text:p>
          </table:table-cell>
          <table:table-cell office:value-type="float" office:value="0.09781478" calcext:value-type="float">
            <text:p>0.09781478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.06451612903226" calcext:value-type="float">
            <text:p>6.06451612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PoliticianOf&gt; <text:s/>?b <text:s text:c="2"/>=&gt; ?a <text:s/>&lt;livesIn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1268499" calcext:value-type="float">
            <text:p>0.01268499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.5" calcext:value-type="float">
            <text:p>0.5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.34210526" calcext:value-type="float">
            <text:p>0.34210526</text:p>
          </table:table-cell>
          <table:table-cell office:value-type="float" office:value="0.10803324" calcext:value-type="float">
            <text:p>0.10803324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.10526315789474" calcext:value-type="float">
            <text:p>4.105263157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00027865" calcext:value-type="float">
            <text:p>0.00027865</text:p>
          </table:table-cell>
          <table:table-cell office:value-type="float" office:value="0.02748414" calcext:value-type="float">
            <text:p>0.02748414</text:p>
          </table:table-cell>
          <table:table-cell office:value-type="float" office:value="0.0171278" calcext:value-type="float">
            <text:p>0.0171278</text:p>
          </table:table-cell>
          <table:table-cell office:value-type="float" office:value="0.5" calcext:value-type="float">
            <text:p>0.5</text:p>
          </table:table-cell>
          <table:table-cell office:value-type="float" office:value="0.9657444" calcext:value-type="float">
            <text:p>0.9657444</text:p>
          </table:table-cell>
          <table:table-cell office:value-type="float" office:value="0.4828722" calcext:value-type="float">
            <text:p>0.4828722</text:p>
          </table:table-cell>
          <table:table-cell office:value-type="float" office:value="0.01654108" calcext:value-type="float">
            <text:p>0.01654108</text:p>
          </table:table-cell>
          <table:table-cell office:value-type="float" office:value="13" calcext:value-type="float">
            <text:p>13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float" office:value="12.5546772068511" calcext:value-type="float">
            <text:p>12.554677206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00047156" calcext:value-type="float">
            <text:p>0.00047156</text:p>
          </table:table-cell>
          <table:table-cell office:value-type="float" office:value="0.04651163" calcext:value-type="float">
            <text:p>0.04651163</text:p>
          </table:table-cell>
          <table:table-cell office:value-type="float" office:value="0.05104408" calcext:value-type="float">
            <text:p>0.05104408</text:p>
          </table:table-cell>
          <table:table-cell office:value-type="float" office:value="0.5" calcext:value-type="float">
            <text:p>0.5</text:p>
          </table:table-cell>
          <table:table-cell office:value-type="float" office:value="0.89791183" calcext:value-type="float">
            <text:p>0.89791183</text:p>
          </table:table-cell>
          <table:table-cell office:value-type="float" office:value="0.44895592" calcext:value-type="float">
            <text:p>0.44895592</text:p>
          </table:table-cell>
          <table:table-cell office:value-type="float" office:value="0.04583309" calcext:value-type="float">
            <text:p>0.04583309</text:p>
          </table:table-cell>
          <table:table-cell office:value-type="float" office:value="22" calcext:value-type="float">
            <text:p>22</text:p>
          </table:table-cell>
          <table:table-cell office:value-type="float" office:value="431" calcext:value-type="float">
            <text:p>431</text:p>
          </table:table-cell>
          <table:table-cell table:number-columns-repeated="2" office:value-type="float" office:value="19.754060324826" calcext:value-type="float">
            <text:p>19.754060324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livesIn&gt; <text:s/>?b <text:s text:c="2"/>=&gt; ?a <text:s/>&lt;livesIn&gt; <text:s/>?b</text:p>
          </table:table-cell>
          <table:table-cell office:value-type="float" office:value="0.00019291" calcext:value-type="float">
            <text:p>0.00019291</text:p>
          </table:table-cell>
          <table:table-cell office:value-type="float" office:value="0.01902748" calcext:value-type="float">
            <text:p>0.01902748</text:p>
          </table:table-cell>
          <table:table-cell office:value-type="float" office:value="0.13636364" calcext:value-type="float">
            <text:p>0.13636364</text:p>
          </table:table-cell>
          <table:table-cell office:value-type="float" office:value="0.5" calcext:value-type="float">
            <text:p>0.5</text:p>
          </table:table-cell>
          <table:table-cell office:value-type="float" office:value="0.72727273" calcext:value-type="float">
            <text:p>0.72727273</text:p>
          </table:table-cell>
          <table:table-cell office:value-type="float" office:value="0.36363636" calcext:value-type="float">
            <text:p>0.36363636</text:p>
          </table:table-cell>
          <table:table-cell office:value-type="float" office:value="0.09917355" calcext:value-type="float">
            <text:p>0.09917355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.54545454545455" calcext:value-type="float">
            <text:p>6.545454545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hasWonPrize&gt; <text:s/>?b <text:s text:c="2"/>=&gt; ?a <text:s/>&lt;hasWonPrize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0540541" calcext:value-type="float">
            <text:p>0.00540541</text:p>
          </table:table-cell>
          <table:table-cell office:value-type="float" office:value="0.05882353" calcext:value-type="float">
            <text:p>0.05882353</text:p>
          </table:table-cell>
          <table:table-cell office:value-type="float" office:value="0.5" calcext:value-type="float">
            <text:p>0.5</text:p>
          </table:table-cell>
          <table:table-cell office:value-type="float" office:value="0.88235294" calcext:value-type="float">
            <text:p>0.88235294</text:p>
          </table:table-cell>
          <table:table-cell office:value-type="float" office:value="0.44117647" calcext:value-type="float">
            <text:p>0.44117647</text:p>
          </table:table-cell>
          <table:table-cell office:value-type="float" office:value="0.05190311" calcext:value-type="float">
            <text:p>0.05190311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5.29411764705882" calcext:value-type="float">
            <text:p>5.294117647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LeaderOf&gt; <text:s/>?b <text:s/>?a <text:s/>&lt;livesIn&gt; <text:s/>?b <text:s text:c="2"/>=&gt; ?a <text:s/>&lt;wasBorn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109529" calcext:value-type="float">
            <text:p>0.00109529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rected&gt; <text:s/>?b <text:s/>?a <text:s/>&lt;created&gt; <text:s/>?b <text:s text:c="2"/>=&gt; ?a <text:s/>&lt;actedIn&gt; <text:s/>?b</text:p>
          </table:table-cell>
          <table:table-cell office:value-type="float" office:value="0.00042869" calcext:value-type="float">
            <text:p>0.00042869</text:p>
          </table:table-cell>
          <table:table-cell office:value-type="float" office:value="0.00406587" calcext:value-type="float">
            <text:p>0.00406587</text:p>
          </table:table-cell>
          <table:table-cell office:value-type="float" office:value="0.09009009" calcext:value-type="float">
            <text:p>0.09009009</text:p>
          </table:table-cell>
          <table:table-cell office:value-type="float" office:value="0.5" calcext:value-type="float">
            <text:p>0.5</text:p>
          </table:table-cell>
          <table:table-cell office:value-type="float" office:value="0.81981982" calcext:value-type="float">
            <text:p>0.81981982</text:p>
          </table:table-cell>
          <table:table-cell office:value-type="float" office:value="0.40990991" calcext:value-type="float">
            <text:p>0.40990991</text:p>
          </table:table-cell>
          <table:table-cell office:value-type="float" office:value="0.07385764" calcext:value-type="float">
            <text:p>0.07385764</text:p>
          </table:table-cell>
          <table:table-cell office:value-type="float" office:value="20" calcext:value-type="float">
            <text:p>20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16.3963963963964" calcext:value-type="float">
            <text:p>16.396396396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isCitizenOf&gt; <text:s/>?b <text:s text:c="2"/>=&gt; ?a <text:s/>&lt;isCitizenOf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464037" calcext:value-type="float">
            <text:p>0.00464037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5" calcext:value-type="float">
            <text:p>0.5</text:p>
          </table:table-cell>
          <table:table-cell office:value-type="float" office:value="0.71428571" calcext:value-type="float">
            <text:p>0.71428571</text:p>
          </table:table-cell>
          <table:table-cell office:value-type="float" office:value="0.35714286" calcext:value-type="float">
            <text:p>0.35714286</text:p>
          </table:table-cell>
          <table:table-cell office:value-type="float" office:value="0.10204082" calcext:value-type="float">
            <text:p>0.1020408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.42857142857143" calcext:value-type="float">
            <text:p>1.428571428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isCitizenOf&gt; <text:s/>?b <text:s text:c="2"/>=&gt; ?a <text:s/>&lt;isCitizenOf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464037" calcext:value-type="float">
            <text:p>0.00464037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isLocatedIn&gt; <text:s/>?b <text:s text:c="2"/>=&gt; ?a <text:s/>&lt;isLocatedIn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0060114" calcext:value-type="float">
            <text:p>0.00060114</text:p>
          </table:table-cell>
          <table:table-cell office:value-type="float" office:value="0.05797101" calcext:value-type="float">
            <text:p>0.05797101</text:p>
          </table:table-cell>
          <table:table-cell office:value-type="float" office:value="0.5" calcext:value-type="float">
            <text:p>0.5</text:p>
          </table:table-cell>
          <table:table-cell office:value-type="float" office:value="0.88405797" calcext:value-type="float">
            <text:p>0.88405797</text:p>
          </table:table-cell>
          <table:table-cell office:value-type="float" office:value="0.44202899" calcext:value-type="float">
            <text:p>0.44202899</text:p>
          </table:table-cell>
          <table:table-cell office:value-type="float" office:value="0.05124974" calcext:value-type="float">
            <text:p>0.05124974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3.53623188405797" calcext:value-type="float">
            <text:p>3.536231884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isLocatedIn&gt; <text:s/>?b <text:s text:c="2"/>=&gt; ?a <text:s/>&lt;isLocated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045086" calcext:value-type="float">
            <text:p>0.00045086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.625" calcext:value-type="float">
            <text:p>2.62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apital&gt; <text:s/>?f <text:s/>?f <text:s/>&lt;hasOfficialLanguage&gt; <text:s/>?b <text:s text:c="2"/>=&gt; ?a <text:s/>&lt;hasOfficialLanguage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643087" calcext:value-type="float">
            <text:p>0.0064308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0.02098427" calcext:value-type="float">
            <text:p>0.02098427</text:p>
          </table:table-cell>
          <table:table-cell office:value-type="float" office:value="0.35782164" calcext:value-type="float">
            <text:p>0.35782164</text:p>
          </table:table-cell>
          <table:table-cell table:number-columns-repeated="2" office:value-type="float" office:value="0.49594732" calcext:value-type="float">
            <text:p>0.495947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9594732" calcext:value-type="float">
            <text:p>0.49594732</text:p>
          </table:table-cell>
          <table:table-cell office:value-type="float" office:value="979" calcext:value-type="float">
            <text:p>979</text:p>
          </table:table-cell>
          <table:table-cell office:value-type="float" office:value="1974" calcext:value-type="float">
            <text:p>1974</text:p>
          </table:table-cell>
          <table:table-cell table:number-columns-repeated="2" office:value-type="float" office:value="979" calcext:value-type="float">
            <text:p>97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asBornIn&gt; <text:s/>?f <text:s/>?f <text:s/>&lt;isLocatedIn&gt; <text:s/>?b <text:s text:c="2"/>=&gt; ?a <text:s/>&lt;isCitizenOf&gt; <text:s/>?b</text:p>
          </table:table-cell>
          <table:table-cell office:value-type="float" office:value="0.0006216" calcext:value-type="float">
            <text:p>0.0006216</text:p>
          </table:table-cell>
          <table:table-cell office:value-type="float" office:value="0.06728538" calcext:value-type="float">
            <text:p>0.06728538</text:p>
          </table:table-cell>
          <table:table-cell office:value-type="float" office:value="0.02888446" calcext:value-type="float">
            <text:p>0.02888446</text:p>
          </table:table-cell>
          <table:table-cell office:value-type="float" office:value="0.47540984" calcext:value-type="float">
            <text:p>0.47540984</text:p>
          </table:table-cell>
          <table:table-cell office:value-type="float" office:value="0.93924303" calcext:value-type="float">
            <text:p>0.93924303</text:p>
          </table:table-cell>
          <table:table-cell office:value-type="float" office:value="0.44652537" calcext:value-type="float">
            <text:p>0.44652537</text:p>
          </table:table-cell>
          <table:table-cell office:value-type="float" office:value="0.02712953" calcext:value-type="float">
            <text:p>0.02712953</text:p>
          </table:table-cell>
          <table:table-cell office:value-type="float" office:value="29" calcext:value-type="float">
            <text:p>29</text:p>
          </table:table-cell>
          <table:table-cell office:value-type="float" office:value="1004" calcext:value-type="float">
            <text:p>1004</text:p>
          </table:table-cell>
          <table:table-cell table:number-columns-repeated="2" office:value-type="float" office:value="27.2380478087649" calcext:value-type="float">
            <text:p>27.238047808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iedIn&gt; <text:s/>?a <text:s/>?e <text:s/>&lt;isCitizenOf&gt; <text:s/>?b <text:s text:c="2"/>=&gt; ?a <text:s/>&lt;isLocatedIn&gt; <text:s/>?b</text:p>
          </table:table-cell>
          <table:table-cell office:value-type="float" office:value="0.00032152" calcext:value-type="float">
            <text:p>0.00032152</text:p>
          </table:table-cell>
          <table:table-cell office:value-type="float" office:value="0.00225428" calcext:value-type="float">
            <text:p>0.00225428</text:p>
          </table:table-cell>
          <table:table-cell office:value-type="float" office:value="0.28846154" calcext:value-type="float">
            <text:p>0.28846154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38461538" calcext:value-type="float">
            <text:p>0.38461538</text:p>
          </table:table-cell>
          <table:table-cell office:value-type="float" office:value="0.18028846" calcext:value-type="float">
            <text:p>0.18028846</text:p>
          </table:table-cell>
          <table:table-cell office:value-type="float" office:value="0.11094675" calcext:value-type="float">
            <text:p>0.11094675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.76923076923077" calcext:value-type="float">
            <text:p>5.769230769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00047156" calcext:value-type="float">
            <text:p>0.00047156</text:p>
          </table:table-cell>
          <table:table-cell office:value-type="float" office:value="0.05104408" calcext:value-type="float">
            <text:p>0.05104408</text:p>
          </table:table-cell>
          <table:table-cell office:value-type="float" office:value="0.05200946" calcext:value-type="float">
            <text:p>0.05200946</text:p>
          </table:table-cell>
          <table:table-cell office:value-type="float" office:value="0.46808511" calcext:value-type="float">
            <text:p>0.46808511</text:p>
          </table:table-cell>
          <table:table-cell office:value-type="float" office:value="0.88888889" calcext:value-type="float">
            <text:p>0.88888889</text:p>
          </table:table-cell>
          <table:table-cell office:value-type="float" office:value="0.41607565" calcext:value-type="float">
            <text:p>0.41607565</text:p>
          </table:table-cell>
          <table:table-cell office:value-type="float" office:value="0.04623063" calcext:value-type="float">
            <text:p>0.04623063</text:p>
          </table:table-cell>
          <table:table-cell office:value-type="float" office:value="22" calcext:value-type="float">
            <text:p>22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float" office:value="19.5555555555556" calcext:value-type="float">
            <text:p>19.555555555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hasCapital&gt; <text:s/>?f <text:s text:c="2"/>=&gt; ?a <text:s/>&lt;isCitizenOf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162413" calcext:value-type="float">
            <text:p>0.0162413</text:p>
          </table:table-cell>
          <table:table-cell office:value-type="float" office:value="0.12727273" calcext:value-type="float">
            <text:p>0.12727273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72727273" calcext:value-type="float">
            <text:p>0.72727273</text:p>
          </table:table-cell>
          <table:table-cell office:value-type="float" office:value="0.33939394" calcext:value-type="float">
            <text:p>0.33939394</text:p>
          </table:table-cell>
          <table:table-cell office:value-type="float" office:value="0.09256198" calcext:value-type="float">
            <text:p>0.09256198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.09090909090909" calcext:value-type="float">
            <text:p>5.090909090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LocatedIn&gt; <text:s/>?f <text:s/>?f <text:s/>&lt;isLocatedIn&gt; <text:s/>?b <text:s text:c="2"/>=&gt; ?a <text:s/>&lt;isCitizenOf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162413" calcext:value-type="float">
            <text:p>0.0162413</text:p>
          </table:table-cell>
          <table:table-cell office:value-type="float" office:value="0.00478142" calcext:value-type="float">
            <text:p>0.00478142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8907104" calcext:value-type="float">
            <text:p>0.98907104</text:p>
          </table:table-cell>
          <table:table-cell office:value-type="float" office:value="0.43271858" calcext:value-type="float">
            <text:p>0.43271858</text:p>
          </table:table-cell>
          <table:table-cell office:value-type="float" office:value="0.00472916" calcext:value-type="float">
            <text:p>0.00472916</text:p>
          </table:table-cell>
          <table:table-cell office:value-type="float" office:value="7" calcext:value-type="float">
            <text:p>7</text:p>
          </table:table-cell>
          <table:table-cell office:value-type="float" office:value="1464" calcext:value-type="float">
            <text:p>1464</text:p>
          </table:table-cell>
          <table:table-cell table:number-columns-repeated="2" office:value-type="float" office:value="6.92349726775956" calcext:value-type="float">
            <text:p>6.923497267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table:style-name="ce6" office:value-type="string" calcext:value-type="string">
            <text:p>?e <text:s/>&lt;isLocatedIn&gt; <text:s/>?b <text:s/>?a <text:s/>&lt;isLocatedIn&gt; <text:s/>?e <text:s text:c="2"/>=&gt; ?a <text:s/>&lt;isCitizenOf&gt; <text:s/>?b</text:p>
          </table:table-cell>
          <table:table-cell table:style-name="ce6" office:value-type="float" office:value="0.00015004" calcext:value-type="float">
            <text:p>0.00015004</text:p>
          </table:table-cell>
          <table:table-cell table:style-name="ce6" office:value-type="float" office:value="0.0162413" calcext:value-type="float">
            <text:p>0.0162413</text:p>
          </table:table-cell>
          <table:table-cell table:style-name="ce6" office:value-type="float" office:value="0.00478142" calcext:value-type="float">
            <text:p>0.00478142</text:p>
          </table:table-cell>
          <table:table-cell table:style-name="ce6" office:value-type="float" office:value="0.4375" calcext:value-type="float">
            <text:p>0.4375</text:p>
          </table:table-cell>
          <table:table-cell table:style-name="ce6" office:value-type="float" office:value="0.98907104" calcext:value-type="float">
            <text:p>0.98907104</text:p>
          </table:table-cell>
          <table:table-cell table:style-name="ce6" office:value-type="float" office:value="0.43271858" calcext:value-type="float">
            <text:p>0.43271858</text:p>
          </table:table-cell>
          <table:table-cell table:style-name="ce6" office:value-type="float" office:value="0.00472916" calcext:value-type="float">
            <text:p>0.0047291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464" calcext:value-type="float">
            <text:p>1464</text:p>
          </table:table-cell>
          <table:table-cell table:number-columns-repeated="2" table:style-name="ce6" office:value-type="float" office:value="6.92349726775956" calcext:value-type="float">
            <text:p>6.9234972678</text:p>
          </table:table-cell>
          <table:table-cell table:style-name="ce6"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produced&gt; <text:s/>?b <text:s text:c="2"/>=&gt; ?a <text:s/>&lt;actedIn&gt; <text:s/>?b</text:p>
          </table:table-cell>
          <table:table-cell office:value-type="float" office:value="0.00128606" calcext:value-type="float">
            <text:p>0.00128606</text:p>
          </table:table-cell>
          <table:table-cell office:value-type="float" office:value="0.0121976" calcext:value-type="float">
            <text:p>0.0121976</text:p>
          </table:table-cell>
          <table:table-cell office:value-type="float" office:value="0.0974026" calcext:value-type="float">
            <text:p>0.0974026</text:p>
          </table:table-cell>
          <table:table-cell office:value-type="float" office:value="0.43165468" calcext:value-type="float">
            <text:p>0.43165468</text:p>
          </table:table-cell>
          <table:table-cell office:value-type="float" office:value="0.77435065" calcext:value-type="float">
            <text:p>0.77435065</text:p>
          </table:table-cell>
          <table:table-cell office:value-type="float" office:value="0.33425208" calcext:value-type="float">
            <text:p>0.33425208</text:p>
          </table:table-cell>
          <table:table-cell office:value-type="float" office:value="0.07542376" calcext:value-type="float">
            <text:p>0.07542376</text:p>
          </table:table-cell>
          <table:table-cell office:value-type="float" office:value="60" calcext:value-type="float">
            <text:p>60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46.461038961039" calcext:value-type="float">
            <text:p>46.46103896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isCitizenOf&gt; <text:s/>?b <text:s text:c="2"/>=&gt; ?a <text:s/>&lt;isLocatedIn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0090171" calcext:value-type="float">
            <text:p>0.00090171</text:p>
          </table:table-cell>
          <table:table-cell office:value-type="float" office:value="0.11111111" calcext:value-type="float">
            <text:p>0.11111111</text:p>
          </table:table-cell>
          <table:table-cell office:value-type="float" office:value="0.42857143" calcext:value-type="float">
            <text:p>0.42857143</text:p>
          </table:table-cell>
          <table:table-cell office:value-type="float" office:value="0.74074074" calcext:value-type="float">
            <text:p>0.74074074</text:p>
          </table:table-cell>
          <table:table-cell office:value-type="float" office:value="0.31746032" calcext:value-type="float">
            <text:p>0.31746032</text:p>
          </table:table-cell>
          <table:table-cell office:value-type="float" office:value="0.08230453" calcext:value-type="float">
            <text:p>0.0823045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4.44444444444444" calcext:value-type="float">
            <text:p>4.444444444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0.02096283" calcext:value-type="float">
            <text:p>0.02096283</text:p>
          </table:table-cell>
          <table:table-cell office:value-type="float" office:value="0.35745614" calcext:value-type="float">
            <text:p>0.35745614</text:p>
          </table:table-cell>
          <table:table-cell table:number-columns-repeated="2" office:value-type="float" office:value="0.42319342" calcext:value-type="float">
            <text:p>0.423193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2319342" calcext:value-type="float">
            <text:p>0.42319342</text:p>
          </table:table-cell>
          <table:table-cell office:value-type="float" office:value="978" calcext:value-type="float">
            <text:p>978</text:p>
          </table:table-cell>
          <table:table-cell office:value-type="float" office:value="2311" calcext:value-type="float">
            <text:p>2311</text:p>
          </table:table-cell>
          <table:table-cell table:number-columns-repeated="2" office:value-type="float" office:value="978" calcext:value-type="float">
            <text:p>97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KnownFor&gt; <text:s/>?f <text:s/>?b <text:s/>&lt;isCitizenOf&gt; <text:s/>?f <text:s text:c="2"/>=&gt; ?a <text:s/>&lt;hasChild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73099" calcext:value-type="float">
            <text:p>0.00073099</text:p>
          </table:table-cell>
          <table:table-cell office:value-type="float" office:value="0.07692308" calcext:value-type="float">
            <text:p>0.07692308</text:p>
          </table:table-cell>
          <table:table-cell office:value-type="float" office:value="0.4" calcext:value-type="float">
            <text:p>0.4</text:p>
          </table:table-cell>
          <table:table-cell office:value-type="float" office:value="0.80769231" calcext:value-type="float">
            <text:p>0.80769231</text:p>
          </table:table-cell>
          <table:table-cell office:value-type="float" office:value="0.32307692" calcext:value-type="float">
            <text:p>0.32307692</text:p>
          </table:table-cell>
          <table:table-cell office:value-type="float" office:value="0.06213018" calcext:value-type="float">
            <text:p>0.0621301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.61538461538462" calcext:value-type="float">
            <text:p>1.615384615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LocatedIn&gt; <text:s/>?a <text:s/>?e <text:s/>&lt;isCitizenOf&gt; <text:s/>?b <text:s text:c="2"/>=&gt; ?a <text:s/>&lt;isLocatedIn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0090171" calcext:value-type="float">
            <text:p>0.00090171</text:p>
          </table:table-cell>
          <table:table-cell office:value-type="float" office:value="0.21428571" calcext:value-type="float">
            <text:p>0.21428571</text:p>
          </table:table-cell>
          <table:table-cell office:value-type="float" office:value="0.4" calcext:value-type="float">
            <text:p>0.4</text:p>
          </table:table-cell>
          <table:table-cell office:value-type="float" office:value="0.46428571" calcext:value-type="float">
            <text:p>0.46428571</text:p>
          </table:table-cell>
          <table:table-cell office:value-type="float" office:value="0.18571429" calcext:value-type="float">
            <text:p>0.18571429</text:p>
          </table:table-cell>
          <table:table-cell office:value-type="float" office:value="0.0994898" calcext:value-type="float">
            <text:p>0.099489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.78571428571429" calcext:value-type="float">
            <text:p>2.785714285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hild&gt; <text:s/>?f <text:s/>?b <text:s/>&lt;hasChild&gt; <text:s/>?f <text:s text:c="2"/>=&gt; ?a <text:s/>&lt;isMarriedTo&gt; <text:s/>?b</text:p>
          </table:table-cell>
          <table:table-cell office:value-type="float" office:value="0.00928109" calcext:value-type="float">
            <text:p>0.00928109</text:p>
          </table:table-cell>
          <table:table-cell office:value-type="float" office:value="0.25974805" calcext:value-type="float">
            <text:p>0.25974805</text:p>
          </table:table-cell>
          <table:table-cell office:value-type="float" office:value="0.18496369" calcext:value-type="float">
            <text:p>0.18496369</text:p>
          </table:table-cell>
          <table:table-cell office:value-type="float" office:value="0.38973897" calcext:value-type="float">
            <text:p>0.38973897</text:p>
          </table:table-cell>
          <table:table-cell office:value-type="float" office:value="0.52541649" calcext:value-type="float">
            <text:p>0.52541649</text:p>
          </table:table-cell>
          <table:table-cell office:value-type="float" office:value="0.20477528" calcext:value-type="float">
            <text:p>0.20477528</text:p>
          </table:table-cell>
          <table:table-cell office:value-type="float" office:value="0.09718297" calcext:value-type="float">
            <text:p>0.09718297</text:p>
          </table:table-cell>
          <table:table-cell office:value-type="float" office:value="433" calcext:value-type="float">
            <text:p>433</text:p>
          </table:table-cell>
          <table:table-cell office:value-type="float" office:value="2341" calcext:value-type="float">
            <text:p>2341</text:p>
          </table:table-cell>
          <table:table-cell table:number-columns-repeated="2" office:value-type="float" office:value="227.505339598462" calcext:value-type="float">
            <text:p>227.505339598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f <text:s/>?f <text:s/>&lt;hasCapital&gt; <text:s/>?b <text:s text:c="2"/>=&gt; ?a <text:s/>&lt;diedIn&gt; <text:s/>?b</text:p>
          </table:table-cell>
          <table:table-cell office:value-type="float" office:value="0.00051443" calcext:value-type="float">
            <text:p>0.00051443</text:p>
          </table:table-cell>
          <table:table-cell office:value-type="float" office:value="0.03162055" calcext:value-type="float">
            <text:p>0.03162055</text:p>
          </table:table-cell>
          <table:table-cell office:value-type="float" office:value="0.05940594" calcext:value-type="float">
            <text:p>0.05940594</text:p>
          </table:table-cell>
          <table:table-cell office:value-type="float" office:value="0.38095238" calcext:value-type="float">
            <text:p>0.38095238</text:p>
          </table:table-cell>
          <table:table-cell office:value-type="float" office:value="0.84405941" calcext:value-type="float">
            <text:p>0.84405941</text:p>
          </table:table-cell>
          <table:table-cell office:value-type="float" office:value="0.32154644" calcext:value-type="float">
            <text:p>0.32154644</text:p>
          </table:table-cell>
          <table:table-cell office:value-type="float" office:value="0.05014214" calcext:value-type="float">
            <text:p>0.05014214</text:p>
          </table:table-cell>
          <table:table-cell office:value-type="float" office:value="24" calcext:value-type="float">
            <text:p>24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.2574257425743" calcext:value-type="float">
            <text:p>20.257425742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actedIn&gt; <text:s/>?b <text:s text:c="2"/>=&gt; ?a <text:s/>&lt;produced&gt; <text:s/>?b</text:p>
          </table:table-cell>
          <table:table-cell office:value-type="float" office:value="0.00128606" calcext:value-type="float">
            <text:p>0.00128606</text:p>
          </table:table-cell>
          <table:table-cell office:value-type="float" office:value="0.0974026" calcext:value-type="float">
            <text:p>0.0974026</text:p>
          </table:table-cell>
          <table:table-cell office:value-type="float" office:value="0.0121976" calcext:value-type="float">
            <text:p>0.0121976</text:p>
          </table:table-cell>
          <table:table-cell office:value-type="float" office:value="0.37974684" calcext:value-type="float">
            <text:p>0.37974684</text:p>
          </table:table-cell>
          <table:table-cell office:value-type="float" office:value="0.96787965" calcext:value-type="float">
            <text:p>0.96787965</text:p>
          </table:table-cell>
          <table:table-cell office:value-type="float" office:value="0.36754923" calcext:value-type="float">
            <text:p>0.36754923</text:p>
          </table:table-cell>
          <table:table-cell office:value-type="float" office:value="0.01180581" calcext:value-type="float">
            <text:p>0.01180581</text:p>
          </table:table-cell>
          <table:table-cell office:value-type="float" office:value="60" calcext:value-type="float">
            <text:p>60</text:p>
          </table:table-cell>
          <table:table-cell office:value-type="float" office:value="4919" calcext:value-type="float">
            <text:p>4919</text:p>
          </table:table-cell>
          <table:table-cell table:number-columns-repeated="2" office:value-type="float" office:value="58.072779020126" calcext:value-type="float">
            <text:p>58.072779020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graduatedFrom&gt; <text:s/>?b <text:s text:c="2"/>=&gt; ?a <text:s/>&lt;graduatedFrom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813008" calcext:value-type="float">
            <text:p>0.00813008</text:p>
          </table:table-cell>
          <table:table-cell office:value-type="float" office:value="0.13043478" calcext:value-type="float">
            <text:p>0.13043478</text:p>
          </table:table-cell>
          <table:table-cell office:value-type="float" office:value="0.375" calcext:value-type="float">
            <text:p>0.375</text:p>
          </table:table-cell>
          <table:table-cell office:value-type="float" office:value="0.65217391" calcext:value-type="float">
            <text:p>0.65217391</text:p>
          </table:table-cell>
          <table:table-cell office:value-type="float" office:value="0.24456522" calcext:value-type="float">
            <text:p>0.24456522</text:p>
          </table:table-cell>
          <table:table-cell office:value-type="float" office:value="0.08506616" calcext:value-type="float">
            <text:p>0.0850661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.95652173913043" calcext:value-type="float">
            <text:p>1.956521739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graduatedFrom&gt; <text:s/>?b <text:s text:c="2"/>=&gt; ?a <text:s/>&lt;graduatedFrom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813008" calcext:value-type="float">
            <text:p>0.00813008</text:p>
          </table:table-cell>
          <table:table-cell office:value-type="float" office:value="0.08571429" calcext:value-type="float">
            <text:p>0.08571429</text:p>
          </table:table-cell>
          <table:table-cell office:value-type="float" office:value="0.375" calcext:value-type="float">
            <text:p>0.375</text:p>
          </table:table-cell>
          <table:table-cell office:value-type="float" office:value="0.77142857" calcext:value-type="float">
            <text:p>0.77142857</text:p>
          </table:table-cell>
          <table:table-cell office:value-type="float" office:value="0.28928571" calcext:value-type="float">
            <text:p>0.28928571</text:p>
          </table:table-cell>
          <table:table-cell office:value-type="float" office:value="0.06612245" calcext:value-type="float">
            <text:p>0.0661224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.31428571428571" calcext:value-type="float">
            <text:p>2.314285714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f <text:s/>?f <text:s/>&lt;isLocatedIn&gt; <text:s/>?b <text:s text:c="2"/>=&gt; ?a <text:s/>&lt;isCitizenOf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1392111" calcext:value-type="float">
            <text:p>0.01392111</text:p>
          </table:table-cell>
          <table:table-cell office:value-type="float" office:value="0.03726708" calcext:value-type="float">
            <text:p>0.03726708</text:p>
          </table:table-cell>
          <table:table-cell office:value-type="float" office:value="0.375" calcext:value-type="float">
            <text:p>0.375</text:p>
          </table:table-cell>
          <table:table-cell office:value-type="float" office:value="0.90062112" calcext:value-type="float">
            <text:p>0.90062112</text:p>
          </table:table-cell>
          <table:table-cell office:value-type="float" office:value="0.33773292" calcext:value-type="float">
            <text:p>0.33773292</text:p>
          </table:table-cell>
          <table:table-cell office:value-type="float" office:value="0.03356352" calcext:value-type="float">
            <text:p>0.03356352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5.40372670807454" calcext:value-type="float">
            <text:p>5.403726708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1479915" calcext:value-type="float">
            <text:p>0.01479915</text:p>
          </table:table-cell>
          <table:table-cell office:value-type="float" office:value="0.01654846" calcext:value-type="float">
            <text:p>0.01654846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.95508274" calcext:value-type="float">
            <text:p>0.95508274</text:p>
          </table:table-cell>
          <table:table-cell office:value-type="float" office:value="0.35187259" calcext:value-type="float">
            <text:p>0.35187259</text:p>
          </table:table-cell>
          <table:table-cell office:value-type="float" office:value="0.01580515" calcext:value-type="float">
            <text:p>0.01580515</text:p>
          </table:table-cell>
          <table:table-cell office:value-type="float" office:value="7" calcext:value-type="float">
            <text:p>7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float" office:value="6.68557919621749" calcext:value-type="float">
            <text:p>6.685579196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hasCapital&gt; <text:s/>?f <text:s text:c="2"/>=&gt; ?a <text:s/>&lt;livesIn&gt; <text:s/>?b</text:p>
          </table:table-cell>
          <table:table-cell office:value-type="float" office:value="0.00042869" calcext:value-type="float">
            <text:p>0.00042869</text:p>
          </table:table-cell>
          <table:table-cell office:value-type="float" office:value="0.0422833" calcext:value-type="float">
            <text:p>0.0422833</text:p>
          </table:table-cell>
          <table:table-cell table:number-columns-repeated="2" office:value-type="float" office:value="0.36363636" calcext:value-type="float">
            <text:p>0.363636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6363636" calcext:value-type="float">
            <text:p>0.36363636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00027865" calcext:value-type="float">
            <text:p>0.00027865</text:p>
          </table:table-cell>
          <table:table-cell office:value-type="float" office:value="0.0171278" calcext:value-type="float">
            <text:p>0.0171278</text:p>
          </table:table-cell>
          <table:table-cell office:value-type="float" office:value="0.02748414" calcext:value-type="float">
            <text:p>0.02748414</text:p>
          </table:table-cell>
          <table:table-cell office:value-type="float" office:value="0.36111111" calcext:value-type="float">
            <text:p>0.36111111</text:p>
          </table:table-cell>
          <table:table-cell office:value-type="float" office:value="0.92389006" calcext:value-type="float">
            <text:p>0.92389006</text:p>
          </table:table-cell>
          <table:table-cell office:value-type="float" office:value="0.33362697" calcext:value-type="float">
            <text:p>0.33362697</text:p>
          </table:table-cell>
          <table:table-cell office:value-type="float" office:value="0.02539233" calcext:value-type="float">
            <text:p>0.02539233</text:p>
          </table:table-cell>
          <table:table-cell office:value-type="float" office:value="13" calcext:value-type="float">
            <text:p>13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12.0105708245243" calcext:value-type="float">
            <text:p>12.010570824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wasBornIn&gt; <text:s/>?b <text:s text:c="2"/>=&gt; ?a <text:s/>&lt;wasBornIn&gt; <text:s/>?b</text:p>
          </table:table-cell>
          <table:table-cell office:value-type="float" office:value="0.00042869" calcext:value-type="float">
            <text:p>0.00042869</text:p>
          </table:table-cell>
          <table:table-cell office:value-type="float" office:value="0.0109529" calcext:value-type="float">
            <text:p>0.0109529</text:p>
          </table:table-cell>
          <table:table-cell office:value-type="float" office:value="0.09174312" calcext:value-type="float">
            <text:p>0.09174312</text:p>
          </table:table-cell>
          <table:table-cell office:value-type="float" office:value="0.33898305" calcext:value-type="float">
            <text:p>0.33898305</text:p>
          </table:table-cell>
          <table:table-cell office:value-type="float" office:value="0.7293578" calcext:value-type="float">
            <text:p>0.7293578</text:p>
          </table:table-cell>
          <table:table-cell office:value-type="float" office:value="0.24723993" calcext:value-type="float">
            <text:p>0.24723993</text:p>
          </table:table-cell>
          <table:table-cell office:value-type="float" office:value="0.06691356" calcext:value-type="float">
            <text:p>0.06691356</text:p>
          </table:table-cell>
          <table:table-cell office:value-type="float" office:value="20" calcext:value-type="float">
            <text:p>20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14.5871559633028" calcext:value-type="float">
            <text:p>14.587155963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rected&gt; <text:s/>?b <text:s text:c="2"/>=&gt; ?a <text:s/>&lt;actedIn&gt; <text:s/>?b</text:p>
          </table:table-cell>
          <table:table-cell office:value-type="float" office:value="0.00128606" calcext:value-type="float">
            <text:p>0.00128606</text:p>
          </table:table-cell>
          <table:table-cell office:value-type="float" office:value="0.0121976" calcext:value-type="float">
            <text:p>0.0121976</text:p>
          </table:table-cell>
          <table:table-cell office:value-type="float" office:value="0.06403415" calcext:value-type="float">
            <text:p>0.06403415</text:p>
          </table:table-cell>
          <table:table-cell office:value-type="float" office:value="0.33707865" calcext:value-type="float">
            <text:p>0.33707865</text:p>
          </table:table-cell>
          <table:table-cell office:value-type="float" office:value="0.81003202" calcext:value-type="float">
            <text:p>0.81003202</text:p>
          </table:table-cell>
          <table:table-cell office:value-type="float" office:value="0.2730445" calcext:value-type="float">
            <text:p>0.2730445</text:p>
          </table:table-cell>
          <table:table-cell office:value-type="float" office:value="0.05186971" calcext:value-type="float">
            <text:p>0.05186971</text:p>
          </table:table-cell>
          <table:table-cell office:value-type="float" office:value="60" calcext:value-type="float">
            <text:p>60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float" office:value="48.6019210245464" calcext:value-type="float">
            <text:p>48.601921024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.01268499" calcext:value-type="float">
            <text:p>0.01268499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96194503" calcext:value-type="float">
            <text:p>0.96194503</text:p>
          </table:table-cell>
          <table:table-cell office:value-type="float" office:value="0.32064834" calcext:value-type="float">
            <text:p>0.32064834</text:p>
          </table:table-cell>
          <table:table-cell office:value-type="float" office:value="0.01220226" calcext:value-type="float">
            <text:p>0.01220226</text:p>
          </table:table-cell>
          <table:table-cell office:value-type="float" office:value="6" calcext:value-type="float">
            <text:p>6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5.77167019027484" calcext:value-type="float">
            <text:p>5.771670190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00047156" calcext:value-type="float">
            <text:p>0.00047156</text:p>
          </table:table-cell>
          <table:table-cell office:value-type="float" office:value="0.05104408" calcext:value-type="float">
            <text:p>0.05104408</text:p>
          </table:table-cell>
          <table:table-cell office:value-type="float" office:value="0.04651163" calcext:value-type="float">
            <text:p>0.04651163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86046512" calcext:value-type="float">
            <text:p>0.86046512</text:p>
          </table:table-cell>
          <table:table-cell office:value-type="float" office:value="0.28682171" calcext:value-type="float">
            <text:p>0.28682171</text:p>
          </table:table-cell>
          <table:table-cell office:value-type="float" office:value="0.04002163" calcext:value-type="float">
            <text:p>0.04002163</text:p>
          </table:table-cell>
          <table:table-cell office:value-type="float" office:value="22" calcext:value-type="float">
            <text:p>22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18.9302325581395" calcext:value-type="float">
            <text:p>18.930232558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AcademicAdvisor&gt; <text:s/>?f <text:s/>?f <text:s/>&lt;worksAt&gt; <text:s/>?b <text:s text:c="2"/>=&gt; ?a <text:s/>&lt;worksAt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4166667" calcext:value-type="float">
            <text:p>0.04166667</text:p>
          </table:table-cell>
          <table:table-cell office:value-type="float" office:value="0.14814815" calcext:value-type="float">
            <text:p>0.14814815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55555556" calcext:value-type="float">
            <text:p>0.55555556</text:p>
          </table:table-cell>
          <table:table-cell office:value-type="float" office:value="0.18518519" calcext:value-type="float">
            <text:p>0.18518519</text:p>
          </table:table-cell>
          <table:table-cell office:value-type="float" office:value="0.08230453" calcext:value-type="float">
            <text:p>0.0823045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.22222222222222" calcext:value-type="float">
            <text:p>2.222222222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worksAt&gt; <text:s/>?b <text:s/>?e <text:s/>&lt;hasAcademicAdvisor&gt; <text:s/>?a <text:s text:c="2"/>=&gt; ?a <text:s/>&lt;worksAt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4166667" calcext:value-type="float">
            <text:p>0.04166667</text:p>
          </table:table-cell>
          <table:table-cell office:value-type="float" office:value="0.09756098" calcext:value-type="float">
            <text:p>0.09756098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70731707" calcext:value-type="float">
            <text:p>0.70731707</text:p>
          </table:table-cell>
          <table:table-cell office:value-type="float" office:value="0.23577236" calcext:value-type="float">
            <text:p>0.23577236</text:p>
          </table:table-cell>
          <table:table-cell office:value-type="float" office:value="0.06900654" calcext:value-type="float">
            <text:p>0.06900654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.82926829268293" calcext:value-type="float">
            <text:p>2.829268292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graduatedFrom&gt; <text:s/>?b <text:s text:c="2"/>=&gt; ?a <text:s/>&lt;graduatedFrom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813008" calcext:value-type="float">
            <text:p>0.00813008</text:p>
          </table:table-cell>
          <table:table-cell office:value-type="float" office:value="0.05882353" calcext:value-type="float">
            <text:p>0.05882353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82352941" calcext:value-type="float">
            <text:p>0.82352941</text:p>
          </table:table-cell>
          <table:table-cell office:value-type="float" office:value="0.2745098" calcext:value-type="float">
            <text:p>0.2745098</text:p>
          </table:table-cell>
          <table:table-cell office:value-type="float" office:value="0.04844291" calcext:value-type="float">
            <text:p>0.04844291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.47058823529412" calcext:value-type="float">
            <text:p>2.470588235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AcademicAdvisor&gt; <text:s/>?a <text:s/>?e <text:s/>&lt;graduatedFrom&gt; <text:s/>?b <text:s text:c="2"/>=&gt; ?a <text:s/>&lt;graduatedFrom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1084011" calcext:value-type="float">
            <text:p>0.01084011</text:p>
          </table:table-cell>
          <table:table-cell office:value-type="float" office:value="0.08888889" calcext:value-type="float">
            <text:p>0.08888889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73333333" calcext:value-type="float">
            <text:p>0.73333333</text:p>
          </table:table-cell>
          <table:table-cell office:value-type="float" office:value="0.24444444" calcext:value-type="float">
            <text:p>0.24444444</text:p>
          </table:table-cell>
          <table:table-cell office:value-type="float" office:value="0.06518519" calcext:value-type="float">
            <text:p>0.06518519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.93333333333333" calcext:value-type="float">
            <text:p>2.933333333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graduatedFrom&gt; <text:s/>?b <text:s text:c="2"/>=&gt; ?a <text:s/>&lt;graduatedFrom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813008" calcext:value-type="float">
            <text:p>0.0081300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30208333" calcext:value-type="float">
            <text:p>0.30208333</text:p>
          </table:table-cell>
          <table:table-cell office:value-type="float" office:value="0.02832031" calcext:value-type="float">
            <text:p>0.02832031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2.71875" calcext:value-type="float">
            <text:p>2.7187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f <text:s/>&lt;hasCapital&gt; <text:s/>?b <text:s text:c="2"/>=&gt; ?a <text:s/>&lt;wasBornIn&gt; <text:s/>?b</text:p>
          </table:table-cell>
          <table:table-cell office:value-type="float" office:value="0.00079307" calcext:value-type="float">
            <text:p>0.00079307</text:p>
          </table:table-cell>
          <table:table-cell office:value-type="float" office:value="0.02026287" calcext:value-type="float">
            <text:p>0.02026287</text:p>
          </table:table-cell>
          <table:table-cell office:value-type="float" office:value="0.09158416" calcext:value-type="float">
            <text:p>0.09158416</text:p>
          </table:table-cell>
          <table:table-cell office:value-type="float" office:value="0.33035714" calcext:value-type="float">
            <text:p>0.33035714</text:p>
          </table:table-cell>
          <table:table-cell office:value-type="float" office:value="0.72277228" calcext:value-type="float">
            <text:p>0.72277228</text:p>
          </table:table-cell>
          <table:table-cell office:value-type="float" office:value="0.23877298" calcext:value-type="float">
            <text:p>0.23877298</text:p>
          </table:table-cell>
          <table:table-cell office:value-type="float" office:value="0.06619449" calcext:value-type="float">
            <text:p>0.06619449</text:p>
          </table:table-cell>
          <table:table-cell office:value-type="float" office:value="37" calcext:value-type="float">
            <text:p>37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6.7425742574257" calcext:value-type="float">
            <text:p>26.742574257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diedIn&gt; <text:s/>?b <text:s text:c="2"/>=&gt; ?a <text:s/>&lt;wasBornIn&gt; <text:s/>?b</text:p>
          </table:table-cell>
          <table:table-cell office:value-type="float" office:value="0.00034295" calcext:value-type="float">
            <text:p>0.00034295</text:p>
          </table:table-cell>
          <table:table-cell office:value-type="float" office:value="0.00876232" calcext:value-type="float">
            <text:p>0.00876232</text:p>
          </table:table-cell>
          <table:table-cell office:value-type="float" office:value="0.06324111" calcext:value-type="float">
            <text:p>0.06324111</text:p>
          </table:table-cell>
          <table:table-cell office:value-type="float" office:value="0.32653061" calcext:value-type="float">
            <text:p>0.32653061</text:p>
          </table:table-cell>
          <table:table-cell office:value-type="float" office:value="0.80632411" calcext:value-type="float">
            <text:p>0.80632411</text:p>
          </table:table-cell>
          <table:table-cell office:value-type="float" office:value="0.26328951" calcext:value-type="float">
            <text:p>0.26328951</text:p>
          </table:table-cell>
          <table:table-cell office:value-type="float" office:value="0.05099283" calcext:value-type="float">
            <text:p>0.05099283</text:p>
          </table:table-cell>
          <table:table-cell office:value-type="float" office:value="16" calcext:value-type="float">
            <text:p>16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12.901185770751" calcext:value-type="float">
            <text:p>12.901185770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directed&gt; <text:s/>?b <text:s text:c="2"/>=&gt; ?a <text:s/>&lt;actedIn&gt; <text:s/>?b</text:p>
          </table:table-cell>
          <table:table-cell office:value-type="float" office:value="0.0006216" calcext:value-type="float">
            <text:p>0.0006216</text:p>
          </table:table-cell>
          <table:table-cell office:value-type="float" office:value="0.00589551" calcext:value-type="float">
            <text:p>0.00589551</text:p>
          </table:table-cell>
          <table:table-cell office:value-type="float" office:value="0.11507937" calcext:value-type="float">
            <text:p>0.11507937</text:p>
          </table:table-cell>
          <table:table-cell office:value-type="float" office:value="0.3258427" calcext:value-type="float">
            <text:p>0.3258427</text:p>
          </table:table-cell>
          <table:table-cell office:value-type="float" office:value="0.6468254" calcext:value-type="float">
            <text:p>0.6468254</text:p>
          </table:table-cell>
          <table:table-cell office:value-type="float" office:value="0.21076333" calcext:value-type="float">
            <text:p>0.21076333</text:p>
          </table:table-cell>
          <table:table-cell office:value-type="float" office:value="0.07443626" calcext:value-type="float">
            <text:p>0.07443626</text:p>
          </table:table-cell>
          <table:table-cell office:value-type="float" office:value="29" calcext:value-type="float">
            <text:p>29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18.7579365079365" calcext:value-type="float">
            <text:p>18.757936507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wasBornIn&gt; <text:s/>?b <text:s text:c="2"/>=&gt; ?a <text:s/>&lt;diedIn&gt; <text:s/>?b</text:p>
          </table:table-cell>
          <table:table-cell office:value-type="float" office:value="0.00025721" calcext:value-type="float">
            <text:p>0.00025721</text:p>
          </table:table-cell>
          <table:table-cell office:value-type="float" office:value="0.01581028" calcext:value-type="float">
            <text:p>0.01581028</text:p>
          </table:table-cell>
          <table:table-cell office:value-type="float" office:value="0.05504587" calcext:value-type="float">
            <text:p>0.05504587</text:p>
          </table:table-cell>
          <table:table-cell office:value-type="float" office:value="0.30769231" calcext:value-type="float">
            <text:p>0.30769231</text:p>
          </table:table-cell>
          <table:table-cell office:value-type="float" office:value="0.82110092" calcext:value-type="float">
            <text:p>0.82110092</text:p>
          </table:table-cell>
          <table:table-cell office:value-type="float" office:value="0.25264644" calcext:value-type="float">
            <text:p>0.25264644</text:p>
          </table:table-cell>
          <table:table-cell office:value-type="float" office:value="0.04519822" calcext:value-type="float">
            <text:p>0.04519822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9.85321100917431" calcext:value-type="float">
            <text:p>9.853211009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AcademicAdvisor&gt; <text:s/>?f <text:s/>?f <text:s/>&lt;graduatedFrom&gt; <text:s/>?b <text:s text:c="2"/>=&gt; ?a <text:s/>&lt;graduatedFrom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1084011" calcext:value-type="float">
            <text:p>0.01084011</text:p>
          </table:table-cell>
          <table:table-cell office:value-type="float" office:value="0.15384615" calcext:value-type="float">
            <text:p>0.15384615</text:p>
          </table:table-cell>
          <table:table-cell office:value-type="float" office:value="0.30769231" calcext:value-type="float">
            <text:p>0.30769231</text:p>
          </table:table-cell>
          <table:table-cell office:value-type="float" office:value="0.5" calcext:value-type="float">
            <text:p>0.5</text:p>
          </table:table-cell>
          <table:table-cell office:value-type="float" office:value="0.15384615" calcext:value-type="float">
            <text:p>0.15384615</text:p>
          </table:table-cell>
          <table:table-cell office:value-type="float" office:value="0.07692308" calcext:value-type="float">
            <text:p>0.0769230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0.00750204" calcext:value-type="float">
            <text:p>0.00750204</text:p>
          </table:table-cell>
          <table:table-cell office:value-type="float" office:value="0.67307692" calcext:value-type="float">
            <text:p>0.67307692</text:p>
          </table:table-cell>
          <table:table-cell table:number-columns-repeated="2" office:value-type="float" office:value="0.30728709" calcext:value-type="float">
            <text:p>0.307287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0728709" calcext:value-type="float">
            <text:p>0.30728709</text:p>
          </table:table-cell>
          <table:table-cell office:value-type="float" office:value="350" calcext:value-type="float">
            <text:p>350</text:p>
          </table:table-cell>
          <table:table-cell office:value-type="float" office:value="1139" calcext:value-type="float">
            <text:p>1139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table:style-name="ce6" office:value-type="string" calcext:value-type="string">
            <text:p>?e <text:s/>&lt;dealsWith&gt; <text:s/>?b <text:s/>?a <text:s/>&lt;dealsWith&gt; <text:s/>?e <text:s text:c="2"/>=&gt; ?a <text:s/>&lt;dealsWith&gt; <text:s/>?b</text:p>
          </table:table-cell>
          <table:table-cell table:style-name="ce6" office:value-type="float" office:value="0.00750204" calcext:value-type="float">
            <text:p>0.00750204</text:p>
          </table:table-cell>
          <table:table-cell table:style-name="ce6" office:value-type="float" office:value="0.67307692" calcext:value-type="float">
            <text:p>0.67307692</text:p>
          </table:table-cell>
          <table:table-cell table:number-columns-repeated="2" table:style-name="ce6" office:value-type="float" office:value="0.30728709" calcext:value-type="float">
            <text:p>0.3072870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.30728709" calcext:value-type="float">
            <text:p>0.30728709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1139" calcext:value-type="float">
            <text:p>1139</text:p>
          </table:table-cell>
          <table:table-cell table:number-columns-repeated="2" table:style-name="ce6" office:value-type="float" office:value="350" calcext:value-type="float">
            <text:p>350</text:p>
          </table:table-cell>
          <table:table-cell table:style-name="ce6"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b <text:s text:c="2"/>=&gt; ?a <text:s/>&lt;actedIn&gt; <text:s/>?b</text:p>
          </table:table-cell>
          <table:table-cell office:value-type="float" office:value="0.00154328" calcext:value-type="float">
            <text:p>0.00154328</text:p>
          </table:table-cell>
          <table:table-cell office:value-type="float" office:value="0.01463712" calcext:value-type="float">
            <text:p>0.01463712</text:p>
          </table:table-cell>
          <table:table-cell office:value-type="float" office:value="0.00743494" calcext:value-type="float">
            <text:p>0.00743494</text:p>
          </table:table-cell>
          <table:table-cell office:value-type="float" office:value="0.30638298" calcext:value-type="float">
            <text:p>0.30638298</text:p>
          </table:table-cell>
          <table:table-cell office:value-type="float" office:value="0.97573317" calcext:value-type="float">
            <text:p>0.97573317</text:p>
          </table:table-cell>
          <table:table-cell office:value-type="float" office:value="0.29894803" calcext:value-type="float">
            <text:p>0.29894803</text:p>
          </table:table-cell>
          <table:table-cell office:value-type="float" office:value="0.00725452" calcext:value-type="float">
            <text:p>0.00725452</text:p>
          </table:table-cell>
          <table:table-cell office:value-type="float" office:value="72" calcext:value-type="float">
            <text:p>72</text:p>
          </table:table-cell>
          <table:table-cell office:value-type="float" office:value="9684" calcext:value-type="float">
            <text:p>9684</text:p>
          </table:table-cell>
          <table:table-cell table:number-columns-repeated="2" office:value-type="float" office:value="70.2527881040892" calcext:value-type="float">
            <text:p>70.252788104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wasBornIn&gt; <text:s/>?b <text:s text:c="2"/>=&gt; ?a <text:s/>&lt;wasBornIn&gt; <text:s/>?b</text:p>
          </table:table-cell>
          <table:table-cell office:value-type="float" office:value="0.00047156" calcext:value-type="float">
            <text:p>0.00047156</text:p>
          </table:table-cell>
          <table:table-cell office:value-type="float" office:value="0.01204819" calcext:value-type="float">
            <text:p>0.01204819</text:p>
          </table:table-cell>
          <table:table-cell office:value-type="float" office:value="0.06811146" calcext:value-type="float">
            <text:p>0.06811146</text:p>
          </table:table-cell>
          <table:table-cell office:value-type="float" office:value="0.30555556" calcext:value-type="float">
            <text:p>0.30555556</text:p>
          </table:table-cell>
          <table:table-cell office:value-type="float" office:value="0.77708978" calcext:value-type="float">
            <text:p>0.77708978</text:p>
          </table:table-cell>
          <table:table-cell office:value-type="float" office:value="0.2374441" calcext:value-type="float">
            <text:p>0.2374441</text:p>
          </table:table-cell>
          <table:table-cell office:value-type="float" office:value="0.05292872" calcext:value-type="float">
            <text:p>0.05292872</text:p>
          </table:table-cell>
          <table:table-cell office:value-type="float" office:value="22" calcext:value-type="float">
            <text:p>22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17.0959752321981" calcext:value-type="float">
            <text:p>17.095975232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directed&gt; <text:s/>?b <text:s text:c="2"/>=&gt; ?a <text:s/>&lt;actedIn&gt; <text:s/>?b</text:p>
          </table:table-cell>
          <table:table-cell office:value-type="float" office:value="0.00070733" calcext:value-type="float">
            <text:p>0.00070733</text:p>
          </table:table-cell>
          <table:table-cell office:value-type="float" office:value="0.00670868" calcext:value-type="float">
            <text:p>0.00670868</text:p>
          </table:table-cell>
          <table:table-cell office:value-type="float" office:value="0.0988024" calcext:value-type="float">
            <text:p>0.0988024</text:p>
          </table:table-cell>
          <table:table-cell office:value-type="float" office:value="0.30275229" calcext:value-type="float">
            <text:p>0.30275229</text:p>
          </table:table-cell>
          <table:table-cell office:value-type="float" office:value="0.67365269" calcext:value-type="float">
            <text:p>0.67365269</text:p>
          </table:table-cell>
          <table:table-cell office:value-type="float" office:value="0.2039499" calcext:value-type="float">
            <text:p>0.2039499</text:p>
          </table:table-cell>
          <table:table-cell office:value-type="float" office:value="0.0665585" calcext:value-type="float">
            <text:p>0.0665585</text:p>
          </table:table-cell>
          <table:table-cell office:value-type="float" office:value="33" calcext:value-type="float">
            <text:p>33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22.2305389221557" calcext:value-type="float">
            <text:p>22.230538922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0128606" calcext:value-type="float">
            <text:p>0.00128606</text:p>
          </table:table-cell>
          <table:table-cell office:value-type="float" office:value="0.06403415" calcext:value-type="float">
            <text:p>0.06403415</text:p>
          </table:table-cell>
          <table:table-cell office:value-type="float" office:value="0.0121976" calcext:value-type="float">
            <text:p>0.0121976</text:p>
          </table:table-cell>
          <table:table-cell office:value-type="float" office:value="0.2970297" calcext:value-type="float">
            <text:p>0.2970297</text:p>
          </table:table-cell>
          <table:table-cell office:value-type="float" office:value="0.95893474" calcext:value-type="float">
            <text:p>0.95893474</text:p>
          </table:table-cell>
          <table:table-cell office:value-type="float" office:value="0.2848321" calcext:value-type="float">
            <text:p>0.2848321</text:p>
          </table:table-cell>
          <table:table-cell office:value-type="float" office:value="0.0116967" calcext:value-type="float">
            <text:p>0.0116967</text:p>
          </table:table-cell>
          <table:table-cell office:value-type="float" office:value="60" calcext:value-type="float">
            <text:p>60</text:p>
          </table:table-cell>
          <table:table-cell office:value-type="float" office:value="4919" calcext:value-type="float">
            <text:p>4919</text:p>
          </table:table-cell>
          <table:table-cell table:number-columns-repeated="2" office:value-type="float" office:value="57.5360845700346" calcext:value-type="float">
            <text:p>57.5360845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hasAcademicAdvisor&gt; <text:s/>?a <text:s/>?e <text:s/>&lt;hasWonPrize&gt; <text:s/>?b <text:s text:c="2"/>=&gt; ?a <text:s/>&lt;hasWonPrize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45045" calcext:value-type="float">
            <text:p>0.0045045</text:p>
          </table:table-cell>
          <table:table-cell office:value-type="float" office:value="0.10204082" calcext:value-type="float">
            <text:p>0.10204082</text:p>
          </table:table-cell>
          <table:table-cell office:value-type="float" office:value="0.29411765" calcext:value-type="float">
            <text:p>0.29411765</text:p>
          </table:table-cell>
          <table:table-cell office:value-type="float" office:value="0.65306122" calcext:value-type="float">
            <text:p>0.65306122</text:p>
          </table:table-cell>
          <table:table-cell office:value-type="float" office:value="0.19207683" calcext:value-type="float">
            <text:p>0.19207683</text:p>
          </table:table-cell>
          <table:table-cell office:value-type="float" office:value="0.0666389" calcext:value-type="float">
            <text:p>0.0666389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.26530612244898" calcext:value-type="float">
            <text:p>3.265306122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actedIn&gt; <text:s/>?b <text:s text:c="2"/>=&gt; ?a <text:s/>&lt;created&gt; <text:s/>?b</text:p>
          </table:table-cell>
          <table:table-cell office:value-type="float" office:value="0.00154328" calcext:value-type="float">
            <text:p>0.00154328</text:p>
          </table:table-cell>
          <table:table-cell office:value-type="float" office:value="0.00743494" calcext:value-type="float">
            <text:p>0.00743494</text:p>
          </table:table-cell>
          <table:table-cell office:value-type="float" office:value="0.01463712" calcext:value-type="float">
            <text:p>0.01463712</text:p>
          </table:table-cell>
          <table:table-cell office:value-type="float" office:value="0.28235294" calcext:value-type="float">
            <text:p>0.28235294</text:p>
          </table:table-cell>
          <table:table-cell office:value-type="float" office:value="0.9481602" calcext:value-type="float">
            <text:p>0.9481602</text:p>
          </table:table-cell>
          <table:table-cell office:value-type="float" office:value="0.26771582" calcext:value-type="float">
            <text:p>0.26771582</text:p>
          </table:table-cell>
          <table:table-cell office:value-type="float" office:value="0.01387834" calcext:value-type="float">
            <text:p>0.01387834</text:p>
          </table:table-cell>
          <table:table-cell office:value-type="float" office:value="72" calcext:value-type="float">
            <text:p>72</text:p>
          </table:table-cell>
          <table:table-cell office:value-type="float" office:value="4919" calcext:value-type="float">
            <text:p>4919</text:p>
          </table:table-cell>
          <table:table-cell table:number-columns-repeated="2" office:value-type="float" office:value="68.2675340516365" calcext:value-type="float">
            <text:p>68.267534051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1057082" calcext:value-type="float">
            <text:p>0.01057082</text:p>
          </table:table-cell>
          <table:table-cell office:value-type="float" office:value="0.02840909" calcext:value-type="float">
            <text:p>0.02840909</text:p>
          </table:table-cell>
          <table:table-cell office:value-type="float" office:value="0.27777778" calcext:value-type="float">
            <text:p>0.27777778</text:p>
          </table:table-cell>
          <table:table-cell office:value-type="float" office:value="0.89772727" calcext:value-type="float">
            <text:p>0.89772727</text:p>
          </table:table-cell>
          <table:table-cell office:value-type="float" office:value="0.24936869" calcext:value-type="float">
            <text:p>0.24936869</text:p>
          </table:table-cell>
          <table:table-cell office:value-type="float" office:value="0.02550362" calcext:value-type="float">
            <text:p>0.02550362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4.48863636363636" calcext:value-type="float">
            <text:p>4.488636363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directed&gt; <text:s/>?f <text:s text:c="2"/>=&gt; ?a <text:s/>&lt;isMarriedTo&gt; <text:s/>?b</text:p>
          </table:table-cell>
          <table:table-cell office:value-type="float" office:value="0.00027865" calcext:value-type="float">
            <text:p>0.00027865</text:p>
          </table:table-cell>
          <table:table-cell office:value-type="float" office:value="0.00779844" calcext:value-type="float">
            <text:p>0.00779844</text:p>
          </table:table-cell>
          <table:table-cell office:value-type="float" office:value="0.09848485" calcext:value-type="float">
            <text:p>0.09848485</text:p>
          </table:table-cell>
          <table:table-cell office:value-type="float" office:value="0.27659574" calcext:value-type="float">
            <text:p>0.27659574</text:p>
          </table:table-cell>
          <table:table-cell office:value-type="float" office:value="0.64393939" calcext:value-type="float">
            <text:p>0.64393939</text:p>
          </table:table-cell>
          <table:table-cell office:value-type="float" office:value="0.1781109" calcext:value-type="float">
            <text:p>0.1781109</text:p>
          </table:table-cell>
          <table:table-cell office:value-type="float" office:value="0.06341827" calcext:value-type="float">
            <text:p>0.06341827</text:p>
          </table:table-cell>
          <table:table-cell office:value-type="float" office:value="13" calcext:value-type="float">
            <text:p>13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8.37121212121212" calcext:value-type="float">
            <text:p>8.371212121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0006216" calcext:value-type="float">
            <text:p>0.0006216</text:p>
          </table:table-cell>
          <table:table-cell office:value-type="float" office:value="0.06131078" calcext:value-type="float">
            <text:p>0.06131078</text:p>
          </table:table-cell>
          <table:table-cell office:value-type="float" office:value="0.01588171" calcext:value-type="float">
            <text:p>0.01588171</text:p>
          </table:table-cell>
          <table:table-cell office:value-type="float" office:value="0.26851852" calcext:value-type="float">
            <text:p>0.26851852</text:p>
          </table:table-cell>
          <table:table-cell office:value-type="float" office:value="0.94085433" calcext:value-type="float">
            <text:p>0.94085433</text:p>
          </table:table-cell>
          <table:table-cell office:value-type="float" office:value="0.25263681" calcext:value-type="float">
            <text:p>0.25263681</text:p>
          </table:table-cell>
          <table:table-cell office:value-type="float" office:value="0.01494237" calcext:value-type="float">
            <text:p>0.01494237</text:p>
          </table:table-cell>
          <table:table-cell office:value-type="float" office:value="29" calcext:value-type="float">
            <text:p>29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float" office:value="27.2847754654984" calcext:value-type="float">
            <text:p>27.284775465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participatedIn&gt; <text:s/>?b <text:s text:c="2"/>=&gt; ?a <text:s/>&lt;participatedIn&gt; <text:s/>?b</text:p>
          </table:table-cell>
          <table:table-cell office:value-type="float" office:value="0.00038582" calcext:value-type="float">
            <text:p>0.00038582</text:p>
          </table:table-cell>
          <table:table-cell office:value-type="float" office:value="0.00280374" calcext:value-type="float">
            <text:p>0.00280374</text:p>
          </table:table-cell>
          <table:table-cell table:number-columns-repeated="2" office:value-type="float" office:value="0.25714286" calcext:value-type="float">
            <text:p>0.257142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5714286" calcext:value-type="float">
            <text:p>0.25714286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iedIn&gt; <text:s/>?a <text:s/>?e <text:s/>&lt;livesIn&gt; <text:s/>?b <text:s text:c="2"/>=&gt; ?a <text:s/>&lt;isLocatedIn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0090171" calcext:value-type="float">
            <text:p>0.00090171</text:p>
          </table:table-cell>
          <table:table-cell office:value-type="float" office:value="0.17647059" calcext:value-type="float">
            <text:p>0.17647059</text:p>
          </table:table-cell>
          <table:table-cell office:value-type="float" office:value="0.25" calcext:value-type="float">
            <text:p>0.25</text:p>
          </table:table-cell>
          <table:table-cell office:value-type="float" office:value="0.29411765" calcext:value-type="float">
            <text:p>0.29411765</text:p>
          </table:table-cell>
          <table:table-cell office:value-type="float" office:value="0.07352941" calcext:value-type="float">
            <text:p>0.07352941</text:p>
          </table:table-cell>
          <table:table-cell office:value-type="float" office:value="0.05190311" calcext:value-type="float">
            <text:p>0.05190311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.76470588235294" calcext:value-type="float">
            <text:p>1.764705882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00167188" calcext:value-type="float">
            <text:p>0.00167188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24605678" calcext:value-type="float">
            <text:p>0.24605678</text:p>
          </table:table-cell>
          <table:table-cell office:value-type="float" office:value="0.39038462" calcext:value-type="float">
            <text:p>0.39038462</text:p>
          </table:table-cell>
          <table:table-cell office:value-type="float" office:value="0.09605678" calcext:value-type="float">
            <text:p>0.09605678</text:p>
          </table:table-cell>
          <table:table-cell office:value-type="float" office:value="0.05855769" calcext:value-type="float">
            <text:p>0.05855769</text:p>
          </table:table-cell>
          <table:table-cell office:value-type="float" office:value="78" calcext:value-type="float">
            <text:p>78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0.45" calcext:value-type="float">
            <text:p>30.4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LeaderOf&gt; <text:s/>?b <text:s text:c="2"/>=&gt; ?a <text:s/>&lt;wasBornIn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273823" calcext:value-type="float">
            <text:p>0.00273823</text:p>
          </table:table-cell>
          <table:table-cell office:value-type="float" office:value="0.02840909" calcext:value-type="float">
            <text:p>0.02840909</text:p>
          </table:table-cell>
          <table:table-cell office:value-type="float" office:value="0.23809524" calcext:value-type="float">
            <text:p>0.23809524</text:p>
          </table:table-cell>
          <table:table-cell office:value-type="float" office:value="0.88068182" calcext:value-type="float">
            <text:p>0.88068182</text:p>
          </table:table-cell>
          <table:table-cell office:value-type="float" office:value="0.20968615" calcext:value-type="float">
            <text:p>0.20968615</text:p>
          </table:table-cell>
          <table:table-cell office:value-type="float" office:value="0.02501937" calcext:value-type="float">
            <text:p>0.02501937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4.40340909090909" calcext:value-type="float">
            <text:p>4.403409090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2840909" calcext:value-type="float">
            <text:p>0.02840909</text:p>
          </table:table-cell>
          <table:table-cell office:value-type="float" office:value="0.01057082" calcext:value-type="float">
            <text:p>0.01057082</text:p>
          </table:table-cell>
          <table:table-cell office:value-type="float" office:value="0.23809524" calcext:value-type="float">
            <text:p>0.23809524</text:p>
          </table:table-cell>
          <table:table-cell office:value-type="float" office:value="0.95560254" calcext:value-type="float">
            <text:p>0.95560254</text:p>
          </table:table-cell>
          <table:table-cell office:value-type="float" office:value="0.22752441" calcext:value-type="float">
            <text:p>0.22752441</text:p>
          </table:table-cell>
          <table:table-cell office:value-type="float" office:value="0.01010151" calcext:value-type="float">
            <text:p>0.01010151</text:p>
          </table:table-cell>
          <table:table-cell office:value-type="float" office:value="5" calcext:value-type="float">
            <text:p>5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4.77801268498943" calcext:value-type="float">
            <text:p>4.77801268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wasBornIn&gt; <text:s/>?b <text:s text:c="2"/>=&gt; ?a <text:s/>&lt;diedIn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658762" calcext:value-type="float">
            <text:p>0.00658762</text:p>
          </table:table-cell>
          <table:table-cell office:value-type="float" office:value="0.00914077" calcext:value-type="float">
            <text:p>0.00914077</text:p>
          </table:table-cell>
          <table:table-cell office:value-type="float" office:value="0.23809524" calcext:value-type="float">
            <text:p>0.23809524</text:p>
          </table:table-cell>
          <table:table-cell office:value-type="float" office:value="0.96160878" calcext:value-type="float">
            <text:p>0.96160878</text:p>
          </table:table-cell>
          <table:table-cell office:value-type="float" office:value="0.22895447" calcext:value-type="float">
            <text:p>0.22895447</text:p>
          </table:table-cell>
          <table:table-cell office:value-type="float" office:value="0.00878984" calcext:value-type="float">
            <text:p>0.00878984</text:p>
          </table:table-cell>
          <table:table-cell office:value-type="float" office:value="5" calcext:value-type="float">
            <text:p>5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4.80804387568556" calcext:value-type="float">
            <text:p>4.808043875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produced&gt; <text:s/>?b <text:s text:c="2"/>=&gt; ?a <text:s/>&lt;acted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060988" calcext:value-type="float">
            <text:p>0.00060988</text:p>
          </table:table-cell>
          <table:table-cell office:value-type="float" office:value="0.08108108" calcext:value-type="float">
            <text:p>0.08108108</text:p>
          </table:table-cell>
          <table:table-cell office:value-type="float" office:value="0.23076923" calcext:value-type="float">
            <text:p>0.23076923</text:p>
          </table:table-cell>
          <table:table-cell office:value-type="float" office:value="0.64864865" calcext:value-type="float">
            <text:p>0.64864865</text:p>
          </table:table-cell>
          <table:table-cell office:value-type="float" office:value="0.14968815" calcext:value-type="float">
            <text:p>0.14968815</text:p>
          </table:table-cell>
          <table:table-cell office:value-type="float" office:value="0.05259313" calcext:value-type="float">
            <text:p>0.05259313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.94594594594595" calcext:value-type="float">
            <text:p>1.945945945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0045012" calcext:value-type="float">
            <text:p>0.00045012</text:p>
          </table:table-cell>
          <table:table-cell office:value-type="float" office:value="0.0704698" calcext:value-type="float">
            <text:p>0.0704698</text:p>
          </table:table-cell>
          <table:table-cell office:value-type="float" office:value="0.21428571" calcext:value-type="float">
            <text:p>0.21428571</text:p>
          </table:table-cell>
          <table:table-cell office:value-type="float" office:value="0.22826087" calcext:value-type="float">
            <text:p>0.22826087</text:p>
          </table:table-cell>
          <table:table-cell office:value-type="float" office:value="0.06122449" calcext:value-type="float">
            <text:p>0.06122449</text:p>
          </table:table-cell>
          <table:table-cell office:value-type="float" office:value="0.01397516" calcext:value-type="float">
            <text:p>0.01397516</text:p>
          </table:table-cell>
          <table:table-cell office:value-type="float" office:value="0.01311953" calcext:value-type="float">
            <text:p>0.01311953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.28571428571428" calcext:value-type="float">
            <text:p>1.285714285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00139324" calcext:value-type="float">
            <text:p>0.00139324</text:p>
          </table:table-cell>
          <table:table-cell office:value-type="float" office:value="0.085639" calcext:value-type="float">
            <text:p>0.085639</text:p>
          </table:table-cell>
          <table:table-cell office:value-type="float" office:value="0.03559693" calcext:value-type="float">
            <text:p>0.03559693</text:p>
          </table:table-cell>
          <table:table-cell office:value-type="float" office:value="0.22260274" calcext:value-type="float">
            <text:p>0.22260274</text:p>
          </table:table-cell>
          <table:table-cell office:value-type="float" office:value="0.84008762" calcext:value-type="float">
            <text:p>0.84008762</text:p>
          </table:table-cell>
          <table:table-cell office:value-type="float" office:value="0.18700581" calcext:value-type="float">
            <text:p>0.18700581</text:p>
          </table:table-cell>
          <table:table-cell office:value-type="float" office:value="0.02990454" calcext:value-type="float">
            <text:p>0.02990454</text:p>
          </table:table-cell>
          <table:table-cell office:value-type="float" office:value="65" calcext:value-type="float">
            <text:p>65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float" office:value="54.60569550931" calcext:value-type="float">
            <text:p>54.605695509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00139324" calcext:value-type="float">
            <text:p>0.00139324</text:p>
          </table:table-cell>
          <table:table-cell office:value-type="float" office:value="0.03559693" calcext:value-type="float">
            <text:p>0.03559693</text:p>
          </table:table-cell>
          <table:table-cell office:value-type="float" office:value="0.085639" calcext:value-type="float">
            <text:p>0.085639</text:p>
          </table:table-cell>
          <table:table-cell office:value-type="float" office:value="0.22260274" calcext:value-type="float">
            <text:p>0.22260274</text:p>
          </table:table-cell>
          <table:table-cell office:value-type="float" office:value="0.61528327" calcext:value-type="float">
            <text:p>0.61528327</text:p>
          </table:table-cell>
          <table:table-cell office:value-type="float" office:value="0.13696374" calcext:value-type="float">
            <text:p>0.13696374</text:p>
          </table:table-cell>
          <table:table-cell office:value-type="float" office:value="0.05269224" calcext:value-type="float">
            <text:p>0.05269224</text:p>
          </table:table-cell>
          <table:table-cell office:value-type="float" office:value="65" calcext:value-type="float">
            <text:p>65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float" office:value="39.9934123847167" calcext:value-type="float">
            <text:p>39.993412384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actedIn&gt; <text:s/>?b <text:s text:c="2"/>=&gt; ?a <text:s/>&lt;directed&gt; <text:s/>?b</text:p>
          </table:table-cell>
          <table:table-cell office:value-type="float" office:value="0.00070733" calcext:value-type="float">
            <text:p>0.00070733</text:p>
          </table:table-cell>
          <table:table-cell office:value-type="float" office:value="0.03521878" calcext:value-type="float">
            <text:p>0.03521878</text:p>
          </table:table-cell>
          <table:table-cell office:value-type="float" office:value="0.01236882" calcext:value-type="float">
            <text:p>0.01236882</text:p>
          </table:table-cell>
          <table:table-cell office:value-type="float" office:value="0.21568627" calcext:value-type="float">
            <text:p>0.21568627</text:p>
          </table:table-cell>
          <table:table-cell office:value-type="float" office:value="0.94265367" calcext:value-type="float">
            <text:p>0.94265367</text:p>
          </table:table-cell>
          <table:table-cell office:value-type="float" office:value="0.20331746" calcext:value-type="float">
            <text:p>0.20331746</text:p>
          </table:table-cell>
          <table:table-cell office:value-type="float" office:value="0.01165951" calcext:value-type="float">
            <text:p>0.01165951</text:p>
          </table:table-cell>
          <table:table-cell office:value-type="float" office:value="33" calcext:value-type="float">
            <text:p>33</text:p>
          </table:table-cell>
          <table:table-cell office:value-type="float" office:value="2668" calcext:value-type="float">
            <text:p>2668</text:p>
          </table:table-cell>
          <table:table-cell table:number-columns-repeated="2" office:value-type="float" office:value="31.1075712143928" calcext:value-type="float">
            <text:p>31.107571214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wasBornIn&gt; <text:s/>?b <text:s text:c="2"/>=&gt; ?a <text:s/>&lt;wasBornIn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060241" calcext:value-type="float">
            <text:p>0.0060241</text:p>
          </table:table-cell>
          <table:table-cell office:value-type="float" office:value="0.05445545" calcext:value-type="float">
            <text:p>0.05445545</text:p>
          </table:table-cell>
          <table:table-cell office:value-type="float" office:value="0.20754717" calcext:value-type="float">
            <text:p>0.20754717</text:p>
          </table:table-cell>
          <table:table-cell office:value-type="float" office:value="0.73762376" calcext:value-type="float">
            <text:p>0.73762376</text:p>
          </table:table-cell>
          <table:table-cell office:value-type="float" office:value="0.15309172" calcext:value-type="float">
            <text:p>0.15309172</text:p>
          </table:table-cell>
          <table:table-cell office:value-type="float" office:value="0.04016763" calcext:value-type="float">
            <text:p>0.04016763</text:p>
          </table:table-cell>
          <table:table-cell office:value-type="float" office:value="11" calcext:value-type="float">
            <text:p>11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8.11386138613861" calcext:value-type="float">
            <text:p>8.113861386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wasBornIn&gt; <text:s/>?b <text:s text:c="2"/>=&gt; ?a <text:s/>&lt;wasBornIn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060241" calcext:value-type="float">
            <text:p>0.0060241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20754717" calcext:value-type="float">
            <text:p>0.20754717</text:p>
          </table:table-cell>
          <table:table-cell office:value-type="float" office:value="0.79296875" calcext:value-type="float">
            <text:p>0.79296875</text:p>
          </table:table-cell>
          <table:table-cell office:value-type="float" office:value="0.16457842" calcext:value-type="float">
            <text:p>0.16457842</text:p>
          </table:table-cell>
          <table:table-cell office:value-type="float" office:value="0.03407288" calcext:value-type="float">
            <text:p>0.03407288</text:p>
          </table:table-cell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8.72265625" calcext:value-type="float">
            <text:p>8.7226562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0.00070733" calcext:value-type="float">
            <text:p>0.00070733</text:p>
          </table:table-cell>
          <table:table-cell office:value-type="float" office:value="0.06976744" calcext:value-type="float">
            <text:p>0.06976744</text:p>
          </table:table-cell>
          <table:table-cell table:number-columns-repeated="2" office:value-type="float" office:value="0.20496894" calcext:value-type="float">
            <text:p>0.204968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0496894" calcext:value-type="float">
            <text:p>0.20496894</text:p>
          </table:table-cell>
          <table:table-cell office:value-type="float" office:value="33" calcext:value-type="float">
            <text:p>33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diedIn&gt; <text:s/>?b <text:s text:c="2"/>=&gt; ?a <text:s/>&lt;hasCapital&gt; <text:s/>?b</text:p>
          </table:table-cell>
          <table:table-cell office:value-type="float" office:value="0.00021434" calcext:value-type="float">
            <text:p>0.00021434</text:p>
          </table:table-cell>
          <table:table-cell office:value-type="float" office:value="0.03355705" calcext:value-type="float">
            <text:p>0.03355705</text:p>
          </table:table-cell>
          <table:table-cell office:value-type="float" office:value="0.19230769" calcext:value-type="float">
            <text:p>0.19230769</text:p>
          </table:table-cell>
          <table:table-cell office:value-type="float" office:value="0.20408163" calcext:value-type="float">
            <text:p>0.20408163</text:p>
          </table:table-cell>
          <table:table-cell office:value-type="float" office:value="0.05769231" calcext:value-type="float">
            <text:p>0.05769231</text:p>
          </table:table-cell>
          <table:table-cell office:value-type="float" office:value="0.01177394" calcext:value-type="float">
            <text:p>0.01177394</text:p>
          </table:table-cell>
          <table:table-cell office:value-type="float" office:value="0.01109467" calcext:value-type="float">
            <text:p>0.01109467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.576923076923077" calcext:value-type="float">
            <text:p>0.576923076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actedIn&gt; <text:s/>?b <text:s text:c="2"/>=&gt; ?a <text:s/>&lt;directed&gt; <text:s/>?b</text:p>
          </table:table-cell>
          <table:table-cell office:value-type="float" office:value="0.0006216" calcext:value-type="float">
            <text:p>0.0006216</text:p>
          </table:table-cell>
          <table:table-cell office:value-type="float" office:value="0.03094984" calcext:value-type="float">
            <text:p>0.03094984</text:p>
          </table:table-cell>
          <table:table-cell office:value-type="float" office:value="0.00945549" calcext:value-type="float">
            <text:p>0.00945549</text:p>
          </table:table-cell>
          <table:table-cell office:value-type="float" office:value="0.20138889" calcext:value-type="float">
            <text:p>0.20138889</text:p>
          </table:table-cell>
          <table:table-cell office:value-type="float" office:value="0.95304858" calcext:value-type="float">
            <text:p>0.95304858</text:p>
          </table:table-cell>
          <table:table-cell office:value-type="float" office:value="0.19193339" calcext:value-type="float">
            <text:p>0.19193339</text:p>
          </table:table-cell>
          <table:table-cell office:value-type="float" office:value="0.00901155" calcext:value-type="float">
            <text:p>0.00901155</text:p>
          </table:table-cell>
          <table:table-cell office:value-type="float" office:value="29" calcext:value-type="float">
            <text:p>29</text:p>
          </table:table-cell>
          <table:table-cell office:value-type="float" office:value="3067" calcext:value-type="float">
            <text:p>3067</text:p>
          </table:table-cell>
          <table:table-cell table:number-columns-repeated="2" office:value-type="float" office:value="27.6384088686012" calcext:value-type="float">
            <text:p>27.638408868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wasBornIn&gt; <text:s/>?b <text:s text:c="2"/>=&gt; ?a <text:s/>&lt;diedIn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0922266" calcext:value-type="float">
            <text:p>0.00922266</text:p>
          </table:table-cell>
          <table:table-cell office:value-type="float" office:value="0.03465347" calcext:value-type="float">
            <text:p>0.03465347</text:p>
          </table:table-cell>
          <table:table-cell office:value-type="float" office:value="0.2" calcext:value-type="float">
            <text:p>0.2</text:p>
          </table:table-cell>
          <table:table-cell office:value-type="float" office:value="0.82673267" calcext:value-type="float">
            <text:p>0.82673267</text:p>
          </table:table-cell>
          <table:table-cell office:value-type="float" office:value="0.16534653" calcext:value-type="float">
            <text:p>0.16534653</text:p>
          </table:table-cell>
          <table:table-cell office:value-type="float" office:value="0.02864915" calcext:value-type="float">
            <text:p>0.02864915</text:p>
          </table:table-cell>
          <table:table-cell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5.78712871287129" calcext:value-type="float">
            <text:p>5.787128712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diedIn&gt; <text:s/>?b <text:s text:c="2"/>=&gt; ?a <text:s/>&lt;wasBornIn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0383352" calcext:value-type="float">
            <text:p>0.00383352</text:p>
          </table:table-cell>
          <table:table-cell office:value-type="float" office:value="0.04216867" calcext:value-type="float">
            <text:p>0.04216867</text:p>
          </table:table-cell>
          <table:table-cell office:value-type="float" office:value="0.2" calcext:value-type="float">
            <text:p>0.2</text:p>
          </table:table-cell>
          <table:table-cell office:value-type="float" office:value="0.78915663" calcext:value-type="float">
            <text:p>0.78915663</text:p>
          </table:table-cell>
          <table:table-cell office:value-type="float" office:value="0.15783133" calcext:value-type="float">
            <text:p>0.15783133</text:p>
          </table:table-cell>
          <table:table-cell office:value-type="float" office:value="0.03327769" calcext:value-type="float">
            <text:p>0.03327769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5.52409638554217" calcext:value-type="float">
            <text:p>5.524096385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rected&gt; <text:s/>?f <text:s/>?b <text:s/>&lt;actedIn&gt; <text:s/>?f <text:s text:c="2"/>=&gt; ?a <text:s/>&lt;isMarriedTo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0659868" calcext:value-type="float">
            <text:p>0.00659868</text:p>
          </table:table-cell>
          <table:table-cell office:value-type="float" office:value="0.08333333" calcext:value-type="float">
            <text:p>0.08333333</text:p>
          </table:table-cell>
          <table:table-cell office:value-type="float" office:value="0.2" calcext:value-type="float">
            <text:p>0.2</text:p>
          </table:table-cell>
          <table:table-cell office:value-type="float" office:value="0.58333333" calcext:value-type="float">
            <text:p>0.58333333</text:p>
          </table:table-cell>
          <table:table-cell office:value-type="float" office:value="0.11666667" calcext:value-type="float">
            <text:p>0.11666667</text:p>
          </table:table-cell>
          <table:table-cell office:value-type="float" office:value="0.04861111" calcext:value-type="float">
            <text:p>0.04861111</text:p>
          </table:table-cell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6.41666666666667" calcext:value-type="float">
            <text:p>6.416666666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0006216" calcext:value-type="float">
            <text:p>0.0006216</text:p>
          </table:table-cell>
          <table:table-cell office:value-type="float" office:value="0.01588171" calcext:value-type="float">
            <text:p>0.01588171</text:p>
          </table:table-cell>
          <table:table-cell office:value-type="float" office:value="0.06131078" calcext:value-type="float">
            <text:p>0.06131078</text:p>
          </table:table-cell>
          <table:table-cell office:value-type="float" office:value="0.19205298" calcext:value-type="float">
            <text:p>0.19205298</text:p>
          </table:table-cell>
          <table:table-cell office:value-type="float" office:value="0.6807611" calcext:value-type="float">
            <text:p>0.6807611</text:p>
          </table:table-cell>
          <table:table-cell office:value-type="float" office:value="0.1307422" calcext:value-type="float">
            <text:p>0.1307422</text:p>
          </table:table-cell>
          <table:table-cell office:value-type="float" office:value="0.041738" calcext:value-type="float">
            <text:p>0.041738</text:p>
          </table:table-cell>
          <table:table-cell office:value-type="float" office:value="29" calcext:value-type="float">
            <text:p>29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19.7420718816068" calcext:value-type="float">
            <text:p>19.742071881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0.00040725" calcext:value-type="float">
            <text:p>0.00040725</text:p>
          </table:table-cell>
          <table:table-cell office:value-type="float" office:value="0.04016913" calcext:value-type="float">
            <text:p>0.04016913</text:p>
          </table:table-cell>
          <table:table-cell table:number-columns-repeated="2" office:value-type="float" office:value="0.18627451" calcext:value-type="float">
            <text:p>0.186274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8627451" calcext:value-type="float">
            <text:p>0.18627451</text:p>
          </table:table-cell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created&gt; <text:s/>?b <text:s text:c="2"/>=&gt; ?a <text:s/>&lt;actedIn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0223623" calcext:value-type="float">
            <text:p>0.00223623</text:p>
          </table:table-cell>
          <table:table-cell office:value-type="float" office:value="0.00813008" calcext:value-type="float">
            <text:p>0.00813008</text:p>
          </table:table-cell>
          <table:table-cell office:value-type="float" office:value="0.18032787" calcext:value-type="float">
            <text:p>0.18032787</text:p>
          </table:table-cell>
          <table:table-cell office:value-type="float" office:value="0.954915" calcext:value-type="float">
            <text:p>0.954915</text:p>
          </table:table-cell>
          <table:table-cell office:value-type="float" office:value="0.17219779" calcext:value-type="float">
            <text:p>0.17219779</text:p>
          </table:table-cell>
          <table:table-cell office:value-type="float" office:value="0.00776354" calcext:value-type="float">
            <text:p>0.00776354</text:p>
          </table:table-cell>
          <table:table-cell office:value-type="float" office:value="11" calcext:value-type="float">
            <text:p>11</text:p>
          </table:table-cell>
          <table:table-cell office:value-type="float" office:value="1353" calcext:value-type="float">
            <text:p>1353</text:p>
          </table:table-cell>
          <table:table-cell table:number-columns-repeated="2" office:value-type="float" office:value="10.5040650406504" calcext:value-type="float">
            <text:p>10.504065040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00081451" calcext:value-type="float">
            <text:p>0.00081451</text:p>
          </table:table-cell>
          <table:table-cell office:value-type="float" office:value="0.10242588" calcext:value-type="float">
            <text:p>0.10242588</text:p>
          </table:table-cell>
          <table:table-cell office:value-type="float" office:value="0.16033755" calcext:value-type="float">
            <text:p>0.16033755</text:p>
          </table:table-cell>
          <table:table-cell office:value-type="float" office:value="0.17924528" calcext:value-type="float">
            <text:p>0.17924528</text:p>
          </table:table-cell>
          <table:table-cell office:value-type="float" office:value="0.10548523" calcext:value-type="float">
            <text:p>0.10548523</text:p>
          </table:table-cell>
          <table:table-cell office:value-type="float" office:value="0.01890773" calcext:value-type="float">
            <text:p>0.01890773</text:p>
          </table:table-cell>
          <table:table-cell office:value-type="float" office:value="0.01691324" calcext:value-type="float">
            <text:p>0.01691324</text:p>
          </table:table-cell>
          <table:table-cell office:value-type="float" office:value="38" calcext:value-type="float">
            <text:p>38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4.0084388185654" calcext:value-type="float">
            <text:p>4.008438818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AcademicAdvisor&gt; <text:s/>?f <text:s/>?f <text:s/>&lt;hasWonPrize&gt; <text:s/>?b <text:s text:c="2"/>=&gt; ?a <text:s/>&lt;hasWonPrize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45045" calcext:value-type="float">
            <text:p>0.0045045</text:p>
          </table:table-cell>
          <table:table-cell office:value-type="float" office:value="0.09433962" calcext:value-type="float">
            <text:p>0.09433962</text:p>
          </table:table-cell>
          <table:table-cell office:value-type="float" office:value="0.17857143" calcext:value-type="float">
            <text:p>0.17857143</text:p>
          </table:table-cell>
          <table:table-cell office:value-type="float" office:value="0.47169811" calcext:value-type="float">
            <text:p>0.47169811</text:p>
          </table:table-cell>
          <table:table-cell office:value-type="float" office:value="0.08423181" calcext:value-type="float">
            <text:p>0.08423181</text:p>
          </table:table-cell>
          <table:table-cell office:value-type="float" office:value="0.04449982" calcext:value-type="float">
            <text:p>0.04449982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.35849056603774" calcext:value-type="float">
            <text:p>2.35849056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hasCapital&gt; <text:s/>?f <text:s text:c="2"/>=&gt; ?a <text:s/>&lt;lives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634249" calcext:value-type="float">
            <text:p>0.00634249</text:p>
          </table:table-cell>
          <table:table-cell office:value-type="float" office:value="0.00649351" calcext:value-type="float">
            <text:p>0.00649351</text:p>
          </table:table-cell>
          <table:table-cell office:value-type="float" office:value="0.17647059" calcext:value-type="float">
            <text:p>0.17647059</text:p>
          </table:table-cell>
          <table:table-cell office:value-type="float" office:value="0.96320346" calcext:value-type="float">
            <text:p>0.96320346</text:p>
          </table:table-cell>
          <table:table-cell office:value-type="float" office:value="0.16997708" calcext:value-type="float">
            <text:p>0.16997708</text:p>
          </table:table-cell>
          <table:table-cell office:value-type="float" office:value="0.00625457" calcext:value-type="float">
            <text:p>0.00625457</text:p>
          </table:table-cell>
          <table:table-cell office:value-type="float" office:value="3" calcext:value-type="float">
            <text:p>3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2.88961038961039" calcext:value-type="float">
            <text:p>2.889610389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f <text:s/>&lt;hasCapital&gt; <text:s/>?b <text:s text:c="2"/>=&gt; ?a <text:s/>&lt;livesIn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1479915" calcext:value-type="float">
            <text:p>0.01479915</text:p>
          </table:table-cell>
          <table:table-cell office:value-type="float" office:value="0.01732673" calcext:value-type="float">
            <text:p>0.01732673</text:p>
          </table:table-cell>
          <table:table-cell office:value-type="float" office:value="0.175" calcext:value-type="float">
            <text:p>0.175</text:p>
          </table:table-cell>
          <table:table-cell office:value-type="float" office:value="0.9009901" calcext:value-type="float">
            <text:p>0.9009901</text:p>
          </table:table-cell>
          <table:table-cell office:value-type="float" office:value="0.15767327" calcext:value-type="float">
            <text:p>0.15767327</text:p>
          </table:table-cell>
          <table:table-cell office:value-type="float" office:value="0.01561121" calcext:value-type="float">
            <text:p>0.01561121</text:p>
          </table:table-cell>
          <table:table-cell office:value-type="float" office:value="7" calcext:value-type="float">
            <text:p>7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6.30693069306931" calcext:value-type="float">
            <text:p>6.306930693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diedIn&gt; <text:s/>?b <text:s text:c="2"/>=&gt; ?a <text:s/>&lt;diedIn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0922266" calcext:value-type="float">
            <text:p>0.00922266</text:p>
          </table:table-cell>
          <table:table-cell office:value-type="float" office:value="0.03301887" calcext:value-type="float">
            <text:p>0.03301887</text:p>
          </table:table-cell>
          <table:table-cell office:value-type="float" office:value="0.16666667" calcext:value-type="float">
            <text:p>0.16666667</text:p>
          </table:table-cell>
          <table:table-cell office:value-type="float" office:value="0.80188679" calcext:value-type="float">
            <text:p>0.80188679</text:p>
          </table:table-cell>
          <table:table-cell office:value-type="float" office:value="0.1336478" calcext:value-type="float">
            <text:p>0.1336478</text:p>
          </table:table-cell>
          <table:table-cell office:value-type="float" office:value="0.02647739" calcext:value-type="float">
            <text:p>0.02647739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5.61320754716981" calcext:value-type="float">
            <text:p>5.613207547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diedIn&gt; <text:s/>?b <text:s text:c="2"/>=&gt; ?a <text:s/>&lt;diedIn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0922266" calcext:value-type="float">
            <text:p>0.00922266</text:p>
          </table:table-cell>
          <table:table-cell office:value-type="float" office:value="0.02766798" calcext:value-type="float">
            <text:p>0.02766798</text:p>
          </table:table-cell>
          <table:table-cell office:value-type="float" office:value="0.16666667" calcext:value-type="float">
            <text:p>0.16666667</text:p>
          </table:table-cell>
          <table:table-cell office:value-type="float" office:value="0.83399209" calcext:value-type="float">
            <text:p>0.83399209</text:p>
          </table:table-cell>
          <table:table-cell office:value-type="float" office:value="0.13899868" calcext:value-type="float">
            <text:p>0.13899868</text:p>
          </table:table-cell>
          <table:table-cell office:value-type="float" office:value="0.02307488" calcext:value-type="float">
            <text:p>0.02307488</text:p>
          </table:table-cell>
          <table:table-cell office:value-type="float" office:value="7" calcext:value-type="float">
            <text:p>7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5.83794466403162" calcext:value-type="float">
            <text:p>5.83794466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apital&gt; <text:s/>?f <text:s/>?f <text:s/>&lt;isLocatedIn&gt; <text:s/>?b <text:s text:c="2"/>=&gt; ?a <text:s/>&lt;isLocated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30057" calcext:value-type="float">
            <text:p>0.00030057</text:p>
          </table:table-cell>
          <table:table-cell office:value-type="float" office:value="0.025" calcext:value-type="float">
            <text:p>0.025</text:p>
          </table:table-cell>
          <table:table-cell office:value-type="float" office:value="0.16666667" calcext:value-type="float">
            <text:p>0.16666667</text:p>
          </table:table-cell>
          <table:table-cell office:value-type="float" office:value="0.85" calcext:value-type="float">
            <text:p>0.85</text:p>
          </table:table-cell>
          <table:table-cell office:value-type="float" office:value="0.14166667" calcext:value-type="float">
            <text:p>0.14166667</text:p>
          </table:table-cell>
          <table:table-cell office:value-type="float" office:value="0.02125" calcext:value-type="float">
            <text:p>0.02125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f <text:s/>&lt;hasCapital&gt; <text:s/>?b <text:s text:c="2"/>=&gt; ?a <text:s/>&lt;isLocatedIn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075143" calcext:value-type="float">
            <text:p>0.00075143</text:p>
          </table:table-cell>
          <table:table-cell office:value-type="float" office:value="0.01237624" calcext:value-type="float">
            <text:p>0.01237624</text:p>
          </table:table-cell>
          <table:table-cell office:value-type="float" office:value="0.16666667" calcext:value-type="float">
            <text:p>0.16666667</text:p>
          </table:table-cell>
          <table:table-cell office:value-type="float" office:value="0.92574257" calcext:value-type="float">
            <text:p>0.92574257</text:p>
          </table:table-cell>
          <table:table-cell office:value-type="float" office:value="0.15429043" calcext:value-type="float">
            <text:p>0.15429043</text:p>
          </table:table-cell>
          <table:table-cell office:value-type="float" office:value="0.01145721" calcext:value-type="float">
            <text:p>0.01145721</text:p>
          </table:table-cell>
          <table:table-cell office:value-type="float" office:value="5" calcext:value-type="float">
            <text:p>5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4.62871287128713" calcext:value-type="float">
            <text:p>4.628712871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Capital&gt; <text:s/>?a <text:s/>?e <text:s/>&lt;isLocatedIn&gt; <text:s/>?b <text:s text:c="2"/>=&gt; ?a <text:s/>&lt;isLocated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30057" calcext:value-type="float">
            <text:p>0.00030057</text:p>
          </table:table-cell>
          <table:table-cell office:value-type="float" office:value="0.05714286" calcext:value-type="float">
            <text:p>0.05714286</text:p>
          </table:table-cell>
          <table:table-cell office:value-type="float" office:value="0.16666667" calcext:value-type="float">
            <text:p>0.16666667</text:p>
          </table:table-cell>
          <table:table-cell office:value-type="float" office:value="0.65714286" calcext:value-type="float">
            <text:p>0.65714286</text:p>
          </table:table-cell>
          <table:table-cell office:value-type="float" office:value="0.10952381" calcext:value-type="float">
            <text:p>0.10952381</text:p>
          </table:table-cell>
          <table:table-cell office:value-type="float" office:value="0.03755102" calcext:value-type="float">
            <text:p>0.0375510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.31428571428571" calcext:value-type="float">
            <text:p>1.314285714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LeaderOf&gt; <text:s/>?f <text:s/>?b <text:s/>&lt;isLeaderOf&gt; <text:s/>?f <text:s text:c="2"/>=&gt; ?a <text:s/>&lt;isMarriedTo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119976" calcext:value-type="float">
            <text:p>0.00119976</text:p>
          </table:table-cell>
          <table:table-cell office:value-type="float" office:value="0.01834862" calcext:value-type="float">
            <text:p>0.01834862</text:p>
          </table:table-cell>
          <table:table-cell office:value-type="float" office:value="0.16666667" calcext:value-type="float">
            <text:p>0.16666667</text:p>
          </table:table-cell>
          <table:table-cell office:value-type="float" office:value="0.88990826" calcext:value-type="float">
            <text:p>0.88990826</text:p>
          </table:table-cell>
          <table:table-cell office:value-type="float" office:value="0.14831804" calcext:value-type="float">
            <text:p>0.14831804</text:p>
          </table:table-cell>
          <table:table-cell office:value-type="float" office:value="0.01632859" calcext:value-type="float">
            <text:p>0.01632859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.77981651376147" calcext:value-type="float">
            <text:p>1.779816513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dealsWith&gt; <text:s/>?b <text:s text:c="2"/>=&gt; ?a <text:s/>&lt;dealsWith&gt; <text:s/>?b</text:p>
          </table:table-cell>
          <table:table-cell office:value-type="float" office:value="0.0048013" calcext:value-type="float">
            <text:p>0.0048013</text:p>
          </table:table-cell>
          <table:table-cell office:value-type="float" office:value="0.43076923" calcext:value-type="float">
            <text:p>0.43076923</text:p>
          </table:table-cell>
          <table:table-cell table:number-columns-repeated="2" office:value-type="float" office:value="0.16422287" calcext:value-type="float">
            <text:p>0.164222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6422287" calcext:value-type="float">
            <text:p>0.16422287</text:p>
          </table:table-cell>
          <table:table-cell office:value-type="float" office:value="224" calcext:value-type="float">
            <text:p>224</text:p>
          </table:table-cell>
          <table:table-cell office:value-type="float" office:value="1364" calcext:value-type="float">
            <text:p>1364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00019291" calcext:value-type="float">
            <text:p>0.00019291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2439024" calcext:value-type="float">
            <text:p>0.02439024</text:p>
          </table:table-cell>
          <table:table-cell office:value-type="float" office:value="0.16071429" calcext:value-type="float">
            <text:p>0.16071429</text:p>
          </table:table-cell>
          <table:table-cell office:value-type="float" office:value="0.84823848" calcext:value-type="float">
            <text:p>0.84823848</text:p>
          </table:table-cell>
          <table:table-cell office:value-type="float" office:value="0.13632404" calcext:value-type="float">
            <text:p>0.13632404</text:p>
          </table:table-cell>
          <table:table-cell office:value-type="float" office:value="0.02068874" calcext:value-type="float">
            <text:p>0.02068874</text:p>
          </table:table-cell>
          <table:table-cell office:value-type="float" office:value="9" calcext:value-type="float">
            <text:p>9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7.63414634146342" calcext:value-type="float">
            <text:p>7.634146341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00019291" calcext:value-type="float">
            <text:p>0.00019291</text:p>
          </table:table-cell>
          <table:table-cell office:value-type="float" office:value="0.02439024" calcext:value-type="float">
            <text:p>0.02439024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16071429" calcext:value-type="float">
            <text:p>0.16071429</text:p>
          </table:table-cell>
          <table:table-cell office:value-type="float" office:value="0.41666667" calcext:value-type="float">
            <text:p>0.41666667</text:p>
          </table:table-cell>
          <table:table-cell office:value-type="float" office:value="0.06696429" calcext:value-type="float">
            <text:p>0.06696429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3.75" calcext:value-type="float">
            <text:p>3.7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diedIn&gt; <text:s/>?b <text:s text:c="2"/>=&gt; ?a <text:s/>&lt;wasBorn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64294" calcext:value-type="float">
            <text:p>0.00164294</text:p>
          </table:table-cell>
          <table:table-cell office:value-type="float" office:value="0.04347826" calcext:value-type="float">
            <text:p>0.04347826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.72463768" calcext:value-type="float">
            <text:p>0.72463768</text:p>
          </table:table-cell>
          <table:table-cell office:value-type="float" office:value="0.11441648" calcext:value-type="float">
            <text:p>0.11441648</text:p>
          </table:table-cell>
          <table:table-cell office:value-type="float" office:value="0.03150599" calcext:value-type="float">
            <text:p>0.03150599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.17391304347826" calcext:value-type="float">
            <text:p>2.173913043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created&gt; <text:s/>?f <text:s text:c="2"/>=&gt; ?a <text:s/>&lt;isMarriedTo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0419916" calcext:value-type="float">
            <text:p>0.00419916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5217391" calcext:value-type="float">
            <text:p>0.15217391</text:p>
          </table:table-cell>
          <table:table-cell office:value-type="float" office:value="0.79464286" calcext:value-type="float">
            <text:p>0.79464286</text:p>
          </table:table-cell>
          <table:table-cell office:value-type="float" office:value="0.12092391" calcext:value-type="float">
            <text:p>0.12092391</text:p>
          </table:table-cell>
          <table:table-cell office:value-type="float" office:value="0.02483259" calcext:value-type="float">
            <text:p>0.02483259</text:p>
          </table:table-cell>
          <table:table-cell office:value-type="float" office:value="7" calcext:value-type="float">
            <text:p>7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5.5625" calcext:value-type="float">
            <text:p>5.562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2840909" calcext:value-type="float">
            <text:p>0.02840909</text:p>
          </table:table-cell>
          <table:table-cell office:value-type="float" office:value="0.00273823" calcext:value-type="float">
            <text:p>0.00273823</text:p>
          </table:table-cell>
          <table:table-cell office:value-type="float" office:value="0.15151515" calcext:value-type="float">
            <text:p>0.15151515</text:p>
          </table:table-cell>
          <table:table-cell office:value-type="float" office:value="0.98192771" calcext:value-type="float">
            <text:p>0.98192771</text:p>
          </table:table-cell>
          <table:table-cell office:value-type="float" office:value="0.14877693" calcext:value-type="float">
            <text:p>0.14877693</text:p>
          </table:table-cell>
          <table:table-cell office:value-type="float" office:value="0.00268874" calcext:value-type="float">
            <text:p>0.00268874</text:p>
          </table:table-cell>
          <table:table-cell office:value-type="float" office:value="5" calcext:value-type="float">
            <text:p>5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float" office:value="4.90963855421687" calcext:value-type="float">
            <text:p>4.909638554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produced&gt; <text:s/>?b <text:s text:c="2"/>=&gt; ?a <text:s/>&lt;actedIn&gt; <text:s/>?b</text:p>
          </table:table-cell>
          <table:table-cell office:value-type="float" office:value="0.00027865" calcext:value-type="float">
            <text:p>0.00027865</text:p>
          </table:table-cell>
          <table:table-cell office:value-type="float" office:value="0.00264281" calcext:value-type="float">
            <text:p>0.00264281</text:p>
          </table:table-cell>
          <table:table-cell office:value-type="float" office:value="0.05603448" calcext:value-type="float">
            <text:p>0.05603448</text:p>
          </table:table-cell>
          <table:table-cell office:value-type="float" office:value="0.15116279" calcext:value-type="float">
            <text:p>0.15116279</text:p>
          </table:table-cell>
          <table:table-cell office:value-type="float" office:value="0.62931034" calcext:value-type="float">
            <text:p>0.62931034</text:p>
          </table:table-cell>
          <table:table-cell office:value-type="float" office:value="0.09512831" calcext:value-type="float">
            <text:p>0.09512831</text:p>
          </table:table-cell>
          <table:table-cell office:value-type="float" office:value="0.03526308" calcext:value-type="float">
            <text:p>0.03526308</text:p>
          </table:table-cell>
          <table:table-cell office:value-type="float" office:value="13" calcext:value-type="float">
            <text:p>13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8.18103448275862" calcext:value-type="float">
            <text:p>8.181034482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rected&gt; <text:s/>?f <text:s/>?b <text:s/>&lt;created&gt; <text:s/>?f <text:s text:c="2"/>=&gt; ?a <text:s/>&lt;isMarriedTo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79964" calcext:value-type="float">
            <text:p>0.00179964</text:p>
          </table:table-cell>
          <table:table-cell office:value-type="float" office:value="0.02097902" calcext:value-type="float">
            <text:p>0.02097902</text:p>
          </table:table-cell>
          <table:table-cell office:value-type="float" office:value="0.15" calcext:value-type="float">
            <text:p>0.15</text:p>
          </table:table-cell>
          <table:table-cell office:value-type="float" office:value="0.86013986" calcext:value-type="float">
            <text:p>0.86013986</text:p>
          </table:table-cell>
          <table:table-cell office:value-type="float" office:value="0.12902098" calcext:value-type="float">
            <text:p>0.12902098</text:p>
          </table:table-cell>
          <table:table-cell office:value-type="float" office:value="0.01804489" calcext:value-type="float">
            <text:p>0.01804489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.58041958041958" calcext:value-type="float">
            <text:p>2.580419580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wasBornIn&gt; <text:s/>?b <text:s text:c="2"/>=&gt; ?a <text:s/>&lt;diedIn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658762" calcext:value-type="float">
            <text:p>0.00658762</text:p>
          </table:table-cell>
          <table:table-cell office:value-type="float" office:value="0.01953125" calcext:value-type="float">
            <text:p>0.01953125</text:p>
          </table:table-cell>
          <table:table-cell office:value-type="float" office:value="0.14705882" calcext:value-type="float">
            <text:p>0.14705882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12752757" calcext:value-type="float">
            <text:p>0.12752757</text:p>
          </table:table-cell>
          <table:table-cell office:value-type="float" office:value="0.01693726" calcext:value-type="float">
            <text:p>0.01693726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.3359375" calcext:value-type="float">
            <text:p>4.335937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diedIn&gt; <text:s/>?b <text:s text:c="2"/>=&gt; ?a <text:s/>&lt;wasBornIn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273823" calcext:value-type="float">
            <text:p>0.00273823</text:p>
          </table:table-cell>
          <table:table-cell office:value-type="float" office:value="0.03649635" calcext:value-type="float">
            <text:p>0.03649635</text:p>
          </table:table-cell>
          <table:table-cell office:value-type="float" office:value="0.14705882" calcext:value-type="float">
            <text:p>0.14705882</text:p>
          </table:table-cell>
          <table:table-cell office:value-type="float" office:value="0.75182482" calcext:value-type="float">
            <text:p>0.75182482</text:p>
          </table:table-cell>
          <table:table-cell office:value-type="float" office:value="0.11056247" calcext:value-type="float">
            <text:p>0.11056247</text:p>
          </table:table-cell>
          <table:table-cell office:value-type="float" office:value="0.02743886" calcext:value-type="float">
            <text:p>0.02743886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3.75912408759124" calcext:value-type="float">
            <text:p>3.759124087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diedIn&gt; <text:s/>?b <text:s text:c="2"/>=&gt; ?a <text:s/>&lt;died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395257" calcext:value-type="float">
            <text:p>0.00395257</text:p>
          </table:table-cell>
          <table:table-cell office:value-type="float" office:value="0.00849858" calcext:value-type="float">
            <text:p>0.00849858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94050992" calcext:value-type="float">
            <text:p>0.94050992</text:p>
          </table:table-cell>
          <table:table-cell office:value-type="float" office:value="0.13435856" calcext:value-type="float">
            <text:p>0.13435856</text:p>
          </table:table-cell>
          <table:table-cell office:value-type="float" office:value="0.007993" calcext:value-type="float">
            <text:p>0.007993</text:p>
          </table:table-cell>
          <table:table-cell office:value-type="float" office:value="3" calcext:value-type="float">
            <text:p>3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2.82152974504249" calcext:value-type="float">
            <text:p>2.82152974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isLocatedIn&gt; <text:s/>?b <text:s text:c="2"/>=&gt; ?a <text:s/>&lt;hasCapital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1342282" calcext:value-type="float">
            <text:p>0.01342282</text:p>
          </table:table-cell>
          <table:table-cell table:number-columns-repeated="2" office:value-type="float" office:value="0.14285714" calcext:value-type="float">
            <text:p>0.142857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participatedIn&gt; <text:s/>?f <text:s/>?b <text:s/>&lt;participatedIn&gt; <text:s/>?f <text:s text:c="2"/>=&gt; ?a <text:s/>&lt;hasChild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73099" calcext:value-type="float">
            <text:p>0.00073099</text:p>
          </table:table-cell>
          <table:table-cell office:value-type="float" office:value="0.00066357" calcext:value-type="float">
            <text:p>0.00066357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99535501" calcext:value-type="float">
            <text:p>0.99535501</text:p>
          </table:table-cell>
          <table:table-cell office:value-type="float" office:value="0.14219357" calcext:value-type="float">
            <text:p>0.14219357</text:p>
          </table:table-cell>
          <table:table-cell office:value-type="float" office:value="0.00066049" calcext:value-type="float">
            <text:p>0.00066049</text:p>
          </table:table-cell>
          <table:table-cell office:value-type="float" office:value="2" calcext:value-type="float">
            <text:p>2</text:p>
          </table:table-cell>
          <table:table-cell office:value-type="float" office:value="3014" calcext:value-type="float">
            <text:p>3014</text:p>
          </table:table-cell>
          <table:table-cell table:number-columns-repeated="2" office:value-type="float" office:value="1.9907100199071" calcext:value-type="float">
            <text:p>1.990710019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directed&gt; <text:s/>?f <text:s text:c="2"/>=&gt; ?a <text:s/>&lt;influences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71073" calcext:value-type="float">
            <text:p>0.00071073</text:p>
          </table:table-cell>
          <table:table-cell office:value-type="float" office:value="0.01515152" calcext:value-type="float">
            <text:p>0.01515152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89393939" calcext:value-type="float">
            <text:p>0.89393939</text:p>
          </table:table-cell>
          <table:table-cell office:value-type="float" office:value="0.12770563" calcext:value-type="float">
            <text:p>0.12770563</text:p>
          </table:table-cell>
          <table:table-cell office:value-type="float" office:value="0.01354454" calcext:value-type="float">
            <text:p>0.01354454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.78787878787879" calcext:value-type="float">
            <text:p>1.787878787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imports&gt; <text:s/>?b <text:s text:c="2"/>=&gt; ?a <text:s/>&lt;imports&gt; <text:s/>?b</text:p>
          </table:table-cell>
          <table:table-cell office:value-type="float" office:value="0.00160758" calcext:value-type="float">
            <text:p>0.00160758</text:p>
          </table:table-cell>
          <table:table-cell office:value-type="float" office:value="0.3164557" calcext:value-type="float">
            <text:p>0.3164557</text:p>
          </table:table-cell>
          <table:table-cell office:value-type="float" office:value="0.09505703" calcext:value-type="float">
            <text:p>0.09505703</text:p>
          </table:table-cell>
          <table:table-cell office:value-type="float" office:value="0.14231499" calcext:value-type="float">
            <text:p>0.14231499</text:p>
          </table:table-cell>
          <table:table-cell office:value-type="float" office:value="0.33206591" calcext:value-type="float">
            <text:p>0.33206591</text:p>
          </table:table-cell>
          <table:table-cell office:value-type="float" office:value="0.04725796" calcext:value-type="float">
            <text:p>0.04725796</text:p>
          </table:table-cell>
          <table:table-cell office:value-type="float" office:value="0.0315652" calcext:value-type="float">
            <text:p>0.0315652</text:p>
          </table:table-cell>
          <table:table-cell office:value-type="float" office:value="75" calcext:value-type="float">
            <text:p>75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float" office:value="24.9049429657795" calcext:value-type="float">
            <text:p>24.904942965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participatedIn&gt; <text:s/>?b <text:s text:c="2"/>=&gt; ?a <text:s/>&lt;participatedIn&gt; <text:s/>?b</text:p>
          </table:table-cell>
          <table:table-cell office:value-type="float" office:value="0.00038582" calcext:value-type="float">
            <text:p>0.00038582</text:p>
          </table:table-cell>
          <table:table-cell office:value-type="float" office:value="0.00280374" calcext:value-type="float">
            <text:p>0.00280374</text:p>
          </table:table-cell>
          <table:table-cell table:number-columns-repeated="2" office:value-type="float" office:value="0.140625" calcext:value-type="float">
            <text:p>0.1406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40625" calcext:value-type="float">
            <text:p>0.140625</text:p>
          </table:table-cell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created&gt; <text:s/>?b <text:s text:c="2"/>=&gt; ?a <text:s/>&lt;actedIn&gt; <text:s/>?b</text:p>
          </table:table-cell>
          <table:table-cell office:value-type="float" office:value="0.00017148" calcext:value-type="float">
            <text:p>0.00017148</text:p>
          </table:table-cell>
          <table:table-cell office:value-type="float" office:value="0.00162635" calcext:value-type="float">
            <text:p>0.00162635</text:p>
          </table:table-cell>
          <table:table-cell office:value-type="float" office:value="0.00933489" calcext:value-type="float">
            <text:p>0.00933489</text:p>
          </table:table-cell>
          <table:table-cell office:value-type="float" office:value="0.14035088" calcext:value-type="float">
            <text:p>0.14035088</text:p>
          </table:table-cell>
          <table:table-cell office:value-type="float" office:value="0.93348891" calcext:value-type="float">
            <text:p>0.93348891</text:p>
          </table:table-cell>
          <table:table-cell office:value-type="float" office:value="0.13101599" calcext:value-type="float">
            <text:p>0.13101599</text:p>
          </table:table-cell>
          <table:table-cell office:value-type="float" office:value="0.00871402" calcext:value-type="float">
            <text:p>0.00871402</text:p>
          </table:table-cell>
          <table:table-cell office:value-type="float" office:value="8" calcext:value-type="float">
            <text:p>8</text:p>
          </table:table-cell>
          <table:table-cell office:value-type="float" office:value="857" calcext:value-type="float">
            <text:p>857</text:p>
          </table:table-cell>
          <table:table-cell table:number-columns-repeated="2" office:value-type="float" office:value="7.46791131855309" calcext:value-type="float">
            <text:p>7.467911318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imports&gt; <text:s/>?b <text:s text:c="2"/>=&gt; ?a <text:s/>&lt;imports&gt; <text:s/>?b</text:p>
          </table:table-cell>
          <table:table-cell office:value-type="float" office:value="0.00113602" calcext:value-type="float">
            <text:p>0.00113602</text:p>
          </table:table-cell>
          <table:table-cell office:value-type="float" office:value="0.22362869" calcext:value-type="float">
            <text:p>0.22362869</text:p>
          </table:table-cell>
          <table:table-cell office:value-type="float" office:value="0.09137931" calcext:value-type="float">
            <text:p>0.09137931</text:p>
          </table:table-cell>
          <table:table-cell office:value-type="float" office:value="0.13874346" calcext:value-type="float">
            <text:p>0.13874346</text:p>
          </table:table-cell>
          <table:table-cell office:value-type="float" office:value="0.34137931" calcext:value-type="float">
            <text:p>0.34137931</text:p>
          </table:table-cell>
          <table:table-cell office:value-type="float" office:value="0.04736415" calcext:value-type="float">
            <text:p>0.04736415</text:p>
          </table:table-cell>
          <table:table-cell office:value-type="float" office:value="0.03119501" calcext:value-type="float">
            <text:p>0.03119501</text:p>
          </table:table-cell>
          <table:table-cell office:value-type="float" office:value="53" calcext:value-type="float">
            <text:p>53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18.0931034482759" calcext:value-type="float">
            <text:p>18.093103448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f <text:s/>?f <text:s/>&lt;isLocatedIn&gt; <text:s/>?b <text:s text:c="2"/>=&gt; ?a <text:s/>&lt;livesIn&gt; <text:s/>?b</text:p>
          </table:table-cell>
          <table:table-cell office:value-type="float" office:value="0.00021434" calcext:value-type="float">
            <text:p>0.00021434</text:p>
          </table:table-cell>
          <table:table-cell office:value-type="float" office:value="0.02114165" calcext:value-type="float">
            <text:p>0.02114165</text:p>
          </table:table-cell>
          <table:table-cell office:value-type="float" office:value="0.00996016" calcext:value-type="float">
            <text:p>0.00996016</text:p>
          </table:table-cell>
          <table:table-cell office:value-type="float" office:value="0.1369863" calcext:value-type="float">
            <text:p>0.1369863</text:p>
          </table:table-cell>
          <table:table-cell office:value-type="float" office:value="0.92729084" calcext:value-type="float">
            <text:p>0.92729084</text:p>
          </table:table-cell>
          <table:table-cell office:value-type="float" office:value="0.12702614" calcext:value-type="float">
            <text:p>0.12702614</text:p>
          </table:table-cell>
          <table:table-cell office:value-type="float" office:value="0.00923596" calcext:value-type="float">
            <text:p>0.00923596</text:p>
          </table:table-cell>
          <table:table-cell office:value-type="float" office:value="10" calcext:value-type="float">
            <text:p>10</text:p>
          </table:table-cell>
          <table:table-cell office:value-type="float" office:value="1004" calcext:value-type="float">
            <text:p>1004</text:p>
          </table:table-cell>
          <table:table-cell table:number-columns-repeated="2" office:value-type="float" office:value="9.27290836653386" calcext:value-type="float">
            <text:p>9.272908366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0032152" calcext:value-type="float">
            <text:p>0.00032152</text:p>
          </table:table-cell>
          <table:table-cell office:value-type="float" office:value="0.05033557" calcext:value-type="float">
            <text:p>0.05033557</text:p>
          </table:table-cell>
          <table:table-cell office:value-type="float" office:value="0.02683363" calcext:value-type="float">
            <text:p>0.02683363</text:p>
          </table:table-cell>
          <table:table-cell office:value-type="float" office:value="0.13636364" calcext:value-type="float">
            <text:p>0.13636364</text:p>
          </table:table-cell>
          <table:table-cell office:value-type="float" office:value="0.80322004" calcext:value-type="float">
            <text:p>0.80322004</text:p>
          </table:table-cell>
          <table:table-cell office:value-type="float" office:value="0.10953" calcext:value-type="float">
            <text:p>0.10953</text:p>
          </table:table-cell>
          <table:table-cell office:value-type="float" office:value="0.02155331" calcext:value-type="float">
            <text:p>0.02155331</text:p>
          </table:table-cell>
          <table:table-cell office:value-type="float" office:value="15" calcext:value-type="float">
            <text:p>15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float" office:value="12.0483005366726" calcext:value-type="float">
            <text:p>12.048300536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livesIn&gt; <text:s/>?b <text:s text:c="2"/>=&gt; ?a <text:s/>&lt;isLocatedIn&gt; <text:s/>?b</text:p>
          </table:table-cell>
          <table:table-cell office:value-type="float" office:value="0.00057873" calcext:value-type="float">
            <text:p>0.00057873</text:p>
          </table:table-cell>
          <table:table-cell office:value-type="float" office:value="0.00405771" calcext:value-type="float">
            <text:p>0.00405771</text:p>
          </table:table-cell>
          <table:table-cell office:value-type="float" office:value="0.04830054" calcext:value-type="float">
            <text:p>0.04830054</text:p>
          </table:table-cell>
          <table:table-cell office:value-type="float" office:value="0.13636364" calcext:value-type="float">
            <text:p>0.13636364</text:p>
          </table:table-cell>
          <table:table-cell office:value-type="float" office:value="0.64579606" calcext:value-type="float">
            <text:p>0.64579606</text:p>
          </table:table-cell>
          <table:table-cell office:value-type="float" office:value="0.0880631" calcext:value-type="float">
            <text:p>0.0880631</text:p>
          </table:table-cell>
          <table:table-cell office:value-type="float" office:value="0.0311923" calcext:value-type="float">
            <text:p>0.0311923</text:p>
          </table:table-cell>
          <table:table-cell office:value-type="float" office:value="27" calcext:value-type="float">
            <text:p>27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float" office:value="17.4364937388193" calcext:value-type="float">
            <text:p>17.436493738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3787879" calcext:value-type="float">
            <text:p>0.03787879</text:p>
          </table:table-cell>
          <table:table-cell office:value-type="float" office:value="0.03521127" calcext:value-type="float">
            <text:p>0.03521127</text:p>
          </table:table-cell>
          <table:table-cell office:value-type="float" office:value="0.13513514" calcext:value-type="float">
            <text:p>0.13513514</text:p>
          </table:table-cell>
          <table:table-cell office:value-type="float" office:value="0.73943662" calcext:value-type="float">
            <text:p>0.73943662</text:p>
          </table:table-cell>
          <table:table-cell office:value-type="float" office:value="0.09992387" calcext:value-type="float">
            <text:p>0.09992387</text:p>
          </table:table-cell>
          <table:table-cell office:value-type="float" office:value="0.0260365" calcext:value-type="float">
            <text:p>0.0260365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3.69718309859155" calcext:value-type="float">
            <text:p>3.697183098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hasWonPrize&gt; <text:s/>?b <text:s text:c="2"/>=&gt; ?a <text:s/>&lt;hasWonPrize&gt; <text:s/>?b</text:p>
          </table:table-cell>
          <table:table-cell office:value-type="float" office:value="0.00017148" calcext:value-type="float">
            <text:p>0.00017148</text:p>
          </table:table-cell>
          <table:table-cell office:value-type="float" office:value="0.00720721" calcext:value-type="float">
            <text:p>0.00720721</text:p>
          </table:table-cell>
          <table:table-cell office:value-type="float" office:value="0.01275917" calcext:value-type="float">
            <text:p>0.01275917</text:p>
          </table:table-cell>
          <table:table-cell office:value-type="float" office:value="0.13114754" calcext:value-type="float">
            <text:p>0.13114754</text:p>
          </table:table-cell>
          <table:table-cell office:value-type="float" office:value="0.90271132" calcext:value-type="float">
            <text:p>0.90271132</text:p>
          </table:table-cell>
          <table:table-cell office:value-type="float" office:value="0.11838837" calcext:value-type="float">
            <text:p>0.11838837</text:p>
          </table:table-cell>
          <table:table-cell office:value-type="float" office:value="0.01151785" calcext:value-type="float">
            <text:p>0.01151785</text:p>
          </table:table-cell>
          <table:table-cell office:value-type="float" office:value="8" calcext:value-type="float">
            <text:p>8</text:p>
          </table:table-cell>
          <table:table-cell office:value-type="float" office:value="627" calcext:value-type="float">
            <text:p>627</text:p>
          </table:table-cell>
          <table:table-cell table:number-columns-repeated="2" office:value-type="float" office:value="7.22169059011164" calcext:value-type="float">
            <text:p>7.221690590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created&gt; <text:s/>?f <text:s/>?b <text:s/>&lt;directed&gt; <text:s/>?f <text:s text:c="2"/>=&gt; ?a <text:s/>&lt;isMarriedTo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79964" calcext:value-type="float">
            <text:p>0.00179964</text:p>
          </table:table-cell>
          <table:table-cell office:value-type="float" office:value="0.02097902" calcext:value-type="float">
            <text:p>0.02097902</text:p>
          </table:table-cell>
          <table:table-cell office:value-type="float" office:value="0.13043478" calcext:value-type="float">
            <text:p>0.13043478</text:p>
          </table:table-cell>
          <table:table-cell office:value-type="float" office:value="0.83916084" calcext:value-type="float">
            <text:p>0.83916084</text:p>
          </table:table-cell>
          <table:table-cell office:value-type="float" office:value="0.10945576" calcext:value-type="float">
            <text:p>0.10945576</text:p>
          </table:table-cell>
          <table:table-cell office:value-type="float" office:value="0.01760477" calcext:value-type="float">
            <text:p>0.01760477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.51748251748252" calcext:value-type="float">
            <text:p>2.517482517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hasWonPrize&gt; <text:s/>?b <text:s text:c="2"/>=&gt; ?a <text:s/>&lt;hasWonPrize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0630631" calcext:value-type="float">
            <text:p>0.00630631</text:p>
          </table:table-cell>
          <table:table-cell office:value-type="float" office:value="0.03977273" calcext:value-type="float">
            <text:p>0.03977273</text:p>
          </table:table-cell>
          <table:table-cell office:value-type="float" office:value="0.12962963" calcext:value-type="float">
            <text:p>0.12962963</text:p>
          </table:table-cell>
          <table:table-cell office:value-type="float" office:value="0.69318182" calcext:value-type="float">
            <text:p>0.69318182</text:p>
          </table:table-cell>
          <table:table-cell office:value-type="float" office:value="0.0898569" calcext:value-type="float">
            <text:p>0.0898569</text:p>
          </table:table-cell>
          <table:table-cell office:value-type="float" office:value="0.02756973" calcext:value-type="float">
            <text:p>0.02756973</text:p>
          </table:table-cell>
          <table:table-cell office:value-type="float" office:value="7" calcext:value-type="float">
            <text:p>7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4.85227272727273" calcext:value-type="float">
            <text:p>4.852272727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produced&gt; <text:s/>?f <text:s/>?b <text:s/>&lt;actedIn&gt; <text:s/>?f <text:s text:c="2"/>=&gt; ?a <text:s/>&lt;isMarriedTo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0419916" calcext:value-type="float">
            <text:p>0.00419916</text:p>
          </table:table-cell>
          <table:table-cell office:value-type="float" office:value="0.05882353" calcext:value-type="float">
            <text:p>0.05882353</text:p>
          </table:table-cell>
          <table:table-cell office:value-type="float" office:value="0.12962963" calcext:value-type="float">
            <text:p>0.12962963</text:p>
          </table:table-cell>
          <table:table-cell office:value-type="float" office:value="0.54621849" calcext:value-type="float">
            <text:p>0.54621849</text:p>
          </table:table-cell>
          <table:table-cell office:value-type="float" office:value="0.0708061" calcext:value-type="float">
            <text:p>0.0708061</text:p>
          </table:table-cell>
          <table:table-cell office:value-type="float" office:value="0.0321305" calcext:value-type="float">
            <text:p>0.0321305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3.82352941176471" calcext:value-type="float">
            <text:p>3.823529411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livesIn&gt; <text:s/>?b <text:s text:c="2"/>=&gt; ?a <text:s/>&lt;hasCapital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2013423" calcext:value-type="float">
            <text:p>0.02013423</text:p>
          </table:table-cell>
          <table:table-cell office:value-type="float" office:value="0.11111111" calcext:value-type="float">
            <text:p>0.11111111</text:p>
          </table:table-cell>
          <table:table-cell office:value-type="float" office:value="0.12765957" calcext:value-type="float">
            <text:p>0.12765957</text:p>
          </table:table-cell>
          <table:table-cell office:value-type="float" office:value="0.12962963" calcext:value-type="float">
            <text:p>0.12962963</text:p>
          </table:table-cell>
          <table:table-cell office:value-type="float" office:value="0.01654846" calcext:value-type="float">
            <text:p>0.01654846</text:p>
          </table:table-cell>
          <table:table-cell office:value-type="float" office:value="0.01440329" calcext:value-type="float">
            <text:p>0.01440329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.777777777777778" calcext:value-type="float">
            <text:p>0.777777777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produced&gt; <text:s/>?b <text:s text:c="2"/>=&gt; ?a <text:s/>&lt;actedIn&gt; <text:s/>?b</text:p>
          </table:table-cell>
          <table:table-cell office:value-type="float" office:value="0.00021434" calcext:value-type="float">
            <text:p>0.00021434</text:p>
          </table:table-cell>
          <table:table-cell office:value-type="float" office:value="0.00203293" calcext:value-type="float">
            <text:p>0.00203293</text:p>
          </table:table-cell>
          <table:table-cell office:value-type="float" office:value="0.04166667" calcext:value-type="float">
            <text:p>0.04166667</text:p>
          </table:table-cell>
          <table:table-cell office:value-type="float" office:value="0.12658228" calcext:value-type="float">
            <text:p>0.12658228</text:p>
          </table:table-cell>
          <table:table-cell office:value-type="float" office:value="0.67083333" calcext:value-type="float">
            <text:p>0.67083333</text:p>
          </table:table-cell>
          <table:table-cell office:value-type="float" office:value="0.08491561" calcext:value-type="float">
            <text:p>0.08491561</text:p>
          </table:table-cell>
          <table:table-cell office:value-type="float" office:value="0.02795139" calcext:value-type="float">
            <text:p>0.02795139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6.70833333333333" calcext:value-type="float">
            <text:p>6.708333333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00081451" calcext:value-type="float">
            <text:p>0.00081451</text:p>
          </table:table-cell>
          <table:table-cell office:value-type="float" office:value="0.16033755" calcext:value-type="float">
            <text:p>0.16033755</text:p>
          </table:table-cell>
          <table:table-cell office:value-type="float" office:value="0.10242588" calcext:value-type="float">
            <text:p>0.10242588</text:p>
          </table:table-cell>
          <table:table-cell office:value-type="float" office:value="0.12624585" calcext:value-type="float">
            <text:p>0.12624585</text:p>
          </table:table-cell>
          <table:table-cell office:value-type="float" office:value="0.18867925" calcext:value-type="float">
            <text:p>0.18867925</text:p>
          </table:table-cell>
          <table:table-cell office:value-type="float" office:value="0.02381997" calcext:value-type="float">
            <text:p>0.02381997</text:p>
          </table:table-cell>
          <table:table-cell office:value-type="float" office:value="0.01932564" calcext:value-type="float">
            <text:p>0.01932564</text:p>
          </table:table-cell>
          <table:table-cell office:value-type="float" office:value="38" calcext:value-type="float">
            <text:p>38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7.16981132075472" calcext:value-type="float">
            <text:p>7.169811320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658762" calcext:value-type="float">
            <text:p>0.00658762</text:p>
          </table:table-cell>
          <table:table-cell office:value-type="float" office:value="0.00075143" calcext:value-type="float">
            <text:p>0.00075143</text:p>
          </table:table-cell>
          <table:table-cell office:value-type="float" office:value="0.125" calcext:value-type="float">
            <text:p>0.125</text:p>
          </table:table-cell>
          <table:table-cell office:value-type="float" office:value="0.99398858" calcext:value-type="float">
            <text:p>0.99398858</text:p>
          </table:table-cell>
          <table:table-cell office:value-type="float" office:value="0.12424857" calcext:value-type="float">
            <text:p>0.12424857</text:p>
          </table:table-cell>
          <table:table-cell office:value-type="float" office:value="0.00074691" calcext:value-type="float">
            <text:p>0.00074691</text:p>
          </table:table-cell>
          <table:table-cell office:value-type="float" office:value="5" calcext:value-type="float">
            <text:p>5</text:p>
          </table:table-cell>
          <table:table-cell office:value-type="float" office:value="6654" calcext:value-type="float">
            <text:p>6654</text:p>
          </table:table-cell>
          <table:table-cell table:number-columns-repeated="2" office:value-type="float" office:value="4.96994289149384" calcext:value-type="float">
            <text:p>4.969942891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b <text:s text:c="2"/>=&gt; ?a <text:s/>&lt;isLocatedIn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075143" calcext:value-type="float">
            <text:p>0.00075143</text:p>
          </table:table-cell>
          <table:table-cell office:value-type="float" office:value="0.00658762" calcext:value-type="float">
            <text:p>0.00658762</text:p>
          </table:table-cell>
          <table:table-cell office:value-type="float" office:value="0.125" calcext:value-type="float">
            <text:p>0.125</text:p>
          </table:table-cell>
          <table:table-cell office:value-type="float" office:value="0.94729908" calcext:value-type="float">
            <text:p>0.94729908</text:p>
          </table:table-cell>
          <table:table-cell office:value-type="float" office:value="0.11841238" calcext:value-type="float">
            <text:p>0.11841238</text:p>
          </table:table-cell>
          <table:table-cell office:value-type="float" office:value="0.00624044" calcext:value-type="float">
            <text:p>0.00624044</text:p>
          </table:table-cell>
          <table:table-cell office:value-type="float" office:value="5" calcext:value-type="float">
            <text:p>5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float" office:value="4.7364953886693" calcext:value-type="float">
            <text:p>4.736495388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actedIn&gt; <text:s/>?b <text:s text:c="2"/>=&gt; ?a <text:s/>&lt;produced&gt; <text:s/>?b</text:p>
          </table:table-cell>
          <table:table-cell office:value-type="float" office:value="0.00027865" calcext:value-type="float">
            <text:p>0.00027865</text:p>
          </table:table-cell>
          <table:table-cell office:value-type="float" office:value="0.0211039" calcext:value-type="float">
            <text:p>0.0211039</text:p>
          </table:table-cell>
          <table:table-cell office:value-type="float" office:value="0.00487256" calcext:value-type="float">
            <text:p>0.00487256</text:p>
          </table:table-cell>
          <table:table-cell office:value-type="float" office:value="0.11711712" calcext:value-type="float">
            <text:p>0.11711712</text:p>
          </table:table-cell>
          <table:table-cell office:value-type="float" office:value="0.9583958" calcext:value-type="float">
            <text:p>0.9583958</text:p>
          </table:table-cell>
          <table:table-cell office:value-type="float" office:value="0.11224455" calcext:value-type="float">
            <text:p>0.11224455</text:p>
          </table:table-cell>
          <table:table-cell office:value-type="float" office:value="0.00466984" calcext:value-type="float">
            <text:p>0.00466984</text:p>
          </table:table-cell>
          <table:table-cell office:value-type="float" office:value="13" calcext:value-type="float">
            <text:p>13</text:p>
          </table:table-cell>
          <table:table-cell office:value-type="float" office:value="2668" calcext:value-type="float">
            <text:p>2668</text:p>
          </table:table-cell>
          <table:table-cell table:number-columns-repeated="2" office:value-type="float" office:value="12.4591454272864" calcext:value-type="float">
            <text:p>12.459145427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produced&gt; <text:s/>?f <text:s text:c="2"/>=&gt; ?a <text:s/>&lt;isMarriedTo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0359928" calcext:value-type="float">
            <text:p>0.00359928</text:p>
          </table:table-cell>
          <table:table-cell office:value-type="float" office:value="0.05042017" calcext:value-type="float">
            <text:p>0.05042017</text:p>
          </table:table-cell>
          <table:table-cell office:value-type="float" office:value="0.11320755" calcext:value-type="float">
            <text:p>0.11320755</text:p>
          </table:table-cell>
          <table:table-cell office:value-type="float" office:value="0.55462185" calcext:value-type="float">
            <text:p>0.55462185</text:p>
          </table:table-cell>
          <table:table-cell office:value-type="float" office:value="0.06278738" calcext:value-type="float">
            <text:p>0.06278738</text:p>
          </table:table-cell>
          <table:table-cell office:value-type="float" office:value="0.02796413" calcext:value-type="float">
            <text:p>0.02796413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3.32773109243697" calcext:value-type="float">
            <text:p>3.327731092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0435118" calcext:value-type="float">
            <text:p>0.00435118</text:p>
          </table:table-cell>
          <table:table-cell office:value-type="float" office:value="0.39038462" calcext:value-type="float">
            <text:p>0.39038462</text:p>
          </table:table-cell>
          <table:table-cell office:value-type="float" office:value="0.06735236" calcext:value-type="float">
            <text:p>0.06735236</text:p>
          </table:table-cell>
          <table:table-cell office:value-type="float" office:value="0.10967045" calcext:value-type="float">
            <text:p>0.10967045</text:p>
          </table:table-cell>
          <table:table-cell office:value-type="float" office:value="0.38586596" calcext:value-type="float">
            <text:p>0.38586596</text:p>
          </table:table-cell>
          <table:table-cell office:value-type="float" office:value="0.04231809" calcext:value-type="float">
            <text:p>0.04231809</text:p>
          </table:table-cell>
          <table:table-cell office:value-type="float" office:value="0.02598898" calcext:value-type="float">
            <text:p>0.02598898</text:p>
          </table:table-cell>
          <table:table-cell office:value-type="float" office:value="203" calcext:value-type="float">
            <text:p>203</text:p>
          </table:table-cell>
          <table:table-cell office:value-type="float" office:value="3014" calcext:value-type="float">
            <text:p>3014</text:p>
          </table:table-cell>
          <table:table-cell table:number-columns-repeated="2" office:value-type="float" office:value="78.3307896483079" calcext:value-type="float">
            <text:p>78.330789648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wasBornIn&gt; <text:s/>?a <text:s/>?e <text:s/>&lt;livesIn&gt; <text:s/>?b <text:s text:c="2"/>=&gt; ?a <text:s/>&lt;isLocatedIn&gt; <text:s/>?b</text:p>
          </table:table-cell>
          <table:table-cell office:value-type="float" office:value="0.00021434" calcext:value-type="float">
            <text:p>0.00021434</text:p>
          </table:table-cell>
          <table:table-cell office:value-type="float" office:value="0.00150286" calcext:value-type="float">
            <text:p>0.00150286</text:p>
          </table:table-cell>
          <table:table-cell office:value-type="float" office:value="0.06849315" calcext:value-type="float">
            <text:p>0.06849315</text:p>
          </table:table-cell>
          <table:table-cell office:value-type="float" office:value="0.10638298" calcext:value-type="float">
            <text:p>0.10638298</text:p>
          </table:table-cell>
          <table:table-cell office:value-type="float" office:value="0.35616438" calcext:value-type="float">
            <text:p>0.35616438</text:p>
          </table:table-cell>
          <table:table-cell office:value-type="float" office:value="0.03788983" calcext:value-type="float">
            <text:p>0.03788983</text:p>
          </table:table-cell>
          <table:table-cell office:value-type="float" office:value="0.02439482" calcext:value-type="float">
            <text:p>0.02439482</text:p>
          </table:table-cell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3.56164383561644" calcext:value-type="float">
            <text:p>3.561643835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produced&gt; <text:s/>?f <text:s/>?b <text:s/>&lt;produced&gt; <text:s/>?f <text:s text:c="2"/>=&gt; ?a <text:s/>&lt;isMarriedTo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29994" calcext:value-type="float">
            <text:p>0.0029994</text:p>
          </table:table-cell>
          <table:table-cell office:value-type="float" office:value="0.02336449" calcext:value-type="float">
            <text:p>0.02336449</text:p>
          </table:table-cell>
          <table:table-cell office:value-type="float" office:value="0.10638298" calcext:value-type="float">
            <text:p>0.10638298</text:p>
          </table:table-cell>
          <table:table-cell office:value-type="float" office:value="0.78037383" calcext:value-type="float">
            <text:p>0.78037383</text:p>
          </table:table-cell>
          <table:table-cell office:value-type="float" office:value="0.08301849" calcext:value-type="float">
            <text:p>0.08301849</text:p>
          </table:table-cell>
          <table:table-cell office:value-type="float" office:value="0.01823303" calcext:value-type="float">
            <text:p>0.01823303</text:p>
          </table:table-cell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3.9018691588785" calcext:value-type="float">
            <text:p>3.901869158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1006711" calcext:value-type="float">
            <text:p>0.01006711</text:p>
          </table:table-cell>
          <table:table-cell office:value-type="float" office:value="0.02054795" calcext:value-type="float">
            <text:p>0.02054795</text:p>
          </table:table-cell>
          <table:table-cell office:value-type="float" office:value="0.10344828" calcext:value-type="float">
            <text:p>0.10344828</text:p>
          </table:table-cell>
          <table:table-cell office:value-type="float" office:value="0.80136986" calcext:value-type="float">
            <text:p>0.80136986</text:p>
          </table:table-cell>
          <table:table-cell office:value-type="float" office:value="0.08290033" calcext:value-type="float">
            <text:p>0.08290033</text:p>
          </table:table-cell>
          <table:table-cell office:value-type="float" office:value="0.0164665" calcext:value-type="float">
            <text:p>0.0164665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2.4041095890411" calcext:value-type="float">
            <text:p>2.40410958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KnownFor&gt; <text:s/>?f <text:s/>?b <text:s/>&lt;isKnownFor&gt; <text:s/>?f <text:s text:c="2"/>=&gt; ?a <text:s/>&lt;hasChild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0146199" calcext:value-type="float">
            <text:p>0.00146199</text:p>
          </table:table-cell>
          <table:table-cell office:value-type="float" office:value="0.01826484" calcext:value-type="float">
            <text:p>0.01826484</text:p>
          </table:table-cell>
          <table:table-cell office:value-type="float" office:value="0.1" calcext:value-type="float">
            <text:p>0.1</text:p>
          </table:table-cell>
          <table:table-cell office:value-type="float" office:value="0.8173516" calcext:value-type="float">
            <text:p>0.8173516</text:p>
          </table:table-cell>
          <table:table-cell office:value-type="float" office:value="0.08173516" calcext:value-type="float">
            <text:p>0.08173516</text:p>
          </table:table-cell>
          <table:table-cell office:value-type="float" office:value="0.0149288" calcext:value-type="float">
            <text:p>0.0149288</text:p>
          </table:table-cell>
          <table:table-cell office:value-type="float" office:value="4" calcext:value-type="float">
            <text:p>4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3.26940639269406" calcext:value-type="float">
            <text:p>3.269406392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exports&gt; <text:s/>?b <text:s text:c="2"/>=&gt; ?a <text:s/>&lt;imports&gt; <text:s/>?b</text:p>
          </table:table-cell>
          <table:table-cell office:value-type="float" office:value="0.00115746" calcext:value-type="float">
            <text:p>0.00115746</text:p>
          </table:table-cell>
          <table:table-cell office:value-type="float" office:value="0.2278481" calcext:value-type="float">
            <text:p>0.2278481</text:p>
          </table:table-cell>
          <table:table-cell office:value-type="float" office:value="0.06818182" calcext:value-type="float">
            <text:p>0.06818182</text:p>
          </table:table-cell>
          <table:table-cell office:value-type="float" office:value="0.09981516" calcext:value-type="float">
            <text:p>0.09981516</text:p>
          </table:table-cell>
          <table:table-cell office:value-type="float" office:value="0.31691919" calcext:value-type="float">
            <text:p>0.31691919</text:p>
          </table:table-cell>
          <table:table-cell office:value-type="float" office:value="0.03163334" calcext:value-type="float">
            <text:p>0.03163334</text:p>
          </table:table-cell>
          <table:table-cell office:value-type="float" office:value="0.02160813" calcext:value-type="float">
            <text:p>0.02160813</text:p>
          </table:table-cell>
          <table:table-cell office:value-type="float" office:value="54" calcext:value-type="float">
            <text:p>54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float" office:value="17.1136363636364" calcext:value-type="float">
            <text:p>17.113636363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LocatedIn&gt; <text:s/>?f <text:s/>?b <text:s/>&lt;isLocatedIn&gt; <text:s/>?f <text:s text:c="2"/>=&gt; ?a <text:s/>&lt;dealsWith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0.00002807" calcext:value-type="float">
            <text:p>0.00002807</text:p>
          </table:table-cell>
          <table:table-cell office:value-type="float" office:value="0.09756098" calcext:value-type="float">
            <text:p>0.09756098</text:p>
          </table:table-cell>
          <table:table-cell office:value-type="float" office:value="0.99971226" calcext:value-type="float">
            <text:p>0.99971226</text:p>
          </table:table-cell>
          <table:table-cell office:value-type="float" office:value="0.0975329" calcext:value-type="float">
            <text:p>0.0975329</text:p>
          </table:table-cell>
          <table:table-cell office:value-type="float" office:value="0.00002806" calcext:value-type="float">
            <text:p>0.00002806</text:p>
          </table:table-cell>
          <table:table-cell office:value-type="float" office:value="4" calcext:value-type="float">
            <text:p>4</text:p>
          </table:table-cell>
          <table:table-cell office:value-type="float" office:value="142492" calcext:value-type="float">
            <text:p>142492</text:p>
          </table:table-cell>
          <table:table-cell table:number-columns-repeated="2" office:value-type="float" office:value="3.99884905819274" calcext:value-type="float">
            <text:p>3.998849058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f <text:s/>?f <text:s/>&lt;hasCapital&gt; <text:s/>?b <text:s text:c="2"/>=&gt; ?a <text:s/>&lt;wasBorn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64294" calcext:value-type="float">
            <text:p>0.00164294</text:p>
          </table:table-cell>
          <table:table-cell office:value-type="float" office:value="0.02941176" calcext:value-type="float">
            <text:p>0.02941176</text:p>
          </table:table-cell>
          <table:table-cell office:value-type="float" office:value="0.09677419" calcext:value-type="float">
            <text:p>0.09677419</text:p>
          </table:table-cell>
          <table:table-cell office:value-type="float" office:value="0.69607843" calcext:value-type="float">
            <text:p>0.69607843</text:p>
          </table:table-cell>
          <table:table-cell office:value-type="float" office:value="0.06736243" calcext:value-type="float">
            <text:p>0.06736243</text:p>
          </table:table-cell>
          <table:table-cell office:value-type="float" office:value="0.0204729" calcext:value-type="float">
            <text:p>0.0204729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2.08823529411765" calcext:value-type="float">
            <text:p>2.088235294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diedIn&gt; <text:s/>?b <text:s text:c="2"/>=&gt; ?a <text:s/>&lt;died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263505" calcext:value-type="float">
            <text:p>0.00263505</text:p>
          </table:table-cell>
          <table:table-cell office:value-type="float" office:value="0.02898551" calcext:value-type="float">
            <text:p>0.02898551</text:p>
          </table:table-cell>
          <table:table-cell office:value-type="float" office:value="0.0952381" calcext:value-type="float">
            <text:p>0.0952381</text:p>
          </table:table-cell>
          <table:table-cell office:value-type="float" office:value="0.69565217" calcext:value-type="float">
            <text:p>0.69565217</text:p>
          </table:table-cell>
          <table:table-cell office:value-type="float" office:value="0.06625259" calcext:value-type="float">
            <text:p>0.06625259</text:p>
          </table:table-cell>
          <table:table-cell office:value-type="float" office:value="0.02016383" calcext:value-type="float">
            <text:p>0.02016383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.39130434782609" calcext:value-type="float">
            <text:p>1.391304347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hasOfficialLanguage&gt; <text:s/>?b <text:s text:c="2"/>=&gt; ?a <text:s/>&lt;hasOfficialLanguage&gt; <text:s/>?b</text:p>
          </table:table-cell>
          <table:table-cell office:value-type="float" office:value="0.00090024" calcext:value-type="float">
            <text:p>0.00090024</text:p>
          </table:table-cell>
          <table:table-cell office:value-type="float" office:value="0.13504823" calcext:value-type="float">
            <text:p>0.13504823</text:p>
          </table:table-cell>
          <table:table-cell office:value-type="float" office:value="0.07792208" calcext:value-type="float">
            <text:p>0.07792208</text:p>
          </table:table-cell>
          <table:table-cell office:value-type="float" office:value="0.0935412" calcext:value-type="float">
            <text:p>0.0935412</text:p>
          </table:table-cell>
          <table:table-cell office:value-type="float" office:value="0.16697588" calcext:value-type="float">
            <text:p>0.16697588</text:p>
          </table:table-cell>
          <table:table-cell office:value-type="float" office:value="0.01561912" calcext:value-type="float">
            <text:p>0.01561912</text:p>
          </table:table-cell>
          <table:table-cell office:value-type="float" office:value="0.01301111" calcext:value-type="float">
            <text:p>0.01301111</text:p>
          </table:table-cell>
          <table:table-cell office:value-type="float" office:value="42" calcext:value-type="float">
            <text:p>42</text:p>
          </table:table-cell>
          <table:table-cell office:value-type="float" office:value="539" calcext:value-type="float">
            <text:p>539</text:p>
          </table:table-cell>
          <table:table-cell table:number-columns-repeated="2" office:value-type="float" office:value="7.01298701298701" calcext:value-type="float">
            <text:p>7.01298701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actedIn&gt; <text:s/>?b <text:s text:c="2"/>=&gt; ?a <text:s/>&lt;produced&gt; <text:s/>?b</text:p>
          </table:table-cell>
          <table:table-cell office:value-type="float" office:value="0.00021434" calcext:value-type="float">
            <text:p>0.00021434</text:p>
          </table:table-cell>
          <table:table-cell office:value-type="float" office:value="0.01623377" calcext:value-type="float">
            <text:p>0.01623377</text:p>
          </table:table-cell>
          <table:table-cell office:value-type="float" office:value="0.00326052" calcext:value-type="float">
            <text:p>0.00326052</text:p>
          </table:table-cell>
          <table:table-cell office:value-type="float" office:value="0.09090909" calcext:value-type="float">
            <text:p>0.09090909</text:p>
          </table:table-cell>
          <table:table-cell office:value-type="float" office:value="0.96413433" calcext:value-type="float">
            <text:p>0.96413433</text:p>
          </table:table-cell>
          <table:table-cell office:value-type="float" office:value="0.08764858" calcext:value-type="float">
            <text:p>0.08764858</text:p>
          </table:table-cell>
          <table:table-cell office:value-type="float" office:value="0.00314357" calcext:value-type="float">
            <text:p>0.00314357</text:p>
          </table:table-cell>
          <table:table-cell office:value-type="float" office:value="10" calcext:value-type="float">
            <text:p>10</text:p>
          </table:table-cell>
          <table:table-cell office:value-type="float" office:value="3067" calcext:value-type="float">
            <text:p>3067</text:p>
          </table:table-cell>
          <table:table-cell table:number-columns-repeated="2" office:value-type="float" office:value="9.64134333224649" calcext:value-type="float">
            <text:p>9.641343332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ealsWith&gt; <text:s/>?f <text:s/>?b <text:s/>&lt;dealsWith&gt; <text:s/>?f <text:s text:c="2"/>=&gt; ?a <text:s/>&lt;dealsWith&gt; <text:s/>?b</text:p>
          </table:table-cell>
          <table:table-cell office:value-type="float" office:value="0.00698761" calcext:value-type="float">
            <text:p>0.00698761</text:p>
          </table:table-cell>
          <table:table-cell office:value-type="float" office:value="0.62692308" calcext:value-type="float">
            <text:p>0.62692308</text:p>
          </table:table-cell>
          <table:table-cell office:value-type="float" office:value="0.05654814" calcext:value-type="float">
            <text:p>0.05654814</text:p>
          </table:table-cell>
          <table:table-cell office:value-type="float" office:value="0.08849077" calcext:value-type="float">
            <text:p>0.08849077</text:p>
          </table:table-cell>
          <table:table-cell office:value-type="float" office:value="0.36097138" calcext:value-type="float">
            <text:p>0.36097138</text:p>
          </table:table-cell>
          <table:table-cell office:value-type="float" office:value="0.03194264" calcext:value-type="float">
            <text:p>0.03194264</text:p>
          </table:table-cell>
          <table:table-cell office:value-type="float" office:value="0.02041226" calcext:value-type="float">
            <text:p>0.02041226</text:p>
          </table:table-cell>
          <table:table-cell office:value-type="float" office:value="326" calcext:value-type="float">
            <text:p>326</text:p>
          </table:table-cell>
          <table:table-cell office:value-type="float" office:value="5765" calcext:value-type="float">
            <text:p>5765</text:p>
          </table:table-cell>
          <table:table-cell table:number-columns-repeated="2" office:value-type="float" office:value="117.676669557676" calcext:value-type="float">
            <text:p>117.676669557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0600163" calcext:value-type="float">
            <text:p>0.00600163</text:p>
          </table:table-cell>
          <table:table-cell office:value-type="float" office:value="0.09950249" calcext:value-type="float">
            <text:p>0.09950249</text:p>
          </table:table-cell>
          <table:table-cell office:value-type="float" office:value="0.08043666" calcext:value-type="float">
            <text:p>0.08043666</text:p>
          </table:table-cell>
          <table:table-cell office:value-type="float" office:value="0.08706468" calcext:value-type="float">
            <text:p>0.08706468</text:p>
          </table:table-cell>
          <table:table-cell office:value-type="float" office:value="0.07612755" calcext:value-type="float">
            <text:p>0.07612755</text:p>
          </table:table-cell>
          <table:table-cell office:value-type="float" office:value="0.00662802" calcext:value-type="float">
            <text:p>0.00662802</text:p>
          </table:table-cell>
          <table:table-cell office:value-type="float" office:value="0.00612345" calcext:value-type="float">
            <text:p>0.00612345</text:p>
          </table:table-cell>
          <table:table-cell office:value-type="float" office:value="280" calcext:value-type="float">
            <text:p>280</text:p>
          </table:table-cell>
          <table:table-cell office:value-type="float" office:value="3481" calcext:value-type="float">
            <text:p>3481</text:p>
          </table:table-cell>
          <table:table-cell table:number-columns-repeated="2" office:value-type="float" office:value="21.3157138753232" calcext:value-type="float">
            <text:p>21.315713875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actedIn&gt; <text:s/>?f <text:s text:c="2"/>=&gt; ?a <text:s/>&lt;hasChild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182749" calcext:value-type="float">
            <text:p>0.00182749</text:p>
          </table:table-cell>
          <table:table-cell office:value-type="float" office:value="0.00322373" calcext:value-type="float">
            <text:p>0.00322373</text:p>
          </table:table-cell>
          <table:table-cell office:value-type="float" office:value="0.08333333" calcext:value-type="float">
            <text:p>0.08333333</text:p>
          </table:table-cell>
          <table:table-cell office:value-type="float" office:value="0.96131528" calcext:value-type="float">
            <text:p>0.96131528</text:p>
          </table:table-cell>
          <table:table-cell office:value-type="float" office:value="0.08010961" calcext:value-type="float">
            <text:p>0.08010961</text:p>
          </table:table-cell>
          <table:table-cell office:value-type="float" office:value="0.00309902" calcext:value-type="float">
            <text:p>0.00309902</text:p>
          </table:table-cell>
          <table:table-cell office:value-type="float" office:value="5" calcext:value-type="float">
            <text:p>5</text:p>
          </table:table-cell>
          <table:table-cell office:value-type="float" office:value="1551" calcext:value-type="float">
            <text:p>1551</text:p>
          </table:table-cell>
          <table:table-cell table:number-columns-repeated="2" office:value-type="float" office:value="4.80657640232108" calcext:value-type="float">
            <text:p>4.806576402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hasOfficialLanguage&gt; <text:s/>?b <text:s text:c="2"/>=&gt; ?a <text:s/>&lt;hasOfficialLanguage&gt; <text:s/>?b</text:p>
          </table:table-cell>
          <table:table-cell office:value-type="float" office:value="0.00081451" calcext:value-type="float">
            <text:p>0.00081451</text:p>
          </table:table-cell>
          <table:table-cell office:value-type="float" office:value="0.1221865" calcext:value-type="float">
            <text:p>0.1221865</text:p>
          </table:table-cell>
          <table:table-cell office:value-type="float" office:value="0.06473595" calcext:value-type="float">
            <text:p>0.06473595</text:p>
          </table:table-cell>
          <table:table-cell office:value-type="float" office:value="0.08278867" calcext:value-type="float">
            <text:p>0.08278867</text:p>
          </table:table-cell>
          <table:table-cell office:value-type="float" office:value="0.21805792" calcext:value-type="float">
            <text:p>0.21805792</text:p>
          </table:table-cell>
          <table:table-cell office:value-type="float" office:value="0.01805273" calcext:value-type="float">
            <text:p>0.01805273</text:p>
          </table:table-cell>
          <table:table-cell office:value-type="float" office:value="0.01411619" calcext:value-type="float">
            <text:p>0.01411619</text:p>
          </table:table-cell>
          <table:table-cell office:value-type="float" office:value="38" calcext:value-type="float">
            <text:p>38</text:p>
          </table:table-cell>
          <table:table-cell office:value-type="float" office:value="587" calcext:value-type="float">
            <text:p>587</text:p>
          </table:table-cell>
          <table:table-cell table:number-columns-repeated="2" office:value-type="float" office:value="8.28620102214651" calcext:value-type="float">
            <text:p>8.286201022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dealsWith&gt; <text:s/>?f <text:s/>?f <text:s/>&lt;dealsWith&gt; <text:s/>?a <text:s text:c="2"/>=&gt; ?a <text:s/>&lt;dealsWith&gt; <text:s/>?b</text:p>
          </table:table-cell>
          <table:table-cell office:value-type="float" office:value="0.00124319" calcext:value-type="float">
            <text:p>0.00124319</text:p>
          </table:table-cell>
          <table:table-cell office:value-type="float" office:value="0.11153846" calcext:value-type="float">
            <text:p>0.11153846</text:p>
          </table:table-cell>
          <table:table-cell office:value-type="float" office:value="0.05092186" calcext:value-type="float">
            <text:p>0.05092186</text:p>
          </table:table-cell>
          <table:table-cell office:value-type="float" office:value="0.08180536" calcext:value-type="float">
            <text:p>0.08180536</text:p>
          </table:table-cell>
          <table:table-cell office:value-type="float" office:value="0.37752414" calcext:value-type="float">
            <text:p>0.37752414</text:p>
          </table:table-cell>
          <table:table-cell office:value-type="float" office:value="0.0308835" calcext:value-type="float">
            <text:p>0.0308835</text:p>
          </table:table-cell>
          <table:table-cell office:value-type="float" office:value="0.01922423" calcext:value-type="float">
            <text:p>0.01922423</text:p>
          </table:table-cell>
          <table:table-cell office:value-type="float" office:value="58" calcext:value-type="float">
            <text:p>58</text:p>
          </table:table-cell>
          <table:table-cell office:value-type="float" office:value="1139" calcext:value-type="float">
            <text:p>1139</text:p>
          </table:table-cell>
          <table:table-cell table:number-columns-repeated="2" office:value-type="float" office:value="21.8964003511852" calcext:value-type="float">
            <text:p>21.896400351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table:style-name="ce6" office:value-type="string" calcext:value-type="string">
            <text:p>?e <text:s/>&lt;dealsWith&gt; <text:s/>?a <text:s/>?b <text:s/>&lt;dealsWith&gt; <text:s/>?e <text:s text:c="2"/>=&gt; ?a <text:s/>&lt;dealsWith&gt; <text:s/>?b</text:p>
          </table:table-cell>
          <table:table-cell table:style-name="ce6" office:value-type="float" office:value="0.00124319" calcext:value-type="float">
            <text:p>0.00124319</text:p>
          </table:table-cell>
          <table:table-cell table:style-name="ce6" office:value-type="float" office:value="0.11153846" calcext:value-type="float">
            <text:p>0.11153846</text:p>
          </table:table-cell>
          <table:table-cell table:style-name="ce6" office:value-type="float" office:value="0.05092186" calcext:value-type="float">
            <text:p>0.05092186</text:p>
          </table:table-cell>
          <table:table-cell table:style-name="ce6" office:value-type="float" office:value="0.08180536" calcext:value-type="float">
            <text:p>0.08180536</text:p>
          </table:table-cell>
          <table:table-cell table:style-name="ce6" office:value-type="float" office:value="0.37752414" calcext:value-type="float">
            <text:p>0.37752414</text:p>
          </table:table-cell>
          <table:table-cell table:style-name="ce6" office:value-type="float" office:value="0.0308835" calcext:value-type="float">
            <text:p>0.0308835</text:p>
          </table:table-cell>
          <table:table-cell table:style-name="ce6" office:value-type="float" office:value="0.01922423" calcext:value-type="float">
            <text:p>0.01922423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1139" calcext:value-type="float">
            <text:p>1139</text:p>
          </table:table-cell>
          <table:table-cell table:number-columns-repeated="2" table:style-name="ce6" office:value-type="float" office:value="21.8964003511852" calcext:value-type="float">
            <text:p>21.8964003512</text:p>
          </table:table-cell>
          <table:table-cell table:style-name="ce6"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graduatedFrom&gt; <text:s/>?f <text:s/>?b <text:s/>&lt;graduatedFrom&gt; <text:s/>?f <text:s text:c="2"/>=&gt; ?a <text:s/>&lt;isMarriedTo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79964" calcext:value-type="float">
            <text:p>0.00179964</text:p>
          </table:table-cell>
          <table:table-cell office:value-type="float" office:value="0.00314795" calcext:value-type="float">
            <text:p>0.00314795</text:p>
          </table:table-cell>
          <table:table-cell office:value-type="float" office:value="0.08108108" calcext:value-type="float">
            <text:p>0.08108108</text:p>
          </table:table-cell>
          <table:table-cell office:value-type="float" office:value="0.96117524" calcext:value-type="float">
            <text:p>0.96117524</text:p>
          </table:table-cell>
          <table:table-cell office:value-type="float" office:value="0.07793313" calcext:value-type="float">
            <text:p>0.07793313</text:p>
          </table:table-cell>
          <table:table-cell office:value-type="float" office:value="0.00302574" calcext:value-type="float">
            <text:p>0.00302574</text:p>
          </table:table-cell>
          <table:table-cell office:value-type="float" office:value="3" calcext:value-type="float">
            <text:p>3</text:p>
          </table:table-cell>
          <table:table-cell office:value-type="float" office:value="953" calcext:value-type="float">
            <text:p>953</text:p>
          </table:table-cell>
          <table:table-cell table:number-columns-repeated="2" office:value-type="float" office:value="2.88352570828961" calcext:value-type="float">
            <text:p>2.883525708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isKnownFor&gt; <text:s/>?b <text:s text:c="2"/>=&gt; ?a <text:s/>&lt;isKnownFor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1503759" calcext:value-type="float">
            <text:p>0.01503759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014361" calcext:value-type="float">
            <text:p>0.0014361</text:p>
          </table:table-cell>
          <table:table-cell office:value-type="float" office:value="0.12884615" calcext:value-type="float">
            <text:p>0.12884615</text:p>
          </table:table-cell>
          <table:table-cell office:value-type="float" office:value="0.04879825" calcext:value-type="float">
            <text:p>0.04879825</text:p>
          </table:table-cell>
          <table:table-cell office:value-type="float" office:value="0.07957245" calcext:value-type="float">
            <text:p>0.07957245</text:p>
          </table:table-cell>
          <table:table-cell office:value-type="float" office:value="0.38674436" calcext:value-type="float">
            <text:p>0.38674436</text:p>
          </table:table-cell>
          <table:table-cell office:value-type="float" office:value="0.03077419" calcext:value-type="float">
            <text:p>0.03077419</text:p>
          </table:table-cell>
          <table:table-cell office:value-type="float" office:value="0.01887245" calcext:value-type="float">
            <text:p>0.01887245</text:p>
          </table:table-cell>
          <table:table-cell office:value-type="float" office:value="67" calcext:value-type="float">
            <text:p>67</text:p>
          </table:table-cell>
          <table:table-cell office:value-type="float" office:value="1373" calcext:value-type="float">
            <text:p>1373</text:p>
          </table:table-cell>
          <table:table-cell table:number-columns-repeated="2" office:value-type="float" office:value="25.911871813547" calcext:value-type="float">
            <text:p>25.911871813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actedIn&gt; <text:s/>?b <text:s text:c="2"/>=&gt; ?a <text:s/>&lt;produced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487013" calcext:value-type="float">
            <text:p>0.00487013</text:p>
          </table:table-cell>
          <table:table-cell office:value-type="float" office:value="0.00318134" calcext:value-type="float">
            <text:p>0.00318134</text:p>
          </table:table-cell>
          <table:table-cell office:value-type="float" office:value="0.07894737" calcext:value-type="float">
            <text:p>0.07894737</text:p>
          </table:table-cell>
          <table:table-cell office:value-type="float" office:value="0.95970308" calcext:value-type="float">
            <text:p>0.95970308</text:p>
          </table:table-cell>
          <table:table-cell office:value-type="float" office:value="0.07576603" calcext:value-type="float">
            <text:p>0.07576603</text:p>
          </table:table-cell>
          <table:table-cell office:value-type="float" office:value="0.00305314" calcext:value-type="float">
            <text:p>0.00305314</text:p>
          </table:table-cell>
          <table:table-cell office:value-type="float" office:value="3" calcext:value-type="float">
            <text:p>3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float" office:value="2.87910922587487" calcext:value-type="float">
            <text:p>2.879109225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exports&gt; <text:s/>?b <text:s text:c="2"/>=&gt; ?a <text:s/>&lt;exports&gt; <text:s/>?b</text:p>
          </table:table-cell>
          <table:table-cell office:value-type="float" office:value="0.00132893" calcext:value-type="float">
            <text:p>0.00132893</text:p>
          </table:table-cell>
          <table:table-cell office:value-type="float" office:value="0.1671159" calcext:value-type="float">
            <text:p>0.1671159</text:p>
          </table:table-cell>
          <table:table-cell table:number-columns-repeated="2" office:value-type="float" office:value="0.07828283" calcext:value-type="float">
            <text:p>0.078282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7828283" calcext:value-type="float">
            <text:p>0.07828283</text:p>
          </table:table-cell>
          <table:table-cell office:value-type="float" office:value="62" calcext:value-type="float">
            <text:p>62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diedIn&gt; <text:s/>?b <text:s text:c="2"/>=&gt; ?a <text:s/>&lt;wasBorn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64294" calcext:value-type="float">
            <text:p>0.00164294</text:p>
          </table:table-cell>
          <table:table-cell office:value-type="float" office:value="0.01415094" calcext:value-type="float">
            <text:p>0.01415094</text:p>
          </table:table-cell>
          <table:table-cell office:value-type="float" office:value="0.07692308" calcext:value-type="float">
            <text:p>0.07692308</text:p>
          </table:table-cell>
          <table:table-cell office:value-type="float" office:value="0.81603774" calcext:value-type="float">
            <text:p>0.81603774</text:p>
          </table:table-cell>
          <table:table-cell office:value-type="float" office:value="0.06277213" calcext:value-type="float">
            <text:p>0.06277213</text:p>
          </table:table-cell>
          <table:table-cell office:value-type="float" office:value="0.0115477" calcext:value-type="float">
            <text:p>0.0115477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2.44811320754717" calcext:value-type="float">
            <text:p>2.448113207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wasBornIn&gt; <text:s/>?b <text:s text:c="2"/>=&gt; ?a <text:s/>&lt;died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395257" calcext:value-type="float">
            <text:p>0.00395257</text:p>
          </table:table-cell>
          <table:table-cell office:value-type="float" office:value="0.00928793" calcext:value-type="float">
            <text:p>0.00928793</text:p>
          </table:table-cell>
          <table:table-cell office:value-type="float" office:value="0.075" calcext:value-type="float">
            <text:p>0.075</text:p>
          </table:table-cell>
          <table:table-cell office:value-type="float" office:value="0.87616099" calcext:value-type="float">
            <text:p>0.87616099</text:p>
          </table:table-cell>
          <table:table-cell office:value-type="float" office:value="0.06571207" calcext:value-type="float">
            <text:p>0.06571207</text:p>
          </table:table-cell>
          <table:table-cell office:value-type="float" office:value="0.00813772" calcext:value-type="float">
            <text:p>0.00813772</text:p>
          </table:table-cell>
          <table:table-cell office:value-type="float" office:value="3" calcext:value-type="float">
            <text:p>3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2.62848297213622" calcext:value-type="float">
            <text:p>2.628482972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 text:c="2"/>=&gt; ?a <text:s/>&lt;isMarriedTo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0359928" calcext:value-type="float">
            <text:p>0.00359928</text:p>
          </table:table-cell>
          <table:table-cell office:value-type="float" office:value="0.00554017" calcext:value-type="float">
            <text:p>0.00554017</text:p>
          </table:table-cell>
          <table:table-cell office:value-type="float" office:value="0.07317073" calcext:value-type="float">
            <text:p>0.07317073</text:p>
          </table:table-cell>
          <table:table-cell office:value-type="float" office:value="0.9242844" calcext:value-type="float">
            <text:p>0.9242844</text:p>
          </table:table-cell>
          <table:table-cell office:value-type="float" office:value="0.06763057" calcext:value-type="float">
            <text:p>0.06763057</text:p>
          </table:table-cell>
          <table:table-cell office:value-type="float" office:value="0.00512069" calcext:value-type="float">
            <text:p>0.00512069</text:p>
          </table:table-cell>
          <table:table-cell office:value-type="float" office:value="6" calcext:value-type="float">
            <text:p>6</text:p>
          </table:table-cell>
          <table:table-cell office:value-type="float" office:value="1083" calcext:value-type="float">
            <text:p>1083</text:p>
          </table:table-cell>
          <table:table-cell table:number-columns-repeated="2" office:value-type="float" office:value="5.54570637119114" calcext:value-type="float">
            <text:p>5.545706371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imports&gt; <text:s/>?b <text:s text:c="2"/>=&gt; ?a <text:s/>&lt;exports&gt; <text:s/>?b</text:p>
          </table:table-cell>
          <table:table-cell office:value-type="float" office:value="0.0007502" calcext:value-type="float">
            <text:p>0.0007502</text:p>
          </table:table-cell>
          <table:table-cell office:value-type="float" office:value="0.09433962" calcext:value-type="float">
            <text:p>0.09433962</text:p>
          </table:table-cell>
          <table:table-cell office:value-type="float" office:value="0.06034483" calcext:value-type="float">
            <text:p>0.06034483</text:p>
          </table:table-cell>
          <table:table-cell office:value-type="float" office:value="0.07201646" calcext:value-type="float">
            <text:p>0.07201646</text:p>
          </table:table-cell>
          <table:table-cell office:value-type="float" office:value="0.16206897" calcext:value-type="float">
            <text:p>0.16206897</text:p>
          </table:table-cell>
          <table:table-cell office:value-type="float" office:value="0.01167163" calcext:value-type="float">
            <text:p>0.01167163</text:p>
          </table:table-cell>
          <table:table-cell office:value-type="float" office:value="0.00978002" calcext:value-type="float">
            <text:p>0.00978002</text:p>
          </table:table-cell>
          <table:table-cell office:value-type="float" office:value="35" calcext:value-type="float">
            <text:p>35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5.67241379310345" calcext:value-type="float">
            <text:p>5.672413793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3787879" calcext:value-type="float">
            <text:p>0.03787879</text:p>
          </table:table-cell>
          <table:table-cell office:value-type="float" office:value="0.00524659" calcext:value-type="float">
            <text:p>0.00524659</text:p>
          </table:table-cell>
          <table:table-cell office:value-type="float" office:value="0.07142857" calcext:value-type="float">
            <text:p>0.07142857</text:p>
          </table:table-cell>
          <table:table-cell office:value-type="float" office:value="0.92654774" calcext:value-type="float">
            <text:p>0.92654774</text:p>
          </table:table-cell>
          <table:table-cell office:value-type="float" office:value="0.06618198" calcext:value-type="float">
            <text:p>0.06618198</text:p>
          </table:table-cell>
          <table:table-cell office:value-type="float" office:value="0.00486122" calcext:value-type="float">
            <text:p>0.00486122</text:p>
          </table:table-cell>
          <table:table-cell office:value-type="float" office:value="5" calcext:value-type="float">
            <text:p>5</text:p>
          </table:table-cell>
          <table:table-cell office:value-type="float" office:value="953" calcext:value-type="float">
            <text:p>953</text:p>
          </table:table-cell>
          <table:table-cell table:number-columns-repeated="2" office:value-type="float" office:value="4.63273871983211" calcext:value-type="float">
            <text:p>4.632738719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f <text:s/>?b <text:s/>&lt;actedIn&gt; <text:s/>?f <text:s text:c="2"/>=&gt; ?a <text:s/>&lt;isMarriedTo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0359928" calcext:value-type="float">
            <text:p>0.00359928</text:p>
          </table:table-cell>
          <table:table-cell office:value-type="float" office:value="0.02678571" calcext:value-type="float">
            <text:p>0.02678571</text:p>
          </table:table-cell>
          <table:table-cell office:value-type="float" office:value="0.07142857" calcext:value-type="float">
            <text:p>0.07142857</text:p>
          </table:table-cell>
          <table:table-cell office:value-type="float" office:value="0.625" calcext:value-type="float">
            <text:p>0.625</text:p>
          </table:table-cell>
          <table:table-cell office:value-type="float" office:value="0.04464286" calcext:value-type="float">
            <text:p>0.04464286</text:p>
          </table:table-cell>
          <table:table-cell office:value-type="float" office:value="0.01674107" calcext:value-type="float">
            <text:p>0.01674107</text:p>
          </table:table-cell>
          <table:table-cell office:value-type="float" office:value="6" calcext:value-type="float">
            <text:p>6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3.75" calcext:value-type="float">
            <text:p>3.7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 text:c="2"/>=&gt; ?a <text:s/>&lt;hasChild&gt; <text:s/>?b</text:p>
          </table:table-cell>
          <table:table-cell office:value-type="float" office:value="0.00019291" calcext:value-type="float">
            <text:p>0.00019291</text:p>
          </table:table-cell>
          <table:table-cell office:value-type="float" office:value="0.00328947" calcext:value-type="float">
            <text:p>0.00328947</text:p>
          </table:table-cell>
          <table:table-cell office:value-type="float" office:value="0.00831025" calcext:value-type="float">
            <text:p>0.00831025</text:p>
          </table:table-cell>
          <table:table-cell office:value-type="float" office:value="0.0703125" calcext:value-type="float">
            <text:p>0.0703125</text:p>
          </table:table-cell>
          <table:table-cell office:value-type="float" office:value="0.88180979" calcext:value-type="float">
            <text:p>0.88180979</text:p>
          </table:table-cell>
          <table:table-cell office:value-type="float" office:value="0.06200225" calcext:value-type="float">
            <text:p>0.06200225</text:p>
          </table:table-cell>
          <table:table-cell office:value-type="float" office:value="0.00732806" calcext:value-type="float">
            <text:p>0.00732806</text:p>
          </table:table-cell>
          <table:table-cell office:value-type="float" office:value="9" calcext:value-type="float">
            <text:p>9</text:p>
          </table:table-cell>
          <table:table-cell office:value-type="float" office:value="1083" calcext:value-type="float">
            <text:p>1083</text:p>
          </table:table-cell>
          <table:table-cell table:number-columns-repeated="2" office:value-type="float" office:value="7.93628808864266" calcext:value-type="float">
            <text:p>7.936288088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mports&gt; <text:s/>?f <text:s/>?b <text:s/>&lt;exports&gt; <text:s/>?f <text:s text:c="2"/>=&gt; ?a <text:s/>&lt;dealsWith&gt; <text:s/>?b</text:p>
          </table:table-cell>
          <table:table-cell office:value-type="float" office:value="0.00165045" calcext:value-type="float">
            <text:p>0.00165045</text:p>
          </table:table-cell>
          <table:table-cell office:value-type="float" office:value="0.14807692" calcext:value-type="float">
            <text:p>0.14807692</text:p>
          </table:table-cell>
          <table:table-cell office:value-type="float" office:value="0.05608157" calcext:value-type="float">
            <text:p>0.05608157</text:p>
          </table:table-cell>
          <table:table-cell office:value-type="float" office:value="0.06930693" calcext:value-type="float">
            <text:p>0.06930693</text:p>
          </table:table-cell>
          <table:table-cell office:value-type="float" office:value="0.19082302" calcext:value-type="float">
            <text:p>0.19082302</text:p>
          </table:table-cell>
          <table:table-cell office:value-type="float" office:value="0.01322536" calcext:value-type="float">
            <text:p>0.01322536</text:p>
          </table:table-cell>
          <table:table-cell office:value-type="float" office:value="0.01070165" calcext:value-type="float">
            <text:p>0.01070165</text:p>
          </table:table-cell>
          <table:table-cell office:value-type="float" office:value="77" calcext:value-type="float">
            <text:p>77</text:p>
          </table:table-cell>
          <table:table-cell office:value-type="float" office:value="1373" calcext:value-type="float">
            <text:p>1373</text:p>
          </table:table-cell>
          <table:table-cell table:number-columns-repeated="2" office:value-type="float" office:value="14.693372177713" calcext:value-type="float">
            <text:p>14.693372177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directed&gt; <text:s/>?b <text:s text:c="2"/>=&gt; ?a <text:s/>&lt;acted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40659" calcext:value-type="float">
            <text:p>0.00040659</text:p>
          </table:table-cell>
          <table:table-cell office:value-type="float" office:value="0.01785714" calcext:value-type="float">
            <text:p>0.01785714</text:p>
          </table:table-cell>
          <table:table-cell office:value-type="float" office:value="0.06896552" calcext:value-type="float">
            <text:p>0.06896552</text:p>
          </table:table-cell>
          <table:table-cell office:value-type="float" office:value="0.74107143" calcext:value-type="float">
            <text:p>0.74107143</text:p>
          </table:table-cell>
          <table:table-cell office:value-type="float" office:value="0.05110837" calcext:value-type="float">
            <text:p>0.05110837</text:p>
          </table:table-cell>
          <table:table-cell office:value-type="float" office:value="0.01323342" calcext:value-type="float">
            <text:p>0.01323342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.48214285714286" calcext:value-type="float">
            <text:p>1.482142857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influences&gt; <text:s/>?b <text:s text:c="2"/>=&gt; ?a <text:s/>&lt;influences&gt; <text:s/>?b</text:p>
          </table:table-cell>
          <table:table-cell office:value-type="float" office:value="0.00938826" calcext:value-type="float">
            <text:p>0.00938826</text:p>
          </table:table-cell>
          <table:table-cell office:value-type="float" office:value="0.15565032" calcext:value-type="float">
            <text:p>0.15565032</text:p>
          </table:table-cell>
          <table:table-cell table:number-columns-repeated="2" office:value-type="float" office:value="0.06892211" calcext:value-type="float">
            <text:p>0.068922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6892211" calcext:value-type="float">
            <text:p>0.06892211</text:p>
          </table:table-cell>
          <table:table-cell office:value-type="float" office:value="438" calcext:value-type="float">
            <text:p>438</text:p>
          </table:table-cell>
          <table:table-cell office:value-type="float" office:value="6355" calcext:value-type="float">
            <text:p>6355</text:p>
          </table:table-cell>
          <table:table-cell table:number-columns-repeated="2" office:value-type="float" office:value="438" calcext:value-type="float">
            <text:p>43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table:style-name="ce6" office:value-type="string" calcext:value-type="string">
            <text:p>?e <text:s/>&lt;influences&gt; <text:s/>?b <text:s/>?a <text:s/>&lt;influences&gt; <text:s/>?e <text:s text:c="2"/>=&gt; ?a <text:s/>&lt;influences&gt; <text:s/>?b</text:p>
          </table:table-cell>
          <table:table-cell table:style-name="ce6" office:value-type="float" office:value="0.00938826" calcext:value-type="float">
            <text:p>0.00938826</text:p>
          </table:table-cell>
          <table:table-cell table:style-name="ce6" office:value-type="float" office:value="0.15565032" calcext:value-type="float">
            <text:p>0.15565032</text:p>
          </table:table-cell>
          <table:table-cell table:number-columns-repeated="2" table:style-name="ce6" office:value-type="float" office:value="0.06892211" calcext:value-type="float">
            <text:p>0.0689221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.06892211" calcext:value-type="float">
            <text:p>0.06892211</text:p>
          </table:table-cell>
          <table:table-cell table:style-name="ce6" office:value-type="float" office:value="438" calcext:value-type="float">
            <text:p>438</text:p>
          </table:table-cell>
          <table:table-cell table:style-name="ce6" office:value-type="float" office:value="6355" calcext:value-type="float">
            <text:p>6355</text:p>
          </table:table-cell>
          <table:table-cell table:number-columns-repeated="2" table:style-name="ce6" office:value-type="float" office:value="438" calcext:value-type="float">
            <text:p>438</text:p>
          </table:table-cell>
          <table:table-cell table:style-name="ce6"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actedIn&gt; <text:s/>?b <text:s text:c="2"/>=&gt; ?a <text:s/>&lt;created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0113589" calcext:value-type="float">
            <text:p>0.00113589</text:p>
          </table:table-cell>
          <table:table-cell office:value-type="float" office:value="0.00358657" calcext:value-type="float">
            <text:p>0.00358657</text:p>
          </table:table-cell>
          <table:table-cell office:value-type="float" office:value="0.06832298" calcext:value-type="float">
            <text:p>0.06832298</text:p>
          </table:table-cell>
          <table:table-cell office:value-type="float" office:value="0.94750571" calcext:value-type="float">
            <text:p>0.94750571</text:p>
          </table:table-cell>
          <table:table-cell office:value-type="float" office:value="0.06473641" calcext:value-type="float">
            <text:p>0.06473641</text:p>
          </table:table-cell>
          <table:table-cell office:value-type="float" office:value="0.00339829" calcext:value-type="float">
            <text:p>0.00339829</text:p>
          </table:table-cell>
          <table:table-cell office:value-type="float" office:value="11" calcext:value-type="float">
            <text:p>11</text:p>
          </table:table-cell>
          <table:table-cell office:value-type="float" office:value="3067" calcext:value-type="float">
            <text:p>3067</text:p>
          </table:table-cell>
          <table:table-cell table:number-columns-repeated="2" office:value-type="float" office:value="10.4225627649169" calcext:value-type="float">
            <text:p>10.422562764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PoliticianOf&gt; <text:s/>?f <text:s/>?b <text:s/>&lt;isLocatedIn&gt; <text:s/>?f <text:s text:c="2"/>=&gt; ?a <text:s/>&lt;livesIn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2325581" calcext:value-type="float">
            <text:p>0.02325581</text:p>
          </table:table-cell>
          <table:table-cell office:value-type="float" office:value="0.01235955" calcext:value-type="float">
            <text:p>0.01235955</text:p>
          </table:table-cell>
          <table:table-cell office:value-type="float" office:value="0.06790123" calcext:value-type="float">
            <text:p>0.06790123</text:p>
          </table:table-cell>
          <table:table-cell office:value-type="float" office:value="0.81797753" calcext:value-type="float">
            <text:p>0.81797753</text:p>
          </table:table-cell>
          <table:table-cell office:value-type="float" office:value="0.05554168" calcext:value-type="float">
            <text:p>0.05554168</text:p>
          </table:table-cell>
          <table:table-cell office:value-type="float" office:value="0.01010983" calcext:value-type="float">
            <text:p>0.01010983</text:p>
          </table:table-cell>
          <table:table-cell office:value-type="float" office:value="11" calcext:value-type="float">
            <text:p>11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8.99775280898876" calcext:value-type="float">
            <text:p>8.99775280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014361" calcext:value-type="float">
            <text:p>0.0014361</text:p>
          </table:table-cell>
          <table:table-cell office:value-type="float" office:value="0.12884615" calcext:value-type="float">
            <text:p>0.12884615</text:p>
          </table:table-cell>
          <table:table-cell office:value-type="float" office:value="0.04125616" calcext:value-type="float">
            <text:p>0.04125616</text:p>
          </table:table-cell>
          <table:table-cell office:value-type="float" office:value="0.06754032" calcext:value-type="float">
            <text:p>0.06754032</text:p>
          </table:table-cell>
          <table:table-cell office:value-type="float" office:value="0.38916256" calcext:value-type="float">
            <text:p>0.38916256</text:p>
          </table:table-cell>
          <table:table-cell office:value-type="float" office:value="0.02628416" calcext:value-type="float">
            <text:p>0.02628416</text:p>
          </table:table-cell>
          <table:table-cell office:value-type="float" office:value="0.01605535" calcext:value-type="float">
            <text:p>0.01605535</text:p>
          </table:table-cell>
          <table:table-cell office:value-type="float" office:value="67" calcext:value-type="float">
            <text:p>67</text:p>
          </table:table-cell>
          <table:table-cell office:value-type="float" office:value="1624" calcext:value-type="float">
            <text:p>1624</text:p>
          </table:table-cell>
          <table:table-cell table:number-columns-repeated="2" office:value-type="float" office:value="26.0738916256158" calcext:value-type="float">
            <text:p>26.073891625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06216" calcext:value-type="float">
            <text:p>0.0006216</text:p>
          </table:table-cell>
          <table:table-cell office:value-type="float" office:value="0.01739652" calcext:value-type="float">
            <text:p>0.01739652</text:p>
          </table:table-cell>
          <table:table-cell office:value-type="float" office:value="0.01869761" calcext:value-type="float">
            <text:p>0.01869761</text:p>
          </table:table-cell>
          <table:table-cell office:value-type="float" office:value="0.06590909" calcext:value-type="float">
            <text:p>0.06590909</text:p>
          </table:table-cell>
          <table:table-cell office:value-type="float" office:value="0.71631206" calcext:value-type="float">
            <text:p>0.71631206</text:p>
          </table:table-cell>
          <table:table-cell office:value-type="float" office:value="0.04721148" calcext:value-type="float">
            <text:p>0.04721148</text:p>
          </table:table-cell>
          <table:table-cell office:value-type="float" office:value="0.01339333" calcext:value-type="float">
            <text:p>0.01339333</text:p>
          </table:table-cell>
          <table:table-cell office:value-type="float" office:value="29" calcext:value-type="float">
            <text:p>29</text:p>
          </table:table-cell>
          <table:table-cell office:value-type="float" office:value="1551" calcext:value-type="float">
            <text:p>1551</text:p>
          </table:table-cell>
          <table:table-cell table:number-columns-repeated="2" office:value-type="float" office:value="20.7730496453901" calcext:value-type="float">
            <text:p>20.773049645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produced&gt; <text:s/>?b <text:s text:c="2"/>=&gt; ?a <text:s/>&lt;produced&gt; <text:s/>?b</text:p>
          </table:table-cell>
          <table:table-cell office:value-type="float" office:value="0.00032152" calcext:value-type="float">
            <text:p>0.00032152</text:p>
          </table:table-cell>
          <table:table-cell office:value-type="float" office:value="0.02435065" calcext:value-type="float">
            <text:p>0.02435065</text:p>
          </table:table-cell>
          <table:table-cell table:number-columns-repeated="2" office:value-type="float" office:value="0.06465517" calcext:value-type="float">
            <text:p>0.064655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6465517" calcext:value-type="float">
            <text:p>0.06465517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0235778" calcext:value-type="float">
            <text:p>0.00235778</text:p>
          </table:table-cell>
          <table:table-cell office:value-type="float" office:value="0.21153846" calcext:value-type="float">
            <text:p>0.21153846</text:p>
          </table:table-cell>
          <table:table-cell office:value-type="float" office:value="0.03934192" calcext:value-type="float">
            <text:p>0.03934192</text:p>
          </table:table-cell>
          <table:table-cell office:value-type="float" office:value="0.06267806" calcext:value-type="float">
            <text:p>0.06267806</text:p>
          </table:table-cell>
          <table:table-cell office:value-type="float" office:value="0.3723176" calcext:value-type="float">
            <text:p>0.3723176</text:p>
          </table:table-cell>
          <table:table-cell office:value-type="float" office:value="0.02333615" calcext:value-type="float">
            <text:p>0.02333615</text:p>
          </table:table-cell>
          <table:table-cell office:value-type="float" office:value="0.01464769" calcext:value-type="float">
            <text:p>0.01464769</text:p>
          </table:table-cell>
          <table:table-cell office:value-type="float" office:value="110" calcext:value-type="float">
            <text:p>110</text:p>
          </table:table-cell>
          <table:table-cell office:value-type="float" office:value="2796" calcext:value-type="float">
            <text:p>2796</text:p>
          </table:table-cell>
          <table:table-cell table:number-columns-repeated="2" office:value-type="float" office:value="40.9549356223176" calcext:value-type="float">
            <text:p>40.954935622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produced&gt; <text:s/>?b <text:s text:c="2"/>=&gt; ?a <text:s/>&lt;produced&gt; <text:s/>?b</text:p>
          </table:table-cell>
          <table:table-cell office:value-type="float" office:value="0.00032152" calcext:value-type="float">
            <text:p>0.00032152</text:p>
          </table:table-cell>
          <table:table-cell office:value-type="float" office:value="0.02435065" calcext:value-type="float">
            <text:p>0.02435065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0019291" calcext:value-type="float">
            <text:p>0.00019291</text:p>
          </table:table-cell>
          <table:table-cell office:value-type="float" office:value="0.00539892" calcext:value-type="float">
            <text:p>0.00539892</text:p>
          </table:table-cell>
          <table:table-cell office:value-type="float" office:value="0.00467775" calcext:value-type="float">
            <text:p>0.00467775</text:p>
          </table:table-cell>
          <table:table-cell office:value-type="float" office:value="0.06164384" calcext:value-type="float">
            <text:p>0.06164384</text:p>
          </table:table-cell>
          <table:table-cell office:value-type="float" office:value="0.92411642" calcext:value-type="float">
            <text:p>0.92411642</text:p>
          </table:table-cell>
          <table:table-cell office:value-type="float" office:value="0.05696608" calcext:value-type="float">
            <text:p>0.05696608</text:p>
          </table:table-cell>
          <table:table-cell office:value-type="float" office:value="0.00432279" calcext:value-type="float">
            <text:p>0.00432279</text:p>
          </table:table-cell>
          <table:table-cell office:value-type="float" office:value="9" calcext:value-type="float">
            <text:p>9</text:p>
          </table:table-cell>
          <table:table-cell office:value-type="float" office:value="1924" calcext:value-type="float">
            <text:p>1924</text:p>
          </table:table-cell>
          <table:table-cell table:number-columns-repeated="2" office:value-type="float" office:value="8.31704781704782" calcext:value-type="float">
            <text:p>8.31704781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isLeaderOf&gt; <text:s/>?b <text:s text:c="2"/>=&gt; ?a <text:s/>&lt;isLeaderOf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1136364" calcext:value-type="float">
            <text:p>0.01136364</text:p>
          </table:table-cell>
          <table:table-cell table:number-columns-repeated="2" office:value-type="float" office:value="0.06060606" calcext:value-type="float">
            <text:p>0.060606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6060606" calcext:value-type="float">
            <text:p>0.0606060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0120033" calcext:value-type="float">
            <text:p>0.00120033</text:p>
          </table:table-cell>
          <table:table-cell office:value-type="float" office:value="0.10769231" calcext:value-type="float">
            <text:p>0.10769231</text:p>
          </table:table-cell>
          <table:table-cell office:value-type="float" office:value="0.0157436" calcext:value-type="float">
            <text:p>0.0157436</text:p>
          </table:table-cell>
          <table:table-cell office:value-type="float" office:value="0.05907173" calcext:value-type="float">
            <text:p>0.05907173</text:p>
          </table:table-cell>
          <table:table-cell office:value-type="float" office:value="0.73348327" calcext:value-type="float">
            <text:p>0.73348327</text:p>
          </table:table-cell>
          <table:table-cell office:value-type="float" office:value="0.04332813" calcext:value-type="float">
            <text:p>0.04332813</text:p>
          </table:table-cell>
          <table:table-cell office:value-type="float" office:value="0.01154767" calcext:value-type="float">
            <text:p>0.01154767</text:p>
          </table:table-cell>
          <table:table-cell office:value-type="float" office:value="56" calcext:value-type="float">
            <text:p>56</text:p>
          </table:table-cell>
          <table:table-cell office:value-type="float" office:value="3557" calcext:value-type="float">
            <text:p>3557</text:p>
          </table:table-cell>
          <table:table-cell table:number-columns-repeated="2" office:value-type="float" office:value="41.0750632555524" calcext:value-type="float">
            <text:p>41.075063255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imports&gt; <text:s/>?b <text:s text:c="2"/>=&gt; ?a <text:s/>&lt;exports&gt; <text:s/>?b</text:p>
          </table:table-cell>
          <table:table-cell office:value-type="float" office:value="0.00090024" calcext:value-type="float">
            <text:p>0.00090024</text:p>
          </table:table-cell>
          <table:table-cell office:value-type="float" office:value="0.11320755" calcext:value-type="float">
            <text:p>0.11320755</text:p>
          </table:table-cell>
          <table:table-cell office:value-type="float" office:value="0.05323194" calcext:value-type="float">
            <text:p>0.05323194</text:p>
          </table:table-cell>
          <table:table-cell office:value-type="float" office:value="0.05890603" calcext:value-type="float">
            <text:p>0.05890603</text:p>
          </table:table-cell>
          <table:table-cell office:value-type="float" office:value="0.09632446" calcext:value-type="float">
            <text:p>0.09632446</text:p>
          </table:table-cell>
          <table:table-cell office:value-type="float" office:value="0.00567409" calcext:value-type="float">
            <text:p>0.00567409</text:p>
          </table:table-cell>
          <table:table-cell office:value-type="float" office:value="0.00512754" calcext:value-type="float">
            <text:p>0.00512754</text:p>
          </table:table-cell>
          <table:table-cell office:value-type="float" office:value="42" calcext:value-type="float">
            <text:p>42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float" office:value="4.04562737642585" calcext:value-type="float">
            <text:p>4.045627376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actedIn&gt; <text:s/>?b <text:s text:c="2"/>=&gt; ?a <text:s/>&lt;created&gt; <text:s/>?b</text:p>
          </table:table-cell>
          <table:table-cell office:value-type="float" office:value="0.00017148" calcext:value-type="float">
            <text:p>0.00017148</text:p>
          </table:table-cell>
          <table:table-cell office:value-type="float" office:value="0.0008261" calcext:value-type="float">
            <text:p>0.0008261</text:p>
          </table:table-cell>
          <table:table-cell office:value-type="float" office:value="0.0029985" calcext:value-type="float">
            <text:p>0.0029985</text:p>
          </table:table-cell>
          <table:table-cell office:value-type="float" office:value="0.05882353" calcext:value-type="float">
            <text:p>0.05882353</text:p>
          </table:table-cell>
          <table:table-cell office:value-type="float" office:value="0.94902549" calcext:value-type="float">
            <text:p>0.94902549</text:p>
          </table:table-cell>
          <table:table-cell office:value-type="float" office:value="0.05582503" calcext:value-type="float">
            <text:p>0.05582503</text:p>
          </table:table-cell>
          <table:table-cell office:value-type="float" office:value="0.00284565" calcext:value-type="float">
            <text:p>0.00284565</text:p>
          </table:table-cell>
          <table:table-cell office:value-type="float" office:value="8" calcext:value-type="float">
            <text:p>8</text:p>
          </table:table-cell>
          <table:table-cell office:value-type="float" office:value="2668" calcext:value-type="float">
            <text:p>2668</text:p>
          </table:table-cell>
          <table:table-cell table:number-columns-repeated="2" office:value-type="float" office:value="7.59220389805097" calcext:value-type="float">
            <text:p>7.592203898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0.01526718" calcext:value-type="float">
            <text:p>0.01526718</text:p>
          </table:table-cell>
          <table:table-cell office:value-type="float" office:value="0.05555556" calcext:value-type="float">
            <text:p>0.05555556</text:p>
          </table:table-cell>
          <table:table-cell office:value-type="float" office:value="0.72519084" calcext:value-type="float">
            <text:p>0.72519084</text:p>
          </table:table-cell>
          <table:table-cell office:value-type="float" office:value="0.04028838" calcext:value-type="float">
            <text:p>0.04028838</text:p>
          </table:table-cell>
          <table:table-cell office:value-type="float" office:value="0.01107162" calcext:value-type="float">
            <text:p>0.01107162</text:p>
          </table:table-cell>
          <table:table-cell office:value-type="float" office:value="4" calcext:value-type="float">
            <text:p>4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.90076335877863" calcext:value-type="float">
            <text:p>2.900763358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f <text:s/>?b <text:s/>&lt;actedIn&gt; <text:s/>?f <text:s text:c="2"/>=&gt; ?a <text:s/>&lt;influences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71073" calcext:value-type="float">
            <text:p>0.00071073</text:p>
          </table:table-cell>
          <table:table-cell office:value-type="float" office:value="0.00892857" calcext:value-type="float">
            <text:p>0.00892857</text:p>
          </table:table-cell>
          <table:table-cell office:value-type="float" office:value="0.05555556" calcext:value-type="float">
            <text:p>0.05555556</text:p>
          </table:table-cell>
          <table:table-cell office:value-type="float" office:value="0.83928571" calcext:value-type="float">
            <text:p>0.83928571</text:p>
          </table:table-cell>
          <table:table-cell office:value-type="float" office:value="0.04662698" calcext:value-type="float">
            <text:p>0.04662698</text:p>
          </table:table-cell>
          <table:table-cell office:value-type="float" office:value="0.00749362" calcext:value-type="float">
            <text:p>0.0074936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.67857142857143" calcext:value-type="float">
            <text:p>1.678571428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created&gt; <text:s/>?b <text:s text:c="2"/>=&gt; ?a <text:s/>&lt;directed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320171" calcext:value-type="float">
            <text:p>0.00320171</text:p>
          </table:table-cell>
          <table:table-cell office:value-type="float" office:value="0.00350058" calcext:value-type="float">
            <text:p>0.00350058</text:p>
          </table:table-cell>
          <table:table-cell office:value-type="float" office:value="0.05555556" calcext:value-type="float">
            <text:p>0.05555556</text:p>
          </table:table-cell>
          <table:table-cell office:value-type="float" office:value="0.9369895" calcext:value-type="float">
            <text:p>0.9369895</text:p>
          </table:table-cell>
          <table:table-cell office:value-type="float" office:value="0.05205497" calcext:value-type="float">
            <text:p>0.05205497</text:p>
          </table:table-cell>
          <table:table-cell office:value-type="float" office:value="0.00328001" calcext:value-type="float">
            <text:p>0.00328001</text:p>
          </table:table-cell>
          <table:table-cell office:value-type="float" office:value="3" calcext:value-type="float">
            <text:p>3</text:p>
          </table:table-cell>
          <table:table-cell office:value-type="float" office:value="857" calcext:value-type="float">
            <text:p>857</text:p>
          </table:table-cell>
          <table:table-cell table:number-columns-repeated="2" office:value-type="float" office:value="2.81096849474912" calcext:value-type="float">
            <text:p>2.810968494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created&gt; <text:s/>?b <text:s text:c="2"/>=&gt; ?a <text:s/>&lt;directed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320171" calcext:value-type="float">
            <text:p>0.00320171</text:p>
          </table:table-cell>
          <table:table-cell office:value-type="float" office:value="0.00221729" calcext:value-type="float">
            <text:p>0.00221729</text:p>
          </table:table-cell>
          <table:table-cell office:value-type="float" office:value="0.05357143" calcext:value-type="float">
            <text:p>0.05357143</text:p>
          </table:table-cell>
          <table:table-cell office:value-type="float" office:value="0.9586105" calcext:value-type="float">
            <text:p>0.9586105</text:p>
          </table:table-cell>
          <table:table-cell office:value-type="float" office:value="0.05135413" calcext:value-type="float">
            <text:p>0.05135413</text:p>
          </table:table-cell>
          <table:table-cell office:value-type="float" office:value="0.00212552" calcext:value-type="float">
            <text:p>0.00212552</text:p>
          </table:table-cell>
          <table:table-cell office:value-type="float" office:value="3" calcext:value-type="float">
            <text:p>3</text:p>
          </table:table-cell>
          <table:table-cell office:value-type="float" office:value="1353" calcext:value-type="float">
            <text:p>1353</text:p>
          </table:table-cell>
          <table:table-cell table:number-columns-repeated="2" office:value-type="float" office:value="2.87583148558758" calcext:value-type="float">
            <text:p>2.875831485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directed&gt; <text:s/>?b <text:s text:c="2"/>=&gt; ?a <text:s/>&lt;created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030979" calcext:value-type="float">
            <text:p>0.00030979</text:p>
          </table:table-cell>
          <table:table-cell office:value-type="float" office:value="0.00898204" calcext:value-type="float">
            <text:p>0.00898204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0.82934132" calcext:value-type="float">
            <text:p>0.82934132</text:p>
          </table:table-cell>
          <table:table-cell office:value-type="float" office:value="0.04364954" calcext:value-type="float">
            <text:p>0.04364954</text:p>
          </table:table-cell>
          <table:table-cell office:value-type="float" office:value="0.00744917" calcext:value-type="float">
            <text:p>0.00744917</text:p>
          </table:table-cell>
          <table:table-cell office:value-type="float" office:value="3" calcext:value-type="float">
            <text:p>3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2.48802395209581" calcext:value-type="float">
            <text:p>2.488023952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directed&gt; <text:s/>?b <text:s text:c="2"/>=&gt; ?a <text:s/>&lt;created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030979" calcext:value-type="float">
            <text:p>0.00030979</text:p>
          </table:table-cell>
          <table:table-cell office:value-type="float" office:value="0.01190476" calcext:value-type="float">
            <text:p>0.01190476</text:p>
          </table:table-cell>
          <table:table-cell office:value-type="float" office:value="0.05172414" calcext:value-type="float">
            <text:p>0.05172414</text:p>
          </table:table-cell>
          <table:table-cell office:value-type="float" office:value="0.76984127" calcext:value-type="float">
            <text:p>0.76984127</text:p>
          </table:table-cell>
          <table:table-cell office:value-type="float" office:value="0.03981938" calcext:value-type="float">
            <text:p>0.03981938</text:p>
          </table:table-cell>
          <table:table-cell office:value-type="float" office:value="0.00916478" calcext:value-type="float">
            <text:p>0.00916478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2.30952380952381" calcext:value-type="float">
            <text:p>2.309523809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0117889" calcext:value-type="float">
            <text:p>0.00117889</text:p>
          </table:table-cell>
          <table:table-cell office:value-type="float" office:value="0.14824798" calcext:value-type="float">
            <text:p>0.14824798</text:p>
          </table:table-cell>
          <table:table-cell table:number-columns-repeated="2" office:value-type="float" office:value="0.05055147" calcext:value-type="float">
            <text:p>0.050551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055147" calcext:value-type="float">
            <text:p>0.05055147</text:p>
          </table:table-cell>
          <table:table-cell office:value-type="float" office:value="55" calcext:value-type="float">
            <text:p>55</text:p>
          </table:table-cell>
          <table:table-cell office:value-type="float" office:value="1088" calcext:value-type="float">
            <text:p>1088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007502" calcext:value-type="float">
            <text:p>0.0007502</text:p>
          </table:table-cell>
          <table:table-cell office:value-type="float" office:value="0.14767932" calcext:value-type="float">
            <text:p>0.14767932</text:p>
          </table:table-cell>
          <table:table-cell office:value-type="float" office:value="0.03216912" calcext:value-type="float">
            <text:p>0.03216912</text:p>
          </table:table-cell>
          <table:table-cell office:value-type="float" office:value="0.0488145" calcext:value-type="float">
            <text:p>0.0488145</text:p>
          </table:table-cell>
          <table:table-cell office:value-type="float" office:value="0.34099265" calcext:value-type="float">
            <text:p>0.34099265</text:p>
          </table:table-cell>
          <table:table-cell office:value-type="float" office:value="0.01664539" calcext:value-type="float">
            <text:p>0.01664539</text:p>
          </table:table-cell>
          <table:table-cell office:value-type="float" office:value="0.01096943" calcext:value-type="float">
            <text:p>0.01096943</text:p>
          </table:table-cell>
          <table:table-cell office:value-type="float" office:value="35" calcext:value-type="float">
            <text:p>35</text:p>
          </table:table-cell>
          <table:table-cell office:value-type="float" office:value="1088" calcext:value-type="float">
            <text:p>1088</text:p>
          </table:table-cell>
          <table:table-cell table:number-columns-repeated="2" office:value-type="float" office:value="11.9347426470588" calcext:value-type="float">
            <text:p>11.934742647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3787879" calcext:value-type="float">
            <text:p>0.03787879</text:p>
          </table:table-cell>
          <table:table-cell office:value-type="float" office:value="0.00029879" calcext:value-type="float">
            <text:p>0.00029879</text:p>
          </table:table-cell>
          <table:table-cell office:value-type="float" office:value="0.04504505" calcext:value-type="float">
            <text:p>0.04504505</text:p>
          </table:table-cell>
          <table:table-cell office:value-type="float" office:value="0.9933668" calcext:value-type="float">
            <text:p>0.9933668</text:p>
          </table:table-cell>
          <table:table-cell office:value-type="float" office:value="0.04474625" calcext:value-type="float">
            <text:p>0.04474625</text:p>
          </table:table-cell>
          <table:table-cell office:value-type="float" office:value="0.00029681" calcext:value-type="float">
            <text:p>0.00029681</text:p>
          </table:table-cell>
          <table:table-cell office:value-type="float" office:value="5" calcext:value-type="float">
            <text:p>5</text:p>
          </table:table-cell>
          <table:table-cell office:value-type="float" office:value="16734" calcext:value-type="float">
            <text:p>16734</text:p>
          </table:table-cell>
          <table:table-cell table:number-columns-repeated="2" office:value-type="float" office:value="4.96683399067766" calcext:value-type="float">
            <text:p>4.966833990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4" calcext:value-type="float">
            <text:p>0.04</text:p>
          </table:table-cell>
          <table:table-cell office:value-type="float" office:value="0.01960784" calcext:value-type="float">
            <text:p>0.01960784</text:p>
          </table:table-cell>
          <table:table-cell office:value-type="float" office:value="0.04494382" calcext:value-type="float">
            <text:p>0.04494382</text:p>
          </table:table-cell>
          <table:table-cell office:value-type="float" office:value="0.56372549" calcext:value-type="float">
            <text:p>0.56372549</text:p>
          </table:table-cell>
          <table:table-cell office:value-type="float" office:value="0.02533598" calcext:value-type="float">
            <text:p>0.02533598</text:p>
          </table:table-cell>
          <table:table-cell office:value-type="float" office:value="0.01105344" calcext:value-type="float">
            <text:p>0.01105344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2.25490196078431" calcext:value-type="float">
            <text:p>2.254901960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actedIn&gt; <text:s/>?f <text:s text:c="2"/>=&gt; ?a <text:s/>&lt;influences&gt; <text:s/>?b</text:p>
          </table:table-cell>
          <table:table-cell office:value-type="float" office:value="0.00017148" calcext:value-type="float">
            <text:p>0.00017148</text:p>
          </table:table-cell>
          <table:table-cell office:value-type="float" office:value="0.00284293" calcext:value-type="float">
            <text:p>0.00284293</text:p>
          </table:table-cell>
          <table:table-cell office:value-type="float" office:value="0.00515796" calcext:value-type="float">
            <text:p>0.00515796</text:p>
          </table:table-cell>
          <table:table-cell office:value-type="float" office:value="0.04444444" calcext:value-type="float">
            <text:p>0.04444444</text:p>
          </table:table-cell>
          <table:table-cell office:value-type="float" office:value="0.88394584" calcext:value-type="float">
            <text:p>0.88394584</text:p>
          </table:table-cell>
          <table:table-cell office:value-type="float" office:value="0.03928648" calcext:value-type="float">
            <text:p>0.03928648</text:p>
          </table:table-cell>
          <table:table-cell office:value-type="float" office:value="0.00455936" calcext:value-type="float">
            <text:p>0.00455936</text:p>
          </table:table-cell>
          <table:table-cell office:value-type="float" office:value="8" calcext:value-type="float">
            <text:p>8</text:p>
          </table:table-cell>
          <table:table-cell office:value-type="float" office:value="1551" calcext:value-type="float">
            <text:p>1551</text:p>
          </table:table-cell>
          <table:table-cell table:number-columns-repeated="2" office:value-type="float" office:value="7.0715667311412" calcext:value-type="float">
            <text:p>7.071566731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created&gt; <text:s/>?a <text:s/>?e <text:s/>&lt;created&gt; <text:s/>?b <text:s text:c="2"/>=&gt; ?a <text:s/>&lt;hasChild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73099" calcext:value-type="float">
            <text:p>0.00073099</text:p>
          </table:table-cell>
          <table:table-cell office:value-type="float" office:value="0.00000497" calcext:value-type="float">
            <text:p>0.00000497</text:p>
          </table:table-cell>
          <table:table-cell office:value-type="float" office:value="0.04347826" calcext:value-type="float">
            <text:p>0.04347826</text:p>
          </table:table-cell>
          <table:table-cell office:value-type="float" office:value="0.99988579" calcext:value-type="float">
            <text:p>0.99988579</text:p>
          </table:table-cell>
          <table:table-cell office:value-type="float" office:value="0.0434733" calcext:value-type="float">
            <text:p>0.0434733</text:p>
          </table:table-cell>
          <table:table-cell office:value-type="float" office:value="0.00000497" calcext:value-type="float">
            <text:p>0.00000497</text:p>
          </table:table-cell>
          <table:table-cell office:value-type="float" office:value="2" calcext:value-type="float">
            <text:p>2</text:p>
          </table:table-cell>
          <table:table-cell office:value-type="float" office:value="402773" calcext:value-type="float">
            <text:p>402773</text:p>
          </table:table-cell>
          <table:table-cell table:number-columns-repeated="2" office:value-type="float" office:value="1.9997715834974" calcext:value-type="float">
            <text:p>1.999771583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created&gt; <text:s/>?b <text:s text:c="2"/>=&gt; ?a <text:s/>&lt;created&gt; <text:s/>?b</text:p>
          </table:table-cell>
          <table:table-cell office:value-type="float" office:value="0.00079307" calcext:value-type="float">
            <text:p>0.00079307</text:p>
          </table:table-cell>
          <table:table-cell office:value-type="float" office:value="0.00382074" calcext:value-type="float">
            <text:p>0.00382074</text:p>
          </table:table-cell>
          <table:table-cell table:number-columns-repeated="2" office:value-type="float" office:value="0.04317386" calcext:value-type="float">
            <text:p>0.043173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317386" calcext:value-type="float">
            <text:p>0.04317386</text:p>
          </table:table-cell>
          <table:table-cell office:value-type="float" office:value="37" calcext:value-type="float">
            <text:p>37</text:p>
          </table:table-cell>
          <table:table-cell office:value-type="float" office:value="857" calcext:value-type="float">
            <text:p>85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576923" calcext:value-type="float">
            <text:p>0.00576923</text:p>
          </table:table-cell>
          <table:table-cell office:value-type="float" office:value="0.00536673" calcext:value-type="float">
            <text:p>0.00536673</text:p>
          </table:table-cell>
          <table:table-cell office:value-type="float" office:value="0.04285714" calcext:value-type="float">
            <text:p>0.04285714</text:p>
          </table:table-cell>
          <table:table-cell office:value-type="float" office:value="0.87477639" calcext:value-type="float">
            <text:p>0.87477639</text:p>
          </table:table-cell>
          <table:table-cell office:value-type="float" office:value="0.03749042" calcext:value-type="float">
            <text:p>0.03749042</text:p>
          </table:table-cell>
          <table:table-cell office:value-type="float" office:value="0.00469469" calcext:value-type="float">
            <text:p>0.00469469</text:p>
          </table:table-cell>
          <table:table-cell office:value-type="float" office:value="3" calcext:value-type="float">
            <text:p>3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float" office:value="2.62432915921288" calcext:value-type="float">
            <text:p>2.624329159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1343936" calcext:value-type="float">
            <text:p>0.01343936</text:p>
          </table:table-cell>
          <table:table-cell office:value-type="float" office:value="0.09766355" calcext:value-type="float">
            <text:p>0.09766355</text:p>
          </table:table-cell>
          <table:table-cell table:number-columns-repeated="2" office:value-type="float" office:value="0.04264436" calcext:value-type="float">
            <text:p>0.042644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264436" calcext:value-type="float">
            <text:p>0.04264436</text:p>
          </table:table-cell>
          <table:table-cell office:value-type="float" office:value="627" calcext:value-type="float">
            <text:p>627</text:p>
          </table:table-cell>
          <table:table-cell office:value-type="float" office:value="14703" calcext:value-type="float">
            <text:p>14703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b <text:s text:c="2"/>=&gt; ?a <text:s/>&lt;hasChild&gt; <text:s/>?b</text:p>
          </table:table-cell>
          <table:table-cell office:value-type="float" office:value="0.00064303" calcext:value-type="float">
            <text:p>0.00064303</text:p>
          </table:table-cell>
          <table:table-cell office:value-type="float" office:value="0.01096491" calcext:value-type="float">
            <text:p>0.01096491</text:p>
          </table:table-cell>
          <table:table-cell office:value-type="float" office:value="0.0179964" calcext:value-type="float">
            <text:p>0.0179964</text:p>
          </table:table-cell>
          <table:table-cell office:value-type="float" office:value="0.04201681" calcext:value-type="float">
            <text:p>0.04201681</text:p>
          </table:table-cell>
          <table:table-cell office:value-type="float" office:value="0.57168566" calcext:value-type="float">
            <text:p>0.57168566</text:p>
          </table:table-cell>
          <table:table-cell office:value-type="float" office:value="0.02402041" calcext:value-type="float">
            <text:p>0.02402041</text:p>
          </table:table-cell>
          <table:table-cell office:value-type="float" office:value="0.01028828" calcext:value-type="float">
            <text:p>0.01028828</text:p>
          </table:table-cell>
          <table:table-cell office:value-type="float" office:value="30" calcext:value-type="float">
            <text:p>30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float" office:value="17.1505698860228" calcext:value-type="float">
            <text:p>17.15056988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1515152" calcext:value-type="float">
            <text:p>0.01515152</text:p>
          </table:table-cell>
          <table:table-cell office:value-type="float" office:value="0.00184672" calcext:value-type="float">
            <text:p>0.00184672</text:p>
          </table:table-cell>
          <table:table-cell office:value-type="float" office:value="0.04" calcext:value-type="float">
            <text:p>0.04</text:p>
          </table:table-cell>
          <table:table-cell office:value-type="float" office:value="0.95383195" calcext:value-type="float">
            <text:p>0.95383195</text:p>
          </table:table-cell>
          <table:table-cell office:value-type="float" office:value="0.03815328" calcext:value-type="float">
            <text:p>0.03815328</text:p>
          </table:table-cell>
          <table:table-cell office:value-type="float" office:value="0.00176146" calcext:value-type="float">
            <text:p>0.00176146</text:p>
          </table:table-cell>
          <table:table-cell office:value-type="float" office:value="2" calcext:value-type="float">
            <text:p>2</text:p>
          </table:table-cell>
          <table:table-cell office:value-type="float" office:value="1083" calcext:value-type="float">
            <text:p>1083</text:p>
          </table:table-cell>
          <table:table-cell table:number-columns-repeated="2" office:value-type="float" office:value="1.90766389658356" calcext:value-type="float">
            <text:p>1.907663896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AcademicAdvisor&gt; <text:s/>?f <text:s/>?b <text:s/>&lt;hasAcademicAdvisor&gt; <text:s/>?f <text:s text:c="2"/>=&gt; ?a <text:s/>&lt;hasAcademicAdvisor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2272727" calcext:value-type="float">
            <text:p>0.02272727</text:p>
          </table:table-cell>
          <table:table-cell office:value-type="float" office:value="0.02097902" calcext:value-type="float">
            <text:p>0.02097902</text:p>
          </table:table-cell>
          <table:table-cell office:value-type="float" office:value="0.03896104" calcext:value-type="float">
            <text:p>0.03896104</text:p>
          </table:table-cell>
          <table:table-cell office:value-type="float" office:value="0.46153846" calcext:value-type="float">
            <text:p>0.46153846</text:p>
          </table:table-cell>
          <table:table-cell office:value-type="float" office:value="0.01798202" calcext:value-type="float">
            <text:p>0.01798202</text:p>
          </table:table-cell>
          <table:table-cell office:value-type="float" office:value="0.00968263" calcext:value-type="float">
            <text:p>0.00968263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.38461538461538" calcext:value-type="float">
            <text:p>1.384615384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LeaderOf&gt; <text:s/>?b <text:s/>?e <text:s/>&lt;isMarriedTo&gt; <text:s/>?a <text:s text:c="2"/>=&gt; ?a <text:s/>&lt;isLeaderOf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1136364" calcext:value-type="float">
            <text:p>0.01136364</text:p>
          </table:table-cell>
          <table:table-cell table:number-columns-repeated="2" office:value-type="float" office:value="0.03773585" calcext:value-type="float">
            <text:p>0.037735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773585" calcext:value-type="float">
            <text:p>0.03773585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wasBornIn&gt; <text:s/>?b <text:s text:c="2"/>=&gt; ?a <text:s/>&lt;wasBorn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64294" calcext:value-type="float">
            <text:p>0.00164294</text:p>
          </table:table-cell>
          <table:table-cell office:value-type="float" office:value="0.00548446" calcext:value-type="float">
            <text:p>0.00548446</text:p>
          </table:table-cell>
          <table:table-cell office:value-type="float" office:value="0.03703704" calcext:value-type="float">
            <text:p>0.03703704</text:p>
          </table:table-cell>
          <table:table-cell office:value-type="float" office:value="0.85191956" calcext:value-type="float">
            <text:p>0.85191956</text:p>
          </table:table-cell>
          <table:table-cell office:value-type="float" office:value="0.03155258" calcext:value-type="float">
            <text:p>0.03155258</text:p>
          </table:table-cell>
          <table:table-cell office:value-type="float" office:value="0.00467232" calcext:value-type="float">
            <text:p>0.00467232</text:p>
          </table:table-cell>
          <table:table-cell office:value-type="float" office:value="3" calcext:value-type="float">
            <text:p>3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2.55575868372943" calcext:value-type="float">
            <text:p>2.555758683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AcademicAdvisor&gt; <text:s/>?f <text:s/>?f <text:s/>&lt;hasAcademicAdvisor&gt; <text:s/>?b <text:s text:c="2"/>=&gt; ?a <text:s/>&lt;hasAcademicAdvisor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2272727" calcext:value-type="float">
            <text:p>0.02272727</text:p>
          </table:table-cell>
          <table:table-cell table:number-columns-repeated="2" office:value-type="float" office:value="0.03571429" calcext:value-type="float">
            <text:p>0.035714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571429" calcext:value-type="float">
            <text:p>0.03571429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table:style-name="ce6" office:value-type="string" calcext:value-type="string">
            <text:p>?e <text:s/>&lt;hasAcademicAdvisor&gt; <text:s/>?b <text:s/>?a <text:s/>&lt;hasAcademicAdvisor&gt; <text:s/>?e <text:s text:c="2"/>=&gt; ?a <text:s/>&lt;hasAcademicAdvisor&gt; <text:s/>?b</text:p>
          </table:table-cell>
          <table:table-cell table:style-name="ce6" office:value-type="float" office:value="0.0000643" calcext:value-type="float">
            <text:p>0.0000643</text:p>
          </table:table-cell>
          <table:table-cell table:style-name="ce6" office:value-type="float" office:value="0.02272727" calcext:value-type="float">
            <text:p>0.02272727</text:p>
          </table:table-cell>
          <table:table-cell table:number-columns-repeated="2" table:style-name="ce6" office:value-type="float" office:value="0.03571429" calcext:value-type="float">
            <text:p>0.0357142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.03571429" calcext:value-type="float">
            <text:p>0.0357142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4" calcext:value-type="float">
            <text:p>8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hild&gt; <text:s/>?b <text:s text:c="2"/>=&gt; ?a <text:s/>&lt;isMarriedTo&gt; <text:s/>?b</text:p>
          </table:table-cell>
          <table:table-cell office:value-type="float" office:value="0.00064303" calcext:value-type="float">
            <text:p>0.00064303</text:p>
          </table:table-cell>
          <table:table-cell office:value-type="float" office:value="0.0179964" calcext:value-type="float">
            <text:p>0.0179964</text:p>
          </table:table-cell>
          <table:table-cell office:value-type="float" office:value="0.01096491" calcext:value-type="float">
            <text:p>0.01096491</text:p>
          </table:table-cell>
          <table:table-cell office:value-type="float" office:value="0.03232759" calcext:value-type="float">
            <text:p>0.03232759</text:p>
          </table:table-cell>
          <table:table-cell office:value-type="float" office:value="0.66081871" calcext:value-type="float">
            <text:p>0.66081871</text:p>
          </table:table-cell>
          <table:table-cell office:value-type="float" office:value="0.02136267" calcext:value-type="float">
            <text:p>0.02136267</text:p>
          </table:table-cell>
          <table:table-cell office:value-type="float" office:value="0.00724582" calcext:value-type="float">
            <text:p>0.00724582</text:p>
          </table:table-cell>
          <table:table-cell office:value-type="float" office:value="30" calcext:value-type="float">
            <text:p>30</text:p>
          </table:table-cell>
          <table:table-cell office:value-type="float" office:value="2736" calcext:value-type="float">
            <text:p>2736</text:p>
          </table:table-cell>
          <table:table-cell table:number-columns-repeated="2" office:value-type="float" office:value="19.8245614035088" calcext:value-type="float">
            <text:p>19.824561403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3" calcext:value-type="float">
            <text:p>0.03</text:p>
          </table:table-cell>
          <table:table-cell office:value-type="float" office:value="0.01415094" calcext:value-type="float">
            <text:p>0.01415094</text:p>
          </table:table-cell>
          <table:table-cell office:value-type="float" office:value="0.03191489" calcext:value-type="float">
            <text:p>0.03191489</text:p>
          </table:table-cell>
          <table:table-cell office:value-type="float" office:value="0.55660377" calcext:value-type="float">
            <text:p>0.55660377</text:p>
          </table:table-cell>
          <table:table-cell office:value-type="float" office:value="0.01776395" calcext:value-type="float">
            <text:p>0.01776395</text:p>
          </table:table-cell>
          <table:table-cell office:value-type="float" office:value="0.00787647" calcext:value-type="float">
            <text:p>0.00787647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1.66981132075472" calcext:value-type="float">
            <text:p>1.669811320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InterestedIn&gt; <text:s/>?f <text:s/>?b <text:s/>&lt;isInterestedIn&gt; <text:s/>?f <text:s text:c="2"/>=&gt; ?a <text:s/>&lt;influences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71073" calcext:value-type="float">
            <text:p>0.00071073</text:p>
          </table:table-cell>
          <table:table-cell table:number-columns-repeated="2" office:value-type="float" office:value="0.03030303" calcext:value-type="float">
            <text:p>0.03030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apital&gt; <text:s/>?f <text:s/>?f <text:s/>&lt;participatedIn&gt; <text:s/>?b <text:s text:c="2"/>=&gt; ?a <text:s/>&lt;participated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31153" calcext:value-type="float">
            <text:p>0.00031153</text:p>
          </table:table-cell>
          <table:table-cell table:number-columns-repeated="2" office:value-type="float" office:value="0.02985075" calcext:value-type="float">
            <text:p>0.029850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985075" calcext:value-type="float">
            <text:p>0.02985075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47156" calcext:value-type="float">
            <text:p>0.00047156</text:p>
          </table:table-cell>
          <table:table-cell office:value-type="float" office:value="0.01319736" calcext:value-type="float">
            <text:p>0.01319736</text:p>
          </table:table-cell>
          <table:table-cell office:value-type="float" office:value="0.00446157" calcext:value-type="float">
            <text:p>0.00446157</text:p>
          </table:table-cell>
          <table:table-cell office:value-type="float" office:value="0.02956989" calcext:value-type="float">
            <text:p>0.02956989</text:p>
          </table:table-cell>
          <table:table-cell office:value-type="float" office:value="0.84911783" calcext:value-type="float">
            <text:p>0.84911783</text:p>
          </table:table-cell>
          <table:table-cell office:value-type="float" office:value="0.02510832" calcext:value-type="float">
            <text:p>0.02510832</text:p>
          </table:table-cell>
          <table:table-cell office:value-type="float" office:value="0.0037884" calcext:value-type="float">
            <text:p>0.0037884</text:p>
          </table:table-cell>
          <table:table-cell office:value-type="float" office:value="22" calcext:value-type="float">
            <text:p>22</text:p>
          </table:table-cell>
          <table:table-cell office:value-type="float" office:value="4931" calcext:value-type="float">
            <text:p>4931</text:p>
          </table:table-cell>
          <table:table-cell table:number-columns-repeated="2" office:value-type="float" office:value="18.6805921719732" calcext:value-type="float">
            <text:p>18.68059217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graduatedFrom&gt; <text:s/>?f <text:s/>?b <text:s/>&lt;graduatedFrom&gt; <text:s/>?f <text:s text:c="2"/>=&gt; ?a <text:s/>&lt;influences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0661" calcext:value-type="float">
            <text:p>0.0010661</text:p>
          </table:table-cell>
          <table:table-cell office:value-type="float" office:value="0.00314795" calcext:value-type="float">
            <text:p>0.00314795</text:p>
          </table:table-cell>
          <table:table-cell office:value-type="float" office:value="0.02884615" calcext:value-type="float">
            <text:p>0.02884615</text:p>
          </table:table-cell>
          <table:table-cell office:value-type="float" office:value="0.89087093" calcext:value-type="float">
            <text:p>0.89087093</text:p>
          </table:table-cell>
          <table:table-cell office:value-type="float" office:value="0.0256982" calcext:value-type="float">
            <text:p>0.0256982</text:p>
          </table:table-cell>
          <table:table-cell office:value-type="float" office:value="0.00280442" calcext:value-type="float">
            <text:p>0.00280442</text:p>
          </table:table-cell>
          <table:table-cell office:value-type="float" office:value="3" calcext:value-type="float">
            <text:p>3</text:p>
          </table:table-cell>
          <table:table-cell office:value-type="float" office:value="953" calcext:value-type="float">
            <text:p>953</text:p>
          </table:table-cell>
          <table:table-cell table:number-columns-repeated="2" office:value-type="float" office:value="2.67261280167891" calcext:value-type="float">
            <text:p>2.672612801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f <text:s/>?b <text:s/>&lt;created&gt; <text:s/>?f <text:s text:c="2"/>=&gt; ?a <text:s/>&lt;influences&gt; <text:s/>?b</text:p>
          </table:table-cell>
          <table:table-cell office:value-type="float" office:value="0.00025721" calcext:value-type="float">
            <text:p>0.00025721</text:p>
          </table:table-cell>
          <table:table-cell office:value-type="float" office:value="0.00426439" calcext:value-type="float">
            <text:p>0.00426439</text:p>
          </table:table-cell>
          <table:table-cell office:value-type="float" office:value="0.00623701" calcext:value-type="float">
            <text:p>0.00623701</text:p>
          </table:table-cell>
          <table:table-cell office:value-type="float" office:value="0.02863962" calcext:value-type="float">
            <text:p>0.02863962</text:p>
          </table:table-cell>
          <table:table-cell office:value-type="float" office:value="0.78222453" calcext:value-type="float">
            <text:p>0.78222453</text:p>
          </table:table-cell>
          <table:table-cell office:value-type="float" office:value="0.02240261" calcext:value-type="float">
            <text:p>0.02240261</text:p>
          </table:table-cell>
          <table:table-cell office:value-type="float" office:value="0.00487874" calcext:value-type="float">
            <text:p>0.00487874</text:p>
          </table:table-cell>
          <table:table-cell office:value-type="float" office:value="12" calcext:value-type="float">
            <text:p>12</text:p>
          </table:table-cell>
          <table:table-cell office:value-type="float" office:value="1924" calcext:value-type="float">
            <text:p>1924</text:p>
          </table:table-cell>
          <table:table-cell table:number-columns-repeated="2" office:value-type="float" office:value="9.38669438669439" calcext:value-type="float">
            <text:p>9.386694386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created&gt; <text:s/>?b <text:s text:c="2"/>=&gt; ?a <text:s/>&lt;created&gt; <text:s/>?b</text:p>
          </table:table-cell>
          <table:table-cell office:value-type="float" office:value="0.00079307" calcext:value-type="float">
            <text:p>0.00079307</text:p>
          </table:table-cell>
          <table:table-cell office:value-type="float" office:value="0.00382074" calcext:value-type="float">
            <text:p>0.00382074</text:p>
          </table:table-cell>
          <table:table-cell table:number-columns-repeated="2" office:value-type="float" office:value="0.02734664" calcext:value-type="float">
            <text:p>0.027346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734664" calcext:value-type="float">
            <text:p>0.02734664</text:p>
          </table:table-cell>
          <table:table-cell office:value-type="float" office:value="37" calcext:value-type="float">
            <text:p>37</text:p>
          </table:table-cell>
          <table:table-cell office:value-type="float" office:value="1353" calcext:value-type="float">
            <text:p>135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isLocatedIn&gt; <text:s/>?f <text:s text:c="2"/>=&gt; ?a <text:s/>&lt;diedIn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0922266" calcext:value-type="float">
            <text:p>0.00922266</text:p>
          </table:table-cell>
          <table:table-cell office:value-type="float" office:value="0.00157551" calcext:value-type="float">
            <text:p>0.00157551</text:p>
          </table:table-cell>
          <table:table-cell office:value-type="float" office:value="0.02641509" calcext:value-type="float">
            <text:p>0.02641509</text:p>
          </table:table-cell>
          <table:table-cell office:value-type="float" office:value="0.94035562" calcext:value-type="float">
            <text:p>0.94035562</text:p>
          </table:table-cell>
          <table:table-cell office:value-type="float" office:value="0.02483958" calcext:value-type="float">
            <text:p>0.02483958</text:p>
          </table:table-cell>
          <table:table-cell office:value-type="float" office:value="0.00148154" calcext:value-type="float">
            <text:p>0.00148154</text:p>
          </table:table-cell>
          <table:table-cell office:value-type="float" office:value="7" calcext:value-type="float">
            <text:p>7</text:p>
          </table:table-cell>
          <table:table-cell office:value-type="float" office:value="4443" calcext:value-type="float">
            <text:p>4443</text:p>
          </table:table-cell>
          <table:table-cell table:number-columns-repeated="2" office:value-type="float" office:value="6.58248930902543" calcext:value-type="float">
            <text:p>6.58248930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PoliticianOf&gt; <text:s/>?f <text:s/>?b <text:s/>&lt;isLocatedIn&gt; <text:s/>?f <text:s text:c="2"/>=&gt; ?a <text:s/>&lt;diedIn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1449275" calcext:value-type="float">
            <text:p>0.01449275</text:p>
          </table:table-cell>
          <table:table-cell office:value-type="float" office:value="0.01235955" calcext:value-type="float">
            <text:p>0.01235955</text:p>
          </table:table-cell>
          <table:table-cell office:value-type="float" office:value="0.0258216" calcext:value-type="float">
            <text:p>0.0258216</text:p>
          </table:table-cell>
          <table:table-cell office:value-type="float" office:value="0.52134831" calcext:value-type="float">
            <text:p>0.52134831</text:p>
          </table:table-cell>
          <table:table-cell office:value-type="float" office:value="0.01346205" calcext:value-type="float">
            <text:p>0.01346205</text:p>
          </table:table-cell>
          <table:table-cell office:value-type="float" office:value="0.00644363" calcext:value-type="float">
            <text:p>0.00644363</text:p>
          </table:table-cell>
          <table:table-cell office:value-type="float" office:value="11" calcext:value-type="float">
            <text:p>11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5.73483146067416" calcext:value-type="float">
            <text:p>5.734831460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actedIn&gt; <text:s/>?b <text:s text:c="2"/>=&gt; ?a <text:s/>&lt;created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20653" calcext:value-type="float">
            <text:p>0.00020653</text:p>
          </table:table-cell>
          <table:table-cell office:value-type="float" office:value="0.00245399" calcext:value-type="float">
            <text:p>0.00245399</text:p>
          </table:table-cell>
          <table:table-cell office:value-type="float" office:value="0.02564103" calcext:value-type="float">
            <text:p>0.02564103</text:p>
          </table:table-cell>
          <table:table-cell office:value-type="float" office:value="0.90429448" calcext:value-type="float">
            <text:p>0.90429448</text:p>
          </table:table-cell>
          <table:table-cell office:value-type="float" office:value="0.02318704" calcext:value-type="float">
            <text:p>0.02318704</text:p>
          </table:table-cell>
          <table:table-cell office:value-type="float" office:value="0.00221913" calcext:value-type="float">
            <text:p>0.00221913</text:p>
          </table:table-cell>
          <table:table-cell office:value-type="float" office:value="2" calcext:value-type="float">
            <text:p>2</text:p>
          </table:table-cell>
          <table:table-cell office:value-type="float" office:value="815" calcext:value-type="float">
            <text:p>815</text:p>
          </table:table-cell>
          <table:table-cell table:number-columns-repeated="2" office:value-type="float" office:value="1.80858895705521" calcext:value-type="float">
            <text:p>1.808588957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sMarriedTo&gt; <text:s/>?a <text:s text:c="2"/>=&gt; ?a <text:s/>&lt;hasChild&gt; <text:s/>?b</text:p>
          </table:table-cell>
          <table:table-cell office:value-type="float" office:value="0.00042869" calcext:value-type="float">
            <text:p>0.00042869</text:p>
          </table:table-cell>
          <table:table-cell office:value-type="float" office:value="0.00730994" calcext:value-type="float">
            <text:p>0.00730994</text:p>
          </table:table-cell>
          <table:table-cell office:value-type="float" office:value="0.0119976" calcext:value-type="float">
            <text:p>0.0119976</text:p>
          </table:table-cell>
          <table:table-cell office:value-type="float" office:value="0.02560819" calcext:value-type="float">
            <text:p>0.02560819</text:p>
          </table:table-cell>
          <table:table-cell office:value-type="float" office:value="0.5314937" calcext:value-type="float">
            <text:p>0.5314937</text:p>
          </table:table-cell>
          <table:table-cell office:value-type="float" office:value="0.01361059" calcext:value-type="float">
            <text:p>0.01361059</text:p>
          </table:table-cell>
          <table:table-cell office:value-type="float" office:value="0.00637665" calcext:value-type="float">
            <text:p>0.00637665</text:p>
          </table:table-cell>
          <table:table-cell office:value-type="float" office:value="20" calcext:value-type="float">
            <text:p>20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float" office:value="10.629874025195" calcext:value-type="float">
            <text:p>10.629874025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092168" calcext:value-type="float">
            <text:p>0.00092168</text:p>
          </table:table-cell>
          <table:table-cell office:value-type="float" office:value="0.1442953" calcext:value-type="float">
            <text:p>0.1442953</text:p>
          </table:table-cell>
          <table:table-cell office:value-type="float" office:value="0.00646228" calcext:value-type="float">
            <text:p>0.00646228</text:p>
          </table:table-cell>
          <table:table-cell office:value-type="float" office:value="0.02541371" calcext:value-type="float">
            <text:p>0.02541371</text:p>
          </table:table-cell>
          <table:table-cell office:value-type="float" office:value="0.74571686" calcext:value-type="float">
            <text:p>0.74571686</text:p>
          </table:table-cell>
          <table:table-cell office:value-type="float" office:value="0.01895143" calcext:value-type="float">
            <text:p>0.01895143</text:p>
          </table:table-cell>
          <table:table-cell office:value-type="float" office:value="0.00481903" calcext:value-type="float">
            <text:p>0.00481903</text:p>
          </table:table-cell>
          <table:table-cell office:value-type="float" office:value="43" calcext:value-type="float">
            <text:p>43</text:p>
          </table:table-cell>
          <table:table-cell office:value-type="float" office:value="6654" calcext:value-type="float">
            <text:p>6654</text:p>
          </table:table-cell>
          <table:table-cell table:number-columns-repeated="2" office:value-type="float" office:value="32.0658250676285" calcext:value-type="float">
            <text:p>32.065825067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wasBornIn&gt; <text:s/>?b <text:s text:c="2"/>=&gt; ?a <text:s/>&lt;wasBorn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109529" calcext:value-type="float">
            <text:p>0.00109529</text:p>
          </table:table-cell>
          <table:table-cell office:value-type="float" office:value="0.00873362" calcext:value-type="float">
            <text:p>0.00873362</text:p>
          </table:table-cell>
          <table:table-cell office:value-type="float" office:value="0.025" calcext:value-type="float">
            <text:p>0.025</text:p>
          </table:table-cell>
          <table:table-cell office:value-type="float" office:value="0.65065502" calcext:value-type="float">
            <text:p>0.65065502</text:p>
          </table:table-cell>
          <table:table-cell office:value-type="float" office:value="0.01626638" calcext:value-type="float">
            <text:p>0.01626638</text:p>
          </table:table-cell>
          <table:table-cell office:value-type="float" office:value="0.00568258" calcext:value-type="float">
            <text:p>0.00568258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1.30131004366812" calcext:value-type="float">
            <text:p>1.301310043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PoliticianOf&gt; <text:s/>?f <text:s/>?b <text:s/>&lt;isLocatedIn&gt; <text:s/>?f <text:s text:c="2"/>=&gt; ?a <text:s/>&lt;wasBornIn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060241" calcext:value-type="float">
            <text:p>0.0060241</text:p>
          </table:table-cell>
          <table:table-cell office:value-type="float" office:value="0.01235955" calcext:value-type="float">
            <text:p>0.01235955</text:p>
          </table:table-cell>
          <table:table-cell office:value-type="float" office:value="0.0246085" calcext:value-type="float">
            <text:p>0.0246085</text:p>
          </table:table-cell>
          <table:table-cell office:value-type="float" office:value="0.49775281" calcext:value-type="float">
            <text:p>0.49775281</text:p>
          </table:table-cell>
          <table:table-cell office:value-type="float" office:value="0.01224895" calcext:value-type="float">
            <text:p>0.01224895</text:p>
          </table:table-cell>
          <table:table-cell office:value-type="float" office:value="0.006152" calcext:value-type="float">
            <text:p>0.006152</text:p>
          </table:table-cell>
          <table:table-cell office:value-type="float" office:value="11" calcext:value-type="float">
            <text:p>11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5.47528089887641" calcext:value-type="float">
            <text:p>5.475280898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isMarriedTo&gt; <text:s/>?b <text:s text:c="2"/>=&gt; ?a <text:s/>&lt;hasChild&gt; <text:s/>?b</text:p>
          </table:table-cell>
          <table:table-cell office:value-type="float" office:value="0.00032152" calcext:value-type="float">
            <text:p>0.00032152</text:p>
          </table:table-cell>
          <table:table-cell office:value-type="float" office:value="0.00548246" calcext:value-type="float">
            <text:p>0.00548246</text:p>
          </table:table-cell>
          <table:table-cell office:value-type="float" office:value="0.01202887" calcext:value-type="float">
            <text:p>0.01202887</text:p>
          </table:table-cell>
          <table:table-cell office:value-type="float" office:value="0.02325581" calcext:value-type="float">
            <text:p>0.02325581</text:p>
          </table:table-cell>
          <table:table-cell office:value-type="float" office:value="0.48275862" calcext:value-type="float">
            <text:p>0.48275862</text:p>
          </table:table-cell>
          <table:table-cell office:value-type="float" office:value="0.01122694" calcext:value-type="float">
            <text:p>0.01122694</text:p>
          </table:table-cell>
          <table:table-cell office:value-type="float" office:value="0.00580704" calcext:value-type="float">
            <text:p>0.00580704</text:p>
          </table:table-cell>
          <table:table-cell office:value-type="float" office:value="15" calcext:value-type="float">
            <text:p>15</text:p>
          </table:table-cell>
          <table:table-cell office:value-type="float" office:value="1247" calcext:value-type="float">
            <text:p>1247</text:p>
          </table:table-cell>
          <table:table-cell table:number-columns-repeated="2" office:value-type="float" office:value="7.24137931034483" calcext:value-type="float">
            <text:p>7.241379310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hild&gt; <text:s/>?f <text:s/>?b <text:s/>&lt;isMarriedTo&gt; <text:s/>?f <text:s text:c="2"/>=&gt; ?a <text:s/>&lt;hasChild&gt; <text:s/>?b</text:p>
          </table:table-cell>
          <table:table-cell office:value-type="float" office:value="0.00032152" calcext:value-type="float">
            <text:p>0.00032152</text:p>
          </table:table-cell>
          <table:table-cell office:value-type="float" office:value="0.00548246" calcext:value-type="float">
            <text:p>0.00548246</text:p>
          </table:table-cell>
          <table:table-cell office:value-type="float" office:value="0.0129199" calcext:value-type="float">
            <text:p>0.0129199</text:p>
          </table:table-cell>
          <table:table-cell office:value-type="float" office:value="0.02307692" calcext:value-type="float">
            <text:p>0.02307692</text:p>
          </table:table-cell>
          <table:table-cell office:value-type="float" office:value="0.44013781" calcext:value-type="float">
            <text:p>0.44013781</text:p>
          </table:table-cell>
          <table:table-cell office:value-type="float" office:value="0.01015703" calcext:value-type="float">
            <text:p>0.01015703</text:p>
          </table:table-cell>
          <table:table-cell office:value-type="float" office:value="0.00568654" calcext:value-type="float">
            <text:p>0.00568654</text:p>
          </table:table-cell>
          <table:table-cell office:value-type="float" office:value="15" calcext:value-type="float">
            <text:p>15</text:p>
          </table:table-cell>
          <table:table-cell office:value-type="float" office:value="1161" calcext:value-type="float">
            <text:p>1161</text:p>
          </table:table-cell>
          <table:table-cell table:number-columns-repeated="2" office:value-type="float" office:value="6.60206718346253" calcext:value-type="float">
            <text:p>6.602067183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1493977" calcext:value-type="float">
            <text:p>0.01493977</text:p>
          </table:table-cell>
          <table:table-cell office:value-type="float" office:value="0.10856698" calcext:value-type="float">
            <text:p>0.10856698</text:p>
          </table:table-cell>
          <table:table-cell table:number-columns-repeated="2" office:value-type="float" office:value="0.02176221" calcext:value-type="float">
            <text:p>0.021762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176221" calcext:value-type="float">
            <text:p>0.02176221</text:p>
          </table:table-cell>
          <table:table-cell office:value-type="float" office:value="697" calcext:value-type="float">
            <text:p>697</text:p>
          </table:table-cell>
          <table:table-cell office:value-type="float" office:value="32028" calcext:value-type="float">
            <text:p>32028</text:p>
          </table:table-cell>
          <table:table-cell table:number-columns-repeated="2" office:value-type="float" office:value="697" calcext:value-type="float">
            <text:p>69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hasAcademicAdvisor&gt; <text:s/>?a <text:s/>?e <text:s/>&lt;hasAcademicAdvisor&gt; <text:s/>?b <text:s text:c="2"/>=&gt; ?a <text:s/>&lt;hasAcademicAdvisor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2272727" calcext:value-type="float">
            <text:p>0.02272727</text:p>
          </table:table-cell>
          <table:table-cell table:number-columns-repeated="2" office:value-type="float" office:value="0.02054795" calcext:value-type="float">
            <text:p>0.020547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054795" calcext:value-type="float">
            <text:p>0.02054795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actedIn&gt; <text:s/>?b <text:s text:c="2"/>=&gt; ?a <text:s/>&lt;actedIn&gt; <text:s/>?b</text:p>
          </table:table-cell>
          <table:table-cell office:value-type="float" office:value="0.00115746" calcext:value-type="float">
            <text:p>0.00115746</text:p>
          </table:table-cell>
          <table:table-cell office:value-type="float" office:value="0.01097784" calcext:value-type="float">
            <text:p>0.01097784</text:p>
          </table:table-cell>
          <table:table-cell table:number-columns-repeated="2" office:value-type="float" office:value="0.02023988" calcext:value-type="float">
            <text:p>0.020239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023988" calcext:value-type="float">
            <text:p>0.02023988</text:p>
          </table:table-cell>
          <table:table-cell office:value-type="float" office:value="54" calcext:value-type="float">
            <text:p>54</text:p>
          </table:table-cell>
          <table:table-cell office:value-type="float" office:value="2668" calcext:value-type="float">
            <text:p>2668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19291" calcext:value-type="float">
            <text:p>0.00019291</text:p>
          </table:table-cell>
          <table:table-cell office:value-type="float" office:value="0.00319829" calcext:value-type="float">
            <text:p>0.00319829</text:p>
          </table:table-cell>
          <table:table-cell office:value-type="float" office:value="0.0007978" calcext:value-type="float">
            <text:p>0.0007978</text:p>
          </table:table-cell>
          <table:table-cell office:value-type="float" office:value="0.01851852" calcext:value-type="float">
            <text:p>0.01851852</text:p>
          </table:table-cell>
          <table:table-cell office:value-type="float" office:value="0.95691871" calcext:value-type="float">
            <text:p>0.95691871</text:p>
          </table:table-cell>
          <table:table-cell office:value-type="float" office:value="0.01772072" calcext:value-type="float">
            <text:p>0.01772072</text:p>
          </table:table-cell>
          <table:table-cell office:value-type="float" office:value="0.00076343" calcext:value-type="float">
            <text:p>0.00076343</text:p>
          </table:table-cell>
          <table:table-cell office:value-type="float" office:value="9" calcext:value-type="float">
            <text:p>9</text:p>
          </table:table-cell>
          <table:table-cell office:value-type="float" office:value="11281" calcext:value-type="float">
            <text:p>11281</text:p>
          </table:table-cell>
          <table:table-cell table:number-columns-repeated="2" office:value-type="float" office:value="8.61226841592058" calcext:value-type="float">
            <text:p>8.612268415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036438" calcext:value-type="float">
            <text:p>0.00036438</text:p>
          </table:table-cell>
          <table:table-cell office:value-type="float" office:value="0.00621345" calcext:value-type="float">
            <text:p>0.00621345</text:p>
          </table:table-cell>
          <table:table-cell office:value-type="float" office:value="0.00271652" calcext:value-type="float">
            <text:p>0.00271652</text:p>
          </table:table-cell>
          <table:table-cell office:value-type="float" office:value="0.01849837" calcext:value-type="float">
            <text:p>0.01849837</text:p>
          </table:table-cell>
          <table:table-cell office:value-type="float" office:value="0.85314797" calcext:value-type="float">
            <text:p>0.85314797</text:p>
          </table:table-cell>
          <table:table-cell office:value-type="float" office:value="0.01578184" calcext:value-type="float">
            <text:p>0.01578184</text:p>
          </table:table-cell>
          <table:table-cell office:value-type="float" office:value="0.0023176" calcext:value-type="float">
            <text:p>0.0023176</text:p>
          </table:table-cell>
          <table:table-cell office:value-type="float" office:value="17" calcext:value-type="float">
            <text:p>17</text:p>
          </table:table-cell>
          <table:table-cell office:value-type="float" office:value="6258" calcext:value-type="float">
            <text:p>6258</text:p>
          </table:table-cell>
          <table:table-cell table:number-columns-repeated="2" office:value-type="float" office:value="14.5035155001598" calcext:value-type="float">
            <text:p>14.503515500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hasChild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73099" calcext:value-type="float">
            <text:p>0.00073099</text:p>
          </table:table-cell>
          <table:table-cell office:value-type="float" office:value="0.00011952" calcext:value-type="float">
            <text:p>0.00011952</text:p>
          </table:table-cell>
          <table:table-cell office:value-type="float" office:value="0.01834862" calcext:value-type="float">
            <text:p>0.01834862</text:p>
          </table:table-cell>
          <table:table-cell office:value-type="float" office:value="0.99348632" calcext:value-type="float">
            <text:p>0.99348632</text:p>
          </table:table-cell>
          <table:table-cell office:value-type="float" office:value="0.01822911" calcext:value-type="float">
            <text:p>0.01822911</text:p>
          </table:table-cell>
          <table:table-cell office:value-type="float" office:value="0.00011874" calcext:value-type="float">
            <text:p>0.00011874</text:p>
          </table:table-cell>
          <table:table-cell office:value-type="float" office:value="2" calcext:value-type="float">
            <text:p>2</text:p>
          </table:table-cell>
          <table:table-cell office:value-type="float" office:value="16734" calcext:value-type="float">
            <text:p>16734</text:p>
          </table:table-cell>
          <table:table-cell table:number-columns-repeated="2" office:value-type="float" office:value="1.98697263057249" calcext:value-type="float">
            <text:p>1.986972630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actedIn&gt; <text:s/>?b <text:s text:c="2"/>=&gt; ?a <text:s/>&lt;actedIn&gt; <text:s/>?b</text:p>
          </table:table-cell>
          <table:table-cell office:value-type="float" office:value="0.00115746" calcext:value-type="float">
            <text:p>0.00115746</text:p>
          </table:table-cell>
          <table:table-cell office:value-type="float" office:value="0.01097784" calcext:value-type="float">
            <text:p>0.01097784</text:p>
          </table:table-cell>
          <table:table-cell table:number-columns-repeated="2" office:value-type="float" office:value="0.01760678" calcext:value-type="float">
            <text:p>0.017606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760678" calcext:value-type="float">
            <text:p>0.01760678</text:p>
          </table:table-cell>
          <table:table-cell office:value-type="float" office:value="54" calcext:value-type="float">
            <text:p>54</text:p>
          </table:table-cell>
          <table:table-cell office:value-type="float" office:value="3067" calcext:value-type="float">
            <text:p>3067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isLocatedIn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01052" calcext:value-type="float">
            <text:p>0.001052</text:p>
          </table:table-cell>
          <table:table-cell office:value-type="float" office:value="0.00097087" calcext:value-type="float">
            <text:p>0.00097087</text:p>
          </table:table-cell>
          <table:table-cell office:value-type="float" office:value="0.01627907" calcext:value-type="float">
            <text:p>0.01627907</text:p>
          </table:table-cell>
          <table:table-cell office:value-type="float" office:value="0.94036061" calcext:value-type="float">
            <text:p>0.94036061</text:p>
          </table:table-cell>
          <table:table-cell office:value-type="float" office:value="0.0153082" calcext:value-type="float">
            <text:p>0.0153082</text:p>
          </table:table-cell>
          <table:table-cell office:value-type="float" office:value="0.00091297" calcext:value-type="float">
            <text:p>0.00091297</text:p>
          </table:table-cell>
          <table:table-cell office:value-type="float" office:value="7" calcext:value-type="float">
            <text:p>7</text:p>
          </table:table-cell>
          <table:table-cell office:value-type="float" office:value="7210" calcext:value-type="float">
            <text:p>7210</text:p>
          </table:table-cell>
          <table:table-cell table:number-columns-repeated="2" office:value-type="float" office:value="6.58252427184466" calcext:value-type="float">
            <text:p>6.582524271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51443" calcext:value-type="float">
            <text:p>0.00051443</text:p>
          </table:table-cell>
          <table:table-cell office:value-type="float" office:value="0.00877193" calcext:value-type="float">
            <text:p>0.00877193</text:p>
          </table:table-cell>
          <table:table-cell office:value-type="float" office:value="0.00174596" calcext:value-type="float">
            <text:p>0.00174596</text:p>
          </table:table-cell>
          <table:table-cell office:value-type="float" office:value="0.0156658" calcext:value-type="float">
            <text:p>0.0156658</text:p>
          </table:table-cell>
          <table:table-cell office:value-type="float" office:value="0.8885494" calcext:value-type="float">
            <text:p>0.8885494</text:p>
          </table:table-cell>
          <table:table-cell office:value-type="float" office:value="0.01391983" calcext:value-type="float">
            <text:p>0.01391983</text:p>
          </table:table-cell>
          <table:table-cell office:value-type="float" office:value="0.00155137" calcext:value-type="float">
            <text:p>0.00155137</text:p>
          </table:table-cell>
          <table:table-cell office:value-type="float" office:value="24" calcext:value-type="float">
            <text:p>24</text:p>
          </table:table-cell>
          <table:table-cell office:value-type="float" office:value="13746" calcext:value-type="float">
            <text:p>13746</text:p>
          </table:table-cell>
          <table:table-cell table:number-columns-repeated="2" office:value-type="float" office:value="21.3251855085116" calcext:value-type="float">
            <text:p>21.325185508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diedIn&gt; <text:s/>?f <text:s text:c="2"/>=&gt; ?a <text:s/>&lt;influences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177683" calcext:value-type="float">
            <text:p>0.00177683</text:p>
          </table:table-cell>
          <table:table-cell office:value-type="float" office:value="0.00079898" calcext:value-type="float">
            <text:p>0.00079898</text:p>
          </table:table-cell>
          <table:table-cell office:value-type="float" office:value="0.01552795" calcext:value-type="float">
            <text:p>0.01552795</text:p>
          </table:table-cell>
          <table:table-cell office:value-type="float" office:value="0.94854586" calcext:value-type="float">
            <text:p>0.94854586</text:p>
          </table:table-cell>
          <table:table-cell office:value-type="float" office:value="0.01472897" calcext:value-type="float">
            <text:p>0.01472897</text:p>
          </table:table-cell>
          <table:table-cell office:value-type="float" office:value="0.00075787" calcext:value-type="float">
            <text:p>0.00075787</text:p>
          </table:table-cell>
          <table:table-cell office:value-type="float" office:value="5" calcext:value-type="float">
            <text:p>5</text:p>
          </table:table-cell>
          <table:table-cell office:value-type="float" office:value="6258" calcext:value-type="float">
            <text:p>6258</text:p>
          </table:table-cell>
          <table:table-cell table:number-columns-repeated="2" office:value-type="float" office:value="4.7427293064877" calcext:value-type="float">
            <text:p>4.742729306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actedIn&gt; <text:s/>?b <text:s text:c="2"/>=&gt; ?a <text:s/>&lt;actedIn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101647" calcext:value-type="float">
            <text:p>0.00101647</text:p>
          </table:table-cell>
          <table:table-cell table:number-columns-repeated="2" office:value-type="float" office:value="0.01466276" calcext:value-type="float">
            <text:p>0.014662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466276" calcext:value-type="float">
            <text:p>0.01466276</text:p>
          </table:table-cell>
          <table:table-cell office:value-type="float" office:value="5" calcext:value-type="float">
            <text:p>5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3448276" calcext:value-type="float">
            <text:p>0.03448276</text:p>
          </table:table-cell>
          <table:table-cell table:number-columns-repeated="2" office:value-type="float" office:value="0.01438849" calcext:value-type="float">
            <text:p>0.014388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438849" calcext:value-type="float">
            <text:p>0.01438849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LocatedIn&gt; <text:s/>?f <text:s/>?b <text:s/>&lt;isLocatedIn&gt; <text:s/>?f <text:s text:c="2"/>=&gt; ?a <text:s/>&lt;hasCapital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671141" calcext:value-type="float">
            <text:p>0.00671141</text:p>
          </table:table-cell>
          <table:table-cell office:value-type="float" office:value="0.00001404" calcext:value-type="float">
            <text:p>0.00001404</text:p>
          </table:table-cell>
          <table:table-cell office:value-type="float" office:value="0.01333333" calcext:value-type="float">
            <text:p>0.01333333</text:p>
          </table:table-cell>
          <table:table-cell office:value-type="float" office:value="0.99894731" calcext:value-type="float">
            <text:p>0.99894731</text:p>
          </table:table-cell>
          <table:table-cell office:value-type="float" office:value="0.0133193" calcext:value-type="float">
            <text:p>0.0133193</text:p>
          </table:table-cell>
          <table:table-cell office:value-type="float" office:value="0.00001402" calcext:value-type="float">
            <text:p>0.00001402</text:p>
          </table:table-cell>
          <table:table-cell office:value-type="float" office:value="2" calcext:value-type="float">
            <text:p>2</text:p>
          </table:table-cell>
          <table:table-cell office:value-type="float" office:value="142492" calcext:value-type="float">
            <text:p>142492</text:p>
          </table:table-cell>
          <table:table-cell table:number-columns-repeated="2" office:value-type="float" office:value="1.99789461864526" calcext:value-type="float">
            <text:p>1.997894618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017148" calcext:value-type="float">
            <text:p>0.00017148</text:p>
          </table:table-cell>
          <table:table-cell office:value-type="float" office:value="0.00284293" calcext:value-type="float">
            <text:p>0.00284293</text:p>
          </table:table-cell>
          <table:table-cell office:value-type="float" office:value="0.00047807" calcext:value-type="float">
            <text:p>0.00047807</text:p>
          </table:table-cell>
          <table:table-cell office:value-type="float" office:value="0.0127186" calcext:value-type="float">
            <text:p>0.0127186</text:p>
          </table:table-cell>
          <table:table-cell office:value-type="float" office:value="0.96241186" calcext:value-type="float">
            <text:p>0.96241186</text:p>
          </table:table-cell>
          <table:table-cell office:value-type="float" office:value="0.01224053" calcext:value-type="float">
            <text:p>0.01224053</text:p>
          </table:table-cell>
          <table:table-cell office:value-type="float" office:value="0.0004601" calcext:value-type="float">
            <text:p>0.0004601</text:p>
          </table:table-cell>
          <table:table-cell office:value-type="float" office:value="8" calcext:value-type="float">
            <text:p>8</text:p>
          </table:table-cell>
          <table:table-cell office:value-type="float" office:value="16734" calcext:value-type="float">
            <text:p>16734</text:p>
          </table:table-cell>
          <table:table-cell table:number-columns-repeated="2" office:value-type="float" office:value="7.6992948488108" calcext:value-type="float">
            <text:p>7.699294848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hasChild&gt; <text:s/>?a <text:s text:c="2"/>=&gt; ?a <text:s/>&lt;isMarriedTo&gt; <text:s/>?b</text:p>
          </table:table-cell>
          <table:table-cell office:value-type="float" office:value="0.00042869" calcext:value-type="float">
            <text:p>0.00042869</text:p>
          </table:table-cell>
          <table:table-cell office:value-type="float" office:value="0.0119976" calcext:value-type="float">
            <text:p>0.0119976</text:p>
          </table:table-cell>
          <table:table-cell office:value-type="float" office:value="0.00730994" calcext:value-type="float">
            <text:p>0.00730994</text:p>
          </table:table-cell>
          <table:table-cell office:value-type="float" office:value="0.01231527" calcext:value-type="float">
            <text:p>0.01231527</text:p>
          </table:table-cell>
          <table:table-cell office:value-type="float" office:value="0.40643275" calcext:value-type="float">
            <text:p>0.40643275</text:p>
          </table:table-cell>
          <table:table-cell office:value-type="float" office:value="0.00500533" calcext:value-type="float">
            <text:p>0.00500533</text:p>
          </table:table-cell>
          <table:table-cell office:value-type="float" office:value="0.002971" calcext:value-type="float">
            <text:p>0.002971</text:p>
          </table:table-cell>
          <table:table-cell office:value-type="float" office:value="20" calcext:value-type="float">
            <text:p>20</text:p>
          </table:table-cell>
          <table:table-cell office:value-type="float" office:value="2736" calcext:value-type="float">
            <text:p>2736</text:p>
          </table:table-cell>
          <table:table-cell table:number-columns-repeated="2" office:value-type="float" office:value="8.12865497076023" calcext:value-type="float">
            <text:p>8.128654970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47156" calcext:value-type="float">
            <text:p>0.00047156</text:p>
          </table:table-cell>
          <table:table-cell office:value-type="float" office:value="0.02898551" calcext:value-type="float">
            <text:p>0.02898551</text:p>
          </table:table-cell>
          <table:table-cell office:value-type="float" office:value="0.00305132" calcext:value-type="float">
            <text:p>0.00305132</text:p>
          </table:table-cell>
          <table:table-cell office:value-type="float" office:value="0.01208127" calcext:value-type="float">
            <text:p>0.01208127</text:p>
          </table:table-cell>
          <table:table-cell office:value-type="float" office:value="0.74743412" calcext:value-type="float">
            <text:p>0.74743412</text:p>
          </table:table-cell>
          <table:table-cell office:value-type="float" office:value="0.00902996" calcext:value-type="float">
            <text:p>0.00902996</text:p>
          </table:table-cell>
          <table:table-cell office:value-type="float" office:value="0.00228066" calcext:value-type="float">
            <text:p>0.00228066</text:p>
          </table:table-cell>
          <table:table-cell office:value-type="float" office:value="22" calcext:value-type="float">
            <text:p>22</text:p>
          </table:table-cell>
          <table:table-cell office:value-type="float" office:value="7210" calcext:value-type="float">
            <text:p>7210</text:p>
          </table:table-cell>
          <table:table-cell table:number-columns-repeated="2" office:value-type="float" office:value="16.4435506241332" calcext:value-type="float">
            <text:p>16.443550624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06216" calcext:value-type="float">
            <text:p>0.0006216</text:p>
          </table:table-cell>
          <table:table-cell office:value-type="float" office:value="0.01588171" calcext:value-type="float">
            <text:p>0.01588171</text:p>
          </table:table-cell>
          <table:table-cell office:value-type="float" office:value="0.00402219" calcext:value-type="float">
            <text:p>0.00402219</text:p>
          </table:table-cell>
          <table:table-cell office:value-type="float" office:value="0.01149881" calcext:value-type="float">
            <text:p>0.01149881</text:p>
          </table:table-cell>
          <table:table-cell office:value-type="float" office:value="0.65020804" calcext:value-type="float">
            <text:p>0.65020804</text:p>
          </table:table-cell>
          <table:table-cell office:value-type="float" office:value="0.00747662" calcext:value-type="float">
            <text:p>0.00747662</text:p>
          </table:table-cell>
          <table:table-cell office:value-type="float" office:value="0.00261526" calcext:value-type="float">
            <text:p>0.00261526</text:p>
          </table:table-cell>
          <table:table-cell office:value-type="float" office:value="29" calcext:value-type="float">
            <text:p>29</text:p>
          </table:table-cell>
          <table:table-cell office:value-type="float" office:value="7210" calcext:value-type="float">
            <text:p>7210</text:p>
          </table:table-cell>
          <table:table-cell table:number-columns-repeated="2" office:value-type="float" office:value="18.8560332871013" calcext:value-type="float">
            <text:p>18.856033287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isLocatedIn&gt; <text:s/>?f <text:s text:c="2"/>=&gt; ?a <text:s/>&lt;worksAt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2083333" calcext:value-type="float">
            <text:p>0.02083333</text:p>
          </table:table-cell>
          <table:table-cell office:value-type="float" office:value="0.00045015" calcext:value-type="float">
            <text:p>0.00045015</text:p>
          </table:table-cell>
          <table:table-cell office:value-type="float" office:value="0.01149425" calcext:value-type="float">
            <text:p>0.01149425</text:p>
          </table:table-cell>
          <table:table-cell office:value-type="float" office:value="0.96083727" calcext:value-type="float">
            <text:p>0.96083727</text:p>
          </table:table-cell>
          <table:table-cell office:value-type="float" office:value="0.01104411" calcext:value-type="float">
            <text:p>0.01104411</text:p>
          </table:table-cell>
          <table:table-cell office:value-type="float" office:value="0.00043252" calcext:value-type="float">
            <text:p>0.00043252</text:p>
          </table:table-cell>
          <table:table-cell office:value-type="float" office:value="2" calcext:value-type="float">
            <text:p>2</text:p>
          </table:table-cell>
          <table:table-cell office:value-type="float" office:value="4443" calcext:value-type="float">
            <text:p>4443</text:p>
          </table:table-cell>
          <table:table-cell table:number-columns-repeated="2" office:value-type="float" office:value="1.92167454422687" calcext:value-type="float">
            <text:p>1.921674544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influences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0661" calcext:value-type="float">
            <text:p>0.0010661</text:p>
          </table:table-cell>
          <table:table-cell office:value-type="float" office:value="0.0006084" calcext:value-type="float">
            <text:p>0.0006084</text:p>
          </table:table-cell>
          <table:table-cell office:value-type="float" office:value="0.01056338" calcext:value-type="float">
            <text:p>0.01056338</text:p>
          </table:table-cell>
          <table:table-cell office:value-type="float" office:value="0.94240519" calcext:value-type="float">
            <text:p>0.94240519</text:p>
          </table:table-cell>
          <table:table-cell office:value-type="float" office:value="0.00995498" calcext:value-type="float">
            <text:p>0.00995498</text:p>
          </table:table-cell>
          <table:table-cell office:value-type="float" office:value="0.00057336" calcext:value-type="float">
            <text:p>0.00057336</text:p>
          </table:table-cell>
          <table:table-cell office:value-type="float" office:value="3" calcext:value-type="float">
            <text:p>3</text:p>
          </table:table-cell>
          <table:table-cell office:value-type="float" office:value="4931" calcext:value-type="float">
            <text:p>4931</text:p>
          </table:table-cell>
          <table:table-cell table:number-columns-repeated="2" office:value-type="float" office:value="2.82721557493409" calcext:value-type="float">
            <text:p>2.827215574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hild&gt; <text:s/>?f <text:s/>?b <text:s/>&lt;hasChild&gt; <text:s/>?f <text:s text:c="2"/>=&gt; ?a <text:s/>&lt;hasChild&gt; <text:s/>?b</text:p>
          </table:table-cell>
          <table:table-cell office:value-type="float" office:value="0.00025721" calcext:value-type="float">
            <text:p>0.00025721</text:p>
          </table:table-cell>
          <table:table-cell office:value-type="float" office:value="0.00438596" calcext:value-type="float">
            <text:p>0.00438596</text:p>
          </table:table-cell>
          <table:table-cell office:value-type="float" office:value="0.00512601" calcext:value-type="float">
            <text:p>0.00512601</text:p>
          </table:table-cell>
          <table:table-cell office:value-type="float" office:value="0.01055409" calcext:value-type="float">
            <text:p>0.01055409</text:p>
          </table:table-cell>
          <table:table-cell office:value-type="float" office:value="0.51431012" calcext:value-type="float">
            <text:p>0.51431012</text:p>
          </table:table-cell>
          <table:table-cell office:value-type="float" office:value="0.00542808" calcext:value-type="float">
            <text:p>0.00542808</text:p>
          </table:table-cell>
          <table:table-cell office:value-type="float" office:value="0.00263636" calcext:value-type="float">
            <text:p>0.00263636</text:p>
          </table:table-cell>
          <table:table-cell office:value-type="float" office:value="12" calcext:value-type="float">
            <text:p>12</text:p>
          </table:table-cell>
          <table:table-cell office:value-type="float" office:value="2341" calcext:value-type="float">
            <text:p>2341</text:p>
          </table:table-cell>
          <table:table-cell table:number-columns-repeated="2" office:value-type="float" office:value="6.17172148654421" calcext:value-type="float">
            <text:p>6.171721486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 text:c="2"/>=&gt; ?a <text:s/>&lt;hasChild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09649" calcext:value-type="float">
            <text:p>0.00109649</text:p>
          </table:table-cell>
          <table:table-cell office:value-type="float" office:value="0.00026593" calcext:value-type="float">
            <text:p>0.00026593</text:p>
          </table:table-cell>
          <table:table-cell office:value-type="float" office:value="0.01027397" calcext:value-type="float">
            <text:p>0.01027397</text:p>
          </table:table-cell>
          <table:table-cell office:value-type="float" office:value="0.97411577" calcext:value-type="float">
            <text:p>0.97411577</text:p>
          </table:table-cell>
          <table:table-cell office:value-type="float" office:value="0.01000804" calcext:value-type="float">
            <text:p>0.01000804</text:p>
          </table:table-cell>
          <table:table-cell office:value-type="float" office:value="0.00025905" calcext:value-type="float">
            <text:p>0.00025905</text:p>
          </table:table-cell>
          <table:table-cell office:value-type="float" office:value="3" calcext:value-type="float">
            <text:p>3</text:p>
          </table:table-cell>
          <table:table-cell office:value-type="float" office:value="11281" calcext:value-type="float">
            <text:p>11281</text:p>
          </table:table-cell>
          <table:table-cell table:number-columns-repeated="2" office:value-type="float" office:value="2.92234730963567" calcext:value-type="float">
            <text:p>2.922347309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17148" calcext:value-type="float">
            <text:p>0.00017148</text:p>
          </table:table-cell>
          <table:table-cell office:value-type="float" office:value="0.00292398" calcext:value-type="float">
            <text:p>0.00292398</text:p>
          </table:table-cell>
          <table:table-cell office:value-type="float" office:value="0.00162239" calcext:value-type="float">
            <text:p>0.00162239</text:p>
          </table:table-cell>
          <table:table-cell office:value-type="float" office:value="0.00992556" calcext:value-type="float">
            <text:p>0.00992556</text:p>
          </table:table-cell>
          <table:table-cell office:value-type="float" office:value="0.83654431" calcext:value-type="float">
            <text:p>0.83654431</text:p>
          </table:table-cell>
          <table:table-cell office:value-type="float" office:value="0.00830317" calcext:value-type="float">
            <text:p>0.00830317</text:p>
          </table:table-cell>
          <table:table-cell office:value-type="float" office:value="0.0013572" calcext:value-type="float">
            <text:p>0.0013572</text:p>
          </table:table-cell>
          <table:table-cell office:value-type="float" office:value="8" calcext:value-type="float">
            <text:p>8</text:p>
          </table:table-cell>
          <table:table-cell office:value-type="float" office:value="4931" calcext:value-type="float">
            <text:p>4931</text:p>
          </table:table-cell>
          <table:table-cell table:number-columns-repeated="2" office:value-type="float" office:value="6.69235449198945" calcext:value-type="float">
            <text:p>6.69235449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0988125" calcext:value-type="float">
            <text:p>0.00988125</text:p>
          </table:table-cell>
          <table:table-cell office:value-type="float" office:value="0.16382374" calcext:value-type="float">
            <text:p>0.16382374</text:p>
          </table:table-cell>
          <table:table-cell table:number-columns-repeated="2" office:value-type="float" office:value="0.00898688" calcext:value-type="float">
            <text:p>0.008986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898688" calcext:value-type="float">
            <text:p>0.00898688</text:p>
          </table:table-cell>
          <table:table-cell office:value-type="float" office:value="461" calcext:value-type="float">
            <text:p>461</text:p>
          </table:table-cell>
          <table:table-cell office:value-type="float" office:value="51297" calcext:value-type="float">
            <text:p>51297</text:p>
          </table:table-cell>
          <table:table-cell table:number-columns-repeated="2" office:value-type="float" office:value="461" calcext:value-type="float">
            <text:p>46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actedIn&gt; <text:s/>?b <text:s text:c="2"/>=&gt; ?a <text:s/>&lt;actedIn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0142305" calcext:value-type="float">
            <text:p>0.00142305</text:p>
          </table:table-cell>
          <table:table-cell table:number-columns-repeated="2" office:value-type="float" office:value="0.00858896" calcext:value-type="float">
            <text:p>0.008588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858896" calcext:value-type="float">
            <text:p>0.00858896</text:p>
          </table:table-cell>
          <table:table-cell office:value-type="float" office:value="7" calcext:value-type="float">
            <text:p>7</text:p>
          </table:table-cell>
          <table:table-cell office:value-type="float" office:value="815" calcext:value-type="float">
            <text:p>8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hasChild&gt; <text:s/>?a <text:s text:c="2"/>=&gt; ?a <text:s/>&lt;hasChild&gt; <text:s/>?b</text:p>
          </table:table-cell>
          <table:table-cell office:value-type="float" office:value="0.00030008" calcext:value-type="float">
            <text:p>0.00030008</text:p>
          </table:table-cell>
          <table:table-cell table:number-columns-repeated="2" office:value-type="float" office:value="0.00511696" calcext:value-type="float">
            <text:p>0.00511696</text:p>
          </table:table-cell>
          <table:table-cell office:value-type="float" office:value="0.00806916" calcext:value-type="float">
            <text:p>0.00806916</text:p>
          </table:table-cell>
          <table:table-cell office:value-type="float" office:value="0.36586257" calcext:value-type="float">
            <text:p>0.36586257</text:p>
          </table:table-cell>
          <table:table-cell office:value-type="float" office:value="0.00295221" calcext:value-type="float">
            <text:p>0.00295221</text:p>
          </table:table-cell>
          <table:table-cell office:value-type="float" office:value="0.0018721" calcext:value-type="float">
            <text:p>0.0018721</text:p>
          </table:table-cell>
          <table:table-cell office:value-type="float" office:value="14" calcext:value-type="float">
            <text:p>14</text:p>
          </table:table-cell>
          <table:table-cell office:value-type="float" office:value="2736" calcext:value-type="float">
            <text:p>2736</text:p>
          </table:table-cell>
          <table:table-cell table:number-columns-repeated="2" office:value-type="float" office:value="5.12207602339181" calcext:value-type="float">
            <text:p>5.122076023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hasChild&gt; <text:s/>?b <text:s text:c="2"/>=&gt; ?a <text:s/>&lt;isMarriedTo&gt; <text:s/>?b</text:p>
          </table:table-cell>
          <table:table-cell office:value-type="float" office:value="0.00034295" calcext:value-type="float">
            <text:p>0.00034295</text:p>
          </table:table-cell>
          <table:table-cell office:value-type="float" office:value="0.00959808" calcext:value-type="float">
            <text:p>0.00959808</text:p>
          </table:table-cell>
          <table:table-cell office:value-type="float" office:value="0.00163199" calcext:value-type="float">
            <text:p>0.00163199</text:p>
          </table:table-cell>
          <table:table-cell office:value-type="float" office:value="0.007996" calcext:value-type="float">
            <text:p>0.007996</text:p>
          </table:table-cell>
          <table:table-cell office:value-type="float" office:value="0.79589963" calcext:value-type="float">
            <text:p>0.79589963</text:p>
          </table:table-cell>
          <table:table-cell office:value-type="float" office:value="0.00636402" calcext:value-type="float">
            <text:p>0.00636402</text:p>
          </table:table-cell>
          <table:table-cell office:value-type="float" office:value="0.0012989" calcext:value-type="float">
            <text:p>0.0012989</text:p>
          </table:table-cell>
          <table:table-cell office:value-type="float" office:value="16" calcext:value-type="float">
            <text:p>16</text:p>
          </table:table-cell>
          <table:table-cell office:value-type="float" office:value="9804" calcext:value-type="float">
            <text:p>9804</text:p>
          </table:table-cell>
          <table:table-cell table:number-columns-repeated="2" office:value-type="float" office:value="12.734394124847" calcext:value-type="float">
            <text:p>12.734394124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isLocatedIn&gt; <text:s/>?f <text:s text:c="2"/>=&gt; ?a <text:s/>&lt;livesIn&gt; <text:s/>?b</text:p>
          </table:table-cell>
          <table:table-cell office:value-type="float" office:value="0.00070733" calcext:value-type="float">
            <text:p>0.00070733</text:p>
          </table:table-cell>
          <table:table-cell office:value-type="float" office:value="0.06976744" calcext:value-type="float">
            <text:p>0.06976744</text:p>
          </table:table-cell>
          <table:table-cell table:number-columns-repeated="2" office:value-type="float" office:value="0.00742741" calcext:value-type="float">
            <text:p>0.007427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742741" calcext:value-type="float">
            <text:p>0.00742741</text:p>
          </table:table-cell>
          <table:table-cell office:value-type="float" office:value="33" calcext:value-type="float">
            <text:p>33</text:p>
          </table:table-cell>
          <table:table-cell office:value-type="float" office:value="4443" calcext:value-type="float">
            <text:p>444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wasBornIn&gt; <text:s/>?f <text:s text:c="2"/>=&gt; ?a <text:s/>&lt;isMarriedTo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0419916" calcext:value-type="float">
            <text:p>0.00419916</text:p>
          </table:table-cell>
          <table:table-cell office:value-type="float" office:value="0.00111857" calcext:value-type="float">
            <text:p>0.00111857</text:p>
          </table:table-cell>
          <table:table-cell office:value-type="float" office:value="0.00736842" calcext:value-type="float">
            <text:p>0.00736842</text:p>
          </table:table-cell>
          <table:table-cell office:value-type="float" office:value="0.84819431" calcext:value-type="float">
            <text:p>0.84819431</text:p>
          </table:table-cell>
          <table:table-cell office:value-type="float" office:value="0.00624985" calcext:value-type="float">
            <text:p>0.00624985</text:p>
          </table:table-cell>
          <table:table-cell office:value-type="float" office:value="0.00094876" calcext:value-type="float">
            <text:p>0.00094876</text:p>
          </table:table-cell>
          <table:table-cell office:value-type="float" office:value="7" calcext:value-type="float">
            <text:p>7</text:p>
          </table:table-cell>
          <table:table-cell office:value-type="float" office:value="6258" calcext:value-type="float">
            <text:p>6258</text:p>
          </table:table-cell>
          <table:table-cell table:number-columns-repeated="2" office:value-type="float" office:value="5.93736017897092" calcext:value-type="float">
            <text:p>5.93736017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1268499" calcext:value-type="float">
            <text:p>0.01268499</text:p>
          </table:table-cell>
          <table:table-cell office:value-type="float" office:value="0.00083218" calcext:value-type="float">
            <text:p>0.00083218</text:p>
          </table:table-cell>
          <table:table-cell office:value-type="float" office:value="0.00716846" calcext:value-type="float">
            <text:p>0.00716846</text:p>
          </table:table-cell>
          <table:table-cell office:value-type="float" office:value="0.88391123" calcext:value-type="float">
            <text:p>0.88391123</text:p>
          </table:table-cell>
          <table:table-cell office:value-type="float" office:value="0.00633628" calcext:value-type="float">
            <text:p>0.00633628</text:p>
          </table:table-cell>
          <table:table-cell office:value-type="float" office:value="0.00073557" calcext:value-type="float">
            <text:p>0.00073557</text:p>
          </table:table-cell>
          <table:table-cell office:value-type="float" office:value="6" calcext:value-type="float">
            <text:p>6</text:p>
          </table:table-cell>
          <table:table-cell office:value-type="float" office:value="7210" calcext:value-type="float">
            <text:p>7210</text:p>
          </table:table-cell>
          <table:table-cell table:number-columns-repeated="2" office:value-type="float" office:value="5.30346740638003" calcext:value-type="float">
            <text:p>5.303467406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influences&gt; <text:s/>?b <text:s text:c="2"/>=&gt; ?a <text:s/>&lt;influences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71073" calcext:value-type="float">
            <text:p>0.00071073</text:p>
          </table:table-cell>
          <table:table-cell table:number-columns-repeated="2" office:value-type="float" office:value="0.00689655" calcext:value-type="float">
            <text:p>0.006896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689655" calcext:value-type="float">
            <text:p>0.00689655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isLocatedIn&gt; <text:s/>?f <text:s text:c="2"/>=&gt; ?a <text:s/>&lt;wasBornIn&gt; <text:s/>?b</text:p>
          </table:table-cell>
          <table:table-cell office:value-type="float" office:value="0.00021434" calcext:value-type="float">
            <text:p>0.00021434</text:p>
          </table:table-cell>
          <table:table-cell office:value-type="float" office:value="0.00547645" calcext:value-type="float">
            <text:p>0.00547645</text:p>
          </table:table-cell>
          <table:table-cell office:value-type="float" office:value="0.00225073" calcext:value-type="float">
            <text:p>0.00225073</text:p>
          </table:table-cell>
          <table:table-cell office:value-type="float" office:value="0.00610874" calcext:value-type="float">
            <text:p>0.00610874</text:p>
          </table:table-cell>
          <table:table-cell office:value-type="float" office:value="0.63155526" calcext:value-type="float">
            <text:p>0.63155526</text:p>
          </table:table-cell>
          <table:table-cell office:value-type="float" office:value="0.003858" calcext:value-type="float">
            <text:p>0.003858</text:p>
          </table:table-cell>
          <table:table-cell office:value-type="float" office:value="0.00142146" calcext:value-type="float">
            <text:p>0.00142146</text:p>
          </table:table-cell>
          <table:table-cell office:value-type="float" office:value="10" calcext:value-type="float">
            <text:p>10</text:p>
          </table:table-cell>
          <table:table-cell office:value-type="float" office:value="4443" calcext:value-type="float">
            <text:p>4443</text:p>
          </table:table-cell>
          <table:table-cell table:number-columns-repeated="2" office:value-type="float" office:value="6.31555255458024" calcext:value-type="float">
            <text:p>6.315552554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f <text:s/>?f <text:s/>&lt;dealsWith&gt; <text:s/>?b <text:s text:c="2"/>=&gt; ?a <text:s/>&lt;lives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422833" calcext:value-type="float">
            <text:p>0.00422833</text:p>
          </table:table-cell>
          <table:table-cell table:number-columns-repeated="2" office:value-type="float" office:value="0.00609756" calcext:value-type="float">
            <text:p>0.006097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609756" calcext:value-type="float">
            <text:p>0.00609756</text:p>
          </table:table-cell>
          <table:table-cell office:value-type="float" office:value="2" calcext:value-type="float">
            <text:p>2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wasBornIn&gt; <text:s/>?f <text:s text:c="2"/>=&gt; ?a <text:s/>&lt;isMarriedTo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0659868" calcext:value-type="float">
            <text:p>0.00659868</text:p>
          </table:table-cell>
          <table:table-cell office:value-type="float" office:value="0.00080023" calcext:value-type="float">
            <text:p>0.00080023</text:p>
          </table:table-cell>
          <table:table-cell office:value-type="float" office:value="0.00596529" calcext:value-type="float">
            <text:p>0.00596529</text:p>
          </table:table-cell>
          <table:table-cell office:value-type="float" office:value="0.86585188" calcext:value-type="float">
            <text:p>0.86585188</text:p>
          </table:table-cell>
          <table:table-cell office:value-type="float" office:value="0.00516506" calcext:value-type="float">
            <text:p>0.00516506</text:p>
          </table:table-cell>
          <table:table-cell office:value-type="float" office:value="0.00069288" calcext:value-type="float">
            <text:p>0.00069288</text:p>
          </table:table-cell>
          <table:table-cell office:value-type="float" office:value="11" calcext:value-type="float">
            <text:p>11</text:p>
          </table:table-cell>
          <table:table-cell office:value-type="float" office:value="13746" calcext:value-type="float">
            <text:p>13746</text:p>
          </table:table-cell>
          <table:table-cell table:number-columns-repeated="2" office:value-type="float" office:value="9.52437072602939" calcext:value-type="float">
            <text:p>9.52437072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influences&gt; <text:s/>?b <text:s text:c="2"/>=&gt; ?a <text:s/>&lt;influences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71073" calcext:value-type="float">
            <text:p>0.00071073</text:p>
          </table:table-cell>
          <table:table-cell table:number-columns-repeated="2" office:value-type="float" office:value="0.0058309" calcext:value-type="float">
            <text:p>0.00583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58309" calcext:value-type="float">
            <text:p>0.0058309</text:p>
          </table:table-cell>
          <table:table-cell office:value-type="float" office:value="2" calcext:value-type="float">
            <text:p>2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b <text:s/>&lt;isMarriedTo&gt; <text:s/>?f <text:s text:c="2"/>=&gt; ?a <text:s/>&lt;hasChild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182749" calcext:value-type="float">
            <text:p>0.00182749</text:p>
          </table:table-cell>
          <table:table-cell office:value-type="float" office:value="0.00238322" calcext:value-type="float">
            <text:p>0.00238322</text:p>
          </table:table-cell>
          <table:table-cell office:value-type="float" office:value="0.00577367" calcext:value-type="float">
            <text:p>0.00577367</text:p>
          </table:table-cell>
          <table:table-cell office:value-type="float" office:value="0.58722593" calcext:value-type="float">
            <text:p>0.58722593</text:p>
          </table:table-cell>
          <table:table-cell office:value-type="float" office:value="0.00339045" calcext:value-type="float">
            <text:p>0.00339045</text:p>
          </table:table-cell>
          <table:table-cell office:value-type="float" office:value="0.00139949" calcext:value-type="float">
            <text:p>0.00139949</text:p>
          </table:table-cell>
          <table:table-cell office:value-type="float" office:value="5" calcext:value-type="float">
            <text:p>5</text:p>
          </table:table-cell>
          <table:table-cell office:value-type="float" office:value="2098" calcext:value-type="float">
            <text:p>2098</text:p>
          </table:table-cell>
          <table:table-cell table:number-columns-repeated="2" office:value-type="float" office:value="2.93612964728313" calcext:value-type="float">
            <text:p>2.936129647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hasChild&gt; <text:s/>?b <text:s text:c="2"/>=&gt; ?a <text:s/>&lt;hasChild&gt; <text:s/>?b</text:p>
          </table:table-cell>
          <table:table-cell office:value-type="float" office:value="0.00032152" calcext:value-type="float">
            <text:p>0.00032152</text:p>
          </table:table-cell>
          <table:table-cell office:value-type="float" office:value="0.00548246" calcext:value-type="float">
            <text:p>0.00548246</text:p>
          </table:table-cell>
          <table:table-cell table:number-columns-repeated="2" office:value-type="float" office:value="0.00549652" calcext:value-type="float">
            <text:p>0.005496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549652" calcext:value-type="float">
            <text:p>0.00549652</text:p>
          </table:table-cell>
          <table:table-cell office:value-type="float" office:value="15" calcext:value-type="float">
            <text:p>15</text:p>
          </table:table-cell>
          <table:table-cell office:value-type="float" office:value="2729" calcext:value-type="float">
            <text:p>272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table:style-name="ce6" office:value-type="string" calcext:value-type="string">
            <text:p>?e <text:s/>&lt;hasChild&gt; <text:s/>?b <text:s/>?a <text:s/>&lt;hasChild&gt; <text:s/>?e <text:s text:c="2"/>=&gt; ?a <text:s/>&lt;hasChild&gt; <text:s/>?b</text:p>
          </table:table-cell>
          <table:table-cell table:style-name="ce6" office:value-type="float" office:value="0.00032152" calcext:value-type="float">
            <text:p>0.00032152</text:p>
          </table:table-cell>
          <table:table-cell table:style-name="ce6" office:value-type="float" office:value="0.00548246" calcext:value-type="float">
            <text:p>0.00548246</text:p>
          </table:table-cell>
          <table:table-cell table:number-columns-repeated="2" table:style-name="ce6" office:value-type="float" office:value="0.00549652" calcext:value-type="float">
            <text:p>0.0054965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.00549652" calcext:value-type="float">
            <text:p>0.0054965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729" calcext:value-type="float">
            <text:p>2729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sMarriedTo&gt; <text:s/>?f <text:s/>?f <text:s/>&lt;isMarriedTo&gt; <text:s/>?a <text:s text:c="2"/>=&gt; ?a <text:s/>&lt;hasChild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09649" calcext:value-type="float">
            <text:p>0.00109649</text:p>
          </table:table-cell>
          <table:table-cell office:value-type="float" office:value="0.00235849" calcext:value-type="float">
            <text:p>0.00235849</text:p>
          </table:table-cell>
          <table:table-cell office:value-type="float" office:value="0.00530973" calcext:value-type="float">
            <text:p>0.00530973</text:p>
          </table:table-cell>
          <table:table-cell office:value-type="float" office:value="0.55581761" calcext:value-type="float">
            <text:p>0.55581761</text:p>
          </table:table-cell>
          <table:table-cell office:value-type="float" office:value="0.00295124" calcext:value-type="float">
            <text:p>0.00295124</text:p>
          </table:table-cell>
          <table:table-cell office:value-type="float" office:value="0.00131089" calcext:value-type="float">
            <text:p>0.00131089</text:p>
          </table:table-cell>
          <table:table-cell office:value-type="float" office:value="3" calcext:value-type="float">
            <text:p>3</text:p>
          </table:table-cell>
          <table:table-cell office:value-type="float" office:value="1272" calcext:value-type="float">
            <text:p>1272</text:p>
          </table:table-cell>
          <table:table-cell table:number-columns-repeated="2" office:value-type="float" office:value="1.66745283018868" calcext:value-type="float">
            <text:p>1.667452830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table:style-name="ce6" office:value-type="string" calcext:value-type="string">
            <text:p>?e <text:s/>&lt;isMarriedTo&gt; <text:s/>?a <text:s/>?b <text:s/>&lt;isMarriedTo&gt; <text:s/>?e <text:s text:c="2"/>=&gt; ?a <text:s/>&lt;hasChild&gt; <text:s/>?b</text:p>
          </table:table-cell>
          <table:table-cell table:style-name="ce6" office:value-type="float" office:value="0.0000643" calcext:value-type="float">
            <text:p>0.0000643</text:p>
          </table:table-cell>
          <table:table-cell table:style-name="ce6" office:value-type="float" office:value="0.00109649" calcext:value-type="float">
            <text:p>0.00109649</text:p>
          </table:table-cell>
          <table:table-cell table:style-name="ce6" office:value-type="float" office:value="0.00235849" calcext:value-type="float">
            <text:p>0.00235849</text:p>
          </table:table-cell>
          <table:table-cell table:style-name="ce6" office:value-type="float" office:value="0.00530973" calcext:value-type="float">
            <text:p>0.00530973</text:p>
          </table:table-cell>
          <table:table-cell table:style-name="ce6" office:value-type="float" office:value="0.55581761" calcext:value-type="float">
            <text:p>0.55581761</text:p>
          </table:table-cell>
          <table:table-cell table:style-name="ce6" office:value-type="float" office:value="0.00295124" calcext:value-type="float">
            <text:p>0.00295124</text:p>
          </table:table-cell>
          <table:table-cell table:style-name="ce6" office:value-type="float" office:value="0.00131089" calcext:value-type="float">
            <text:p>0.0013108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272" calcext:value-type="float">
            <text:p>1272</text:p>
          </table:table-cell>
          <table:table-cell table:number-columns-repeated="2" table:style-name="ce6" office:value-type="float" office:value="1.66745283018868" calcext:value-type="float">
            <text:p>1.6674528302</text:p>
          </table:table-cell>
          <table:table-cell table:style-name="ce6"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actedIn&gt; <text:s/>?b <text:s text:c="2"/>=&gt; ?a <text:s/>&lt;actedIn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101647" calcext:value-type="float">
            <text:p>0.00101647</text:p>
          </table:table-cell>
          <table:table-cell table:number-columns-repeated="2" office:value-type="float" office:value="0.00530223" calcext:value-type="float">
            <text:p>0.005302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530223" calcext:value-type="float">
            <text:p>0.00530223</text:p>
          </table:table-cell>
          <table:table-cell office:value-type="float" office:value="5" calcext:value-type="float">
            <text:p>5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diedIn&gt; <text:s/>?f <text:s text:c="2"/>=&gt; ?a <text:s/>&lt;isMarriedTo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29994" calcext:value-type="float">
            <text:p>0.0029994</text:p>
          </table:table-cell>
          <table:table-cell office:value-type="float" office:value="0.00079898" calcext:value-type="float">
            <text:p>0.00079898</text:p>
          </table:table-cell>
          <table:table-cell office:value-type="float" office:value="0.00518672" calcext:value-type="float">
            <text:p>0.00518672</text:p>
          </table:table-cell>
          <table:table-cell office:value-type="float" office:value="0.84595717" calcext:value-type="float">
            <text:p>0.84595717</text:p>
          </table:table-cell>
          <table:table-cell office:value-type="float" office:value="0.00438774" calcext:value-type="float">
            <text:p>0.00438774</text:p>
          </table:table-cell>
          <table:table-cell office:value-type="float" office:value="0.0006759" calcext:value-type="float">
            <text:p>0.0006759</text:p>
          </table:table-cell>
          <table:table-cell office:value-type="float" office:value="5" calcext:value-type="float">
            <text:p>5</text:p>
          </table:table-cell>
          <table:table-cell office:value-type="float" office:value="6258" calcext:value-type="float">
            <text:p>6258</text:p>
          </table:table-cell>
          <table:table-cell table:number-columns-repeated="2" office:value-type="float" office:value="4.22978587408118" calcext:value-type="float">
            <text:p>4.229785874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nfluences&gt; <text:s/>?f <text:s/>?b <text:s/>&lt;influences&gt; <text:s/>?f <text:s text:c="2"/>=&gt; ?a <text:s/>&lt;isMarriedTo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119976" calcext:value-type="float">
            <text:p>0.00119976</text:p>
          </table:table-cell>
          <table:table-cell office:value-type="float" office:value="0.00057455" calcext:value-type="float">
            <text:p>0.00057455</text:p>
          </table:table-cell>
          <table:table-cell office:value-type="float" office:value="0.00497512" calcext:value-type="float">
            <text:p>0.00497512</text:p>
          </table:table-cell>
          <table:table-cell office:value-type="float" office:value="0.88451594" calcext:value-type="float">
            <text:p>0.88451594</text:p>
          </table:table-cell>
          <table:table-cell office:value-type="float" office:value="0.00440058" calcext:value-type="float">
            <text:p>0.00440058</text:p>
          </table:table-cell>
          <table:table-cell office:value-type="float" office:value="0.0005082" calcext:value-type="float">
            <text:p>0.0005082</text:p>
          </table:table-cell>
          <table:table-cell office:value-type="float" office:value="2" calcext:value-type="float">
            <text:p>2</text:p>
          </table:table-cell>
          <table:table-cell office:value-type="float" office:value="3481" calcext:value-type="float">
            <text:p>3481</text:p>
          </table:table-cell>
          <table:table-cell table:number-columns-repeated="2" office:value-type="float" office:value="1.76903188738868" calcext:value-type="float">
            <text:p>1.769031887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wasBornIn&gt; <text:s/>?f <text:s text:c="2"/>=&gt; ?a <text:s/>&lt;influences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0661" calcext:value-type="float">
            <text:p>0.0010661</text:p>
          </table:table-cell>
          <table:table-cell office:value-type="float" office:value="0.00021825" calcext:value-type="float">
            <text:p>0.00021825</text:p>
          </table:table-cell>
          <table:table-cell office:value-type="float" office:value="0.00490998" calcext:value-type="float">
            <text:p>0.00490998</text:p>
          </table:table-cell>
          <table:table-cell office:value-type="float" office:value="0.95555071" calcext:value-type="float">
            <text:p>0.95555071</text:p>
          </table:table-cell>
          <table:table-cell office:value-type="float" office:value="0.00469174" calcext:value-type="float">
            <text:p>0.00469174</text:p>
          </table:table-cell>
          <table:table-cell office:value-type="float" office:value="0.00020854" calcext:value-type="float">
            <text:p>0.00020854</text:p>
          </table:table-cell>
          <table:table-cell office:value-type="float" office:value="3" calcext:value-type="float">
            <text:p>3</text:p>
          </table:table-cell>
          <table:table-cell office:value-type="float" office:value="13746" calcext:value-type="float">
            <text:p>13746</text:p>
          </table:table-cell>
          <table:table-cell table:number-columns-repeated="2" office:value-type="float" office:value="2.86665211697948" calcext:value-type="float">
            <text:p>2.86665211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InterestedIn&gt; <text:s/>?b <text:s/>?e <text:s/>&lt;influences&gt; <text:s/>?a <text:s text:c="2"/>=&gt; ?a <text:s/>&lt;isInterested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3448276" calcext:value-type="float">
            <text:p>0.03448276</text:p>
          </table:table-cell>
          <table:table-cell table:number-columns-repeated="2" office:value-type="float" office:value="0.00487805" calcext:value-type="float">
            <text:p>0.004878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487805" calcext:value-type="float">
            <text:p>0.00487805</text:p>
          </table:table-cell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nfluences&gt; <text:s/>?a <text:s text:c="2"/>=&gt; ?a <text:s/>&lt;influences&gt; <text:s/>?b</text:p>
          </table:table-cell>
          <table:table-cell office:value-type="float" office:value="0.00025721" calcext:value-type="float">
            <text:p>0.00025721</text:p>
          </table:table-cell>
          <table:table-cell table:number-columns-repeated="2" office:value-type="float" office:value="0.00426439" calcext:value-type="float">
            <text:p>0.00426439</text:p>
          </table:table-cell>
          <table:table-cell office:value-type="float" office:value="0.00479808" calcext:value-type="float">
            <text:p>0.00479808</text:p>
          </table:table-cell>
          <table:table-cell office:value-type="float" office:value="0.11122957" calcext:value-type="float">
            <text:p>0.11122957</text:p>
          </table:table-cell>
          <table:table-cell office:value-type="float" office:value="0.00053369" calcext:value-type="float">
            <text:p>0.00053369</text:p>
          </table:table-cell>
          <table:table-cell office:value-type="float" office:value="0.00047433" calcext:value-type="float">
            <text:p>0.00047433</text:p>
          </table:table-cell>
          <table:table-cell office:value-type="float" office:value="12" calcext:value-type="float">
            <text:p>12</text:p>
          </table:table-cell>
          <table:table-cell office:value-type="float" office:value="2814" calcext:value-type="float">
            <text:p>2814</text:p>
          </table:table-cell>
          <table:table-cell table:number-columns-repeated="2" office:value-type="float" office:value="1.33475479744136" calcext:value-type="float">
            <text:p>1.334754797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 text:c="2"/>=&gt; ?a <text:s/>&lt;isMarriedTo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119976" calcext:value-type="float">
            <text:p>0.00119976</text:p>
          </table:table-cell>
          <table:table-cell office:value-type="float" office:value="0.00017729" calcext:value-type="float">
            <text:p>0.00017729</text:p>
          </table:table-cell>
          <table:table-cell office:value-type="float" office:value="0.00451467" calcext:value-type="float">
            <text:p>0.00451467</text:p>
          </table:table-cell>
          <table:table-cell office:value-type="float" office:value="0.96073043" calcext:value-type="float">
            <text:p>0.96073043</text:p>
          </table:table-cell>
          <table:table-cell office:value-type="float" office:value="0.00433738" calcext:value-type="float">
            <text:p>0.00433738</text:p>
          </table:table-cell>
          <table:table-cell office:value-type="float" office:value="0.00017033" calcext:value-type="float">
            <text:p>0.00017033</text:p>
          </table:table-cell>
          <table:table-cell office:value-type="float" office:value="2" calcext:value-type="float">
            <text:p>2</text:p>
          </table:table-cell>
          <table:table-cell office:value-type="float" office:value="11281" calcext:value-type="float">
            <text:p>11281</text:p>
          </table:table-cell>
          <table:table-cell table:number-columns-repeated="2" office:value-type="float" office:value="1.92146086339864" calcext:value-type="float">
            <text:p>1.921460863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isMarriedTo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0359928" calcext:value-type="float">
            <text:p>0.00359928</text:p>
          </table:table-cell>
          <table:table-cell office:value-type="float" office:value="0.00035855" calcext:value-type="float">
            <text:p>0.00035855</text:p>
          </table:table-cell>
          <table:table-cell office:value-type="float" office:value="0.00399202" calcext:value-type="float">
            <text:p>0.00399202</text:p>
          </table:table-cell>
          <table:table-cell office:value-type="float" office:value="0.91018286" calcext:value-type="float">
            <text:p>0.91018286</text:p>
          </table:table-cell>
          <table:table-cell office:value-type="float" office:value="0.00363346" calcext:value-type="float">
            <text:p>0.00363346</text:p>
          </table:table-cell>
          <table:table-cell office:value-type="float" office:value="0.00032635" calcext:value-type="float">
            <text:p>0.00032635</text:p>
          </table:table-cell>
          <table:table-cell office:value-type="float" office:value="6" calcext:value-type="float">
            <text:p>6</text:p>
          </table:table-cell>
          <table:table-cell office:value-type="float" office:value="16734" calcext:value-type="float">
            <text:p>16734</text:p>
          </table:table-cell>
          <table:table-cell table:number-columns-repeated="2" office:value-type="float" office:value="5.46109716744353" calcext:value-type="float">
            <text:p>5.461097167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isMarriedTo&gt; <text:s/>?b <text:s text:c="2"/>=&gt; ?a <text:s/>&lt;hasChild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73099" calcext:value-type="float">
            <text:p>0.00073099</text:p>
          </table:table-cell>
          <table:table-cell office:value-type="float" office:value="0.00157233" calcext:value-type="float">
            <text:p>0.00157233</text:p>
          </table:table-cell>
          <table:table-cell office:value-type="float" office:value="0.00353357" calcext:value-type="float">
            <text:p>0.00353357</text:p>
          </table:table-cell>
          <table:table-cell office:value-type="float" office:value="0.55503145" calcext:value-type="float">
            <text:p>0.55503145</text:p>
          </table:table-cell>
          <table:table-cell office:value-type="float" office:value="0.00196124" calcext:value-type="float">
            <text:p>0.00196124</text:p>
          </table:table-cell>
          <table:table-cell office:value-type="float" office:value="0.00087269" calcext:value-type="float">
            <text:p>0.00087269</text:p>
          </table:table-cell>
          <table:table-cell office:value-type="float" office:value="2" calcext:value-type="float">
            <text:p>2</text:p>
          </table:table-cell>
          <table:table-cell office:value-type="float" office:value="1272" calcext:value-type="float">
            <text:p>1272</text:p>
          </table:table-cell>
          <table:table-cell table:number-columns-repeated="2" office:value-type="float" office:value="1.11006289308176" calcext:value-type="float">
            <text:p>1.110062893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table:style-name="ce6" office:value-type="string" calcext:value-type="string">
            <text:p>?e <text:s/>&lt;isMarriedTo&gt; <text:s/>?b <text:s/>?a <text:s/>&lt;isMarriedTo&gt; <text:s/>?e <text:s text:c="2"/>=&gt; ?a <text:s/>&lt;hasChild&gt; <text:s/>?b</text:p>
          </table:table-cell>
          <table:table-cell table:style-name="ce6" office:value-type="float" office:value="0.00004287" calcext:value-type="float">
            <text:p>0.00004287</text:p>
          </table:table-cell>
          <table:table-cell table:style-name="ce6" office:value-type="float" office:value="0.00073099" calcext:value-type="float">
            <text:p>0.00073099</text:p>
          </table:table-cell>
          <table:table-cell table:style-name="ce6" office:value-type="float" office:value="0.00157233" calcext:value-type="float">
            <text:p>0.00157233</text:p>
          </table:table-cell>
          <table:table-cell table:style-name="ce6" office:value-type="float" office:value="0.00353357" calcext:value-type="float">
            <text:p>0.00353357</text:p>
          </table:table-cell>
          <table:table-cell table:style-name="ce6" office:value-type="float" office:value="0.55503145" calcext:value-type="float">
            <text:p>0.55503145</text:p>
          </table:table-cell>
          <table:table-cell table:style-name="ce6" office:value-type="float" office:value="0.00196124" calcext:value-type="float">
            <text:p>0.00196124</text:p>
          </table:table-cell>
          <table:table-cell table:style-name="ce6" office:value-type="float" office:value="0.00087269" calcext:value-type="float">
            <text:p>0.0008726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72" calcext:value-type="float">
            <text:p>1272</text:p>
          </table:table-cell>
          <table:table-cell table:number-columns-repeated="2" table:style-name="ce6" office:value-type="float" office:value="1.11006289308176" calcext:value-type="float">
            <text:p>1.1100628931</text:p>
          </table:table-cell>
          <table:table-cell table:style-name="ce6"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hasChild&gt; <text:s/>?b <text:s text:c="2"/>=&gt; ?a <text:s/>&lt;isMarriedTo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119976" calcext:value-type="float">
            <text:p>0.00119976</text:p>
          </table:table-cell>
          <table:table-cell office:value-type="float" office:value="0.00101317" calcext:value-type="float">
            <text:p>0.00101317</text:p>
          </table:table-cell>
          <table:table-cell office:value-type="float" office:value="0.00325203" calcext:value-type="float">
            <text:p>0.00325203</text:p>
          </table:table-cell>
          <table:table-cell office:value-type="float" office:value="0.68844985" calcext:value-type="float">
            <text:p>0.68844985</text:p>
          </table:table-cell>
          <table:table-cell office:value-type="float" office:value="0.00223886" calcext:value-type="float">
            <text:p>0.00223886</text:p>
          </table:table-cell>
          <table:table-cell office:value-type="float" office:value="0.00069752" calcext:value-type="float">
            <text:p>0.00069752</text:p>
          </table:table-cell>
          <table:table-cell office:value-type="float" office:value="2" calcext:value-type="float">
            <text:p>2</text:p>
          </table:table-cell>
          <table:table-cell office:value-type="float" office:value="1974" calcext:value-type="float">
            <text:p>1974</text:p>
          </table:table-cell>
          <table:table-cell table:number-columns-repeated="2" office:value-type="float" office:value="1.37689969604863" calcext:value-type="float">
            <text:p>1.37689969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diedIn&gt; <text:s/>?f <text:s text:c="2"/>=&gt; ?a <text:s/>&lt;hasChild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09649" calcext:value-type="float">
            <text:p>0.00109649</text:p>
          </table:table-cell>
          <table:table-cell office:value-type="float" office:value="0.00047939" calcext:value-type="float">
            <text:p>0.00047939</text:p>
          </table:table-cell>
          <table:table-cell office:value-type="float" office:value="0.00323276" calcext:value-type="float">
            <text:p>0.00323276</text:p>
          </table:table-cell>
          <table:table-cell office:value-type="float" office:value="0.85170981" calcext:value-type="float">
            <text:p>0.85170981</text:p>
          </table:table-cell>
          <table:table-cell office:value-type="float" office:value="0.00275337" calcext:value-type="float">
            <text:p>0.00275337</text:p>
          </table:table-cell>
          <table:table-cell office:value-type="float" office:value="0.0004083" calcext:value-type="float">
            <text:p>0.0004083</text:p>
          </table:table-cell>
          <table:table-cell office:value-type="float" office:value="3" calcext:value-type="float">
            <text:p>3</text:p>
          </table:table-cell>
          <table:table-cell office:value-type="float" office:value="6258" calcext:value-type="float">
            <text:p>6258</text:p>
          </table:table-cell>
          <table:table-cell table:number-columns-repeated="2" office:value-type="float" office:value="2.55512943432407" calcext:value-type="float">
            <text:p>2.555129434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isMarriedTo&gt; <text:s/>?b <text:s text:c="2"/>=&gt; ?a <text:s/>&lt;isMarriedTo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0239952" calcext:value-type="float">
            <text:p>0.00239952</text:p>
          </table:table-cell>
          <table:table-cell table:number-columns-repeated="2" office:value-type="float" office:value="0.0032077" calcext:value-type="float">
            <text:p>0.00320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32077" calcext:value-type="float">
            <text:p>0.0032077</text:p>
          </table:table-cell>
          <table:table-cell office:value-type="float" office:value="4" calcext:value-type="float">
            <text:p>4</text:p>
          </table:table-cell>
          <table:table-cell office:value-type="float" office:value="1247" calcext:value-type="float">
            <text:p>124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actedIn&gt; <text:s/>?b <text:s text:c="2"/>=&gt; ?a <text:s/>&lt;actedIn&gt; <text:s/>?b</text:p>
          </table:table-cell>
          <table:table-cell office:value-type="float" office:value="0.00017148" calcext:value-type="float">
            <text:p>0.00017148</text:p>
          </table:table-cell>
          <table:table-cell office:value-type="float" office:value="0.00162635" calcext:value-type="float">
            <text:p>0.00162635</text:p>
          </table:table-cell>
          <table:table-cell table:number-columns-repeated="2" office:value-type="float" office:value="0.00300639" calcext:value-type="float">
            <text:p>0.003006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300639" calcext:value-type="float">
            <text:p>0.00300639</text:p>
          </table:table-cell>
          <table:table-cell office:value-type="float" office:value="8" calcext:value-type="float">
            <text:p>8</text:p>
          </table:table-cell>
          <table:table-cell office:value-type="float" office:value="2661" calcext:value-type="float">
            <text:p>266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hasChild&gt; <text:s/>?f <text:s/>?f <text:s/>&lt;isMarriedTo&gt; <text:s/>?a <text:s text:c="2"/>=&gt; ?a <text:s/>&lt;isMarriedTo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119976" calcext:value-type="float">
            <text:p>0.00119976</text:p>
          </table:table-cell>
          <table:table-cell office:value-type="float" office:value="0.00160385" calcext:value-type="float">
            <text:p>0.00160385</text:p>
          </table:table-cell>
          <table:table-cell office:value-type="float" office:value="0.00289855" calcext:value-type="float">
            <text:p>0.00289855</text:p>
          </table:table-cell>
          <table:table-cell office:value-type="float" office:value="0.44667201" calcext:value-type="float">
            <text:p>0.44667201</text:p>
          </table:table-cell>
          <table:table-cell office:value-type="float" office:value="0.0012947" calcext:value-type="float">
            <text:p>0.0012947</text:p>
          </table:table-cell>
          <table:table-cell office:value-type="float" office:value="0.00071639" calcext:value-type="float">
            <text:p>0.00071639</text:p>
          </table:table-cell>
          <table:table-cell office:value-type="float" office:value="2" calcext:value-type="float">
            <text:p>2</text:p>
          </table:table-cell>
          <table:table-cell office:value-type="float" office:value="1247" calcext:value-type="float">
            <text:p>1247</text:p>
          </table:table-cell>
          <table:table-cell table:number-columns-repeated="2" office:value-type="float" office:value="0.893344025661588" calcext:value-type="float">
            <text:p>0.893344025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created&gt; <text:s/>?b <text:s text:c="2"/>=&gt; ?a <text:s/>&lt;acted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40659" calcext:value-type="float">
            <text:p>0.00040659</text:p>
          </table:table-cell>
          <table:table-cell office:value-type="float" office:value="0.00005755" calcext:value-type="float">
            <text:p>0.00005755</text:p>
          </table:table-cell>
          <table:table-cell office:value-type="float" office:value="0.00277008" calcext:value-type="float">
            <text:p>0.00277008</text:p>
          </table:table-cell>
          <table:table-cell office:value-type="float" office:value="0.97922302" calcext:value-type="float">
            <text:p>0.97922302</text:p>
          </table:table-cell>
          <table:table-cell office:value-type="float" office:value="0.00271253" calcext:value-type="float">
            <text:p>0.00271253</text:p>
          </table:table-cell>
          <table:table-cell office:value-type="float" office:value="0.00005636" calcext:value-type="float">
            <text:p>0.00005636</text:p>
          </table:table-cell>
          <table:table-cell office:value-type="float" office:value="2" calcext:value-type="float">
            <text:p>2</text:p>
          </table:table-cell>
          <table:table-cell office:value-type="float" office:value="34750" calcext:value-type="float">
            <text:p>34750</text:p>
          </table:table-cell>
          <table:table-cell table:number-columns-repeated="2" office:value-type="float" office:value="1.95844604316547" calcext:value-type="float">
            <text:p>1.958446043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created&gt; <text:s/>?b <text:s text:c="2"/>=&gt; ?a <text:s/>&lt;created&gt; <text:s/>?b</text:p>
          </table:table-cell>
          <table:table-cell office:value-type="float" office:value="0.00036438" calcext:value-type="float">
            <text:p>0.00036438</text:p>
          </table:table-cell>
          <table:table-cell office:value-type="float" office:value="0.00175547" calcext:value-type="float">
            <text:p>0.00175547</text:p>
          </table:table-cell>
          <table:table-cell table:number-columns-repeated="2" office:value-type="float" office:value="0.00270141" calcext:value-type="float">
            <text:p>0.002701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270141" calcext:value-type="float">
            <text:p>0.00270141</text:p>
          </table:table-cell>
          <table:table-cell office:value-type="float" office:value="17" calcext:value-type="float">
            <text:p>17</text:p>
          </table:table-cell>
          <table:table-cell office:value-type="float" office:value="6293" calcext:value-type="float">
            <text:p>629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isMarriedTo&gt; <text:s/>?b <text:s text:c="2"/>=&gt; ?a <text:s/>&lt;isMarriedTo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29994" calcext:value-type="float">
            <text:p>0.0029994</text:p>
          </table:table-cell>
          <table:table-cell table:number-columns-repeated="2" office:value-type="float" office:value="0.00253293" calcext:value-type="float">
            <text:p>0.002532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253293" calcext:value-type="float">
            <text:p>0.00253293</text:p>
          </table:table-cell>
          <table:table-cell office:value-type="float" office:value="5" calcext:value-type="float">
            <text:p>5</text:p>
          </table:table-cell>
          <table:table-cell office:value-type="float" office:value="1974" calcext:value-type="float">
            <text:p>19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hild&gt; <text:s/>?f <text:s/>?b <text:s/>&lt;isMarriedTo&gt; <text:s/>?f <text:s text:c="2"/>=&gt; ?a <text:s/>&lt;isMarriedTo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119976" calcext:value-type="float">
            <text:p>0.00119976</text:p>
          </table:table-cell>
          <table:table-cell office:value-type="float" office:value="0.00172265" calcext:value-type="float">
            <text:p>0.0017226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31093885" calcext:value-type="float">
            <text:p>0.31093885</text:p>
          </table:table-cell>
          <table:table-cell office:value-type="float" office:value="0.00077735" calcext:value-type="float">
            <text:p>0.00077735</text:p>
          </table:table-cell>
          <table:table-cell office:value-type="float" office:value="0.00053564" calcext:value-type="float">
            <text:p>0.00053564</text:p>
          </table:table-cell>
          <table:table-cell office:value-type="float" office:value="2" calcext:value-type="float">
            <text:p>2</text:p>
          </table:table-cell>
          <table:table-cell office:value-type="float" office:value="1161" calcext:value-type="float">
            <text:p>1161</text:p>
          </table:table-cell>
          <table:table-cell table:number-columns-repeated="2" office:value-type="float" office:value="0.621877691645133" calcext:value-type="float">
            <text:p>0.621877691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sMarriedTo&gt; <text:s/>?f <text:s/>?f <text:s/>&lt;hasChild&gt; <text:s/>?a <text:s text:c="2"/>=&gt; ?a <text:s/>&lt;isMarriedTo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79964" calcext:value-type="float">
            <text:p>0.00179964</text:p>
          </table:table-cell>
          <table:table-cell office:value-type="float" office:value="0.00129814" calcext:value-type="float">
            <text:p>0.00129814</text:p>
          </table:table-cell>
          <table:table-cell office:value-type="float" office:value="0.00200669" calcext:value-type="float">
            <text:p>0.00200669</text:p>
          </table:table-cell>
          <table:table-cell office:value-type="float" office:value="0.3530939" calcext:value-type="float">
            <text:p>0.3530939</text:p>
          </table:table-cell>
          <table:table-cell office:value-type="float" office:value="0.00070855" calcext:value-type="float">
            <text:p>0.00070855</text:p>
          </table:table-cell>
          <table:table-cell office:value-type="float" office:value="0.00045837" calcext:value-type="float">
            <text:p>0.00045837</text:p>
          </table:table-cell>
          <table:table-cell office:value-type="float" office:value="3" calcext:value-type="float">
            <text:p>3</text:p>
          </table:table-cell>
          <table:table-cell office:value-type="float" office:value="2311" calcext:value-type="float">
            <text:p>2311</text:p>
          </table:table-cell>
          <table:table-cell table:number-columns-repeated="2" office:value-type="float" office:value="1.0592816962354" calcext:value-type="float">
            <text:p>1.059281696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dealsWith&gt; <text:s/>?f <text:s text:c="2"/>=&gt; ?a <text:s/>&lt;lives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422833" calcext:value-type="float">
            <text:p>0.00422833</text:p>
          </table:table-cell>
          <table:table-cell table:number-columns-repeated="2" office:value-type="float" office:value="0.00171674" calcext:value-type="float">
            <text:p>0.001716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171674" calcext:value-type="float">
            <text:p>0.00171674</text:p>
          </table:table-cell>
          <table:table-cell office:value-type="float" office:value="2" calcext:value-type="float">
            <text:p>2</text:p>
          </table:table-cell>
          <table:table-cell office:value-type="float" office:value="1165" calcext:value-type="float">
            <text:p>11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hasChild&gt; <text:s/>?b <text:s text:c="2"/>=&gt; ?a <text:s/>&lt;hasChild&gt; <text:s/>?b</text:p>
          </table:table-cell>
          <table:table-cell office:value-type="float" office:value="0.00032152" calcext:value-type="float">
            <text:p>0.00032152</text:p>
          </table:table-cell>
          <table:table-cell office:value-type="float" office:value="0.00548246" calcext:value-type="float">
            <text:p>0.00548246</text:p>
          </table:table-cell>
          <table:table-cell table:number-columns-repeated="2" office:value-type="float" office:value="0.00152999" calcext:value-type="float">
            <text:p>0.001529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152999" calcext:value-type="float">
            <text:p>0.00152999</text:p>
          </table:table-cell>
          <table:table-cell office:value-type="float" office:value="15" calcext:value-type="float">
            <text:p>15</text:p>
          </table:table-cell>
          <table:table-cell office:value-type="float" office:value="9804" calcext:value-type="float">
            <text:p>980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participatedIn&gt; <text:s/>?f <text:s/>?b <text:s/>&lt;participatedIn&gt; <text:s/>?f <text:s text:c="2"/>=&gt; ?a <text:s/>&lt;hasCapital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671141" calcext:value-type="float">
            <text:p>0.00671141</text:p>
          </table:table-cell>
          <table:table-cell office:value-type="float" office:value="0.00066357" calcext:value-type="float">
            <text:p>0.00066357</text:p>
          </table:table-cell>
          <table:table-cell office:value-type="float" office:value="0.00091199" calcext:value-type="float">
            <text:p>0.00091199</text:p>
          </table:table-cell>
          <table:table-cell office:value-type="float" office:value="0.27239549" calcext:value-type="float">
            <text:p>0.27239549</text:p>
          </table:table-cell>
          <table:table-cell office:value-type="float" office:value="0.00024842" calcext:value-type="float">
            <text:p>0.00024842</text:p>
          </table:table-cell>
          <table:table-cell office:value-type="float" office:value="0.00018075" calcext:value-type="float">
            <text:p>0.00018075</text:p>
          </table:table-cell>
          <table:table-cell office:value-type="float" office:value="2" calcext:value-type="float">
            <text:p>2</text:p>
          </table:table-cell>
          <table:table-cell office:value-type="float" office:value="3014" calcext:value-type="float">
            <text:p>3014</text:p>
          </table:table-cell>
          <table:table-cell table:number-columns-repeated="2" office:value-type="float" office:value="0.54479097544791" calcext:value-type="float">
            <text:p>0.544790975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OfficialLanguage&gt; <text:s/>?f <text:s/>?b <text:s/>&lt;hasOfficialLanguage&gt; <text:s/>?f <text:s text:c="2"/>=&gt; ?a <text:s/>&lt;hasCapital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671141" calcext:value-type="float">
            <text:p>0.00671141</text:p>
          </table:table-cell>
          <table:table-cell office:value-type="float" office:value="0.00056227" calcext:value-type="float">
            <text:p>0.00056227</text:p>
          </table:table-cell>
          <table:table-cell office:value-type="float" office:value="0.00070897" calcext:value-type="float">
            <text:p>0.00070897</text:p>
          </table:table-cell>
          <table:table-cell office:value-type="float" office:value="0.20691594" calcext:value-type="float">
            <text:p>0.20691594</text:p>
          </table:table-cell>
          <table:table-cell office:value-type="float" office:value="0.0001467" calcext:value-type="float">
            <text:p>0.0001467</text:p>
          </table:table-cell>
          <table:table-cell office:value-type="float" office:value="0.00011634" calcext:value-type="float">
            <text:p>0.00011634</text:p>
          </table:table-cell>
          <table:table-cell office:value-type="float" office:value="2" calcext:value-type="float">
            <text:p>2</text:p>
          </table:table-cell>
          <table:table-cell office:value-type="float" office:value="3557" calcext:value-type="float">
            <text:p>3557</text:p>
          </table:table-cell>
          <table:table-cell table:number-columns-repeated="2" office:value-type="float" office:value="0.413831880798426" calcext:value-type="float">
            <text:p>0.413831880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Capital&gt; <text:s/>?a <text:s/>?e <text:s/>&lt;participatedIn&gt; <text:s/>?b <text:s text:c="2"/>=&gt; ?a <text:s/>&lt;participated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31153" calcext:value-type="float">
            <text:p>0.00031153</text:p>
          </table:table-cell>
          <table:table-cell table:number-columns-repeated="2" office:value-type="float" office:value="0.00053177" calcext:value-type="float">
            <text:p>0.000531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053177" calcext:value-type="float">
            <text:p>0.00053177</text:p>
          </table:table-cell>
          <table:table-cell office:value-type="float" office:value="2" calcext:value-type="float">
            <text:p>2</text:p>
          </table:table-cell>
          <table:table-cell office:value-type="float" office:value="3761" calcext:value-type="float">
            <text:p>37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created&gt; <text:s/>?b <text:s text:c="2"/>=&gt; ?a <text:s/>&lt;created&gt; <text:s/>?b</text:p>
          </table:table-cell>
          <table:table-cell office:value-type="float" office:value="0.00036438" calcext:value-type="float">
            <text:p>0.00036438</text:p>
          </table:table-cell>
          <table:table-cell office:value-type="float" office:value="0.00175547" calcext:value-type="float">
            <text:p>0.00175547</text:p>
          </table:table-cell>
          <table:table-cell table:number-columns-repeated="2" office:value-type="float" office:value="0.00048921" calcext:value-type="float">
            <text:p>0.000489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048921" calcext:value-type="float">
            <text:p>0.00048921</text:p>
          </table:table-cell>
          <table:table-cell office:value-type="float" office:value="17" calcext:value-type="float">
            <text:p>17</text:p>
          </table:table-cell>
          <table:table-cell office:value-type="float" office:value="34750" calcext:value-type="float">
            <text:p>3475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?b</text:p>
          </table:table-cell>
        </table:table-row>
      </table:table>
      <table:table table:name="www2013 (sorted, no dups)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7" office:value-type="string" calcext:value-type="string">
            <text:p>Support</text:p>
          </table:table-cell>
          <table:table-cell table:style-name="ce7"/>
          <table:table-cell table:style-name="ce7" office:value-type="string" calcext:value-type="string">
            <text:p>Standard Confidence</text:p>
          </table:table-cell>
          <table:table-cell table:style-name="ce7" office:value-type="string" calcext:value-type="string">
            <text:p>PCA Confidence</text:p>
          </table:table-cell>
          <table:table-cell table:style-name="ce8" table:number-columns-repeated="3"/>
          <table:table-cell table:style-name="ce7" office:value-type="string" calcext:value-type="string">
            <text:p>Positive Examp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?a <text:s/>&lt;hasChild&gt; <text:s/>?b <text:s/>?b <text:s/>&lt;isMarriedTo&gt; <text:s/>?a <text:s text:c="2"/>=&gt; ?a <text:s/>&lt;isMarriedTo&gt; <text:s/>?b</text:p>
          </table:table-cell>
          <table:table-cell office:value-type="float" office:value="0.00034295" calcext:value-type="float">
            <text:p>0.00034295</text:p>
          </table:table-cell>
          <table:table-cell office:value-type="float" office:value="0.00959808" calcext:value-type="float">
            <text:p>0.0095980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table:style-name="ce5" office:value-type="string" calcext:value-type="string">
            <office:annotation draw:style-name="gr1" draw:text-style-name="P1" svg:width="1.1413in" svg:height="0.7012in" svg:x="6.672in" svg:y="0in" draw:caption-point-x="-0.2402in" draw:caption-point-y="0.3594in">
              <dc:date>2014-09-29T00:00:00</dc:date>
              <text:p text:style-name="P1"><text:span text:style-name="T1">This is an example of a rule I cannot mine anymore.</text:span></text:p>
            </office:annotation>
            <text:p>?a <text:s/>&lt;livesIn&gt; <text:s/>?f <text:s/>?f <text:s/>&lt;isLocatedIn&gt; <text:s/>?b <text:s text:c="2"/>=&gt; ?a <text:s/>&lt;isPoliticianOf&gt; <text:s/>?b</text:p>
          </table:table-cell>
          <table:table-cell table:style-name="ce5" office:value-type="float" office:value="0.00023578" calcext:value-type="float">
            <text:p>0.00023578</text:p>
          </table:table-cell>
          <table:table-cell table:style-name="ce5" office:value-type="float" office:value="0.28947368" calcext:value-type="float">
            <text:p>0.28947368</text:p>
          </table:table-cell>
          <table:table-cell table:style-name="ce5" office:value-type="float" office:value="0.06832298" calcext:value-type="float">
            <text:p>0.0683229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.93167702" calcext:value-type="float">
            <text:p>0.93167702</text:p>
          </table:table-cell>
          <table:table-cell table:style-name="ce5" office:value-type="float" office:value="0.06365495" calcext:value-type="float">
            <text:p>0.0636549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61" calcext:value-type="float">
            <text:p>161</text:p>
          </table:table-cell>
          <table:table-cell table:number-columns-repeated="2" table:style-name="ce5" office:value-type="float" office:value="10.2484472049689" calcext:value-type="float">
            <text:p>10.248447205</text:p>
          </table:table-cell>
          <table:table-cell table:style-name="ce5"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isPoliticianOf&gt; <text:s/>?b <text:s text:c="2"/>=&gt; ?a <text:s/>&lt;isLocatedIn&gt; <text:s/>?b</text:p>
          </table:table-cell>
          <table:table-cell office:value-type="float" office:value="0.00021434" calcext:value-type="float">
            <text:p>0.00021434</text:p>
          </table:table-cell>
          <table:table-cell office:value-type="float" office:value="0.00150286" calcext:value-type="float">
            <text:p>0.00150286</text:p>
          </table:table-cell>
          <table:table-cell office:value-type="float" office:value="0.71428571" calcext:value-type="float">
            <text:p>0.714285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8571429" calcext:value-type="float">
            <text:p>0.28571429</text:p>
          </table:table-cell>
          <table:table-cell office:value-type="float" office:value="0.20408163" calcext:value-type="float">
            <text:p>0.2040816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.85714285714286" calcext:value-type="float">
            <text:p>2.857142857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KnownFor&gt; <text:s/>?b <text:s text:c="2"/>=&gt; ?a <text:s/>&lt;created&gt; <text:s/>?b</text:p>
          </table:table-cell>
          <table:table-cell office:value-type="float" office:value="0.00017148" calcext:value-type="float">
            <text:p>0.00017148</text:p>
          </table:table-cell>
          <table:table-cell office:value-type="float" office:value="0.0008261" calcext:value-type="float">
            <text:p>0.0008261</text:p>
          </table:table-cell>
          <table:table-cell office:value-type="float" office:value="0.03007519" calcext:value-type="float">
            <text:p>0.030075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6992481" calcext:value-type="float">
            <text:p>0.96992481</text:p>
          </table:table-cell>
          <table:table-cell office:value-type="float" office:value="0.02917067" calcext:value-type="float">
            <text:p>0.02917067</text:p>
          </table:table-cell>
          <table:table-cell office:value-type="float" office:value="8" calcext:value-type="float">
            <text:p>8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7.7593984962406" calcext:value-type="float">
            <text:p>7.759398496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00017148" calcext:value-type="float">
            <text:p>0.00017148</text:p>
          </table:table-cell>
          <table:table-cell office:value-type="float" office:value="0.03007519" calcext:value-type="float">
            <text:p>0.03007519</text:p>
          </table:table-cell>
          <table:table-cell office:value-type="float" office:value="0.0008261" calcext:value-type="float">
            <text:p>0.00082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91739" calcext:value-type="float">
            <text:p>0.9991739</text:p>
          </table:table-cell>
          <table:table-cell office:value-type="float" office:value="0.00082542" calcext:value-type="float">
            <text:p>0.00082542</text:p>
          </table:table-cell>
          <table:table-cell office:value-type="float" office:value="8" calcext:value-type="float">
            <text:p>8</text:p>
          </table:table-cell>
          <table:table-cell office:value-type="float" office:value="9684" calcext:value-type="float">
            <text:p>9684</text:p>
          </table:table-cell>
          <table:table-cell table:number-columns-repeated="2" office:value-type="float" office:value="7.99339116067741" calcext:value-type="float">
            <text:p>7.993391160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asBornIn&gt; <text:s/>?b <text:s/>?a <text:s/>&lt;diedIn&gt; <text:s/>?b <text:s text:c="2"/>=&gt; ?a <text:s/>&lt;lives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634249" calcext:value-type="float">
            <text:p>0.00634249</text:p>
          </table:table-cell>
          <table:table-cell office:value-type="float" office:value="0.04615385" calcext:value-type="float">
            <text:p>0.046153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5384615" calcext:value-type="float">
            <text:p>0.95384615</text:p>
          </table:table-cell>
          <table:table-cell office:value-type="float" office:value="0.04402367" calcext:value-type="float">
            <text:p>0.04402367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.86153846153846" calcext:value-type="float">
            <text:p>2.861538461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AcademicAdvisor&gt; <text:s/>?f <text:s/>?f <text:s/>&lt;livesIn&gt; <text:s/>?b <text:s text:c="2"/>=&gt; ?a <text:s/>&lt;lives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634249" calcext:value-type="float">
            <text:p>0.00634249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1875" calcext:value-type="float">
            <text:p>0.187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AcademicAdvisor&gt; <text:s/>?a <text:s/>?e <text:s/>&lt;livesIn&gt; <text:s/>?b <text:s text:c="2"/>=&gt; ?a <text:s/>&lt;lives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634249" calcext:value-type="float">
            <text:p>0.00634249</text:p>
          </table:table-cell>
          <table:table-cell office:value-type="float" office:value="0.16666667" calcext:value-type="float">
            <text:p>0.1666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3333333" calcext:value-type="float">
            <text:p>0.83333333</text:p>
          </table:table-cell>
          <table:table-cell office:value-type="float" office:value="0.13888889" calcext:value-type="float">
            <text:p>0.1388888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isCitizenOf&gt; <text:s/>?b <text:s text:c="2"/>=&gt; ?a <text:s/>&lt;isCitizenOf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696056" calcext:value-type="float">
            <text:p>0.0069605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09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LeaderOf&gt; <text:s/>?b <text:s/>?a <text:s/>&lt;wasBornIn&gt; <text:s/>?b <text:s text:c="2"/>=&gt; ?a <text:s/>&lt;lives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422833" calcext:value-type="float">
            <text:p>0.0042283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orksAt&gt; <text:s/>?f <text:s/>?f <text:s/>&lt;isLocatedIn&gt; <text:s/>?b <text:s text:c="2"/>=&gt; ?a <text:s/>&lt;lives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422833" calcext:value-type="float">
            <text:p>0.0042283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isCitizenOf&gt; <text:s/>?b <text:s text:c="2"/>=&gt; ?a <text:s/>&lt;isCitizenOf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464037" calcext:value-type="float">
            <text:p>0.00464037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5714286" calcext:value-type="float">
            <text:p>0.85714286</text:p>
          </table:table-cell>
          <table:table-cell office:value-type="float" office:value="0.12244898" calcext:value-type="float">
            <text:p>0.1224489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.71428571428571" calcext:value-type="float">
            <text:p>1.714285714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LocatedIn&gt; <text:s/>?f <text:s/>?f <text:s/>&lt;hasOfficialLanguage&gt; <text:s/>?b <text:s text:c="2"/>=&gt; ?a <text:s/>&lt;hasOfficialLanguage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643087" calcext:value-type="float">
            <text:p>0.00643087</text:p>
          </table:table-cell>
          <table:table-cell office:value-type="float" office:value="0.00081367" calcext:value-type="float">
            <text:p>0.000813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918633" calcext:value-type="float">
            <text:p>0.99918633</text:p>
          </table:table-cell>
          <table:table-cell office:value-type="float" office:value="0.00081301" calcext:value-type="float">
            <text:p>0.00081301</text:p>
          </table:table-cell>
          <table:table-cell office:value-type="float" office:value="2" calcext:value-type="float">
            <text:p>2</text:p>
          </table:table-cell>
          <table:table-cell office:value-type="float" office:value="2458" calcext:value-type="float">
            <text:p>2458</text:p>
          </table:table-cell>
          <table:table-cell table:number-columns-repeated="2" office:value-type="float" office:value="1.99837266069976" calcext:value-type="float">
            <text:p>1.998372660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Child&gt; <text:s/>?b <text:s/>?a <text:s/>&lt;created&gt; <text:s/>?e <text:s text:c="2"/>=&gt; ?a <text:s/>&lt;created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20653" calcext:value-type="float">
            <text:p>0.00020653</text:p>
          </table:table-cell>
          <table:table-cell office:value-type="float" office:value="0.22222222" calcext:value-type="float">
            <text:p>0.222222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7777778" calcext:value-type="float">
            <text:p>0.77777778</text:p>
          </table:table-cell>
          <table:table-cell office:value-type="float" office:value="0.17283951" calcext:value-type="float">
            <text:p>0.1728395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.55555555555556" calcext:value-type="float">
            <text:p>1.555555555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0.00042869" calcext:value-type="float">
            <text:p>0.00042869</text:p>
          </table:table-cell>
          <table:table-cell office:value-type="float" office:value="0.03246753" calcext:value-type="float">
            <text:p>0.03246753</text:p>
          </table:table-cell>
          <table:table-cell office:value-type="float" office:value="0.27777778" calcext:value-type="float">
            <text:p>0.27777778</text:p>
          </table:table-cell>
          <table:table-cell office:value-type="float" office:value="0.95238095" calcext:value-type="float">
            <text:p>0.95238095</text:p>
          </table:table-cell>
          <table:table-cell office:value-type="float" office:value="0.70833333" calcext:value-type="float">
            <text:p>0.70833333</text:p>
          </table:table-cell>
          <table:table-cell office:value-type="float" office:value="0.67460317" calcext:value-type="float">
            <text:p>0.67460317</text:p>
          </table:table-cell>
          <table:table-cell office:value-type="float" office:value="0.19675926" calcext:value-type="float">
            <text:p>0.19675926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4.1666666666667" calcext:value-type="float">
            <text:p>14.166666666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b <text:s/>?a <text:s/>&lt;directed&gt; <text:s/>?b <text:s text:c="2"/>=&gt; ?a <text:s/>&lt;created&gt; <text:s/>?b</text:p>
          </table:table-cell>
          <table:table-cell office:value-type="float" office:value="0.00042869" calcext:value-type="float">
            <text:p>0.00042869</text:p>
          </table:table-cell>
          <table:table-cell office:value-type="float" office:value="0.00206526" calcext:value-type="float">
            <text:p>0.00206526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95238095" calcext:value-type="float">
            <text:p>0.95238095</text:p>
          </table:table-cell>
          <table:table-cell office:value-type="float" office:value="0.65" calcext:value-type="float">
            <text:p>0.65</text:p>
          </table:table-cell>
          <table:table-cell office:value-type="float" office:value="0.61904762" calcext:value-type="float">
            <text:p>0.61904762</text:p>
          </table:table-cell>
          <table:table-cell office:value-type="float" office:value="0.21666667" calcext:value-type="float">
            <text:p>0.21666667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00475843" calcext:value-type="float">
            <text:p>0.00475843</text:p>
          </table:table-cell>
          <table:table-cell office:value-type="float" office:value="0.02292441" calcext:value-type="float">
            <text:p>0.02292441</text:p>
          </table:table-cell>
          <table:table-cell office:value-type="float" office:value="0.23692636" calcext:value-type="float">
            <text:p>0.23692636</text:p>
          </table:table-cell>
          <table:table-cell office:value-type="float" office:value="0.925" calcext:value-type="float">
            <text:p>0.925</text:p>
          </table:table-cell>
          <table:table-cell office:value-type="float" office:value="0.74386339" calcext:value-type="float">
            <text:p>0.74386339</text:p>
          </table:table-cell>
          <table:table-cell office:value-type="float" office:value="0.68807364" calcext:value-type="float">
            <text:p>0.68807364</text:p>
          </table:table-cell>
          <table:table-cell office:value-type="float" office:value="0.17624085" calcext:value-type="float">
            <text:p>0.17624085</text:p>
          </table:table-cell>
          <table:table-cell office:value-type="float" office:value="222" calcext:value-type="float">
            <text:p>222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float" office:value="165.137673425827" calcext:value-type="float">
            <text:p>165.137673425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produced&gt; <text:s/>?b <text:s/>?a <text:s/>&lt;directed&gt; <text:s/>?b <text:s text:c="2"/>=&gt; ?a <text:s/>&lt;created&gt; <text:s/>?b</text:p>
          </table:table-cell>
          <table:table-cell office:value-type="float" office:value="0.00079307" calcext:value-type="float">
            <text:p>0.00079307</text:p>
          </table:table-cell>
          <table:table-cell office:value-type="float" office:value="0.00382074" calcext:value-type="float">
            <text:p>0.00382074</text:p>
          </table:table-cell>
          <table:table-cell office:value-type="float" office:value="0.56060606" calcext:value-type="float">
            <text:p>0.56060606</text:p>
          </table:table-cell>
          <table:table-cell office:value-type="float" office:value="0.925" calcext:value-type="float">
            <text:p>0.925</text:p>
          </table:table-cell>
          <table:table-cell office:value-type="float" office:value="0.39393939" calcext:value-type="float">
            <text:p>0.39393939</text:p>
          </table:table-cell>
          <table:table-cell office:value-type="float" office:value="0.36439394" calcext:value-type="float">
            <text:p>0.36439394</text:p>
          </table:table-cell>
          <table:table-cell office:value-type="float" office:value="0.22084481" calcext:value-type="float">
            <text:p>0.22084481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4.5757575757576" calcext:value-type="float">
            <text:p>14.575757575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produced&gt; <text:s/>?b <text:s/>?a <text:s/>&lt;created&gt; <text:s/>?b <text:s text:c="2"/>=&gt; ?a <text:s/>&lt;directed&gt; <text:s/>?b</text:p>
          </table:table-cell>
          <table:table-cell office:value-type="float" office:value="0.00079307" calcext:value-type="float">
            <text:p>0.00079307</text:p>
          </table:table-cell>
          <table:table-cell office:value-type="float" office:value="0.03948773" calcext:value-type="float">
            <text:p>0.03948773</text:p>
          </table:table-cell>
          <table:table-cell office:value-type="float" office:value="0.44047619" calcext:value-type="float">
            <text:p>0.44047619</text:p>
          </table:table-cell>
          <table:table-cell office:value-type="float" office:value="0.925" calcext:value-type="float">
            <text:p>0.925</text:p>
          </table:table-cell>
          <table:table-cell office:value-type="float" office:value="0.52380952" calcext:value-type="float">
            <text:p>0.52380952</text:p>
          </table:table-cell>
          <table:table-cell office:value-type="float" office:value="0.48452381" calcext:value-type="float">
            <text:p>0.48452381</text:p>
          </table:table-cell>
          <table:table-cell office:value-type="float" office:value="0.23072562" calcext:value-type="float">
            <text:p>0.23072562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9.3809523809524" calcext:value-type="float">
            <text:p>19.38095238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b <text:s/>?a <text:s/>&lt;directed&gt; <text:s/>?b <text:s text:c="2"/>=&gt; ?a <text:s/>&lt;produced&gt; <text:s/>?b</text:p>
          </table:table-cell>
          <table:table-cell office:value-type="float" office:value="0.00025721" calcext:value-type="float">
            <text:p>0.00025721</text:p>
          </table:table-cell>
          <table:table-cell office:value-type="float" office:value="0.01948052" calcext:value-type="float">
            <text:p>0.01948052</text:p>
          </table:table-cell>
          <table:table-cell office:value-type="float" office:value="0.2" calcext:value-type="float">
            <text:p>0.2</text:p>
          </table:table-cell>
          <table:table-cell office:value-type="float" office:value="0.92307692" calcext:value-type="float">
            <text:p>0.92307692</text:p>
          </table:table-cell>
          <table:table-cell office:value-type="float" office:value="0.78333333" calcext:value-type="float">
            <text:p>0.78333333</text:p>
          </table:table-cell>
          <table:table-cell office:value-type="float" office:value="0.72307692" calcext:value-type="float">
            <text:p>0.72307692</text:p>
          </table:table-cell>
          <table:table-cell office:value-type="float" office:value="0.15666667" calcext:value-type="float">
            <text:p>0.15666667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.4" calcext:value-type="float">
            <text:p>9.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02083423" calcext:value-type="float">
            <text:p>0.02083423</text:p>
          </table:table-cell>
          <table:table-cell table:number-columns-repeated="2" office:value-type="float" office:value="0.58308338" calcext:value-type="float">
            <text:p>0.58308338</text:p>
          </table:table-cell>
          <table:table-cell office:value-type="float" office:value="0.91958373" calcext:value-type="float">
            <text:p>0.91958373</text:p>
          </table:table-cell>
          <table:table-cell office:value-type="float" office:value="0.36592681" calcext:value-type="float">
            <text:p>0.36592681</text:p>
          </table:table-cell>
          <table:table-cell office:value-type="float" office:value="0.33650034" calcext:value-type="float">
            <text:p>0.33650034</text:p>
          </table:table-cell>
          <table:table-cell office:value-type="float" office:value="0.21336585" calcext:value-type="float">
            <text:p>0.21336585</text:p>
          </table:table-cell>
          <table:table-cell office:value-type="float" office:value="972" calcext:value-type="float">
            <text:p>972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float" office:value="355.680863827235" calcext:value-type="float">
            <text:p>355.680863827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hild&gt; <text:s/>?b <text:s/>?b <text:s/>&lt;hasChild&gt; <text:s/>?a <text:s text:c="2"/>=&gt; ?a <text:s/>&lt;isMarriedTo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0659868" calcext:value-type="float">
            <text:p>0.00659868</text:p>
          </table:table-cell>
          <table:table-cell office:value-type="float" office:value="0.78571429" calcext:value-type="float">
            <text:p>0.78571429</text:p>
          </table:table-cell>
          <table:table-cell office:value-type="float" office:value="0.91666667" calcext:value-type="float">
            <text:p>0.91666667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1122449" calcext:value-type="float">
            <text:p>0.112244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.57142857142857" calcext:value-type="float">
            <text:p>1.571428571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produced&gt; <text:s/>?b <text:s/>?a <text:s/>&lt;actedIn&gt; <text:s/>?b <text:s text:c="2"/>=&gt; ?a <text:s/>&lt;created&gt; <text:s/>?b</text:p>
          </table:table-cell>
          <table:table-cell office:value-type="float" office:value="0.00042869" calcext:value-type="float">
            <text:p>0.00042869</text:p>
          </table:table-cell>
          <table:table-cell office:value-type="float" office:value="0.00206526" calcext:value-type="float">
            <text:p>0.00206526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90909091" calcext:value-type="float">
            <text:p>0.90909091</text:p>
          </table:table-cell>
          <table:table-cell office:value-type="float" office:value="0.63333333" calcext:value-type="float">
            <text:p>0.63333333</text:p>
          </table:table-cell>
          <table:table-cell office:value-type="float" office:value="0.57575758" calcext:value-type="float">
            <text:p>0.57575758</text:p>
          </table:table-cell>
          <table:table-cell office:value-type="float" office:value="0.21111111" calcext:value-type="float">
            <text:p>0.2111111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2.6666666666667" calcext:value-type="float">
            <text:p>12.666666666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.00079307" calcext:value-type="float">
            <text:p>0.00079307</text:p>
          </table:table-cell>
          <table:table-cell office:value-type="float" office:value="0.06006494" calcext:value-type="float">
            <text:p>0.06006494</text:p>
          </table:table-cell>
          <table:table-cell office:value-type="float" office:value="0.16666667" calcext:value-type="float">
            <text:p>0.16666667</text:p>
          </table:table-cell>
          <table:table-cell office:value-type="float" office:value="0.90243902" calcext:value-type="float">
            <text:p>0.90243902</text:p>
          </table:table-cell>
          <table:table-cell office:value-type="float" office:value="0.81531532" calcext:value-type="float">
            <text:p>0.81531532</text:p>
          </table:table-cell>
          <table:table-cell office:value-type="float" office:value="0.73577236" calcext:value-type="float">
            <text:p>0.73577236</text:p>
          </table:table-cell>
          <table:table-cell office:value-type="float" office:value="0.13588589" calcext:value-type="float">
            <text:p>0.13588589</text:p>
          </table:table-cell>
          <table:table-cell office:value-type="float" office:value="37" calcext:value-type="float">
            <text:p>37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30.1666666666667" calcext:value-type="float">
            <text:p>30.166666666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hasChild&gt; <text:s/>?a <text:s/>?b <text:s/>&lt;isMarriedTo&gt; <text:s/>?a <text:s text:c="2"/>=&gt; ?a <text:s/>&lt;isMarriedTo&gt; <text:s/>?b</text:p>
          </table:table-cell>
          <table:table-cell office:value-type="float" office:value="0.00034295" calcext:value-type="float">
            <text:p>0.00034295</text:p>
          </table:table-cell>
          <table:table-cell office:value-type="float" office:value="0.00959808" calcext:value-type="float">
            <text:p>0.00959808</text:p>
          </table:table-cell>
          <table:table-cell office:value-type="float" office:value="0.53333333" calcext:value-type="float">
            <text:p>0.53333333</text:p>
          </table:table-cell>
          <table:table-cell office:value-type="float" office:value="0.88888889" calcext:value-type="float">
            <text:p>0.88888889</text:p>
          </table:table-cell>
          <table:table-cell office:value-type="float" office:value="0.4" calcext:value-type="float">
            <text:p>0.4</text:p>
          </table:table-cell>
          <table:table-cell office:value-type="float" office:value="0.35555556" calcext:value-type="float">
            <text:p>0.35555556</text:p>
          </table:table-cell>
          <table:table-cell office:value-type="float" office:value="0.21333333" calcext:value-type="float">
            <text:p>0.2133333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.4" calcext:value-type="float">
            <text:p>6.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00475843" calcext:value-type="float">
            <text:p>0.00475843</text:p>
          </table:table-cell>
          <table:table-cell office:value-type="float" office:value="0.23692636" calcext:value-type="float">
            <text:p>0.23692636</text:p>
          </table:table-cell>
          <table:table-cell office:value-type="float" office:value="0.02292441" calcext:value-type="float">
            <text:p>0.02292441</text:p>
          </table:table-cell>
          <table:table-cell office:value-type="float" office:value="0.88095238" calcext:value-type="float">
            <text:p>0.88095238</text:p>
          </table:table-cell>
          <table:table-cell office:value-type="float" office:value="0.9739777" calcext:value-type="float">
            <text:p>0.9739777</text:p>
          </table:table-cell>
          <table:table-cell office:value-type="float" office:value="0.85802797" calcext:value-type="float">
            <text:p>0.85802797</text:p>
          </table:table-cell>
          <table:table-cell office:value-type="float" office:value="0.02232787" calcext:value-type="float">
            <text:p>0.02232787</text:p>
          </table:table-cell>
          <table:table-cell office:value-type="float" office:value="222" calcext:value-type="float">
            <text:p>222</text:p>
          </table:table-cell>
          <table:table-cell office:value-type="float" office:value="9684" calcext:value-type="float">
            <text:p>9684</text:p>
          </table:table-cell>
          <table:table-cell table:number-columns-repeated="2" office:value-type="float" office:value="216.223048327138" calcext:value-type="float">
            <text:p>216.223048327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00042869" calcext:value-type="float">
            <text:p>0.00042869</text:p>
          </table:table-cell>
          <table:table-cell office:value-type="float" office:value="0.02134472" calcext:value-type="float">
            <text:p>0.02134472</text:p>
          </table:table-cell>
          <table:table-cell office:value-type="float" office:value="0.27777778" calcext:value-type="float">
            <text:p>0.27777778</text:p>
          </table:table-cell>
          <table:table-cell office:value-type="float" office:value="0.86956522" calcext:value-type="float">
            <text:p>0.86956522</text:p>
          </table:table-cell>
          <table:table-cell office:value-type="float" office:value="0.68055556" calcext:value-type="float">
            <text:p>0.68055556</text:p>
          </table:table-cell>
          <table:table-cell office:value-type="float" office:value="0.59178744" calcext:value-type="float">
            <text:p>0.59178744</text:p>
          </table:table-cell>
          <table:table-cell office:value-type="float" office:value="0.18904321" calcext:value-type="float">
            <text:p>0.18904321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3.6111111111111" calcext:value-type="float">
            <text:p>13.611111111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produced&gt; <text:s/>?b <text:s/>?a <text:s/>&lt;actedIn&gt; <text:s/>?b <text:s text:c="2"/>=&gt; ?a <text:s/>&lt;directed&gt; <text:s/>?b</text:p>
          </table:table-cell>
          <table:table-cell office:value-type="float" office:value="0.00025721" calcext:value-type="float">
            <text:p>0.00025721</text:p>
          </table:table-cell>
          <table:table-cell office:value-type="float" office:value="0.01280683" calcext:value-type="float">
            <text:p>0.01280683</text:p>
          </table:table-cell>
          <table:table-cell office:value-type="float" office:value="0.2" calcext:value-type="float">
            <text:p>0.2</text:p>
          </table:table-cell>
          <table:table-cell office:value-type="float" office:value="0.85714286" calcext:value-type="float">
            <text:p>0.85714286</text:p>
          </table:table-cell>
          <table:table-cell office:value-type="float" office:value="0.76666667" calcext:value-type="float">
            <text:p>0.76666667</text:p>
          </table:table-cell>
          <table:table-cell office:value-type="float" office:value="0.65714286" calcext:value-type="float">
            <text:p>0.65714286</text:p>
          </table:table-cell>
          <table:table-cell office:value-type="float" office:value="0.15333333" calcext:value-type="float">
            <text:p>0.15333333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.2" calcext:value-type="float">
            <text:p>9.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28947368" calcext:value-type="float">
            <text:p>0.28947368</text:p>
          </table:table-cell>
          <table:table-cell office:value-type="float" office:value="0.02600473" calcext:value-type="float">
            <text:p>0.02600473</text:p>
          </table:table-cell>
          <table:table-cell office:value-type="float" office:value="0.84615385" calcext:value-type="float">
            <text:p>0.84615385</text:p>
          </table:table-cell>
          <table:table-cell office:value-type="float" office:value="0.96926714" calcext:value-type="float">
            <text:p>0.96926714</text:p>
          </table:table-cell>
          <table:table-cell office:value-type="float" office:value="0.82014912" calcext:value-type="float">
            <text:p>0.82014912</text:p>
          </table:table-cell>
          <table:table-cell office:value-type="float" office:value="0.02520553" calcext:value-type="float">
            <text:p>0.02520553</text:p>
          </table:table-cell>
          <table:table-cell office:value-type="float" office:value="11" calcext:value-type="float">
            <text:p>11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float" office:value="10.661938534279" calcext:value-type="float">
            <text:p>10.661938534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iedIn&gt; <text:s/>?a <text:s/>?e <text:s/>&lt;isPoliticianOf&gt; <text:s/>?b <text:s text:c="2"/>=&gt; ?a <text:s/>&lt;isLocatedIn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0165314" calcext:value-type="float">
            <text:p>0.00165314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84615385" calcext:value-type="float">
            <text:p>0.8461538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5865385" calcext:value-type="float">
            <text:p>0.15865385</text:p>
          </table:table-cell>
          <table:table-cell office:value-type="float" office:value="0.12890625" calcext:value-type="float">
            <text:p>0.1289062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.0625" calcext:value-type="float">
            <text:p>2.062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0.00141467" calcext:value-type="float">
            <text:p>0.00141467</text:p>
          </table:table-cell>
          <table:table-cell office:value-type="float" office:value="0.10714286" calcext:value-type="float">
            <text:p>0.10714286</text:p>
          </table:table-cell>
          <table:table-cell office:value-type="float" office:value="0.07043757" calcext:value-type="float">
            <text:p>0.07043757</text:p>
          </table:table-cell>
          <table:table-cell office:value-type="float" office:value="0.825" calcext:value-type="float">
            <text:p>0.825</text:p>
          </table:table-cell>
          <table:table-cell office:value-type="float" office:value="0.91462113" calcext:value-type="float">
            <text:p>0.91462113</text:p>
          </table:table-cell>
          <table:table-cell office:value-type="float" office:value="0.75456243" calcext:value-type="float">
            <text:p>0.75456243</text:p>
          </table:table-cell>
          <table:table-cell office:value-type="float" office:value="0.06442369" calcext:value-type="float">
            <text:p>0.06442369</text:p>
          </table:table-cell>
          <table:table-cell office:value-type="float" office:value="66" calcext:value-type="float">
            <text:p>66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float" office:value="60.3649946638207" calcext:value-type="float">
            <text:p>60.364994663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.00141467" calcext:value-type="float">
            <text:p>0.00141467</text:p>
          </table:table-cell>
          <table:table-cell office:value-type="float" office:value="0.07043757" calcext:value-type="float">
            <text:p>0.07043757</text:p>
          </table:table-cell>
          <table:table-cell office:value-type="float" office:value="0.10714286" calcext:value-type="float">
            <text:p>0.10714286</text:p>
          </table:table-cell>
          <table:table-cell office:value-type="float" office:value="0.79518072" calcext:value-type="float">
            <text:p>0.79518072</text:p>
          </table:table-cell>
          <table:table-cell office:value-type="float" office:value="0.86525974" calcext:value-type="float">
            <text:p>0.86525974</text:p>
          </table:table-cell>
          <table:table-cell office:value-type="float" office:value="0.68803787" calcext:value-type="float">
            <text:p>0.68803787</text:p>
          </table:table-cell>
          <table:table-cell office:value-type="float" office:value="0.0927064" calcext:value-type="float">
            <text:p>0.0927064</text:p>
          </table:table-cell>
          <table:table-cell office:value-type="float" office:value="66" calcext:value-type="float">
            <text:p>66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57.1071428571429" calcext:value-type="float">
            <text:p>57.107142857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hasCapital&gt; <text:s/>?f <text:s text:c="2"/>=&gt; ?a <text:s/>&lt;isCitizenOf&gt; <text:s/>?b</text:p>
          </table:table-cell>
          <table:table-cell office:value-type="float" office:value="0.00079307" calcext:value-type="float">
            <text:p>0.00079307</text:p>
          </table:table-cell>
          <table:table-cell office:value-type="float" office:value="0.08584687" calcext:value-type="float">
            <text:p>0.08584687</text:p>
          </table:table-cell>
          <table:table-cell office:value-type="float" office:value="0.08008658" calcext:value-type="float">
            <text:p>0.08008658</text:p>
          </table:table-cell>
          <table:table-cell office:value-type="float" office:value="0.78723404" calcext:value-type="float">
            <text:p>0.78723404</text:p>
          </table:table-cell>
          <table:table-cell office:value-type="float" office:value="0.8982684" calcext:value-type="float">
            <text:p>0.8982684</text:p>
          </table:table-cell>
          <table:table-cell office:value-type="float" office:value="0.70714746" calcext:value-type="float">
            <text:p>0.70714746</text:p>
          </table:table-cell>
          <table:table-cell office:value-type="float" office:value="0.07193924" calcext:value-type="float">
            <text:p>0.07193924</text:p>
          </table:table-cell>
          <table:table-cell office:value-type="float" office:value="37" calcext:value-type="float">
            <text:p>37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33.2359307359307" calcext:value-type="float">
            <text:p>33.235930735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created&gt; <text:s/>?b <text:s text:c="2"/>=&gt; ?a <text:s/>&lt;produced&gt; <text:s/>?b</text:p>
          </table:table-cell>
          <table:table-cell office:value-type="float" office:value="0.00180049" calcext:value-type="float">
            <text:p>0.00180049</text:p>
          </table:table-cell>
          <table:table-cell office:value-type="float" office:value="0.13636364" calcext:value-type="float">
            <text:p>0.13636364</text:p>
          </table:table-cell>
          <table:table-cell office:value-type="float" office:value="0.0086741" calcext:value-type="float">
            <text:p>0.0086741</text:p>
          </table:table-cell>
          <table:table-cell office:value-type="float" office:value="0.76363636" calcext:value-type="float">
            <text:p>0.76363636</text:p>
          </table:table-cell>
          <table:table-cell office:value-type="float" office:value="0.98864106" calcext:value-type="float">
            <text:p>0.98864106</text:p>
          </table:table-cell>
          <table:table-cell office:value-type="float" office:value="0.75496226" calcext:value-type="float">
            <text:p>0.75496226</text:p>
          </table:table-cell>
          <table:table-cell office:value-type="float" office:value="0.00857557" calcext:value-type="float">
            <text:p>0.00857557</text:p>
          </table:table-cell>
          <table:table-cell office:value-type="float" office:value="84" calcext:value-type="float">
            <text:p>84</text:p>
          </table:table-cell>
          <table:table-cell office:value-type="float" office:value="9684" calcext:value-type="float">
            <text:p>9684</text:p>
          </table:table-cell>
          <table:table-cell table:number-columns-repeated="2" office:value-type="float" office:value="83.0458488228005" calcext:value-type="float">
            <text:p>83.045848822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0.00180049" calcext:value-type="float">
            <text:p>0.00180049</text:p>
          </table:table-cell>
          <table:table-cell office:value-type="float" office:value="0.0086741" calcext:value-type="float">
            <text:p>0.0086741</text:p>
          </table:table-cell>
          <table:table-cell office:value-type="float" office:value="0.13636364" calcext:value-type="float">
            <text:p>0.13636364</text:p>
          </table:table-cell>
          <table:table-cell office:value-type="float" office:value="0.76363636" calcext:value-type="float">
            <text:p>0.76363636</text:p>
          </table:table-cell>
          <table:table-cell office:value-type="float" office:value="0.82142857" calcext:value-type="float">
            <text:p>0.82142857</text:p>
          </table:table-cell>
          <table:table-cell office:value-type="float" office:value="0.62727273" calcext:value-type="float">
            <text:p>0.62727273</text:p>
          </table:table-cell>
          <table:table-cell office:value-type="float" office:value="0.11201299" calcext:value-type="float">
            <text:p>0.11201299</text:p>
          </table:table-cell>
          <table:table-cell office:value-type="float" office:value="84" calcext:value-type="float">
            <text:p>84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hasWonPrize&gt; <text:s/>?b <text:s text:c="2"/>=&gt; ?a <text:s/>&lt;hasWonPrize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0540541" calcext:value-type="float">
            <text:p>0.00540541</text:p>
          </table:table-cell>
          <table:table-cell office:value-type="float" office:value="0.06666667" calcext:value-type="float">
            <text:p>0.06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91111111" calcext:value-type="float">
            <text:p>0.91111111</text:p>
          </table:table-cell>
          <table:table-cell office:value-type="float" office:value="0.68333333" calcext:value-type="float">
            <text:p>0.68333333</text:p>
          </table:table-cell>
          <table:table-cell office:value-type="float" office:value="0.06074074" calcext:value-type="float">
            <text:p>0.0607407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.46666666666667" calcext:value-type="float">
            <text:p>5.466666666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b <text:s/>?a <text:s/>&lt;livesIn&gt; <text:s/>?b <text:s text:c="2"/>=&gt; ?a <text:s/>&lt;died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395257" calcext:value-type="float">
            <text:p>0.00395257</text:p>
          </table:table-cell>
          <table:table-cell office:value-type="float" office:value="0.10344828" calcext:value-type="float">
            <text:p>0.10344828</text:p>
          </table:table-cell>
          <table:table-cell office:value-type="float" office:value="0.75" calcext:value-type="float">
            <text:p>0.75</text:p>
          </table:table-cell>
          <table:table-cell office:value-type="float" office:value="0.86206897" calcext:value-type="float">
            <text:p>0.86206897</text:p>
          </table:table-cell>
          <table:table-cell office:value-type="float" office:value="0.64655172" calcext:value-type="float">
            <text:p>0.64655172</text:p>
          </table:table-cell>
          <table:table-cell office:value-type="float" office:value="0.08917955" calcext:value-type="float">
            <text:p>0.0891795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.58620689655172" calcext:value-type="float">
            <text:p>2.586206896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b <text:s/>?a <text:s/>&lt;diedIn&gt; <text:s/>?b <text:s text:c="2"/>=&gt; ?a <text:s/>&lt;wasBorn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64294" calcext:value-type="float">
            <text:p>0.00164294</text:p>
          </table:table-cell>
          <table:table-cell office:value-type="float" office:value="0.23076923" calcext:value-type="float">
            <text:p>0.23076923</text:p>
          </table:table-cell>
          <table:table-cell office:value-type="float" office:value="0.75" calcext:value-type="float">
            <text:p>0.75</text:p>
          </table:table-cell>
          <table:table-cell office:value-type="float" office:value="0.69230769" calcext:value-type="float">
            <text:p>0.69230769</text:p>
          </table:table-cell>
          <table:table-cell office:value-type="float" office:value="0.51923077" calcext:value-type="float">
            <text:p>0.51923077</text:p>
          </table:table-cell>
          <table:table-cell office:value-type="float" office:value="0.15976331" calcext:value-type="float">
            <text:p>0.1597633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.07692307692308" calcext:value-type="float">
            <text:p>2.076923076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participatedIn&gt; <text:s/>?b <text:s/>?a <text:s/>&lt;participatedIn&gt; <text:s/>?e <text:s text:c="2"/>=&gt; ?a <text:s/>&lt;participated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046729" calcext:value-type="float">
            <text:p>0.00046729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produced&gt; <text:s/>?b <text:s/>?a <text:s/>&lt;created&gt; <text:s/>?b <text:s text:c="2"/>=&gt; ?a <text:s/>&lt;actedIn&gt; <text:s/>?b</text:p>
          </table:table-cell>
          <table:table-cell office:value-type="float" office:value="0.00042869" calcext:value-type="float">
            <text:p>0.00042869</text:p>
          </table:table-cell>
          <table:table-cell office:value-type="float" office:value="0.00406587" calcext:value-type="float">
            <text:p>0.00406587</text:p>
          </table:table-cell>
          <table:table-cell office:value-type="float" office:value="0.23809524" calcext:value-type="float">
            <text:p>0.23809524</text:p>
          </table:table-cell>
          <table:table-cell office:value-type="float" office:value="0.71428571" calcext:value-type="float">
            <text:p>0.71428571</text:p>
          </table:table-cell>
          <table:table-cell office:value-type="float" office:value="0.66666667" calcext:value-type="float">
            <text:p>0.66666667</text:p>
          </table:table-cell>
          <table:table-cell office:value-type="float" office:value="0.47619048" calcext:value-type="float">
            <text:p>0.47619048</text:p>
          </table:table-cell>
          <table:table-cell office:value-type="float" office:value="0.15873016" calcext:value-type="float">
            <text:p>0.15873016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3.3333333333333" calcext:value-type="float">
            <text:p>13.333333333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livesIn&gt; <text:s/>?b <text:s text:c="2"/>=&gt; ?a <text:s/>&lt;livesIn&gt; <text:s/>?b</text:p>
          </table:table-cell>
          <table:table-cell office:value-type="float" office:value="0.00019291" calcext:value-type="float">
            <text:p>0.00019291</text:p>
          </table:table-cell>
          <table:table-cell office:value-type="float" office:value="0.01902748" calcext:value-type="float">
            <text:p>0.01902748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69230769" calcext:value-type="float">
            <text:p>0.69230769</text:p>
          </table:table-cell>
          <table:table-cell office:value-type="float" office:value="0.79365079" calcext:value-type="float">
            <text:p>0.79365079</text:p>
          </table:table-cell>
          <table:table-cell office:value-type="float" office:value="0.54945055" calcext:value-type="float">
            <text:p>0.54945055</text:p>
          </table:table-cell>
          <table:table-cell office:value-type="float" office:value="0.11337868" calcext:value-type="float">
            <text:p>0.11337868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7.14285714285714" calcext:value-type="float">
            <text:p>7.142857142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f <text:s/>?f <text:s/>&lt;isLocatedIn&gt; <text:s/>?b <text:s text:c="2"/>=&gt; ?a <text:s/>&lt;isPoliticianOf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28947368" calcext:value-type="float">
            <text:p>0.28947368</text:p>
          </table:table-cell>
          <table:table-cell office:value-type="float" office:value="0.01095618" calcext:value-type="float">
            <text:p>0.0109561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8406375" calcext:value-type="float">
            <text:p>0.98406375</text:p>
          </table:table-cell>
          <table:table-cell office:value-type="float" office:value="0.67654382" calcext:value-type="float">
            <text:p>0.67654382</text:p>
          </table:table-cell>
          <table:table-cell office:value-type="float" office:value="0.01078157" calcext:value-type="float">
            <text:p>0.01078157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table:number-columns-repeated="2" office:value-type="float" office:value="10.8247011952191" calcext:value-type="float">
            <text:p>10.824701195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wasBornIn&gt; <text:s/>?a <text:s/>?e <text:s/>&lt;isPoliticianOf&gt; <text:s/>?b <text:s text:c="2"/>=&gt; ?a <text:s/>&lt;isLocatedIn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0165314" calcext:value-type="float">
            <text:p>0.00165314</text:p>
          </table:table-cell>
          <table:table-cell office:value-type="float" office:value="0.64705882" calcext:value-type="float">
            <text:p>0.64705882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05882353" calcext:value-type="float">
            <text:p>0.05882353</text:p>
          </table:table-cell>
          <table:table-cell office:value-type="float" office:value="0.04044118" calcext:value-type="float">
            <text:p>0.04044118</text:p>
          </table:table-cell>
          <table:table-cell office:value-type="float" office:value="0.03806228" calcext:value-type="float">
            <text:p>0.0380622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647058823529412" calcext:value-type="float">
            <text:p>0.647058823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hasWonPrize&gt; <text:s/>?b <text:s text:c="2"/>=&gt; ?a <text:s/>&lt;hasWonPrize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18018" calcext:value-type="float">
            <text:p>0.0018018</text:p>
          </table:table-cell>
          <table:table-cell office:value-type="float" office:value="0.0952381" calcext:value-type="float">
            <text:p>0.0952381</text:p>
          </table:table-cell>
          <table:table-cell office:value-type="float" office:value="0.66666667" calcext:value-type="float">
            <text:p>0.66666667</text:p>
          </table:table-cell>
          <table:table-cell office:value-type="float" office:value="0.85714286" calcext:value-type="float">
            <text:p>0.85714286</text:p>
          </table:table-cell>
          <table:table-cell office:value-type="float" office:value="0.57142857" calcext:value-type="float">
            <text:p>0.57142857</text:p>
          </table:table-cell>
          <table:table-cell office:value-type="float" office:value="0.08163265" calcext:value-type="float">
            <text:p>0.0816326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.71428571428571" calcext:value-type="float">
            <text:p>1.714285714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b <text:s/>?a <text:s/>&lt;livesIn&gt; <text:s/>?b <text:s text:c="2"/>=&gt; ?a <text:s/>&lt;isLeaderOf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1136364" calcext:value-type="float">
            <text:p>0.01136364</text:p>
          </table:table-cell>
          <table:table-cell office:value-type="float" office:value="0.06896552" calcext:value-type="float">
            <text:p>0.06896552</text:p>
          </table:table-cell>
          <table:table-cell office:value-type="float" office:value="0.66666667" calcext:value-type="float">
            <text:p>0.66666667</text:p>
          </table:table-cell>
          <table:table-cell office:value-type="float" office:value="0.89655172" calcext:value-type="float">
            <text:p>0.89655172</text:p>
          </table:table-cell>
          <table:table-cell office:value-type="float" office:value="0.59770115" calcext:value-type="float">
            <text:p>0.59770115</text:p>
          </table:table-cell>
          <table:table-cell office:value-type="float" office:value="0.06183115" calcext:value-type="float">
            <text:p>0.0618311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.79310344827586" calcext:value-type="float">
            <text:p>1.793103448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isKnownFor&gt; <text:s/>?b <text:s text:c="2"/>=&gt; ?a <text:s/>&lt;isCitizenOf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464037" calcext:value-type="float">
            <text:p>0.00464037</text:p>
          </table:table-cell>
          <table:table-cell office:value-type="float" office:value="0.04" calcext:value-type="float">
            <text:p>0.04</text:p>
          </table:table-cell>
          <table:table-cell office:value-type="float" office:value="0.66666667" calcext:value-type="float">
            <text:p>0.66666667</text:p>
          </table:table-cell>
          <table:table-cell office:value-type="float" office:value="0.94" calcext:value-type="float">
            <text:p>0.94</text:p>
          </table:table-cell>
          <table:table-cell office:value-type="float" office:value="0.62666667" calcext:value-type="float">
            <text:p>0.62666667</text:p>
          </table:table-cell>
          <table:table-cell office:value-type="float" office:value="0.0376" calcext:value-type="float">
            <text:p>0.037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.88" calcext:value-type="float">
            <text:p>1.8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Capital&gt; <text:s/>?a <text:s/>?e <text:s/>&lt;hasOfficialLanguage&gt; <text:s/>?b <text:s text:c="2"/>=&gt; ?a <text:s/>&lt;hasOfficialLanguage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643087" calcext:value-type="float">
            <text:p>0.00643087</text:p>
          </table:table-cell>
          <table:table-cell office:value-type="float" office:value="0.00843882" calcext:value-type="float">
            <text:p>0.00843882</text:p>
          </table:table-cell>
          <table:table-cell office:value-type="float" office:value="0.66666667" calcext:value-type="float">
            <text:p>0.66666667</text:p>
          </table:table-cell>
          <table:table-cell office:value-type="float" office:value="0.98734177" calcext:value-type="float">
            <text:p>0.98734177</text:p>
          </table:table-cell>
          <table:table-cell office:value-type="float" office:value="0.65822785" calcext:value-type="float">
            <text:p>0.65822785</text:p>
          </table:table-cell>
          <table:table-cell office:value-type="float" office:value="0.008332" calcext:value-type="float">
            <text:p>0.008332</text:p>
          </table:table-cell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1.9746835443038" calcext:value-type="float">
            <text:p>1.974683544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LocatedIn&gt; <text:s/>?a <text:s/>?e <text:s/>&lt;hasOfficialLanguage&gt; <text:s/>?b <text:s text:c="2"/>=&gt; ?a <text:s/>&lt;hasOfficialLanguage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643087" calcext:value-type="float">
            <text:p>0.00643087</text:p>
          </table:table-cell>
          <table:table-cell office:value-type="float" office:value="0.03571429" calcext:value-type="float">
            <text:p>0.03571429</text:p>
          </table:table-cell>
          <table:table-cell office:value-type="float" office:value="0.66666667" calcext:value-type="float">
            <text:p>0.66666667</text:p>
          </table:table-cell>
          <table:table-cell office:value-type="float" office:value="0.94642857" calcext:value-type="float">
            <text:p>0.94642857</text:p>
          </table:table-cell>
          <table:table-cell office:value-type="float" office:value="0.63095238" calcext:value-type="float">
            <text:p>0.63095238</text:p>
          </table:table-cell>
          <table:table-cell office:value-type="float" office:value="0.03380102" calcext:value-type="float">
            <text:p>0.03380102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.89285714285714" calcext:value-type="float">
            <text:p>1.892857142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162413" calcext:value-type="float">
            <text:p>0.0162413</text:p>
          </table:table-cell>
          <table:table-cell office:value-type="float" office:value="0.17948718" calcext:value-type="float">
            <text:p>0.17948718</text:p>
          </table:table-cell>
          <table:table-cell office:value-type="float" office:value="0.63636364" calcext:value-type="float">
            <text:p>0.63636364</text:p>
          </table:table-cell>
          <table:table-cell office:value-type="float" office:value="0.71794872" calcext:value-type="float">
            <text:p>0.71794872</text:p>
          </table:table-cell>
          <table:table-cell office:value-type="float" office:value="0.45687646" calcext:value-type="float">
            <text:p>0.45687646</text:p>
          </table:table-cell>
          <table:table-cell office:value-type="float" office:value="0.12886259" calcext:value-type="float">
            <text:p>0.1288625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.02564102564103" calcext:value-type="float">
            <text:p>5.025641025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isCitizenOf&gt; <text:s/>?b <text:s text:c="2"/>=&gt; ?a <text:s/>&lt;isCitizenOf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162413" calcext:value-type="float">
            <text:p>0.0162413</text:p>
          </table:table-cell>
          <table:table-cell office:value-type="float" office:value="0.10769231" calcext:value-type="float">
            <text:p>0.10769231</text:p>
          </table:table-cell>
          <table:table-cell office:value-type="float" office:value="0.63636364" calcext:value-type="float">
            <text:p>0.63636364</text:p>
          </table:table-cell>
          <table:table-cell office:value-type="float" office:value="0.83076923" calcext:value-type="float">
            <text:p>0.83076923</text:p>
          </table:table-cell>
          <table:table-cell office:value-type="float" office:value="0.52867133" calcext:value-type="float">
            <text:p>0.52867133</text:p>
          </table:table-cell>
          <table:table-cell office:value-type="float" office:value="0.08946746" calcext:value-type="float">
            <text:p>0.08946746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.81538461538462" calcext:value-type="float">
            <text:p>5.815384615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LocatedIn&gt; <text:s/>?f <text:s/>?b <text:s/>&lt;hasCapital&gt; <text:s/>?f <text:s text:c="2"/>=&gt; ?a <text:s/>&lt;isCitizenOf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1160093" calcext:value-type="float">
            <text:p>0.01160093</text:p>
          </table:table-cell>
          <table:table-cell office:value-type="float" office:value="0.01362398" calcext:value-type="float">
            <text:p>0.01362398</text:p>
          </table:table-cell>
          <table:table-cell office:value-type="float" office:value="0.625" calcext:value-type="float">
            <text:p>0.625</text:p>
          </table:table-cell>
          <table:table-cell office:value-type="float" office:value="0.97820163" calcext:value-type="float">
            <text:p>0.97820163</text:p>
          </table:table-cell>
          <table:table-cell office:value-type="float" office:value="0.61137602" calcext:value-type="float">
            <text:p>0.61137602</text:p>
          </table:table-cell>
          <table:table-cell office:value-type="float" office:value="0.013327" calcext:value-type="float">
            <text:p>0.013327</text:p>
          </table:table-cell>
          <table:table-cell office:value-type="float" office:value="5" calcext:value-type="float">
            <text:p>5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4.89100817438692" calcext:value-type="float">
            <text:p>4.891008174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b <text:s/>?b <text:s/>&lt;hasChild&gt; <text:s/>?a <text:s text:c="2"/>=&gt; ?a <text:s/>&lt;hasChild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0402047" calcext:value-type="float">
            <text:p>0.00402047</text:p>
          </table:table-cell>
          <table:table-cell office:value-type="float" office:value="0.55" calcext:value-type="float">
            <text:p>0.55</text:p>
          </table:table-cell>
          <table:table-cell office:value-type="float" office:value="0.61111111" calcext:value-type="float">
            <text:p>0.61111111</text:p>
          </table:table-cell>
          <table:table-cell office:value-type="float" office:value="0.1" calcext:value-type="float">
            <text:p>0.1</text:p>
          </table:table-cell>
          <table:table-cell office:value-type="float" office:value="0.06111111" calcext:value-type="float">
            <text:p>0.06111111</text:p>
          </table:table-cell>
          <table:table-cell office:value-type="float" office:value="0.055" calcext:value-type="float">
            <text:p>0.05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00051443" calcext:value-type="float">
            <text:p>0.00051443</text:p>
          </table:table-cell>
          <table:table-cell office:value-type="float" office:value="0.05568445" calcext:value-type="float">
            <text:p>0.05568445</text:p>
          </table:table-cell>
          <table:table-cell office:value-type="float" office:value="0.09090909" calcext:value-type="float">
            <text:p>0.09090909</text:p>
          </table:table-cell>
          <table:table-cell office:value-type="float" office:value="0.6" calcext:value-type="float">
            <text:p>0.6</text:p>
          </table:table-cell>
          <table:table-cell office:value-type="float" office:value="0.84848485" calcext:value-type="float">
            <text:p>0.84848485</text:p>
          </table:table-cell>
          <table:table-cell office:value-type="float" office:value="0.50909091" calcext:value-type="float">
            <text:p>0.50909091</text:p>
          </table:table-cell>
          <table:table-cell office:value-type="float" office:value="0.07713499" calcext:value-type="float">
            <text:p>0.07713499</text:p>
          </table:table-cell>
          <table:table-cell office:value-type="float" office:value="24" calcext:value-type="float">
            <text:p>24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20.3636363636364" calcext:value-type="float">
            <text:p>20.363636363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participatedIn&gt; <text:s/>?f <text:s/>?a <text:s/>&lt;participatedIn&gt; <text:s/>?f <text:s text:c="2"/>=&gt; ?a <text:s/>&lt;participated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046729" calcext:value-type="float">
            <text:p>0.00046729</text:p>
          </table:table-cell>
          <table:table-cell office:value-type="float" office:value="0.00099536" calcext:value-type="float">
            <text:p>0.00099536</text:p>
          </table:table-cell>
          <table:table-cell office:value-type="float" office:value="0.6" calcext:value-type="float">
            <text:p>0.6</text:p>
          </table:table-cell>
          <table:table-cell office:value-type="float" office:value="0.99834107" calcext:value-type="float">
            <text:p>0.99834107</text:p>
          </table:table-cell>
          <table:table-cell office:value-type="float" office:value="0.59900464" calcext:value-type="float">
            <text:p>0.59900464</text:p>
          </table:table-cell>
          <table:table-cell office:value-type="float" office:value="0.0009937" calcext:value-type="float">
            <text:p>0.0009937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table:number-columns-repeated="2" office:value-type="float" office:value="2.99502322495023" calcext:value-type="float">
            <text:p>2.99502322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rected&gt; <text:s/>?b <text:s/>?a <text:s/>&lt;produced&gt; <text:s/>?b <text:s text:c="2"/>=&gt; ?a <text:s/>&lt;actedIn&gt; <text:s/>?b</text:p>
          </table:table-cell>
          <table:table-cell office:value-type="float" office:value="0.00025721" calcext:value-type="float">
            <text:p>0.00025721</text:p>
          </table:table-cell>
          <table:table-cell office:value-type="float" office:value="0.00243952" calcext:value-type="float">
            <text:p>0.00243952</text:p>
          </table:table-cell>
          <table:table-cell office:value-type="float" office:value="0.18181818" calcext:value-type="float">
            <text:p>0.18181818</text:p>
          </table:table-cell>
          <table:table-cell office:value-type="float" office:value="0.57142857" calcext:value-type="float">
            <text:p>0.57142857</text:p>
          </table:table-cell>
          <table:table-cell office:value-type="float" office:value="0.68181818" calcext:value-type="float">
            <text:p>0.68181818</text:p>
          </table:table-cell>
          <table:table-cell office:value-type="float" office:value="0.38961039" calcext:value-type="float">
            <text:p>0.38961039</text:p>
          </table:table-cell>
          <table:table-cell office:value-type="float" office:value="0.12396694" calcext:value-type="float">
            <text:p>0.12396694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8.18181818181818" calcext:value-type="float">
            <text:p>8.181818181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diedIn&gt; <text:s/>?b <text:s text:c="2"/>=&gt; ?a <text:s/>&lt;diedIn&gt; <text:s/>?b</text:p>
          </table:table-cell>
          <table:table-cell office:value-type="float" office:value="0.00047156" calcext:value-type="float">
            <text:p>0.00047156</text:p>
          </table:table-cell>
          <table:table-cell office:value-type="float" office:value="0.02898551" calcext:value-type="float">
            <text:p>0.02898551</text:p>
          </table:table-cell>
          <table:table-cell office:value-type="float" office:value="0.16058394" calcext:value-type="float">
            <text:p>0.16058394</text:p>
          </table:table-cell>
          <table:table-cell office:value-type="float" office:value="0.56410256" calcext:value-type="float">
            <text:p>0.56410256</text:p>
          </table:table-cell>
          <table:table-cell office:value-type="float" office:value="0.71532847" calcext:value-type="float">
            <text:p>0.71532847</text:p>
          </table:table-cell>
          <table:table-cell office:value-type="float" office:value="0.40351862" calcext:value-type="float">
            <text:p>0.40351862</text:p>
          </table:table-cell>
          <table:table-cell office:value-type="float" office:value="0.11487026" calcext:value-type="float">
            <text:p>0.11487026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5.7372262773723" calcext:value-type="float">
            <text:p>15.737226277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diedIn&gt; <text:s/>?b <text:s text:c="2"/>=&gt; ?a <text:s/>&lt;diedIn&gt; <text:s/>?b</text:p>
          </table:table-cell>
          <table:table-cell office:value-type="float" office:value="0.00047156" calcext:value-type="float">
            <text:p>0.00047156</text:p>
          </table:table-cell>
          <table:table-cell office:value-type="float" office:value="0.02898551" calcext:value-type="float">
            <text:p>0.02898551</text:p>
          </table:table-cell>
          <table:table-cell office:value-type="float" office:value="0.13253012" calcext:value-type="float">
            <text:p>0.13253012</text:p>
          </table:table-cell>
          <table:table-cell office:value-type="float" office:value="0.56410256" calcext:value-type="float">
            <text:p>0.56410256</text:p>
          </table:table-cell>
          <table:table-cell office:value-type="float" office:value="0.76506024" calcext:value-type="float">
            <text:p>0.76506024</text:p>
          </table:table-cell>
          <table:table-cell office:value-type="float" office:value="0.43157244" calcext:value-type="float">
            <text:p>0.43157244</text:p>
          </table:table-cell>
          <table:table-cell office:value-type="float" office:value="0.10139353" calcext:value-type="float">
            <text:p>0.10139353</text:p>
          </table:table-cell>
          <table:table-cell office:value-type="float" office:value="22" calcext:value-type="float">
            <text:p>22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6.8313253012048" calcext:value-type="float">
            <text:p>16.831325301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wasBornIn&gt; <text:s/>?a <text:s/>?e <text:s/>&lt;isCitizenOf&gt; <text:s/>?b <text:s text:c="2"/>=&gt; ?a <text:s/>&lt;isLocatedIn&gt; <text:s/>?b</text:p>
          </table:table-cell>
          <table:table-cell office:value-type="float" office:value="0.00053586" calcext:value-type="float">
            <text:p>0.00053586</text:p>
          </table:table-cell>
          <table:table-cell office:value-type="float" office:value="0.00375714" calcext:value-type="float">
            <text:p>0.00375714</text:p>
          </table:table-cell>
          <table:table-cell office:value-type="float" office:value="0.25510204" calcext:value-type="float">
            <text:p>0.25510204</text:p>
          </table:table-cell>
          <table:table-cell office:value-type="float" office:value="0.55555556" calcext:value-type="float">
            <text:p>0.55555556</text:p>
          </table:table-cell>
          <table:table-cell office:value-type="float" office:value="0.54081633" calcext:value-type="float">
            <text:p>0.54081633</text:p>
          </table:table-cell>
          <table:table-cell office:value-type="float" office:value="0.30045351" calcext:value-type="float">
            <text:p>0.30045351</text:p>
          </table:table-cell>
          <table:table-cell office:value-type="float" office:value="0.13796335" calcext:value-type="float">
            <text:p>0.13796335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3.5204081632653" calcext:value-type="float">
            <text:p>13.520408163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hasChild&gt; <text:s/>?a <text:s/>?b <text:s/>&lt;isMarriedTo&gt; <text:s/>?a <text:s text:c="2"/>=&gt; ?a <text:s/>&lt;hasChild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0402047" calcext:value-type="float">
            <text:p>0.00402047</text:p>
          </table:table-cell>
          <table:table-cell office:value-type="float" office:value="0.36666667" calcext:value-type="float">
            <text:p>0.36666667</text:p>
          </table:table-cell>
          <table:table-cell office:value-type="float" office:value="0.55" calcext:value-type="float">
            <text:p>0.55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18333333" calcext:value-type="float">
            <text:p>0.18333333</text:p>
          </table:table-cell>
          <table:table-cell office:value-type="float" office:value="0.12222222" calcext:value-type="float">
            <text:p>0.12222222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.66666666666667" calcext:value-type="float">
            <text:p>3.666666666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hasCapital&gt; <text:s/>?a <text:s text:c="2"/>=&gt; ?a <text:s/>&lt;isLocatedIn&gt; <text:s/>?b</text:p>
          </table:table-cell>
          <table:table-cell office:value-type="float" office:value="0.00092168" calcext:value-type="float">
            <text:p>0.00092168</text:p>
          </table:table-cell>
          <table:table-cell office:value-type="float" office:value="0.00646228" calcext:value-type="float">
            <text:p>0.00646228</text:p>
          </table:table-cell>
          <table:table-cell office:value-type="float" office:value="0.1442953" calcext:value-type="float">
            <text:p>0.1442953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73154362" calcext:value-type="float">
            <text:p>0.73154362</text:p>
          </table:table-cell>
          <table:table-cell office:value-type="float" office:value="0.3932047" calcext:value-type="float">
            <text:p>0.3932047</text:p>
          </table:table-cell>
          <table:table-cell office:value-type="float" office:value="0.10555831" calcext:value-type="float">
            <text:p>0.10555831</text:p>
          </table:table-cell>
          <table:table-cell office:value-type="float" office:value="43" calcext:value-type="float">
            <text:p>43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31.4563758389262" calcext:value-type="float">
            <text:p>31.456375838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livesIn&gt; <text:s/>?b <text:s text:c="2"/>=&gt; ?a <text:s/>&lt;livesIn&gt; <text:s/>?b</text:p>
          </table:table-cell>
          <table:table-cell office:value-type="float" office:value="0.00017148" calcext:value-type="float">
            <text:p>0.00017148</text:p>
          </table:table-cell>
          <table:table-cell office:value-type="float" office:value="0.01691332" calcext:value-type="float">
            <text:p>0.01691332</text:p>
          </table:table-cell>
          <table:table-cell office:value-type="float" office:value="0.17777778" calcext:value-type="float">
            <text:p>0.17777778</text:p>
          </table:table-cell>
          <table:table-cell office:value-type="float" office:value="0.53333333" calcext:value-type="float">
            <text:p>0.53333333</text:p>
          </table:table-cell>
          <table:table-cell office:value-type="float" office:value="0.66666667" calcext:value-type="float">
            <text:p>0.66666667</text:p>
          </table:table-cell>
          <table:table-cell office:value-type="float" office:value="0.35555556" calcext:value-type="float">
            <text:p>0.35555556</text:p>
          </table:table-cell>
          <table:table-cell office:value-type="float" office:value="0.11851852" calcext:value-type="float">
            <text:p>0.1185185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.33333333333333" calcext:value-type="float">
            <text:p>5.333333333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00017148" calcext:value-type="float">
            <text:p>0.00017148</text:p>
          </table:table-cell>
          <table:table-cell office:value-type="float" office:value="0.01691332" calcext:value-type="float">
            <text:p>0.01691332</text:p>
          </table:table-cell>
          <table:table-cell office:value-type="float" office:value="0.12903226" calcext:value-type="float">
            <text:p>0.12903226</text:p>
          </table:table-cell>
          <table:table-cell office:value-type="float" office:value="0.53333333" calcext:value-type="float">
            <text:p>0.53333333</text:p>
          </table:table-cell>
          <table:table-cell office:value-type="float" office:value="0.75806452" calcext:value-type="float">
            <text:p>0.75806452</text:p>
          </table:table-cell>
          <table:table-cell office:value-type="float" office:value="0.40430108" calcext:value-type="float">
            <text:p>0.40430108</text:p>
          </table:table-cell>
          <table:table-cell office:value-type="float" office:value="0.09781478" calcext:value-type="float">
            <text:p>0.09781478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.06451612903226" calcext:value-type="float">
            <text:p>6.06451612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00047156" calcext:value-type="float">
            <text:p>0.00047156</text:p>
          </table:table-cell>
          <table:table-cell office:value-type="float" office:value="0.04651163" calcext:value-type="float">
            <text:p>0.04651163</text:p>
          </table:table-cell>
          <table:table-cell office:value-type="float" office:value="0.05104408" calcext:value-type="float">
            <text:p>0.05104408</text:p>
          </table:table-cell>
          <table:table-cell office:value-type="float" office:value="0.5" calcext:value-type="float">
            <text:p>0.5</text:p>
          </table:table-cell>
          <table:table-cell office:value-type="float" office:value="0.89791183" calcext:value-type="float">
            <text:p>0.89791183</text:p>
          </table:table-cell>
          <table:table-cell office:value-type="float" office:value="0.44895592" calcext:value-type="float">
            <text:p>0.44895592</text:p>
          </table:table-cell>
          <table:table-cell office:value-type="float" office:value="0.04583309" calcext:value-type="float">
            <text:p>0.04583309</text:p>
          </table:table-cell>
          <table:table-cell office:value-type="float" office:value="22" calcext:value-type="float">
            <text:p>22</text:p>
          </table:table-cell>
          <table:table-cell office:value-type="float" office:value="431" calcext:value-type="float">
            <text:p>431</text:p>
          </table:table-cell>
          <table:table-cell table:number-columns-repeated="2" office:value-type="float" office:value="19.754060324826" calcext:value-type="float">
            <text:p>19.754060324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rected&gt; <text:s/>?b <text:s/>?a <text:s/>&lt;created&gt; <text:s/>?b <text:s text:c="2"/>=&gt; ?a <text:s/>&lt;actedIn&gt; <text:s/>?b</text:p>
          </table:table-cell>
          <table:table-cell office:value-type="float" office:value="0.00042869" calcext:value-type="float">
            <text:p>0.00042869</text:p>
          </table:table-cell>
          <table:table-cell office:value-type="float" office:value="0.00406587" calcext:value-type="float">
            <text:p>0.00406587</text:p>
          </table:table-cell>
          <table:table-cell office:value-type="float" office:value="0.09009009" calcext:value-type="float">
            <text:p>0.09009009</text:p>
          </table:table-cell>
          <table:table-cell office:value-type="float" office:value="0.5" calcext:value-type="float">
            <text:p>0.5</text:p>
          </table:table-cell>
          <table:table-cell office:value-type="float" office:value="0.81981982" calcext:value-type="float">
            <text:p>0.81981982</text:p>
          </table:table-cell>
          <table:table-cell office:value-type="float" office:value="0.40990991" calcext:value-type="float">
            <text:p>0.40990991</text:p>
          </table:table-cell>
          <table:table-cell office:value-type="float" office:value="0.07385764" calcext:value-type="float">
            <text:p>0.07385764</text:p>
          </table:table-cell>
          <table:table-cell office:value-type="float" office:value="20" calcext:value-type="float">
            <text:p>20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16.3963963963964" calcext:value-type="float">
            <text:p>16.396396396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00027865" calcext:value-type="float">
            <text:p>0.00027865</text:p>
          </table:table-cell>
          <table:table-cell office:value-type="float" office:value="0.02748414" calcext:value-type="float">
            <text:p>0.02748414</text:p>
          </table:table-cell>
          <table:table-cell office:value-type="float" office:value="0.0171278" calcext:value-type="float">
            <text:p>0.0171278</text:p>
          </table:table-cell>
          <table:table-cell office:value-type="float" office:value="0.5" calcext:value-type="float">
            <text:p>0.5</text:p>
          </table:table-cell>
          <table:table-cell office:value-type="float" office:value="0.9657444" calcext:value-type="float">
            <text:p>0.9657444</text:p>
          </table:table-cell>
          <table:table-cell office:value-type="float" office:value="0.4828722" calcext:value-type="float">
            <text:p>0.4828722</text:p>
          </table:table-cell>
          <table:table-cell office:value-type="float" office:value="0.01654108" calcext:value-type="float">
            <text:p>0.01654108</text:p>
          </table:table-cell>
          <table:table-cell office:value-type="float" office:value="13" calcext:value-type="float">
            <text:p>13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float" office:value="12.5546772068511" calcext:value-type="float">
            <text:p>12.554677206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livesIn&gt; <text:s/>?b <text:s text:c="2"/>=&gt; ?a <text:s/>&lt;livesIn&gt; <text:s/>?b</text:p>
          </table:table-cell>
          <table:table-cell office:value-type="float" office:value="0.00019291" calcext:value-type="float">
            <text:p>0.00019291</text:p>
          </table:table-cell>
          <table:table-cell office:value-type="float" office:value="0.01902748" calcext:value-type="float">
            <text:p>0.01902748</text:p>
          </table:table-cell>
          <table:table-cell office:value-type="float" office:value="0.13636364" calcext:value-type="float">
            <text:p>0.13636364</text:p>
          </table:table-cell>
          <table:table-cell office:value-type="float" office:value="0.5" calcext:value-type="float">
            <text:p>0.5</text:p>
          </table:table-cell>
          <table:table-cell office:value-type="float" office:value="0.72727273" calcext:value-type="float">
            <text:p>0.72727273</text:p>
          </table:table-cell>
          <table:table-cell office:value-type="float" office:value="0.36363636" calcext:value-type="float">
            <text:p>0.36363636</text:p>
          </table:table-cell>
          <table:table-cell office:value-type="float" office:value="0.09917355" calcext:value-type="float">
            <text:p>0.09917355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.54545454545455" calcext:value-type="float">
            <text:p>6.545454545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PoliticianOf&gt; <text:s/>?b <text:s text:c="2"/>=&gt; ?a <text:s/>&lt;livesIn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1268499" calcext:value-type="float">
            <text:p>0.01268499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.5" calcext:value-type="float">
            <text:p>0.5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.34210526" calcext:value-type="float">
            <text:p>0.34210526</text:p>
          </table:table-cell>
          <table:table-cell office:value-type="float" office:value="0.10803324" calcext:value-type="float">
            <text:p>0.10803324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.10526315789474" calcext:value-type="float">
            <text:p>4.105263157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hasWonPrize&gt; <text:s/>?b <text:s text:c="2"/>=&gt; ?a <text:s/>&lt;hasWonPrize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0540541" calcext:value-type="float">
            <text:p>0.00540541</text:p>
          </table:table-cell>
          <table:table-cell office:value-type="float" office:value="0.05882353" calcext:value-type="float">
            <text:p>0.05882353</text:p>
          </table:table-cell>
          <table:table-cell office:value-type="float" office:value="0.5" calcext:value-type="float">
            <text:p>0.5</text:p>
          </table:table-cell>
          <table:table-cell office:value-type="float" office:value="0.88235294" calcext:value-type="float">
            <text:p>0.88235294</text:p>
          </table:table-cell>
          <table:table-cell office:value-type="float" office:value="0.44117647" calcext:value-type="float">
            <text:p>0.44117647</text:p>
          </table:table-cell>
          <table:table-cell office:value-type="float" office:value="0.05190311" calcext:value-type="float">
            <text:p>0.05190311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5.29411764705882" calcext:value-type="float">
            <text:p>5.294117647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isLocatedIn&gt; <text:s/>?b <text:s text:c="2"/>=&gt; ?a <text:s/>&lt;isLocatedIn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0060114" calcext:value-type="float">
            <text:p>0.00060114</text:p>
          </table:table-cell>
          <table:table-cell office:value-type="float" office:value="0.05797101" calcext:value-type="float">
            <text:p>0.05797101</text:p>
          </table:table-cell>
          <table:table-cell office:value-type="float" office:value="0.5" calcext:value-type="float">
            <text:p>0.5</text:p>
          </table:table-cell>
          <table:table-cell office:value-type="float" office:value="0.88405797" calcext:value-type="float">
            <text:p>0.88405797</text:p>
          </table:table-cell>
          <table:table-cell office:value-type="float" office:value="0.44202899" calcext:value-type="float">
            <text:p>0.44202899</text:p>
          </table:table-cell>
          <table:table-cell office:value-type="float" office:value="0.05124974" calcext:value-type="float">
            <text:p>0.05124974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3.53623188405797" calcext:value-type="float">
            <text:p>3.536231884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isLocatedIn&gt; <text:s/>?b <text:s text:c="2"/>=&gt; ?a <text:s/>&lt;isLocated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045086" calcext:value-type="float">
            <text:p>0.00045086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.625" calcext:value-type="float">
            <text:p>2.62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LeaderOf&gt; <text:s/>?b <text:s/>?a <text:s/>&lt;livesIn&gt; <text:s/>?b <text:s text:c="2"/>=&gt; ?a <text:s/>&lt;wasBorn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109529" calcext:value-type="float">
            <text:p>0.00109529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isCitizenOf&gt; <text:s/>?b <text:s text:c="2"/>=&gt; ?a <text:s/>&lt;isCitizenOf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464037" calcext:value-type="float">
            <text:p>0.00464037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5" calcext:value-type="float">
            <text:p>0.5</text:p>
          </table:table-cell>
          <table:table-cell office:value-type="float" office:value="0.71428571" calcext:value-type="float">
            <text:p>0.71428571</text:p>
          </table:table-cell>
          <table:table-cell office:value-type="float" office:value="0.35714286" calcext:value-type="float">
            <text:p>0.35714286</text:p>
          </table:table-cell>
          <table:table-cell office:value-type="float" office:value="0.10204082" calcext:value-type="float">
            <text:p>0.1020408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.42857142857143" calcext:value-type="float">
            <text:p>1.428571428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isCitizenOf&gt; <text:s/>?b <text:s text:c="2"/>=&gt; ?a <text:s/>&lt;isCitizenOf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464037" calcext:value-type="float">
            <text:p>0.00464037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apital&gt; <text:s/>?f <text:s/>?f <text:s/>&lt;hasOfficialLanguage&gt; <text:s/>?b <text:s text:c="2"/>=&gt; ?a <text:s/>&lt;hasOfficialLanguage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643087" calcext:value-type="float">
            <text:p>0.0064308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0.02098427" calcext:value-type="float">
            <text:p>0.02098427</text:p>
          </table:table-cell>
          <table:table-cell office:value-type="float" office:value="0.35782164" calcext:value-type="float">
            <text:p>0.35782164</text:p>
          </table:table-cell>
          <table:table-cell table:number-columns-repeated="2" office:value-type="float" office:value="0.49594732" calcext:value-type="float">
            <text:p>0.495947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9594732" calcext:value-type="float">
            <text:p>0.49594732</text:p>
          </table:table-cell>
          <table:table-cell office:value-type="float" office:value="979" calcext:value-type="float">
            <text:p>979</text:p>
          </table:table-cell>
          <table:table-cell office:value-type="float" office:value="1974" calcext:value-type="float">
            <text:p>1974</text:p>
          </table:table-cell>
          <table:table-cell table:number-columns-repeated="2" office:value-type="float" office:value="979" calcext:value-type="float">
            <text:p>97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asBornIn&gt; <text:s/>?f <text:s/>?f <text:s/>&lt;isLocatedIn&gt; <text:s/>?b <text:s text:c="2"/>=&gt; ?a <text:s/>&lt;isCitizenOf&gt; <text:s/>?b</text:p>
          </table:table-cell>
          <table:table-cell office:value-type="float" office:value="0.0006216" calcext:value-type="float">
            <text:p>0.0006216</text:p>
          </table:table-cell>
          <table:table-cell office:value-type="float" office:value="0.06728538" calcext:value-type="float">
            <text:p>0.06728538</text:p>
          </table:table-cell>
          <table:table-cell office:value-type="float" office:value="0.02888446" calcext:value-type="float">
            <text:p>0.02888446</text:p>
          </table:table-cell>
          <table:table-cell office:value-type="float" office:value="0.47540984" calcext:value-type="float">
            <text:p>0.47540984</text:p>
          </table:table-cell>
          <table:table-cell office:value-type="float" office:value="0.93924303" calcext:value-type="float">
            <text:p>0.93924303</text:p>
          </table:table-cell>
          <table:table-cell office:value-type="float" office:value="0.44652537" calcext:value-type="float">
            <text:p>0.44652537</text:p>
          </table:table-cell>
          <table:table-cell office:value-type="float" office:value="0.02712953" calcext:value-type="float">
            <text:p>0.02712953</text:p>
          </table:table-cell>
          <table:table-cell office:value-type="float" office:value="29" calcext:value-type="float">
            <text:p>29</text:p>
          </table:table-cell>
          <table:table-cell office:value-type="float" office:value="1004" calcext:value-type="float">
            <text:p>1004</text:p>
          </table:table-cell>
          <table:table-cell table:number-columns-repeated="2" office:value-type="float" office:value="27.2380478087649" calcext:value-type="float">
            <text:p>27.238047808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iedIn&gt; <text:s/>?a <text:s/>?e <text:s/>&lt;isCitizenOf&gt; <text:s/>?b <text:s text:c="2"/>=&gt; ?a <text:s/>&lt;isLocatedIn&gt; <text:s/>?b</text:p>
          </table:table-cell>
          <table:table-cell office:value-type="float" office:value="0.00032152" calcext:value-type="float">
            <text:p>0.00032152</text:p>
          </table:table-cell>
          <table:table-cell office:value-type="float" office:value="0.00225428" calcext:value-type="float">
            <text:p>0.00225428</text:p>
          </table:table-cell>
          <table:table-cell office:value-type="float" office:value="0.28846154" calcext:value-type="float">
            <text:p>0.28846154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38461538" calcext:value-type="float">
            <text:p>0.38461538</text:p>
          </table:table-cell>
          <table:table-cell office:value-type="float" office:value="0.18028846" calcext:value-type="float">
            <text:p>0.18028846</text:p>
          </table:table-cell>
          <table:table-cell office:value-type="float" office:value="0.11094675" calcext:value-type="float">
            <text:p>0.11094675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.76923076923077" calcext:value-type="float">
            <text:p>5.769230769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00047156" calcext:value-type="float">
            <text:p>0.00047156</text:p>
          </table:table-cell>
          <table:table-cell office:value-type="float" office:value="0.05104408" calcext:value-type="float">
            <text:p>0.05104408</text:p>
          </table:table-cell>
          <table:table-cell office:value-type="float" office:value="0.05200946" calcext:value-type="float">
            <text:p>0.05200946</text:p>
          </table:table-cell>
          <table:table-cell office:value-type="float" office:value="0.46808511" calcext:value-type="float">
            <text:p>0.46808511</text:p>
          </table:table-cell>
          <table:table-cell office:value-type="float" office:value="0.88888889" calcext:value-type="float">
            <text:p>0.88888889</text:p>
          </table:table-cell>
          <table:table-cell office:value-type="float" office:value="0.41607565" calcext:value-type="float">
            <text:p>0.41607565</text:p>
          </table:table-cell>
          <table:table-cell office:value-type="float" office:value="0.04623063" calcext:value-type="float">
            <text:p>0.04623063</text:p>
          </table:table-cell>
          <table:table-cell office:value-type="float" office:value="22" calcext:value-type="float">
            <text:p>22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float" office:value="19.5555555555556" calcext:value-type="float">
            <text:p>19.555555555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hasCapital&gt; <text:s/>?f <text:s text:c="2"/>=&gt; ?a <text:s/>&lt;isCitizenOf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162413" calcext:value-type="float">
            <text:p>0.0162413</text:p>
          </table:table-cell>
          <table:table-cell office:value-type="float" office:value="0.12727273" calcext:value-type="float">
            <text:p>0.12727273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72727273" calcext:value-type="float">
            <text:p>0.72727273</text:p>
          </table:table-cell>
          <table:table-cell office:value-type="float" office:value="0.33939394" calcext:value-type="float">
            <text:p>0.33939394</text:p>
          </table:table-cell>
          <table:table-cell office:value-type="float" office:value="0.09256198" calcext:value-type="float">
            <text:p>0.09256198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.09090909090909" calcext:value-type="float">
            <text:p>5.090909090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LocatedIn&gt; <text:s/>?f <text:s/>?f <text:s/>&lt;isLocatedIn&gt; <text:s/>?b <text:s text:c="2"/>=&gt; ?a <text:s/>&lt;isCitizenOf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162413" calcext:value-type="float">
            <text:p>0.0162413</text:p>
          </table:table-cell>
          <table:table-cell office:value-type="float" office:value="0.00478142" calcext:value-type="float">
            <text:p>0.00478142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8907104" calcext:value-type="float">
            <text:p>0.98907104</text:p>
          </table:table-cell>
          <table:table-cell office:value-type="float" office:value="0.43271858" calcext:value-type="float">
            <text:p>0.43271858</text:p>
          </table:table-cell>
          <table:table-cell office:value-type="float" office:value="0.00472916" calcext:value-type="float">
            <text:p>0.00472916</text:p>
          </table:table-cell>
          <table:table-cell office:value-type="float" office:value="7" calcext:value-type="float">
            <text:p>7</text:p>
          </table:table-cell>
          <table:table-cell office:value-type="float" office:value="1464" calcext:value-type="float">
            <text:p>1464</text:p>
          </table:table-cell>
          <table:table-cell table:number-columns-repeated="2" office:value-type="float" office:value="6.92349726775956" calcext:value-type="float">
            <text:p>6.923497267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produced&gt; <text:s/>?b <text:s text:c="2"/>=&gt; ?a <text:s/>&lt;actedIn&gt; <text:s/>?b</text:p>
          </table:table-cell>
          <table:table-cell office:value-type="float" office:value="0.00128606" calcext:value-type="float">
            <text:p>0.00128606</text:p>
          </table:table-cell>
          <table:table-cell office:value-type="float" office:value="0.0121976" calcext:value-type="float">
            <text:p>0.0121976</text:p>
          </table:table-cell>
          <table:table-cell office:value-type="float" office:value="0.0974026" calcext:value-type="float">
            <text:p>0.0974026</text:p>
          </table:table-cell>
          <table:table-cell office:value-type="float" office:value="0.43165468" calcext:value-type="float">
            <text:p>0.43165468</text:p>
          </table:table-cell>
          <table:table-cell office:value-type="float" office:value="0.77435065" calcext:value-type="float">
            <text:p>0.77435065</text:p>
          </table:table-cell>
          <table:table-cell office:value-type="float" office:value="0.33425208" calcext:value-type="float">
            <text:p>0.33425208</text:p>
          </table:table-cell>
          <table:table-cell office:value-type="float" office:value="0.07542376" calcext:value-type="float">
            <text:p>0.07542376</text:p>
          </table:table-cell>
          <table:table-cell office:value-type="float" office:value="60" calcext:value-type="float">
            <text:p>60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46.461038961039" calcext:value-type="float">
            <text:p>46.46103896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isCitizenOf&gt; <text:s/>?b <text:s text:c="2"/>=&gt; ?a <text:s/>&lt;isLocatedIn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0090171" calcext:value-type="float">
            <text:p>0.00090171</text:p>
          </table:table-cell>
          <table:table-cell office:value-type="float" office:value="0.11111111" calcext:value-type="float">
            <text:p>0.11111111</text:p>
          </table:table-cell>
          <table:table-cell office:value-type="float" office:value="0.42857143" calcext:value-type="float">
            <text:p>0.42857143</text:p>
          </table:table-cell>
          <table:table-cell office:value-type="float" office:value="0.74074074" calcext:value-type="float">
            <text:p>0.74074074</text:p>
          </table:table-cell>
          <table:table-cell office:value-type="float" office:value="0.31746032" calcext:value-type="float">
            <text:p>0.31746032</text:p>
          </table:table-cell>
          <table:table-cell office:value-type="float" office:value="0.08230453" calcext:value-type="float">
            <text:p>0.0823045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4.44444444444444" calcext:value-type="float">
            <text:p>4.444444444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0.02096283" calcext:value-type="float">
            <text:p>0.02096283</text:p>
          </table:table-cell>
          <table:table-cell office:value-type="float" office:value="0.35745614" calcext:value-type="float">
            <text:p>0.35745614</text:p>
          </table:table-cell>
          <table:table-cell table:number-columns-repeated="2" office:value-type="float" office:value="0.42319342" calcext:value-type="float">
            <text:p>0.423193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2319342" calcext:value-type="float">
            <text:p>0.42319342</text:p>
          </table:table-cell>
          <table:table-cell office:value-type="float" office:value="978" calcext:value-type="float">
            <text:p>978</text:p>
          </table:table-cell>
          <table:table-cell office:value-type="float" office:value="2311" calcext:value-type="float">
            <text:p>2311</text:p>
          </table:table-cell>
          <table:table-cell table:number-columns-repeated="2" office:value-type="float" office:value="978" calcext:value-type="float">
            <text:p>97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LocatedIn&gt; <text:s/>?a <text:s/>?e <text:s/>&lt;isCitizenOf&gt; <text:s/>?b <text:s text:c="2"/>=&gt; ?a <text:s/>&lt;isLocatedIn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0090171" calcext:value-type="float">
            <text:p>0.00090171</text:p>
          </table:table-cell>
          <table:table-cell office:value-type="float" office:value="0.21428571" calcext:value-type="float">
            <text:p>0.21428571</text:p>
          </table:table-cell>
          <table:table-cell office:value-type="float" office:value="0.4" calcext:value-type="float">
            <text:p>0.4</text:p>
          </table:table-cell>
          <table:table-cell office:value-type="float" office:value="0.46428571" calcext:value-type="float">
            <text:p>0.46428571</text:p>
          </table:table-cell>
          <table:table-cell office:value-type="float" office:value="0.18571429" calcext:value-type="float">
            <text:p>0.18571429</text:p>
          </table:table-cell>
          <table:table-cell office:value-type="float" office:value="0.0994898" calcext:value-type="float">
            <text:p>0.099489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.78571428571429" calcext:value-type="float">
            <text:p>2.785714285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KnownFor&gt; <text:s/>?f <text:s/>?b <text:s/>&lt;isCitizenOf&gt; <text:s/>?f <text:s text:c="2"/>=&gt; ?a <text:s/>&lt;hasChild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73099" calcext:value-type="float">
            <text:p>0.00073099</text:p>
          </table:table-cell>
          <table:table-cell office:value-type="float" office:value="0.07692308" calcext:value-type="float">
            <text:p>0.07692308</text:p>
          </table:table-cell>
          <table:table-cell office:value-type="float" office:value="0.4" calcext:value-type="float">
            <text:p>0.4</text:p>
          </table:table-cell>
          <table:table-cell office:value-type="float" office:value="0.80769231" calcext:value-type="float">
            <text:p>0.80769231</text:p>
          </table:table-cell>
          <table:table-cell office:value-type="float" office:value="0.32307692" calcext:value-type="float">
            <text:p>0.32307692</text:p>
          </table:table-cell>
          <table:table-cell office:value-type="float" office:value="0.06213018" calcext:value-type="float">
            <text:p>0.0621301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.61538461538462" calcext:value-type="float">
            <text:p>1.615384615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hild&gt; <text:s/>?f <text:s/>?b <text:s/>&lt;hasChild&gt; <text:s/>?f <text:s text:c="2"/>=&gt; ?a <text:s/>&lt;isMarriedTo&gt; <text:s/>?b</text:p>
          </table:table-cell>
          <table:table-cell office:value-type="float" office:value="0.00928109" calcext:value-type="float">
            <text:p>0.00928109</text:p>
          </table:table-cell>
          <table:table-cell office:value-type="float" office:value="0.25974805" calcext:value-type="float">
            <text:p>0.25974805</text:p>
          </table:table-cell>
          <table:table-cell office:value-type="float" office:value="0.18496369" calcext:value-type="float">
            <text:p>0.18496369</text:p>
          </table:table-cell>
          <table:table-cell office:value-type="float" office:value="0.38973897" calcext:value-type="float">
            <text:p>0.38973897</text:p>
          </table:table-cell>
          <table:table-cell office:value-type="float" office:value="0.52541649" calcext:value-type="float">
            <text:p>0.52541649</text:p>
          </table:table-cell>
          <table:table-cell office:value-type="float" office:value="0.20477528" calcext:value-type="float">
            <text:p>0.20477528</text:p>
          </table:table-cell>
          <table:table-cell office:value-type="float" office:value="0.09718297" calcext:value-type="float">
            <text:p>0.09718297</text:p>
          </table:table-cell>
          <table:table-cell office:value-type="float" office:value="433" calcext:value-type="float">
            <text:p>433</text:p>
          </table:table-cell>
          <table:table-cell office:value-type="float" office:value="2341" calcext:value-type="float">
            <text:p>2341</text:p>
          </table:table-cell>
          <table:table-cell table:number-columns-repeated="2" office:value-type="float" office:value="227.505339598462" calcext:value-type="float">
            <text:p>227.505339598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f <text:s/>?f <text:s/>&lt;hasCapital&gt; <text:s/>?b <text:s text:c="2"/>=&gt; ?a <text:s/>&lt;diedIn&gt; <text:s/>?b</text:p>
          </table:table-cell>
          <table:table-cell office:value-type="float" office:value="0.00051443" calcext:value-type="float">
            <text:p>0.00051443</text:p>
          </table:table-cell>
          <table:table-cell office:value-type="float" office:value="0.03162055" calcext:value-type="float">
            <text:p>0.03162055</text:p>
          </table:table-cell>
          <table:table-cell office:value-type="float" office:value="0.05940594" calcext:value-type="float">
            <text:p>0.05940594</text:p>
          </table:table-cell>
          <table:table-cell office:value-type="float" office:value="0.38095238" calcext:value-type="float">
            <text:p>0.38095238</text:p>
          </table:table-cell>
          <table:table-cell office:value-type="float" office:value="0.84405941" calcext:value-type="float">
            <text:p>0.84405941</text:p>
          </table:table-cell>
          <table:table-cell office:value-type="float" office:value="0.32154644" calcext:value-type="float">
            <text:p>0.32154644</text:p>
          </table:table-cell>
          <table:table-cell office:value-type="float" office:value="0.05014214" calcext:value-type="float">
            <text:p>0.05014214</text:p>
          </table:table-cell>
          <table:table-cell office:value-type="float" office:value="24" calcext:value-type="float">
            <text:p>24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.2574257425743" calcext:value-type="float">
            <text:p>20.257425742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actedIn&gt; <text:s/>?b <text:s text:c="2"/>=&gt; ?a <text:s/>&lt;produced&gt; <text:s/>?b</text:p>
          </table:table-cell>
          <table:table-cell office:value-type="float" office:value="0.00128606" calcext:value-type="float">
            <text:p>0.00128606</text:p>
          </table:table-cell>
          <table:table-cell office:value-type="float" office:value="0.0974026" calcext:value-type="float">
            <text:p>0.0974026</text:p>
          </table:table-cell>
          <table:table-cell office:value-type="float" office:value="0.0121976" calcext:value-type="float">
            <text:p>0.0121976</text:p>
          </table:table-cell>
          <table:table-cell office:value-type="float" office:value="0.37974684" calcext:value-type="float">
            <text:p>0.37974684</text:p>
          </table:table-cell>
          <table:table-cell office:value-type="float" office:value="0.96787965" calcext:value-type="float">
            <text:p>0.96787965</text:p>
          </table:table-cell>
          <table:table-cell office:value-type="float" office:value="0.36754923" calcext:value-type="float">
            <text:p>0.36754923</text:p>
          </table:table-cell>
          <table:table-cell office:value-type="float" office:value="0.01180581" calcext:value-type="float">
            <text:p>0.01180581</text:p>
          </table:table-cell>
          <table:table-cell office:value-type="float" office:value="60" calcext:value-type="float">
            <text:p>60</text:p>
          </table:table-cell>
          <table:table-cell office:value-type="float" office:value="4919" calcext:value-type="float">
            <text:p>4919</text:p>
          </table:table-cell>
          <table:table-cell table:number-columns-repeated="2" office:value-type="float" office:value="58.072779020126" calcext:value-type="float">
            <text:p>58.072779020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f <text:s/>?f <text:s/>&lt;isLocatedIn&gt; <text:s/>?b <text:s text:c="2"/>=&gt; ?a <text:s/>&lt;isCitizenOf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1392111" calcext:value-type="float">
            <text:p>0.01392111</text:p>
          </table:table-cell>
          <table:table-cell office:value-type="float" office:value="0.03726708" calcext:value-type="float">
            <text:p>0.03726708</text:p>
          </table:table-cell>
          <table:table-cell office:value-type="float" office:value="0.375" calcext:value-type="float">
            <text:p>0.375</text:p>
          </table:table-cell>
          <table:table-cell office:value-type="float" office:value="0.90062112" calcext:value-type="float">
            <text:p>0.90062112</text:p>
          </table:table-cell>
          <table:table-cell office:value-type="float" office:value="0.33773292" calcext:value-type="float">
            <text:p>0.33773292</text:p>
          </table:table-cell>
          <table:table-cell office:value-type="float" office:value="0.03356352" calcext:value-type="float">
            <text:p>0.03356352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5.40372670807454" calcext:value-type="float">
            <text:p>5.403726708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graduatedFrom&gt; <text:s/>?b <text:s text:c="2"/>=&gt; ?a <text:s/>&lt;graduatedFrom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813008" calcext:value-type="float">
            <text:p>0.00813008</text:p>
          </table:table-cell>
          <table:table-cell office:value-type="float" office:value="0.13043478" calcext:value-type="float">
            <text:p>0.13043478</text:p>
          </table:table-cell>
          <table:table-cell office:value-type="float" office:value="0.375" calcext:value-type="float">
            <text:p>0.375</text:p>
          </table:table-cell>
          <table:table-cell office:value-type="float" office:value="0.65217391" calcext:value-type="float">
            <text:p>0.65217391</text:p>
          </table:table-cell>
          <table:table-cell office:value-type="float" office:value="0.24456522" calcext:value-type="float">
            <text:p>0.24456522</text:p>
          </table:table-cell>
          <table:table-cell office:value-type="float" office:value="0.08506616" calcext:value-type="float">
            <text:p>0.0850661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.95652173913043" calcext:value-type="float">
            <text:p>1.956521739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graduatedFrom&gt; <text:s/>?b <text:s text:c="2"/>=&gt; ?a <text:s/>&lt;graduatedFrom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813008" calcext:value-type="float">
            <text:p>0.00813008</text:p>
          </table:table-cell>
          <table:table-cell office:value-type="float" office:value="0.08571429" calcext:value-type="float">
            <text:p>0.08571429</text:p>
          </table:table-cell>
          <table:table-cell office:value-type="float" office:value="0.375" calcext:value-type="float">
            <text:p>0.375</text:p>
          </table:table-cell>
          <table:table-cell office:value-type="float" office:value="0.77142857" calcext:value-type="float">
            <text:p>0.77142857</text:p>
          </table:table-cell>
          <table:table-cell office:value-type="float" office:value="0.28928571" calcext:value-type="float">
            <text:p>0.28928571</text:p>
          </table:table-cell>
          <table:table-cell office:value-type="float" office:value="0.06612245" calcext:value-type="float">
            <text:p>0.0661224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.31428571428571" calcext:value-type="float">
            <text:p>2.314285714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1479915" calcext:value-type="float">
            <text:p>0.01479915</text:p>
          </table:table-cell>
          <table:table-cell office:value-type="float" office:value="0.01654846" calcext:value-type="float">
            <text:p>0.01654846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.95508274" calcext:value-type="float">
            <text:p>0.95508274</text:p>
          </table:table-cell>
          <table:table-cell office:value-type="float" office:value="0.35187259" calcext:value-type="float">
            <text:p>0.35187259</text:p>
          </table:table-cell>
          <table:table-cell office:value-type="float" office:value="0.01580515" calcext:value-type="float">
            <text:p>0.01580515</text:p>
          </table:table-cell>
          <table:table-cell office:value-type="float" office:value="7" calcext:value-type="float">
            <text:p>7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float" office:value="6.68557919621749" calcext:value-type="float">
            <text:p>6.685579196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hasCapital&gt; <text:s/>?f <text:s text:c="2"/>=&gt; ?a <text:s/>&lt;livesIn&gt; <text:s/>?b</text:p>
          </table:table-cell>
          <table:table-cell office:value-type="float" office:value="0.00042869" calcext:value-type="float">
            <text:p>0.00042869</text:p>
          </table:table-cell>
          <table:table-cell office:value-type="float" office:value="0.0422833" calcext:value-type="float">
            <text:p>0.0422833</text:p>
          </table:table-cell>
          <table:table-cell table:number-columns-repeated="2" office:value-type="float" office:value="0.36363636" calcext:value-type="float">
            <text:p>0.363636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6363636" calcext:value-type="float">
            <text:p>0.36363636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00027865" calcext:value-type="float">
            <text:p>0.00027865</text:p>
          </table:table-cell>
          <table:table-cell office:value-type="float" office:value="0.0171278" calcext:value-type="float">
            <text:p>0.0171278</text:p>
          </table:table-cell>
          <table:table-cell office:value-type="float" office:value="0.02748414" calcext:value-type="float">
            <text:p>0.02748414</text:p>
          </table:table-cell>
          <table:table-cell office:value-type="float" office:value="0.36111111" calcext:value-type="float">
            <text:p>0.36111111</text:p>
          </table:table-cell>
          <table:table-cell office:value-type="float" office:value="0.92389006" calcext:value-type="float">
            <text:p>0.92389006</text:p>
          </table:table-cell>
          <table:table-cell office:value-type="float" office:value="0.33362697" calcext:value-type="float">
            <text:p>0.33362697</text:p>
          </table:table-cell>
          <table:table-cell office:value-type="float" office:value="0.02539233" calcext:value-type="float">
            <text:p>0.02539233</text:p>
          </table:table-cell>
          <table:table-cell office:value-type="float" office:value="13" calcext:value-type="float">
            <text:p>13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12.0105708245243" calcext:value-type="float">
            <text:p>12.010570824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wasBornIn&gt; <text:s/>?b <text:s text:c="2"/>=&gt; ?a <text:s/>&lt;wasBornIn&gt; <text:s/>?b</text:p>
          </table:table-cell>
          <table:table-cell office:value-type="float" office:value="0.00042869" calcext:value-type="float">
            <text:p>0.00042869</text:p>
          </table:table-cell>
          <table:table-cell office:value-type="float" office:value="0.0109529" calcext:value-type="float">
            <text:p>0.0109529</text:p>
          </table:table-cell>
          <table:table-cell office:value-type="float" office:value="0.09174312" calcext:value-type="float">
            <text:p>0.09174312</text:p>
          </table:table-cell>
          <table:table-cell office:value-type="float" office:value="0.33898305" calcext:value-type="float">
            <text:p>0.33898305</text:p>
          </table:table-cell>
          <table:table-cell office:value-type="float" office:value="0.7293578" calcext:value-type="float">
            <text:p>0.7293578</text:p>
          </table:table-cell>
          <table:table-cell office:value-type="float" office:value="0.24723993" calcext:value-type="float">
            <text:p>0.24723993</text:p>
          </table:table-cell>
          <table:table-cell office:value-type="float" office:value="0.06691356" calcext:value-type="float">
            <text:p>0.06691356</text:p>
          </table:table-cell>
          <table:table-cell office:value-type="float" office:value="20" calcext:value-type="float">
            <text:p>20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14.5871559633028" calcext:value-type="float">
            <text:p>14.587155963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rected&gt; <text:s/>?b <text:s text:c="2"/>=&gt; ?a <text:s/>&lt;actedIn&gt; <text:s/>?b</text:p>
          </table:table-cell>
          <table:table-cell office:value-type="float" office:value="0.00128606" calcext:value-type="float">
            <text:p>0.00128606</text:p>
          </table:table-cell>
          <table:table-cell office:value-type="float" office:value="0.0121976" calcext:value-type="float">
            <text:p>0.0121976</text:p>
          </table:table-cell>
          <table:table-cell office:value-type="float" office:value="0.06403415" calcext:value-type="float">
            <text:p>0.06403415</text:p>
          </table:table-cell>
          <table:table-cell office:value-type="float" office:value="0.33707865" calcext:value-type="float">
            <text:p>0.33707865</text:p>
          </table:table-cell>
          <table:table-cell office:value-type="float" office:value="0.81003202" calcext:value-type="float">
            <text:p>0.81003202</text:p>
          </table:table-cell>
          <table:table-cell office:value-type="float" office:value="0.2730445" calcext:value-type="float">
            <text:p>0.2730445</text:p>
          </table:table-cell>
          <table:table-cell office:value-type="float" office:value="0.05186971" calcext:value-type="float">
            <text:p>0.05186971</text:p>
          </table:table-cell>
          <table:table-cell office:value-type="float" office:value="60" calcext:value-type="float">
            <text:p>60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float" office:value="48.6019210245464" calcext:value-type="float">
            <text:p>48.601921024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00047156" calcext:value-type="float">
            <text:p>0.00047156</text:p>
          </table:table-cell>
          <table:table-cell office:value-type="float" office:value="0.05104408" calcext:value-type="float">
            <text:p>0.05104408</text:p>
          </table:table-cell>
          <table:table-cell office:value-type="float" office:value="0.04651163" calcext:value-type="float">
            <text:p>0.04651163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86046512" calcext:value-type="float">
            <text:p>0.86046512</text:p>
          </table:table-cell>
          <table:table-cell office:value-type="float" office:value="0.28682171" calcext:value-type="float">
            <text:p>0.28682171</text:p>
          </table:table-cell>
          <table:table-cell office:value-type="float" office:value="0.04002163" calcext:value-type="float">
            <text:p>0.04002163</text:p>
          </table:table-cell>
          <table:table-cell office:value-type="float" office:value="22" calcext:value-type="float">
            <text:p>22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18.9302325581395" calcext:value-type="float">
            <text:p>18.930232558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.01268499" calcext:value-type="float">
            <text:p>0.01268499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96194503" calcext:value-type="float">
            <text:p>0.96194503</text:p>
          </table:table-cell>
          <table:table-cell office:value-type="float" office:value="0.32064834" calcext:value-type="float">
            <text:p>0.32064834</text:p>
          </table:table-cell>
          <table:table-cell office:value-type="float" office:value="0.01220226" calcext:value-type="float">
            <text:p>0.01220226</text:p>
          </table:table-cell>
          <table:table-cell office:value-type="float" office:value="6" calcext:value-type="float">
            <text:p>6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5.77167019027484" calcext:value-type="float">
            <text:p>5.771670190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AcademicAdvisor&gt; <text:s/>?f <text:s/>?f <text:s/>&lt;worksAt&gt; <text:s/>?b <text:s text:c="2"/>=&gt; ?a <text:s/>&lt;worksAt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4166667" calcext:value-type="float">
            <text:p>0.04166667</text:p>
          </table:table-cell>
          <table:table-cell office:value-type="float" office:value="0.14814815" calcext:value-type="float">
            <text:p>0.14814815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55555556" calcext:value-type="float">
            <text:p>0.55555556</text:p>
          </table:table-cell>
          <table:table-cell office:value-type="float" office:value="0.18518519" calcext:value-type="float">
            <text:p>0.18518519</text:p>
          </table:table-cell>
          <table:table-cell office:value-type="float" office:value="0.08230453" calcext:value-type="float">
            <text:p>0.0823045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.22222222222222" calcext:value-type="float">
            <text:p>2.222222222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worksAt&gt; <text:s/>?b <text:s/>?e <text:s/>&lt;hasAcademicAdvisor&gt; <text:s/>?a <text:s text:c="2"/>=&gt; ?a <text:s/>&lt;worksAt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4166667" calcext:value-type="float">
            <text:p>0.04166667</text:p>
          </table:table-cell>
          <table:table-cell office:value-type="float" office:value="0.09756098" calcext:value-type="float">
            <text:p>0.09756098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70731707" calcext:value-type="float">
            <text:p>0.70731707</text:p>
          </table:table-cell>
          <table:table-cell office:value-type="float" office:value="0.23577236" calcext:value-type="float">
            <text:p>0.23577236</text:p>
          </table:table-cell>
          <table:table-cell office:value-type="float" office:value="0.06900654" calcext:value-type="float">
            <text:p>0.06900654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.82926829268293" calcext:value-type="float">
            <text:p>2.829268292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AcademicAdvisor&gt; <text:s/>?a <text:s/>?e <text:s/>&lt;graduatedFrom&gt; <text:s/>?b <text:s text:c="2"/>=&gt; ?a <text:s/>&lt;graduatedFrom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1084011" calcext:value-type="float">
            <text:p>0.01084011</text:p>
          </table:table-cell>
          <table:table-cell office:value-type="float" office:value="0.08888889" calcext:value-type="float">
            <text:p>0.08888889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73333333" calcext:value-type="float">
            <text:p>0.73333333</text:p>
          </table:table-cell>
          <table:table-cell office:value-type="float" office:value="0.24444444" calcext:value-type="float">
            <text:p>0.24444444</text:p>
          </table:table-cell>
          <table:table-cell office:value-type="float" office:value="0.06518519" calcext:value-type="float">
            <text:p>0.06518519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.93333333333333" calcext:value-type="float">
            <text:p>2.933333333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graduatedFrom&gt; <text:s/>?b <text:s text:c="2"/>=&gt; ?a <text:s/>&lt;graduatedFrom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813008" calcext:value-type="float">
            <text:p>0.00813008</text:p>
          </table:table-cell>
          <table:table-cell office:value-type="float" office:value="0.05882353" calcext:value-type="float">
            <text:p>0.05882353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82352941" calcext:value-type="float">
            <text:p>0.82352941</text:p>
          </table:table-cell>
          <table:table-cell office:value-type="float" office:value="0.2745098" calcext:value-type="float">
            <text:p>0.2745098</text:p>
          </table:table-cell>
          <table:table-cell office:value-type="float" office:value="0.04844291" calcext:value-type="float">
            <text:p>0.04844291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.47058823529412" calcext:value-type="float">
            <text:p>2.470588235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graduatedFrom&gt; <text:s/>?b <text:s text:c="2"/>=&gt; ?a <text:s/>&lt;graduatedFrom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813008" calcext:value-type="float">
            <text:p>0.0081300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30208333" calcext:value-type="float">
            <text:p>0.30208333</text:p>
          </table:table-cell>
          <table:table-cell office:value-type="float" office:value="0.02832031" calcext:value-type="float">
            <text:p>0.02832031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2.71875" calcext:value-type="float">
            <text:p>2.7187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f <text:s/>&lt;hasCapital&gt; <text:s/>?b <text:s text:c="2"/>=&gt; ?a <text:s/>&lt;wasBornIn&gt; <text:s/>?b</text:p>
          </table:table-cell>
          <table:table-cell office:value-type="float" office:value="0.00079307" calcext:value-type="float">
            <text:p>0.00079307</text:p>
          </table:table-cell>
          <table:table-cell office:value-type="float" office:value="0.02026287" calcext:value-type="float">
            <text:p>0.02026287</text:p>
          </table:table-cell>
          <table:table-cell office:value-type="float" office:value="0.09158416" calcext:value-type="float">
            <text:p>0.09158416</text:p>
          </table:table-cell>
          <table:table-cell office:value-type="float" office:value="0.33035714" calcext:value-type="float">
            <text:p>0.33035714</text:p>
          </table:table-cell>
          <table:table-cell office:value-type="float" office:value="0.72277228" calcext:value-type="float">
            <text:p>0.72277228</text:p>
          </table:table-cell>
          <table:table-cell office:value-type="float" office:value="0.23877298" calcext:value-type="float">
            <text:p>0.23877298</text:p>
          </table:table-cell>
          <table:table-cell office:value-type="float" office:value="0.06619449" calcext:value-type="float">
            <text:p>0.06619449</text:p>
          </table:table-cell>
          <table:table-cell office:value-type="float" office:value="37" calcext:value-type="float">
            <text:p>37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6.7425742574257" calcext:value-type="float">
            <text:p>26.742574257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diedIn&gt; <text:s/>?b <text:s text:c="2"/>=&gt; ?a <text:s/>&lt;wasBornIn&gt; <text:s/>?b</text:p>
          </table:table-cell>
          <table:table-cell office:value-type="float" office:value="0.00034295" calcext:value-type="float">
            <text:p>0.00034295</text:p>
          </table:table-cell>
          <table:table-cell office:value-type="float" office:value="0.00876232" calcext:value-type="float">
            <text:p>0.00876232</text:p>
          </table:table-cell>
          <table:table-cell office:value-type="float" office:value="0.06324111" calcext:value-type="float">
            <text:p>0.06324111</text:p>
          </table:table-cell>
          <table:table-cell office:value-type="float" office:value="0.32653061" calcext:value-type="float">
            <text:p>0.32653061</text:p>
          </table:table-cell>
          <table:table-cell office:value-type="float" office:value="0.80632411" calcext:value-type="float">
            <text:p>0.80632411</text:p>
          </table:table-cell>
          <table:table-cell office:value-type="float" office:value="0.26328951" calcext:value-type="float">
            <text:p>0.26328951</text:p>
          </table:table-cell>
          <table:table-cell office:value-type="float" office:value="0.05099283" calcext:value-type="float">
            <text:p>0.05099283</text:p>
          </table:table-cell>
          <table:table-cell office:value-type="float" office:value="16" calcext:value-type="float">
            <text:p>16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12.901185770751" calcext:value-type="float">
            <text:p>12.901185770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directed&gt; <text:s/>?b <text:s text:c="2"/>=&gt; ?a <text:s/>&lt;actedIn&gt; <text:s/>?b</text:p>
          </table:table-cell>
          <table:table-cell office:value-type="float" office:value="0.0006216" calcext:value-type="float">
            <text:p>0.0006216</text:p>
          </table:table-cell>
          <table:table-cell office:value-type="float" office:value="0.00589551" calcext:value-type="float">
            <text:p>0.00589551</text:p>
          </table:table-cell>
          <table:table-cell office:value-type="float" office:value="0.11507937" calcext:value-type="float">
            <text:p>0.11507937</text:p>
          </table:table-cell>
          <table:table-cell office:value-type="float" office:value="0.3258427" calcext:value-type="float">
            <text:p>0.3258427</text:p>
          </table:table-cell>
          <table:table-cell office:value-type="float" office:value="0.6468254" calcext:value-type="float">
            <text:p>0.6468254</text:p>
          </table:table-cell>
          <table:table-cell office:value-type="float" office:value="0.21076333" calcext:value-type="float">
            <text:p>0.21076333</text:p>
          </table:table-cell>
          <table:table-cell office:value-type="float" office:value="0.07443626" calcext:value-type="float">
            <text:p>0.07443626</text:p>
          </table:table-cell>
          <table:table-cell office:value-type="float" office:value="29" calcext:value-type="float">
            <text:p>29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18.7579365079365" calcext:value-type="float">
            <text:p>18.757936507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wasBornIn&gt; <text:s/>?b <text:s text:c="2"/>=&gt; ?a <text:s/>&lt;diedIn&gt; <text:s/>?b</text:p>
          </table:table-cell>
          <table:table-cell office:value-type="float" office:value="0.00025721" calcext:value-type="float">
            <text:p>0.00025721</text:p>
          </table:table-cell>
          <table:table-cell office:value-type="float" office:value="0.01581028" calcext:value-type="float">
            <text:p>0.01581028</text:p>
          </table:table-cell>
          <table:table-cell office:value-type="float" office:value="0.05504587" calcext:value-type="float">
            <text:p>0.05504587</text:p>
          </table:table-cell>
          <table:table-cell office:value-type="float" office:value="0.30769231" calcext:value-type="float">
            <text:p>0.30769231</text:p>
          </table:table-cell>
          <table:table-cell office:value-type="float" office:value="0.82110092" calcext:value-type="float">
            <text:p>0.82110092</text:p>
          </table:table-cell>
          <table:table-cell office:value-type="float" office:value="0.25264644" calcext:value-type="float">
            <text:p>0.25264644</text:p>
          </table:table-cell>
          <table:table-cell office:value-type="float" office:value="0.04519822" calcext:value-type="float">
            <text:p>0.04519822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9.85321100917431" calcext:value-type="float">
            <text:p>9.853211009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AcademicAdvisor&gt; <text:s/>?f <text:s/>?f <text:s/>&lt;graduatedFrom&gt; <text:s/>?b <text:s text:c="2"/>=&gt; ?a <text:s/>&lt;graduatedFrom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1084011" calcext:value-type="float">
            <text:p>0.01084011</text:p>
          </table:table-cell>
          <table:table-cell office:value-type="float" office:value="0.15384615" calcext:value-type="float">
            <text:p>0.15384615</text:p>
          </table:table-cell>
          <table:table-cell office:value-type="float" office:value="0.30769231" calcext:value-type="float">
            <text:p>0.30769231</text:p>
          </table:table-cell>
          <table:table-cell office:value-type="float" office:value="0.5" calcext:value-type="float">
            <text:p>0.5</text:p>
          </table:table-cell>
          <table:table-cell office:value-type="float" office:value="0.15384615" calcext:value-type="float">
            <text:p>0.15384615</text:p>
          </table:table-cell>
          <table:table-cell office:value-type="float" office:value="0.07692308" calcext:value-type="float">
            <text:p>0.0769230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0.00750204" calcext:value-type="float">
            <text:p>0.00750204</text:p>
          </table:table-cell>
          <table:table-cell office:value-type="float" office:value="0.67307692" calcext:value-type="float">
            <text:p>0.67307692</text:p>
          </table:table-cell>
          <table:table-cell table:number-columns-repeated="2" office:value-type="float" office:value="0.30728709" calcext:value-type="float">
            <text:p>0.307287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0728709" calcext:value-type="float">
            <text:p>0.30728709</text:p>
          </table:table-cell>
          <table:table-cell office:value-type="float" office:value="350" calcext:value-type="float">
            <text:p>350</text:p>
          </table:table-cell>
          <table:table-cell office:value-type="float" office:value="1139" calcext:value-type="float">
            <text:p>1139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b <text:s text:c="2"/>=&gt; ?a <text:s/>&lt;actedIn&gt; <text:s/>?b</text:p>
          </table:table-cell>
          <table:table-cell office:value-type="float" office:value="0.00154328" calcext:value-type="float">
            <text:p>0.00154328</text:p>
          </table:table-cell>
          <table:table-cell office:value-type="float" office:value="0.01463712" calcext:value-type="float">
            <text:p>0.01463712</text:p>
          </table:table-cell>
          <table:table-cell office:value-type="float" office:value="0.00743494" calcext:value-type="float">
            <text:p>0.00743494</text:p>
          </table:table-cell>
          <table:table-cell office:value-type="float" office:value="0.30638298" calcext:value-type="float">
            <text:p>0.30638298</text:p>
          </table:table-cell>
          <table:table-cell office:value-type="float" office:value="0.97573317" calcext:value-type="float">
            <text:p>0.97573317</text:p>
          </table:table-cell>
          <table:table-cell office:value-type="float" office:value="0.29894803" calcext:value-type="float">
            <text:p>0.29894803</text:p>
          </table:table-cell>
          <table:table-cell office:value-type="float" office:value="0.00725452" calcext:value-type="float">
            <text:p>0.00725452</text:p>
          </table:table-cell>
          <table:table-cell office:value-type="float" office:value="72" calcext:value-type="float">
            <text:p>72</text:p>
          </table:table-cell>
          <table:table-cell office:value-type="float" office:value="9684" calcext:value-type="float">
            <text:p>9684</text:p>
          </table:table-cell>
          <table:table-cell table:number-columns-repeated="2" office:value-type="float" office:value="70.2527881040892" calcext:value-type="float">
            <text:p>70.252788104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wasBornIn&gt; <text:s/>?b <text:s text:c="2"/>=&gt; ?a <text:s/>&lt;wasBornIn&gt; <text:s/>?b</text:p>
          </table:table-cell>
          <table:table-cell office:value-type="float" office:value="0.00047156" calcext:value-type="float">
            <text:p>0.00047156</text:p>
          </table:table-cell>
          <table:table-cell office:value-type="float" office:value="0.01204819" calcext:value-type="float">
            <text:p>0.01204819</text:p>
          </table:table-cell>
          <table:table-cell office:value-type="float" office:value="0.06811146" calcext:value-type="float">
            <text:p>0.06811146</text:p>
          </table:table-cell>
          <table:table-cell office:value-type="float" office:value="0.30555556" calcext:value-type="float">
            <text:p>0.30555556</text:p>
          </table:table-cell>
          <table:table-cell office:value-type="float" office:value="0.77708978" calcext:value-type="float">
            <text:p>0.77708978</text:p>
          </table:table-cell>
          <table:table-cell office:value-type="float" office:value="0.2374441" calcext:value-type="float">
            <text:p>0.2374441</text:p>
          </table:table-cell>
          <table:table-cell office:value-type="float" office:value="0.05292872" calcext:value-type="float">
            <text:p>0.05292872</text:p>
          </table:table-cell>
          <table:table-cell office:value-type="float" office:value="22" calcext:value-type="float">
            <text:p>22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17.0959752321981" calcext:value-type="float">
            <text:p>17.095975232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directed&gt; <text:s/>?b <text:s text:c="2"/>=&gt; ?a <text:s/>&lt;actedIn&gt; <text:s/>?b</text:p>
          </table:table-cell>
          <table:table-cell office:value-type="float" office:value="0.00070733" calcext:value-type="float">
            <text:p>0.00070733</text:p>
          </table:table-cell>
          <table:table-cell office:value-type="float" office:value="0.00670868" calcext:value-type="float">
            <text:p>0.00670868</text:p>
          </table:table-cell>
          <table:table-cell office:value-type="float" office:value="0.0988024" calcext:value-type="float">
            <text:p>0.0988024</text:p>
          </table:table-cell>
          <table:table-cell office:value-type="float" office:value="0.30275229" calcext:value-type="float">
            <text:p>0.30275229</text:p>
          </table:table-cell>
          <table:table-cell office:value-type="float" office:value="0.67365269" calcext:value-type="float">
            <text:p>0.67365269</text:p>
          </table:table-cell>
          <table:table-cell office:value-type="float" office:value="0.2039499" calcext:value-type="float">
            <text:p>0.2039499</text:p>
          </table:table-cell>
          <table:table-cell office:value-type="float" office:value="0.0665585" calcext:value-type="float">
            <text:p>0.0665585</text:p>
          </table:table-cell>
          <table:table-cell office:value-type="float" office:value="33" calcext:value-type="float">
            <text:p>33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22.2305389221557" calcext:value-type="float">
            <text:p>22.230538922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0128606" calcext:value-type="float">
            <text:p>0.00128606</text:p>
          </table:table-cell>
          <table:table-cell office:value-type="float" office:value="0.06403415" calcext:value-type="float">
            <text:p>0.06403415</text:p>
          </table:table-cell>
          <table:table-cell office:value-type="float" office:value="0.0121976" calcext:value-type="float">
            <text:p>0.0121976</text:p>
          </table:table-cell>
          <table:table-cell office:value-type="float" office:value="0.2970297" calcext:value-type="float">
            <text:p>0.2970297</text:p>
          </table:table-cell>
          <table:table-cell office:value-type="float" office:value="0.95893474" calcext:value-type="float">
            <text:p>0.95893474</text:p>
          </table:table-cell>
          <table:table-cell office:value-type="float" office:value="0.2848321" calcext:value-type="float">
            <text:p>0.2848321</text:p>
          </table:table-cell>
          <table:table-cell office:value-type="float" office:value="0.0116967" calcext:value-type="float">
            <text:p>0.0116967</text:p>
          </table:table-cell>
          <table:table-cell office:value-type="float" office:value="60" calcext:value-type="float">
            <text:p>60</text:p>
          </table:table-cell>
          <table:table-cell office:value-type="float" office:value="4919" calcext:value-type="float">
            <text:p>4919</text:p>
          </table:table-cell>
          <table:table-cell table:number-columns-repeated="2" office:value-type="float" office:value="57.5360845700346" calcext:value-type="float">
            <text:p>57.5360845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hasAcademicAdvisor&gt; <text:s/>?a <text:s/>?e <text:s/>&lt;hasWonPrize&gt; <text:s/>?b <text:s text:c="2"/>=&gt; ?a <text:s/>&lt;hasWonPrize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45045" calcext:value-type="float">
            <text:p>0.0045045</text:p>
          </table:table-cell>
          <table:table-cell office:value-type="float" office:value="0.10204082" calcext:value-type="float">
            <text:p>0.10204082</text:p>
          </table:table-cell>
          <table:table-cell office:value-type="float" office:value="0.29411765" calcext:value-type="float">
            <text:p>0.29411765</text:p>
          </table:table-cell>
          <table:table-cell office:value-type="float" office:value="0.65306122" calcext:value-type="float">
            <text:p>0.65306122</text:p>
          </table:table-cell>
          <table:table-cell office:value-type="float" office:value="0.19207683" calcext:value-type="float">
            <text:p>0.19207683</text:p>
          </table:table-cell>
          <table:table-cell office:value-type="float" office:value="0.0666389" calcext:value-type="float">
            <text:p>0.0666389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.26530612244898" calcext:value-type="float">
            <text:p>3.265306122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actedIn&gt; <text:s/>?b <text:s text:c="2"/>=&gt; ?a <text:s/>&lt;created&gt; <text:s/>?b</text:p>
          </table:table-cell>
          <table:table-cell office:value-type="float" office:value="0.00154328" calcext:value-type="float">
            <text:p>0.00154328</text:p>
          </table:table-cell>
          <table:table-cell office:value-type="float" office:value="0.00743494" calcext:value-type="float">
            <text:p>0.00743494</text:p>
          </table:table-cell>
          <table:table-cell office:value-type="float" office:value="0.01463712" calcext:value-type="float">
            <text:p>0.01463712</text:p>
          </table:table-cell>
          <table:table-cell office:value-type="float" office:value="0.28235294" calcext:value-type="float">
            <text:p>0.28235294</text:p>
          </table:table-cell>
          <table:table-cell office:value-type="float" office:value="0.9481602" calcext:value-type="float">
            <text:p>0.9481602</text:p>
          </table:table-cell>
          <table:table-cell office:value-type="float" office:value="0.26771582" calcext:value-type="float">
            <text:p>0.26771582</text:p>
          </table:table-cell>
          <table:table-cell office:value-type="float" office:value="0.01387834" calcext:value-type="float">
            <text:p>0.01387834</text:p>
          </table:table-cell>
          <table:table-cell office:value-type="float" office:value="72" calcext:value-type="float">
            <text:p>72</text:p>
          </table:table-cell>
          <table:table-cell office:value-type="float" office:value="4919" calcext:value-type="float">
            <text:p>4919</text:p>
          </table:table-cell>
          <table:table-cell table:number-columns-repeated="2" office:value-type="float" office:value="68.2675340516365" calcext:value-type="float">
            <text:p>68.267534051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1057082" calcext:value-type="float">
            <text:p>0.01057082</text:p>
          </table:table-cell>
          <table:table-cell office:value-type="float" office:value="0.02840909" calcext:value-type="float">
            <text:p>0.02840909</text:p>
          </table:table-cell>
          <table:table-cell office:value-type="float" office:value="0.27777778" calcext:value-type="float">
            <text:p>0.27777778</text:p>
          </table:table-cell>
          <table:table-cell office:value-type="float" office:value="0.89772727" calcext:value-type="float">
            <text:p>0.89772727</text:p>
          </table:table-cell>
          <table:table-cell office:value-type="float" office:value="0.24936869" calcext:value-type="float">
            <text:p>0.24936869</text:p>
          </table:table-cell>
          <table:table-cell office:value-type="float" office:value="0.02550362" calcext:value-type="float">
            <text:p>0.02550362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4.48863636363636" calcext:value-type="float">
            <text:p>4.488636363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directed&gt; <text:s/>?f <text:s text:c="2"/>=&gt; ?a <text:s/>&lt;isMarriedTo&gt; <text:s/>?b</text:p>
          </table:table-cell>
          <table:table-cell office:value-type="float" office:value="0.00027865" calcext:value-type="float">
            <text:p>0.00027865</text:p>
          </table:table-cell>
          <table:table-cell office:value-type="float" office:value="0.00779844" calcext:value-type="float">
            <text:p>0.00779844</text:p>
          </table:table-cell>
          <table:table-cell office:value-type="float" office:value="0.09848485" calcext:value-type="float">
            <text:p>0.09848485</text:p>
          </table:table-cell>
          <table:table-cell office:value-type="float" office:value="0.27659574" calcext:value-type="float">
            <text:p>0.27659574</text:p>
          </table:table-cell>
          <table:table-cell office:value-type="float" office:value="0.64393939" calcext:value-type="float">
            <text:p>0.64393939</text:p>
          </table:table-cell>
          <table:table-cell office:value-type="float" office:value="0.1781109" calcext:value-type="float">
            <text:p>0.1781109</text:p>
          </table:table-cell>
          <table:table-cell office:value-type="float" office:value="0.06341827" calcext:value-type="float">
            <text:p>0.06341827</text:p>
          </table:table-cell>
          <table:table-cell office:value-type="float" office:value="13" calcext:value-type="float">
            <text:p>13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8.37121212121212" calcext:value-type="float">
            <text:p>8.371212121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0006216" calcext:value-type="float">
            <text:p>0.0006216</text:p>
          </table:table-cell>
          <table:table-cell office:value-type="float" office:value="0.06131078" calcext:value-type="float">
            <text:p>0.06131078</text:p>
          </table:table-cell>
          <table:table-cell office:value-type="float" office:value="0.01588171" calcext:value-type="float">
            <text:p>0.01588171</text:p>
          </table:table-cell>
          <table:table-cell office:value-type="float" office:value="0.26851852" calcext:value-type="float">
            <text:p>0.26851852</text:p>
          </table:table-cell>
          <table:table-cell office:value-type="float" office:value="0.94085433" calcext:value-type="float">
            <text:p>0.94085433</text:p>
          </table:table-cell>
          <table:table-cell office:value-type="float" office:value="0.25263681" calcext:value-type="float">
            <text:p>0.25263681</text:p>
          </table:table-cell>
          <table:table-cell office:value-type="float" office:value="0.01494237" calcext:value-type="float">
            <text:p>0.01494237</text:p>
          </table:table-cell>
          <table:table-cell office:value-type="float" office:value="29" calcext:value-type="float">
            <text:p>29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float" office:value="27.2847754654984" calcext:value-type="float">
            <text:p>27.284775465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participatedIn&gt; <text:s/>?b <text:s text:c="2"/>=&gt; ?a <text:s/>&lt;participatedIn&gt; <text:s/>?b</text:p>
          </table:table-cell>
          <table:table-cell office:value-type="float" office:value="0.00038582" calcext:value-type="float">
            <text:p>0.00038582</text:p>
          </table:table-cell>
          <table:table-cell office:value-type="float" office:value="0.00280374" calcext:value-type="float">
            <text:p>0.00280374</text:p>
          </table:table-cell>
          <table:table-cell table:number-columns-repeated="2" office:value-type="float" office:value="0.25714286" calcext:value-type="float">
            <text:p>0.257142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5714286" calcext:value-type="float">
            <text:p>0.25714286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iedIn&gt; <text:s/>?a <text:s/>?e <text:s/>&lt;livesIn&gt; <text:s/>?b <text:s text:c="2"/>=&gt; ?a <text:s/>&lt;isLocatedIn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0090171" calcext:value-type="float">
            <text:p>0.00090171</text:p>
          </table:table-cell>
          <table:table-cell office:value-type="float" office:value="0.17647059" calcext:value-type="float">
            <text:p>0.17647059</text:p>
          </table:table-cell>
          <table:table-cell office:value-type="float" office:value="0.25" calcext:value-type="float">
            <text:p>0.25</text:p>
          </table:table-cell>
          <table:table-cell office:value-type="float" office:value="0.29411765" calcext:value-type="float">
            <text:p>0.29411765</text:p>
          </table:table-cell>
          <table:table-cell office:value-type="float" office:value="0.07352941" calcext:value-type="float">
            <text:p>0.07352941</text:p>
          </table:table-cell>
          <table:table-cell office:value-type="float" office:value="0.05190311" calcext:value-type="float">
            <text:p>0.05190311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.76470588235294" calcext:value-type="float">
            <text:p>1.764705882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00167188" calcext:value-type="float">
            <text:p>0.00167188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24605678" calcext:value-type="float">
            <text:p>0.24605678</text:p>
          </table:table-cell>
          <table:table-cell office:value-type="float" office:value="0.39038462" calcext:value-type="float">
            <text:p>0.39038462</text:p>
          </table:table-cell>
          <table:table-cell office:value-type="float" office:value="0.09605678" calcext:value-type="float">
            <text:p>0.09605678</text:p>
          </table:table-cell>
          <table:table-cell office:value-type="float" office:value="0.05855769" calcext:value-type="float">
            <text:p>0.05855769</text:p>
          </table:table-cell>
          <table:table-cell office:value-type="float" office:value="78" calcext:value-type="float">
            <text:p>78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0.45" calcext:value-type="float">
            <text:p>30.4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LeaderOf&gt; <text:s/>?b <text:s text:c="2"/>=&gt; ?a <text:s/>&lt;wasBornIn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273823" calcext:value-type="float">
            <text:p>0.00273823</text:p>
          </table:table-cell>
          <table:table-cell office:value-type="float" office:value="0.02840909" calcext:value-type="float">
            <text:p>0.02840909</text:p>
          </table:table-cell>
          <table:table-cell office:value-type="float" office:value="0.23809524" calcext:value-type="float">
            <text:p>0.23809524</text:p>
          </table:table-cell>
          <table:table-cell office:value-type="float" office:value="0.88068182" calcext:value-type="float">
            <text:p>0.88068182</text:p>
          </table:table-cell>
          <table:table-cell office:value-type="float" office:value="0.20968615" calcext:value-type="float">
            <text:p>0.20968615</text:p>
          </table:table-cell>
          <table:table-cell office:value-type="float" office:value="0.02501937" calcext:value-type="float">
            <text:p>0.02501937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4.40340909090909" calcext:value-type="float">
            <text:p>4.403409090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2840909" calcext:value-type="float">
            <text:p>0.02840909</text:p>
          </table:table-cell>
          <table:table-cell office:value-type="float" office:value="0.01057082" calcext:value-type="float">
            <text:p>0.01057082</text:p>
          </table:table-cell>
          <table:table-cell office:value-type="float" office:value="0.23809524" calcext:value-type="float">
            <text:p>0.23809524</text:p>
          </table:table-cell>
          <table:table-cell office:value-type="float" office:value="0.95560254" calcext:value-type="float">
            <text:p>0.95560254</text:p>
          </table:table-cell>
          <table:table-cell office:value-type="float" office:value="0.22752441" calcext:value-type="float">
            <text:p>0.22752441</text:p>
          </table:table-cell>
          <table:table-cell office:value-type="float" office:value="0.01010151" calcext:value-type="float">
            <text:p>0.01010151</text:p>
          </table:table-cell>
          <table:table-cell office:value-type="float" office:value="5" calcext:value-type="float">
            <text:p>5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4.77801268498943" calcext:value-type="float">
            <text:p>4.77801268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wasBornIn&gt; <text:s/>?b <text:s text:c="2"/>=&gt; ?a <text:s/>&lt;diedIn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658762" calcext:value-type="float">
            <text:p>0.00658762</text:p>
          </table:table-cell>
          <table:table-cell office:value-type="float" office:value="0.00914077" calcext:value-type="float">
            <text:p>0.00914077</text:p>
          </table:table-cell>
          <table:table-cell office:value-type="float" office:value="0.23809524" calcext:value-type="float">
            <text:p>0.23809524</text:p>
          </table:table-cell>
          <table:table-cell office:value-type="float" office:value="0.96160878" calcext:value-type="float">
            <text:p>0.96160878</text:p>
          </table:table-cell>
          <table:table-cell office:value-type="float" office:value="0.22895447" calcext:value-type="float">
            <text:p>0.22895447</text:p>
          </table:table-cell>
          <table:table-cell office:value-type="float" office:value="0.00878984" calcext:value-type="float">
            <text:p>0.00878984</text:p>
          </table:table-cell>
          <table:table-cell office:value-type="float" office:value="5" calcext:value-type="float">
            <text:p>5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4.80804387568556" calcext:value-type="float">
            <text:p>4.808043875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produced&gt; <text:s/>?b <text:s text:c="2"/>=&gt; ?a <text:s/>&lt;acted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060988" calcext:value-type="float">
            <text:p>0.00060988</text:p>
          </table:table-cell>
          <table:table-cell office:value-type="float" office:value="0.08108108" calcext:value-type="float">
            <text:p>0.08108108</text:p>
          </table:table-cell>
          <table:table-cell office:value-type="float" office:value="0.23076923" calcext:value-type="float">
            <text:p>0.23076923</text:p>
          </table:table-cell>
          <table:table-cell office:value-type="float" office:value="0.64864865" calcext:value-type="float">
            <text:p>0.64864865</text:p>
          </table:table-cell>
          <table:table-cell office:value-type="float" office:value="0.14968815" calcext:value-type="float">
            <text:p>0.14968815</text:p>
          </table:table-cell>
          <table:table-cell office:value-type="float" office:value="0.05259313" calcext:value-type="float">
            <text:p>0.05259313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.94594594594595" calcext:value-type="float">
            <text:p>1.945945945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0045012" calcext:value-type="float">
            <text:p>0.00045012</text:p>
          </table:table-cell>
          <table:table-cell office:value-type="float" office:value="0.0704698" calcext:value-type="float">
            <text:p>0.0704698</text:p>
          </table:table-cell>
          <table:table-cell office:value-type="float" office:value="0.21428571" calcext:value-type="float">
            <text:p>0.21428571</text:p>
          </table:table-cell>
          <table:table-cell office:value-type="float" office:value="0.22826087" calcext:value-type="float">
            <text:p>0.22826087</text:p>
          </table:table-cell>
          <table:table-cell office:value-type="float" office:value="0.06122449" calcext:value-type="float">
            <text:p>0.06122449</text:p>
          </table:table-cell>
          <table:table-cell office:value-type="float" office:value="0.01397516" calcext:value-type="float">
            <text:p>0.01397516</text:p>
          </table:table-cell>
          <table:table-cell office:value-type="float" office:value="0.01311953" calcext:value-type="float">
            <text:p>0.01311953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.28571428571428" calcext:value-type="float">
            <text:p>1.285714285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00139324" calcext:value-type="float">
            <text:p>0.00139324</text:p>
          </table:table-cell>
          <table:table-cell office:value-type="float" office:value="0.085639" calcext:value-type="float">
            <text:p>0.085639</text:p>
          </table:table-cell>
          <table:table-cell office:value-type="float" office:value="0.03559693" calcext:value-type="float">
            <text:p>0.03559693</text:p>
          </table:table-cell>
          <table:table-cell office:value-type="float" office:value="0.22260274" calcext:value-type="float">
            <text:p>0.22260274</text:p>
          </table:table-cell>
          <table:table-cell office:value-type="float" office:value="0.84008762" calcext:value-type="float">
            <text:p>0.84008762</text:p>
          </table:table-cell>
          <table:table-cell office:value-type="float" office:value="0.18700581" calcext:value-type="float">
            <text:p>0.18700581</text:p>
          </table:table-cell>
          <table:table-cell office:value-type="float" office:value="0.02990454" calcext:value-type="float">
            <text:p>0.02990454</text:p>
          </table:table-cell>
          <table:table-cell office:value-type="float" office:value="65" calcext:value-type="float">
            <text:p>65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float" office:value="54.60569550931" calcext:value-type="float">
            <text:p>54.605695509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00139324" calcext:value-type="float">
            <text:p>0.00139324</text:p>
          </table:table-cell>
          <table:table-cell office:value-type="float" office:value="0.03559693" calcext:value-type="float">
            <text:p>0.03559693</text:p>
          </table:table-cell>
          <table:table-cell office:value-type="float" office:value="0.085639" calcext:value-type="float">
            <text:p>0.085639</text:p>
          </table:table-cell>
          <table:table-cell office:value-type="float" office:value="0.22260274" calcext:value-type="float">
            <text:p>0.22260274</text:p>
          </table:table-cell>
          <table:table-cell office:value-type="float" office:value="0.61528327" calcext:value-type="float">
            <text:p>0.61528327</text:p>
          </table:table-cell>
          <table:table-cell office:value-type="float" office:value="0.13696374" calcext:value-type="float">
            <text:p>0.13696374</text:p>
          </table:table-cell>
          <table:table-cell office:value-type="float" office:value="0.05269224" calcext:value-type="float">
            <text:p>0.05269224</text:p>
          </table:table-cell>
          <table:table-cell office:value-type="float" office:value="65" calcext:value-type="float">
            <text:p>65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float" office:value="39.9934123847167" calcext:value-type="float">
            <text:p>39.993412384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actedIn&gt; <text:s/>?b <text:s text:c="2"/>=&gt; ?a <text:s/>&lt;directed&gt; <text:s/>?b</text:p>
          </table:table-cell>
          <table:table-cell office:value-type="float" office:value="0.00070733" calcext:value-type="float">
            <text:p>0.00070733</text:p>
          </table:table-cell>
          <table:table-cell office:value-type="float" office:value="0.03521878" calcext:value-type="float">
            <text:p>0.03521878</text:p>
          </table:table-cell>
          <table:table-cell office:value-type="float" office:value="0.01236882" calcext:value-type="float">
            <text:p>0.01236882</text:p>
          </table:table-cell>
          <table:table-cell office:value-type="float" office:value="0.21568627" calcext:value-type="float">
            <text:p>0.21568627</text:p>
          </table:table-cell>
          <table:table-cell office:value-type="float" office:value="0.94265367" calcext:value-type="float">
            <text:p>0.94265367</text:p>
          </table:table-cell>
          <table:table-cell office:value-type="float" office:value="0.20331746" calcext:value-type="float">
            <text:p>0.20331746</text:p>
          </table:table-cell>
          <table:table-cell office:value-type="float" office:value="0.01165951" calcext:value-type="float">
            <text:p>0.01165951</text:p>
          </table:table-cell>
          <table:table-cell office:value-type="float" office:value="33" calcext:value-type="float">
            <text:p>33</text:p>
          </table:table-cell>
          <table:table-cell office:value-type="float" office:value="2668" calcext:value-type="float">
            <text:p>2668</text:p>
          </table:table-cell>
          <table:table-cell table:number-columns-repeated="2" office:value-type="float" office:value="31.1075712143928" calcext:value-type="float">
            <text:p>31.107571214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wasBornIn&gt; <text:s/>?b <text:s text:c="2"/>=&gt; ?a <text:s/>&lt;wasBornIn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060241" calcext:value-type="float">
            <text:p>0.0060241</text:p>
          </table:table-cell>
          <table:table-cell office:value-type="float" office:value="0.05445545" calcext:value-type="float">
            <text:p>0.05445545</text:p>
          </table:table-cell>
          <table:table-cell office:value-type="float" office:value="0.20754717" calcext:value-type="float">
            <text:p>0.20754717</text:p>
          </table:table-cell>
          <table:table-cell office:value-type="float" office:value="0.73762376" calcext:value-type="float">
            <text:p>0.73762376</text:p>
          </table:table-cell>
          <table:table-cell office:value-type="float" office:value="0.15309172" calcext:value-type="float">
            <text:p>0.15309172</text:p>
          </table:table-cell>
          <table:table-cell office:value-type="float" office:value="0.04016763" calcext:value-type="float">
            <text:p>0.04016763</text:p>
          </table:table-cell>
          <table:table-cell office:value-type="float" office:value="11" calcext:value-type="float">
            <text:p>11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8.11386138613861" calcext:value-type="float">
            <text:p>8.113861386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wasBornIn&gt; <text:s/>?b <text:s text:c="2"/>=&gt; ?a <text:s/>&lt;wasBornIn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060241" calcext:value-type="float">
            <text:p>0.0060241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20754717" calcext:value-type="float">
            <text:p>0.20754717</text:p>
          </table:table-cell>
          <table:table-cell office:value-type="float" office:value="0.79296875" calcext:value-type="float">
            <text:p>0.79296875</text:p>
          </table:table-cell>
          <table:table-cell office:value-type="float" office:value="0.16457842" calcext:value-type="float">
            <text:p>0.16457842</text:p>
          </table:table-cell>
          <table:table-cell office:value-type="float" office:value="0.03407288" calcext:value-type="float">
            <text:p>0.03407288</text:p>
          </table:table-cell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8.72265625" calcext:value-type="float">
            <text:p>8.7226562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0.00070733" calcext:value-type="float">
            <text:p>0.00070733</text:p>
          </table:table-cell>
          <table:table-cell office:value-type="float" office:value="0.06976744" calcext:value-type="float">
            <text:p>0.06976744</text:p>
          </table:table-cell>
          <table:table-cell table:number-columns-repeated="2" office:value-type="float" office:value="0.20496894" calcext:value-type="float">
            <text:p>0.204968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0496894" calcext:value-type="float">
            <text:p>0.20496894</text:p>
          </table:table-cell>
          <table:table-cell office:value-type="float" office:value="33" calcext:value-type="float">
            <text:p>33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diedIn&gt; <text:s/>?b <text:s text:c="2"/>=&gt; ?a <text:s/>&lt;hasCapital&gt; <text:s/>?b</text:p>
          </table:table-cell>
          <table:table-cell office:value-type="float" office:value="0.00021434" calcext:value-type="float">
            <text:p>0.00021434</text:p>
          </table:table-cell>
          <table:table-cell office:value-type="float" office:value="0.03355705" calcext:value-type="float">
            <text:p>0.03355705</text:p>
          </table:table-cell>
          <table:table-cell office:value-type="float" office:value="0.19230769" calcext:value-type="float">
            <text:p>0.19230769</text:p>
          </table:table-cell>
          <table:table-cell office:value-type="float" office:value="0.20408163" calcext:value-type="float">
            <text:p>0.20408163</text:p>
          </table:table-cell>
          <table:table-cell office:value-type="float" office:value="0.05769231" calcext:value-type="float">
            <text:p>0.05769231</text:p>
          </table:table-cell>
          <table:table-cell office:value-type="float" office:value="0.01177394" calcext:value-type="float">
            <text:p>0.01177394</text:p>
          </table:table-cell>
          <table:table-cell office:value-type="float" office:value="0.01109467" calcext:value-type="float">
            <text:p>0.01109467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.576923076923077" calcext:value-type="float">
            <text:p>0.576923076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actedIn&gt; <text:s/>?b <text:s text:c="2"/>=&gt; ?a <text:s/>&lt;directed&gt; <text:s/>?b</text:p>
          </table:table-cell>
          <table:table-cell office:value-type="float" office:value="0.0006216" calcext:value-type="float">
            <text:p>0.0006216</text:p>
          </table:table-cell>
          <table:table-cell office:value-type="float" office:value="0.03094984" calcext:value-type="float">
            <text:p>0.03094984</text:p>
          </table:table-cell>
          <table:table-cell office:value-type="float" office:value="0.00945549" calcext:value-type="float">
            <text:p>0.00945549</text:p>
          </table:table-cell>
          <table:table-cell office:value-type="float" office:value="0.20138889" calcext:value-type="float">
            <text:p>0.20138889</text:p>
          </table:table-cell>
          <table:table-cell office:value-type="float" office:value="0.95304858" calcext:value-type="float">
            <text:p>0.95304858</text:p>
          </table:table-cell>
          <table:table-cell office:value-type="float" office:value="0.19193339" calcext:value-type="float">
            <text:p>0.19193339</text:p>
          </table:table-cell>
          <table:table-cell office:value-type="float" office:value="0.00901155" calcext:value-type="float">
            <text:p>0.00901155</text:p>
          </table:table-cell>
          <table:table-cell office:value-type="float" office:value="29" calcext:value-type="float">
            <text:p>29</text:p>
          </table:table-cell>
          <table:table-cell office:value-type="float" office:value="3067" calcext:value-type="float">
            <text:p>3067</text:p>
          </table:table-cell>
          <table:table-cell table:number-columns-repeated="2" office:value-type="float" office:value="27.6384088686012" calcext:value-type="float">
            <text:p>27.638408868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rected&gt; <text:s/>?f <text:s/>?b <text:s/>&lt;actedIn&gt; <text:s/>?f <text:s text:c="2"/>=&gt; ?a <text:s/>&lt;isMarriedTo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0659868" calcext:value-type="float">
            <text:p>0.00659868</text:p>
          </table:table-cell>
          <table:table-cell office:value-type="float" office:value="0.08333333" calcext:value-type="float">
            <text:p>0.08333333</text:p>
          </table:table-cell>
          <table:table-cell office:value-type="float" office:value="0.2" calcext:value-type="float">
            <text:p>0.2</text:p>
          </table:table-cell>
          <table:table-cell office:value-type="float" office:value="0.58333333" calcext:value-type="float">
            <text:p>0.58333333</text:p>
          </table:table-cell>
          <table:table-cell office:value-type="float" office:value="0.11666667" calcext:value-type="float">
            <text:p>0.11666667</text:p>
          </table:table-cell>
          <table:table-cell office:value-type="float" office:value="0.04861111" calcext:value-type="float">
            <text:p>0.04861111</text:p>
          </table:table-cell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6.41666666666667" calcext:value-type="float">
            <text:p>6.416666666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wasBornIn&gt; <text:s/>?b <text:s text:c="2"/>=&gt; ?a <text:s/>&lt;diedIn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0922266" calcext:value-type="float">
            <text:p>0.00922266</text:p>
          </table:table-cell>
          <table:table-cell office:value-type="float" office:value="0.03465347" calcext:value-type="float">
            <text:p>0.03465347</text:p>
          </table:table-cell>
          <table:table-cell office:value-type="float" office:value="0.2" calcext:value-type="float">
            <text:p>0.2</text:p>
          </table:table-cell>
          <table:table-cell office:value-type="float" office:value="0.82673267" calcext:value-type="float">
            <text:p>0.82673267</text:p>
          </table:table-cell>
          <table:table-cell office:value-type="float" office:value="0.16534653" calcext:value-type="float">
            <text:p>0.16534653</text:p>
          </table:table-cell>
          <table:table-cell office:value-type="float" office:value="0.02864915" calcext:value-type="float">
            <text:p>0.02864915</text:p>
          </table:table-cell>
          <table:table-cell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5.78712871287129" calcext:value-type="float">
            <text:p>5.787128712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diedIn&gt; <text:s/>?b <text:s text:c="2"/>=&gt; ?a <text:s/>&lt;wasBornIn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0383352" calcext:value-type="float">
            <text:p>0.00383352</text:p>
          </table:table-cell>
          <table:table-cell office:value-type="float" office:value="0.04216867" calcext:value-type="float">
            <text:p>0.04216867</text:p>
          </table:table-cell>
          <table:table-cell office:value-type="float" office:value="0.2" calcext:value-type="float">
            <text:p>0.2</text:p>
          </table:table-cell>
          <table:table-cell office:value-type="float" office:value="0.78915663" calcext:value-type="float">
            <text:p>0.78915663</text:p>
          </table:table-cell>
          <table:table-cell office:value-type="float" office:value="0.15783133" calcext:value-type="float">
            <text:p>0.15783133</text:p>
          </table:table-cell>
          <table:table-cell office:value-type="float" office:value="0.03327769" calcext:value-type="float">
            <text:p>0.03327769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5.52409638554217" calcext:value-type="float">
            <text:p>5.524096385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0006216" calcext:value-type="float">
            <text:p>0.0006216</text:p>
          </table:table-cell>
          <table:table-cell office:value-type="float" office:value="0.01588171" calcext:value-type="float">
            <text:p>0.01588171</text:p>
          </table:table-cell>
          <table:table-cell office:value-type="float" office:value="0.06131078" calcext:value-type="float">
            <text:p>0.06131078</text:p>
          </table:table-cell>
          <table:table-cell office:value-type="float" office:value="0.19205298" calcext:value-type="float">
            <text:p>0.19205298</text:p>
          </table:table-cell>
          <table:table-cell office:value-type="float" office:value="0.6807611" calcext:value-type="float">
            <text:p>0.6807611</text:p>
          </table:table-cell>
          <table:table-cell office:value-type="float" office:value="0.1307422" calcext:value-type="float">
            <text:p>0.1307422</text:p>
          </table:table-cell>
          <table:table-cell office:value-type="float" office:value="0.041738" calcext:value-type="float">
            <text:p>0.041738</text:p>
          </table:table-cell>
          <table:table-cell office:value-type="float" office:value="29" calcext:value-type="float">
            <text:p>29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19.7420718816068" calcext:value-type="float">
            <text:p>19.742071881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0.00040725" calcext:value-type="float">
            <text:p>0.00040725</text:p>
          </table:table-cell>
          <table:table-cell office:value-type="float" office:value="0.04016913" calcext:value-type="float">
            <text:p>0.04016913</text:p>
          </table:table-cell>
          <table:table-cell table:number-columns-repeated="2" office:value-type="float" office:value="0.18627451" calcext:value-type="float">
            <text:p>0.186274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8627451" calcext:value-type="float">
            <text:p>0.18627451</text:p>
          </table:table-cell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created&gt; <text:s/>?b <text:s text:c="2"/>=&gt; ?a <text:s/>&lt;actedIn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0223623" calcext:value-type="float">
            <text:p>0.00223623</text:p>
          </table:table-cell>
          <table:table-cell office:value-type="float" office:value="0.00813008" calcext:value-type="float">
            <text:p>0.00813008</text:p>
          </table:table-cell>
          <table:table-cell office:value-type="float" office:value="0.18032787" calcext:value-type="float">
            <text:p>0.18032787</text:p>
          </table:table-cell>
          <table:table-cell office:value-type="float" office:value="0.954915" calcext:value-type="float">
            <text:p>0.954915</text:p>
          </table:table-cell>
          <table:table-cell office:value-type="float" office:value="0.17219779" calcext:value-type="float">
            <text:p>0.17219779</text:p>
          </table:table-cell>
          <table:table-cell office:value-type="float" office:value="0.00776354" calcext:value-type="float">
            <text:p>0.00776354</text:p>
          </table:table-cell>
          <table:table-cell office:value-type="float" office:value="11" calcext:value-type="float">
            <text:p>11</text:p>
          </table:table-cell>
          <table:table-cell office:value-type="float" office:value="1353" calcext:value-type="float">
            <text:p>1353</text:p>
          </table:table-cell>
          <table:table-cell table:number-columns-repeated="2" office:value-type="float" office:value="10.5040650406504" calcext:value-type="float">
            <text:p>10.504065040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00081451" calcext:value-type="float">
            <text:p>0.00081451</text:p>
          </table:table-cell>
          <table:table-cell office:value-type="float" office:value="0.10242588" calcext:value-type="float">
            <text:p>0.10242588</text:p>
          </table:table-cell>
          <table:table-cell office:value-type="float" office:value="0.16033755" calcext:value-type="float">
            <text:p>0.16033755</text:p>
          </table:table-cell>
          <table:table-cell office:value-type="float" office:value="0.17924528" calcext:value-type="float">
            <text:p>0.17924528</text:p>
          </table:table-cell>
          <table:table-cell office:value-type="float" office:value="0.10548523" calcext:value-type="float">
            <text:p>0.10548523</text:p>
          </table:table-cell>
          <table:table-cell office:value-type="float" office:value="0.01890773" calcext:value-type="float">
            <text:p>0.01890773</text:p>
          </table:table-cell>
          <table:table-cell office:value-type="float" office:value="0.01691324" calcext:value-type="float">
            <text:p>0.01691324</text:p>
          </table:table-cell>
          <table:table-cell office:value-type="float" office:value="38" calcext:value-type="float">
            <text:p>38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4.0084388185654" calcext:value-type="float">
            <text:p>4.008438818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AcademicAdvisor&gt; <text:s/>?f <text:s/>?f <text:s/>&lt;hasWonPrize&gt; <text:s/>?b <text:s text:c="2"/>=&gt; ?a <text:s/>&lt;hasWonPrize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45045" calcext:value-type="float">
            <text:p>0.0045045</text:p>
          </table:table-cell>
          <table:table-cell office:value-type="float" office:value="0.09433962" calcext:value-type="float">
            <text:p>0.09433962</text:p>
          </table:table-cell>
          <table:table-cell office:value-type="float" office:value="0.17857143" calcext:value-type="float">
            <text:p>0.17857143</text:p>
          </table:table-cell>
          <table:table-cell office:value-type="float" office:value="0.47169811" calcext:value-type="float">
            <text:p>0.47169811</text:p>
          </table:table-cell>
          <table:table-cell office:value-type="float" office:value="0.08423181" calcext:value-type="float">
            <text:p>0.08423181</text:p>
          </table:table-cell>
          <table:table-cell office:value-type="float" office:value="0.04449982" calcext:value-type="float">
            <text:p>0.04449982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.35849056603774" calcext:value-type="float">
            <text:p>2.35849056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hasCapital&gt; <text:s/>?f <text:s text:c="2"/>=&gt; ?a <text:s/>&lt;lives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634249" calcext:value-type="float">
            <text:p>0.00634249</text:p>
          </table:table-cell>
          <table:table-cell office:value-type="float" office:value="0.00649351" calcext:value-type="float">
            <text:p>0.00649351</text:p>
          </table:table-cell>
          <table:table-cell office:value-type="float" office:value="0.17647059" calcext:value-type="float">
            <text:p>0.17647059</text:p>
          </table:table-cell>
          <table:table-cell office:value-type="float" office:value="0.96320346" calcext:value-type="float">
            <text:p>0.96320346</text:p>
          </table:table-cell>
          <table:table-cell office:value-type="float" office:value="0.16997708" calcext:value-type="float">
            <text:p>0.16997708</text:p>
          </table:table-cell>
          <table:table-cell office:value-type="float" office:value="0.00625457" calcext:value-type="float">
            <text:p>0.00625457</text:p>
          </table:table-cell>
          <table:table-cell office:value-type="float" office:value="3" calcext:value-type="float">
            <text:p>3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2.88961038961039" calcext:value-type="float">
            <text:p>2.889610389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f <text:s/>&lt;hasCapital&gt; <text:s/>?b <text:s text:c="2"/>=&gt; ?a <text:s/>&lt;livesIn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1479915" calcext:value-type="float">
            <text:p>0.01479915</text:p>
          </table:table-cell>
          <table:table-cell office:value-type="float" office:value="0.01732673" calcext:value-type="float">
            <text:p>0.01732673</text:p>
          </table:table-cell>
          <table:table-cell office:value-type="float" office:value="0.175" calcext:value-type="float">
            <text:p>0.175</text:p>
          </table:table-cell>
          <table:table-cell office:value-type="float" office:value="0.9009901" calcext:value-type="float">
            <text:p>0.9009901</text:p>
          </table:table-cell>
          <table:table-cell office:value-type="float" office:value="0.15767327" calcext:value-type="float">
            <text:p>0.15767327</text:p>
          </table:table-cell>
          <table:table-cell office:value-type="float" office:value="0.01561121" calcext:value-type="float">
            <text:p>0.01561121</text:p>
          </table:table-cell>
          <table:table-cell office:value-type="float" office:value="7" calcext:value-type="float">
            <text:p>7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6.30693069306931" calcext:value-type="float">
            <text:p>6.306930693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diedIn&gt; <text:s/>?b <text:s text:c="2"/>=&gt; ?a <text:s/>&lt;diedIn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0922266" calcext:value-type="float">
            <text:p>0.00922266</text:p>
          </table:table-cell>
          <table:table-cell office:value-type="float" office:value="0.03301887" calcext:value-type="float">
            <text:p>0.03301887</text:p>
          </table:table-cell>
          <table:table-cell office:value-type="float" office:value="0.16666667" calcext:value-type="float">
            <text:p>0.16666667</text:p>
          </table:table-cell>
          <table:table-cell office:value-type="float" office:value="0.80188679" calcext:value-type="float">
            <text:p>0.80188679</text:p>
          </table:table-cell>
          <table:table-cell office:value-type="float" office:value="0.1336478" calcext:value-type="float">
            <text:p>0.1336478</text:p>
          </table:table-cell>
          <table:table-cell office:value-type="float" office:value="0.02647739" calcext:value-type="float">
            <text:p>0.02647739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5.61320754716981" calcext:value-type="float">
            <text:p>5.613207547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diedIn&gt; <text:s/>?b <text:s text:c="2"/>=&gt; ?a <text:s/>&lt;diedIn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0922266" calcext:value-type="float">
            <text:p>0.00922266</text:p>
          </table:table-cell>
          <table:table-cell office:value-type="float" office:value="0.02766798" calcext:value-type="float">
            <text:p>0.02766798</text:p>
          </table:table-cell>
          <table:table-cell office:value-type="float" office:value="0.16666667" calcext:value-type="float">
            <text:p>0.16666667</text:p>
          </table:table-cell>
          <table:table-cell office:value-type="float" office:value="0.83399209" calcext:value-type="float">
            <text:p>0.83399209</text:p>
          </table:table-cell>
          <table:table-cell office:value-type="float" office:value="0.13899868" calcext:value-type="float">
            <text:p>0.13899868</text:p>
          </table:table-cell>
          <table:table-cell office:value-type="float" office:value="0.02307488" calcext:value-type="float">
            <text:p>0.02307488</text:p>
          </table:table-cell>
          <table:table-cell office:value-type="float" office:value="7" calcext:value-type="float">
            <text:p>7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5.83794466403162" calcext:value-type="float">
            <text:p>5.83794466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f <text:s/>&lt;hasCapital&gt; <text:s/>?b <text:s text:c="2"/>=&gt; ?a <text:s/>&lt;isLocatedIn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075143" calcext:value-type="float">
            <text:p>0.00075143</text:p>
          </table:table-cell>
          <table:table-cell office:value-type="float" office:value="0.01237624" calcext:value-type="float">
            <text:p>0.01237624</text:p>
          </table:table-cell>
          <table:table-cell office:value-type="float" office:value="0.16666667" calcext:value-type="float">
            <text:p>0.16666667</text:p>
          </table:table-cell>
          <table:table-cell office:value-type="float" office:value="0.92574257" calcext:value-type="float">
            <text:p>0.92574257</text:p>
          </table:table-cell>
          <table:table-cell office:value-type="float" office:value="0.15429043" calcext:value-type="float">
            <text:p>0.15429043</text:p>
          </table:table-cell>
          <table:table-cell office:value-type="float" office:value="0.01145721" calcext:value-type="float">
            <text:p>0.01145721</text:p>
          </table:table-cell>
          <table:table-cell office:value-type="float" office:value="5" calcext:value-type="float">
            <text:p>5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4.62871287128713" calcext:value-type="float">
            <text:p>4.628712871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apital&gt; <text:s/>?f <text:s/>?f <text:s/>&lt;isLocatedIn&gt; <text:s/>?b <text:s text:c="2"/>=&gt; ?a <text:s/>&lt;isLocated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30057" calcext:value-type="float">
            <text:p>0.00030057</text:p>
          </table:table-cell>
          <table:table-cell office:value-type="float" office:value="0.025" calcext:value-type="float">
            <text:p>0.025</text:p>
          </table:table-cell>
          <table:table-cell office:value-type="float" office:value="0.16666667" calcext:value-type="float">
            <text:p>0.16666667</text:p>
          </table:table-cell>
          <table:table-cell office:value-type="float" office:value="0.85" calcext:value-type="float">
            <text:p>0.85</text:p>
          </table:table-cell>
          <table:table-cell office:value-type="float" office:value="0.14166667" calcext:value-type="float">
            <text:p>0.14166667</text:p>
          </table:table-cell>
          <table:table-cell office:value-type="float" office:value="0.02125" calcext:value-type="float">
            <text:p>0.02125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Capital&gt; <text:s/>?a <text:s/>?e <text:s/>&lt;isLocatedIn&gt; <text:s/>?b <text:s text:c="2"/>=&gt; ?a <text:s/>&lt;isLocated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30057" calcext:value-type="float">
            <text:p>0.00030057</text:p>
          </table:table-cell>
          <table:table-cell office:value-type="float" office:value="0.05714286" calcext:value-type="float">
            <text:p>0.05714286</text:p>
          </table:table-cell>
          <table:table-cell office:value-type="float" office:value="0.16666667" calcext:value-type="float">
            <text:p>0.16666667</text:p>
          </table:table-cell>
          <table:table-cell office:value-type="float" office:value="0.65714286" calcext:value-type="float">
            <text:p>0.65714286</text:p>
          </table:table-cell>
          <table:table-cell office:value-type="float" office:value="0.10952381" calcext:value-type="float">
            <text:p>0.10952381</text:p>
          </table:table-cell>
          <table:table-cell office:value-type="float" office:value="0.03755102" calcext:value-type="float">
            <text:p>0.0375510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.31428571428571" calcext:value-type="float">
            <text:p>1.314285714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LeaderOf&gt; <text:s/>?f <text:s/>?b <text:s/>&lt;isLeaderOf&gt; <text:s/>?f <text:s text:c="2"/>=&gt; ?a <text:s/>&lt;isMarriedTo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119976" calcext:value-type="float">
            <text:p>0.00119976</text:p>
          </table:table-cell>
          <table:table-cell office:value-type="float" office:value="0.01834862" calcext:value-type="float">
            <text:p>0.01834862</text:p>
          </table:table-cell>
          <table:table-cell office:value-type="float" office:value="0.16666667" calcext:value-type="float">
            <text:p>0.16666667</text:p>
          </table:table-cell>
          <table:table-cell office:value-type="float" office:value="0.88990826" calcext:value-type="float">
            <text:p>0.88990826</text:p>
          </table:table-cell>
          <table:table-cell office:value-type="float" office:value="0.14831804" calcext:value-type="float">
            <text:p>0.14831804</text:p>
          </table:table-cell>
          <table:table-cell office:value-type="float" office:value="0.01632859" calcext:value-type="float">
            <text:p>0.01632859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.77981651376147" calcext:value-type="float">
            <text:p>1.779816513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dealsWith&gt; <text:s/>?b <text:s text:c="2"/>=&gt; ?a <text:s/>&lt;dealsWith&gt; <text:s/>?b</text:p>
          </table:table-cell>
          <table:table-cell office:value-type="float" office:value="0.0048013" calcext:value-type="float">
            <text:p>0.0048013</text:p>
          </table:table-cell>
          <table:table-cell office:value-type="float" office:value="0.43076923" calcext:value-type="float">
            <text:p>0.43076923</text:p>
          </table:table-cell>
          <table:table-cell table:number-columns-repeated="2" office:value-type="float" office:value="0.16422287" calcext:value-type="float">
            <text:p>0.164222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6422287" calcext:value-type="float">
            <text:p>0.16422287</text:p>
          </table:table-cell>
          <table:table-cell office:value-type="float" office:value="224" calcext:value-type="float">
            <text:p>224</text:p>
          </table:table-cell>
          <table:table-cell office:value-type="float" office:value="1364" calcext:value-type="float">
            <text:p>1364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00019291" calcext:value-type="float">
            <text:p>0.00019291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2439024" calcext:value-type="float">
            <text:p>0.02439024</text:p>
          </table:table-cell>
          <table:table-cell office:value-type="float" office:value="0.16071429" calcext:value-type="float">
            <text:p>0.16071429</text:p>
          </table:table-cell>
          <table:table-cell office:value-type="float" office:value="0.84823848" calcext:value-type="float">
            <text:p>0.84823848</text:p>
          </table:table-cell>
          <table:table-cell office:value-type="float" office:value="0.13632404" calcext:value-type="float">
            <text:p>0.13632404</text:p>
          </table:table-cell>
          <table:table-cell office:value-type="float" office:value="0.02068874" calcext:value-type="float">
            <text:p>0.02068874</text:p>
          </table:table-cell>
          <table:table-cell office:value-type="float" office:value="9" calcext:value-type="float">
            <text:p>9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7.63414634146342" calcext:value-type="float">
            <text:p>7.634146341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00019291" calcext:value-type="float">
            <text:p>0.00019291</text:p>
          </table:table-cell>
          <table:table-cell office:value-type="float" office:value="0.02439024" calcext:value-type="float">
            <text:p>0.02439024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16071429" calcext:value-type="float">
            <text:p>0.16071429</text:p>
          </table:table-cell>
          <table:table-cell office:value-type="float" office:value="0.41666667" calcext:value-type="float">
            <text:p>0.41666667</text:p>
          </table:table-cell>
          <table:table-cell office:value-type="float" office:value="0.06696429" calcext:value-type="float">
            <text:p>0.06696429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3.75" calcext:value-type="float">
            <text:p>3.7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diedIn&gt; <text:s/>?b <text:s text:c="2"/>=&gt; ?a <text:s/>&lt;wasBorn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64294" calcext:value-type="float">
            <text:p>0.00164294</text:p>
          </table:table-cell>
          <table:table-cell office:value-type="float" office:value="0.04347826" calcext:value-type="float">
            <text:p>0.04347826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.72463768" calcext:value-type="float">
            <text:p>0.72463768</text:p>
          </table:table-cell>
          <table:table-cell office:value-type="float" office:value="0.11441648" calcext:value-type="float">
            <text:p>0.11441648</text:p>
          </table:table-cell>
          <table:table-cell office:value-type="float" office:value="0.03150599" calcext:value-type="float">
            <text:p>0.03150599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.17391304347826" calcext:value-type="float">
            <text:p>2.173913043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created&gt; <text:s/>?f <text:s text:c="2"/>=&gt; ?a <text:s/>&lt;isMarriedTo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0419916" calcext:value-type="float">
            <text:p>0.00419916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5217391" calcext:value-type="float">
            <text:p>0.15217391</text:p>
          </table:table-cell>
          <table:table-cell office:value-type="float" office:value="0.79464286" calcext:value-type="float">
            <text:p>0.79464286</text:p>
          </table:table-cell>
          <table:table-cell office:value-type="float" office:value="0.12092391" calcext:value-type="float">
            <text:p>0.12092391</text:p>
          </table:table-cell>
          <table:table-cell office:value-type="float" office:value="0.02483259" calcext:value-type="float">
            <text:p>0.02483259</text:p>
          </table:table-cell>
          <table:table-cell office:value-type="float" office:value="7" calcext:value-type="float">
            <text:p>7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5.5625" calcext:value-type="float">
            <text:p>5.562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2840909" calcext:value-type="float">
            <text:p>0.02840909</text:p>
          </table:table-cell>
          <table:table-cell office:value-type="float" office:value="0.00273823" calcext:value-type="float">
            <text:p>0.00273823</text:p>
          </table:table-cell>
          <table:table-cell office:value-type="float" office:value="0.15151515" calcext:value-type="float">
            <text:p>0.15151515</text:p>
          </table:table-cell>
          <table:table-cell office:value-type="float" office:value="0.98192771" calcext:value-type="float">
            <text:p>0.98192771</text:p>
          </table:table-cell>
          <table:table-cell office:value-type="float" office:value="0.14877693" calcext:value-type="float">
            <text:p>0.14877693</text:p>
          </table:table-cell>
          <table:table-cell office:value-type="float" office:value="0.00268874" calcext:value-type="float">
            <text:p>0.00268874</text:p>
          </table:table-cell>
          <table:table-cell office:value-type="float" office:value="5" calcext:value-type="float">
            <text:p>5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float" office:value="4.90963855421687" calcext:value-type="float">
            <text:p>4.909638554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produced&gt; <text:s/>?b <text:s text:c="2"/>=&gt; ?a <text:s/>&lt;actedIn&gt; <text:s/>?b</text:p>
          </table:table-cell>
          <table:table-cell office:value-type="float" office:value="0.00027865" calcext:value-type="float">
            <text:p>0.00027865</text:p>
          </table:table-cell>
          <table:table-cell office:value-type="float" office:value="0.00264281" calcext:value-type="float">
            <text:p>0.00264281</text:p>
          </table:table-cell>
          <table:table-cell office:value-type="float" office:value="0.05603448" calcext:value-type="float">
            <text:p>0.05603448</text:p>
          </table:table-cell>
          <table:table-cell office:value-type="float" office:value="0.15116279" calcext:value-type="float">
            <text:p>0.15116279</text:p>
          </table:table-cell>
          <table:table-cell office:value-type="float" office:value="0.62931034" calcext:value-type="float">
            <text:p>0.62931034</text:p>
          </table:table-cell>
          <table:table-cell office:value-type="float" office:value="0.09512831" calcext:value-type="float">
            <text:p>0.09512831</text:p>
          </table:table-cell>
          <table:table-cell office:value-type="float" office:value="0.03526308" calcext:value-type="float">
            <text:p>0.03526308</text:p>
          </table:table-cell>
          <table:table-cell office:value-type="float" office:value="13" calcext:value-type="float">
            <text:p>13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8.18103448275862" calcext:value-type="float">
            <text:p>8.181034482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rected&gt; <text:s/>?f <text:s/>?b <text:s/>&lt;created&gt; <text:s/>?f <text:s text:c="2"/>=&gt; ?a <text:s/>&lt;isMarriedTo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79964" calcext:value-type="float">
            <text:p>0.00179964</text:p>
          </table:table-cell>
          <table:table-cell office:value-type="float" office:value="0.02097902" calcext:value-type="float">
            <text:p>0.02097902</text:p>
          </table:table-cell>
          <table:table-cell office:value-type="float" office:value="0.15" calcext:value-type="float">
            <text:p>0.15</text:p>
          </table:table-cell>
          <table:table-cell office:value-type="float" office:value="0.86013986" calcext:value-type="float">
            <text:p>0.86013986</text:p>
          </table:table-cell>
          <table:table-cell office:value-type="float" office:value="0.12902098" calcext:value-type="float">
            <text:p>0.12902098</text:p>
          </table:table-cell>
          <table:table-cell office:value-type="float" office:value="0.01804489" calcext:value-type="float">
            <text:p>0.01804489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.58041958041958" calcext:value-type="float">
            <text:p>2.580419580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wasBornIn&gt; <text:s/>?b <text:s text:c="2"/>=&gt; ?a <text:s/>&lt;diedIn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658762" calcext:value-type="float">
            <text:p>0.00658762</text:p>
          </table:table-cell>
          <table:table-cell office:value-type="float" office:value="0.01953125" calcext:value-type="float">
            <text:p>0.01953125</text:p>
          </table:table-cell>
          <table:table-cell office:value-type="float" office:value="0.14705882" calcext:value-type="float">
            <text:p>0.14705882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12752757" calcext:value-type="float">
            <text:p>0.12752757</text:p>
          </table:table-cell>
          <table:table-cell office:value-type="float" office:value="0.01693726" calcext:value-type="float">
            <text:p>0.01693726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.3359375" calcext:value-type="float">
            <text:p>4.335937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diedIn&gt; <text:s/>?b <text:s text:c="2"/>=&gt; ?a <text:s/>&lt;wasBornIn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273823" calcext:value-type="float">
            <text:p>0.00273823</text:p>
          </table:table-cell>
          <table:table-cell office:value-type="float" office:value="0.03649635" calcext:value-type="float">
            <text:p>0.03649635</text:p>
          </table:table-cell>
          <table:table-cell office:value-type="float" office:value="0.14705882" calcext:value-type="float">
            <text:p>0.14705882</text:p>
          </table:table-cell>
          <table:table-cell office:value-type="float" office:value="0.75182482" calcext:value-type="float">
            <text:p>0.75182482</text:p>
          </table:table-cell>
          <table:table-cell office:value-type="float" office:value="0.11056247" calcext:value-type="float">
            <text:p>0.11056247</text:p>
          </table:table-cell>
          <table:table-cell office:value-type="float" office:value="0.02743886" calcext:value-type="float">
            <text:p>0.02743886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3.75912408759124" calcext:value-type="float">
            <text:p>3.759124087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isLocatedIn&gt; <text:s/>?b <text:s text:c="2"/>=&gt; ?a <text:s/>&lt;hasCapital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1342282" calcext:value-type="float">
            <text:p>0.01342282</text:p>
          </table:table-cell>
          <table:table-cell table:number-columns-repeated="2" office:value-type="float" office:value="0.14285714" calcext:value-type="float">
            <text:p>0.142857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diedIn&gt; <text:s/>?b <text:s text:c="2"/>=&gt; ?a <text:s/>&lt;died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395257" calcext:value-type="float">
            <text:p>0.00395257</text:p>
          </table:table-cell>
          <table:table-cell office:value-type="float" office:value="0.00849858" calcext:value-type="float">
            <text:p>0.00849858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94050992" calcext:value-type="float">
            <text:p>0.94050992</text:p>
          </table:table-cell>
          <table:table-cell office:value-type="float" office:value="0.13435856" calcext:value-type="float">
            <text:p>0.13435856</text:p>
          </table:table-cell>
          <table:table-cell office:value-type="float" office:value="0.007993" calcext:value-type="float">
            <text:p>0.007993</text:p>
          </table:table-cell>
          <table:table-cell office:value-type="float" office:value="3" calcext:value-type="float">
            <text:p>3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2.82152974504249" calcext:value-type="float">
            <text:p>2.82152974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participatedIn&gt; <text:s/>?f <text:s/>?b <text:s/>&lt;participatedIn&gt; <text:s/>?f <text:s text:c="2"/>=&gt; ?a <text:s/>&lt;hasChild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73099" calcext:value-type="float">
            <text:p>0.00073099</text:p>
          </table:table-cell>
          <table:table-cell office:value-type="float" office:value="0.00066357" calcext:value-type="float">
            <text:p>0.00066357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99535501" calcext:value-type="float">
            <text:p>0.99535501</text:p>
          </table:table-cell>
          <table:table-cell office:value-type="float" office:value="0.14219357" calcext:value-type="float">
            <text:p>0.14219357</text:p>
          </table:table-cell>
          <table:table-cell office:value-type="float" office:value="0.00066049" calcext:value-type="float">
            <text:p>0.00066049</text:p>
          </table:table-cell>
          <table:table-cell office:value-type="float" office:value="2" calcext:value-type="float">
            <text:p>2</text:p>
          </table:table-cell>
          <table:table-cell office:value-type="float" office:value="3014" calcext:value-type="float">
            <text:p>3014</text:p>
          </table:table-cell>
          <table:table-cell table:number-columns-repeated="2" office:value-type="float" office:value="1.9907100199071" calcext:value-type="float">
            <text:p>1.990710019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directed&gt; <text:s/>?f <text:s text:c="2"/>=&gt; ?a <text:s/>&lt;influences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71073" calcext:value-type="float">
            <text:p>0.00071073</text:p>
          </table:table-cell>
          <table:table-cell office:value-type="float" office:value="0.01515152" calcext:value-type="float">
            <text:p>0.01515152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89393939" calcext:value-type="float">
            <text:p>0.89393939</text:p>
          </table:table-cell>
          <table:table-cell office:value-type="float" office:value="0.12770563" calcext:value-type="float">
            <text:p>0.12770563</text:p>
          </table:table-cell>
          <table:table-cell office:value-type="float" office:value="0.01354454" calcext:value-type="float">
            <text:p>0.01354454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.78787878787879" calcext:value-type="float">
            <text:p>1.787878787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imports&gt; <text:s/>?b <text:s text:c="2"/>=&gt; ?a <text:s/>&lt;imports&gt; <text:s/>?b</text:p>
          </table:table-cell>
          <table:table-cell office:value-type="float" office:value="0.00160758" calcext:value-type="float">
            <text:p>0.00160758</text:p>
          </table:table-cell>
          <table:table-cell office:value-type="float" office:value="0.3164557" calcext:value-type="float">
            <text:p>0.3164557</text:p>
          </table:table-cell>
          <table:table-cell office:value-type="float" office:value="0.09505703" calcext:value-type="float">
            <text:p>0.09505703</text:p>
          </table:table-cell>
          <table:table-cell office:value-type="float" office:value="0.14231499" calcext:value-type="float">
            <text:p>0.14231499</text:p>
          </table:table-cell>
          <table:table-cell office:value-type="float" office:value="0.33206591" calcext:value-type="float">
            <text:p>0.33206591</text:p>
          </table:table-cell>
          <table:table-cell office:value-type="float" office:value="0.04725796" calcext:value-type="float">
            <text:p>0.04725796</text:p>
          </table:table-cell>
          <table:table-cell office:value-type="float" office:value="0.0315652" calcext:value-type="float">
            <text:p>0.0315652</text:p>
          </table:table-cell>
          <table:table-cell office:value-type="float" office:value="75" calcext:value-type="float">
            <text:p>75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float" office:value="24.9049429657795" calcext:value-type="float">
            <text:p>24.904942965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participatedIn&gt; <text:s/>?b <text:s text:c="2"/>=&gt; ?a <text:s/>&lt;participatedIn&gt; <text:s/>?b</text:p>
          </table:table-cell>
          <table:table-cell office:value-type="float" office:value="0.00038582" calcext:value-type="float">
            <text:p>0.00038582</text:p>
          </table:table-cell>
          <table:table-cell office:value-type="float" office:value="0.00280374" calcext:value-type="float">
            <text:p>0.00280374</text:p>
          </table:table-cell>
          <table:table-cell table:number-columns-repeated="2" office:value-type="float" office:value="0.140625" calcext:value-type="float">
            <text:p>0.1406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40625" calcext:value-type="float">
            <text:p>0.140625</text:p>
          </table:table-cell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created&gt; <text:s/>?b <text:s text:c="2"/>=&gt; ?a <text:s/>&lt;actedIn&gt; <text:s/>?b</text:p>
          </table:table-cell>
          <table:table-cell office:value-type="float" office:value="0.00017148" calcext:value-type="float">
            <text:p>0.00017148</text:p>
          </table:table-cell>
          <table:table-cell office:value-type="float" office:value="0.00162635" calcext:value-type="float">
            <text:p>0.00162635</text:p>
          </table:table-cell>
          <table:table-cell office:value-type="float" office:value="0.00933489" calcext:value-type="float">
            <text:p>0.00933489</text:p>
          </table:table-cell>
          <table:table-cell office:value-type="float" office:value="0.14035088" calcext:value-type="float">
            <text:p>0.14035088</text:p>
          </table:table-cell>
          <table:table-cell office:value-type="float" office:value="0.93348891" calcext:value-type="float">
            <text:p>0.93348891</text:p>
          </table:table-cell>
          <table:table-cell office:value-type="float" office:value="0.13101599" calcext:value-type="float">
            <text:p>0.13101599</text:p>
          </table:table-cell>
          <table:table-cell office:value-type="float" office:value="0.00871402" calcext:value-type="float">
            <text:p>0.00871402</text:p>
          </table:table-cell>
          <table:table-cell office:value-type="float" office:value="8" calcext:value-type="float">
            <text:p>8</text:p>
          </table:table-cell>
          <table:table-cell office:value-type="float" office:value="857" calcext:value-type="float">
            <text:p>857</text:p>
          </table:table-cell>
          <table:table-cell table:number-columns-repeated="2" office:value-type="float" office:value="7.46791131855309" calcext:value-type="float">
            <text:p>7.467911318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imports&gt; <text:s/>?b <text:s text:c="2"/>=&gt; ?a <text:s/>&lt;imports&gt; <text:s/>?b</text:p>
          </table:table-cell>
          <table:table-cell office:value-type="float" office:value="0.00113602" calcext:value-type="float">
            <text:p>0.00113602</text:p>
          </table:table-cell>
          <table:table-cell office:value-type="float" office:value="0.22362869" calcext:value-type="float">
            <text:p>0.22362869</text:p>
          </table:table-cell>
          <table:table-cell office:value-type="float" office:value="0.09137931" calcext:value-type="float">
            <text:p>0.09137931</text:p>
          </table:table-cell>
          <table:table-cell office:value-type="float" office:value="0.13874346" calcext:value-type="float">
            <text:p>0.13874346</text:p>
          </table:table-cell>
          <table:table-cell office:value-type="float" office:value="0.34137931" calcext:value-type="float">
            <text:p>0.34137931</text:p>
          </table:table-cell>
          <table:table-cell office:value-type="float" office:value="0.04736415" calcext:value-type="float">
            <text:p>0.04736415</text:p>
          </table:table-cell>
          <table:table-cell office:value-type="float" office:value="0.03119501" calcext:value-type="float">
            <text:p>0.03119501</text:p>
          </table:table-cell>
          <table:table-cell office:value-type="float" office:value="53" calcext:value-type="float">
            <text:p>53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18.0931034482759" calcext:value-type="float">
            <text:p>18.093103448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f <text:s/>?f <text:s/>&lt;isLocatedIn&gt; <text:s/>?b <text:s text:c="2"/>=&gt; ?a <text:s/>&lt;livesIn&gt; <text:s/>?b</text:p>
          </table:table-cell>
          <table:table-cell office:value-type="float" office:value="0.00021434" calcext:value-type="float">
            <text:p>0.00021434</text:p>
          </table:table-cell>
          <table:table-cell office:value-type="float" office:value="0.02114165" calcext:value-type="float">
            <text:p>0.02114165</text:p>
          </table:table-cell>
          <table:table-cell office:value-type="float" office:value="0.00996016" calcext:value-type="float">
            <text:p>0.00996016</text:p>
          </table:table-cell>
          <table:table-cell office:value-type="float" office:value="0.1369863" calcext:value-type="float">
            <text:p>0.1369863</text:p>
          </table:table-cell>
          <table:table-cell office:value-type="float" office:value="0.92729084" calcext:value-type="float">
            <text:p>0.92729084</text:p>
          </table:table-cell>
          <table:table-cell office:value-type="float" office:value="0.12702614" calcext:value-type="float">
            <text:p>0.12702614</text:p>
          </table:table-cell>
          <table:table-cell office:value-type="float" office:value="0.00923596" calcext:value-type="float">
            <text:p>0.00923596</text:p>
          </table:table-cell>
          <table:table-cell office:value-type="float" office:value="10" calcext:value-type="float">
            <text:p>10</text:p>
          </table:table-cell>
          <table:table-cell office:value-type="float" office:value="1004" calcext:value-type="float">
            <text:p>1004</text:p>
          </table:table-cell>
          <table:table-cell table:number-columns-repeated="2" office:value-type="float" office:value="9.27290836653386" calcext:value-type="float">
            <text:p>9.272908366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livesIn&gt; <text:s/>?b <text:s text:c="2"/>=&gt; ?a <text:s/>&lt;isLocatedIn&gt; <text:s/>?b</text:p>
          </table:table-cell>
          <table:table-cell office:value-type="float" office:value="0.00057873" calcext:value-type="float">
            <text:p>0.00057873</text:p>
          </table:table-cell>
          <table:table-cell office:value-type="float" office:value="0.00405771" calcext:value-type="float">
            <text:p>0.00405771</text:p>
          </table:table-cell>
          <table:table-cell office:value-type="float" office:value="0.04830054" calcext:value-type="float">
            <text:p>0.04830054</text:p>
          </table:table-cell>
          <table:table-cell office:value-type="float" office:value="0.13636364" calcext:value-type="float">
            <text:p>0.13636364</text:p>
          </table:table-cell>
          <table:table-cell office:value-type="float" office:value="0.64579606" calcext:value-type="float">
            <text:p>0.64579606</text:p>
          </table:table-cell>
          <table:table-cell office:value-type="float" office:value="0.0880631" calcext:value-type="float">
            <text:p>0.0880631</text:p>
          </table:table-cell>
          <table:table-cell office:value-type="float" office:value="0.0311923" calcext:value-type="float">
            <text:p>0.0311923</text:p>
          </table:table-cell>
          <table:table-cell office:value-type="float" office:value="27" calcext:value-type="float">
            <text:p>27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float" office:value="17.4364937388193" calcext:value-type="float">
            <text:p>17.436493738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0032152" calcext:value-type="float">
            <text:p>0.00032152</text:p>
          </table:table-cell>
          <table:table-cell office:value-type="float" office:value="0.05033557" calcext:value-type="float">
            <text:p>0.05033557</text:p>
          </table:table-cell>
          <table:table-cell office:value-type="float" office:value="0.02683363" calcext:value-type="float">
            <text:p>0.02683363</text:p>
          </table:table-cell>
          <table:table-cell office:value-type="float" office:value="0.13636364" calcext:value-type="float">
            <text:p>0.13636364</text:p>
          </table:table-cell>
          <table:table-cell office:value-type="float" office:value="0.80322004" calcext:value-type="float">
            <text:p>0.80322004</text:p>
          </table:table-cell>
          <table:table-cell office:value-type="float" office:value="0.10953" calcext:value-type="float">
            <text:p>0.10953</text:p>
          </table:table-cell>
          <table:table-cell office:value-type="float" office:value="0.02155331" calcext:value-type="float">
            <text:p>0.02155331</text:p>
          </table:table-cell>
          <table:table-cell office:value-type="float" office:value="15" calcext:value-type="float">
            <text:p>15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float" office:value="12.0483005366726" calcext:value-type="float">
            <text:p>12.048300536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3787879" calcext:value-type="float">
            <text:p>0.03787879</text:p>
          </table:table-cell>
          <table:table-cell office:value-type="float" office:value="0.03521127" calcext:value-type="float">
            <text:p>0.03521127</text:p>
          </table:table-cell>
          <table:table-cell office:value-type="float" office:value="0.13513514" calcext:value-type="float">
            <text:p>0.13513514</text:p>
          </table:table-cell>
          <table:table-cell office:value-type="float" office:value="0.73943662" calcext:value-type="float">
            <text:p>0.73943662</text:p>
          </table:table-cell>
          <table:table-cell office:value-type="float" office:value="0.09992387" calcext:value-type="float">
            <text:p>0.09992387</text:p>
          </table:table-cell>
          <table:table-cell office:value-type="float" office:value="0.0260365" calcext:value-type="float">
            <text:p>0.0260365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3.69718309859155" calcext:value-type="float">
            <text:p>3.697183098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hasWonPrize&gt; <text:s/>?b <text:s text:c="2"/>=&gt; ?a <text:s/>&lt;hasWonPrize&gt; <text:s/>?b</text:p>
          </table:table-cell>
          <table:table-cell office:value-type="float" office:value="0.00017148" calcext:value-type="float">
            <text:p>0.00017148</text:p>
          </table:table-cell>
          <table:table-cell office:value-type="float" office:value="0.00720721" calcext:value-type="float">
            <text:p>0.00720721</text:p>
          </table:table-cell>
          <table:table-cell office:value-type="float" office:value="0.01275917" calcext:value-type="float">
            <text:p>0.01275917</text:p>
          </table:table-cell>
          <table:table-cell office:value-type="float" office:value="0.13114754" calcext:value-type="float">
            <text:p>0.13114754</text:p>
          </table:table-cell>
          <table:table-cell office:value-type="float" office:value="0.90271132" calcext:value-type="float">
            <text:p>0.90271132</text:p>
          </table:table-cell>
          <table:table-cell office:value-type="float" office:value="0.11838837" calcext:value-type="float">
            <text:p>0.11838837</text:p>
          </table:table-cell>
          <table:table-cell office:value-type="float" office:value="0.01151785" calcext:value-type="float">
            <text:p>0.01151785</text:p>
          </table:table-cell>
          <table:table-cell office:value-type="float" office:value="8" calcext:value-type="float">
            <text:p>8</text:p>
          </table:table-cell>
          <table:table-cell office:value-type="float" office:value="627" calcext:value-type="float">
            <text:p>627</text:p>
          </table:table-cell>
          <table:table-cell table:number-columns-repeated="2" office:value-type="float" office:value="7.22169059011164" calcext:value-type="float">
            <text:p>7.221690590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created&gt; <text:s/>?f <text:s/>?b <text:s/>&lt;directed&gt; <text:s/>?f <text:s text:c="2"/>=&gt; ?a <text:s/>&lt;isMarriedTo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79964" calcext:value-type="float">
            <text:p>0.00179964</text:p>
          </table:table-cell>
          <table:table-cell office:value-type="float" office:value="0.02097902" calcext:value-type="float">
            <text:p>0.02097902</text:p>
          </table:table-cell>
          <table:table-cell office:value-type="float" office:value="0.13043478" calcext:value-type="float">
            <text:p>0.13043478</text:p>
          </table:table-cell>
          <table:table-cell office:value-type="float" office:value="0.83916084" calcext:value-type="float">
            <text:p>0.83916084</text:p>
          </table:table-cell>
          <table:table-cell office:value-type="float" office:value="0.10945576" calcext:value-type="float">
            <text:p>0.10945576</text:p>
          </table:table-cell>
          <table:table-cell office:value-type="float" office:value="0.01760477" calcext:value-type="float">
            <text:p>0.01760477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.51748251748252" calcext:value-type="float">
            <text:p>2.517482517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hasWonPrize&gt; <text:s/>?b <text:s text:c="2"/>=&gt; ?a <text:s/>&lt;hasWonPrize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0630631" calcext:value-type="float">
            <text:p>0.00630631</text:p>
          </table:table-cell>
          <table:table-cell office:value-type="float" office:value="0.03977273" calcext:value-type="float">
            <text:p>0.03977273</text:p>
          </table:table-cell>
          <table:table-cell office:value-type="float" office:value="0.12962963" calcext:value-type="float">
            <text:p>0.12962963</text:p>
          </table:table-cell>
          <table:table-cell office:value-type="float" office:value="0.69318182" calcext:value-type="float">
            <text:p>0.69318182</text:p>
          </table:table-cell>
          <table:table-cell office:value-type="float" office:value="0.0898569" calcext:value-type="float">
            <text:p>0.0898569</text:p>
          </table:table-cell>
          <table:table-cell office:value-type="float" office:value="0.02756973" calcext:value-type="float">
            <text:p>0.02756973</text:p>
          </table:table-cell>
          <table:table-cell office:value-type="float" office:value="7" calcext:value-type="float">
            <text:p>7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4.85227272727273" calcext:value-type="float">
            <text:p>4.852272727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produced&gt; <text:s/>?f <text:s/>?b <text:s/>&lt;actedIn&gt; <text:s/>?f <text:s text:c="2"/>=&gt; ?a <text:s/>&lt;isMarriedTo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0419916" calcext:value-type="float">
            <text:p>0.00419916</text:p>
          </table:table-cell>
          <table:table-cell office:value-type="float" office:value="0.05882353" calcext:value-type="float">
            <text:p>0.05882353</text:p>
          </table:table-cell>
          <table:table-cell office:value-type="float" office:value="0.12962963" calcext:value-type="float">
            <text:p>0.12962963</text:p>
          </table:table-cell>
          <table:table-cell office:value-type="float" office:value="0.54621849" calcext:value-type="float">
            <text:p>0.54621849</text:p>
          </table:table-cell>
          <table:table-cell office:value-type="float" office:value="0.0708061" calcext:value-type="float">
            <text:p>0.0708061</text:p>
          </table:table-cell>
          <table:table-cell office:value-type="float" office:value="0.0321305" calcext:value-type="float">
            <text:p>0.0321305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3.82352941176471" calcext:value-type="float">
            <text:p>3.823529411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livesIn&gt; <text:s/>?b <text:s text:c="2"/>=&gt; ?a <text:s/>&lt;hasCapital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2013423" calcext:value-type="float">
            <text:p>0.02013423</text:p>
          </table:table-cell>
          <table:table-cell office:value-type="float" office:value="0.11111111" calcext:value-type="float">
            <text:p>0.11111111</text:p>
          </table:table-cell>
          <table:table-cell office:value-type="float" office:value="0.12765957" calcext:value-type="float">
            <text:p>0.12765957</text:p>
          </table:table-cell>
          <table:table-cell office:value-type="float" office:value="0.12962963" calcext:value-type="float">
            <text:p>0.12962963</text:p>
          </table:table-cell>
          <table:table-cell office:value-type="float" office:value="0.01654846" calcext:value-type="float">
            <text:p>0.01654846</text:p>
          </table:table-cell>
          <table:table-cell office:value-type="float" office:value="0.01440329" calcext:value-type="float">
            <text:p>0.01440329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.777777777777778" calcext:value-type="float">
            <text:p>0.777777777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produced&gt; <text:s/>?b <text:s text:c="2"/>=&gt; ?a <text:s/>&lt;actedIn&gt; <text:s/>?b</text:p>
          </table:table-cell>
          <table:table-cell office:value-type="float" office:value="0.00021434" calcext:value-type="float">
            <text:p>0.00021434</text:p>
          </table:table-cell>
          <table:table-cell office:value-type="float" office:value="0.00203293" calcext:value-type="float">
            <text:p>0.00203293</text:p>
          </table:table-cell>
          <table:table-cell office:value-type="float" office:value="0.04166667" calcext:value-type="float">
            <text:p>0.04166667</text:p>
          </table:table-cell>
          <table:table-cell office:value-type="float" office:value="0.12658228" calcext:value-type="float">
            <text:p>0.12658228</text:p>
          </table:table-cell>
          <table:table-cell office:value-type="float" office:value="0.67083333" calcext:value-type="float">
            <text:p>0.67083333</text:p>
          </table:table-cell>
          <table:table-cell office:value-type="float" office:value="0.08491561" calcext:value-type="float">
            <text:p>0.08491561</text:p>
          </table:table-cell>
          <table:table-cell office:value-type="float" office:value="0.02795139" calcext:value-type="float">
            <text:p>0.02795139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6.70833333333333" calcext:value-type="float">
            <text:p>6.708333333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00081451" calcext:value-type="float">
            <text:p>0.00081451</text:p>
          </table:table-cell>
          <table:table-cell office:value-type="float" office:value="0.16033755" calcext:value-type="float">
            <text:p>0.16033755</text:p>
          </table:table-cell>
          <table:table-cell office:value-type="float" office:value="0.10242588" calcext:value-type="float">
            <text:p>0.10242588</text:p>
          </table:table-cell>
          <table:table-cell office:value-type="float" office:value="0.12624585" calcext:value-type="float">
            <text:p>0.12624585</text:p>
          </table:table-cell>
          <table:table-cell office:value-type="float" office:value="0.18867925" calcext:value-type="float">
            <text:p>0.18867925</text:p>
          </table:table-cell>
          <table:table-cell office:value-type="float" office:value="0.02381997" calcext:value-type="float">
            <text:p>0.02381997</text:p>
          </table:table-cell>
          <table:table-cell office:value-type="float" office:value="0.01932564" calcext:value-type="float">
            <text:p>0.01932564</text:p>
          </table:table-cell>
          <table:table-cell office:value-type="float" office:value="38" calcext:value-type="float">
            <text:p>38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7.16981132075472" calcext:value-type="float">
            <text:p>7.169811320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658762" calcext:value-type="float">
            <text:p>0.00658762</text:p>
          </table:table-cell>
          <table:table-cell office:value-type="float" office:value="0.00075143" calcext:value-type="float">
            <text:p>0.00075143</text:p>
          </table:table-cell>
          <table:table-cell office:value-type="float" office:value="0.125" calcext:value-type="float">
            <text:p>0.125</text:p>
          </table:table-cell>
          <table:table-cell office:value-type="float" office:value="0.99398858" calcext:value-type="float">
            <text:p>0.99398858</text:p>
          </table:table-cell>
          <table:table-cell office:value-type="float" office:value="0.12424857" calcext:value-type="float">
            <text:p>0.12424857</text:p>
          </table:table-cell>
          <table:table-cell office:value-type="float" office:value="0.00074691" calcext:value-type="float">
            <text:p>0.00074691</text:p>
          </table:table-cell>
          <table:table-cell office:value-type="float" office:value="5" calcext:value-type="float">
            <text:p>5</text:p>
          </table:table-cell>
          <table:table-cell office:value-type="float" office:value="6654" calcext:value-type="float">
            <text:p>6654</text:p>
          </table:table-cell>
          <table:table-cell table:number-columns-repeated="2" office:value-type="float" office:value="4.96994289149384" calcext:value-type="float">
            <text:p>4.969942891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b <text:s text:c="2"/>=&gt; ?a <text:s/>&lt;isLocatedIn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075143" calcext:value-type="float">
            <text:p>0.00075143</text:p>
          </table:table-cell>
          <table:table-cell office:value-type="float" office:value="0.00658762" calcext:value-type="float">
            <text:p>0.00658762</text:p>
          </table:table-cell>
          <table:table-cell office:value-type="float" office:value="0.125" calcext:value-type="float">
            <text:p>0.125</text:p>
          </table:table-cell>
          <table:table-cell office:value-type="float" office:value="0.94729908" calcext:value-type="float">
            <text:p>0.94729908</text:p>
          </table:table-cell>
          <table:table-cell office:value-type="float" office:value="0.11841238" calcext:value-type="float">
            <text:p>0.11841238</text:p>
          </table:table-cell>
          <table:table-cell office:value-type="float" office:value="0.00624044" calcext:value-type="float">
            <text:p>0.00624044</text:p>
          </table:table-cell>
          <table:table-cell office:value-type="float" office:value="5" calcext:value-type="float">
            <text:p>5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float" office:value="4.7364953886693" calcext:value-type="float">
            <text:p>4.736495388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actedIn&gt; <text:s/>?b <text:s text:c="2"/>=&gt; ?a <text:s/>&lt;produced&gt; <text:s/>?b</text:p>
          </table:table-cell>
          <table:table-cell office:value-type="float" office:value="0.00027865" calcext:value-type="float">
            <text:p>0.00027865</text:p>
          </table:table-cell>
          <table:table-cell office:value-type="float" office:value="0.0211039" calcext:value-type="float">
            <text:p>0.0211039</text:p>
          </table:table-cell>
          <table:table-cell office:value-type="float" office:value="0.00487256" calcext:value-type="float">
            <text:p>0.00487256</text:p>
          </table:table-cell>
          <table:table-cell office:value-type="float" office:value="0.11711712" calcext:value-type="float">
            <text:p>0.11711712</text:p>
          </table:table-cell>
          <table:table-cell office:value-type="float" office:value="0.9583958" calcext:value-type="float">
            <text:p>0.9583958</text:p>
          </table:table-cell>
          <table:table-cell office:value-type="float" office:value="0.11224455" calcext:value-type="float">
            <text:p>0.11224455</text:p>
          </table:table-cell>
          <table:table-cell office:value-type="float" office:value="0.00466984" calcext:value-type="float">
            <text:p>0.00466984</text:p>
          </table:table-cell>
          <table:table-cell office:value-type="float" office:value="13" calcext:value-type="float">
            <text:p>13</text:p>
          </table:table-cell>
          <table:table-cell office:value-type="float" office:value="2668" calcext:value-type="float">
            <text:p>2668</text:p>
          </table:table-cell>
          <table:table-cell table:number-columns-repeated="2" office:value-type="float" office:value="12.4591454272864" calcext:value-type="float">
            <text:p>12.459145427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produced&gt; <text:s/>?f <text:s text:c="2"/>=&gt; ?a <text:s/>&lt;isMarriedTo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0359928" calcext:value-type="float">
            <text:p>0.00359928</text:p>
          </table:table-cell>
          <table:table-cell office:value-type="float" office:value="0.05042017" calcext:value-type="float">
            <text:p>0.05042017</text:p>
          </table:table-cell>
          <table:table-cell office:value-type="float" office:value="0.11320755" calcext:value-type="float">
            <text:p>0.11320755</text:p>
          </table:table-cell>
          <table:table-cell office:value-type="float" office:value="0.55462185" calcext:value-type="float">
            <text:p>0.55462185</text:p>
          </table:table-cell>
          <table:table-cell office:value-type="float" office:value="0.06278738" calcext:value-type="float">
            <text:p>0.06278738</text:p>
          </table:table-cell>
          <table:table-cell office:value-type="float" office:value="0.02796413" calcext:value-type="float">
            <text:p>0.02796413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3.32773109243697" calcext:value-type="float">
            <text:p>3.327731092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0435118" calcext:value-type="float">
            <text:p>0.00435118</text:p>
          </table:table-cell>
          <table:table-cell office:value-type="float" office:value="0.39038462" calcext:value-type="float">
            <text:p>0.39038462</text:p>
          </table:table-cell>
          <table:table-cell office:value-type="float" office:value="0.06735236" calcext:value-type="float">
            <text:p>0.06735236</text:p>
          </table:table-cell>
          <table:table-cell office:value-type="float" office:value="0.10967045" calcext:value-type="float">
            <text:p>0.10967045</text:p>
          </table:table-cell>
          <table:table-cell office:value-type="float" office:value="0.38586596" calcext:value-type="float">
            <text:p>0.38586596</text:p>
          </table:table-cell>
          <table:table-cell office:value-type="float" office:value="0.04231809" calcext:value-type="float">
            <text:p>0.04231809</text:p>
          </table:table-cell>
          <table:table-cell office:value-type="float" office:value="0.02598898" calcext:value-type="float">
            <text:p>0.02598898</text:p>
          </table:table-cell>
          <table:table-cell office:value-type="float" office:value="203" calcext:value-type="float">
            <text:p>203</text:p>
          </table:table-cell>
          <table:table-cell office:value-type="float" office:value="3014" calcext:value-type="float">
            <text:p>3014</text:p>
          </table:table-cell>
          <table:table-cell table:number-columns-repeated="2" office:value-type="float" office:value="78.3307896483079" calcext:value-type="float">
            <text:p>78.330789648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wasBornIn&gt; <text:s/>?a <text:s/>?e <text:s/>&lt;livesIn&gt; <text:s/>?b <text:s text:c="2"/>=&gt; ?a <text:s/>&lt;isLocatedIn&gt; <text:s/>?b</text:p>
          </table:table-cell>
          <table:table-cell office:value-type="float" office:value="0.00021434" calcext:value-type="float">
            <text:p>0.00021434</text:p>
          </table:table-cell>
          <table:table-cell office:value-type="float" office:value="0.00150286" calcext:value-type="float">
            <text:p>0.00150286</text:p>
          </table:table-cell>
          <table:table-cell office:value-type="float" office:value="0.06849315" calcext:value-type="float">
            <text:p>0.06849315</text:p>
          </table:table-cell>
          <table:table-cell office:value-type="float" office:value="0.10638298" calcext:value-type="float">
            <text:p>0.10638298</text:p>
          </table:table-cell>
          <table:table-cell office:value-type="float" office:value="0.35616438" calcext:value-type="float">
            <text:p>0.35616438</text:p>
          </table:table-cell>
          <table:table-cell office:value-type="float" office:value="0.03788983" calcext:value-type="float">
            <text:p>0.03788983</text:p>
          </table:table-cell>
          <table:table-cell office:value-type="float" office:value="0.02439482" calcext:value-type="float">
            <text:p>0.02439482</text:p>
          </table:table-cell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3.56164383561644" calcext:value-type="float">
            <text:p>3.561643835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produced&gt; <text:s/>?f <text:s/>?b <text:s/>&lt;produced&gt; <text:s/>?f <text:s text:c="2"/>=&gt; ?a <text:s/>&lt;isMarriedTo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29994" calcext:value-type="float">
            <text:p>0.0029994</text:p>
          </table:table-cell>
          <table:table-cell office:value-type="float" office:value="0.02336449" calcext:value-type="float">
            <text:p>0.02336449</text:p>
          </table:table-cell>
          <table:table-cell office:value-type="float" office:value="0.10638298" calcext:value-type="float">
            <text:p>0.10638298</text:p>
          </table:table-cell>
          <table:table-cell office:value-type="float" office:value="0.78037383" calcext:value-type="float">
            <text:p>0.78037383</text:p>
          </table:table-cell>
          <table:table-cell office:value-type="float" office:value="0.08301849" calcext:value-type="float">
            <text:p>0.08301849</text:p>
          </table:table-cell>
          <table:table-cell office:value-type="float" office:value="0.01823303" calcext:value-type="float">
            <text:p>0.01823303</text:p>
          </table:table-cell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3.9018691588785" calcext:value-type="float">
            <text:p>3.901869158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1006711" calcext:value-type="float">
            <text:p>0.01006711</text:p>
          </table:table-cell>
          <table:table-cell office:value-type="float" office:value="0.02054795" calcext:value-type="float">
            <text:p>0.02054795</text:p>
          </table:table-cell>
          <table:table-cell office:value-type="float" office:value="0.10344828" calcext:value-type="float">
            <text:p>0.10344828</text:p>
          </table:table-cell>
          <table:table-cell office:value-type="float" office:value="0.80136986" calcext:value-type="float">
            <text:p>0.80136986</text:p>
          </table:table-cell>
          <table:table-cell office:value-type="float" office:value="0.08290033" calcext:value-type="float">
            <text:p>0.08290033</text:p>
          </table:table-cell>
          <table:table-cell office:value-type="float" office:value="0.0164665" calcext:value-type="float">
            <text:p>0.0164665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2.4041095890411" calcext:value-type="float">
            <text:p>2.40410958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KnownFor&gt; <text:s/>?f <text:s/>?b <text:s/>&lt;isKnownFor&gt; <text:s/>?f <text:s text:c="2"/>=&gt; ?a <text:s/>&lt;hasChild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0146199" calcext:value-type="float">
            <text:p>0.00146199</text:p>
          </table:table-cell>
          <table:table-cell office:value-type="float" office:value="0.01826484" calcext:value-type="float">
            <text:p>0.01826484</text:p>
          </table:table-cell>
          <table:table-cell office:value-type="float" office:value="0.1" calcext:value-type="float">
            <text:p>0.1</text:p>
          </table:table-cell>
          <table:table-cell office:value-type="float" office:value="0.8173516" calcext:value-type="float">
            <text:p>0.8173516</text:p>
          </table:table-cell>
          <table:table-cell office:value-type="float" office:value="0.08173516" calcext:value-type="float">
            <text:p>0.08173516</text:p>
          </table:table-cell>
          <table:table-cell office:value-type="float" office:value="0.0149288" calcext:value-type="float">
            <text:p>0.0149288</text:p>
          </table:table-cell>
          <table:table-cell office:value-type="float" office:value="4" calcext:value-type="float">
            <text:p>4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3.26940639269406" calcext:value-type="float">
            <text:p>3.269406392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exports&gt; <text:s/>?b <text:s text:c="2"/>=&gt; ?a <text:s/>&lt;imports&gt; <text:s/>?b</text:p>
          </table:table-cell>
          <table:table-cell office:value-type="float" office:value="0.00115746" calcext:value-type="float">
            <text:p>0.00115746</text:p>
          </table:table-cell>
          <table:table-cell office:value-type="float" office:value="0.2278481" calcext:value-type="float">
            <text:p>0.2278481</text:p>
          </table:table-cell>
          <table:table-cell office:value-type="float" office:value="0.06818182" calcext:value-type="float">
            <text:p>0.06818182</text:p>
          </table:table-cell>
          <table:table-cell office:value-type="float" office:value="0.09981516" calcext:value-type="float">
            <text:p>0.09981516</text:p>
          </table:table-cell>
          <table:table-cell office:value-type="float" office:value="0.31691919" calcext:value-type="float">
            <text:p>0.31691919</text:p>
          </table:table-cell>
          <table:table-cell office:value-type="float" office:value="0.03163334" calcext:value-type="float">
            <text:p>0.03163334</text:p>
          </table:table-cell>
          <table:table-cell office:value-type="float" office:value="0.02160813" calcext:value-type="float">
            <text:p>0.02160813</text:p>
          </table:table-cell>
          <table:table-cell office:value-type="float" office:value="54" calcext:value-type="float">
            <text:p>54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float" office:value="17.1136363636364" calcext:value-type="float">
            <text:p>17.113636363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LocatedIn&gt; <text:s/>?f <text:s/>?b <text:s/>&lt;isLocatedIn&gt; <text:s/>?f <text:s text:c="2"/>=&gt; ?a <text:s/>&lt;dealsWith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0.00002807" calcext:value-type="float">
            <text:p>0.00002807</text:p>
          </table:table-cell>
          <table:table-cell office:value-type="float" office:value="0.09756098" calcext:value-type="float">
            <text:p>0.09756098</text:p>
          </table:table-cell>
          <table:table-cell office:value-type="float" office:value="0.99971226" calcext:value-type="float">
            <text:p>0.99971226</text:p>
          </table:table-cell>
          <table:table-cell office:value-type="float" office:value="0.0975329" calcext:value-type="float">
            <text:p>0.0975329</text:p>
          </table:table-cell>
          <table:table-cell office:value-type="float" office:value="0.00002806" calcext:value-type="float">
            <text:p>0.00002806</text:p>
          </table:table-cell>
          <table:table-cell office:value-type="float" office:value="4" calcext:value-type="float">
            <text:p>4</text:p>
          </table:table-cell>
          <table:table-cell office:value-type="float" office:value="142492" calcext:value-type="float">
            <text:p>142492</text:p>
          </table:table-cell>
          <table:table-cell table:number-columns-repeated="2" office:value-type="float" office:value="3.99884905819274" calcext:value-type="float">
            <text:p>3.998849058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f <text:s/>?f <text:s/>&lt;hasCapital&gt; <text:s/>?b <text:s text:c="2"/>=&gt; ?a <text:s/>&lt;wasBorn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64294" calcext:value-type="float">
            <text:p>0.00164294</text:p>
          </table:table-cell>
          <table:table-cell office:value-type="float" office:value="0.02941176" calcext:value-type="float">
            <text:p>0.02941176</text:p>
          </table:table-cell>
          <table:table-cell office:value-type="float" office:value="0.09677419" calcext:value-type="float">
            <text:p>0.09677419</text:p>
          </table:table-cell>
          <table:table-cell office:value-type="float" office:value="0.69607843" calcext:value-type="float">
            <text:p>0.69607843</text:p>
          </table:table-cell>
          <table:table-cell office:value-type="float" office:value="0.06736243" calcext:value-type="float">
            <text:p>0.06736243</text:p>
          </table:table-cell>
          <table:table-cell office:value-type="float" office:value="0.0204729" calcext:value-type="float">
            <text:p>0.0204729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2.08823529411765" calcext:value-type="float">
            <text:p>2.088235294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diedIn&gt; <text:s/>?b <text:s text:c="2"/>=&gt; ?a <text:s/>&lt;died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263505" calcext:value-type="float">
            <text:p>0.00263505</text:p>
          </table:table-cell>
          <table:table-cell office:value-type="float" office:value="0.02898551" calcext:value-type="float">
            <text:p>0.02898551</text:p>
          </table:table-cell>
          <table:table-cell office:value-type="float" office:value="0.0952381" calcext:value-type="float">
            <text:p>0.0952381</text:p>
          </table:table-cell>
          <table:table-cell office:value-type="float" office:value="0.69565217" calcext:value-type="float">
            <text:p>0.69565217</text:p>
          </table:table-cell>
          <table:table-cell office:value-type="float" office:value="0.06625259" calcext:value-type="float">
            <text:p>0.06625259</text:p>
          </table:table-cell>
          <table:table-cell office:value-type="float" office:value="0.02016383" calcext:value-type="float">
            <text:p>0.02016383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.39130434782609" calcext:value-type="float">
            <text:p>1.391304347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hasOfficialLanguage&gt; <text:s/>?b <text:s text:c="2"/>=&gt; ?a <text:s/>&lt;hasOfficialLanguage&gt; <text:s/>?b</text:p>
          </table:table-cell>
          <table:table-cell office:value-type="float" office:value="0.00090024" calcext:value-type="float">
            <text:p>0.00090024</text:p>
          </table:table-cell>
          <table:table-cell office:value-type="float" office:value="0.13504823" calcext:value-type="float">
            <text:p>0.13504823</text:p>
          </table:table-cell>
          <table:table-cell office:value-type="float" office:value="0.07792208" calcext:value-type="float">
            <text:p>0.07792208</text:p>
          </table:table-cell>
          <table:table-cell office:value-type="float" office:value="0.0935412" calcext:value-type="float">
            <text:p>0.0935412</text:p>
          </table:table-cell>
          <table:table-cell office:value-type="float" office:value="0.16697588" calcext:value-type="float">
            <text:p>0.16697588</text:p>
          </table:table-cell>
          <table:table-cell office:value-type="float" office:value="0.01561912" calcext:value-type="float">
            <text:p>0.01561912</text:p>
          </table:table-cell>
          <table:table-cell office:value-type="float" office:value="0.01301111" calcext:value-type="float">
            <text:p>0.01301111</text:p>
          </table:table-cell>
          <table:table-cell office:value-type="float" office:value="42" calcext:value-type="float">
            <text:p>42</text:p>
          </table:table-cell>
          <table:table-cell office:value-type="float" office:value="539" calcext:value-type="float">
            <text:p>539</text:p>
          </table:table-cell>
          <table:table-cell table:number-columns-repeated="2" office:value-type="float" office:value="7.01298701298701" calcext:value-type="float">
            <text:p>7.01298701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actedIn&gt; <text:s/>?b <text:s text:c="2"/>=&gt; ?a <text:s/>&lt;produced&gt; <text:s/>?b</text:p>
          </table:table-cell>
          <table:table-cell office:value-type="float" office:value="0.00021434" calcext:value-type="float">
            <text:p>0.00021434</text:p>
          </table:table-cell>
          <table:table-cell office:value-type="float" office:value="0.01623377" calcext:value-type="float">
            <text:p>0.01623377</text:p>
          </table:table-cell>
          <table:table-cell office:value-type="float" office:value="0.00326052" calcext:value-type="float">
            <text:p>0.00326052</text:p>
          </table:table-cell>
          <table:table-cell office:value-type="float" office:value="0.09090909" calcext:value-type="float">
            <text:p>0.09090909</text:p>
          </table:table-cell>
          <table:table-cell office:value-type="float" office:value="0.96413433" calcext:value-type="float">
            <text:p>0.96413433</text:p>
          </table:table-cell>
          <table:table-cell office:value-type="float" office:value="0.08764858" calcext:value-type="float">
            <text:p>0.08764858</text:p>
          </table:table-cell>
          <table:table-cell office:value-type="float" office:value="0.00314357" calcext:value-type="float">
            <text:p>0.00314357</text:p>
          </table:table-cell>
          <table:table-cell office:value-type="float" office:value="10" calcext:value-type="float">
            <text:p>10</text:p>
          </table:table-cell>
          <table:table-cell office:value-type="float" office:value="3067" calcext:value-type="float">
            <text:p>3067</text:p>
          </table:table-cell>
          <table:table-cell table:number-columns-repeated="2" office:value-type="float" office:value="9.64134333224649" calcext:value-type="float">
            <text:p>9.641343332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ealsWith&gt; <text:s/>?f <text:s/>?b <text:s/>&lt;dealsWith&gt; <text:s/>?f <text:s text:c="2"/>=&gt; ?a <text:s/>&lt;dealsWith&gt; <text:s/>?b</text:p>
          </table:table-cell>
          <table:table-cell office:value-type="float" office:value="0.00698761" calcext:value-type="float">
            <text:p>0.00698761</text:p>
          </table:table-cell>
          <table:table-cell office:value-type="float" office:value="0.62692308" calcext:value-type="float">
            <text:p>0.62692308</text:p>
          </table:table-cell>
          <table:table-cell office:value-type="float" office:value="0.05654814" calcext:value-type="float">
            <text:p>0.05654814</text:p>
          </table:table-cell>
          <table:table-cell office:value-type="float" office:value="0.08849077" calcext:value-type="float">
            <text:p>0.08849077</text:p>
          </table:table-cell>
          <table:table-cell office:value-type="float" office:value="0.36097138" calcext:value-type="float">
            <text:p>0.36097138</text:p>
          </table:table-cell>
          <table:table-cell office:value-type="float" office:value="0.03194264" calcext:value-type="float">
            <text:p>0.03194264</text:p>
          </table:table-cell>
          <table:table-cell office:value-type="float" office:value="0.02041226" calcext:value-type="float">
            <text:p>0.02041226</text:p>
          </table:table-cell>
          <table:table-cell office:value-type="float" office:value="326" calcext:value-type="float">
            <text:p>326</text:p>
          </table:table-cell>
          <table:table-cell office:value-type="float" office:value="5765" calcext:value-type="float">
            <text:p>5765</text:p>
          </table:table-cell>
          <table:table-cell table:number-columns-repeated="2" office:value-type="float" office:value="117.676669557676" calcext:value-type="float">
            <text:p>117.676669557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0600163" calcext:value-type="float">
            <text:p>0.00600163</text:p>
          </table:table-cell>
          <table:table-cell office:value-type="float" office:value="0.09950249" calcext:value-type="float">
            <text:p>0.09950249</text:p>
          </table:table-cell>
          <table:table-cell office:value-type="float" office:value="0.08043666" calcext:value-type="float">
            <text:p>0.08043666</text:p>
          </table:table-cell>
          <table:table-cell office:value-type="float" office:value="0.08706468" calcext:value-type="float">
            <text:p>0.08706468</text:p>
          </table:table-cell>
          <table:table-cell office:value-type="float" office:value="0.07612755" calcext:value-type="float">
            <text:p>0.07612755</text:p>
          </table:table-cell>
          <table:table-cell office:value-type="float" office:value="0.00662802" calcext:value-type="float">
            <text:p>0.00662802</text:p>
          </table:table-cell>
          <table:table-cell office:value-type="float" office:value="0.00612345" calcext:value-type="float">
            <text:p>0.00612345</text:p>
          </table:table-cell>
          <table:table-cell office:value-type="float" office:value="280" calcext:value-type="float">
            <text:p>280</text:p>
          </table:table-cell>
          <table:table-cell office:value-type="float" office:value="3481" calcext:value-type="float">
            <text:p>3481</text:p>
          </table:table-cell>
          <table:table-cell table:number-columns-repeated="2" office:value-type="float" office:value="21.3157138753232" calcext:value-type="float">
            <text:p>21.315713875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actedIn&gt; <text:s/>?f <text:s text:c="2"/>=&gt; ?a <text:s/>&lt;hasChild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182749" calcext:value-type="float">
            <text:p>0.00182749</text:p>
          </table:table-cell>
          <table:table-cell office:value-type="float" office:value="0.00322373" calcext:value-type="float">
            <text:p>0.00322373</text:p>
          </table:table-cell>
          <table:table-cell office:value-type="float" office:value="0.08333333" calcext:value-type="float">
            <text:p>0.08333333</text:p>
          </table:table-cell>
          <table:table-cell office:value-type="float" office:value="0.96131528" calcext:value-type="float">
            <text:p>0.96131528</text:p>
          </table:table-cell>
          <table:table-cell office:value-type="float" office:value="0.08010961" calcext:value-type="float">
            <text:p>0.08010961</text:p>
          </table:table-cell>
          <table:table-cell office:value-type="float" office:value="0.00309902" calcext:value-type="float">
            <text:p>0.00309902</text:p>
          </table:table-cell>
          <table:table-cell office:value-type="float" office:value="5" calcext:value-type="float">
            <text:p>5</text:p>
          </table:table-cell>
          <table:table-cell office:value-type="float" office:value="1551" calcext:value-type="float">
            <text:p>1551</text:p>
          </table:table-cell>
          <table:table-cell table:number-columns-repeated="2" office:value-type="float" office:value="4.80657640232108" calcext:value-type="float">
            <text:p>4.806576402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hasOfficialLanguage&gt; <text:s/>?b <text:s text:c="2"/>=&gt; ?a <text:s/>&lt;hasOfficialLanguage&gt; <text:s/>?b</text:p>
          </table:table-cell>
          <table:table-cell office:value-type="float" office:value="0.00081451" calcext:value-type="float">
            <text:p>0.00081451</text:p>
          </table:table-cell>
          <table:table-cell office:value-type="float" office:value="0.1221865" calcext:value-type="float">
            <text:p>0.1221865</text:p>
          </table:table-cell>
          <table:table-cell office:value-type="float" office:value="0.06473595" calcext:value-type="float">
            <text:p>0.06473595</text:p>
          </table:table-cell>
          <table:table-cell office:value-type="float" office:value="0.08278867" calcext:value-type="float">
            <text:p>0.08278867</text:p>
          </table:table-cell>
          <table:table-cell office:value-type="float" office:value="0.21805792" calcext:value-type="float">
            <text:p>0.21805792</text:p>
          </table:table-cell>
          <table:table-cell office:value-type="float" office:value="0.01805273" calcext:value-type="float">
            <text:p>0.01805273</text:p>
          </table:table-cell>
          <table:table-cell office:value-type="float" office:value="0.01411619" calcext:value-type="float">
            <text:p>0.01411619</text:p>
          </table:table-cell>
          <table:table-cell office:value-type="float" office:value="38" calcext:value-type="float">
            <text:p>38</text:p>
          </table:table-cell>
          <table:table-cell office:value-type="float" office:value="587" calcext:value-type="float">
            <text:p>587</text:p>
          </table:table-cell>
          <table:table-cell table:number-columns-repeated="2" office:value-type="float" office:value="8.28620102214651" calcext:value-type="float">
            <text:p>8.286201022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dealsWith&gt; <text:s/>?f <text:s/>?f <text:s/>&lt;dealsWith&gt; <text:s/>?a <text:s text:c="2"/>=&gt; ?a <text:s/>&lt;dealsWith&gt; <text:s/>?b</text:p>
          </table:table-cell>
          <table:table-cell office:value-type="float" office:value="0.00124319" calcext:value-type="float">
            <text:p>0.00124319</text:p>
          </table:table-cell>
          <table:table-cell office:value-type="float" office:value="0.11153846" calcext:value-type="float">
            <text:p>0.11153846</text:p>
          </table:table-cell>
          <table:table-cell office:value-type="float" office:value="0.05092186" calcext:value-type="float">
            <text:p>0.05092186</text:p>
          </table:table-cell>
          <table:table-cell office:value-type="float" office:value="0.08180536" calcext:value-type="float">
            <text:p>0.08180536</text:p>
          </table:table-cell>
          <table:table-cell office:value-type="float" office:value="0.37752414" calcext:value-type="float">
            <text:p>0.37752414</text:p>
          </table:table-cell>
          <table:table-cell office:value-type="float" office:value="0.0308835" calcext:value-type="float">
            <text:p>0.0308835</text:p>
          </table:table-cell>
          <table:table-cell office:value-type="float" office:value="0.01922423" calcext:value-type="float">
            <text:p>0.01922423</text:p>
          </table:table-cell>
          <table:table-cell office:value-type="float" office:value="58" calcext:value-type="float">
            <text:p>58</text:p>
          </table:table-cell>
          <table:table-cell office:value-type="float" office:value="1139" calcext:value-type="float">
            <text:p>1139</text:p>
          </table:table-cell>
          <table:table-cell table:number-columns-repeated="2" office:value-type="float" office:value="21.8964003511852" calcext:value-type="float">
            <text:p>21.896400351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graduatedFrom&gt; <text:s/>?f <text:s/>?b <text:s/>&lt;graduatedFrom&gt; <text:s/>?f <text:s text:c="2"/>=&gt; ?a <text:s/>&lt;isMarriedTo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79964" calcext:value-type="float">
            <text:p>0.00179964</text:p>
          </table:table-cell>
          <table:table-cell office:value-type="float" office:value="0.00314795" calcext:value-type="float">
            <text:p>0.00314795</text:p>
          </table:table-cell>
          <table:table-cell office:value-type="float" office:value="0.08108108" calcext:value-type="float">
            <text:p>0.08108108</text:p>
          </table:table-cell>
          <table:table-cell office:value-type="float" office:value="0.96117524" calcext:value-type="float">
            <text:p>0.96117524</text:p>
          </table:table-cell>
          <table:table-cell office:value-type="float" office:value="0.07793313" calcext:value-type="float">
            <text:p>0.07793313</text:p>
          </table:table-cell>
          <table:table-cell office:value-type="float" office:value="0.00302574" calcext:value-type="float">
            <text:p>0.00302574</text:p>
          </table:table-cell>
          <table:table-cell office:value-type="float" office:value="3" calcext:value-type="float">
            <text:p>3</text:p>
          </table:table-cell>
          <table:table-cell office:value-type="float" office:value="953" calcext:value-type="float">
            <text:p>953</text:p>
          </table:table-cell>
          <table:table-cell table:number-columns-repeated="2" office:value-type="float" office:value="2.88352570828961" calcext:value-type="float">
            <text:p>2.883525708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isKnownFor&gt; <text:s/>?b <text:s text:c="2"/>=&gt; ?a <text:s/>&lt;isKnownFor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1503759" calcext:value-type="float">
            <text:p>0.01503759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014361" calcext:value-type="float">
            <text:p>0.0014361</text:p>
          </table:table-cell>
          <table:table-cell office:value-type="float" office:value="0.12884615" calcext:value-type="float">
            <text:p>0.12884615</text:p>
          </table:table-cell>
          <table:table-cell office:value-type="float" office:value="0.04879825" calcext:value-type="float">
            <text:p>0.04879825</text:p>
          </table:table-cell>
          <table:table-cell office:value-type="float" office:value="0.07957245" calcext:value-type="float">
            <text:p>0.07957245</text:p>
          </table:table-cell>
          <table:table-cell office:value-type="float" office:value="0.38674436" calcext:value-type="float">
            <text:p>0.38674436</text:p>
          </table:table-cell>
          <table:table-cell office:value-type="float" office:value="0.03077419" calcext:value-type="float">
            <text:p>0.03077419</text:p>
          </table:table-cell>
          <table:table-cell office:value-type="float" office:value="0.01887245" calcext:value-type="float">
            <text:p>0.01887245</text:p>
          </table:table-cell>
          <table:table-cell office:value-type="float" office:value="67" calcext:value-type="float">
            <text:p>67</text:p>
          </table:table-cell>
          <table:table-cell office:value-type="float" office:value="1373" calcext:value-type="float">
            <text:p>1373</text:p>
          </table:table-cell>
          <table:table-cell table:number-columns-repeated="2" office:value-type="float" office:value="25.911871813547" calcext:value-type="float">
            <text:p>25.911871813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actedIn&gt; <text:s/>?b <text:s text:c="2"/>=&gt; ?a <text:s/>&lt;produced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487013" calcext:value-type="float">
            <text:p>0.00487013</text:p>
          </table:table-cell>
          <table:table-cell office:value-type="float" office:value="0.00318134" calcext:value-type="float">
            <text:p>0.00318134</text:p>
          </table:table-cell>
          <table:table-cell office:value-type="float" office:value="0.07894737" calcext:value-type="float">
            <text:p>0.07894737</text:p>
          </table:table-cell>
          <table:table-cell office:value-type="float" office:value="0.95970308" calcext:value-type="float">
            <text:p>0.95970308</text:p>
          </table:table-cell>
          <table:table-cell office:value-type="float" office:value="0.07576603" calcext:value-type="float">
            <text:p>0.07576603</text:p>
          </table:table-cell>
          <table:table-cell office:value-type="float" office:value="0.00305314" calcext:value-type="float">
            <text:p>0.00305314</text:p>
          </table:table-cell>
          <table:table-cell office:value-type="float" office:value="3" calcext:value-type="float">
            <text:p>3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float" office:value="2.87910922587487" calcext:value-type="float">
            <text:p>2.879109225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exports&gt; <text:s/>?b <text:s text:c="2"/>=&gt; ?a <text:s/>&lt;exports&gt; <text:s/>?b</text:p>
          </table:table-cell>
          <table:table-cell office:value-type="float" office:value="0.00132893" calcext:value-type="float">
            <text:p>0.00132893</text:p>
          </table:table-cell>
          <table:table-cell office:value-type="float" office:value="0.1671159" calcext:value-type="float">
            <text:p>0.1671159</text:p>
          </table:table-cell>
          <table:table-cell table:number-columns-repeated="2" office:value-type="float" office:value="0.07828283" calcext:value-type="float">
            <text:p>0.078282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7828283" calcext:value-type="float">
            <text:p>0.07828283</text:p>
          </table:table-cell>
          <table:table-cell office:value-type="float" office:value="62" calcext:value-type="float">
            <text:p>62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diedIn&gt; <text:s/>?b <text:s text:c="2"/>=&gt; ?a <text:s/>&lt;wasBorn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64294" calcext:value-type="float">
            <text:p>0.00164294</text:p>
          </table:table-cell>
          <table:table-cell office:value-type="float" office:value="0.01415094" calcext:value-type="float">
            <text:p>0.01415094</text:p>
          </table:table-cell>
          <table:table-cell office:value-type="float" office:value="0.07692308" calcext:value-type="float">
            <text:p>0.07692308</text:p>
          </table:table-cell>
          <table:table-cell office:value-type="float" office:value="0.81603774" calcext:value-type="float">
            <text:p>0.81603774</text:p>
          </table:table-cell>
          <table:table-cell office:value-type="float" office:value="0.06277213" calcext:value-type="float">
            <text:p>0.06277213</text:p>
          </table:table-cell>
          <table:table-cell office:value-type="float" office:value="0.0115477" calcext:value-type="float">
            <text:p>0.0115477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2.44811320754717" calcext:value-type="float">
            <text:p>2.448113207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wasBornIn&gt; <text:s/>?b <text:s text:c="2"/>=&gt; ?a <text:s/>&lt;died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395257" calcext:value-type="float">
            <text:p>0.00395257</text:p>
          </table:table-cell>
          <table:table-cell office:value-type="float" office:value="0.00928793" calcext:value-type="float">
            <text:p>0.00928793</text:p>
          </table:table-cell>
          <table:table-cell office:value-type="float" office:value="0.075" calcext:value-type="float">
            <text:p>0.075</text:p>
          </table:table-cell>
          <table:table-cell office:value-type="float" office:value="0.87616099" calcext:value-type="float">
            <text:p>0.87616099</text:p>
          </table:table-cell>
          <table:table-cell office:value-type="float" office:value="0.06571207" calcext:value-type="float">
            <text:p>0.06571207</text:p>
          </table:table-cell>
          <table:table-cell office:value-type="float" office:value="0.00813772" calcext:value-type="float">
            <text:p>0.00813772</text:p>
          </table:table-cell>
          <table:table-cell office:value-type="float" office:value="3" calcext:value-type="float">
            <text:p>3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2.62848297213622" calcext:value-type="float">
            <text:p>2.628482972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 text:c="2"/>=&gt; ?a <text:s/>&lt;isMarriedTo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0359928" calcext:value-type="float">
            <text:p>0.00359928</text:p>
          </table:table-cell>
          <table:table-cell office:value-type="float" office:value="0.00554017" calcext:value-type="float">
            <text:p>0.00554017</text:p>
          </table:table-cell>
          <table:table-cell office:value-type="float" office:value="0.07317073" calcext:value-type="float">
            <text:p>0.07317073</text:p>
          </table:table-cell>
          <table:table-cell office:value-type="float" office:value="0.9242844" calcext:value-type="float">
            <text:p>0.9242844</text:p>
          </table:table-cell>
          <table:table-cell office:value-type="float" office:value="0.06763057" calcext:value-type="float">
            <text:p>0.06763057</text:p>
          </table:table-cell>
          <table:table-cell office:value-type="float" office:value="0.00512069" calcext:value-type="float">
            <text:p>0.00512069</text:p>
          </table:table-cell>
          <table:table-cell office:value-type="float" office:value="6" calcext:value-type="float">
            <text:p>6</text:p>
          </table:table-cell>
          <table:table-cell office:value-type="float" office:value="1083" calcext:value-type="float">
            <text:p>1083</text:p>
          </table:table-cell>
          <table:table-cell table:number-columns-repeated="2" office:value-type="float" office:value="5.54570637119114" calcext:value-type="float">
            <text:p>5.545706371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imports&gt; <text:s/>?b <text:s text:c="2"/>=&gt; ?a <text:s/>&lt;exports&gt; <text:s/>?b</text:p>
          </table:table-cell>
          <table:table-cell office:value-type="float" office:value="0.0007502" calcext:value-type="float">
            <text:p>0.0007502</text:p>
          </table:table-cell>
          <table:table-cell office:value-type="float" office:value="0.09433962" calcext:value-type="float">
            <text:p>0.09433962</text:p>
          </table:table-cell>
          <table:table-cell office:value-type="float" office:value="0.06034483" calcext:value-type="float">
            <text:p>0.06034483</text:p>
          </table:table-cell>
          <table:table-cell office:value-type="float" office:value="0.07201646" calcext:value-type="float">
            <text:p>0.07201646</text:p>
          </table:table-cell>
          <table:table-cell office:value-type="float" office:value="0.16206897" calcext:value-type="float">
            <text:p>0.16206897</text:p>
          </table:table-cell>
          <table:table-cell office:value-type="float" office:value="0.01167163" calcext:value-type="float">
            <text:p>0.01167163</text:p>
          </table:table-cell>
          <table:table-cell office:value-type="float" office:value="0.00978002" calcext:value-type="float">
            <text:p>0.00978002</text:p>
          </table:table-cell>
          <table:table-cell office:value-type="float" office:value="35" calcext:value-type="float">
            <text:p>35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5.67241379310345" calcext:value-type="float">
            <text:p>5.672413793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f <text:s/>?b <text:s/>&lt;actedIn&gt; <text:s/>?f <text:s text:c="2"/>=&gt; ?a <text:s/>&lt;isMarriedTo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0359928" calcext:value-type="float">
            <text:p>0.00359928</text:p>
          </table:table-cell>
          <table:table-cell office:value-type="float" office:value="0.02678571" calcext:value-type="float">
            <text:p>0.02678571</text:p>
          </table:table-cell>
          <table:table-cell office:value-type="float" office:value="0.07142857" calcext:value-type="float">
            <text:p>0.07142857</text:p>
          </table:table-cell>
          <table:table-cell office:value-type="float" office:value="0.625" calcext:value-type="float">
            <text:p>0.625</text:p>
          </table:table-cell>
          <table:table-cell office:value-type="float" office:value="0.04464286" calcext:value-type="float">
            <text:p>0.04464286</text:p>
          </table:table-cell>
          <table:table-cell office:value-type="float" office:value="0.01674107" calcext:value-type="float">
            <text:p>0.01674107</text:p>
          </table:table-cell>
          <table:table-cell office:value-type="float" office:value="6" calcext:value-type="float">
            <text:p>6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3.75" calcext:value-type="float">
            <text:p>3.7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3787879" calcext:value-type="float">
            <text:p>0.03787879</text:p>
          </table:table-cell>
          <table:table-cell office:value-type="float" office:value="0.00524659" calcext:value-type="float">
            <text:p>0.00524659</text:p>
          </table:table-cell>
          <table:table-cell office:value-type="float" office:value="0.07142857" calcext:value-type="float">
            <text:p>0.07142857</text:p>
          </table:table-cell>
          <table:table-cell office:value-type="float" office:value="0.92654774" calcext:value-type="float">
            <text:p>0.92654774</text:p>
          </table:table-cell>
          <table:table-cell office:value-type="float" office:value="0.06618198" calcext:value-type="float">
            <text:p>0.06618198</text:p>
          </table:table-cell>
          <table:table-cell office:value-type="float" office:value="0.00486122" calcext:value-type="float">
            <text:p>0.00486122</text:p>
          </table:table-cell>
          <table:table-cell office:value-type="float" office:value="5" calcext:value-type="float">
            <text:p>5</text:p>
          </table:table-cell>
          <table:table-cell office:value-type="float" office:value="953" calcext:value-type="float">
            <text:p>953</text:p>
          </table:table-cell>
          <table:table-cell table:number-columns-repeated="2" office:value-type="float" office:value="4.63273871983211" calcext:value-type="float">
            <text:p>4.632738719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 text:c="2"/>=&gt; ?a <text:s/>&lt;hasChild&gt; <text:s/>?b</text:p>
          </table:table-cell>
          <table:table-cell office:value-type="float" office:value="0.00019291" calcext:value-type="float">
            <text:p>0.00019291</text:p>
          </table:table-cell>
          <table:table-cell office:value-type="float" office:value="0.00328947" calcext:value-type="float">
            <text:p>0.00328947</text:p>
          </table:table-cell>
          <table:table-cell office:value-type="float" office:value="0.00831025" calcext:value-type="float">
            <text:p>0.00831025</text:p>
          </table:table-cell>
          <table:table-cell office:value-type="float" office:value="0.0703125" calcext:value-type="float">
            <text:p>0.0703125</text:p>
          </table:table-cell>
          <table:table-cell office:value-type="float" office:value="0.88180979" calcext:value-type="float">
            <text:p>0.88180979</text:p>
          </table:table-cell>
          <table:table-cell office:value-type="float" office:value="0.06200225" calcext:value-type="float">
            <text:p>0.06200225</text:p>
          </table:table-cell>
          <table:table-cell office:value-type="float" office:value="0.00732806" calcext:value-type="float">
            <text:p>0.00732806</text:p>
          </table:table-cell>
          <table:table-cell office:value-type="float" office:value="9" calcext:value-type="float">
            <text:p>9</text:p>
          </table:table-cell>
          <table:table-cell office:value-type="float" office:value="1083" calcext:value-type="float">
            <text:p>1083</text:p>
          </table:table-cell>
          <table:table-cell table:number-columns-repeated="2" office:value-type="float" office:value="7.93628808864266" calcext:value-type="float">
            <text:p>7.936288088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mports&gt; <text:s/>?f <text:s/>?b <text:s/>&lt;exports&gt; <text:s/>?f <text:s text:c="2"/>=&gt; ?a <text:s/>&lt;dealsWith&gt; <text:s/>?b</text:p>
          </table:table-cell>
          <table:table-cell office:value-type="float" office:value="0.00165045" calcext:value-type="float">
            <text:p>0.00165045</text:p>
          </table:table-cell>
          <table:table-cell office:value-type="float" office:value="0.14807692" calcext:value-type="float">
            <text:p>0.14807692</text:p>
          </table:table-cell>
          <table:table-cell office:value-type="float" office:value="0.05608157" calcext:value-type="float">
            <text:p>0.05608157</text:p>
          </table:table-cell>
          <table:table-cell office:value-type="float" office:value="0.06930693" calcext:value-type="float">
            <text:p>0.06930693</text:p>
          </table:table-cell>
          <table:table-cell office:value-type="float" office:value="0.19082302" calcext:value-type="float">
            <text:p>0.19082302</text:p>
          </table:table-cell>
          <table:table-cell office:value-type="float" office:value="0.01322536" calcext:value-type="float">
            <text:p>0.01322536</text:p>
          </table:table-cell>
          <table:table-cell office:value-type="float" office:value="0.01070165" calcext:value-type="float">
            <text:p>0.01070165</text:p>
          </table:table-cell>
          <table:table-cell office:value-type="float" office:value="77" calcext:value-type="float">
            <text:p>77</text:p>
          </table:table-cell>
          <table:table-cell office:value-type="float" office:value="1373" calcext:value-type="float">
            <text:p>1373</text:p>
          </table:table-cell>
          <table:table-cell table:number-columns-repeated="2" office:value-type="float" office:value="14.693372177713" calcext:value-type="float">
            <text:p>14.693372177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directed&gt; <text:s/>?b <text:s text:c="2"/>=&gt; ?a <text:s/>&lt;acted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40659" calcext:value-type="float">
            <text:p>0.00040659</text:p>
          </table:table-cell>
          <table:table-cell office:value-type="float" office:value="0.01785714" calcext:value-type="float">
            <text:p>0.01785714</text:p>
          </table:table-cell>
          <table:table-cell office:value-type="float" office:value="0.06896552" calcext:value-type="float">
            <text:p>0.06896552</text:p>
          </table:table-cell>
          <table:table-cell office:value-type="float" office:value="0.74107143" calcext:value-type="float">
            <text:p>0.74107143</text:p>
          </table:table-cell>
          <table:table-cell office:value-type="float" office:value="0.05110837" calcext:value-type="float">
            <text:p>0.05110837</text:p>
          </table:table-cell>
          <table:table-cell office:value-type="float" office:value="0.01323342" calcext:value-type="float">
            <text:p>0.01323342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.48214285714286" calcext:value-type="float">
            <text:p>1.482142857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influences&gt; <text:s/>?b <text:s text:c="2"/>=&gt; ?a <text:s/>&lt;influences&gt; <text:s/>?b</text:p>
          </table:table-cell>
          <table:table-cell office:value-type="float" office:value="0.00938826" calcext:value-type="float">
            <text:p>0.00938826</text:p>
          </table:table-cell>
          <table:table-cell office:value-type="float" office:value="0.15565032" calcext:value-type="float">
            <text:p>0.15565032</text:p>
          </table:table-cell>
          <table:table-cell table:number-columns-repeated="2" office:value-type="float" office:value="0.06892211" calcext:value-type="float">
            <text:p>0.068922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6892211" calcext:value-type="float">
            <text:p>0.06892211</text:p>
          </table:table-cell>
          <table:table-cell office:value-type="float" office:value="438" calcext:value-type="float">
            <text:p>438</text:p>
          </table:table-cell>
          <table:table-cell office:value-type="float" office:value="6355" calcext:value-type="float">
            <text:p>6355</text:p>
          </table:table-cell>
          <table:table-cell table:number-columns-repeated="2" office:value-type="float" office:value="438" calcext:value-type="float">
            <text:p>43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actedIn&gt; <text:s/>?b <text:s text:c="2"/>=&gt; ?a <text:s/>&lt;created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0113589" calcext:value-type="float">
            <text:p>0.00113589</text:p>
          </table:table-cell>
          <table:table-cell office:value-type="float" office:value="0.00358657" calcext:value-type="float">
            <text:p>0.00358657</text:p>
          </table:table-cell>
          <table:table-cell office:value-type="float" office:value="0.06832298" calcext:value-type="float">
            <text:p>0.06832298</text:p>
          </table:table-cell>
          <table:table-cell office:value-type="float" office:value="0.94750571" calcext:value-type="float">
            <text:p>0.94750571</text:p>
          </table:table-cell>
          <table:table-cell office:value-type="float" office:value="0.06473641" calcext:value-type="float">
            <text:p>0.06473641</text:p>
          </table:table-cell>
          <table:table-cell office:value-type="float" office:value="0.00339829" calcext:value-type="float">
            <text:p>0.00339829</text:p>
          </table:table-cell>
          <table:table-cell office:value-type="float" office:value="11" calcext:value-type="float">
            <text:p>11</text:p>
          </table:table-cell>
          <table:table-cell office:value-type="float" office:value="3067" calcext:value-type="float">
            <text:p>3067</text:p>
          </table:table-cell>
          <table:table-cell table:number-columns-repeated="2" office:value-type="float" office:value="10.4225627649169" calcext:value-type="float">
            <text:p>10.422562764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PoliticianOf&gt; <text:s/>?f <text:s/>?b <text:s/>&lt;isLocatedIn&gt; <text:s/>?f <text:s text:c="2"/>=&gt; ?a <text:s/>&lt;livesIn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2325581" calcext:value-type="float">
            <text:p>0.02325581</text:p>
          </table:table-cell>
          <table:table-cell office:value-type="float" office:value="0.01235955" calcext:value-type="float">
            <text:p>0.01235955</text:p>
          </table:table-cell>
          <table:table-cell office:value-type="float" office:value="0.06790123" calcext:value-type="float">
            <text:p>0.06790123</text:p>
          </table:table-cell>
          <table:table-cell office:value-type="float" office:value="0.81797753" calcext:value-type="float">
            <text:p>0.81797753</text:p>
          </table:table-cell>
          <table:table-cell office:value-type="float" office:value="0.05554168" calcext:value-type="float">
            <text:p>0.05554168</text:p>
          </table:table-cell>
          <table:table-cell office:value-type="float" office:value="0.01010983" calcext:value-type="float">
            <text:p>0.01010983</text:p>
          </table:table-cell>
          <table:table-cell office:value-type="float" office:value="11" calcext:value-type="float">
            <text:p>11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8.99775280898876" calcext:value-type="float">
            <text:p>8.99775280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014361" calcext:value-type="float">
            <text:p>0.0014361</text:p>
          </table:table-cell>
          <table:table-cell office:value-type="float" office:value="0.12884615" calcext:value-type="float">
            <text:p>0.12884615</text:p>
          </table:table-cell>
          <table:table-cell office:value-type="float" office:value="0.04125616" calcext:value-type="float">
            <text:p>0.04125616</text:p>
          </table:table-cell>
          <table:table-cell office:value-type="float" office:value="0.06754032" calcext:value-type="float">
            <text:p>0.06754032</text:p>
          </table:table-cell>
          <table:table-cell office:value-type="float" office:value="0.38916256" calcext:value-type="float">
            <text:p>0.38916256</text:p>
          </table:table-cell>
          <table:table-cell office:value-type="float" office:value="0.02628416" calcext:value-type="float">
            <text:p>0.02628416</text:p>
          </table:table-cell>
          <table:table-cell office:value-type="float" office:value="0.01605535" calcext:value-type="float">
            <text:p>0.01605535</text:p>
          </table:table-cell>
          <table:table-cell office:value-type="float" office:value="67" calcext:value-type="float">
            <text:p>67</text:p>
          </table:table-cell>
          <table:table-cell office:value-type="float" office:value="1624" calcext:value-type="float">
            <text:p>1624</text:p>
          </table:table-cell>
          <table:table-cell table:number-columns-repeated="2" office:value-type="float" office:value="26.0738916256158" calcext:value-type="float">
            <text:p>26.073891625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06216" calcext:value-type="float">
            <text:p>0.0006216</text:p>
          </table:table-cell>
          <table:table-cell office:value-type="float" office:value="0.01739652" calcext:value-type="float">
            <text:p>0.01739652</text:p>
          </table:table-cell>
          <table:table-cell office:value-type="float" office:value="0.01869761" calcext:value-type="float">
            <text:p>0.01869761</text:p>
          </table:table-cell>
          <table:table-cell office:value-type="float" office:value="0.06590909" calcext:value-type="float">
            <text:p>0.06590909</text:p>
          </table:table-cell>
          <table:table-cell office:value-type="float" office:value="0.71631206" calcext:value-type="float">
            <text:p>0.71631206</text:p>
          </table:table-cell>
          <table:table-cell office:value-type="float" office:value="0.04721148" calcext:value-type="float">
            <text:p>0.04721148</text:p>
          </table:table-cell>
          <table:table-cell office:value-type="float" office:value="0.01339333" calcext:value-type="float">
            <text:p>0.01339333</text:p>
          </table:table-cell>
          <table:table-cell office:value-type="float" office:value="29" calcext:value-type="float">
            <text:p>29</text:p>
          </table:table-cell>
          <table:table-cell office:value-type="float" office:value="1551" calcext:value-type="float">
            <text:p>1551</text:p>
          </table:table-cell>
          <table:table-cell table:number-columns-repeated="2" office:value-type="float" office:value="20.7730496453901" calcext:value-type="float">
            <text:p>20.773049645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produced&gt; <text:s/>?b <text:s text:c="2"/>=&gt; ?a <text:s/>&lt;produced&gt; <text:s/>?b</text:p>
          </table:table-cell>
          <table:table-cell office:value-type="float" office:value="0.00032152" calcext:value-type="float">
            <text:p>0.00032152</text:p>
          </table:table-cell>
          <table:table-cell office:value-type="float" office:value="0.02435065" calcext:value-type="float">
            <text:p>0.02435065</text:p>
          </table:table-cell>
          <table:table-cell table:number-columns-repeated="2" office:value-type="float" office:value="0.06465517" calcext:value-type="float">
            <text:p>0.064655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6465517" calcext:value-type="float">
            <text:p>0.06465517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0235778" calcext:value-type="float">
            <text:p>0.00235778</text:p>
          </table:table-cell>
          <table:table-cell office:value-type="float" office:value="0.21153846" calcext:value-type="float">
            <text:p>0.21153846</text:p>
          </table:table-cell>
          <table:table-cell office:value-type="float" office:value="0.03934192" calcext:value-type="float">
            <text:p>0.03934192</text:p>
          </table:table-cell>
          <table:table-cell office:value-type="float" office:value="0.06267806" calcext:value-type="float">
            <text:p>0.06267806</text:p>
          </table:table-cell>
          <table:table-cell office:value-type="float" office:value="0.3723176" calcext:value-type="float">
            <text:p>0.3723176</text:p>
          </table:table-cell>
          <table:table-cell office:value-type="float" office:value="0.02333615" calcext:value-type="float">
            <text:p>0.02333615</text:p>
          </table:table-cell>
          <table:table-cell office:value-type="float" office:value="0.01464769" calcext:value-type="float">
            <text:p>0.01464769</text:p>
          </table:table-cell>
          <table:table-cell office:value-type="float" office:value="110" calcext:value-type="float">
            <text:p>110</text:p>
          </table:table-cell>
          <table:table-cell office:value-type="float" office:value="2796" calcext:value-type="float">
            <text:p>2796</text:p>
          </table:table-cell>
          <table:table-cell table:number-columns-repeated="2" office:value-type="float" office:value="40.9549356223176" calcext:value-type="float">
            <text:p>40.954935622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produced&gt; <text:s/>?b <text:s text:c="2"/>=&gt; ?a <text:s/>&lt;produced&gt; <text:s/>?b</text:p>
          </table:table-cell>
          <table:table-cell office:value-type="float" office:value="0.00032152" calcext:value-type="float">
            <text:p>0.00032152</text:p>
          </table:table-cell>
          <table:table-cell office:value-type="float" office:value="0.02435065" calcext:value-type="float">
            <text:p>0.02435065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0019291" calcext:value-type="float">
            <text:p>0.00019291</text:p>
          </table:table-cell>
          <table:table-cell office:value-type="float" office:value="0.00539892" calcext:value-type="float">
            <text:p>0.00539892</text:p>
          </table:table-cell>
          <table:table-cell office:value-type="float" office:value="0.00467775" calcext:value-type="float">
            <text:p>0.00467775</text:p>
          </table:table-cell>
          <table:table-cell office:value-type="float" office:value="0.06164384" calcext:value-type="float">
            <text:p>0.06164384</text:p>
          </table:table-cell>
          <table:table-cell office:value-type="float" office:value="0.92411642" calcext:value-type="float">
            <text:p>0.92411642</text:p>
          </table:table-cell>
          <table:table-cell office:value-type="float" office:value="0.05696608" calcext:value-type="float">
            <text:p>0.05696608</text:p>
          </table:table-cell>
          <table:table-cell office:value-type="float" office:value="0.00432279" calcext:value-type="float">
            <text:p>0.00432279</text:p>
          </table:table-cell>
          <table:table-cell office:value-type="float" office:value="9" calcext:value-type="float">
            <text:p>9</text:p>
          </table:table-cell>
          <table:table-cell office:value-type="float" office:value="1924" calcext:value-type="float">
            <text:p>1924</text:p>
          </table:table-cell>
          <table:table-cell table:number-columns-repeated="2" office:value-type="float" office:value="8.31704781704782" calcext:value-type="float">
            <text:p>8.31704781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isLeaderOf&gt; <text:s/>?b <text:s text:c="2"/>=&gt; ?a <text:s/>&lt;isLeaderOf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1136364" calcext:value-type="float">
            <text:p>0.01136364</text:p>
          </table:table-cell>
          <table:table-cell table:number-columns-repeated="2" office:value-type="float" office:value="0.06060606" calcext:value-type="float">
            <text:p>0.060606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6060606" calcext:value-type="float">
            <text:p>0.0606060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0120033" calcext:value-type="float">
            <text:p>0.00120033</text:p>
          </table:table-cell>
          <table:table-cell office:value-type="float" office:value="0.10769231" calcext:value-type="float">
            <text:p>0.10769231</text:p>
          </table:table-cell>
          <table:table-cell office:value-type="float" office:value="0.0157436" calcext:value-type="float">
            <text:p>0.0157436</text:p>
          </table:table-cell>
          <table:table-cell office:value-type="float" office:value="0.05907173" calcext:value-type="float">
            <text:p>0.05907173</text:p>
          </table:table-cell>
          <table:table-cell office:value-type="float" office:value="0.73348327" calcext:value-type="float">
            <text:p>0.73348327</text:p>
          </table:table-cell>
          <table:table-cell office:value-type="float" office:value="0.04332813" calcext:value-type="float">
            <text:p>0.04332813</text:p>
          </table:table-cell>
          <table:table-cell office:value-type="float" office:value="0.01154767" calcext:value-type="float">
            <text:p>0.01154767</text:p>
          </table:table-cell>
          <table:table-cell office:value-type="float" office:value="56" calcext:value-type="float">
            <text:p>56</text:p>
          </table:table-cell>
          <table:table-cell office:value-type="float" office:value="3557" calcext:value-type="float">
            <text:p>3557</text:p>
          </table:table-cell>
          <table:table-cell table:number-columns-repeated="2" office:value-type="float" office:value="41.0750632555524" calcext:value-type="float">
            <text:p>41.075063255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imports&gt; <text:s/>?b <text:s text:c="2"/>=&gt; ?a <text:s/>&lt;exports&gt; <text:s/>?b</text:p>
          </table:table-cell>
          <table:table-cell office:value-type="float" office:value="0.00090024" calcext:value-type="float">
            <text:p>0.00090024</text:p>
          </table:table-cell>
          <table:table-cell office:value-type="float" office:value="0.11320755" calcext:value-type="float">
            <text:p>0.11320755</text:p>
          </table:table-cell>
          <table:table-cell office:value-type="float" office:value="0.05323194" calcext:value-type="float">
            <text:p>0.05323194</text:p>
          </table:table-cell>
          <table:table-cell office:value-type="float" office:value="0.05890603" calcext:value-type="float">
            <text:p>0.05890603</text:p>
          </table:table-cell>
          <table:table-cell office:value-type="float" office:value="0.09632446" calcext:value-type="float">
            <text:p>0.09632446</text:p>
          </table:table-cell>
          <table:table-cell office:value-type="float" office:value="0.00567409" calcext:value-type="float">
            <text:p>0.00567409</text:p>
          </table:table-cell>
          <table:table-cell office:value-type="float" office:value="0.00512754" calcext:value-type="float">
            <text:p>0.00512754</text:p>
          </table:table-cell>
          <table:table-cell office:value-type="float" office:value="42" calcext:value-type="float">
            <text:p>42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float" office:value="4.04562737642585" calcext:value-type="float">
            <text:p>4.045627376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actedIn&gt; <text:s/>?b <text:s text:c="2"/>=&gt; ?a <text:s/>&lt;created&gt; <text:s/>?b</text:p>
          </table:table-cell>
          <table:table-cell office:value-type="float" office:value="0.00017148" calcext:value-type="float">
            <text:p>0.00017148</text:p>
          </table:table-cell>
          <table:table-cell office:value-type="float" office:value="0.0008261" calcext:value-type="float">
            <text:p>0.0008261</text:p>
          </table:table-cell>
          <table:table-cell office:value-type="float" office:value="0.0029985" calcext:value-type="float">
            <text:p>0.0029985</text:p>
          </table:table-cell>
          <table:table-cell office:value-type="float" office:value="0.05882353" calcext:value-type="float">
            <text:p>0.05882353</text:p>
          </table:table-cell>
          <table:table-cell office:value-type="float" office:value="0.94902549" calcext:value-type="float">
            <text:p>0.94902549</text:p>
          </table:table-cell>
          <table:table-cell office:value-type="float" office:value="0.05582503" calcext:value-type="float">
            <text:p>0.05582503</text:p>
          </table:table-cell>
          <table:table-cell office:value-type="float" office:value="0.00284565" calcext:value-type="float">
            <text:p>0.00284565</text:p>
          </table:table-cell>
          <table:table-cell office:value-type="float" office:value="8" calcext:value-type="float">
            <text:p>8</text:p>
          </table:table-cell>
          <table:table-cell office:value-type="float" office:value="2668" calcext:value-type="float">
            <text:p>2668</text:p>
          </table:table-cell>
          <table:table-cell table:number-columns-repeated="2" office:value-type="float" office:value="7.59220389805097" calcext:value-type="float">
            <text:p>7.592203898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0.01526718" calcext:value-type="float">
            <text:p>0.01526718</text:p>
          </table:table-cell>
          <table:table-cell office:value-type="float" office:value="0.05555556" calcext:value-type="float">
            <text:p>0.05555556</text:p>
          </table:table-cell>
          <table:table-cell office:value-type="float" office:value="0.72519084" calcext:value-type="float">
            <text:p>0.72519084</text:p>
          </table:table-cell>
          <table:table-cell office:value-type="float" office:value="0.04028838" calcext:value-type="float">
            <text:p>0.04028838</text:p>
          </table:table-cell>
          <table:table-cell office:value-type="float" office:value="0.01107162" calcext:value-type="float">
            <text:p>0.01107162</text:p>
          </table:table-cell>
          <table:table-cell office:value-type="float" office:value="4" calcext:value-type="float">
            <text:p>4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.90076335877863" calcext:value-type="float">
            <text:p>2.900763358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created&gt; <text:s/>?b <text:s text:c="2"/>=&gt; ?a <text:s/>&lt;directed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320171" calcext:value-type="float">
            <text:p>0.00320171</text:p>
          </table:table-cell>
          <table:table-cell office:value-type="float" office:value="0.00350058" calcext:value-type="float">
            <text:p>0.00350058</text:p>
          </table:table-cell>
          <table:table-cell office:value-type="float" office:value="0.05555556" calcext:value-type="float">
            <text:p>0.05555556</text:p>
          </table:table-cell>
          <table:table-cell office:value-type="float" office:value="0.9369895" calcext:value-type="float">
            <text:p>0.9369895</text:p>
          </table:table-cell>
          <table:table-cell office:value-type="float" office:value="0.05205497" calcext:value-type="float">
            <text:p>0.05205497</text:p>
          </table:table-cell>
          <table:table-cell office:value-type="float" office:value="0.00328001" calcext:value-type="float">
            <text:p>0.00328001</text:p>
          </table:table-cell>
          <table:table-cell office:value-type="float" office:value="3" calcext:value-type="float">
            <text:p>3</text:p>
          </table:table-cell>
          <table:table-cell office:value-type="float" office:value="857" calcext:value-type="float">
            <text:p>857</text:p>
          </table:table-cell>
          <table:table-cell table:number-columns-repeated="2" office:value-type="float" office:value="2.81096849474912" calcext:value-type="float">
            <text:p>2.810968494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f <text:s/>?b <text:s/>&lt;actedIn&gt; <text:s/>?f <text:s text:c="2"/>=&gt; ?a <text:s/>&lt;influences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71073" calcext:value-type="float">
            <text:p>0.00071073</text:p>
          </table:table-cell>
          <table:table-cell office:value-type="float" office:value="0.00892857" calcext:value-type="float">
            <text:p>0.00892857</text:p>
          </table:table-cell>
          <table:table-cell office:value-type="float" office:value="0.05555556" calcext:value-type="float">
            <text:p>0.05555556</text:p>
          </table:table-cell>
          <table:table-cell office:value-type="float" office:value="0.83928571" calcext:value-type="float">
            <text:p>0.83928571</text:p>
          </table:table-cell>
          <table:table-cell office:value-type="float" office:value="0.04662698" calcext:value-type="float">
            <text:p>0.04662698</text:p>
          </table:table-cell>
          <table:table-cell office:value-type="float" office:value="0.00749362" calcext:value-type="float">
            <text:p>0.0074936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.67857142857143" calcext:value-type="float">
            <text:p>1.678571428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created&gt; <text:s/>?b <text:s text:c="2"/>=&gt; ?a <text:s/>&lt;directed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320171" calcext:value-type="float">
            <text:p>0.00320171</text:p>
          </table:table-cell>
          <table:table-cell office:value-type="float" office:value="0.00221729" calcext:value-type="float">
            <text:p>0.00221729</text:p>
          </table:table-cell>
          <table:table-cell office:value-type="float" office:value="0.05357143" calcext:value-type="float">
            <text:p>0.05357143</text:p>
          </table:table-cell>
          <table:table-cell office:value-type="float" office:value="0.9586105" calcext:value-type="float">
            <text:p>0.9586105</text:p>
          </table:table-cell>
          <table:table-cell office:value-type="float" office:value="0.05135413" calcext:value-type="float">
            <text:p>0.05135413</text:p>
          </table:table-cell>
          <table:table-cell office:value-type="float" office:value="0.00212552" calcext:value-type="float">
            <text:p>0.00212552</text:p>
          </table:table-cell>
          <table:table-cell office:value-type="float" office:value="3" calcext:value-type="float">
            <text:p>3</text:p>
          </table:table-cell>
          <table:table-cell office:value-type="float" office:value="1353" calcext:value-type="float">
            <text:p>1353</text:p>
          </table:table-cell>
          <table:table-cell table:number-columns-repeated="2" office:value-type="float" office:value="2.87583148558758" calcext:value-type="float">
            <text:p>2.875831485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directed&gt; <text:s/>?b <text:s text:c="2"/>=&gt; ?a <text:s/>&lt;created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030979" calcext:value-type="float">
            <text:p>0.00030979</text:p>
          </table:table-cell>
          <table:table-cell office:value-type="float" office:value="0.00898204" calcext:value-type="float">
            <text:p>0.00898204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0.82934132" calcext:value-type="float">
            <text:p>0.82934132</text:p>
          </table:table-cell>
          <table:table-cell office:value-type="float" office:value="0.04364954" calcext:value-type="float">
            <text:p>0.04364954</text:p>
          </table:table-cell>
          <table:table-cell office:value-type="float" office:value="0.00744917" calcext:value-type="float">
            <text:p>0.00744917</text:p>
          </table:table-cell>
          <table:table-cell office:value-type="float" office:value="3" calcext:value-type="float">
            <text:p>3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2.48802395209581" calcext:value-type="float">
            <text:p>2.488023952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directed&gt; <text:s/>?b <text:s text:c="2"/>=&gt; ?a <text:s/>&lt;created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030979" calcext:value-type="float">
            <text:p>0.00030979</text:p>
          </table:table-cell>
          <table:table-cell office:value-type="float" office:value="0.01190476" calcext:value-type="float">
            <text:p>0.01190476</text:p>
          </table:table-cell>
          <table:table-cell office:value-type="float" office:value="0.05172414" calcext:value-type="float">
            <text:p>0.05172414</text:p>
          </table:table-cell>
          <table:table-cell office:value-type="float" office:value="0.76984127" calcext:value-type="float">
            <text:p>0.76984127</text:p>
          </table:table-cell>
          <table:table-cell office:value-type="float" office:value="0.03981938" calcext:value-type="float">
            <text:p>0.03981938</text:p>
          </table:table-cell>
          <table:table-cell office:value-type="float" office:value="0.00916478" calcext:value-type="float">
            <text:p>0.00916478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2.30952380952381" calcext:value-type="float">
            <text:p>2.309523809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0117889" calcext:value-type="float">
            <text:p>0.00117889</text:p>
          </table:table-cell>
          <table:table-cell office:value-type="float" office:value="0.14824798" calcext:value-type="float">
            <text:p>0.14824798</text:p>
          </table:table-cell>
          <table:table-cell table:number-columns-repeated="2" office:value-type="float" office:value="0.05055147" calcext:value-type="float">
            <text:p>0.050551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055147" calcext:value-type="float">
            <text:p>0.05055147</text:p>
          </table:table-cell>
          <table:table-cell office:value-type="float" office:value="55" calcext:value-type="float">
            <text:p>55</text:p>
          </table:table-cell>
          <table:table-cell office:value-type="float" office:value="1088" calcext:value-type="float">
            <text:p>1088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007502" calcext:value-type="float">
            <text:p>0.0007502</text:p>
          </table:table-cell>
          <table:table-cell office:value-type="float" office:value="0.14767932" calcext:value-type="float">
            <text:p>0.14767932</text:p>
          </table:table-cell>
          <table:table-cell office:value-type="float" office:value="0.03216912" calcext:value-type="float">
            <text:p>0.03216912</text:p>
          </table:table-cell>
          <table:table-cell office:value-type="float" office:value="0.0488145" calcext:value-type="float">
            <text:p>0.0488145</text:p>
          </table:table-cell>
          <table:table-cell office:value-type="float" office:value="0.34099265" calcext:value-type="float">
            <text:p>0.34099265</text:p>
          </table:table-cell>
          <table:table-cell office:value-type="float" office:value="0.01664539" calcext:value-type="float">
            <text:p>0.01664539</text:p>
          </table:table-cell>
          <table:table-cell office:value-type="float" office:value="0.01096943" calcext:value-type="float">
            <text:p>0.01096943</text:p>
          </table:table-cell>
          <table:table-cell office:value-type="float" office:value="35" calcext:value-type="float">
            <text:p>35</text:p>
          </table:table-cell>
          <table:table-cell office:value-type="float" office:value="1088" calcext:value-type="float">
            <text:p>1088</text:p>
          </table:table-cell>
          <table:table-cell table:number-columns-repeated="2" office:value-type="float" office:value="11.9347426470588" calcext:value-type="float">
            <text:p>11.934742647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3787879" calcext:value-type="float">
            <text:p>0.03787879</text:p>
          </table:table-cell>
          <table:table-cell office:value-type="float" office:value="0.00029879" calcext:value-type="float">
            <text:p>0.00029879</text:p>
          </table:table-cell>
          <table:table-cell office:value-type="float" office:value="0.04504505" calcext:value-type="float">
            <text:p>0.04504505</text:p>
          </table:table-cell>
          <table:table-cell office:value-type="float" office:value="0.9933668" calcext:value-type="float">
            <text:p>0.9933668</text:p>
          </table:table-cell>
          <table:table-cell office:value-type="float" office:value="0.04474625" calcext:value-type="float">
            <text:p>0.04474625</text:p>
          </table:table-cell>
          <table:table-cell office:value-type="float" office:value="0.00029681" calcext:value-type="float">
            <text:p>0.00029681</text:p>
          </table:table-cell>
          <table:table-cell office:value-type="float" office:value="5" calcext:value-type="float">
            <text:p>5</text:p>
          </table:table-cell>
          <table:table-cell office:value-type="float" office:value="16734" calcext:value-type="float">
            <text:p>16734</text:p>
          </table:table-cell>
          <table:table-cell table:number-columns-repeated="2" office:value-type="float" office:value="4.96683399067766" calcext:value-type="float">
            <text:p>4.966833990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4" calcext:value-type="float">
            <text:p>0.04</text:p>
          </table:table-cell>
          <table:table-cell office:value-type="float" office:value="0.01960784" calcext:value-type="float">
            <text:p>0.01960784</text:p>
          </table:table-cell>
          <table:table-cell office:value-type="float" office:value="0.04494382" calcext:value-type="float">
            <text:p>0.04494382</text:p>
          </table:table-cell>
          <table:table-cell office:value-type="float" office:value="0.56372549" calcext:value-type="float">
            <text:p>0.56372549</text:p>
          </table:table-cell>
          <table:table-cell office:value-type="float" office:value="0.02533598" calcext:value-type="float">
            <text:p>0.02533598</text:p>
          </table:table-cell>
          <table:table-cell office:value-type="float" office:value="0.01105344" calcext:value-type="float">
            <text:p>0.01105344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2.25490196078431" calcext:value-type="float">
            <text:p>2.254901960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actedIn&gt; <text:s/>?f <text:s text:c="2"/>=&gt; ?a <text:s/>&lt;influences&gt; <text:s/>?b</text:p>
          </table:table-cell>
          <table:table-cell office:value-type="float" office:value="0.00017148" calcext:value-type="float">
            <text:p>0.00017148</text:p>
          </table:table-cell>
          <table:table-cell office:value-type="float" office:value="0.00284293" calcext:value-type="float">
            <text:p>0.00284293</text:p>
          </table:table-cell>
          <table:table-cell office:value-type="float" office:value="0.00515796" calcext:value-type="float">
            <text:p>0.00515796</text:p>
          </table:table-cell>
          <table:table-cell office:value-type="float" office:value="0.04444444" calcext:value-type="float">
            <text:p>0.04444444</text:p>
          </table:table-cell>
          <table:table-cell office:value-type="float" office:value="0.88394584" calcext:value-type="float">
            <text:p>0.88394584</text:p>
          </table:table-cell>
          <table:table-cell office:value-type="float" office:value="0.03928648" calcext:value-type="float">
            <text:p>0.03928648</text:p>
          </table:table-cell>
          <table:table-cell office:value-type="float" office:value="0.00455936" calcext:value-type="float">
            <text:p>0.00455936</text:p>
          </table:table-cell>
          <table:table-cell office:value-type="float" office:value="8" calcext:value-type="float">
            <text:p>8</text:p>
          </table:table-cell>
          <table:table-cell office:value-type="float" office:value="1551" calcext:value-type="float">
            <text:p>1551</text:p>
          </table:table-cell>
          <table:table-cell table:number-columns-repeated="2" office:value-type="float" office:value="7.0715667311412" calcext:value-type="float">
            <text:p>7.071566731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created&gt; <text:s/>?a <text:s/>?e <text:s/>&lt;created&gt; <text:s/>?b <text:s text:c="2"/>=&gt; ?a <text:s/>&lt;hasChild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73099" calcext:value-type="float">
            <text:p>0.00073099</text:p>
          </table:table-cell>
          <table:table-cell office:value-type="float" office:value="0.00000497" calcext:value-type="float">
            <text:p>0.00000497</text:p>
          </table:table-cell>
          <table:table-cell office:value-type="float" office:value="0.04347826" calcext:value-type="float">
            <text:p>0.04347826</text:p>
          </table:table-cell>
          <table:table-cell office:value-type="float" office:value="0.99988579" calcext:value-type="float">
            <text:p>0.99988579</text:p>
          </table:table-cell>
          <table:table-cell office:value-type="float" office:value="0.0434733" calcext:value-type="float">
            <text:p>0.0434733</text:p>
          </table:table-cell>
          <table:table-cell office:value-type="float" office:value="0.00000497" calcext:value-type="float">
            <text:p>0.00000497</text:p>
          </table:table-cell>
          <table:table-cell office:value-type="float" office:value="2" calcext:value-type="float">
            <text:p>2</text:p>
          </table:table-cell>
          <table:table-cell office:value-type="float" office:value="402773" calcext:value-type="float">
            <text:p>402773</text:p>
          </table:table-cell>
          <table:table-cell table:number-columns-repeated="2" office:value-type="float" office:value="1.9997715834974" calcext:value-type="float">
            <text:p>1.999771583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created&gt; <text:s/>?b <text:s text:c="2"/>=&gt; ?a <text:s/>&lt;created&gt; <text:s/>?b</text:p>
          </table:table-cell>
          <table:table-cell office:value-type="float" office:value="0.00079307" calcext:value-type="float">
            <text:p>0.00079307</text:p>
          </table:table-cell>
          <table:table-cell office:value-type="float" office:value="0.00382074" calcext:value-type="float">
            <text:p>0.00382074</text:p>
          </table:table-cell>
          <table:table-cell table:number-columns-repeated="2" office:value-type="float" office:value="0.04317386" calcext:value-type="float">
            <text:p>0.043173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317386" calcext:value-type="float">
            <text:p>0.04317386</text:p>
          </table:table-cell>
          <table:table-cell office:value-type="float" office:value="37" calcext:value-type="float">
            <text:p>37</text:p>
          </table:table-cell>
          <table:table-cell office:value-type="float" office:value="857" calcext:value-type="float">
            <text:p>85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576923" calcext:value-type="float">
            <text:p>0.00576923</text:p>
          </table:table-cell>
          <table:table-cell office:value-type="float" office:value="0.00536673" calcext:value-type="float">
            <text:p>0.00536673</text:p>
          </table:table-cell>
          <table:table-cell office:value-type="float" office:value="0.04285714" calcext:value-type="float">
            <text:p>0.04285714</text:p>
          </table:table-cell>
          <table:table-cell office:value-type="float" office:value="0.87477639" calcext:value-type="float">
            <text:p>0.87477639</text:p>
          </table:table-cell>
          <table:table-cell office:value-type="float" office:value="0.03749042" calcext:value-type="float">
            <text:p>0.03749042</text:p>
          </table:table-cell>
          <table:table-cell office:value-type="float" office:value="0.00469469" calcext:value-type="float">
            <text:p>0.00469469</text:p>
          </table:table-cell>
          <table:table-cell office:value-type="float" office:value="3" calcext:value-type="float">
            <text:p>3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float" office:value="2.62432915921288" calcext:value-type="float">
            <text:p>2.624329159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1343936" calcext:value-type="float">
            <text:p>0.01343936</text:p>
          </table:table-cell>
          <table:table-cell office:value-type="float" office:value="0.09766355" calcext:value-type="float">
            <text:p>0.09766355</text:p>
          </table:table-cell>
          <table:table-cell table:number-columns-repeated="2" office:value-type="float" office:value="0.04264436" calcext:value-type="float">
            <text:p>0.042644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264436" calcext:value-type="float">
            <text:p>0.04264436</text:p>
          </table:table-cell>
          <table:table-cell office:value-type="float" office:value="627" calcext:value-type="float">
            <text:p>627</text:p>
          </table:table-cell>
          <table:table-cell office:value-type="float" office:value="14703" calcext:value-type="float">
            <text:p>14703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b <text:s text:c="2"/>=&gt; ?a <text:s/>&lt;hasChild&gt; <text:s/>?b</text:p>
          </table:table-cell>
          <table:table-cell office:value-type="float" office:value="0.00064303" calcext:value-type="float">
            <text:p>0.00064303</text:p>
          </table:table-cell>
          <table:table-cell office:value-type="float" office:value="0.01096491" calcext:value-type="float">
            <text:p>0.01096491</text:p>
          </table:table-cell>
          <table:table-cell office:value-type="float" office:value="0.0179964" calcext:value-type="float">
            <text:p>0.0179964</text:p>
          </table:table-cell>
          <table:table-cell office:value-type="float" office:value="0.04201681" calcext:value-type="float">
            <text:p>0.04201681</text:p>
          </table:table-cell>
          <table:table-cell office:value-type="float" office:value="0.57168566" calcext:value-type="float">
            <text:p>0.57168566</text:p>
          </table:table-cell>
          <table:table-cell office:value-type="float" office:value="0.02402041" calcext:value-type="float">
            <text:p>0.02402041</text:p>
          </table:table-cell>
          <table:table-cell office:value-type="float" office:value="0.01028828" calcext:value-type="float">
            <text:p>0.01028828</text:p>
          </table:table-cell>
          <table:table-cell office:value-type="float" office:value="30" calcext:value-type="float">
            <text:p>30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float" office:value="17.1505698860228" calcext:value-type="float">
            <text:p>17.15056988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1515152" calcext:value-type="float">
            <text:p>0.01515152</text:p>
          </table:table-cell>
          <table:table-cell office:value-type="float" office:value="0.00184672" calcext:value-type="float">
            <text:p>0.00184672</text:p>
          </table:table-cell>
          <table:table-cell office:value-type="float" office:value="0.04" calcext:value-type="float">
            <text:p>0.04</text:p>
          </table:table-cell>
          <table:table-cell office:value-type="float" office:value="0.95383195" calcext:value-type="float">
            <text:p>0.95383195</text:p>
          </table:table-cell>
          <table:table-cell office:value-type="float" office:value="0.03815328" calcext:value-type="float">
            <text:p>0.03815328</text:p>
          </table:table-cell>
          <table:table-cell office:value-type="float" office:value="0.00176146" calcext:value-type="float">
            <text:p>0.00176146</text:p>
          </table:table-cell>
          <table:table-cell office:value-type="float" office:value="2" calcext:value-type="float">
            <text:p>2</text:p>
          </table:table-cell>
          <table:table-cell office:value-type="float" office:value="1083" calcext:value-type="float">
            <text:p>1083</text:p>
          </table:table-cell>
          <table:table-cell table:number-columns-repeated="2" office:value-type="float" office:value="1.90766389658356" calcext:value-type="float">
            <text:p>1.907663896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AcademicAdvisor&gt; <text:s/>?f <text:s/>?b <text:s/>&lt;hasAcademicAdvisor&gt; <text:s/>?f <text:s text:c="2"/>=&gt; ?a <text:s/>&lt;hasAcademicAdvisor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2272727" calcext:value-type="float">
            <text:p>0.02272727</text:p>
          </table:table-cell>
          <table:table-cell office:value-type="float" office:value="0.02097902" calcext:value-type="float">
            <text:p>0.02097902</text:p>
          </table:table-cell>
          <table:table-cell office:value-type="float" office:value="0.03896104" calcext:value-type="float">
            <text:p>0.03896104</text:p>
          </table:table-cell>
          <table:table-cell office:value-type="float" office:value="0.46153846" calcext:value-type="float">
            <text:p>0.46153846</text:p>
          </table:table-cell>
          <table:table-cell office:value-type="float" office:value="0.01798202" calcext:value-type="float">
            <text:p>0.01798202</text:p>
          </table:table-cell>
          <table:table-cell office:value-type="float" office:value="0.00968263" calcext:value-type="float">
            <text:p>0.00968263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.38461538461538" calcext:value-type="float">
            <text:p>1.384615384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LeaderOf&gt; <text:s/>?b <text:s/>?e <text:s/>&lt;isMarriedTo&gt; <text:s/>?a <text:s text:c="2"/>=&gt; ?a <text:s/>&lt;isLeaderOf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1136364" calcext:value-type="float">
            <text:p>0.01136364</text:p>
          </table:table-cell>
          <table:table-cell table:number-columns-repeated="2" office:value-type="float" office:value="0.03773585" calcext:value-type="float">
            <text:p>0.037735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773585" calcext:value-type="float">
            <text:p>0.03773585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wasBornIn&gt; <text:s/>?b <text:s text:c="2"/>=&gt; ?a <text:s/>&lt;wasBornIn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64294" calcext:value-type="float">
            <text:p>0.00164294</text:p>
          </table:table-cell>
          <table:table-cell office:value-type="float" office:value="0.00548446" calcext:value-type="float">
            <text:p>0.00548446</text:p>
          </table:table-cell>
          <table:table-cell office:value-type="float" office:value="0.03703704" calcext:value-type="float">
            <text:p>0.03703704</text:p>
          </table:table-cell>
          <table:table-cell office:value-type="float" office:value="0.85191956" calcext:value-type="float">
            <text:p>0.85191956</text:p>
          </table:table-cell>
          <table:table-cell office:value-type="float" office:value="0.03155258" calcext:value-type="float">
            <text:p>0.03155258</text:p>
          </table:table-cell>
          <table:table-cell office:value-type="float" office:value="0.00467232" calcext:value-type="float">
            <text:p>0.00467232</text:p>
          </table:table-cell>
          <table:table-cell office:value-type="float" office:value="3" calcext:value-type="float">
            <text:p>3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2.55575868372943" calcext:value-type="float">
            <text:p>2.555758683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AcademicAdvisor&gt; <text:s/>?f <text:s/>?f <text:s/>&lt;hasAcademicAdvisor&gt; <text:s/>?b <text:s text:c="2"/>=&gt; ?a <text:s/>&lt;hasAcademicAdvisor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2272727" calcext:value-type="float">
            <text:p>0.02272727</text:p>
          </table:table-cell>
          <table:table-cell table:number-columns-repeated="2" office:value-type="float" office:value="0.03571429" calcext:value-type="float">
            <text:p>0.035714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571429" calcext:value-type="float">
            <text:p>0.03571429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hild&gt; <text:s/>?b <text:s text:c="2"/>=&gt; ?a <text:s/>&lt;isMarriedTo&gt; <text:s/>?b</text:p>
          </table:table-cell>
          <table:table-cell office:value-type="float" office:value="0.00064303" calcext:value-type="float">
            <text:p>0.00064303</text:p>
          </table:table-cell>
          <table:table-cell office:value-type="float" office:value="0.0179964" calcext:value-type="float">
            <text:p>0.0179964</text:p>
          </table:table-cell>
          <table:table-cell office:value-type="float" office:value="0.01096491" calcext:value-type="float">
            <text:p>0.01096491</text:p>
          </table:table-cell>
          <table:table-cell office:value-type="float" office:value="0.03232759" calcext:value-type="float">
            <text:p>0.03232759</text:p>
          </table:table-cell>
          <table:table-cell office:value-type="float" office:value="0.66081871" calcext:value-type="float">
            <text:p>0.66081871</text:p>
          </table:table-cell>
          <table:table-cell office:value-type="float" office:value="0.02136267" calcext:value-type="float">
            <text:p>0.02136267</text:p>
          </table:table-cell>
          <table:table-cell office:value-type="float" office:value="0.00724582" calcext:value-type="float">
            <text:p>0.00724582</text:p>
          </table:table-cell>
          <table:table-cell office:value-type="float" office:value="30" calcext:value-type="float">
            <text:p>30</text:p>
          </table:table-cell>
          <table:table-cell office:value-type="float" office:value="2736" calcext:value-type="float">
            <text:p>2736</text:p>
          </table:table-cell>
          <table:table-cell table:number-columns-repeated="2" office:value-type="float" office:value="19.8245614035088" calcext:value-type="float">
            <text:p>19.824561403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3" calcext:value-type="float">
            <text:p>0.03</text:p>
          </table:table-cell>
          <table:table-cell office:value-type="float" office:value="0.01415094" calcext:value-type="float">
            <text:p>0.01415094</text:p>
          </table:table-cell>
          <table:table-cell office:value-type="float" office:value="0.03191489" calcext:value-type="float">
            <text:p>0.03191489</text:p>
          </table:table-cell>
          <table:table-cell office:value-type="float" office:value="0.55660377" calcext:value-type="float">
            <text:p>0.55660377</text:p>
          </table:table-cell>
          <table:table-cell office:value-type="float" office:value="0.01776395" calcext:value-type="float">
            <text:p>0.01776395</text:p>
          </table:table-cell>
          <table:table-cell office:value-type="float" office:value="0.00787647" calcext:value-type="float">
            <text:p>0.00787647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1.66981132075472" calcext:value-type="float">
            <text:p>1.669811320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InterestedIn&gt; <text:s/>?f <text:s/>?b <text:s/>&lt;isInterestedIn&gt; <text:s/>?f <text:s text:c="2"/>=&gt; ?a <text:s/>&lt;influences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71073" calcext:value-type="float">
            <text:p>0.00071073</text:p>
          </table:table-cell>
          <table:table-cell table:number-columns-repeated="2" office:value-type="float" office:value="0.03030303" calcext:value-type="float">
            <text:p>0.03030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apital&gt; <text:s/>?f <text:s/>?f <text:s/>&lt;participatedIn&gt; <text:s/>?b <text:s text:c="2"/>=&gt; ?a <text:s/>&lt;participated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31153" calcext:value-type="float">
            <text:p>0.00031153</text:p>
          </table:table-cell>
          <table:table-cell table:number-columns-repeated="2" office:value-type="float" office:value="0.02985075" calcext:value-type="float">
            <text:p>0.029850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985075" calcext:value-type="float">
            <text:p>0.02985075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47156" calcext:value-type="float">
            <text:p>0.00047156</text:p>
          </table:table-cell>
          <table:table-cell office:value-type="float" office:value="0.01319736" calcext:value-type="float">
            <text:p>0.01319736</text:p>
          </table:table-cell>
          <table:table-cell office:value-type="float" office:value="0.00446157" calcext:value-type="float">
            <text:p>0.00446157</text:p>
          </table:table-cell>
          <table:table-cell office:value-type="float" office:value="0.02956989" calcext:value-type="float">
            <text:p>0.02956989</text:p>
          </table:table-cell>
          <table:table-cell office:value-type="float" office:value="0.84911783" calcext:value-type="float">
            <text:p>0.84911783</text:p>
          </table:table-cell>
          <table:table-cell office:value-type="float" office:value="0.02510832" calcext:value-type="float">
            <text:p>0.02510832</text:p>
          </table:table-cell>
          <table:table-cell office:value-type="float" office:value="0.0037884" calcext:value-type="float">
            <text:p>0.0037884</text:p>
          </table:table-cell>
          <table:table-cell office:value-type="float" office:value="22" calcext:value-type="float">
            <text:p>22</text:p>
          </table:table-cell>
          <table:table-cell office:value-type="float" office:value="4931" calcext:value-type="float">
            <text:p>4931</text:p>
          </table:table-cell>
          <table:table-cell table:number-columns-repeated="2" office:value-type="float" office:value="18.6805921719732" calcext:value-type="float">
            <text:p>18.68059217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graduatedFrom&gt; <text:s/>?f <text:s/>?b <text:s/>&lt;graduatedFrom&gt; <text:s/>?f <text:s text:c="2"/>=&gt; ?a <text:s/>&lt;influences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0661" calcext:value-type="float">
            <text:p>0.0010661</text:p>
          </table:table-cell>
          <table:table-cell office:value-type="float" office:value="0.00314795" calcext:value-type="float">
            <text:p>0.00314795</text:p>
          </table:table-cell>
          <table:table-cell office:value-type="float" office:value="0.02884615" calcext:value-type="float">
            <text:p>0.02884615</text:p>
          </table:table-cell>
          <table:table-cell office:value-type="float" office:value="0.89087093" calcext:value-type="float">
            <text:p>0.89087093</text:p>
          </table:table-cell>
          <table:table-cell office:value-type="float" office:value="0.0256982" calcext:value-type="float">
            <text:p>0.0256982</text:p>
          </table:table-cell>
          <table:table-cell office:value-type="float" office:value="0.00280442" calcext:value-type="float">
            <text:p>0.00280442</text:p>
          </table:table-cell>
          <table:table-cell office:value-type="float" office:value="3" calcext:value-type="float">
            <text:p>3</text:p>
          </table:table-cell>
          <table:table-cell office:value-type="float" office:value="953" calcext:value-type="float">
            <text:p>953</text:p>
          </table:table-cell>
          <table:table-cell table:number-columns-repeated="2" office:value-type="float" office:value="2.67261280167891" calcext:value-type="float">
            <text:p>2.672612801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f <text:s/>?b <text:s/>&lt;created&gt; <text:s/>?f <text:s text:c="2"/>=&gt; ?a <text:s/>&lt;influences&gt; <text:s/>?b</text:p>
          </table:table-cell>
          <table:table-cell office:value-type="float" office:value="0.00025721" calcext:value-type="float">
            <text:p>0.00025721</text:p>
          </table:table-cell>
          <table:table-cell office:value-type="float" office:value="0.00426439" calcext:value-type="float">
            <text:p>0.00426439</text:p>
          </table:table-cell>
          <table:table-cell office:value-type="float" office:value="0.00623701" calcext:value-type="float">
            <text:p>0.00623701</text:p>
          </table:table-cell>
          <table:table-cell office:value-type="float" office:value="0.02863962" calcext:value-type="float">
            <text:p>0.02863962</text:p>
          </table:table-cell>
          <table:table-cell office:value-type="float" office:value="0.78222453" calcext:value-type="float">
            <text:p>0.78222453</text:p>
          </table:table-cell>
          <table:table-cell office:value-type="float" office:value="0.02240261" calcext:value-type="float">
            <text:p>0.02240261</text:p>
          </table:table-cell>
          <table:table-cell office:value-type="float" office:value="0.00487874" calcext:value-type="float">
            <text:p>0.00487874</text:p>
          </table:table-cell>
          <table:table-cell office:value-type="float" office:value="12" calcext:value-type="float">
            <text:p>12</text:p>
          </table:table-cell>
          <table:table-cell office:value-type="float" office:value="1924" calcext:value-type="float">
            <text:p>1924</text:p>
          </table:table-cell>
          <table:table-cell table:number-columns-repeated="2" office:value-type="float" office:value="9.38669438669439" calcext:value-type="float">
            <text:p>9.386694386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created&gt; <text:s/>?b <text:s text:c="2"/>=&gt; ?a <text:s/>&lt;created&gt; <text:s/>?b</text:p>
          </table:table-cell>
          <table:table-cell office:value-type="float" office:value="0.00079307" calcext:value-type="float">
            <text:p>0.00079307</text:p>
          </table:table-cell>
          <table:table-cell office:value-type="float" office:value="0.00382074" calcext:value-type="float">
            <text:p>0.00382074</text:p>
          </table:table-cell>
          <table:table-cell table:number-columns-repeated="2" office:value-type="float" office:value="0.02734664" calcext:value-type="float">
            <text:p>0.027346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734664" calcext:value-type="float">
            <text:p>0.02734664</text:p>
          </table:table-cell>
          <table:table-cell office:value-type="float" office:value="37" calcext:value-type="float">
            <text:p>37</text:p>
          </table:table-cell>
          <table:table-cell office:value-type="float" office:value="1353" calcext:value-type="float">
            <text:p>135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isLocatedIn&gt; <text:s/>?f <text:s text:c="2"/>=&gt; ?a <text:s/>&lt;diedIn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0922266" calcext:value-type="float">
            <text:p>0.00922266</text:p>
          </table:table-cell>
          <table:table-cell office:value-type="float" office:value="0.00157551" calcext:value-type="float">
            <text:p>0.00157551</text:p>
          </table:table-cell>
          <table:table-cell office:value-type="float" office:value="0.02641509" calcext:value-type="float">
            <text:p>0.02641509</text:p>
          </table:table-cell>
          <table:table-cell office:value-type="float" office:value="0.94035562" calcext:value-type="float">
            <text:p>0.94035562</text:p>
          </table:table-cell>
          <table:table-cell office:value-type="float" office:value="0.02483958" calcext:value-type="float">
            <text:p>0.02483958</text:p>
          </table:table-cell>
          <table:table-cell office:value-type="float" office:value="0.00148154" calcext:value-type="float">
            <text:p>0.00148154</text:p>
          </table:table-cell>
          <table:table-cell office:value-type="float" office:value="7" calcext:value-type="float">
            <text:p>7</text:p>
          </table:table-cell>
          <table:table-cell office:value-type="float" office:value="4443" calcext:value-type="float">
            <text:p>4443</text:p>
          </table:table-cell>
          <table:table-cell table:number-columns-repeated="2" office:value-type="float" office:value="6.58248930902543" calcext:value-type="float">
            <text:p>6.58248930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PoliticianOf&gt; <text:s/>?f <text:s/>?b <text:s/>&lt;isLocatedIn&gt; <text:s/>?f <text:s text:c="2"/>=&gt; ?a <text:s/>&lt;diedIn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1449275" calcext:value-type="float">
            <text:p>0.01449275</text:p>
          </table:table-cell>
          <table:table-cell office:value-type="float" office:value="0.01235955" calcext:value-type="float">
            <text:p>0.01235955</text:p>
          </table:table-cell>
          <table:table-cell office:value-type="float" office:value="0.0258216" calcext:value-type="float">
            <text:p>0.0258216</text:p>
          </table:table-cell>
          <table:table-cell office:value-type="float" office:value="0.52134831" calcext:value-type="float">
            <text:p>0.52134831</text:p>
          </table:table-cell>
          <table:table-cell office:value-type="float" office:value="0.01346205" calcext:value-type="float">
            <text:p>0.01346205</text:p>
          </table:table-cell>
          <table:table-cell office:value-type="float" office:value="0.00644363" calcext:value-type="float">
            <text:p>0.00644363</text:p>
          </table:table-cell>
          <table:table-cell office:value-type="float" office:value="11" calcext:value-type="float">
            <text:p>11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5.73483146067416" calcext:value-type="float">
            <text:p>5.734831460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actedIn&gt; <text:s/>?b <text:s text:c="2"/>=&gt; ?a <text:s/>&lt;created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20653" calcext:value-type="float">
            <text:p>0.00020653</text:p>
          </table:table-cell>
          <table:table-cell office:value-type="float" office:value="0.00245399" calcext:value-type="float">
            <text:p>0.00245399</text:p>
          </table:table-cell>
          <table:table-cell office:value-type="float" office:value="0.02564103" calcext:value-type="float">
            <text:p>0.02564103</text:p>
          </table:table-cell>
          <table:table-cell office:value-type="float" office:value="0.90429448" calcext:value-type="float">
            <text:p>0.90429448</text:p>
          </table:table-cell>
          <table:table-cell office:value-type="float" office:value="0.02318704" calcext:value-type="float">
            <text:p>0.02318704</text:p>
          </table:table-cell>
          <table:table-cell office:value-type="float" office:value="0.00221913" calcext:value-type="float">
            <text:p>0.00221913</text:p>
          </table:table-cell>
          <table:table-cell office:value-type="float" office:value="2" calcext:value-type="float">
            <text:p>2</text:p>
          </table:table-cell>
          <table:table-cell office:value-type="float" office:value="815" calcext:value-type="float">
            <text:p>815</text:p>
          </table:table-cell>
          <table:table-cell table:number-columns-repeated="2" office:value-type="float" office:value="1.80858895705521" calcext:value-type="float">
            <text:p>1.808588957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sMarriedTo&gt; <text:s/>?a <text:s text:c="2"/>=&gt; ?a <text:s/>&lt;hasChild&gt; <text:s/>?b</text:p>
          </table:table-cell>
          <table:table-cell office:value-type="float" office:value="0.00042869" calcext:value-type="float">
            <text:p>0.00042869</text:p>
          </table:table-cell>
          <table:table-cell office:value-type="float" office:value="0.00730994" calcext:value-type="float">
            <text:p>0.00730994</text:p>
          </table:table-cell>
          <table:table-cell office:value-type="float" office:value="0.0119976" calcext:value-type="float">
            <text:p>0.0119976</text:p>
          </table:table-cell>
          <table:table-cell office:value-type="float" office:value="0.02560819" calcext:value-type="float">
            <text:p>0.02560819</text:p>
          </table:table-cell>
          <table:table-cell office:value-type="float" office:value="0.5314937" calcext:value-type="float">
            <text:p>0.5314937</text:p>
          </table:table-cell>
          <table:table-cell office:value-type="float" office:value="0.01361059" calcext:value-type="float">
            <text:p>0.01361059</text:p>
          </table:table-cell>
          <table:table-cell office:value-type="float" office:value="0.00637665" calcext:value-type="float">
            <text:p>0.00637665</text:p>
          </table:table-cell>
          <table:table-cell office:value-type="float" office:value="20" calcext:value-type="float">
            <text:p>20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float" office:value="10.629874025195" calcext:value-type="float">
            <text:p>10.629874025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092168" calcext:value-type="float">
            <text:p>0.00092168</text:p>
          </table:table-cell>
          <table:table-cell office:value-type="float" office:value="0.1442953" calcext:value-type="float">
            <text:p>0.1442953</text:p>
          </table:table-cell>
          <table:table-cell office:value-type="float" office:value="0.00646228" calcext:value-type="float">
            <text:p>0.00646228</text:p>
          </table:table-cell>
          <table:table-cell office:value-type="float" office:value="0.02541371" calcext:value-type="float">
            <text:p>0.02541371</text:p>
          </table:table-cell>
          <table:table-cell office:value-type="float" office:value="0.74571686" calcext:value-type="float">
            <text:p>0.74571686</text:p>
          </table:table-cell>
          <table:table-cell office:value-type="float" office:value="0.01895143" calcext:value-type="float">
            <text:p>0.01895143</text:p>
          </table:table-cell>
          <table:table-cell office:value-type="float" office:value="0.00481903" calcext:value-type="float">
            <text:p>0.00481903</text:p>
          </table:table-cell>
          <table:table-cell office:value-type="float" office:value="43" calcext:value-type="float">
            <text:p>43</text:p>
          </table:table-cell>
          <table:table-cell office:value-type="float" office:value="6654" calcext:value-type="float">
            <text:p>6654</text:p>
          </table:table-cell>
          <table:table-cell table:number-columns-repeated="2" office:value-type="float" office:value="32.0658250676285" calcext:value-type="float">
            <text:p>32.065825067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wasBornIn&gt; <text:s/>?b <text:s text:c="2"/>=&gt; ?a <text:s/>&lt;wasBorn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109529" calcext:value-type="float">
            <text:p>0.00109529</text:p>
          </table:table-cell>
          <table:table-cell office:value-type="float" office:value="0.00873362" calcext:value-type="float">
            <text:p>0.00873362</text:p>
          </table:table-cell>
          <table:table-cell office:value-type="float" office:value="0.025" calcext:value-type="float">
            <text:p>0.025</text:p>
          </table:table-cell>
          <table:table-cell office:value-type="float" office:value="0.65065502" calcext:value-type="float">
            <text:p>0.65065502</text:p>
          </table:table-cell>
          <table:table-cell office:value-type="float" office:value="0.01626638" calcext:value-type="float">
            <text:p>0.01626638</text:p>
          </table:table-cell>
          <table:table-cell office:value-type="float" office:value="0.00568258" calcext:value-type="float">
            <text:p>0.00568258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1.30131004366812" calcext:value-type="float">
            <text:p>1.301310043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PoliticianOf&gt; <text:s/>?f <text:s/>?b <text:s/>&lt;isLocatedIn&gt; <text:s/>?f <text:s text:c="2"/>=&gt; ?a <text:s/>&lt;wasBornIn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060241" calcext:value-type="float">
            <text:p>0.0060241</text:p>
          </table:table-cell>
          <table:table-cell office:value-type="float" office:value="0.01235955" calcext:value-type="float">
            <text:p>0.01235955</text:p>
          </table:table-cell>
          <table:table-cell office:value-type="float" office:value="0.0246085" calcext:value-type="float">
            <text:p>0.0246085</text:p>
          </table:table-cell>
          <table:table-cell office:value-type="float" office:value="0.49775281" calcext:value-type="float">
            <text:p>0.49775281</text:p>
          </table:table-cell>
          <table:table-cell office:value-type="float" office:value="0.01224895" calcext:value-type="float">
            <text:p>0.01224895</text:p>
          </table:table-cell>
          <table:table-cell office:value-type="float" office:value="0.006152" calcext:value-type="float">
            <text:p>0.006152</text:p>
          </table:table-cell>
          <table:table-cell office:value-type="float" office:value="11" calcext:value-type="float">
            <text:p>11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5.47528089887641" calcext:value-type="float">
            <text:p>5.475280898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isMarriedTo&gt; <text:s/>?b <text:s text:c="2"/>=&gt; ?a <text:s/>&lt;hasChild&gt; <text:s/>?b</text:p>
          </table:table-cell>
          <table:table-cell office:value-type="float" office:value="0.00032152" calcext:value-type="float">
            <text:p>0.00032152</text:p>
          </table:table-cell>
          <table:table-cell office:value-type="float" office:value="0.00548246" calcext:value-type="float">
            <text:p>0.00548246</text:p>
          </table:table-cell>
          <table:table-cell office:value-type="float" office:value="0.01202887" calcext:value-type="float">
            <text:p>0.01202887</text:p>
          </table:table-cell>
          <table:table-cell office:value-type="float" office:value="0.02325581" calcext:value-type="float">
            <text:p>0.02325581</text:p>
          </table:table-cell>
          <table:table-cell office:value-type="float" office:value="0.48275862" calcext:value-type="float">
            <text:p>0.48275862</text:p>
          </table:table-cell>
          <table:table-cell office:value-type="float" office:value="0.01122694" calcext:value-type="float">
            <text:p>0.01122694</text:p>
          </table:table-cell>
          <table:table-cell office:value-type="float" office:value="0.00580704" calcext:value-type="float">
            <text:p>0.00580704</text:p>
          </table:table-cell>
          <table:table-cell office:value-type="float" office:value="15" calcext:value-type="float">
            <text:p>15</text:p>
          </table:table-cell>
          <table:table-cell office:value-type="float" office:value="1247" calcext:value-type="float">
            <text:p>1247</text:p>
          </table:table-cell>
          <table:table-cell table:number-columns-repeated="2" office:value-type="float" office:value="7.24137931034483" calcext:value-type="float">
            <text:p>7.241379310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hild&gt; <text:s/>?f <text:s/>?b <text:s/>&lt;isMarriedTo&gt; <text:s/>?f <text:s text:c="2"/>=&gt; ?a <text:s/>&lt;hasChild&gt; <text:s/>?b</text:p>
          </table:table-cell>
          <table:table-cell office:value-type="float" office:value="0.00032152" calcext:value-type="float">
            <text:p>0.00032152</text:p>
          </table:table-cell>
          <table:table-cell office:value-type="float" office:value="0.00548246" calcext:value-type="float">
            <text:p>0.00548246</text:p>
          </table:table-cell>
          <table:table-cell office:value-type="float" office:value="0.0129199" calcext:value-type="float">
            <text:p>0.0129199</text:p>
          </table:table-cell>
          <table:table-cell office:value-type="float" office:value="0.02307692" calcext:value-type="float">
            <text:p>0.02307692</text:p>
          </table:table-cell>
          <table:table-cell office:value-type="float" office:value="0.44013781" calcext:value-type="float">
            <text:p>0.44013781</text:p>
          </table:table-cell>
          <table:table-cell office:value-type="float" office:value="0.01015703" calcext:value-type="float">
            <text:p>0.01015703</text:p>
          </table:table-cell>
          <table:table-cell office:value-type="float" office:value="0.00568654" calcext:value-type="float">
            <text:p>0.00568654</text:p>
          </table:table-cell>
          <table:table-cell office:value-type="float" office:value="15" calcext:value-type="float">
            <text:p>15</text:p>
          </table:table-cell>
          <table:table-cell office:value-type="float" office:value="1161" calcext:value-type="float">
            <text:p>1161</text:p>
          </table:table-cell>
          <table:table-cell table:number-columns-repeated="2" office:value-type="float" office:value="6.60206718346253" calcext:value-type="float">
            <text:p>6.602067183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1493977" calcext:value-type="float">
            <text:p>0.01493977</text:p>
          </table:table-cell>
          <table:table-cell office:value-type="float" office:value="0.10856698" calcext:value-type="float">
            <text:p>0.10856698</text:p>
          </table:table-cell>
          <table:table-cell table:number-columns-repeated="2" office:value-type="float" office:value="0.02176221" calcext:value-type="float">
            <text:p>0.021762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176221" calcext:value-type="float">
            <text:p>0.02176221</text:p>
          </table:table-cell>
          <table:table-cell office:value-type="float" office:value="697" calcext:value-type="float">
            <text:p>697</text:p>
          </table:table-cell>
          <table:table-cell office:value-type="float" office:value="32028" calcext:value-type="float">
            <text:p>32028</text:p>
          </table:table-cell>
          <table:table-cell table:number-columns-repeated="2" office:value-type="float" office:value="697" calcext:value-type="float">
            <text:p>69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hasAcademicAdvisor&gt; <text:s/>?a <text:s/>?e <text:s/>&lt;hasAcademicAdvisor&gt; <text:s/>?b <text:s text:c="2"/>=&gt; ?a <text:s/>&lt;hasAcademicAdvisor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2272727" calcext:value-type="float">
            <text:p>0.02272727</text:p>
          </table:table-cell>
          <table:table-cell table:number-columns-repeated="2" office:value-type="float" office:value="0.02054795" calcext:value-type="float">
            <text:p>0.020547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054795" calcext:value-type="float">
            <text:p>0.02054795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actedIn&gt; <text:s/>?b <text:s text:c="2"/>=&gt; ?a <text:s/>&lt;actedIn&gt; <text:s/>?b</text:p>
          </table:table-cell>
          <table:table-cell office:value-type="float" office:value="0.00115746" calcext:value-type="float">
            <text:p>0.00115746</text:p>
          </table:table-cell>
          <table:table-cell office:value-type="float" office:value="0.01097784" calcext:value-type="float">
            <text:p>0.01097784</text:p>
          </table:table-cell>
          <table:table-cell table:number-columns-repeated="2" office:value-type="float" office:value="0.02023988" calcext:value-type="float">
            <text:p>0.020239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023988" calcext:value-type="float">
            <text:p>0.02023988</text:p>
          </table:table-cell>
          <table:table-cell office:value-type="float" office:value="54" calcext:value-type="float">
            <text:p>54</text:p>
          </table:table-cell>
          <table:table-cell office:value-type="float" office:value="2668" calcext:value-type="float">
            <text:p>2668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19291" calcext:value-type="float">
            <text:p>0.00019291</text:p>
          </table:table-cell>
          <table:table-cell office:value-type="float" office:value="0.00319829" calcext:value-type="float">
            <text:p>0.00319829</text:p>
          </table:table-cell>
          <table:table-cell office:value-type="float" office:value="0.0007978" calcext:value-type="float">
            <text:p>0.0007978</text:p>
          </table:table-cell>
          <table:table-cell office:value-type="float" office:value="0.01851852" calcext:value-type="float">
            <text:p>0.01851852</text:p>
          </table:table-cell>
          <table:table-cell office:value-type="float" office:value="0.95691871" calcext:value-type="float">
            <text:p>0.95691871</text:p>
          </table:table-cell>
          <table:table-cell office:value-type="float" office:value="0.01772072" calcext:value-type="float">
            <text:p>0.01772072</text:p>
          </table:table-cell>
          <table:table-cell office:value-type="float" office:value="0.00076343" calcext:value-type="float">
            <text:p>0.00076343</text:p>
          </table:table-cell>
          <table:table-cell office:value-type="float" office:value="9" calcext:value-type="float">
            <text:p>9</text:p>
          </table:table-cell>
          <table:table-cell office:value-type="float" office:value="11281" calcext:value-type="float">
            <text:p>11281</text:p>
          </table:table-cell>
          <table:table-cell table:number-columns-repeated="2" office:value-type="float" office:value="8.61226841592058" calcext:value-type="float">
            <text:p>8.612268415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036438" calcext:value-type="float">
            <text:p>0.00036438</text:p>
          </table:table-cell>
          <table:table-cell office:value-type="float" office:value="0.00621345" calcext:value-type="float">
            <text:p>0.00621345</text:p>
          </table:table-cell>
          <table:table-cell office:value-type="float" office:value="0.00271652" calcext:value-type="float">
            <text:p>0.00271652</text:p>
          </table:table-cell>
          <table:table-cell office:value-type="float" office:value="0.01849837" calcext:value-type="float">
            <text:p>0.01849837</text:p>
          </table:table-cell>
          <table:table-cell office:value-type="float" office:value="0.85314797" calcext:value-type="float">
            <text:p>0.85314797</text:p>
          </table:table-cell>
          <table:table-cell office:value-type="float" office:value="0.01578184" calcext:value-type="float">
            <text:p>0.01578184</text:p>
          </table:table-cell>
          <table:table-cell office:value-type="float" office:value="0.0023176" calcext:value-type="float">
            <text:p>0.0023176</text:p>
          </table:table-cell>
          <table:table-cell office:value-type="float" office:value="17" calcext:value-type="float">
            <text:p>17</text:p>
          </table:table-cell>
          <table:table-cell office:value-type="float" office:value="6258" calcext:value-type="float">
            <text:p>6258</text:p>
          </table:table-cell>
          <table:table-cell table:number-columns-repeated="2" office:value-type="float" office:value="14.5035155001598" calcext:value-type="float">
            <text:p>14.503515500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hasChild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73099" calcext:value-type="float">
            <text:p>0.00073099</text:p>
          </table:table-cell>
          <table:table-cell office:value-type="float" office:value="0.00011952" calcext:value-type="float">
            <text:p>0.00011952</text:p>
          </table:table-cell>
          <table:table-cell office:value-type="float" office:value="0.01834862" calcext:value-type="float">
            <text:p>0.01834862</text:p>
          </table:table-cell>
          <table:table-cell office:value-type="float" office:value="0.99348632" calcext:value-type="float">
            <text:p>0.99348632</text:p>
          </table:table-cell>
          <table:table-cell office:value-type="float" office:value="0.01822911" calcext:value-type="float">
            <text:p>0.01822911</text:p>
          </table:table-cell>
          <table:table-cell office:value-type="float" office:value="0.00011874" calcext:value-type="float">
            <text:p>0.00011874</text:p>
          </table:table-cell>
          <table:table-cell office:value-type="float" office:value="2" calcext:value-type="float">
            <text:p>2</text:p>
          </table:table-cell>
          <table:table-cell office:value-type="float" office:value="16734" calcext:value-type="float">
            <text:p>16734</text:p>
          </table:table-cell>
          <table:table-cell table:number-columns-repeated="2" office:value-type="float" office:value="1.98697263057249" calcext:value-type="float">
            <text:p>1.986972630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actedIn&gt; <text:s/>?b <text:s text:c="2"/>=&gt; ?a <text:s/>&lt;actedIn&gt; <text:s/>?b</text:p>
          </table:table-cell>
          <table:table-cell office:value-type="float" office:value="0.00115746" calcext:value-type="float">
            <text:p>0.00115746</text:p>
          </table:table-cell>
          <table:table-cell office:value-type="float" office:value="0.01097784" calcext:value-type="float">
            <text:p>0.01097784</text:p>
          </table:table-cell>
          <table:table-cell table:number-columns-repeated="2" office:value-type="float" office:value="0.01760678" calcext:value-type="float">
            <text:p>0.017606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760678" calcext:value-type="float">
            <text:p>0.01760678</text:p>
          </table:table-cell>
          <table:table-cell office:value-type="float" office:value="54" calcext:value-type="float">
            <text:p>54</text:p>
          </table:table-cell>
          <table:table-cell office:value-type="float" office:value="3067" calcext:value-type="float">
            <text:p>3067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isLocatedIn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01052" calcext:value-type="float">
            <text:p>0.001052</text:p>
          </table:table-cell>
          <table:table-cell office:value-type="float" office:value="0.00097087" calcext:value-type="float">
            <text:p>0.00097087</text:p>
          </table:table-cell>
          <table:table-cell office:value-type="float" office:value="0.01627907" calcext:value-type="float">
            <text:p>0.01627907</text:p>
          </table:table-cell>
          <table:table-cell office:value-type="float" office:value="0.94036061" calcext:value-type="float">
            <text:p>0.94036061</text:p>
          </table:table-cell>
          <table:table-cell office:value-type="float" office:value="0.0153082" calcext:value-type="float">
            <text:p>0.0153082</text:p>
          </table:table-cell>
          <table:table-cell office:value-type="float" office:value="0.00091297" calcext:value-type="float">
            <text:p>0.00091297</text:p>
          </table:table-cell>
          <table:table-cell office:value-type="float" office:value="7" calcext:value-type="float">
            <text:p>7</text:p>
          </table:table-cell>
          <table:table-cell office:value-type="float" office:value="7210" calcext:value-type="float">
            <text:p>7210</text:p>
          </table:table-cell>
          <table:table-cell table:number-columns-repeated="2" office:value-type="float" office:value="6.58252427184466" calcext:value-type="float">
            <text:p>6.582524271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51443" calcext:value-type="float">
            <text:p>0.00051443</text:p>
          </table:table-cell>
          <table:table-cell office:value-type="float" office:value="0.00877193" calcext:value-type="float">
            <text:p>0.00877193</text:p>
          </table:table-cell>
          <table:table-cell office:value-type="float" office:value="0.00174596" calcext:value-type="float">
            <text:p>0.00174596</text:p>
          </table:table-cell>
          <table:table-cell office:value-type="float" office:value="0.0156658" calcext:value-type="float">
            <text:p>0.0156658</text:p>
          </table:table-cell>
          <table:table-cell office:value-type="float" office:value="0.8885494" calcext:value-type="float">
            <text:p>0.8885494</text:p>
          </table:table-cell>
          <table:table-cell office:value-type="float" office:value="0.01391983" calcext:value-type="float">
            <text:p>0.01391983</text:p>
          </table:table-cell>
          <table:table-cell office:value-type="float" office:value="0.00155137" calcext:value-type="float">
            <text:p>0.00155137</text:p>
          </table:table-cell>
          <table:table-cell office:value-type="float" office:value="24" calcext:value-type="float">
            <text:p>24</text:p>
          </table:table-cell>
          <table:table-cell office:value-type="float" office:value="13746" calcext:value-type="float">
            <text:p>13746</text:p>
          </table:table-cell>
          <table:table-cell table:number-columns-repeated="2" office:value-type="float" office:value="21.3251855085116" calcext:value-type="float">
            <text:p>21.325185508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diedIn&gt; <text:s/>?f <text:s text:c="2"/>=&gt; ?a <text:s/>&lt;influences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177683" calcext:value-type="float">
            <text:p>0.00177683</text:p>
          </table:table-cell>
          <table:table-cell office:value-type="float" office:value="0.00079898" calcext:value-type="float">
            <text:p>0.00079898</text:p>
          </table:table-cell>
          <table:table-cell office:value-type="float" office:value="0.01552795" calcext:value-type="float">
            <text:p>0.01552795</text:p>
          </table:table-cell>
          <table:table-cell office:value-type="float" office:value="0.94854586" calcext:value-type="float">
            <text:p>0.94854586</text:p>
          </table:table-cell>
          <table:table-cell office:value-type="float" office:value="0.01472897" calcext:value-type="float">
            <text:p>0.01472897</text:p>
          </table:table-cell>
          <table:table-cell office:value-type="float" office:value="0.00075787" calcext:value-type="float">
            <text:p>0.00075787</text:p>
          </table:table-cell>
          <table:table-cell office:value-type="float" office:value="5" calcext:value-type="float">
            <text:p>5</text:p>
          </table:table-cell>
          <table:table-cell office:value-type="float" office:value="6258" calcext:value-type="float">
            <text:p>6258</text:p>
          </table:table-cell>
          <table:table-cell table:number-columns-repeated="2" office:value-type="float" office:value="4.7427293064877" calcext:value-type="float">
            <text:p>4.742729306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actedIn&gt; <text:s/>?b <text:s text:c="2"/>=&gt; ?a <text:s/>&lt;actedIn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101647" calcext:value-type="float">
            <text:p>0.00101647</text:p>
          </table:table-cell>
          <table:table-cell table:number-columns-repeated="2" office:value-type="float" office:value="0.01466276" calcext:value-type="float">
            <text:p>0.014662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466276" calcext:value-type="float">
            <text:p>0.01466276</text:p>
          </table:table-cell>
          <table:table-cell office:value-type="float" office:value="5" calcext:value-type="float">
            <text:p>5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3448276" calcext:value-type="float">
            <text:p>0.03448276</text:p>
          </table:table-cell>
          <table:table-cell table:number-columns-repeated="2" office:value-type="float" office:value="0.01438849" calcext:value-type="float">
            <text:p>0.014388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438849" calcext:value-type="float">
            <text:p>0.01438849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LocatedIn&gt; <text:s/>?f <text:s/>?b <text:s/>&lt;isLocatedIn&gt; <text:s/>?f <text:s text:c="2"/>=&gt; ?a <text:s/>&lt;hasCapital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671141" calcext:value-type="float">
            <text:p>0.00671141</text:p>
          </table:table-cell>
          <table:table-cell office:value-type="float" office:value="0.00001404" calcext:value-type="float">
            <text:p>0.00001404</text:p>
          </table:table-cell>
          <table:table-cell office:value-type="float" office:value="0.01333333" calcext:value-type="float">
            <text:p>0.01333333</text:p>
          </table:table-cell>
          <table:table-cell office:value-type="float" office:value="0.99894731" calcext:value-type="float">
            <text:p>0.99894731</text:p>
          </table:table-cell>
          <table:table-cell office:value-type="float" office:value="0.0133193" calcext:value-type="float">
            <text:p>0.0133193</text:p>
          </table:table-cell>
          <table:table-cell office:value-type="float" office:value="0.00001402" calcext:value-type="float">
            <text:p>0.00001402</text:p>
          </table:table-cell>
          <table:table-cell office:value-type="float" office:value="2" calcext:value-type="float">
            <text:p>2</text:p>
          </table:table-cell>
          <table:table-cell office:value-type="float" office:value="142492" calcext:value-type="float">
            <text:p>142492</text:p>
          </table:table-cell>
          <table:table-cell table:number-columns-repeated="2" office:value-type="float" office:value="1.99789461864526" calcext:value-type="float">
            <text:p>1.997894618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017148" calcext:value-type="float">
            <text:p>0.00017148</text:p>
          </table:table-cell>
          <table:table-cell office:value-type="float" office:value="0.00284293" calcext:value-type="float">
            <text:p>0.00284293</text:p>
          </table:table-cell>
          <table:table-cell office:value-type="float" office:value="0.00047807" calcext:value-type="float">
            <text:p>0.00047807</text:p>
          </table:table-cell>
          <table:table-cell office:value-type="float" office:value="0.0127186" calcext:value-type="float">
            <text:p>0.0127186</text:p>
          </table:table-cell>
          <table:table-cell office:value-type="float" office:value="0.96241186" calcext:value-type="float">
            <text:p>0.96241186</text:p>
          </table:table-cell>
          <table:table-cell office:value-type="float" office:value="0.01224053" calcext:value-type="float">
            <text:p>0.01224053</text:p>
          </table:table-cell>
          <table:table-cell office:value-type="float" office:value="0.0004601" calcext:value-type="float">
            <text:p>0.0004601</text:p>
          </table:table-cell>
          <table:table-cell office:value-type="float" office:value="8" calcext:value-type="float">
            <text:p>8</text:p>
          </table:table-cell>
          <table:table-cell office:value-type="float" office:value="16734" calcext:value-type="float">
            <text:p>16734</text:p>
          </table:table-cell>
          <table:table-cell table:number-columns-repeated="2" office:value-type="float" office:value="7.6992948488108" calcext:value-type="float">
            <text:p>7.699294848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hasChild&gt; <text:s/>?a <text:s text:c="2"/>=&gt; ?a <text:s/>&lt;isMarriedTo&gt; <text:s/>?b</text:p>
          </table:table-cell>
          <table:table-cell office:value-type="float" office:value="0.00042869" calcext:value-type="float">
            <text:p>0.00042869</text:p>
          </table:table-cell>
          <table:table-cell office:value-type="float" office:value="0.0119976" calcext:value-type="float">
            <text:p>0.0119976</text:p>
          </table:table-cell>
          <table:table-cell office:value-type="float" office:value="0.00730994" calcext:value-type="float">
            <text:p>0.00730994</text:p>
          </table:table-cell>
          <table:table-cell office:value-type="float" office:value="0.01231527" calcext:value-type="float">
            <text:p>0.01231527</text:p>
          </table:table-cell>
          <table:table-cell office:value-type="float" office:value="0.40643275" calcext:value-type="float">
            <text:p>0.40643275</text:p>
          </table:table-cell>
          <table:table-cell office:value-type="float" office:value="0.00500533" calcext:value-type="float">
            <text:p>0.00500533</text:p>
          </table:table-cell>
          <table:table-cell office:value-type="float" office:value="0.002971" calcext:value-type="float">
            <text:p>0.002971</text:p>
          </table:table-cell>
          <table:table-cell office:value-type="float" office:value="20" calcext:value-type="float">
            <text:p>20</text:p>
          </table:table-cell>
          <table:table-cell office:value-type="float" office:value="2736" calcext:value-type="float">
            <text:p>2736</text:p>
          </table:table-cell>
          <table:table-cell table:number-columns-repeated="2" office:value-type="float" office:value="8.12865497076023" calcext:value-type="float">
            <text:p>8.128654970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47156" calcext:value-type="float">
            <text:p>0.00047156</text:p>
          </table:table-cell>
          <table:table-cell office:value-type="float" office:value="0.02898551" calcext:value-type="float">
            <text:p>0.02898551</text:p>
          </table:table-cell>
          <table:table-cell office:value-type="float" office:value="0.00305132" calcext:value-type="float">
            <text:p>0.00305132</text:p>
          </table:table-cell>
          <table:table-cell office:value-type="float" office:value="0.01208127" calcext:value-type="float">
            <text:p>0.01208127</text:p>
          </table:table-cell>
          <table:table-cell office:value-type="float" office:value="0.74743412" calcext:value-type="float">
            <text:p>0.74743412</text:p>
          </table:table-cell>
          <table:table-cell office:value-type="float" office:value="0.00902996" calcext:value-type="float">
            <text:p>0.00902996</text:p>
          </table:table-cell>
          <table:table-cell office:value-type="float" office:value="0.00228066" calcext:value-type="float">
            <text:p>0.00228066</text:p>
          </table:table-cell>
          <table:table-cell office:value-type="float" office:value="22" calcext:value-type="float">
            <text:p>22</text:p>
          </table:table-cell>
          <table:table-cell office:value-type="float" office:value="7210" calcext:value-type="float">
            <text:p>7210</text:p>
          </table:table-cell>
          <table:table-cell table:number-columns-repeated="2" office:value-type="float" office:value="16.4435506241332" calcext:value-type="float">
            <text:p>16.443550624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06216" calcext:value-type="float">
            <text:p>0.0006216</text:p>
          </table:table-cell>
          <table:table-cell office:value-type="float" office:value="0.01588171" calcext:value-type="float">
            <text:p>0.01588171</text:p>
          </table:table-cell>
          <table:table-cell office:value-type="float" office:value="0.00402219" calcext:value-type="float">
            <text:p>0.00402219</text:p>
          </table:table-cell>
          <table:table-cell office:value-type="float" office:value="0.01149881" calcext:value-type="float">
            <text:p>0.01149881</text:p>
          </table:table-cell>
          <table:table-cell office:value-type="float" office:value="0.65020804" calcext:value-type="float">
            <text:p>0.65020804</text:p>
          </table:table-cell>
          <table:table-cell office:value-type="float" office:value="0.00747662" calcext:value-type="float">
            <text:p>0.00747662</text:p>
          </table:table-cell>
          <table:table-cell office:value-type="float" office:value="0.00261526" calcext:value-type="float">
            <text:p>0.00261526</text:p>
          </table:table-cell>
          <table:table-cell office:value-type="float" office:value="29" calcext:value-type="float">
            <text:p>29</text:p>
          </table:table-cell>
          <table:table-cell office:value-type="float" office:value="7210" calcext:value-type="float">
            <text:p>7210</text:p>
          </table:table-cell>
          <table:table-cell table:number-columns-repeated="2" office:value-type="float" office:value="18.8560332871013" calcext:value-type="float">
            <text:p>18.856033287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isLocatedIn&gt; <text:s/>?f <text:s text:c="2"/>=&gt; ?a <text:s/>&lt;worksAt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2083333" calcext:value-type="float">
            <text:p>0.02083333</text:p>
          </table:table-cell>
          <table:table-cell office:value-type="float" office:value="0.00045015" calcext:value-type="float">
            <text:p>0.00045015</text:p>
          </table:table-cell>
          <table:table-cell office:value-type="float" office:value="0.01149425" calcext:value-type="float">
            <text:p>0.01149425</text:p>
          </table:table-cell>
          <table:table-cell office:value-type="float" office:value="0.96083727" calcext:value-type="float">
            <text:p>0.96083727</text:p>
          </table:table-cell>
          <table:table-cell office:value-type="float" office:value="0.01104411" calcext:value-type="float">
            <text:p>0.01104411</text:p>
          </table:table-cell>
          <table:table-cell office:value-type="float" office:value="0.00043252" calcext:value-type="float">
            <text:p>0.00043252</text:p>
          </table:table-cell>
          <table:table-cell office:value-type="float" office:value="2" calcext:value-type="float">
            <text:p>2</text:p>
          </table:table-cell>
          <table:table-cell office:value-type="float" office:value="4443" calcext:value-type="float">
            <text:p>4443</text:p>
          </table:table-cell>
          <table:table-cell table:number-columns-repeated="2" office:value-type="float" office:value="1.92167454422687" calcext:value-type="float">
            <text:p>1.921674544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influences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0661" calcext:value-type="float">
            <text:p>0.0010661</text:p>
          </table:table-cell>
          <table:table-cell office:value-type="float" office:value="0.0006084" calcext:value-type="float">
            <text:p>0.0006084</text:p>
          </table:table-cell>
          <table:table-cell office:value-type="float" office:value="0.01056338" calcext:value-type="float">
            <text:p>0.01056338</text:p>
          </table:table-cell>
          <table:table-cell office:value-type="float" office:value="0.94240519" calcext:value-type="float">
            <text:p>0.94240519</text:p>
          </table:table-cell>
          <table:table-cell office:value-type="float" office:value="0.00995498" calcext:value-type="float">
            <text:p>0.00995498</text:p>
          </table:table-cell>
          <table:table-cell office:value-type="float" office:value="0.00057336" calcext:value-type="float">
            <text:p>0.00057336</text:p>
          </table:table-cell>
          <table:table-cell office:value-type="float" office:value="3" calcext:value-type="float">
            <text:p>3</text:p>
          </table:table-cell>
          <table:table-cell office:value-type="float" office:value="4931" calcext:value-type="float">
            <text:p>4931</text:p>
          </table:table-cell>
          <table:table-cell table:number-columns-repeated="2" office:value-type="float" office:value="2.82721557493409" calcext:value-type="float">
            <text:p>2.827215574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hild&gt; <text:s/>?f <text:s/>?b <text:s/>&lt;hasChild&gt; <text:s/>?f <text:s text:c="2"/>=&gt; ?a <text:s/>&lt;hasChild&gt; <text:s/>?b</text:p>
          </table:table-cell>
          <table:table-cell office:value-type="float" office:value="0.00025721" calcext:value-type="float">
            <text:p>0.00025721</text:p>
          </table:table-cell>
          <table:table-cell office:value-type="float" office:value="0.00438596" calcext:value-type="float">
            <text:p>0.00438596</text:p>
          </table:table-cell>
          <table:table-cell office:value-type="float" office:value="0.00512601" calcext:value-type="float">
            <text:p>0.00512601</text:p>
          </table:table-cell>
          <table:table-cell office:value-type="float" office:value="0.01055409" calcext:value-type="float">
            <text:p>0.01055409</text:p>
          </table:table-cell>
          <table:table-cell office:value-type="float" office:value="0.51431012" calcext:value-type="float">
            <text:p>0.51431012</text:p>
          </table:table-cell>
          <table:table-cell office:value-type="float" office:value="0.00542808" calcext:value-type="float">
            <text:p>0.00542808</text:p>
          </table:table-cell>
          <table:table-cell office:value-type="float" office:value="0.00263636" calcext:value-type="float">
            <text:p>0.00263636</text:p>
          </table:table-cell>
          <table:table-cell office:value-type="float" office:value="12" calcext:value-type="float">
            <text:p>12</text:p>
          </table:table-cell>
          <table:table-cell office:value-type="float" office:value="2341" calcext:value-type="float">
            <text:p>2341</text:p>
          </table:table-cell>
          <table:table-cell table:number-columns-repeated="2" office:value-type="float" office:value="6.17172148654421" calcext:value-type="float">
            <text:p>6.171721486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 text:c="2"/>=&gt; ?a <text:s/>&lt;hasChild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09649" calcext:value-type="float">
            <text:p>0.00109649</text:p>
          </table:table-cell>
          <table:table-cell office:value-type="float" office:value="0.00026593" calcext:value-type="float">
            <text:p>0.00026593</text:p>
          </table:table-cell>
          <table:table-cell office:value-type="float" office:value="0.01027397" calcext:value-type="float">
            <text:p>0.01027397</text:p>
          </table:table-cell>
          <table:table-cell office:value-type="float" office:value="0.97411577" calcext:value-type="float">
            <text:p>0.97411577</text:p>
          </table:table-cell>
          <table:table-cell office:value-type="float" office:value="0.01000804" calcext:value-type="float">
            <text:p>0.01000804</text:p>
          </table:table-cell>
          <table:table-cell office:value-type="float" office:value="0.00025905" calcext:value-type="float">
            <text:p>0.00025905</text:p>
          </table:table-cell>
          <table:table-cell office:value-type="float" office:value="3" calcext:value-type="float">
            <text:p>3</text:p>
          </table:table-cell>
          <table:table-cell office:value-type="float" office:value="11281" calcext:value-type="float">
            <text:p>11281</text:p>
          </table:table-cell>
          <table:table-cell table:number-columns-repeated="2" office:value-type="float" office:value="2.92234730963567" calcext:value-type="float">
            <text:p>2.922347309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17148" calcext:value-type="float">
            <text:p>0.00017148</text:p>
          </table:table-cell>
          <table:table-cell office:value-type="float" office:value="0.00292398" calcext:value-type="float">
            <text:p>0.00292398</text:p>
          </table:table-cell>
          <table:table-cell office:value-type="float" office:value="0.00162239" calcext:value-type="float">
            <text:p>0.00162239</text:p>
          </table:table-cell>
          <table:table-cell office:value-type="float" office:value="0.00992556" calcext:value-type="float">
            <text:p>0.00992556</text:p>
          </table:table-cell>
          <table:table-cell office:value-type="float" office:value="0.83654431" calcext:value-type="float">
            <text:p>0.83654431</text:p>
          </table:table-cell>
          <table:table-cell office:value-type="float" office:value="0.00830317" calcext:value-type="float">
            <text:p>0.00830317</text:p>
          </table:table-cell>
          <table:table-cell office:value-type="float" office:value="0.0013572" calcext:value-type="float">
            <text:p>0.0013572</text:p>
          </table:table-cell>
          <table:table-cell office:value-type="float" office:value="8" calcext:value-type="float">
            <text:p>8</text:p>
          </table:table-cell>
          <table:table-cell office:value-type="float" office:value="4931" calcext:value-type="float">
            <text:p>4931</text:p>
          </table:table-cell>
          <table:table-cell table:number-columns-repeated="2" office:value-type="float" office:value="6.69235449198945" calcext:value-type="float">
            <text:p>6.69235449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0988125" calcext:value-type="float">
            <text:p>0.00988125</text:p>
          </table:table-cell>
          <table:table-cell office:value-type="float" office:value="0.16382374" calcext:value-type="float">
            <text:p>0.16382374</text:p>
          </table:table-cell>
          <table:table-cell table:number-columns-repeated="2" office:value-type="float" office:value="0.00898688" calcext:value-type="float">
            <text:p>0.008986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898688" calcext:value-type="float">
            <text:p>0.00898688</text:p>
          </table:table-cell>
          <table:table-cell office:value-type="float" office:value="461" calcext:value-type="float">
            <text:p>461</text:p>
          </table:table-cell>
          <table:table-cell office:value-type="float" office:value="51297" calcext:value-type="float">
            <text:p>51297</text:p>
          </table:table-cell>
          <table:table-cell table:number-columns-repeated="2" office:value-type="float" office:value="461" calcext:value-type="float">
            <text:p>46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actedIn&gt; <text:s/>?b <text:s text:c="2"/>=&gt; ?a <text:s/>&lt;actedIn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0142305" calcext:value-type="float">
            <text:p>0.00142305</text:p>
          </table:table-cell>
          <table:table-cell table:number-columns-repeated="2" office:value-type="float" office:value="0.00858896" calcext:value-type="float">
            <text:p>0.008588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858896" calcext:value-type="float">
            <text:p>0.00858896</text:p>
          </table:table-cell>
          <table:table-cell office:value-type="float" office:value="7" calcext:value-type="float">
            <text:p>7</text:p>
          </table:table-cell>
          <table:table-cell office:value-type="float" office:value="815" calcext:value-type="float">
            <text:p>8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hasChild&gt; <text:s/>?a <text:s text:c="2"/>=&gt; ?a <text:s/>&lt;hasChild&gt; <text:s/>?b</text:p>
          </table:table-cell>
          <table:table-cell office:value-type="float" office:value="0.00030008" calcext:value-type="float">
            <text:p>0.00030008</text:p>
          </table:table-cell>
          <table:table-cell table:number-columns-repeated="2" office:value-type="float" office:value="0.00511696" calcext:value-type="float">
            <text:p>0.00511696</text:p>
          </table:table-cell>
          <table:table-cell office:value-type="float" office:value="0.00806916" calcext:value-type="float">
            <text:p>0.00806916</text:p>
          </table:table-cell>
          <table:table-cell office:value-type="float" office:value="0.36586257" calcext:value-type="float">
            <text:p>0.36586257</text:p>
          </table:table-cell>
          <table:table-cell office:value-type="float" office:value="0.00295221" calcext:value-type="float">
            <text:p>0.00295221</text:p>
          </table:table-cell>
          <table:table-cell office:value-type="float" office:value="0.0018721" calcext:value-type="float">
            <text:p>0.0018721</text:p>
          </table:table-cell>
          <table:table-cell office:value-type="float" office:value="14" calcext:value-type="float">
            <text:p>14</text:p>
          </table:table-cell>
          <table:table-cell office:value-type="float" office:value="2736" calcext:value-type="float">
            <text:p>2736</text:p>
          </table:table-cell>
          <table:table-cell table:number-columns-repeated="2" office:value-type="float" office:value="5.12207602339181" calcext:value-type="float">
            <text:p>5.122076023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hasChild&gt; <text:s/>?b <text:s text:c="2"/>=&gt; ?a <text:s/>&lt;isMarriedTo&gt; <text:s/>?b</text:p>
          </table:table-cell>
          <table:table-cell office:value-type="float" office:value="0.00034295" calcext:value-type="float">
            <text:p>0.00034295</text:p>
          </table:table-cell>
          <table:table-cell office:value-type="float" office:value="0.00959808" calcext:value-type="float">
            <text:p>0.00959808</text:p>
          </table:table-cell>
          <table:table-cell office:value-type="float" office:value="0.00163199" calcext:value-type="float">
            <text:p>0.00163199</text:p>
          </table:table-cell>
          <table:table-cell office:value-type="float" office:value="0.007996" calcext:value-type="float">
            <text:p>0.007996</text:p>
          </table:table-cell>
          <table:table-cell office:value-type="float" office:value="0.79589963" calcext:value-type="float">
            <text:p>0.79589963</text:p>
          </table:table-cell>
          <table:table-cell office:value-type="float" office:value="0.00636402" calcext:value-type="float">
            <text:p>0.00636402</text:p>
          </table:table-cell>
          <table:table-cell office:value-type="float" office:value="0.0012989" calcext:value-type="float">
            <text:p>0.0012989</text:p>
          </table:table-cell>
          <table:table-cell office:value-type="float" office:value="16" calcext:value-type="float">
            <text:p>16</text:p>
          </table:table-cell>
          <table:table-cell office:value-type="float" office:value="9804" calcext:value-type="float">
            <text:p>9804</text:p>
          </table:table-cell>
          <table:table-cell table:number-columns-repeated="2" office:value-type="float" office:value="12.734394124847" calcext:value-type="float">
            <text:p>12.734394124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isLocatedIn&gt; <text:s/>?f <text:s text:c="2"/>=&gt; ?a <text:s/>&lt;livesIn&gt; <text:s/>?b</text:p>
          </table:table-cell>
          <table:table-cell office:value-type="float" office:value="0.00070733" calcext:value-type="float">
            <text:p>0.00070733</text:p>
          </table:table-cell>
          <table:table-cell office:value-type="float" office:value="0.06976744" calcext:value-type="float">
            <text:p>0.06976744</text:p>
          </table:table-cell>
          <table:table-cell table:number-columns-repeated="2" office:value-type="float" office:value="0.00742741" calcext:value-type="float">
            <text:p>0.007427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742741" calcext:value-type="float">
            <text:p>0.00742741</text:p>
          </table:table-cell>
          <table:table-cell office:value-type="float" office:value="33" calcext:value-type="float">
            <text:p>33</text:p>
          </table:table-cell>
          <table:table-cell office:value-type="float" office:value="4443" calcext:value-type="float">
            <text:p>444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wasBornIn&gt; <text:s/>?f <text:s text:c="2"/>=&gt; ?a <text:s/>&lt;isMarriedTo&gt; <text:s/>?b</text:p>
          </table:table-cell>
          <table:table-cell office:value-type="float" office:value="0.00015004" calcext:value-type="float">
            <text:p>0.00015004</text:p>
          </table:table-cell>
          <table:table-cell office:value-type="float" office:value="0.00419916" calcext:value-type="float">
            <text:p>0.00419916</text:p>
          </table:table-cell>
          <table:table-cell office:value-type="float" office:value="0.00111857" calcext:value-type="float">
            <text:p>0.00111857</text:p>
          </table:table-cell>
          <table:table-cell office:value-type="float" office:value="0.00736842" calcext:value-type="float">
            <text:p>0.00736842</text:p>
          </table:table-cell>
          <table:table-cell office:value-type="float" office:value="0.84819431" calcext:value-type="float">
            <text:p>0.84819431</text:p>
          </table:table-cell>
          <table:table-cell office:value-type="float" office:value="0.00624985" calcext:value-type="float">
            <text:p>0.00624985</text:p>
          </table:table-cell>
          <table:table-cell office:value-type="float" office:value="0.00094876" calcext:value-type="float">
            <text:p>0.00094876</text:p>
          </table:table-cell>
          <table:table-cell office:value-type="float" office:value="7" calcext:value-type="float">
            <text:p>7</text:p>
          </table:table-cell>
          <table:table-cell office:value-type="float" office:value="6258" calcext:value-type="float">
            <text:p>6258</text:p>
          </table:table-cell>
          <table:table-cell table:number-columns-repeated="2" office:value-type="float" office:value="5.93736017897092" calcext:value-type="float">
            <text:p>5.93736017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1268499" calcext:value-type="float">
            <text:p>0.01268499</text:p>
          </table:table-cell>
          <table:table-cell office:value-type="float" office:value="0.00083218" calcext:value-type="float">
            <text:p>0.00083218</text:p>
          </table:table-cell>
          <table:table-cell office:value-type="float" office:value="0.00716846" calcext:value-type="float">
            <text:p>0.00716846</text:p>
          </table:table-cell>
          <table:table-cell office:value-type="float" office:value="0.88391123" calcext:value-type="float">
            <text:p>0.88391123</text:p>
          </table:table-cell>
          <table:table-cell office:value-type="float" office:value="0.00633628" calcext:value-type="float">
            <text:p>0.00633628</text:p>
          </table:table-cell>
          <table:table-cell office:value-type="float" office:value="0.00073557" calcext:value-type="float">
            <text:p>0.00073557</text:p>
          </table:table-cell>
          <table:table-cell office:value-type="float" office:value="6" calcext:value-type="float">
            <text:p>6</text:p>
          </table:table-cell>
          <table:table-cell office:value-type="float" office:value="7210" calcext:value-type="float">
            <text:p>7210</text:p>
          </table:table-cell>
          <table:table-cell table:number-columns-repeated="2" office:value-type="float" office:value="5.30346740638003" calcext:value-type="float">
            <text:p>5.303467406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influences&gt; <text:s/>?b <text:s text:c="2"/>=&gt; ?a <text:s/>&lt;influences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71073" calcext:value-type="float">
            <text:p>0.00071073</text:p>
          </table:table-cell>
          <table:table-cell table:number-columns-repeated="2" office:value-type="float" office:value="0.00689655" calcext:value-type="float">
            <text:p>0.006896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689655" calcext:value-type="float">
            <text:p>0.00689655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isLocatedIn&gt; <text:s/>?f <text:s text:c="2"/>=&gt; ?a <text:s/>&lt;wasBornIn&gt; <text:s/>?b</text:p>
          </table:table-cell>
          <table:table-cell office:value-type="float" office:value="0.00021434" calcext:value-type="float">
            <text:p>0.00021434</text:p>
          </table:table-cell>
          <table:table-cell office:value-type="float" office:value="0.00547645" calcext:value-type="float">
            <text:p>0.00547645</text:p>
          </table:table-cell>
          <table:table-cell office:value-type="float" office:value="0.00225073" calcext:value-type="float">
            <text:p>0.00225073</text:p>
          </table:table-cell>
          <table:table-cell office:value-type="float" office:value="0.00610874" calcext:value-type="float">
            <text:p>0.00610874</text:p>
          </table:table-cell>
          <table:table-cell office:value-type="float" office:value="0.63155526" calcext:value-type="float">
            <text:p>0.63155526</text:p>
          </table:table-cell>
          <table:table-cell office:value-type="float" office:value="0.003858" calcext:value-type="float">
            <text:p>0.003858</text:p>
          </table:table-cell>
          <table:table-cell office:value-type="float" office:value="0.00142146" calcext:value-type="float">
            <text:p>0.00142146</text:p>
          </table:table-cell>
          <table:table-cell office:value-type="float" office:value="10" calcext:value-type="float">
            <text:p>10</text:p>
          </table:table-cell>
          <table:table-cell office:value-type="float" office:value="4443" calcext:value-type="float">
            <text:p>4443</text:p>
          </table:table-cell>
          <table:table-cell table:number-columns-repeated="2" office:value-type="float" office:value="6.31555255458024" calcext:value-type="float">
            <text:p>6.315552554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f <text:s/>?f <text:s/>&lt;dealsWith&gt; <text:s/>?b <text:s text:c="2"/>=&gt; ?a <text:s/>&lt;lives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422833" calcext:value-type="float">
            <text:p>0.00422833</text:p>
          </table:table-cell>
          <table:table-cell table:number-columns-repeated="2" office:value-type="float" office:value="0.00609756" calcext:value-type="float">
            <text:p>0.006097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609756" calcext:value-type="float">
            <text:p>0.00609756</text:p>
          </table:table-cell>
          <table:table-cell office:value-type="float" office:value="2" calcext:value-type="float">
            <text:p>2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wasBornIn&gt; <text:s/>?f <text:s text:c="2"/>=&gt; ?a <text:s/>&lt;isMarriedTo&gt; <text:s/>?b</text:p>
          </table:table-cell>
          <table:table-cell office:value-type="float" office:value="0.00023578" calcext:value-type="float">
            <text:p>0.00023578</text:p>
          </table:table-cell>
          <table:table-cell office:value-type="float" office:value="0.00659868" calcext:value-type="float">
            <text:p>0.00659868</text:p>
          </table:table-cell>
          <table:table-cell office:value-type="float" office:value="0.00080023" calcext:value-type="float">
            <text:p>0.00080023</text:p>
          </table:table-cell>
          <table:table-cell office:value-type="float" office:value="0.00596529" calcext:value-type="float">
            <text:p>0.00596529</text:p>
          </table:table-cell>
          <table:table-cell office:value-type="float" office:value="0.86585188" calcext:value-type="float">
            <text:p>0.86585188</text:p>
          </table:table-cell>
          <table:table-cell office:value-type="float" office:value="0.00516506" calcext:value-type="float">
            <text:p>0.00516506</text:p>
          </table:table-cell>
          <table:table-cell office:value-type="float" office:value="0.00069288" calcext:value-type="float">
            <text:p>0.00069288</text:p>
          </table:table-cell>
          <table:table-cell office:value-type="float" office:value="11" calcext:value-type="float">
            <text:p>11</text:p>
          </table:table-cell>
          <table:table-cell office:value-type="float" office:value="13746" calcext:value-type="float">
            <text:p>13746</text:p>
          </table:table-cell>
          <table:table-cell table:number-columns-repeated="2" office:value-type="float" office:value="9.52437072602939" calcext:value-type="float">
            <text:p>9.52437072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influences&gt; <text:s/>?b <text:s text:c="2"/>=&gt; ?a <text:s/>&lt;influences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71073" calcext:value-type="float">
            <text:p>0.00071073</text:p>
          </table:table-cell>
          <table:table-cell table:number-columns-repeated="2" office:value-type="float" office:value="0.0058309" calcext:value-type="float">
            <text:p>0.00583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58309" calcext:value-type="float">
            <text:p>0.0058309</text:p>
          </table:table-cell>
          <table:table-cell office:value-type="float" office:value="2" calcext:value-type="float">
            <text:p>2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b <text:s/>&lt;isMarriedTo&gt; <text:s/>?f <text:s text:c="2"/>=&gt; ?a <text:s/>&lt;hasChild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182749" calcext:value-type="float">
            <text:p>0.00182749</text:p>
          </table:table-cell>
          <table:table-cell office:value-type="float" office:value="0.00238322" calcext:value-type="float">
            <text:p>0.00238322</text:p>
          </table:table-cell>
          <table:table-cell office:value-type="float" office:value="0.00577367" calcext:value-type="float">
            <text:p>0.00577367</text:p>
          </table:table-cell>
          <table:table-cell office:value-type="float" office:value="0.58722593" calcext:value-type="float">
            <text:p>0.58722593</text:p>
          </table:table-cell>
          <table:table-cell office:value-type="float" office:value="0.00339045" calcext:value-type="float">
            <text:p>0.00339045</text:p>
          </table:table-cell>
          <table:table-cell office:value-type="float" office:value="0.00139949" calcext:value-type="float">
            <text:p>0.00139949</text:p>
          </table:table-cell>
          <table:table-cell office:value-type="float" office:value="5" calcext:value-type="float">
            <text:p>5</text:p>
          </table:table-cell>
          <table:table-cell office:value-type="float" office:value="2098" calcext:value-type="float">
            <text:p>2098</text:p>
          </table:table-cell>
          <table:table-cell table:number-columns-repeated="2" office:value-type="float" office:value="2.93612964728313" calcext:value-type="float">
            <text:p>2.936129647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hasChild&gt; <text:s/>?b <text:s text:c="2"/>=&gt; ?a <text:s/>&lt;hasChild&gt; <text:s/>?b</text:p>
          </table:table-cell>
          <table:table-cell office:value-type="float" office:value="0.00032152" calcext:value-type="float">
            <text:p>0.00032152</text:p>
          </table:table-cell>
          <table:table-cell office:value-type="float" office:value="0.00548246" calcext:value-type="float">
            <text:p>0.00548246</text:p>
          </table:table-cell>
          <table:table-cell table:number-columns-repeated="2" office:value-type="float" office:value="0.00549652" calcext:value-type="float">
            <text:p>0.005496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549652" calcext:value-type="float">
            <text:p>0.00549652</text:p>
          </table:table-cell>
          <table:table-cell office:value-type="float" office:value="15" calcext:value-type="float">
            <text:p>15</text:p>
          </table:table-cell>
          <table:table-cell office:value-type="float" office:value="2729" calcext:value-type="float">
            <text:p>272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sMarriedTo&gt; <text:s/>?f <text:s/>?f <text:s/>&lt;isMarriedTo&gt; <text:s/>?a <text:s text:c="2"/>=&gt; ?a <text:s/>&lt;hasChild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09649" calcext:value-type="float">
            <text:p>0.00109649</text:p>
          </table:table-cell>
          <table:table-cell office:value-type="float" office:value="0.00235849" calcext:value-type="float">
            <text:p>0.00235849</text:p>
          </table:table-cell>
          <table:table-cell office:value-type="float" office:value="0.00530973" calcext:value-type="float">
            <text:p>0.00530973</text:p>
          </table:table-cell>
          <table:table-cell office:value-type="float" office:value="0.55581761" calcext:value-type="float">
            <text:p>0.55581761</text:p>
          </table:table-cell>
          <table:table-cell office:value-type="float" office:value="0.00295124" calcext:value-type="float">
            <text:p>0.00295124</text:p>
          </table:table-cell>
          <table:table-cell office:value-type="float" office:value="0.00131089" calcext:value-type="float">
            <text:p>0.00131089</text:p>
          </table:table-cell>
          <table:table-cell office:value-type="float" office:value="3" calcext:value-type="float">
            <text:p>3</text:p>
          </table:table-cell>
          <table:table-cell office:value-type="float" office:value="1272" calcext:value-type="float">
            <text:p>1272</text:p>
          </table:table-cell>
          <table:table-cell table:number-columns-repeated="2" office:value-type="float" office:value="1.66745283018868" calcext:value-type="float">
            <text:p>1.667452830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actedIn&gt; <text:s/>?b <text:s text:c="2"/>=&gt; ?a <text:s/>&lt;actedIn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101647" calcext:value-type="float">
            <text:p>0.00101647</text:p>
          </table:table-cell>
          <table:table-cell table:number-columns-repeated="2" office:value-type="float" office:value="0.00530223" calcext:value-type="float">
            <text:p>0.005302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530223" calcext:value-type="float">
            <text:p>0.00530223</text:p>
          </table:table-cell>
          <table:table-cell office:value-type="float" office:value="5" calcext:value-type="float">
            <text:p>5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diedIn&gt; <text:s/>?f <text:s text:c="2"/>=&gt; ?a <text:s/>&lt;isMarriedTo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29994" calcext:value-type="float">
            <text:p>0.0029994</text:p>
          </table:table-cell>
          <table:table-cell office:value-type="float" office:value="0.00079898" calcext:value-type="float">
            <text:p>0.00079898</text:p>
          </table:table-cell>
          <table:table-cell office:value-type="float" office:value="0.00518672" calcext:value-type="float">
            <text:p>0.00518672</text:p>
          </table:table-cell>
          <table:table-cell office:value-type="float" office:value="0.84595717" calcext:value-type="float">
            <text:p>0.84595717</text:p>
          </table:table-cell>
          <table:table-cell office:value-type="float" office:value="0.00438774" calcext:value-type="float">
            <text:p>0.00438774</text:p>
          </table:table-cell>
          <table:table-cell office:value-type="float" office:value="0.0006759" calcext:value-type="float">
            <text:p>0.0006759</text:p>
          </table:table-cell>
          <table:table-cell office:value-type="float" office:value="5" calcext:value-type="float">
            <text:p>5</text:p>
          </table:table-cell>
          <table:table-cell office:value-type="float" office:value="6258" calcext:value-type="float">
            <text:p>6258</text:p>
          </table:table-cell>
          <table:table-cell table:number-columns-repeated="2" office:value-type="float" office:value="4.22978587408118" calcext:value-type="float">
            <text:p>4.229785874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nfluences&gt; <text:s/>?f <text:s/>?b <text:s/>&lt;influences&gt; <text:s/>?f <text:s text:c="2"/>=&gt; ?a <text:s/>&lt;isMarriedTo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119976" calcext:value-type="float">
            <text:p>0.00119976</text:p>
          </table:table-cell>
          <table:table-cell office:value-type="float" office:value="0.00057455" calcext:value-type="float">
            <text:p>0.00057455</text:p>
          </table:table-cell>
          <table:table-cell office:value-type="float" office:value="0.00497512" calcext:value-type="float">
            <text:p>0.00497512</text:p>
          </table:table-cell>
          <table:table-cell office:value-type="float" office:value="0.88451594" calcext:value-type="float">
            <text:p>0.88451594</text:p>
          </table:table-cell>
          <table:table-cell office:value-type="float" office:value="0.00440058" calcext:value-type="float">
            <text:p>0.00440058</text:p>
          </table:table-cell>
          <table:table-cell office:value-type="float" office:value="0.0005082" calcext:value-type="float">
            <text:p>0.0005082</text:p>
          </table:table-cell>
          <table:table-cell office:value-type="float" office:value="2" calcext:value-type="float">
            <text:p>2</text:p>
          </table:table-cell>
          <table:table-cell office:value-type="float" office:value="3481" calcext:value-type="float">
            <text:p>3481</text:p>
          </table:table-cell>
          <table:table-cell table:number-columns-repeated="2" office:value-type="float" office:value="1.76903188738868" calcext:value-type="float">
            <text:p>1.769031887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wasBornIn&gt; <text:s/>?f <text:s text:c="2"/>=&gt; ?a <text:s/>&lt;influences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0661" calcext:value-type="float">
            <text:p>0.0010661</text:p>
          </table:table-cell>
          <table:table-cell office:value-type="float" office:value="0.00021825" calcext:value-type="float">
            <text:p>0.00021825</text:p>
          </table:table-cell>
          <table:table-cell office:value-type="float" office:value="0.00490998" calcext:value-type="float">
            <text:p>0.00490998</text:p>
          </table:table-cell>
          <table:table-cell office:value-type="float" office:value="0.95555071" calcext:value-type="float">
            <text:p>0.95555071</text:p>
          </table:table-cell>
          <table:table-cell office:value-type="float" office:value="0.00469174" calcext:value-type="float">
            <text:p>0.00469174</text:p>
          </table:table-cell>
          <table:table-cell office:value-type="float" office:value="0.00020854" calcext:value-type="float">
            <text:p>0.00020854</text:p>
          </table:table-cell>
          <table:table-cell office:value-type="float" office:value="3" calcext:value-type="float">
            <text:p>3</text:p>
          </table:table-cell>
          <table:table-cell office:value-type="float" office:value="13746" calcext:value-type="float">
            <text:p>13746</text:p>
          </table:table-cell>
          <table:table-cell table:number-columns-repeated="2" office:value-type="float" office:value="2.86665211697948" calcext:value-type="float">
            <text:p>2.86665211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InterestedIn&gt; <text:s/>?b <text:s/>?e <text:s/>&lt;influences&gt; <text:s/>?a <text:s text:c="2"/>=&gt; ?a <text:s/>&lt;isInterested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3448276" calcext:value-type="float">
            <text:p>0.03448276</text:p>
          </table:table-cell>
          <table:table-cell table:number-columns-repeated="2" office:value-type="float" office:value="0.00487805" calcext:value-type="float">
            <text:p>0.004878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487805" calcext:value-type="float">
            <text:p>0.00487805</text:p>
          </table:table-cell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nfluences&gt; <text:s/>?a <text:s text:c="2"/>=&gt; ?a <text:s/>&lt;influences&gt; <text:s/>?b</text:p>
          </table:table-cell>
          <table:table-cell office:value-type="float" office:value="0.00025721" calcext:value-type="float">
            <text:p>0.00025721</text:p>
          </table:table-cell>
          <table:table-cell table:number-columns-repeated="2" office:value-type="float" office:value="0.00426439" calcext:value-type="float">
            <text:p>0.00426439</text:p>
          </table:table-cell>
          <table:table-cell office:value-type="float" office:value="0.00479808" calcext:value-type="float">
            <text:p>0.00479808</text:p>
          </table:table-cell>
          <table:table-cell office:value-type="float" office:value="0.11122957" calcext:value-type="float">
            <text:p>0.11122957</text:p>
          </table:table-cell>
          <table:table-cell office:value-type="float" office:value="0.00053369" calcext:value-type="float">
            <text:p>0.00053369</text:p>
          </table:table-cell>
          <table:table-cell office:value-type="float" office:value="0.00047433" calcext:value-type="float">
            <text:p>0.00047433</text:p>
          </table:table-cell>
          <table:table-cell office:value-type="float" office:value="12" calcext:value-type="float">
            <text:p>12</text:p>
          </table:table-cell>
          <table:table-cell office:value-type="float" office:value="2814" calcext:value-type="float">
            <text:p>2814</text:p>
          </table:table-cell>
          <table:table-cell table:number-columns-repeated="2" office:value-type="float" office:value="1.33475479744136" calcext:value-type="float">
            <text:p>1.334754797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 text:c="2"/>=&gt; ?a <text:s/>&lt;isMarriedTo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119976" calcext:value-type="float">
            <text:p>0.00119976</text:p>
          </table:table-cell>
          <table:table-cell office:value-type="float" office:value="0.00017729" calcext:value-type="float">
            <text:p>0.00017729</text:p>
          </table:table-cell>
          <table:table-cell office:value-type="float" office:value="0.00451467" calcext:value-type="float">
            <text:p>0.00451467</text:p>
          </table:table-cell>
          <table:table-cell office:value-type="float" office:value="0.96073043" calcext:value-type="float">
            <text:p>0.96073043</text:p>
          </table:table-cell>
          <table:table-cell office:value-type="float" office:value="0.00433738" calcext:value-type="float">
            <text:p>0.00433738</text:p>
          </table:table-cell>
          <table:table-cell office:value-type="float" office:value="0.00017033" calcext:value-type="float">
            <text:p>0.00017033</text:p>
          </table:table-cell>
          <table:table-cell office:value-type="float" office:value="2" calcext:value-type="float">
            <text:p>2</text:p>
          </table:table-cell>
          <table:table-cell office:value-type="float" office:value="11281" calcext:value-type="float">
            <text:p>11281</text:p>
          </table:table-cell>
          <table:table-cell table:number-columns-repeated="2" office:value-type="float" office:value="1.92146086339864" calcext:value-type="float">
            <text:p>1.921460863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isMarriedTo&gt; <text:s/>?b</text:p>
          </table:table-cell>
          <table:table-cell office:value-type="float" office:value="0.00012861" calcext:value-type="float">
            <text:p>0.00012861</text:p>
          </table:table-cell>
          <table:table-cell office:value-type="float" office:value="0.00359928" calcext:value-type="float">
            <text:p>0.00359928</text:p>
          </table:table-cell>
          <table:table-cell office:value-type="float" office:value="0.00035855" calcext:value-type="float">
            <text:p>0.00035855</text:p>
          </table:table-cell>
          <table:table-cell office:value-type="float" office:value="0.00399202" calcext:value-type="float">
            <text:p>0.00399202</text:p>
          </table:table-cell>
          <table:table-cell office:value-type="float" office:value="0.91018286" calcext:value-type="float">
            <text:p>0.91018286</text:p>
          </table:table-cell>
          <table:table-cell office:value-type="float" office:value="0.00363346" calcext:value-type="float">
            <text:p>0.00363346</text:p>
          </table:table-cell>
          <table:table-cell office:value-type="float" office:value="0.00032635" calcext:value-type="float">
            <text:p>0.00032635</text:p>
          </table:table-cell>
          <table:table-cell office:value-type="float" office:value="6" calcext:value-type="float">
            <text:p>6</text:p>
          </table:table-cell>
          <table:table-cell office:value-type="float" office:value="16734" calcext:value-type="float">
            <text:p>16734</text:p>
          </table:table-cell>
          <table:table-cell table:number-columns-repeated="2" office:value-type="float" office:value="5.46109716744353" calcext:value-type="float">
            <text:p>5.461097167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isMarriedTo&gt; <text:s/>?b <text:s text:c="2"/>=&gt; ?a <text:s/>&lt;hasChild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73099" calcext:value-type="float">
            <text:p>0.00073099</text:p>
          </table:table-cell>
          <table:table-cell office:value-type="float" office:value="0.00157233" calcext:value-type="float">
            <text:p>0.00157233</text:p>
          </table:table-cell>
          <table:table-cell office:value-type="float" office:value="0.00353357" calcext:value-type="float">
            <text:p>0.00353357</text:p>
          </table:table-cell>
          <table:table-cell office:value-type="float" office:value="0.55503145" calcext:value-type="float">
            <text:p>0.55503145</text:p>
          </table:table-cell>
          <table:table-cell office:value-type="float" office:value="0.00196124" calcext:value-type="float">
            <text:p>0.00196124</text:p>
          </table:table-cell>
          <table:table-cell office:value-type="float" office:value="0.00087269" calcext:value-type="float">
            <text:p>0.00087269</text:p>
          </table:table-cell>
          <table:table-cell office:value-type="float" office:value="2" calcext:value-type="float">
            <text:p>2</text:p>
          </table:table-cell>
          <table:table-cell office:value-type="float" office:value="1272" calcext:value-type="float">
            <text:p>1272</text:p>
          </table:table-cell>
          <table:table-cell table:number-columns-repeated="2" office:value-type="float" office:value="1.11006289308176" calcext:value-type="float">
            <text:p>1.110062893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hasChild&gt; <text:s/>?b <text:s text:c="2"/>=&gt; ?a <text:s/>&lt;isMarriedTo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119976" calcext:value-type="float">
            <text:p>0.00119976</text:p>
          </table:table-cell>
          <table:table-cell office:value-type="float" office:value="0.00101317" calcext:value-type="float">
            <text:p>0.00101317</text:p>
          </table:table-cell>
          <table:table-cell office:value-type="float" office:value="0.00325203" calcext:value-type="float">
            <text:p>0.00325203</text:p>
          </table:table-cell>
          <table:table-cell office:value-type="float" office:value="0.68844985" calcext:value-type="float">
            <text:p>0.68844985</text:p>
          </table:table-cell>
          <table:table-cell office:value-type="float" office:value="0.00223886" calcext:value-type="float">
            <text:p>0.00223886</text:p>
          </table:table-cell>
          <table:table-cell office:value-type="float" office:value="0.00069752" calcext:value-type="float">
            <text:p>0.00069752</text:p>
          </table:table-cell>
          <table:table-cell office:value-type="float" office:value="2" calcext:value-type="float">
            <text:p>2</text:p>
          </table:table-cell>
          <table:table-cell office:value-type="float" office:value="1974" calcext:value-type="float">
            <text:p>1974</text:p>
          </table:table-cell>
          <table:table-cell table:number-columns-repeated="2" office:value-type="float" office:value="1.37689969604863" calcext:value-type="float">
            <text:p>1.37689969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diedIn&gt; <text:s/>?f <text:s text:c="2"/>=&gt; ?a <text:s/>&lt;hasChild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09649" calcext:value-type="float">
            <text:p>0.00109649</text:p>
          </table:table-cell>
          <table:table-cell office:value-type="float" office:value="0.00047939" calcext:value-type="float">
            <text:p>0.00047939</text:p>
          </table:table-cell>
          <table:table-cell office:value-type="float" office:value="0.00323276" calcext:value-type="float">
            <text:p>0.00323276</text:p>
          </table:table-cell>
          <table:table-cell office:value-type="float" office:value="0.85170981" calcext:value-type="float">
            <text:p>0.85170981</text:p>
          </table:table-cell>
          <table:table-cell office:value-type="float" office:value="0.00275337" calcext:value-type="float">
            <text:p>0.00275337</text:p>
          </table:table-cell>
          <table:table-cell office:value-type="float" office:value="0.0004083" calcext:value-type="float">
            <text:p>0.0004083</text:p>
          </table:table-cell>
          <table:table-cell office:value-type="float" office:value="3" calcext:value-type="float">
            <text:p>3</text:p>
          </table:table-cell>
          <table:table-cell office:value-type="float" office:value="6258" calcext:value-type="float">
            <text:p>6258</text:p>
          </table:table-cell>
          <table:table-cell table:number-columns-repeated="2" office:value-type="float" office:value="2.55512943432407" calcext:value-type="float">
            <text:p>2.555129434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isMarriedTo&gt; <text:s/>?b <text:s text:c="2"/>=&gt; ?a <text:s/>&lt;isMarriedTo&gt; <text:s/>?b</text:p>
          </table:table-cell>
          <table:table-cell office:value-type="float" office:value="0.00008574" calcext:value-type="float">
            <text:p>0.00008574</text:p>
          </table:table-cell>
          <table:table-cell office:value-type="float" office:value="0.00239952" calcext:value-type="float">
            <text:p>0.00239952</text:p>
          </table:table-cell>
          <table:table-cell table:number-columns-repeated="2" office:value-type="float" office:value="0.0032077" calcext:value-type="float">
            <text:p>0.00320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32077" calcext:value-type="float">
            <text:p>0.0032077</text:p>
          </table:table-cell>
          <table:table-cell office:value-type="float" office:value="4" calcext:value-type="float">
            <text:p>4</text:p>
          </table:table-cell>
          <table:table-cell office:value-type="float" office:value="1247" calcext:value-type="float">
            <text:p>124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actedIn&gt; <text:s/>?b <text:s text:c="2"/>=&gt; ?a <text:s/>&lt;actedIn&gt; <text:s/>?b</text:p>
          </table:table-cell>
          <table:table-cell office:value-type="float" office:value="0.00017148" calcext:value-type="float">
            <text:p>0.00017148</text:p>
          </table:table-cell>
          <table:table-cell office:value-type="float" office:value="0.00162635" calcext:value-type="float">
            <text:p>0.00162635</text:p>
          </table:table-cell>
          <table:table-cell table:number-columns-repeated="2" office:value-type="float" office:value="0.00300639" calcext:value-type="float">
            <text:p>0.003006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300639" calcext:value-type="float">
            <text:p>0.00300639</text:p>
          </table:table-cell>
          <table:table-cell office:value-type="float" office:value="8" calcext:value-type="float">
            <text:p>8</text:p>
          </table:table-cell>
          <table:table-cell office:value-type="float" office:value="2661" calcext:value-type="float">
            <text:p>266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hasChild&gt; <text:s/>?f <text:s/>?f <text:s/>&lt;isMarriedTo&gt; <text:s/>?a <text:s text:c="2"/>=&gt; ?a <text:s/>&lt;isMarriedTo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119976" calcext:value-type="float">
            <text:p>0.00119976</text:p>
          </table:table-cell>
          <table:table-cell office:value-type="float" office:value="0.00160385" calcext:value-type="float">
            <text:p>0.00160385</text:p>
          </table:table-cell>
          <table:table-cell office:value-type="float" office:value="0.00289855" calcext:value-type="float">
            <text:p>0.00289855</text:p>
          </table:table-cell>
          <table:table-cell office:value-type="float" office:value="0.44667201" calcext:value-type="float">
            <text:p>0.44667201</text:p>
          </table:table-cell>
          <table:table-cell office:value-type="float" office:value="0.0012947" calcext:value-type="float">
            <text:p>0.0012947</text:p>
          </table:table-cell>
          <table:table-cell office:value-type="float" office:value="0.00071639" calcext:value-type="float">
            <text:p>0.00071639</text:p>
          </table:table-cell>
          <table:table-cell office:value-type="float" office:value="2" calcext:value-type="float">
            <text:p>2</text:p>
          </table:table-cell>
          <table:table-cell office:value-type="float" office:value="1247" calcext:value-type="float">
            <text:p>1247</text:p>
          </table:table-cell>
          <table:table-cell table:number-columns-repeated="2" office:value-type="float" office:value="0.893344025661588" calcext:value-type="float">
            <text:p>0.893344025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created&gt; <text:s/>?b <text:s text:c="2"/>=&gt; ?a <text:s/>&lt;acted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40659" calcext:value-type="float">
            <text:p>0.00040659</text:p>
          </table:table-cell>
          <table:table-cell office:value-type="float" office:value="0.00005755" calcext:value-type="float">
            <text:p>0.00005755</text:p>
          </table:table-cell>
          <table:table-cell office:value-type="float" office:value="0.00277008" calcext:value-type="float">
            <text:p>0.00277008</text:p>
          </table:table-cell>
          <table:table-cell office:value-type="float" office:value="0.97922302" calcext:value-type="float">
            <text:p>0.97922302</text:p>
          </table:table-cell>
          <table:table-cell office:value-type="float" office:value="0.00271253" calcext:value-type="float">
            <text:p>0.00271253</text:p>
          </table:table-cell>
          <table:table-cell office:value-type="float" office:value="0.00005636" calcext:value-type="float">
            <text:p>0.00005636</text:p>
          </table:table-cell>
          <table:table-cell office:value-type="float" office:value="2" calcext:value-type="float">
            <text:p>2</text:p>
          </table:table-cell>
          <table:table-cell office:value-type="float" office:value="34750" calcext:value-type="float">
            <text:p>34750</text:p>
          </table:table-cell>
          <table:table-cell table:number-columns-repeated="2" office:value-type="float" office:value="1.95844604316547" calcext:value-type="float">
            <text:p>1.958446043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created&gt; <text:s/>?b <text:s text:c="2"/>=&gt; ?a <text:s/>&lt;created&gt; <text:s/>?b</text:p>
          </table:table-cell>
          <table:table-cell office:value-type="float" office:value="0.00036438" calcext:value-type="float">
            <text:p>0.00036438</text:p>
          </table:table-cell>
          <table:table-cell office:value-type="float" office:value="0.00175547" calcext:value-type="float">
            <text:p>0.00175547</text:p>
          </table:table-cell>
          <table:table-cell table:number-columns-repeated="2" office:value-type="float" office:value="0.00270141" calcext:value-type="float">
            <text:p>0.002701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270141" calcext:value-type="float">
            <text:p>0.00270141</text:p>
          </table:table-cell>
          <table:table-cell office:value-type="float" office:value="17" calcext:value-type="float">
            <text:p>17</text:p>
          </table:table-cell>
          <table:table-cell office:value-type="float" office:value="6293" calcext:value-type="float">
            <text:p>629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isMarriedTo&gt; <text:s/>?b <text:s text:c="2"/>=&gt; ?a <text:s/>&lt;isMarriedTo&gt; <text:s/>?b</text:p>
          </table:table-cell>
          <table:table-cell office:value-type="float" office:value="0.00010717" calcext:value-type="float">
            <text:p>0.00010717</text:p>
          </table:table-cell>
          <table:table-cell office:value-type="float" office:value="0.0029994" calcext:value-type="float">
            <text:p>0.0029994</text:p>
          </table:table-cell>
          <table:table-cell table:number-columns-repeated="2" office:value-type="float" office:value="0.00253293" calcext:value-type="float">
            <text:p>0.002532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253293" calcext:value-type="float">
            <text:p>0.00253293</text:p>
          </table:table-cell>
          <table:table-cell office:value-type="float" office:value="5" calcext:value-type="float">
            <text:p>5</text:p>
          </table:table-cell>
          <table:table-cell office:value-type="float" office:value="1974" calcext:value-type="float">
            <text:p>19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hild&gt; <text:s/>?f <text:s/>?b <text:s/>&lt;isMarriedTo&gt; <text:s/>?f <text:s text:c="2"/>=&gt; ?a <text:s/>&lt;isMarriedTo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119976" calcext:value-type="float">
            <text:p>0.00119976</text:p>
          </table:table-cell>
          <table:table-cell office:value-type="float" office:value="0.00172265" calcext:value-type="float">
            <text:p>0.0017226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31093885" calcext:value-type="float">
            <text:p>0.31093885</text:p>
          </table:table-cell>
          <table:table-cell office:value-type="float" office:value="0.00077735" calcext:value-type="float">
            <text:p>0.00077735</text:p>
          </table:table-cell>
          <table:table-cell office:value-type="float" office:value="0.00053564" calcext:value-type="float">
            <text:p>0.00053564</text:p>
          </table:table-cell>
          <table:table-cell office:value-type="float" office:value="2" calcext:value-type="float">
            <text:p>2</text:p>
          </table:table-cell>
          <table:table-cell office:value-type="float" office:value="1161" calcext:value-type="float">
            <text:p>1161</text:p>
          </table:table-cell>
          <table:table-cell table:number-columns-repeated="2" office:value-type="float" office:value="0.621877691645133" calcext:value-type="float">
            <text:p>0.621877691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sMarriedTo&gt; <text:s/>?f <text:s/>?f <text:s/>&lt;hasChild&gt; <text:s/>?a <text:s text:c="2"/>=&gt; ?a <text:s/>&lt;isMarriedTo&gt; <text:s/>?b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0.00179964" calcext:value-type="float">
            <text:p>0.00179964</text:p>
          </table:table-cell>
          <table:table-cell office:value-type="float" office:value="0.00129814" calcext:value-type="float">
            <text:p>0.00129814</text:p>
          </table:table-cell>
          <table:table-cell office:value-type="float" office:value="0.00200669" calcext:value-type="float">
            <text:p>0.00200669</text:p>
          </table:table-cell>
          <table:table-cell office:value-type="float" office:value="0.3530939" calcext:value-type="float">
            <text:p>0.3530939</text:p>
          </table:table-cell>
          <table:table-cell office:value-type="float" office:value="0.00070855" calcext:value-type="float">
            <text:p>0.00070855</text:p>
          </table:table-cell>
          <table:table-cell office:value-type="float" office:value="0.00045837" calcext:value-type="float">
            <text:p>0.00045837</text:p>
          </table:table-cell>
          <table:table-cell office:value-type="float" office:value="3" calcext:value-type="float">
            <text:p>3</text:p>
          </table:table-cell>
          <table:table-cell office:value-type="float" office:value="2311" calcext:value-type="float">
            <text:p>2311</text:p>
          </table:table-cell>
          <table:table-cell table:number-columns-repeated="2" office:value-type="float" office:value="1.0592816962354" calcext:value-type="float">
            <text:p>1.059281696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dealsWith&gt; <text:s/>?f <text:s text:c="2"/>=&gt; ?a <text:s/>&lt;lives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422833" calcext:value-type="float">
            <text:p>0.00422833</text:p>
          </table:table-cell>
          <table:table-cell table:number-columns-repeated="2" office:value-type="float" office:value="0.00171674" calcext:value-type="float">
            <text:p>0.001716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171674" calcext:value-type="float">
            <text:p>0.00171674</text:p>
          </table:table-cell>
          <table:table-cell office:value-type="float" office:value="2" calcext:value-type="float">
            <text:p>2</text:p>
          </table:table-cell>
          <table:table-cell office:value-type="float" office:value="1165" calcext:value-type="float">
            <text:p>11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Child&gt; <text:s/>?a <text:s/>?e <text:s/>&lt;hasChild&gt; <text:s/>?b <text:s text:c="2"/>=&gt; ?a <text:s/>&lt;hasChild&gt; <text:s/>?b</text:p>
          </table:table-cell>
          <table:table-cell office:value-type="float" office:value="0.00032152" calcext:value-type="float">
            <text:p>0.00032152</text:p>
          </table:table-cell>
          <table:table-cell office:value-type="float" office:value="0.00548246" calcext:value-type="float">
            <text:p>0.00548246</text:p>
          </table:table-cell>
          <table:table-cell table:number-columns-repeated="2" office:value-type="float" office:value="0.00152999" calcext:value-type="float">
            <text:p>0.001529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152999" calcext:value-type="float">
            <text:p>0.00152999</text:p>
          </table:table-cell>
          <table:table-cell office:value-type="float" office:value="15" calcext:value-type="float">
            <text:p>15</text:p>
          </table:table-cell>
          <table:table-cell office:value-type="float" office:value="9804" calcext:value-type="float">
            <text:p>980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participatedIn&gt; <text:s/>?f <text:s/>?b <text:s/>&lt;participatedIn&gt; <text:s/>?f <text:s text:c="2"/>=&gt; ?a <text:s/>&lt;hasCapital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671141" calcext:value-type="float">
            <text:p>0.00671141</text:p>
          </table:table-cell>
          <table:table-cell office:value-type="float" office:value="0.00066357" calcext:value-type="float">
            <text:p>0.00066357</text:p>
          </table:table-cell>
          <table:table-cell office:value-type="float" office:value="0.00091199" calcext:value-type="float">
            <text:p>0.00091199</text:p>
          </table:table-cell>
          <table:table-cell office:value-type="float" office:value="0.27239549" calcext:value-type="float">
            <text:p>0.27239549</text:p>
          </table:table-cell>
          <table:table-cell office:value-type="float" office:value="0.00024842" calcext:value-type="float">
            <text:p>0.00024842</text:p>
          </table:table-cell>
          <table:table-cell office:value-type="float" office:value="0.00018075" calcext:value-type="float">
            <text:p>0.00018075</text:p>
          </table:table-cell>
          <table:table-cell office:value-type="float" office:value="2" calcext:value-type="float">
            <text:p>2</text:p>
          </table:table-cell>
          <table:table-cell office:value-type="float" office:value="3014" calcext:value-type="float">
            <text:p>3014</text:p>
          </table:table-cell>
          <table:table-cell table:number-columns-repeated="2" office:value-type="float" office:value="0.54479097544791" calcext:value-type="float">
            <text:p>0.544790975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OfficialLanguage&gt; <text:s/>?f <text:s/>?b <text:s/>&lt;hasOfficialLanguage&gt; <text:s/>?f <text:s text:c="2"/>=&gt; ?a <text:s/>&lt;hasCapital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671141" calcext:value-type="float">
            <text:p>0.00671141</text:p>
          </table:table-cell>
          <table:table-cell office:value-type="float" office:value="0.00056227" calcext:value-type="float">
            <text:p>0.00056227</text:p>
          </table:table-cell>
          <table:table-cell office:value-type="float" office:value="0.00070897" calcext:value-type="float">
            <text:p>0.00070897</text:p>
          </table:table-cell>
          <table:table-cell office:value-type="float" office:value="0.20691594" calcext:value-type="float">
            <text:p>0.20691594</text:p>
          </table:table-cell>
          <table:table-cell office:value-type="float" office:value="0.0001467" calcext:value-type="float">
            <text:p>0.0001467</text:p>
          </table:table-cell>
          <table:table-cell office:value-type="float" office:value="0.00011634" calcext:value-type="float">
            <text:p>0.00011634</text:p>
          </table:table-cell>
          <table:table-cell office:value-type="float" office:value="2" calcext:value-type="float">
            <text:p>2</text:p>
          </table:table-cell>
          <table:table-cell office:value-type="float" office:value="3557" calcext:value-type="float">
            <text:p>3557</text:p>
          </table:table-cell>
          <table:table-cell table:number-columns-repeated="2" office:value-type="float" office:value="0.413831880798426" calcext:value-type="float">
            <text:p>0.413831880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Capital&gt; <text:s/>?a <text:s/>?e <text:s/>&lt;participatedIn&gt; <text:s/>?b <text:s text:c="2"/>=&gt; ?a <text:s/>&lt;participatedIn&gt; <text:s/>?b</text:p>
          </table:table-cell>
          <table:table-cell office:value-type="float" office:value="0.00004287" calcext:value-type="float">
            <text:p>0.00004287</text:p>
          </table:table-cell>
          <table:table-cell office:value-type="float" office:value="0.00031153" calcext:value-type="float">
            <text:p>0.00031153</text:p>
          </table:table-cell>
          <table:table-cell table:number-columns-repeated="2" office:value-type="float" office:value="0.00053177" calcext:value-type="float">
            <text:p>0.000531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053177" calcext:value-type="float">
            <text:p>0.00053177</text:p>
          </table:table-cell>
          <table:table-cell office:value-type="float" office:value="2" calcext:value-type="float">
            <text:p>2</text:p>
          </table:table-cell>
          <table:table-cell office:value-type="float" office:value="3761" calcext:value-type="float">
            <text:p>37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created&gt; <text:s/>?b <text:s text:c="2"/>=&gt; ?a <text:s/>&lt;created&gt; <text:s/>?b</text:p>
          </table:table-cell>
          <table:table-cell office:value-type="float" office:value="0.00036438" calcext:value-type="float">
            <text:p>0.00036438</text:p>
          </table:table-cell>
          <table:table-cell office:value-type="float" office:value="0.00175547" calcext:value-type="float">
            <text:p>0.00175547</text:p>
          </table:table-cell>
          <table:table-cell table:number-columns-repeated="2" office:value-type="float" office:value="0.00048921" calcext:value-type="float">
            <text:p>0.000489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048921" calcext:value-type="float">
            <text:p>0.00048921</text:p>
          </table:table-cell>
          <table:table-cell office:value-type="float" office:value="17" calcext:value-type="float">
            <text:p>17</text:p>
          </table:table-cell>
          <table:table-cell office:value-type="float" office:value="34750" calcext:value-type="float">
            <text:p>3475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?b</text:p>
          </table:table-cell>
        </table:table-row>
      </table:table>
      <table:table table:name="Compariso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1021" table:default-cell-style-name="Default"/>
        <table:table-row table:style-name="ro1">
          <table:table-cell table:style-name="ce7" office:value-type="string" calcext:value-type="string">
            <text:p>AMIE (www2013)</text:p>
          </table:table-cell>
          <table:table-cell table:style-name="ce7"/>
          <table:table-cell table:style-name="ce7" office:value-type="string" calcext:value-type="string">
            <text:p>AMIE+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a <text:s/>&lt;hasChild&gt; <text:s/>?b <text:s/>?b <text:s/>&lt;isMarriedTo&gt; <text:s/>?a <text:s text:c="2"/>=&gt; ?a <text:s/>&lt;isMarriedTo&gt; <text:s/>?b</text:p>
          </table:table-cell>
          <table:table-cell/>
          <table:table-cell table:style-name="ce9" office:value-type="string" calcext:value-type="string">
            <text:p>?a <text:s/>&lt;hasChild&gt; <text:s/>?b <text:s/>?b <text:s/>&lt;isMarriedTo&gt; <text:s/>?a <text:s text:c="2"/>=&gt; ?a <text:s/>&lt;isMarriedTo&gt; <text:s/>?b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office:annotation draw:style-name="gr1" draw:text-style-name="P1" svg:width="1.1413in" svg:height="0.7012in" svg:x="6.672in" svg:y="0in" draw:caption-point-x="-0.2402in" draw:caption-point-y="0.3594in">
              <dc:date>2014-09-29T00:00:00</dc:date>
              <text:p text:style-name="P1"><text:span text:style-name="T1">This is an example of a rule I cannot mine anymore.</text:span></text:p>
            </office:annotation>
            <text:p>?a <text:s/>&lt;livesIn&gt; <text:s/>?f <text:s/>?f <text:s/>&lt;isLocatedIn&gt; <text:s/>?b <text:s text:c="2"/>=&gt; ?a <text:s/>&lt;isPoliticianOf&gt; <text:s/>?b</text:p>
          </table:table-cell>
          <table:table-cell/>
          <table:table-cell table:style-name="ce14" office:value-type="string" calcext:value-type="string">
            <text:p>?a <text:s/>&lt;created&gt; <text:s/>?b <text:s text:c="2"/>=&gt; ?a <text:s/>&lt;isKnownFor&gt; <text:s/>?b</text:p>
          </table:table-cell>
          <table:table-cell office:value-type="string" calcext:value-type="string">
            <text:p>This rule will be removed from the evaluation because it is problematic to evalu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?e <text:s/>&lt;livesIn&gt; <text:s/>?a <text:s/>?e <text:s/>&lt;isPoliticianOf&gt; <text:s/>?b <text:s text:c="2"/>=&gt; ?a <text:s/>&lt;isLocatedIn&gt; <text:s/>?b</text:p>
          </table:table-cell>
          <table:table-cell/>
          <table:table-cell table:style-name="ce9" office:value-type="string" calcext:value-type="string">
            <text:p>?a <text:s/>&lt;isKnownFor&gt; <text:s/>?b <text:s text:c="2"/>=&gt; ?a <text:s/>&lt;created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a <text:s/>&lt;isKnownFor&gt; <text:s/>?b <text:s text:c="2"/>=&gt; ?a <text:s/>&lt;created&gt; <text:s/>?b</text:p>
          </table:table-cell>
          <table:table-cell/>
          <table:table-cell table:style-name="ce9" office:value-type="string" calcext:value-type="string">
            <text:p>?a <text:s/>&lt;diedIn&gt; <text:s/>?b <text:s/>?a <text:s/>&lt;wasBornIn&gt; <text:s/>?b <text:s text:c="2"/>=&gt; ?a <text:s/>&lt;livesIn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a <text:s/>&lt;created&gt; <text:s/>?b <text:s text:c="2"/>=&gt; ?a <text:s/>&lt;isKnownFor&gt; <text:s/>?b</text:p>
          </table:table-cell>
          <table:table-cell/>
          <table:table-cell table:style-name="ce9" office:value-type="string" calcext:value-type="string">
            <text:p>?a <text:s/>&lt;hasAcademicAdvisor&gt; <text:s/>?f <text:s/>?f <text:s/>&lt;livesIn&gt; <text:s/>?b <text:s text:c="2"/>=&gt; ?a <text:s/>&lt;livesIn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a <text:s/>&lt;wasBornIn&gt; <text:s/>?b <text:s/>?a <text:s/>&lt;diedIn&gt; <text:s/>?b <text:s text:c="2"/>=&gt; ?a <text:s/>&lt;livesIn&gt; <text:s/>?b</text:p>
          </table:table-cell>
          <table:table-cell/>
          <table:table-cell table:style-name="ce9" office:value-type="string" calcext:value-type="string">
            <text:p>?e <text:s/>&lt;hasAcademicAdvisor&gt; <text:s/>?a <text:s/>?e <text:s/>&lt;livesIn&gt; <text:s/>?b <text:s text:c="2"/>=&gt; ?a <text:s/>&lt;livesIn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a <text:s/>&lt;hasAcademicAdvisor&gt; <text:s/>?f <text:s/>?f <text:s/>&lt;livesIn&gt; <text:s/>?b <text:s text:c="2"/>=&gt; ?a <text:s/>&lt;livesIn&gt; <text:s/>?b</text:p>
          </table:table-cell>
          <table:table-cell/>
          <table:table-cell table:style-name="ce9" office:value-type="string" calcext:value-type="string">
            <text:p>?a <text:s/>&lt;isLeaderOf&gt; <text:s/>?b <text:s/>?a <text:s/>&lt;wasBornIn&gt; <text:s/>?b <text:s text:c="2"/>=&gt; ?a <text:s/>&lt;livesIn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e <text:s/>&lt;hasAcademicAdvisor&gt; <text:s/>?a <text:s/>?e <text:s/>&lt;livesIn&gt; <text:s/>?b <text:s text:c="2"/>=&gt; ?a <text:s/>&lt;livesIn&gt; <text:s/>?b</text:p>
          </table:table-cell>
          <table:table-cell/>
          <table:table-cell table:style-name="ce9" office:value-type="string" calcext:value-type="string">
            <text:p>?f <text:s/>&lt;isLocatedIn&gt; <text:s/>?b <text:s/>?a <text:s/>&lt;worksAt&gt; <text:s/>?f <text:s text:c="2"/>=&gt; ?a <text:s/>&lt;lives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hasChild&gt; <text:s/>?a <text:s/>?e <text:s/>&lt;isCitizenOf&gt; <text:s/>?b <text:s text:c="2"/>=&gt; ?a <text:s/>&lt;isCitizenOf&gt; <text:s/>?b</text:p>
          </table:table-cell>
          <table:table-cell/>
          <table:table-cell table:style-name="ce9" office:value-type="string" calcext:value-type="string">
            <text:p>?f <text:s/>&lt;hasOfficialLanguage&gt; <text:s/>?b <text:s/>?a <text:s/>&lt;isLocatedIn&gt; <text:s/>?f <text:s text:c="2"/>=&gt; ?a <text:s/>&lt;hasOfficialLanguage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a <text:s/>&lt;isLeaderOf&gt; <text:s/>?b <text:s/>?a <text:s/>&lt;wasBornIn&gt; <text:s/>?b <text:s text:c="2"/>=&gt; ?a <text:s/>&lt;livesIn&gt; <text:s/>?b</text:p>
          </table:table-cell>
          <table:table-cell/>
          <table:table-cell table:style-name="ce9" office:value-type="string" calcext:value-type="string">
            <text:p>?a <text:s/>&lt;created&gt; <text:s/>?f <text:s/>?f <text:s/>&lt;hasChild&gt; <text:s/>?b <text:s text:c="2"/>=&gt; ?a <text:s/>&lt;create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worksAt&gt; <text:s/>?f <text:s/>?f <text:s/>&lt;isLocatedIn&gt; <text:s/>?b <text:s text:c="2"/>=&gt; ?a <text:s/>&lt;livesIn&gt; <text:s/>?b</text:p>
          </table:table-cell>
          <table:table-cell/>
          <table:table-cell table:style-name="ce9"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hasChild&gt; <text:s/>?f <text:s/>?f <text:s/>&lt;isCitizenOf&gt; <text:s/>?b <text:s text:c="2"/>=&gt; ?a <text:s/>&lt;isCitizenOf&gt; <text:s/>?b</text:p>
          </table:table-cell>
          <table:table-cell/>
          <table:table-cell table:style-name="ce9" office:value-type="string" calcext:value-type="string">
            <text:p>?a <text:s/>&lt;actedIn&gt; <text:s/>?b <text:s/>?a <text:s/>&lt;directed&gt; <text:s/>?b <text:s text:c="2"/>=&gt; ?a <text:s/>&lt;created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a <text:s/>&lt;isLocatedIn&gt; <text:s/>?f <text:s/>?f <text:s/>&lt;hasOfficialLanguage&gt; <text:s/>?b <text:s text:c="2"/>=&gt; ?a <text:s/>&lt;hasOfficialLanguage&gt; <text:s/>?b</text:p>
          </table:table-cell>
          <table:table-cell/>
          <table:table-cell table:style-name="ce9" office:value-type="string" calcext:value-type="string">
            <text:p>?a <text:s/>&lt;directed&gt; <text:s/>?b <text:s text:c="2"/>=&gt; ?a <text:s/>&lt;created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e <text:s/>&lt;hasChild&gt; <text:s/>?b <text:s/>?a <text:s/>&lt;created&gt; <text:s/>?e <text:s text:c="2"/>=&gt; ?a <text:s/>&lt;created&gt; <text:s/>?b</text:p>
          </table:table-cell>
          <table:table-cell/>
          <table:table-cell table:style-name="ce9"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/>
          <table:table-cell table:style-name="ce9" office:value-type="string" calcext:value-type="string">
            <text:p>?a <text:s/>&lt;directed&gt; <text:s/>?b <text:s/>?a <text:s/>&lt;produced&gt; <text:s/>?b <text:s text:c="2"/>=&gt; ?a <text:s/>&lt;created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a <text:s/>&lt;actedIn&gt; <text:s/>?b <text:s/>?a <text:s/>&lt;directed&gt; <text:s/>?b <text:s text:c="2"/>=&gt; ?a <text:s/>&lt;created&gt; <text:s/>?b</text:p>
          </table:table-cell>
          <table:table-cell/>
          <table:table-cell table:style-name="ce9" office:value-type="string" calcext:value-type="string">
            <text:p>?a <text:s/>&lt;actedIn&gt; <text:s/>?b <text:s/>?a <text:s/>&lt;directed&gt; <text:s/>?b <text:s text:c="2"/>=&gt; ?a <text:s/>&lt;produced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a <text:s/>&lt;directed&gt; <text:s/>?b <text:s text:c="2"/>=&gt; ?a <text:s/>&lt;created&gt; <text:s/>?b</text:p>
          </table:table-cell>
          <table:table-cell/>
          <table:table-cell table:style-name="ce9" office:value-type="string" calcext:value-type="string">
            <text:p>?b <text:s/>&lt;hasChild&gt; <text:s/>?a <text:s/>?a <text:s/>&lt;hasChild&gt; <text:s/>?b <text:s text:c="2"/>=&gt; ?a <text:s/>&lt;isMarriedTo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a <text:s/>&lt;produced&gt; <text:s/>?b <text:s/>?a <text:s/>&lt;directed&gt; <text:s/>?b <text:s text:c="2"/>=&gt; ?a <text:s/>&lt;created&gt; <text:s/>?b</text:p>
          </table:table-cell>
          <table:table-cell/>
          <table:table-cell table:style-name="ce9" office:value-type="string" calcext:value-type="string">
            <text:p>?b <text:s/>&lt;isMarriedTo&gt; <text:s/>?a <text:s text:c="2"/>=&gt; ?a <text:s/>&lt;isMarriedTo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a <text:s/>&lt;produced&gt; <text:s/>?b <text:s/>?a <text:s/>&lt;created&gt; <text:s/>?b <text:s text:c="2"/>=&gt; ?a <text:s/>&lt;directed&gt; <text:s/>?b</text:p>
          </table:table-cell>
          <table:table-cell/>
          <table:table-cell table:style-name="ce9" office:value-type="string" calcext:value-type="string">
            <text:p>?a <text:s/>&lt;actedIn&gt; <text:s/>?b <text:s/>?a <text:s/>&lt;produced&gt; <text:s/>?b <text:s text:c="2"/>=&gt; ?a <text:s/>&lt;created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a <text:s/>&lt;actedIn&gt; <text:s/>?b <text:s/>?a <text:s/>&lt;directed&gt; <text:s/>?b <text:s text:c="2"/>=&gt; ?a <text:s/>&lt;produced&gt; <text:s/>?b</text:p>
          </table:table-cell>
          <table:table-cell/>
          <table:table-cell table:style-name="ce9"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b <text:s/>&lt;isMarriedTo&gt; <text:s/>?a <text:s text:c="2"/>=&gt; ?a <text:s/>&lt;isMarriedTo&gt; <text:s/>?b</text:p>
          </table:table-cell>
          <table:table-cell/>
          <table:table-cell table:style-name="ce9" office:value-type="string" calcext:value-type="string">
            <text:p>?b <text:s/>&lt;hasChild&gt; <text:s/>?a <text:s/>?b <text:s/>&lt;isMarriedTo&gt; <text:s/>?a <text:s text:c="2"/>=&gt; ?a <text:s/>&lt;isMarriedTo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a <text:s/>&lt;hasChild&gt; <text:s/>?b <text:s/>?b <text:s/>&lt;hasChild&gt; <text:s/>?a <text:s text:c="2"/>=&gt; ?a <text:s/>&lt;isMarriedTo&gt; <text:s/>?b</text:p>
          </table:table-cell>
          <table:table-cell/>
          <table:table-cell table:style-name="ce9" office:value-type="string" calcext:value-type="string">
            <text:p>?a <text:s/>&lt;created&gt; <text:s/>?b <text:s text:c="2"/>=&gt; ?a <text:s/>&lt;directed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a <text:s/>&lt;produced&gt; <text:s/>?b <text:s/>?a <text:s/>&lt;actedIn&gt; <text:s/>?b <text:s text:c="2"/>=&gt; ?a <text:s/>&lt;created&gt; <text:s/>?b</text:p>
          </table:table-cell>
          <table:table-cell/>
          <table:table-cell table:style-name="ce9"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/>
          <table:table-cell table:style-name="ce9" office:value-type="string" calcext:value-type="string">
            <text:p>?a <text:s/>&lt;actedIn&gt; <text:s/>?b <text:s/>?a <text:s/>&lt;produced&gt; <text:s/>?b <text:s text:c="2"/>=&gt; ?a <text:s/>&lt;directed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b <text:s/>&lt;hasChild&gt; <text:s/>?a <text:s/>?b <text:s/>&lt;isMarriedTo&gt; <text:s/>?a <text:s text:c="2"/>=&gt; ?a <text:s/>&lt;isMarriedTo&gt; <text:s/>?b</text:p>
          </table:table-cell>
          <table:table-cell/>
          <table:table-cell table:style-name="ce9" office:value-type="string" calcext:value-type="string">
            <text:p>?a <text:s/>&lt;hasChild&gt; <text:s/>?f <text:s/>?f <text:s/>&lt;livesIn&gt; <text:s/>?b <text:s text:c="2"/>=&gt; ?a <text:s/>&lt;livesIn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a <text:s/>&lt;created&gt; <text:s/>?b <text:s text:c="2"/>=&gt; ?a <text:s/>&lt;directed&gt; <text:s/>?b</text:p>
          </table:table-cell>
          <table:table-cell/>
          <table:table-cell table:style-name="ce9" office:value-type="string" calcext:value-type="string">
            <text:p>?a <text:s/>&lt;directed&gt; <text:s/>?b <text:s text:c="2"/>=&gt; ?a <text:s/>&lt;produced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/>
          <table:table-cell table:style-name="ce9" office:value-type="string" calcext:value-type="string">
            <text:p>?b <text:s/>&lt;hasCapital&gt; <text:s/>?f <text:s/>?a <text:s/>&lt;wasBornIn&gt; <text:s/>?f <text:s text:c="2"/>=&gt; ?a <text:s/>&lt;isCitizenOf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a <text:s/>&lt;produced&gt; <text:s/>?b <text:s/>?a <text:s/>&lt;actedIn&gt; <text:s/>?b <text:s text:c="2"/>=&gt; ?a <text:s/>&lt;directed&gt; <text:s/>?b</text:p>
          </table:table-cell>
          <table:table-cell/>
          <table:table-cell table:style-name="ce9" office:value-type="string" calcext:value-type="string">
            <text:p>?a <text:s/>&lt;produced&gt; <text:s/>?b <text:s text:c="2"/>=&gt; ?a <text:s/>&lt;directe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isPoliticianOf&gt; <text:s/>?b</text:p>
          </table:table-cell>
          <table:table-cell/>
          <table:table-cell table:style-name="ce9" office:value-type="string" calcext:value-type="string">
            <text:p>?a <text:s/>&lt;created&gt; <text:s/>?b <text:s text:c="2"/>=&gt; ?a <text:s/>&lt;produce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diedIn&gt; <text:s/>?a <text:s/>?e <text:s/>&lt;isPoliticianOf&gt; <text:s/>?b <text:s text:c="2"/>=&gt; ?a <text:s/>&lt;isLocatedIn&gt; <text:s/>?b</text:p>
          </table:table-cell>
          <table:table-cell/>
          <table:table-cell table:style-name="ce9" office:value-type="string" calcext:value-type="string">
            <text:p>?a <text:s/>&lt;produced&gt; <text:s/>?b <text:s text:c="2"/>=&gt; ?a <text:s/>&lt;created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a <text:s/>&lt;directed&gt; <text:s/>?b <text:s text:c="2"/>=&gt; ?a <text:s/>&lt;produced&gt; <text:s/>?b</text:p>
          </table:table-cell>
          <table:table-cell/>
          <table:table-cell table:style-name="ce12" office:value-type="string" calcext:value-type="string">
            <text:p>?e <text:s/>&lt;hasChild&gt; <text:s/>?a <text:s/>?e <text:s/>&lt;livesIn&gt; <text:s/>?b <text:s text:c="2"/>=&gt; ?a <text:s/>&lt;livesIn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a <text:s/>&lt;produced&gt; <text:s/>?b <text:s text:c="2"/>=&gt; ?a <text:s/>&lt;directed&gt; <text:s/>?b</text:p>
          </table:table-cell>
          <table:table-cell/>
          <table:table-cell table:style-name="ce9" office:value-type="string" calcext:value-type="string">
            <text:p>?e <text:s/>&lt;hasWonPrize&gt; <text:s/>?b <text:s/>?e <text:s/>&lt;isMarriedTo&gt; <text:s/>?a <text:s text:c="2"/>=&gt; ?a <text:s/>&lt;hasWonPrize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a <text:s/>&lt;wasBornIn&gt; <text:s/>?f <text:s/>?b <text:s/>&lt;hasCapital&gt; <text:s/>?f <text:s text:c="2"/>=&gt; ?a <text:s/>&lt;isCitizenOf&gt; <text:s/>?b</text:p>
          </table:table-cell>
          <table:table-cell/>
          <table:table-cell table:style-name="ce9" office:value-type="string" calcext:value-type="string">
            <text:p>?a <text:s/>&lt;livesIn&gt; <text:s/>?b <text:s/>?a <text:s/>&lt;wasBornIn&gt; <text:s/>?b <text:s text:c="2"/>=&gt; ?a <text:s/>&lt;diedIn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a <text:s/>&lt;created&gt; <text:s/>?b <text:s text:c="2"/>=&gt; ?a <text:s/>&lt;produced&gt; <text:s/>?b</text:p>
          </table:table-cell>
          <table:table-cell/>
          <table:table-cell table:style-name="ce9" office:value-type="string" calcext:value-type="string">
            <text:p>?a <text:s/>&lt;diedIn&gt; <text:s/>?b <text:s/>?a <text:s/>&lt;livesIn&gt; <text:s/>?b <text:s text:c="2"/>=&gt; ?a <text:s/>&lt;wasBornIn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a <text:s/>&lt;produced&gt; <text:s/>?b <text:s text:c="2"/>=&gt; ?a <text:s/>&lt;created&gt; <text:s/>?b</text:p>
          </table:table-cell>
          <table:table-cell/>
          <table:table-cell table:style-name="ce9" office:value-type="string" calcext:value-type="string">
            <text:p>?e <text:s/>&lt;participatedIn&gt; <text:s/>?b <text:s/>?a <text:s/>&lt;participatedIn&gt; <text:s/>?e <text:s text:c="2"/>=&gt; ?a <text:s/>&lt;participatedIn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e <text:s/>&lt;isMarriedTo&gt; <text:s/>?a <text:s/>?e <text:s/>&lt;hasWonPrize&gt; <text:s/>?b <text:s text:c="2"/>=&gt; ?a <text:s/>&lt;hasWonPrize&gt; <text:s/>?b</text:p>
          </table:table-cell>
          <table:table-cell/>
          <table:table-cell table:style-name="ce9" office:value-type="string" calcext:value-type="string">
            <text:p>?a <text:s/>&lt;created&gt; <text:s/>?b <text:s/>?a <text:s/>&lt;produced&gt; <text:s/>?b <text:s text:c="2"/>=&gt; ?a <text:s/>&lt;actedIn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a <text:s/>&lt;wasBornIn&gt; <text:s/>?b <text:s/>?a <text:s/>&lt;livesIn&gt; <text:s/>?b <text:s text:c="2"/>=&gt; ?a <text:s/>&lt;diedIn&gt; <text:s/>?b</text:p>
          </table:table-cell>
          <table:table-cell/>
          <table:table-cell table:style-name="ce9" office:value-type="string" calcext:value-type="string">
            <text:p>?a <text:s/>&lt;livesIn&gt; <text:s/>?b <text:s/>?a <text:s/>&lt;wasBornIn&gt; <text:s/>?b <text:s text:c="2"/>=&gt; ?a <text:s/>&lt;isLeaderOf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a <text:s/>&lt;livesIn&gt; <text:s/>?b <text:s/>?a <text:s/>&lt;diedIn&gt; <text:s/>?b <text:s text:c="2"/>=&gt; ?a <text:s/>&lt;wasBornIn&gt; <text:s/>?b</text:p>
          </table:table-cell>
          <table:table-cell/>
          <table:table-cell table:style-name="ce9" office:value-type="string" calcext:value-type="string">
            <text:p>?a <text:s/>&lt;hasChild&gt; <text:s/>?f <text:s/>?f <text:s/>&lt;hasWonPrize&gt; <text:s/>?b <text:s text:c="2"/>=&gt; ?a <text:s/>&lt;hasWonPrize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e <text:s/>&lt;participatedIn&gt; <text:s/>?b <text:s/>?a <text:s/>&lt;participatedIn&gt; <text:s/>?e <text:s text:c="2"/>=&gt; ?a <text:s/>&lt;participatedIn&gt; <text:s/>?b</text:p>
          </table:table-cell>
          <table:table-cell/>
          <table:table-cell table:style-name="ce9" office:value-type="string" calcext:value-type="string">
            <text:p>?e <text:s/>&lt;hasOfficialLanguage&gt; <text:s/>?b <text:s/>?e <text:s/>&lt;isLocatedIn&gt; <text:s/>?a <text:s text:c="2"/>=&gt; ?a <text:s/>&lt;hasOfficialLanguage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a <text:s/>&lt;produced&gt; <text:s/>?b <text:s/>?a <text:s/>&lt;created&gt; <text:s/>?b <text:s text:c="2"/>=&gt; ?a <text:s/>&lt;actedIn&gt; <text:s/>?b</text:p>
          </table:table-cell>
          <table:table-cell/>
          <table:table-cell table:style-name="ce9"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a <text:s/>&lt;hasChild&gt; <text:s/>?f <text:s/>?f <text:s/>&lt;livesIn&gt; <text:s/>?b <text:s text:c="2"/>=&gt; ?a <text:s/>&lt;livesIn&gt; <text:s/>?b</text:p>
          </table:table-cell>
          <table:table-cell/>
          <table:table-cell table:style-name="ce9" office:value-type="string" calcext:value-type="string">
            <text:p>?e <text:s/>&lt;influences&gt; <text:s/>?a <text:s/>?e <text:s/>&lt;isCitizenOf&gt; <text:s/>?b <text:s text:c="2"/>=&gt; ?a <text:s/>&lt;isCitizenOf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wasBornIn&gt; <text:s/>?f <text:s/>?f <text:s/>&lt;isLocatedIn&gt; <text:s/>?b <text:s text:c="2"/>=&gt; ?a <text:s/>&lt;isPoliticianOf&gt; <text:s/>?b</text:p>
          </table:table-cell>
          <table:table-cell/>
          <table:table-cell table:style-name="ce9" office:value-type="string" calcext:value-type="string">
            <text:p>?b <text:s/>&lt;hasCapital&gt; <text:s/>?f <text:s/>?a <text:s/>&lt;isLocatedIn&gt; <text:s/>?f <text:s text:c="2"/>=&gt; ?a <text:s/>&lt;isCitizenOf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wasBornIn&gt; <text:s/>?a <text:s/>?e <text:s/>&lt;isPoliticianOf&gt; <text:s/>?b <text:s text:c="2"/>=&gt; ?a <text:s/>&lt;isLocatedIn&gt; <text:s/>?b</text:p>
          </table:table-cell>
          <table:table-cell/>
          <table:table-cell table:style-name="ce12" office:value-type="string" calcext:value-type="string">
            <text:p>?a <text:s/>&lt;isMarriedTo&gt; <text:s/>?f <text:s/>?f <text:s/>&lt;livesIn&gt; <text:s/>?b <text:s text:c="2"/>=&gt; ?a <text:s/>&lt;livesIn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a <text:s/>&lt;hasChild&gt; <text:s/>?f <text:s/>?f <text:s/>&lt;hasWonPrize&gt; <text:s/>?b <text:s text:c="2"/>=&gt; ?a <text:s/>&lt;hasWonPrize&gt; <text:s/>?b</text:p>
          </table:table-cell>
          <table:table-cell/>
          <table:table-cell table:style-name="ce12"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a <text:s/>&lt;wasBornIn&gt; <text:s/>?b <text:s/>?a <text:s/>&lt;livesIn&gt; <text:s/>?b <text:s text:c="2"/>=&gt; ?a <text:s/>&lt;isLeaderOf&gt; <text:s/>?b</text:p>
          </table:table-cell>
          <table:table-cell/>
          <table:table-cell table:style-name="ce9" office:value-type="string" calcext:value-type="string">
            <text:p>?b <text:s/>&lt;hasChild&gt; <text:s/>?a <text:s/>?a <text:s/>&lt;isMarriedTo&gt; <text:s/>?b <text:s text:c="2"/>=&gt; ?a <text:s/>&lt;hasChil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hasChild&gt; <text:s/>?a <text:s/>?e <text:s/>&lt;isKnownFor&gt; <text:s/>?b <text:s text:c="2"/>=&gt; ?a <text:s/>&lt;isCitizenOf&gt; <text:s/>?b</text:p>
          </table:table-cell>
          <table:table-cell/>
          <table:table-cell table:style-name="ce9"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hasCapital&gt; <text:s/>?a <text:s/>?e <text:s/>&lt;hasOfficialLanguage&gt; <text:s/>?b <text:s text:c="2"/>=&gt; ?a <text:s/>&lt;hasOfficialLanguage&gt; <text:s/>?b</text:p>
          </table:table-cell>
          <table:table-cell/>
          <table:table-cell table:style-name="ce9" office:value-type="string" calcext:value-type="string">
            <text:p>?a <text:s/>&lt;participatedIn&gt; <text:s/>?f <text:s/>?b <text:s/>&lt;participatedIn&gt; <text:s/>?f <text:s text:c="2"/>=&gt; ?a <text:s/>&lt;participatedIn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e <text:s/>&lt;isLocatedIn&gt; <text:s/>?a <text:s/>?e <text:s/>&lt;hasOfficialLanguage&gt; <text:s/>?b <text:s text:c="2"/>=&gt; ?a <text:s/>&lt;hasOfficialLanguage&gt; <text:s/>?b</text:p>
          </table:table-cell>
          <table:table-cell/>
          <table:table-cell table:style-name="ce9" office:value-type="string" calcext:value-type="string">
            <text:p>?a <text:s/>&lt;directed&gt; <text:s/>?b <text:s/>?a <text:s/>&lt;produced&gt; <text:s/>?b <text:s text:c="2"/>=&gt; ?a <text:s/>&lt;actedIn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/>
          <table:table-cell table:style-name="ce12" office:value-type="string" calcext:value-type="string">
            <text:p>?b <text:s/>&lt;hasChild&gt; <text:s/>?a <text:s/>?b <text:s/>&lt;isMarriedTo&gt; <text:s/>?a <text:s text:c="2"/>=&gt; ?a <text:s/>&lt;hasChild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e <text:s/>&lt;influences&gt; <text:s/>?a <text:s/>?e <text:s/>&lt;isCitizenOf&gt; <text:s/>?b <text:s text:c="2"/>=&gt; ?a <text:s/>&lt;isCitizenOf&gt; <text:s/>?b</text:p>
          </table:table-cell>
          <table:table-cell/>
          <table:table-cell table:style-name="ce9" office:value-type="string" calcext:value-type="string">
            <text:p>?f <text:s/>&lt;isLocatedIn&gt; <text:s/>?b <text:s/>?a <text:s/>&lt;livesIn&gt; <text:s/>?f <text:s text:c="2"/>=&gt; ?a <text:s/>&lt;isCitizenOf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a <text:s/>&lt;isLocatedIn&gt; <text:s/>?f <text:s/>?b <text:s/>&lt;hasCapital&gt; <text:s/>?f <text:s text:c="2"/>=&gt; ?a <text:s/>&lt;isCitizenOf&gt; <text:s/>?b</text:p>
          </table:table-cell>
          <table:table-cell/>
          <table:table-cell table:style-name="ce12" office:value-type="string" calcext:value-type="string">
            <text:p>?e <text:s/>&lt;isCitizenOf&gt; <text:s/>?b <text:s/>?e <text:s/>&lt;livesIn&gt; <text:s/>?a <text:s text:c="2"/>=&gt; ?a <text:s/>&lt;isLocatedIn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a <text:s/>&lt;isMarriedTo&gt; <text:s/>?b <text:s/>?b <text:s/>&lt;hasChild&gt; <text:s/>?a <text:s text:c="2"/>=&gt; ?a <text:s/>&lt;hasChild&gt; <text:s/>?b</text:p>
          </table:table-cell>
          <table:table-cell/>
          <table:table-cell table:style-name="ce15" office:value-type="string" calcext:value-type="string">
            <text:p>?e <text:s/>&lt;isCitizenOf&gt; <text:s/>?b <text:s/>?e <text:s/>&lt;wasBornIn&gt; <text:s/>?a <text:s text:c="2"/>=&gt; ?a <text:s/>&lt;isLocatedIn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/>
          <table:table-cell table:style-name="ce12" office:value-type="string" calcext:value-type="string">
            <text:p>?a <text:s/>&lt;created&gt; <text:s/>?b <text:s/>?a <text:s/>&lt;directed&gt; <text:s/>?b <text:s text:c="2"/>=&gt; ?a <text:s/>&lt;actedIn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b <text:s/>&lt;participatedIn&gt; <text:s/>?f <text:s/>?a <text:s/>&lt;participatedIn&gt; <text:s/>?f <text:s text:c="2"/>=&gt; ?a <text:s/>&lt;participatedIn&gt; <text:s/>?b</text:p>
          </table:table-cell>
          <table:table-cell/>
          <table:table-cell table:style-name="ce12" office:value-type="string" calcext:value-type="string">
            <text:p>?a <text:s/>&lt;diedIn&gt; <text:s/>?b <text:s text:c="2"/>=&gt; ?a <text:s/>&lt;livesIn&gt; <text:s/>?b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?a <text:s/>&lt;directed&gt; <text:s/>?b <text:s/>?a <text:s/>&lt;produced&gt; <text:s/>?b <text:s text:c="2"/>=&gt; ?a <text:s/>&lt;actedIn&gt; <text:s/>?b</text:p>
          </table:table-cell>
          <table:table-cell/>
          <table:table-cell table:style-name="ce12" office:value-type="string" calcext:value-type="string">
            <text:p>?a <text:s/>&lt;isPoliticianOf&gt; <text:s/>?b <text:s text:c="2"/>=&gt; ?a <text:s/>&lt;lives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MarriedTo&gt; <text:s/>?f <text:s/>?f <text:s/>&lt;diedIn&gt; <text:s/>?b <text:s text:c="2"/>=&gt; ?a <text:s/>&lt;diedIn&gt; <text:s/>?b</text:p>
          </table:table-cell>
          <table:table-cell/>
          <table:table-cell table:style-name="ce12" office:value-type="string" calcext:value-type="string">
            <text:p>?f <text:s/>&lt;hasWonPrize&gt; <text:s/>?b <text:s/>?a <text:s/>&lt;isMarriedTo&gt; <text:s/>?f <text:s text:c="2"/>=&gt; ?a <text:s/>&lt;hasWonPrize&gt; <text:s/>?b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 table:number-columns-spanned="3" table:number-rows-spanned="1">
            <text:p>Paper evaluation until here</text:p>
          </table:table-cell>
          <table:covered-table-cell table:number-columns-repeated="2" table:style-name="ce13"/>
          <table:table-cell table:style-name="ce16" table:number-columns-repeated="1021"/>
        </table:table-row>
        <table:table-row table:style-name="ro1">
          <table:table-cell office:value-type="string" calcext:value-type="string">
            <text:p>?e <text:s/>&lt;isMarriedTo&gt; <text:s/>?a <text:s/>?e <text:s/>&lt;diedIn&gt; <text:s/>?b <text:s text:c="2"/>=&gt; ?a <text:s/>&lt;diedIn&gt; <text:s/>?b</text:p>
          </table:table-cell>
          <table:table-cell/>
          <table:table-cell office:value-type="string" calcext:value-type="string">
            <text:p>?a <text:s/>&lt;isLeaderOf&gt; <text:s/>?b <text:s/>?a <text:s/>&lt;livesIn&gt; <text:s/>?b <text:s text:c="2"/>=&gt; ?a <text:s/>&lt;wasBornIn&gt; <text:s/>?b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?e <text:s/>&lt;wasBornIn&gt; <text:s/>?a <text:s/>?e <text:s/>&lt;isCitizenOf&gt; <text:s/>?b <text:s text:c="2"/>=&gt; ?a <text:s/>&lt;isLocatedIn&gt; <text:s/>?b</text:p>
          </table:table-cell>
          <table:table-cell/>
          <table:table-cell office:value-type="string" calcext:value-type="string">
            <text:p>?f <text:s/>&lt;isCitizenOf&gt; <text:s/>?b <text:s/>?a <text:s/>&lt;isMarriedTo&gt; <text:s/>?f <text:s text:c="2"/>=&gt; ?a <text:s/>&lt;isCitizenOf&gt; <text:s/>?b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?b <text:s/>&lt;hasChild&gt; <text:s/>?a <text:s/>?b <text:s/>&lt;isMarriedTo&gt; <text:s/>?a <text:s text:c="2"/>=&gt; ?a <text:s/>&lt;hasChild&gt; <text:s/>?b</text:p>
          </table:table-cell>
          <table:table-cell/>
          <table:table-cell office:value-type="string" calcext:value-type="string">
            <text:p>?e <text:s/>&lt;isCitizenOf&gt; <text:s/>?b <text:s/>?e <text:s/>&lt;isMarriedTo&gt; <text:s/>?a <text:s text:c="2"/>=&gt; ?a <text:s/>&lt;isCitizenOf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b <text:s/>&lt;hasCapital&gt; <text:s/>?a <text:s text:c="2"/>=&gt; ?a <text:s/>&lt;isLocatedIn&gt; <text:s/>?b</text:p>
          </table:table-cell>
          <table:table-cell/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?a <text:s/>&lt;isMarriedTo&gt; <text:s/>?f <text:s/>?f <text:s/>&lt;livesIn&gt; <text:s/>?b <text:s text:c="2"/>=&gt; ?a <text:s/>&lt;livesIn&gt; <text:s/>?b</text:p>
          </table:table-cell>
          <table:table-cell/>
          <table:table-cell office:value-type="string" calcext:value-type="string">
            <text:p>?f <text:s/>&lt;diedIn&gt; <text:s/>?b <text:s/>?a <text:s/>&lt;isMarriedTo&gt; <text:s/>?f <text:s text:c="2"/>=&gt; ?a <text:s/>&lt;diedIn&gt; <text:s/>?b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/>
          <table:table-cell office:value-type="string" calcext:value-type="string">
            <text:p>?e <text:s/>&lt;diedIn&gt; <text:s/>?b <text:s/>?e <text:s/>&lt;isMarriedTo&gt; <text:s/>?a <text:s text:c="2"/>=&gt; ?a <text:s/>&lt;di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/>
          <table:table-cell office:value-type="string" calcext:value-type="string">
            <text:p>?b <text:s/>&lt;hasCapital&gt; <text:s/>?a <text:s text:c="2"/>=&gt; ?a <text:s/>&lt;isLocatedIn&gt; <text:s/>?b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?a <text:s/>&lt;directed&gt; <text:s/>?b <text:s/>?a <text:s/>&lt;created&gt; <text:s/>?b <text:s text:c="2"/>=&gt; ?a <text:s/>&lt;actedIn&gt; <text:s/>?b</text:p>
          </table:table-cell>
          <table:table-cell/>
          <table:table-cell office:value-type="string" calcext:value-type="string">
            <text:p>?b <text:s/>&lt;hasCapital&gt; <text:s/>?f <text:s/>?a <text:s/>&lt;livesIn&gt; <text:s/>?f <text:s text:c="2"/>=&gt; ?a <text:s/>&lt;isCitizenOf&gt; <text:s/>?b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?a <text:s/>&lt;diedIn&gt; <text:s/>?b <text:s text:c="2"/>=&gt; ?a <text:s/>&lt;livesIn&gt; <text:s/>?b</text:p>
          </table:table-cell>
          <table:table-cell/>
          <table:table-cell office:value-type="string" calcext:value-type="string">
            <text:p>?e <text:s/>&lt;diedIn&gt; <text:s/>?a <text:s/>?e <text:s/>&lt;isCitizenOf&gt; <text:s/>?b <text:s text:c="2"/>=&gt; ?a <text:s/>&lt;isLocatedIn&gt; <text:s/>?b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?e <text:s/>&lt;hasChild&gt; <text:s/>?a <text:s/>?e <text:s/>&lt;livesIn&gt; <text:s/>?b <text:s text:c="2"/>=&gt; ?a <text:s/>&lt;livesIn&gt; <text:s/>?b</text:p>
          </table:table-cell>
          <table:table-cell/>
          <table:table-cell office:value-type="string" calcext:value-type="string">
            <text:p>?a <text:s/>&lt;produced&gt; <text:s/>?b <text:s text:c="2"/>=&gt; ?a <text:s/>&lt;actedIn&gt; <text:s/>?b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?a <text:s/>&lt;isPoliticianOf&gt; <text:s/>?b <text:s text:c="2"/>=&gt; ?a <text:s/>&lt;livesIn&gt; <text:s/>?b</text:p>
          </table:table-cell>
          <table:table-cell/>
          <table:table-cell office:value-type="string" calcext:value-type="string">
            <text:p>?e <text:s/>&lt;isCitizenOf&gt; <text:s/>?b <text:s/>?e <text:s/>&lt;isLocatedIn&gt; <text:s/>?a <text:s text:c="2"/>=&gt; ?a <text:s/>&lt;isLocatedIn&gt; <text:s/>?b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?a <text:s/>&lt;isMarriedTo&gt; <text:s/>?f <text:s/>?f <text:s/>&lt;hasWonPrize&gt; <text:s/>?b <text:s text:c="2"/>=&gt; ?a <text:s/>&lt;hasWonPrize&gt; <text:s/>?b</text:p>
          </table:table-cell>
          <table:table-cell/>
          <table:table-cell office:value-type="string" calcext:value-type="string">
            <text:p>?f <text:s/>&lt;graduatedFrom&gt; <text:s/>?b <text:s/>?a <text:s/>&lt;isMarriedTo&gt; <text:s/>?f <text:s text:c="2"/>=&gt; ?a <text:s/>&lt;graduatedFrom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dealsWith&gt; <text:s/>?f <text:s/>?f <text:s/>&lt;isLocatedIn&gt; <text:s/>?b <text:s text:c="2"/>=&gt; ?a <text:s/>&lt;isLocatedIn&gt; <text:s/>?b</text:p>
          </table:table-cell>
          <table:table-cell/>
          <table:table-cell office:value-type="string" calcext:value-type="string">
            <text:p>?e <text:s/>&lt;graduatedFrom&gt; <text:s/>?b <text:s/>?e <text:s/>&lt;isMarriedTo&gt; <text:s/>?a <text:s text:c="2"/>=&gt; ?a <text:s/>&lt;graduatedFrom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dealsWith&gt; <text:s/>?a <text:s/>?e <text:s/>&lt;isLocatedIn&gt; <text:s/>?b <text:s text:c="2"/>=&gt; ?a <text:s/>&lt;isLocatedIn&gt; <text:s/>?b</text:p>
          </table:table-cell>
          <table:table-cell/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LeaderOf&gt; <text:s/>?b <text:s/>?a <text:s/>&lt;livesIn&gt; <text:s/>?b <text:s text:c="2"/>=&gt; ?a <text:s/>&lt;wasBornIn&gt; <text:s/>?b</text:p>
          </table:table-cell>
          <table:table-cell/>
          <table:table-cell office:value-type="string" calcext:value-type="string">
            <text:p>?f <text:s/>&lt;hasChild&gt; <text:s/>?b <text:s/>?a <text:s/>&lt;isMarriedTo&gt; <text:s/>?f <text:s text:c="2"/>=&gt; ?a <text:s/>&lt;hasChil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MarriedTo&gt; <text:s/>?f <text:s/>?f <text:s/>&lt;isCitizenOf&gt; <text:s/>?b <text:s text:c="2"/>=&gt; ?a <text:s/>&lt;isCitizenOf&gt; <text:s/>?b</text:p>
          </table:table-cell>
          <table:table-cell/>
          <table:table-cell office:value-type="string" calcext:value-type="string">
            <text:p>?f <text:s/>&lt;isLocatedIn&gt; <text:s/>?b <text:s/>?a <text:s/>&lt;isLocatedIn&gt; <text:s/>?f <text:s text:c="2"/>=&gt; ?a <text:s/>&lt;isCitizenOf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isMarriedTo&gt; <text:s/>?a <text:s/>?e <text:s/>&lt;isCitizenOf&gt; <text:s/>?b <text:s text:c="2"/>=&gt; ?a <text:s/>&lt;isCitizenOf&gt; <text:s/>?b</text:p>
          </table:table-cell>
          <table:table-cell/>
          <table:table-cell office:value-type="string" calcext:value-type="string">
            <text:p>?a <text:s/>&lt;hasChild&gt; <text:s/>?f <text:s/>?b <text:s/>&lt;hasChild&gt; <text:s/>?f <text:s text:c="2"/>=&gt; ?a <text:s/>&lt;isMarriedTo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hasCapital&gt; <text:s/>?f <text:s/>?f <text:s/>&lt;hasOfficialLanguage&gt; <text:s/>?b <text:s text:c="2"/>=&gt; ?a <text:s/>&lt;hasOfficialLanguage&gt; <text:s/>?b</text:p>
          </table:table-cell>
          <table:table-cell/>
          <table:table-cell office:value-type="string" calcext:value-type="string">
            <text:p>?f <text:s/>&lt;hasCapital&gt; <text:s/>?b <text:s/>?a <text:s/>&lt;isCitizenOf&gt; <text:s/>?f <text:s text:c="2"/>=&gt; ?a <text:s/>&lt;di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/>
          <table:table-cell office:value-type="string" calcext:value-type="string">
            <text:p>?a <text:s/>&lt;actedIn&gt; <text:s/>?b <text:s text:c="2"/>=&gt; ?a <text:s/>&lt;produce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wasBornIn&gt; <text:s/>?f <text:s/>?f <text:s/>&lt;isLocatedIn&gt; <text:s/>?b <text:s text:c="2"/>=&gt; ?a <text:s/>&lt;isCitizenOf&gt; <text:s/>?b</text:p>
          </table:table-cell>
          <table:table-cell/>
          <table:table-cell office:value-type="string" calcext:value-type="string">
            <text:p>?f <text:s/>&lt;isLocatedIn&gt; <text:s/>?b <text:s/>?a <text:s/>&lt;wasBornIn&gt; <text:s/>?f <text:s text:c="2"/>=&gt; ?a <text:s/>&lt;isCitizenOf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diedIn&gt; <text:s/>?a <text:s/>?e <text:s/>&lt;isCitizenOf&gt; <text:s/>?b <text:s text:c="2"/>=&gt; ?a <text:s/>&lt;isLocatedIn&gt; <text:s/>?b</text:p>
          </table:table-cell>
          <table:table-cell/>
          <table:table-cell office:value-type="string" calcext:value-type="string">
            <text:p>?a <text:s/>&lt;dealsWith&gt; <text:s/>?f <text:s/>?f <text:s/>&lt;isLocatedIn&gt; <text:s/>?b <text:s text:c="2"/>=&gt; ?a <text:s/>&lt;isLocat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/>
          <table:table-cell office:value-type="string" calcext:value-type="string">
            <text:p>?a <text:s/>&lt;livesIn&gt; <text:s/>?b <text:s text:c="2"/>=&gt; ?a <text:s/>&lt;di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livesIn&gt; <text:s/>?f <text:s/>?b <text:s/>&lt;hasCapital&gt; <text:s/>?f <text:s text:c="2"/>=&gt; ?a <text:s/>&lt;isCitizenOf&gt; <text:s/>?b</text:p>
          </table:table-cell>
          <table:table-cell/>
          <table:table-cell office:value-type="string" calcext:value-type="string">
            <text:p>?a <text:s/>&lt;directed&gt; <text:s/>?b <text:s text:c="2"/>=&gt; ?a <text:s/>&lt;act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LocatedIn&gt; <text:s/>?f <text:s/>?f <text:s/>&lt;isLocatedIn&gt; <text:s/>?b <text:s text:c="2"/>=&gt; ?a <text:s/>&lt;isCitizenOf&gt; <text:s/>?b</text:p>
          </table:table-cell>
          <table:table-cell/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produced&gt; <text:s/>?b <text:s text:c="2"/>=&gt; ?a <text:s/>&lt;actedIn&gt; <text:s/>?b</text:p>
          </table:table-cell>
          <table:table-cell/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?e <text:s/>&lt;livesIn&gt; <text:s/>?a <text:s/>?e <text:s/>&lt;isCitizenOf&gt; <text:s/>?b <text:s text:c="2"/>=&gt; ?a <text:s/>&lt;isLocatedIn&gt; <text:s/>?b</text:p>
          </table:table-cell>
          <table:table-cell/>
          <table:table-cell office:value-type="string" calcext:value-type="string">
            <text:p>?a <text:s/>&lt;hasAcademicAdvisor&gt; <text:s/>?f <text:s/>?f <text:s/>&lt;worksAt&gt; <text:s/>?b <text:s text:c="2"/>=&gt; ?a <text:s/>&lt;worksAt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/>
          <table:table-cell office:value-type="string" calcext:value-type="string">
            <text:p>?e <text:s/>&lt;hasAcademicAdvisor&gt; <text:s/>?a <text:s/>?e <text:s/>&lt;worksAt&gt; <text:s/>?b <text:s text:c="2"/>=&gt; ?a <text:s/>&lt;worksAt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isLocatedIn&gt; <text:s/>?a <text:s/>?e <text:s/>&lt;isCitizenOf&gt; <text:s/>?b <text:s text:c="2"/>=&gt; ?a <text:s/>&lt;isLocatedIn&gt; <text:s/>?b</text:p>
          </table:table-cell>
          <table:table-cell/>
          <table:table-cell office:value-type="string" calcext:value-type="string">
            <text:p>?e <text:s/>&lt;graduatedFrom&gt; <text:s/>?b <text:s/>?e <text:s/>&lt;hasAcademicAdvisor&gt; <text:s/>?a <text:s text:c="2"/>=&gt; ?a <text:s/>&lt;graduatedFrom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KnownFor&gt; <text:s/>?f <text:s/>?b <text:s/>&lt;isCitizenOf&gt; <text:s/>?f <text:s text:c="2"/>=&gt; ?a <text:s/>&lt;hasChild&gt; <text:s/>?b</text:p>
          </table:table-cell>
          <table:table-cell/>
          <table:table-cell office:value-type="string" calcext:value-type="string">
            <text:p>?e <text:s/>&lt;graduatedFrom&gt; <text:s/>?b <text:s/>?e <text:s/>&lt;influences&gt; <text:s/>?a <text:s text:c="2"/>=&gt; ?a <text:s/>&lt;graduatedFrom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hasChild&gt; <text:s/>?f <text:s/>?b <text:s/>&lt;hasChild&gt; <text:s/>?f <text:s text:c="2"/>=&gt; ?a <text:s/>&lt;isMarriedTo&gt; <text:s/>?b</text:p>
          </table:table-cell>
          <table:table-cell/>
          <table:table-cell office:value-type="string" calcext:value-type="string">
            <text:p>?f <text:s/>&lt;graduatedFrom&gt; <text:s/>?b <text:s/>?a <text:s/>&lt;influences&gt; <text:s/>?f <text:s text:c="2"/>=&gt; ?a <text:s/>&lt;graduatedFrom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CitizenOf&gt; <text:s/>?f <text:s/>?f <text:s/>&lt;hasCapital&gt; <text:s/>?b <text:s text:c="2"/>=&gt; ?a <text:s/>&lt;diedIn&gt; <text:s/>?b</text:p>
          </table:table-cell>
          <table:table-cell/>
          <table:table-cell office:value-type="string" calcext:value-type="string">
            <text:p>?e <text:s/>&lt;directed&gt; <text:s/>?b <text:s/>?a <text:s/>&lt;isMarriedTo&gt; <text:s/>?e <text:s text:c="2"/>=&gt; ?a <text:s/>&lt;act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actedIn&gt; <text:s/>?b <text:s text:c="2"/>=&gt; ?a <text:s/>&lt;produced&gt; <text:s/>?b</text:p>
          </table:table-cell>
          <table:table-cell/>
          <table:table-cell office:value-type="string" calcext:value-type="string">
            <text:p>?a <text:s/>&lt;hasChild&gt; <text:s/>?f <text:s/>?f <text:s/>&lt;wasBornIn&gt; <text:s/>?b <text:s text:c="2"/>=&gt; ?a <text:s/>&lt;wasBorn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livesIn&gt; <text:s/>?f <text:s/>?f <text:s/>&lt;isLocatedIn&gt; <text:s/>?b <text:s text:c="2"/>=&gt; ?a <text:s/>&lt;isCitizenOf&gt; <text:s/>?b</text:p>
          </table:table-cell>
          <table:table-cell/>
          <table:table-cell office:value-type="string" calcext:value-type="string">
            <text:p>?e <text:s/>&lt;diedIn&gt; <text:s/>?b <text:s/>?e <text:s/>&lt;hasChild&gt; <text:s/>?a <text:s text:c="2"/>=&gt; ?a <text:s/>&lt;wasBorn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MarriedTo&gt; <text:s/>?f <text:s/>?f <text:s/>&lt;graduatedFrom&gt; <text:s/>?b <text:s text:c="2"/>=&gt; ?a <text:s/>&lt;graduatedFrom&gt; <text:s/>?b</text:p>
          </table:table-cell>
          <table:table-cell/>
          <table:table-cell office:value-type="string" calcext:value-type="string">
            <text:p>?a <text:s/>&lt;hasChild&gt; <text:s/>?f <text:s/>?f <text:s/>&lt;wasBornIn&gt; <text:s/>?b <text:s text:c="2"/>=&gt; ?a <text:s/>&lt;di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isMarriedTo&gt; <text:s/>?a <text:s/>?e <text:s/>&lt;graduatedFrom&gt; <text:s/>?b <text:s text:c="2"/>=&gt; ?a <text:s/>&lt;graduatedFrom&gt; <text:s/>?b</text:p>
          </table:table-cell>
          <table:table-cell/>
          <table:table-cell office:value-type="string" calcext:value-type="string">
            <text:p>?e <text:s/>&lt;hasChild&gt; <text:s/>?b <text:s/>?e <text:s/>&lt;isMarriedTo&gt; <text:s/>?a <text:s text:c="2"/>=&gt; ?a <text:s/>&lt;hasChil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/>
          <table:table-cell office:value-type="string" calcext:value-type="string">
            <text:p>?f <text:s/>&lt;hasCapital&gt; <text:s/>?b <text:s/>?a <text:s/>&lt;isCitizenOf&gt; <text:s/>?f <text:s text:c="2"/>=&gt; ?a <text:s/>&lt;wasBorn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livesIn&gt; <text:s/>?f <text:s/>?b <text:s/>&lt;hasCapital&gt; <text:s/>?f <text:s text:c="2"/>=&gt; ?a <text:s/>&lt;livesIn&gt; <text:s/>?b</text:p>
          </table:table-cell>
          <table:table-cell/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livesIn&gt; <text:s/>?b <text:s text:c="2"/>=&gt; ?a <text:s/>&lt;diedIn&gt; <text:s/>?b</text:p>
          </table:table-cell>
          <table:table-cell/>
          <table:table-cell office:value-type="string" calcext:value-type="string">
            <text:p>?f <text:s/>&lt;graduatedFrom&gt; <text:s/>?b <text:s/>?a <text:s/>&lt;hasAcademicAdvisor&gt; <text:s/>?f <text:s text:c="2"/>=&gt; ?a <text:s/>&lt;graduatedFrom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hasChild&gt; <text:s/>?f <text:s/>?f <text:s/>&lt;wasBornIn&gt; <text:s/>?b <text:s text:c="2"/>=&gt; ?a <text:s/>&lt;wasBornIn&gt; <text:s/>?b</text:p>
          </table:table-cell>
          <table:table-cell/>
          <table:table-cell office:value-type="string" calcext:value-type="string">
            <text:p>?f <text:s/>&lt;dealsWith&gt; <text:s/>?b <text:s/>?a <text:s/>&lt;dealsWith&gt; <text:s/>?f <text:s text:c="2"/>=&gt; ?a <text:s/>&lt;dealsWith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directed&gt; <text:s/>?b <text:s text:c="2"/>=&gt; ?a <text:s/>&lt;actedIn&gt; <text:s/>?b</text:p>
          </table:table-cell>
          <table:table-cell/>
          <table:table-cell office:value-type="string" calcext:value-type="string">
            <text:p>?a <text:s/>&lt;created&gt; <text:s/>?b <text:s text:c="2"/>=&gt; ?a <text:s/>&lt;act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/>
          <table:table-cell office:value-type="string" calcext:value-type="string">
            <text:p>?e <text:s/>&lt;directed&gt; <text:s/>?b <text:s/>?e <text:s/>&lt;isMarriedTo&gt; <text:s/>?a <text:s text:c="2"/>=&gt; ?a <text:s/>&lt;act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/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hasAcademicAdvisor&gt; <text:s/>?f <text:s/>?f <text:s/>&lt;worksAt&gt; <text:s/>?b <text:s text:c="2"/>=&gt; ?a <text:s/>&lt;worksAt&gt; <text:s/>?b</text:p>
          </table:table-cell>
          <table:table-cell/>
          <table:table-cell office:value-type="string" calcext:value-type="string">
            <text:p>?e <text:s/>&lt;diedIn&gt; <text:s/>?a <text:s/>?e <text:s/>&lt;livesIn&gt; <text:s/>?b <text:s text:c="2"/>=&gt; ?a <text:s/>&lt;isLocat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worksAt&gt; <text:s/>?b <text:s/>?e <text:s/>&lt;hasAcademicAdvisor&gt; <text:s/>?a <text:s text:c="2"/>=&gt; ?a <text:s/>&lt;worksAt&gt; <text:s/>?b</text:p>
          </table:table-cell>
          <table:table-cell/>
          <table:table-cell office:value-type="string" calcext:value-type="string">
            <text:p>?e <text:s/>&lt;hasAcademicAdvisor&gt; <text:s/>?a <text:s/>?e <text:s/>&lt;hasWonPrize&gt; <text:s/>?b <text:s text:c="2"/>=&gt; ?a <text:s/>&lt;hasWonPrize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hasAcademicAdvisor&gt; <text:s/>?a <text:s/>?e <text:s/>&lt;graduatedFrom&gt; <text:s/>?b <text:s text:c="2"/>=&gt; ?a <text:s/>&lt;graduatedFrom&gt; <text:s/>?b</text:p>
          </table:table-cell>
          <table:table-cell/>
          <table:table-cell office:value-type="string" calcext:value-type="string">
            <text:p>?e <text:s/>&lt;hasChild&gt; <text:s/>?a <text:s/>?e <text:s/>&lt;wasBornIn&gt; <text:s/>?b <text:s text:c="2"/>=&gt; ?a <text:s/>&lt;wasBorn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nfluences&gt; <text:s/>?f <text:s/>?f <text:s/>&lt;graduatedFrom&gt; <text:s/>?b <text:s text:c="2"/>=&gt; ?a <text:s/>&lt;graduatedFrom&gt; <text:s/>?b</text:p>
          </table:table-cell>
          <table:table-cell/>
          <table:table-cell office:value-type="string" calcext:value-type="string">
            <text:p>?a <text:s/>&lt;actedIn&gt; <text:s/>?f <text:s/>?b <text:s/>&lt;directed&gt; <text:s/>?f <text:s text:c="2"/>=&gt; ?a <text:s/>&lt;isMarriedTo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influences&gt; <text:s/>?a <text:s/>?e <text:s/>&lt;graduatedFrom&gt; <text:s/>?b <text:s text:c="2"/>=&gt; ?a <text:s/>&lt;graduatedFrom&gt; <text:s/>?b</text:p>
          </table:table-cell>
          <table:table-cell/>
          <table:table-cell office:value-type="string" calcext:value-type="string">
            <text:p>?a <text:s/>&lt;actedIn&gt; <text:s/>?b <text:s text:c="2"/>=&gt; ?a <text:s/>&lt;create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CitizenOf&gt; <text:s/>?f <text:s/>?f <text:s/>&lt;hasCapital&gt; <text:s/>?b <text:s text:c="2"/>=&gt; ?a <text:s/>&lt;wasBornIn&gt; <text:s/>?b</text:p>
          </table:table-cell>
          <table:table-cell/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hasChild&gt; <text:s/>?a <text:s/>?e <text:s/>&lt;diedIn&gt; <text:s/>?b <text:s text:c="2"/>=&gt; ?a <text:s/>&lt;wasBornIn&gt; <text:s/>?b</text:p>
          </table:table-cell>
          <table:table-cell/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MarriedTo&gt; <text:s/>?f <text:s/>?f <text:s/>&lt;directed&gt; <text:s/>?b <text:s text:c="2"/>=&gt; ?a <text:s/>&lt;actedIn&gt; <text:s/>?b</text:p>
          </table:table-cell>
          <table:table-cell/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hasChild&gt; <text:s/>?f <text:s/>?f <text:s/>&lt;wasBornIn&gt; <text:s/>?b <text:s text:c="2"/>=&gt; ?a <text:s/>&lt;diedIn&gt; <text:s/>?b</text:p>
          </table:table-cell>
          <table:table-cell/>
          <table:table-cell office:value-type="string" calcext:value-type="string">
            <text:p>?a <text:s/>&lt;hasChild&gt; <text:s/>?f <text:s/>?f <text:s/>&lt;participatedIn&gt; <text:s/>?b <text:s text:c="2"/>=&gt; ?a <text:s/>&lt;participat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hasAcademicAdvisor&gt; <text:s/>?f <text:s/>?f <text:s/>&lt;graduatedFrom&gt; <text:s/>?b <text:s text:c="2"/>=&gt; ?a <text:s/>&lt;graduatedFrom&gt; <text:s/>?b</text:p>
          </table:table-cell>
          <table:table-cell/>
          <table:table-cell office:value-type="string" calcext:value-type="string">
            <text:p>?f <text:s/>&lt;isLocatedIn&gt; <text:s/>?b <text:s/>?a <text:s/>&lt;wasBornIn&gt; <text:s/>?f <text:s text:c="2"/>=&gt; ?a <text:s/>&lt;lives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dealsWith&gt; <text:s/>?f <text:s/>?f <text:s/>&lt;dealsWith&gt; <text:s/>?b <text:s text:c="2"/>=&gt; ?a <text:s/>&lt;dealsWith&gt; <text:s/>?b</text:p>
          </table:table-cell>
          <table:table-cell/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created&gt; <text:s/>?b <text:s text:c="2"/>=&gt; ?a <text:s/>&lt;actedIn&gt; <text:s/>?b</text:p>
          </table:table-cell>
          <table:table-cell/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hasChild&gt; <text:s/>?a <text:s/>?e <text:s/>&lt;wasBornIn&gt; <text:s/>?b <text:s text:c="2"/>=&gt; ?a <text:s/>&lt;wasBornIn&gt; <text:s/>?b</text:p>
          </table:table-cell>
          <table:table-cell/>
          <table:table-cell office:value-type="string" calcext:value-type="string">
            <text:p>?a <text:s/>&lt;isLeaderOf&gt; <text:s/>?b <text:s text:c="2"/>=&gt; ?a <text:s/>&lt;wasBorn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isMarriedTo&gt; <text:s/>?a <text:s/>?e <text:s/>&lt;directed&gt; <text:s/>?b <text:s text:c="2"/>=&gt; ?a <text:s/>&lt;actedIn&gt; <text:s/>?b</text:p>
          </table:table-cell>
          <table:table-cell/>
          <table:table-cell office:value-type="string" calcext:value-type="string">
            <text:p>?e <text:s/>&lt;influences&gt; <text:s/>?a <text:s/>?e <text:s/>&lt;wasBornIn&gt; <text:s/>?b <text:s text:c="2"/>=&gt; ?a <text:s/>&lt;di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actedIn&gt; <text:s/>?b <text:s text:c="2"/>=&gt; ?a <text:s/>&lt;directed&gt; <text:s/>?b</text:p>
          </table:table-cell>
          <table:table-cell/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hasAcademicAdvisor&gt; <text:s/>?a <text:s/>?e <text:s/>&lt;hasWonPrize&gt; <text:s/>?b <text:s text:c="2"/>=&gt; ?a <text:s/>&lt;hasWonPrize&gt; <text:s/>?b</text:p>
          </table:table-cell>
          <table:table-cell/>
          <table:table-cell office:value-type="string" calcext:value-type="string">
            <text:p>?a <text:s/>&lt;hasChild&gt; <text:s/>?f <text:s/>?f <text:s/>&lt;produced&gt; <text:s/>?b <text:s text:c="2"/>=&gt; ?a <text:s/>&lt;act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actedIn&gt; <text:s/>?b <text:s text:c="2"/>=&gt; ?a <text:s/>&lt;created&gt; <text:s/>?b</text:p>
          </table:table-cell>
          <table:table-cell/>
          <table:table-cell office:value-type="string" calcext:value-type="string">
            <text:p>?e <text:s/>&lt;dealsWith&gt; <text:s/>?a <text:s/>?e <text:s/>&lt;isLocatedIn&gt; <text:s/>?b <text:s text:c="2"/>=&gt; ?a <text:s/>&lt;isLocat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/>
          <table:table-cell office:value-type="string" calcext:value-type="string">
            <text:p>?a <text:s/>&lt;isMarriedTo&gt; <text:s/>?f <text:s/>?f <text:s/>&lt;wasBornIn&gt; <text:s/>?b <text:s text:c="2"/>=&gt; ?a <text:s/>&lt;wasBorn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actedIn&gt; <text:s/>?f <text:s/>?b <text:s/>&lt;directed&gt; <text:s/>?f <text:s text:c="2"/>=&gt; ?a <text:s/>&lt;isMarriedTo&gt; <text:s/>?b</text:p>
          </table:table-cell>
          <table:table-cell/>
          <table:table-cell office:value-type="string" calcext:value-type="string">
            <text:p>?e <text:s/>&lt;isMarriedTo&gt; <text:s/>?a <text:s/>?e <text:s/>&lt;wasBornIn&gt; <text:s/>?b <text:s text:c="2"/>=&gt; ?a <text:s/>&lt;wasBorn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/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hasChild&gt; <text:s/>?f <text:s/>?f <text:s/>&lt;participatedIn&gt; <text:s/>?b <text:s text:c="2"/>=&gt; ?a <text:s/>&lt;participatedIn&gt; <text:s/>?b</text:p>
          </table:table-cell>
          <table:table-cell/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diedIn&gt; <text:s/>?a <text:s/>?e <text:s/>&lt;livesIn&gt; <text:s/>?b <text:s text:c="2"/>=&gt; ?a <text:s/>&lt;isLocatedIn&gt; <text:s/>?b</text:p>
          </table:table-cell>
          <table:table-cell/>
          <table:table-cell office:value-type="string" calcext:value-type="string">
            <text:p>?f <text:s/>&lt;actedIn&gt; <text:s/>?b <text:s/>?a <text:s/>&lt;isMarriedTo&gt; <text:s/>?f <text:s text:c="2"/>=&gt; ?a <text:s/>&lt;directe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/>
          <table:table-cell office:value-type="string" calcext:value-type="string">
            <text:p>?f <text:s/>&lt;isLocatedIn&gt; <text:s/>?b <text:s/>?a <text:s/>&lt;livesIn&gt; <text:s/>?f <text:s text:c="2"/>=&gt; ?a <text:s/>&lt;lives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LeaderOf&gt; <text:s/>?b <text:s text:c="2"/>=&gt; ?a <text:s/>&lt;wasBornIn&gt; <text:s/>?b</text:p>
          </table:table-cell>
          <table:table-cell/>
          <table:table-cell office:value-type="string" calcext:value-type="string">
            <text:p>?b <text:s/>&lt;hasCapital&gt; <text:s/>?f <text:s/>?a <text:s/>&lt;wasBornIn&gt; <text:s/>?f <text:s text:c="2"/>=&gt; ?a <text:s/>&lt;lives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/>
          <table:table-cell office:value-type="string" calcext:value-type="string">
            <text:p>?e <text:s/>&lt;diedIn&gt; <text:s/>?b <text:s/>?e <text:s/>&lt;isCitizenOf&gt; <text:s/>?a <text:s text:c="2"/>=&gt; ?a <text:s/>&lt;hasCapital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influences&gt; <text:s/>?a <text:s/>?e <text:s/>&lt;wasBornIn&gt; <text:s/>?b <text:s text:c="2"/>=&gt; ?a <text:s/>&lt;diedIn&gt; <text:s/>?b</text:p>
          </table:table-cell>
          <table:table-cell/>
          <table:table-cell office:value-type="string" calcext:value-type="string">
            <text:p>?b <text:s/>&lt;actedIn&gt; <text:s/>?f <text:s/>?a <text:s/>&lt;directed&gt; <text:s/>?f <text:s text:c="2"/>=&gt; ?a <text:s/>&lt;isMarriedTo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hasChild&gt; <text:s/>?f <text:s/>?f <text:s/>&lt;produced&gt; <text:s/>?b <text:s text:c="2"/>=&gt; ?a <text:s/>&lt;actedIn&gt; <text:s/>?b</text:p>
          </table:table-cell>
          <table:table-cell/>
          <table:table-cell office:value-type="string" calcext:value-type="string">
            <text:p>?e <text:s/>&lt;actedIn&gt; <text:s/>?b <text:s/>?e <text:s/>&lt;isMarriedTo&gt; <text:s/>?a <text:s text:c="2"/>=&gt; ?a <text:s/>&lt;directe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/>
          <table:table-cell office:value-type="string" calcext:value-type="string">
            <text:p>?e <text:s/>&lt;livesIn&gt; <text:s/>?b <text:s/>?e <text:s/>&lt;wasBornIn&gt; <text:s/>?a <text:s text:c="2"/>=&gt; ?a <text:s/>&lt;isLocat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/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/>
          <table:table-cell office:value-type="string" calcext:value-type="string">
            <text:p>?f <text:s/>&lt;hasCapital&gt; <text:s/>?b <text:s/>?a <text:s/>&lt;livesIn&gt; <text:s/>?f <text:s text:c="2"/>=&gt; ?a <text:s/>&lt;lives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MarriedTo&gt; <text:s/>?f <text:s/>?f <text:s/>&lt;actedIn&gt; <text:s/>?b <text:s text:c="2"/>=&gt; ?a <text:s/>&lt;directed&gt; <text:s/>?b</text:p>
          </table:table-cell>
          <table:table-cell/>
          <table:table-cell office:value-type="string" calcext:value-type="string">
            <text:p>?e <text:s/>&lt;created&gt; <text:s/>?b <text:s/>?a <text:s/>&lt;isMarriedTo&gt; <text:s/>?e <text:s text:c="2"/>=&gt; ?a <text:s/>&lt;act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MarriedTo&gt; <text:s/>?f <text:s/>?f <text:s/>&lt;wasBornIn&gt; <text:s/>?b <text:s text:c="2"/>=&gt; ?a <text:s/>&lt;wasBornIn&gt; <text:s/>?b</text:p>
          </table:table-cell>
          <table:table-cell/>
          <table:table-cell office:value-type="string" calcext:value-type="string">
            <text:p>?a <text:s/>&lt;isLeaderOf&gt; <text:s/>?f <text:s/>?b <text:s/>&lt;isLeaderOf&gt; <text:s/>?f <text:s text:c="2"/>=&gt; ?a <text:s/>&lt;isMarriedTo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isMarriedTo&gt; <text:s/>?a <text:s/>?e <text:s/>&lt;wasBornIn&gt; <text:s/>?b <text:s text:c="2"/>=&gt; ?a <text:s/>&lt;wasBornIn&gt; <text:s/>?b</text:p>
          </table:table-cell>
          <table:table-cell/>
          <table:table-cell office:value-type="string" calcext:value-type="string">
            <text:p>?a <text:s/>&lt;imports&gt; <text:s/>?b <text:s text:c="2"/>=&gt; ?a <text:s/>&lt;exports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livesIn&gt; <text:s/>?f <text:s/>?f <text:s/>&lt;isLocatedIn&gt; <text:s/>?b <text:s text:c="2"/>=&gt; ?a <text:s/>&lt;livesIn&gt; <text:s/>?b</text:p>
          </table:table-cell>
          <table:table-cell/>
          <table:table-cell office:value-type="string" calcext:value-type="string">
            <text:p>?a <text:s/>&lt;hasAcademicAdvisor&gt; <text:s/>?f <text:s/>?f <text:s/>&lt;hasWonPrize&gt; <text:s/>?b <text:s text:c="2"/>=&gt; ?a <text:s/>&lt;hasWonPrize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isCitizenOf&gt; <text:s/>?a <text:s/>?e <text:s/>&lt;diedIn&gt; <text:s/>?b <text:s text:c="2"/>=&gt; ?a <text:s/>&lt;hasCapital&gt; <text:s/>?b</text:p>
          </table:table-cell>
          <table:table-cell/>
          <table:table-cell office:value-type="string" calcext:value-type="string">
            <text:p>?f <text:s/>&lt;hasCapital&gt; <text:s/>?b <text:s/>?a <text:s/>&lt;isCitizenOf&gt; <text:s/>?f <text:s text:c="2"/>=&gt; ?a <text:s/>&lt;isLocat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isMarriedTo&gt; <text:s/>?a <text:s/>?e <text:s/>&lt;actedIn&gt; <text:s/>?b <text:s text:c="2"/>=&gt; ?a <text:s/>&lt;directed&gt; <text:s/>?b</text:p>
          </table:table-cell>
          <table:table-cell/>
          <table:table-cell office:value-type="string" calcext:value-type="string">
            <text:p>?e <text:s/>&lt;dealsWith&gt; <text:s/>?a <text:s/>?e <text:s/>&lt;dealsWith&gt; <text:s/>?b <text:s text:c="2"/>=&gt; ?a <text:s/>&lt;dealsWith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directed&gt; <text:s/>?f <text:s/>?b <text:s/>&lt;actedIn&gt; <text:s/>?f <text:s text:c="2"/>=&gt; ?a <text:s/>&lt;isMarriedTo&gt; <text:s/>?b</text:p>
          </table:table-cell>
          <table:table-cell/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MarriedTo&gt; <text:s/>?f <text:s/>?f <text:s/>&lt;wasBornIn&gt; <text:s/>?b <text:s text:c="2"/>=&gt; ?a <text:s/>&lt;diedIn&gt; <text:s/>?b</text:p>
          </table:table-cell>
          <table:table-cell/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isMarriedTo&gt; <text:s/>?a <text:s/>?e <text:s/>&lt;diedIn&gt; <text:s/>?b <text:s text:c="2"/>=&gt; ?a <text:s/>&lt;wasBornIn&gt; <text:s/>?b</text:p>
          </table:table-cell>
          <table:table-cell/>
          <table:table-cell office:value-type="string" calcext:value-type="string">
            <text:p>?f <text:s/>&lt;diedIn&gt; <text:s/>?b <text:s/>?a <text:s/>&lt;influences&gt; <text:s/>?f <text:s text:c="2"/>=&gt; ?a <text:s/>&lt;wasBorn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/>
          <table:table-cell office:value-type="string" calcext:value-type="string">
            <text:p>?a <text:s/>&lt;actedIn&gt; <text:s/>?f <text:s/>?b <text:s/>&lt;created&gt; <text:s/>?f <text:s text:c="2"/>=&gt; ?a <text:s/>&lt;isMarriedTo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livesIn&gt; <text:s/>?f <text:s/>?f <text:s/>&lt;hasCapital&gt; <text:s/>?b <text:s text:c="2"/>=&gt; ?a <text:s/>&lt;livesIn&gt; <text:s/>?b</text:p>
          </table:table-cell>
          <table:table-cell/>
          <table:table-cell office:value-type="string" calcext:value-type="string">
            <text:p>?e <text:s/>&lt;livesIn&gt; <text:s/>?a <text:s/>?e <text:s/>&lt;livesIn&gt; <text:s/>?b <text:s text:c="2"/>=&gt; ?a <text:s/>&lt;isLocat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MarriedTo&gt; <text:s/>?f <text:s/>?f <text:s/>&lt;created&gt; <text:s/>?b <text:s text:c="2"/>=&gt; ?a <text:s/>&lt;actedIn&gt; <text:s/>?b</text:p>
          </table:table-cell>
          <table:table-cell/>
          <table:table-cell office:value-type="string" calcext:value-type="string">
            <text:p>?a <text:s/>&lt;isMarriedTo&gt; <text:s/>?f <text:s/>?f <text:s/>&lt;wasBornIn&gt; <text:s/>?b <text:s text:c="2"/>=&gt; ?a <text:s/>&lt;di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mports&gt; <text:s/>?b <text:s text:c="2"/>=&gt; ?a <text:s/>&lt;exports&gt; <text:s/>?b</text:p>
          </table:table-cell>
          <table:table-cell/>
          <table:table-cell office:value-type="string" calcext:value-type="string">
            <text:p>?e <text:s/>&lt;diedIn&gt; <text:s/>?b <text:s/>?e <text:s/>&lt;isMarriedTo&gt; <text:s/>?a <text:s text:c="2"/>=&gt; ?a <text:s/>&lt;wasBorn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hasAcademicAdvisor&gt; <text:s/>?f <text:s/>?f <text:s/>&lt;hasWonPrize&gt; <text:s/>?b <text:s text:c="2"/>=&gt; ?a <text:s/>&lt;hasWonPrize&gt; <text:s/>?b</text:p>
          </table:table-cell>
          <table:table-cell/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wasBornIn&gt; <text:s/>?f <text:s/>?b <text:s/>&lt;hasCapital&gt; <text:s/>?f <text:s text:c="2"/>=&gt; ?a <text:s/>&lt;livesIn&gt; <text:s/>?b</text:p>
          </table:table-cell>
          <table:table-cell/>
          <table:table-cell office:value-type="string" calcext:value-type="string">
            <text:p>?e <text:s/>&lt;isMarriedTo&gt; <text:s/>?a <text:s/>?e <text:s/>&lt;produced&gt; <text:s/>?b <text:s text:c="2"/>=&gt; ?a <text:s/>&lt;act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CitizenOf&gt; <text:s/>?f <text:s/>?f <text:s/>&lt;hasCapital&gt; <text:s/>?b <text:s text:c="2"/>=&gt; ?a <text:s/>&lt;livesIn&gt; <text:s/>?b</text:p>
          </table:table-cell>
          <table:table-cell/>
          <table:table-cell office:value-type="string" calcext:value-type="string">
            <text:p>?b <text:s/>&lt;created&gt; <text:s/>?f <text:s/>?a <text:s/>&lt;directed&gt; <text:s/>?f <text:s text:c="2"/>=&gt; ?a <text:s/>&lt;isMarriedTo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hasChild&gt; <text:s/>?f <text:s/>?f <text:s/>&lt;diedIn&gt; <text:s/>?b <text:s text:c="2"/>=&gt; ?a <text:s/>&lt;diedIn&gt; <text:s/>?b</text:p>
          </table:table-cell>
          <table:table-cell/>
          <table:table-cell office:value-type="string" calcext:value-type="string">
            <text:p>?f <text:s/>&lt;hasCapital&gt; <text:s/>?b <text:s/>?a <text:s/>&lt;isCitizenOf&gt; <text:s/>?f <text:s text:c="2"/>=&gt; ?a <text:s/>&lt;lives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hasChild&gt; <text:s/>?a <text:s/>?e <text:s/>&lt;diedIn&gt; <text:s/>?b <text:s text:c="2"/>=&gt; ?a <text:s/>&lt;diedIn&gt; <text:s/>?b</text:p>
          </table:table-cell>
          <table:table-cell/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CitizenOf&gt; <text:s/>?f <text:s/>?f <text:s/>&lt;hasCapital&gt; <text:s/>?b <text:s text:c="2"/>=&gt; ?a <text:s/>&lt;isLocatedIn&gt; <text:s/>?b</text:p>
          </table:table-cell>
          <table:table-cell/>
          <table:table-cell office:value-type="string" calcext:value-type="string">
            <text:p>?e <text:s/>&lt;isCitizenOf&gt; <text:s/>?a <text:s/>?e <text:s/>&lt;isLocatedIn&gt; <text:s/>?b <text:s text:c="2"/>=&gt; ?a <text:s/>&lt;hasCapital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hasCapital&gt; <text:s/>?f <text:s/>?f <text:s/>&lt;isLocatedIn&gt; <text:s/>?b <text:s text:c="2"/>=&gt; ?a <text:s/>&lt;isLocatedIn&gt; <text:s/>?b</text:p>
          </table:table-cell>
          <table:table-cell/>
          <table:table-cell office:value-type="string" calcext:value-type="string">
            <text:p>?e <text:s/>&lt;diedIn&gt; <text:s/>?b <text:s/>?e <text:s/>&lt;influences&gt; <text:s/>?a <text:s text:c="2"/>=&gt; ?a <text:s/>&lt;di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hasCapital&gt; <text:s/>?a <text:s/>?e <text:s/>&lt;isLocatedIn&gt; <text:s/>?b <text:s text:c="2"/>=&gt; ?a <text:s/>&lt;isLocatedIn&gt; <text:s/>?b</text:p>
          </table:table-cell>
          <table:table-cell/>
          <table:table-cell office:value-type="string" calcext:value-type="string">
            <text:p>?a <text:s/>&lt;actedIn&gt; <text:s/>?f <text:s/>?b <text:s/>&lt;directed&gt; <text:s/>?f <text:s text:c="2"/>=&gt; ?a <text:s/>&lt;influences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LeaderOf&gt; <text:s/>?f <text:s/>?b <text:s/>&lt;isLeaderOf&gt; <text:s/>?f <text:s text:c="2"/>=&gt; ?a <text:s/>&lt;isMarriedTo&gt; <text:s/>?b</text:p>
          </table:table-cell>
          <table:table-cell/>
          <table:table-cell office:value-type="string" calcext:value-type="string">
            <text:p>?a <text:s/>&lt;dealsWith&gt; <text:s/>?f <text:s/>?f <text:s/>&lt;imports&gt; <text:s/>?b <text:s text:c="2"/>=&gt; ?a <text:s/>&lt;imports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dealsWith&gt; <text:s/>?a <text:s/>?e <text:s/>&lt;dealsWith&gt; <text:s/>?b <text:s text:c="2"/>=&gt; ?a <text:s/>&lt;dealsWith&gt; <text:s/>?b</text:p>
          </table:table-cell>
          <table:table-cell/>
          <table:table-cell office:value-type="string" calcext:value-type="string">
            <text:p>?e <text:s/>&lt;created&gt; <text:s/>?b <text:s/>?e <text:s/>&lt;isMarriedTo&gt; <text:s/>?a <text:s text:c="2"/>=&gt; ?a <text:s/>&lt;act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/>
          <table:table-cell office:value-type="string" calcext:value-type="string">
            <text:p>?e <text:s/>&lt;dealsWith&gt; <text:s/>?a <text:s/>?e <text:s/>&lt;imports&gt; <text:s/>?b <text:s text:c="2"/>=&gt; ?a <text:s/>&lt;imports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/>
          <table:table-cell office:value-type="string" calcext:value-type="string">
            <text:p>?f <text:s/>&lt;diedIn&gt; <text:s/>?b <text:s/>?a <text:s/>&lt;hasChild&gt; <text:s/>?f <text:s text:c="2"/>=&gt; ?a <text:s/>&lt;di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nfluences&gt; <text:s/>?f <text:s/>?f <text:s/>&lt;diedIn&gt; <text:s/>?b <text:s text:c="2"/>=&gt; ?a <text:s/>&lt;wasBornIn&gt; <text:s/>?b</text:p>
          </table:table-cell>
          <table:table-cell/>
          <table:table-cell office:value-type="string" calcext:value-type="string">
            <text:p>?e <text:s/>&lt;diedIn&gt; <text:s/>?b <text:s/>?e <text:s/>&lt;hasChild&gt; <text:s/>?a <text:s text:c="2"/>=&gt; ?a <text:s/>&lt;di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actedIn&gt; <text:s/>?f <text:s/>?b <text:s/>&lt;created&gt; <text:s/>?f <text:s text:c="2"/>=&gt; ?a <text:s/>&lt;isMarriedTo&gt; <text:s/>?b</text:p>
          </table:table-cell>
          <table:table-cell/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/>
          <table:table-cell office:value-type="string" calcext:value-type="string">
            <text:p>?e <text:s/>&lt;isCitizenOf&gt; <text:s/>?a <text:s/>?e <text:s/>&lt;livesIn&gt; <text:s/>?b <text:s text:c="2"/>=&gt; ?a <text:s/>&lt;hasCapital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isMarriedTo&gt; <text:s/>?a <text:s/>?e <text:s/>&lt;produced&gt; <text:s/>?b <text:s text:c="2"/>=&gt; ?a <text:s/>&lt;actedIn&gt; <text:s/>?b</text:p>
          </table:table-cell>
          <table:table-cell/>
          <table:table-cell office:value-type="string" calcext:value-type="string">
            <text:p>?e <text:s/>&lt;hasChild&gt; <text:s/>?a <text:s/>?e <text:s/>&lt;participatedIn&gt; <text:s/>?b <text:s text:c="2"/>=&gt; ?a <text:s/>&lt;participat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directed&gt; <text:s/>?f <text:s/>?b <text:s/>&lt;created&gt; <text:s/>?f <text:s text:c="2"/>=&gt; ?a <text:s/>&lt;isMarriedTo&gt; <text:s/>?b</text:p>
          </table:table-cell>
          <table:table-cell/>
          <table:table-cell office:value-type="string" calcext:value-type="string">
            <text:p>?e <text:s/>&lt;hasWonPrize&gt; <text:s/>?b <text:s/>?e <text:s/>&lt;influences&gt; <text:s/>?a <text:s text:c="2"/>=&gt; ?a <text:s/>&lt;hasWonPrize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isMarriedTo&gt; <text:s/>?a <text:s/>?e <text:s/>&lt;wasBornIn&gt; <text:s/>?b <text:s text:c="2"/>=&gt; ?a <text:s/>&lt;diedIn&gt; <text:s/>?b</text:p>
          </table:table-cell>
          <table:table-cell/>
          <table:table-cell office:value-type="string" calcext:value-type="string">
            <text:p>?a <text:s/>&lt;created&gt; <text:s/>?f <text:s/>?b <text:s/>&lt;directed&gt; <text:s/>?f <text:s text:c="2"/>=&gt; ?a <text:s/>&lt;isMarriedTo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MarriedTo&gt; <text:s/>?f <text:s/>?f <text:s/>&lt;diedIn&gt; <text:s/>?b <text:s text:c="2"/>=&gt; ?a <text:s/>&lt;wasBornIn&gt; <text:s/>?b</text:p>
          </table:table-cell>
          <table:table-cell/>
          <table:table-cell office:value-type="string" calcext:value-type="string">
            <text:p>?f <text:s/>&lt;hasWonPrize&gt; <text:s/>?b <text:s/>?a <text:s/>&lt;influences&gt; <text:s/>?f <text:s text:c="2"/>=&gt; ?a <text:s/>&lt;hasWonPrize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isCitizenOf&gt; <text:s/>?a <text:s/>?e <text:s/>&lt;isLocatedIn&gt; <text:s/>?b <text:s text:c="2"/>=&gt; ?a <text:s/>&lt;hasCapital&gt; <text:s/>?b</text:p>
          </table:table-cell>
          <table:table-cell/>
          <table:table-cell office:value-type="string" calcext:value-type="string">
            <text:p>?b <text:s/>&lt;actedIn&gt; <text:s/>?f <text:s/>?a <text:s/>&lt;produced&gt; <text:s/>?f <text:s text:c="2"/>=&gt; ?a <text:s/>&lt;isMarriedTo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influences&gt; <text:s/>?a <text:s/>?e <text:s/>&lt;diedIn&gt; <text:s/>?b <text:s text:c="2"/>=&gt; ?a <text:s/>&lt;diedIn&gt; <text:s/>?b</text:p>
          </table:table-cell>
          <table:table-cell/>
          <table:table-cell office:value-type="string" calcext:value-type="string">
            <text:p>?a <text:s/>&lt;isMarriedTo&gt; <text:s/>?e <text:s/>?e <text:s/>&lt;produced&gt; <text:s/>?b <text:s text:c="2"/>=&gt; ?a <text:s/>&lt;act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participatedIn&gt; <text:s/>?f <text:s/>?b <text:s/>&lt;participatedIn&gt; <text:s/>?f <text:s text:c="2"/>=&gt; ?a <text:s/>&lt;hasChild&gt; <text:s/>?b</text:p>
          </table:table-cell>
          <table:table-cell/>
          <table:table-cell office:value-type="string" calcext:value-type="string">
            <text:p>?a <text:s/>&lt;exports&gt; <text:s/>?b <text:s text:c="2"/>=&gt; ?a <text:s/>&lt;imports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actedIn&gt; <text:s/>?f <text:s/>?b <text:s/>&lt;directed&gt; <text:s/>?f <text:s text:c="2"/>=&gt; ?a <text:s/>&lt;influences&gt; <text:s/>?b</text:p>
          </table:table-cell>
          <table:table-cell/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dealsWith&gt; <text:s/>?f <text:s/>?f <text:s/>&lt;imports&gt; <text:s/>?b <text:s text:c="2"/>=&gt; ?a <text:s/>&lt;imports&gt; <text:s/>?b</text:p>
          </table:table-cell>
          <table:table-cell/>
          <table:table-cell office:value-type="string" calcext:value-type="string">
            <text:p>?a <text:s/>&lt;diedIn&gt; <text:s/>?b <text:s text:c="2"/>=&gt; ?a <text:s/>&lt;isLocat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hasChild&gt; <text:s/>?a <text:s/>?e <text:s/>&lt;participatedIn&gt; <text:s/>?b <text:s text:c="2"/>=&gt; ?a <text:s/>&lt;participatedIn&gt; <text:s/>?b</text:p>
          </table:table-cell>
          <table:table-cell/>
          <table:table-cell office:value-type="string" calcext:value-type="string">
            <text:p>?a <text:s/>&lt;isKnownFor&gt; <text:s/>?f <text:s/>?b <text:s/>&lt;isKnownFor&gt; <text:s/>?f <text:s text:c="2"/>=&gt; ?a <text:s/>&lt;hasChil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isMarriedTo&gt; <text:s/>?a <text:s/>?e <text:s/>&lt;created&gt; <text:s/>?b <text:s text:c="2"/>=&gt; ?a <text:s/>&lt;actedIn&gt; <text:s/>?b</text:p>
          </table:table-cell>
          <table:table-cell/>
          <table:table-cell office:value-type="string" calcext:value-type="string">
            <text:p>?f <text:s/>&lt;actedIn&gt; <text:s/>?b <text:s/>?a <text:s/>&lt;isMarriedTo&gt; <text:s/>?f <text:s text:c="2"/>=&gt; ?a <text:s/>&lt;produce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dealsWith&gt; <text:s/>?a <text:s/>?e <text:s/>&lt;imports&gt; <text:s/>?b <text:s text:c="2"/>=&gt; ?a <text:s/>&lt;imports&gt; <text:s/>?b</text:p>
          </table:table-cell>
          <table:table-cell/>
          <table:table-cell office:value-type="string" calcext:value-type="string">
            <text:p>?a <text:s/>&lt;actedIn&gt; <text:s/>?f <text:s/>?b <text:s/>&lt;produced&gt; <text:s/>?f <text:s text:c="2"/>=&gt; ?a <text:s/>&lt;isMarriedTo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wasBornIn&gt; <text:s/>?f <text:s/>?f <text:s/>&lt;isLocatedIn&gt; <text:s/>?b <text:s text:c="2"/>=&gt; ?a <text:s/>&lt;livesIn&gt; <text:s/>?b</text:p>
          </table:table-cell>
          <table:table-cell/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livesIn&gt; <text:s/>?a <text:s/>?e <text:s/>&lt;livesIn&gt; <text:s/>?b <text:s text:c="2"/>=&gt; ?a <text:s/>&lt;isLocatedIn&gt; <text:s/>?b</text:p>
          </table:table-cell>
          <table:table-cell/>
          <table:table-cell office:value-type="string" calcext:value-type="string">
            <text:p>?a <text:s/>&lt;produced&gt; <text:s/>?f <text:s/>?b <text:s/>&lt;produced&gt; <text:s/>?f <text:s text:c="2"/>=&gt; ?a <text:s/>&lt;isMarriedTo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/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/>
          <table:table-cell office:value-type="string" calcext:value-type="string">
            <text:p>?a <text:s/>&lt;dealsWith&gt; <text:s/>?f <text:s/>?f <text:s/>&lt;exports&gt; <text:s/>?b <text:s text:c="2"/>=&gt; ?a <text:s/>&lt;imports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influences&gt; <text:s/>?a <text:s/>?e <text:s/>&lt;hasWonPrize&gt; <text:s/>?b <text:s text:c="2"/>=&gt; ?a <text:s/>&lt;hasWonPrize&gt; <text:s/>?b</text:p>
          </table:table-cell>
          <table:table-cell/>
          <table:table-cell office:value-type="string" calcext:value-type="string">
            <text:p>?f <text:s/>&lt;hasCapital&gt; <text:s/>?b <text:s/>?a <text:s/>&lt;livesIn&gt; <text:s/>?f <text:s text:c="2"/>=&gt; ?a <text:s/>&lt;wasBorn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created&gt; <text:s/>?f <text:s/>?b <text:s/>&lt;directed&gt; <text:s/>?f <text:s text:c="2"/>=&gt; ?a <text:s/>&lt;isMarriedTo&gt; <text:s/>?b</text:p>
          </table:table-cell>
          <table:table-cell/>
          <table:table-cell office:value-type="string" calcext:value-type="string">
            <text:p>?f <text:s/>&lt;diedIn&gt; <text:s/>?b <text:s/>?a <text:s/>&lt;influences&gt; <text:s/>?f <text:s text:c="2"/>=&gt; ?a <text:s/>&lt;di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nfluences&gt; <text:s/>?f <text:s/>?f <text:s/>&lt;hasWonPrize&gt; <text:s/>?b <text:s text:c="2"/>=&gt; ?a <text:s/>&lt;hasWonPrize&gt; <text:s/>?b</text:p>
          </table:table-cell>
          <table:table-cell/>
          <table:table-cell office:value-type="string" calcext:value-type="string">
            <text:p>?a <text:s/>&lt;livesIn&gt; <text:s/>?f <text:s/>?b <text:s/>&lt;livesIn&gt; <text:s/>?f <text:s text:c="2"/>=&gt; ?a <text:s/>&lt;isMarriedTo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produced&gt; <text:s/>?f <text:s/>?b <text:s/>&lt;actedIn&gt; <text:s/>?f <text:s text:c="2"/>=&gt; ?a <text:s/>&lt;isMarriedTo&gt; <text:s/>?b</text:p>
          </table:table-cell>
          <table:table-cell/>
          <table:table-cell office:value-type="string" calcext:value-type="string">
            <text:p>?a <text:s/>&lt;dealsWith&gt; <text:s/>?f <text:s/>?f <text:s/>&lt;hasOfficialLanguage&gt; <text:s/>?b <text:s text:c="2"/>=&gt; ?a <text:s/>&lt;hasOfficialLanguage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isCitizenOf&gt; <text:s/>?a <text:s/>?e <text:s/>&lt;livesIn&gt; <text:s/>?b <text:s text:c="2"/>=&gt; ?a <text:s/>&lt;hasCapital&gt; <text:s/>?b</text:p>
          </table:table-cell>
          <table:table-cell/>
          <table:table-cell office:value-type="string" calcext:value-type="string">
            <text:p>?e <text:s/>&lt;actedIn&gt; <text:s/>?b <text:s/>?e <text:s/>&lt;isMarriedTo&gt; <text:s/>?a <text:s text:c="2"/>=&gt; ?a <text:s/>&lt;produce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MarriedTo&gt; <text:s/>?f <text:s/>?f <text:s/>&lt;produced&gt; <text:s/>?b <text:s text:c="2"/>=&gt; ?a <text:s/>&lt;actedIn&gt; <text:s/>?b</text:p>
          </table:table-cell>
          <table:table-cell/>
          <table:table-cell office:value-type="string" calcext:value-type="string">
            <text:p>?a <text:s/>&lt;graduatedFrom&gt; <text:s/>?f <text:s/>?b <text:s/>&lt;graduatedFrom&gt; <text:s/>?f <text:s text:c="2"/>=&gt; ?a <text:s/>&lt;isMarriedTo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exports&gt; <text:s/>?b <text:s text:c="2"/>=&gt; ?a <text:s/>&lt;imports&gt; <text:s/>?b</text:p>
          </table:table-cell>
          <table:table-cell/>
          <table:table-cell office:value-type="string" calcext:value-type="string">
            <text:p>?a <text:s/>&lt;dealsWith&gt; <text:s/>?f <text:s/>?b <text:s/>&lt;dealsWith&gt; <text:s/>?f <text:s text:c="2"/>=&gt; ?a <text:s/>&lt;dealsWith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/>
          <table:table-cell office:value-type="string" calcext:value-type="string">
            <text:p>?a <text:s/>&lt;influences&gt; <text:s/>?f <text:s/>?b <text:s/>&lt;influences&gt; <text:s/>?f <text:s text:c="2"/>=&gt; ?a <text:s/>&lt;influences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diedIn&gt; <text:s/>?b <text:s text:c="2"/>=&gt; ?a <text:s/>&lt;isLocatedIn&gt; <text:s/>?b</text:p>
          </table:table-cell>
          <table:table-cell/>
          <table:table-cell office:value-type="string" calcext:value-type="string">
            <text:p>?a <text:s/>&lt;actedIn&gt; <text:s/>?f <text:s/>?b <text:s/>&lt;actedIn&gt; <text:s/>?f <text:s text:c="2"/>=&gt; ?a <text:s/>&lt;hasChil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MarriedTo&gt; <text:s/>?f <text:s/>?f <text:s/>&lt;actedIn&gt; <text:s/>?b <text:s text:c="2"/>=&gt; ?a <text:s/>&lt;produced&gt; <text:s/>?b</text:p>
          </table:table-cell>
          <table:table-cell/>
          <table:table-cell office:value-type="string" calcext:value-type="string">
            <text:p>?e <text:s/>&lt;isMarriedTo&gt; <text:s/>?a <text:s/>?e <text:s/>&lt;wasBornIn&gt; <text:s/>?b <text:s text:c="2"/>=&gt; ?a <text:s/>&lt;di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actedIn&gt; <text:s/>?f <text:s/>?b <text:s/>&lt;produced&gt; <text:s/>?f <text:s text:c="2"/>=&gt; ?a <text:s/>&lt;isMarriedTo&gt; <text:s/>?b</text:p>
          </table:table-cell>
          <table:table-cell/>
          <table:table-cell office:value-type="string" calcext:value-type="string">
            <text:p>?e <text:s/>&lt;diedIn&gt; <text:s/>?b <text:s/>?a <text:s/>&lt;isMarriedTo&gt; <text:s/>?e <text:s text:c="2"/>=&gt; ?a <text:s/>&lt;wasBorn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/>
          <table:table-cell office:value-type="string" calcext:value-type="string">
            <text:p>?e <text:s/>&lt;dealsWith&gt; <text:s/>?a <text:s/>?e <text:s/>&lt;hasOfficialLanguage&gt; <text:s/>?b <text:s text:c="2"/>=&gt; ?a <text:s/>&lt;hasOfficialLanguage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wasBornIn&gt; <text:s/>?a <text:s/>?e <text:s/>&lt;livesIn&gt; <text:s/>?b <text:s text:c="2"/>=&gt; ?a <text:s/>&lt;isLocatedIn&gt; <text:s/>?b</text:p>
          </table:table-cell>
          <table:table-cell/>
          <table:table-cell office:value-type="string" calcext:value-type="string">
            <text:p>?f <text:s/>&lt;dealsWith&gt; <text:s/>?a <text:s/>?b <text:s/>&lt;dealsWith&gt; <text:s/>?f <text:s text:c="2"/>=&gt; ?a <text:s/>&lt;dealsWith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produced&gt; <text:s/>?f <text:s/>?b <text:s/>&lt;produced&gt; <text:s/>?f <text:s text:c="2"/>=&gt; ?a <text:s/>&lt;isMarriedTo&gt; <text:s/>?b</text:p>
          </table:table-cell>
          <table:table-cell/>
          <table:table-cell office:value-type="string" calcext:value-type="string">
            <text:p>?e <text:s/>&lt;hasChild&gt; <text:s/>?a <text:s/>?e <text:s/>&lt;isKnownFor&gt; <text:s/>?b <text:s text:c="2"/>=&gt; ?a <text:s/>&lt;isKnownFor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/>
          <table:table-cell office:value-type="string" calcext:value-type="string">
            <text:p>?a <text:s/>&lt;exports&gt; <text:s/>?f <text:s/>?b <text:s/>&lt;imports&gt; <text:s/>?f <text:s text:c="2"/>=&gt; ?a <text:s/>&lt;dealsWith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KnownFor&gt; <text:s/>?f <text:s/>?b <text:s/>&lt;isKnownFor&gt; <text:s/>?f <text:s text:c="2"/>=&gt; ?a <text:s/>&lt;hasChild&gt; <text:s/>?b</text:p>
          </table:table-cell>
          <table:table-cell/>
          <table:table-cell office:value-type="string" calcext:value-type="string">
            <text:p>?e <text:s/>&lt;actedIn&gt; <text:s/>?b <text:s/>?e <text:s/>&lt;hasChild&gt; <text:s/>?a <text:s text:c="2"/>=&gt; ?a <text:s/>&lt;produce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dealsWith&gt; <text:s/>?f <text:s/>?f <text:s/>&lt;exports&gt; <text:s/>?b <text:s text:c="2"/>=&gt; ?a <text:s/>&lt;imports&gt; <text:s/>?b</text:p>
          </table:table-cell>
          <table:table-cell/>
          <table:table-cell office:value-type="string" calcext:value-type="string">
            <text:p>?a <text:s/>&lt;dealsWith&gt; <text:s/>?f <text:s/>?f <text:s/>&lt;exports&gt; <text:s/>?b <text:s text:c="2"/>=&gt; ?a <text:s/>&lt;exports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LocatedIn&gt; <text:s/>?f <text:s/>?b <text:s/>&lt;isLocatedIn&gt; <text:s/>?f <text:s text:c="2"/>=&gt; ?a <text:s/>&lt;dealsWith&gt; <text:s/>?b</text:p>
          </table:table-cell>
          <table:table-cell/>
          <table:table-cell office:value-type="string" calcext:value-type="string">
            <text:p>?e <text:s/>&lt;hasChild&gt; <text:s/>?a <text:s/>?e <text:s/>&lt;wasBornIn&gt; <text:s/>?b <text:s text:c="2"/>=&gt; ?a <text:s/>&lt;di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livesIn&gt; <text:s/>?f <text:s/>?f <text:s/>&lt;hasCapital&gt; <text:s/>?b <text:s text:c="2"/>=&gt; ?a <text:s/>&lt;wasBornIn&gt; <text:s/>?b</text:p>
          </table:table-cell>
          <table:table-cell/>
          <table:table-cell office:value-type="string" calcext:value-type="string">
            <text:p>?f <text:s/>&lt;diedIn&gt; <text:s/>?b <text:s/>?a <text:s/>&lt;hasChild&gt; <text:s/>?f <text:s text:c="2"/>=&gt; ?a <text:s/>&lt;wasBorn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nfluences&gt; <text:s/>?f <text:s/>?f <text:s/>&lt;diedIn&gt; <text:s/>?b <text:s text:c="2"/>=&gt; ?a <text:s/>&lt;diedIn&gt; <text:s/>?b</text:p>
          </table:table-cell>
          <table:table-cell/>
          <table:table-cell office:value-type="string" calcext:value-type="string">
            <text:p>?e <text:s/>&lt;dealsWith&gt; <text:s/>?a <text:s/>?e <text:s/>&lt;imports&gt; <text:s/>?b <text:s text:c="2"/>=&gt; ?a <text:s/>&lt;exports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dealsWith&gt; <text:s/>?f <text:s/>?f <text:s/>&lt;hasOfficialLanguage&gt; <text:s/>?b <text:s text:c="2"/>=&gt; ?a <text:s/>&lt;hasOfficialLanguage&gt; <text:s/>?b</text:p>
          </table:table-cell>
          <table:table-cell/>
          <table:table-cell office:value-type="string" calcext:value-type="string">
            <text:p>?b <text:s/>&lt;actedIn&gt; <text:s/>?f <text:s/>?a <text:s/>&lt;created&gt; <text:s/>?f <text:s text:c="2"/>=&gt; ?a <text:s/>&lt;isMarriedTo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isMarriedTo&gt; <text:s/>?a <text:s/>?e <text:s/>&lt;actedIn&gt; <text:s/>?b <text:s text:c="2"/>=&gt; ?a <text:s/>&lt;produced&gt; <text:s/>?b</text:p>
          </table:table-cell>
          <table:table-cell/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dealsWith&gt; <text:s/>?f <text:s/>?b <text:s/>&lt;dealsWith&gt; <text:s/>?f <text:s text:c="2"/>=&gt; ?a <text:s/>&lt;dealsWith&gt; <text:s/>?b</text:p>
          </table:table-cell>
          <table:table-cell/>
          <table:table-cell office:value-type="string" calcext:value-type="string">
            <text:p>?b <text:s/>&lt;exports&gt; <text:s/>?f <text:s/>?a <text:s/>&lt;imports&gt; <text:s/>?f <text:s text:c="2"/>=&gt; ?a <text:s/>&lt;dealsWith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nfluences&gt; <text:s/>?f <text:s/>?b <text:s/>&lt;influences&gt; <text:s/>?f <text:s text:c="2"/>=&gt; ?a <text:s/>&lt;influences&gt; <text:s/>?b</text:p>
          </table:table-cell>
          <table:table-cell/>
          <table:table-cell office:value-type="string" calcext:value-type="string">
            <text:p>?f <text:s/>&lt;directed&gt; <text:s/>?b <text:s/>?a <text:s/>&lt;influences&gt; <text:s/>?f <text:s text:c="2"/>=&gt; ?a <text:s/>&lt;act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actedIn&gt; <text:s/>?f <text:s/>?b <text:s/>&lt;actedIn&gt; <text:s/>?f <text:s text:c="2"/>=&gt; ?a <text:s/>&lt;hasChild&gt; <text:s/>?b</text:p>
          </table:table-cell>
          <table:table-cell/>
          <table:table-cell office:value-type="string" calcext:value-type="string">
            <text:p>?a <text:s/>&lt;livesIn&gt; <text:s/>?f <text:s/>?b <text:s/>&lt;livesIn&gt; <text:s/>?f <text:s text:c="2"/>=&gt; ?a <text:s/>&lt;hasChil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dealsWith&gt; <text:s/>?a <text:s/>?e <text:s/>&lt;hasOfficialLanguage&gt; <text:s/>?b <text:s text:c="2"/>=&gt; ?a <text:s/>&lt;hasOfficialLanguage&gt; <text:s/>?b</text:p>
          </table:table-cell>
          <table:table-cell/>
          <table:table-cell office:value-type="string" calcext:value-type="string">
            <text:p>?f <text:s/>&lt;influences&gt; <text:s/>?b <text:s/>?a <text:s/>&lt;influences&gt; <text:s/>?f <text:s text:c="2"/>=&gt; ?a <text:s/>&lt;influences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b <text:s/>&lt;dealsWith&gt; <text:s/>?f <text:s/>?f <text:s/>&lt;dealsWith&gt; <text:s/>?a <text:s text:c="2"/>=&gt; ?a <text:s/>&lt;dealsWith&gt; <text:s/>?b</text:p>
          </table:table-cell>
          <table:table-cell/>
          <table:table-cell office:value-type="string" calcext:value-type="string">
            <text:p>?e <text:s/>&lt;actedIn&gt; <text:s/>?b <text:s/>?e <text:s/>&lt;isMarriedTo&gt; <text:s/>?a <text:s text:c="2"/>=&gt; ?a <text:s/>&lt;create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graduatedFrom&gt; <text:s/>?f <text:s/>?b <text:s/>&lt;graduatedFrom&gt; <text:s/>?f <text:s text:c="2"/>=&gt; ?a <text:s/>&lt;isMarriedTo&gt; <text:s/>?b</text:p>
          </table:table-cell>
          <table:table-cell/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hasChild&gt; <text:s/>?a <text:s/>?e <text:s/>&lt;isKnownFor&gt; <text:s/>?b <text:s text:c="2"/>=&gt; ?a <text:s/>&lt;isKnownFor&gt; <text:s/>?b</text:p>
          </table:table-cell>
          <table:table-cell/>
          <table:table-cell office:value-type="string" calcext:value-type="string">
            <text:p>?f <text:s/>&lt;isLeaderOf&gt; <text:s/>?b <text:s/>?a <text:s/>&lt;isMarriedTo&gt; <text:s/>?f <text:s text:c="2"/>=&gt; ?a <text:s/>&lt;isLeaderOf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exports&gt; <text:s/>?f <text:s/>?b <text:s/>&lt;imports&gt; <text:s/>?f <text:s text:c="2"/>=&gt; ?a <text:s/>&lt;dealsWith&gt; <text:s/>?b</text:p>
          </table:table-cell>
          <table:table-cell/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hasChild&gt; <text:s/>?a <text:s/>?e <text:s/>&lt;actedIn&gt; <text:s/>?b <text:s text:c="2"/>=&gt; ?a <text:s/>&lt;produced&gt; <text:s/>?b</text:p>
          </table:table-cell>
          <table:table-cell/>
          <table:table-cell office:value-type="string" calcext:value-type="string">
            <text:p>?e <text:s/>&lt;isMarriedTo&gt; <text:s/>?a <text:s/>?e <text:s/>&lt;produced&gt; <text:s/>?b <text:s text:c="2"/>=&gt; ?a <text:s/>&lt;produce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dealsWith&gt; <text:s/>?f <text:s/>?f <text:s/>&lt;exports&gt; <text:s/>?b <text:s text:c="2"/>=&gt; ?a <text:s/>&lt;exports&gt; <text:s/>?b</text:p>
          </table:table-cell>
          <table:table-cell/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hasChild&gt; <text:s/>?f <text:s/>?f <text:s/>&lt;diedIn&gt; <text:s/>?b <text:s text:c="2"/>=&gt; ?a <text:s/>&lt;wasBornIn&gt; <text:s/>?b</text:p>
          </table:table-cell>
          <table:table-cell/>
          <table:table-cell office:value-type="string" calcext:value-type="string">
            <text:p>?a <text:s/>&lt;isMarriedTo&gt; <text:s/>?f <text:s/>?f <text:s/>&lt;produced&gt; <text:s/>?b <text:s text:c="2"/>=&gt; ?a <text:s/>&lt;produce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hasChild&gt; <text:s/>?a <text:s/>?e <text:s/>&lt;wasBornIn&gt; <text:s/>?b <text:s text:c="2"/>=&gt; ?a <text:s/>&lt;diedIn&gt; <text:s/>?b</text:p>
          </table:table-cell>
          <table:table-cell/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livesIn&gt; <text:s/>?f <text:s/>?b <text:s/>&lt;livesIn&gt; <text:s/>?f <text:s text:c="2"/>=&gt; ?a <text:s/>&lt;isMarriedTo&gt; <text:s/>?b</text:p>
          </table:table-cell>
          <table:table-cell/>
          <table:table-cell office:value-type="string" calcext:value-type="string">
            <text:p>?f <text:s/>&lt;actedIn&gt; <text:s/>?b <text:s/>?a <text:s/>&lt;isMarriedTo&gt; <text:s/>?f <text:s text:c="2"/>=&gt; ?a <text:s/>&lt;create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dealsWith&gt; <text:s/>?a <text:s/>?e <text:s/>&lt;imports&gt; <text:s/>?b <text:s text:c="2"/>=&gt; ?a <text:s/>&lt;exports&gt; <text:s/>?b</text:p>
          </table:table-cell>
          <table:table-cell/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created&gt; <text:s/>?f <text:s/>?b <text:s/>&lt;actedIn&gt; <text:s/>?f <text:s text:c="2"/>=&gt; ?a <text:s/>&lt;isMarriedTo&gt; <text:s/>?b</text:p>
          </table:table-cell>
          <table:table-cell/>
          <table:table-cell office:value-type="string" calcext:value-type="string">
            <text:p>?a <text:s/>&lt;isMarriedTo&gt; <text:s/>?b <text:s text:c="2"/>=&gt; ?a <text:s/>&lt;hasChil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/>
          <table:table-cell office:value-type="string" calcext:value-type="string">
            <text:p>?a <text:s/>&lt;dealsWith&gt; <text:s/>?f <text:s/>?f <text:s/>&lt;imports&gt; <text:s/>?b <text:s text:c="2"/>=&gt; ?a <text:s/>&lt;exports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livesIn&gt; <text:s/>?f <text:s/>?b <text:s/>&lt;livesIn&gt; <text:s/>?f <text:s text:c="2"/>=&gt; ?a <text:s/>&lt;hasChild&gt; <text:s/>?b</text:p>
          </table:table-cell>
          <table:table-cell/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mports&gt; <text:s/>?f <text:s/>?b <text:s/>&lt;exports&gt; <text:s/>?f <text:s text:c="2"/>=&gt; ?a <text:s/>&lt;dealsWith&gt; <text:s/>?b</text:p>
          </table:table-cell>
          <table:table-cell/>
          <table:table-cell office:value-type="string" calcext:value-type="string">
            <text:p>?e <text:s/>&lt;created&gt; <text:s/>?b <text:s/>?e <text:s/>&lt;isMarriedTo&gt; <text:s/>?a <text:s text:c="2"/>=&gt; ?a <text:s/>&lt;directe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nfluences&gt; <text:s/>?f <text:s/>?f <text:s/>&lt;directed&gt; <text:s/>?b <text:s text:c="2"/>=&gt; ?a <text:s/>&lt;actedIn&gt; <text:s/>?b</text:p>
          </table:table-cell>
          <table:table-cell/>
          <table:table-cell office:value-type="string" calcext:value-type="string">
            <text:p>?b <text:s/>&lt;actedIn&gt; <text:s/>?f <text:s/>?a <text:s/>&lt;created&gt; <text:s/>?f <text:s text:c="2"/>=&gt; ?a <text:s/>&lt;influences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nfluences&gt; <text:s/>?f <text:s/>?f <text:s/>&lt;influences&gt; <text:s/>?b <text:s text:c="2"/>=&gt; ?a <text:s/>&lt;influences&gt; <text:s/>?b</text:p>
          </table:table-cell>
          <table:table-cell/>
          <table:table-cell office:value-type="string" calcext:value-type="string">
            <text:p>?b <text:s/>&lt;isMarriedTo&gt; <text:s/>?a <text:s/>?a <text:s/>&lt;isMarriedTo&gt; <text:s/>?b <text:s text:c="2"/>=&gt; ?a <text:s/>&lt;hasChil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isMarriedTo&gt; <text:s/>?a <text:s/>?e <text:s/>&lt;actedIn&gt; <text:s/>?b <text:s text:c="2"/>=&gt; ?a <text:s/>&lt;created&gt; <text:s/>?b</text:p>
          </table:table-cell>
          <table:table-cell/>
          <table:table-cell office:value-type="string" calcext:value-type="string">
            <text:p>?f <text:s/>&lt;created&gt; <text:s/>?b <text:s/>?a <text:s/>&lt;isMarriedTo&gt; <text:s/>?f <text:s text:c="2"/>=&gt; ?a <text:s/>&lt;directe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PoliticianOf&gt; <text:s/>?f <text:s/>?b <text:s/>&lt;isLocatedIn&gt; <text:s/>?f <text:s text:c="2"/>=&gt; ?a <text:s/>&lt;livesIn&gt; <text:s/>?b</text:p>
          </table:table-cell>
          <table:table-cell/>
          <table:table-cell office:value-type="string" calcext:value-type="string">
            <text:p>?e <text:s/>&lt;directed&gt; <text:s/>?b <text:s/>?e <text:s/>&lt;isMarriedTo&gt; <text:s/>?a <text:s text:c="2"/>=&gt; ?a <text:s/>&lt;create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/>
          <table:table-cell office:value-type="string" calcext:value-type="string">
            <text:p>?f <text:s/>&lt;directed&gt; <text:s/>?b <text:s/>?a <text:s/>&lt;isMarriedTo&gt; <text:s/>?f <text:s text:c="2"/>=&gt; ?a <text:s/>&lt;create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/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isMarriedTo&gt; <text:s/>?a <text:s/>?e <text:s/>&lt;produced&gt; <text:s/>?b <text:s text:c="2"/>=&gt; ?a <text:s/>&lt;produced&gt; <text:s/>?b</text:p>
          </table:table-cell>
          <table:table-cell/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/>
          <table:table-cell office:value-type="string" calcext:value-type="string">
            <text:p>?a <text:s/>&lt;hasChild&gt; <text:s/>?b <text:s text:c="2"/>=&gt; ?a <text:s/>&lt;isMarriedTo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MarriedTo&gt; <text:s/>?f <text:s/>?f <text:s/>&lt;produced&gt; <text:s/>?b <text:s text:c="2"/>=&gt; ?a <text:s/>&lt;produced&gt; <text:s/>?b</text:p>
          </table:table-cell>
          <table:table-cell/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/>
          <table:table-cell office:value-type="string" calcext:value-type="string">
            <text:p>?a <text:s/>&lt;actedIn&gt; <text:s/>?f <text:s/>?b <text:s/>&lt;actedIn&gt; <text:s/>?f <text:s text:c="2"/>=&gt; ?a <text:s/>&lt;influences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MarriedTo&gt; <text:s/>?f <text:s/>?f <text:s/>&lt;isLeaderOf&gt; <text:s/>?b <text:s text:c="2"/>=&gt; ?a <text:s/>&lt;isLeaderOf&gt; <text:s/>?b</text:p>
          </table:table-cell>
          <table:table-cell/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/>
          <table:table-cell office:value-type="string" calcext:value-type="string">
            <text:p>?e <text:s/>&lt;created&gt; <text:s/>?a <text:s/>?e <text:s/>&lt;created&gt; <text:s/>?b <text:s text:c="2"/>=&gt; ?a <text:s/>&lt;hasChil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dealsWith&gt; <text:s/>?f <text:s/>?f <text:s/>&lt;imports&gt; <text:s/>?b <text:s text:c="2"/>=&gt; ?a <text:s/>&lt;exports&gt; <text:s/>?b</text:p>
          </table:table-cell>
          <table:table-cell/>
          <table:table-cell office:value-type="string" calcext:value-type="string">
            <text:p>?e <text:s/>&lt;created&gt; <text:s/>?b <text:s/>?e <text:s/>&lt;isMarriedTo&gt; <text:s/>?a <text:s text:c="2"/>=&gt; ?a <text:s/>&lt;create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MarriedTo&gt; <text:s/>?f <text:s/>?f <text:s/>&lt;actedIn&gt; <text:s/>?b <text:s text:c="2"/>=&gt; ?a <text:s/>&lt;created&gt; <text:s/>?b</text:p>
          </table:table-cell>
          <table:table-cell/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/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isMarriedTo&gt; <text:s/>?a <text:s/>?e <text:s/>&lt;created&gt; <text:s/>?b <text:s text:c="2"/>=&gt; ?a <text:s/>&lt;directed&gt; <text:s/>?b</text:p>
          </table:table-cell>
          <table:table-cell/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created&gt; <text:s/>?f <text:s/>?b <text:s/>&lt;actedIn&gt; <text:s/>?f <text:s text:c="2"/>=&gt; ?a <text:s/>&lt;influences&gt; <text:s/>?b</text:p>
          </table:table-cell>
          <table:table-cell/>
          <table:table-cell office:value-type="string" calcext:value-type="string">
            <text:p>?a <text:s/>&lt;hasAcademicAdvisor&gt; <text:s/>?f <text:s/>?b <text:s/>&lt;hasAcademicAdvisor&gt; <text:s/>?f <text:s text:c="2"/>=&gt; ?a <text:s/>&lt;hasAcademicAdvisor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MarriedTo&gt; <text:s/>?f <text:s/>?f <text:s/>&lt;created&gt; <text:s/>?b <text:s text:c="2"/>=&gt; ?a <text:s/>&lt;directed&gt; <text:s/>?b</text:p>
          </table:table-cell>
          <table:table-cell/>
          <table:table-cell office:value-type="string" calcext:value-type="string">
            <text:p>?a <text:s/>&lt;hasChild&gt; <text:s/>?f <text:s/>?b <text:s/>&lt;isMarriedTo&gt; <text:s/>?f <text:s text:c="2"/>=&gt; ?a <text:s/>&lt;hasChil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isMarriedTo&gt; <text:s/>?a <text:s/>?e <text:s/>&lt;directed&gt; <text:s/>?b <text:s text:c="2"/>=&gt; ?a <text:s/>&lt;created&gt; <text:s/>?b</text:p>
          </table:table-cell>
          <table:table-cell/>
          <table:table-cell office:value-type="string" calcext:value-type="string">
            <text:p>?a <text:s/>&lt;hasChild&gt; <text:s/>?f <text:s/>?f <text:s/>&lt;isMarriedTo&gt; <text:s/>?b <text:s text:c="2"/>=&gt; ?a <text:s/>&lt;hasChil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MarriedTo&gt; <text:s/>?f <text:s/>?f <text:s/>&lt;directed&gt; <text:s/>?b <text:s text:c="2"/>=&gt; ?a <text:s/>&lt;created&gt; <text:s/>?b</text:p>
          </table:table-cell>
          <table:table-cell/>
          <table:table-cell office:value-type="string" calcext:value-type="string">
            <text:p>?e <text:s/>&lt;isLeaderOf&gt; <text:s/>?b <text:s/>?e <text:s/>&lt;isMarriedTo&gt; <text:s/>?a <text:s text:c="2"/>=&gt; ?a <text:s/>&lt;isLeaderOf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/>
          <table:table-cell office:value-type="string" calcext:value-type="string">
            <text:p>?e <text:s/>&lt;influences&gt; <text:s/>?a <text:s/>?e <text:s/>&lt;wasBornIn&gt; <text:s/>?b <text:s text:c="2"/>=&gt; ?a <text:s/>&lt;wasBorn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/>
          <table:table-cell office:value-type="string" calcext:value-type="string">
            <text:p>?b <text:s/>&lt;isMarriedTo&gt; <text:s/>?a <text:s text:c="2"/>=&gt; ?a <text:s/>&lt;hasChil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/>
          <table:table-cell office:value-type="string" calcext:value-type="string">
            <text:p>?f <text:s/>&lt;hasAcademicAdvisor&gt; <text:s/>?b <text:s/>?a <text:s/>&lt;hasAcademicAdvisor&gt; <text:s/>?f <text:s text:c="2"/>=&gt; ?a <text:s/>&lt;hasAcademicAdvisor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/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actedIn&gt; <text:s/>?f <text:s/>?b <text:s/>&lt;actedIn&gt; <text:s/>?f <text:s text:c="2"/>=&gt; ?a <text:s/>&lt;influences&gt; <text:s/>?b</text:p>
          </table:table-cell>
          <table:table-cell/>
          <table:table-cell office:value-type="string" calcext:value-type="string">
            <text:p>?a <text:s/>&lt;isInterestedIn&gt; <text:s/>?f <text:s/>?b <text:s/>&lt;isInterestedIn&gt; <text:s/>?f <text:s text:c="2"/>=&gt; ?a <text:s/>&lt;influences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created&gt; <text:s/>?a <text:s/>?e <text:s/>&lt;created&gt; <text:s/>?b <text:s text:c="2"/>=&gt; ?a <text:s/>&lt;hasChild&gt; <text:s/>?b</text:p>
          </table:table-cell>
          <table:table-cell/>
          <table:table-cell office:value-type="string" calcext:value-type="string">
            <text:p>?a <text:s/>&lt;hasCapital&gt; <text:s/>?f <text:s/>?f <text:s/>&lt;participatedIn&gt; <text:s/>?b <text:s text:c="2"/>=&gt; ?a <text:s/>&lt;participat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isMarriedTo&gt; <text:s/>?a <text:s/>?e <text:s/>&lt;created&gt; <text:s/>?b <text:s text:c="2"/>=&gt; ?a <text:s/>&lt;created&gt; <text:s/>?b</text:p>
          </table:table-cell>
          <table:table-cell/>
          <table:table-cell office:value-type="string" calcext:value-type="string">
            <text:p>?a <text:s/>&lt;graduatedFrom&gt; <text:s/>?f <text:s/>?b <text:s/>&lt;graduatedFrom&gt; <text:s/>?f <text:s text:c="2"/>=&gt; ?a <text:s/>&lt;influences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/>
          <table:table-cell office:value-type="string" calcext:value-type="string">
            <text:p>?a <text:s/>&lt;created&gt; <text:s/>?f <text:s/>?b <text:s/>&lt;created&gt; <text:s/>?f <text:s text:c="2"/>=&gt; ?a <text:s/>&lt;influences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/>
          <table:table-cell office:value-type="string" calcext:value-type="string">
            <text:p>?f <text:s/>&lt;created&gt; <text:s/>?b <text:s/>?a <text:s/>&lt;isMarriedTo&gt; <text:s/>?f <text:s text:c="2"/>=&gt; ?a <text:s/>&lt;create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MarriedTo&gt; <text:s/>?b <text:s text:c="2"/>=&gt; ?a <text:s/>&lt;hasChild&gt; <text:s/>?b</text:p>
          </table:table-cell>
          <table:table-cell/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/>
          <table:table-cell office:value-type="string" calcext:value-type="string">
            <text:p>?f <text:s/>&lt;actedIn&gt; <text:s/>?b <text:s/>?a <text:s/>&lt;influences&gt; <text:s/>?f <text:s text:c="2"/>=&gt; ?a <text:s/>&lt;create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hasAcademicAdvisor&gt; <text:s/>?f <text:s/>?b <text:s/>&lt;hasAcademicAdvisor&gt; <text:s/>?f <text:s text:c="2"/>=&gt; ?a <text:s/>&lt;hasAcademicAdvisor&gt; <text:s/>?b</text:p>
          </table:table-cell>
          <table:table-cell/>
          <table:table-cell office:value-type="string" calcext:value-type="string">
            <text:p>?a <text:s/>&lt;influences&gt; <text:s/>?f <text:s/>?f <text:s/>&lt;wasBornIn&gt; <text:s/>?b <text:s text:c="2"/>=&gt; ?a <text:s/>&lt;wasBorn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isLeaderOf&gt; <text:s/>?b <text:s/>?e <text:s/>&lt;isMarriedTo&gt; <text:s/>?a <text:s text:c="2"/>=&gt; ?a <text:s/>&lt;isLeaderOf&gt; <text:s/>?b</text:p>
          </table:table-cell>
          <table:table-cell/>
          <table:table-cell office:value-type="string" calcext:value-type="string">
            <text:p>?b <text:s/>&lt;isLocatedIn&gt; <text:s/>?f <text:s/>?a <text:s/>&lt;livesIn&gt; <text:s/>?f <text:s text:c="2"/>=&gt; ?a <text:s/>&lt;di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influences&gt; <text:s/>?a <text:s/>?e <text:s/>&lt;wasBornIn&gt; <text:s/>?b <text:s text:c="2"/>=&gt; ?a <text:s/>&lt;wasBornIn&gt; <text:s/>?b</text:p>
          </table:table-cell>
          <table:table-cell/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hasAcademicAdvisor&gt; <text:s/>?f <text:s/>?f <text:s/>&lt;hasAcademicAdvisor&gt; <text:s/>?b <text:s text:c="2"/>=&gt; ?a <text:s/>&lt;hasAcademicAdvisor&gt; <text:s/>?b</text:p>
          </table:table-cell>
          <table:table-cell/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hasChild&gt; <text:s/>?b <text:s text:c="2"/>=&gt; ?a <text:s/>&lt;isMarriedTo&gt; <text:s/>?b</text:p>
          </table:table-cell>
          <table:table-cell/>
          <table:table-cell office:value-type="string" calcext:value-type="string">
            <text:p>?e <text:s/>&lt;hasAcademicAdvisor&gt; <text:s/>?a <text:s/>?e <text:s/>&lt;hasAcademicAdvisor&gt; <text:s/>?b <text:s text:c="2"/>=&gt; ?a <text:s/>&lt;hasAcademicAdvisor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/>
          <table:table-cell office:value-type="string" calcext:value-type="string">
            <text:p>?f <text:s/>&lt;actedIn&gt; <text:s/>?b <text:s/>?a <text:s/>&lt;isMarriedTo&gt; <text:s/>?f <text:s text:c="2"/>=&gt; ?a <text:s/>&lt;act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InterestedIn&gt; <text:s/>?f <text:s/>?b <text:s/>&lt;isInterestedIn&gt; <text:s/>?f <text:s text:c="2"/>=&gt; ?a <text:s/>&lt;influences&gt; <text:s/>?b</text:p>
          </table:table-cell>
          <table:table-cell/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hasCapital&gt; <text:s/>?f <text:s/>?f <text:s/>&lt;participatedIn&gt; <text:s/>?b <text:s text:c="2"/>=&gt; ?a <text:s/>&lt;participatedIn&gt; <text:s/>?b</text:p>
          </table:table-cell>
          <table:table-cell/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/>
          <table:table-cell office:value-type="string" calcext:value-type="string">
            <text:p>?a <text:s/>&lt;hasWonPrize&gt; <text:s/>?f <text:s/>?b <text:s/>&lt;hasWonPrize&gt; <text:s/>?f <text:s text:c="2"/>=&gt; ?a <text:s/>&lt;hasChil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graduatedFrom&gt; <text:s/>?f <text:s/>?b <text:s/>&lt;graduatedFrom&gt; <text:s/>?f <text:s text:c="2"/>=&gt; ?a <text:s/>&lt;influences&gt; <text:s/>?b</text:p>
          </table:table-cell>
          <table:table-cell/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created&gt; <text:s/>?f <text:s/>?b <text:s/>&lt;created&gt; <text:s/>?f <text:s text:c="2"/>=&gt; ?a <text:s/>&lt;influences&gt; <text:s/>?b</text:p>
          </table:table-cell>
          <table:table-cell/>
          <table:table-cell office:value-type="string" calcext:value-type="string">
            <text:p>?b <text:s/>&lt;hasChild&gt; <text:s/>?a <text:s text:c="2"/>=&gt; ?a <text:s/>&lt;isMarriedTo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MarriedTo&gt; <text:s/>?f <text:s/>?f <text:s/>&lt;created&gt; <text:s/>?b <text:s text:c="2"/>=&gt; ?a <text:s/>&lt;created&gt; <text:s/>?b</text:p>
          </table:table-cell>
          <table:table-cell/>
          <table:table-cell office:value-type="string" calcext:value-type="string">
            <text:p>?e <text:s/>&lt;actedIn&gt; <text:s/>?b <text:s/>?e <text:s/>&lt;isMarriedTo&gt; <text:s/>?a <text:s text:c="2"/>=&gt; ?a <text:s/>&lt;act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livesIn&gt; <text:s/>?f <text:s/>?b <text:s/>&lt;isLocatedIn&gt; <text:s/>?f <text:s text:c="2"/>=&gt; ?a <text:s/>&lt;diedIn&gt; <text:s/>?b</text:p>
          </table:table-cell>
          <table:table-cell/>
          <table:table-cell office:value-type="string" calcext:value-type="string">
            <text:p>?a <text:s/>&lt;isLocatedIn&gt; <text:s/>?f <text:s/>?b <text:s/>&lt;isLocatedIn&gt; <text:s/>?f <text:s text:c="2"/>=&gt; ?a <text:s/>&lt;dealsWith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PoliticianOf&gt; <text:s/>?f <text:s/>?b <text:s/>&lt;isLocatedIn&gt; <text:s/>?f <text:s text:c="2"/>=&gt; ?a <text:s/>&lt;diedIn&gt; <text:s/>?b</text:p>
          </table:table-cell>
          <table:table-cell/>
          <table:table-cell office:value-type="string" calcext:value-type="string">
            <text:p>?a <text:s/>&lt;isCitizenOf&gt; <text:s/>?f <text:s/>?b <text:s/>&lt;isLocatedIn&gt; <text:s/>?f <text:s text:c="2"/>=&gt; ?a <text:s/>&lt;isLocat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nfluences&gt; <text:s/>?f <text:s/>?f <text:s/>&lt;actedIn&gt; <text:s/>?b <text:s text:c="2"/>=&gt; ?a <text:s/>&lt;created&gt; <text:s/>?b</text:p>
          </table:table-cell>
          <table:table-cell/>
          <table:table-cell office:value-type="string" calcext:value-type="string">
            <text:p>?a <text:s/>&lt;hasChild&gt; <text:s/>?f <text:s/>?b <text:s/>&lt;hasChild&gt; <text:s/>?f <text:s text:c="2"/>=&gt; ?a <text:s/>&lt;hasChil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b <text:s/>&lt;isMarriedTo&gt; <text:s/>?a <text:s text:c="2"/>=&gt; ?a <text:s/>&lt;hasChild&gt; <text:s/>?b</text:p>
          </table:table-cell>
          <table:table-cell/>
          <table:table-cell office:value-type="string" calcext:value-type="string">
            <text:p>?b <text:s/>&lt;diedIn&gt; <text:s/>?f <text:s/>?a <text:s/>&lt;wasBornIn&gt; <text:s/>?f <text:s text:c="2"/>=&gt; ?a <text:s/>&lt;influences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/>
          <table:table-cell office:value-type="string" calcext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nfluences&gt; <text:s/>?f <text:s/>?f <text:s/>&lt;wasBornIn&gt; <text:s/>?b <text:s text:c="2"/>=&gt; ?a <text:s/>&lt;wasBornIn&gt; <text:s/>?b</text:p>
          </table:table-cell>
          <table:table-cell/>
          <table:table-cell office:value-type="string" calcext:value-type="string">
            <text:p>?f <text:s/>&lt;actedIn&gt; <text:s/>?b <text:s/>?a <text:s/>&lt;hasChild&gt; <text:s/>?f <text:s text:c="2"/>=&gt; ?a <text:s/>&lt;act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PoliticianOf&gt; <text:s/>?f <text:s/>?b <text:s/>&lt;isLocatedIn&gt; <text:s/>?f <text:s text:c="2"/>=&gt; ?a <text:s/>&lt;wasBornIn&gt; <text:s/>?b</text:p>
          </table:table-cell>
          <table:table-cell/>
          <table:table-cell office:value-type="string" calcext:value-type="string">
            <text:p>?b <text:s/>&lt;isLocatedIn&gt; <text:s/>?f <text:s/>?a <text:s/>&lt;livesIn&gt; <text:s/>?f <text:s text:c="2"/>=&gt; ?a <text:s/>&lt;worksAt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hasChild&gt; <text:s/>?f <text:s/>?f <text:s/>&lt;isMarriedTo&gt; <text:s/>?b <text:s text:c="2"/>=&gt; ?a <text:s/>&lt;hasChild&gt; <text:s/>?b</text:p>
          </table:table-cell>
          <table:table-cell/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hasChild&gt; <text:s/>?f <text:s/>?b <text:s/>&lt;isMarriedTo&gt; <text:s/>?f <text:s text:c="2"/>=&gt; ?a <text:s/>&lt;hasChild&gt; <text:s/>?b</text:p>
          </table:table-cell>
          <table:table-cell/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/>
          <table:table-cell office:value-type="string" calcext:value-type="string">
            <text:p>?b <text:s/>&lt;hasChild&gt; <text:s/>?a <text:s text:c="2"/>=&gt; ?a <text:s/>&lt;hasChil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hasAcademicAdvisor&gt; <text:s/>?a <text:s/>?e <text:s/>&lt;hasAcademicAdvisor&gt; <text:s/>?b <text:s text:c="2"/>=&gt; ?a <text:s/>&lt;hasAcademicAdvisor&gt; <text:s/>?b</text:p>
          </table:table-cell>
          <table:table-cell/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MarriedTo&gt; <text:s/>?f <text:s/>?f <text:s/>&lt;actedIn&gt; <text:s/>?b <text:s text:c="2"/>=&gt; ?a <text:s/>&lt;actedIn&gt; <text:s/>?b</text:p>
          </table:table-cell>
          <table:table-cell/>
          <table:table-cell office:value-type="string" calcext:value-type="string">
            <text:p>?a <text:s/>&lt;diedIn&gt; <text:s/>?f <text:s/>?b <text:s/>&lt;diedIn&gt; <text:s/>?f <text:s text:c="2"/>=&gt; ?a <text:s/>&lt;influences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/>
          <table:table-cell office:value-type="string" calcext:value-type="string">
            <text:p>?e <text:s/>&lt;hasChild&gt; <text:s/>?a <text:s/>?e <text:s/>&lt;hasChild&gt; <text:s/>?b <text:s text:c="2"/>=&gt; ?a <text:s/>&lt;isMarriedTo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/>
          <table:table-cell office:value-type="string" calcext:value-type="string">
            <text:p>?f <text:s/>&lt;actedIn&gt; <text:s/>?b <text:s/>?a <text:s/>&lt;influences&gt; <text:s/>?f <text:s text:c="2"/>=&gt; ?a <text:s/>&lt;act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hasChild&gt; <text:s/>?b</text:p>
          </table:table-cell>
          <table:table-cell/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isMarriedTo&gt; <text:s/>?a <text:s/>?e <text:s/>&lt;actedIn&gt; <text:s/>?b <text:s text:c="2"/>=&gt; ?a <text:s/>&lt;actedIn&gt; <text:s/>?b</text:p>
          </table:table-cell>
          <table:table-cell/>
          <table:table-cell office:value-type="string" calcext:value-type="string">
            <text:p>?f <text:s/>&lt;isMarriedTo&gt; <text:s/>?a <text:s/>?b <text:s/>&lt;isMarriedTo&gt; <text:s/>?f <text:s text:c="2"/>=&gt; ?a <text:s/>&lt;hasChil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isLocatedIn&gt; <text:s/>?b</text:p>
          </table:table-cell>
          <table:table-cell/>
          <table:table-cell office:value-type="string" calcext:value-type="string">
            <text:p>?f <text:s/>&lt;hasChild&gt; <text:s/>?b <text:s/>?a <text:s/>&lt;hasChild&gt; <text:s/>?f <text:s text:c="2"/>=&gt; ?a <text:s/>&lt;hasChil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/>
          <table:table-cell office:value-type="string" calcext:value-type="string">
            <text:p>?a <text:s/>&lt;isMarriedTo&gt; <text:s/>?f <text:s/>?b <text:s/>&lt;isMarriedTo&gt; <text:s/>?f <text:s text:c="2"/>=&gt; ?a <text:s/>&lt;hasChil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wasBornIn&gt; <text:s/>?f <text:s/>?b <text:s/>&lt;diedIn&gt; <text:s/>?f <text:s text:c="2"/>=&gt; ?a <text:s/>&lt;influences&gt; <text:s/>?b</text:p>
          </table:table-cell>
          <table:table-cell/>
          <table:table-cell office:value-type="string" calcext:value-type="string">
            <text:p>?a <text:s/>&lt;wasBornIn&gt; <text:s/>?f <text:s/>?b <text:s/>&lt;wasBornIn&gt; <text:s/>?f <text:s text:c="2"/>=&gt; ?a <text:s/>&lt;isMarriedTo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hasChild&gt; <text:s/>?f <text:s/>?f <text:s/>&lt;actedIn&gt; <text:s/>?b <text:s text:c="2"/>=&gt; ?a <text:s/>&lt;actedIn&gt; <text:s/>?b</text:p>
          </table:table-cell>
          <table:table-cell/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/>
          <table:table-cell office:value-type="string" calcext:value-type="string">
            <text:p>?b <text:s/>&lt;isLocatedIn&gt; <text:s/>?f <text:s/>?a <text:s/>&lt;livesIn&gt; <text:s/>?f <text:s text:c="2"/>=&gt; ?a <text:s/>&lt;lives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LocatedIn&gt; <text:s/>?f <text:s/>?b <text:s/>&lt;isLocatedIn&gt; <text:s/>?f <text:s text:c="2"/>=&gt; ?a <text:s/>&lt;hasCapital&gt; <text:s/>?b</text:p>
          </table:table-cell>
          <table:table-cell/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/>
          <table:table-cell office:value-type="string" calcext:value-type="string">
            <text:p>?b <text:s/>&lt;isLocatedIn&gt; <text:s/>?f <text:s/>?a <text:s/>&lt;livesIn&gt; <text:s/>?f <text:s text:c="2"/>=&gt; ?a <text:s/>&lt;wasBorn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b <text:s/>&lt;hasChild&gt; <text:s/>?a <text:s text:c="2"/>=&gt; ?a <text:s/>&lt;isMarriedTo&gt; <text:s/>?b</text:p>
          </table:table-cell>
          <table:table-cell/>
          <table:table-cell office:value-type="string" calcext:value-type="string">
            <text:p>?e <text:s/>&lt;influences&gt; <text:s/>?b <text:s/>?e <text:s/>&lt;isMarriedTo&gt; <text:s/>?a <text:s text:c="2"/>=&gt; ?a <text:s/>&lt;influences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/>
          <table:table-cell office:value-type="string" calcext:value-type="string">
            <text:p>?f <text:s/>&lt;dealsWith&gt; <text:s/>?b <text:s/>?a <text:s/>&lt;livesIn&gt; <text:s/>?f <text:s text:c="2"/>=&gt; ?a <text:s/>&lt;lives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/>
          <table:table-cell office:value-type="string" calcext:value-type="string">
            <text:p>?a <text:s/>&lt;diedIn&gt; <text:s/>?f <text:s/>?b <text:s/>&lt;wasBornIn&gt; <text:s/>?f <text:s text:c="2"/>=&gt; ?a <text:s/>&lt;isMarriedTo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livesIn&gt; <text:s/>?f <text:s/>?b <text:s/>&lt;isLocatedIn&gt; <text:s/>?f <text:s text:c="2"/>=&gt; ?a <text:s/>&lt;worksAt&gt; <text:s/>?b</text:p>
          </table:table-cell>
          <table:table-cell/>
          <table:table-cell office:value-type="string" calcext:value-type="string">
            <text:p>?f <text:s/>&lt;influences&gt; <text:s/>?b <text:s/>?a <text:s/>&lt;isMarriedTo&gt; <text:s/>?f <text:s text:c="2"/>=&gt; ?a <text:s/>&lt;influences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influences&gt; <text:s/>?b</text:p>
          </table:table-cell>
          <table:table-cell/>
          <table:table-cell office:value-type="string" calcext:value-type="string">
            <text:p>?f <text:s/>&lt;isMarriedTo&gt; <text:s/>?b <text:s/>?a <text:s/>&lt;isMarriedTo&gt; <text:s/>?f <text:s text:c="2"/>=&gt; ?a <text:s/>&lt;hasChil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hasChild&gt; <text:s/>?f <text:s/>?b <text:s/>&lt;hasChild&gt; <text:s/>?f <text:s text:c="2"/>=&gt; ?a <text:s/>&lt;hasChild&gt; <text:s/>?b</text:p>
          </table:table-cell>
          <table:table-cell/>
          <table:table-cell office:value-type="string" calcext:value-type="string">
            <text:p>?e <text:s/>&lt;actedIn&gt; <text:s/>?b <text:s/>?e <text:s/>&lt;hasChild&gt; <text:s/>?a <text:s text:c="2"/>=&gt; ?a <text:s/>&lt;act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 text:c="2"/>=&gt; ?a <text:s/>&lt;hasChild&gt; <text:s/>?b</text:p>
          </table:table-cell>
          <table:table-cell/>
          <table:table-cell office:value-type="string" calcext:value-type="string">
            <text:p>?a <text:s/>&lt;isCitizenOf&gt; <text:s/>?f <text:s/>?b <text:s/>&lt;isCitizenOf&gt; <text:s/>?f <text:s text:c="2"/>=&gt; ?a <text:s/>&lt;isMarriedTo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/>
          <table:table-cell office:value-type="string" calcext:value-type="string">
            <text:p>?a <text:s/>&lt;influences&gt; <text:s/>?f <text:s/>?b <text:s/>&lt;influences&gt; <text:s/>?f <text:s text:c="2"/>=&gt; ?a <text:s/>&lt;isMarriedTo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/>
          <table:table-cell office:value-type="string" calcext:value-type="string">
            <text:p>?a <text:s/>&lt;wasBornIn&gt; <text:s/>?f <text:s/>?b <text:s/>&lt;wasBornIn&gt; <text:s/>?f <text:s text:c="2"/>=&gt; ?a <text:s/>&lt;influences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nfluences&gt; <text:s/>?f <text:s/>?f <text:s/>&lt;actedIn&gt; <text:s/>?b <text:s text:c="2"/>=&gt; ?a <text:s/>&lt;actedIn&gt; <text:s/>?b</text:p>
          </table:table-cell>
          <table:table-cell/>
          <table:table-cell office:value-type="string" calcext:value-type="string">
            <text:p>?e <text:s/>&lt;influences&gt; <text:s/>?a <text:s/>?e <text:s/>&lt;isInterestedIn&gt; <text:s/>?b <text:s text:c="2"/>=&gt; ?a <text:s/>&lt;isInterest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b <text:s/>&lt;hasChild&gt; <text:s/>?a <text:s text:c="2"/>=&gt; ?a <text:s/>&lt;hasChild&gt; <text:s/>?b</text:p>
          </table:table-cell>
          <table:table-cell/>
          <table:table-cell office:value-type="string" calcext:value-type="string">
            <text:p>?b <text:s/>&lt;influences&gt; <text:s/>?a <text:s text:c="2"/>=&gt; ?a <text:s/>&lt;influences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hasChild&gt; <text:s/>?a <text:s/>?e <text:s/>&lt;hasChild&gt; <text:s/>?b <text:s text:c="2"/>=&gt; ?a <text:s/>&lt;isMarriedTo&gt; <text:s/>?b</text:p>
          </table:table-cell>
          <table:table-cell/>
          <table:table-cell office:value-type="string" calcext:value-type="string">
            <text:p>?a <text:s/>&lt;hasChild&gt; <text:s/>?f <text:s/>?f <text:s/>&lt;isMarriedTo&gt; <text:s/>?b <text:s text:c="2"/>=&gt; ?a <text:s/>&lt;isMarriedTo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livesIn&gt; <text:s/>?f <text:s/>?b <text:s/>&lt;isLocatedIn&gt; <text:s/>?f <text:s text:c="2"/>=&gt; ?a <text:s/>&lt;livesIn&gt; <text:s/>?b</text:p>
          </table:table-cell>
          <table:table-cell/>
          <table:table-cell office:value-type="string" calcext:value-type="string">
            <text:p>?b <text:s/>&lt;hasChild&gt; <text:s/>?f <text:s/>?f <text:s/>&lt;isMarriedTo&gt; <text:s/>?a <text:s text:c="2"/>=&gt; ?a <text:s/>&lt;isMarriedTo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diedIn&gt; <text:s/>?f <text:s/>?b <text:s/>&lt;wasBornIn&gt; <text:s/>?f <text:s text:c="2"/>=&gt; ?a <text:s/>&lt;isMarriedTo&gt; <text:s/>?b</text:p>
          </table:table-cell>
          <table:table-cell/>
          <table:table-cell office:value-type="string" calcext:value-type="string">
            <text:p>?e <text:s/>&lt;hasChild&gt; <text:s/>?b <text:s/>?e <text:s/>&lt;isMarriedTo&gt; <text:s/>?a <text:s text:c="2"/>=&gt; ?a <text:s/>&lt;isMarriedTo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/>
          <table:table-cell office:value-type="string" calcext:value-type="string">
            <text:p>?a <text:s/>&lt;hasChild&gt; <text:s/>?f <text:s/>?b <text:s/>&lt;isMarriedTo&gt; <text:s/>?f <text:s text:c="2"/>=&gt; ?a <text:s/>&lt;isMarriedTo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isMarriedTo&gt; <text:s/>?a <text:s/>?e <text:s/>&lt;influences&gt; <text:s/>?b <text:s text:c="2"/>=&gt; ?a <text:s/>&lt;influences&gt; <text:s/>?b</text:p>
          </table:table-cell>
          <table:table-cell/>
          <table:table-cell office:value-type="string" calcext:value-type="string">
            <text:p>?a <text:s/>&lt;hasWonPrize&gt; <text:s/>?f <text:s/>?b <text:s/>&lt;hasWonPrize&gt; <text:s/>?f <text:s text:c="2"/>=&gt; ?a <text:s/>&lt;isMarriedTo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livesIn&gt; <text:s/>?f <text:s/>?b <text:s/>&lt;isLocatedIn&gt; <text:s/>?f <text:s text:c="2"/>=&gt; ?a <text:s/>&lt;wasBornIn&gt; <text:s/>?b</text:p>
          </table:table-cell>
          <table:table-cell/>
          <table:table-cell office:value-type="string" calcext:value-type="string">
            <text:p>?b <text:s/>&lt;diedIn&gt; <text:s/>?f <text:s/>?a <text:s/>&lt;wasBornIn&gt; <text:s/>?f <text:s text:c="2"/>=&gt; ?a <text:s/>&lt;hasChil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livesIn&gt; <text:s/>?f <text:s/>?f <text:s/>&lt;dealsWith&gt; <text:s/>?b <text:s text:c="2"/>=&gt; ?a <text:s/>&lt;livesIn&gt; <text:s/>?b</text:p>
          </table:table-cell>
          <table:table-cell/>
          <table:table-cell office:value-type="string" calcext:value-type="string">
            <text:p>?b <text:s/>&lt;diedIn&gt; <text:s/>?f <text:s/>?a <text:s/>&lt;wasBornIn&gt; <text:s/>?f <text:s text:c="2"/>=&gt; ?a <text:s/>&lt;isMarriedTo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wasBornIn&gt; <text:s/>?f <text:s/>?b <text:s/>&lt;wasBornIn&gt; <text:s/>?f <text:s text:c="2"/>=&gt; ?a <text:s/>&lt;isMarriedTo&gt; <text:s/>?b</text:p>
          </table:table-cell>
          <table:table-cell/>
          <table:table-cell office:value-type="string" calcext:value-type="string">
            <text:p>?e <text:s/>&lt;actedIn&gt; <text:s/>?b <text:s/>?e <text:s/>&lt;influences&gt; <text:s/>?a <text:s text:c="2"/>=&gt; ?a <text:s/>&lt;act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MarriedTo&gt; <text:s/>?f <text:s/>?f <text:s/>&lt;influences&gt; <text:s/>?b <text:s text:c="2"/>=&gt; ?a <text:s/>&lt;influences&gt; <text:s/>?b</text:p>
          </table:table-cell>
          <table:table-cell/>
          <table:table-cell office:value-type="string" calcext:value-type="string">
            <text:p>?e <text:s/>&lt;created&gt; <text:s/>?b <text:s/>?e <text:s/>&lt;influences&gt; <text:s/>?a <text:s text:c="2"/>=&gt; ?a <text:s/>&lt;act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sMarriedTo&gt; <text:s/>?f <text:s/>?b <text:s/>&lt;isMarriedTo&gt; <text:s/>?f <text:s text:c="2"/>=&gt; ?a <text:s/>&lt;hasChild&gt; <text:s/>?b</text:p>
          </table:table-cell>
          <table:table-cell/>
          <table:table-cell office:value-type="string" calcext:value-type="string">
            <text:p>?f <text:s/>&lt;created&gt; <text:s/>?b <text:s/>?a <text:s/>&lt;influences&gt; <text:s/>?f <text:s text:c="2"/>=&gt; ?a <text:s/>&lt;create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hasChild&gt; <text:s/>?f <text:s/>?f <text:s/>&lt;hasChild&gt; <text:s/>?b <text:s text:c="2"/>=&gt; ?a <text:s/>&lt;hasChild&gt; <text:s/>?b</text:p>
          </table:table-cell>
          <table:table-cell/>
          <table:table-cell office:value-type="string" calcext:value-type="string">
            <text:p>?e <text:s/>&lt;hasChild&gt; <text:s/>?a <text:s/>?b <text:s/>&lt;isMarriedTo&gt; <text:s/>?e <text:s text:c="2"/>=&gt; ?a <text:s/>&lt;isMarriedTo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b <text:s/>&lt;isMarriedTo&gt; <text:s/>?f <text:s/>?f <text:s/>&lt;isMarriedTo&gt; <text:s/>?a <text:s text:c="2"/>=&gt; ?a <text:s/>&lt;hasChild&gt; <text:s/>?b</text:p>
          </table:table-cell>
          <table:table-cell/>
          <table:table-cell office:value-type="string" calcext:value-type="string">
            <text:p>?e <text:s/>&lt;hasChild&gt; <text:s/>?a <text:s/>?e <text:s/>&lt;isMarriedTo&gt; <text:s/>?b <text:s text:c="2"/>=&gt; ?a <text:s/>&lt;isMarriedTo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hasChild&gt; <text:s/>?a <text:s/>?e <text:s/>&lt;actedIn&gt; <text:s/>?b <text:s text:c="2"/>=&gt; ?a <text:s/>&lt;actedIn&gt; <text:s/>?b</text:p>
          </table:table-cell>
          <table:table-cell/>
          <table:table-cell office:value-type="string" calcext:value-type="string">
            <text:p>?b <text:s/>&lt;dealsWith&gt; <text:s/>?f <text:s/>?a <text:s/>&lt;livesIn&gt; <text:s/>?f <text:s text:c="2"/>=&gt; ?a <text:s/>&lt;lives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wasBornIn&gt; <text:s/>?f <text:s/>?b <text:s/>&lt;diedIn&gt; <text:s/>?f <text:s text:c="2"/>=&gt; ?a <text:s/>&lt;isMarriedTo&gt; <text:s/>?b</text:p>
          </table:table-cell>
          <table:table-cell/>
          <table:table-cell office:value-type="string" calcext:value-type="string">
            <text:p>?e <text:s/>&lt;hasChild&gt; <text:s/>?a <text:s/>?e <text:s/>&lt;hasChild&gt; <text:s/>?b <text:s text:c="2"/>=&gt; ?a <text:s/>&lt;hasChil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influences&gt; <text:s/>?f <text:s/>?b <text:s/>&lt;influences&gt; <text:s/>?f <text:s text:c="2"/>=&gt; ?a <text:s/>&lt;isMarriedTo&gt; <text:s/>?b</text:p>
          </table:table-cell>
          <table:table-cell/>
          <table:table-cell office:value-type="string" calcext:value-type="string">
            <text:p>?a <text:s/>&lt;participatedIn&gt; <text:s/>?f <text:s/>?b <text:s/>&lt;participatedIn&gt; <text:s/>?f <text:s text:c="2"/>=&gt; ?a <text:s/>&lt;hasCapital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a <text:s/>&lt;wasBornIn&gt; <text:s/>?f <text:s/>?b <text:s/>&lt;wasBornIn&gt; <text:s/>?f <text:s text:c="2"/>=&gt; ?a <text:s/>&lt;influences&gt; <text:s/>?b</text:p>
          </table:table-cell>
          <table:table-cell/>
          <table:table-cell office:value-type="string" calcext:value-type="string">
            <text:p>?e <text:s/>&lt;hasCapital&gt; <text:s/>?a <text:s/>?e <text:s/>&lt;participatedIn&gt; <text:s/>?b <text:s text:c="2"/>=&gt; ?a <text:s/>&lt;participatedIn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e <text:s/>&lt;isInterestedIn&gt; <text:s/>?b <text:s/>?e <text:s/>&lt;influences&gt; <text:s/>?a <text:s text:c="2"/>=&gt; ?a <text:s/>&lt;isInterestedIn&gt; <text:s/>?b</text:p>
          </table:table-cell>
          <table:table-cell/>
          <table:table-cell office:value-type="string" calcext:value-type="string">
            <text:p>?e <text:s/>&lt;created&gt; <text:s/>?b <text:s/>?e <text:s/>&lt;influences&gt; <text:s/>?a <text:s text:c="2"/>=&gt; ?a <text:s/>&lt;created&gt; <text:s/>?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b <text:s/>&lt;influences&gt; <text:s/>?a <text:s text:c="2"/>=&gt; ?a <text:s/>&lt;influences&gt; <text:s/>?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 text:c="2"/>=&gt; ?a <text:s/>&lt;isMarriedTo&gt; <text:s/>?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isMarriedTo&gt; <text:s/>?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?a <text:s/>&lt;isMarriedTo&gt; <text:s/>?f <text:s/>?f <text:s/>&lt;isMarriedTo&gt; <text:s/>?b <text:s text:c="2"/>=&gt; ?a <text:s/>&lt;hasChild&gt; <text:s/>?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?e <text:s/>&lt;isMarriedTo&gt; <text:s/>?a <text:s/>?e <text:s/>&lt;hasChild&gt; <text:s/>?b <text:s text:c="2"/>=&gt; ?a <text:s/>&lt;isMarriedTo&gt; <text:s/>?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?a <text:s/>&lt;wasBornIn&gt; <text:s/>?f <text:s/>?b <text:s/>&lt;diedIn&gt; <text:s/>?f <text:s text:c="2"/>=&gt; ?a <text:s/>&lt;hasChild&gt; <text:s/>?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?a <text:s/>&lt;hasChild&gt; <text:s/>?f <text:s/>?f <text:s/>&lt;isMarriedTo&gt; <text:s/>?b <text:s text:c="2"/>=&gt; ?a <text:s/>&lt;isMarriedTo&gt; <text:s/>?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?e <text:s/>&lt;influences&gt; <text:s/>?a <text:s/>?e <text:s/>&lt;actedIn&gt; <text:s/>?b <text:s text:c="2"/>=&gt; ?a <text:s/>&lt;actedIn&gt; <text:s/>?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?b <text:s/>&lt;hasChild&gt; <text:s/>?f <text:s/>?f <text:s/>&lt;isMarriedTo&gt; <text:s/>?a <text:s text:c="2"/>=&gt; ?a <text:s/>&lt;isMarriedTo&gt; <text:s/>?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?e <text:s/>&lt;influences&gt; <text:s/>?a <text:s/>?e <text:s/>&lt;created&gt; <text:s/>?b <text:s text:c="2"/>=&gt; ?a <text:s/>&lt;actedIn&gt; <text:s/>?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?a <text:s/>&lt;influences&gt; <text:s/>?f <text:s/>?f <text:s/>&lt;created&gt; <text:s/>?b <text:s text:c="2"/>=&gt; ?a <text:s/>&lt;created&gt; <text:s/>?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?e <text:s/>&lt;hasChild&gt; <text:s/>?a <text:s/>?e <text:s/>&lt;isMarriedTo&gt; <text:s/>?b <text:s text:c="2"/>=&gt; ?a <text:s/>&lt;isMarriedTo&gt; <text:s/>?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?a <text:s/>&lt;hasChild&gt; <text:s/>?f <text:s/>?b <text:s/>&lt;isMarriedTo&gt; <text:s/>?f <text:s text:c="2"/>=&gt; ?a <text:s/>&lt;isMarriedTo&gt; <text:s/>?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?b <text:s/>&lt;isMarriedTo&gt; <text:s/>?f <text:s/>?f <text:s/>&lt;hasChild&gt; <text:s/>?a <text:s text:c="2"/>=&gt; ?a <text:s/>&lt;isMarriedTo&gt; <text:s/>?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?a <text:s/>&lt;livesIn&gt; <text:s/>?f <text:s/>?b <text:s/>&lt;dealsWith&gt; <text:s/>?f <text:s text:c="2"/>=&gt; ?a <text:s/>&lt;livesIn&gt; <text:s/>?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?e <text:s/>&lt;hasChild&gt; <text:s/>?a <text:s/>?e <text:s/>&lt;hasChild&gt; <text:s/>?b <text:s text:c="2"/>=&gt; ?a <text:s/>&lt;hasChild&gt; <text:s/>?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?a <text:s/>&lt;participatedIn&gt; <text:s/>?f <text:s/>?b <text:s/>&lt;participatedIn&gt; <text:s/>?f <text:s text:c="2"/>=&gt; ?a <text:s/>&lt;hasCapital&gt; <text:s/>?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?a <text:s/>&lt;hasOfficialLanguage&gt; <text:s/>?f <text:s/>?b <text:s/>&lt;hasOfficialLanguage&gt; <text:s/>?f <text:s text:c="2"/>=&gt; ?a <text:s/>&lt;hasCapital&gt; <text:s/>?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?e <text:s/>&lt;hasCapital&gt; <text:s/>?a <text:s/>?e <text:s/>&lt;participatedIn&gt; <text:s/>?b <text:s text:c="2"/>=&gt; ?a <text:s/>&lt;participatedIn&gt; <text:s/>?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?e <text:s/>&lt;influences&gt; <text:s/>?a <text:s/>?e <text:s/>&lt;created&gt; <text:s/>?b <text:s text:c="2"/>=&gt; ?a <text:s/>&lt;created&gt; <text:s/>?b</text:p>
          </table:table-cell>
          <table:table-cell table:number-columns-repeated="1023"/>
        </table:table-row>
      </table:table>
      <table:table table:name="Final Precision" table:style-name="ta1">
        <table:table-column table:style-name="co7" table:default-cell-style-name="Default"/>
        <table:table-column table:style-name="co8" table:default-cell-style-name="ce8"/>
        <table:table-column table:style-name="co2" table:number-columns-repeated="2" table:default-cell-style-name="ce8"/>
        <table:table-column table:style-name="co4" table:default-cell-style-name="Default"/>
        <table:table-column table:style-name="co9" table:default-cell-style-name="Default"/>
        <table:table-column table:style-name="co10" table:default-cell-style-name="ce21"/>
        <table:table-column table:style-name="co11" table:number-columns-repeated="2" table:default-cell-style-name="ce21"/>
        <table:table-column table:style-name="co12" table:default-cell-style-name="ce24"/>
        <table:table-column table:style-name="co1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Rule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Unknown</text:p>
          </table:table-cell>
          <table:table-cell table:style-name="ce3" office:value-type="string" calcext:value-type="string">
            <text:p>Real precision</text:p>
          </table:table-cell>
          <table:table-cell table:style-name="ce3" office:value-type="string" calcext:value-type="string">
            <text:p>Predictions (no duplicates)</text:p>
          </table:table-cell>
          <table:table-cell table:style-name="ce3" office:value-type="string" calcext:value-type="string">
            <text:p>Aggregated predictions</text:p>
          </table:table-cell>
          <table:table-cell table:style-name="ce3" office:value-type="string" calcext:value-type="string">
            <text:p>Aggregated True</text:p>
          </table:table-cell>
          <table:table-cell table:style-name="ce3" office:value-type="string" calcext:value-type="string">
            <text:p>Aggregated False</text:p>
          </table:table-cell>
          <table:table-cell table:style-name="ce3" office:value-type="string" calcext:value-type="string">
            <text:p>Aggregated precision</text:p>
          </table:table-cell>
          <table:table-cell table:style-name="ce3" office:value-type="string" calcext:value-type="string">
            <text:p>Predictions (total)</text:p>
          </table:table-cell>
          <table:table-cell table:style-name="ce3" office:value-type="string" calcext:value-type="string">
            <text:p>Support</text:p>
          </table:table-cell>
          <table:table-cell table:style-name="ce3" office:value-type="string" calcext:value-type="string">
            <text:p>Head Coverage</text:p>
          </table:table-cell>
          <table:table-cell table:style-name="ce3" office:value-type="string" calcext:value-type="string">
            <text:p>Std. Confidence</text:p>
          </table:table-cell>
          <table:table-cell table:style-name="ce3" office:value-type="string" calcext:value-type="string">
            <text:p>PCA Confidence</text:p>
          </table:table-cell>
          <table:table-cell table:style-name="ce3" office:value-type="string" calcext:value-type="string">
            <text:p>Positive Examples</text:p>
          </table:table-cell>
          <table:table-cell table:style-name="ce3" office:value-type="string" calcext:value-type="string">
            <text:p>Body size</text:p>
          </table:table-cell>
          <table:table-cell table:style-name="ce3" office:value-type="string" calcext:value-type="string">
            <text:p>Body size *</text:p>
          </table:table-cell>
          <table:table-cell table:style-name="ce3" office:value-type="string" calcext:value-type="string">
            <text:p>Functional variable</text:p>
          </table:table-cell>
          <table:table-cell table:style-name="ce3" office:value-type="string" calcext:value-type="string">
            <text:p>Source of evaluation</text:p>
          </table:table-cell>
        </table:table-row>
        <table:table-row table:style-name="ro1">
          <table:table-cell office:value-type="string" calcext:value-type="string">
            <text:p>?a <text:s/>&lt;hasChild&gt; <text:s/>?b <text:s/>?b <text:s/>&lt;isMarriedTo&gt; <text:s/>?a <text:s text:c="2"/>=&gt; ?a <text:s/>&lt;isMarriedTo&gt; <text:s/>?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]/([.B2]+[.C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table:formula="of:=[.F2]" office:value-type="float" office:value="4" calcext:value-type="float">
            <text:p>4</text:p>
          </table:table-cell>
          <table:table-cell table:style-name="Default" table:formula="of:=[.B2]" office:value-type="float" office:value="4" calcext:value-type="float">
            <text:p>4</text:p>
          </table:table-cell>
          <table:table-cell table:style-name="Default" table:formula="of:=[.C2]" office:value-type="float" office:value="0" calcext:value-type="float">
            <text:p>0</text:p>
          </table:table-cell>
          <table:table-cell table:formula="of:=[.H2]/([.H2]+[.I2])" office:value-type="percentage" office:value="1" calcext:value-type="percentage">
            <text:p>100.00%</text:p>
          </table:table-cell>
          <table:table-cell office:value-type="float" office:value="4" calcext:value-type="float">
            <text:p>4</text:p>
          </table:table-cell>
          <table:table-cell office:value-type="float" office:value="0.00034295" calcext:value-type="float">
            <text:p>0.00034295</text:p>
          </table:table-cell>
          <table:table-cell office:value-type="float" office:value="0.00959808" calcext:value-type="float">
            <text:p>0.0095980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b</text:p>
          </table:table-cell>
          <table:table-cell office:value-type="string" calcext:value-type="string">
            <text:p>ALEPH vs AMIE+ eval</text:p>
          </table:table-cell>
        </table:table-row>
        <table:table-row table:style-name="ro1">
          <table:table-cell table:style-name="ce17" office:value-type="string" calcext:value-type="string">
            <text:p>?a <text:s/>&lt;created&gt; <text:s/>?b <text:s text:c="2"/>=&gt; ?a <text:s/>&lt;isKnownFor&gt; <text:s/>?b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1" table:formula="of:=[.B3]/([.B3]+[.C3])" office:value-type="string" office:string-value="" calcext:value-type="error">
            <text:p>#DIV/0!</text:p>
          </table:table-cell>
          <table:table-cell table:style-name="ce21" office:value-type="float" office:value="0" calcext:value-type="float">
            <text:p>0</text:p>
          </table:table-cell>
          <table:table-cell table:formula="of:=[.G2]+[.F3]" office:value-type="float" office:value="4" calcext:value-type="float">
            <text:p>4</text:p>
          </table:table-cell>
          <table:table-cell table:formula="of:=[.H2]+[.B3]" office:value-type="float" office:value="4" calcext:value-type="float">
            <text:p>4</text:p>
          </table:table-cell>
          <table:table-cell table:formula="of:=[.I2]+[.C3]" office:value-type="float" office:value="0" calcext:value-type="float">
            <text:p>0</text:p>
          </table:table-cell>
          <table:table-cell table:style-name="ce25" table:formula="of:=[.H3]/([.H3]+[.I3])" office:value-type="percentage" office:value="1" calcext:value-type="percentage">
            <text:p>100.00%</text:p>
          </table:table-cell>
          <table:table-cell table:style-name="ce21" office:value-type="float" office:value="9676" calcext:value-type="float">
            <text:p>9676</text:p>
          </table:table-cell>
          <table:table-cell table:style-name="ce21" office:value-type="float" office:value="0.000171475" calcext:value-type="float">
            <text:p>0.000171475</text:p>
          </table:table-cell>
          <table:table-cell table:style-name="ce21" office:value-type="float" office:value="0.030075188" calcext:value-type="float">
            <text:p>0.030075188</text:p>
          </table:table-cell>
          <table:table-cell table:style-name="ce21" office:value-type="float" office:value="0.000826105" calcext:value-type="float">
            <text:p>0.00082610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684" calcext:value-type="float">
            <text:p>968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?b</text:p>
          </table:table-cell>
          <table:table-cell office:value-type="string" calcext:value-type="string">
            <text:p>ALEPH vs AMIE+ eval</text:p>
          </table:table-cell>
        </table:table-row>
        <table:table-row table:style-name="ro1">
          <table:table-cell office:value-type="string" calcext:value-type="string">
            <text:p>?a <text:s/>&lt;isKnownFor&gt; <text:s/>?b <text:s text:c="2"/>=&gt; ?a <text:s/>&lt;created&gt; <text:s/>?b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4]/([.B4]+[.C4])" office:value-type="float" office:value="0.518518518518518" calcext:value-type="float">
            <text:p>0.5185185185</text:p>
          </table:table-cell>
          <table:table-cell office:value-type="float" office:value="258" calcext:value-type="float">
            <text:p>258</text:p>
          </table:table-cell>
          <table:table-cell table:formula="of:=[.G3]+[.F4]" office:value-type="float" office:value="262" calcext:value-type="float">
            <text:p>262</text:p>
          </table:table-cell>
          <table:table-cell table:formula="of:=[.H3]+[.B4]" office:value-type="float" office:value="18" calcext:value-type="float">
            <text:p>18</text:p>
          </table:table-cell>
          <table:table-cell table:formula="of:=[.I3]+[.C4]" office:value-type="float" office:value="13" calcext:value-type="float">
            <text:p>13</text:p>
          </table:table-cell>
          <table:table-cell table:formula="of:=[.H4]/([.H4]+[.I4])" office:value-type="percentage" office:value="0.580645161290323" calcext:value-type="percentage">
            <text:p>58.06%</text:p>
          </table:table-cell>
          <table:table-cell office:value-type="float" office:value="258" calcext:value-type="float">
            <text:p>258</text:p>
          </table:table-cell>
          <table:table-cell office:value-type="float" office:value="0.000171475" calcext:value-type="float">
            <text:p>0.000171475</text:p>
          </table:table-cell>
          <table:table-cell office:value-type="float" office:value="0.000826105" calcext:value-type="float">
            <text:p>0.000826105</text:p>
          </table:table-cell>
          <table:table-cell office:value-type="float" office:value="0.030075188" calcext:value-type="float">
            <text:p>0.03007518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66" calcext:value-type="float">
            <text:p>2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b</text:p>
          </table:table-cell>
          <table:table-cell office:value-type="string" calcext:value-type="string">
            <text:p>ALEPH vs AMIE+ eval</text:p>
          </table:table-cell>
        </table:table-row>
        <table:table-row table:style-name="ro1">
          <table:table-cell office:value-type="string" calcext:value-type="string">
            <text:p>?a <text:s/>&lt;diedIn&gt; <text:s/>?b <text:s/>?a <text:s/>&lt;wasBornIn&gt; <text:s/>?b <text:s text:c="2"/>=&gt; ?a <text:s/>&lt;livesIn&gt; <text:s/>?b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5]/([.B5]+[.C5])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formula="of:=[.G4]+[.F5]" office:value-type="float" office:value="324" calcext:value-type="float">
            <text:p>324</text:p>
          </table:table-cell>
          <table:table-cell table:formula="of:=[.H4]+[.B5]" office:value-type="float" office:value="33" calcext:value-type="float">
            <text:p>33</text:p>
          </table:table-cell>
          <table:table-cell table:formula="of:=[.I4]+[.C5]" office:value-type="float" office:value="13" calcext:value-type="float">
            <text:p>13</text:p>
          </table:table-cell>
          <table:table-cell table:formula="of:=[.H5]/([.H5]+[.I5])" office:value-type="percentage" office:value="0.717391304347826" calcext:value-type="percentage">
            <text:p>71.74%</text:p>
          </table:table-cell>
          <table:table-cell office:value-type="float" office:value="62" calcext:value-type="float">
            <text:p>62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6342495" calcext:value-type="float">
            <text:p>0.006342495</text:p>
          </table:table-cell>
          <table:table-cell office:value-type="float" office:value="0.046153846" calcext:value-type="float">
            <text:p>0.0461538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a</text:p>
          </table:table-cell>
          <table:table-cell office:value-type="string" calcext:value-type="string">
            <text:p>ALEPH vs AMIE eval</text:p>
          </table:table-cell>
        </table:table-row>
        <table:table-row table:style-name="ro1">
          <table:table-cell office:value-type="string" calcext:value-type="string">
            <text:p>?a <text:s/>&lt;hasAcademicAdvisor&gt; <text:s/>?f <text:s/>?f <text:s/>&lt;livesIn&gt; <text:s/>?b <text:s text:c="2"/>=&gt; ?a <text:s/>&lt;livesIn&gt; <text:s/>?b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6]/([.B6]+[.C6])" office:value-type="float" office:value="0.714285714285714" calcext:value-type="float">
            <text:p>0.7142857143</text:p>
          </table:table-cell>
          <table:table-cell office:value-type="float" office:value="9" calcext:value-type="float">
            <text:p>9</text:p>
          </table:table-cell>
          <table:table-cell table:formula="of:=[.G5]+[.F6]" office:value-type="float" office:value="333" calcext:value-type="float">
            <text:p>333</text:p>
          </table:table-cell>
          <table:table-cell table:formula="of:=[.H5]+[.B6]" office:value-type="float" office:value="53" calcext:value-type="float">
            <text:p>53</text:p>
          </table:table-cell>
          <table:table-cell table:formula="of:=[.I5]+[.C6]" office:value-type="float" office:value="21" calcext:value-type="float">
            <text:p>21</text:p>
          </table:table-cell>
          <table:table-cell table:formula="of:=[.H6]/([.H6]+[.I6])" office:value-type="percentage" office:value="0.716216216216216" calcext:value-type="percentage">
            <text:p>71.62%</text:p>
          </table:table-cell>
          <table:table-cell office:value-type="float" office:value="9" calcext:value-type="float">
            <text:p>9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6342495" calcext:value-type="float">
            <text:p>0.00634249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a</text:p>
          </table:table-cell>
          <table:table-cell office:value-type="string" calcext:value-type="string">
            <text:p>ALEPH vs AMIE eval</text:p>
          </table:table-cell>
        </table:table-row>
        <table:table-row table:style-name="ro1">
          <table:table-cell office:value-type="string" calcext:value-type="string">
            <text:p>?e <text:s/>&lt;hasAcademicAdvisor&gt; <text:s/>?a <text:s/>?e <text:s/>&lt;livesIn&gt; <text:s/>?b <text:s text:c="2"/>=&gt; ?a <text:s/>&lt;livesIn&gt; <text:s/>?b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B7]/([.B7]+[.C7]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G6]+[.F7]" office:value-type="float" office:value="348" calcext:value-type="float">
            <text:p>348</text:p>
          </table:table-cell>
          <table:table-cell table:formula="of:=[.H6]+[.B7]" office:value-type="float" office:value="64" calcext:value-type="float">
            <text:p>64</text:p>
          </table:table-cell>
          <table:table-cell table:formula="of:=[.I6]+[.C7]" office:value-type="float" office:value="21" calcext:value-type="float">
            <text:p>21</text:p>
          </table:table-cell>
          <table:table-cell table:formula="of:=[.H7]/([.H7]+[.I7])" office:value-type="percentage" office:value="0.752941176470588" calcext:value-type="percentage">
            <text:p>75.29%</text:p>
          </table:table-cell>
          <table:table-cell office:value-type="float" office:value="15" calcext:value-type="float">
            <text:p>15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6342495" calcext:value-type="float">
            <text:p>0.006342495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a</text:p>
          </table:table-cell>
          <table:table-cell office:value-type="string" calcext:value-type="string">
            <text:p>ALEPH vs AMIE eval</text:p>
          </table:table-cell>
        </table:table-row>
        <table:table-row table:style-name="ro1">
          <table:table-cell office:value-type="string" calcext:value-type="string">
            <text:p>?a <text:s/>&lt;isLeaderOf&gt; <text:s/>?b <text:s/>?a <text:s/>&lt;wasBornIn&gt; <text:s/>?b <text:s text:c="2"/>=&gt; ?a <text:s/>&lt;livesIn&gt; <text:s/>?b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8]/([.B8]+[.C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G7]+[.F8]" office:value-type="float" office:value="351" calcext:value-type="float">
            <text:p>351</text:p>
          </table:table-cell>
          <table:table-cell table:formula="of:=[.H7]+[.B8]" office:value-type="float" office:value="88" calcext:value-type="float">
            <text:p>88</text:p>
          </table:table-cell>
          <table:table-cell table:formula="of:=[.I7]+[.C8]" office:value-type="float" office:value="21" calcext:value-type="float">
            <text:p>21</text:p>
          </table:table-cell>
          <table:table-cell table:formula="of:=[.H8]/([.H8]+[.I8])" office:value-type="percentage" office:value="0.807339449541284" calcext:value-type="percentage">
            <text:p>80.73%</text:p>
          </table:table-cell>
          <table:table-cell office:value-type="float" office:value="3" calcext:value-type="float">
            <text:p>3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422833" calcext:value-type="float">
            <text:p>0.0042283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a</text:p>
          </table:table-cell>
          <table:table-cell office:value-type="string" calcext:value-type="string">
            <text:p>ALEPH vs AMIE eval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worksAt&gt; <text:s/>?f <text:s text:c="2"/>=&gt; ?a <text:s/>&lt;livesIn&gt; <text:s/>?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9]/([.B9]+[.C9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]+[.F9]" office:value-type="float" office:value="353" calcext:value-type="float">
            <text:p>353</text:p>
          </table:table-cell>
          <table:table-cell table:formula="of:=[.H8]+[.B9]" office:value-type="float" office:value="96" calcext:value-type="float">
            <text:p>96</text:p>
          </table:table-cell>
          <table:table-cell table:formula="of:=[.I8]+[.C9]" office:value-type="float" office:value="21" calcext:value-type="float">
            <text:p>21</text:p>
          </table:table-cell>
          <table:table-cell table:formula="of:=[.H9]/([.H9]+[.I9])" office:value-type="percentage" office:value="0.82051282051282" calcext:value-type="percentage">
            <text:p>82.05%</text:p>
          </table:table-cell>
          <table:table-cell office:value-type="float" office:value="3" calcext:value-type="float">
            <text:p>3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422833" calcext:value-type="float">
            <text:p>0.0042283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a</text:p>
          </table:table-cell>
          <table:table-cell office:value-type="string" calcext:value-type="string">
            <text:p>ALEPH vs AMIE eval</text:p>
          </table:table-cell>
        </table:table-row>
        <table:table-row table:style-name="ro1">
          <table:table-cell office:value-type="string" calcext:value-type="string">
            <text:p>?f <text:s/>&lt;hasOfficialLanguage&gt; <text:s/>?b <text:s/>?a <text:s/>&lt;isLocatedIn&gt; <text:s/>?f <text:s text:c="2"/>=&gt; ?a <text:s/>&lt;hasOfficialLanguage&gt; <text:s/>?b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10]/([.B10]+[.C10])" office:value-type="float" office:value="0.421052631578947" calcext:value-type="float">
            <text:p>0.4210526316</text:p>
          </table:table-cell>
          <table:table-cell office:value-type="float" office:value="2177" calcext:value-type="float">
            <text:p>2177</text:p>
          </table:table-cell>
          <table:table-cell table:formula="of:=[.G9]+[.F10]" office:value-type="float" office:value="2530" calcext:value-type="float">
            <text:p>2530</text:p>
          </table:table-cell>
          <table:table-cell table:formula="of:=[.H9]+[.B10]" office:value-type="float" office:value="104" calcext:value-type="float">
            <text:p>104</text:p>
          </table:table-cell>
          <table:table-cell table:formula="of:=[.I9]+[.C10]" office:value-type="float" office:value="32" calcext:value-type="float">
            <text:p>32</text:p>
          </table:table-cell>
          <table:table-cell table:formula="of:=[.H10]/([.H10]+[.I10])" office:value-type="percentage" office:value="0.764705882352941" calcext:value-type="percentage">
            <text:p>76.47%</text:p>
          </table:table-cell>
          <table:table-cell office:value-type="float" office:value="2177" calcext:value-type="float">
            <text:p>2177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6430868" calcext:value-type="float">
            <text:p>0.006430868</text:p>
          </table:table-cell>
          <table:table-cell office:value-type="float" office:value="0.000917852" calcext:value-type="float">
            <text:p>0.0009178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79" calcext:value-type="float">
            <text:p>2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a</text:p>
          </table:table-cell>
          <table:table-cell office:value-type="string" calcext:value-type="string">
            <text:p>ALEPH vs AMIE eval</text:p>
          </table:table-cell>
        </table:table-row>
        <table:table-row table:style-name="ro1">
          <table:table-cell office:value-type="string" calcext:value-type="string">
            <text:p>?a <text:s/>&lt;created&gt; <text:s/>?f <text:s/>?f <text:s/>&lt;hasChild&gt; <text:s/>?b <text:s text:c="2"/>=&gt; ?a <text:s/>&lt;created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1]/([.B11]+[.C11])" office:value-type="float" office:value="0.857142857142857" calcext:value-type="float">
            <text:p>0.8571428571</text:p>
          </table:table-cell>
          <table:table-cell office:value-type="float" office:value="7" calcext:value-type="float">
            <text:p>7</text:p>
          </table:table-cell>
          <table:table-cell table:formula="of:=[.G10]+[.F11]" office:value-type="float" office:value="2537" calcext:value-type="float">
            <text:p>2537</text:p>
          </table:table-cell>
          <table:table-cell table:formula="of:=[.H10]+[.B11]" office:value-type="float" office:value="110" calcext:value-type="float">
            <text:p>110</text:p>
          </table:table-cell>
          <table:table-cell table:formula="of:=[.I10]+[.C11]" office:value-type="float" office:value="33" calcext:value-type="float">
            <text:p>33</text:p>
          </table:table-cell>
          <table:table-cell table:formula="of:=[.H11]/([.H11]+[.I11])" office:value-type="percentage" office:value="0.769230769230769" calcext:value-type="percentage">
            <text:p>76.92%</text:p>
          </table:table-cell>
          <table:table-cell office:value-type="float" office:value="7" calcext:value-type="float">
            <text:p>7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0206526" calcext:value-type="float">
            <text:p>0.000206526</text:p>
          </table:table-cell>
          <table:table-cell office:value-type="float" office:value="0.222222222" calcext:value-type="float">
            <text:p>0.2222222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b</text:p>
          </table:table-cell>
          <table:table-cell office:value-type="string" calcext:value-type="string">
            <text:p>ALEPH vs AMIE+ eval</text:p>
          </table:table-cell>
        </table:table-row>
        <table:table-row table:style-name="ro1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3" calcext:value-type="float">
            <text:p>3</text:p>
          </table:table-cell>
          <table:table-cell table:formula="of:=[.B12]/([.B12]+[.C12])" office:value-type="float" office:value="0.185185185185185" calcext:value-type="float">
            <text:p>0.1851851852</text:p>
          </table:table-cell>
          <table:table-cell office:value-type="float" office:value="52" calcext:value-type="float">
            <text:p>52</text:p>
          </table:table-cell>
          <table:table-cell table:formula="of:=[.G11]+[.F12]" office:value-type="float" office:value="2589" calcext:value-type="float">
            <text:p>2589</text:p>
          </table:table-cell>
          <table:table-cell table:formula="of:=[.H11]+[.B12]" office:value-type="float" office:value="115" calcext:value-type="float">
            <text:p>115</text:p>
          </table:table-cell>
          <table:table-cell table:formula="of:=[.I11]+[.C12]" office:value-type="float" office:value="55" calcext:value-type="float">
            <text:p>55</text:p>
          </table:table-cell>
          <table:table-cell table:formula="of:=[.H12]/([.H12]+[.I12])" office:value-type="percentage" office:value="0.676470588235294" calcext:value-type="percentage">
            <text:p>67.65%</text:p>
          </table:table-cell>
          <table:table-cell office:value-type="float" office:value="52" calcext:value-type="float">
            <text:p>52</text:p>
          </table:table-cell>
          <table:table-cell office:value-type="float" office:value="0.000428688" calcext:value-type="float">
            <text:p>0.000428688</text:p>
          </table:table-cell>
          <table:table-cell office:value-type="float" office:value="0.032467532" calcext:value-type="float">
            <text:p>0.032467532</text:p>
          </table:table-cell>
          <table:table-cell office:value-type="float" office:value="0.277777778" calcext:value-type="float">
            <text:p>0.277777778</text:p>
          </table:table-cell>
          <table:table-cell office:value-type="float" office:value="0.952380952" calcext:value-type="float">
            <text:p>0.952380952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b</text:p>
          </table:table-cell>
          <table:table-cell office:value-type="string" calcext:value-type="string">
            <text:p>Standard Confidence eval</text:p>
          </table:table-cell>
        </table:table-row>
        <table:table-row table:style-name="ro1">
          <table:table-cell office:value-type="string" calcext:value-type="string">
            <text:p>?a <text:s/>&lt;actedIn&gt; <text:s/>?b <text:s/>?a <text:s/>&lt;directed&gt; <text:s/>?b <text:s text:c="2"/>=&gt; ?a <text:s/>&lt;created&gt; <text:s/>?b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13]/([.B13]+[.C13])" office:value-type="float" office:value="0.285714285714286" calcext:value-type="float">
            <text:p>0.2857142857</text:p>
          </table:table-cell>
          <table:table-cell office:value-type="float" office:value="40" calcext:value-type="float">
            <text:p>40</text:p>
          </table:table-cell>
          <table:table-cell table:style-name="ce12" table:formula="of:=[.G12]+[.F13]" office:value-type="float" office:value="2629" calcext:value-type="float">
            <text:p>2629</text:p>
          </table:table-cell>
          <table:table-cell table:style-name="ce12" table:formula="of:=[.H12]+[.B13]" office:value-type="float" office:value="123" calcext:value-type="float">
            <text:p>123</text:p>
          </table:table-cell>
          <table:table-cell table:style-name="ce12" table:formula="of:=[.I12]+[.C13]" office:value-type="float" office:value="75" calcext:value-type="float">
            <text:p>75</text:p>
          </table:table-cell>
          <table:table-cell table:style-name="ce26" table:formula="of:=[.H13]/([.H13]+[.I13])" office:value-type="percentage" office:value="0.621212121212121" calcext:value-type="percentage">
            <text:p>62.12%</text:p>
          </table:table-cell>
          <table:table-cell office:value-type="float" office:value="40" calcext:value-type="float">
            <text:p>40</text:p>
          </table:table-cell>
          <table:table-cell office:value-type="float" office:value="0.000428688" calcext:value-type="float">
            <text:p>0.000428688</text:p>
          </table:table-cell>
          <table:table-cell office:value-type="float" office:value="0.002065262" calcext:value-type="float">
            <text:p>0.002065262</text:p>
          </table:table-cell>
          <table:table-cell office:value-type="float" office:value="0.333333333" calcext:value-type="float">
            <text:p>0.333333333</text:p>
          </table:table-cell>
          <table:table-cell office:value-type="float" office:value="0.952380952" calcext:value-type="float">
            <text:p>0.95238095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b</text:p>
          </table:table-cell>
          <table:table-cell office:value-type="string" calcext:value-type="string">
            <text:p>ALEPH vs AMIE+ eval</text:p>
          </table:table-cell>
        </table:table-row>
        <table:table-row table:style-name="ro1">
          <table:table-cell office:value-type="string" calcext:value-type="string">
            <office:annotation draw:style-name="gr1" draw:text-style-name="P1" svg:width="1.1413in" svg:height="0.8567in" svg:x="5.9429in" svg:y="1.7205in" draw:caption-point-x="-0.2402in" draw:caption-point-y="0.5945in">
              <dc:date>2014-10-03T00:00:00</dc:date>
              <text:p text:style-name="P1"><text:span text:style-name="T1">Taken from a ranking where there were no other &lt;created&gt; rules before</text:span></text:p>
            </office:annotation>
            <text:p>?a <text:s/>&lt;directed&gt; <text:s/>?b <text:s text:c="2"/>=&gt; ?a <text:s/>&lt;created&gt; <text:s/>?b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1" calcext:value-type="float">
            <text:p>1</text:p>
          </table:table-cell>
          <table:table-cell table:formula="of:=[.B14]/([.B14]+[.C14])" office:value-type="float" office:value="0.241379310344828" calcext:value-type="float">
            <text:p>0.2413793103</text:p>
          </table:table-cell>
          <table:table-cell office:value-type="float" office:value="675" calcext:value-type="float">
            <text:p>675</text:p>
          </table:table-cell>
          <table:table-cell table:style-name="ce22" table:formula="of:=[.G13]+[.F14]" office:value-type="float" office:value="3304" calcext:value-type="float">
            <text:p>3304</text:p>
          </table:table-cell>
          <table:table-cell table:style-name="ce22" table:formula="of:=[.H13]+[.B14]" office:value-type="float" office:value="130" calcext:value-type="float">
            <text:p>130</text:p>
          </table:table-cell>
          <table:table-cell table:style-name="ce22" table:formula="of:=[.I13]+[.C14]" office:value-type="float" office:value="97" calcext:value-type="float">
            <text:p>97</text:p>
          </table:table-cell>
          <table:table-cell table:style-name="ce27" table:formula="of:=[.H14]/([.H14]+[.I14])" office:value-type="percentage" office:value="0.572687224669604" calcext:value-type="percentage">
            <text:p>57.27%</text:p>
          </table:table-cell>
          <table:table-cell office:value-type="float" office:value="715" calcext:value-type="float">
            <text:p>715</text:p>
          </table:table-cell>
          <table:table-cell office:value-type="float" office:value="0.004758434" calcext:value-type="float">
            <text:p>0.004758434</text:p>
          </table:table-cell>
          <table:table-cell office:value-type="float" office:value="0.022924411" calcext:value-type="float">
            <text:p>0.022924411</text:p>
          </table:table-cell>
          <table:table-cell office:value-type="float" office:value="0.236926361" calcext:value-type="float">
            <text:p>0.236926361</text:p>
          </table:table-cell>
          <table:table-cell office:value-type="float" office:value="0.928870293" calcext:value-type="float">
            <text:p>0.928870293</text:p>
          </table:table-cell>
          <table:table-cell office:value-type="float" office:value="222" calcext:value-type="float">
            <text:p>222</text:p>
          </table:table-cell>
          <table:table-cell office:value-type="float" office:value="937" calcext:value-type="float">
            <text:p>937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?b</text:p>
          </table:table-cell>
          <table:table-cell office:value-type="string" calcext:value-type="string">
            <text:p>Standard Confidence eval</text:p>
          </table:table-cell>
        </table:table-row>
        <table:table-row table:style-name="ro1">
          <table:table-cell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0" calcext:value-type="float">
            <text:p>0</text:p>
          </table:table-cell>
          <table:table-cell table:formula="of:=[.B15]/([.B15]+[.C15])" office:value-type="float" office:value="0.0333333333333333" calcext:value-type="float">
            <text:p>0.0333333333</text:p>
          </table:table-cell>
          <table:table-cell office:value-type="float" office:value="47" calcext:value-type="float">
            <text:p>47</text:p>
          </table:table-cell>
          <table:table-cell table:formula="of:=[.G14]+[.F15]" office:value-type="float" office:value="3351" calcext:value-type="float">
            <text:p>3351</text:p>
          </table:table-cell>
          <table:table-cell table:formula="of:=[.H14]+[.B15]" office:value-type="float" office:value="131" calcext:value-type="float">
            <text:p>131</text:p>
          </table:table-cell>
          <table:table-cell table:formula="of:=[.I14]+[.C15]" office:value-type="float" office:value="126" calcext:value-type="float">
            <text:p>126</text:p>
          </table:table-cell>
          <table:table-cell table:formula="of:=[.H15]/([.H15]+[.I15])" office:value-type="percentage" office:value="0.509727626459144" calcext:value-type="percentage">
            <text:p>50.97%</text:p>
          </table:table-cell>
          <table:table-cell office:value-type="float" office:value="47" calcext:value-type="float">
            <text:p>47</text:p>
          </table:table-cell>
          <table:table-cell office:value-type="float" office:value="0.000793072" calcext:value-type="float">
            <text:p>0.000793072</text:p>
          </table:table-cell>
          <table:table-cell office:value-type="float" office:value="0.039487727" calcext:value-type="float">
            <text:p>0.039487727</text:p>
          </table:table-cell>
          <table:table-cell office:value-type="float" office:value="0.44047619" calcext:value-type="float">
            <text:p>0.44047619</text:p>
          </table:table-cell>
          <table:table-cell office:value-type="float" office:value="0.925" calcext:value-type="float">
            <text:p>0.925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?b</text:p>
          </table:table-cell>
          <table:table-cell office:value-type="string" calcext:value-type="string">
            <text:p>Standard Confidence eval</text:p>
          </table:table-cell>
        </table:table-row>
        <table:table-row table:style-name="ro1">
          <table:table-cell office:value-type="string" calcext:value-type="string">
            <text:p>?a <text:s/>&lt;directed&gt; <text:s/>?b <text:s/>?a <text:s/>&lt;produced&gt; <text:s/>?b <text:s text:c="2"/>=&gt; ?a <text:s/>&lt;created&gt; <text:s/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16]/([.B16]+[.C16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G15]+[.F16]" office:value-type="float" office:value="3351" calcext:value-type="float">
            <text:p>3351</text:p>
          </table:table-cell>
          <table:table-cell table:formula="of:=[.H15]+[.B16]" office:value-type="float" office:value="131" calcext:value-type="float">
            <text:p>131</text:p>
          </table:table-cell>
          <table:table-cell table:formula="of:=[.I15]+[.C16]" office:value-type="float" office:value="126" calcext:value-type="float">
            <text:p>126</text:p>
          </table:table-cell>
          <table:table-cell table:formula="of:=[.H16]/([.H16]+[.I16])" office:value-type="percentage" office:value="0.509727626459144" calcext:value-type="percentage">
            <text:p>50.97%</text:p>
          </table:table-cell>
          <table:table-cell office:value-type="float" office:value="29" calcext:value-type="float">
            <text:p>29</text:p>
          </table:table-cell>
          <table:table-cell office:value-type="float" office:value="0.000793072" calcext:value-type="float">
            <text:p>0.000793072</text:p>
          </table:table-cell>
          <table:table-cell office:value-type="float" office:value="0.003820735" calcext:value-type="float">
            <text:p>0.003820735</text:p>
          </table:table-cell>
          <table:table-cell office:value-type="float" office:value="0.560606061" calcext:value-type="float">
            <text:p>0.560606061</text:p>
          </table:table-cell>
          <table:table-cell office:value-type="float" office:value="0.925" calcext:value-type="float">
            <text:p>0.925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?b</text:p>
          </table:table-cell>
          <table:table-cell/>
        </table:table-row>
        <table:table-row table:style-name="ro1">
          <table:table-cell office:value-type="string" calcext:value-type="string">
            <text:p>?a <text:s/>&lt;actedIn&gt; <text:s/>?b <text:s/>?a <text:s/>&lt;directed&gt; <text:s/>?b <text:s text:c="2"/>=&gt; ?a <text:s/>&lt;produced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B17]/([.B17]+[.C17])" office:value-type="float" office:value="0.125" calcext:value-type="float">
            <text:p>0.125</text:p>
          </table:table-cell>
          <table:table-cell office:value-type="float" office:value="35" calcext:value-type="float">
            <text:p>35</text:p>
          </table:table-cell>
          <table:table-cell table:formula="of:=[.G16]+[.F17]" office:value-type="float" office:value="3386" calcext:value-type="float">
            <text:p>3386</text:p>
          </table:table-cell>
          <table:table-cell table:formula="of:=[.H16]+[.B17]" office:value-type="float" office:value="134" calcext:value-type="float">
            <text:p>134</text:p>
          </table:table-cell>
          <table:table-cell table:formula="of:=[.I16]+[.C17]" office:value-type="float" office:value="147" calcext:value-type="float">
            <text:p>147</text:p>
          </table:table-cell>
          <table:table-cell table:formula="of:=[.H17]/([.H17]+[.I17])" office:value-type="percentage" office:value="0.476868327402135" calcext:value-type="percentage">
            <text:p>47.69%</text:p>
          </table:table-cell>
          <table:table-cell office:value-type="float" office:value="48" calcext:value-type="float">
            <text:p>48</text:p>
          </table:table-cell>
          <table:table-cell office:value-type="float" office:value="0.000257213" calcext:value-type="float">
            <text:p>0.000257213</text:p>
          </table:table-cell>
          <table:table-cell office:value-type="float" office:value="0.019480519" calcext:value-type="float">
            <text:p>0.019480519</text:p>
          </table:table-cell>
          <table:table-cell office:value-type="float" office:value="0.2" calcext:value-type="float">
            <text:p>0.2</text:p>
          </table:table-cell>
          <table:table-cell office:value-type="float" office:value="0.923076923" calcext:value-type="float">
            <text:p>0.923076923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b</text:p>
          </table:table-cell>
          <table:table-cell/>
        </table:table-row>
        <table:table-row table:style-name="ro1">
          <table:table-cell office:value-type="string" calcext:value-type="string">
            <text:p>?b <text:s/>&lt;hasChild&gt; <text:s/>?a <text:s/>?a <text:s/>&lt;hasChild&gt; <text:s/>?b <text:s text:c="2"/>=&gt; ?a <text:s/>&lt;isMarriedTo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8]/([.B18]+[.C1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G17]+[.F18]" office:value-type="float" office:value="3388" calcext:value-type="float">
            <text:p>3388</text:p>
          </table:table-cell>
          <table:table-cell table:formula="of:=[.H17]+[.B18]" office:value-type="float" office:value="134" calcext:value-type="float">
            <text:p>134</text:p>
          </table:table-cell>
          <table:table-cell table:formula="of:=[.I17]+[.C18]" office:value-type="float" office:value="149" calcext:value-type="float">
            <text:p>149</text:p>
          </table:table-cell>
          <table:table-cell table:formula="of:=[.H18]/([.H18]+[.I18])" office:value-type="percentage" office:value="0.473498233215548" calcext:value-type="percentage">
            <text:p>47.35%</text:p>
          </table:table-cell>
          <table:table-cell office:value-type="float" office:value="3" calcext:value-type="float">
            <text:p>3</text:p>
          </table:table-cell>
          <table:table-cell office:value-type="float" office:value="0.000235778" calcext:value-type="float">
            <text:p>0.000235778</text:p>
          </table:table-cell>
          <table:table-cell office:value-type="float" office:value="0.00659868" calcext:value-type="float">
            <text:p>0.00659868</text:p>
          </table:table-cell>
          <table:table-cell office:value-type="float" office:value="0.785714286" calcext:value-type="float">
            <text:p>0.785714286</text:p>
          </table:table-cell>
          <table:table-cell office:value-type="float" office:value="0.916666667" calcext:value-type="float">
            <text:p>0.91666666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b</text:p>
          </table:table-cell>
          <table:table-cell office:value-type="string" calcext:value-type="string">
            <text:p>ALEPH vs AMIE+ eval</text:p>
          </table:table-cell>
        </table:table-row>
        <table:table-row table:style-name="ro1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B19]/([.B19]+[.C19])" office:value-type="float" office:value="1" calcext:value-type="float">
            <text:p>1</text:p>
          </table:table-cell>
          <table:table-cell office:value-type="float" office:value="917" calcext:value-type="float">
            <text:p>917</text:p>
          </table:table-cell>
          <table:table-cell table:formula="of:=[.G18]+[.F19]" office:value-type="float" office:value="4305" calcext:value-type="float">
            <text:p>4305</text:p>
          </table:table-cell>
          <table:table-cell table:formula="of:=[.H18]+[.B19]" office:value-type="float" office:value="163" calcext:value-type="float">
            <text:p>163</text:p>
          </table:table-cell>
          <table:table-cell table:formula="of:=[.I18]+[.C19]" office:value-type="float" office:value="149" calcext:value-type="float">
            <text:p>149</text:p>
          </table:table-cell>
          <table:table-cell table:formula="of:=[.H19]/([.H19]+[.I19])" office:value-type="percentage" office:value="0.522435897435897" calcext:value-type="percentage">
            <text:p>52.24%</text:p>
          </table:table-cell>
          <table:table-cell office:value-type="float" office:value="921" calcext:value-type="float">
            <text:p>921</text:p>
          </table:table-cell>
          <table:table-cell office:value-type="float" office:value="0.015990054" calcext:value-type="float">
            <text:p>0.015990054</text:p>
          </table:table-cell>
          <table:table-cell table:number-columns-repeated="2" office:value-type="float" office:value="0.447510498" calcext:value-type="float">
            <text:p>0.447510498</text:p>
          </table:table-cell>
          <table:table-cell office:value-type="float" office:value="0.913096695" calcext:value-type="float">
            <text:p>0.913096695</text:p>
          </table:table-cell>
          <table:table-cell office:value-type="float" office:value="746" calcext:value-type="float">
            <text:p>746</text:p>
          </table:table-cell>
          <table:table-cell office:value-type="float" office:value="1667" calcext:value-type="float">
            <text:p>1667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?b</text:p>
          </table:table-cell>
          <table:table-cell office:value-type="string" calcext:value-type="string">
            <text:p>PCA Confidence eval</text:p>
          </table:table-cell>
        </table:table-row>
        <table:table-row table:style-name="ro1">
          <table:table-cell office:value-type="string" calcext:value-type="string">
            <text:p>?a <text:s/>&lt;actedIn&gt; <text:s/>?b <text:s/>?a <text:s/>&lt;produced&gt; <text:s/>?b <text:s text:c="2"/>=&gt; ?a <text:s/>&lt;created&gt; <text:s/>?b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B20]/([.B20]+[.C20])" office:value-type="float" office:value="0.133333333333333" calcext:value-type="float">
            <text:p>0.1333333333</text:p>
          </table:table-cell>
          <table:table-cell office:value-type="float" office:value="35" calcext:value-type="float">
            <text:p>35</text:p>
          </table:table-cell>
          <table:table-cell table:formula="of:=[.G19]+[.F20]" office:value-type="float" office:value="4340" calcext:value-type="float">
            <text:p>4340</text:p>
          </table:table-cell>
          <table:table-cell table:formula="of:=[.H19]+[.B20]" office:value-type="float" office:value="167" calcext:value-type="float">
            <text:p>167</text:p>
          </table:table-cell>
          <table:table-cell table:formula="of:=[.I19]+[.C20]" office:value-type="float" office:value="175" calcext:value-type="float">
            <text:p>175</text:p>
          </table:table-cell>
          <table:table-cell table:formula="of:=[.H20]/([.H20]+[.I20])" office:value-type="percentage" office:value="0.488304093567251" calcext:value-type="percentage">
            <text:p>48.83%</text:p>
          </table:table-cell>
          <table:table-cell office:value-type="float" office:value="40" calcext:value-type="float">
            <text:p>40</text:p>
          </table:table-cell>
          <table:table-cell office:value-type="float" office:value="0.000428688" calcext:value-type="float">
            <text:p>0.000428688</text:p>
          </table:table-cell>
          <table:table-cell office:value-type="float" office:value="0.002065262" calcext:value-type="float">
            <text:p>0.002065262</text:p>
          </table:table-cell>
          <table:table-cell office:value-type="float" office:value="0.333333333" calcext:value-type="float">
            <text:p>0.333333333</text:p>
          </table:table-cell>
          <table:table-cell office:value-type="float" office:value="0.909090909" calcext:value-type="float">
            <text:p>0.909090909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b</text:p>
          </table:table-cell>
          <table:table-cell/>
        </table:table-row>
        <table:table-row table:style-name="ro1">
          <table:table-cell office:value-type="string" calcext:value-type="string">
            <office:annotation draw:style-name="gr1" draw:text-style-name="P1" svg:width="1.1413in" svg:height="0.8567in" svg:x="5.9429in" svg:y="2.965in" draw:caption-point-x="-0.2402in" draw:caption-point-y="0.5945in">
              <dc:date>2014-10-03T00:00:00</dc:date>
              <text:p text:style-name="P1"><text:span text:style-name="T1">Taken from a ranking where it was the first rule with &lt;produced&gt; on the head</text:span></text:p>
            </office:annotation>
            <text:p>?a <text:s/>&lt;created&gt; <text:s/>?b <text:s/>?a <text:s/>&lt;directed&gt; <text:s/>?b <text:s text:c="2"/>=&gt; ?a <text:s/>&lt;produced&gt; <text:s/>?b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7" calcext:value-type="float">
            <text:p>7</text:p>
          </table:table-cell>
          <table:table-cell table:formula="of:=[.B21]/([.B21]+[.C21])" office:value-type="float" office:value="0.0434782608695652" calcext:value-type="float">
            <text:p>0.0434782609</text:p>
          </table:table-cell>
          <table:table-cell office:value-type="float" office:value="172" calcext:value-type="float">
            <text:p>172</text:p>
          </table:table-cell>
          <table:table-cell table:formula="of:=[.G20]+[.F21]" office:value-type="float" office:value="4512" calcext:value-type="float">
            <text:p>4512</text:p>
          </table:table-cell>
          <table:table-cell table:formula="of:=[.H20]+[.B21]" office:value-type="float" office:value="168" calcext:value-type="float">
            <text:p>168</text:p>
          </table:table-cell>
          <table:table-cell table:formula="of:=[.I20]+[.C21]" office:value-type="float" office:value="197" calcext:value-type="float">
            <text:p>197</text:p>
          </table:table-cell>
          <table:table-cell table:formula="of:=[.H21]/([.H21]+[.I21])" office:value-type="percentage" office:value="0.46027397260274" calcext:value-type="percentage">
            <text:p>46.03%</text:p>
          </table:table-cell>
          <table:table-cell office:value-type="float" office:value="185" calcext:value-type="float">
            <text:p>185</text:p>
          </table:table-cell>
          <table:table-cell office:value-type="float" office:value="0.000793072" calcext:value-type="float">
            <text:p>0.000793072</text:p>
          </table:table-cell>
          <table:table-cell office:value-type="float" office:value="0.060064935" calcext:value-type="float">
            <text:p>0.060064935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902439024" calcext:value-type="float">
            <text:p>0.902439024</text:p>
          </table:table-cell>
          <table:table-cell office:value-type="float" office:value="37" calcext:value-type="float">
            <text:p>37</text:p>
          </table:table-cell>
          <table:table-cell office:value-type="float" office:value="222" calcext:value-type="float">
            <text:p>2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?b</text:p>
          </table:table-cell>
          <table:table-cell office:value-type="string" calcext:value-type="string">
            <text:p>PCA Confidence eval</text:p>
          </table:table-cell>
        </table:table-row>
        <table:table-row table:style-name="ro1">
          <table:table-cell office:value-type="string" calcext:value-type="string">
            <text:p>?b <text:s/>&lt;hasChild&gt; <text:s/>?a <text:s/>?b <text:s/>&lt;isMarriedTo&gt; <text:s/>?a <text:s text:c="2"/>=&gt; ?a <text:s/>&lt;isMarriedTo&gt; <text:s/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22]/([.B22]+[.C22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style-name="ce23" table:formula="of:=[.G21]+[.F22]" office:value-type="float" office:value="4512" calcext:value-type="float">
            <text:p>4512</text:p>
          </table:table-cell>
          <table:table-cell table:style-name="ce12" table:formula="of:=[.H21]+[.B22]" office:value-type="float" office:value="168" calcext:value-type="float">
            <text:p>168</text:p>
          </table:table-cell>
          <table:table-cell table:style-name="ce12" table:formula="of:=[.I21]+[.C22]" office:value-type="float" office:value="197" calcext:value-type="float">
            <text:p>197</text:p>
          </table:table-cell>
          <table:table-cell table:style-name="ce26" table:formula="of:=[.H22]/([.H22]+[.I22])" office:value-type="percentage" office:value="0.46027397260274" calcext:value-type="percentage">
            <text:p>46.03%</text:p>
          </table:table-cell>
          <table:table-cell office:value-type="float" office:value="14" calcext:value-type="float">
            <text:p>14</text:p>
          </table:table-cell>
          <table:table-cell office:value-type="float" office:value="0.00034295" calcext:value-type="float">
            <text:p>0.00034295</text:p>
          </table:table-cell>
          <table:table-cell office:value-type="float" office:value="0.00959808" calcext:value-type="float">
            <text:p>0.00959808</text:p>
          </table:table-cell>
          <table:table-cell office:value-type="float" office:value="0.533333333" calcext:value-type="float">
            <text:p>0.533333333</text:p>
          </table:table-cell>
          <table:table-cell office:value-type="float" office:value="0.888888889" calcext:value-type="float">
            <text:p>0.88888888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b</text:p>
          </table:table-cell>
          <table:table-cell/>
        </table:table-row>
        <table:table-row table:style-name="ro1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23]/([.B23]+[.C23])" office:value-type="float" office:value="0" calcext:value-type="float">
            <text:p>0</text:p>
          </table:table-cell>
          <table:table-cell office:value-type="float" office:value="9415" calcext:value-type="float">
            <text:p>9415</text:p>
          </table:table-cell>
          <table:table-cell table:style-name="ce12" table:formula="of:=[.G22]+[.F23]" office:value-type="float" office:value="13927" calcext:value-type="float">
            <text:p>13927</text:p>
          </table:table-cell>
          <table:table-cell table:style-name="ce12" table:formula="of:=[.H22]+[.B23]" office:value-type="float" office:value="168" calcext:value-type="float">
            <text:p>168</text:p>
          </table:table-cell>
          <table:table-cell table:style-name="ce12" table:formula="of:=[.I22]+[.C23]" office:value-type="float" office:value="226" calcext:value-type="float">
            <text:p>226</text:p>
          </table:table-cell>
          <table:table-cell table:style-name="ce26" table:formula="of:=[.H23]/([.H23]+[.I23])" office:value-type="percentage" office:value="0.426395939086294" calcext:value-type="percentage">
            <text:p>42.64%</text:p>
          </table:table-cell>
          <table:table-cell office:value-type="float" office:value="9462" calcext:value-type="float">
            <text:p>9462</text:p>
          </table:table-cell>
          <table:table-cell office:value-type="float" office:value="0.004758434" calcext:value-type="float">
            <text:p>0.004758434</text:p>
          </table:table-cell>
          <table:table-cell office:value-type="float" office:value="0.236926361" calcext:value-type="float">
            <text:p>0.236926361</text:p>
          </table:table-cell>
          <table:table-cell office:value-type="float" office:value="0.022924411" calcext:value-type="float">
            <text:p>0.022924411</text:p>
          </table:table-cell>
          <table:table-cell office:value-type="float" office:value="0.884462151" calcext:value-type="float">
            <text:p>0.884462151</text:p>
          </table:table-cell>
          <table:table-cell office:value-type="float" office:value="222" calcext:value-type="float">
            <text:p>222</text:p>
          </table:table-cell>
          <table:table-cell office:value-type="float" office:value="9684" calcext:value-type="float">
            <text:p>9684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?b</text:p>
          </table:table-cell>
          <table:table-cell/>
        </table:table-row>
        <table:table-row table:style-name="ro1">
          <table:table-cell office:value-type="string" calcext:value-type="string">
            <office:annotation draw:style-name="gr1" draw:text-style-name="P1" svg:width="1.1413in" svg:height="0.3902in" svg:x="5.9429in" svg:y="3.498in" draw:caption-point-x="-0.2402in" draw:caption-point-y="0.5945in">
              <dc:date>2014-10-03T00:00:00</dc:date>
              <text:p text:style-name="P1"><text:span text:style-name="T1">We may reevaluate it</text:span></text:p>
            </office:annotation>
            <text:p>?a <text:s/>&lt;actedIn&gt; <text:s/>?b <text:s/>?a <text:s/>&lt;created&gt; <text:s/>?b <text:s text:c="2"/>=&gt; ?a <text:s/>&lt;directed&gt; <text:s/>?b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1" calcext:value-type="float">
            <text:p>1</text:p>
          </table:table-cell>
          <table:table-cell table:formula="of:=[.B24]/([.B24]+[.C24])" office:value-type="float" office:value="0.0344827586206897" calcext:value-type="float">
            <text:p>0.0344827586</text:p>
          </table:table-cell>
          <table:table-cell office:value-type="float" office:value="0" calcext:value-type="float">
            <text:p>0</text:p>
          </table:table-cell>
          <table:table-cell table:formula="of:=[.G23]+[.F24]" office:value-type="float" office:value="13927" calcext:value-type="float">
            <text:p>13927</text:p>
          </table:table-cell>
          <table:table-cell table:formula="of:=[.H23]+[.B24]" office:value-type="float" office:value="169" calcext:value-type="float">
            <text:p>169</text:p>
          </table:table-cell>
          <table:table-cell table:formula="of:=[.I23]+[.C24]" office:value-type="float" office:value="254" calcext:value-type="float">
            <text:p>254</text:p>
          </table:table-cell>
          <table:table-cell table:formula="of:=[.H24]/([.H24]+[.I24])" office:value-type="percentage" office:value="0.399527186761229" calcext:value-type="percentage">
            <text:p>39.95%</text:p>
          </table:table-cell>
          <table:table-cell office:value-type="float" office:value="52" calcext:value-type="float">
            <text:p>52</text:p>
          </table:table-cell>
          <table:table-cell office:value-type="float" office:value="0.000428688" calcext:value-type="float">
            <text:p>0.000428688</text:p>
          </table:table-cell>
          <table:table-cell office:value-type="float" office:value="0.021344717" calcext:value-type="float">
            <text:p>0.021344717</text:p>
          </table:table-cell>
          <table:table-cell office:value-type="float" office:value="0.277777778" calcext:value-type="float">
            <text:p>0.277777778</text:p>
          </table:table-cell>
          <table:table-cell office:value-type="float" office:value="0.869565217" calcext:value-type="float">
            <text:p>0.869565217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b</text:p>
          </table:table-cell>
          <table:table-cell office:value-type="string" calcext:value-type="string">
            <text:p>Standard Confidence eval</text:p>
          </table:table-cell>
        </table:table-row>
        <table:table-row table:style-name="ro1">
          <table:table-cell office:value-type="string" calcext:value-type="string">
            <text:p>?a <text:s/>&lt;actedIn&gt; <text:s/>?b <text:s/>?a <text:s/>&lt;produced&gt; <text:s/>?b <text:s text:c="2"/>=&gt; ?a <text:s/>&lt;directed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25]/([.B25]+[.C25])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[.G24]+[.F25]" office:value-type="float" office:value="13962" calcext:value-type="float">
            <text:p>13962</text:p>
          </table:table-cell>
          <table:table-cell table:formula="of:=[.H24]+[.B25]" office:value-type="float" office:value="169" calcext:value-type="float">
            <text:p>169</text:p>
          </table:table-cell>
          <table:table-cell table:formula="of:=[.I24]+[.C25]" office:value-type="float" office:value="284" calcext:value-type="float">
            <text:p>284</text:p>
          </table:table-cell>
          <table:table-cell table:formula="of:=[.H25]/([.H25]+[.I25])" office:value-type="percentage" office:value="0.373068432671082" calcext:value-type="percentage">
            <text:p>37.31%</text:p>
          </table:table-cell>
          <table:table-cell office:value-type="float" office:value="48" calcext:value-type="float">
            <text:p>48</text:p>
          </table:table-cell>
          <table:table-cell office:value-type="float" office:value="0.000257213" calcext:value-type="float">
            <text:p>0.000257213</text:p>
          </table:table-cell>
          <table:table-cell office:value-type="float" office:value="0.01280683" calcext:value-type="float">
            <text:p>0.01280683</text:p>
          </table:table-cell>
          <table:table-cell office:value-type="float" office:value="0.2" calcext:value-type="float">
            <text:p>0.2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b</text:p>
          </table:table-cell>
          <table:table-cell/>
        </table:table-row>
        <table:table-row table:style-name="ro1">
          <table:table-cell office:value-type="string" calcext:value-type="string">
            <text:p>?a <text:s/>&lt;hasChild&gt; <text:s/>?f <text:s/>?f <text:s/>&lt;livesIn&gt; <text:s/>?b <text:s text:c="2"/>=&gt; ?a <text:s/>&lt;livesIn&gt; <text:s/>?b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6]/([.B26]+[.C26])" office:value-type="float" office:value="0.666666666666667" calcext:value-type="float">
            <text:p>0.6666666667</text:p>
          </table:table-cell>
          <table:table-cell office:value-type="float" office:value="40" calcext:value-type="float">
            <text:p>40</text:p>
          </table:table-cell>
          <table:table-cell table:formula="of:=[.G25]+[.F26]" office:value-type="float" office:value="14002" calcext:value-type="float">
            <text:p>14002</text:p>
          </table:table-cell>
          <table:table-cell table:formula="of:=[.H25]+[.B26]" office:value-type="float" office:value="183" calcext:value-type="float">
            <text:p>183</text:p>
          </table:table-cell>
          <table:table-cell table:formula="of:=[.I25]+[.C26]" office:value-type="float" office:value="291" calcext:value-type="float">
            <text:p>291</text:p>
          </table:table-cell>
          <table:table-cell table:formula="of:=[.H26]/([.H26]+[.I26])" office:value-type="percentage" office:value="0.386075949367089" calcext:value-type="percentage">
            <text:p>38.61%</text:p>
          </table:table-cell>
          <table:table-cell office:value-type="float" office:value="40" calcext:value-type="float">
            <text:p>40</text:p>
          </table:table-cell>
          <table:table-cell office:value-type="float" office:value="0.000128606" calcext:value-type="float">
            <text:p>0.000128606</text:p>
          </table:table-cell>
          <table:table-cell office:value-type="float" office:value="0.012684989" calcext:value-type="float">
            <text:p>0.012684989</text:p>
          </table:table-cell>
          <table:table-cell office:value-type="float" office:value="0.130434783" calcext:value-type="float">
            <text:p>0.130434783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a</text:p>
          </table:table-cell>
          <table:table-cell office:value-type="string" calcext:value-type="string">
            <text:p>ALEPH vs AMIE eval</text:p>
          </table:table-cell>
        </table:table-row>
        <table:table-row table:style-name="ro1">
          <table:table-cell office:value-type="string" calcext:value-type="string">
            <office:annotation draw:style-name="gr1" draw:text-style-name="P1" svg:width="1.1413in" svg:height="0.3902in" svg:x="5.9429in" svg:y="4.0315in" draw:caption-point-x="-0.2402in" draw:caption-point-y="0.5945in">
              <dc:date>2014-10-03T00:00:00</dc:date>
              <text:p text:style-name="P1"><text:span text:style-name="T1">We may to reevaluate it</text:span></text:p>
            </office:annotation>
            <text:p>?a <text:s/>&lt;directed&gt; <text:s/>?b <text:s text:c="2"/>=&gt; ?a <text:s/>&lt;produced&gt; <text:s/>?b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0" calcext:value-type="float">
            <text:p>0</text:p>
          </table:table-cell>
          <table:table-cell table:formula="of:=[.B27]/([.B27]+[.C27])" office:value-type="float" office:value="0.1" calcext:value-type="float">
            <text:p>0.1</text:p>
          </table:table-cell>
          <table:table-cell office:value-type="float" office:value="651" calcext:value-type="float">
            <text:p>651</text:p>
          </table:table-cell>
          <table:table-cell table:formula="of:=[.G26]+[.F27]" office:value-type="float" office:value="14653" calcext:value-type="float">
            <text:p>14653</text:p>
          </table:table-cell>
          <table:table-cell table:formula="of:=[.H26]+[.B27]" office:value-type="float" office:value="186" calcext:value-type="float">
            <text:p>186</text:p>
          </table:table-cell>
          <table:table-cell table:formula="of:=[.I26]+[.C27]" office:value-type="float" office:value="318" calcext:value-type="float">
            <text:p>318</text:p>
          </table:table-cell>
          <table:table-cell table:formula="of:=[.H27]/([.H27]+[.I27])" office:value-type="percentage" office:value="0.369047619047619" calcext:value-type="percentage">
            <text:p>36.90%</text:p>
          </table:table-cell>
          <table:table-cell office:value-type="float" office:value="871" calcext:value-type="float">
            <text:p>871</text:p>
          </table:table-cell>
          <table:table-cell office:value-type="float" office:value="0.00141467" calcext:value-type="float">
            <text:p>0.00141467</text:p>
          </table:table-cell>
          <table:table-cell office:value-type="float" office:value="0.107142857" calcext:value-type="float">
            <text:p>0.107142857</text:p>
          </table:table-cell>
          <table:table-cell office:value-type="float" office:value="0.070437567" calcext:value-type="float">
            <text:p>0.070437567</text:p>
          </table:table-cell>
          <table:table-cell office:value-type="float" office:value="0.825" calcext:value-type="float">
            <text:p>0.825</text:p>
          </table:table-cell>
          <table:table-cell office:value-type="float" office:value="66" calcext:value-type="float">
            <text:p>66</text:p>
          </table:table-cell>
          <table:table-cell office:value-type="float" office:value="937" calcext:value-type="float">
            <text:p>93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?b</text:p>
          </table:table-cell>
          <table:table-cell office:value-type="string" calcext:value-type="string">
            <text:p>Standard Confidence eval</text:p>
          </table:table-cell>
        </table:table-row>
        <table:table-row table:style-name="ro1">
          <table:table-cell office:value-type="string" calcext:value-type="string">
            <text:p>?b <text:s/>&lt;hasCapital&gt; <text:s/>?f <text:s/>?a <text:s/>&lt;wasBornIn&gt; <text:s/>?f <text:s text:c="2"/>=&gt; ?a <text:s/>&lt;isCitizenOf&gt; <text:s/>?b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28]/([.B28]+[.C28])" office:value-type="float" office:value="0.464285714285714" calcext:value-type="float">
            <text:p>0.4642857143</text:p>
          </table:table-cell>
          <table:table-cell office:value-type="float" office:value="408" calcext:value-type="float">
            <text:p>408</text:p>
          </table:table-cell>
          <table:table-cell table:formula="of:=[.G27]+[.F28]" office:value-type="float" office:value="15061" calcext:value-type="float">
            <text:p>15061</text:p>
          </table:table-cell>
          <table:table-cell table:formula="of:=[.H27]+[.B28]" office:value-type="float" office:value="199" calcext:value-type="float">
            <text:p>199</text:p>
          </table:table-cell>
          <table:table-cell table:formula="of:=[.I27]+[.C28]" office:value-type="float" office:value="333" calcext:value-type="float">
            <text:p>333</text:p>
          </table:table-cell>
          <table:table-cell table:formula="of:=[.H28]/([.H28]+[.I28])" office:value-type="percentage" office:value="0.37406015037594" calcext:value-type="percentage">
            <text:p>37.41%</text:p>
          </table:table-cell>
          <table:table-cell office:value-type="float" office:value="408" calcext:value-type="float">
            <text:p>408</text:p>
          </table:table-cell>
          <table:table-cell office:value-type="float" office:value="0.000728769" calcext:value-type="float">
            <text:p>0.000728769</text:p>
          </table:table-cell>
          <table:table-cell office:value-type="float" office:value="0.078886311" calcext:value-type="float">
            <text:p>0.078886311</text:p>
          </table:table-cell>
          <table:table-cell office:value-type="float" office:value="0.076923077" calcext:value-type="float">
            <text:p>0.076923077</text:p>
          </table:table-cell>
          <table:table-cell office:value-type="float" office:value="0.80952381" calcext:value-type="float">
            <text:p>0.80952381</text:p>
          </table:table-cell>
          <table:table-cell office:value-type="float" office:value="34" calcext:value-type="float">
            <text:p>34</text:p>
          </table:table-cell>
          <table:table-cell office:value-type="float" office:value="442" calcext:value-type="float">
            <text:p>4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?a</text:p>
          </table:table-cell>
          <table:table-cell office:value-type="string" calcext:value-type="string">
            <text:p>ALEPH vs AMIE eval</text:p>
          </table:table-cell>
        </table:table-row>
        <table:table-row table:style-name="ro1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0" calcext:value-type="float">
            <text:p>0</text:p>
          </table:table-cell>
          <table:table-cell table:formula="of:=[.B29]/([.B29]+[.C29])"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table:formula="of:=[.G28]+[.F29]" office:value-type="float" office:value="15529" calcext:value-type="float">
            <text:p>15529</text:p>
          </table:table-cell>
          <table:table-cell table:formula="of:=[.H28]+[.B29]" office:value-type="float" office:value="199" calcext:value-type="float">
            <text:p>199</text:p>
          </table:table-cell>
          <table:table-cell table:formula="of:=[.I28]+[.C29]" office:value-type="float" office:value="363" calcext:value-type="float">
            <text:p>363</text:p>
          </table:table-cell>
          <table:table-cell table:formula="of:=[.H29]/([.H29]+[.I29])" office:value-type="percentage" office:value="0.354092526690391" calcext:value-type="percentage">
            <text:p>35.41%</text:p>
          </table:table-cell>
          <table:table-cell office:value-type="float" office:value="550" calcext:value-type="float">
            <text:p>550</text:p>
          </table:table-cell>
          <table:table-cell office:value-type="float" office:value="0.00141467" calcext:value-type="float">
            <text:p>0.00141467</text:p>
          </table:table-cell>
          <table:table-cell office:value-type="float" office:value="0.070437567" calcext:value-type="float">
            <text:p>0.070437567</text:p>
          </table:table-cell>
          <table:table-cell office:value-type="float" office:value="0.107142857" calcext:value-type="float">
            <text:p>0.107142857</text:p>
          </table:table-cell>
          <table:table-cell office:value-type="float" office:value="0.795180723" calcext:value-type="float">
            <text:p>0.795180723</text:p>
          </table:table-cell>
          <table:table-cell office:value-type="float" office:value="66" calcext:value-type="float">
            <text:p>66</text:p>
          </table:table-cell>
          <table:table-cell office:value-type="float" office:value="616" calcext:value-type="float">
            <text:p>61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?b</text:p>
          </table:table-cell>
          <table:table-cell office:value-type="string" calcext:value-type="string">
            <text:p>Standard Confidence eval</text:p>
          </table:table-cell>
        </table:table-row>
        <table:table-row table:style-name="ro1">
          <table:table-cell office:value-type="string" calcext:value-type="string">
            <text:p>?a <text:s/>&lt;created&gt; <text:s/>?b <text:s text:c="2"/>=&gt; ?a <text:s/>&lt;produced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30]/([.B30]+[.C30])" office:value-type="float" office:value="0" calcext:value-type="float">
            <text:p>0</text:p>
          </table:table-cell>
          <table:table-cell office:value-type="float" office:value="9376" calcext:value-type="float">
            <text:p>9376</text:p>
          </table:table-cell>
          <table:table-cell table:formula="of:=[.G29]+[.F30]" office:value-type="float" office:value="24905" calcext:value-type="float">
            <text:p>24905</text:p>
          </table:table-cell>
          <table:table-cell table:formula="of:=[.H29]+[.B30]" office:value-type="float" office:value="199" calcext:value-type="float">
            <text:p>199</text:p>
          </table:table-cell>
          <table:table-cell table:formula="of:=[.I29]+[.C30]" office:value-type="float" office:value="386" calcext:value-type="float">
            <text:p>386</text:p>
          </table:table-cell>
          <table:table-cell table:formula="of:=[.H30]/([.H30]+[.I30])" office:value-type="percentage" office:value="0.34017094017094" calcext:value-type="percentage">
            <text:p>34.02%</text:p>
          </table:table-cell>
          <table:table-cell office:value-type="float" office:value="9600" calcext:value-type="float">
            <text:p>9600</text:p>
          </table:table-cell>
          <table:table-cell office:value-type="float" office:value="0.001800489" calcext:value-type="float">
            <text:p>0.001800489</text:p>
          </table:table-cell>
          <table:table-cell office:value-type="float" office:value="0.136363636" calcext:value-type="float">
            <text:p>0.136363636</text:p>
          </table:table-cell>
          <table:table-cell office:value-type="float" office:value="0.008674102" calcext:value-type="float">
            <text:p>0.008674102</text:p>
          </table:table-cell>
          <table:table-cell office:value-type="float" office:value="0.763636364" calcext:value-type="float">
            <text:p>0.763636364</text:p>
          </table:table-cell>
          <table:table-cell office:value-type="float" office:value="84" calcext:value-type="float">
            <text:p>84</text:p>
          </table:table-cell>
          <table:table-cell office:value-type="float" office:value="9684" calcext:value-type="float">
            <text:p>968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?b</text:p>
          </table:table-cell>
          <table:table-cell/>
        </table:table-row>
        <table:table-row table:style-name="ro1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1" calcext:value-type="float">
            <text:p>1</text:p>
          </table:table-cell>
          <table:table-cell table:formula="of:=[.B31]/([.B31]+[.C31])" office:value-type="float" office:value="0.103448275862069" calcext:value-type="float">
            <text:p>0.1034482759</text:p>
          </table:table-cell>
          <table:table-cell office:value-type="float" office:value="468" calcext:value-type="float">
            <text:p>468</text:p>
          </table:table-cell>
          <table:table-cell table:formula="of:=[.G30]+[.F31]" office:value-type="float" office:value="25373" calcext:value-type="float">
            <text:p>25373</text:p>
          </table:table-cell>
          <table:table-cell table:formula="of:=[.H30]+[.B31]" office:value-type="float" office:value="202" calcext:value-type="float">
            <text:p>202</text:p>
          </table:table-cell>
          <table:table-cell table:formula="of:=[.I30]+[.C31]" office:value-type="float" office:value="412" calcext:value-type="float">
            <text:p>412</text:p>
          </table:table-cell>
          <table:table-cell table:formula="of:=[.H31]/([.H31]+[.I31])" office:value-type="percentage" office:value="0.328990228013029" calcext:value-type="percentage">
            <text:p>32.90%</text:p>
          </table:table-cell>
          <table:table-cell office:value-type="float" office:value="532" calcext:value-type="float">
            <text:p>532</text:p>
          </table:table-cell>
          <table:table-cell office:value-type="float" office:value="0.001800489" calcext:value-type="float">
            <text:p>0.001800489</text:p>
          </table:table-cell>
          <table:table-cell office:value-type="float" office:value="0.008674102" calcext:value-type="float">
            <text:p>0.008674102</text:p>
          </table:table-cell>
          <table:table-cell office:value-type="float" office:value="0.136363636" calcext:value-type="float">
            <text:p>0.136363636</text:p>
          </table:table-cell>
          <table:table-cell office:value-type="float" office:value="0.763636364" calcext:value-type="float">
            <text:p>0.763636364</text:p>
          </table:table-cell>
          <table:table-cell office:value-type="float" office:value="84" calcext:value-type="float">
            <text:p>84</text:p>
          </table:table-cell>
          <table:table-cell office:value-type="float" office:value="616" calcext:value-type="float">
            <text:p>61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?b</text:p>
          </table:table-cell>
          <table:table-cell/>
        </table:table-row>
        <table:table-row table:style-name="ro1">
          <table:table-cell office:value-type="string" calcext:value-type="string">
            <text:p>?e <text:s/>&lt;hasChild&gt; <text:s/>?a <text:s/>?e <text:s/>&lt;livesIn&gt; <text:s/>?b <text:s text:c="2"/>=&gt; ?a <text:s/>&lt;livesIn&gt; <text:s/>?b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B32]/([.B32]+[.C32])" office:value-type="float" office:value="0.583333333333333" calcext:value-type="float">
            <text:p>0.5833333333</text:p>
          </table:table-cell>
          <table:table-cell office:value-type="float" office:value="64" calcext:value-type="float">
            <text:p>64</text:p>
          </table:table-cell>
          <table:table-cell table:formula="of:=[.G31]+[.F32]" office:value-type="float" office:value="25437" calcext:value-type="float">
            <text:p>25437</text:p>
          </table:table-cell>
          <table:table-cell table:formula="of:=[.H31]+[.B32]" office:value-type="float" office:value="216" calcext:value-type="float">
            <text:p>216</text:p>
          </table:table-cell>
          <table:table-cell table:formula="of:=[.I31]+[.C32]" office:value-type="float" office:value="422" calcext:value-type="float">
            <text:p>422</text:p>
          </table:table-cell>
          <table:table-cell table:formula="of:=[.H32]/([.H32]+[.I32])" office:value-type="percentage" office:value="0.338557993730408" calcext:value-type="percentage">
            <text:p>33.86%</text:p>
          </table:table-cell>
          <table:table-cell office:value-type="float" office:value="66" calcext:value-type="float">
            <text:p>66</text:p>
          </table:table-cell>
          <table:table-cell office:value-type="float" office:value="0.000128606" calcext:value-type="float">
            <text:p>0.000128606</text:p>
          </table:table-cell>
          <table:table-cell office:value-type="float" office:value="0.012684989" calcext:value-type="float">
            <text:p>0.012684989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a</text:p>
          </table:table-cell>
          <table:table-cell/>
        </table:table-row>
        <table:table-row table:style-name="ro1">
          <table:table-cell office:value-type="string" calcext:value-type="string">
            <text:p>?e <text:s/>&lt;hasWonPrize&gt; <text:s/>?b <text:s/>?e <text:s/>&lt;isMarriedTo&gt; <text:s/>?a <text:s text:c="2"/>=&gt; ?a <text:s/>&lt;hasWonPrize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33]/([.B33]+[.C33])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G32]+[.F33]" office:value-type="float" office:value="25522" calcext:value-type="float">
            <text:p>25522</text:p>
          </table:table-cell>
          <table:table-cell table:formula="of:=[.H32]+[.B33]" office:value-type="float" office:value="216" calcext:value-type="float">
            <text:p>216</text:p>
          </table:table-cell>
          <table:table-cell table:formula="of:=[.I32]+[.C33]" office:value-type="float" office:value="450" calcext:value-type="float">
            <text:p>450</text:p>
          </table:table-cell>
          <table:table-cell table:formula="of:=[.H33]/([.H33]+[.I33])" office:value-type="percentage" office:value="0.324324324324324" calcext:value-type="percentage">
            <text:p>32.43%</text:p>
          </table:table-cell>
          <table:table-cell office:value-type="float" office:value="85" calcext:value-type="float">
            <text:p>85</text:p>
          </table:table-cell>
          <table:table-cell office:value-type="float" office:value="0.000128606" calcext:value-type="float">
            <text:p>0.000128606</text:p>
          </table:table-cell>
          <table:table-cell office:value-type="float" office:value="0.005405405" calcext:value-type="float">
            <text:p>0.005405405</text:p>
          </table:table-cell>
          <table:table-cell office:value-type="float" office:value="0.065934066" calcext:value-type="float">
            <text:p>0.065934066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a</text:p>
          </table:table-cell>
          <table:table-cell/>
        </table:table-row>
        <table:table-row table:style-name="ro1">
          <table:table-cell office:value-type="string" calcext:value-type="string">
            <text:p>?a <text:s/>&lt;livesIn&gt; <text:s/>?b <text:s/>?a <text:s/>&lt;wasBornIn&gt; <text:s/>?b <text:s text:c="2"/>=&gt; ?a <text:s/>&lt;diedIn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[.B34]/([.B34]+[.C34])" office:value-type="float" office:value="0.25" calcext:value-type="float">
            <text:p>0.25</text:p>
          </table:table-cell>
          <table:table-cell office:value-type="float" office:value="26" calcext:value-type="float">
            <text:p>26</text:p>
          </table:table-cell>
          <table:table-cell table:formula="of:=[.G33]+[.F34]" office:value-type="float" office:value="25548" calcext:value-type="float">
            <text:p>25548</text:p>
          </table:table-cell>
          <table:table-cell table:formula="of:=[.H33]+[.B34]" office:value-type="float" office:value="218" calcext:value-type="float">
            <text:p>218</text:p>
          </table:table-cell>
          <table:table-cell table:formula="of:=[.I33]+[.C34]" office:value-type="float" office:value="456" calcext:value-type="float">
            <text:p>456</text:p>
          </table:table-cell>
          <table:table-cell table:formula="of:=[.H34]/([.H34]+[.I34])" office:value-type="percentage" office:value="0.323442136498516" calcext:value-type="percentage">
            <text:p>32.34%</text:p>
          </table:table-cell>
          <table:table-cell office:value-type="float" office:value="26" calcext:value-type="float">
            <text:p>26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3952569" calcext:value-type="float">
            <text:p>0.003952569</text:p>
          </table:table-cell>
          <table:table-cell office:value-type="float" office:value="0.103448276" calcext:value-type="float">
            <text:p>0.103448276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a</text:p>
          </table:table-cell>
          <table:table-cell/>
        </table:table-row>
        <table:table-row table:style-name="ro1">
          <table:table-cell office:value-type="string" calcext:value-type="string">
            <text:p>?a <text:s/>&lt;diedIn&gt; <text:s/>?b <text:s/>?a <text:s/>&lt;livesIn&gt; <text:s/>?b <text:s text:c="2"/>=&gt; ?a <text:s/>&lt;wasBornIn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B35]/([.B35]+[.C35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G34]+[.F35]" office:value-type="float" office:value="25558" calcext:value-type="float">
            <text:p>25558</text:p>
          </table:table-cell>
          <table:table-cell table:formula="of:=[.H34]+[.B35]" office:value-type="float" office:value="218" calcext:value-type="float">
            <text:p>218</text:p>
          </table:table-cell>
          <table:table-cell table:formula="of:=[.I34]+[.C35]" office:value-type="float" office:value="485" calcext:value-type="float">
            <text:p>485</text:p>
          </table:table-cell>
          <table:table-cell table:formula="of:=[.H35]/([.H35]+[.I35])" office:value-type="percentage" office:value="0.310099573257468" calcext:value-type="percentage">
            <text:p>31.01%</text:p>
          </table:table-cell>
          <table:table-cell office:value-type="float" office:value="10" calcext:value-type="float">
            <text:p>10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1642935" calcext:value-type="float">
            <text:p>0.001642935</text:p>
          </table:table-cell>
          <table:table-cell office:value-type="float" office:value="0.230769231" calcext:value-type="float">
            <text:p>0.230769231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a</text:p>
          </table:table-cell>
          <table:table-cell/>
        </table:table-row>
        <table:table-row table:style-name="ro1">
          <table:table-cell office:value-type="string" calcext:value-type="string">
            <text:p>?e <text:s/>&lt;participatedIn&gt; <text:s/>?b <text:s/>?a <text:s/>&lt;participatedIn&gt; <text:s/>?e <text:s text:c="2"/>=&gt; ?a <text:s/>&lt;participatedIn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6]/([.B36]+[.C3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35]+[.F36]" office:value-type="float" office:value="25559" calcext:value-type="float">
            <text:p>25559</text:p>
          </table:table-cell>
          <table:table-cell table:formula="of:=[.H35]+[.B36]" office:value-type="float" office:value="218" calcext:value-type="float">
            <text:p>218</text:p>
          </table:table-cell>
          <table:table-cell table:formula="of:=[.I35]+[.C36]" office:value-type="float" office:value="486" calcext:value-type="float">
            <text:p>486</text:p>
          </table:table-cell>
          <table:table-cell table:formula="of:=[.H36]/([.H36]+[.I36])" office:value-type="percentage" office:value="0.309659090909091" calcext:value-type="percentage">
            <text:p>30.97%</text:p>
          </table:table-cell>
          <table:table-cell office:value-type="float" office:value="1" calcext:value-type="float">
            <text:p>1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046729" calcext:value-type="float">
            <text:p>0.00046729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?b</text:p>
          </table:table-cell>
          <table:table-cell/>
        </table:table-row>
        <table:table-row table:style-name="ro1">
          <table:table-cell office:value-type="string" calcext:value-type="string">
            <text:p>?a <text:s/>&lt;created&gt; <text:s/>?b <text:s/>?a <text:s/>&lt;produced&gt; <text:s/>?b <text:s text:c="2"/>=&gt; ?a <text:s/>&lt;actedIn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B37]/([.B37]+[.C37])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G36]+[.F37]" office:value-type="float" office:value="25623" calcext:value-type="float">
            <text:p>25623</text:p>
          </table:table-cell>
          <table:table-cell table:formula="of:=[.H36]+[.B37]" office:value-type="float" office:value="218" calcext:value-type="float">
            <text:p>218</text:p>
          </table:table-cell>
          <table:table-cell table:formula="of:=[.I36]+[.C37]" office:value-type="float" office:value="514" calcext:value-type="float">
            <text:p>514</text:p>
          </table:table-cell>
          <table:table-cell table:formula="of:=[.H37]/([.H37]+[.I37])" office:value-type="percentage" office:value="0.297814207650273" calcext:value-type="percentage">
            <text:p>29.78%</text:p>
          </table:table-cell>
          <table:table-cell office:value-type="float" office:value="64" calcext:value-type="float">
            <text:p>64</text:p>
          </table:table-cell>
          <table:table-cell office:value-type="float" office:value="0.000428688" calcext:value-type="float">
            <text:p>0.000428688</text:p>
          </table:table-cell>
          <table:table-cell office:value-type="float" office:value="0.004065867" calcext:value-type="float">
            <text:p>0.004065867</text:p>
          </table:table-cell>
          <table:table-cell office:value-type="float" office:value="0.238095238" calcext:value-type="float">
            <text:p>0.238095238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b</text:p>
          </table:table-cell>
          <table:table-cell/>
        </table:table-row>
        <table:table-row table:style-name="ro1">
          <table:table-cell office:value-type="string" calcext:value-type="string">
            <text:p>?a <text:s/>&lt;livesIn&gt; <text:s/>?b <text:s/>?a <text:s/>&lt;wasBornIn&gt; <text:s/>?b <text:s text:c="2"/>=&gt; ?a <text:s/>&lt;isLeaderOf&gt; <text:s/>?b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38]/([.B38]+[.C38])" office:value-type="float" office:value="0.586206896551724" calcext:value-type="float">
            <text:p>0.5862068966</text:p>
          </table:table-cell>
          <table:table-cell office:value-type="float" office:value="27" calcext:value-type="float">
            <text:p>27</text:p>
          </table:table-cell>
          <table:table-cell table:formula="of:=[.G37]+[.F38]" office:value-type="float" office:value="25650" calcext:value-type="float">
            <text:p>25650</text:p>
          </table:table-cell>
          <table:table-cell table:formula="of:=[.H37]+[.B38]" office:value-type="float" office:value="235" calcext:value-type="float">
            <text:p>235</text:p>
          </table:table-cell>
          <table:table-cell table:formula="of:=[.I37]+[.C38]" office:value-type="float" office:value="526" calcext:value-type="float">
            <text:p>526</text:p>
          </table:table-cell>
          <table:table-cell table:formula="of:=[.H38]/([.H38]+[.I38])" office:value-type="percentage" office:value="0.30880420499343" calcext:value-type="percentage">
            <text:p>30.88%</text:p>
          </table:table-cell>
          <table:table-cell office:value-type="float" office:value="27" calcext:value-type="float">
            <text:p>27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11363636" calcext:value-type="float">
            <text:p>0.011363636</text:p>
          </table:table-cell>
          <table:table-cell office:value-type="float" office:value="0.068965517" calcext:value-type="float">
            <text:p>0.068965517</text:p>
          </table:table-cell>
          <table:table-cell office:value-type="float" office:value="0.666666667" calcext:value-type="float">
            <text:p>0.66666666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b</text:p>
          </table:table-cell>
          <table:table-cell office:value-type="string" calcext:value-type="string">
            <text:p>ALEPH vs AMIE eval</text:p>
          </table:table-cell>
        </table:table-row>
        <table:table-row table:style-name="ro1">
          <table:table-cell office:value-type="string" calcext:value-type="string">
            <text:p>?a <text:s/>&lt;hasChild&gt; <text:s/>?f <text:s/>?f <text:s/>&lt;hasWonPrize&gt; <text:s/>?b <text:s text:c="2"/>=&gt; ?a <text:s/>&lt;hasWonPrize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39]/([.B39]+[.C39]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G38]+[.F39]" office:value-type="float" office:value="25665" calcext:value-type="float">
            <text:p>25665</text:p>
          </table:table-cell>
          <table:table-cell table:formula="of:=[.H38]+[.B39]" office:value-type="float" office:value="235" calcext:value-type="float">
            <text:p>235</text:p>
          </table:table-cell>
          <table:table-cell table:formula="of:=[.I38]+[.C39]" office:value-type="float" office:value="556" calcext:value-type="float">
            <text:p>556</text:p>
          </table:table-cell>
          <table:table-cell table:formula="of:=[.H39]/([.H39]+[.I39])" office:value-type="percentage" office:value="0.297092288242731" calcext:value-type="percentage">
            <text:p>29.71%</text:p>
          </table:table-cell>
          <table:table-cell office:value-type="float" office:value="15" calcext:value-type="float">
            <text:p>15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1801802" calcext:value-type="float">
            <text:p>0.001801802</text:p>
          </table:table-cell>
          <table:table-cell office:value-type="float" office:value="0.117647059" calcext:value-type="float">
            <text:p>0.117647059</text:p>
          </table:table-cell>
          <table:table-cell office:value-type="float" office:value="0.666666667" calcext:value-type="float">
            <text:p>0.66666666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a</text:p>
          </table:table-cell>
          <table:table-cell office:value-type="string" calcext:value-type="string">
            <text:p>ALEPH vs AMIE eval</text:p>
          </table:table-cell>
        </table:table-row>
        <table:table-row table:style-name="ro1">
          <table:table-cell office:value-type="string" calcext:value-type="string">
            <text:p>?e <text:s/>&lt;hasOfficialLanguage&gt; <text:s/>?b <text:s/>?e <text:s/>&lt;isLocatedIn&gt; <text:s/>?a <text:s text:c="2"/>=&gt; ?a <text:s/>&lt;hasOfficialLanguage&gt; <text:s/>?b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B40]/([.B40]+[.C40])" office:value-type="float" office:value="0.9" calcext:value-type="float">
            <text:p>0.9</text:p>
          </table:table-cell>
          <table:table-cell office:value-type="float" office:value="66" calcext:value-type="float">
            <text:p>66</text:p>
          </table:table-cell>
          <table:table-cell table:formula="of:=[.G39]+[.F40]" office:value-type="float" office:value="25731" calcext:value-type="float">
            <text:p>25731</text:p>
          </table:table-cell>
          <table:table-cell table:formula="of:=[.H39]+[.B40]" office:value-type="float" office:value="244" calcext:value-type="float">
            <text:p>244</text:p>
          </table:table-cell>
          <table:table-cell table:formula="of:=[.I39]+[.C40]" office:value-type="float" office:value="557" calcext:value-type="float">
            <text:p>557</text:p>
          </table:table-cell>
          <table:table-cell table:formula="of:=[.H40]/([.H40]+[.I40])" office:value-type="percentage" office:value="0.304619225967541" calcext:value-type="percentage">
            <text:p>30.46%</text:p>
          </table:table-cell>
          <table:table-cell office:value-type="float" office:value="66" calcext:value-type="float">
            <text:p>66</text:p>
          </table:table-cell>
          <table:table-cell office:value-type="float" office:value="0.000042869" calcext:value-type="float">
            <text:p>0.000042869</text:p>
          </table:table-cell>
          <table:table-cell office:value-type="float" office:value="0.006430868" calcext:value-type="float">
            <text:p>0.006430868</text:p>
          </table:table-cell>
          <table:table-cell office:value-type="float" office:value="0.029411765" calcext:value-type="float">
            <text:p>0.029411765</text:p>
          </table:table-cell>
          <table:table-cell office:value-type="float" office:value="0.666666667" calcext:value-type="float">
            <text:p>0.666666667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a</text:p>
          </table:table-cell>
          <table:table-cell office:value-type="string" calcext:value-type="string">
            <text:p>ALEPH vs AMIE eval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41]/([.B41]+[.C41])" office:value-type="float" office:value="0.482758620689655" calcext:value-type="float">
            <text:p>0.4827586207</text:p>
          </table:table-cell>
          <table:table-cell office:value-type="float" office:value="32" calcext:value-type="float">
            <text:p>32</text:p>
          </table:table-cell>
          <table:table-cell table:formula="of:=[.G40]+[.F41]" office:value-type="float" office:value="25763" calcext:value-type="float">
            <text:p>25763</text:p>
          </table:table-cell>
          <table:table-cell table:formula="of:=[.H40]+[.B41]" office:value-type="float" office:value="258" calcext:value-type="float">
            <text:p>258</text:p>
          </table:table-cell>
          <table:table-cell table:formula="of:=[.I40]+[.C41]" office:value-type="float" office:value="572" calcext:value-type="float">
            <text:p>572</text:p>
          </table:table-cell>
          <table:table-cell table:formula="of:=[.H41]/([.H41]+[.I41])" office:value-type="percentage" office:value="0.310843373493976" calcext:value-type="percentage">
            <text:p>31.08%</text:p>
          </table:table-cell>
          <table:table-cell office:value-type="float" office:value="32" calcext:value-type="float">
            <text:p>32</text:p>
          </table:table-cell>
          <table:table-cell office:value-type="float" office:value="0.000150041" calcext:value-type="float">
            <text:p>0.000150041</text:p>
          </table:table-cell>
          <table:table-cell office:value-type="float" office:value="0.016241299" calcext:value-type="float">
            <text:p>0.016241299</text:p>
          </table:table-cell>
          <table:table-cell office:value-type="float" office:value="0.179487179" calcext:value-type="float">
            <text:p>0.179487179</text:p>
          </table:table-cell>
          <table:table-cell office:value-type="float" office:value="0.636363636" calcext:value-type="float">
            <text:p>0.63636363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a</text:p>
          </table:table-cell>
          <table:table-cell office:value-type="string" calcext:value-type="string">
            <text:p>ALEPH vs AMIE eval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isCitizenOf&gt; <text:s/>?b <text:s text:c="2"/>=&gt; ?a <text:s/>&lt;isCitizenOf&gt; <text:s/>?b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B42]/([.B42]+[.C42])" office:value-type="float" office:value="0.366666666666667" calcext:value-type="float">
            <text:p>0.3666666667</text:p>
          </table:table-cell>
          <table:table-cell office:value-type="float" office:value="58" calcext:value-type="float">
            <text:p>58</text:p>
          </table:table-cell>
          <table:table-cell table:formula="of:=[.G41]+[.F42]" office:value-type="float" office:value="25821" calcext:value-type="float">
            <text:p>25821</text:p>
          </table:table-cell>
          <table:table-cell table:formula="of:=[.H41]+[.B42]" office:value-type="float" office:value="269" calcext:value-type="float">
            <text:p>269</text:p>
          </table:table-cell>
          <table:table-cell table:formula="of:=[.I41]+[.C42]" office:value-type="float" office:value="591" calcext:value-type="float">
            <text:p>591</text:p>
          </table:table-cell>
          <table:table-cell table:formula="of:=[.H42]/([.H42]+[.I42])" office:value-type="percentage" office:value="0.312790697674419" calcext:value-type="percentage">
            <text:p>31.28%</text:p>
          </table:table-cell>
          <table:table-cell office:value-type="float" office:value="58" calcext:value-type="float">
            <text:p>58</text:p>
          </table:table-cell>
          <table:table-cell office:value-type="float" office:value="0.000150041" calcext:value-type="float">
            <text:p>0.000150041</text:p>
          </table:table-cell>
          <table:table-cell office:value-type="float" office:value="0.016241299" calcext:value-type="float">
            <text:p>0.016241299</text:p>
          </table:table-cell>
          <table:table-cell office:value-type="float" office:value="0.107692308" calcext:value-type="float">
            <text:p>0.107692308</text:p>
          </table:table-cell>
          <table:table-cell office:value-type="float" office:value="0.636363636" calcext:value-type="float">
            <text:p>0.636363636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a</text:p>
          </table:table-cell>
          <table:table-cell office:value-type="string" calcext:value-type="string">
            <text:p>ALEPH vs AMIE eval</text:p>
          </table:table-cell>
        </table:table-row>
        <table:table-row table:style-name="ro1">
          <table:table-cell office:value-type="string" calcext:value-type="string">
            <text:p>?b <text:s/>&lt;hasCapital&gt; <text:s/>?f <text:s/>?a <text:s/>&lt;isLocatedIn&gt; <text:s/>?f <text:s text:c="2"/>=&gt; ?a <text:s/>&lt;isCitizenOf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B43]/([.B43]+[.C43])" office:value-type="float" office:value="0.103448275862069" calcext:value-type="float">
            <text:p>0.1034482759</text:p>
          </table:table-cell>
          <table:table-cell office:value-type="float" office:value="342" calcext:value-type="float">
            <text:p>342</text:p>
          </table:table-cell>
          <table:table-cell table:formula="of:=[.G42]+[.F43]" office:value-type="float" office:value="26163" calcext:value-type="float">
            <text:p>26163</text:p>
          </table:table-cell>
          <table:table-cell table:formula="of:=[.H42]+[.B43]" office:value-type="float" office:value="272" calcext:value-type="float">
            <text:p>272</text:p>
          </table:table-cell>
          <table:table-cell table:formula="of:=[.I42]+[.C43]" office:value-type="float" office:value="617" calcext:value-type="float">
            <text:p>617</text:p>
          </table:table-cell>
          <table:table-cell table:formula="of:=[.H43]/([.H43]+[.I43])" office:value-type="percentage" office:value="0.305961754780652" calcext:value-type="percentage">
            <text:p>30.60%</text:p>
          </table:table-cell>
          <table:table-cell office:value-type="float" office:value="342" calcext:value-type="float">
            <text:p>342</text:p>
          </table:table-cell>
          <table:table-cell office:value-type="float" office:value="0.000107172" calcext:value-type="float">
            <text:p>0.000107172</text:p>
          </table:table-cell>
          <table:table-cell office:value-type="float" office:value="0.011600928" calcext:value-type="float">
            <text:p>0.011600928</text:p>
          </table:table-cell>
          <table:table-cell office:value-type="float" office:value="0.014409222" calcext:value-type="float">
            <text:p>0.014409222</text:p>
          </table:table-cell>
          <table:table-cell office:value-type="float" office:value="0.625" calcext:value-type="float">
            <text:p>0.625</text:p>
          </table:table-cell>
          <table:table-cell office:value-type="float" office:value="5" calcext:value-type="float">
            <text:p>5</text:p>
          </table:table-cell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a</text:p>
          </table:table-cell>
          <table:table-cell office:value-type="string" calcext:value-type="string">
            <text:p>ALEPH vs AMIE eval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livesIn&gt; <text:s/>?b <text:s text:c="2"/>=&gt; ?a <text:s/>&lt;livesIn&gt; <text:s/>?b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44]/([.B44]+[.C44])" office:value-type="float" office:value="0.821428571428571" calcext:value-type="float">
            <text:p>0.8214285714</text:p>
          </table:table-cell>
          <table:table-cell office:value-type="float" office:value="18" calcext:value-type="float">
            <text:p>18</text:p>
          </table:table-cell>
          <table:table-cell table:formula="of:=[.G43]+[.F44]" office:value-type="float" office:value="26181" calcext:value-type="float">
            <text:p>26181</text:p>
          </table:table-cell>
          <table:table-cell table:formula="of:=[.H43]+[.B44]" office:value-type="float" office:value="295" calcext:value-type="float">
            <text:p>295</text:p>
          </table:table-cell>
          <table:table-cell table:formula="of:=[.I43]+[.C44]" office:value-type="float" office:value="622" calcext:value-type="float">
            <text:p>622</text:p>
          </table:table-cell>
          <table:table-cell table:formula="of:=[.H44]/([.H44]+[.I44])" office:value-type="percentage" office:value="0.321701199563795" calcext:value-type="percentage">
            <text:p>32.17%</text:p>
          </table:table-cell>
          <table:table-cell office:value-type="float" office:value="23" calcext:value-type="float">
            <text:p>23</text:p>
          </table:table-cell>
          <table:table-cell office:value-type="float" office:value="0.000171475" calcext:value-type="float">
            <text:p>0.000171475</text:p>
          </table:table-cell>
          <table:table-cell office:value-type="float" office:value="0.016913319" calcext:value-type="float">
            <text:p>0.016913319</text:p>
          </table:table-cell>
          <table:table-cell office:value-type="float" office:value="0.258064516" calcext:value-type="float">
            <text:p>0.258064516</text:p>
          </table:table-cell>
          <table:table-cell office:value-type="float" office:value="0.615384615" calcext:value-type="float">
            <text:p>0.615384615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a</text:p>
          </table:table-cell>
          <table:table-cell office:value-type="string" calcext:value-type="string">
            <text:p>ALEPH vs AMIE eval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45]/([.B45]+[.C45])" office:value-type="float" office:value="0.884615384615385" calcext:value-type="float">
            <text:p>0.8846153846</text:p>
          </table:table-cell>
          <table:table-cell office:value-type="float" office:value="35" calcext:value-type="float">
            <text:p>35</text:p>
          </table:table-cell>
          <table:table-cell table:formula="of:=[.G44]+[.F45]" office:value-type="float" office:value="26216" calcext:value-type="float">
            <text:p>26216</text:p>
          </table:table-cell>
          <table:table-cell table:formula="of:=[.H44]+[.B45]" office:value-type="float" office:value="318" calcext:value-type="float">
            <text:p>318</text:p>
          </table:table-cell>
          <table:table-cell table:formula="of:=[.I44]+[.C45]" office:value-type="float" office:value="625" calcext:value-type="float">
            <text:p>625</text:p>
          </table:table-cell>
          <table:table-cell table:formula="of:=[.H45]/([.H45]+[.I45])" office:value-type="percentage" office:value="0.337221633085896" calcext:value-type="percentage">
            <text:p>33.72%</text:p>
          </table:table-cell>
          <table:table-cell office:value-type="float" office:value="60" calcext:value-type="float">
            <text:p>60</text:p>
          </table:table-cell>
          <table:table-cell office:value-type="float" office:value="0.000171475" calcext:value-type="float">
            <text:p>0.000171475</text:p>
          </table:table-cell>
          <table:table-cell office:value-type="float" office:value="0.016913319" calcext:value-type="float">
            <text:p>0.016913319</text:p>
          </table:table-cell>
          <table:table-cell office:value-type="float" office:value="0.117647059" calcext:value-type="float">
            <text:p>0.117647059</text:p>
          </table:table-cell>
          <table:table-cell office:value-type="float" office:value="0.615384615" calcext:value-type="float">
            <text:p>0.61538461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a</text:p>
          </table:table-cell>
          <table:table-cell office:value-type="string" calcext:value-type="string">
            <text:p>ALEPH vs AMIE eval</text:p>
          </table:table-cell>
        </table:table-row>
        <table:table-row table:style-name="ro1">
          <table:table-cell office:value-type="string" calcext:value-type="string">
            <text:p>?b <text:s/>&lt;hasChild&gt; <text:s/>?a <text:s/>?a <text:s/>&lt;isMarriedTo&gt; <text:s/>?b <text:s text:c="2"/>=&gt; ?a <text:s/>&lt;hasChild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46]/([.B46]+[.C46]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G45]+[.F46]" office:value-type="float" office:value="26225" calcext:value-type="float">
            <text:p>26225</text:p>
          </table:table-cell>
          <table:table-cell table:formula="of:=[.H45]+[.B46]" office:value-type="float" office:value="318" calcext:value-type="float">
            <text:p>318</text:p>
          </table:table-cell>
          <table:table-cell table:formula="of:=[.I45]+[.C46]" office:value-type="float" office:value="634" calcext:value-type="float">
            <text:p>634</text:p>
          </table:table-cell>
          <table:table-cell table:formula="of:=[.H46]/([.H46]+[.I46])" office:value-type="percentage" office:value="0.334033613445378" calcext:value-type="percentage">
            <text:p>33.40%</text:p>
          </table:table-cell>
          <table:table-cell office:value-type="float" office:value="9" calcext:value-type="float">
            <text:p>9</text:p>
          </table:table-cell>
          <table:table-cell office:value-type="float" office:value="0.000235778" calcext:value-type="float">
            <text:p>0.000235778</text:p>
          </table:table-cell>
          <table:table-cell office:value-type="float" office:value="0.004020468" calcext:value-type="float">
            <text:p>0.004020468</text:p>
          </table:table-cell>
          <table:table-cell office:value-type="float" office:value="0.55" calcext:value-type="float">
            <text:p>0.55</text:p>
          </table:table-cell>
          <table:table-cell office:value-type="float" office:value="0.611111111" calcext:value-type="float">
            <text:p>0.61111111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b</text:p>
          </table:table-cell>
          <table:table-cell/>
        </table:table-row>
        <table:table-row table:style-name="ro1">
          <table:table-cell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47]/([.B47]+[.C47])" office:value-type="float" office:value="0.535714285714286" calcext:value-type="float">
            <text:p>0.5357142857</text:p>
          </table:table-cell>
          <table:table-cell office:value-type="float" office:value="189" calcext:value-type="float">
            <text:p>189</text:p>
          </table:table-cell>
          <table:table-cell table:formula="of:=[.G46]+[.F47]" office:value-type="float" office:value="26414" calcext:value-type="float">
            <text:p>26414</text:p>
          </table:table-cell>
          <table:table-cell table:formula="of:=[.H46]+[.B47]" office:value-type="float" office:value="333" calcext:value-type="float">
            <text:p>333</text:p>
          </table:table-cell>
          <table:table-cell table:formula="of:=[.I46]+[.C47]" office:value-type="float" office:value="647" calcext:value-type="float">
            <text:p>647</text:p>
          </table:table-cell>
          <table:table-cell table:formula="of:=[.H47]/([.H47]+[.I47])" office:value-type="percentage" office:value="0.339795918367347" calcext:value-type="percentage">
            <text:p>33.98%</text:p>
          </table:table-cell>
          <table:table-cell office:value-type="float" office:value="220" calcext:value-type="float">
            <text:p>220</text:p>
          </table:table-cell>
          <table:table-cell office:value-type="float" office:value="0.000514425" calcext:value-type="float">
            <text:p>0.000514425</text:p>
          </table:table-cell>
          <table:table-cell office:value-type="float" office:value="0.055684455" calcext:value-type="float">
            <text:p>0.055684455</text:p>
          </table:table-cell>
          <table:table-cell office:value-type="float" office:value="0.098360656" calcext:value-type="float">
            <text:p>0.098360656</text:p>
          </table:table-cell>
          <table:table-cell office:value-type="float" office:value="0.6" calcext:value-type="float">
            <text:p>0.6</text:p>
          </table:table-cell>
          <table:table-cell office:value-type="float" office:value="24" calcext:value-type="float">
            <text:p>24</text:p>
          </table:table-cell>
          <table:table-cell office:value-type="float" office:value="244" calcext:value-type="float">
            <text:p>24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?a</text:p>
          </table:table-cell>
          <table:table-cell office:value-type="string" calcext:value-type="string">
            <text:p>ALEPH vs AMIE eval</text:p>
          </table:table-cell>
        </table:table-row>
        <table:table-row table:style-name="ro1">
          <table:table-cell office:value-type="string" calcext:value-type="string">
            <text:p>?a <text:s/>&lt;participatedIn&gt; <text:s/>?f <text:s/>?b <text:s/>&lt;participatedIn&gt; <text:s/>?f <text:s text:c="2"/>=&gt; ?a <text:s/>&lt;participatedIn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48]/([.B48]+[.C48])" office:value-type="float" office:value="0" calcext:value-type="float">
            <text:p>0</text:p>
          </table:table-cell>
          <table:table-cell office:value-type="float" office:value="2735" calcext:value-type="float">
            <text:p>2735</text:p>
          </table:table-cell>
          <table:table-cell table:formula="of:=[.G47]+[.F48]" office:value-type="float" office:value="29149" calcext:value-type="float">
            <text:p>29149</text:p>
          </table:table-cell>
          <table:table-cell table:formula="of:=[.H47]+[.B48]" office:value-type="float" office:value="333" calcext:value-type="float">
            <text:p>333</text:p>
          </table:table-cell>
          <table:table-cell table:formula="of:=[.I47]+[.C48]" office:value-type="float" office:value="677" calcext:value-type="float">
            <text:p>677</text:p>
          </table:table-cell>
          <table:table-cell table:formula="of:=[.H48]/([.H48]+[.I48])" office:value-type="percentage" office:value="0.32970297029703" calcext:value-type="percentage">
            <text:p>32.97%</text:p>
          </table:table-cell>
          <table:table-cell office:value-type="float" office:value="2735" calcext:value-type="float">
            <text:p>2735</text:p>
          </table:table-cell>
          <table:table-cell office:value-type="float" office:value="0.000064303" calcext:value-type="float">
            <text:p>0.000064303</text:p>
          </table:table-cell>
          <table:table-cell office:value-type="float" office:value="0.00046729" calcext:value-type="float">
            <text:p>0.00046729</text:p>
          </table:table-cell>
          <table:table-cell office:value-type="float" office:value="0.000996016" calcext:value-type="float">
            <text:p>0.000996016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3012" calcext:value-type="float">
            <text:p>3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b</text:p>
          </table:table-cell>
          <table:table-cell office:value-type="string" calcext:value-type="string">
            <text:p>ALEPH vs AMIE+ eval</text:p>
          </table:table-cell>
        </table:table-row>
        <table:table-row table:style-name="ro1">
          <table:table-cell office:value-type="string" calcext:value-type="string">
            <text:p>?a <text:s/>&lt;directed&gt; <text:s/>?b <text:s/>?a <text:s/>&lt;produced&gt; <text:s/>?b <text:s text:c="2"/>=&gt; ?a <text:s/>&lt;actedIn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B49]/([.B49]+[.C49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G48]+[.F49]" office:value-type="float" office:value="29173" calcext:value-type="float">
            <text:p>29173</text:p>
          </table:table-cell>
          <table:table-cell table:formula="of:=[.H48]+[.B49]" office:value-type="float" office:value="333" calcext:value-type="float">
            <text:p>333</text:p>
          </table:table-cell>
          <table:table-cell table:formula="of:=[.I48]+[.C49]" office:value-type="float" office:value="700" calcext:value-type="float">
            <text:p>700</text:p>
          </table:table-cell>
          <table:table-cell table:formula="of:=[.H49]/([.H49]+[.I49])" office:value-type="percentage" office:value="0.322362052274927" calcext:value-type="percentage">
            <text:p>32.24%</text:p>
          </table:table-cell>
          <table:table-cell office:value-type="float" office:value="54" calcext:value-type="float">
            <text:p>54</text:p>
          </table:table-cell>
          <table:table-cell office:value-type="float" office:value="0.000257213" calcext:value-type="float">
            <text:p>0.000257213</text:p>
          </table:table-cell>
          <table:table-cell office:value-type="float" office:value="0.00243952" calcext:value-type="float">
            <text:p>0.00243952</text:p>
          </table:table-cell>
          <table:table-cell office:value-type="float" office:value="0.181818182" calcext:value-type="float">
            <text:p>0.181818182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b</text:p>
          </table:table-cell>
          <table:table-cell office:value-type="string" calcext:value-type="string">
            <text:p>ALEPH vs AMIE+ eval</text:p>
          </table:table-cell>
        </table:table-row>
        <table:table-row table:style-name="ro1">
          <table:table-cell office:value-type="string" calcext:value-type="string">
            <text:p>?b <text:s/>&lt;hasChild&gt; <text:s/>?a <text:s/>?b <text:s/>&lt;isMarriedTo&gt; <text:s/>?a <text:s text:c="2"/>=&gt; ?a <text:s/>&lt;hasChild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50]/([.B50]+[.C50]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G49]+[.F50]" office:value-type="float" office:value="29186" calcext:value-type="float">
            <text:p>29186</text:p>
          </table:table-cell>
          <table:table-cell table:formula="of:=[.H49]+[.B50]" office:value-type="float" office:value="333" calcext:value-type="float">
            <text:p>333</text:p>
          </table:table-cell>
          <table:table-cell table:formula="of:=[.I49]+[.C50]" office:value-type="float" office:value="712" calcext:value-type="float">
            <text:p>712</text:p>
          </table:table-cell>
          <table:table-cell table:formula="of:=[.H50]/([.H50]+[.I50])" office:value-type="percentage" office:value="0.31866028708134" calcext:value-type="percentage">
            <text:p>31.87%</text:p>
          </table:table-cell>
          <table:table-cell office:value-type="float" office:value="19" calcext:value-type="float">
            <text:p>19</text:p>
          </table:table-cell>
          <table:table-cell office:value-type="float" office:value="0.000235778" calcext:value-type="float">
            <text:p>0.000235778</text:p>
          </table:table-cell>
          <table:table-cell office:value-type="float" office:value="0.004020468" calcext:value-type="float">
            <text:p>0.004020468</text:p>
          </table:table-cell>
          <table:table-cell office:value-type="float" office:value="0.366666667" calcext:value-type="float">
            <text:p>0.366666667</text:p>
          </table:table-cell>
          <table:table-cell office:value-type="float" office:value="0.55" calcext:value-type="float">
            <text:p>0.55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b</text:p>
          </table:table-cell>
          <table:table-cell office:value-type="string" calcext:value-type="string">
            <text:p>ALEPH vs AMIE+ eval</text:p>
          </table:table-cell>
        </table:table-row>
        <table:table-row table:style-name="ro1">
          <table:table-cell office:value-type="string" calcext:value-type="string">
            <office:annotation draw:style-name="gr1" draw:text-style-name="P1" svg:width="1.1413in" svg:height="0.3902in" svg:x="5.9429in" svg:y="8.298in" draw:caption-point-x="-0.2402in" draw:caption-point-y="0.5945in">
              <dc:date>2014-10-03T00:00:00</dc:date>
              <text:p text:style-name="P1"><text:span text:style-name="T1">We may have to reevaluate this.</text:span></text:p>
            </office:annotation>
            <text:p>?f <text:s/>&lt;isLocatedIn&gt; <text:s/>?b <text:s/>?a <text:s/>&lt;livesIn&gt; <text:s/>?f <text:s text:c="2"/>=&gt; ?a <text:s/>&lt;isCitizenOf&gt; <text:s/>?b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0" calcext:value-type="float">
            <text:p>0</text:p>
          </table:table-cell>
          <table:table-cell table:formula="of:=[.B51]/([.B51]+[.C51])" office:value-type="float" office:value="0.0357142857142857" calcext:value-type="float">
            <text:p>0.0357142857</text:p>
          </table:table-cell>
          <table:table-cell office:value-type="float" office:value="82" calcext:value-type="float">
            <text:p>82</text:p>
          </table:table-cell>
          <table:table-cell table:formula="of:=[.G50]+[.F51]" office:value-type="float" office:value="29268" calcext:value-type="float">
            <text:p>29268</text:p>
          </table:table-cell>
          <table:table-cell table:formula="of:=[.H50]+[.B51]" office:value-type="float" office:value="334" calcext:value-type="float">
            <text:p>334</text:p>
          </table:table-cell>
          <table:table-cell table:formula="of:=[.I50]+[.C51]" office:value-type="float" office:value="739" calcext:value-type="float">
            <text:p>739</text:p>
          </table:table-cell>
          <table:table-cell table:formula="of:=[.H51]/([.H51]+[.I51])" office:value-type="percentage" office:value="0.311276794035415" calcext:value-type="percentage">
            <text:p>31.13%</text:p>
          </table:table-cell>
          <table:table-cell office:value-type="float" office:value="82" calcext:value-type="float">
            <text:p>82</text:p>
          </table:table-cell>
          <table:table-cell office:value-type="float" office:value="0.000128606" calcext:value-type="float">
            <text:p>0.000128606</text:p>
          </table:table-cell>
          <table:table-cell office:value-type="float" office:value="0.013921114" calcext:value-type="float">
            <text:p>0.013921114</text:p>
          </table:table-cell>
          <table:table-cell office:value-type="float" office:value="0.068181818" calcext:value-type="float">
            <text:p>0.068181818</text:p>
          </table:table-cell>
          <table:table-cell office:value-type="float" office:value="0.545454545" calcext:value-type="float">
            <text:p>0.545454545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a</text:p>
          </table:table-cell>
          <table:table-cell office:value-type="string" calcext:value-type="string">
            <text:p>Standard Confidence eval</text:p>
          </table:table-cell>
        </table:table-row>
        <table:table-row table:style-name="ro1">
          <table:table-cell office:value-type="string" calcext:value-type="string">
            <text:p>?e <text:s/>&lt;isCitizenOf&gt; <text:s/>?b <text:s/>?e <text:s/>&lt;livesIn&gt; <text:s/>?a <text:s text:c="2"/>=&gt; ?a <text:s/>&lt;isLocatedIn&gt; <text:s/>?b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52]/([.B52]+[.C52])" office:value-type="float" office:value="0.5" calcext:value-type="float">
            <text:p>0.5</text:p>
          </table:table-cell>
          <table:table-cell office:value-type="float" office:value="42" calcext:value-type="float">
            <text:p>42</text:p>
          </table:table-cell>
          <table:table-cell table:formula="of:=[.G51]+[.F52]" office:value-type="float" office:value="29310" calcext:value-type="float">
            <text:p>29310</text:p>
          </table:table-cell>
          <table:table-cell table:formula="of:=[.H51]+[.B52]" office:value-type="float" office:value="349" calcext:value-type="float">
            <text:p>349</text:p>
          </table:table-cell>
          <table:table-cell table:formula="of:=[.I51]+[.C52]" office:value-type="float" office:value="754" calcext:value-type="float">
            <text:p>754</text:p>
          </table:table-cell>
          <table:table-cell table:formula="of:=[.H52]/([.H52]+[.I52])" office:value-type="percentage" office:value="0.316409791477788" calcext:value-type="percentage">
            <text:p>31.64%</text:p>
          </table:table-cell>
          <table:table-cell office:value-type="float" office:value="42" calcext:value-type="float">
            <text:p>42</text:p>
          </table:table-cell>
          <table:table-cell office:value-type="float" office:value="0.000128606" calcext:value-type="float">
            <text:p>0.000128606</text:p>
          </table:table-cell>
          <table:table-cell office:value-type="float" office:value="0.000901713" calcext:value-type="float">
            <text:p>0.000901713</text:p>
          </table:table-cell>
          <table:table-cell office:value-type="float" office:value="0.096774194" calcext:value-type="float">
            <text:p>0.096774194</text:p>
          </table:table-cell>
          <table:table-cell office:value-type="float" office:value="0.545454545" calcext:value-type="float">
            <text:p>0.545454545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a</text:p>
          </table:table-cell>
          <table:table-cell office:value-type="string" calcext:value-type="string">
            <text:p>ALEPH vs AMIE eval</text:p>
          </table:table-cell>
        </table:table-row>
        <table:table-row table:style-name="ro1">
          <table:table-cell office:value-type="string" calcext:value-type="string">
            <text:p>?e <text:s/>&lt;isCitizenOf&gt; <text:s/>?b <text:s/>?e <text:s/>&lt;wasBornIn&gt; <text:s/>?a <text:s text:c="2"/>=&gt; ?a <text:s/>&lt;isLocatedIn&gt; <text:s/>?b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53]/([.B53]+[.C53])" office:value-type="float" office:value="0.551724137931034" calcext:value-type="float">
            <text:p>0.5517241379</text:p>
          </table:table-cell>
          <table:table-cell office:value-type="float" office:value="77" calcext:value-type="float">
            <text:p>77</text:p>
          </table:table-cell>
          <table:table-cell table:formula="of:=[.G52]+[.F53]" office:value-type="float" office:value="29387" calcext:value-type="float">
            <text:p>29387</text:p>
          </table:table-cell>
          <table:table-cell table:formula="of:=[.H52]+[.B53]" office:value-type="float" office:value="365" calcext:value-type="float">
            <text:p>365</text:p>
          </table:table-cell>
          <table:table-cell table:formula="of:=[.I52]+[.C53]" office:value-type="float" office:value="767" calcext:value-type="float">
            <text:p>767</text:p>
          </table:table-cell>
          <table:table-cell table:formula="of:=[.H53]/([.H53]+[.I53])" office:value-type="percentage" office:value="0.32243816254417" calcext:value-type="percentage">
            <text:p>32.24%</text:p>
          </table:table-cell>
          <table:table-cell office:value-type="float" office:value="78" calcext:value-type="float">
            <text:p>78</text:p>
          </table:table-cell>
          <table:table-cell office:value-type="float" office:value="0.000514425" calcext:value-type="float">
            <text:p>0.000514425</text:p>
          </table:table-cell>
          <table:table-cell office:value-type="float" office:value="0.003606853" calcext:value-type="float">
            <text:p>0.003606853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0.52173913" calcext:value-type="float">
            <text:p>0.52173913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?a</text:p>
          </table:table-cell>
          <table:table-cell office:value-type="string" calcext:value-type="string">
            <text:p>ALEPH vs AMIE eval</text:p>
          </table:table-cell>
        </table:table-row>
        <table:table-row table:style-name="ro1">
          <table:table-cell office:value-type="string" calcext:value-type="string">
            <text:p>?a <text:s/>&lt;created&gt; <text:s/>?b <text:s/>?a <text:s/>&lt;directed&gt; <text:s/>?b <text:s text:c="2"/>=&gt; ?a <text:s/>&lt;actedIn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B54]/([.B54]+[.C54])" office:value-type="float" office:value="0.0666666666666667" calcext:value-type="float">
            <text:p>0.0666666667</text:p>
          </table:table-cell>
          <table:table-cell office:value-type="float" office:value="172" calcext:value-type="float">
            <text:p>172</text:p>
          </table:table-cell>
          <table:table-cell table:formula="of:=[.G53]+[.F54]" office:value-type="float" office:value="29559" calcext:value-type="float">
            <text:p>29559</text:p>
          </table:table-cell>
          <table:table-cell table:formula="of:=[.H53]+[.B54]" office:value-type="float" office:value="367" calcext:value-type="float">
            <text:p>367</text:p>
          </table:table-cell>
          <table:table-cell table:formula="of:=[.I53]+[.C54]" office:value-type="float" office:value="795" calcext:value-type="float">
            <text:p>795</text:p>
          </table:table-cell>
          <table:table-cell table:formula="of:=[.H54]/([.H54]+[.I54])" office:value-type="percentage" office:value="0.315834767641997" calcext:value-type="percentage">
            <text:p>31.58%</text:p>
          </table:table-cell>
          <table:table-cell office:value-type="float" office:value="202" calcext:value-type="float">
            <text:p>202</text:p>
          </table:table-cell>
          <table:table-cell office:value-type="float" office:value="0.000428688" calcext:value-type="float">
            <text:p>0.000428688</text:p>
          </table:table-cell>
          <table:table-cell office:value-type="float" office:value="0.004065867" calcext:value-type="float">
            <text:p>0.004065867</text:p>
          </table:table-cell>
          <table:table-cell office:value-type="float" office:value="0.09009009" calcext:value-type="float">
            <text:p>0.09009009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222" calcext:value-type="float">
            <text:p>2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?b</text:p>
          </table:table-cell>
          <table:table-cell/>
        </table:table-row>
        <table:table-row table:style-name="ro1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55]/([.B55]+[.C55])" office:value-type="float" office:value="0.966666666666667" calcext:value-type="float">
            <text:p>0.9666666667</text:p>
          </table:table-cell>
          <table:table-cell office:value-type="float" office:value="684" calcext:value-type="float">
            <text:p>684</text:p>
          </table:table-cell>
          <table:table-cell table:formula="of:=[.G54]+[.F55]" office:value-type="float" office:value="30243" calcext:value-type="float">
            <text:p>30243</text:p>
          </table:table-cell>
          <table:table-cell table:formula="of:=[.H54]+[.B55]" office:value-type="float" office:value="396" calcext:value-type="float">
            <text:p>396</text:p>
          </table:table-cell>
          <table:table-cell table:formula="of:=[.I54]+[.C55]" office:value-type="float" office:value="796" calcext:value-type="float">
            <text:p>796</text:p>
          </table:table-cell>
          <table:table-cell table:formula="of:=[.H55]/([.H55]+[.I55])" office:value-type="percentage" office:value="0.332214765100671" calcext:value-type="percentage">
            <text:p>33.22%</text:p>
          </table:table-cell>
          <table:table-cell office:value-type="float" office:value="746" calcext:value-type="float">
            <text:p>746</text:p>
          </table:table-cell>
          <table:table-cell office:value-type="float" office:value="0.000278647" calcext:value-type="float">
            <text:p>0.000278647</text:p>
          </table:table-cell>
          <table:table-cell office:value-type="float" office:value="0.027484144" calcext:value-type="float">
            <text:p>0.027484144</text:p>
          </table:table-cell>
          <table:table-cell office:value-type="float" office:value="0.0171278" calcext:value-type="float">
            <text:p>0.0171278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759" calcext:value-type="float">
            <text:p>75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a</text:p>
          </table:table-cell>
          <table:table-cell office:value-type="string" calcext:value-type="string">
            <text:p>ALEPH vs AMIE eval</text:p>
          </table:table-cell>
        </table:table-row>
        <table:table-row table:style-name="ro1">
          <table:table-cell office:value-type="string" calcext:value-type="string">
            <text:p>?a <text:s/>&lt;isPoliticianOf&gt; <text:s/>?b <text:s text:c="2"/>=&gt; ?a <text:s/>&lt;livesIn&gt; <text:s/>?b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56]/([.B56]+[.C56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G55]+[.F56]" office:value-type="float" office:value="30275" calcext:value-type="float">
            <text:p>30275</text:p>
          </table:table-cell>
          <table:table-cell table:formula="of:=[.H55]+[.B56]" office:value-type="float" office:value="426" calcext:value-type="float">
            <text:p>426</text:p>
          </table:table-cell>
          <table:table-cell table:formula="of:=[.I55]+[.C56]" office:value-type="float" office:value="796" calcext:value-type="float">
            <text:p>796</text:p>
          </table:table-cell>
          <table:table-cell table:formula="of:=[.H56]/([.H56]+[.I56])" office:value-type="percentage" office:value="0.34860883797054" calcext:value-type="percentage">
            <text:p>34.86%</text:p>
          </table:table-cell>
          <table:table-cell office:value-type="float" office:value="32" calcext:value-type="float">
            <text:p>32</text:p>
          </table:table-cell>
          <table:table-cell office:value-type="float" office:value="0.000128606" calcext:value-type="float">
            <text:p>0.000128606</text:p>
          </table:table-cell>
          <table:table-cell office:value-type="float" office:value="0.012684989" calcext:value-type="float">
            <text:p>0.012684989</text:p>
          </table:table-cell>
          <table:table-cell office:value-type="float" office:value="0.157894737" calcext:value-type="float">
            <text:p>0.157894737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a</text:p>
          </table:table-cell>
          <table:table-cell office:value-type="string" calcext:value-type="string">
            <text:p>ALEPH vs AMIE eval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formula="of:=SUM([.F2:.F56])" office:value-type="float" office:value="30275" calcext:value-type="float">
            <text:p>30275</text:p>
          </table:table-cell>
          <table:table-cell table:style-name="Default" table:number-columns-repeated="4"/>
          <table:table-cell table:number-columns-repeated="10"/>
        </table:table-row>
      </table:table>
      <table:named-expressions/>
      <table:database-ranges>
        <table:database-range table:name="__Anonymous_Sheet_DB__0" table:target-range-address="'AMIE, yago2 sample, support 2'.A2:'AMIE, yago2 sample, support 2'.M307" table:contains-header="false">
          <table:sort>
            <table:sort-by table:field-number="4" table:order="descending" table:data-type="automatic"/>
          </table:sort>
        </table:database-range>
        <table:database-range table:name="__Anonymous_Sheet_DB__1" table:target-range-address="'AMIE+, yago2 sample, support 2'.A2:'AMIE+, yago2 sample, support 2'.O308" table:contains-header="false">
          <table:sort>
            <table:sort-by table:field-number="4" table:order="descending" table:data-type="automatic"/>
            <table:sort-by table:field-number="1" table:order="descending" table:data-type="automatic"/>
          </table:sort>
        </table:database-range>
        <table:database-range table:name="__Anonymous_Sheet_DB__2" table:target-range-address="'www2013 archive (sorted)'.A1:'www2013 archive (sorted)'.M1048576" table:contains-header="false" table:orientation="column"/>
        <table:database-range table:name="__Anonymous_Sheet_DB__3" table:target-range-address="'www2013 (sorted, no dups)'.A2:'www2013 (sorted, no dups)'.M327" table:contains-header="false">
          <table:sort>
            <table:sort-by table:field-number="4" table:order="descending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 style:data-style-name="N2" text:time-value="15:45:55.656218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9T17:05:41.463496915</meta:creation-date>
    <dc:date>2014-10-15T10:29:29.756832410</dc:date>
    <meta:editing-duration>P2DT21H21M49S</meta:editing-duration>
    <meta:editing-cycles>23</meta:editing-cycles>
    <meta:generator>LibreOffice/4.2.6.3$Linux_X86_64 LibreOffice_project/420m0$Build-3</meta:generator>
    <meta:document-statistic meta:table-count="6" meta:cell-count="18910" meta:object-count="0"/>
  </office:meta>
</office:document-meta>
</file>